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03cm"/>
    </style:style>
    <style:style style:name="co5" style:family="table-column">
      <style:table-column-properties fo:break-before="auto" style:column-width="8.311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101cm"/>
    </style:style>
    <style:style style:name="co8" style:family="table-column">
      <style:table-column-properties fo:break-before="auto" style:column-width="0.669cm"/>
    </style:style>
    <style:style style:name="co9" style:family="table-column">
      <style:table-column-properties fo:break-before="auto" style:column-width="0.96cm"/>
    </style:style>
    <style:style style:name="co10" style:family="table-column">
      <style:table-column-properties fo:break-before="auto" style:column-width="1.549cm"/>
    </style:style>
    <style:style style:name="co11" style:family="table-column">
      <style:table-column-properties fo:break-before="auto" style:column-width="1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SUM([.B1:.U1])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IF([.B3]=0;1;[.B2])" office:value-type="float" office:value="1" calcext:value-type="float">
            <text:p>1</text:p>
          </table:table-cell>
          <table:table-cell table:formula="of:=IF([.C3]=0;1;[.C2])" office:value-type="float" office:value="1" calcext:value-type="float">
            <text:p>1</text:p>
          </table:table-cell>
          <table:table-cell table:formula="of:=IF([.D3]=0;1;[.D2])" office:value-type="float" office:value="67" calcext:value-type="float">
            <text:p>67</text:p>
          </table:table-cell>
          <table:table-cell table:formula="of:=IF([.E3]=0;1;[.E2])" office:value-type="float" office:value="1" calcext:value-type="float">
            <text:p>1</text:p>
          </table:table-cell>
          <table:table-cell table:formula="of:=IF([.F3]=0;1;[.F2])" office:value-type="float" office:value="1" calcext:value-type="float">
            <text:p>1</text:p>
          </table:table-cell>
          <table:table-cell table:formula="of:=IF([.G3]=0;1;[.G2])" office:value-type="float" office:value="1" calcext:value-type="float">
            <text:p>1</text:p>
          </table:table-cell>
          <table:table-cell table:formula="of:=IF([.H3]=0;1;[.H2])" office:value-type="float" office:value="1" calcext:value-type="float">
            <text:p>1</text:p>
          </table:table-cell>
          <table:table-cell table:formula="of:=IF([.I3]=0;1;[.I2])" office:value-type="float" office:value="149" calcext:value-type="float">
            <text:p>149</text:p>
          </table:table-cell>
          <table:table-cell table:formula="of:=IF([.J3]=0;1;[.J2])" office:value-type="float" office:value="1" calcext:value-type="float">
            <text:p>1</text:p>
          </table:table-cell>
          <table:table-cell table:formula="of:=IF([.K3]=0;1;[.K2])" office:value-type="float" office:value="61" calcext:value-type="float">
            <text:p>61</text:p>
          </table:table-cell>
          <table:table-cell table:formula="of:=IF([.L3]=0;1;[.L2])" office:value-type="float" office:value="1" calcext:value-type="float">
            <text:p>1</text:p>
          </table:table-cell>
          <table:table-cell table:formula="of:=IF([.M3]=0;1;[.M2])" office:value-type="float" office:value="1" calcext:value-type="float">
            <text:p>1</text:p>
          </table:table-cell>
          <table:table-cell table:formula="of:=IF([.N3]=0;1;[.N2])" office:value-type="float" office:value="103" calcext:value-type="float">
            <text:p>103</text:p>
          </table:table-cell>
          <table:table-cell table:formula="of:=IF([.O3]=0;1;[.O2])" office:value-type="float" office:value="1" calcext:value-type="float">
            <text:p>1</text:p>
          </table:table-cell>
          <table:table-cell table:formula="of:=IF([.P3]=0;1;[.P2])" office:value-type="float" office:value="1" calcext:value-type="float">
            <text:p>1</text:p>
          </table:table-cell>
          <table:table-cell table:formula="of:=IF([.Q3]=0;1;[.Q2])" office:value-type="float" office:value="1" calcext:value-type="float">
            <text:p>1</text:p>
          </table:table-cell>
          <table:table-cell table:formula="of:=IF([.R3]=0;1;[.R2])" office:value-type="float" office:value="1" calcext:value-type="float">
            <text:p>1</text:p>
          </table:table-cell>
          <table:table-cell table:formula="of:=IF([.S3]=0;1;[.S2])" office:value-type="float" office:value="1" calcext:value-type="float">
            <text:p>1</text:p>
          </table:table-cell>
          <table:table-cell table:formula="of:=IF([.T3]=0;1;[.T2])" office:value-type="float" office:value="157" calcext:value-type="float">
            <text:p>157</text:p>
          </table:table-cell>
          <table:table-cell table:formula="of:=IF([.U3]=0;1;[.U2])" office:value-type="float" office:value="107" calcext:value-type="float">
            <text:p>107</text:p>
          </table:table-cell>
          <table:table-cell table:formula="of:=[.B4]*[.C4]*[.D4]*[.E4]*[.F4]*[.G4]*[.H4]*[.I4]*[.J4]*[.K4]*[.L4]*[.M4]*[.N4]*[.O4]*[.P4]*[.Q4]*[.R4]*[.S4]*[.T4]*[.U4]" office:value-type="float" office:value="1053686852011" calcext:value-type="float">
            <text:p>1053686852011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83" calcext:value-type="float">
            <text:p>83</text:p>
          </table:table-cell>
          <table:table-cell office:value-type="float" office:value="847" calcext:value-type="float">
            <text:p>847</text:p>
          </table:table-cell>
          <table:table-cell office:value-type="float" office:value="355" calcext:value-type="float">
            <text:p>355</text:p>
          </table:table-cell>
          <table:table-cell office:value-type="float" office:value="923" calcext:value-type="float">
            <text:p>923</text:p>
          </table:table-cell>
          <table:table-cell office:value-type="float" office:value="549" calcext:value-type="float">
            <text:p>549</text:p>
          </table:table-cell>
          <table:table-cell office:value-type="float" office:value="333" calcext:value-type="float">
            <text:p>333</text:p>
          </table:table-cell>
          <table:table-cell office:value-type="float" office:value="834" calcext:value-type="float">
            <text:p>834</text:p>
          </table:table-cell>
          <table:table-cell office:value-type="float" office:value="599" calcext:value-type="float">
            <text:p>599</text:p>
          </table:table-cell>
          <table:table-cell office:value-type="float" office:value="80" calcext:value-type="float">
            <text:p>80</text:p>
          </table:table-cell>
          <table:table-cell office:value-type="float" office:value="884" calcext:value-type="float">
            <text:p>884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office:value-type="float" office:value="794" calcext:value-type="float">
            <text:p>794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  <table:table-cell office:value-type="float" office:value="690" calcext:value-type="float">
            <text:p>69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MIN([.B9:.U9])" office:value-type="float" office:value="80" calcext:value-type="float">
            <text:p>80</text:p>
          </table:table-cell>
          <table:table-cell table:formula="of:=MAX([.B9:.U9])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838" calcext:value-type="float">
            <text:p>838</text:p>
          </table:table-cell>
          <table:table-cell office:value-type="float" office:value="687" calcext:value-type="float">
            <text:p>687</text:p>
          </table:table-cell>
          <table:table-cell office:value-type="float" office:value="504" calcext:value-type="float">
            <text:p>504</text:p>
          </table:table-cell>
          <table:table-cell office:value-type="float" office:value="320" calcext:value-type="float">
            <text:p>320</text:p>
          </table:table-cell>
          <table:table-cell office:value-type="float" office:value="526" calcext:value-type="float">
            <text:p>526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734" calcext:value-type="float">
            <text:p>734</text:p>
          </table:table-cell>
          <table:table-cell office:value-type="float" office:value="386" calcext:value-type="float">
            <text:p>386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920" calcext:value-type="float">
            <text:p>920</text:p>
          </table:table-cell>
          <table:table-cell office:value-type="float" office:value="97" calcext:value-type="float">
            <text:p>97</text:p>
          </table:table-cell>
          <table:table-cell office:value-type="float" office:value="916" calcext:value-type="float">
            <text:p>916</text:p>
          </table:table-cell>
          <table:table-cell office:value-type="float" office:value="876" calcext:value-type="float">
            <text:p>876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MIN([.B10:.U10])" office:value-type="float" office:value="97" calcext:value-type="float">
            <text:p>97</text:p>
          </table:table-cell>
          <table:table-cell table:formula="of:=MAX([.B10:.U10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640" calcext:value-type="float">
            <text:p>640</text:p>
          </table:table-cell>
          <table:table-cell office:value-type="float" office:value="576" calcext:value-type="float">
            <text:p>576</text:p>
          </table:table-cell>
          <table:table-cell office:value-type="float" office:value="207" calcext:value-type="float">
            <text:p>207</text:p>
          </table:table-cell>
          <table:table-cell office:value-type="float" office:value="888" calcext:value-type="float">
            <text:p>888</text:p>
          </table:table-cell>
          <table:table-cell office:value-type="float" office:value="108" calcext:value-type="float">
            <text:p>108</text:p>
          </table:table-cell>
          <table:table-cell office:value-type="float" office:value="299" calcext:value-type="float">
            <text:p>299</text:p>
          </table:table-cell>
          <table:table-cell office:value-type="float" office:value="580" calcext:value-type="float">
            <text:p>580</text:p>
          </table:table-cell>
          <table:table-cell office:value-type="float" office:value="569" calcext:value-type="float">
            <text:p>569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901" calcext:value-type="float">
            <text:p>901</text:p>
          </table:table-cell>
          <table:table-cell office:value-type="float" office:value="838" calcext:value-type="float">
            <text:p>838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109" calcext:value-type="float">
            <text:p>109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MIN([.B11:.U11])" office:value-type="float" office:value="108" calcext:value-type="float">
            <text:p>108</text:p>
          </table:table-cell>
          <table:table-cell table:formula="of:=MAX([.B11:.U11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510" calcext:value-type="float">
            <text:p>510</text:p>
          </table:table-cell>
          <table:table-cell office:value-type="float" office:value="371" calcext:value-type="float">
            <text:p>371</text:p>
          </table:table-cell>
          <table:table-cell office:value-type="float" office:value="97" calcext:value-type="float">
            <text:p>97</text:p>
          </table:table-cell>
          <table:table-cell office:value-type="float" office:value="920" calcext:value-type="float">
            <text:p>920</text:p>
          </table:table-cell>
          <table:table-cell office:value-type="float" office:value="367" calcext:value-type="float">
            <text:p>367</text:p>
          </table:table-cell>
          <table:table-cell office:value-type="float" office:value="546" calcext:value-type="float">
            <text:p>546</text:p>
          </table:table-cell>
          <table:table-cell office:value-type="float" office:value="564" calcext:value-type="float">
            <text:p>564</text:p>
          </table:table-cell>
          <table:table-cell office:value-type="float" office:value="602" calcext:value-type="float">
            <text:p>602</text:p>
          </table:table-cell>
          <table:table-cell office:value-type="float" office:value="669" calcext:value-type="float">
            <text:p>669</text:p>
          </table:table-cell>
          <table:table-cell office:value-type="float" office:value="704" calcext:value-type="float">
            <text:p>704</text:p>
          </table:table-cell>
          <table:table-cell office:value-type="float" office:value="427" calcext:value-type="float">
            <text:p>427</text:p>
          </table:table-cell>
          <table:table-cell office:value-type="float" office:value="716" calcext:value-type="float">
            <text:p>716</text:p>
          </table:table-cell>
          <table:table-cell office:value-type="float" office:value="828" calcext:value-type="float">
            <text:p>828</text:p>
          </table:table-cell>
          <table:table-cell office:value-type="float" office:value="552" calcext:value-type="float">
            <text:p>552</text:p>
          </table:table-cell>
          <table:table-cell office:value-type="float" office:value="588" calcext:value-type="float">
            <text:p>588</text:p>
          </table:table-cell>
          <table:table-cell office:value-type="float" office:value="217" calcext:value-type="float">
            <text:p>217</text:p>
          </table:table-cell>
          <table:table-cell office:value-type="float" office:value="427" calcext:value-type="float">
            <text:p>427</text:p>
          </table:table-cell>
          <table:table-cell office:value-type="float" office:value="567" calcext:value-type="float">
            <text:p>567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MIN([.B12:.U12])" office:value-type="float" office:value="97" calcext:value-type="float">
            <text:p>97</text:p>
          </table:table-cell>
          <table:table-cell table:formula="of:=MAX([.B12:.U12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312" calcext:value-type="float">
            <text:p>312</text:p>
          </table:table-cell>
          <table:table-cell office:value-type="float" office:value="879" calcext:value-type="float">
            <text:p>879</text:p>
          </table:table-cell>
          <table:table-cell office:value-type="float" office:value="386" calcext:value-type="float">
            <text:p>386</text:p>
          </table:table-cell>
          <table:table-cell office:value-type="float" office:value="291" calcext:value-type="float">
            <text:p>291</text:p>
          </table:table-cell>
          <table:table-cell office:value-type="float" office:value="453" calcext:value-type="float">
            <text:p>453</text:p>
          </table:table-cell>
          <table:table-cell office:value-type="float" office:value="210" calcext:value-type="float">
            <text:p>210</text:p>
          </table:table-cell>
          <table:table-cell office:value-type="float" office:value="339" calcext:value-type="float">
            <text:p>339</text:p>
          </table:table-cell>
          <table:table-cell office:value-type="float" office:value="939" calcext:value-type="float">
            <text:p>939</text:p>
          </table:table-cell>
          <table:table-cell office:value-type="float" office:value="290" calcext:value-type="float">
            <text:p>290</text:p>
          </table:table-cell>
          <table:table-cell office:value-type="float" office:value="529" calcext:value-type="float">
            <text:p>529</text:p>
          </table:table-cell>
          <table:table-cell office:value-type="float" office:value="217" calcext:value-type="float">
            <text:p>217</text:p>
          </table:table-cell>
          <table:table-cell office:value-type="float" office:value="381" calcext:value-type="float">
            <text:p>381</text:p>
          </table:table-cell>
          <table:table-cell office:value-type="float" office:value="917" calcext:value-type="float">
            <text:p>917</text:p>
          </table:table-cell>
          <table:table-cell office:value-type="float" office:value="548" calcext:value-type="float">
            <text:p>548</text:p>
          </table:table-cell>
          <table:table-cell office:value-type="float" office:value="326" calcext:value-type="float">
            <text:p>326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48" calcext:value-type="float">
            <text:p>748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MIN([.B13:.U13])" office:value-type="float" office:value="57" calcext:value-type="float">
            <text:p>57</text:p>
          </table:table-cell>
          <table:table-cell table:formula="of:=MAX([.B13:.U13])"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</text:p>
          </table:table-cell>
          <table:table-cell office:value-type="float" office:value="943" calcext:value-type="float">
            <text:p>943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office:value-type="float" office:value="615" calcext:value-type="float">
            <text:p>615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542" calcext:value-type="float">
            <text:p>542</text:p>
          </table:table-cell>
          <table:table-cell office:value-type="float" office:value="891" calcext:value-type="float">
            <text:p>891</text:p>
          </table:table-cell>
          <table:table-cell office:value-type="float" office:value="214" calcext:value-type="float">
            <text:p>214</text:p>
          </table:table-cell>
          <table:table-cell office:value-type="float" office:value="838" calcext:value-type="float">
            <text:p>838</text:p>
          </table:table-cell>
          <table:table-cell office:value-type="float" office:value="99" calcext:value-type="float">
            <text:p>99</text:p>
          </table:table-cell>
          <table:table-cell office:value-type="float" office:value="752" calcext:value-type="float">
            <text:p>752</text:p>
          </table:table-cell>
          <table:table-cell office:value-type="float" office:value="186" calcext:value-type="float">
            <text:p>186</text:p>
          </table:table-cell>
          <table:table-cell office:value-type="float" office:value="581" calcext:value-type="float">
            <text:p>581</text:p>
          </table:table-cell>
          <table:table-cell office:value-type="float" office:value="610" calcext:value-type="float">
            <text:p>610</text:p>
          </table:table-cell>
          <table:table-cell office:value-type="float" office:value="599" calcext:value-type="float">
            <text:p>599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MIN([.B14:.U14])" office:value-type="float" office:value="65" calcext:value-type="float">
            <text:p>65</text:p>
          </table:table-cell>
          <table:table-cell table:formula="of:=MAX([.B14:.U14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884" calcext:value-type="float">
            <text:p>884</text:p>
          </table:table-cell>
          <table:table-cell office:value-type="float" office:value="312" calcext:value-type="float">
            <text:p>312</text:p>
          </table:table-cell>
          <table:table-cell office:value-type="float" office:value="520" calcext:value-type="float">
            <text:p>520</text:p>
          </table:table-cell>
          <table:table-cell office:value-type="float" office:value="381" calcext:value-type="float">
            <text:p>381</text:p>
          </table:table-cell>
          <table:table-cell office:value-type="float" office:value="925" calcext:value-type="float">
            <text:p>925</text:p>
          </table:table-cell>
          <table:table-cell office:value-type="float" office:value="76" calcext:value-type="float">
            <text:p>76</text:p>
          </table:table-cell>
          <table:table-cell office:value-type="float" office:value="830" calcext:value-type="float">
            <text:p>830</text:p>
          </table:table-cell>
          <table:table-cell office:value-type="float" office:value="85" calcext:value-type="float">
            <text:p>85</text:p>
          </table:table-cell>
          <table:table-cell office:value-type="float" office:value="192" calcext:value-type="float">
            <text:p>192</text:p>
          </table:table-cell>
          <table:table-cell office:value-type="float" office:value="375" calcext:value-type="float">
            <text:p>375</text:p>
          </table:table-cell>
          <table:table-cell office:value-type="float" office:value="557" calcext:value-type="float">
            <text:p>557</text:p>
          </table:table-cell>
          <table:table-cell office:value-type="float" office:value="352" calcext:value-type="float">
            <text:p>352</text:p>
          </table:table-cell>
          <table:table-cell office:value-type="float" office:value="936" calcext:value-type="float">
            <text:p>936</text:p>
          </table:table-cell>
          <table:table-cell office:value-type="float" office:value="68" calcext:value-type="float">
            <text:p>68</text:p>
          </table:table-cell>
          <table:table-cell office:value-type="float" office:value="354" calcext:value-type="float">
            <text:p>354</text:p>
          </table:table-cell>
          <table:table-cell office:value-type="float" office:value="111" calcext:value-type="float">
            <text:p>111</text:p>
          </table:table-cell>
          <table:table-cell office:value-type="float" office:value="702" calcext:value-type="float">
            <text:p>702</text:p>
          </table:table-cell>
          <table:table-cell office:value-type="float" office:value="579" calcext:value-type="float">
            <text:p>579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MIN([.B15:.U15])" office:value-type="float" office:value="68" calcext:value-type="float">
            <text:p>68</text:p>
          </table:table-cell>
          <table:table-cell table:formula="of:=MAX([.B15:.U15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office:value-type="float" office:value="813" calcext:value-type="float">
            <text:p>813</text:p>
          </table:table-cell>
          <table:table-cell office:value-type="float" office:value="872" calcext:value-type="float">
            <text:p>872</text:p>
          </table:table-cell>
          <table:table-cell office:value-type="float" office:value="610" calcext:value-type="float">
            <text:p>610</text:p>
          </table:table-cell>
          <table:table-cell office:value-type="float" office:value="142" calcext:value-type="float">
            <text:p>142</text:p>
          </table:table-cell>
          <table:table-cell office:value-type="float" office:value="607" calcext:value-type="float">
            <text:p>607</text:p>
          </table:table-cell>
          <table:table-cell office:value-type="float" office:value="340" calcext:value-type="float">
            <text:p>340</text:p>
          </table:table-cell>
          <table:table-cell office:value-type="float" office:value="481" calcext:value-type="float">
            <text:p>481</text:p>
          </table:table-cell>
          <table:table-cell office:value-type="float" office:value="262" calcext:value-type="float">
            <text:p>262</text:p>
          </table:table-cell>
          <table:table-cell office:value-type="float" office:value="917" calcext:value-type="float">
            <text:p>917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846" calcext:value-type="float">
            <text:p>846</text:p>
          </table:table-cell>
          <table:table-cell office:value-type="float" office:value="681" calcext:value-type="float">
            <text:p>681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MIN([.B16:.U16])" office:value-type="float" office:value="142" calcext:value-type="float">
            <text:p>142</text:p>
          </table:table-cell>
          <table:table-cell table:formula="of:=MAX([.B16:.U16])"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283" calcext:value-type="float">
            <text:p>283</text:p>
          </table:table-cell>
          <table:table-cell office:value-type="float" office:value="599" calcext:value-type="float">
            <text:p>599</text:p>
          </table:table-cell>
          <table:table-cell office:value-type="float" office:value="392" calcext:value-type="float">
            <text:p>392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263" calcext:value-type="float">
            <text:p>263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85" calcext:value-type="float">
            <text:p>85</text:p>
          </table:table-cell>
          <table:table-cell office:value-type="float" office:value="657" calcext:value-type="float">
            <text:p>657</text:p>
          </table:table-cell>
          <table:table-cell office:value-type="float" office:value="732" calcext:value-type="float">
            <text:p>732</text:p>
          </table:table-cell>
          <table:table-cell office:value-type="float" office:value="324" calcext:value-type="float">
            <text:p>324</text:p>
          </table:table-cell>
          <table:table-cell office:value-type="float" office:value="402" calcext:value-type="float">
            <text:p>402</text:p>
          </table:table-cell>
          <table:table-cell office:value-type="float" office:value="584" calcext:value-type="float">
            <text:p>58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MIN([.B17:.U17])" office:value-type="float" office:value="58" calcext:value-type="float">
            <text:p>58</text:p>
          </table:table-cell>
          <table:table-cell table:formula="of:=MAX([.B17:.U17])"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252" calcext:value-type="float">
            <text:p>252</text:p>
          </table:table-cell>
          <table:table-cell office:value-type="float" office:value="581" calcext:value-type="float">
            <text:p>581</text:p>
          </table:table-cell>
          <table:table-cell office:value-type="float" office:value="286" calcext:value-type="float">
            <text:p>286</text:p>
          </table:table-cell>
          <table:table-cell office:value-type="float" office:value="368" calcext:value-type="float">
            <text:p>368</text:p>
          </table:table-cell>
          <table:table-cell office:value-type="float" office:value="805" calcext:value-type="float">
            <text:p>805</text:p>
          </table:table-cell>
          <table:table-cell office:value-type="float" office:value="512" calcext:value-type="float">
            <text:p>512</text:p>
          </table:table-cell>
          <table:table-cell office:value-type="float" office:value="313" calcext:value-type="float">
            <text:p>313</text:p>
          </table:table-cell>
          <table:table-cell office:value-type="float" office:value="657" calcext:value-type="float">
            <text:p>657</text:p>
          </table:table-cell>
          <table:table-cell office:value-type="float" office:value="266" calcext:value-type="float">
            <text:p>266</text:p>
          </table:table-cell>
          <table:table-cell office:value-type="float" office:value="589" calcext:value-type="float">
            <text:p>589</text:p>
          </table:table-cell>
          <table:table-cell office:value-type="float" office:value="382" calcext:value-type="float">
            <text:p>382</text:p>
          </table:table-cell>
          <table:table-cell office:value-type="float" office:value="930" calcext:value-type="float">
            <text:p>930</text:p>
          </table:table-cell>
          <table:table-cell office:value-type="float" office:value="649" calcext:value-type="float">
            <text:p>649</text:p>
          </table:table-cell>
          <table:table-cell office:value-type="float" office:value="560" calcext:value-type="float">
            <text:p>560</text:p>
          </table:table-cell>
          <table:table-cell office:value-type="float" office:value="510" calcext:value-type="float">
            <text:p>510</text:p>
          </table:table-cell>
          <table:table-cell office:value-type="float" office:value="273" calcext:value-type="float">
            <text:p>273</text:p>
          </table:table-cell>
          <table:table-cell office:value-type="float" office:value="783" calcext:value-type="float">
            <text:p>783</text:p>
          </table:table-cell>
          <table:table-cell office:value-type="float" office:value="387" calcext:value-type="float">
            <text:p>387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MIN([.B18:.U18])" office:value-type="float" office:value="252" calcext:value-type="float">
            <text:p>252</text:p>
          </table:table-cell>
          <table:table-cell table:formula="of:=MAX([.B18:.U18])"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616" calcext:value-type="float">
            <text:p>616</text:p>
          </table:table-cell>
          <table:table-cell office:value-type="float" office:value="576" calcext:value-type="float">
            <text:p>576</text:p>
          </table:table-cell>
          <table:table-cell office:value-type="float" office:value="282" calcext:value-type="float">
            <text:p>282</text:p>
          </table:table-cell>
          <table:table-cell office:value-type="float" office:value="876" calcext:value-type="float">
            <text:p>876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155" calcext:value-type="float">
            <text:p>155</text:p>
          </table:table-cell>
          <table:table-cell office:value-type="float" office:value="874" calcext:value-type="float">
            <text:p>874</text:p>
          </table:table-cell>
          <table:table-cell office:value-type="float" office:value="313" calcext:value-type="float">
            <text:p>313</text:p>
          </table:table-cell>
          <table:table-cell office:value-type="float" office:value="693" calcext:value-type="float">
            <text:p>693</text:p>
          </table:table-cell>
          <table:table-cell office:value-type="float" office:value="513" calcext:value-type="float">
            <text:p>513</text:p>
          </table:table-cell>
          <table:table-cell office:value-type="float" office:value="212" calcext:value-type="float">
            <text:p>21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office:value-type="float" office:value="625" calcext:value-type="float">
            <text:p>625</text:p>
          </table:table-cell>
          <table:table-cell office:value-type="float" office:value="505" calcext:value-type="float">
            <text:p>505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MIN([.B19:.U19])" office:value-type="float" office:value="88" calcext:value-type="float">
            <text:p>88</text:p>
          </table:table-cell>
          <table:table-cell table:formula="of:=MAX([.B19:.U19])"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344" calcext:value-type="float">
            <text:p>344</text:p>
          </table:table-cell>
          <table:table-cell office:value-type="float" office:value="304" calcext:value-type="float">
            <text:p>304</text:p>
          </table:table-cell>
          <table:table-cell office:value-type="float" office:value="646" calcext:value-type="float">
            <text:p>646</text:p>
          </table:table-cell>
          <table:table-cell office:value-type="float" office:value="782" calcext:value-type="float">
            <text:p>782</text:p>
          </table:table-cell>
          <table:table-cell office:value-type="float" office:value="935" calcext:value-type="float">
            <text:p>935</text:p>
          </table:table-cell>
          <table:table-cell office:value-type="float" office:value="375" calcext:value-type="float">
            <text:p>375</text:p>
          </table:table-cell>
          <table:table-cell office:value-type="float" office:value="282" calcext:value-type="float">
            <text:p>282</text:p>
          </table:table-cell>
          <table:table-cell office:value-type="float" office:value="818" calcext:value-type="float">
            <text:p>818</text:p>
          </table:table-cell>
          <table:table-cell office:value-type="float" office:value="128" calcext:value-type="float">
            <text:p>128</text:p>
          </table:table-cell>
          <table:table-cell office:value-type="float" office:value="532" calcext:value-type="float">
            <text:p>532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226" calcext:value-type="float">
            <text:p>226</text:p>
          </table:table-cell>
          <table:table-cell office:value-type="float" office:value="505" calcext:value-type="float">
            <text:p>505</text:p>
          </table:table-cell>
          <table:table-cell office:value-type="float" office:value="221" calcext:value-type="float">
            <text:p>221</text:p>
          </table:table-cell>
          <table:table-cell office:value-type="float" office:value="938" calcext:value-type="float">
            <text:p>938</text:p>
          </table:table-cell>
          <table:table-cell office:value-type="float" office:value="703" calcext:value-type="float">
            <text:p>703</text:p>
          </table:table-cell>
          <table:table-cell office:value-type="float" office:value="642" calcext:value-type="float">
            <text:p>642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MIN([.B20:.U20])" office:value-type="float" office:value="74" calcext:value-type="float">
            <text:p>74</text:p>
          </table:table-cell>
          <table:table-cell table:formula="of:=MAX([.B20:.U20])"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918" calcext:value-type="float">
            <text:p>918</text:p>
          </table:table-cell>
          <table:table-cell office:value-type="float" office:value="820" calcext:value-type="float">
            <text:p>820</text:p>
          </table:table-cell>
          <table:table-cell office:value-type="float" office:value="131" calcext:value-type="float">
            <text:p>131</text:p>
          </table:table-cell>
          <table:table-cell office:value-type="float" office:value="541" calcext:value-type="float">
            <text:p>541</text:p>
          </table:table-cell>
          <table:table-cell office:value-type="float" office:value="390" calcext:value-type="float">
            <text:p>390</text:p>
          </table:table-cell>
          <table:table-cell office:value-type="float" office:value="517" calcext:value-type="float">
            <text:p>517</text:p>
          </table:table-cell>
          <table:table-cell office:value-type="float" office:value="711" calcext:value-type="float">
            <text:p>711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556" calcext:value-type="float">
            <text:p>556</text:p>
          </table:table-cell>
          <table:table-cell office:value-type="float" office:value="594" calcext:value-type="float">
            <text:p>594</text:p>
          </table:table-cell>
          <table:table-cell office:value-type="float" office:value="536" calcext:value-type="float">
            <text:p>536</text:p>
          </table:table-cell>
          <table:table-cell office:value-type="float" office:value="753" calcext:value-type="float">
            <text:p>753</text:p>
          </table:table-cell>
          <table:table-cell office:value-type="float" office:value="281" calcext:value-type="float">
            <text:p>281</text:p>
          </table:table-cell>
          <table:table-cell office:value-type="float" office:value="153" calcext:value-type="float">
            <text:p>153</text:p>
          </table:table-cell>
          <table:table-cell office:value-type="float" office:value="367" calcext:value-type="float">
            <text:p>367</text:p>
          </table:table-cell>
          <table:table-cell office:value-type="float" office:value="364" calcext:value-type="float">
            <text:p>364</text:p>
          </table:table-cell>
          <table:table-cell office:value-type="float" office:value="792" calcext:value-type="float">
            <text:p>792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MIN([.B21:.U21])" office:value-type="float" office:value="131" calcext:value-type="float">
            <text:p>131</text:p>
          </table:table-cell>
          <table:table-cell table:formula="of:=MAX([.B21:.U21])"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644" calcext:value-type="float">
            <text:p>644</text:p>
          </table:table-cell>
          <table:table-cell office:value-type="float" office:value="223" calcext:value-type="float">
            <text:p>223</text:p>
          </table:table-cell>
          <table:table-cell office:value-type="float" office:value="847" calcext:value-type="float">
            <text:p>847</text:p>
          </table:table-cell>
          <table:table-cell office:value-type="float" office:value="269" calcext:value-type="float">
            <text:p>269</text:p>
          </table:table-cell>
          <table:table-cell office:value-type="float" office:value="586" calcext:value-type="float">
            <text:p>586</text:p>
          </table:table-cell>
          <table:table-cell office:value-type="float" office:value="708" calcext:value-type="float">
            <text:p>708</text:p>
          </table:table-cell>
          <table:table-cell office:value-type="float" office:value="232" calcext:value-type="float">
            <text:p>232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14" calcext:value-type="float">
            <text:p>614</text:p>
          </table:table-cell>
          <table:table-cell office:value-type="float" office:value="106" calcext:value-type="float">
            <text:p>106</text:p>
          </table:table-cell>
          <table:table-cell office:value-type="float" office:value="734" calcext:value-type="float">
            <text:p>734</text:p>
          </table:table-cell>
          <table:table-cell office:value-type="float" office:value="259" calcext:value-type="float">
            <text:p>259</text:p>
          </table:table-cell>
          <table:table-cell office:value-type="float" office:value="425" calcext:value-type="float">
            <text:p>425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282" calcext:value-type="float">
            <text:p>282</text:p>
          </table:table-cell>
          <table:table-cell office:value-type="float" office:value="916" calcext:value-type="float">
            <text:p>916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MIN([.B22:.U22])" office:value-type="float" office:value="106" calcext:value-type="float">
            <text:p>106</text:p>
          </table:table-cell>
          <table:table-cell table:formula="of:=MAX([.B22:.U22])"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716" calcext:value-type="float">
            <text:p>716</text:p>
          </table:table-cell>
          <table:table-cell office:value-type="float" office:value="919" calcext:value-type="float">
            <text:p>919</text:p>
          </table:table-cell>
          <table:table-cell office:value-type="float" office:value="479" calcext:value-type="float">
            <text:p>479</text:p>
          </table:table-cell>
          <table:table-cell office:value-type="float" office:value="834" calcext:value-type="float">
            <text:p>834</text:p>
          </table:table-cell>
          <table:table-cell office:value-type="float" office:value="723" calcext:value-type="float">
            <text:p>723</text:p>
          </table:table-cell>
          <table:table-cell office:value-type="float" office:value="188" calcext:value-type="float">
            <text:p>188</text:p>
          </table:table-cell>
          <table:table-cell office:value-type="float" office:value="366" calcext:value-type="float">
            <text:p>366</text:p>
          </table:table-cell>
          <table:table-cell office:value-type="float" office:value="545" calcext:value-type="float">
            <text:p>545</text:p>
          </table:table-cell>
          <table:table-cell office:value-type="float" office:value="927" calcext:value-type="float">
            <text:p>927</text:p>
          </table:table-cell>
          <table:table-cell office:value-type="float" office:value="229" calcext:value-type="float">
            <text:p>229</text:p>
          </table:table-cell>
          <table:table-cell office:value-type="float" office:value="518" calcext:value-type="float">
            <text:p>518</text:p>
          </table:table-cell>
          <table:table-cell office:value-type="float" office:value="354" calcext:value-type="float">
            <text:p>354</text:p>
          </table:table-cell>
          <table:table-cell office:value-type="float" office:value="887" calcext:value-type="float">
            <text:p>887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388" calcext:value-type="float">
            <text:p>388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MIN([.B23:.U23])" office:value-type="float" office:value="58" calcext:value-type="float">
            <text:p>58</text:p>
          </table:table-cell>
          <table:table-cell table:formula="of:=MAX([.B23:.U23])"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898" calcext:value-type="float">
            <text:p>898</text:p>
          </table:table-cell>
          <table:table-cell office:value-type="float" office:value="379" calcext:value-type="float">
            <text:p>379</text:p>
          </table:table-cell>
          <table:table-cell office:value-type="float" office:value="394" calcext:value-type="float">
            <text:p>394</text:p>
          </table:table-cell>
          <table:table-cell office:value-type="float" office:value="534" calcext:value-type="float">
            <text:p>534</text:p>
          </table:table-cell>
          <table:table-cell office:value-type="float" office:value="81" calcext:value-type="float">
            <text:p>81</text:p>
          </table:table-cell>
          <table:table-cell office:value-type="float" office:value="578" calcext:value-type="float">
            <text:p>578</text:p>
          </table:table-cell>
          <table:table-cell office:value-type="float" office:value="605" calcext:value-type="float">
            <text:p>605</text:p>
          </table:table-cell>
          <table:table-cell office:value-type="float" office:value="532" calcext:value-type="float">
            <text:p>532</text:p>
          </table:table-cell>
          <table:table-cell office:value-type="float" office:value="782" calcext:value-type="float">
            <text:p>782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818" calcext:value-type="float">
            <text:p>818</text:p>
          </table:table-cell>
          <table:table-cell office:value-type="float" office:value="699" calcext:value-type="float">
            <text:p>699</text:p>
          </table:table-cell>
          <table:table-cell office:value-type="float" office:value="723" calcext:value-type="float">
            <text:p>723</text:p>
          </table:table-cell>
          <table:table-cell office:value-type="float" office:value="685" calcext:value-type="float">
            <text:p>685</text:p>
          </table:table-cell>
          <table:table-cell office:value-type="float" office:value="943" calcext:value-type="float">
            <text:p>943</text:p>
          </table:table-cell>
          <table:table-cell office:value-type="float" office:value="579" calcext:value-type="float">
            <text:p>579</text:p>
          </table:table-cell>
          <table:table-cell office:value-type="float" office:value="289" calcext:value-type="float">
            <text:p>289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MIN([.B24:.U24])" office:value-type="float" office:value="81" calcext:value-type="float">
            <text:p>81</text:p>
          </table:table-cell>
          <table:table-cell table:formula="of:=MAX([.B24:.U24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339" calcext:value-type="float">
            <text:p>339</text:p>
          </table:table-cell>
          <table:table-cell office:value-type="float" office:value="652" calcext:value-type="float">
            <text:p>652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office:value-type="float" office:value="666" calcext:value-type="float">
            <text:p>66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office:value-type="float" office:value="748" calcext:value-type="float">
            <text:p>748</text:p>
          </table:table-cell>
          <table:table-cell office:value-type="float" office:value="63" calcext:value-type="float">
            <text:p>63</text:p>
          </table:table-cell>
          <table:table-cell office:value-type="float" office:value="149" calcext:value-type="float">
            <text:p>149</text:p>
          </table:table-cell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office:value-type="float" office:value="354" calcext:value-type="float">
            <text:p>354</text:p>
          </table:table-cell>
          <table:table-cell office:value-type="float" office:value="415" calcext:value-type="float">
            <text:p>415</text:p>
          </table:table-cell>
          <table:table-cell office:value-type="float" office:value="753" calcext:value-type="float">
            <text:p>753</text:p>
          </table:table-cell>
          <table:table-cell office:value-type="float" office:value="537" calcext:value-type="float">
            <text:p>537</text:p>
          </table:table-cell>
          <table:table-cell office:value-type="float" office:value="884" calcext:value-type="float">
            <text:p>884</text:p>
          </table:table-cell>
          <table:table-cell office:value-type="float" office:value="362" calcext:value-type="float">
            <text:p>36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MIN([.B25:.U25])" office:value-type="float" office:value="63" calcext:value-type="float">
            <text:p>63</text:p>
          </table:table-cell>
          <table:table-cell table:formula="of:=MAX([.B25:.U25])"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845" calcext:value-type="float">
            <text:p>845</text:p>
          </table:table-cell>
          <table:table-cell office:value-type="float" office:value="605" calcext:value-type="float">
            <text:p>605</text:p>
          </table:table-cell>
          <table:table-cell office:value-type="float" office:value="215" calcext:value-type="float">
            <text:p>215</text:p>
          </table:table-cell>
          <table:table-cell office:value-type="float" office:value="929" calcext:value-type="float">
            <text:p>929</text:p>
          </table:table-cell>
          <table:table-cell office:value-type="float" office:value="539" calcext:value-type="float">
            <text:p>539</text:p>
          </table:table-cell>
          <table:table-cell office:value-type="float" office:value="119" calcext:value-type="float">
            <text:p>119</text:p>
          </table:table-cell>
          <table:table-cell office:value-type="float" office:value="365" calcext:value-type="float">
            <text:p>365</text:p>
          </table:table-cell>
          <table:table-cell office:value-type="float" office:value="656" calcext:value-type="float">
            <text:p>656</text:p>
          </table:table-cell>
          <table:table-cell office:value-type="float" office:value="726" calcext:value-type="float">
            <text:p>726</text:p>
          </table:table-cell>
          <table:table-cell office:value-type="float" office:value="352" calcext:value-type="float">
            <text:p>352</text:p>
          </table:table-cell>
          <table:table-cell office:value-type="float" office:value="576" calcext:value-type="float">
            <text:p>576</text:p>
          </table:table-cell>
          <table:table-cell office:value-type="float" office:value="940" calcext:value-type="float">
            <text:p>940</text:p>
          </table:table-cell>
          <table:table-cell office:value-type="float" office:value="381" calcext:value-type="float">
            <text:p>381</text:p>
          </table:table-cell>
          <table:table-cell office:value-type="float" office:value="547" calcext:value-type="float">
            <text:p>547</text:p>
          </table:table-cell>
          <table:table-cell office:value-type="float" office:value="531" calcext:value-type="float">
            <text:p>531</text:p>
          </table:table-cell>
          <table:table-cell office:value-type="float" office:value="612" calcext:value-type="float">
            <text:p>612</text:p>
          </table:table-cell>
          <table:table-cell office:value-type="float" office:value="266" calcext:value-type="float">
            <text:p>266</text:p>
          </table:table-cell>
          <table:table-cell office:value-type="float" office:value="526" calcext:value-type="float">
            <text:p>526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MIN([.B26:.U26])" office:value-type="float" office:value="119" calcext:value-type="float">
            <text:p>119</text:p>
          </table:table-cell>
          <table:table-cell table:formula="of:=MAX([.B26:.U26])"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394" calcext:value-type="float">
            <text:p>394</text:p>
          </table:table-cell>
          <table:table-cell office:value-type="float" office:value="933" calcext:value-type="float">
            <text:p>933</text:p>
          </table:table-cell>
          <table:table-cell office:value-type="float" office:value="174" calcext:value-type="float">
            <text:p>174</text:p>
          </table:table-cell>
          <table:table-cell office:value-type="float" office:value="534" calcext:value-type="float">
            <text:p>534</text:p>
          </table:table-cell>
          <table:table-cell office:value-type="float" office:value="58" calcext:value-type="float">
            <text:p>58</text:p>
          </table:table-cell>
          <table:table-cell office:value-type="float" office:value="341" calcext:value-type="float">
            <text:p>341</text:p>
          </table:table-cell>
          <table:table-cell office:value-type="float" office:value="451" calcext:value-type="float">
            <text:p>451</text:p>
          </table:table-cell>
          <table:table-cell office:value-type="float" office:value="639" calcext:value-type="float">
            <text:p>639</text:p>
          </table:table-cell>
          <table:table-cell office:value-type="float" office:value="590" calcext:value-type="float">
            <text:p>590</text:p>
          </table:table-cell>
          <table:table-cell office:value-type="float" office:value="284" calcext:value-type="float">
            <text:p>284</text:p>
          </table:table-cell>
          <table:table-cell office:value-type="float" office:value="142" calcext:value-type="float">
            <text:p>142</text:p>
          </table:table-cell>
          <table:table-cell office:value-type="float" office:value="554" calcext:value-type="float">
            <text:p>554</text:p>
          </table:table-cell>
          <table:table-cell office:value-type="float" office:value="71" calcext:value-type="float">
            <text:p>71</text:p>
          </table:table-cell>
          <table:table-cell office:value-type="float" office:value="900" calcext:value-type="float">
            <text:p>900</text:p>
          </table:table-cell>
          <table:table-cell office:value-type="float" office:value="53" calcext:value-type="float">
            <text:p>53</text:p>
          </table:table-cell>
          <table:table-cell office:value-type="float" office:value="337" calcext:value-type="float">
            <text:p>337</text:p>
          </table:table-cell>
          <table:table-cell office:value-type="float" office:value="191" calcext:value-type="float">
            <text:p>191</text:p>
          </table:table-cell>
          <table:table-cell office:value-type="float" office:value="610" calcext:value-type="float">
            <text:p>610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MIN([.B27:.U27])" office:value-type="float" office:value="53" calcext:value-type="float">
            <text:p>53</text:p>
          </table:table-cell>
          <table:table-cell table:formula="of:=MAX([.B27:.U27])"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528" calcext:value-type="float">
            <text:p>528</text:p>
          </table:table-cell>
          <table:table-cell office:value-type="float" office:value="509" calcext:value-type="float">
            <text:p>509</text:p>
          </table:table-cell>
          <table:table-cell office:value-type="float" office:value="875" calcext:value-type="float">
            <text:p>875</text:p>
          </table:table-cell>
          <table:table-cell office:value-type="float" office:value="364" calcext:value-type="float">
            <text:p>364</text:p>
          </table:table-cell>
          <table:table-cell office:value-type="float" office:value="557" calcext:value-type="float">
            <text:p>557</text:p>
          </table:table-cell>
          <table:table-cell office:value-type="float" office:value="334" calcext:value-type="float">
            <text:p>334</text:p>
          </table:table-cell>
          <table:table-cell office:value-type="float" office:value="96" calcext:value-type="float">
            <text:p>96</text:p>
          </table:table-cell>
          <table:table-cell office:value-type="float" office:value="555" calcext:value-type="float">
            <text:p>555</text:p>
          </table:table-cell>
          <table:table-cell office:value-type="float" office:value="135" calcext:value-type="float">
            <text:p>135</text:p>
          </table:table-cell>
          <table:table-cell office:value-type="float" office:value="582" calcext:value-type="float">
            <text:p>582</text:p>
          </table:table-cell>
          <table:table-cell office:value-type="float" office:value="609" calcext:value-type="float">
            <text:p>609</text:p>
          </table:table-cell>
          <table:table-cell office:value-type="float" office:value="101" calcext:value-type="float">
            <text:p>101</text:p>
          </table:table-cell>
          <table:table-cell office:value-type="float" office:value="610" calcext:value-type="float">
            <text:p>610</text:p>
          </table:table-cell>
          <table:table-cell office:value-type="float" office:value="560" calcext:value-type="float">
            <text:p>560</text:p>
          </table:table-cell>
          <table:table-cell office:value-type="float" office:value="278" calcext:value-type="float">
            <text:p>278</text:p>
          </table:table-cell>
          <table:table-cell office:value-type="float" office:value="589" calcext:value-type="float">
            <text:p>589</text:p>
          </table:table-cell>
          <table:table-cell office:value-type="float" office:value="753" calcext:value-type="float">
            <text:p>753</text:p>
          </table:table-cell>
          <table:table-cell office:value-type="float" office:value="204" calcext:value-type="float">
            <text:p>204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MIN([.B28:.U28])" office:value-type="float" office:value="96" calcext:value-type="float">
            <text:p>96</text:p>
          </table:table-cell>
          <table:table-cell table:formula="of:=MAX([.B28:.U28])"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  <table:table-cell office:value-type="float" office:value="428" calcext:value-type="float">
            <text:p>428</text:p>
          </table:table-cell>
          <table:table-cell office:value-type="float" office:value="377" calcext:value-type="float">
            <text:p>377</text:p>
          </table:table-cell>
          <table:table-cell office:value-type="float" office:value="693" calcext:value-type="float">
            <text:p>693</text:p>
          </table:table-cell>
          <table:table-cell office:value-type="float" office:value="290" calcext:value-type="float">
            <text:p>290</text:p>
          </table:table-cell>
          <table:table-cell office:value-type="float" office:value="666" calcext:value-type="float">
            <text:p>666</text:p>
          </table:table-cell>
          <table:table-cell office:value-type="float" office:value="526" calcext:value-type="float">
            <text:p>526</text:p>
          </table:table-cell>
          <table:table-cell office:value-type="float" office:value="920" calcext:value-type="float">
            <text:p>920</text:p>
          </table:table-cell>
          <table:table-cell office:value-type="float" office:value="315" calcext:value-type="float">
            <text:p>315</text:p>
          </table:table-cell>
          <table:table-cell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  <table:table-cell office:value-type="float" office:value="606" calcext:value-type="float">
            <text:p>606</text:p>
          </table:table-cell>
          <table:table-cell office:value-type="float" office:value="425" calcext:value-type="float">
            <text:p>425</text:p>
          </table:table-cell>
          <table:table-cell office:value-type="float" office:value="696" calcext:value-type="float">
            <text:p>696</text:p>
          </table:table-cell>
          <table:table-cell office:value-type="float" office:value="127" calcext:value-type="float">
            <text:p>127</text:p>
          </table:table-cell>
          <table:table-cell office:value-type="float" office:value="276" calcext:value-type="float">
            <text:p>276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MIN([.B29:.U29])" office:value-type="float" office:value="57" calcext:value-type="float">
            <text:p>57</text:p>
          </table:table-cell>
          <table:table-cell table:formula="of:=MAX([.B29:.U29])"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office:value-type="float" office:value="534" calcext:value-type="float">
            <text:p>534</text:p>
          </table:table-cell>
          <table:table-cell office:value-type="float" office:value="285" calcext:value-type="float">
            <text:p>285</text:p>
          </table:table-cell>
          <table:table-cell office:value-type="float" office:value="543" calcext:value-type="float">
            <text:p>543</text:p>
          </table:table-cell>
          <table:table-cell office:value-type="float" office:value="828" calcext:value-type="float">
            <text:p>828</text:p>
          </table:table-cell>
          <table:table-cell office:value-type="float" office:value="480" calcext:value-type="float">
            <text:p>480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843" calcext:value-type="float">
            <text:p>843</text:p>
          </table:table-cell>
          <table:table-cell office:value-type="float" office:value="518" calcext:value-type="float">
            <text:p>518</text:p>
          </table:table-cell>
          <table:table-cell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  <table:table-cell office:value-type="float" office:value="618" calcext:value-type="float">
            <text:p>618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818" calcext:value-type="float">
            <text:p>818</text:p>
          </table:table-cell>
          <table:table-cell office:value-type="float" office:value="341" calcext:value-type="float">
            <text:p>341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MIN([.B30:.U30])" office:value-type="float" office:value="64" calcext:value-type="float">
            <text:p>64</text:p>
          </table:table-cell>
          <table:table-cell table:formula="of:=MAX([.B30:.U30])"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552" calcext:value-type="float">
            <text:p>552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940" calcext:value-type="float">
            <text:p>940</text:p>
          </table:table-cell>
          <table:table-cell office:value-type="float" office:value="326" calcext:value-type="float">
            <text:p>326</text:p>
          </table:table-cell>
          <table:table-cell office:value-type="float" office:value="728" calcext:value-type="float">
            <text:p>728</text:p>
          </table:table-cell>
          <table:table-cell office:value-type="float" office:value="790" calcext:value-type="float">
            <text:p>790</text:p>
          </table:table-cell>
          <table:table-cell office:value-type="float" office:value="221" calcext:value-type="float">
            <text:p>221</text:p>
          </table:table-cell>
          <table:table-cell office:value-type="float" office:value="723" calcext:value-type="float">
            <text:p>723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429" calcext:value-type="float">
            <text:p>429</text:p>
          </table:table-cell>
          <table:table-cell office:value-type="float" office:value="703" calcext:value-type="float">
            <text:p>703</text:p>
          </table:table-cell>
          <table:table-cell office:value-type="float" office:value="833" calcext:value-type="float">
            <text:p>833</text:p>
          </table:table-cell>
          <table:table-cell office:value-type="float" office:value="225" calcext:value-type="float">
            <text:p>225</text:p>
          </table:table-cell>
          <table:table-cell office:value-type="float" office:value="705" calcext:value-type="float">
            <text:p>705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MIN([.B31:.U31])" office:value-type="float" office:value="67" calcext:value-type="float">
            <text:p>67</text:p>
          </table:table-cell>
          <table:table-cell table:formula="of:=MAX([.B31:.U31])"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293" calcext:value-type="float">
            <text:p>293</text:p>
          </table:table-cell>
          <table:table-cell office:value-type="float" office:value="723" calcext:value-type="float">
            <text:p>723</text:p>
          </table:table-cell>
          <table:table-cell office:value-type="float" office:value="785" calcext:value-type="float">
            <text:p>785</text:p>
          </table:table-cell>
          <table:table-cell office:value-type="float" office:value="814" calcext:value-type="float">
            <text:p>814</text:p>
          </table:table-cell>
          <table:table-cell office:value-type="float" office:value="946" calcext:value-type="float">
            <text:p>946</text:p>
          </table:table-cell>
          <table:table-cell office:value-type="float" office:value="702" calcext:value-type="float">
            <text:p>702</text:p>
          </table:table-cell>
          <table:table-cell office:value-type="float" office:value="846" calcext:value-type="float">
            <text:p>846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543" calcext:value-type="float">
            <text:p>543</text:p>
          </table:table-cell>
          <table:table-cell office:value-type="float" office:value="944" calcext:value-type="float">
            <text:p>944</text:p>
          </table:table-cell>
          <table:table-cell office:value-type="float" office:value="886" calcext:value-type="float">
            <text:p>886</text:p>
          </table:table-cell>
          <table:table-cell office:value-type="float" office:value="341" calcext:value-type="float">
            <text:p>341</text:p>
          </table:table-cell>
          <table:table-cell office:value-type="float" office:value="259" calcext:value-type="float">
            <text:p>259</text:p>
          </table:table-cell>
          <table:table-cell office:value-type="float" office:value="758" calcext:value-type="float">
            <text:p>758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MIN([.B32:.U32])" office:value-type="float" office:value="175" calcext:value-type="float">
            <text:p>175</text:p>
          </table:table-cell>
          <table:table-cell table:formula="of:=MAX([.B32:.U32])"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112" calcext:value-type="float">
            <text:p>112</text:p>
          </table:table-cell>
          <table:table-cell office:value-type="float" office:value="205" calcext:value-type="float">
            <text:p>205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office:value-type="float" office:value="689" calcext:value-type="float">
            <text:p>689</text:p>
          </table:table-cell>
          <table:table-cell office:value-type="float" office:value="750" calcext:value-type="float">
            <text:p>750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833" calcext:value-type="float">
            <text:p>833</text:p>
          </table:table-cell>
          <table:table-cell office:value-type="float" office:value="945" calcext:value-type="float">
            <text:p>945</text:p>
          </table:table-cell>
          <table:table-cell office:value-type="float" office:value="198" calcext:value-type="float">
            <text:p>198</text:p>
          </table:table-cell>
          <table:table-cell office:value-type="float" office:value="695" calcext:value-type="float">
            <text:p>695</text:p>
          </table:table-cell>
          <table:table-cell office:value-type="float" office:value="393" calcext:value-type="float">
            <text:p>393</text:p>
          </table:table-cell>
          <table:table-cell office:value-type="float" office:value="926" calcext:value-type="float">
            <text:p>926</text:p>
          </table:table-cell>
          <table:table-cell office:value-type="float" office:value="591" calcext:value-type="float">
            <text:p>591</text:p>
          </table:table-cell>
          <table:table-cell office:value-type="float" office:value="649" calcext:value-type="float">
            <text:p>649</text:p>
          </table:table-cell>
          <table:table-cell office:value-type="float" office:value="694" calcext:value-type="float">
            <text:p>694</text:p>
          </table:table-cell>
          <table:table-cell office:value-type="float" office:value="339" calcext:value-type="float">
            <text:p>339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MIN([.B33:.U33])" office:value-type="float" office:value="112" calcext:value-type="float">
            <text:p>112</text:p>
          </table:table-cell>
          <table:table-cell table:formula="of:=MAX([.B33:.U33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285" calcext:value-type="float">
            <text:p>285</text:p>
          </table:table-cell>
          <table:table-cell office:value-type="float" office:value="218" calcext:value-type="float">
            <text:p>218</text:p>
          </table:table-cell>
          <table:table-cell office:value-type="float" office:value="814" calcext:value-type="float">
            <text:p>814</text:p>
          </table:table-cell>
          <table:table-cell office:value-type="float" office:value="89" calcext:value-type="float">
            <text:p>89</text:p>
          </table:table-cell>
          <table:table-cell office:value-type="float" office:value="658" calcext:value-type="float">
            <text:p>658</text:p>
          </table:table-cell>
          <table:table-cell office:value-type="float" office:value="315" calcext:value-type="float">
            <text:p>315</text:p>
          </table:table-cell>
          <table:table-cell office:value-type="float" office:value="699" calcext:value-type="float">
            <text:p>699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330" calcext:value-type="float">
            <text:p>330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office:value-type="float" office:value="617" calcext:value-type="float">
            <text:p>617</text:p>
          </table:table-cell>
          <table:table-cell office:value-type="float" office:value="395" calcext:value-type="float">
            <text:p>395</text:p>
          </table:table-cell>
          <table:table-cell office:value-type="float" office:value="889" calcext:value-type="float">
            <text:p>889</text:p>
          </table:table-cell>
          <table:table-cell office:value-type="float" office:value="316" calcext:value-type="float">
            <text:p>316</text:p>
          </table:table-cell>
          <table:table-cell office:value-type="float" office:value="224" calcext:value-type="float">
            <text:p>224</text:p>
          </table:table-cell>
          <table:table-cell office:value-type="float" office:value="272" calcext:value-type="float">
            <text:p>272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MIN([.B34:.U34])" office:value-type="float" office:value="89" calcext:value-type="float">
            <text:p>89</text:p>
          </table:table-cell>
          <table:table-cell table:formula="of:=MAX([.B34:.U34])"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829" calcext:value-type="float">
            <text:p>829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337" calcext:value-type="float">
            <text:p>337</text:p>
          </table:table-cell>
          <table:table-cell office:value-type="float" office:value="524" calcext:value-type="float">
            <text:p>524</text:p>
          </table:table-cell>
          <table:table-cell office:value-type="float" office:value="162" calcext:value-type="float">
            <text:p>162</text:p>
          </table:table-cell>
          <table:table-cell office:value-type="float" office:value="729" calcext:value-type="float">
            <text:p>729</text:p>
          </table:table-cell>
          <table:table-cell office:value-type="float" office:value="127" calcext:value-type="float">
            <text:p>127</text:p>
          </table:table-cell>
          <table:table-cell office:value-type="float" office:value="926" calcext:value-type="float">
            <text:p>926</text:p>
          </table:table-cell>
          <table:table-cell office:value-type="float" office:value="98" calcext:value-type="float">
            <text:p>98</text:p>
          </table:table-cell>
          <table:table-cell office:value-type="float" office:value="363" calcext:value-type="float">
            <text:p>363</text:p>
          </table:table-cell>
          <table:table-cell office:value-type="float" office:value="332" calcext:value-type="float">
            <text:p>332</text:p>
          </table:table-cell>
          <table:table-cell office:value-type="float" office:value="694" calcext:value-type="float">
            <text:p>694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office:value-type="float" office:value="271" calcext:value-type="float">
            <text:p>271</text:p>
          </table:table-cell>
          <table:table-cell office:value-type="float" office:value="310" calcext:value-type="float">
            <text:p>310</text:p>
          </table:table-cell>
          <table:table-cell office:value-type="float" office:value="733" calcext:value-type="float">
            <text:p>733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MIN([.B35:.U35])" office:value-type="float" office:value="98" calcext:value-type="float">
            <text:p>98</text:p>
          </table:table-cell>
          <table:table-cell table:formula="of:=MAX([.B35:.U35])"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191" calcext:value-type="float">
            <text:p>191</text:p>
          </table:table-cell>
          <table:table-cell office:value-type="float" office:value="695" calcext:value-type="float">
            <text:p>695</text:p>
          </table:table-cell>
          <table:table-cell office:value-type="float" office:value="582" calcext:value-type="float">
            <text:p>582</text:p>
          </table:table-cell>
          <table:table-cell office:value-type="float" office:value="154" calcext:value-type="float">
            <text:p>154</text:p>
          </table:table-cell>
          <table:table-cell office:value-type="float" office:value="873" calcext:value-type="float">
            <text:p>873</text:p>
          </table:table-cell>
          <table:table-cell office:value-type="float" office:value="699" calcext:value-type="float">
            <text:p>699</text:p>
          </table:table-cell>
          <table:table-cell office:value-type="float" office:value="882" calcext:value-type="float">
            <text:p>882</text:p>
          </table:table-cell>
          <table:table-cell office:value-type="float" office:value="607" calcext:value-type="float">
            <text:p>607</text:p>
          </table:table-cell>
          <table:table-cell office:value-type="float" office:value="785" calcext:value-type="float">
            <text:p>785</text:p>
          </table:table-cell>
          <table:table-cell office:value-type="float" office:value="219" calcext:value-type="float">
            <text:p>219</text:p>
          </table:table-cell>
          <table:table-cell office:value-type="float" office:value="663" calcext:value-type="float">
            <text:p>663</text:p>
          </table:table-cell>
          <table:table-cell office:value-type="float" office:value="585" calcext:value-type="float">
            <text:p>585</text:p>
          </table:table-cell>
          <table:table-cell office:value-type="float" office:value="913" calcext:value-type="float">
            <text:p>913</text:p>
          </table:table-cell>
          <table:table-cell office:value-type="float" office:value="702" calcext:value-type="float">
            <text:p>702</text:p>
          </table:table-cell>
          <table:table-cell office:value-type="float" office:value="54" calcext:value-type="float">
            <text:p>54</text:p>
          </table:table-cell>
          <table:table-cell office:value-type="float" office:value="544" calcext:value-type="float">
            <text:p>544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MIN([.B36:.U36])" office:value-type="float" office:value="54" calcext:value-type="float">
            <text:p>54</text:p>
          </table:table-cell>
          <table:table-cell table:formula="of:=MAX([.B36:.U36])"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616" calcext:value-type="float">
            <text:p>61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269" calcext:value-type="float">
            <text:p>269</text:p>
          </table:table-cell>
          <table:table-cell office:value-type="float" office:value="404" calcext:value-type="float">
            <text:p>404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office:value-type="float" office:value="872" calcext:value-type="float">
            <text:p>872</text:p>
          </table:table-cell>
          <table:table-cell office:value-type="float" office:value="614" calcext:value-type="float">
            <text:p>614</text:p>
          </table:table-cell>
          <table:table-cell office:value-type="float" office:value="885" calcext:value-type="float">
            <text:p>885</text:p>
          </table:table-cell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557" calcext:value-type="float">
            <text:p>557</text:p>
          </table:table-cell>
          <table:table-cell office:value-type="float" office:value="165" calcext:value-type="float">
            <text:p>165</text:p>
          </table:table-cell>
          <table:table-cell office:value-type="float" office:value="894" calcext:value-type="float">
            <text:p>894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MIN([.B37:.U37])" office:value-type="float" office:value="61" calcext:value-type="float">
            <text:p>61</text:p>
          </table:table-cell>
          <table:table-cell table:formula="of:=MAX([.B37:.U37])"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569" calcext:value-type="float">
            <text:p>569</text:p>
          </table:table-cell>
          <table:table-cell office:value-type="float" office:value="887" calcext:value-type="float">
            <text:p>887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874" calcext:value-type="float">
            <text:p>874</text:p>
          </table:table-cell>
          <table:table-cell office:value-type="float" office:value="277" calcext:value-type="float">
            <text:p>277</text:p>
          </table:table-cell>
          <table:table-cell office:value-type="float" office:value="754" calcext:value-type="float">
            <text:p>754</text:p>
          </table:table-cell>
          <table:table-cell office:value-type="float" office:value="95" calcext:value-type="float">
            <text:p>95</text:p>
          </table:table-cell>
          <table:table-cell office:value-type="float" office:value="344" calcext:value-type="float">
            <text:p>344</text:p>
          </table:table-cell>
          <table:table-cell office:value-type="float" office:value="934" calcext:value-type="float">
            <text:p>934</text:p>
          </table:table-cell>
          <table:table-cell office:value-type="float" office:value="751" calcext:value-type="float">
            <text:p>751</text:p>
          </table:table-cell>
          <table:table-cell office:value-type="float" office:value="561" calcext:value-type="float">
            <text:p>561</text:p>
          </table:table-cell>
          <table:table-cell office:value-type="float" office:value="228" calcext:value-type="float">
            <text:p>228</text:p>
          </table:table-cell>
          <table:table-cell office:value-type="float" office:value="448" calcext:value-type="float">
            <text:p>448</text:p>
          </table:table-cell>
          <table:table-cell office:value-type="float" office:value="252" calcext:value-type="float">
            <text:p>252</text:p>
          </table:table-cell>
          <table:table-cell office:value-type="float" office:value="99" calcext:value-type="float">
            <text:p>99</text:p>
          </table:table-cell>
          <table:table-cell office:value-type="float" office:value="387" calcext:value-type="float">
            <text:p>387</text:p>
          </table:table-cell>
          <table:table-cell office:value-type="float" office:value="258" calcext:value-type="float">
            <text:p>258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MIN([.B38:.U38])" office:value-type="float" office:value="80" calcext:value-type="float">
            <text:p>80</text:p>
          </table:table-cell>
          <table:table-cell table:formula="of:=MAX([.B38:.U38])"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218" calcext:value-type="float">
            <text:p>218</text:p>
          </table:table-cell>
          <table:table-cell office:value-type="float" office:value="258" calcext:value-type="float">
            <text:p>258</text:p>
          </table:table-cell>
          <table:table-cell office:value-type="float" office:value="943" calcext:value-type="float">
            <text:p>943</text:p>
          </table:table-cell>
          <table:table-cell office:value-type="float" office:value="184" calcext:value-type="float">
            <text:p>184</text:p>
          </table:table-cell>
          <table:table-cell office:value-type="float" office:value="832" calcext:value-type="float">
            <text:p>832</text:p>
          </table:table-cell>
          <table:table-cell office:value-type="float" office:value="506" calcext:value-type="float">
            <text:p>506</text:p>
          </table:table-cell>
          <table:table-cell office:value-type="float" office:value="729" calcext:value-type="float">
            <text:p>729</text:p>
          </table:table-cell>
          <table:table-cell office:value-type="float" office:value="605" calcext:value-type="float">
            <text:p>605</text:p>
          </table:table-cell>
          <table:table-cell office:value-type="float" office:value="654" calcext:value-type="float">
            <text:p>654</text:p>
          </table:table-cell>
          <table:table-cell office:value-type="float" office:value="810" calcext:value-type="float">
            <text:p>810</text:p>
          </table:table-cell>
          <table:table-cell office:value-type="float" office:value="932" calcext:value-type="float">
            <text:p>932</text:p>
          </table:table-cell>
          <table:table-cell office:value-type="float" office:value="376" calcext:value-type="float">
            <text:p>376</text:p>
          </table:table-cell>
          <table:table-cell office:value-type="float" office:value="796" calcext:value-type="float">
            <text:p>796</text:p>
          </table:table-cell>
          <table:table-cell office:value-type="float" office:value="260" calcext:value-type="float">
            <text:p>260</text:p>
          </table:table-cell>
          <table:table-cell office:value-type="float" office:value="944" calcext:value-type="float">
            <text:p>944</text:p>
          </table:table-cell>
          <table:table-cell office:value-type="float" office:value="226" calcext:value-type="float">
            <text:p>226</text:p>
          </table:table-cell>
          <table:table-cell office:value-type="float" office:value="291" calcext:value-type="float">
            <text:p>291</text:p>
          </table:table-cell>
          <table:table-cell office:value-type="float" office:value="750" calcext:value-type="float">
            <text:p>750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MIN([.B39:.U39])" office:value-type="float" office:value="184" calcext:value-type="float">
            <text:p>184</text:p>
          </table:table-cell>
          <table:table-cell table:formula="of:=MAX([.B39:.U39])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221" calcext:value-type="float">
            <text:p>221</text:p>
          </table:table-cell>
          <table:table-cell office:value-type="float" office:value="876" calcext:value-type="float">
            <text:p>876</text:p>
          </table:table-cell>
          <table:table-cell office:value-type="float" office:value="508" calcext:value-type="float">
            <text:p>508</text:p>
          </table:table-cell>
          <table:table-cell office:value-type="float" office:value="346" calcext:value-type="float">
            <text:p>346</text:p>
          </table:table-cell>
          <table:table-cell office:value-type="float" office:value="376" calcext:value-type="float">
            <text:p>376</text:p>
          </table:table-cell>
          <table:table-cell office:value-type="float" office:value="523" calcext:value-type="float">
            <text:p>523</text:p>
          </table:table-cell>
          <table:table-cell office:value-type="float" office:value="190" calcext:value-type="float">
            <text:p>190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653" calcext:value-type="float">
            <text:p>653</text:p>
          </table:table-cell>
          <table:table-cell office:value-type="float" office:value="63" calcext:value-type="float">
            <text:p>63</text:p>
          </table:table-cell>
          <table:table-cell office:value-type="float" office:value="549" calcext:value-type="float">
            <text:p>549</text:p>
          </table:table-cell>
          <table:table-cell office:value-type="float" office:value="535" calcext:value-type="float">
            <text:p>535</text:p>
          </table:table-cell>
          <table:table-cell office:value-type="float" office:value="753" calcext:value-type="float">
            <text:p>753</text:p>
          </table:table-cell>
          <table:table-cell office:value-type="float" office:value="323" calcext:value-type="float">
            <text:p>323</text:p>
          </table:table-cell>
          <table:table-cell office:value-type="float" office:value="94" calcext:value-type="float">
            <text:p>94</text:p>
          </table:table-cell>
          <table:table-cell/>
          <table:table-cell table:formula="of:=MIN([.B40:.U40])" office:value-type="float" office:value="63" calcext:value-type="float">
            <text:p>63</text:p>
          </table:table-cell>
          <table:table-cell table:formula="of:=MAX([.B40:.U40])"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699" calcext:value-type="float">
            <text:p>699</text:p>
          </table:table-cell>
          <table:table-cell office:value-type="float" office:value="382" calcext:value-type="float">
            <text:p>382</text:p>
          </table:table-cell>
          <table:table-cell office:value-type="float" office:value="525" calcext:value-type="float">
            <text:p>525</text:p>
          </table:table-cell>
          <table:table-cell office:value-type="float" office:value="910" calcext:value-type="float">
            <text:p>910</text:p>
          </table:table-cell>
          <table:table-cell office:value-type="float" office:value="365" calcext:value-type="float">
            <text:p>365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  <table:table-cell office:value-type="float" office:value="874" calcext:value-type="float">
            <text:p>874</text:p>
          </table:table-cell>
          <table:table-cell office:value-type="float" office:value="278" calcext:value-type="float">
            <text:p>278</text:p>
          </table:table-cell>
          <table:table-cell office:value-type="float" office:value="390" calcext:value-type="float">
            <text:p>390</text:p>
          </table:table-cell>
          <table:table-cell office:value-type="float" office:value="941" calcext:value-type="float">
            <text:p>941</text:p>
          </table:table-cell>
          <table:table-cell office:value-type="float" office:value="733" calcext:value-type="float">
            <text:p>733</text:p>
          </table:table-cell>
          <table:table-cell office:value-type="float" office:value="159" calcext:value-type="float">
            <text:p>159</text:p>
          </table:table-cell>
          <table:table-cell office:value-type="float" office:value="731" calcext:value-type="float">
            <text:p>731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916" calcext:value-type="float">
            <text:p>916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MIN([.B41:.U41])" office:value-type="float" office:value="103" calcext:value-type="float">
            <text:p>103</text:p>
          </table:table-cell>
          <table:table-cell table:formula="of:=MAX([.B41:.U41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90" calcext:value-type="float">
            <text:p>90</text:p>
          </table:table-cell>
          <table:table-cell office:value-type="float" office:value="703" calcext:value-type="float">
            <text:p>703</text:p>
          </table:table-cell>
          <table:table-cell office:value-type="float" office:value="253" calcext:value-type="float">
            <text:p>253</text:p>
          </table:table-cell>
          <table:table-cell office:value-type="float" office:value="376" calcext:value-type="float">
            <text:p>376</text:p>
          </table:table-cell>
          <table:table-cell office:value-type="float" office:value="360" calcext:value-type="float">
            <text:p>360</text:p>
          </table:table-cell>
          <table:table-cell office:value-type="float" office:value="166" calcext:value-type="float">
            <text:p>166</text:p>
          </table:table-cell>
          <table:table-cell office:value-type="float" office:value="546" calcext:value-type="float">
            <text:p>546</text:p>
          </table:table-cell>
          <table:table-cell office:value-type="float" office:value="257" calcext:value-type="float">
            <text:p>257</text:p>
          </table:table-cell>
          <table:table-cell office:value-type="float" office:value="488" calcext:value-type="float">
            <text:p>488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office:value-type="float" office:value="752" calcext:value-type="float">
            <text:p>752</text:p>
          </table:table-cell>
          <table:table-cell office:value-type="float" office:value="835" calcext:value-type="float">
            <text:p>835</text:p>
          </table:table-cell>
          <table:table-cell office:value-type="float" office:value="181" calcext:value-type="float">
            <text:p>181</text:p>
          </table:table-cell>
          <table:table-cell office:value-type="float" office:value="429" calcext:value-type="float">
            <text:p>429</text:p>
          </table:table-cell>
          <table:table-cell office:value-type="float" office:value="944" calcext:value-type="float">
            <text:p>944</text:p>
          </table:table-cell>
          <table:table-cell office:value-type="float" office:value="515" calcext:value-type="float">
            <text:p>515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MIN([.B42:.U42])" office:value-type="float" office:value="90" calcext:value-type="float">
            <text:p>90</text:p>
          </table:table-cell>
          <table:table-cell table:formula="of:=MAX([.B42:.U42])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office:value-type="float" office:value="638" calcext:value-type="float">
            <text:p>638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474" calcext:value-type="float">
            <text:p>474</text:p>
          </table:table-cell>
          <table:table-cell office:value-type="float" office:value="50" calcext:value-type="float">
            <text:p>50</text:p>
          </table:table-cell>
          <table:table-cell office:value-type="float" office:value="510" calcext:value-type="float">
            <text:p>510</text:p>
          </table:table-cell>
          <table:table-cell office:value-type="float" office:value="273" calcext:value-type="float">
            <text:p>273</text:p>
          </table:table-cell>
          <table:table-cell office:value-type="float" office:value="604" calcext:value-type="float">
            <text:p>604</text:p>
          </table:table-cell>
          <table:table-cell office:value-type="float" office:value="129" calcext:value-type="float">
            <text:p>129</text:p>
          </table:table-cell>
          <table:table-cell office:value-type="float" office:value="703" calcext:value-type="float">
            <text:p>703</text:p>
          </table:table-cell>
          <table:table-cell office:value-type="float" office:value="193" calcext:value-type="float">
            <text:p>193</text:p>
          </table:table-cell>
          <table:table-cell office:value-type="float" office:value="839" calcext:value-type="float">
            <text:p>839</text:p>
          </table:table-cell>
          <table:table-cell office:value-type="float" office:value="639" calcext:value-type="float">
            <text:p>639</text:p>
          </table:table-cell>
          <table:table-cell office:value-type="float" office:value="281" calcext:value-type="float">
            <text:p>281</text:p>
          </table:table-cell>
          <table:table-cell office:value-type="float" office:value="612" calcext:value-type="float">
            <text:p>612</text:p>
          </table:table-cell>
          <table:table-cell office:value-type="float" office:value="588" calcext:value-type="float">
            <text:p>588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MIN([.B43:.U43])" office:value-type="float" office:value="50" calcext:value-type="float">
            <text:p>50</text:p>
          </table:table-cell>
          <table:table-cell table:formula="of:=MAX([.B43:.U43])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816" calcext:value-type="float">
            <text:p>816</text:p>
          </table:table-cell>
          <table:table-cell office:value-type="float" office:value="111" calcext:value-type="float">
            <text:p>111</text:p>
          </table:table-cell>
          <table:table-cell office:value-type="float" office:value="386" calcext:value-type="float">
            <text:p>386</text:p>
          </table:table-cell>
          <table:table-cell office:value-type="float" office:value="755" calcext:value-type="float">
            <text:p>755</text:p>
          </table:table-cell>
          <table:table-cell office:value-type="float" office:value="652" calcext:value-type="float">
            <text:p>652</text:p>
          </table:table-cell>
          <table:table-cell office:value-type="float" office:value="428" calcext:value-type="float">
            <text:p>428</text:p>
          </table:table-cell>
          <table:table-cell office:value-type="float" office:value="353" calcext:value-type="float">
            <text:p>353</text:p>
          </table:table-cell>
          <table:table-cell office:value-type="float" office:value="583" calcext:value-type="float">
            <text:p>583</text:p>
          </table:table-cell>
          <table:table-cell office:value-type="float" office:value="625" calcext:value-type="float">
            <text:p>625</text:p>
          </table:table-cell>
          <table:table-cell office:value-type="float" office:value="50" calcext:value-type="float">
            <text:p>50</text:p>
          </table:table-cell>
          <table:table-cell office:value-type="float" office:value="655" calcext:value-type="float">
            <text:p>65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227" calcext:value-type="float">
            <text:p>227</text:p>
          </table:table-cell>
          <table:table-cell office:value-type="float" office:value="181" calcext:value-type="float">
            <text:p>181</text:p>
          </table:table-cell>
          <table:table-cell office:value-type="float" office:value="266" calcext:value-type="float">
            <text:p>266</text:p>
          </table:table-cell>
          <table:table-cell office:value-type="float" office:value="395" calcext:value-type="float">
            <text:p>395</text:p>
          </table:table-cell>
          <table:table-cell office:value-type="float" office:value="732" calcext:value-type="float">
            <text:p>73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MIN([.B44:.U44])" office:value-type="float" office:value="50" calcext:value-type="float">
            <text:p>50</text:p>
          </table:table-cell>
          <table:table-cell table:formula="of:=MAX([.B44:.U44])"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193" calcext:value-type="float">
            <text:p>193</text:p>
          </table:table-cell>
          <table:table-cell office:value-type="float" office:value="883" calcext:value-type="float">
            <text:p>883</text:p>
          </table:table-cell>
          <table:table-cell office:value-type="float" office:value="164" calcext:value-type="float">
            <text:p>164</text:p>
          </table:table-cell>
          <table:table-cell office:value-type="float" office:value="350" calcext:value-type="float">
            <text:p>350</text:p>
          </table:table-cell>
          <table:table-cell office:value-type="float" office:value="293" calcext:value-type="float">
            <text:p>293</text:p>
          </table:table-cell>
          <table:table-cell office:value-type="float" office:value="77" calcext:value-type="float">
            <text:p>77</text:p>
          </table:table-cell>
          <table:table-cell office:value-type="float" office:value="718" calcext:value-type="float">
            <text:p>718</text:p>
          </table:table-cell>
          <table:table-cell office:value-type="float" office:value="604" calcext:value-type="float">
            <text:p>604</text:p>
          </table:table-cell>
          <table:table-cell office:value-type="float" office:value="429" calcext:value-type="float">
            <text:p>429</text:p>
          </table:table-cell>
          <table:table-cell office:value-type="float" office:value="128" calcext:value-type="float">
            <text:p>128</text:p>
          </table:table-cell>
          <table:table-cell office:value-type="float" office:value="641" calcext:value-type="float">
            <text:p>641</text:p>
          </table:table-cell>
          <table:table-cell office:value-type="float" office:value="277" calcext:value-type="float">
            <text:p>277</text:p>
          </table:table-cell>
          <table:table-cell office:value-type="float" office:value="935" calcext:value-type="float">
            <text:p>935</text:p>
          </table:table-cell>
          <table:table-cell office:value-type="float" office:value="429" calcext:value-type="float">
            <text:p>429</text:p>
          </table:table-cell>
          <table:table-cell office:value-type="float" office:value="574" calcext:value-type="float">
            <text:p>574</text:p>
          </table:table-cell>
          <table:table-cell office:value-type="float" office:value="828" calcext:value-type="float">
            <text:p>828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MIN([.B45:.U45])" office:value-type="float" office:value="77" calcext:value-type="float">
            <text:p>77</text:p>
          </table:table-cell>
          <table:table-cell table:formula="of:=MAX([.B45:.U45])"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663" calcext:value-type="float">
            <text:p>663</text:p>
          </table:table-cell>
          <table:table-cell office:value-type="float" office:value="949" calcext:value-type="float">
            <text:p>949</text:p>
          </table:table-cell>
          <table:table-cell office:value-type="float" office:value="462" calcext:value-type="float">
            <text:p>462</text:p>
          </table:table-cell>
          <table:table-cell office:value-type="float" office:value="377" calcext:value-type="float">
            <text:p>377</text:p>
          </table:table-cell>
          <table:table-cell office:value-type="float" office:value="158" calcext:value-type="float">
            <text:p>158</text:p>
          </table:table-cell>
          <table:table-cell office:value-type="float" office:value="831" calcext:value-type="float">
            <text:p>831</text:p>
          </table:table-cell>
          <table:table-cell office:value-type="float" office:value="698" calcext:value-type="float">
            <text:p>698</text:p>
          </table:table-cell>
          <table:table-cell office:value-type="float" office:value="334" calcext:value-type="float">
            <text:p>33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82" calcext:value-type="float">
            <text:p>782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936" calcext:value-type="float">
            <text:p>936</text:p>
          </table:table-cell>
          <table:table-cell office:value-type="float" office:value="152" calcext:value-type="float">
            <text:p>152</text:p>
          </table:table-cell>
          <table:table-cell office:value-type="float" office:value="322" calcext:value-type="float">
            <text:p>322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MIN([.B46:.U46])" office:value-type="float" office:value="61" calcext:value-type="float">
            <text:p>61</text:p>
          </table:table-cell>
          <table:table-cell table:formula="of:=MAX([.B46:.U46])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926" calcext:value-type="float">
            <text:p>926</text:p>
          </table:table-cell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office:value-type="float" office:value="539" calcext:value-type="float">
            <text:p>539</text:p>
          </table:table-cell>
          <table:table-cell office:value-type="float" office:value="749" calcext:value-type="float">
            <text:p>749</text:p>
          </table:table-cell>
          <table:table-cell office:value-type="float" office:value="134" calcext:value-type="float">
            <text:p>134</text:p>
          </table:table-cell>
          <table:table-cell office:value-type="float" office:value="556" calcext:value-type="float">
            <text:p>556</text:p>
          </table:table-cell>
          <table:table-cell office:value-type="float" office:value="610" calcext:value-type="float">
            <text:p>610</text:p>
          </table:table-cell>
          <table:table-cell office:value-type="float" office:value="230" calcext:value-type="float">
            <text:p>230</text:p>
          </table:table-cell>
          <table:table-cell office:value-type="float" office:value="894" calcext:value-type="float">
            <text:p>894</text:p>
          </table:table-cell>
          <table:table-cell office:value-type="float" office:value="339" calcext:value-type="float">
            <text:p>339</text:p>
          </table:table-cell>
          <table:table-cell office:value-type="float" office:value="649" calcext:value-type="float">
            <text:p>649</text:p>
          </table:table-cell>
          <table:table-cell office:value-type="float" office:value="564" calcext:value-type="float">
            <text:p>564</text:p>
          </table:table-cell>
          <table:table-cell office:value-type="float" office:value="211" calcext:value-type="float">
            <text:p>211</text:p>
          </table:table-cell>
          <table:table-cell office:value-type="float" office:value="371" calcext:value-type="float">
            <text:p>371</text:p>
          </table:table-cell>
          <table:table-cell office:value-type="float" office:value="726" calcext:value-type="float">
            <text:p>726</text:p>
          </table:table-cell>
          <table:table-cell office:value-type="float" office:value="561" calcext:value-type="float">
            <text:p>561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MIN([.B47:.U47])" office:value-type="float" office:value="129" calcext:value-type="float">
            <text:p>129</text:p>
          </table:table-cell>
          <table:table-cell table:formula="of:=MAX([.B47:.U47])"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639" calcext:value-type="float">
            <text:p>639</text:p>
          </table:table-cell>
          <table:table-cell office:value-type="float" office:value="98" calcext:value-type="float">
            <text:p>98</text:p>
          </table:table-cell>
          <table:table-cell office:value-type="float" office:value="820" calcext:value-type="float">
            <text:p>820</text:p>
          </table:table-cell>
          <table:table-cell office:value-type="float" office:value="725" calcext:value-type="float">
            <text:p>725</text:p>
          </table:table-cell>
          <table:table-cell office:value-type="float" office:value="608" calcext:value-type="float">
            <text:p>608</text:p>
          </table:table-cell>
          <table:table-cell office:value-type="float" office:value="680" calcext:value-type="float">
            <text:p>680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726" calcext:value-type="float">
            <text:p>726</text:p>
          </table:table-cell>
          <table:table-cell office:value-type="float" office:value="591" calcext:value-type="float">
            <text:p>591</text:p>
          </table:table-cell>
          <table:table-cell office:value-type="float" office:value="204" calcext:value-type="float">
            <text:p>204</text:p>
          </table:table-cell>
          <table:table-cell office:value-type="float" office:value="369" calcext:value-type="float">
            <text:p>369</text:p>
          </table:table-cell>
          <table:table-cell office:value-type="float" office:value="297" calcext:value-type="float">
            <text:p>297</text:p>
          </table:table-cell>
          <table:table-cell office:value-type="float" office:value="927" calcext:value-type="float">
            <text:p>927</text:p>
          </table:table-cell>
          <table:table-cell office:value-type="float" office:value="659" calcext:value-type="float">
            <text:p>659</text:p>
          </table:table-cell>
          <table:table-cell office:value-type="float" office:value="256" calcext:value-type="float">
            <text:p>256</text:p>
          </table:table-cell>
          <table:table-cell office:value-type="float" office:value="395" calcext:value-type="float">
            <text:p>395</text:p>
          </table:table-cell>
          <table:table-cell office:value-type="float" office:value="354" calcext:value-type="float">
            <text:p>354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MIN([.B48:.U48])" office:value-type="float" office:value="98" calcext:value-type="float">
            <text:p>98</text:p>
          </table:table-cell>
          <table:table-cell table:formula="of:=MAX([.B48:.U48])"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276" calcext:value-type="float">
            <text:p>276</text:p>
          </table:table-cell>
          <table:table-cell office:value-type="float" office:value="369" calcext:value-type="float">
            <text:p>369</text:p>
          </table:table-cell>
          <table:table-cell office:value-type="float" office:value="390" calcext:value-type="float">
            <text:p>390</text:p>
          </table:table-cell>
          <table:table-cell office:value-type="float" office:value="696" calcext:value-type="float">
            <text:p>696</text:p>
          </table:table-cell>
          <table:table-cell office:value-type="float" office:value="321" calcext:value-type="float">
            <text:p>321</text:p>
          </table:table-cell>
          <table:table-cell office:value-type="float" office:value="694" calcext:value-type="float">
            <text:p>694</text:p>
          </table:table-cell>
          <table:table-cell office:value-type="float" office:value="612" calcext:value-type="float">
            <text:p>612</text:p>
          </table:table-cell>
          <table:table-cell office:value-type="float" office:value="313" calcext:value-type="float">
            <text:p>313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657" calcext:value-type="float">
            <text:p>657</text:p>
          </table:table-cell>
          <table:table-cell office:value-type="float" office:value="939" calcext:value-type="float">
            <text:p>939</text:p>
          </table:table-cell>
          <table:table-cell office:value-type="float" office:value="275" calcext:value-type="float">
            <text:p>275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895" calcext:value-type="float">
            <text:p>895</text:p>
          </table:table-cell>
          <table:table-cell office:value-type="float" office:value="57" calcext:value-type="float">
            <text:p>57</text:p>
          </table:table-cell>
          <table:table-cell office:value-type="float" office:value="936" calcext:value-type="float">
            <text:p>93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MIN([.B49:.U49])" office:value-type="float" office:value="57" calcext:value-type="float">
            <text:p>57</text:p>
          </table:table-cell>
          <table:table-cell table:formula="of:=MAX([.B49:.U49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248" calcext:value-type="float">
            <text:p>248</text:p>
          </table:table-cell>
          <table:table-cell office:value-type="float" office:value="602" calcext:value-type="float">
            <text:p>602</text:p>
          </table:table-cell>
          <table:table-cell office:value-type="float" office:value="663" calcext:value-type="float">
            <text:p>663</text:p>
          </table:table-cell>
          <table:table-cell office:value-type="float" office:value="876" calcext:value-type="float">
            <text:p>876</text:p>
          </table:table-cell>
          <table:table-cell office:value-type="float" office:value="874" calcext:value-type="float">
            <text:p>874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534" calcext:value-type="float">
            <text:p>534</text:p>
          </table:table-cell>
          <table:table-cell office:value-type="float" office:value="710" calcext:value-type="float">
            <text:p>71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938" calcext:value-type="float">
            <text:p>938</text:p>
          </table:table-cell>
          <table:table-cell office:value-type="float" office:value="197" calcext:value-type="float">
            <text:p>197</text:p>
          </table:table-cell>
          <table:table-cell office:value-type="float" office:value="285" calcext:value-type="float">
            <text:p>285</text:p>
          </table:table-cell>
          <table:table-cell office:value-type="float" office:value="78" calcext:value-type="float">
            <text:p>7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MIN([.B50:.U50])" office:value-type="float" office:value="78" calcext:value-type="float">
            <text:p>78</text:p>
          </table:table-cell>
          <table:table-cell table:formula="of:=MAX([.B50:.U50])"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787" calcext:value-type="float">
            <text:p>787</text:p>
          </table:table-cell>
          <table:table-cell office:value-type="float" office:value="811" calcext:value-type="float">
            <text:p>81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481" calcext:value-type="float">
            <text:p>481</text:p>
          </table:table-cell>
          <table:table-cell office:value-type="float" office:value="143" calcext:value-type="float">
            <text:p>143</text:p>
          </table:table-cell>
          <table:table-cell office:value-type="float" office:value="926" calcext:value-type="float">
            <text:p>926</text:p>
          </table:table-cell>
          <table:table-cell office:value-type="float" office:value="212" calcext:value-type="float">
            <text:p>212</text:p>
          </table:table-cell>
          <table:table-cell office:value-type="float" office:value="577" calcext:value-type="float">
            <text:p>577</text:p>
          </table:table-cell>
          <table:table-cell office:value-type="float" office:value="397" calcext:value-type="float">
            <text:p>397</text:p>
          </table:table-cell>
          <table:table-cell office:value-type="float" office:value="214" calcext:value-type="float">
            <text:p>21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11" calcext:value-type="float">
            <text:p>711</text:p>
          </table:table-cell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office:value-type="float" office:value="604" calcext:value-type="float">
            <text:p>604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MIN([.B51:.U51])" office:value-type="float" office:value="70" calcext:value-type="float">
            <text:p>70</text:p>
          </table:table-cell>
          <table:table-cell table:formula="of:=MAX([.B51:.U51])"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166" calcext:value-type="float">
            <text:p>166</text:p>
          </table:table-cell>
          <table:table-cell office:value-type="float" office:value="606" calcext:value-type="float">
            <text:p>606</text:p>
          </table:table-cell>
          <table:table-cell office:value-type="float" office:value="66" calcext:value-type="float">
            <text:p>66</text:p>
          </table:table-cell>
          <table:table-cell office:value-type="float" office:value="578" calcext:value-type="float">
            <text:p>578</text:p>
          </table:table-cell>
          <table:table-cell office:value-type="float" office:value="487" calcext:value-type="float">
            <text:p>487</text:p>
          </table:table-cell>
          <table:table-cell office:value-type="float" office:value="591" calcext:value-type="float">
            <text:p>591</text:p>
          </table:table-cell>
          <table:table-cell office:value-type="float" office:value="340" calcext:value-type="float">
            <text:p>340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588" calcext:value-type="float">
            <text:p>588</text:p>
          </table:table-cell>
          <table:table-cell office:value-type="float" office:value="175" calcext:value-type="float">
            <text:p>175</text:p>
          </table:table-cell>
          <table:table-cell office:value-type="float" office:value="847" calcext:value-type="float">
            <text:p>847</text:p>
          </table:table-cell>
          <table:table-cell office:value-type="float" office:value="283" calcext:value-type="float">
            <text:p>283</text:p>
          </table:table-cell>
          <table:table-cell office:value-type="float" office:value="669" calcext:value-type="float">
            <text:p>669</text:p>
          </table:table-cell>
          <table:table-cell office:value-type="float" office:value="381" calcext:value-type="float">
            <text:p>381</text:p>
          </table:table-cell>
          <table:table-cell office:value-type="float" office:value="291" calcext:value-type="float">
            <text:p>291</text:p>
          </table:table-cell>
          <table:table-cell office:value-type="float" office:value="362" calcext:value-type="float">
            <text:p>362</text:p>
          </table:table-cell>
          <table:table-cell office:value-type="float" office:value="253" calcext:value-type="float">
            <text:p>253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MIN([.B52:.U52])" office:value-type="float" office:value="58" calcext:value-type="float">
            <text:p>58</text:p>
          </table:table-cell>
          <table:table-cell table:formula="of:=MAX([.B52:.U52])"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  <table:table-cell office:value-type="float" office:value="685" calcext:value-type="float">
            <text:p>685</text:p>
          </table:table-cell>
          <table:table-cell office:value-type="float" office:value="188" calcext:value-type="float">
            <text:p>188</text:p>
          </table:table-cell>
          <table:table-cell office:value-type="float" office:value="885" calcext:value-type="float">
            <text:p>885</text:p>
          </table:table-cell>
          <table:table-cell office:value-type="float" office:value="225" calcext:value-type="float">
            <text:p>225</text:p>
          </table:table-cell>
          <table:table-cell office:value-type="float" office:value="269" calcext:value-type="float">
            <text:p>269</text:p>
          </table:table-cell>
          <table:table-cell office:value-type="float" office:value="383" calcext:value-type="float">
            <text:p>383</text:p>
          </table:table-cell>
          <table:table-cell office:value-type="float" office:value="704" calcext:value-type="float">
            <text:p>704</text:p>
          </table:table-cell>
          <table:table-cell office:value-type="float" office:value="832" calcext:value-type="float">
            <text:p>832</text:p>
          </table:table-cell>
          <table:table-cell office:value-type="float" office:value="875" calcext:value-type="float">
            <text:p>875</text:p>
          </table:table-cell>
          <table:table-cell office:value-type="float" office:value="603" calcext:value-type="float">
            <text:p>603</text:p>
          </table:table-cell>
          <table:table-cell office:value-type="float" office:value="68" calcext:value-type="float">
            <text:p>68</text:p>
          </table:table-cell>
          <table:table-cell office:value-type="float" office:value="789" calcext:value-type="float">
            <text:p>789</text:p>
          </table:table-cell>
          <table:table-cell office:value-type="float" office:value="575" calcext:value-type="float">
            <text:p>575</text:p>
          </table:table-cell>
          <table:table-cell office:value-type="float" office:value="890" calcext:value-type="float">
            <text:p>890</text:p>
          </table:table-cell>
          <table:table-cell office:value-type="float" office:value="917" calcext:value-type="float">
            <text:p>917</text:p>
          </table:table-cell>
          <table:table-cell office:value-type="float" office:value="890" calcext:value-type="float">
            <text:p>89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MIN([.B53:.U53])" office:value-type="float" office:value="68" calcext:value-type="float">
            <text:p>68</text:p>
          </table:table-cell>
          <table:table-cell table:formula="of:=MAX([.B53:.U53])"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223" calcext:value-type="float">
            <text:p>223</text:p>
          </table:table-cell>
          <table:table-cell office:value-type="float" office:value="508" calcext:value-type="float">
            <text:p>508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  <table:table-cell office:value-type="float" office:value="421" calcext:value-type="float">
            <text:p>421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364" calcext:value-type="float">
            <text:p>364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423" calcext:value-type="float">
            <text:p>423</text:p>
          </table:table-cell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698" calcext:value-type="float">
            <text:p>698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MIN([.B54:.U54])" office:value-type="float" office:value="88" calcext:value-type="float">
            <text:p>88</text:p>
          </table:table-cell>
          <table:table-cell table:formula="of:=MAX([.B54:.U54])"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269" calcext:value-type="float">
            <text:p>269</text:p>
          </table:table-cell>
          <table:table-cell office:value-type="float" office:value="369" calcext:value-type="float">
            <text:p>369</text:p>
          </table:table-cell>
          <table:table-cell office:value-type="float" office:value="570" calcext:value-type="float">
            <text:p>570</text:p>
          </table:table-cell>
          <table:table-cell office:value-type="float" office:value="734" calcext:value-type="float">
            <text:p>734</text:p>
          </table:table-cell>
          <table:table-cell office:value-type="float" office:value="298" calcext:value-type="float">
            <text:p>298</text:p>
          </table:table-cell>
          <table:table-cell office:value-type="float" office:value="317" calcext:value-type="float">
            <text:p>317</text:p>
          </table:table-cell>
          <table:table-cell office:value-type="float" office:value="349" calcext:value-type="float">
            <text:p>349</text:p>
          </table:table-cell>
          <table:table-cell office:value-type="float" office:value="811" calcext:value-type="float">
            <text:p>811</text:p>
          </table:table-cell>
          <table:table-cell office:value-type="float" office:value="526" calcext:value-type="float">
            <text:p>526</text:p>
          </table:table-cell>
          <table:table-cell office:value-type="float" office:value="610" calcext:value-type="float">
            <text:p>610</text:p>
          </table:table-cell>
          <table:table-cell office:value-type="float" office:value="939" calcext:value-type="float">
            <text:p>939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535" calcext:value-type="float">
            <text:p>535</text:p>
          </table:table-cell>
          <table:table-cell office:value-type="float" office:value="897" calcext:value-type="float">
            <text:p>897</text:p>
          </table:table-cell>
          <table:table-cell office:value-type="float" office:value="874" calcext:value-type="float">
            <text:p>874</text:p>
          </table:table-cell>
          <table:table-cell office:value-type="float" office:value="91" calcext:value-type="float">
            <text:p>91</text:p>
          </table:table-cell>
          <table:table-cell office:value-type="float" office:value="336" calcext:value-type="float">
            <text:p>336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MIN([.B55:.U55])" office:value-type="float" office:value="91" calcext:value-type="float">
            <text:p>91</text:p>
          </table:table-cell>
          <table:table-cell table:formula="of:=MAX([.B55:.U55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836" calcext:value-type="float">
            <text:p>836</text:p>
          </table:table-cell>
          <table:table-cell office:value-type="float" office:value="343" calcext:value-type="float">
            <text:p>343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float" office:value="931" calcext:value-type="float">
            <text:p>931</text:p>
          </table:table-cell>
          <table:table-cell office:value-type="float" office:value="256" calcext:value-type="float">
            <text:p>256</text:p>
          </table:table-cell>
          <table:table-cell office:value-type="float" office:value="183" calcext:value-type="float">
            <text:p>183</text:p>
          </table:table-cell>
          <table:table-cell office:value-type="float" office:value="545" calcext:value-type="float">
            <text:p>545</text:p>
          </table:table-cell>
          <table:table-cell office:value-type="float" office:value="581" calcext:value-type="float">
            <text:p>581</text:p>
          </table:table-cell>
          <table:table-cell office:value-type="float" office:value="888" calcext:value-type="float">
            <text:p>888</text:p>
          </table:table-cell>
          <table:table-cell office:value-type="float" office:value="947" calcext:value-type="float">
            <text:p>947</text:p>
          </table:table-cell>
          <table:table-cell office:value-type="float" office:value="579" calcext:value-type="float">
            <text:p>579</text:p>
          </table:table-cell>
          <table:table-cell office:value-type="float" office:value="282" calcext:value-type="float">
            <text:p>282</text:p>
          </table:table-cell>
          <table:table-cell office:value-type="float" office:value="581" calcext:value-type="float">
            <text:p>581</text:p>
          </table:table-cell>
          <table:table-cell office:value-type="float" office:value="751" calcext:value-type="float">
            <text:p>751</text:p>
          </table:table-cell>
          <table:table-cell office:value-type="float" office:value="831" calcext:value-type="float">
            <text:p>831</text:p>
          </table:table-cell>
          <table:table-cell office:value-type="float" office:value="285" calcext:value-type="float">
            <text:p>285</text:p>
          </table:table-cell>
          <table:table-cell office:value-type="float" office:value="190" calcext:value-type="float">
            <text:p>190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MIN([.B56:.U56])" office:value-type="float" office:value="183" calcext:value-type="float">
            <text:p>183</text:p>
          </table:table-cell>
          <table:table-cell table:formula="of:=MAX([.B56:.U56])"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896" calcext:value-type="float">
            <text:p>896</text:p>
          </table:table-cell>
          <table:table-cell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office:value-type="float" office:value="732" calcext:value-type="float">
            <text:p>732</text:p>
          </table:table-cell>
          <table:table-cell office:value-type="float" office:value="348" calcext:value-type="float">
            <text:p>348</text:p>
          </table:table-cell>
          <table:table-cell office:value-type="float" office:value="498" calcext:value-type="float">
            <text:p>498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844" calcext:value-type="float">
            <text:p>844</text:p>
          </table:table-cell>
          <table:table-cell office:value-type="float" office:value="918" calcext:value-type="float">
            <text:p>918</text:p>
          </table:table-cell>
          <table:table-cell office:value-type="float" office:value="268" calcext:value-type="float">
            <text:p>268</text:p>
          </table:table-cell>
          <table:table-cell office:value-type="float" office:value="319" calcext:value-type="float">
            <text:p>319</text:p>
          </table:table-cell>
          <table:table-cell office:value-type="float" office:value="612" calcext:value-type="float">
            <text:p>612</text:p>
          </table:table-cell>
          <table:table-cell office:value-type="float" office:value="370" calcext:value-type="float">
            <text:p>370</text:p>
          </table:table-cell>
          <table:table-cell office:value-type="float" office:value="317" calcext:value-type="float">
            <text:p>317</text:p>
          </table:table-cell>
          <table:table-cell office:value-type="float" office:value="510" calcext:value-type="float">
            <text:p>510</text:p>
          </table:table-cell>
          <table:table-cell office:value-type="float" office:value="577" calcext:value-type="float">
            <text:p>577</text:p>
          </table:table-cell>
          <table:table-cell office:value-type="float" office:value="342" calcext:value-type="float">
            <text:p>34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MIN([.B57:.U57])" office:value-type="float" office:value="92" calcext:value-type="float">
            <text:p>92</text:p>
          </table:table-cell>
          <table:table-cell table:formula="of:=MAX([.B57:.U57])"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213" calcext:value-type="float">
            <text:p>213</text:p>
          </table:table-cell>
          <table:table-cell office:value-type="float" office:value="104" calcext:value-type="float">
            <text:p>104</text:p>
          </table:table-cell>
          <table:table-cell office:value-type="float" office:value="694" calcext:value-type="float">
            <text:p>694</text:p>
          </table:table-cell>
          <table:table-cell office:value-type="float" office:value="79" calcext:value-type="float">
            <text:p>79</text:p>
          </table:table-cell>
          <table:table-cell office:value-type="float" office:value="821" calcext:value-type="float">
            <text:p>821</text:p>
          </table:table-cell>
          <table:table-cell office:value-type="float" office:value="692" calcext:value-type="float">
            <text:p>692</text:p>
          </table:table-cell>
          <table:table-cell office:value-type="float" office:value="820" calcext:value-type="float">
            <text:p>820</text:p>
          </table:table-cell>
          <table:table-cell office:value-type="float" office:value="481" calcext:value-type="float">
            <text:p>481</text:p>
          </table:table-cell>
          <table:table-cell office:value-type="float" office:value="871" calcext:value-type="float">
            <text:p>871</text:p>
          </table:table-cell>
          <table:table-cell office:value-type="float" office:value="572" calcext:value-type="float">
            <text:p>572</text:p>
          </table:table-cell>
          <table:table-cell office:value-type="float" office:value="545" calcext:value-type="float">
            <text:p>545</text:p>
          </table:table-cell>
          <table:table-cell office:value-type="float" office:value="314" calcext:value-type="float">
            <text:p>314</text:p>
          </table:table-cell>
          <table:table-cell office:value-type="float" office:value="924" calcext:value-type="float">
            <text:p>924</text:p>
          </table:table-cell>
          <table:table-cell office:value-type="float" office:value="884" calcext:value-type="float">
            <text:p>884</text:p>
          </table:table-cell>
          <table:table-cell office:value-type="float" office:value="360" calcext:value-type="float">
            <text:p>360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MIN([.B58:.U58])" office:value-type="float" office:value="79" calcext:value-type="float">
            <text:p>79</text:p>
          </table:table-cell>
          <table:table-cell table:formula="of:=MAX([.B58:.U58])"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126" calcext:value-type="float">
            <text:p>126</text:p>
          </table:table-cell>
          <table:table-cell office:value-type="float" office:value="876" calcext:value-type="float">
            <text:p>876</text:p>
          </table:table-cell>
          <table:table-cell office:value-type="float" office:value="280" calcext:value-type="float">
            <text:p>280</text:p>
          </table:table-cell>
          <table:table-cell office:value-type="float" office:value="104" calcext:value-type="float">
            <text:p>104</text:p>
          </table:table-cell>
          <table:table-cell office:value-type="float" office:value="612" calcext:value-type="float">
            <text:p>612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628" calcext:value-type="float">
            <text:p>628</text:p>
          </table:table-cell>
          <table:table-cell office:value-type="float" office:value="60" calcext:value-type="float">
            <text:p>60</text:p>
          </table:table-cell>
          <table:table-cell office:value-type="float" office:value="729" calcext:value-type="float">
            <text:p>729</text:p>
          </table:table-cell>
          <table:table-cell office:value-type="float" office:value="201" calcext:value-type="float">
            <text:p>201</text:p>
          </table:table-cell>
          <table:table-cell office:value-type="float" office:value="598" calcext:value-type="float">
            <text:p>598</text:p>
          </table:table-cell>
          <table:table-cell office:value-type="float" office:value="881" calcext:value-type="float">
            <text:p>881</text:p>
          </table:table-cell>
          <table:table-cell office:value-type="float" office:value="63" calcext:value-type="float">
            <text:p>63</text:p>
          </table:table-cell>
          <table:table-cell office:value-type="float" office:value="367" calcext:value-type="float">
            <text:p>367</text:p>
          </table:table-cell>
          <table:table-cell office:value-type="float" office:value="688" calcext:value-type="float">
            <text:p>688</text:p>
          </table:table-cell>
          <table:table-cell office:value-type="float" office:value="54" calcext:value-type="float">
            <text:p>54</text:p>
          </table:table-cell>
          <table:table-cell office:value-type="float" office:value="925" calcext:value-type="float">
            <text:p>925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MIN([.B59:.U59])" office:value-type="float" office:value="54" calcext:value-type="float">
            <text:p>54</text:p>
          </table:table-cell>
          <table:table-cell table:formula="of:=MAX([.B59:.U59])"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332" calcext:value-type="float">
            <text:p>332</text:p>
          </table:table-cell>
          <table:table-cell office:value-type="float" office:value="642" calcext:value-type="float">
            <text:p>642</text:p>
          </table:table-cell>
          <table:table-cell office:value-type="float" office:value="814" calcext:value-type="float">
            <text:p>81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78" calcext:value-type="float">
            <text:p>278</text:p>
          </table:table-cell>
          <table:table-cell office:value-type="float" office:value="476" calcext:value-type="float">
            <text:p>476</text:p>
          </table:table-cell>
          <table:table-cell office:value-type="float" office:value="559" calcext:value-type="float">
            <text:p>559</text:p>
          </table:table-cell>
          <table:table-cell office:value-type="float" office:value="930" calcext:value-type="float">
            <text:p>930</text:p>
          </table:table-cell>
          <table:table-cell office:value-type="float" office:value="916" calcext:value-type="float">
            <text:p>916</text:p>
          </table:table-cell>
          <table:table-cell office:value-type="float" office:value="65" calcext:value-type="float">
            <text:p>65</text:p>
          </table:table-cell>
          <table:table-cell office:value-type="float" office:value="879" calcext:value-type="float">
            <text:p>879</text:p>
          </table:table-cell>
          <table:table-cell office:value-type="float" office:value="114" calcext:value-type="float">
            <text:p>114</text:p>
          </table:table-cell>
          <table:table-cell office:value-type="float" office:value="699" calcext:value-type="float">
            <text:p>699</text:p>
          </table:table-cell>
          <table:table-cell office:value-type="float" office:value="362" calcext:value-type="float">
            <text:p>362</text:p>
          </table:table-cell>
          <table:table-cell office:value-type="float" office:value="230" calcext:value-type="float">
            <text:p>230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MIN([.B60:.U60])" office:value-type="float" office:value="65" calcext:value-type="float">
            <text:p>65</text:p>
          </table:table-cell>
          <table:table-cell table:formula="of:=MAX([.B60:.U60])"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364" calcext:value-type="float">
            <text:p>364</text:p>
          </table:table-cell>
          <table:table-cell office:value-type="float" office:value="433" calcext:value-type="float">
            <text:p>433</text:p>
          </table:table-cell>
          <table:table-cell office:value-type="float" office:value="293" calcext:value-type="float">
            <text:p>293</text:p>
          </table:table-cell>
          <table:table-cell office:value-type="float" office:value="208" calcext:value-type="float">
            <text:p>208</text:p>
          </table:table-cell>
          <table:table-cell office:value-type="float" office:value="86" calcext:value-type="float">
            <text:p>86</text:p>
          </table:table-cell>
          <table:table-cell office:value-type="float" office:value="836" calcext:value-type="float">
            <text:p>836</text:p>
          </table:table-cell>
          <table:table-cell office:value-type="float" office:value="637" calcext:value-type="float">
            <text:p>637</text:p>
          </table:table-cell>
          <table:table-cell office:value-type="float" office:value="540" calcext:value-type="float">
            <text:p>540</text:p>
          </table:table-cell>
          <table:table-cell office:value-type="float" office:value="750" calcext:value-type="float">
            <text:p>750</text:p>
          </table:table-cell>
          <table:table-cell office:value-type="float" office:value="699" calcext:value-type="float">
            <text:p>699</text:p>
          </table:table-cell>
          <table:table-cell office:value-type="float" office:value="205" calcext:value-type="float">
            <text:p>205</text:p>
          </table:table-cell>
          <table:table-cell office:value-type="float" office:value="588" calcext:value-type="float">
            <text:p>588</text:p>
          </table:table-cell>
          <table:table-cell office:value-type="float" office:value="611" calcext:value-type="float">
            <text:p>611</text:p>
          </table:table-cell>
          <table:table-cell office:value-type="float" office:value="842" calcext:value-type="float">
            <text:p>842</text:p>
          </table:table-cell>
          <table:table-cell office:value-type="float" office:value="514" calcext:value-type="float">
            <text:p>514</text:p>
          </table:table-cell>
          <table:table-cell office:value-type="float" office:value="844" calcext:value-type="float">
            <text:p>844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/>
          <table:table-cell table:formula="of:=MIN([.B61:.U61])" office:value-type="float" office:value="59" calcext:value-type="float">
            <text:p>59</text:p>
          </table:table-cell>
          <table:table-cell table:formula="of:=MAX([.B61:.U61])"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920" calcext:value-type="float">
            <text:p>920</text:p>
          </table:table-cell>
          <table:table-cell office:value-type="float" office:value="571" calcext:value-type="float">
            <text:p>571</text:p>
          </table:table-cell>
          <table:table-cell office:value-type="float" office:value="667" calcext:value-type="float">
            <text:p>667</text:p>
          </table:table-cell>
          <table:table-cell office:value-type="float" office:value="304" calcext:value-type="float">
            <text:p>304</text:p>
          </table:table-cell>
          <table:table-cell office:value-type="float" office:value="340" calcext:value-type="float">
            <text:p>340</text:p>
          </table:table-cell>
          <table:table-cell office:value-type="float" office:value="157" calcext:value-type="float">
            <text:p>157</text:p>
          </table:table-cell>
          <table:table-cell office:value-type="float" office:value="225" calcext:value-type="float">
            <text:p>225</text:p>
          </table:table-cell>
          <table:table-cell office:value-type="float" office:value="641" calcext:value-type="float">
            <text:p>641</text:p>
          </table:table-cell>
          <table:table-cell office:value-type="float" office:value="353" calcext:value-type="float">
            <text:p>353</text:p>
          </table:table-cell>
          <table:table-cell office:value-type="float" office:value="90" calcext:value-type="float">
            <text:p>90</text:p>
          </table:table-cell>
          <table:table-cell office:value-type="float" office:value="365" calcext:value-type="float">
            <text:p>365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698" calcext:value-type="float">
            <text:p>698</text:p>
          </table:table-cell>
          <table:table-cell office:value-type="float" office:value="600" calcext:value-type="float">
            <text:p>600</text:p>
          </table:table-cell>
          <table:table-cell office:value-type="float" office:value="338" calcext:value-type="float">
            <text:p>338</text:p>
          </table:table-cell>
          <table:table-cell office:value-type="float" office:value="878" calcext:value-type="float">
            <text:p>87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B62:.U62])" office:value-type="float" office:value="84" calcext:value-type="float">
            <text:p>84</text:p>
          </table:table-cell>
          <table:table-cell table:formula="of:=MAX([.B62:.U62])"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560" calcext:value-type="float">
            <text:p>560</text:p>
          </table:table-cell>
          <table:table-cell office:value-type="float" office:value="928" calcext:value-type="float">
            <text:p>928</text:p>
          </table:table-cell>
          <table:table-cell office:value-type="float" office:value="163" calcext:value-type="float">
            <text:p>163</text:p>
          </table:table-cell>
          <table:table-cell office:value-type="float" office:value="894" calcext:value-type="float">
            <text:p>894</text:p>
          </table:table-cell>
          <table:table-cell office:value-type="float" office:value="649" calcext:value-type="float">
            <text:p>649</text:p>
          </table:table-cell>
          <table:table-cell office:value-type="float" office:value="567" calcext:value-type="float">
            <text:p>567</text:p>
          </table:table-cell>
          <table:table-cell office:value-type="float" office:value="320" calcext:value-type="float">
            <text:p>320</text:p>
          </table:table-cell>
          <table:table-cell office:value-type="float" office:value="548" calcext:value-type="float">
            <text:p>548</text:p>
          </table:table-cell>
          <table:table-cell office:value-type="float" office:value="938" calcext:value-type="float">
            <text:p>938</text:p>
          </table:table-cell>
          <table:table-cell office:value-type="float" office:value="812" calcext:value-type="float">
            <text:p>812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549" calcext:value-type="float">
            <text:p>549</text:p>
          </table:table-cell>
          <table:table-cell office:value-type="float" office:value="218" calcext:value-type="float">
            <text:p>218</text:p>
          </table:table-cell>
          <table:table-cell office:value-type="float" office:value="261" calcext:value-type="float">
            <text:p>261</text:p>
          </table:table-cell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337" calcext:value-type="float">
            <text:p>33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MIN([.B63:.U63])" office:value-type="float" office:value="55" calcext:value-type="float">
            <text:p>55</text:p>
          </table:table-cell>
          <table:table-cell table:formula="of:=MAX([.B63:.U63])"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511" calcext:value-type="float">
            <text:p>511</text:p>
          </table:table-cell>
          <table:table-cell office:value-type="float" office:value="532" calcext:value-type="float">
            <text:p>532</text:p>
          </table:table-cell>
          <table:table-cell office:value-type="float" office:value="919" calcext:value-type="float">
            <text:p>919</text:p>
          </table:table-cell>
          <table:table-cell office:value-type="float" office:value="582" calcext:value-type="float">
            <text:p>582</text:p>
          </table:table-cell>
          <table:table-cell office:value-type="float" office:value="429" calcext:value-type="float">
            <text:p>429</text:p>
          </table:table-cell>
          <table:table-cell office:value-type="float" office:value="816" calcext:value-type="float">
            <text:p>816</text:p>
          </table:table-cell>
          <table:table-cell office:value-type="float" office:value="332" calcext:value-type="float">
            <text:p>332</text:p>
          </table:table-cell>
          <table:table-cell office:value-type="float" office:value="371" calcext:value-type="float">
            <text:p>371</text:p>
          </table:table-cell>
          <table:table-cell office:value-type="float" office:value="214" calcext:value-type="float">
            <text:p>214</text:p>
          </table:table-cell>
          <table:table-cell office:value-type="float" office:value="153" calcext:value-type="float">
            <text:p>153</text:p>
          </table:table-cell>
          <table:table-cell office:value-type="float" office:value="753" calcext:value-type="float">
            <text:p>753</text:p>
          </table:table-cell>
          <table:table-cell office:value-type="float" office:value="441" calcext:value-type="float">
            <text:p>441</text:p>
          </table:table-cell>
          <table:table-cell office:value-type="float" office:value="507" calcext:value-type="float">
            <text:p>507</text:p>
          </table:table-cell>
          <table:table-cell office:value-type="float" office:value="702" calcext:value-type="float">
            <text:p>702</text:p>
          </table:table-cell>
          <table:table-cell office:value-type="float" office:value="647" calcext:value-type="float">
            <text:p>647</text:p>
          </table:table-cell>
          <table:table-cell office:value-type="float" office:value="91" calcext:value-type="float">
            <text:p>91</text:p>
          </table:table-cell>
          <table:table-cell office:value-type="float" office:value="662" calcext:value-type="float">
            <text:p>662</text:p>
          </table:table-cell>
          <table:table-cell office:value-type="float" office:value="372" calcext:value-type="float">
            <text:p>372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MIN([.B64:.U64])" office:value-type="float" office:value="91" calcext:value-type="float">
            <text:p>91</text:p>
          </table:table-cell>
          <table:table-cell table:formula="of:=MAX([.B64:.U64])"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office:value-type="float" office:value="567" calcext:value-type="float">
            <text:p>567</text:p>
          </table:table-cell>
          <table:table-cell office:value-type="float" office:value="303" calcext:value-type="float">
            <text:p>303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74" calcext:value-type="float">
            <text:p>74</text:p>
          </table:table-cell>
          <table:table-cell office:value-type="float" office:value="203" calcext:value-type="float">
            <text:p>203</text:p>
          </table:table-cell>
          <table:table-cell office:value-type="float" office:value="669" calcext:value-type="float">
            <text:p>669</text:p>
          </table:table-cell>
          <table:table-cell office:value-type="float" office:value="654" calcext:value-type="float">
            <text:p>654</text:p>
          </table:table-cell>
          <table:table-cell office:value-type="float" office:value="781" calcext:value-type="float">
            <text:p>781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52" calcext:value-type="float">
            <text:p>352</text:p>
          </table:table-cell>
          <table:table-cell office:value-type="float" office:value="391" calcext:value-type="float">
            <text:p>391</text:p>
          </table:table-cell>
          <table:table-cell office:value-type="float" office:value="668" calcext:value-type="float">
            <text:p>668</text:p>
          </table:table-cell>
          <table:table-cell office:value-type="float" office:value="542" calcext:value-type="float">
            <text:p>54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MIN([.B65:.U65])" office:value-type="float" office:value="74" calcext:value-type="float">
            <text:p>74</text:p>
          </table:table-cell>
          <table:table-cell table:formula="of:=MAX([.B65:.U65])"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819" calcext:value-type="float">
            <text:p>819</text:p>
          </table:table-cell>
          <table:table-cell office:value-type="float" office:value="733" calcext:value-type="float">
            <text:p>733</text:p>
          </table:table-cell>
          <table:table-cell office:value-type="float" office:value="667" calcext:value-type="float">
            <text:p>667</text:p>
          </table:table-cell>
          <table:table-cell office:value-type="float" office:value="571" calcext:value-type="float">
            <text:p>571</text:p>
          </table:table-cell>
          <table:table-cell office:value-type="float" office:value="705" calcext:value-type="float">
            <text:p>705</text:p>
          </table:table-cell>
          <table:table-cell office:value-type="float" office:value="370" calcext:value-type="float">
            <text:p>370</text:p>
          </table:table-cell>
          <table:table-cell office:value-type="float" office:value="881" calcext:value-type="float">
            <text:p>881</text:p>
          </table:table-cell>
          <table:table-cell office:value-type="float" office:value="349" calcext:value-type="float">
            <text:p>349</text:p>
          </table:table-cell>
          <table:table-cell office:value-type="float" office:value="676" calcext:value-type="float">
            <text:p>676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322" calcext:value-type="float">
            <text:p>322</text:p>
          </table:table-cell>
          <table:table-cell office:value-type="float" office:value="666" calcext:value-type="float">
            <text:p>666</text:p>
          </table:table-cell>
          <table:table-cell office:value-type="float" office:value="840" calcext:value-type="float">
            <text:p>840</text:p>
          </table:table-cell>
          <table:table-cell office:value-type="float" office:value="732" calcext:value-type="float">
            <text:p>732</text:p>
          </table:table-cell>
          <table:table-cell office:value-type="float" office:value="565" calcext:value-type="float">
            <text:p>565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MIN([.B66:.U66])" office:value-type="float" office:value="127" calcext:value-type="float">
            <text:p>127</text:p>
          </table:table-cell>
          <table:table-cell table:formula="of:=MAX([.B66:.U66])"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642" calcext:value-type="float">
            <text:p>642</text:p>
          </table:table-cell>
          <table:table-cell office:value-type="float" office:value="538" calcext:value-type="float">
            <text:p>538</text:p>
          </table:table-cell>
          <table:table-cell office:value-type="float" office:value="119" calcext:value-type="float">
            <text:p>119</text:p>
          </table:table-cell>
          <table:table-cell office:value-type="float" office:value="341" calcext:value-type="float">
            <text:p>341</text:p>
          </table:table-cell>
          <table:table-cell office:value-type="float" office:value="181" calcext:value-type="float">
            <text:p>181</text:p>
          </table:table-cell>
          <table:table-cell office:value-type="float" office:value="943" calcext:value-type="float">
            <text:p>943</text:p>
          </table:table-cell>
          <table:table-cell office:value-type="float" office:value="840" calcext:value-type="float">
            <text:p>840</text:p>
          </table:table-cell>
          <table:table-cell office:value-type="float" office:value="296" calcext:value-type="float">
            <text:p>296</text:p>
          </table:table-cell>
          <table:table-cell office:value-type="float" office:value="689" calcext:value-type="float">
            <text:p>689</text:p>
          </table:table-cell>
          <table:table-cell office:value-type="float" office:value="883" calcext:value-type="float">
            <text:p>883</text:p>
          </table:table-cell>
          <table:table-cell office:value-type="float" office:value="361" calcext:value-type="float">
            <text:p>361</text:p>
          </table:table-cell>
          <table:table-cell office:value-type="float" office:value="387" calcext:value-type="float">
            <text:p>387</text:p>
          </table:table-cell>
          <table:table-cell office:value-type="float" office:value="64" calcext:value-type="float">
            <text:p>64</text:p>
          </table:table-cell>
          <table:table-cell office:value-type="float" office:value="886" calcext:value-type="float">
            <text:p>886</text:p>
          </table:table-cell>
          <table:table-cell office:value-type="float" office:value="112" calcext:value-type="float">
            <text:p>112</text:p>
          </table:table-cell>
          <table:table-cell office:value-type="float" office:value="844" calcext:value-type="float">
            <text:p>844</text:p>
          </table:table-cell>
          <table:table-cell office:value-type="float" office:value="147" calcext:value-type="float">
            <text:p>147</text:p>
          </table:table-cell>
          <table:table-cell office:value-type="float" office:value="899" calcext:value-type="float">
            <text:p>899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MIN([.B67:.U67])" office:value-type="float" office:value="64" calcext:value-type="float">
            <text:p>64</text:p>
          </table:table-cell>
          <table:table-cell table:formula="of:=MAX([.B67:.U67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788" calcext:value-type="float">
            <text:p>788</text:p>
          </table:table-cell>
          <table:table-cell office:value-type="float" office:value="279" calcext:value-type="float">
            <text:p>279</text:p>
          </table:table-cell>
          <table:table-cell office:value-type="float" office:value="692" calcext:value-type="float">
            <text:p>692</text:p>
          </table:table-cell>
          <table:table-cell office:value-type="float" office:value="284" calcext:value-type="float">
            <text:p>284</text:p>
          </table:table-cell>
          <table:table-cell office:value-type="float" office:value="844" calcext:value-type="float">
            <text:p>844</text:p>
          </table:table-cell>
          <table:table-cell office:value-type="float" office:value="938" calcext:value-type="float">
            <text:p>938</text:p>
          </table:table-cell>
          <table:table-cell office:value-type="float" office:value="585" calcext:value-type="float">
            <text:p>585</text:p>
          </table:table-cell>
          <table:table-cell office:value-type="float" office:value="207" calcext:value-type="float">
            <text:p>207</text:p>
          </table:table-cell>
          <table:table-cell office:value-type="float" office:value="728" calcext:value-type="float">
            <text:p>728</text:p>
          </table:table-cell>
          <table:table-cell office:value-type="float" office:value="318" calcext:value-type="float">
            <text:p>318</text:p>
          </table:table-cell>
          <table:table-cell office:value-type="float" office:value="589" calcext:value-type="float">
            <text:p>589</text:p>
          </table:table-cell>
          <table:table-cell office:value-type="float" office:value="110" calcext:value-type="float">
            <text:p>110</text:p>
          </table:table-cell>
          <table:table-cell office:value-type="float" office:value="596" calcext:value-type="float">
            <text:p>596</text:p>
          </table:table-cell>
          <table:table-cell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office:value-type="float" office:value="594" calcext:value-type="float">
            <text:p>59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MIN([.B68:.U68])" office:value-type="float" office:value="104" calcext:value-type="float">
            <text:p>104</text:p>
          </table:table-cell>
          <table:table-cell table:formula="of:=MAX([.B68:.U68])"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655" calcext:value-type="float">
            <text:p>655</text:p>
          </table:table-cell>
          <table:table-cell office:value-type="float" office:value="925" calcext:value-type="float">
            <text:p>925</text:p>
          </table:table-cell>
          <table:table-cell office:value-type="float" office:value="368" calcext:value-type="float">
            <text:p>36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95" calcext:value-type="float">
            <text:p>695</text:p>
          </table:table-cell>
          <table:table-cell office:value-type="float" office:value="292" calcext:value-type="float">
            <text:p>292</text:p>
          </table:table-cell>
          <table:table-cell office:value-type="float" office:value="876" calcext:value-type="float">
            <text:p>876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605" calcext:value-type="float">
            <text:p>605</text:p>
          </table:table-cell>
          <table:table-cell office:value-type="float" office:value="261" calcext:value-type="float">
            <text:p>261</text:p>
          </table:table-cell>
          <table:table-cell office:value-type="float" office:value="139" calcext:value-type="float">
            <text:p>139</text:p>
          </table:table-cell>
          <table:table-cell office:value-type="float" office:value="637" calcext:value-type="float">
            <text:p>637</text:p>
          </table:table-cell>
          <table:table-cell office:value-type="float" office:value="818" calcext:value-type="float">
            <text:p>818</text:p>
          </table:table-cell>
          <table:table-cell office:value-type="float" office:value="365" calcext:value-type="float">
            <text:p>36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MIN([.B69:.U69])" office:value-type="float" office:value="77" calcext:value-type="float">
            <text:p>77</text:p>
          </table:table-cell>
          <table:table-cell table:formula="of:=MAX([.B69:.U69])"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602" calcext:value-type="float">
            <text:p>602</text:p>
          </table:table-cell>
          <table:table-cell office:value-type="float" office:value="215" calcext:value-type="float">
            <text:p>215</text:p>
          </table:table-cell>
          <table:table-cell office:value-type="float" office:value="365" calcext:value-type="float">
            <text:p>365</text:p>
          </table:table-cell>
          <table:table-cell office:value-type="float" office:value="790" calcext:value-type="float">
            <text:p>790</text:p>
          </table:table-cell>
          <table:table-cell office:value-type="float" office:value="518" calcext:value-type="float">
            <text:p>518</text:p>
          </table:table-cell>
          <table:table-cell office:value-type="float" office:value="532" calcext:value-type="float">
            <text:p>532</text:p>
          </table:table-cell>
          <table:table-cell office:value-type="float" office:value="388" calcext:value-type="float">
            <text:p>388</text:p>
          </table:table-cell>
          <table:table-cell office:value-type="float" office:value="195" calcext:value-type="float">
            <text:p>195</text:p>
          </table:table-cell>
          <table:table-cell office:value-type="float" office:value="730" calcext:value-type="float">
            <text:p>730</text:p>
          </table:table-cell>
          <table:table-cell office:value-type="float" office:value="556" calcext:value-type="float">
            <text:p>556</text:p>
          </table:table-cell>
          <table:table-cell office:value-type="float" office:value="934" calcext:value-type="float">
            <text:p>934</text:p>
          </table:table-cell>
          <table:table-cell office:value-type="float" office:value="311" calcext:value-type="float">
            <text:p>311</text:p>
          </table:table-cell>
          <table:table-cell office:value-type="float" office:value="660" calcext:value-type="float">
            <text:p>660</text:p>
          </table:table-cell>
          <table:table-cell office:value-type="float" office:value="588" calcext:value-type="float">
            <text:p>588</text:p>
          </table:table-cell>
          <table:table-cell office:value-type="float" office:value="335" calcext:value-type="float">
            <text:p>335</text:p>
          </table:table-cell>
          <table:table-cell office:value-type="float" office:value="936" calcext:value-type="float">
            <text:p>936</text:p>
          </table:table-cell>
          <table:table-cell office:value-type="float" office:value="848" calcext:value-type="float">
            <text:p>848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MIN([.B70:.U70])" office:value-type="float" office:value="57" calcext:value-type="float">
            <text:p>57</text:p>
          </table:table-cell>
          <table:table-cell table:formula="of:=MAX([.B70:.U70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587" calcext:value-type="float">
            <text:p>587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563" calcext:value-type="float">
            <text:p>563</text:p>
          </table:table-cell>
          <table:table-cell office:value-type="float" office:value="787" calcext:value-type="float">
            <text:p>787</text:p>
          </table:table-cell>
          <table:table-cell office:value-type="float" office:value="610" calcext:value-type="float">
            <text:p>61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643" calcext:value-type="float">
            <text:p>643</text:p>
          </table:table-cell>
          <table:table-cell office:value-type="float" office:value="313" calcext:value-type="float">
            <text:p>313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office:value-type="float" office:value="114" calcext:value-type="float">
            <text:p>114</text:p>
          </table:table-cell>
          <table:table-cell office:value-type="float" office:value="592" calcext:value-type="float">
            <text:p>592</text:p>
          </table:table-cell>
          <table:table-cell office:value-type="float" office:value="844" calcext:value-type="float">
            <text:p>844</text:p>
          </table:table-cell>
          <table:table-cell office:value-type="float" office:value="369" calcext:value-type="float">
            <text:p>369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MIN([.B71:.U71])" office:value-type="float" office:value="85" calcext:value-type="float">
            <text:p>85</text:p>
          </table:table-cell>
          <table:table-cell table:formula="of:=MAX([.B71:.U71])"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820" calcext:value-type="float">
            <text:p>820</text:p>
          </table:table-cell>
          <table:table-cell office:value-type="float" office:value="361" calcext:value-type="float">
            <text:p>361</text:p>
          </table:table-cell>
          <table:table-cell office:value-type="float" office:value="153" calcext:value-type="float">
            <text:p>153</text:p>
          </table:table-cell>
          <table:table-cell office:value-type="float" office:value="676" calcext:value-type="float">
            <text:p>676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184" calcext:value-type="float">
            <text:p>184</text:p>
          </table:table-cell>
          <table:table-cell office:value-type="float" office:value="375" calcext:value-type="float">
            <text:p>375</text:p>
          </table:table-cell>
          <table:table-cell office:value-type="float" office:value="666" calcext:value-type="float">
            <text:p>666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145" calcext:value-type="float">
            <text:p>145</text:p>
          </table:table-cell>
          <table:table-cell office:value-type="float" office:value="538" calcext:value-type="float">
            <text:p>538</text:p>
          </table:table-cell>
          <table:table-cell office:value-type="float" office:value="726" calcext:value-type="float">
            <text:p>726</text:p>
          </table:table-cell>
          <table:table-cell office:value-type="float" office:value="222" calcext:value-type="float">
            <text:p>222</text:p>
          </table:table-cell>
          <table:table-cell office:value-type="float" office:value="612" calcext:value-type="float">
            <text:p>612</text:p>
          </table:table-cell>
          <table:table-cell office:value-type="float" office:value="707" calcext:value-type="float">
            <text:p>707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MIN([.B72:.U72])" office:value-type="float" office:value="102" calcext:value-type="float">
            <text:p>102</text:p>
          </table:table-cell>
          <table:table-cell table:formula="of:=MAX([.B72:.U72])"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812" calcext:value-type="float">
            <text:p>812</text:p>
          </table:table-cell>
          <table:table-cell office:value-type="float" office:value="95" calcext:value-type="float">
            <text:p>95</text:p>
          </table:table-cell>
          <table:table-cell office:value-type="float" office:value="687" calcext:value-type="float">
            <text:p>687</text:p>
          </table:table-cell>
          <table:table-cell office:value-type="float" office:value="944" calcext:value-type="float">
            <text:p>944</text:p>
          </table:table-cell>
          <table:table-cell office:value-type="float" office:value="936" calcext:value-type="float">
            <text:p>936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96" calcext:value-type="float">
            <text:p>96</text:p>
          </table:table-cell>
          <table:table-cell office:value-type="float" office:value="818" calcext:value-type="float">
            <text:p>818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889" calcext:value-type="float">
            <text:p>889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37" calcext:value-type="float">
            <text:p>637</text:p>
          </table:table-cell>
          <table:table-cell office:value-type="float" office:value="530" calcext:value-type="float">
            <text:p>530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MIN([.B73:.U73])" office:value-type="float" office:value="56" calcext:value-type="float">
            <text:p>56</text:p>
          </table:table-cell>
          <table:table-cell table:formula="of:=MAX([.B73:.U73])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512" calcext:value-type="float">
            <text:p>512</text:p>
          </table:table-cell>
          <table:table-cell office:value-type="float" office:value="150" calcext:value-type="float">
            <text:p>150</text:p>
          </table:table-cell>
          <table:table-cell office:value-type="float" office:value="329" calcext:value-type="float">
            <text:p>329</text:p>
          </table:table-cell>
          <table:table-cell office:value-type="float" office:value="350" calcext:value-type="float">
            <text:p>350</text:p>
          </table:table-cell>
          <table:table-cell office:value-type="float" office:value="901" calcext:value-type="float">
            <text:p>901</text:p>
          </table:table-cell>
          <table:table-cell office:value-type="float" office:value="624" calcext:value-type="float">
            <text:p>624</text:p>
          </table:table-cell>
          <table:table-cell office:value-type="float" office:value="661" calcext:value-type="float">
            <text:p>661</text:p>
          </table:table-cell>
          <table:table-cell office:value-type="float" office:value="229" calcext:value-type="float">
            <text:p>229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284" calcext:value-type="float">
            <text:p>284</text:p>
          </table:table-cell>
          <table:table-cell office:value-type="float" office:value="581" calcext:value-type="float">
            <text:p>581</text:p>
          </table:table-cell>
          <table:table-cell office:value-type="float" office:value="615" calcext:value-type="float">
            <text:p>615</text:p>
          </table:table-cell>
          <table:table-cell office:value-type="float" office:value="370" calcext:value-type="float">
            <text:p>370</text:p>
          </table:table-cell>
          <table:table-cell office:value-type="float" office:value="843" calcext:value-type="float">
            <text:p>843</text:p>
          </table:table-cell>
          <table:table-cell office:value-type="float" office:value="159" calcext:value-type="float">
            <text:p>159</text:p>
          </table:table-cell>
          <table:table-cell office:value-type="float" office:value="941" calcext:value-type="float">
            <text:p>941</text:p>
          </table:table-cell>
          <table:table-cell office:value-type="float" office:value="278" calcext:value-type="float">
            <text:p>278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MIN([.B74:.U74])" office:value-type="float" office:value="150" calcext:value-type="float">
            <text:p>150</text:p>
          </table:table-cell>
          <table:table-cell table:formula="of:=MAX([.B74:.U74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366" calcext:value-type="float">
            <text:p>366</text:p>
          </table:table-cell>
          <table:table-cell office:value-type="float" office:value="578" calcext:value-type="float">
            <text:p>578</text:p>
          </table:table-cell>
          <table:table-cell office:value-type="float" office:value="57" calcext:value-type="float">
            <text:p>57</text:p>
          </table:table-cell>
          <table:table-cell office:value-type="float" office:value="590" calcext:value-type="float">
            <text:p>590</text:p>
          </table:table-cell>
          <table:table-cell office:value-type="float" office:value="50" calcext:value-type="float">
            <text:p>50</text:p>
          </table:table-cell>
          <table:table-cell office:value-type="float" office:value="824" calcext:value-type="float">
            <text:p>824</text:p>
          </table:table-cell>
          <table:table-cell office:value-type="float" office:value="173" calcext:value-type="float">
            <text:p>173</text:p>
          </table:table-cell>
          <table:table-cell office:value-type="float" office:value="889" calcext:value-type="float">
            <text:p>889</text:p>
          </table:table-cell>
          <table:table-cell office:value-type="float" office:value="277" calcext:value-type="float">
            <text:p>277</text:p>
          </table:table-cell>
          <table:table-cell office:value-type="float" office:value="640" calcext:value-type="float">
            <text:p>640</text:p>
          </table:table-cell>
          <table:table-cell office:value-type="float" office:value="587" calcext:value-type="float">
            <text:p>587</text:p>
          </table:table-cell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float" office:value="830" calcext:value-type="float">
            <text:p>830</text:p>
          </table:table-cell>
          <table:table-cell office:value-type="float" office:value="539" calcext:value-type="float">
            <text:p>539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MIN([.B75:.U75])" office:value-type="float" office:value="50" calcext:value-type="float">
            <text:p>50</text:p>
          </table:table-cell>
          <table:table-cell table:formula="of:=MAX([.B75:.U75])"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877" calcext:value-type="float">
            <text:p>877</text:p>
          </table:table-cell>
          <table:table-cell office:value-type="float" office:value="924" calcext:value-type="float">
            <text:p>924</text:p>
          </table:table-cell>
          <table:table-cell office:value-type="float" office:value="599" calcext:value-type="float">
            <text:p>599</text:p>
          </table:table-cell>
          <table:table-cell office:value-type="float" office:value="891" calcext:value-type="float">
            <text:p>891</text:p>
          </table:table-cell>
          <table:table-cell office:value-type="float" office:value="587" calcext:value-type="float">
            <text:p>587</text:p>
          </table:table-cell>
          <table:table-cell office:value-type="float" office:value="54" calcext:value-type="float">
            <text:p>54</text:p>
          </table:table-cell>
          <table:table-cell office:value-type="float" office:value="412" calcext:value-type="float">
            <text:p>412</text:p>
          </table:table-cell>
          <table:table-cell office:value-type="float" office:value="707" calcext:value-type="float">
            <text:p>707</text:p>
          </table:table-cell>
          <table:table-cell office:value-type="float" office:value="531" calcext:value-type="float">
            <text:p>531</text:p>
          </table:table-cell>
          <table:table-cell office:value-type="float" office:value="76" calcext:value-type="float">
            <text:p>76</text:p>
          </table:table-cell>
          <table:table-cell office:value-type="float" office:value="931" calcext:value-type="float">
            <text:p>931</text:p>
          </table:table-cell>
          <table:table-cell office:value-type="float" office:value="872" calcext:value-type="float">
            <text:p>872</text:p>
          </table:table-cell>
          <table:table-cell office:value-type="float" office:value="507" calcext:value-type="float">
            <text:p>507</text:p>
          </table:table-cell>
          <table:table-cell office:value-type="float" office:value="59" calcext:value-type="float">
            <text:p>59</text:p>
          </table:table-cell>
          <table:table-cell office:value-type="float" office:value="694" calcext:value-type="float">
            <text:p>694</text:p>
          </table:table-cell>
          <table:table-cell office:value-type="float" office:value="262" calcext:value-type="float">
            <text:p>262</text:p>
          </table:table-cell>
          <table:table-cell office:value-type="float" office:value="596" calcext:value-type="float">
            <text:p>596</text:p>
          </table:table-cell>
          <table:table-cell office:value-type="float" office:value="284" calcext:value-type="float">
            <text:p>284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MIN([.B76:.U76])" office:value-type="float" office:value="54" calcext:value-type="float">
            <text:p>54</text:p>
          </table:table-cell>
          <table:table-cell table:formula="of:=MAX([.B76:.U76])"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371" calcext:value-type="float">
            <text:p>371</text:p>
          </table:table-cell>
          <table:table-cell office:value-type="float" office:value="748" calcext:value-type="float">
            <text:p>748</text:p>
          </table:table-cell>
          <table:table-cell office:value-type="float" office:value="211" calcext:value-type="float">
            <text:p>211</text:p>
          </table:table-cell>
          <table:table-cell office:value-type="float" office:value="551" calcext:value-type="float">
            <text:p>551</text:p>
          </table:table-cell>
          <table:table-cell office:value-type="float" office:value="292" calcext:value-type="float">
            <text:p>292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</text:p>
          </table:table-cell>
          <table:table-cell office:value-type="float" office:value="653" calcext:value-type="float">
            <text:p>653</text:p>
          </table:table-cell>
          <table:table-cell office:value-type="float" office:value="148" calcext:value-type="float">
            <text:p>148</text:p>
          </table:table-cell>
          <table:table-cell office:value-type="float" office:value="581" calcext:value-type="float">
            <text:p>581</text:p>
          </table:table-cell>
          <table:table-cell office:value-type="float" office:value="281" calcext:value-type="float">
            <text:p>281</text:p>
          </table:table-cell>
          <table:table-cell office:value-type="float" office:value="205" calcext:value-type="float">
            <text:p>205</text:p>
          </table:table-cell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 office:value-type="float" office:value="223" calcext:value-type="float">
            <text:p>223</text:p>
          </table:table-cell>
          <table:table-cell office:value-type="float" office:value="91" calcext:value-type="float">
            <text:p>91</text:p>
          </table:table-cell>
          <table:table-cell office:value-type="float" office:value="701" calcext:value-type="float">
            <text:p>701</text:p>
          </table:table-cell>
          <table:table-cell office:value-type="float" office:value="948" calcext:value-type="float">
            <text:p>948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MIN([.B77:.U77])" office:value-type="float" office:value="65" calcext:value-type="float">
            <text:p>65</text:p>
          </table:table-cell>
          <table:table-cell table:formula="of:=MAX([.B77:.U77])"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348" calcext:value-type="float">
            <text:p>348</text:p>
          </table:table-cell>
          <table:table-cell office:value-type="float" office:value="114" calcext:value-type="float">
            <text:p>114</text:p>
          </table:table-cell>
          <table:table-cell office:value-type="float" office:value="335" calcext:value-type="float">
            <text:p>335</text:p>
          </table:table-cell>
          <table:table-cell office:value-type="float" office:value="193" calcext:value-type="float">
            <text:p>193</text:p>
          </table:table-cell>
          <table:table-cell office:value-type="float" office:value="723" calcext:value-type="float">
            <text:p>723</text:p>
          </table:table-cell>
          <table:table-cell office:value-type="float" office:value="786" calcext:value-type="float">
            <text:p>786</text:p>
          </table:table-cell>
          <table:table-cell office:value-type="float" office:value="592" calcext:value-type="float">
            <text:p>592</text:p>
          </table:table-cell>
          <table:table-cell office:value-type="float" office:value="275" calcext:value-type="float">
            <text:p>275</text:p>
          </table:table-cell>
          <table:table-cell office:value-type="float" office:value="734" calcext:value-type="float">
            <text:p>734</text:p>
          </table:table-cell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office:value-type="float" office:value="939" calcext:value-type="float">
            <text:p>939</text:p>
          </table:table-cell>
          <table:table-cell office:value-type="float" office:value="583" calcext:value-type="float">
            <text:p>583</text:p>
          </table:table-cell>
          <table:table-cell office:value-type="float" office:value="578" calcext:value-type="float">
            <text:p>578</text:p>
          </table:table-cell>
          <table:table-cell office:value-type="float" office:value="412" calcext:value-type="float">
            <text:p>412</text:p>
          </table:table-cell>
          <table:table-cell office:value-type="float" office:value="541" calcext:value-type="float">
            <text:p>541</text:p>
          </table:table-cell>
          <table:table-cell office:value-type="float" office:value="820" calcext:value-type="float">
            <text:p>820</text:p>
          </table:table-cell>
          <table:table-cell office:value-type="float" office:value="657" calcext:value-type="float">
            <text:p>657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MIN([.B78:.U78])" office:value-type="float" office:value="65" calcext:value-type="float">
            <text:p>65</text:p>
          </table:table-cell>
          <table:table-cell table:formula="of:=MAX([.B78:.U78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270" calcext:value-type="float">
            <text:p>270</text:p>
          </table:table-cell>
          <table:table-cell office:value-type="float" office:value="107" calcext:value-type="float">
            <text:p>107</text:p>
          </table:table-cell>
          <table:table-cell office:value-type="float" office:value="470" calcext:value-type="float">
            <text:p>470</text:p>
          </table:table-cell>
          <table:table-cell office:value-type="float" office:value="570" calcext:value-type="float">
            <text:p>570</text:p>
          </table:table-cell>
          <table:table-cell office:value-type="float" office:value="426" calcext:value-type="float">
            <text:p>426</text:p>
          </table:table-cell>
          <table:table-cell office:value-type="float" office:value="839" calcext:value-type="float">
            <text:p>839</text:p>
          </table:table-cell>
          <table:table-cell office:value-type="float" office:value="591" calcext:value-type="float">
            <text:p>591</text:p>
          </table:table-cell>
          <table:table-cell office:value-type="float" office:value="927" calcext:value-type="float">
            <text:p>927</text:p>
          </table:table-cell>
          <table:table-cell office:value-type="float" office:value="77" calcext:value-type="float">
            <text:p>77</text:p>
          </table:table-cell>
          <table:table-cell office:value-type="float" office:value="820" calcext:value-type="float">
            <text:p>820</text:p>
          </table:table-cell>
          <table:table-cell office:value-type="float" office:value="579" calcext:value-type="float">
            <text:p>579</text:p>
          </table:table-cell>
          <table:table-cell office:value-type="float" office:value="210" calcext:value-type="float">
            <text:p>210</text:p>
          </table:table-cell>
          <table:table-cell office:value-type="float" office:value="273" calcext:value-type="float">
            <text:p>273</text:p>
          </table:table-cell>
          <table:table-cell office:value-type="float" office:value="165" calcext:value-type="float">
            <text:p>165</text:p>
          </table:table-cell>
          <table:table-cell office:value-type="float" office:value="529" calcext:value-type="float">
            <text:p>529</text:p>
          </table:table-cell>
          <table:table-cell office:value-type="float" office:value="295" calcext:value-type="float">
            <text:p>295</text:p>
          </table:table-cell>
          <table:table-cell office:value-type="float" office:value="166" calcext:value-type="float">
            <text:p>166</text:p>
          </table:table-cell>
          <table:table-cell office:value-type="float" office:value="577" calcext:value-type="float">
            <text:p>57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MIN([.B79:.U79])" office:value-type="float" office:value="77" calcext:value-type="float">
            <text:p>77</text:p>
          </table:table-cell>
          <table:table-cell table:formula="of:=MAX([.B79:.U79])"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893" calcext:value-type="float">
            <text:p>893</text:p>
          </table:table-cell>
          <table:table-cell office:value-type="float" office:value="657" calcext:value-type="float">
            <text:p>657</text:p>
          </table:table-cell>
          <table:table-cell office:value-type="float" office:value="549" calcext:value-type="float">
            <text:p>549</text:p>
          </table:table-cell>
          <table:table-cell office:value-type="float" office:value="812" calcext:value-type="float">
            <text:p>812</text:p>
          </table:table-cell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office:value-type="float" office:value="256" calcext:value-type="float">
            <text:p>256</text:p>
          </table:table-cell>
          <table:table-cell office:value-type="float" office:value="573" calcext:value-type="float">
            <text:p>573</text:p>
          </table:table-cell>
          <table:table-cell office:value-type="float" office:value="151" calcext:value-type="float">
            <text:p>151</text:p>
          </table:table-cell>
          <table:table-cell office:value-type="float" office:value="748" calcext:value-type="float">
            <text:p>748</text:p>
          </table:table-cell>
          <table:table-cell office:value-type="float" office:value="599" calcext:value-type="float">
            <text:p>599</text:p>
          </table:table-cell>
          <table:table-cell office:value-type="float" office:value="555" calcext:value-type="float">
            <text:p>555</text:p>
          </table:table-cell>
          <table:table-cell office:value-type="float" office:value="199" calcext:value-type="float">
            <text:p>199</text:p>
          </table:table-cell>
          <table:table-cell office:value-type="float" office:value="314" calcext:value-type="float">
            <text:p>314</text:p>
          </table:table-cell>
          <table:table-cell office:value-type="float" office:value="335" calcext:value-type="float">
            <text:p>335</text:p>
          </table:table-cell>
          <table:table-cell office:value-type="float" office:value="661" calcext:value-type="float">
            <text:p>661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MIN([.B80:.U80])" office:value-type="float" office:value="151" calcext:value-type="float">
            <text:p>151</text:p>
          </table:table-cell>
          <table:table-cell table:formula="of:=MAX([.B80:.U80])"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481" calcext:value-type="float">
            <text:p>481</text:p>
          </table:table-cell>
          <table:table-cell office:value-type="float" office:value="96" calcext:value-type="float">
            <text:p>96</text:p>
          </table:table-cell>
          <table:table-cell office:value-type="float" office:value="570" calcext:value-type="float">
            <text:p>570</text:p>
          </table:table-cell>
          <table:table-cell office:value-type="float" office:value="945" calcext:value-type="float">
            <text:p>945</text:p>
          </table:table-cell>
          <table:table-cell office:value-type="float" office:value="932" calcext:value-type="float">
            <text:p>932</text:p>
          </table:table-cell>
          <table:table-cell office:value-type="float" office:value="907" calcext:value-type="float">
            <text:p>907</text:p>
          </table:table-cell>
          <table:table-cell office:value-type="float" office:value="787" calcext:value-type="float">
            <text:p>787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74" calcext:value-type="float">
            <text:p>74</text:p>
          </table:table-cell>
          <table:table-cell office:value-type="float" office:value="637" calcext:value-type="float">
            <text:p>637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574" calcext:value-type="float">
            <text:p>574</text:p>
          </table:table-cell>
          <table:table-cell office:value-type="float" office:value="194" calcext:value-type="float">
            <text:p>194</text:p>
          </table:table-cell>
          <table:table-cell office:value-type="float" office:value="375" calcext:value-type="float">
            <text:p>375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MIN([.B81:.U81])" office:value-type="float" office:value="57" calcext:value-type="float">
            <text:p>57</text:p>
          </table:table-cell>
          <table:table-cell table:formula="of:=MAX([.B81:.U81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900" calcext:value-type="float">
            <text:p>900</text:p>
          </table:table-cell>
          <table:table-cell office:value-type="float" office:value="323" calcext:value-type="float">
            <text:p>323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18" calcext:value-type="float">
            <text:p>218</text:p>
          </table:table-cell>
          <table:table-cell office:value-type="float" office:value="593" calcext:value-type="float">
            <text:p>593</text:p>
          </table:table-cell>
          <table:table-cell office:value-type="float" office:value="333" calcext:value-type="float">
            <text:p>333</text:p>
          </table:table-cell>
          <table:table-cell office:value-type="float" office:value="815" calcext:value-type="float">
            <text:p>815</text:p>
          </table:table-cell>
          <table:table-cell office:value-type="float" office:value="659" calcext:value-type="float">
            <text:p>659</text:p>
          </table:table-cell>
          <table:table-cell office:value-type="float" office:value="429" calcext:value-type="float">
            <text:p>429</text:p>
          </table:table-cell>
          <table:table-cell office:value-type="float" office:value="549" calcext:value-type="float">
            <text:p>549</text:p>
          </table:table-cell>
          <table:table-cell office:value-type="float" office:value="352" calcext:value-type="float">
            <text:p>352</text:p>
          </table:table-cell>
          <table:table-cell office:value-type="float" office:value="346" calcext:value-type="float">
            <text:p>346</text:p>
          </table:table-cell>
          <table:table-cell office:value-type="float" office:value="295" calcext:value-type="float">
            <text:p>295</text:p>
          </table:table-cell>
          <table:table-cell office:value-type="float" office:value="428" calcext:value-type="float">
            <text:p>428</text:p>
          </table:table-cell>
          <table:table-cell office:value-type="float" office:value="939" calcext:value-type="float">
            <text:p>939</text:p>
          </table:table-cell>
          <table:table-cell office:value-type="float" office:value="900" calcext:value-type="float">
            <text:p>900</text:p>
          </table:table-cell>
          <table:table-cell office:value-type="float" office:value="717" calcext:value-type="float">
            <text:p>717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MIN([.B82:.U82])" office:value-type="float" office:value="61" calcext:value-type="float">
            <text:p>61</text:p>
          </table:table-cell>
          <table:table-cell table:formula="of:=MAX([.B82:.U82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180" calcext:value-type="float">
            <text:p>180</text:p>
          </table:table-cell>
          <table:table-cell office:value-type="float" office:value="750" calcext:value-type="float">
            <text:p>750</text:p>
          </table:table-cell>
          <table:table-cell office:value-type="float" office:value="271" calcext:value-type="float">
            <text:p>271</text:p>
          </table:table-cell>
          <table:table-cell office:value-type="float" office:value="798" calcext:value-type="float">
            <text:p>798</text:p>
          </table:table-cell>
          <table:table-cell office:value-type="float" office:value="424" calcext:value-type="float">
            <text:p>424</text:p>
          </table:table-cell>
          <table:table-cell office:value-type="float" office:value="788" calcext:value-type="float">
            <text:p>788</text:p>
          </table:table-cell>
          <table:table-cell office:value-type="float" office:value="609" calcext:value-type="float">
            <text:p>609</text:p>
          </table:table-cell>
          <table:table-cell office:value-type="float" office:value="543" calcext:value-type="float">
            <text:p>543</text:p>
          </table:table-cell>
          <table:table-cell office:value-type="float" office:value="590" calcext:value-type="float">
            <text:p>590</text:p>
          </table:table-cell>
          <table:table-cell office:value-type="float" office:value="174" calcext:value-type="float">
            <text:p>174</text:p>
          </table:table-cell>
          <table:table-cell office:value-type="float" office:value="847" calcext:value-type="float">
            <text:p>847</text:p>
          </table:table-cell>
          <table:table-cell office:value-type="float" office:value="613" calcext:value-type="float">
            <text:p>613</text:p>
          </table:table-cell>
          <table:table-cell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90" calcext:value-type="float">
            <text:p>590</text:p>
          </table:table-cell>
          <table:table-cell office:value-type="float" office:value="832" calcext:value-type="float">
            <text:p>832</text:p>
          </table:table-cell>
          <table:table-cell office:value-type="float" office:value="206" calcext:value-type="float">
            <text:p>206</text:p>
          </table:table-cell>
          <table:table-cell office:value-type="float" office:value="508" calcext:value-type="float">
            <text:p>508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MIN([.B83:.U83])" office:value-type="float" office:value="174" calcext:value-type="float">
            <text:p>174</text:p>
          </table:table-cell>
          <table:table-cell table:formula="of:=MAX([.B83:.U83])"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806" calcext:value-type="float">
            <text:p>806</text:p>
          </table:table-cell>
          <table:table-cell office:value-type="float" office:value="324" calcext:value-type="float">
            <text:p>324</text:p>
          </table:table-cell>
          <table:table-cell office:value-type="float" office:value="729" calcext:value-type="float">
            <text:p>729</text:p>
          </table:table-cell>
          <table:table-cell office:value-type="float" office:value="229" calcext:value-type="float">
            <text:p>229</text:p>
          </table:table-cell>
          <table:table-cell office:value-type="float" office:value="875" calcext:value-type="float">
            <text:p>875</text:p>
          </table:table-cell>
          <table:table-cell office:value-type="float" office:value="372" calcext:value-type="float">
            <text:p>372</text:p>
          </table:table-cell>
          <table:table-cell office:value-type="float" office:value="387" calcext:value-type="float">
            <text:p>387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office:value-type="float" office:value="813" calcext:value-type="float">
            <text:p>813</text:p>
          </table:table-cell>
          <table:table-cell office:value-type="float" office:value="285" calcext:value-type="float">
            <text:p>285</text:p>
          </table:table-cell>
          <table:table-cell office:value-type="float" office:value="605" calcext:value-type="float">
            <text:p>605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1" calcext:value-type="float">
            <text:p>701</text:p>
          </table:table-cell>
          <table:table-cell office:value-type="float" office:value="658" calcext:value-type="float">
            <text:p>658</text:p>
          </table:table-cell>
          <table:table-cell office:value-type="float" office:value="926" calcext:value-type="float">
            <text:p>926</text:p>
          </table:table-cell>
          <table:table-cell office:value-type="float" office:value="56" calcext:value-type="float">
            <text:p>56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MIN([.B84:.U84])" office:value-type="float" office:value="56" calcext:value-type="float">
            <text:p>56</text:p>
          </table:table-cell>
          <table:table-cell table:formula="of:=MAX([.B84:.U84])"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583" calcext:value-type="float">
            <text:p>583</text:p>
          </table:table-cell>
          <table:table-cell office:value-type="float" office:value="188" calcext:value-type="float">
            <text:p>188</text:p>
          </table:table-cell>
          <table:table-cell office:value-type="float" office:value="932" calcext:value-type="float">
            <text:p>932</text:p>
          </table:table-cell>
          <table:table-cell office:value-type="float" office:value="130" calcext:value-type="float">
            <text:p>130</text:p>
          </table:table-cell>
          <table:table-cell office:value-type="float" office:value="345" calcext:value-type="float">
            <text:p>345</text:p>
          </table:table-cell>
          <table:table-cell office:value-type="float" office:value="703" calcext:value-type="float">
            <text:p>703</text:p>
          </table:table-cell>
          <table:table-cell office:value-type="float" office:value="275" calcext:value-type="float">
            <text:p>275</text:p>
          </table:table-cell>
          <table:table-cell office:value-type="float" office:value="574" calcext:value-type="float">
            <text:p>574</text:p>
          </table:table-cell>
          <table:table-cell office:value-type="float" office:value="653" calcext:value-type="float">
            <text:p>653</text:p>
          </table:table-cell>
          <table:table-cell office:value-type="float" office:value="892" calcext:value-type="float">
            <text:p>892</text:p>
          </table:table-cell>
          <table:table-cell office:value-type="float" office:value="935" calcext:value-type="float">
            <text:p>935</text:p>
          </table:table-cell>
          <table:table-cell office:value-type="float" office:value="596" calcext:value-type="float">
            <text:p>596</text:p>
          </table:table-cell>
          <table:table-cell office:value-type="float" office:value="143" calcext:value-type="float">
            <text:p>143</text:p>
          </table:table-cell>
          <table:table-cell office:value-type="float" office:value="560" calcext:value-type="float">
            <text:p>560</text:p>
          </table:table-cell>
          <table:table-cell office:value-type="float" office:value="385" calcext:value-type="float">
            <text:p>385</text:p>
          </table:table-cell>
          <table:table-cell office:value-type="float" office:value="330" calcext:value-type="float">
            <text:p>330</text:p>
          </table:table-cell>
          <table:table-cell office:value-type="float" office:value="612" calcext:value-type="float">
            <text:p>612</text:p>
          </table:table-cell>
          <table:table-cell office:value-type="float" office:value="383" calcext:value-type="float">
            <text:p>383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MIN([.B85:.U85])" office:value-type="float" office:value="130" calcext:value-type="float">
            <text:p>130</text:p>
          </table:table-cell>
          <table:table-cell table:formula="of:=MAX([.B85:.U85])"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931" calcext:value-type="float">
            <text:p>931</text:p>
          </table:table-cell>
          <table:table-cell office:value-type="float" office:value="594" calcext:value-type="float">
            <text:p>594</text:p>
          </table:table-cell>
          <table:table-cell office:value-type="float" office:value="191" calcext:value-type="float">
            <text:p>191</text:p>
          </table:table-cell>
          <table:table-cell office:value-type="float" office:value="666" calcext:value-type="float">
            <text:p>666</text:p>
          </table:table-cell>
          <table:table-cell office:value-type="float" office:value="924" calcext:value-type="float">
            <text:p>924</text:p>
          </table:table-cell>
          <table:table-cell office:value-type="float" office:value="657" calcext:value-type="float">
            <text:p>657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219" calcext:value-type="float">
            <text:p>219</text:p>
          </table:table-cell>
          <table:table-cell office:value-type="float" office:value="929" calcext:value-type="float">
            <text:p>929</text:p>
          </table:table-cell>
          <table:table-cell office:value-type="float" office:value="379" calcext:value-type="float">
            <text:p>379</text:p>
          </table:table-cell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939" calcext:value-type="float">
            <text:p>939</text:p>
          </table:table-cell>
          <table:table-cell office:value-type="float" office:value="190" calcext:value-type="float">
            <text:p>190</text:p>
          </table:table-cell>
          <table:table-cell office:value-type="float" office:value="359" calcext:value-type="float">
            <text:p>359</text:p>
          </table:table-cell>
          <table:table-cell office:value-type="float" office:value="522" calcext:value-type="float">
            <text:p>522</text:p>
          </table:table-cell>
          <table:table-cell office:value-type="float" office:value="895" calcext:value-type="float">
            <text:p>895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MIN([.B86:.U86])" office:value-type="float" office:value="104" calcext:value-type="float">
            <text:p>104</text:p>
          </table:table-cell>
          <table:table-cell table:formula="of:=MAX([.B86:.U86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669" calcext:value-type="float">
            <text:p>669</text:p>
          </table:table-cell>
          <table:table-cell office:value-type="float" office:value="947" calcext:value-type="float">
            <text:p>947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916" calcext:value-type="float">
            <text:p>916</text:p>
          </table:table-cell>
          <table:table-cell office:value-type="float" office:value="613" calcext:value-type="float">
            <text:p>613</text:p>
          </table:table-cell>
          <table:table-cell office:value-type="float" office:value="660" calcext:value-type="float">
            <text:p>660</text:p>
          </table:table-cell>
          <table:table-cell office:value-type="float" office:value="383" calcext:value-type="float">
            <text:p>383</text:p>
          </table:table-cell>
          <table:table-cell office:value-type="float" office:value="185" calcext:value-type="float">
            <text:p>185</text:p>
          </table:table-cell>
          <table:table-cell office:value-type="float" office:value="798" calcext:value-type="float">
            <text:p>798</text:p>
          </table:table-cell>
          <table:table-cell office:value-type="float" office:value="508" calcext:value-type="float">
            <text:p>508</text:p>
          </table:table-cell>
          <table:table-cell office:value-type="float" office:value="884" calcext:value-type="float">
            <text:p>884</text:p>
          </table:table-cell>
          <table:table-cell office:value-type="float" office:value="919" calcext:value-type="float">
            <text:p>919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office:value-type="float" office:value="550" calcext:value-type="float">
            <text:p>550</text:p>
          </table:table-cell>
          <table:table-cell office:value-type="float" office:value="211" calcext:value-type="float">
            <text:p>211</text:p>
          </table:table-cell>
          <table:table-cell office:value-type="float" office:value="354" calcext:value-type="float">
            <text:p>35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MIN([.B87:.U87])" office:value-type="float" office:value="56" calcext:value-type="float">
            <text:p>56</text:p>
          </table:table-cell>
          <table:table-cell table:formula="of:=MAX([.B87:.U87])"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79" calcext:value-type="float">
            <text:p>479</text:p>
          </table:table-cell>
          <table:table-cell office:value-type="float" office:value="339" calcext:value-type="float">
            <text:p>339</text:p>
          </table:table-cell>
          <table:table-cell office:value-type="float" office:value="726" calcext:value-type="float">
            <text:p>726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688" calcext:value-type="float">
            <text:p>688</text:p>
          </table:table-cell>
          <table:table-cell office:value-type="float" office:value="593" calcext:value-type="float">
            <text:p>593</text:p>
          </table:table-cell>
          <table:table-cell office:value-type="float" office:value="809" calcext:value-type="float">
            <text:p>809</text:p>
          </table:table-cell>
          <table:table-cell office:value-type="float" office:value="193" calcext:value-type="float">
            <text:p>193</text:p>
          </table:table-cell>
          <table:table-cell office:value-type="float" office:value="839" calcext:value-type="float">
            <text:p>839</text:p>
          </table:table-cell>
          <table:table-cell office:value-type="float" office:value="372" calcext:value-type="float">
            <text:p>372</text:p>
          </table:table-cell>
          <table:table-cell office:value-type="float" office:value="312" calcext:value-type="float">
            <text:p>312</text:p>
          </table:table-cell>
          <table:table-cell office:value-type="float" office:value="269" calcext:value-type="float">
            <text:p>269</text:p>
          </table:table-cell>
          <table:table-cell office:value-type="float" office:value="534" calcext:value-type="float">
            <text:p>534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MIN([.B88:.U88])" office:value-type="float" office:value="66" calcext:value-type="float">
            <text:p>66</text:p>
          </table:table-cell>
          <table:table-cell table:formula="of:=MAX([.B88:.U88])"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269" calcext:value-type="float">
            <text:p>269</text:p>
          </table:table-cell>
          <table:table-cell office:value-type="float" office:value="639" calcext:value-type="float">
            <text:p>639</text:p>
          </table:table-cell>
          <table:table-cell office:value-type="float" office:value="605" calcext:value-type="float">
            <text:p>605</text:p>
          </table:table-cell>
          <table:table-cell office:value-type="float" office:value="59" calcext:value-type="float">
            <text:p>59</text:p>
          </table:table-cell>
          <table:table-cell office:value-type="float" office:value="607" calcext:value-type="float">
            <text:p>607</text:p>
          </table:table-cell>
          <table:table-cell office:value-type="float" office:value="394" calcext:value-type="float">
            <text:p>394</text:p>
          </table:table-cell>
          <table:table-cell office:value-type="float" office:value="652" calcext:value-type="float">
            <text:p>652</text:p>
          </table:table-cell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640" calcext:value-type="float">
            <text:p>640</text:p>
          </table:table-cell>
          <table:table-cell office:value-type="float" office:value="458" calcext:value-type="float">
            <text:p>458</text:p>
          </table:table-cell>
          <table:table-cell office:value-type="float" office:value="559" calcext:value-type="float">
            <text:p>559</text:p>
          </table:table-cell>
          <table:table-cell office:value-type="float" office:value="282" calcext:value-type="float">
            <text:p>282</text:p>
          </table:table-cell>
          <table:table-cell office:value-type="float" office:value="338" calcext:value-type="float">
            <text:p>338</text:p>
          </table:table-cell>
          <table:table-cell office:value-type="float" office:value="75" calcext:value-type="float">
            <text:p>75</text:p>
          </table:table-cell>
          <table:table-cell office:value-type="float" office:value="901" calcext:value-type="float">
            <text:p>901</text:p>
          </table:table-cell>
          <table:table-cell office:value-type="float" office:value="377" calcext:value-type="float">
            <text:p>377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MIN([.B89:.U89])" office:value-type="float" office:value="59" calcext:value-type="float">
            <text:p>59</text:p>
          </table:table-cell>
          <table:table-cell table:formula="of:=MAX([.B89:.U89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95" calcext:value-type="float">
            <text:p>595</text:p>
          </table:table-cell>
          <table:table-cell office:value-type="float" office:value="628" calcext:value-type="float">
            <text:p>628</text:p>
          </table:table-cell>
          <table:table-cell office:value-type="float" office:value="347" calcext:value-type="float">
            <text:p>347</text:p>
          </table:table-cell>
          <table:table-cell office:value-type="float" office:value="589" calcext:value-type="float">
            <text:p>589</text:p>
          </table:table-cell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office:value-type="float" office:value="508" calcext:value-type="float">
            <text:p>508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657" calcext:value-type="float">
            <text:p>657</text:p>
          </table:table-cell>
          <table:table-cell office:value-type="float" office:value="586" calcext:value-type="float">
            <text:p>586</text:p>
          </table:table-cell>
          <table:table-cell office:value-type="float" office:value="881" calcext:value-type="float">
            <text:p>881</text:p>
          </table:table-cell>
          <table:table-cell office:value-type="float" office:value="183" calcext:value-type="float">
            <text:p>183</text:p>
          </table:table-cell>
          <table:table-cell office:value-type="float" office:value="688" calcext:value-type="float">
            <text:p>688</text:p>
          </table:table-cell>
          <table:table-cell office:value-type="float" office:value="268" calcext:value-type="float">
            <text:p>268</text:p>
          </table:table-cell>
          <table:table-cell office:value-type="float" office:value="560" calcext:value-type="float">
            <text:p>560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MIN([.B90:.U90])" office:value-type="float" office:value="80" calcext:value-type="float">
            <text:p>80</text:p>
          </table:table-cell>
          <table:table-cell table:formula="of:=MAX([.B90:.U90])"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753" calcext:value-type="float">
            <text:p>753</text:p>
          </table:table-cell>
          <table:table-cell office:value-type="float" office:value="930" calcext:value-type="float">
            <text:p>930</text:p>
          </table:table-cell>
          <table:table-cell office:value-type="float" office:value="582" calcext:value-type="float">
            <text:p>582</text:p>
          </table:table-cell>
          <table:table-cell office:value-type="float" office:value="696" calcext:value-type="float">
            <text:p>696</text:p>
          </table:table-cell>
          <table:table-cell office:value-type="float" office:value="547" calcext:value-type="float">
            <text:p>547</text:p>
          </table:table-cell>
          <table:table-cell office:value-type="float" office:value="251" calcext:value-type="float">
            <text:p>251</text:p>
          </table:table-cell>
          <table:table-cell office:value-type="float" office:value="811" calcext:value-type="float">
            <text:p>811</text:p>
          </table:table-cell>
          <table:table-cell office:value-type="float" office:value="221" calcext:value-type="float">
            <text:p>221</text:p>
          </table:table-cell>
          <table:table-cell office:value-type="float" office:value="928" calcext:value-type="float">
            <text:p>928</text:p>
          </table:table-cell>
          <table:table-cell office:value-type="float" office:value="74" calcext:value-type="float">
            <text:p>74</text:p>
          </table:table-cell>
          <table:table-cell office:value-type="float" office:value="218" calcext:value-type="float">
            <text:p>218</text:p>
          </table:table-cell>
          <table:table-cell office:value-type="float" office:value="699" calcext:value-type="float">
            <text:p>699</text:p>
          </table:table-cell>
          <table:table-cell office:value-type="float" office:value="378" calcext:value-type="float">
            <text:p>378</text:p>
          </table:table-cell>
          <table:table-cell office:value-type="float" office:value="329" calcext:value-type="float">
            <text:p>329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925" calcext:value-type="float">
            <text:p>925</text:p>
          </table:table-cell>
          <table:table-cell office:value-type="float" office:value="508" calcext:value-type="float">
            <text:p>508</text:p>
          </table:table-cell>
          <table:table-cell office:value-type="float" office:value="93" calcext:value-type="float">
            <text:p>93</text:p>
          </table:table-cell>
          <table:table-cell/>
          <table:table-cell table:formula="of:=MIN([.B91:.U91])" office:value-type="float" office:value="74" calcext:value-type="float">
            <text:p>74</text:p>
          </table:table-cell>
          <table:table-cell table:formula="of:=MAX([.B91:.U91])"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542" calcext:value-type="float">
            <text:p>542</text:p>
          </table:table-cell>
          <table:table-cell office:value-type="float" office:value="516" calcext:value-type="float">
            <text:p>516</text:p>
          </table:table-cell>
          <table:table-cell office:value-type="float" office:value="377" calcext:value-type="float">
            <text:p>377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154" calcext:value-type="float">
            <text:p>154</text:p>
          </table:table-cell>
          <table:table-cell office:value-type="float" office:value="790" calcext:value-type="float">
            <text:p>790</text:p>
          </table:table-cell>
          <table:table-cell office:value-type="float" office:value="917" calcext:value-type="float">
            <text:p>917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office:value-type="float" office:value="323" calcext:value-type="float">
            <text:p>323</text:p>
          </table:table-cell>
          <table:table-cell office:value-type="float" office:value="103" calcext:value-type="float">
            <text:p>103</text:p>
          </table:table-cell>
          <table:table-cell office:value-type="float" office:value="872" calcext:value-type="float">
            <text:p>872</text:p>
          </table:table-cell>
          <table:table-cell office:value-type="float" office:value="734" calcext:value-type="float">
            <text:p>734</text:p>
          </table:table-cell>
          <table:table-cell office:value-type="float" office:value="93" calcext:value-type="float">
            <text:p>93</text:p>
          </table:table-cell>
          <table:table-cell office:value-type="float" office:value="924" calcext:value-type="float">
            <text:p>924</text:p>
          </table:table-cell>
          <table:table-cell office:value-type="float" office:value="789" calcext:value-type="float">
            <text:p>789</text:p>
          </table:table-cell>
          <table:table-cell office:value-type="float" office:value="252" calcext:value-type="float">
            <text:p>252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MIN([.B92:.U92])" office:value-type="float" office:value="93" calcext:value-type="float">
            <text:p>93</text:p>
          </table:table-cell>
          <table:table-cell table:formula="of:=MAX([.B92:.U92])"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880" calcext:value-type="float">
            <text:p>880</text:p>
          </table:table-cell>
          <table:table-cell office:value-type="float" office:value="58" calcext:value-type="float">
            <text:p>58</text:p>
          </table:table-cell>
          <table:table-cell office:value-type="float" office:value="374" calcext:value-type="float">
            <text:p>374</text:p>
          </table:table-cell>
          <table:table-cell office:value-type="float" office:value="667" calcext:value-type="float">
            <text:p>667</text:p>
          </table:table-cell>
          <table:table-cell office:value-type="float" office:value="835" calcext:value-type="float">
            <text:p>835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509" calcext:value-type="float">
            <text:p>509</text:p>
          </table:table-cell>
          <table:table-cell office:value-type="float" office:value="327" calcext:value-type="float">
            <text:p>327</text:p>
          </table:table-cell>
          <table:table-cell office:value-type="float" office:value="897" calcext:value-type="float">
            <text:p>897</text:p>
          </table:table-cell>
          <table:table-cell office:value-type="float" office:value="554" calcext:value-type="float">
            <text:p>554</text:p>
          </table:table-cell>
          <table:table-cell office:value-type="float" office:value="227" calcext:value-type="float">
            <text:p>227</text:p>
          </table:table-cell>
          <table:table-cell office:value-type="float" office:value="378" calcext:value-type="float">
            <text:p>378</text:p>
          </table:table-cell>
          <table:table-cell office:value-type="float" office:value="525" calcext:value-type="float">
            <text:p>525</text:p>
          </table:table-cell>
          <table:table-cell office:value-type="float" office:value="83" calcext:value-type="float">
            <text:p>83</text:p>
          </table:table-cell>
          <table:table-cell office:value-type="float" office:value="929" calcext:value-type="float">
            <text:p>929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MIN([.B93:.U93])" office:value-type="float" office:value="58" calcext:value-type="float">
            <text:p>58</text:p>
          </table:table-cell>
          <table:table-cell table:formula="of:=MAX([.B93:.U93])"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80" calcext:value-type="float">
            <text:p>80</text:p>
          </table:table-cell>
          <table:table-cell office:value-type="float" office:value="428" calcext:value-type="float">
            <text:p>428</text:p>
          </table:table-cell>
          <table:table-cell office:value-type="float" office:value="82" calcext:value-type="float">
            <text:p>82</text:p>
          </table:table-cell>
          <table:table-cell office:value-type="float" office:value="706" calcext:value-type="float">
            <text:p>706</text:p>
          </table:table-cell>
          <table:table-cell office:value-type="float" office:value="597" calcext:value-type="float">
            <text:p>597</text:p>
          </table:table-cell>
          <table:table-cell office:value-type="float" office:value="70" calcext:value-type="float">
            <text:p>70</text:p>
          </table:table-cell>
          <table:table-cell office:value-type="float" office:value="305" calcext:value-type="float">
            <text:p>305</text:p>
          </table:table-cell>
          <table:table-cell office:value-type="float" office:value="944" calcext:value-type="float">
            <text:p>944</text:p>
          </table:table-cell>
          <table:table-cell office:value-type="float" office:value="554" calcext:value-type="float">
            <text:p>554</text:p>
          </table:table-cell>
          <table:table-cell office:value-type="float" office:value="925" calcext:value-type="float">
            <text:p>925</text:p>
          </table:table-cell>
          <table:table-cell office:value-type="float" office:value="588" calcext:value-type="float">
            <text:p>588</text:p>
          </table:table-cell>
          <table:table-cell office:value-type="float" office:value="592" calcext:value-type="float">
            <text:p>592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881" calcext:value-type="float">
            <text:p>881</text:p>
          </table:table-cell>
          <table:table-cell office:value-type="float" office:value="724" calcext:value-type="float">
            <text:p>724</text:p>
          </table:table-cell>
          <table:table-cell office:value-type="float" office:value="202" calcext:value-type="float">
            <text:p>202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MIN([.B94:.U94])" office:value-type="float" office:value="70" calcext:value-type="float">
            <text:p>70</text:p>
          </table:table-cell>
          <table:table-cell table:formula="of:=MAX([.B94:.U94])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62" calcext:value-type="float">
            <text:p>62</text:p>
          </table:table-cell>
          <table:table-cell office:value-type="float" office:value="599" calcext:value-type="float">
            <text:p>599</text:p>
          </table:table-cell>
          <table:table-cell office:value-type="float" office:value="411" calcext:value-type="float">
            <text:p>411</text:p>
          </table:table-cell>
          <table:table-cell office:value-type="float" office:value="812" calcext:value-type="float">
            <text:p>812</text:p>
          </table:table-cell>
          <table:table-cell office:value-type="float" office:value="748" calcext:value-type="float">
            <text:p>748</text:p>
          </table:table-cell>
          <table:table-cell office:value-type="float" office:value="211" calcext:value-type="float">
            <text:p>211</text:p>
          </table:table-cell>
          <table:table-cell office:value-type="float" office:value="836" calcext:value-type="float">
            <text:p>836</text:p>
          </table:table-cell>
          <table:table-cell office:value-type="float" office:value="843" calcext:value-type="float">
            <text:p>843</text:p>
          </table:table-cell>
          <table:table-cell office:value-type="float" office:value="257" calcext:value-type="float">
            <text:p>257</text:p>
          </table:table-cell>
          <table:table-cell office:value-type="float" office:value="336" calcext:value-type="float">
            <text:p>336</text:p>
          </table:table-cell>
          <table:table-cell office:value-type="float" office:value="575" calcext:value-type="float">
            <text:p>575</text:p>
          </table:table-cell>
          <table:table-cell office:value-type="float" office:value="650" calcext:value-type="float">
            <text:p>650</text:p>
          </table:table-cell>
          <table:table-cell office:value-type="float" office:value="701" calcext:value-type="float">
            <text:p>701</text:p>
          </table:table-cell>
          <table:table-cell office:value-type="float" office:value="223" calcext:value-type="float">
            <text:p>223</text:p>
          </table:table-cell>
          <table:table-cell office:value-type="float" office:value="581" calcext:value-type="float">
            <text:p>581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MIN([.B95:.U95])" office:value-type="float" office:value="62" calcext:value-type="float">
            <text:p>62</text:p>
          </table:table-cell>
          <table:table-cell table:formula="of:=MAX([.B95:.U95])"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705" calcext:value-type="float">
            <text:p>705</text:p>
          </table:table-cell>
          <table:table-cell office:value-type="float" office:value="515" calcext:value-type="float">
            <text:p>515</text:p>
          </table:table-cell>
          <table:table-cell office:value-type="float" office:value="277" calcext:value-type="float">
            <text:p>277</text:p>
          </table:table-cell>
          <table:table-cell office:value-type="float" office:value="879" calcext:value-type="float">
            <text:p>879</text:p>
          </table:table-cell>
          <table:table-cell office:value-type="float" office:value="536" calcext:value-type="float">
            <text:p>536</text:p>
          </table:table-cell>
          <table:table-cell office:value-type="float" office:value="936" calcext:value-type="float">
            <text:p>936</text:p>
          </table:table-cell>
          <table:table-cell office:value-type="float" office:value="638" calcext:value-type="float">
            <text:p>638</text:p>
          </table:table-cell>
          <table:table-cell office:value-type="float" office:value="266" calcext:value-type="float">
            <text:p>266</text:p>
          </table:table-cell>
          <table:table-cell office:value-type="float" office:value="379" calcext:value-type="float">
            <text:p>379</text:p>
          </table:table-cell>
          <table:table-cell office:value-type="float" office:value="571" calcext:value-type="float">
            <text:p>571</text:p>
          </table:table-cell>
          <table:table-cell office:value-type="float" office:value="163" calcext:value-type="float">
            <text:p>163</text:p>
          </table:table-cell>
          <table:table-cell office:value-type="float" office:value="599" calcext:value-type="float">
            <text:p>599</text:p>
          </table:table-cell>
          <table:table-cell office:value-type="float" office:value="197" calcext:value-type="float">
            <text:p>197</text:p>
          </table:table-cell>
          <table:table-cell office:value-type="float" office:value="906" calcext:value-type="float">
            <text:p>906</text:p>
          </table:table-cell>
          <table:table-cell office:value-type="float" office:value="214" calcext:value-type="float">
            <text:p>214</text:p>
          </table:table-cell>
          <table:table-cell office:value-type="float" office:value="540" calcext:value-type="float">
            <text:p>540</text:p>
          </table:table-cell>
          <table:table-cell office:value-type="float" office:value="354" calcext:value-type="float">
            <text:p>354</text:p>
          </table:table-cell>
          <table:table-cell office:value-type="float" office:value="266" calcext:value-type="float">
            <text:p>266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MIN([.B96:.U96])" office:value-type="float" office:value="163" calcext:value-type="float">
            <text:p>163</text:p>
          </table:table-cell>
          <table:table-cell table:formula="of:=MAX([.B96:.U96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357" calcext:value-type="float">
            <text:p>357</text:p>
          </table:table-cell>
          <table:table-cell office:value-type="float" office:value="896" calcext:value-type="float">
            <text:p>896</text:p>
          </table:table-cell>
          <table:table-cell office:value-type="float" office:value="706" calcext:value-type="float">
            <text:p>706</text:p>
          </table:table-cell>
          <table:table-cell office:value-type="float" office:value="591" calcext:value-type="float">
            <text:p>591</text:p>
          </table:table-cell>
          <table:table-cell office:value-type="float" office:value="179" calcext:value-type="float">
            <text:p>179</text:p>
          </table:table-cell>
          <table:table-cell office:value-type="float" office:value="653" calcext:value-type="float">
            <text:p>653</text:p>
          </table:table-cell>
          <table:table-cell office:value-type="float" office:value="293" calcext:value-type="float">
            <text:p>293</text:p>
          </table:table-cell>
          <table:table-cell office:value-type="float" office:value="831" calcext:value-type="float">
            <text:p>831</text:p>
          </table:table-cell>
          <table:table-cell office:value-type="float" office:value="787" calcext:value-type="float">
            <text:p>787</text:p>
          </table:table-cell>
          <table:table-cell office:value-type="float" office:value="626" calcext:value-type="float">
            <text:p>626</text:p>
          </table:table-cell>
          <table:table-cell office:value-type="float" office:value="723" calcext:value-type="float">
            <text:p>723</text:p>
          </table:table-cell>
          <table:table-cell office:value-type="float" office:value="592" calcext:value-type="float">
            <text:p>592</text:p>
          </table:table-cell>
          <table:table-cell office:value-type="float" office:value="605" calcext:value-type="float">
            <text:p>605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875" calcext:value-type="float">
            <text:p>875</text:p>
          </table:table-cell>
          <table:table-cell office:value-type="float" office:value="588" calcext:value-type="float">
            <text:p>588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MIN([.B97:.U97])" office:value-type="float" office:value="70" calcext:value-type="float">
            <text:p>70</text:p>
          </table:table-cell>
          <table:table-cell table:formula="of:=MAX([.B97:.U97])"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693" calcext:value-type="float">
            <text:p>693</text:p>
          </table:table-cell>
          <table:table-cell office:value-type="float" office:value="711" calcext:value-type="float">
            <text:p>711</text:p>
          </table:table-cell>
          <table:table-cell office:value-type="float" office:value="343" calcext:value-type="float">
            <text:p>343</text:p>
          </table:table-cell>
          <table:table-cell office:value-type="float" office:value="321" calcext:value-type="float">
            <text:p>321</text:p>
          </table:table-cell>
          <table:table-cell office:value-type="float" office:value="531" calcext:value-type="float">
            <text:p>531</text:p>
          </table:table-cell>
          <table:table-cell office:value-type="float" office:value="141" calcext:value-type="float">
            <text:p>141</text:p>
          </table:table-cell>
          <table:table-cell office:value-type="float" office:value="662" calcext:value-type="float">
            <text:p>662</text:p>
          </table:table-cell>
          <table:table-cell office:value-type="float" office:value="936" calcext:value-type="float">
            <text:p>936</text:p>
          </table:table-cell>
          <table:table-cell office:value-type="float" office:value="580" calcext:value-type="float">
            <text:p>580</text:p>
          </table:table-cell>
          <table:table-cell office:value-type="float" office:value="362" calcext:value-type="float">
            <text:p>362</text:p>
          </table:table-cell>
          <table:table-cell office:value-type="float" office:value="61" calcext:value-type="float">
            <text:p>61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514" calcext:value-type="float">
            <text:p>514</text:p>
          </table:table-cell>
          <table:table-cell office:value-type="float" office:value="195" calcext:value-type="float">
            <text:p>195</text:p>
          </table:table-cell>
          <table:table-cell office:value-type="float" office:value="591" calcext:value-type="float">
            <text:p>591</text:p>
          </table:table-cell>
          <table:table-cell office:value-type="float" office:value="269" calcext:value-type="float">
            <text:p>269</text:p>
          </table:table-cell>
          <table:table-cell office:value-type="float" office:value="848" calcext:value-type="float">
            <text:p>848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MIN([.B98:.U98])" office:value-type="float" office:value="61" calcext:value-type="float">
            <text:p>61</text:p>
          </table:table-cell>
          <table:table-cell table:formula="of:=MAX([.B98:.U98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669" calcext:value-type="float">
            <text:p>669</text:p>
          </table:table-cell>
          <table:table-cell office:value-type="float" office:value="98" calcext:value-type="float">
            <text:p>98</text:p>
          </table:table-cell>
          <table:table-cell office:value-type="float" office:value="887" calcext:value-type="float">
            <text:p>887</text:p>
          </table:table-cell>
          <table:table-cell office:value-type="float" office:value="349" calcext:value-type="float">
            <text:p>349</text:p>
          </table:table-cell>
          <table:table-cell office:value-type="float" office:value="278" calcext:value-type="float">
            <text:p>278</text:p>
          </table:table-cell>
          <table:table-cell office:value-type="float" office:value="725" calcext:value-type="float">
            <text:p>725</text:p>
          </table:table-cell>
          <table:table-cell office:value-type="float" office:value="346" calcext:value-type="float">
            <text:p>346</text:p>
          </table:table-cell>
          <table:table-cell office:value-type="float" office:value="514" calcext:value-type="float">
            <text:p>514</text:p>
          </table:table-cell>
          <table:table-cell office:value-type="float" office:value="388" calcext:value-type="float">
            <text:p>388</text:p>
          </table:table-cell>
          <table:table-cell office:value-type="float" office:value="652" calcext:value-type="float">
            <text:p>652</text:p>
          </table:table-cell>
          <table:table-cell office:value-type="float" office:value="835" calcext:value-type="float">
            <text:p>835</text:p>
          </table:table-cell>
          <table:table-cell office:value-type="float" office:value="414" calcext:value-type="float">
            <text:p>414</text:p>
          </table:table-cell>
          <table:table-cell office:value-type="float" office:value="549" calcext:value-type="float">
            <text:p>549</text:p>
          </table:table-cell>
          <table:table-cell office:value-type="float" office:value="617" calcext:value-type="float">
            <text:p>617</text:p>
          </table:table-cell>
          <table:table-cell office:value-type="float" office:value="423" calcext:value-type="float">
            <text:p>423</text:p>
          </table:table-cell>
          <table:table-cell office:value-type="float" office:value="99" calcext:value-type="float">
            <text:p>99</text:p>
          </table:table-cell>
          <table:table-cell office:value-type="float" office:value="839" calcext:value-type="float">
            <text:p>839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MIN([.B99:.U99])" office:value-type="float" office:value="98" calcext:value-type="float">
            <text:p>98</text:p>
          </table:table-cell>
          <table:table-cell table:formula="of:=MAX([.B99:.U99])"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730" calcext:value-type="float">
            <text:p>730</text:p>
          </table:table-cell>
          <table:table-cell office:value-type="float" office:value="879" calcext:value-type="float">
            <text:p>879</text:p>
          </table:table-cell>
          <table:table-cell office:value-type="float" office:value="517" calcext:value-type="float">
            <text:p>517</text:p>
          </table:table-cell>
          <table:table-cell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56" calcext:value-type="float">
            <text:p>56</text:p>
          </table:table-cell>
          <table:table-cell office:value-type="float" office:value="600" calcext:value-type="float">
            <text:p>600</text:p>
          </table:table-cell>
          <table:table-cell office:value-type="float" office:value="301" calcext:value-type="float">
            <text:p>301</text:p>
          </table:table-cell>
          <table:table-cell office:value-type="float" office:value="373" calcext:value-type="float">
            <text:p>373</text:p>
          </table:table-cell>
          <table:table-cell office:value-type="float" office:value="698" calcext:value-type="float">
            <text:p>698</text:p>
          </table:table-cell>
          <table:table-cell office:value-type="float" office:value="225" calcext:value-type="float">
            <text:p>225</text:p>
          </table:table-cell>
          <table:table-cell office:value-type="float" office:value="888" calcext:value-type="float">
            <text:p>888</text:p>
          </table:table-cell>
          <table:table-cell office:value-type="float" office:value="328" calcext:value-type="float">
            <text:p>328</text:p>
          </table:table-cell>
          <table:table-cell office:value-type="float" office:value="580" calcext:value-type="float">
            <text:p>580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MIN([.B100:.U100])" office:value-type="float" office:value="56" calcext:value-type="float">
            <text:p>56</text:p>
          </table:table-cell>
          <table:table-cell table:formula="of:=MAX([.B100:.U100])"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96" calcext:value-type="float">
            <text:p>196</text:p>
          </table:table-cell>
          <table:table-cell office:value-type="float" office:value="291" calcext:value-type="float">
            <text:p>291</text:p>
          </table:table-cell>
          <table:table-cell office:value-type="float" office:value="643" calcext:value-type="float">
            <text:p>643</text:p>
          </table:table-cell>
          <table:table-cell office:value-type="float" office:value="897" calcext:value-type="float">
            <text:p>897</text:p>
          </table:table-cell>
          <table:table-cell office:value-type="float" office:value="696" calcext:value-type="float">
            <text:p>696</text:p>
          </table:table-cell>
          <table:table-cell office:value-type="float" office:value="893" calcext:value-type="float">
            <text:p>893</text:p>
          </table:table-cell>
          <table:table-cell office:value-type="float" office:value="152" calcext:value-type="float">
            <text:p>152</text:p>
          </table:table-cell>
          <table:table-cell office:value-type="float" office:value="885" calcext:value-type="float">
            <text:p>885</text:p>
          </table:table-cell>
          <table:table-cell office:value-type="float" office:value="284" calcext:value-type="float">
            <text:p>284</text:p>
          </table:table-cell>
          <table:table-cell office:value-type="float" office:value="557" calcext:value-type="float">
            <text:p>557</text:p>
          </table:table-cell>
          <table:table-cell office:value-type="float" office:value="837" calcext:value-type="float">
            <text:p>837</text:p>
          </table:table-cell>
          <table:table-cell office:value-type="float" office:value="646" calcext:value-type="float">
            <text:p>646</text:p>
          </table:table-cell>
          <table:table-cell office:value-type="float" office:value="65" calcext:value-type="float">
            <text:p>65</text:p>
          </table:table-cell>
          <table:table-cell office:value-type="float" office:value="639" calcext:value-type="float">
            <text:p>639</text:p>
          </table:table-cell>
          <table:table-cell office:value-type="float" office:value="619" calcext:value-type="float">
            <text:p>619</text:p>
          </table:table-cell>
          <table:table-cell office:value-type="float" office:value="918" calcext:value-type="float">
            <text:p>918</text:p>
          </table:table-cell>
          <table:table-cell office:value-type="float" office:value="722" calcext:value-type="float">
            <text:p>722</text:p>
          </table:table-cell>
          <table:table-cell office:value-type="float" office:value="839" calcext:value-type="float">
            <text:p>839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MIN([.B101:.U101])" office:value-type="float" office:value="65" calcext:value-type="float">
            <text:p>65</text:p>
          </table:table-cell>
          <table:table-cell table:formula="of:=MAX([.B101:.U101])"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845" calcext:value-type="float">
            <text:p>845</text:p>
          </table:table-cell>
          <table:table-cell office:value-type="float" office:value="637" calcext:value-type="float">
            <text:p>637</text:p>
          </table:table-cell>
          <table:table-cell office:value-type="float" office:value="323" calcext:value-type="float">
            <text:p>323</text:p>
          </table:table-cell>
          <table:table-cell office:value-type="float" office:value="948" calcext:value-type="float">
            <text:p>948</text:p>
          </table:table-cell>
          <table:table-cell office:value-type="float" office:value="546" calcext:value-type="float">
            <text:p>546</text:p>
          </table:table-cell>
          <table:table-cell office:value-type="float" office:value="74" calcext:value-type="float">
            <text:p>74</text:p>
          </table:table-cell>
          <table:table-cell office:value-type="float" office:value="700" calcext:value-type="float">
            <text:p>700</text:p>
          </table:table-cell>
          <table:table-cell office:value-type="float" office:value="602" calcext:value-type="float">
            <text:p>602</text:p>
          </table:table-cell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office:value-type="float" office:value="887" calcext:value-type="float">
            <text:p>887</text:p>
          </table:table-cell>
          <table:table-cell office:value-type="float" office:value="532" calcext:value-type="float">
            <text:p>532</text:p>
          </table:table-cell>
          <table:table-cell office:value-type="float" office:value="658" calcext:value-type="float">
            <text:p>658</text:p>
          </table:table-cell>
          <table:table-cell office:value-type="float" office:value="697" calcext:value-type="float">
            <text:p>697</text:p>
          </table:table-cell>
          <table:table-cell office:value-type="float" office:value="709" calcext:value-type="float">
            <text:p>709</text:p>
          </table:table-cell>
          <table:table-cell office:value-type="float" office:value="891" calcext:value-type="float">
            <text:p>891</text:p>
          </table:table-cell>
          <table:table-cell office:value-type="float" office:value="871" calcext:value-type="float">
            <text:p>871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MIN([.B102:.U102])" office:value-type="float" office:value="74" calcext:value-type="float">
            <text:p>74</text:p>
          </table:table-cell>
          <table:table-cell table:formula="of:=MAX([.B102:.U102])"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637" calcext:value-type="float">
            <text:p>637</text:p>
          </table:table-cell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  <table:table-cell office:value-type="float" office:value="252" calcext:value-type="float">
            <text:p>252</text:p>
          </table:table-cell>
          <table:table-cell office:value-type="float" office:value="721" calcext:value-type="float">
            <text:p>721</text:p>
          </table:table-cell>
          <table:table-cell office:value-type="float" office:value="332" calcext:value-type="float">
            <text:p>332</text:p>
          </table:table-cell>
          <table:table-cell office:value-type="float" office:value="841" calcext:value-type="float">
            <text:p>841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697" calcext:value-type="float">
            <text:p>697</text:p>
          </table:table-cell>
          <table:table-cell office:value-type="float" office:value="356" calcext:value-type="float">
            <text:p>356</text:p>
          </table:table-cell>
          <table:table-cell office:value-type="float" office:value="933" calcext:value-type="float">
            <text:p>933</text:p>
          </table:table-cell>
          <table:table-cell office:value-type="float" office:value="77" calcext:value-type="float">
            <text:p>77</text:p>
          </table:table-cell>
          <table:table-cell office:value-type="float" office:value="526" calcext:value-type="float">
            <text:p>526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932" calcext:value-type="float">
            <text:p>932</text:p>
          </table:table-cell>
          <table:table-cell office:value-type="float" office:value="604" calcext:value-type="float">
            <text:p>604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MIN([.B103:.U103])" office:value-type="float" office:value="52" calcext:value-type="float">
            <text:p>52</text:p>
          </table:table-cell>
          <table:table-cell table:formula="of:=MAX([.B103:.U103])"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516" calcext:value-type="float">
            <text:p>516</text:p>
          </table:table-cell>
          <table:table-cell office:value-type="float" office:value="892" calcext:value-type="float">
            <text:p>892</text:p>
          </table:table-cell>
          <table:table-cell office:value-type="float" office:value="328" calcext:value-type="float">
            <text:p>328</text:p>
          </table:table-cell>
          <table:table-cell office:value-type="float" office:value="514" calcext:value-type="float">
            <text:p>514</text:p>
          </table:table-cell>
          <table:table-cell office:value-type="float" office:value="724" calcext:value-type="float">
            <text:p>724</text:p>
          </table:table-cell>
          <table:table-cell office:value-type="float" office:value="651" calcext:value-type="float">
            <text:p>651</text:p>
          </table:table-cell>
          <table:table-cell office:value-type="float" office:value="330" calcext:value-type="float">
            <text:p>330</text:p>
          </table:table-cell>
          <table:table-cell office:value-type="float" office:value="583" calcext:value-type="float">
            <text:p>583</text:p>
          </table:table-cell>
          <table:table-cell office:value-type="float" office:value="352" calcext:value-type="float">
            <text:p>352</text:p>
          </table:table-cell>
          <table:table-cell office:value-type="float" office:value="536" calcext:value-type="float">
            <text:p>536</text:p>
          </table:table-cell>
          <table:table-cell office:value-type="float" office:value="692" calcext:value-type="float">
            <text:p>692</text:p>
          </table:table-cell>
          <table:table-cell office:value-type="float" office:value="784" calcext:value-type="float">
            <text:p>784</text:p>
          </table:table-cell>
          <table:table-cell office:value-type="float" office:value="327" calcext:value-type="float">
            <text:p>327</text:p>
          </table:table-cell>
          <table:table-cell office:value-type="float" office:value="491" calcext:value-type="float">
            <text:p>491</text:p>
          </table:table-cell>
          <table:table-cell office:value-type="float" office:value="510" calcext:value-type="float">
            <text:p>510</text:p>
          </table:table-cell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office:value-type="float" office:value="183" calcext:value-type="float">
            <text:p>183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MIN([.B104:.U104])" office:value-type="float" office:value="68" calcext:value-type="float">
            <text:p>68</text:p>
          </table:table-cell>
          <table:table-cell table:formula="of:=MAX([.B104:.U104])"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32" calcext:value-type="float">
            <text:p>732</text:p>
          </table:table-cell>
          <table:table-cell office:value-type="float" office:value="264" calcext:value-type="float">
            <text:p>264</text:p>
          </table:table-cell>
          <table:table-cell office:value-type="float" office:value="154" calcext:value-type="float">
            <text:p>154</text:p>
          </table:table-cell>
          <table:table-cell office:value-type="float" office:value="348" calcext:value-type="float">
            <text:p>348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90" calcext:value-type="float">
            <text:p>890</text:p>
          </table:table-cell>
          <table:table-cell office:value-type="float" office:value="877" calcext:value-type="float">
            <text:p>877</text:p>
          </table:table-cell>
          <table:table-cell office:value-type="float" office:value="94" calcext:value-type="float">
            <text:p>94</text:p>
          </table:table-cell>
          <table:table-cell office:value-type="float" office:value="732" calcext:value-type="float">
            <text:p>732</text:p>
          </table:table-cell>
          <table:table-cell office:value-type="float" office:value="344" calcext:value-type="float">
            <text:p>344</text:p>
          </table:table-cell>
          <table:table-cell office:value-type="float" office:value="946" calcext:value-type="float">
            <text:p>946</text:p>
          </table:table-cell>
          <table:table-cell office:value-type="float" office:value="733" calcext:value-type="float">
            <text:p>733</text:p>
          </table:table-cell>
          <table:table-cell office:value-type="float" office:value="66" calcext:value-type="float">
            <text:p>66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MIN([.B105:.U105])" office:value-type="float" office:value="66" calcext:value-type="float">
            <text:p>66</text:p>
          </table:table-cell>
          <table:table-cell table:formula="of:=MAX([.B105:.U105])"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666" calcext:value-type="float">
            <text:p>666</text:p>
          </table:table-cell>
          <table:table-cell office:value-type="float" office:value="542" calcext:value-type="float">
            <text:p>542</text:p>
          </table:table-cell>
          <table:table-cell office:value-type="float" office:value="513" calcext:value-type="float">
            <text:p>513</text:p>
          </table:table-cell>
          <table:table-cell office:value-type="float" office:value="393" calcext:value-type="float">
            <text:p>393</text:p>
          </table:table-cell>
          <table:table-cell office:value-type="float" office:value="928" calcext:value-type="float">
            <text:p>928</text:p>
          </table:table-cell>
          <table:table-cell office:value-type="float" office:value="829" calcext:value-type="float">
            <text:p>829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506" calcext:value-type="float">
            <text:p>506</text:p>
          </table:table-cell>
          <table:table-cell office:value-type="float" office:value="701" calcext:value-type="float">
            <text:p>701</text:p>
          </table:table-cell>
          <table:table-cell office:value-type="float" office:value="501" calcext:value-type="float">
            <text:p>501</text:p>
          </table:table-cell>
          <table:table-cell office:value-type="float" office:value="186" calcext:value-type="float">
            <text:p>186</text:p>
          </table:table-cell>
          <table:table-cell office:value-type="float" office:value="689" calcext:value-type="float">
            <text:p>689</text:p>
          </table:table-cell>
          <table:table-cell office:value-type="float" office:value="933" calcext:value-type="float">
            <text:p>933</text:p>
          </table:table-cell>
          <table:table-cell office:value-type="float" office:value="877" calcext:value-type="float">
            <text:p>877</text:p>
          </table:table-cell>
          <table:table-cell office:value-type="float" office:value="932" calcext:value-type="float">
            <text:p>932</text:p>
          </table:table-cell>
          <table:table-cell office:value-type="float" office:value="573" calcext:value-type="float">
            <text:p>573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MIN([.B106:.U106])" office:value-type="float" office:value="186" calcext:value-type="float">
            <text:p>186</text:p>
          </table:table-cell>
          <table:table-cell table:formula="of:=MAX([.B106:.U106])"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938" calcext:value-type="float">
            <text:p>938</text:p>
          </table:table-cell>
          <table:table-cell office:value-type="float" office:value="163" calcext:value-type="float">
            <text:p>163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927" calcext:value-type="float">
            <text:p>927</text:p>
          </table:table-cell>
          <table:table-cell office:value-type="float" office:value="646" calcext:value-type="float">
            <text:p>646</text:p>
          </table:table-cell>
          <table:table-cell office:value-type="float" office:value="161" calcext:value-type="float">
            <text:p>161</text:p>
          </table:table-cell>
          <table:table-cell office:value-type="float" office:value="753" calcext:value-type="float">
            <text:p>753</text:p>
          </table:table-cell>
          <table:table-cell office:value-type="float" office:value="708" calcext:value-type="float">
            <text:p>708</text:p>
          </table:table-cell>
          <table:table-cell office:value-type="float" office:value="351" calcext:value-type="float">
            <text:p>351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float" office:value="271" calcext:value-type="float">
            <text:p>271</text:p>
          </table:table-cell>
          <table:table-cell office:value-type="float" office:value="216" calcext:value-type="float">
            <text:p>216</text:p>
          </table:table-cell>
          <table:table-cell office:value-type="float" office:value="946" calcext:value-type="float">
            <text:p>946</text:p>
          </table:table-cell>
          <table:table-cell office:value-type="float" office:value="236" calcext:value-type="float">
            <text:p>236</text:p>
          </table:table-cell>
          <table:table-cell office:value-type="float" office:value="918" calcext:value-type="float">
            <text:p>91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MIN([.B107:.U107])" office:value-type="float" office:value="56" calcext:value-type="float">
            <text:p>56</text:p>
          </table:table-cell>
          <table:table-cell table:formula="of:=MAX([.B107:.U107])"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223" calcext:value-type="float">
            <text:p>223</text:p>
          </table:table-cell>
          <table:table-cell office:value-type="float" office:value="949" calcext:value-type="float">
            <text:p>949</text:p>
          </table:table-cell>
          <table:table-cell office:value-type="float" office:value="348" calcext:value-type="float">
            <text:p>348</text:p>
          </table:table-cell>
          <table:table-cell office:value-type="float" office:value="918" calcext:value-type="float">
            <text:p>918</text:p>
          </table:table-cell>
          <table:table-cell office:value-type="float" office:value="923" calcext:value-type="float">
            <text:p>923</text:p>
          </table:table-cell>
          <table:table-cell office:value-type="float" office:value="161" calcext:value-type="float">
            <text:p>161</text:p>
          </table:table-cell>
          <table:table-cell office:value-type="float" office:value="829" calcext:value-type="float">
            <text:p>829</text:p>
          </table:table-cell>
          <table:table-cell office:value-type="float" office:value="398" calcext:value-type="float">
            <text:p>398</text:p>
          </table:table-cell>
          <table:table-cell office:value-type="float" office:value="751" calcext:value-type="float">
            <text:p>751</text:p>
          </table:table-cell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  <table:table-cell office:value-type="float" office:value="711" calcext:value-type="float">
            <text:p>711</text:p>
          </table:table-cell>
          <table:table-cell office:value-type="float" office:value="637" calcext:value-type="float">
            <text:p>637</text:p>
          </table:table-cell>
          <table:table-cell office:value-type="float" office:value="318" calcext:value-type="float">
            <text:p>318</text:p>
          </table:table-cell>
          <table:table-cell office:value-type="float" office:value="568" calcext:value-type="float">
            <text:p>568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MIN([.B108:.U108])" office:value-type="float" office:value="56" calcext:value-type="float">
            <text:p>56</text:p>
          </table:table-cell>
          <table:table-cell table:formula="of:=MAX([.B108:.U108])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878" calcext:value-type="float">
            <text:p>878</text:p>
          </table:table-cell>
          <table:table-cell office:value-type="float" office:value="714" calcext:value-type="float">
            <text:p>714</text:p>
          </table:table-cell>
          <table:table-cell office:value-type="float" office:value="529" calcext:value-type="float">
            <text:p>529</text:p>
          </table:table-cell>
          <table:table-cell office:value-type="float" office:value="882" calcext:value-type="float">
            <text:p>882</text:p>
          </table:table-cell>
          <table:table-cell office:value-type="float" office:value="591" calcext:value-type="float">
            <text:p>591</text:p>
          </table:table-cell>
          <table:table-cell office:value-type="float" office:value="582" calcext:value-type="float">
            <text:p>582</text:p>
          </table:table-cell>
          <table:table-cell office:value-type="float" office:value="76" calcext:value-type="float">
            <text:p>76</text:p>
          </table:table-cell>
          <table:table-cell office:value-type="float" office:value="509" calcext:value-type="float">
            <text:p>509</text:p>
          </table:table-cell>
          <table:table-cell office:value-type="float" office:value="279" calcext:value-type="float">
            <text:p>279</text:p>
          </table:table-cell>
          <table:table-cell office:value-type="float" office:value="353" calcext:value-type="float">
            <text:p>353</text:p>
          </table:table-cell>
          <table:table-cell office:value-type="float" office:value="73" calcext:value-type="float">
            <text:p>73</text:p>
          </table:table-cell>
          <table:table-cell office:value-type="float" office:value="314" calcext:value-type="float">
            <text:p>314</text:p>
          </table:table-cell>
          <table:table-cell office:value-type="float" office:value="878" calcext:value-type="float">
            <text:p>878</text:p>
          </table:table-cell>
          <table:table-cell office:value-type="float" office:value="919" calcext:value-type="float">
            <text:p>919</text:p>
          </table:table-cell>
          <table:table-cell office:value-type="float" office:value="706" calcext:value-type="float">
            <text:p>706</text:p>
          </table:table-cell>
          <table:table-cell office:value-type="float" office:value="933" calcext:value-type="float">
            <text:p>933</text:p>
          </table:table-cell>
          <table:table-cell office:value-type="float" office:value="543" calcext:value-type="float">
            <text:p>543</text:p>
          </table:table-cell>
          <table:table-cell office:value-type="float" office:value="478" calcext:value-type="float">
            <text:p>478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MIN([.B109:.U109])" office:value-type="float" office:value="73" calcext:value-type="float">
            <text:p>73</text:p>
          </table:table-cell>
          <table:table-cell table:formula="of:=MAX([.B109:.U109])"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650" calcext:value-type="float">
            <text:p>650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office:value-type="float" office:value="373" calcext:value-type="float">
            <text:p>373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700" calcext:value-type="float">
            <text:p>700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871" calcext:value-type="float">
            <text:p>871</text:p>
          </table:table-cell>
          <table:table-cell office:value-type="float" office:value="347" calcext:value-type="float">
            <text:p>347</text:p>
          </table:table-cell>
          <table:table-cell office:value-type="float" office:value="369" calcext:value-type="float">
            <text:p>369</text:p>
          </table:table-cell>
          <table:table-cell office:value-type="float" office:value="611" calcext:value-type="float">
            <text:p>611</text:p>
          </table:table-cell>
          <table:table-cell office:value-type="float" office:value="142" calcext:value-type="float">
            <text:p>142</text:p>
          </table:table-cell>
          <table:table-cell office:value-type="float" office:value="423" calcext:value-type="float">
            <text:p>423</text:p>
          </table:table-cell>
          <table:table-cell office:value-type="float" office:value="185" calcext:value-type="float">
            <text:p>185</text:p>
          </table:table-cell>
          <table:table-cell office:value-type="float" office:value="385" calcext:value-type="float">
            <text:p>385</text:p>
          </table:table-cell>
          <table:table-cell office:value-type="float" office:value="594" calcext:value-type="float">
            <text:p>594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MIN([.B110:.U110])" office:value-type="float" office:value="142" calcext:value-type="float">
            <text:p>142</text:p>
          </table:table-cell>
          <table:table-cell table:formula="of:=MAX([.B110:.U110])"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66" calcext:value-type="float">
            <text:p>166</text:p>
          </table:table-cell>
          <table:table-cell office:value-type="float" office:value="875" calcext:value-type="float">
            <text:p>875</text:p>
          </table:table-cell>
          <table:table-cell office:value-type="float" office:value="352" calcext:value-type="float">
            <text:p>352</text:p>
          </table:table-cell>
          <table:table-cell office:value-type="float" office:value="941" calcext:value-type="float">
            <text:p>941</text:p>
          </table:table-cell>
          <table:table-cell office:value-type="float" office:value="188" calcext:value-type="float">
            <text:p>188</text:p>
          </table:table-cell>
          <table:table-cell office:value-type="float" office:value="644" calcext:value-type="float">
            <text:p>644</text:p>
          </table:table-cell>
          <table:table-cell office:value-type="float" office:value="396" calcext:value-type="float">
            <text:p>396</text:p>
          </table:table-cell>
          <table:table-cell office:value-type="float" office:value="248" calcext:value-type="float">
            <text:p>248</text:p>
          </table:table-cell>
          <table:table-cell office:value-type="float" office:value="579" calcext:value-type="float">
            <text:p>579</text:p>
          </table:table-cell>
          <table:table-cell office:value-type="float" office:value="901" calcext:value-type="float">
            <text:p>901</text:p>
          </table:table-cell>
          <table:table-cell office:value-type="float" office:value="423" calcext:value-type="float">
            <text:p>423</text:p>
          </table:table-cell>
          <table:table-cell office:value-type="float" office:value="299" calcext:value-type="float">
            <text:p>299</text:p>
          </table:table-cell>
          <table:table-cell office:value-type="float" office:value="537" calcext:value-type="float">
            <text:p>537</text:p>
          </table:table-cell>
          <table:table-cell office:value-type="float" office:value="370" calcext:value-type="float">
            <text:p>370</text:p>
          </table:table-cell>
          <table:table-cell office:value-type="float" office:value="397" calcext:value-type="float">
            <text:p>397</text:p>
          </table:table-cell>
          <table:table-cell office:value-type="float" office:value="258" calcext:value-type="float">
            <text:p>258</text:p>
          </table:table-cell>
          <table:table-cell office:value-type="float" office:value="391" calcext:value-type="float">
            <text:p>391</text:p>
          </table:table-cell>
          <table:table-cell office:value-type="float" office:value="377" calcext:value-type="float">
            <text:p>377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MIN([.B111:.U111])" office:value-type="float" office:value="166" calcext:value-type="float">
            <text:p>166</text:p>
          </table:table-cell>
          <table:table-cell table:formula="of:=MAX([.B111:.U111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82" calcext:value-type="float">
            <text:p>282</text:p>
          </table:table-cell>
          <table:table-cell office:value-type="float" office:value="215" calcext:value-type="float">
            <text:p>215</text:p>
          </table:table-cell>
          <table:table-cell office:value-type="float" office:value="640" calcext:value-type="float">
            <text:p>640</text:p>
          </table:table-cell>
          <table:table-cell office:value-type="float" office:value="556" calcext:value-type="float">
            <text:p>556</text:p>
          </table:table-cell>
          <table:table-cell office:value-type="float" office:value="337" calcext:value-type="float">
            <text:p>337</text:p>
          </table:table-cell>
          <table:table-cell office:value-type="float" office:value="945" calcext:value-type="float">
            <text:p>945</text:p>
          </table:table-cell>
          <table:table-cell office:value-type="float" office:value="790" calcext:value-type="float">
            <text:p>790</text:p>
          </table:table-cell>
          <table:table-cell office:value-type="float" office:value="389" calcext:value-type="float">
            <text:p>389</text:p>
          </table:table-cell>
          <table:table-cell office:value-type="float" office:value="756" calcext:value-type="float">
            <text:p>756</text:p>
          </table:table-cell>
          <table:table-cell office:value-type="float" office:value="838" calcext:value-type="float">
            <text:p>838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582" calcext:value-type="float">
            <text:p>582</text:p>
          </table:table-cell>
          <table:table-cell office:value-type="float" office:value="701" calcext:value-type="float">
            <text:p>701</text:p>
          </table:table-cell>
          <table:table-cell office:value-type="float" office:value="427" calcext:value-type="float">
            <text:p>427</text:p>
          </table:table-cell>
          <table:table-cell office:value-type="float" office:value="152" calcext:value-type="float">
            <text:p>152</text:p>
          </table:table-cell>
          <table:table-cell office:value-type="float" office:value="910" calcext:value-type="float">
            <text:p>910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MIN([.B112:.U112])" office:value-type="float" office:value="72" calcext:value-type="float">
            <text:p>72</text:p>
          </table:table-cell>
          <table:table-cell table:formula="of:=MAX([.B112:.U112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90" calcext:value-type="float">
            <text:p>190</text:p>
          </table:table-cell>
          <table:table-cell office:value-type="float" office:value="916" calcext:value-type="float">
            <text:p>916</text:p>
          </table:table-cell>
          <table:table-cell office:value-type="float" office:value="554" calcext:value-type="float">
            <text:p>554</text:p>
          </table:table-cell>
          <table:table-cell office:value-type="float" office:value="638" calcext:value-type="float">
            <text:p>638</text:p>
          </table:table-cell>
          <table:table-cell office:value-type="float" office:value="602" calcext:value-type="float">
            <text:p>602</text:p>
          </table:table-cell>
          <table:table-cell office:value-type="float" office:value="560" calcext:value-type="float">
            <text:p>560</text:p>
          </table:table-cell>
          <table:table-cell office:value-type="float" office:value="507" calcext:value-type="float">
            <text:p>507</text:p>
          </table:table-cell>
          <table:table-cell office:value-type="float" office:value="669" calcext:value-type="float">
            <text:p>669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612" calcext:value-type="float">
            <text:p>612</text:p>
          </table:table-cell>
          <table:table-cell office:value-type="float" office:value="83" calcext:value-type="float">
            <text:p>83</text:p>
          </table:table-cell>
          <table:table-cell office:value-type="float" office:value="707" calcext:value-type="float">
            <text:p>707</text:p>
          </table:table-cell>
          <table:table-cell office:value-type="float" office:value="174" calcext:value-type="float">
            <text:p>174</text:p>
          </table:table-cell>
          <table:table-cell office:value-type="float" office:value="286" calcext:value-type="float">
            <text:p>286</text:p>
          </table:table-cell>
          <table:table-cell office:value-type="float" office:value="374" calcext:value-type="float">
            <text:p>374</text:p>
          </table:table-cell>
          <table:table-cell office:value-type="float" office:value="656" calcext:value-type="float">
            <text:p>656</text:p>
          </table:table-cell>
          <table:table-cell office:value-type="float" office:value="510" calcext:value-type="float">
            <text:p>510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MIN([.B113:.U113])" office:value-type="float" office:value="83" calcext:value-type="float">
            <text:p>83</text:p>
          </table:table-cell>
          <table:table-cell table:formula="of:=MAX([.B113:.U113])"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68" calcext:value-type="float">
            <text:p>668</text:p>
          </table:table-cell>
          <table:table-cell office:value-type="float" office:value="324" calcext:value-type="float">
            <text:p>324</text:p>
          </table:table-cell>
          <table:table-cell office:value-type="float" office:value="733" calcext:value-type="float">
            <text:p>733</text:p>
          </table:table-cell>
          <table:table-cell office:value-type="float" office:value="219" calcext:value-type="float">
            <text:p>219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221" calcext:value-type="float">
            <text:p>221</text:p>
          </table:table-cell>
          <table:table-cell office:value-type="float" office:value="927" calcext:value-type="float">
            <text:p>927</text:p>
          </table:table-cell>
          <table:table-cell office:value-type="float" office:value="579" calcext:value-type="float">
            <text:p>579</text:p>
          </table:table-cell>
          <table:table-cell office:value-type="float" office:value="560" calcext:value-type="float">
            <text:p>560</text:p>
          </table:table-cell>
          <table:table-cell office:value-type="float" office:value="943" calcext:value-type="float">
            <text:p>943</text:p>
          </table:table-cell>
          <table:table-cell office:value-type="float" office:value="945" calcext:value-type="float">
            <text:p>945</text:p>
          </table:table-cell>
          <table:table-cell office:value-type="float" office:value="321" calcext:value-type="float">
            <text:p>321</text:p>
          </table:table-cell>
          <table:table-cell office:value-type="float" office:value="883" calcext:value-type="float">
            <text:p>883</text:p>
          </table:table-cell>
          <table:table-cell office:value-type="float" office:value="581" calcext:value-type="float">
            <text:p>581</text:p>
          </table:table-cell>
          <table:table-cell office:value-type="float" office:value="943" calcext:value-type="float">
            <text:p>943</text:p>
          </table:table-cell>
          <table:table-cell office:value-type="float" office:value="322" calcext:value-type="float">
            <text:p>322</text:p>
          </table:table-cell>
          <table:table-cell office:value-type="float" office:value="378" calcext:value-type="float">
            <text:p>3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MIN([.B114:.U114])" office:value-type="float" office:value="68" calcext:value-type="float">
            <text:p>68</text:p>
          </table:table-cell>
          <table:table-cell table:formula="of:=MAX([.B114:.U114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65" calcext:value-type="float">
            <text:p>665</text:p>
          </table:table-cell>
          <table:table-cell office:value-type="float" office:value="662" calcext:value-type="float">
            <text:p>662</text:p>
          </table:table-cell>
          <table:table-cell office:value-type="float" office:value="815" calcext:value-type="float">
            <text:p>815</text:p>
          </table:table-cell>
          <table:table-cell office:value-type="float" office:value="109" calcext:value-type="float">
            <text:p>109</text:p>
          </table:table-cell>
          <table:table-cell office:value-type="float" office:value="551" calcext:value-type="float">
            <text:p>551</text:p>
          </table:table-cell>
          <table:table-cell office:value-type="float" office:value="696" calcext:value-type="float">
            <text:p>696</text:p>
          </table:table-cell>
          <table:table-cell office:value-type="float" office:value="229" calcext:value-type="float">
            <text:p>229</text:p>
          </table:table-cell>
          <table:table-cell office:value-type="float" office:value="480" calcext:value-type="float">
            <text:p>480</text:p>
          </table:table-cell>
          <table:table-cell office:value-type="float" office:value="314" calcext:value-type="float">
            <text:p>314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564" calcext:value-type="float">
            <text:p>564</text:p>
          </table:table-cell>
          <table:table-cell office:value-type="float" office:value="590" calcext:value-type="float">
            <text:p>590</text:p>
          </table:table-cell>
          <table:table-cell office:value-type="float" office:value="117" calcext:value-type="float">
            <text:p>117</text:p>
          </table:table-cell>
          <table:table-cell office:value-type="float" office:value="888" calcext:value-type="float">
            <text:p>888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MIN([.B115:.U115])" office:value-type="float" office:value="109" calcext:value-type="float">
            <text:p>109</text:p>
          </table:table-cell>
          <table:table-cell table:formula="of:=MAX([.B115:.U115])"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30" calcext:value-type="float">
            <text:p>830</text:p>
          </table:table-cell>
          <table:table-cell office:value-type="float" office:value="518" calcext:value-type="float">
            <text:p>518</text:p>
          </table:table-cell>
          <table:table-cell office:value-type="float" office:value="876" calcext:value-type="float">
            <text:p>876</text:p>
          </table:table-cell>
          <table:table-cell office:value-type="float" office:value="548" calcext:value-type="float">
            <text:p>548</text:p>
          </table:table-cell>
          <table:table-cell office:value-type="float" office:value="188" calcext:value-type="float">
            <text:p>188</text:p>
          </table:table-cell>
          <table:table-cell office:value-type="float" office:value="936" calcext:value-type="float">
            <text:p>936</text:p>
          </table:table-cell>
          <table:table-cell office:value-type="float" office:value="582" calcext:value-type="float">
            <text:p>582</text:p>
          </table:table-cell>
          <table:table-cell office:value-type="float" office:value="212" calcext:value-type="float">
            <text:p>212</text:p>
          </table:table-cell>
          <table:table-cell office:value-type="float" office:value="939" calcext:value-type="float">
            <text:p>939</text:p>
          </table:table-cell>
          <table:table-cell office:value-type="float" office:value="690" calcext:value-type="float">
            <text:p>690</text:p>
          </table:table-cell>
          <table:table-cell office:value-type="float" office:value="602" calcext:value-type="float">
            <text:p>602</text:p>
          </table:table-cell>
          <table:table-cell office:value-type="float" office:value="313" calcext:value-type="float">
            <text:p>313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842" calcext:value-type="float">
            <text:p>842</text:p>
          </table:table-cell>
          <table:table-cell office:value-type="float" office:value="83" calcext:value-type="float">
            <text:p>83</text:p>
          </table:table-cell>
          <table:table-cell office:value-type="float" office:value="532" calcext:value-type="float">
            <text:p>532</text:p>
          </table:table-cell>
          <table:table-cell office:value-type="float" office:value="806" calcext:value-type="float">
            <text:p>806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MIN([.B116:.U116])" office:value-type="float" office:value="83" calcext:value-type="float">
            <text:p>83</text:p>
          </table:table-cell>
          <table:table-cell table:formula="of:=MAX([.B116:.U116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  <table:table-cell office:value-type="float" office:value="558" calcext:value-type="float">
            <text:p>558</text:p>
          </table:table-cell>
          <table:table-cell office:value-type="float" office:value="695" calcext:value-type="float">
            <text:p>695</text:p>
          </table:table-cell>
          <table:table-cell office:value-type="float" office:value="133" calcext:value-type="float">
            <text:p>133</text:p>
          </table:table-cell>
          <table:table-cell office:value-type="float" office:value="320" calcext:value-type="float">
            <text:p>320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293" calcext:value-type="float">
            <text:p>293</text:p>
          </table:table-cell>
          <table:table-cell office:value-type="float" office:value="229" calcext:value-type="float">
            <text:p>229</text:p>
          </table:table-cell>
          <table:table-cell office:value-type="float" office:value="707" calcext:value-type="float">
            <text:p>707</text:p>
          </table:table-cell>
          <table:table-cell office:value-type="float" office:value="372" calcext:value-type="float">
            <text:p>372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  <table:table-cell office:value-type="float" office:value="791" calcext:value-type="float">
            <text:p>791</text:p>
          </table:table-cell>
          <table:table-cell office:value-type="float" office:value="339" calcext:value-type="float">
            <text:p>339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MIN([.B117:.U117])" office:value-type="float" office:value="113" calcext:value-type="float">
            <text:p>113</text:p>
          </table:table-cell>
          <table:table-cell table:formula="of:=MAX([.B117:.U117])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929" calcext:value-type="float">
            <text:p>929</text:p>
          </table:table-cell>
          <table:table-cell office:value-type="float" office:value="699" calcext:value-type="float">
            <text:p>699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641" calcext:value-type="float">
            <text:p>641</text:p>
          </table:table-cell>
          <table:table-cell office:value-type="float" office:value="867" calcext:value-type="float">
            <text:p>867</text:p>
          </table:table-cell>
          <table:table-cell office:value-type="float" office:value="893" calcext:value-type="float">
            <text:p>893</text:p>
          </table:table-cell>
          <table:table-cell office:value-type="float" office:value="164" calcext:value-type="float">
            <text:p>164</text:p>
          </table:table-cell>
          <table:table-cell office:value-type="float" office:value="542" calcext:value-type="float">
            <text:p>542</text:p>
          </table:table-cell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office:value-type="float" office:value="126" calcext:value-type="float">
            <text:p>126</text:p>
          </table:table-cell>
          <table:table-cell office:value-type="float" office:value="330" calcext:value-type="float">
            <text:p>330</text:p>
          </table:table-cell>
          <table:table-cell office:value-type="float" office:value="592" calcext:value-type="float">
            <text:p>592</text:p>
          </table:table-cell>
          <table:table-cell office:value-type="float" office:value="258" calcext:value-type="float">
            <text:p>258</text:p>
          </table:table-cell>
          <table:table-cell office:value-type="float" office:value="334" calcext:value-type="float">
            <text:p>334</text:p>
          </table:table-cell>
          <table:table-cell office:value-type="float" office:value="526" calcext:value-type="float">
            <text:p>526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MIN([.B118:.U118])" office:value-type="float" office:value="92" calcext:value-type="float">
            <text:p>92</text:p>
          </table:table-cell>
          <table:table-cell table:formula="of:=MAX([.B118:.U118])"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273" calcext:value-type="float">
            <text:p>273</text:p>
          </table:table-cell>
          <table:table-cell office:value-type="float" office:value="687" calcext:value-type="float">
            <text:p>687</text:p>
          </table:table-cell>
          <table:table-cell office:value-type="float" office:value="940" calcext:value-type="float">
            <text:p>940</text:p>
          </table:table-cell>
          <table:table-cell office:value-type="float" office:value="696" calcext:value-type="float">
            <text:p>696</text:p>
          </table:table-cell>
          <table:table-cell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float" office:value="694" calcext:value-type="float">
            <text:p>694</text:p>
          </table:table-cell>
          <table:table-cell office:value-type="float" office:value="916" calcext:value-type="float">
            <text:p>916</text:p>
          </table:table-cell>
          <table:table-cell office:value-type="float" office:value="126" calcext:value-type="float">
            <text:p>126</text:p>
          </table:table-cell>
          <table:table-cell office:value-type="float" office:value="427" calcext:value-type="float">
            <text:p>427</text:p>
          </table:table-cell>
          <table:table-cell office:value-type="float" office:value="837" calcext:value-type="float">
            <text:p>837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859" calcext:value-type="float">
            <text:p>859</text:p>
          </table:table-cell>
          <table:table-cell office:value-type="float" office:value="373" calcext:value-type="float">
            <text:p>373</text:p>
          </table:table-cell>
          <table:table-cell office:value-type="float" office:value="948" calcext:value-type="float">
            <text:p>948</text:p>
          </table:table-cell>
          <table:table-cell office:value-type="float" office:value="224" calcext:value-type="float">
            <text:p>224</text:p>
          </table:table-cell>
          <table:table-cell office:value-type="float" office:value="508" calcext:value-type="float">
            <text:p>508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MIN([.B119:.U119])" office:value-type="float" office:value="52" calcext:value-type="float">
            <text:p>52</text:p>
          </table:table-cell>
          <table:table-cell table:formula="of:=MAX([.B119:.U119])"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291" calcext:value-type="float">
            <text:p>291</text:p>
          </table:table-cell>
          <table:table-cell office:value-type="float" office:value="810" calcext:value-type="float">
            <text:p>810</text:p>
          </table:table-cell>
          <table:table-cell office:value-type="float" office:value="172" calcext:value-type="float">
            <text:p>172</text:p>
          </table:table-cell>
          <table:table-cell office:value-type="float" office:value="552" calcext:value-type="float">
            <text:p>552</text:p>
          </table:table-cell>
          <table:table-cell office:value-type="float" office:value="640" calcext:value-type="float">
            <text:p>640</text:p>
          </table:table-cell>
          <table:table-cell office:value-type="float" office:value="843" calcext:value-type="float">
            <text:p>843</text:p>
          </table:table-cell>
          <table:table-cell office:value-type="float" office:value="876" calcext:value-type="float">
            <text:p>876</text:p>
          </table:table-cell>
          <table:table-cell office:value-type="float" office:value="800" calcext:value-type="float">
            <text:p>800</text:p>
          </table:table-cell>
          <table:table-cell office:value-type="float" office:value="949" calcext:value-type="float">
            <text:p>949</text:p>
          </table:table-cell>
          <table:table-cell office:value-type="float" office:value="94" calcext:value-type="float">
            <text:p>94</text:p>
          </table:table-cell>
          <table:table-cell office:value-type="float" office:value="755" calcext:value-type="float">
            <text:p>755</text:p>
          </table:table-cell>
          <table:table-cell office:value-type="float" office:value="185" calcext:value-type="float">
            <text:p>185</text:p>
          </table:table-cell>
          <table:table-cell office:value-type="float" office:value="506" calcext:value-type="float">
            <text:p>506</text:p>
          </table:table-cell>
          <table:table-cell office:value-type="float" office:value="199" calcext:value-type="float">
            <text:p>199</text:p>
          </table:table-cell>
          <table:table-cell office:value-type="float" office:value="692" calcext:value-type="float">
            <text:p>692</text:p>
          </table:table-cell>
          <table:table-cell office:value-type="float" office:value="333" calcext:value-type="float">
            <text:p>333</text:p>
          </table:table-cell>
          <table:table-cell office:value-type="float" office:value="613" calcext:value-type="float">
            <text:p>613</text:p>
          </table:table-cell>
          <table:table-cell office:value-type="float" office:value="560" calcext:value-type="float">
            <text:p>56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MIN([.B120:.U120])" office:value-type="float" office:value="94" calcext:value-type="float">
            <text:p>94</text:p>
          </table:table-cell>
          <table:table-cell table:formula="of:=MAX([.B120:.U120])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100" calcext:value-type="float">
            <text:p>100</text:p>
          </table:table-cell>
          <table:table-cell office:value-type="float" office:value="498" calcext:value-type="float">
            <text:p>498</text:p>
          </table:table-cell>
          <table:table-cell office:value-type="float" office:value="810" calcext:value-type="float">
            <text:p>810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939" calcext:value-type="float">
            <text:p>939</text:p>
          </table:table-cell>
          <table:table-cell office:value-type="float" office:value="227" calcext:value-type="float">
            <text:p>227</text:p>
          </table:table-cell>
          <table:table-cell office:value-type="float" office:value="829" calcext:value-type="float">
            <text:p>829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611" calcext:value-type="float">
            <text:p>611</text:p>
          </table:table-cell>
          <table:table-cell office:value-type="float" office:value="539" calcext:value-type="float">
            <text:p>539</text:p>
          </table:table-cell>
          <table:table-cell office:value-type="float" office:value="316" calcext:value-type="float">
            <text:p>316</text:p>
          </table:table-cell>
          <table:table-cell office:value-type="float" office:value="660" calcext:value-type="float">
            <text:p>660</text:p>
          </table:table-cell>
          <table:table-cell office:value-type="float" office:value="842" calcext:value-type="float">
            <text:p>842</text:p>
          </table:table-cell>
          <table:table-cell office:value-type="float" office:value="698" calcext:value-type="float">
            <text:p>698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MIN([.B121:.U121])" office:value-type="float" office:value="100" calcext:value-type="float">
            <text:p>100</text:p>
          </table:table-cell>
          <table:table-cell table:formula="of:=MAX([.B121:.U121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13" calcext:value-type="float">
            <text:p>113</text:p>
          </table:table-cell>
          <table:table-cell office:value-type="float" office:value="898" calcext:value-type="float">
            <text:p>898</text:p>
          </table:table-cell>
          <table:table-cell office:value-type="float" office:value="565" calcext:value-type="float">
            <text:p>565</text:p>
          </table:table-cell>
          <table:table-cell office:value-type="float" office:value="267" calcext:value-type="float">
            <text:p>267</text:p>
          </table:table-cell>
          <table:table-cell office:value-type="float" office:value="707" calcext:value-type="float">
            <text:p>707</text:p>
          </table:table-cell>
          <table:table-cell office:value-type="float" office:value="586" calcext:value-type="float">
            <text:p>586</text:p>
          </table:table-cell>
          <table:table-cell office:value-type="float" office:value="940" calcext:value-type="float">
            <text:p>940</text:p>
          </table:table-cell>
          <table:table-cell office:value-type="float" office:value="267" calcext:value-type="float">
            <text:p>267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331" calcext:value-type="float">
            <text:p>331</text:p>
          </table:table-cell>
          <table:table-cell office:value-type="float" office:value="813" calcext:value-type="float">
            <text:p>813</text:p>
          </table:table-cell>
          <table:table-cell office:value-type="float" office:value="256" calcext:value-type="float">
            <text:p>256</text:p>
          </table:table-cell>
          <table:table-cell office:value-type="float" office:value="939" calcext:value-type="float">
            <text:p>939</text:p>
          </table:table-cell>
          <table:table-cell office:value-type="float" office:value="337" calcext:value-type="float">
            <text:p>337</text:p>
          </table:table-cell>
          <table:table-cell office:value-type="float" office:value="577" calcext:value-type="float">
            <text:p>577</text:p>
          </table:table-cell>
          <table:table-cell office:value-type="float" office:value="380" calcext:value-type="float">
            <text:p>380</text:p>
          </table:table-cell>
          <table:table-cell office:value-type="float" office:value="504" calcext:value-type="float">
            <text:p>504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MIN([.B122:.U122])" office:value-type="float" office:value="72" calcext:value-type="float">
            <text:p>72</text:p>
          </table:table-cell>
          <table:table-cell table:formula="of:=MAX([.B122:.U122])"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637" calcext:value-type="float">
            <text:p>637</text:p>
          </table:table-cell>
          <table:table-cell office:value-type="float" office:value="263" calcext:value-type="float">
            <text:p>263</text:p>
          </table:table-cell>
          <table:table-cell office:value-type="float" office:value="80" calcext:value-type="float">
            <text:p>80</text:p>
          </table:table-cell>
          <table:table-cell office:value-type="float" office:value="939" calcext:value-type="float">
            <text:p>939</text:p>
          </table:table-cell>
          <table:table-cell office:value-type="float" office:value="727" calcext:value-type="float">
            <text:p>727</text:p>
          </table:table-cell>
          <table:table-cell office:value-type="float" office:value="424" calcext:value-type="float">
            <text:p>424</text:p>
          </table:table-cell>
          <table:table-cell office:value-type="float" office:value="611" calcext:value-type="float">
            <text:p>611</text:p>
          </table:table-cell>
          <table:table-cell office:value-type="float" office:value="99" calcext:value-type="float">
            <text:p>99</text:p>
          </table:table-cell>
          <table:table-cell office:value-type="float" office:value="538" calcext:value-type="float">
            <text:p>538</text:p>
          </table:table-cell>
          <table:table-cell office:value-type="float" office:value="846" calcext:value-type="float">
            <text:p>846</text:p>
          </table:table-cell>
          <table:table-cell office:value-type="float" office:value="605" calcext:value-type="float">
            <text:p>605</text:p>
          </table:table-cell>
          <table:table-cell office:value-type="float" office:value="296" calcext:value-type="float">
            <text:p>296</text:p>
          </table:table-cell>
          <table:table-cell office:value-type="float" office:value="601" calcext:value-type="float">
            <text:p>601</text:p>
          </table:table-cell>
          <table:table-cell office:value-type="float" office:value="608" calcext:value-type="float">
            <text:p>608</text:p>
          </table:table-cell>
          <table:table-cell office:value-type="float" office:value="380" calcext:value-type="float">
            <text:p>380</text:p>
          </table:table-cell>
          <table:table-cell office:value-type="float" office:value="261" calcext:value-type="float">
            <text:p>261</text:p>
          </table:table-cell>
          <table:table-cell office:value-type="float" office:value="502" calcext:value-type="float">
            <text:p>502</text:p>
          </table:table-cell>
          <table:table-cell office:value-type="float" office:value="94" calcext:value-type="float">
            <text:p>94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MIN([.B123:.U123])" office:value-type="float" office:value="80" calcext:value-type="float">
            <text:p>80</text:p>
          </table:table-cell>
          <table:table-cell table:formula="of:=MAX([.B123:.U123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52" calcext:value-type="float">
            <text:p>252</text:p>
          </table:table-cell>
          <table:table-cell office:value-type="float" office:value="532" calcext:value-type="float">
            <text:p>532</text:p>
          </table:table-cell>
          <table:table-cell office:value-type="float" office:value="601" calcext:value-type="float">
            <text:p>601</text:p>
          </table:table-cell>
          <table:table-cell office:value-type="float" office:value="564" calcext:value-type="float">
            <text:p>564</text:p>
          </table:table-cell>
          <table:table-cell office:value-type="float" office:value="426" calcext:value-type="float">
            <text:p>426</text:p>
          </table:table-cell>
          <table:table-cell office:value-type="float" office:value="215" calcext:value-type="float">
            <text:p>215</text:p>
          </table:table-cell>
          <table:table-cell office:value-type="float" office:value="381" calcext:value-type="float">
            <text:p>381</text:p>
          </table:table-cell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office:value-type="float" office:value="718" calcext:value-type="float">
            <text:p>718</text:p>
          </table:table-cell>
          <table:table-cell office:value-type="float" office:value="292" calcext:value-type="float">
            <text:p>292</text:p>
          </table:table-cell>
          <table:table-cell office:value-type="float" office:value="535" calcext:value-type="float">
            <text:p>535</text:p>
          </table:table-cell>
          <table:table-cell office:value-type="float" office:value="577" calcext:value-type="float">
            <text:p>577</text:p>
          </table:table-cell>
          <table:table-cell office:value-type="float" office:value="896" calcext:value-type="float">
            <text:p>896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934" calcext:value-type="float">
            <text:p>934</text:p>
          </table:table-cell>
          <table:table-cell office:value-type="float" office:value="647" calcext:value-type="float">
            <text:p>647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MIN([.B124:.U124])" office:value-type="float" office:value="193" calcext:value-type="float">
            <text:p>193</text:p>
          </table:table-cell>
          <table:table-cell table:formula="of:=MAX([.B124:.U124])"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617" calcext:value-type="float">
            <text:p>617</text:p>
          </table:table-cell>
          <table:table-cell office:value-type="float" office:value="371" calcext:value-type="float">
            <text:p>371</text:p>
          </table:table-cell>
          <table:table-cell office:value-type="float" office:value="824" calcext:value-type="float">
            <text:p>824</text:p>
          </table:table-cell>
          <table:table-cell office:value-type="float" office:value="785" calcext:value-type="float">
            <text:p>785</text:p>
          </table:table-cell>
          <table:table-cell office:value-type="float" office:value="548" calcext:value-type="float">
            <text:p>548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815" calcext:value-type="float">
            <text:p>815</text:p>
          </table:table-cell>
          <table:table-cell office:value-type="float" office:value="254" calcext:value-type="float">
            <text:p>254</text:p>
          </table:table-cell>
          <table:table-cell office:value-type="float" office:value="587" calcext:value-type="float">
            <text:p>587</text:p>
          </table:table-cell>
          <table:table-cell office:value-type="float" office:value="882" calcext:value-type="float">
            <text:p>882</text:p>
          </table:table-cell>
          <table:table-cell office:value-type="float" office:value="565" calcext:value-type="float">
            <text:p>565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 office:value-type="float" office:value="884" calcext:value-type="float">
            <text:p>884</text:p>
          </table:table-cell>
          <table:table-cell office:value-type="float" office:value="650" calcext:value-type="float">
            <text:p>650</text:p>
          </table:table-cell>
          <table:table-cell office:value-type="float" office:value="329" calcext:value-type="float">
            <text:p>329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MIN([.B125:.U125])" office:value-type="float" office:value="73" calcext:value-type="float">
            <text:p>73</text:p>
          </table:table-cell>
          <table:table-cell table:formula="of:=MAX([.B125:.U125])"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93" calcext:value-type="float">
            <text:p>193</text:p>
          </table:table-cell>
          <table:table-cell office:value-type="float" office:value="316" calcext:value-type="float">
            <text:p>316</text:p>
          </table:table-cell>
          <table:table-cell office:value-type="float" office:value="752" calcext:value-type="float">
            <text:p>752</text:p>
          </table:table-cell>
          <table:table-cell office:value-type="float" office:value="883" calcext:value-type="float">
            <text:p>88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395" calcext:value-type="float">
            <text:p>395</text:p>
          </table:table-cell>
          <table:table-cell office:value-type="float" office:value="273" calcext:value-type="float">
            <text:p>273</text:p>
          </table:table-cell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  <table:table-cell office:value-type="float" office:value="85" calcext:value-type="float">
            <text:p>85</text:p>
          </table:table-cell>
          <table:table-cell office:value-type="float" office:value="372" calcext:value-type="float">
            <text:p>372</text:p>
          </table:table-cell>
          <table:table-cell office:value-type="float" office:value="832" calcext:value-type="float">
            <text:p>832</text:p>
          </table:table-cell>
          <table:table-cell office:value-type="float" office:value="166" calcext:value-type="float">
            <text:p>166</text:p>
          </table:table-cell>
          <table:table-cell office:value-type="float" office:value="782" calcext:value-type="float">
            <text:p>782</text:p>
          </table:table-cell>
          <table:table-cell office:value-type="float" office:value="825" calcext:value-type="float">
            <text:p>825</text:p>
          </table:table-cell>
          <table:table-cell office:value-type="float" office:value="749" calcext:value-type="float">
            <text:p>749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MIN([.B126:.U126])" office:value-type="float" office:value="85" calcext:value-type="float">
            <text:p>85</text:p>
          </table:table-cell>
          <table:table-cell table:formula="of:=MAX([.B126:.U126])"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897" calcext:value-type="float">
            <text:p>897</text:p>
          </table:table-cell>
          <table:table-cell office:value-type="float" office:value="338" calcext:value-type="float">
            <text:p>338</text:p>
          </table:table-cell>
          <table:table-cell office:value-type="float" office:value="558" calcext:value-type="float">
            <text:p>558</text:p>
          </table:table-cell>
          <table:table-cell office:value-type="float" office:value="722" calcext:value-type="float">
            <text:p>722</text:p>
          </table:table-cell>
          <table:table-cell office:value-type="float" office:value="548" calcext:value-type="float">
            <text:p>548</text:p>
          </table:table-cell>
          <table:table-cell office:value-type="float" office:value="585" calcext:value-type="float">
            <text:p>585</text:p>
          </table:table-cell>
          <table:table-cell office:value-type="float" office:value="820" calcext:value-type="float">
            <text:p>820</text:p>
          </table:table-cell>
          <table:table-cell office:value-type="float" office:value="664" calcext:value-type="float">
            <text:p>664</text:p>
          </table:table-cell>
          <table:table-cell office:value-type="float" office:value="550" calcext:value-type="float">
            <text:p>550</text:p>
          </table:table-cell>
          <table:table-cell office:value-type="float" office:value="691" calcext:value-type="float">
            <text:p>691</text:p>
          </table:table-cell>
          <table:table-cell office:value-type="float" office:value="316" calcext:value-type="float">
            <text:p>316</text:p>
          </table:table-cell>
          <table:table-cell office:value-type="float" office:value="592" calcext:value-type="float">
            <text:p>592</text:p>
          </table:table-cell>
          <table:table-cell office:value-type="float" office:value="940" calcext:value-type="float">
            <text:p>940</text:p>
          </table:table-cell>
          <table:table-cell office:value-type="float" office:value="913" calcext:value-type="float">
            <text:p>913</text:p>
          </table:table-cell>
          <table:table-cell office:value-type="float" office:value="261" calcext:value-type="float">
            <text:p>261</text:p>
          </table:table-cell>
          <table:table-cell office:value-type="float" office:value="368" calcext:value-type="float">
            <text:p>368</text:p>
          </table:table-cell>
          <table:table-cell office:value-type="float" office:value="613" calcext:value-type="float">
            <text:p>613</text:p>
          </table:table-cell>
          <table:table-cell office:value-type="float" office:value="338" calcext:value-type="float">
            <text:p>338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MIN([.B127:.U127])" office:value-type="float" office:value="261" calcext:value-type="float">
            <text:p>261</text:p>
          </table:table-cell>
          <table:table-cell table:formula="of:=MAX([.B127:.U127])"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343" calcext:value-type="float">
            <text:p>343</text:p>
          </table:table-cell>
          <table:table-cell office:value-type="float" office:value="514" calcext:value-type="float">
            <text:p>514</text:p>
          </table:table-cell>
          <table:table-cell office:value-type="float" office:value="142" calcext:value-type="float">
            <text:p>142</text:p>
          </table:table-cell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 office:value-type="float" office:value="560" calcext:value-type="float">
            <text:p>560</text:p>
          </table:table-cell>
          <table:table-cell office:value-type="float" office:value="663" calcext:value-type="float">
            <text:p>663</text:p>
          </table:table-cell>
          <table:table-cell office:value-type="float" office:value="718" calcext:value-type="float">
            <text:p>718</text:p>
          </table:table-cell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916" calcext:value-type="float">
            <text:p>916</text:p>
          </table:table-cell>
          <table:table-cell office:value-type="float" office:value="549" calcext:value-type="float">
            <text:p>549</text:p>
          </table:table-cell>
          <table:table-cell office:value-type="float" office:value="505" calcext:value-type="float">
            <text:p>505</text:p>
          </table:table-cell>
          <table:table-cell office:value-type="float" office:value="107" calcext:value-type="float">
            <text:p>107</text:p>
          </table:table-cell>
          <table:table-cell office:value-type="float" office:value="580" calcext:value-type="float">
            <text:p>580</text:p>
          </table:table-cell>
          <table:table-cell office:value-type="float" office:value="845" calcext:value-type="float">
            <text:p>845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MIN([.B128:.U128])" office:value-type="float" office:value="97" calcext:value-type="float">
            <text:p>97</text:p>
          </table:table-cell>
          <table:table-cell table:formula="of:=MAX([.B128:.U128])"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756" calcext:value-type="float">
            <text:p>756</text:p>
          </table:table-cell>
          <table:table-cell office:value-type="float" office:value="530" calcext:value-type="float">
            <text:p>530</text:p>
          </table:table-cell>
          <table:table-cell office:value-type="float" office:value="733" calcext:value-type="float">
            <text:p>733</text:p>
          </table:table-cell>
          <table:table-cell office:value-type="float" office:value="616" calcext:value-type="float">
            <text:p>61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506" calcext:value-type="float">
            <text:p>506</text:p>
          </table:table-cell>
          <table:table-cell office:value-type="float" office:value="573" calcext:value-type="float">
            <text:p>573</text:p>
          </table:table-cell>
          <table:table-cell office:value-type="float" office:value="796" calcext:value-type="float">
            <text:p>796</text:p>
          </table:table-cell>
          <table:table-cell office:value-type="float" office:value="67" calcext:value-type="float">
            <text:p>67</text:p>
          </table:table-cell>
          <table:table-cell office:value-type="float" office:value="396" calcext:value-type="float">
            <text:p>396</text:p>
          </table:table-cell>
          <table:table-cell office:value-type="float" office:value="729" calcext:value-type="float">
            <text:p>729</text:p>
          </table:table-cell>
          <table:table-cell office:value-type="float" office:value="571" calcext:value-type="float">
            <text:p>571</text:p>
          </table:table-cell>
          <table:table-cell office:value-type="float" office:value="334" calcext:value-type="float">
            <text:p>334</text:p>
          </table:table-cell>
          <table:table-cell office:value-type="float" office:value="844" calcext:value-type="float">
            <text:p>844</text:p>
          </table:table-cell>
          <table:table-cell office:value-type="float" office:value="159" calcext:value-type="float">
            <text:p>159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MIN([.B129:.U129])" office:value-type="float" office:value="67" calcext:value-type="float">
            <text:p>67</text:p>
          </table:table-cell>
          <table:table-cell table:formula="of:=MAX([.B129:.U129])"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661" calcext:value-type="float">
            <text:p>661</text:p>
          </table:table-cell>
          <table:table-cell office:value-type="float" office:value="287" calcext:value-type="float">
            <text:p>287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office:value-type="float" office:value="278" calcext:value-type="float">
            <text:p>278</text:p>
          </table:table-cell>
          <table:table-cell office:value-type="float" office:value="321" calcext:value-type="float">
            <text:p>321</text:p>
          </table:table-cell>
          <table:table-cell office:value-type="float" office:value="456" calcext:value-type="float">
            <text:p>456</text:p>
          </table:table-cell>
          <table:table-cell office:value-type="float" office:value="710" calcext:value-type="float">
            <text:p>710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342" calcext:value-type="float">
            <text:p>342</text:p>
          </table:table-cell>
          <table:table-cell office:value-type="float" office:value="589" calcext:value-type="float">
            <text:p>589</text:p>
          </table:table-cell>
          <table:table-cell office:value-type="float" office:value="149" calcext:value-type="float">
            <text:p>149</text:p>
          </table:table-cell>
          <table:table-cell office:value-type="float" office:value="553" calcext:value-type="float">
            <text:p>553</text:p>
          </table:table-cell>
          <table:table-cell office:value-type="float" office:value="649" calcext:value-type="float">
            <text:p>649</text:p>
          </table:table-cell>
          <table:table-cell office:value-type="float" office:value="105" calcext:value-type="float">
            <text:p>105</text:p>
          </table:table-cell>
          <table:table-cell office:value-type="float" office:value="921" calcext:value-type="float">
            <text:p>921</text:p>
          </table:table-cell>
          <table:table-cell office:value-type="float" office:value="784" calcext:value-type="float">
            <text:p>78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MIN([.B130:.U130])" office:value-type="float" office:value="73" calcext:value-type="float">
            <text:p>73</text:p>
          </table:table-cell>
          <table:table-cell table:formula="of:=MAX([.B130:.U130])"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230" calcext:value-type="float">
            <text:p>230</text:p>
          </table:table-cell>
          <table:table-cell office:value-type="float" office:value="927" calcext:value-type="float">
            <text:p>927</text:p>
          </table:table-cell>
          <table:table-cell office:value-type="float" office:value="83" calcext:value-type="float">
            <text:p>83</text:p>
          </table:table-cell>
          <table:table-cell office:value-type="float" office:value="617" calcext:value-type="float">
            <text:p>617</text:p>
          </table:table-cell>
          <table:table-cell office:value-type="float" office:value="722" calcext:value-type="float">
            <text:p>722</text:p>
          </table:table-cell>
          <table:table-cell office:value-type="float" office:value="920" calcext:value-type="float">
            <text:p>920</text:p>
          </table:table-cell>
          <table:table-cell office:value-type="float" office:value="323" calcext:value-type="float">
            <text:p>323</text:p>
          </table:table-cell>
          <table:table-cell office:value-type="float" office:value="506" calcext:value-type="float">
            <text:p>506</text:p>
          </table:table-cell>
          <table:table-cell office:value-type="float" office:value="922" calcext:value-type="float">
            <text:p>922</text:p>
          </table:table-cell>
          <table:table-cell office:value-type="float" office:value="937" calcext:value-type="float">
            <text:p>937</text:p>
          </table:table-cell>
          <table:table-cell office:value-type="float" office:value="53" calcext:value-type="float">
            <text:p>53</text:p>
          </table:table-cell>
          <table:table-cell office:value-type="float" office:value="880" calcext:value-type="float">
            <text:p>880</text:p>
          </table:table-cell>
          <table:table-cell office:value-type="float" office:value="379" calcext:value-type="float">
            <text:p>379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580" calcext:value-type="float">
            <text:p>580</text:p>
          </table:table-cell>
          <table:table-cell office:value-type="float" office:value="648" calcext:value-type="float">
            <text:p>648</text:p>
          </table:table-cell>
          <table:table-cell office:value-type="float" office:value="455" calcext:value-type="float">
            <text:p>45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MIN([.B131:.U131])" office:value-type="float" office:value="53" calcext:value-type="float">
            <text:p>53</text:p>
          </table:table-cell>
          <table:table-cell table:formula="of:=MAX([.B131:.U131])"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786" calcext:value-type="float">
            <text:p>786</text:p>
          </table:table-cell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office:value-type="float" office:value="619" calcext:value-type="float">
            <text:p>619</text:p>
          </table:table-cell>
          <table:table-cell office:value-type="float" office:value="881" calcext:value-type="float">
            <text:p>881</text:p>
          </table:table-cell>
          <table:table-cell office:value-type="float" office:value="784" calcext:value-type="float">
            <text:p>784</text:p>
          </table:table-cell>
          <table:table-cell office:value-type="float" office:value="659" calcext:value-type="float">
            <text:p>659</text:p>
          </table:table-cell>
          <table:table-cell office:value-type="float" office:value="888" calcext:value-type="float">
            <text:p>888</text:p>
          </table:table-cell>
          <table:table-cell office:value-type="float" office:value="344" calcext:value-type="float">
            <text:p>344</text:p>
          </table:table-cell>
          <table:table-cell office:value-type="float" office:value="918" calcext:value-type="float">
            <text:p>918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786" calcext:value-type="float">
            <text:p>786</text:p>
          </table:table-cell>
          <table:table-cell office:value-type="float" office:value="936" calcext:value-type="float">
            <text:p>936</text:p>
          </table:table-cell>
          <table:table-cell office:value-type="float" office:value="127" calcext:value-type="float">
            <text:p>127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553" calcext:value-type="float">
            <text:p>553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MIN([.B132:.U132])" office:value-type="float" office:value="50" calcext:value-type="float">
            <text:p>50</text:p>
          </table:table-cell>
          <table:table-cell table:formula="of:=MAX([.B132:.U132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595" calcext:value-type="float">
            <text:p>595</text:p>
          </table:table-cell>
          <table:table-cell office:value-type="float" office:value="466" calcext:value-type="float">
            <text:p>466</text:p>
          </table:table-cell>
          <table:table-cell office:value-type="float" office:value="279" calcext:value-type="float">
            <text:p>279</text:p>
          </table:table-cell>
          <table:table-cell office:value-type="float" office:value="558" calcext:value-type="float">
            <text:p>558</text:p>
          </table:table-cell>
          <table:table-cell office:value-type="float" office:value="176" calcext:value-type="float">
            <text:p>176</text:p>
          </table:table-cell>
          <table:table-cell office:value-type="float" office:value="525" calcext:value-type="float">
            <text:p>525</text:p>
          </table:table-cell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184" calcext:value-type="float">
            <text:p>184</text:p>
          </table:table-cell>
          <table:table-cell office:value-type="float" office:value="517" calcext:value-type="float">
            <text:p>517</text:p>
          </table:table-cell>
          <table:table-cell office:value-type="float" office:value="934" calcext:value-type="float">
            <text:p>934</text:p>
          </table:table-cell>
          <table:table-cell office:value-type="float" office:value="373" calcext:value-type="float">
            <text:p>373</text:p>
          </table:table-cell>
          <table:table-cell office:value-type="float" office:value="586" calcext:value-type="float">
            <text:p>586</text:p>
          </table:table-cell>
          <table:table-cell office:value-type="float" office:value="936" calcext:value-type="float">
            <text:p>936</text:p>
          </table:table-cell>
          <table:table-cell office:value-type="float" office:value="931" calcext:value-type="float">
            <text:p>931</text:p>
          </table:table-cell>
          <table:table-cell office:value-type="float" office:value="214" calcext:value-type="float">
            <text:p>214</text:p>
          </table:table-cell>
          <table:table-cell office:value-type="float" office:value="945" calcext:value-type="float">
            <text:p>945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MIN([.B133:.U133])" office:value-type="float" office:value="176" calcext:value-type="float">
            <text:p>176</text:p>
          </table:table-cell>
          <table:table-cell table:formula="of:=MAX([.B133:.U133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553" calcext:value-type="float">
            <text:p>553</text:p>
          </table:table-cell>
          <table:table-cell office:value-type="float" office:value="282" calcext:value-type="float">
            <text:p>282</text:p>
          </table:table-cell>
          <table:table-cell office:value-type="float" office:value="350" calcext:value-type="float">
            <text:p>350</text:p>
          </table:table-cell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450" calcext:value-type="float">
            <text:p>450</text:p>
          </table:table-cell>
          <table:table-cell office:value-type="float" office:value="876" calcext:value-type="float">
            <text:p>876</text:p>
          </table:table-cell>
          <table:table-cell office:value-type="float" office:value="588" calcext:value-type="float">
            <text:p>588</text:p>
          </table:table-cell>
          <table:table-cell office:value-type="float" office:value="935" calcext:value-type="float">
            <text:p>935</text:p>
          </table:table-cell>
          <table:table-cell office:value-type="float" office:value="582" calcext:value-type="float">
            <text:p>582</text:p>
          </table:table-cell>
          <table:table-cell office:value-type="float" office:value="575" calcext:value-type="float">
            <text:p>575</text:p>
          </table:table-cell>
          <table:table-cell office:value-type="float" office:value="279" calcext:value-type="float">
            <text:p>279</text:p>
          </table:table-cell>
          <table:table-cell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office:value-type="float" office:value="252" calcext:value-type="float">
            <text:p>252</text:p>
          </table:table-cell>
          <table:table-cell office:value-type="float" office:value="783" calcext:value-type="float">
            <text:p>783</text:p>
          </table:table-cell>
          <table:table-cell office:value-type="float" office:value="273" calcext:value-type="float">
            <text:p>273</text:p>
          </table:table-cell>
          <table:table-cell office:value-type="float" office:value="96" calcext:value-type="float">
            <text:p>96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MIN([.B134:.U134])" office:value-type="float" office:value="96" calcext:value-type="float">
            <text:p>96</text:p>
          </table:table-cell>
          <table:table-cell table:formula="of:=MAX([.B134:.U134])"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750" calcext:value-type="float">
            <text:p>750</text:p>
          </table:table-cell>
          <table:table-cell office:value-type="float" office:value="616" calcext:value-type="float">
            <text:p>616</text:p>
          </table:table-cell>
          <table:table-cell office:value-type="float" office:value="369" calcext:value-type="float">
            <text:p>369</text:p>
          </table:table-cell>
          <table:table-cell office:value-type="float" office:value="781" calcext:value-type="float">
            <text:p>781</text:p>
          </table:table-cell>
          <table:table-cell office:value-type="float" office:value="376" calcext:value-type="float">
            <text:p>376</text:p>
          </table:table-cell>
          <table:table-cell office:value-type="float" office:value="198" calcext:value-type="float">
            <text:p>198</text:p>
          </table:table-cell>
          <table:table-cell office:value-type="float" office:value="76" calcext:value-type="float">
            <text:p>76</text:p>
          </table:table-cell>
          <table:table-cell office:value-type="float" office:value="367" calcext:value-type="float">
            <text:p>367</text:p>
          </table:table-cell>
          <table:table-cell office:value-type="float" office:value="691" calcext:value-type="float">
            <text:p>691</text:p>
          </table:table-cell>
          <table:table-cell office:value-type="float" office:value="928" calcext:value-type="float">
            <text:p>928</text:p>
          </table:table-cell>
          <table:table-cell office:value-type="float" office:value="100" calcext:value-type="float">
            <text:p>100</text:p>
          </table:table-cell>
          <table:table-cell office:value-type="float" office:value="694" calcext:value-type="float">
            <text:p>694</text:p>
          </table:table-cell>
          <table:table-cell office:value-type="float" office:value="341" calcext:value-type="float">
            <text:p>341</text:p>
          </table:table-cell>
          <table:table-cell office:value-type="float" office:value="541" calcext:value-type="float">
            <text:p>541</text:p>
          </table:table-cell>
          <table:table-cell office:value-type="float" office:value="865" calcext:value-type="float">
            <text:p>865</text:p>
          </table:table-cell>
          <table:table-cell office:value-type="float" office:value="184" calcext:value-type="float">
            <text:p>184</text:p>
          </table:table-cell>
          <table:table-cell office:value-type="float" office:value="752" calcext:value-type="float">
            <text:p>752</text:p>
          </table:table-cell>
          <table:table-cell office:value-type="float" office:value="528" calcext:value-type="float">
            <text:p>5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MIN([.B135:.U135])" office:value-type="float" office:value="76" calcext:value-type="float">
            <text:p>76</text:p>
          </table:table-cell>
          <table:table-cell table:formula="of:=MAX([.B135:.U135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792" calcext:value-type="float">
            <text:p>792</text:p>
          </table:table-cell>
          <table:table-cell office:value-type="float" office:value="557" calcext:value-type="float">
            <text:p>557</text:p>
          </table:table-cell>
          <table:table-cell office:value-type="float" office:value="936" calcext:value-type="float">
            <text:p>936</text:p>
          </table:table-cell>
          <table:table-cell office:value-type="float" office:value="928" calcext:value-type="float">
            <text:p>928</text:p>
          </table:table-cell>
          <table:table-cell office:value-type="float" office:value="640" calcext:value-type="float">
            <text:p>640</text:p>
          </table:table-cell>
          <table:table-cell office:value-type="float" office:value="880" calcext:value-type="float">
            <text:p>880</text:p>
          </table:table-cell>
          <table:table-cell office:value-type="float" office:value="893" calcext:value-type="float">
            <text:p>893</text:p>
          </table:table-cell>
          <table:table-cell office:value-type="float" office:value="180" calcext:value-type="float">
            <text:p>180</text:p>
          </table:table-cell>
          <table:table-cell office:value-type="float" office:value="687" calcext:value-type="float">
            <text:p>687</text:p>
          </table:table-cell>
          <table:table-cell office:value-type="float" office:value="572" calcext:value-type="float">
            <text:p>572</text:p>
          </table:table-cell>
          <table:table-cell office:value-type="float" office:value="553" calcext:value-type="float">
            <text:p>553</text:p>
          </table:table-cell>
          <table:table-cell office:value-type="float" office:value="756" calcext:value-type="float">
            <text:p>756</text:p>
          </table:table-cell>
          <table:table-cell office:value-type="float" office:value="364" calcext:value-type="float">
            <text:p>364</text:p>
          </table:table-cell>
          <table:table-cell office:value-type="float" office:value="594" calcext:value-type="float">
            <text:p>594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MIN([.B136:.U136])" office:value-type="float" office:value="180" calcext:value-type="float">
            <text:p>180</text:p>
          </table:table-cell>
          <table:table-cell table:formula="of:=MAX([.B136:.U136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892" calcext:value-type="float">
            <text:p>892</text:p>
          </table:table-cell>
          <table:table-cell office:value-type="float" office:value="67" calcext:value-type="float">
            <text:p>67</text:p>
          </table:table-cell>
          <table:table-cell office:value-type="float" office:value="285" calcext:value-type="float">
            <text:p>285</text:p>
          </table:table-cell>
          <table:table-cell office:value-type="float" office:value="716" calcext:value-type="float">
            <text:p>716</text:p>
          </table:table-cell>
          <table:table-cell office:value-type="float" office:value="93" calcext:value-type="float">
            <text:p>93</text:p>
          </table:table-cell>
          <table:table-cell office:value-type="float" office:value="526" calcext:value-type="float">
            <text:p>526</text:p>
          </table:table-cell>
          <table:table-cell office:value-type="float" office:value="395" calcext:value-type="float">
            <text:p>395</text:p>
          </table:table-cell>
          <table:table-cell office:value-type="float" office:value="217" calcext:value-type="float">
            <text:p>217</text:p>
          </table:table-cell>
          <table:table-cell office:value-type="float" office:value="946" calcext:value-type="float">
            <text:p>946</text:p>
          </table:table-cell>
          <table:table-cell office:value-type="float" office:value="376" calcext:value-type="float">
            <text:p>376</text:p>
          </table:table-cell>
          <table:table-cell office:value-type="float" office:value="841" calcext:value-type="float">
            <text:p>841</text:p>
          </table:table-cell>
          <table:table-cell office:value-type="float" office:value="276" calcext:value-type="float">
            <text:p>276</text:p>
          </table:table-cell>
          <table:table-cell office:value-type="float" office:value="578" calcext:value-type="float">
            <text:p>578</text:p>
          </table:table-cell>
          <table:table-cell office:value-type="float" office:value="204" calcext:value-type="float">
            <text:p>204</text:p>
          </table:table-cell>
          <table:table-cell office:value-type="float" office:value="751" calcext:value-type="float">
            <text:p>751</text:p>
          </table:table-cell>
          <table:table-cell office:value-type="float" office:value="276" calcext:value-type="float">
            <text:p>276</text:p>
          </table:table-cell>
          <table:table-cell office:value-type="float" office:value="338" calcext:value-type="float">
            <text:p>338</text:p>
          </table:table-cell>
          <table:table-cell office:value-type="float" office:value="872" calcext:value-type="float">
            <text:p>872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MIN([.B137:.U137])" office:value-type="float" office:value="67" calcext:value-type="float">
            <text:p>67</text:p>
          </table:table-cell>
          <table:table-cell table:formula="of:=MAX([.B137:.U137])"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226" calcext:value-type="float">
            <text:p>226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647" calcext:value-type="float">
            <text:p>647</text:p>
          </table:table-cell>
          <table:table-cell office:value-type="float" office:value="848" calcext:value-type="float">
            <text:p>848</text:p>
          </table:table-cell>
          <table:table-cell office:value-type="float" office:value="72" calcext:value-type="float">
            <text:p>72</text:p>
          </table:table-cell>
          <table:table-cell office:value-type="float" office:value="603" calcext:value-type="float">
            <text:p>603</text:p>
          </table:table-cell>
          <table:table-cell office:value-type="float" office:value="320" calcext:value-type="float">
            <text:p>320</text:p>
          </table:table-cell>
          <table:table-cell office:value-type="float" office:value="466" calcext:value-type="float">
            <text:p>466</text:p>
          </table:table-cell>
          <table:table-cell office:value-type="float" office:value="552" calcext:value-type="float">
            <text:p>552</text:p>
          </table:table-cell>
          <table:table-cell office:value-type="float" office:value="269" calcext:value-type="float">
            <text:p>269</text:p>
          </table:table-cell>
          <table:table-cell office:value-type="float" office:value="148" calcext:value-type="float">
            <text:p>148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MIN([.B138:.U138])" office:value-type="float" office:value="65" calcext:value-type="float">
            <text:p>65</text:p>
          </table:table-cell>
          <table:table-cell table:formula="of:=MAX([.B138:.U138])"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873" calcext:value-type="float">
            <text:p>873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83" calcext:value-type="float">
            <text:p>83</text:p>
          </table:table-cell>
          <table:table-cell office:value-type="float" office:value="577" calcext:value-type="float">
            <text:p>577</text:p>
          </table:table-cell>
          <table:table-cell office:value-type="float" office:value="872" calcext:value-type="float">
            <text:p>872</text:p>
          </table:table-cell>
          <table:table-cell office:value-type="float" office:value="554" calcext:value-type="float">
            <text:p>554</text:p>
          </table:table-cell>
          <table:table-cell office:value-type="float" office:value="899" calcext:value-type="float">
            <text:p>899</text:p>
          </table:table-cell>
          <table:table-cell office:value-type="float" office:value="538" calcext:value-type="float">
            <text:p>538</text:p>
          </table:table-cell>
          <table:table-cell office:value-type="float" office:value="257" calcext:value-type="float">
            <text:p>257</text:p>
          </table:table-cell>
          <table:table-cell office:value-type="float" office:value="570" calcext:value-type="float">
            <text:p>570</text:p>
          </table:table-cell>
          <table:table-cell office:value-type="float" office:value="510" calcext:value-type="float">
            <text:p>510</text:p>
          </table:table-cell>
          <table:table-cell office:value-type="float" office:value="847" calcext:value-type="float">
            <text:p>847</text:p>
          </table:table-cell>
          <table:table-cell office:value-type="float" office:value="637" calcext:value-type="float">
            <text:p>637</text:p>
          </table:table-cell>
          <table:table-cell office:value-type="float" office:value="374" calcext:value-type="float">
            <text:p>374</text:p>
          </table:table-cell>
          <table:table-cell office:value-type="float" office:value="98" calcext:value-type="float">
            <text:p>98</text:p>
          </table:table-cell>
          <table:table-cell office:value-type="float" office:value="549" calcext:value-type="float">
            <text:p>549</text:p>
          </table:table-cell>
          <table:table-cell office:value-type="float" office:value="414" calcext:value-type="float">
            <text:p>414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MIN([.B139:.U139])" office:value-type="float" office:value="83" calcext:value-type="float">
            <text:p>83</text:p>
          </table:table-cell>
          <table:table-cell table:formula="of:=MAX([.B139:.U139])"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36" calcext:value-type="float">
            <text:p>436</text:p>
          </table:table-cell>
          <table:table-cell office:value-type="float" office:value="640" calcext:value-type="float">
            <text:p>640</text:p>
          </table:table-cell>
          <table:table-cell office:value-type="float" office:value="176" calcext:value-type="float">
            <text:p>176</text:p>
          </table:table-cell>
          <table:table-cell office:value-type="float" office:value="329" calcext:value-type="float">
            <text:p>329</text:p>
          </table:table-cell>
          <table:table-cell office:value-type="float" office:value="698" calcext:value-type="float">
            <text:p>698</text:p>
          </table:table-cell>
          <table:table-cell office:value-type="float" office:value="524" calcext:value-type="float">
            <text:p>524</text:p>
          </table:table-cell>
          <table:table-cell office:value-type="float" office:value="553" calcext:value-type="float">
            <text:p>553</text:p>
          </table:table-cell>
          <table:table-cell office:value-type="float" office:value="277" calcext:value-type="float">
            <text:p>277</text:p>
          </table:table-cell>
          <table:table-cell office:value-type="float" office:value="888" calcext:value-type="float">
            <text:p>888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648" calcext:value-type="float">
            <text:p>64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46" calcext:value-type="float">
            <text:p>646</text:p>
          </table:table-cell>
          <table:table-cell office:value-type="float" office:value="921" calcext:value-type="float">
            <text:p>921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MIN([.B140:.U140])" office:value-type="float" office:value="85" calcext:value-type="float">
            <text:p>85</text:p>
          </table:table-cell>
          <table:table-cell table:formula="of:=MAX([.B140:.U140])"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92" calcext:value-type="float">
            <text:p>192</text:p>
          </table:table-cell>
          <table:table-cell office:value-type="float" office:value="670" calcext:value-type="float">
            <text:p>670</text:p>
          </table:table-cell>
          <table:table-cell office:value-type="float" office:value="580" calcext:value-type="float">
            <text:p>580</text:p>
          </table:table-cell>
          <table:table-cell office:value-type="float" office:value="192" calcext:value-type="float">
            <text:p>192</text:p>
          </table:table-cell>
          <table:table-cell office:value-type="float" office:value="828" calcext:value-type="float">
            <text:p>828</text:p>
          </table:table-cell>
          <table:table-cell office:value-type="float" office:value="74" calcext:value-type="float">
            <text:p>74</text:p>
          </table:table-cell>
          <table:table-cell office:value-type="float" office:value="832" calcext:value-type="float">
            <text:p>832</text:p>
          </table:table-cell>
          <table:table-cell office:value-type="float" office:value="269" calcext:value-type="float">
            <text:p>269</text:p>
          </table:table-cell>
          <table:table-cell office:value-type="float" office:value="875" calcext:value-type="float">
            <text:p>875</text:p>
          </table:table-cell>
          <table:table-cell office:value-type="float" office:value="347" calcext:value-type="float">
            <text:p>347</text:p>
          </table:table-cell>
          <table:table-cell office:value-type="float" office:value="604" calcext:value-type="float">
            <text:p>604</text:p>
          </table:table-cell>
          <table:table-cell office:value-type="float" office:value="592" calcext:value-type="float">
            <text:p>592</text:p>
          </table:table-cell>
          <table:table-cell office:value-type="float" office:value="205" calcext:value-type="float">
            <text:p>205</text:p>
          </table:table-cell>
          <table:table-cell office:value-type="float" office:value="840" calcext:value-type="float">
            <text:p>840</text:p>
          </table:table-cell>
          <table:table-cell office:value-type="float" office:value="793" calcext:value-type="float">
            <text:p>793</text:p>
          </table:table-cell>
          <table:table-cell office:value-type="float" office:value="643" calcext:value-type="float">
            <text:p>643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IN([.B141:.U141])" office:value-type="float" office:value="54" calcext:value-type="float">
            <text:p>54</text:p>
          </table:table-cell>
          <table:table-cell table:formula="of:=MAX([.B141:.U141])"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812" calcext:value-type="float">
            <text:p>812</text:p>
          </table:table-cell>
          <table:table-cell office:value-type="float" office:value="315" calcext:value-type="float">
            <text:p>315</text:p>
          </table:table-cell>
          <table:table-cell office:value-type="float" office:value="657" calcext:value-type="float">
            <text:p>657</text:p>
          </table:table-cell>
          <table:table-cell office:value-type="float" office:value="534" calcext:value-type="float">
            <text:p>534</text:p>
          </table:table-cell>
          <table:table-cell office:value-type="float" office:value="424" calcext:value-type="float">
            <text:p>424</text:p>
          </table:table-cell>
          <table:table-cell office:value-type="float" office:value="842" calcext:value-type="float">
            <text:p>842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586" calcext:value-type="float">
            <text:p>586</text:p>
          </table:table-cell>
          <table:table-cell office:value-type="float" office:value="256" calcext:value-type="float">
            <text:p>256</text:p>
          </table:table-cell>
          <table:table-cell office:value-type="float" office:value="660" calcext:value-type="float">
            <text:p>660</text:p>
          </table:table-cell>
          <table:table-cell office:value-type="float" office:value="583" calcext:value-type="float">
            <text:p>583</text:p>
          </table:table-cell>
          <table:table-cell office:value-type="float" office:value="515" calcext:value-type="float">
            <text:p>515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820" calcext:value-type="float">
            <text:p>820</text:p>
          </table:table-cell>
          <table:table-cell office:value-type="float" office:value="157" calcext:value-type="float">
            <text:p>157</text:p>
          </table:table-cell>
          <table:table-cell office:value-type="float" office:value="393" calcext:value-type="float">
            <text:p>39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MIN([.B142:.U142])" office:value-type="float" office:value="106" calcext:value-type="float">
            <text:p>106</text:p>
          </table:table-cell>
          <table:table-cell table:formula="of:=MAX([.B142:.U142])"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637" calcext:value-type="float">
            <text:p>637</text:p>
          </table:table-cell>
          <table:table-cell office:value-type="float" office:value="613" calcext:value-type="float">
            <text:p>613</text:p>
          </table:table-cell>
          <table:table-cell office:value-type="float" office:value="73" calcext:value-type="float">
            <text:p>73</text:p>
          </table:table-cell>
          <table:table-cell office:value-type="float" office:value="507" calcext:value-type="float">
            <text:p>507</text:p>
          </table:table-cell>
          <table:table-cell office:value-type="float" office:value="534" calcext:value-type="float">
            <text:p>534</text:p>
          </table:table-cell>
          <table:table-cell office:value-type="float" office:value="584" calcext:value-type="float">
            <text:p>584</text:p>
          </table:table-cell>
          <table:table-cell office:value-type="float" office:value="353" calcext:value-type="float">
            <text:p>353</text:p>
          </table:table-cell>
          <table:table-cell office:value-type="float" office:value="324" calcext:value-type="float">
            <text:p>324</text:p>
          </table:table-cell>
          <table:table-cell office:value-type="float" office:value="925" calcext:value-type="float">
            <text:p>925</text:p>
          </table:table-cell>
          <table:table-cell office:value-type="float" office:value="666" calcext:value-type="float">
            <text:p>666</text:p>
          </table:table-cell>
          <table:table-cell office:value-type="float" office:value="517" calcext:value-type="float">
            <text:p>517</text:p>
          </table:table-cell>
          <table:table-cell office:value-type="float" office:value="268" calcext:value-type="float">
            <text:p>268</text:p>
          </table:table-cell>
          <table:table-cell office:value-type="float" office:value="693" calcext:value-type="float">
            <text:p>693</text:p>
          </table:table-cell>
          <table:table-cell office:value-type="float" office:value="647" calcext:value-type="float">
            <text:p>647</text:p>
          </table:table-cell>
          <table:table-cell office:value-type="float" office:value="236" calcext:value-type="float">
            <text:p>236</text:p>
          </table:table-cell>
          <table:table-cell office:value-type="float" office:value="873" calcext:value-type="float">
            <text:p>873</text:p>
          </table:table-cell>
          <table:table-cell office:value-type="float" office:value="836" calcext:value-type="float">
            <text:p>836</text:p>
          </table:table-cell>
          <table:table-cell office:value-type="float" office:value="175" calcext:value-type="float">
            <text:p>17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MIN([.B143:.U143])" office:value-type="float" office:value="73" calcext:value-type="float">
            <text:p>73</text:p>
          </table:table-cell>
          <table:table-cell table:formula="of:=MAX([.B143:.U143])"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office:value-type="float" office:value="62" calcext:value-type="float">
            <text:p>62</text:p>
          </table:table-cell>
          <table:table-cell office:value-type="float" office:value="453" calcext:value-type="float">
            <text:p>453</text:p>
          </table:table-cell>
          <table:table-cell office:value-type="float" office:value="877" calcext:value-type="float">
            <text:p>877</text:p>
          </table:table-cell>
          <table:table-cell office:value-type="float" office:value="947" calcext:value-type="float">
            <text:p>947</text:p>
          </table:table-cell>
          <table:table-cell office:value-type="float" office:value="810" calcext:value-type="float">
            <text:p>810</text:p>
          </table:table-cell>
          <table:table-cell office:value-type="float" office:value="648" calcext:value-type="float">
            <text:p>648</text:p>
          </table:table-cell>
          <table:table-cell office:value-type="float" office:value="696" calcext:value-type="float">
            <text:p>696</text:p>
          </table:table-cell>
          <table:table-cell office:value-type="float" office:value="274" calcext:value-type="float">
            <text:p>274</text:p>
          </table:table-cell>
          <table:table-cell office:value-type="float" office:value="882" calcext:value-type="float">
            <text:p>882</text:p>
          </table:table-cell>
          <table:table-cell office:value-type="float" office:value="87" calcext:value-type="float">
            <text:p>87</text:p>
          </table:table-cell>
          <table:table-cell office:value-type="float" office:value="730" calcext:value-type="float">
            <text:p>730</text:p>
          </table:table-cell>
          <table:table-cell office:value-type="float" office:value="173" calcext:value-type="float">
            <text:p>173</text:p>
          </table:table-cell>
          <table:table-cell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office:value-type="float" office:value="298" calcext:value-type="float">
            <text:p>298</text:p>
          </table:table-cell>
          <table:table-cell office:value-type="float" office:value="756" calcext:value-type="float">
            <text:p>756</text:p>
          </table:table-cell>
          <table:table-cell office:value-type="float" office:value="814" calcext:value-type="float">
            <text:p>814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MIN([.B144:.U144])" office:value-type="float" office:value="62" calcext:value-type="float">
            <text:p>62</text:p>
          </table:table-cell>
          <table:table-cell table:formula="of:=MAX([.B144:.U144])"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536" calcext:value-type="float">
            <text:p>536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371" calcext:value-type="float">
            <text:p>371</text:p>
          </table:table-cell>
          <table:table-cell office:value-type="float" office:value="708" calcext:value-type="float">
            <text:p>708</text:p>
          </table:table-cell>
          <table:table-cell office:value-type="float" office:value="256" calcext:value-type="float">
            <text:p>256</text:p>
          </table:table-cell>
          <table:table-cell office:value-type="float" office:value="703" calcext:value-type="float">
            <text:p>703</text:p>
          </table:table-cell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536" calcext:value-type="float">
            <text:p>536</text:p>
          </table:table-cell>
          <table:table-cell office:value-type="float" office:value="670" calcext:value-type="float">
            <text:p>670</text:p>
          </table:table-cell>
          <table:table-cell office:value-type="float" office:value="537" calcext:value-type="float">
            <text:p>537</text:p>
          </table:table-cell>
          <table:table-cell office:value-type="float" office:value="241" calcext:value-type="float">
            <text:p>241</text:p>
          </table:table-cell>
          <table:table-cell office:value-type="float" office:value="554" calcext:value-type="float">
            <text:p>554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842" calcext:value-type="float">
            <text:p>842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MIN([.B145:.U145])" office:value-type="float" office:value="55" calcext:value-type="float">
            <text:p>55</text:p>
          </table:table-cell>
          <table:table-cell table:formula="of:=MAX([.B145:.U145])"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08" calcext:value-type="float">
            <text:p>608</text:p>
          </table:table-cell>
          <table:table-cell office:value-type="float" office:value="517" calcext:value-type="float">
            <text:p>517</text:p>
          </table:table-cell>
          <table:table-cell office:value-type="float" office:value="724" calcext:value-type="float">
            <text:p>724</text:p>
          </table:table-cell>
          <table:table-cell office:value-type="float" office:value="387" calcext:value-type="float">
            <text:p>387</text:p>
          </table:table-cell>
          <table:table-cell office:value-type="float" office:value="293" calcext:value-type="float">
            <text:p>293</text:p>
          </table:table-cell>
          <table:table-cell office:value-type="float" office:value="713" calcext:value-type="float">
            <text:p>713</text:p>
          </table:table-cell>
          <table:table-cell office:value-type="float" office:value="814" calcext:value-type="float">
            <text:p>814</text:p>
          </table:table-cell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office:value-type="float" office:value="837" calcext:value-type="float">
            <text:p>837</text:p>
          </table:table-cell>
          <table:table-cell office:value-type="float" office:value="255" calcext:value-type="float">
            <text:p>255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  <table:table-cell office:value-type="float" office:value="730" calcext:value-type="float">
            <text:p>730</text:p>
          </table:table-cell>
          <table:table-cell office:value-type="float" office:value="889" calcext:value-type="float">
            <text:p>889</text:p>
          </table:table-cell>
          <table:table-cell office:value-type="float" office:value="227" calcext:value-type="float">
            <text:p>227</text:p>
          </table:table-cell>
          <table:table-cell office:value-type="float" office:value="268" calcext:value-type="float">
            <text:p>268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MIN([.B146:.U146])" office:value-type="float" office:value="63" calcext:value-type="float">
            <text:p>63</text:p>
          </table:table-cell>
          <table:table-cell table:formula="of:=MAX([.B146:.U146])"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580" calcext:value-type="float">
            <text:p>580</text:p>
          </table:table-cell>
          <table:table-cell office:value-type="float" office:value="82" calcext:value-type="float">
            <text:p>82</text:p>
          </table:table-cell>
          <table:table-cell office:value-type="float" office:value="351" calcext:value-type="float">
            <text:p>351</text:p>
          </table:table-cell>
          <table:table-cell office:value-type="float" office:value="272" calcext:value-type="float">
            <text:p>272</text:p>
          </table:table-cell>
          <table:table-cell office:value-type="float" office:value="95" calcext:value-type="float">
            <text:p>95</text:p>
          </table:table-cell>
          <table:table-cell office:value-type="float" office:value="448" calcext:value-type="float">
            <text:p>448</text:p>
          </table:table-cell>
          <table:table-cell office:value-type="float" office:value="95" calcext:value-type="float">
            <text:p>95</text:p>
          </table:table-cell>
          <table:table-cell office:value-type="float" office:value="549" calcext:value-type="float">
            <text:p>549</text:p>
          </table:table-cell>
          <table:table-cell office:value-type="float" office:value="339" calcext:value-type="float">
            <text:p>339</text:p>
          </table:table-cell>
          <table:table-cell office:value-type="float" office:value="883" calcext:value-type="float">
            <text:p>883</text:p>
          </table:table-cell>
          <table:table-cell office:value-type="float" office:value="934" calcext:value-type="float">
            <text:p>934</text:p>
          </table:table-cell>
          <table:table-cell office:value-type="float" office:value="143" calcext:value-type="float">
            <text:p>143</text:p>
          </table:table-cell>
          <table:table-cell office:value-type="float" office:value="666" calcext:value-type="float">
            <text:p>666</text:p>
          </table:table-cell>
          <table:table-cell office:value-type="float" office:value="366" calcext:value-type="float">
            <text:p>366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MIN([.B147:.U147])" office:value-type="float" office:value="82" calcext:value-type="float">
            <text:p>82</text:p>
          </table:table-cell>
          <table:table-cell table:formula="of:=MAX([.B147:.U147])"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948" calcext:value-type="float">
            <text:p>948</text:p>
          </table:table-cell>
          <table:table-cell office:value-type="float" office:value="135" calcext:value-type="float">
            <text:p>135</text:p>
          </table:table-cell>
          <table:table-cell office:value-type="float" office:value="393" calcext:value-type="float">
            <text:p>393</text:p>
          </table:table-cell>
          <table:table-cell office:value-type="float" office:value="937" calcext:value-type="float">
            <text:p>937</text:p>
          </table:table-cell>
          <table:table-cell office:value-type="float" office:value="68" calcext:value-type="float">
            <text:p>68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office:value-type="float" office:value="585" calcext:value-type="float">
            <text:p>585</text:p>
          </table:table-cell>
          <table:table-cell office:value-type="float" office:value="105" calcext:value-type="float">
            <text:p>105</text:p>
          </table:table-cell>
          <table:table-cell office:value-type="float" office:value="326" calcext:value-type="float">
            <text:p>326</text:p>
          </table:table-cell>
          <table:table-cell office:value-type="float" office:value="924" calcext:value-type="float">
            <text:p>924</text:p>
          </table:table-cell>
          <table:table-cell office:value-type="float" office:value="726" calcext:value-type="float">
            <text:p>726</text:p>
          </table:table-cell>
          <table:table-cell office:value-type="float" office:value="838" calcext:value-type="float">
            <text:p>838</text:p>
          </table:table-cell>
          <table:table-cell office:value-type="float" office:value="558" calcext:value-type="float">
            <text:p>558</text:p>
          </table:table-cell>
          <table:table-cell office:value-type="float" office:value="261" calcext:value-type="float">
            <text:p>261</text:p>
          </table:table-cell>
          <table:table-cell office:value-type="float" office:value="584" calcext:value-type="float">
            <text:p>58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MIN([.B148:.U148])" office:value-type="float" office:value="54" calcext:value-type="float">
            <text:p>54</text:p>
          </table:table-cell>
          <table:table-cell table:formula="of:=MAX([.B148:.U148])"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334" calcext:value-type="float">
            <text:p>334</text:p>
          </table:table-cell>
          <table:table-cell office:value-type="float" office:value="829" calcext:value-type="float">
            <text:p>829</text:p>
          </table:table-cell>
          <table:table-cell office:value-type="float" office:value="52" calcext:value-type="float">
            <text:p>52</text:p>
          </table:table-cell>
          <table:table-cell office:value-type="float" office:value="330" calcext:value-type="float">
            <text:p>330</text:p>
          </table:table-cell>
          <table:table-cell office:value-type="float" office:value="912" calcext:value-type="float">
            <text:p>912</text:p>
          </table:table-cell>
          <table:table-cell office:value-type="float" office:value="724" calcext:value-type="float">
            <text:p>724</text:p>
          </table:table-cell>
          <table:table-cell office:value-type="float" office:value="790" calcext:value-type="float">
            <text:p>790</text:p>
          </table:table-cell>
          <table:table-cell office:value-type="float" office:value="90" calcext:value-type="float">
            <text:p>90</text:p>
          </table:table-cell>
          <table:table-cell office:value-type="float" office:value="344" calcext:value-type="float">
            <text:p>344</text:p>
          </table:table-cell>
          <table:table-cell office:value-type="float" office:value="526" calcext:value-type="float">
            <text:p>526</text:p>
          </table:table-cell>
          <table:table-cell office:value-type="float" office:value="552" calcext:value-type="float">
            <text:p>552</text:p>
          </table:table-cell>
          <table:table-cell office:value-type="float" office:value="94" calcext:value-type="float">
            <text:p>94</text:p>
          </table:table-cell>
          <table:table-cell office:value-type="float" office:value="333" calcext:value-type="float">
            <text:p>333</text:p>
          </table:table-cell>
          <table:table-cell office:value-type="float" office:value="371" calcext:value-type="float">
            <text:p>371</text:p>
          </table:table-cell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816" calcext:value-type="float">
            <text:p>816</text:p>
          </table:table-cell>
          <table:table-cell office:value-type="float" office:value="173" calcext:value-type="float">
            <text:p>173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MIN([.B149:.U149])" office:value-type="float" office:value="52" calcext:value-type="float">
            <text:p>52</text:p>
          </table:table-cell>
          <table:table-cell table:formula="of:=MAX([.B149:.U149])"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72" calcext:value-type="float">
            <text:p>272</text:p>
          </table:table-cell>
          <table:table-cell office:value-type="float" office:value="642" calcext:value-type="float">
            <text:p>642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75" calcext:value-type="float">
            <text:p>75</text:p>
          </table:table-cell>
          <table:table-cell office:value-type="float" office:value="557" calcext:value-type="float">
            <text:p>557</text:p>
          </table:table-cell>
          <table:table-cell office:value-type="float" office:value="152" calcext:value-type="float">
            <text:p>152</text:p>
          </table:table-cell>
          <table:table-cell office:value-type="float" office:value="944" calcext:value-type="float">
            <text:p>944</text:p>
          </table:table-cell>
          <table:table-cell office:value-type="float" office:value="718" calcext:value-type="float">
            <text:p>71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889" calcext:value-type="float">
            <text:p>889</text:p>
          </table:table-cell>
          <table:table-cell office:value-type="float" office:value="530" calcext:value-type="float">
            <text:p>530</text:p>
          </table:table-cell>
          <table:table-cell office:value-type="float" office:value="637" calcext:value-type="float">
            <text:p>637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office:value-type="float" office:value="278" calcext:value-type="float">
            <text:p>27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MIN([.B150:.U150])" office:value-type="float" office:value="69" calcext:value-type="float">
            <text:p>69</text:p>
          </table:table-cell>
          <table:table-cell table:formula="of:=MAX([.B150:.U150])"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272" calcext:value-type="float">
            <text:p>272</text:p>
          </table:table-cell>
          <table:table-cell office:value-type="float" office:value="341" calcext:value-type="float">
            <text:p>341</text:p>
          </table:table-cell>
          <table:table-cell office:value-type="float" office:value="370" calcext:value-type="float">
            <text:p>370</text:p>
          </table:table-cell>
          <table:table-cell office:value-type="float" office:value="284" calcext:value-type="float">
            <text:p>284</text:p>
          </table:table-cell>
          <table:table-cell office:value-type="float" office:value="625" calcext:value-type="float">
            <text:p>625</text:p>
          </table:table-cell>
          <table:table-cell office:value-type="float" office:value="280" calcext:value-type="float">
            <text:p>28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900" calcext:value-type="float">
            <text:p>900</text:p>
          </table:table-cell>
          <table:table-cell office:value-type="float" office:value="889" calcext:value-type="float">
            <text:p>889</text:p>
          </table:table-cell>
          <table:table-cell office:value-type="float" office:value="350" calcext:value-type="float">
            <text:p>350</text:p>
          </table:table-cell>
          <table:table-cell office:value-type="float" office:value="259" calcext:value-type="float">
            <text:p>259</text:p>
          </table:table-cell>
          <table:table-cell office:value-type="float" office:value="845" calcext:value-type="float">
            <text:p>845</text:p>
          </table:table-cell>
          <table:table-cell office:value-type="float" office:value="710" calcext:value-type="float">
            <text:p>710</text:p>
          </table:table-cell>
          <table:table-cell office:value-type="float" office:value="875" calcext:value-type="float">
            <text:p>875</text:p>
          </table:table-cell>
          <table:table-cell office:value-type="float" office:value="606" calcext:value-type="float">
            <text:p>606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MIN([.B151:.U151])" office:value-type="float" office:value="100" calcext:value-type="float">
            <text:p>100</text:p>
          </table:table-cell>
          <table:table-cell table:formula="of:=MAX([.B151:.U151])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611" calcext:value-type="float">
            <text:p>611</text:p>
          </table:table-cell>
          <table:table-cell office:value-type="float" office:value="266" calcext:value-type="float">
            <text:p>266</text:p>
          </table:table-cell>
          <table:table-cell office:value-type="float" office:value="846" calcext:value-type="float">
            <text:p>846</text:p>
          </table:table-cell>
          <table:table-cell office:value-type="float" office:value="564" calcext:value-type="float">
            <text:p>564</text:p>
          </table:table-cell>
          <table:table-cell office:value-type="float" office:value="510" calcext:value-type="float">
            <text:p>510</text:p>
          </table:table-cell>
          <table:table-cell office:value-type="float" office:value="703" calcext:value-type="float">
            <text:p>703</text:p>
          </table:table-cell>
          <table:table-cell office:value-type="float" office:value="847" calcext:value-type="float">
            <text:p>847</text:p>
          </table:table-cell>
          <table:table-cell office:value-type="float" office:value="509" calcext:value-type="float">
            <text:p>509</text:p>
          </table:table-cell>
          <table:table-cell office:value-type="float" office:value="85" calcext:value-type="float">
            <text:p>85</text:p>
          </table:table-cell>
          <table:table-cell office:value-type="float" office:value="369" calcext:value-type="float">
            <text:p>369</text:p>
          </table:table-cell>
          <table:table-cell office:value-type="float" office:value="830" calcext:value-type="float">
            <text:p>830</text:p>
          </table:table-cell>
          <table:table-cell office:value-type="float" office:value="290" calcext:value-type="float">
            <text:p>29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443" calcext:value-type="float">
            <text:p>443</text:p>
          </table:table-cell>
          <table:table-cell office:value-type="float" office:value="654" calcext:value-type="float">
            <text:p>654</text:p>
          </table:table-cell>
          <table:table-cell office:value-type="float" office:value="515" calcext:value-type="float">
            <text:p>515</text:p>
          </table:table-cell>
          <table:table-cell office:value-type="float" office:value="699" calcext:value-type="float">
            <text:p>699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MIN([.B152:.U152])" office:value-type="float" office:value="85" calcext:value-type="float">
            <text:p>85</text:p>
          </table:table-cell>
          <table:table-cell table:formula="of:=MAX([.B152:.U152])"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833" calcext:value-type="float">
            <text:p>833</text:p>
          </table:table-cell>
          <table:table-cell office:value-type="float" office:value="283" calcext:value-type="float">
            <text:p>283</text:p>
          </table:table-cell>
          <table:table-cell office:value-type="float" office:value="350" calcext:value-type="float">
            <text:p>350</text:p>
          </table:table-cell>
          <table:table-cell office:value-type="float" office:value="92" calcext:value-type="float">
            <text:p>92</text:p>
          </table:table-cell>
          <table:table-cell office:value-type="float" office:value="904" calcext:value-type="float">
            <text:p>904</text:p>
          </table:table-cell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office:value-type="float" office:value="828" calcext:value-type="float">
            <text:p>828</text:p>
          </table:table-cell>
          <table:table-cell office:value-type="float" office:value="373" calcext:value-type="float">
            <text:p>373</text:p>
          </table:table-cell>
          <table:table-cell office:value-type="float" office:value="211" calcext:value-type="float">
            <text:p>211</text:p>
          </table:table-cell>
          <table:table-cell office:value-type="float" office:value="560" calcext:value-type="float">
            <text:p>560</text:p>
          </table:table-cell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office:value-type="float" office:value="725" calcext:value-type="float">
            <text:p>725</text:p>
          </table:table-cell>
          <table:table-cell office:value-type="float" office:value="535" calcext:value-type="float">
            <text:p>535</text:p>
          </table:table-cell>
          <table:table-cell office:value-type="float" office:value="649" calcext:value-type="float">
            <text:p>649</text:p>
          </table:table-cell>
          <table:table-cell office:value-type="float" office:value="815" calcext:value-type="float">
            <text:p>815</text:p>
          </table:table-cell>
          <table:table-cell office:value-type="float" office:value="847" calcext:value-type="float">
            <text:p>84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MIN([.B153:.U153])" office:value-type="float" office:value="92" calcext:value-type="float">
            <text:p>92</text:p>
          </table:table-cell>
          <table:table-cell table:formula="of:=MAX([.B153:.U153])"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698" calcext:value-type="float">
            <text:p>698</text:p>
          </table:table-cell>
          <table:table-cell office:value-type="float" office:value="511" calcext:value-type="float">
            <text:p>511</text:p>
          </table:table-cell>
          <table:table-cell office:value-type="float" office:value="730" calcext:value-type="float">
            <text:p>730</text:p>
          </table:table-cell>
          <table:table-cell office:value-type="float" office:value="195" calcext:value-type="float">
            <text:p>195</text:p>
          </table:table-cell>
          <table:table-cell office:value-type="float" office:value="795" calcext:value-type="float">
            <text:p>795</text:p>
          </table:table-cell>
          <table:table-cell office:value-type="float" office:value="594" calcext:value-type="float">
            <text:p>594</text:p>
          </table:table-cell>
          <table:table-cell office:value-type="float" office:value="178" calcext:value-type="float">
            <text:p>178</text:p>
          </table:table-cell>
          <table:table-cell office:value-type="float" office:value="372" calcext:value-type="float">
            <text:p>372</text:p>
          </table:table-cell>
          <table:table-cell office:value-type="float" office:value="693" calcext:value-type="float">
            <text:p>693</text:p>
          </table:table-cell>
          <table:table-cell office:value-type="float" office:value="206" calcext:value-type="float">
            <text:p>206</text:p>
          </table:table-cell>
          <table:table-cell office:value-type="float" office:value="848" calcext:value-type="float">
            <text:p>848</text:p>
          </table:table-cell>
          <table:table-cell office:value-type="float" office:value="126" calcext:value-type="float">
            <text:p>126</text:p>
          </table:table-cell>
          <table:table-cell office:value-type="float" office:value="326" calcext:value-type="float">
            <text:p>326</text:p>
          </table:table-cell>
          <table:table-cell office:value-type="float" office:value="787" calcext:value-type="float">
            <text:p>787</text:p>
          </table:table-cell>
          <table:table-cell office:value-type="float" office:value="838" calcext:value-type="float">
            <text:p>838</text:p>
          </table:table-cell>
          <table:table-cell office:value-type="float" office:value="552" calcext:value-type="float">
            <text:p>552</text:p>
          </table:table-cell>
          <table:table-cell office:value-type="float" office:value="225" calcext:value-type="float">
            <text:p>225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MIN([.B154:.U154])" office:value-type="float" office:value="126" calcext:value-type="float">
            <text:p>126</text:p>
          </table:table-cell>
          <table:table-cell table:formula="of:=MAX([.B154:.U154])"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639" calcext:value-type="float">
            <text:p>639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float" office:value="94" calcext:value-type="float">
            <text:p>94</text:p>
          </table:table-cell>
          <table:table-cell office:value-type="float" office:value="651" calcext:value-type="float">
            <text:p>651</text:p>
          </table:table-cell>
          <table:table-cell office:value-type="float" office:value="426" calcext:value-type="float">
            <text:p>426</text:p>
          </table:table-cell>
          <table:table-cell office:value-type="float" office:value="257" calcext:value-type="float">
            <text:p>257</text:p>
          </table:table-cell>
          <table:table-cell office:value-type="float" office:value="57" calcext:value-type="float">
            <text:p>57</text:p>
          </table:table-cell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  <table:table-cell office:value-type="float" office:value="326" calcext:value-type="float">
            <text:p>326</text:p>
          </table:table-cell>
          <table:table-cell office:value-type="float" office:value="554" calcext:value-type="float">
            <text:p>554</text:p>
          </table:table-cell>
          <table:table-cell office:value-type="float" office:value="253" calcext:value-type="float">
            <text:p>253</text:p>
          </table:table-cell>
          <table:table-cell office:value-type="float" office:value="676" calcext:value-type="float">
            <text:p>676</text:p>
          </table:table-cell>
          <table:table-cell office:value-type="float" office:value="390" calcext:value-type="float">
            <text:p>390</text:p>
          </table:table-cell>
          <table:table-cell office:value-type="float" office:value="177" calcext:value-type="float">
            <text:p>177</text:p>
          </table:table-cell>
          <table:table-cell office:value-type="float" office:value="540" calcext:value-type="float">
            <text:p>540</text:p>
          </table:table-cell>
          <table:table-cell office:value-type="float" office:value="609" calcext:value-type="float">
            <text:p>60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MIN([.B155:.U155])" office:value-type="float" office:value="57" calcext:value-type="float">
            <text:p>57</text:p>
          </table:table-cell>
          <table:table-cell table:formula="of:=MAX([.B155:.U155])"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12" calcext:value-type="float">
            <text:p>612</text:p>
          </table:table-cell>
          <table:table-cell office:value-type="float" office:value="145" calcext:value-type="float">
            <text:p>145</text:p>
          </table:table-cell>
          <table:table-cell office:value-type="float" office:value="728" calcext:value-type="float">
            <text:p>728</text:p>
          </table:table-cell>
          <table:table-cell office:value-type="float" office:value="69" calcext:value-type="float">
            <text:p>69</text:p>
          </table:table-cell>
          <table:table-cell office:value-type="float" office:value="219" calcext:value-type="float">
            <text:p>219</text:p>
          </table:table-cell>
          <table:table-cell office:value-type="float" office:value="830" calcext:value-type="float">
            <text:p>830</text:p>
          </table:table-cell>
          <table:table-cell office:value-type="float" office:value="563" calcext:value-type="float">
            <text:p>563</text:p>
          </table:table-cell>
          <table:table-cell office:value-type="float" office:value="899" calcext:value-type="float">
            <text:p>899</text:p>
          </table:table-cell>
          <table:table-cell office:value-type="float" office:value="268" calcext:value-type="float">
            <text:p>268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274" calcext:value-type="float">
            <text:p>274</text:p>
          </table:table-cell>
          <table:table-cell office:value-type="float" office:value="377" calcext:value-type="float">
            <text:p>377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  <table:table-cell office:value-type="float" office:value="280" calcext:value-type="float">
            <text:p>280</text:p>
          </table:table-cell>
          <table:table-cell office:value-type="float" office:value="565" calcext:value-type="float">
            <text:p>565</text:p>
          </table:table-cell>
          <table:table-cell office:value-type="float" office:value="196" calcext:value-type="float">
            <text:p>196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MIN([.B156:.U156])" office:value-type="float" office:value="69" calcext:value-type="float">
            <text:p>69</text:p>
          </table:table-cell>
          <table:table-cell table:formula="of:=MAX([.B156:.U156])"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648" calcext:value-type="float">
            <text:p>648</text:p>
          </table:table-cell>
          <table:table-cell office:value-type="float" office:value="538" calcext:value-type="float">
            <text:p>538</text:p>
          </table:table-cell>
          <table:table-cell office:value-type="float" office:value="279" calcext:value-type="float">
            <text:p>279</text:p>
          </table:table-cell>
          <table:table-cell office:value-type="float" office:value="570" calcext:value-type="float">
            <text:p>570</text:p>
          </table:table-cell>
          <table:table-cell office:value-type="float" office:value="753" calcext:value-type="float">
            <text:p>753</text:p>
          </table:table-cell>
          <table:table-cell office:value-type="float" office:value="196" calcext:value-type="float">
            <text:p>196</text:p>
          </table:table-cell>
          <table:table-cell office:value-type="float" office:value="362" calcext:value-type="float">
            <text:p>362</text:p>
          </table:table-cell>
          <table:table-cell office:value-type="float" office:value="513" calcext:value-type="float">
            <text:p>513</text:p>
          </table:table-cell>
          <table:table-cell office:value-type="float" office:value="942" calcext:value-type="float">
            <text:p>942</text:p>
          </table:table-cell>
          <table:table-cell office:value-type="float" office:value="919" calcext:value-type="float">
            <text:p>919</text:p>
          </table:table-cell>
          <table:table-cell office:value-type="float" office:value="691" calcext:value-type="float">
            <text:p>691</text:p>
          </table:table-cell>
          <table:table-cell office:value-type="float" office:value="205" calcext:value-type="float">
            <text:p>205</text:p>
          </table:table-cell>
          <table:table-cell office:value-type="float" office:value="339" calcext:value-type="float">
            <text:p>339</text:p>
          </table:table-cell>
          <table:table-cell office:value-type="float" office:value="785" calcext:value-type="float">
            <text:p>785</text:p>
          </table:table-cell>
          <table:table-cell office:value-type="float" office:value="562" calcext:value-type="float">
            <text:p>562</text:p>
          </table:table-cell>
          <table:table-cell office:value-type="float" office:value="601" calcext:value-type="float">
            <text:p>601</text:p>
          </table:table-cell>
          <table:table-cell office:value-type="float" office:value="337" calcext:value-type="float">
            <text:p>337</text:p>
          </table:table-cell>
          <table:table-cell office:value-type="float" office:value="632" calcext:value-type="float">
            <text:p>632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MIN([.B157:.U157])" office:value-type="float" office:value="166" calcext:value-type="float">
            <text:p>166</text:p>
          </table:table-cell>
          <table:table-cell table:formula="of:=MAX([.B157:.U157])"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639" calcext:value-type="float">
            <text:p>639</text:p>
          </table:table-cell>
          <table:table-cell office:value-type="float" office:value="904" calcext:value-type="float">
            <text:p>904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371" calcext:value-type="float">
            <text:p>371</text:p>
          </table:table-cell>
          <table:table-cell office:value-type="float" office:value="256" calcext:value-type="float">
            <text:p>256</text:p>
          </table:table-cell>
          <table:table-cell office:value-type="float" office:value="947" calcext:value-type="float">
            <text:p>947</text:p>
          </table:table-cell>
          <table:table-cell office:value-type="float" office:value="876" calcext:value-type="float">
            <text:p>876</text:p>
          </table:table-cell>
          <table:table-cell office:value-type="float" office:value="478" calcext:value-type="float">
            <text:p>478</text:p>
          </table:table-cell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  <table:table-cell office:value-type="float" office:value="893" calcext:value-type="float">
            <text:p>893</text:p>
          </table:table-cell>
          <table:table-cell office:value-type="float" office:value="642" calcext:value-type="float">
            <text:p>642</text:p>
          </table:table-cell>
          <table:table-cell office:value-type="float" office:value="665" calcext:value-type="float">
            <text:p>665</text:p>
          </table:table-cell>
          <table:table-cell office:value-type="float" office:value="337" calcext:value-type="float">
            <text:p>337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MIN([.B158:.U158])" office:value-type="float" office:value="64" calcext:value-type="float">
            <text:p>64</text:p>
          </table:table-cell>
          <table:table-cell table:formula="of:=MAX([.B158:.U158])"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943" calcext:value-type="float">
            <text:p>943</text:p>
          </table:table-cell>
          <table:table-cell office:value-type="float" office:value="181" calcext:value-type="float">
            <text:p>181</text:p>
          </table:table-cell>
          <table:table-cell office:value-type="float" office:value="839" calcext:value-type="float">
            <text:p>839</text:p>
          </table:table-cell>
          <table:table-cell office:value-type="float" office:value="223" calcext:value-type="float">
            <text:p>223</text:p>
          </table:table-cell>
          <table:table-cell office:value-type="float" office:value="728" calcext:value-type="float">
            <text:p>728</text:p>
          </table:table-cell>
          <table:table-cell office:value-type="float" office:value="543" calcext:value-type="float">
            <text:p>543</text:p>
          </table:table-cell>
          <table:table-cell office:value-type="float" office:value="755" calcext:value-type="float">
            <text:p>755</text:p>
          </table:table-cell>
          <table:table-cell office:value-type="float" office:value="690" calcext:value-type="float">
            <text:p>690</text:p>
          </table:table-cell>
          <table:table-cell office:value-type="float" office:value="91" calcext:value-type="float">
            <text:p>91</text:p>
          </table:table-cell>
          <table:table-cell office:value-type="float" office:value="647" calcext:value-type="float">
            <text:p>647</text:p>
          </table:table-cell>
          <table:table-cell office:value-type="float" office:value="575" calcext:value-type="float">
            <text:p>575</text:p>
          </table:table-cell>
          <table:table-cell office:value-type="float" office:value="642" calcext:value-type="float">
            <text:p>642</text:p>
          </table:table-cell>
          <table:table-cell office:value-type="float" office:value="357" calcext:value-type="float">
            <text:p>357</text:p>
          </table:table-cell>
          <table:table-cell office:value-type="float" office:value="918" calcext:value-type="float">
            <text:p>918</text:p>
          </table:table-cell>
          <table:table-cell office:value-type="float" office:value="316" calcext:value-type="float">
            <text:p>316</text:p>
          </table:table-cell>
          <table:table-cell office:value-type="float" office:value="65" calcext:value-type="float">
            <text:p>65</text:p>
          </table:table-cell>
          <table:table-cell office:value-type="float" office:value="719" calcext:value-type="float">
            <text:p>719</text:p>
          </table:table-cell>
          <table:table-cell office:value-type="float" office:value="749" calcext:value-type="float">
            <text:p>7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B159:.U159])" office:value-type="float" office:value="52" calcext:value-type="float">
            <text:p>52</text:p>
          </table:table-cell>
          <table:table-cell table:formula="of:=MAX([.B159:.U159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33" calcext:value-type="float">
            <text:p>533</text:p>
          </table:table-cell>
          <table:table-cell office:value-type="float" office:value="881" calcext:value-type="float">
            <text:p>881</text:p>
          </table:table-cell>
          <table:table-cell office:value-type="float" office:value="850" calcext:value-type="float">
            <text:p>850</text:p>
          </table:table-cell>
          <table:table-cell office:value-type="float" office:value="648" calcext:value-type="float">
            <text:p>648</text:p>
          </table:table-cell>
          <table:table-cell office:value-type="float" office:value="312" calcext:value-type="float">
            <text:p>312</text:p>
          </table:table-cell>
          <table:table-cell office:value-type="float" office:value="750" calcext:value-type="float">
            <text:p>75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553" calcext:value-type="float">
            <text:p>553</text:p>
          </table:table-cell>
          <table:table-cell office:value-type="float" office:value="212" calcext:value-type="float">
            <text:p>212</text:p>
          </table:table-cell>
          <table:table-cell office:value-type="float" office:value="588" calcext:value-type="float">
            <text:p>588</text:p>
          </table:table-cell>
          <table:table-cell office:value-type="float" office:value="659" calcext:value-type="float">
            <text:p>659</text:p>
          </table:table-cell>
          <table:table-cell office:value-type="float" office:value="265" calcext:value-type="float">
            <text:p>265</text:p>
          </table:table-cell>
          <table:table-cell office:value-type="float" office:value="873" calcext:value-type="float">
            <text:p>873</text:p>
          </table:table-cell>
          <table:table-cell office:value-type="float" office:value="66" calcext:value-type="float">
            <text:p>66</text:p>
          </table:table-cell>
          <table:table-cell office:value-type="float" office:value="884" calcext:value-type="float">
            <text:p>884</text:p>
          </table:table-cell>
          <table:table-cell office:value-type="float" office:value="616" calcext:value-type="float">
            <text:p>616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MIN([.B160:.U160])" office:value-type="float" office:value="66" calcext:value-type="float">
            <text:p>66</text:p>
          </table:table-cell>
          <table:table-cell table:formula="of:=MAX([.B160:.U160])"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616" calcext:value-type="float">
            <text:p>616</text:p>
          </table:table-cell>
          <table:table-cell office:value-type="float" office:value="218" calcext:value-type="float">
            <text:p>218</text:p>
          </table:table-cell>
          <table:table-cell office:value-type="float" office:value="699" calcext:value-type="float">
            <text:p>699</text:p>
          </table:table-cell>
          <table:table-cell office:value-type="float" office:value="756" calcext:value-type="float">
            <text:p>756</text:p>
          </table:table-cell>
          <table:table-cell office:value-type="float" office:value="932" calcext:value-type="float">
            <text:p>932</text:p>
          </table:table-cell>
          <table:table-cell office:value-type="float" office:value="268" calcext:value-type="float">
            <text:p>268</text:p>
          </table:table-cell>
          <table:table-cell office:value-type="float" office:value="84" calcext:value-type="float">
            <text:p>84</text:p>
          </table:table-cell>
          <table:table-cell office:value-type="float" office:value="843" calcext:value-type="float">
            <text:p>843</text:p>
          </table:table-cell>
          <table:table-cell office:value-type="float" office:value="931" calcext:value-type="float">
            <text:p>931</text:p>
          </table:table-cell>
          <table:table-cell office:value-type="float" office:value="605" calcext:value-type="float">
            <text:p>605</text:p>
          </table:table-cell>
          <table:table-cell office:value-type="float" office:value="803" calcext:value-type="float">
            <text:p>803</text:p>
          </table:table-cell>
          <table:table-cell office:value-type="float" office:value="106" calcext:value-type="float">
            <text:p>106</text:p>
          </table:table-cell>
          <table:table-cell office:value-type="float" office:value="371" calcext:value-type="float">
            <text:p>371</text:p>
          </table:table-cell>
          <table:table-cell office:value-type="float" office:value="533" calcext:value-type="float">
            <text:p>533</text:p>
          </table:table-cell>
          <table:table-cell office:value-type="float" office:value="87" calcext:value-type="float">
            <text:p>87</text:p>
          </table:table-cell>
          <table:table-cell office:value-type="float" office:value="723" calcext:value-type="float">
            <text:p>723</text:p>
          </table:table-cell>
          <table:table-cell office:value-type="float" office:value="181" calcext:value-type="float">
            <text:p>181</text:p>
          </table:table-cell>
          <table:table-cell office:value-type="float" office:value="828" calcext:value-type="float">
            <text:p>828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MIN([.B161:.U161])" office:value-type="float" office:value="84" calcext:value-type="float">
            <text:p>84</text:p>
          </table:table-cell>
          <table:table-cell table:formula="of:=MAX([.B161:.U161])"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811" calcext:value-type="float">
            <text:p>811</text:p>
          </table:table-cell>
          <table:table-cell office:value-type="float" office:value="945" calcext:value-type="float">
            <text:p>945</text:p>
          </table:table-cell>
          <table:table-cell office:value-type="float" office:value="66" calcext:value-type="float">
            <text:p>66</text:p>
          </table:table-cell>
          <table:table-cell office:value-type="float" office:value="835" calcext:value-type="float">
            <text:p>835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688" calcext:value-type="float">
            <text:p>688</text:p>
          </table:table-cell>
          <table:table-cell office:value-type="float" office:value="924" calcext:value-type="float">
            <text:p>924</text:p>
          </table:table-cell>
          <table:table-cell office:value-type="float" office:value="731" calcext:value-type="float">
            <text:p>731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886" calcext:value-type="float">
            <text:p>886</text:p>
          </table:table-cell>
          <table:table-cell office:value-type="float" office:value="882" calcext:value-type="float">
            <text:p>882</text:p>
          </table:table-cell>
          <table:table-cell office:value-type="float" office:value="266" calcext:value-type="float">
            <text:p>266</text:p>
          </table:table-cell>
          <table:table-cell office:value-type="float" office:value="342" calcext:value-type="float">
            <text:p>342</text:p>
          </table:table-cell>
          <table:table-cell office:value-type="float" office:value="605" calcext:value-type="float">
            <text:p>605</text:p>
          </table:table-cell>
          <table:table-cell office:value-type="float" office:value="930" calcext:value-type="float">
            <text:p>930</text:p>
          </table:table-cell>
          <table:table-cell office:value-type="float" office:value="213" calcext:value-type="float">
            <text:p>213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MIN([.B162:.U162])" office:value-type="float" office:value="66" calcext:value-type="float">
            <text:p>66</text:p>
          </table:table-cell>
          <table:table-cell table:formula="of:=MAX([.B162:.U162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637" calcext:value-type="float">
            <text:p>637</text:p>
          </table:table-cell>
          <table:table-cell office:value-type="float" office:value="174" calcext:value-type="float">
            <text:p>174</text:p>
          </table:table-cell>
          <table:table-cell office:value-type="float" office:value="913" calcext:value-type="float">
            <text:p>913</text:p>
          </table:table-cell>
          <table:table-cell office:value-type="float" office:value="932" calcext:value-type="float">
            <text:p>932</text:p>
          </table:table-cell>
          <table:table-cell office:value-type="float" office:value="606" calcext:value-type="float">
            <text:p>606</text:p>
          </table:table-cell>
          <table:table-cell office:value-type="float" office:value="426" calcext:value-type="float">
            <text:p>426</text:p>
          </table:table-cell>
          <table:table-cell office:value-type="float" office:value="261" calcext:value-type="float">
            <text:p>261</text:p>
          </table:table-cell>
          <table:table-cell office:value-type="float" office:value="573" calcext:value-type="float">
            <text:p>573</text:p>
          </table:table-cell>
          <table:table-cell office:value-type="float" office:value="646" calcext:value-type="float">
            <text:p>646</text:p>
          </table:table-cell>
          <table:table-cell office:value-type="float" office:value="614" calcext:value-type="float">
            <text:p>614</text:p>
          </table:table-cell>
          <table:table-cell office:value-type="float" office:value="730" calcext:value-type="float">
            <text:p>730</text:p>
          </table:table-cell>
          <table:table-cell office:value-type="float" office:value="932" calcext:value-type="float">
            <text:p>932</text:p>
          </table:table-cell>
          <table:table-cell office:value-type="float" office:value="603" calcext:value-type="float">
            <text:p>603</text:p>
          </table:table-cell>
          <table:table-cell office:value-type="float" office:value="508" calcext:value-type="float">
            <text:p>508</text:p>
          </table:table-cell>
          <table:table-cell office:value-type="float" office:value="872" calcext:value-type="float">
            <text:p>872</text:p>
          </table:table-cell>
          <table:table-cell office:value-type="float" office:value="553" calcext:value-type="float">
            <text:p>553</text:p>
          </table:table-cell>
          <table:table-cell office:value-type="float" office:value="271" calcext:value-type="float">
            <text:p>271</text:p>
          </table:table-cell>
          <table:table-cell office:value-type="float" office:value="553" calcext:value-type="float">
            <text:p>553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MIN([.B163:.U163])" office:value-type="float" office:value="154" calcext:value-type="float">
            <text:p>154</text:p>
          </table:table-cell>
          <table:table-cell table:formula="of:=MAX([.B163:.U163])"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99" calcext:value-type="float">
            <text:p>199</text:p>
          </table:table-cell>
          <table:table-cell office:value-type="float" office:value="261" calcext:value-type="float">
            <text:p>261</text:p>
          </table:table-cell>
          <table:table-cell office:value-type="float" office:value="127" calcext:value-type="float">
            <text:p>127</text:p>
          </table:table-cell>
          <table:table-cell office:value-type="float" office:value="581" calcext:value-type="float">
            <text:p>581</text:p>
          </table:table-cell>
          <table:table-cell office:value-type="float" office:value="280" calcext:value-type="float">
            <text:p>280</text:p>
          </table:table-cell>
          <table:table-cell office:value-type="float" office:value="922" calcext:value-type="float">
            <text:p>922</text:p>
          </table:table-cell>
          <table:table-cell office:value-type="float" office:value="920" calcext:value-type="float">
            <text:p>920</text:p>
          </table:table-cell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68" calcext:value-type="float">
            <text:p>68</text:p>
          </table:table-cell>
          <table:table-cell office:value-type="float" office:value="374" calcext:value-type="float">
            <text:p>374</text:p>
          </table:table-cell>
          <table:table-cell office:value-type="float" office:value="196" calcext:value-type="float">
            <text:p>196</text:p>
          </table:table-cell>
          <table:table-cell office:value-type="float" office:value="723" calcext:value-type="float">
            <text:p>723</text:p>
          </table:table-cell>
          <table:table-cell office:value-type="float" office:value="813" calcext:value-type="float">
            <text:p>813</text:p>
          </table:table-cell>
          <table:table-cell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office:value-type="float" office:value="733" calcext:value-type="float">
            <text:p>733</text:p>
          </table:table-cell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MIN([.B164:.U164])" office:value-type="float" office:value="68" calcext:value-type="float">
            <text:p>68</text:p>
          </table:table-cell>
          <table:table-cell table:formula="of:=MAX([.B164:.U164])"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95" calcext:value-type="float">
            <text:p>195</text:p>
          </table:table-cell>
          <table:table-cell office:value-type="float" office:value="561" calcext:value-type="float">
            <text:p>561</text:p>
          </table:table-cell>
          <table:table-cell office:value-type="float" office:value="354" calcext:value-type="float">
            <text:p>354</text:p>
          </table:table-cell>
          <table:table-cell office:value-type="float" office:value="225" calcext:value-type="float">
            <text:p>225</text:p>
          </table:table-cell>
          <table:table-cell office:value-type="float" office:value="879" calcext:value-type="float">
            <text:p>879</text:p>
          </table:table-cell>
          <table:table-cell office:value-type="float" office:value="915" calcext:value-type="float">
            <text:p>915</text:p>
          </table:table-cell>
          <table:table-cell office:value-type="float" office:value="367" calcext:value-type="float">
            <text:p>367</text:p>
          </table:table-cell>
          <table:table-cell office:value-type="float" office:value="891" calcext:value-type="float">
            <text:p>891</text:p>
          </table:table-cell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office:value-type="float" office:value="79" calcext:value-type="float">
            <text:p>79</text:p>
          </table:table-cell>
          <table:table-cell office:value-type="float" office:value="580" calcext:value-type="float">
            <text:p>580</text:p>
          </table:table-cell>
          <table:table-cell office:value-type="float" office:value="156" calcext:value-type="float">
            <text:p>156</text:p>
          </table:table-cell>
          <table:table-cell office:value-type="float" office:value="547" calcext:value-type="float">
            <text:p>547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883" calcext:value-type="float">
            <text:p>883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MIN([.B165:.U165])" office:value-type="float" office:value="76" calcext:value-type="float">
            <text:p>76</text:p>
          </table:table-cell>
          <table:table-cell table:formula="of:=MAX([.B165:.U165])"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375" calcext:value-type="float">
            <text:p>375</text:p>
          </table:table-cell>
          <table:table-cell office:value-type="float" office:value="617" calcext:value-type="float">
            <text:p>617</text:p>
          </table:table-cell>
          <table:table-cell office:value-type="float" office:value="875" calcext:value-type="float">
            <text:p>875</text:p>
          </table:table-cell>
          <table:table-cell office:value-type="float" office:value="278" calcext:value-type="float">
            <text:p>278</text:p>
          </table:table-cell>
          <table:table-cell office:value-type="float" office:value="553" calcext:value-type="float">
            <text:p>553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92" calcext:value-type="float">
            <text:p>92</text:p>
          </table:table-cell>
          <table:table-cell office:value-type="float" office:value="642" calcext:value-type="float">
            <text:p>642</text:p>
          </table:table-cell>
          <table:table-cell office:value-type="float" office:value="199" calcext:value-type="float">
            <text:p>199</text:p>
          </table:table-cell>
          <table:table-cell office:value-type="float" office:value="725" calcext:value-type="float">
            <text:p>725</text:p>
          </table:table-cell>
          <table:table-cell office:value-type="float" office:value="890" calcext:value-type="float">
            <text:p>890</text:p>
          </table:table-cell>
          <table:table-cell office:value-type="float" office:value="917" calcext:value-type="float">
            <text:p>917</text:p>
          </table:table-cell>
          <table:table-cell office:value-type="float" office:value="868" calcext:value-type="float">
            <text:p>868</text:p>
          </table:table-cell>
          <table:table-cell office:value-type="float" office:value="577" calcext:value-type="float">
            <text:p>577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MIN([.B166:.U166])" office:value-type="float" office:value="59" calcext:value-type="float">
            <text:p>59</text:p>
          </table:table-cell>
          <table:table-cell table:formula="of:=MAX([.B166:.U166])"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74" calcext:value-type="float">
            <text:p>274</text:p>
          </table:table-cell>
          <table:table-cell office:value-type="float" office:value="382" calcext:value-type="float">
            <text:p>382</text:p>
          </table:table-cell>
          <table:table-cell office:value-type="float" office:value="696" calcext:value-type="float">
            <text:p>696</text:p>
          </table:table-cell>
          <table:table-cell office:value-type="float" office:value="289" calcext:value-type="float">
            <text:p>289</text:p>
          </table:table-cell>
          <table:table-cell office:value-type="float" office:value="552" calcext:value-type="float">
            <text:p>552</text:p>
          </table:table-cell>
          <table:table-cell office:value-type="float" office:value="751" calcext:value-type="float">
            <text:p>751</text:p>
          </table:table-cell>
          <table:table-cell office:value-type="float" office:value="689" calcext:value-type="float">
            <text:p>689</text:p>
          </table:table-cell>
          <table:table-cell office:value-type="float" office:value="949" calcext:value-type="float">
            <text:p>949</text:p>
          </table:table-cell>
          <table:table-cell office:value-type="float" office:value="562" calcext:value-type="float">
            <text:p>562</text:p>
          </table:table-cell>
          <table:table-cell office:value-type="float" office:value="82" calcext:value-type="float">
            <text:p>82</text:p>
          </table:table-cell>
          <table:table-cell office:value-type="float" office:value="875" calcext:value-type="float">
            <text:p>87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 office:value-type="float" office:value="428" calcext:value-type="float">
            <text:p>428</text:p>
          </table:table-cell>
          <table:table-cell office:value-type="float" office:value="616" calcext:value-type="float">
            <text:p>616</text:p>
          </table:table-cell>
          <table:table-cell office:value-type="float" office:value="819" calcext:value-type="float">
            <text:p>819</text:p>
          </table:table-cell>
          <table:table-cell office:value-type="float" office:value="263" calcext:value-type="float">
            <text:p>26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MIN([.B167:.U167])" office:value-type="float" office:value="82" calcext:value-type="float">
            <text:p>82</text:p>
          </table:table-cell>
          <table:table-cell table:formula="of:=MAX([.B167:.U167])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office:value-type="float" office:value="602" calcext:value-type="float">
            <text:p>602</text:p>
          </table:table-cell>
          <table:table-cell office:value-type="float" office:value="148" calcext:value-type="float">
            <text:p>148</text:p>
          </table:table-cell>
          <table:table-cell office:value-type="float" office:value="359" calcext:value-type="float">
            <text:p>359</text:p>
          </table:table-cell>
          <table:table-cell office:value-type="float" office:value="343" calcext:value-type="float">
            <text:p>343</text:p>
          </table:table-cell>
          <table:table-cell office:value-type="float" office:value="558" calcext:value-type="float">
            <text:p>558</text:p>
          </table:table-cell>
          <table:table-cell office:value-type="float" office:value="443" calcext:value-type="float">
            <text:p>443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876" calcext:value-type="float">
            <text:p>876</text:p>
          </table:table-cell>
          <table:table-cell office:value-type="float" office:value="531" calcext:value-type="float">
            <text:p>531</text:p>
          </table:table-cell>
          <table:table-cell office:value-type="float" office:value="574" calcext:value-type="float">
            <text:p>574</text:p>
          </table:table-cell>
          <table:table-cell office:value-type="float" office:value="611" calcext:value-type="float">
            <text:p>611</text:p>
          </table:table-cell>
          <table:table-cell office:value-type="float" office:value="91" calcext:value-type="float">
            <text:p>91</text:p>
          </table:table-cell>
          <table:table-cell office:value-type="float" office:value="880" calcext:value-type="float">
            <text:p>880</text:p>
          </table:table-cell>
          <table:table-cell office:value-type="float" office:value="535" calcext:value-type="float">
            <text:p>535</text:p>
          </table:table-cell>
          <table:table-cell office:value-type="float" office:value="726" calcext:value-type="float">
            <text:p>72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MIN([.B168:.U168])" office:value-type="float" office:value="50" calcext:value-type="float">
            <text:p>50</text:p>
          </table:table-cell>
          <table:table-cell table:formula="of:=MAX([.B168:.U168])"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office:value-type="float" office:value="533" calcext:value-type="float">
            <text:p>533</text:p>
          </table:table-cell>
          <table:table-cell office:value-type="float" office:value="925" calcext:value-type="float">
            <text:p>925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86" calcext:value-type="float">
            <text:p>886</text:p>
          </table:table-cell>
          <table:table-cell office:value-type="float" office:value="231" calcext:value-type="float">
            <text:p>231</text:p>
          </table:table-cell>
          <table:table-cell office:value-type="float" office:value="658" calcext:value-type="float">
            <text:p>658</text:p>
          </table:table-cell>
          <table:table-cell office:value-type="float" office:value="426" calcext:value-type="float">
            <text:p>426</text:p>
          </table:table-cell>
          <table:table-cell office:value-type="float" office:value="688" calcext:value-type="float">
            <text:p>688</text:p>
          </table:table-cell>
          <table:table-cell office:value-type="float" office:value="209" calcext:value-type="float">
            <text:p>209</text:p>
          </table:table-cell>
          <table:table-cell office:value-type="float" office:value="716" calcext:value-type="float">
            <text:p>716</text:p>
          </table:table-cell>
          <table:table-cell office:value-type="float" office:value="649" calcext:value-type="float">
            <text:p>649</text:p>
          </table:table-cell>
          <table:table-cell office:value-type="float" office:value="202" calcext:value-type="float">
            <text:p>202</text:p>
          </table:table-cell>
          <table:table-cell office:value-type="float" office:value="934" calcext:value-type="float">
            <text:p>934</text:p>
          </table:table-cell>
          <table:table-cell office:value-type="float" office:value="887" calcext:value-type="float">
            <text:p>88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MIN([.B169:.U169])" office:value-type="float" office:value="56" calcext:value-type="float">
            <text:p>56</text:p>
          </table:table-cell>
          <table:table-cell table:formula="of:=MAX([.B169:.U169])"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918" calcext:value-type="float">
            <text:p>918</text:p>
          </table:table-cell>
          <table:table-cell office:value-type="float" office:value="79" calcext:value-type="float">
            <text:p>79</text:p>
          </table:table-cell>
          <table:table-cell office:value-type="float" office:value="321" calcext:value-type="float">
            <text:p>321</text:p>
          </table:table-cell>
          <table:table-cell office:value-type="float" office:value="537" calcext:value-type="float">
            <text:p>537</text:p>
          </table:table-cell>
          <table:table-cell office:value-type="float" office:value="349" calcext:value-type="float">
            <text:p>349</text:p>
          </table:table-cell>
          <table:table-cell office:value-type="float" office:value="285" calcext:value-type="float">
            <text:p>285</text:p>
          </table:table-cell>
          <table:table-cell office:value-type="float" office:value="883" calcext:value-type="float">
            <text:p>883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office:value-type="float" office:value="702" calcext:value-type="float">
            <text:p>702</text:p>
          </table:table-cell>
          <table:table-cell office:value-type="float" office:value="510" calcext:value-type="float">
            <text:p>510</text:p>
          </table:table-cell>
          <table:table-cell office:value-type="float" office:value="189" calcext:value-type="float">
            <text:p>189</text:p>
          </table:table-cell>
          <table:table-cell office:value-type="float" office:value="74" calcext:value-type="float">
            <text:p>74</text:p>
          </table:table-cell>
          <table:table-cell office:value-type="float" office:value="655" calcext:value-type="float">
            <text:p>655</text:p>
          </table:table-cell>
          <table:table-cell office:value-type="float" office:value="267" calcext:value-type="float">
            <text:p>267</text:p>
          </table:table-cell>
          <table:table-cell office:value-type="float" office:value="907" calcext:value-type="float">
            <text:p>907</text:p>
          </table:table-cell>
          <table:table-cell office:value-type="float" office:value="427" calcext:value-type="float">
            <text:p>427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MIN([.B170:.U170])" office:value-type="float" office:value="53" calcext:value-type="float">
            <text:p>53</text:p>
          </table:table-cell>
          <table:table-cell table:formula="of:=MAX([.B170:.U170])"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96" calcext:value-type="float">
            <text:p>696</text:p>
          </table:table-cell>
          <table:table-cell office:value-type="float" office:value="295" calcext:value-type="float">
            <text:p>295</text:p>
          </table:table-cell>
          <table:table-cell office:value-type="float" office:value="719" calcext:value-type="float">
            <text:p>719</text:p>
          </table:table-cell>
          <table:table-cell office:value-type="float" office:value="96" calcext:value-type="float">
            <text:p>96</text:p>
          </table:table-cell>
          <table:table-cell office:value-type="float" office:value="336" calcext:value-type="float">
            <text:p>336</text:p>
          </table:table-cell>
          <table:table-cell office:value-type="float" office:value="871" calcext:value-type="float">
            <text:p>871</text:p>
          </table:table-cell>
          <table:table-cell office:value-type="float" office:value="378" calcext:value-type="float">
            <text:p>378</text:p>
          </table:table-cell>
          <table:table-cell office:value-type="float" office:value="348" calcext:value-type="float">
            <text:p>348</text:p>
          </table:table-cell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office:value-type="float" office:value="606" calcext:value-type="float">
            <text:p>606</text:p>
          </table:table-cell>
          <table:table-cell office:value-type="float" office:value="688" calcext:value-type="float">
            <text:p>688</text:p>
          </table:table-cell>
          <table:table-cell office:value-type="float" office:value="584" calcext:value-type="float">
            <text:p>584</text:p>
          </table:table-cell>
          <table:table-cell office:value-type="float" office:value="368" calcext:value-type="float">
            <text:p>368</text:p>
          </table:table-cell>
          <table:table-cell office:value-type="float" office:value="157" calcext:value-type="float">
            <text:p>157</text:p>
          </table:table-cell>
          <table:table-cell office:value-type="float" office:value="286" calcext:value-type="float">
            <text:p>286</text:p>
          </table:table-cell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MIN([.B171:.U171])" office:value-type="float" office:value="58" calcext:value-type="float">
            <text:p>58</text:p>
          </table:table-cell>
          <table:table-cell table:formula="of:=MAX([.B171:.U171])"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563" calcext:value-type="float">
            <text:p>563</text:p>
          </table:table-cell>
          <table:table-cell office:value-type="float" office:value="286" calcext:value-type="float">
            <text:p>286</text:p>
          </table:table-cell>
          <table:table-cell office:value-type="float" office:value="801" calcext:value-type="float">
            <text:p>801</text:p>
          </table:table-cell>
          <table:table-cell office:value-type="float" office:value="665" calcext:value-type="float">
            <text:p>665</text:p>
          </table:table-cell>
          <table:table-cell office:value-type="float" office:value="98" calcext:value-type="float">
            <text:p>98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612" calcext:value-type="float">
            <text:p>612</text:p>
          </table:table-cell>
          <table:table-cell office:value-type="float" office:value="203" calcext:value-type="float">
            <text:p>203</text:p>
          </table:table-cell>
          <table:table-cell office:value-type="float" office:value="945" calcext:value-type="float">
            <text:p>945</text:p>
          </table:table-cell>
          <table:table-cell office:value-type="float" office:value="549" calcext:value-type="float">
            <text:p>549</text:p>
          </table:table-cell>
          <table:table-cell office:value-type="float" office:value="783" calcext:value-type="float">
            <text:p>783</text:p>
          </table:table-cell>
          <table:table-cell office:value-type="float" office:value="343" calcext:value-type="float">
            <text:p>343</text:p>
          </table:table-cell>
          <table:table-cell office:value-type="float" office:value="707" calcext:value-type="float">
            <text:p>707</text:p>
          </table:table-cell>
          <table:table-cell office:value-type="float" office:value="924" calcext:value-type="float">
            <text:p>924</text:p>
          </table:table-cell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MIN([.B172:.U172])" office:value-type="float" office:value="69" calcext:value-type="float">
            <text:p>69</text:p>
          </table:table-cell>
          <table:table-cell table:formula="of:=MAX([.B172:.U172])"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886" calcext:value-type="float">
            <text:p>886</text:p>
          </table:table-cell>
          <table:table-cell office:value-type="float" office:value="587" calcext:value-type="float">
            <text:p>587</text:p>
          </table:table-cell>
          <table:table-cell office:value-type="float" office:value="893" calcext:value-type="float">
            <text:p>893</text:p>
          </table:table-cell>
          <table:table-cell office:value-type="float" office:value="277" calcext:value-type="float">
            <text:p>277</text:p>
          </table:table-cell>
          <table:table-cell office:value-type="float" office:value="830" calcext:value-type="float">
            <text:p>830</text:p>
          </table:table-cell>
          <table:table-cell office:value-type="float" office:value="109" calcext:value-type="float">
            <text:p>109</text:p>
          </table:table-cell>
          <table:table-cell office:value-type="float" office:value="893" calcext:value-type="float">
            <text:p>893</text:p>
          </table:table-cell>
          <table:table-cell office:value-type="float" office:value="154" calcext:value-type="float">
            <text:p>154</text:p>
          </table:table-cell>
          <table:table-cell office:value-type="float" office:value="888" calcext:value-type="float">
            <text:p>888</text:p>
          </table:table-cell>
          <table:table-cell office:value-type="float" office:value="424" calcext:value-type="float">
            <text:p>424</text:p>
          </table:table-cell>
          <table:table-cell office:value-type="float" office:value="438" calcext:value-type="float">
            <text:p>438</text:p>
          </table:table-cell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509" calcext:value-type="float">
            <text:p>509</text:p>
          </table:table-cell>
          <table:table-cell office:value-type="float" office:value="209" calcext:value-type="float">
            <text:p>209</text:p>
          </table:table-cell>
          <table:table-cell office:value-type="float" office:value="698" calcext:value-type="float">
            <text:p>698</text:p>
          </table:table-cell>
          <table:table-cell office:value-type="float" office:value="539" calcext:value-type="float">
            <text:p>539</text:p>
          </table:table-cell>
          <table:table-cell office:value-type="float" office:value="563" calcext:value-type="float">
            <text:p>563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MIN([.B173:.U173])" office:value-type="float" office:value="109" calcext:value-type="float">
            <text:p>109</text:p>
          </table:table-cell>
          <table:table-cell table:formula="of:=MAX([.B173:.U173])"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33" calcext:value-type="float">
            <text:p>333</text:p>
          </table:table-cell>
          <table:table-cell office:value-type="float" office:value="536" calcext:value-type="float">
            <text:p>536</text:p>
          </table:table-cell>
          <table:table-cell office:value-type="float" office:value="899" calcext:value-type="float">
            <text:p>899</text:p>
          </table:table-cell>
          <table:table-cell office:value-type="float" office:value="385" calcext:value-type="float">
            <text:p>385</text:p>
          </table:table-cell>
          <table:table-cell office:value-type="float" office:value="567" calcext:value-type="float">
            <text:p>567</text:p>
          </table:table-cell>
          <table:table-cell office:value-type="float" office:value="843" calcext:value-type="float">
            <text:p>84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185" calcext:value-type="float">
            <text:p>185</text:p>
          </table:table-cell>
          <table:table-cell office:value-type="float" office:value="570" calcext:value-type="float">
            <text:p>570</text:p>
          </table:table-cell>
          <table:table-cell office:value-type="float" office:value="640" calcext:value-type="float">
            <text:p>640</text:p>
          </table:table-cell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562" calcext:value-type="float">
            <text:p>562</text:p>
          </table:table-cell>
          <table:table-cell office:value-type="float" office:value="579" calcext:value-type="float">
            <text:p>579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MIN([.B174:.U174])" office:value-type="float" office:value="66" calcext:value-type="float">
            <text:p>66</text:p>
          </table:table-cell>
          <table:table-cell table:formula="of:=MAX([.B174:.U174])"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652" calcext:value-type="float">
            <text:p>652</text:p>
          </table:table-cell>
          <table:table-cell office:value-type="float" office:value="262" calcext:value-type="float">
            <text:p>262</text:p>
          </table:table-cell>
          <table:table-cell office:value-type="float" office:value="509" calcext:value-type="float">
            <text:p>509</text:p>
          </table:table-cell>
          <table:table-cell office:value-type="float" office:value="260" calcext:value-type="float">
            <text:p>260</text:p>
          </table:table-cell>
          <table:table-cell office:value-type="float" office:value="630" calcext:value-type="float">
            <text:p>630</text:p>
          </table:table-cell>
          <table:table-cell office:value-type="float" office:value="734" calcext:value-type="float">
            <text:p>734</text:p>
          </table:table-cell>
          <table:table-cell office:value-type="float" office:value="91" calcext:value-type="float">
            <text:p>91</text:p>
          </table:table-cell>
          <table:table-cell office:value-type="float" office:value="272" calcext:value-type="float">
            <text:p>272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83" calcext:value-type="float">
            <text:p>583</text:p>
          </table:table-cell>
          <table:table-cell office:value-type="float" office:value="276" calcext:value-type="float">
            <text:p>276</text:p>
          </table:table-cell>
          <table:table-cell office:value-type="float" office:value="540" calcext:value-type="float">
            <text:p>540</text:p>
          </table:table-cell>
          <table:table-cell office:value-type="float" office:value="185" calcext:value-type="float">
            <text:p>185</text:p>
          </table:table-cell>
          <table:table-cell office:value-type="float" office:value="607" calcext:value-type="float">
            <text:p>607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MIN([.B175:.U175])" office:value-type="float" office:value="59" calcext:value-type="float">
            <text:p>59</text:p>
          </table:table-cell>
          <table:table-cell table:formula="of:=MAX([.B175:.U175])"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708" calcext:value-type="float">
            <text:p>708</text:p>
          </table:table-cell>
          <table:table-cell office:value-type="float" office:value="192" calcext:value-type="float">
            <text:p>192</text:p>
          </table:table-cell>
          <table:table-cell office:value-type="float" office:value="764" calcext:value-type="float">
            <text:p>764</text:p>
          </table:table-cell>
          <table:table-cell office:value-type="float" office:value="327" calcext:value-type="float">
            <text:p>327</text:p>
          </table:table-cell>
          <table:table-cell office:value-type="float" office:value="188" calcext:value-type="float">
            <text:p>188</text:p>
          </table:table-cell>
          <table:table-cell office:value-type="float" office:value="612" calcext:value-type="float">
            <text:p>612</text:p>
          </table:table-cell>
          <table:table-cell office:value-type="float" office:value="542" calcext:value-type="float">
            <text:p>542</text:p>
          </table:table-cell>
          <table:table-cell office:value-type="float" office:value="208" calcext:value-type="float">
            <text:p>208</text:p>
          </table:table-cell>
          <table:table-cell office:value-type="float" office:value="749" calcext:value-type="float">
            <text:p>749</text:p>
          </table:table-cell>
          <table:table-cell office:value-type="float" office:value="841" calcext:value-type="float">
            <text:p>841</text:p>
          </table:table-cell>
          <table:table-cell office:value-type="float" office:value="428" calcext:value-type="float">
            <text:p>428</text:p>
          </table:table-cell>
          <table:table-cell office:value-type="float" office:value="542" calcext:value-type="float">
            <text:p>542</text:p>
          </table:table-cell>
          <table:table-cell office:value-type="float" office:value="812" calcext:value-type="float">
            <text:p>812</text:p>
          </table:table-cell>
          <table:table-cell office:value-type="float" office:value="427" calcext:value-type="float">
            <text:p>427</text:p>
          </table:table-cell>
          <table:table-cell office:value-type="float" office:value="783" calcext:value-type="float">
            <text:p>783</text:p>
          </table:table-cell>
          <table:table-cell office:value-type="float" office:value="597" calcext:value-type="float">
            <text:p>597</text:p>
          </table:table-cell>
          <table:table-cell office:value-type="float" office:value="560" calcext:value-type="float">
            <text:p>560</text:p>
          </table:table-cell>
          <table:table-cell office:value-type="float" office:value="380" calcext:value-type="float">
            <text:p>380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MIN([.B176:.U176])" office:value-type="float" office:value="106" calcext:value-type="float">
            <text:p>106</text:p>
          </table:table-cell>
          <table:table-cell table:formula="of:=MAX([.B176:.U176])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26" calcext:value-type="float">
            <text:p>726</text:p>
          </table:table-cell>
          <table:table-cell office:value-type="float" office:value="143" calcext:value-type="float">
            <text:p>143</text:p>
          </table:table-cell>
          <table:table-cell office:value-type="float" office:value="343" calcext:value-type="float">
            <text:p>343</text:p>
          </table:table-cell>
          <table:table-cell office:value-type="float" office:value="899" calcext:value-type="float">
            <text:p>899</text:p>
          </table:table-cell>
          <table:table-cell office:value-type="float" office:value="157" calcext:value-type="float">
            <text:p>157</text:p>
          </table:table-cell>
          <table:table-cell office:value-type="float" office:value="568" calcext:value-type="float">
            <text:p>568</text:p>
          </table:table-cell>
          <table:table-cell office:value-type="float" office:value="691" calcext:value-type="float">
            <text:p>691</text:p>
          </table:table-cell>
          <table:table-cell office:value-type="float" office:value="388" calcext:value-type="float">
            <text:p>388</text:p>
          </table:table-cell>
          <table:table-cell office:value-type="float" office:value="358" calcext:value-type="float">
            <text:p>358</text:p>
          </table:table-cell>
          <table:table-cell office:value-type="float" office:value="461" calcext:value-type="float">
            <text:p>461</text:p>
          </table:table-cell>
          <table:table-cell office:value-type="float" office:value="422" calcext:value-type="float">
            <text:p>422</text:p>
          </table:table-cell>
          <table:table-cell office:value-type="float" office:value="878" calcext:value-type="float">
            <text:p>878</text:p>
          </table:table-cell>
          <table:table-cell office:value-type="float" office:value="64" calcext:value-type="float">
            <text:p>64</text:p>
          </table:table-cell>
          <table:table-cell office:value-type="float" office:value="817" calcext:value-type="float">
            <text:p>817</text:p>
          </table:table-cell>
          <table:table-cell office:value-type="float" office:value="595" calcext:value-type="float">
            <text:p>595</text:p>
          </table:table-cell>
          <table:table-cell office:value-type="float" office:value="195" calcext:value-type="float">
            <text:p>195</text:p>
          </table:table-cell>
          <table:table-cell office:value-type="float" office:value="608" calcext:value-type="float">
            <text:p>608</text:p>
          </table:table-cell>
          <table:table-cell office:value-type="float" office:value="111" calcext:value-type="float">
            <text:p>111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MIN([.B177:.U177])" office:value-type="float" office:value="64" calcext:value-type="float">
            <text:p>64</text:p>
          </table:table-cell>
          <table:table-cell table:formula="of:=MAX([.B177:.U177])"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611" calcext:value-type="float">
            <text:p>611</text:p>
          </table:table-cell>
          <table:table-cell office:value-type="float" office:value="364" calcext:value-type="float">
            <text:p>364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941" calcext:value-type="float">
            <text:p>941</text:p>
          </table:table-cell>
          <table:table-cell office:value-type="float" office:value="260" calcext:value-type="float">
            <text:p>260</text:p>
          </table:table-cell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office:value-type="float" office:value="209" calcext:value-type="float">
            <text:p>209</text:p>
          </table:table-cell>
          <table:table-cell office:value-type="float" office:value="385" calcext:value-type="float">
            <text:p>385</text:p>
          </table:table-cell>
          <table:table-cell office:value-type="float" office:value="608" calcext:value-type="float">
            <text:p>608</text:p>
          </table:table-cell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751" calcext:value-type="float">
            <text:p>751</text:p>
          </table:table-cell>
          <table:table-cell office:value-type="float" office:value="553" calcext:value-type="float">
            <text:p>553</text:p>
          </table:table-cell>
          <table:table-cell office:value-type="float" office:value="445" calcext:value-type="float">
            <text:p>445</text:p>
          </table:table-cell>
          <table:table-cell office:value-type="float" office:value="429" calcext:value-type="float">
            <text:p>429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MIN([.B178:.U178])" office:value-type="float" office:value="100" calcext:value-type="float">
            <text:p>100</text:p>
          </table:table-cell>
          <table:table-cell table:formula="of:=MAX([.B178:.U178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19" calcext:value-type="float">
            <text:p>819</text:p>
          </table:table-cell>
          <table:table-cell office:value-type="float" office:value="941" calcext:value-type="float">
            <text:p>941</text:p>
          </table:table-cell>
          <table:table-cell office:value-type="float" office:value="688" calcext:value-type="float">
            <text:p>688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369" calcext:value-type="float">
            <text:p>369</text:p>
          </table:table-cell>
          <table:table-cell office:value-type="float" office:value="215" calcext:value-type="float">
            <text:p>215</text:p>
          </table:table-cell>
          <table:table-cell office:value-type="float" office:value="533" calcext:value-type="float">
            <text:p>533</text:p>
          </table:table-cell>
          <table:table-cell office:value-type="float" office:value="591" calcext:value-type="float">
            <text:p>591</text:p>
          </table:table-cell>
          <table:table-cell office:value-type="float" office:value="664" calcext:value-type="float">
            <text:p>664</text:p>
          </table:table-cell>
          <table:table-cell office:value-type="float" office:value="264" calcext:value-type="float">
            <text:p>264</text:p>
          </table:table-cell>
          <table:table-cell office:value-type="float" office:value="235" calcext:value-type="float">
            <text:p>235</text:p>
          </table:table-cell>
          <table:table-cell office:value-type="float" office:value="928" calcext:value-type="float">
            <text:p>928</text:p>
          </table:table-cell>
          <table:table-cell office:value-type="float" office:value="792" calcext:value-type="float">
            <text:p>792</text:p>
          </table:table-cell>
          <table:table-cell office:value-type="float" office:value="610" calcext:value-type="float">
            <text:p>610</text:p>
          </table:table-cell>
          <table:table-cell office:value-type="float" office:value="647" calcext:value-type="float">
            <text:p>647</text:p>
          </table:table-cell>
          <table:table-cell office:value-type="float" office:value="511" calcext:value-type="float">
            <text:p>511</text:p>
          </table:table-cell>
          <table:table-cell office:value-type="float" office:value="725" calcext:value-type="float">
            <text:p>725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MIN([.B179:.U179])" office:value-type="float" office:value="57" calcext:value-type="float">
            <text:p>57</text:p>
          </table:table-cell>
          <table:table-cell table:formula="of:=MAX([.B179:.U179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09" calcext:value-type="float">
            <text:p>209</text:p>
          </table:table-cell>
          <table:table-cell office:value-type="float" office:value="812" calcext:value-type="float">
            <text:p>812</text:p>
          </table:table-cell>
          <table:table-cell office:value-type="float" office:value="551" calcext:value-type="float">
            <text:p>551</text:p>
          </table:table-cell>
          <table:table-cell office:value-type="float" office:value="642" calcext:value-type="float">
            <text:p>642</text:p>
          </table:table-cell>
          <table:table-cell office:value-type="float" office:value="941" calcext:value-type="float">
            <text:p>941</text:p>
          </table:table-cell>
          <table:table-cell office:value-type="float" office:value="59" calcext:value-type="float">
            <text:p>59</text:p>
          </table:table-cell>
          <table:table-cell office:value-type="float" office:value="723" calcext:value-type="float">
            <text:p>723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606" calcext:value-type="float">
            <text:p>606</text:p>
          </table:table-cell>
          <table:table-cell office:value-type="float" office:value="78" calcext:value-type="float">
            <text:p>78</text:p>
          </table:table-cell>
          <table:table-cell office:value-type="float" office:value="508" calcext:value-type="float">
            <text:p>508</text:p>
          </table:table-cell>
          <table:table-cell office:value-type="float" office:value="356" calcext:value-type="float">
            <text:p>356</text:p>
          </table:table-cell>
          <table:table-cell office:value-type="float" office:value="318" calcext:value-type="float">
            <text:p>318</text:p>
          </table:table-cell>
          <table:table-cell office:value-type="float" office:value="712" calcext:value-type="float">
            <text:p>712</text:p>
          </table:table-cell>
          <table:table-cell office:value-type="float" office:value="292" calcext:value-type="float">
            <text:p>292</text:p>
          </table:table-cell>
          <table:table-cell office:value-type="float" office:value="652" calcext:value-type="float">
            <text:p>652</text:p>
          </table:table-cell>
          <table:table-cell office:value-type="float" office:value="753" calcext:value-type="float">
            <text:p>753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MIN([.B180:.U180])" office:value-type="float" office:value="59" calcext:value-type="float">
            <text:p>59</text:p>
          </table:table-cell>
          <table:table-cell table:formula="of:=MAX([.B180:.U180])"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896" calcext:value-type="float">
            <text:p>896</text:p>
          </table:table-cell>
          <table:table-cell office:value-type="float" office:value="623" calcext:value-type="float">
            <text:p>623</text:p>
          </table:table-cell>
          <table:table-cell office:value-type="float" office:value="155" calcext:value-type="float">
            <text:p>155</text:p>
          </table:table-cell>
          <table:table-cell office:value-type="float" office:value="812" calcext:value-type="float">
            <text:p>812</text:p>
          </table:table-cell>
          <table:table-cell office:value-type="float" office:value="295" calcext:value-type="float">
            <text:p>295</text:p>
          </table:table-cell>
          <table:table-cell office:value-type="float" office:value="640" calcext:value-type="float">
            <text:p>640</text:p>
          </table:table-cell>
          <table:table-cell office:value-type="float" office:value="528" calcext:value-type="float">
            <text:p>528</text:p>
          </table:table-cell>
          <table:table-cell office:value-type="float" office:value="337" calcext:value-type="float">
            <text:p>337</text:p>
          </table:table-cell>
          <table:table-cell office:value-type="float" office:value="191" calcext:value-type="float">
            <text:p>191</text:p>
          </table:table-cell>
          <table:table-cell office:value-type="float" office:value="294" calcext:value-type="float">
            <text:p>294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573" calcext:value-type="float">
            <text:p>573</text:p>
          </table:table-cell>
          <table:table-cell office:value-type="float" office:value="832" calcext:value-type="float">
            <text:p>832</text:p>
          </table:table-cell>
          <table:table-cell office:value-type="float" office:value="638" calcext:value-type="float">
            <text:p>638</text:p>
          </table:table-cell>
          <table:table-cell office:value-type="float" office:value="542" calcext:value-type="float">
            <text:p>542</text:p>
          </table:table-cell>
          <table:table-cell office:value-type="float" office:value="143" calcext:value-type="float">
            <text:p>143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MIN([.B181:.U181])" office:value-type="float" office:value="98" calcext:value-type="float">
            <text:p>98</text:p>
          </table:table-cell>
          <table:table-cell table:formula="of:=MAX([.B181:.U181])"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831" calcext:value-type="float">
            <text:p>831</text:p>
          </table:table-cell>
          <table:table-cell office:value-type="float" office:value="316" calcext:value-type="float">
            <text:p>316</text:p>
          </table:table-cell>
          <table:table-cell office:value-type="float" office:value="943" calcext:value-type="float">
            <text:p>943</text:p>
          </table:table-cell>
          <table:table-cell office:value-type="float" office:value="818" calcext:value-type="float">
            <text:p>818</text:p>
          </table:table-cell>
          <table:table-cell office:value-type="float" office:value="752" calcext:value-type="float">
            <text:p>752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598" calcext:value-type="float">
            <text:p>598</text:p>
          </table:table-cell>
          <table:table-cell office:value-type="float" office:value="275" calcext:value-type="float">
            <text:p>275</text:p>
          </table:table-cell>
          <table:table-cell office:value-type="float" office:value="322" calcext:value-type="float">
            <text:p>322</text:p>
          </table:table-cell>
          <table:table-cell office:value-type="float" office:value="657" calcext:value-type="float">
            <text:p>657</text:p>
          </table:table-cell>
          <table:table-cell office:value-type="float" office:value="754" calcext:value-type="float">
            <text:p>754</text:p>
          </table:table-cell>
          <table:table-cell office:value-type="float" office:value="288" calcext:value-type="float">
            <text:p>288</text:p>
          </table:table-cell>
          <table:table-cell office:value-type="float" office:value="584" calcext:value-type="float">
            <text:p>584</text:p>
          </table:table-cell>
          <table:table-cell office:value-type="float" office:value="830" calcext:value-type="float">
            <text:p>830</text:p>
          </table:table-cell>
          <table:table-cell office:value-type="float" office:value="441" calcext:value-type="float">
            <text:p>441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MIN([.B182:.U182])" office:value-type="float" office:value="93" calcext:value-type="float">
            <text:p>93</text:p>
          </table:table-cell>
          <table:table-cell table:formula="of:=MAX([.B182:.U182])"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922" calcext:value-type="float">
            <text:p>922</text:p>
          </table:table-cell>
          <table:table-cell office:value-type="float" office:value="313" calcext:value-type="float">
            <text:p>313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59" calcext:value-type="float">
            <text:p>59</text:p>
          </table:table-cell>
          <table:table-cell office:value-type="float" office:value="785" calcext:value-type="float">
            <text:p>785</text:p>
          </table:table-cell>
          <table:table-cell office:value-type="float" office:value="566" calcext:value-type="float">
            <text:p>566</text:p>
          </table:table-cell>
          <table:table-cell office:value-type="float" office:value="892" calcext:value-type="float">
            <text:p>892</text:p>
          </table:table-cell>
          <table:table-cell office:value-type="float" office:value="657" calcext:value-type="float">
            <text:p>657</text:p>
          </table:table-cell>
          <table:table-cell office:value-type="float" office:value="581" calcext:value-type="float">
            <text:p>581</text:p>
          </table:table-cell>
          <table:table-cell office:value-type="float" office:value="788" calcext:value-type="float">
            <text:p>788</text:p>
          </table:table-cell>
          <table:table-cell office:value-type="float" office:value="294" calcext:value-type="float">
            <text:p>294</text:p>
          </table:table-cell>
          <table:table-cell office:value-type="float" office:value="826" calcext:value-type="float">
            <text:p>826</text:p>
          </table:table-cell>
          <table:table-cell office:value-type="float" office:value="55" calcext:value-type="float">
            <text:p>55</text:p>
          </table:table-cell>
          <table:table-cell office:value-type="float" office:value="726" calcext:value-type="float">
            <text:p>726</text:p>
          </table:table-cell>
          <table:table-cell office:value-type="float" office:value="284" calcext:value-type="float">
            <text:p>284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MIN([.B183:.U183])" office:value-type="float" office:value="55" calcext:value-type="float">
            <text:p>55</text:p>
          </table:table-cell>
          <table:table-cell table:formula="of:=MAX([.B183:.U183])"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340" calcext:value-type="float">
            <text:p>340</text:p>
          </table:table-cell>
          <table:table-cell office:value-type="float" office:value="873" calcext:value-type="float">
            <text:p>873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877" calcext:value-type="float">
            <text:p>877</text:p>
          </table:table-cell>
          <table:table-cell office:value-type="float" office:value="708" calcext:value-type="float">
            <text:p>708</text:p>
          </table:table-cell>
          <table:table-cell office:value-type="float" office:value="103" calcext:value-type="float">
            <text:p>103</text:p>
          </table:table-cell>
          <table:table-cell office:value-type="float" office:value="703" calcext:value-type="float">
            <text:p>703</text:p>
          </table:table-cell>
          <table:table-cell office:value-type="float" office:value="558" calcext:value-type="float">
            <text:p>558</text:p>
          </table:table-cell>
          <table:table-cell office:value-type="float" office:value="574" calcext:value-type="float">
            <text:p>574</text:p>
          </table:table-cell>
          <table:table-cell office:value-type="float" office:value="321" calcext:value-type="float">
            <text:p>321</text:p>
          </table:table-cell>
          <table:table-cell office:value-type="float" office:value="389" calcext:value-type="float">
            <text:p>389</text:p>
          </table:table-cell>
          <table:table-cell office:value-type="float" office:value="840" calcext:value-type="float">
            <text:p>840</text:p>
          </table:table-cell>
          <table:table-cell office:value-type="float" office:value="583" calcext:value-type="float">
            <text:p>583</text:p>
          </table:table-cell>
          <table:table-cell office:value-type="float" office:value="71" calcext:value-type="float">
            <text:p>71</text:p>
          </table:table-cell>
          <table:table-cell office:value-type="float" office:value="429" calcext:value-type="float">
            <text:p>429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MIN([.B184:.U184])" office:value-type="float" office:value="71" calcext:value-type="float">
            <text:p>71</text:p>
          </table:table-cell>
          <table:table-cell table:formula="of:=MAX([.B184:.U184])"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float" office:value="223" calcext:value-type="float">
            <text:p>223</text:p>
          </table:table-cell>
          <table:table-cell office:value-type="float" office:value="314" calcext:value-type="float">
            <text:p>314</text:p>
          </table:table-cell>
          <table:table-cell office:value-type="float" office:value="349" calcext:value-type="float">
            <text:p>349</text:p>
          </table:table-cell>
          <table:table-cell office:value-type="float" office:value="186" calcext:value-type="float">
            <text:p>186</text:p>
          </table:table-cell>
          <table:table-cell office:value-type="float" office:value="876" calcext:value-type="float">
            <text:p>876</text:p>
          </table:table-cell>
          <table:table-cell office:value-type="float" office:value="938" calcext:value-type="float">
            <text:p>938</text:p>
          </table:table-cell>
          <table:table-cell office:value-type="float" office:value="528" calcext:value-type="float">
            <text:p>528</text:p>
          </table:table-cell>
          <table:table-cell office:value-type="float" office:value="641" calcext:value-type="float">
            <text:p>641</text:p>
          </table:table-cell>
          <table:table-cell office:value-type="float" office:value="352" calcext:value-type="float">
            <text:p>352</text:p>
          </table:table-cell>
          <table:table-cell office:value-type="float" office:value="875" calcext:value-type="float">
            <text:p>875</text:p>
          </table:table-cell>
          <table:table-cell office:value-type="float" office:value="389" calcext:value-type="float">
            <text:p>389</text:p>
          </table:table-cell>
          <table:table-cell office:value-type="float" office:value="533" calcext:value-type="float">
            <text:p>533</text:p>
          </table:table-cell>
          <table:table-cell office:value-type="float" office:value="314" calcext:value-type="float">
            <text:p>314</text:p>
          </table:table-cell>
          <table:table-cell office:value-type="float" office:value="304" calcext:value-type="float">
            <text:p>304</text:p>
          </table:table-cell>
          <table:table-cell office:value-type="float" office:value="656" calcext:value-type="float">
            <text:p>656</text:p>
          </table:table-cell>
          <table:table-cell office:value-type="float" office:value="652" calcext:value-type="float">
            <text:p>652</text:p>
          </table:table-cell>
          <table:table-cell office:value-type="float" office:value="346" calcext:value-type="float">
            <text:p>34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MIN([.B185:.U185])" office:value-type="float" office:value="88" calcext:value-type="float">
            <text:p>88</text:p>
          </table:table-cell>
          <table:table-cell table:formula="of:=MAX([.B185:.U185])"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785" calcext:value-type="float">
            <text:p>785</text:p>
          </table:table-cell>
          <table:table-cell office:value-type="float" office:value="78" calcext:value-type="float">
            <text:p>78</text:p>
          </table:table-cell>
          <table:table-cell office:value-type="float" office:value="408" calcext:value-type="float">
            <text:p>408</text:p>
          </table:table-cell>
          <table:table-cell office:value-type="float" office:value="942" calcext:value-type="float">
            <text:p>942</text:p>
          </table:table-cell>
          <table:table-cell office:value-type="float" office:value="96" calcext:value-type="float">
            <text:p>96</text:p>
          </table:table-cell>
          <table:table-cell office:value-type="float" office:value="378" calcext:value-type="float">
            <text:p>378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480" calcext:value-type="float">
            <text:p>480</text:p>
          </table:table-cell>
          <table:table-cell office:value-type="float" office:value="544" calcext:value-type="float">
            <text:p>544</text:p>
          </table:table-cell>
          <table:table-cell office:value-type="float" office:value="534" calcext:value-type="float">
            <text:p>534</text:p>
          </table:table-cell>
          <table:table-cell office:value-type="float" office:value="926" calcext:value-type="float">
            <text:p>926</text:p>
          </table:table-cell>
          <table:table-cell office:value-type="float" office:value="528" calcext:value-type="float">
            <text:p>528</text:p>
          </table:table-cell>
          <table:table-cell office:value-type="float" office:value="657" calcext:value-type="float">
            <text:p>657</text:p>
          </table:table-cell>
          <table:table-cell office:value-type="float" office:value="566" calcext:value-type="float">
            <text:p>566</text:p>
          </table:table-cell>
          <table:table-cell office:value-type="float" office:value="732" calcext:value-type="float">
            <text:p>732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MIN([.B186:.U186])" office:value-type="float" office:value="78" calcext:value-type="float">
            <text:p>78</text:p>
          </table:table-cell>
          <table:table-cell table:formula="of:=MAX([.B186:.U186])"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900" calcext:value-type="float">
            <text:p>900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848" calcext:value-type="float">
            <text:p>848</text:p>
          </table:table-cell>
          <table:table-cell office:value-type="float" office:value="378" calcext:value-type="float">
            <text:p>378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office:value-type="float" office:value="690" calcext:value-type="float">
            <text:p>690</text:p>
          </table:table-cell>
          <table:table-cell office:value-type="float" office:value="627" calcext:value-type="float">
            <text:p>627</text:p>
          </table:table-cell>
          <table:table-cell office:value-type="float" office:value="890" calcext:value-type="float">
            <text:p>890</text:p>
          </table:table-cell>
          <table:table-cell office:value-type="float" office:value="146" calcext:value-type="float">
            <text:p>146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571" calcext:value-type="float">
            <text:p>571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MIN([.B187:.U187])" office:value-type="float" office:value="60" calcext:value-type="float">
            <text:p>60</text:p>
          </table:table-cell>
          <table:table-cell table:formula="of:=MAX([.B187:.U187])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83" calcext:value-type="float">
            <text:p>783</text:p>
          </table:table-cell>
          <table:table-cell office:value-type="float" office:value="556" calcext:value-type="float">
            <text:p>556</text:p>
          </table:table-cell>
          <table:table-cell office:value-type="float" office:value="392" calcext:value-type="float">
            <text:p>392</text:p>
          </table:table-cell>
          <table:table-cell office:value-type="float" office:value="69" calcext:value-type="float">
            <text:p>69</text:p>
          </table:table-cell>
          <table:table-cell office:value-type="float" office:value="837" calcext:value-type="float">
            <text:p>837</text:p>
          </table:table-cell>
          <table:table-cell office:value-type="float" office:value="209" calcext:value-type="float">
            <text:p>209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787" calcext:value-type="float">
            <text:p>787</text:p>
          </table:table-cell>
          <table:table-cell office:value-type="float" office:value="395" calcext:value-type="float">
            <text:p>395</text:p>
          </table:table-cell>
          <table:table-cell office:value-type="float" office:value="846" calcext:value-type="float">
            <text:p>846</text:p>
          </table:table-cell>
          <table:table-cell office:value-type="float" office:value="194" calcext:value-type="float">
            <text:p>194</text:p>
          </table:table-cell>
          <table:table-cell office:value-type="float" office:value="726" calcext:value-type="float">
            <text:p>726</text:p>
          </table:table-cell>
          <table:table-cell office:value-type="float" office:value="637" calcext:value-type="float">
            <text:p>637</text:p>
          </table:table-cell>
          <table:table-cell office:value-type="float" office:value="102" calcext:value-type="float">
            <text:p>102</text:p>
          </table:table-cell>
          <table:table-cell office:value-type="float" office:value="792" calcext:value-type="float">
            <text:p>792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107" calcext:value-type="float">
            <text:p>107</text:p>
          </table:table-cell>
          <table:table-cell/>
          <table:table-cell table:formula="of:=MIN([.B188:.U188])" office:value-type="float" office:value="69" calcext:value-type="float">
            <text:p>69</text:p>
          </table:table-cell>
          <table:table-cell table:formula="of:=MAX([.B188:.U188])"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59" calcext:value-type="float">
            <text:p>559</text:p>
          </table:table-cell>
          <table:table-cell office:value-type="float" office:value="660" calcext:value-type="float">
            <text:p>660</text:p>
          </table:table-cell>
          <table:table-cell office:value-type="float" office:value="383" calcext:value-type="float">
            <text:p>383</text:p>
          </table:table-cell>
          <table:table-cell office:value-type="float" office:value="923" calcext:value-type="float">
            <text:p>923</text:p>
          </table:table-cell>
          <table:table-cell office:value-type="float" office:value="555" calcext:value-type="float">
            <text:p>555</text:p>
          </table:table-cell>
          <table:table-cell office:value-type="float" office:value="334" calcext:value-type="float">
            <text:p>334</text:p>
          </table:table-cell>
          <table:table-cell office:value-type="float" office:value="704" calcext:value-type="float">
            <text:p>704</text:p>
          </table:table-cell>
          <table:table-cell office:value-type="float" office:value="729" calcext:value-type="float">
            <text:p>729</text:p>
          </table:table-cell>
          <table:table-cell office:value-type="float" office:value="165" calcext:value-type="float">
            <text:p>165</text:p>
          </table:table-cell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601" calcext:value-type="float">
            <text:p>601</text:p>
          </table:table-cell>
          <table:table-cell office:value-type="float" office:value="327" calcext:value-type="float">
            <text:p>327</text:p>
          </table:table-cell>
          <table:table-cell office:value-type="float" office:value="902" calcext:value-type="float">
            <text:p>902</text:p>
          </table:table-cell>
          <table:table-cell office:value-type="float" office:value="231" calcext:value-type="float">
            <text:p>231</text:p>
          </table:table-cell>
          <table:table-cell office:value-type="float" office:value="594" calcext:value-type="float">
            <text:p>594</text:p>
          </table:table-cell>
          <table:table-cell office:value-type="float" office:value="574" calcext:value-type="float">
            <text:p>574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MIN([.B189:.U189])" office:value-type="float" office:value="73" calcext:value-type="float">
            <text:p>73</text:p>
          </table:table-cell>
          <table:table-cell table:formula="of:=MAX([.B189:.U189])"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26" calcext:value-type="float">
            <text:p>926</text:p>
          </table:table-cell>
          <table:table-cell office:value-type="float" office:value="919" calcext:value-type="float">
            <text:p>919</text:p>
          </table:table-cell>
          <table:table-cell office:value-type="float" office:value="657" calcext:value-type="float">
            <text:p>657</text:p>
          </table:table-cell>
          <table:table-cell office:value-type="float" office:value="919" calcext:value-type="float">
            <text:p>91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float" office:value="663" calcext:value-type="float">
            <text:p>663</text:p>
          </table:table-cell>
          <table:table-cell office:value-type="float" office:value="888" calcext:value-type="float">
            <text:p>888</text:p>
          </table:table-cell>
          <table:table-cell office:value-type="float" office:value="285" calcext:value-type="float">
            <text:p>285</text:p>
          </table:table-cell>
          <table:table-cell office:value-type="float" office:value="569" calcext:value-type="float">
            <text:p>569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936" calcext:value-type="float">
            <text:p>936</text:p>
          </table:table-cell>
          <table:table-cell office:value-type="float" office:value="209" calcext:value-type="float">
            <text:p>209</text:p>
          </table:table-cell>
          <table:table-cell office:value-type="float" office:value="537" calcext:value-type="float">
            <text:p>537</text:p>
          </table:table-cell>
          <table:table-cell office:value-type="float" office:value="704" calcext:value-type="float">
            <text:p>70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MIN([.B190:.U190])" office:value-type="float" office:value="64" calcext:value-type="float">
            <text:p>64</text:p>
          </table:table-cell>
          <table:table-cell table:formula="of:=MAX([.B190:.U190])"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41" calcext:value-type="float">
            <text:p>641</text:p>
          </table:table-cell>
          <table:table-cell office:value-type="float" office:value="371" calcext:value-type="float">
            <text:p>371</text:p>
          </table:table-cell>
          <table:table-cell office:value-type="float" office:value="87" calcext:value-type="float">
            <text:p>87</text:p>
          </table:table-cell>
          <table:table-cell office:value-type="float" office:value="860" calcext:value-type="float">
            <text:p>860</text:p>
          </table:table-cell>
          <table:table-cell office:value-type="float" office:value="653" calcext:value-type="float">
            <text:p>653</text:p>
          </table:table-cell>
          <table:table-cell office:value-type="float" office:value="324" calcext:value-type="float">
            <text:p>324</text:p>
          </table:table-cell>
          <table:table-cell office:value-type="float" office:value="811" calcext:value-type="float">
            <text:p>811</text:p>
          </table:table-cell>
          <table:table-cell office:value-type="float" office:value="331" calcext:value-type="float">
            <text:p>331</text:p>
          </table:table-cell>
          <table:table-cell office:value-type="float" office:value="949" calcext:value-type="float">
            <text:p>949</text:p>
          </table:table-cell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878" calcext:value-type="float">
            <text:p>878</text:p>
          </table:table-cell>
          <table:table-cell office:value-type="float" office:value="114" calcext:value-type="float">
            <text:p>114</text:p>
          </table:table-cell>
          <table:table-cell office:value-type="float" office:value="359" calcext:value-type="float">
            <text:p>359</text:p>
          </table:table-cell>
          <table:table-cell office:value-type="float" office:value="524" calcext:value-type="float">
            <text:p>524</text:p>
          </table:table-cell>
          <table:table-cell office:value-type="float" office:value="710" calcext:value-type="float">
            <text:p>710</text:p>
          </table:table-cell>
          <table:table-cell office:value-type="float" office:value="102" calcext:value-type="float">
            <text:p>102</text:p>
          </table:table-cell>
          <table:table-cell office:value-type="float" office:value="532" calcext:value-type="float">
            <text:p>532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MIN([.B191:.U191])" office:value-type="float" office:value="68" calcext:value-type="float">
            <text:p>68</text:p>
          </table:table-cell>
          <table:table-cell table:formula="of:=MAX([.B191:.U191])"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  <table:table-cell office:value-type="float" office:value="308" calcext:value-type="float">
            <text:p>308</text:p>
          </table:table-cell>
          <table:table-cell office:value-type="float" office:value="606" calcext:value-type="float">
            <text:p>606</text:p>
          </table:table-cell>
          <table:table-cell office:value-type="float" office:value="947" calcext:value-type="float">
            <text:p>947</text:p>
          </table:table-cell>
          <table:table-cell office:value-type="float" office:value="692" calcext:value-type="float">
            <text:p>692</text:p>
          </table:table-cell>
          <table:table-cell office:value-type="float" office:value="293" calcext:value-type="float">
            <text:p>293</text:p>
          </table:table-cell>
          <table:table-cell office:value-type="float" office:value="847" calcext:value-type="float">
            <text:p>847</text:p>
          </table:table-cell>
          <table:table-cell office:value-type="float" office:value="688" calcext:value-type="float">
            <text:p>688</text:p>
          </table:table-cell>
          <table:table-cell office:value-type="float" office:value="77" calcext:value-type="float">
            <text:p>77</text:p>
          </table:table-cell>
          <table:table-cell office:value-type="float" office:value="325" calcext:value-type="float">
            <text:p>325</text:p>
          </table:table-cell>
          <table:table-cell office:value-type="float" office:value="659" calcext:value-type="float">
            <text:p>659</text:p>
          </table:table-cell>
          <table:table-cell office:value-type="float" office:value="874" calcext:value-type="float">
            <text:p>874</text:p>
          </table:table-cell>
          <table:table-cell office:value-type="float" office:value="942" calcext:value-type="float">
            <text:p>942</text:p>
          </table:table-cell>
          <table:table-cell office:value-type="float" office:value="285" calcext:value-type="float">
            <text:p>285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MIN([.B192:.U192])" office:value-type="float" office:value="67" calcext:value-type="float">
            <text:p>67</text:p>
          </table:table-cell>
          <table:table-cell table:formula="of:=MAX([.B192:.U192])"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97" calcext:value-type="float">
            <text:p>697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452" calcext:value-type="float">
            <text:p>45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555" calcext:value-type="float">
            <text:p>555</text:p>
          </table:table-cell>
          <table:table-cell office:value-type="float" office:value="427" calcext:value-type="float">
            <text:p>427</text:p>
          </table:table-cell>
          <table:table-cell office:value-type="float" office:value="91" calcext:value-type="float">
            <text:p>91</text:p>
          </table:table-cell>
          <table:table-cell office:value-type="float" office:value="575" calcext:value-type="float">
            <text:p>575</text:p>
          </table:table-cell>
          <table:table-cell office:value-type="float" office:value="253" calcext:value-type="float">
            <text:p>253</text:p>
          </table:table-cell>
          <table:table-cell office:value-type="float" office:value="782" calcext:value-type="float">
            <text:p>782</text:p>
          </table:table-cell>
          <table:table-cell office:value-type="float" office:value="299" calcext:value-type="float">
            <text:p>299</text:p>
          </table:table-cell>
          <table:table-cell office:value-type="float" office:value="93" calcext:value-type="float">
            <text:p>93</text:p>
          </table:table-cell>
          <table:table-cell office:value-type="float" office:value="651" calcext:value-type="float">
            <text:p>651</text:p>
          </table:table-cell>
          <table:table-cell office:value-type="float" office:value="290" calcext:value-type="float">
            <text:p>290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MIN([.B193:.U193])" office:value-type="float" office:value="66" calcext:value-type="float">
            <text:p>66</text:p>
          </table:table-cell>
          <table:table-cell table:formula="of:=MAX([.B193:.U193])"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1" calcext:value-type="float">
            <text:p>211</text:p>
          </table:table-cell>
          <table:table-cell office:value-type="float" office:value="846" calcext:value-type="float">
            <text:p>846</text:p>
          </table:table-cell>
          <table:table-cell office:value-type="float" office:value="169" calcext:value-type="float">
            <text:p>169</text:p>
          </table:table-cell>
          <table:table-cell office:value-type="float" office:value="577" calcext:value-type="float">
            <text:p>577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02" calcext:value-type="float">
            <text:p>602</text:p>
          </table:table-cell>
          <table:table-cell office:value-type="float" office:value="592" calcext:value-type="float">
            <text:p>592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office:value-type="float" office:value="834" calcext:value-type="float">
            <text:p>834</text:p>
          </table:table-cell>
          <table:table-cell office:value-type="float" office:value="159" calcext:value-type="float">
            <text:p>159</text:p>
          </table:table-cell>
          <table:table-cell office:value-type="float" office:value="898" calcext:value-type="float">
            <text:p>898</text:p>
          </table:table-cell>
          <table:table-cell office:value-type="float" office:value="533" calcext:value-type="float">
            <text:p>533</text:p>
          </table:table-cell>
          <table:table-cell office:value-type="float" office:value="299" calcext:value-type="float">
            <text:p>299</text:p>
          </table:table-cell>
          <table:table-cell office:value-type="float" office:value="820" calcext:value-type="float">
            <text:p>820</text:p>
          </table:table-cell>
          <table:table-cell office:value-type="float" office:value="753" calcext:value-type="float">
            <text:p>753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MIN([.B194:.U194])" office:value-type="float" office:value="66" calcext:value-type="float">
            <text:p>66</text:p>
          </table:table-cell>
          <table:table-cell table:formula="of:=MAX([.B194:.U194])"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99" calcext:value-type="float">
            <text:p>599</text:p>
          </table:table-cell>
          <table:table-cell office:value-type="float" office:value="876" calcext:value-type="float">
            <text:p>876</text:p>
          </table:table-cell>
          <table:table-cell office:value-type="float" office:value="351" calcext:value-type="float">
            <text:p>351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508" calcext:value-type="float">
            <text:p>508</text:p>
          </table:table-cell>
          <table:table-cell office:value-type="float" office:value="74" calcext:value-type="float">
            <text:p>74</text:p>
          </table:table-cell>
          <table:table-cell office:value-type="float" office:value="722" calcext:value-type="float">
            <text:p>722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86" calcext:value-type="float">
            <text:p>586</text:p>
          </table:table-cell>
          <table:table-cell office:value-type="float" office:value="136" calcext:value-type="float">
            <text:p>136</text:p>
          </table:table-cell>
          <table:table-cell office:value-type="float" office:value="700" calcext:value-type="float">
            <text:p>700</text:p>
          </table:table-cell>
          <table:table-cell office:value-type="float" office:value="654" calcext:value-type="float">
            <text:p>654</text:p>
          </table:table-cell>
          <table:table-cell office:value-type="float" office:value="111" calcext:value-type="float">
            <text:p>111</text:p>
          </table:table-cell>
          <table:table-cell office:value-type="float" office:value="357" calcext:value-type="float">
            <text:p>357</text:p>
          </table:table-cell>
          <table:table-cell office:value-type="float" office:value="99" calcext:value-type="float">
            <text:p>99</text:p>
          </table:table-cell>
          <table:table-cell/>
          <table:table-cell table:formula="of:=MIN([.B195:.U195])" office:value-type="float" office:value="52" calcext:value-type="float">
            <text:p>52</text:p>
          </table:table-cell>
          <table:table-cell table:formula="of:=MAX([.B195:.U195])"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29" calcext:value-type="float">
            <text:p>929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595" calcext:value-type="float">
            <text:p>595</text:p>
          </table:table-cell>
          <table:table-cell office:value-type="float" office:value="748" calcext:value-type="float">
            <text:p>748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 office:value-type="float" office:value="654" calcext:value-type="float">
            <text:p>654</text:p>
          </table:table-cell>
          <table:table-cell office:value-type="float" office:value="73" calcext:value-type="float">
            <text:p>73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149" calcext:value-type="float">
            <text:p>149</text:p>
          </table:table-cell>
          <table:table-cell office:value-type="float" office:value="473" calcext:value-type="float">
            <text:p>473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office:value-type="float" office:value="230" calcext:value-type="float">
            <text:p>230</text:p>
          </table:table-cell>
          <table:table-cell office:value-type="float" office:value="817" calcext:value-type="float">
            <text:p>81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MIN([.B196:.U196])" office:value-type="float" office:value="59" calcext:value-type="float">
            <text:p>59</text:p>
          </table:table-cell>
          <table:table-cell table:formula="of:=MAX([.B196:.U196])"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784" calcext:value-type="float">
            <text:p>784</text:p>
          </table:table-cell>
          <table:table-cell office:value-type="float" office:value="359" calcext:value-type="float">
            <text:p>359</text:p>
          </table:table-cell>
          <table:table-cell office:value-type="float" office:value="152" calcext:value-type="float">
            <text:p>152</text:p>
          </table:table-cell>
          <table:table-cell office:value-type="float" office:value="273" calcext:value-type="float">
            <text:p>273</text:p>
          </table:table-cell>
          <table:table-cell office:value-type="float" office:value="700" calcext:value-type="float">
            <text:p>700</text:p>
          </table:table-cell>
          <table:table-cell office:value-type="float" office:value="537" calcext:value-type="float">
            <text:p>537</text:p>
          </table:table-cell>
          <table:table-cell office:value-type="float" office:value="812" calcext:value-type="float">
            <text:p>812</text:p>
          </table:table-cell>
          <table:table-cell office:value-type="float" office:value="430" calcext:value-type="float">
            <text:p>430</text:p>
          </table:table-cell>
          <table:table-cell office:value-type="float" office:value="931" calcext:value-type="float">
            <text:p>931</text:p>
          </table:table-cell>
          <table:table-cell office:value-type="float" office:value="374" calcext:value-type="float">
            <text:p>374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871" calcext:value-type="float">
            <text:p>871</text:p>
          </table:table-cell>
          <table:table-cell office:value-type="float" office:value="371" calcext:value-type="float">
            <text:p>371</text:p>
          </table:table-cell>
          <table:table-cell office:value-type="float" office:value="314" calcext:value-type="float">
            <text:p>314</text:p>
          </table:table-cell>
          <table:table-cell office:value-type="float" office:value="342" calcext:value-type="float">
            <text:p>342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MIN([.B197:.U197])" office:value-type="float" office:value="54" calcext:value-type="float">
            <text:p>54</text:p>
          </table:table-cell>
          <table:table-cell table:formula="of:=MAX([.B197:.U197])"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48" calcext:value-type="float">
            <text:p>348</text:p>
          </table:table-cell>
          <table:table-cell office:value-type="float" office:value="278" calcext:value-type="float">
            <text:p>278</text:p>
          </table:table-cell>
          <table:table-cell office:value-type="float" office:value="748" calcext:value-type="float">
            <text:p>748</text:p>
          </table:table-cell>
          <table:table-cell office:value-type="float" office:value="659" calcext:value-type="float">
            <text:p>659</text:p>
          </table:table-cell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office:value-type="float" office:value="788" calcext:value-type="float">
            <text:p>788</text:p>
          </table:table-cell>
          <table:table-cell office:value-type="float" office:value="577" calcext:value-type="float">
            <text:p>577</text:p>
          </table:table-cell>
          <table:table-cell office:value-type="float" office:value="146" calcext:value-type="float">
            <text:p>146</text:p>
          </table:table-cell>
          <table:table-cell office:value-type="float" office:value="930" calcext:value-type="float">
            <text:p>930</text:p>
          </table:table-cell>
          <table:table-cell office:value-type="float" office:value="173" calcext:value-type="float">
            <text:p>173</text:p>
          </table:table-cell>
          <table:table-cell office:value-type="float" office:value="596" calcext:value-type="float">
            <text:p>596</text:p>
          </table:table-cell>
          <table:table-cell office:value-type="float" office:value="820" calcext:value-type="float">
            <text:p>820</text:p>
          </table:table-cell>
          <table:table-cell office:value-type="float" office:value="599" calcext:value-type="float">
            <text:p>599</text:p>
          </table:table-cell>
          <table:table-cell office:value-type="float" office:value="785" calcext:value-type="float">
            <text:p>785</text:p>
          </table:table-cell>
          <table:table-cell office:value-type="float" office:value="224" calcext:value-type="float">
            <text:p>224</text:p>
          </table:table-cell>
          <table:table-cell office:value-type="float" office:value="269" calcext:value-type="float">
            <text:p>269</text:p>
          </table:table-cell>
          <table:table-cell office:value-type="float" office:value="132" calcext:value-type="float">
            <text:p>132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MIN([.B198:.U198])" office:value-type="float" office:value="50" calcext:value-type="float">
            <text:p>50</text:p>
          </table:table-cell>
          <table:table-cell table:formula="of:=MAX([.B198:.U198])" office:value-type="float" office:value="930" calcext:value-type="float">
            <text:p>930</text:p>
          </table:table-cell>
        </table:table-row>
      </table:table>
      <table:table table:name="Sheet2" table:style-name="ta1">
        <table:table-column table:style-name="co4" table:number-columns-repeated="20" table:default-cell-style-name="Default"/>
        <table:table-row table:style-name="ro1" table:number-rows-repeated="8">
          <table:table-cell table:number-columns-repeated="20"/>
        </table:table-row>
        <table:table-row table:style-name="ro1">
          <table:table-cell table:formula="of:=IF(OR([$Sheet1.B9]&lt;25;[$Sheet1.B9]&gt;974);&quot;XXX&quot;;&quot;OK&quot;)" office:value-type="string" office:string-value="OK" calcext:value-type="string">
            <text:p>OK</text:p>
          </table:table-cell>
          <table:table-cell table:formula="of:=IF(OR([$Sheet1.C9]&lt;25;[$Sheet1.C9]&gt;974);&quot;XXX&quot;;&quot;OK&quot;)" office:value-type="string" office:string-value="OK" calcext:value-type="string">
            <text:p>OK</text:p>
          </table:table-cell>
          <table:table-cell table:formula="of:=IF(OR([$Sheet1.D9]&lt;25;[$Sheet1.D9]&gt;974);&quot;XXX&quot;;&quot;OK&quot;)" office:value-type="string" office:string-value="OK" calcext:value-type="string">
            <text:p>OK</text:p>
          </table:table-cell>
          <table:table-cell table:formula="of:=IF(OR([$Sheet1.E9]&lt;25;[$Sheet1.E9]&gt;974);&quot;XXX&quot;;&quot;OK&quot;)" office:value-type="string" office:string-value="OK" calcext:value-type="string">
            <text:p>OK</text:p>
          </table:table-cell>
          <table:table-cell table:formula="of:=IF(OR([$Sheet1.F9]&lt;25;[$Sheet1.F9]&gt;974);&quot;XXX&quot;;&quot;OK&quot;)" office:value-type="string" office:string-value="OK" calcext:value-type="string">
            <text:p>OK</text:p>
          </table:table-cell>
          <table:table-cell table:formula="of:=IF(OR([$Sheet1.G9]&lt;25;[$Sheet1.G9]&gt;974);&quot;XXX&quot;;&quot;OK&quot;)" office:value-type="string" office:string-value="OK" calcext:value-type="string">
            <text:p>OK</text:p>
          </table:table-cell>
          <table:table-cell table:formula="of:=IF(OR([$Sheet1.H9]&lt;25;[$Sheet1.H9]&gt;974);&quot;XXX&quot;;&quot;OK&quot;)" office:value-type="string" office:string-value="OK" calcext:value-type="string">
            <text:p>OK</text:p>
          </table:table-cell>
          <table:table-cell table:formula="of:=IF(OR([$Sheet1.I9]&lt;25;[$Sheet1.I9]&gt;974);&quot;XXX&quot;;&quot;OK&quot;)" office:value-type="string" office:string-value="OK" calcext:value-type="string">
            <text:p>OK</text:p>
          </table:table-cell>
          <table:table-cell table:formula="of:=IF(OR([$Sheet1.J9]&lt;25;[$Sheet1.J9]&gt;974);&quot;XXX&quot;;&quot;OK&quot;)" office:value-type="string" office:string-value="OK" calcext:value-type="string">
            <text:p>OK</text:p>
          </table:table-cell>
          <table:table-cell table:formula="of:=IF(OR([$Sheet1.K9]&lt;25;[$Sheet1.K9]&gt;974);&quot;XXX&quot;;&quot;OK&quot;)" office:value-type="string" office:string-value="OK" calcext:value-type="string">
            <text:p>OK</text:p>
          </table:table-cell>
          <table:table-cell table:formula="of:=IF(OR([$Sheet1.L9]&lt;25;[$Sheet1.L9]&gt;974);&quot;XXX&quot;;&quot;OK&quot;)" office:value-type="string" office:string-value="OK" calcext:value-type="string">
            <text:p>OK</text:p>
          </table:table-cell>
          <table:table-cell table:formula="of:=IF(OR([$Sheet1.M9]&lt;25;[$Sheet1.M9]&gt;974);&quot;XXX&quot;;&quot;OK&quot;)" office:value-type="string" office:string-value="OK" calcext:value-type="string">
            <text:p>OK</text:p>
          </table:table-cell>
          <table:table-cell table:formula="of:=IF(OR([$Sheet1.N9]&lt;25;[$Sheet1.N9]&gt;974);&quot;XXX&quot;;&quot;OK&quot;)" office:value-type="string" office:string-value="OK" calcext:value-type="string">
            <text:p>OK</text:p>
          </table:table-cell>
          <table:table-cell table:formula="of:=IF(OR([$Sheet1.O9]&lt;25;[$Sheet1.O9]&gt;974);&quot;XXX&quot;;&quot;OK&quot;)" office:value-type="string" office:string-value="OK" calcext:value-type="string">
            <text:p>OK</text:p>
          </table:table-cell>
          <table:table-cell table:formula="of:=IF(OR([$Sheet1.P9]&lt;25;[$Sheet1.P9]&gt;974);&quot;XXX&quot;;&quot;OK&quot;)" office:value-type="string" office:string-value="OK" calcext:value-type="string">
            <text:p>OK</text:p>
          </table:table-cell>
          <table:table-cell table:formula="of:=IF(OR([$Sheet1.Q9]&lt;25;[$Sheet1.Q9]&gt;974);&quot;XXX&quot;;&quot;OK&quot;)" office:value-type="string" office:string-value="OK" calcext:value-type="string">
            <text:p>OK</text:p>
          </table:table-cell>
          <table:table-cell table:formula="of:=IF(OR([$Sheet1.R9]&lt;25;[$Sheet1.R9]&gt;974);&quot;XXX&quot;;&quot;OK&quot;)" office:value-type="string" office:string-value="OK" calcext:value-type="string">
            <text:p>OK</text:p>
          </table:table-cell>
          <table:table-cell table:formula="of:=IF(OR([$Sheet1.S9]&lt;25;[$Sheet1.S9]&gt;974);&quot;XXX&quot;;&quot;OK&quot;)" office:value-type="string" office:string-value="OK" calcext:value-type="string">
            <text:p>OK</text:p>
          </table:table-cell>
          <table:table-cell table:formula="of:=IF(OR([$Sheet1.T9]&lt;25;[$Sheet1.T9]&gt;974);&quot;XXX&quot;;&quot;OK&quot;)" office:value-type="string" office:string-value="OK" calcext:value-type="string">
            <text:p>OK</text:p>
          </table:table-cell>
          <table:table-cell table:formula="of:=IF(OR([$Sheet1.U9]&lt;25;[$Sheet1.U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]&lt;25;[$Sheet1.B10]&gt;974);&quot;XXX&quot;;&quot;OK&quot;)" office:value-type="string" office:string-value="OK" calcext:value-type="string">
            <text:p>OK</text:p>
          </table:table-cell>
          <table:table-cell table:formula="of:=IF(OR([$Sheet1.C10]&lt;25;[$Sheet1.C10]&gt;974);&quot;XXX&quot;;&quot;OK&quot;)" office:value-type="string" office:string-value="OK" calcext:value-type="string">
            <text:p>OK</text:p>
          </table:table-cell>
          <table:table-cell table:formula="of:=IF(OR([$Sheet1.D10]&lt;25;[$Sheet1.D10]&gt;974);&quot;XXX&quot;;&quot;OK&quot;)" office:value-type="string" office:string-value="OK" calcext:value-type="string">
            <text:p>OK</text:p>
          </table:table-cell>
          <table:table-cell table:formula="of:=IF(OR([$Sheet1.E10]&lt;25;[$Sheet1.E10]&gt;974);&quot;XXX&quot;;&quot;OK&quot;)" office:value-type="string" office:string-value="OK" calcext:value-type="string">
            <text:p>OK</text:p>
          </table:table-cell>
          <table:table-cell table:formula="of:=IF(OR([$Sheet1.F10]&lt;25;[$Sheet1.F10]&gt;974);&quot;XXX&quot;;&quot;OK&quot;)" office:value-type="string" office:string-value="OK" calcext:value-type="string">
            <text:p>OK</text:p>
          </table:table-cell>
          <table:table-cell table:formula="of:=IF(OR([$Sheet1.G10]&lt;25;[$Sheet1.G10]&gt;974);&quot;XXX&quot;;&quot;OK&quot;)" office:value-type="string" office:string-value="OK" calcext:value-type="string">
            <text:p>OK</text:p>
          </table:table-cell>
          <table:table-cell table:formula="of:=IF(OR([$Sheet1.H10]&lt;25;[$Sheet1.H10]&gt;974);&quot;XXX&quot;;&quot;OK&quot;)" office:value-type="string" office:string-value="OK" calcext:value-type="string">
            <text:p>OK</text:p>
          </table:table-cell>
          <table:table-cell table:formula="of:=IF(OR([$Sheet1.I10]&lt;25;[$Sheet1.I10]&gt;974);&quot;XXX&quot;;&quot;OK&quot;)" office:value-type="string" office:string-value="OK" calcext:value-type="string">
            <text:p>OK</text:p>
          </table:table-cell>
          <table:table-cell table:formula="of:=IF(OR([$Sheet1.J10]&lt;25;[$Sheet1.J10]&gt;974);&quot;XXX&quot;;&quot;OK&quot;)" office:value-type="string" office:string-value="OK" calcext:value-type="string">
            <text:p>OK</text:p>
          </table:table-cell>
          <table:table-cell table:formula="of:=IF(OR([$Sheet1.K10]&lt;25;[$Sheet1.K10]&gt;974);&quot;XXX&quot;;&quot;OK&quot;)" office:value-type="string" office:string-value="OK" calcext:value-type="string">
            <text:p>OK</text:p>
          </table:table-cell>
          <table:table-cell table:formula="of:=IF(OR([$Sheet1.L10]&lt;25;[$Sheet1.L10]&gt;974);&quot;XXX&quot;;&quot;OK&quot;)" office:value-type="string" office:string-value="OK" calcext:value-type="string">
            <text:p>OK</text:p>
          </table:table-cell>
          <table:table-cell table:formula="of:=IF(OR([$Sheet1.M10]&lt;25;[$Sheet1.M10]&gt;974);&quot;XXX&quot;;&quot;OK&quot;)" office:value-type="string" office:string-value="OK" calcext:value-type="string">
            <text:p>OK</text:p>
          </table:table-cell>
          <table:table-cell table:formula="of:=IF(OR([$Sheet1.N10]&lt;25;[$Sheet1.N10]&gt;974);&quot;XXX&quot;;&quot;OK&quot;)" office:value-type="string" office:string-value="OK" calcext:value-type="string">
            <text:p>OK</text:p>
          </table:table-cell>
          <table:table-cell table:formula="of:=IF(OR([$Sheet1.O10]&lt;25;[$Sheet1.O10]&gt;974);&quot;XXX&quot;;&quot;OK&quot;)" office:value-type="string" office:string-value="OK" calcext:value-type="string">
            <text:p>OK</text:p>
          </table:table-cell>
          <table:table-cell table:formula="of:=IF(OR([$Sheet1.P10]&lt;25;[$Sheet1.P10]&gt;974);&quot;XXX&quot;;&quot;OK&quot;)" office:value-type="string" office:string-value="OK" calcext:value-type="string">
            <text:p>OK</text:p>
          </table:table-cell>
          <table:table-cell table:formula="of:=IF(OR([$Sheet1.Q10]&lt;25;[$Sheet1.Q10]&gt;974);&quot;XXX&quot;;&quot;OK&quot;)" office:value-type="string" office:string-value="OK" calcext:value-type="string">
            <text:p>OK</text:p>
          </table:table-cell>
          <table:table-cell table:formula="of:=IF(OR([$Sheet1.R10]&lt;25;[$Sheet1.R10]&gt;974);&quot;XXX&quot;;&quot;OK&quot;)" office:value-type="string" office:string-value="OK" calcext:value-type="string">
            <text:p>OK</text:p>
          </table:table-cell>
          <table:table-cell table:formula="of:=IF(OR([$Sheet1.S10]&lt;25;[$Sheet1.S10]&gt;974);&quot;XXX&quot;;&quot;OK&quot;)" office:value-type="string" office:string-value="OK" calcext:value-type="string">
            <text:p>OK</text:p>
          </table:table-cell>
          <table:table-cell table:formula="of:=IF(OR([$Sheet1.T10]&lt;25;[$Sheet1.T10]&gt;974);&quot;XXX&quot;;&quot;OK&quot;)" office:value-type="string" office:string-value="OK" calcext:value-type="string">
            <text:p>OK</text:p>
          </table:table-cell>
          <table:table-cell table:formula="of:=IF(OR([$Sheet1.U10]&lt;25;[$Sheet1.U1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]&lt;25;[$Sheet1.B11]&gt;974);&quot;XXX&quot;;&quot;OK&quot;)" office:value-type="string" office:string-value="OK" calcext:value-type="string">
            <text:p>OK</text:p>
          </table:table-cell>
          <table:table-cell table:formula="of:=IF(OR([$Sheet1.C11]&lt;25;[$Sheet1.C11]&gt;974);&quot;XXX&quot;;&quot;OK&quot;)" office:value-type="string" office:string-value="OK" calcext:value-type="string">
            <text:p>OK</text:p>
          </table:table-cell>
          <table:table-cell table:formula="of:=IF(OR([$Sheet1.D11]&lt;25;[$Sheet1.D11]&gt;974);&quot;XXX&quot;;&quot;OK&quot;)" office:value-type="string" office:string-value="OK" calcext:value-type="string">
            <text:p>OK</text:p>
          </table:table-cell>
          <table:table-cell table:formula="of:=IF(OR([$Sheet1.E11]&lt;25;[$Sheet1.E11]&gt;974);&quot;XXX&quot;;&quot;OK&quot;)" office:value-type="string" office:string-value="OK" calcext:value-type="string">
            <text:p>OK</text:p>
          </table:table-cell>
          <table:table-cell table:formula="of:=IF(OR([$Sheet1.F11]&lt;25;[$Sheet1.F11]&gt;974);&quot;XXX&quot;;&quot;OK&quot;)" office:value-type="string" office:string-value="OK" calcext:value-type="string">
            <text:p>OK</text:p>
          </table:table-cell>
          <table:table-cell table:formula="of:=IF(OR([$Sheet1.G11]&lt;25;[$Sheet1.G11]&gt;974);&quot;XXX&quot;;&quot;OK&quot;)" office:value-type="string" office:string-value="OK" calcext:value-type="string">
            <text:p>OK</text:p>
          </table:table-cell>
          <table:table-cell table:formula="of:=IF(OR([$Sheet1.H11]&lt;25;[$Sheet1.H11]&gt;974);&quot;XXX&quot;;&quot;OK&quot;)" office:value-type="string" office:string-value="OK" calcext:value-type="string">
            <text:p>OK</text:p>
          </table:table-cell>
          <table:table-cell table:formula="of:=IF(OR([$Sheet1.I11]&lt;25;[$Sheet1.I11]&gt;974);&quot;XXX&quot;;&quot;OK&quot;)" office:value-type="string" office:string-value="OK" calcext:value-type="string">
            <text:p>OK</text:p>
          </table:table-cell>
          <table:table-cell table:formula="of:=IF(OR([$Sheet1.J11]&lt;25;[$Sheet1.J11]&gt;974);&quot;XXX&quot;;&quot;OK&quot;)" office:value-type="string" office:string-value="OK" calcext:value-type="string">
            <text:p>OK</text:p>
          </table:table-cell>
          <table:table-cell table:formula="of:=IF(OR([$Sheet1.K11]&lt;25;[$Sheet1.K11]&gt;974);&quot;XXX&quot;;&quot;OK&quot;)" office:value-type="string" office:string-value="OK" calcext:value-type="string">
            <text:p>OK</text:p>
          </table:table-cell>
          <table:table-cell table:formula="of:=IF(OR([$Sheet1.L11]&lt;25;[$Sheet1.L11]&gt;974);&quot;XXX&quot;;&quot;OK&quot;)" office:value-type="string" office:string-value="OK" calcext:value-type="string">
            <text:p>OK</text:p>
          </table:table-cell>
          <table:table-cell table:formula="of:=IF(OR([$Sheet1.M11]&lt;25;[$Sheet1.M11]&gt;974);&quot;XXX&quot;;&quot;OK&quot;)" office:value-type="string" office:string-value="OK" calcext:value-type="string">
            <text:p>OK</text:p>
          </table:table-cell>
          <table:table-cell table:formula="of:=IF(OR([$Sheet1.N11]&lt;25;[$Sheet1.N11]&gt;974);&quot;XXX&quot;;&quot;OK&quot;)" office:value-type="string" office:string-value="OK" calcext:value-type="string">
            <text:p>OK</text:p>
          </table:table-cell>
          <table:table-cell table:formula="of:=IF(OR([$Sheet1.O11]&lt;25;[$Sheet1.O11]&gt;974);&quot;XXX&quot;;&quot;OK&quot;)" office:value-type="string" office:string-value="OK" calcext:value-type="string">
            <text:p>OK</text:p>
          </table:table-cell>
          <table:table-cell table:formula="of:=IF(OR([$Sheet1.P11]&lt;25;[$Sheet1.P11]&gt;974);&quot;XXX&quot;;&quot;OK&quot;)" office:value-type="string" office:string-value="OK" calcext:value-type="string">
            <text:p>OK</text:p>
          </table:table-cell>
          <table:table-cell table:formula="of:=IF(OR([$Sheet1.Q11]&lt;25;[$Sheet1.Q11]&gt;974);&quot;XXX&quot;;&quot;OK&quot;)" office:value-type="string" office:string-value="OK" calcext:value-type="string">
            <text:p>OK</text:p>
          </table:table-cell>
          <table:table-cell table:formula="of:=IF(OR([$Sheet1.R11]&lt;25;[$Sheet1.R11]&gt;974);&quot;XXX&quot;;&quot;OK&quot;)" office:value-type="string" office:string-value="OK" calcext:value-type="string">
            <text:p>OK</text:p>
          </table:table-cell>
          <table:table-cell table:formula="of:=IF(OR([$Sheet1.S11]&lt;25;[$Sheet1.S11]&gt;974);&quot;XXX&quot;;&quot;OK&quot;)" office:value-type="string" office:string-value="OK" calcext:value-type="string">
            <text:p>OK</text:p>
          </table:table-cell>
          <table:table-cell table:formula="of:=IF(OR([$Sheet1.T11]&lt;25;[$Sheet1.T11]&gt;974);&quot;XXX&quot;;&quot;OK&quot;)" office:value-type="string" office:string-value="OK" calcext:value-type="string">
            <text:p>OK</text:p>
          </table:table-cell>
          <table:table-cell table:formula="of:=IF(OR([$Sheet1.U11]&lt;25;[$Sheet1.U1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]&lt;25;[$Sheet1.B12]&gt;974);&quot;XXX&quot;;&quot;OK&quot;)" office:value-type="string" office:string-value="OK" calcext:value-type="string">
            <text:p>OK</text:p>
          </table:table-cell>
          <table:table-cell table:formula="of:=IF(OR([$Sheet1.C12]&lt;25;[$Sheet1.C12]&gt;974);&quot;XXX&quot;;&quot;OK&quot;)" office:value-type="string" office:string-value="OK" calcext:value-type="string">
            <text:p>OK</text:p>
          </table:table-cell>
          <table:table-cell table:formula="of:=IF(OR([$Sheet1.D12]&lt;25;[$Sheet1.D12]&gt;974);&quot;XXX&quot;;&quot;OK&quot;)" office:value-type="string" office:string-value="OK" calcext:value-type="string">
            <text:p>OK</text:p>
          </table:table-cell>
          <table:table-cell table:formula="of:=IF(OR([$Sheet1.E12]&lt;25;[$Sheet1.E12]&gt;974);&quot;XXX&quot;;&quot;OK&quot;)" office:value-type="string" office:string-value="OK" calcext:value-type="string">
            <text:p>OK</text:p>
          </table:table-cell>
          <table:table-cell table:formula="of:=IF(OR([$Sheet1.F12]&lt;25;[$Sheet1.F12]&gt;974);&quot;XXX&quot;;&quot;OK&quot;)" office:value-type="string" office:string-value="OK" calcext:value-type="string">
            <text:p>OK</text:p>
          </table:table-cell>
          <table:table-cell table:formula="of:=IF(OR([$Sheet1.G12]&lt;25;[$Sheet1.G12]&gt;974);&quot;XXX&quot;;&quot;OK&quot;)" office:value-type="string" office:string-value="OK" calcext:value-type="string">
            <text:p>OK</text:p>
          </table:table-cell>
          <table:table-cell table:formula="of:=IF(OR([$Sheet1.H12]&lt;25;[$Sheet1.H12]&gt;974);&quot;XXX&quot;;&quot;OK&quot;)" office:value-type="string" office:string-value="OK" calcext:value-type="string">
            <text:p>OK</text:p>
          </table:table-cell>
          <table:table-cell table:formula="of:=IF(OR([$Sheet1.I12]&lt;25;[$Sheet1.I12]&gt;974);&quot;XXX&quot;;&quot;OK&quot;)" office:value-type="string" office:string-value="OK" calcext:value-type="string">
            <text:p>OK</text:p>
          </table:table-cell>
          <table:table-cell table:formula="of:=IF(OR([$Sheet1.J12]&lt;25;[$Sheet1.J12]&gt;974);&quot;XXX&quot;;&quot;OK&quot;)" office:value-type="string" office:string-value="OK" calcext:value-type="string">
            <text:p>OK</text:p>
          </table:table-cell>
          <table:table-cell table:formula="of:=IF(OR([$Sheet1.K12]&lt;25;[$Sheet1.K12]&gt;974);&quot;XXX&quot;;&quot;OK&quot;)" office:value-type="string" office:string-value="OK" calcext:value-type="string">
            <text:p>OK</text:p>
          </table:table-cell>
          <table:table-cell table:formula="of:=IF(OR([$Sheet1.L12]&lt;25;[$Sheet1.L12]&gt;974);&quot;XXX&quot;;&quot;OK&quot;)" office:value-type="string" office:string-value="OK" calcext:value-type="string">
            <text:p>OK</text:p>
          </table:table-cell>
          <table:table-cell table:formula="of:=IF(OR([$Sheet1.M12]&lt;25;[$Sheet1.M12]&gt;974);&quot;XXX&quot;;&quot;OK&quot;)" office:value-type="string" office:string-value="OK" calcext:value-type="string">
            <text:p>OK</text:p>
          </table:table-cell>
          <table:table-cell table:formula="of:=IF(OR([$Sheet1.N12]&lt;25;[$Sheet1.N12]&gt;974);&quot;XXX&quot;;&quot;OK&quot;)" office:value-type="string" office:string-value="OK" calcext:value-type="string">
            <text:p>OK</text:p>
          </table:table-cell>
          <table:table-cell table:formula="of:=IF(OR([$Sheet1.O12]&lt;25;[$Sheet1.O12]&gt;974);&quot;XXX&quot;;&quot;OK&quot;)" office:value-type="string" office:string-value="OK" calcext:value-type="string">
            <text:p>OK</text:p>
          </table:table-cell>
          <table:table-cell table:formula="of:=IF(OR([$Sheet1.P12]&lt;25;[$Sheet1.P12]&gt;974);&quot;XXX&quot;;&quot;OK&quot;)" office:value-type="string" office:string-value="OK" calcext:value-type="string">
            <text:p>OK</text:p>
          </table:table-cell>
          <table:table-cell table:formula="of:=IF(OR([$Sheet1.Q12]&lt;25;[$Sheet1.Q12]&gt;974);&quot;XXX&quot;;&quot;OK&quot;)" office:value-type="string" office:string-value="OK" calcext:value-type="string">
            <text:p>OK</text:p>
          </table:table-cell>
          <table:table-cell table:formula="of:=IF(OR([$Sheet1.R12]&lt;25;[$Sheet1.R12]&gt;974);&quot;XXX&quot;;&quot;OK&quot;)" office:value-type="string" office:string-value="OK" calcext:value-type="string">
            <text:p>OK</text:p>
          </table:table-cell>
          <table:table-cell table:formula="of:=IF(OR([$Sheet1.S12]&lt;25;[$Sheet1.S12]&gt;974);&quot;XXX&quot;;&quot;OK&quot;)" office:value-type="string" office:string-value="OK" calcext:value-type="string">
            <text:p>OK</text:p>
          </table:table-cell>
          <table:table-cell table:formula="of:=IF(OR([$Sheet1.T12]&lt;25;[$Sheet1.T12]&gt;974);&quot;XXX&quot;;&quot;OK&quot;)" office:value-type="string" office:string-value="OK" calcext:value-type="string">
            <text:p>OK</text:p>
          </table:table-cell>
          <table:table-cell table:formula="of:=IF(OR([$Sheet1.U12]&lt;25;[$Sheet1.U1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]&lt;25;[$Sheet1.B13]&gt;974);&quot;XXX&quot;;&quot;OK&quot;)" office:value-type="string" office:string-value="OK" calcext:value-type="string">
            <text:p>OK</text:p>
          </table:table-cell>
          <table:table-cell table:formula="of:=IF(OR([$Sheet1.C13]&lt;25;[$Sheet1.C13]&gt;974);&quot;XXX&quot;;&quot;OK&quot;)" office:value-type="string" office:string-value="OK" calcext:value-type="string">
            <text:p>OK</text:p>
          </table:table-cell>
          <table:table-cell table:formula="of:=IF(OR([$Sheet1.D13]&lt;25;[$Sheet1.D13]&gt;974);&quot;XXX&quot;;&quot;OK&quot;)" office:value-type="string" office:string-value="OK" calcext:value-type="string">
            <text:p>OK</text:p>
          </table:table-cell>
          <table:table-cell table:formula="of:=IF(OR([$Sheet1.E13]&lt;25;[$Sheet1.E13]&gt;974);&quot;XXX&quot;;&quot;OK&quot;)" office:value-type="string" office:string-value="OK" calcext:value-type="string">
            <text:p>OK</text:p>
          </table:table-cell>
          <table:table-cell table:formula="of:=IF(OR([$Sheet1.F13]&lt;25;[$Sheet1.F13]&gt;974);&quot;XXX&quot;;&quot;OK&quot;)" office:value-type="string" office:string-value="OK" calcext:value-type="string">
            <text:p>OK</text:p>
          </table:table-cell>
          <table:table-cell table:formula="of:=IF(OR([$Sheet1.G13]&lt;25;[$Sheet1.G13]&gt;974);&quot;XXX&quot;;&quot;OK&quot;)" office:value-type="string" office:string-value="OK" calcext:value-type="string">
            <text:p>OK</text:p>
          </table:table-cell>
          <table:table-cell table:formula="of:=IF(OR([$Sheet1.H13]&lt;25;[$Sheet1.H13]&gt;974);&quot;XXX&quot;;&quot;OK&quot;)" office:value-type="string" office:string-value="OK" calcext:value-type="string">
            <text:p>OK</text:p>
          </table:table-cell>
          <table:table-cell table:formula="of:=IF(OR([$Sheet1.I13]&lt;25;[$Sheet1.I13]&gt;974);&quot;XXX&quot;;&quot;OK&quot;)" office:value-type="string" office:string-value="OK" calcext:value-type="string">
            <text:p>OK</text:p>
          </table:table-cell>
          <table:table-cell table:formula="of:=IF(OR([$Sheet1.J13]&lt;25;[$Sheet1.J13]&gt;974);&quot;XXX&quot;;&quot;OK&quot;)" office:value-type="string" office:string-value="OK" calcext:value-type="string">
            <text:p>OK</text:p>
          </table:table-cell>
          <table:table-cell table:formula="of:=IF(OR([$Sheet1.K13]&lt;25;[$Sheet1.K13]&gt;974);&quot;XXX&quot;;&quot;OK&quot;)" office:value-type="string" office:string-value="OK" calcext:value-type="string">
            <text:p>OK</text:p>
          </table:table-cell>
          <table:table-cell table:formula="of:=IF(OR([$Sheet1.L13]&lt;25;[$Sheet1.L13]&gt;974);&quot;XXX&quot;;&quot;OK&quot;)" office:value-type="string" office:string-value="OK" calcext:value-type="string">
            <text:p>OK</text:p>
          </table:table-cell>
          <table:table-cell table:formula="of:=IF(OR([$Sheet1.M13]&lt;25;[$Sheet1.M13]&gt;974);&quot;XXX&quot;;&quot;OK&quot;)" office:value-type="string" office:string-value="OK" calcext:value-type="string">
            <text:p>OK</text:p>
          </table:table-cell>
          <table:table-cell table:formula="of:=IF(OR([$Sheet1.N13]&lt;25;[$Sheet1.N13]&gt;974);&quot;XXX&quot;;&quot;OK&quot;)" office:value-type="string" office:string-value="OK" calcext:value-type="string">
            <text:p>OK</text:p>
          </table:table-cell>
          <table:table-cell table:formula="of:=IF(OR([$Sheet1.O13]&lt;25;[$Sheet1.O13]&gt;974);&quot;XXX&quot;;&quot;OK&quot;)" office:value-type="string" office:string-value="OK" calcext:value-type="string">
            <text:p>OK</text:p>
          </table:table-cell>
          <table:table-cell table:formula="of:=IF(OR([$Sheet1.P13]&lt;25;[$Sheet1.P13]&gt;974);&quot;XXX&quot;;&quot;OK&quot;)" office:value-type="string" office:string-value="OK" calcext:value-type="string">
            <text:p>OK</text:p>
          </table:table-cell>
          <table:table-cell table:formula="of:=IF(OR([$Sheet1.Q13]&lt;25;[$Sheet1.Q13]&gt;974);&quot;XXX&quot;;&quot;OK&quot;)" office:value-type="string" office:string-value="OK" calcext:value-type="string">
            <text:p>OK</text:p>
          </table:table-cell>
          <table:table-cell table:formula="of:=IF(OR([$Sheet1.R13]&lt;25;[$Sheet1.R13]&gt;974);&quot;XXX&quot;;&quot;OK&quot;)" office:value-type="string" office:string-value="OK" calcext:value-type="string">
            <text:p>OK</text:p>
          </table:table-cell>
          <table:table-cell table:formula="of:=IF(OR([$Sheet1.S13]&lt;25;[$Sheet1.S13]&gt;974);&quot;XXX&quot;;&quot;OK&quot;)" office:value-type="string" office:string-value="OK" calcext:value-type="string">
            <text:p>OK</text:p>
          </table:table-cell>
          <table:table-cell table:formula="of:=IF(OR([$Sheet1.T13]&lt;25;[$Sheet1.T13]&gt;974);&quot;XXX&quot;;&quot;OK&quot;)" office:value-type="string" office:string-value="OK" calcext:value-type="string">
            <text:p>OK</text:p>
          </table:table-cell>
          <table:table-cell table:formula="of:=IF(OR([$Sheet1.U13]&lt;25;[$Sheet1.U1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]&lt;25;[$Sheet1.B14]&gt;974);&quot;XXX&quot;;&quot;OK&quot;)" office:value-type="string" office:string-value="OK" calcext:value-type="string">
            <text:p>OK</text:p>
          </table:table-cell>
          <table:table-cell table:formula="of:=IF(OR([$Sheet1.C14]&lt;25;[$Sheet1.C14]&gt;974);&quot;XXX&quot;;&quot;OK&quot;)" office:value-type="string" office:string-value="OK" calcext:value-type="string">
            <text:p>OK</text:p>
          </table:table-cell>
          <table:table-cell table:formula="of:=IF(OR([$Sheet1.D14]&lt;25;[$Sheet1.D14]&gt;974);&quot;XXX&quot;;&quot;OK&quot;)" office:value-type="string" office:string-value="OK" calcext:value-type="string">
            <text:p>OK</text:p>
          </table:table-cell>
          <table:table-cell table:formula="of:=IF(OR([$Sheet1.E14]&lt;25;[$Sheet1.E14]&gt;974);&quot;XXX&quot;;&quot;OK&quot;)" office:value-type="string" office:string-value="OK" calcext:value-type="string">
            <text:p>OK</text:p>
          </table:table-cell>
          <table:table-cell table:formula="of:=IF(OR([$Sheet1.F14]&lt;25;[$Sheet1.F14]&gt;974);&quot;XXX&quot;;&quot;OK&quot;)" office:value-type="string" office:string-value="OK" calcext:value-type="string">
            <text:p>OK</text:p>
          </table:table-cell>
          <table:table-cell table:formula="of:=IF(OR([$Sheet1.G14]&lt;25;[$Sheet1.G14]&gt;974);&quot;XXX&quot;;&quot;OK&quot;)" office:value-type="string" office:string-value="OK" calcext:value-type="string">
            <text:p>OK</text:p>
          </table:table-cell>
          <table:table-cell table:formula="of:=IF(OR([$Sheet1.H14]&lt;25;[$Sheet1.H14]&gt;974);&quot;XXX&quot;;&quot;OK&quot;)" office:value-type="string" office:string-value="OK" calcext:value-type="string">
            <text:p>OK</text:p>
          </table:table-cell>
          <table:table-cell table:formula="of:=IF(OR([$Sheet1.I14]&lt;25;[$Sheet1.I14]&gt;974);&quot;XXX&quot;;&quot;OK&quot;)" office:value-type="string" office:string-value="OK" calcext:value-type="string">
            <text:p>OK</text:p>
          </table:table-cell>
          <table:table-cell table:formula="of:=IF(OR([$Sheet1.J14]&lt;25;[$Sheet1.J14]&gt;974);&quot;XXX&quot;;&quot;OK&quot;)" office:value-type="string" office:string-value="OK" calcext:value-type="string">
            <text:p>OK</text:p>
          </table:table-cell>
          <table:table-cell table:formula="of:=IF(OR([$Sheet1.K14]&lt;25;[$Sheet1.K14]&gt;974);&quot;XXX&quot;;&quot;OK&quot;)" office:value-type="string" office:string-value="OK" calcext:value-type="string">
            <text:p>OK</text:p>
          </table:table-cell>
          <table:table-cell table:formula="of:=IF(OR([$Sheet1.L14]&lt;25;[$Sheet1.L14]&gt;974);&quot;XXX&quot;;&quot;OK&quot;)" office:value-type="string" office:string-value="OK" calcext:value-type="string">
            <text:p>OK</text:p>
          </table:table-cell>
          <table:table-cell table:formula="of:=IF(OR([$Sheet1.M14]&lt;25;[$Sheet1.M14]&gt;974);&quot;XXX&quot;;&quot;OK&quot;)" office:value-type="string" office:string-value="OK" calcext:value-type="string">
            <text:p>OK</text:p>
          </table:table-cell>
          <table:table-cell table:formula="of:=IF(OR([$Sheet1.N14]&lt;25;[$Sheet1.N14]&gt;974);&quot;XXX&quot;;&quot;OK&quot;)" office:value-type="string" office:string-value="OK" calcext:value-type="string">
            <text:p>OK</text:p>
          </table:table-cell>
          <table:table-cell table:formula="of:=IF(OR([$Sheet1.O14]&lt;25;[$Sheet1.O14]&gt;974);&quot;XXX&quot;;&quot;OK&quot;)" office:value-type="string" office:string-value="OK" calcext:value-type="string">
            <text:p>OK</text:p>
          </table:table-cell>
          <table:table-cell table:formula="of:=IF(OR([$Sheet1.P14]&lt;25;[$Sheet1.P14]&gt;974);&quot;XXX&quot;;&quot;OK&quot;)" office:value-type="string" office:string-value="OK" calcext:value-type="string">
            <text:p>OK</text:p>
          </table:table-cell>
          <table:table-cell table:formula="of:=IF(OR([$Sheet1.Q14]&lt;25;[$Sheet1.Q14]&gt;974);&quot;XXX&quot;;&quot;OK&quot;)" office:value-type="string" office:string-value="OK" calcext:value-type="string">
            <text:p>OK</text:p>
          </table:table-cell>
          <table:table-cell table:formula="of:=IF(OR([$Sheet1.R14]&lt;25;[$Sheet1.R14]&gt;974);&quot;XXX&quot;;&quot;OK&quot;)" office:value-type="string" office:string-value="OK" calcext:value-type="string">
            <text:p>OK</text:p>
          </table:table-cell>
          <table:table-cell table:formula="of:=IF(OR([$Sheet1.S14]&lt;25;[$Sheet1.S14]&gt;974);&quot;XXX&quot;;&quot;OK&quot;)" office:value-type="string" office:string-value="OK" calcext:value-type="string">
            <text:p>OK</text:p>
          </table:table-cell>
          <table:table-cell table:formula="of:=IF(OR([$Sheet1.T14]&lt;25;[$Sheet1.T14]&gt;974);&quot;XXX&quot;;&quot;OK&quot;)" office:value-type="string" office:string-value="OK" calcext:value-type="string">
            <text:p>OK</text:p>
          </table:table-cell>
          <table:table-cell table:formula="of:=IF(OR([$Sheet1.U14]&lt;25;[$Sheet1.U1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]&lt;25;[$Sheet1.B15]&gt;974);&quot;XXX&quot;;&quot;OK&quot;)" office:value-type="string" office:string-value="OK" calcext:value-type="string">
            <text:p>OK</text:p>
          </table:table-cell>
          <table:table-cell table:formula="of:=IF(OR([$Sheet1.C15]&lt;25;[$Sheet1.C15]&gt;974);&quot;XXX&quot;;&quot;OK&quot;)" office:value-type="string" office:string-value="OK" calcext:value-type="string">
            <text:p>OK</text:p>
          </table:table-cell>
          <table:table-cell table:formula="of:=IF(OR([$Sheet1.D15]&lt;25;[$Sheet1.D15]&gt;974);&quot;XXX&quot;;&quot;OK&quot;)" office:value-type="string" office:string-value="OK" calcext:value-type="string">
            <text:p>OK</text:p>
          </table:table-cell>
          <table:table-cell table:formula="of:=IF(OR([$Sheet1.E15]&lt;25;[$Sheet1.E15]&gt;974);&quot;XXX&quot;;&quot;OK&quot;)" office:value-type="string" office:string-value="OK" calcext:value-type="string">
            <text:p>OK</text:p>
          </table:table-cell>
          <table:table-cell table:formula="of:=IF(OR([$Sheet1.F15]&lt;25;[$Sheet1.F15]&gt;974);&quot;XXX&quot;;&quot;OK&quot;)" office:value-type="string" office:string-value="OK" calcext:value-type="string">
            <text:p>OK</text:p>
          </table:table-cell>
          <table:table-cell table:formula="of:=IF(OR([$Sheet1.G15]&lt;25;[$Sheet1.G15]&gt;974);&quot;XXX&quot;;&quot;OK&quot;)" office:value-type="string" office:string-value="OK" calcext:value-type="string">
            <text:p>OK</text:p>
          </table:table-cell>
          <table:table-cell table:formula="of:=IF(OR([$Sheet1.H15]&lt;25;[$Sheet1.H15]&gt;974);&quot;XXX&quot;;&quot;OK&quot;)" office:value-type="string" office:string-value="OK" calcext:value-type="string">
            <text:p>OK</text:p>
          </table:table-cell>
          <table:table-cell table:formula="of:=IF(OR([$Sheet1.I15]&lt;25;[$Sheet1.I15]&gt;974);&quot;XXX&quot;;&quot;OK&quot;)" office:value-type="string" office:string-value="OK" calcext:value-type="string">
            <text:p>OK</text:p>
          </table:table-cell>
          <table:table-cell table:formula="of:=IF(OR([$Sheet1.J15]&lt;25;[$Sheet1.J15]&gt;974);&quot;XXX&quot;;&quot;OK&quot;)" office:value-type="string" office:string-value="OK" calcext:value-type="string">
            <text:p>OK</text:p>
          </table:table-cell>
          <table:table-cell table:formula="of:=IF(OR([$Sheet1.K15]&lt;25;[$Sheet1.K15]&gt;974);&quot;XXX&quot;;&quot;OK&quot;)" office:value-type="string" office:string-value="OK" calcext:value-type="string">
            <text:p>OK</text:p>
          </table:table-cell>
          <table:table-cell table:formula="of:=IF(OR([$Sheet1.L15]&lt;25;[$Sheet1.L15]&gt;974);&quot;XXX&quot;;&quot;OK&quot;)" office:value-type="string" office:string-value="OK" calcext:value-type="string">
            <text:p>OK</text:p>
          </table:table-cell>
          <table:table-cell table:formula="of:=IF(OR([$Sheet1.M15]&lt;25;[$Sheet1.M15]&gt;974);&quot;XXX&quot;;&quot;OK&quot;)" office:value-type="string" office:string-value="OK" calcext:value-type="string">
            <text:p>OK</text:p>
          </table:table-cell>
          <table:table-cell table:formula="of:=IF(OR([$Sheet1.N15]&lt;25;[$Sheet1.N15]&gt;974);&quot;XXX&quot;;&quot;OK&quot;)" office:value-type="string" office:string-value="OK" calcext:value-type="string">
            <text:p>OK</text:p>
          </table:table-cell>
          <table:table-cell table:formula="of:=IF(OR([$Sheet1.O15]&lt;25;[$Sheet1.O15]&gt;974);&quot;XXX&quot;;&quot;OK&quot;)" office:value-type="string" office:string-value="OK" calcext:value-type="string">
            <text:p>OK</text:p>
          </table:table-cell>
          <table:table-cell table:formula="of:=IF(OR([$Sheet1.P15]&lt;25;[$Sheet1.P15]&gt;974);&quot;XXX&quot;;&quot;OK&quot;)" office:value-type="string" office:string-value="OK" calcext:value-type="string">
            <text:p>OK</text:p>
          </table:table-cell>
          <table:table-cell table:formula="of:=IF(OR([$Sheet1.Q15]&lt;25;[$Sheet1.Q15]&gt;974);&quot;XXX&quot;;&quot;OK&quot;)" office:value-type="string" office:string-value="OK" calcext:value-type="string">
            <text:p>OK</text:p>
          </table:table-cell>
          <table:table-cell table:formula="of:=IF(OR([$Sheet1.R15]&lt;25;[$Sheet1.R15]&gt;974);&quot;XXX&quot;;&quot;OK&quot;)" office:value-type="string" office:string-value="OK" calcext:value-type="string">
            <text:p>OK</text:p>
          </table:table-cell>
          <table:table-cell table:formula="of:=IF(OR([$Sheet1.S15]&lt;25;[$Sheet1.S15]&gt;974);&quot;XXX&quot;;&quot;OK&quot;)" office:value-type="string" office:string-value="OK" calcext:value-type="string">
            <text:p>OK</text:p>
          </table:table-cell>
          <table:table-cell table:formula="of:=IF(OR([$Sheet1.T15]&lt;25;[$Sheet1.T15]&gt;974);&quot;XXX&quot;;&quot;OK&quot;)" office:value-type="string" office:string-value="OK" calcext:value-type="string">
            <text:p>OK</text:p>
          </table:table-cell>
          <table:table-cell table:formula="of:=IF(OR([$Sheet1.U15]&lt;25;[$Sheet1.U1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]&lt;25;[$Sheet1.B16]&gt;974);&quot;XXX&quot;;&quot;OK&quot;)" office:value-type="string" office:string-value="OK" calcext:value-type="string">
            <text:p>OK</text:p>
          </table:table-cell>
          <table:table-cell table:formula="of:=IF(OR([$Sheet1.C16]&lt;25;[$Sheet1.C16]&gt;974);&quot;XXX&quot;;&quot;OK&quot;)" office:value-type="string" office:string-value="OK" calcext:value-type="string">
            <text:p>OK</text:p>
          </table:table-cell>
          <table:table-cell table:formula="of:=IF(OR([$Sheet1.D16]&lt;25;[$Sheet1.D16]&gt;974);&quot;XXX&quot;;&quot;OK&quot;)" office:value-type="string" office:string-value="OK" calcext:value-type="string">
            <text:p>OK</text:p>
          </table:table-cell>
          <table:table-cell table:formula="of:=IF(OR([$Sheet1.E16]&lt;25;[$Sheet1.E16]&gt;974);&quot;XXX&quot;;&quot;OK&quot;)" office:value-type="string" office:string-value="OK" calcext:value-type="string">
            <text:p>OK</text:p>
          </table:table-cell>
          <table:table-cell table:formula="of:=IF(OR([$Sheet1.F16]&lt;25;[$Sheet1.F16]&gt;974);&quot;XXX&quot;;&quot;OK&quot;)" office:value-type="string" office:string-value="OK" calcext:value-type="string">
            <text:p>OK</text:p>
          </table:table-cell>
          <table:table-cell table:formula="of:=IF(OR([$Sheet1.G16]&lt;25;[$Sheet1.G16]&gt;974);&quot;XXX&quot;;&quot;OK&quot;)" office:value-type="string" office:string-value="OK" calcext:value-type="string">
            <text:p>OK</text:p>
          </table:table-cell>
          <table:table-cell table:formula="of:=IF(OR([$Sheet1.H16]&lt;25;[$Sheet1.H16]&gt;974);&quot;XXX&quot;;&quot;OK&quot;)" office:value-type="string" office:string-value="OK" calcext:value-type="string">
            <text:p>OK</text:p>
          </table:table-cell>
          <table:table-cell table:formula="of:=IF(OR([$Sheet1.I16]&lt;25;[$Sheet1.I16]&gt;974);&quot;XXX&quot;;&quot;OK&quot;)" office:value-type="string" office:string-value="OK" calcext:value-type="string">
            <text:p>OK</text:p>
          </table:table-cell>
          <table:table-cell table:formula="of:=IF(OR([$Sheet1.J16]&lt;25;[$Sheet1.J16]&gt;974);&quot;XXX&quot;;&quot;OK&quot;)" office:value-type="string" office:string-value="OK" calcext:value-type="string">
            <text:p>OK</text:p>
          </table:table-cell>
          <table:table-cell table:formula="of:=IF(OR([$Sheet1.K16]&lt;25;[$Sheet1.K16]&gt;974);&quot;XXX&quot;;&quot;OK&quot;)" office:value-type="string" office:string-value="OK" calcext:value-type="string">
            <text:p>OK</text:p>
          </table:table-cell>
          <table:table-cell table:formula="of:=IF(OR([$Sheet1.L16]&lt;25;[$Sheet1.L16]&gt;974);&quot;XXX&quot;;&quot;OK&quot;)" office:value-type="string" office:string-value="OK" calcext:value-type="string">
            <text:p>OK</text:p>
          </table:table-cell>
          <table:table-cell table:formula="of:=IF(OR([$Sheet1.M16]&lt;25;[$Sheet1.M16]&gt;974);&quot;XXX&quot;;&quot;OK&quot;)" office:value-type="string" office:string-value="OK" calcext:value-type="string">
            <text:p>OK</text:p>
          </table:table-cell>
          <table:table-cell table:formula="of:=IF(OR([$Sheet1.N16]&lt;25;[$Sheet1.N16]&gt;974);&quot;XXX&quot;;&quot;OK&quot;)" office:value-type="string" office:string-value="OK" calcext:value-type="string">
            <text:p>OK</text:p>
          </table:table-cell>
          <table:table-cell table:formula="of:=IF(OR([$Sheet1.O16]&lt;25;[$Sheet1.O16]&gt;974);&quot;XXX&quot;;&quot;OK&quot;)" office:value-type="string" office:string-value="OK" calcext:value-type="string">
            <text:p>OK</text:p>
          </table:table-cell>
          <table:table-cell table:formula="of:=IF(OR([$Sheet1.P16]&lt;25;[$Sheet1.P16]&gt;974);&quot;XXX&quot;;&quot;OK&quot;)" office:value-type="string" office:string-value="OK" calcext:value-type="string">
            <text:p>OK</text:p>
          </table:table-cell>
          <table:table-cell table:formula="of:=IF(OR([$Sheet1.Q16]&lt;25;[$Sheet1.Q16]&gt;974);&quot;XXX&quot;;&quot;OK&quot;)" office:value-type="string" office:string-value="OK" calcext:value-type="string">
            <text:p>OK</text:p>
          </table:table-cell>
          <table:table-cell table:formula="of:=IF(OR([$Sheet1.R16]&lt;25;[$Sheet1.R16]&gt;974);&quot;XXX&quot;;&quot;OK&quot;)" office:value-type="string" office:string-value="OK" calcext:value-type="string">
            <text:p>OK</text:p>
          </table:table-cell>
          <table:table-cell table:formula="of:=IF(OR([$Sheet1.S16]&lt;25;[$Sheet1.S16]&gt;974);&quot;XXX&quot;;&quot;OK&quot;)" office:value-type="string" office:string-value="OK" calcext:value-type="string">
            <text:p>OK</text:p>
          </table:table-cell>
          <table:table-cell table:formula="of:=IF(OR([$Sheet1.T16]&lt;25;[$Sheet1.T16]&gt;974);&quot;XXX&quot;;&quot;OK&quot;)" office:value-type="string" office:string-value="OK" calcext:value-type="string">
            <text:p>OK</text:p>
          </table:table-cell>
          <table:table-cell table:formula="of:=IF(OR([$Sheet1.U16]&lt;25;[$Sheet1.U1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]&lt;25;[$Sheet1.B17]&gt;974);&quot;XXX&quot;;&quot;OK&quot;)" office:value-type="string" office:string-value="OK" calcext:value-type="string">
            <text:p>OK</text:p>
          </table:table-cell>
          <table:table-cell table:formula="of:=IF(OR([$Sheet1.C17]&lt;25;[$Sheet1.C17]&gt;974);&quot;XXX&quot;;&quot;OK&quot;)" office:value-type="string" office:string-value="OK" calcext:value-type="string">
            <text:p>OK</text:p>
          </table:table-cell>
          <table:table-cell table:formula="of:=IF(OR([$Sheet1.D17]&lt;25;[$Sheet1.D17]&gt;974);&quot;XXX&quot;;&quot;OK&quot;)" office:value-type="string" office:string-value="OK" calcext:value-type="string">
            <text:p>OK</text:p>
          </table:table-cell>
          <table:table-cell table:formula="of:=IF(OR([$Sheet1.E17]&lt;25;[$Sheet1.E17]&gt;974);&quot;XXX&quot;;&quot;OK&quot;)" office:value-type="string" office:string-value="OK" calcext:value-type="string">
            <text:p>OK</text:p>
          </table:table-cell>
          <table:table-cell table:formula="of:=IF(OR([$Sheet1.F17]&lt;25;[$Sheet1.F17]&gt;974);&quot;XXX&quot;;&quot;OK&quot;)" office:value-type="string" office:string-value="OK" calcext:value-type="string">
            <text:p>OK</text:p>
          </table:table-cell>
          <table:table-cell table:formula="of:=IF(OR([$Sheet1.G17]&lt;25;[$Sheet1.G17]&gt;974);&quot;XXX&quot;;&quot;OK&quot;)" office:value-type="string" office:string-value="OK" calcext:value-type="string">
            <text:p>OK</text:p>
          </table:table-cell>
          <table:table-cell table:formula="of:=IF(OR([$Sheet1.H17]&lt;25;[$Sheet1.H17]&gt;974);&quot;XXX&quot;;&quot;OK&quot;)" office:value-type="string" office:string-value="OK" calcext:value-type="string">
            <text:p>OK</text:p>
          </table:table-cell>
          <table:table-cell table:formula="of:=IF(OR([$Sheet1.I17]&lt;25;[$Sheet1.I17]&gt;974);&quot;XXX&quot;;&quot;OK&quot;)" office:value-type="string" office:string-value="OK" calcext:value-type="string">
            <text:p>OK</text:p>
          </table:table-cell>
          <table:table-cell table:formula="of:=IF(OR([$Sheet1.J17]&lt;25;[$Sheet1.J17]&gt;974);&quot;XXX&quot;;&quot;OK&quot;)" office:value-type="string" office:string-value="OK" calcext:value-type="string">
            <text:p>OK</text:p>
          </table:table-cell>
          <table:table-cell table:formula="of:=IF(OR([$Sheet1.K17]&lt;25;[$Sheet1.K17]&gt;974);&quot;XXX&quot;;&quot;OK&quot;)" office:value-type="string" office:string-value="OK" calcext:value-type="string">
            <text:p>OK</text:p>
          </table:table-cell>
          <table:table-cell table:formula="of:=IF(OR([$Sheet1.L17]&lt;25;[$Sheet1.L17]&gt;974);&quot;XXX&quot;;&quot;OK&quot;)" office:value-type="string" office:string-value="OK" calcext:value-type="string">
            <text:p>OK</text:p>
          </table:table-cell>
          <table:table-cell table:formula="of:=IF(OR([$Sheet1.M17]&lt;25;[$Sheet1.M17]&gt;974);&quot;XXX&quot;;&quot;OK&quot;)" office:value-type="string" office:string-value="OK" calcext:value-type="string">
            <text:p>OK</text:p>
          </table:table-cell>
          <table:table-cell table:formula="of:=IF(OR([$Sheet1.N17]&lt;25;[$Sheet1.N17]&gt;974);&quot;XXX&quot;;&quot;OK&quot;)" office:value-type="string" office:string-value="OK" calcext:value-type="string">
            <text:p>OK</text:p>
          </table:table-cell>
          <table:table-cell table:formula="of:=IF(OR([$Sheet1.O17]&lt;25;[$Sheet1.O17]&gt;974);&quot;XXX&quot;;&quot;OK&quot;)" office:value-type="string" office:string-value="OK" calcext:value-type="string">
            <text:p>OK</text:p>
          </table:table-cell>
          <table:table-cell table:formula="of:=IF(OR([$Sheet1.P17]&lt;25;[$Sheet1.P17]&gt;974);&quot;XXX&quot;;&quot;OK&quot;)" office:value-type="string" office:string-value="OK" calcext:value-type="string">
            <text:p>OK</text:p>
          </table:table-cell>
          <table:table-cell table:formula="of:=IF(OR([$Sheet1.Q17]&lt;25;[$Sheet1.Q17]&gt;974);&quot;XXX&quot;;&quot;OK&quot;)" office:value-type="string" office:string-value="OK" calcext:value-type="string">
            <text:p>OK</text:p>
          </table:table-cell>
          <table:table-cell table:formula="of:=IF(OR([$Sheet1.R17]&lt;25;[$Sheet1.R17]&gt;974);&quot;XXX&quot;;&quot;OK&quot;)" office:value-type="string" office:string-value="OK" calcext:value-type="string">
            <text:p>OK</text:p>
          </table:table-cell>
          <table:table-cell table:formula="of:=IF(OR([$Sheet1.S17]&lt;25;[$Sheet1.S17]&gt;974);&quot;XXX&quot;;&quot;OK&quot;)" office:value-type="string" office:string-value="OK" calcext:value-type="string">
            <text:p>OK</text:p>
          </table:table-cell>
          <table:table-cell table:formula="of:=IF(OR([$Sheet1.T17]&lt;25;[$Sheet1.T17]&gt;974);&quot;XXX&quot;;&quot;OK&quot;)" office:value-type="string" office:string-value="OK" calcext:value-type="string">
            <text:p>OK</text:p>
          </table:table-cell>
          <table:table-cell table:formula="of:=IF(OR([$Sheet1.U17]&lt;25;[$Sheet1.U1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]&lt;25;[$Sheet1.B18]&gt;974);&quot;XXX&quot;;&quot;OK&quot;)" office:value-type="string" office:string-value="OK" calcext:value-type="string">
            <text:p>OK</text:p>
          </table:table-cell>
          <table:table-cell table:formula="of:=IF(OR([$Sheet1.C18]&lt;25;[$Sheet1.C18]&gt;974);&quot;XXX&quot;;&quot;OK&quot;)" office:value-type="string" office:string-value="OK" calcext:value-type="string">
            <text:p>OK</text:p>
          </table:table-cell>
          <table:table-cell table:formula="of:=IF(OR([$Sheet1.D18]&lt;25;[$Sheet1.D18]&gt;974);&quot;XXX&quot;;&quot;OK&quot;)" office:value-type="string" office:string-value="OK" calcext:value-type="string">
            <text:p>OK</text:p>
          </table:table-cell>
          <table:table-cell table:formula="of:=IF(OR([$Sheet1.E18]&lt;25;[$Sheet1.E18]&gt;974);&quot;XXX&quot;;&quot;OK&quot;)" office:value-type="string" office:string-value="OK" calcext:value-type="string">
            <text:p>OK</text:p>
          </table:table-cell>
          <table:table-cell table:formula="of:=IF(OR([$Sheet1.F18]&lt;25;[$Sheet1.F18]&gt;974);&quot;XXX&quot;;&quot;OK&quot;)" office:value-type="string" office:string-value="OK" calcext:value-type="string">
            <text:p>OK</text:p>
          </table:table-cell>
          <table:table-cell table:formula="of:=IF(OR([$Sheet1.G18]&lt;25;[$Sheet1.G18]&gt;974);&quot;XXX&quot;;&quot;OK&quot;)" office:value-type="string" office:string-value="OK" calcext:value-type="string">
            <text:p>OK</text:p>
          </table:table-cell>
          <table:table-cell table:formula="of:=IF(OR([$Sheet1.H18]&lt;25;[$Sheet1.H18]&gt;974);&quot;XXX&quot;;&quot;OK&quot;)" office:value-type="string" office:string-value="OK" calcext:value-type="string">
            <text:p>OK</text:p>
          </table:table-cell>
          <table:table-cell table:formula="of:=IF(OR([$Sheet1.I18]&lt;25;[$Sheet1.I18]&gt;974);&quot;XXX&quot;;&quot;OK&quot;)" office:value-type="string" office:string-value="OK" calcext:value-type="string">
            <text:p>OK</text:p>
          </table:table-cell>
          <table:table-cell table:formula="of:=IF(OR([$Sheet1.J18]&lt;25;[$Sheet1.J18]&gt;974);&quot;XXX&quot;;&quot;OK&quot;)" office:value-type="string" office:string-value="OK" calcext:value-type="string">
            <text:p>OK</text:p>
          </table:table-cell>
          <table:table-cell table:formula="of:=IF(OR([$Sheet1.K18]&lt;25;[$Sheet1.K18]&gt;974);&quot;XXX&quot;;&quot;OK&quot;)" office:value-type="string" office:string-value="OK" calcext:value-type="string">
            <text:p>OK</text:p>
          </table:table-cell>
          <table:table-cell table:formula="of:=IF(OR([$Sheet1.L18]&lt;25;[$Sheet1.L18]&gt;974);&quot;XXX&quot;;&quot;OK&quot;)" office:value-type="string" office:string-value="OK" calcext:value-type="string">
            <text:p>OK</text:p>
          </table:table-cell>
          <table:table-cell table:formula="of:=IF(OR([$Sheet1.M18]&lt;25;[$Sheet1.M18]&gt;974);&quot;XXX&quot;;&quot;OK&quot;)" office:value-type="string" office:string-value="OK" calcext:value-type="string">
            <text:p>OK</text:p>
          </table:table-cell>
          <table:table-cell table:formula="of:=IF(OR([$Sheet1.N18]&lt;25;[$Sheet1.N18]&gt;974);&quot;XXX&quot;;&quot;OK&quot;)" office:value-type="string" office:string-value="OK" calcext:value-type="string">
            <text:p>OK</text:p>
          </table:table-cell>
          <table:table-cell table:formula="of:=IF(OR([$Sheet1.O18]&lt;25;[$Sheet1.O18]&gt;974);&quot;XXX&quot;;&quot;OK&quot;)" office:value-type="string" office:string-value="OK" calcext:value-type="string">
            <text:p>OK</text:p>
          </table:table-cell>
          <table:table-cell table:formula="of:=IF(OR([$Sheet1.P18]&lt;25;[$Sheet1.P18]&gt;974);&quot;XXX&quot;;&quot;OK&quot;)" office:value-type="string" office:string-value="OK" calcext:value-type="string">
            <text:p>OK</text:p>
          </table:table-cell>
          <table:table-cell table:formula="of:=IF(OR([$Sheet1.Q18]&lt;25;[$Sheet1.Q18]&gt;974);&quot;XXX&quot;;&quot;OK&quot;)" office:value-type="string" office:string-value="OK" calcext:value-type="string">
            <text:p>OK</text:p>
          </table:table-cell>
          <table:table-cell table:formula="of:=IF(OR([$Sheet1.R18]&lt;25;[$Sheet1.R18]&gt;974);&quot;XXX&quot;;&quot;OK&quot;)" office:value-type="string" office:string-value="OK" calcext:value-type="string">
            <text:p>OK</text:p>
          </table:table-cell>
          <table:table-cell table:formula="of:=IF(OR([$Sheet1.S18]&lt;25;[$Sheet1.S18]&gt;974);&quot;XXX&quot;;&quot;OK&quot;)" office:value-type="string" office:string-value="OK" calcext:value-type="string">
            <text:p>OK</text:p>
          </table:table-cell>
          <table:table-cell table:formula="of:=IF(OR([$Sheet1.T18]&lt;25;[$Sheet1.T18]&gt;974);&quot;XXX&quot;;&quot;OK&quot;)" office:value-type="string" office:string-value="OK" calcext:value-type="string">
            <text:p>OK</text:p>
          </table:table-cell>
          <table:table-cell table:formula="of:=IF(OR([$Sheet1.U18]&lt;25;[$Sheet1.U1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]&lt;25;[$Sheet1.B19]&gt;974);&quot;XXX&quot;;&quot;OK&quot;)" office:value-type="string" office:string-value="OK" calcext:value-type="string">
            <text:p>OK</text:p>
          </table:table-cell>
          <table:table-cell table:formula="of:=IF(OR([$Sheet1.C19]&lt;25;[$Sheet1.C19]&gt;974);&quot;XXX&quot;;&quot;OK&quot;)" office:value-type="string" office:string-value="OK" calcext:value-type="string">
            <text:p>OK</text:p>
          </table:table-cell>
          <table:table-cell table:formula="of:=IF(OR([$Sheet1.D19]&lt;25;[$Sheet1.D19]&gt;974);&quot;XXX&quot;;&quot;OK&quot;)" office:value-type="string" office:string-value="OK" calcext:value-type="string">
            <text:p>OK</text:p>
          </table:table-cell>
          <table:table-cell table:formula="of:=IF(OR([$Sheet1.E19]&lt;25;[$Sheet1.E19]&gt;974);&quot;XXX&quot;;&quot;OK&quot;)" office:value-type="string" office:string-value="OK" calcext:value-type="string">
            <text:p>OK</text:p>
          </table:table-cell>
          <table:table-cell table:formula="of:=IF(OR([$Sheet1.F19]&lt;25;[$Sheet1.F19]&gt;974);&quot;XXX&quot;;&quot;OK&quot;)" office:value-type="string" office:string-value="OK" calcext:value-type="string">
            <text:p>OK</text:p>
          </table:table-cell>
          <table:table-cell table:formula="of:=IF(OR([$Sheet1.G19]&lt;25;[$Sheet1.G19]&gt;974);&quot;XXX&quot;;&quot;OK&quot;)" office:value-type="string" office:string-value="OK" calcext:value-type="string">
            <text:p>OK</text:p>
          </table:table-cell>
          <table:table-cell table:formula="of:=IF(OR([$Sheet1.H19]&lt;25;[$Sheet1.H19]&gt;974);&quot;XXX&quot;;&quot;OK&quot;)" office:value-type="string" office:string-value="OK" calcext:value-type="string">
            <text:p>OK</text:p>
          </table:table-cell>
          <table:table-cell table:formula="of:=IF(OR([$Sheet1.I19]&lt;25;[$Sheet1.I19]&gt;974);&quot;XXX&quot;;&quot;OK&quot;)" office:value-type="string" office:string-value="OK" calcext:value-type="string">
            <text:p>OK</text:p>
          </table:table-cell>
          <table:table-cell table:formula="of:=IF(OR([$Sheet1.J19]&lt;25;[$Sheet1.J19]&gt;974);&quot;XXX&quot;;&quot;OK&quot;)" office:value-type="string" office:string-value="OK" calcext:value-type="string">
            <text:p>OK</text:p>
          </table:table-cell>
          <table:table-cell table:formula="of:=IF(OR([$Sheet1.K19]&lt;25;[$Sheet1.K19]&gt;974);&quot;XXX&quot;;&quot;OK&quot;)" office:value-type="string" office:string-value="OK" calcext:value-type="string">
            <text:p>OK</text:p>
          </table:table-cell>
          <table:table-cell table:formula="of:=IF(OR([$Sheet1.L19]&lt;25;[$Sheet1.L19]&gt;974);&quot;XXX&quot;;&quot;OK&quot;)" office:value-type="string" office:string-value="OK" calcext:value-type="string">
            <text:p>OK</text:p>
          </table:table-cell>
          <table:table-cell table:formula="of:=IF(OR([$Sheet1.M19]&lt;25;[$Sheet1.M19]&gt;974);&quot;XXX&quot;;&quot;OK&quot;)" office:value-type="string" office:string-value="OK" calcext:value-type="string">
            <text:p>OK</text:p>
          </table:table-cell>
          <table:table-cell table:formula="of:=IF(OR([$Sheet1.N19]&lt;25;[$Sheet1.N19]&gt;974);&quot;XXX&quot;;&quot;OK&quot;)" office:value-type="string" office:string-value="OK" calcext:value-type="string">
            <text:p>OK</text:p>
          </table:table-cell>
          <table:table-cell table:formula="of:=IF(OR([$Sheet1.O19]&lt;25;[$Sheet1.O19]&gt;974);&quot;XXX&quot;;&quot;OK&quot;)" office:value-type="string" office:string-value="OK" calcext:value-type="string">
            <text:p>OK</text:p>
          </table:table-cell>
          <table:table-cell table:formula="of:=IF(OR([$Sheet1.P19]&lt;25;[$Sheet1.P19]&gt;974);&quot;XXX&quot;;&quot;OK&quot;)" office:value-type="string" office:string-value="OK" calcext:value-type="string">
            <text:p>OK</text:p>
          </table:table-cell>
          <table:table-cell table:formula="of:=IF(OR([$Sheet1.Q19]&lt;25;[$Sheet1.Q19]&gt;974);&quot;XXX&quot;;&quot;OK&quot;)" office:value-type="string" office:string-value="OK" calcext:value-type="string">
            <text:p>OK</text:p>
          </table:table-cell>
          <table:table-cell table:formula="of:=IF(OR([$Sheet1.R19]&lt;25;[$Sheet1.R19]&gt;974);&quot;XXX&quot;;&quot;OK&quot;)" office:value-type="string" office:string-value="OK" calcext:value-type="string">
            <text:p>OK</text:p>
          </table:table-cell>
          <table:table-cell table:formula="of:=IF(OR([$Sheet1.S19]&lt;25;[$Sheet1.S19]&gt;974);&quot;XXX&quot;;&quot;OK&quot;)" office:value-type="string" office:string-value="OK" calcext:value-type="string">
            <text:p>OK</text:p>
          </table:table-cell>
          <table:table-cell table:formula="of:=IF(OR([$Sheet1.T19]&lt;25;[$Sheet1.T19]&gt;974);&quot;XXX&quot;;&quot;OK&quot;)" office:value-type="string" office:string-value="OK" calcext:value-type="string">
            <text:p>OK</text:p>
          </table:table-cell>
          <table:table-cell table:formula="of:=IF(OR([$Sheet1.U19]&lt;25;[$Sheet1.U1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0]&lt;25;[$Sheet1.B20]&gt;974);&quot;XXX&quot;;&quot;OK&quot;)" office:value-type="string" office:string-value="OK" calcext:value-type="string">
            <text:p>OK</text:p>
          </table:table-cell>
          <table:table-cell table:formula="of:=IF(OR([$Sheet1.C20]&lt;25;[$Sheet1.C20]&gt;974);&quot;XXX&quot;;&quot;OK&quot;)" office:value-type="string" office:string-value="OK" calcext:value-type="string">
            <text:p>OK</text:p>
          </table:table-cell>
          <table:table-cell table:formula="of:=IF(OR([$Sheet1.D20]&lt;25;[$Sheet1.D20]&gt;974);&quot;XXX&quot;;&quot;OK&quot;)" office:value-type="string" office:string-value="OK" calcext:value-type="string">
            <text:p>OK</text:p>
          </table:table-cell>
          <table:table-cell table:formula="of:=IF(OR([$Sheet1.E20]&lt;25;[$Sheet1.E20]&gt;974);&quot;XXX&quot;;&quot;OK&quot;)" office:value-type="string" office:string-value="OK" calcext:value-type="string">
            <text:p>OK</text:p>
          </table:table-cell>
          <table:table-cell table:formula="of:=IF(OR([$Sheet1.F20]&lt;25;[$Sheet1.F20]&gt;974);&quot;XXX&quot;;&quot;OK&quot;)" office:value-type="string" office:string-value="OK" calcext:value-type="string">
            <text:p>OK</text:p>
          </table:table-cell>
          <table:table-cell table:formula="of:=IF(OR([$Sheet1.G20]&lt;25;[$Sheet1.G20]&gt;974);&quot;XXX&quot;;&quot;OK&quot;)" office:value-type="string" office:string-value="OK" calcext:value-type="string">
            <text:p>OK</text:p>
          </table:table-cell>
          <table:table-cell table:formula="of:=IF(OR([$Sheet1.H20]&lt;25;[$Sheet1.H20]&gt;974);&quot;XXX&quot;;&quot;OK&quot;)" office:value-type="string" office:string-value="OK" calcext:value-type="string">
            <text:p>OK</text:p>
          </table:table-cell>
          <table:table-cell table:formula="of:=IF(OR([$Sheet1.I20]&lt;25;[$Sheet1.I20]&gt;974);&quot;XXX&quot;;&quot;OK&quot;)" office:value-type="string" office:string-value="OK" calcext:value-type="string">
            <text:p>OK</text:p>
          </table:table-cell>
          <table:table-cell table:formula="of:=IF(OR([$Sheet1.J20]&lt;25;[$Sheet1.J20]&gt;974);&quot;XXX&quot;;&quot;OK&quot;)" office:value-type="string" office:string-value="OK" calcext:value-type="string">
            <text:p>OK</text:p>
          </table:table-cell>
          <table:table-cell table:formula="of:=IF(OR([$Sheet1.K20]&lt;25;[$Sheet1.K20]&gt;974);&quot;XXX&quot;;&quot;OK&quot;)" office:value-type="string" office:string-value="OK" calcext:value-type="string">
            <text:p>OK</text:p>
          </table:table-cell>
          <table:table-cell table:formula="of:=IF(OR([$Sheet1.L20]&lt;25;[$Sheet1.L20]&gt;974);&quot;XXX&quot;;&quot;OK&quot;)" office:value-type="string" office:string-value="OK" calcext:value-type="string">
            <text:p>OK</text:p>
          </table:table-cell>
          <table:table-cell table:formula="of:=IF(OR([$Sheet1.M20]&lt;25;[$Sheet1.M20]&gt;974);&quot;XXX&quot;;&quot;OK&quot;)" office:value-type="string" office:string-value="OK" calcext:value-type="string">
            <text:p>OK</text:p>
          </table:table-cell>
          <table:table-cell table:formula="of:=IF(OR([$Sheet1.N20]&lt;25;[$Sheet1.N20]&gt;974);&quot;XXX&quot;;&quot;OK&quot;)" office:value-type="string" office:string-value="OK" calcext:value-type="string">
            <text:p>OK</text:p>
          </table:table-cell>
          <table:table-cell table:formula="of:=IF(OR([$Sheet1.O20]&lt;25;[$Sheet1.O20]&gt;974);&quot;XXX&quot;;&quot;OK&quot;)" office:value-type="string" office:string-value="OK" calcext:value-type="string">
            <text:p>OK</text:p>
          </table:table-cell>
          <table:table-cell table:formula="of:=IF(OR([$Sheet1.P20]&lt;25;[$Sheet1.P20]&gt;974);&quot;XXX&quot;;&quot;OK&quot;)" office:value-type="string" office:string-value="OK" calcext:value-type="string">
            <text:p>OK</text:p>
          </table:table-cell>
          <table:table-cell table:formula="of:=IF(OR([$Sheet1.Q20]&lt;25;[$Sheet1.Q20]&gt;974);&quot;XXX&quot;;&quot;OK&quot;)" office:value-type="string" office:string-value="OK" calcext:value-type="string">
            <text:p>OK</text:p>
          </table:table-cell>
          <table:table-cell table:formula="of:=IF(OR([$Sheet1.R20]&lt;25;[$Sheet1.R20]&gt;974);&quot;XXX&quot;;&quot;OK&quot;)" office:value-type="string" office:string-value="OK" calcext:value-type="string">
            <text:p>OK</text:p>
          </table:table-cell>
          <table:table-cell table:formula="of:=IF(OR([$Sheet1.S20]&lt;25;[$Sheet1.S20]&gt;974);&quot;XXX&quot;;&quot;OK&quot;)" office:value-type="string" office:string-value="OK" calcext:value-type="string">
            <text:p>OK</text:p>
          </table:table-cell>
          <table:table-cell table:formula="of:=IF(OR([$Sheet1.T20]&lt;25;[$Sheet1.T20]&gt;974);&quot;XXX&quot;;&quot;OK&quot;)" office:value-type="string" office:string-value="OK" calcext:value-type="string">
            <text:p>OK</text:p>
          </table:table-cell>
          <table:table-cell table:formula="of:=IF(OR([$Sheet1.U20]&lt;25;[$Sheet1.U2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1]&lt;25;[$Sheet1.B21]&gt;974);&quot;XXX&quot;;&quot;OK&quot;)" office:value-type="string" office:string-value="OK" calcext:value-type="string">
            <text:p>OK</text:p>
          </table:table-cell>
          <table:table-cell table:formula="of:=IF(OR([$Sheet1.C21]&lt;25;[$Sheet1.C21]&gt;974);&quot;XXX&quot;;&quot;OK&quot;)" office:value-type="string" office:string-value="OK" calcext:value-type="string">
            <text:p>OK</text:p>
          </table:table-cell>
          <table:table-cell table:formula="of:=IF(OR([$Sheet1.D21]&lt;25;[$Sheet1.D21]&gt;974);&quot;XXX&quot;;&quot;OK&quot;)" office:value-type="string" office:string-value="OK" calcext:value-type="string">
            <text:p>OK</text:p>
          </table:table-cell>
          <table:table-cell table:formula="of:=IF(OR([$Sheet1.E21]&lt;25;[$Sheet1.E21]&gt;974);&quot;XXX&quot;;&quot;OK&quot;)" office:value-type="string" office:string-value="OK" calcext:value-type="string">
            <text:p>OK</text:p>
          </table:table-cell>
          <table:table-cell table:formula="of:=IF(OR([$Sheet1.F21]&lt;25;[$Sheet1.F21]&gt;974);&quot;XXX&quot;;&quot;OK&quot;)" office:value-type="string" office:string-value="OK" calcext:value-type="string">
            <text:p>OK</text:p>
          </table:table-cell>
          <table:table-cell table:formula="of:=IF(OR([$Sheet1.G21]&lt;25;[$Sheet1.G21]&gt;974);&quot;XXX&quot;;&quot;OK&quot;)" office:value-type="string" office:string-value="OK" calcext:value-type="string">
            <text:p>OK</text:p>
          </table:table-cell>
          <table:table-cell table:formula="of:=IF(OR([$Sheet1.H21]&lt;25;[$Sheet1.H21]&gt;974);&quot;XXX&quot;;&quot;OK&quot;)" office:value-type="string" office:string-value="OK" calcext:value-type="string">
            <text:p>OK</text:p>
          </table:table-cell>
          <table:table-cell table:formula="of:=IF(OR([$Sheet1.I21]&lt;25;[$Sheet1.I21]&gt;974);&quot;XXX&quot;;&quot;OK&quot;)" office:value-type="string" office:string-value="OK" calcext:value-type="string">
            <text:p>OK</text:p>
          </table:table-cell>
          <table:table-cell table:formula="of:=IF(OR([$Sheet1.J21]&lt;25;[$Sheet1.J21]&gt;974);&quot;XXX&quot;;&quot;OK&quot;)" office:value-type="string" office:string-value="OK" calcext:value-type="string">
            <text:p>OK</text:p>
          </table:table-cell>
          <table:table-cell table:formula="of:=IF(OR([$Sheet1.K21]&lt;25;[$Sheet1.K21]&gt;974);&quot;XXX&quot;;&quot;OK&quot;)" office:value-type="string" office:string-value="OK" calcext:value-type="string">
            <text:p>OK</text:p>
          </table:table-cell>
          <table:table-cell table:formula="of:=IF(OR([$Sheet1.L21]&lt;25;[$Sheet1.L21]&gt;974);&quot;XXX&quot;;&quot;OK&quot;)" office:value-type="string" office:string-value="OK" calcext:value-type="string">
            <text:p>OK</text:p>
          </table:table-cell>
          <table:table-cell table:formula="of:=IF(OR([$Sheet1.M21]&lt;25;[$Sheet1.M21]&gt;974);&quot;XXX&quot;;&quot;OK&quot;)" office:value-type="string" office:string-value="OK" calcext:value-type="string">
            <text:p>OK</text:p>
          </table:table-cell>
          <table:table-cell table:formula="of:=IF(OR([$Sheet1.N21]&lt;25;[$Sheet1.N21]&gt;974);&quot;XXX&quot;;&quot;OK&quot;)" office:value-type="string" office:string-value="OK" calcext:value-type="string">
            <text:p>OK</text:p>
          </table:table-cell>
          <table:table-cell table:formula="of:=IF(OR([$Sheet1.O21]&lt;25;[$Sheet1.O21]&gt;974);&quot;XXX&quot;;&quot;OK&quot;)" office:value-type="string" office:string-value="OK" calcext:value-type="string">
            <text:p>OK</text:p>
          </table:table-cell>
          <table:table-cell table:formula="of:=IF(OR([$Sheet1.P21]&lt;25;[$Sheet1.P21]&gt;974);&quot;XXX&quot;;&quot;OK&quot;)" office:value-type="string" office:string-value="OK" calcext:value-type="string">
            <text:p>OK</text:p>
          </table:table-cell>
          <table:table-cell table:formula="of:=IF(OR([$Sheet1.Q21]&lt;25;[$Sheet1.Q21]&gt;974);&quot;XXX&quot;;&quot;OK&quot;)" office:value-type="string" office:string-value="OK" calcext:value-type="string">
            <text:p>OK</text:p>
          </table:table-cell>
          <table:table-cell table:formula="of:=IF(OR([$Sheet1.R21]&lt;25;[$Sheet1.R21]&gt;974);&quot;XXX&quot;;&quot;OK&quot;)" office:value-type="string" office:string-value="OK" calcext:value-type="string">
            <text:p>OK</text:p>
          </table:table-cell>
          <table:table-cell table:formula="of:=IF(OR([$Sheet1.S21]&lt;25;[$Sheet1.S21]&gt;974);&quot;XXX&quot;;&quot;OK&quot;)" office:value-type="string" office:string-value="OK" calcext:value-type="string">
            <text:p>OK</text:p>
          </table:table-cell>
          <table:table-cell table:formula="of:=IF(OR([$Sheet1.T21]&lt;25;[$Sheet1.T21]&gt;974);&quot;XXX&quot;;&quot;OK&quot;)" office:value-type="string" office:string-value="OK" calcext:value-type="string">
            <text:p>OK</text:p>
          </table:table-cell>
          <table:table-cell table:formula="of:=IF(OR([$Sheet1.U21]&lt;25;[$Sheet1.U2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2]&lt;25;[$Sheet1.B22]&gt;974);&quot;XXX&quot;;&quot;OK&quot;)" office:value-type="string" office:string-value="OK" calcext:value-type="string">
            <text:p>OK</text:p>
          </table:table-cell>
          <table:table-cell table:formula="of:=IF(OR([$Sheet1.C22]&lt;25;[$Sheet1.C22]&gt;974);&quot;XXX&quot;;&quot;OK&quot;)" office:value-type="string" office:string-value="OK" calcext:value-type="string">
            <text:p>OK</text:p>
          </table:table-cell>
          <table:table-cell table:formula="of:=IF(OR([$Sheet1.D22]&lt;25;[$Sheet1.D22]&gt;974);&quot;XXX&quot;;&quot;OK&quot;)" office:value-type="string" office:string-value="OK" calcext:value-type="string">
            <text:p>OK</text:p>
          </table:table-cell>
          <table:table-cell table:formula="of:=IF(OR([$Sheet1.E22]&lt;25;[$Sheet1.E22]&gt;974);&quot;XXX&quot;;&quot;OK&quot;)" office:value-type="string" office:string-value="OK" calcext:value-type="string">
            <text:p>OK</text:p>
          </table:table-cell>
          <table:table-cell table:formula="of:=IF(OR([$Sheet1.F22]&lt;25;[$Sheet1.F22]&gt;974);&quot;XXX&quot;;&quot;OK&quot;)" office:value-type="string" office:string-value="OK" calcext:value-type="string">
            <text:p>OK</text:p>
          </table:table-cell>
          <table:table-cell table:formula="of:=IF(OR([$Sheet1.G22]&lt;25;[$Sheet1.G22]&gt;974);&quot;XXX&quot;;&quot;OK&quot;)" office:value-type="string" office:string-value="OK" calcext:value-type="string">
            <text:p>OK</text:p>
          </table:table-cell>
          <table:table-cell table:formula="of:=IF(OR([$Sheet1.H22]&lt;25;[$Sheet1.H22]&gt;974);&quot;XXX&quot;;&quot;OK&quot;)" office:value-type="string" office:string-value="OK" calcext:value-type="string">
            <text:p>OK</text:p>
          </table:table-cell>
          <table:table-cell table:formula="of:=IF(OR([$Sheet1.I22]&lt;25;[$Sheet1.I22]&gt;974);&quot;XXX&quot;;&quot;OK&quot;)" office:value-type="string" office:string-value="OK" calcext:value-type="string">
            <text:p>OK</text:p>
          </table:table-cell>
          <table:table-cell table:formula="of:=IF(OR([$Sheet1.J22]&lt;25;[$Sheet1.J22]&gt;974);&quot;XXX&quot;;&quot;OK&quot;)" office:value-type="string" office:string-value="OK" calcext:value-type="string">
            <text:p>OK</text:p>
          </table:table-cell>
          <table:table-cell table:formula="of:=IF(OR([$Sheet1.K22]&lt;25;[$Sheet1.K22]&gt;974);&quot;XXX&quot;;&quot;OK&quot;)" office:value-type="string" office:string-value="OK" calcext:value-type="string">
            <text:p>OK</text:p>
          </table:table-cell>
          <table:table-cell table:formula="of:=IF(OR([$Sheet1.L22]&lt;25;[$Sheet1.L22]&gt;974);&quot;XXX&quot;;&quot;OK&quot;)" office:value-type="string" office:string-value="OK" calcext:value-type="string">
            <text:p>OK</text:p>
          </table:table-cell>
          <table:table-cell table:formula="of:=IF(OR([$Sheet1.M22]&lt;25;[$Sheet1.M22]&gt;974);&quot;XXX&quot;;&quot;OK&quot;)" office:value-type="string" office:string-value="OK" calcext:value-type="string">
            <text:p>OK</text:p>
          </table:table-cell>
          <table:table-cell table:formula="of:=IF(OR([$Sheet1.N22]&lt;25;[$Sheet1.N22]&gt;974);&quot;XXX&quot;;&quot;OK&quot;)" office:value-type="string" office:string-value="OK" calcext:value-type="string">
            <text:p>OK</text:p>
          </table:table-cell>
          <table:table-cell table:formula="of:=IF(OR([$Sheet1.O22]&lt;25;[$Sheet1.O22]&gt;974);&quot;XXX&quot;;&quot;OK&quot;)" office:value-type="string" office:string-value="OK" calcext:value-type="string">
            <text:p>OK</text:p>
          </table:table-cell>
          <table:table-cell table:formula="of:=IF(OR([$Sheet1.P22]&lt;25;[$Sheet1.P22]&gt;974);&quot;XXX&quot;;&quot;OK&quot;)" office:value-type="string" office:string-value="OK" calcext:value-type="string">
            <text:p>OK</text:p>
          </table:table-cell>
          <table:table-cell table:formula="of:=IF(OR([$Sheet1.Q22]&lt;25;[$Sheet1.Q22]&gt;974);&quot;XXX&quot;;&quot;OK&quot;)" office:value-type="string" office:string-value="OK" calcext:value-type="string">
            <text:p>OK</text:p>
          </table:table-cell>
          <table:table-cell table:formula="of:=IF(OR([$Sheet1.R22]&lt;25;[$Sheet1.R22]&gt;974);&quot;XXX&quot;;&quot;OK&quot;)" office:value-type="string" office:string-value="OK" calcext:value-type="string">
            <text:p>OK</text:p>
          </table:table-cell>
          <table:table-cell table:formula="of:=IF(OR([$Sheet1.S22]&lt;25;[$Sheet1.S22]&gt;974);&quot;XXX&quot;;&quot;OK&quot;)" office:value-type="string" office:string-value="OK" calcext:value-type="string">
            <text:p>OK</text:p>
          </table:table-cell>
          <table:table-cell table:formula="of:=IF(OR([$Sheet1.T22]&lt;25;[$Sheet1.T22]&gt;974);&quot;XXX&quot;;&quot;OK&quot;)" office:value-type="string" office:string-value="OK" calcext:value-type="string">
            <text:p>OK</text:p>
          </table:table-cell>
          <table:table-cell table:formula="of:=IF(OR([$Sheet1.U22]&lt;25;[$Sheet1.U2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3]&lt;25;[$Sheet1.B23]&gt;974);&quot;XXX&quot;;&quot;OK&quot;)" office:value-type="string" office:string-value="OK" calcext:value-type="string">
            <text:p>OK</text:p>
          </table:table-cell>
          <table:table-cell table:formula="of:=IF(OR([$Sheet1.C23]&lt;25;[$Sheet1.C23]&gt;974);&quot;XXX&quot;;&quot;OK&quot;)" office:value-type="string" office:string-value="OK" calcext:value-type="string">
            <text:p>OK</text:p>
          </table:table-cell>
          <table:table-cell table:formula="of:=IF(OR([$Sheet1.D23]&lt;25;[$Sheet1.D23]&gt;974);&quot;XXX&quot;;&quot;OK&quot;)" office:value-type="string" office:string-value="OK" calcext:value-type="string">
            <text:p>OK</text:p>
          </table:table-cell>
          <table:table-cell table:formula="of:=IF(OR([$Sheet1.E23]&lt;25;[$Sheet1.E23]&gt;974);&quot;XXX&quot;;&quot;OK&quot;)" office:value-type="string" office:string-value="OK" calcext:value-type="string">
            <text:p>OK</text:p>
          </table:table-cell>
          <table:table-cell table:formula="of:=IF(OR([$Sheet1.F23]&lt;25;[$Sheet1.F23]&gt;974);&quot;XXX&quot;;&quot;OK&quot;)" office:value-type="string" office:string-value="OK" calcext:value-type="string">
            <text:p>OK</text:p>
          </table:table-cell>
          <table:table-cell table:formula="of:=IF(OR([$Sheet1.G23]&lt;25;[$Sheet1.G23]&gt;974);&quot;XXX&quot;;&quot;OK&quot;)" office:value-type="string" office:string-value="OK" calcext:value-type="string">
            <text:p>OK</text:p>
          </table:table-cell>
          <table:table-cell table:formula="of:=IF(OR([$Sheet1.H23]&lt;25;[$Sheet1.H23]&gt;974);&quot;XXX&quot;;&quot;OK&quot;)" office:value-type="string" office:string-value="OK" calcext:value-type="string">
            <text:p>OK</text:p>
          </table:table-cell>
          <table:table-cell table:formula="of:=IF(OR([$Sheet1.I23]&lt;25;[$Sheet1.I23]&gt;974);&quot;XXX&quot;;&quot;OK&quot;)" office:value-type="string" office:string-value="OK" calcext:value-type="string">
            <text:p>OK</text:p>
          </table:table-cell>
          <table:table-cell table:formula="of:=IF(OR([$Sheet1.J23]&lt;25;[$Sheet1.J23]&gt;974);&quot;XXX&quot;;&quot;OK&quot;)" office:value-type="string" office:string-value="OK" calcext:value-type="string">
            <text:p>OK</text:p>
          </table:table-cell>
          <table:table-cell table:formula="of:=IF(OR([$Sheet1.K23]&lt;25;[$Sheet1.K23]&gt;974);&quot;XXX&quot;;&quot;OK&quot;)" office:value-type="string" office:string-value="OK" calcext:value-type="string">
            <text:p>OK</text:p>
          </table:table-cell>
          <table:table-cell table:formula="of:=IF(OR([$Sheet1.L23]&lt;25;[$Sheet1.L23]&gt;974);&quot;XXX&quot;;&quot;OK&quot;)" office:value-type="string" office:string-value="OK" calcext:value-type="string">
            <text:p>OK</text:p>
          </table:table-cell>
          <table:table-cell table:formula="of:=IF(OR([$Sheet1.M23]&lt;25;[$Sheet1.M23]&gt;974);&quot;XXX&quot;;&quot;OK&quot;)" office:value-type="string" office:string-value="OK" calcext:value-type="string">
            <text:p>OK</text:p>
          </table:table-cell>
          <table:table-cell table:formula="of:=IF(OR([$Sheet1.N23]&lt;25;[$Sheet1.N23]&gt;974);&quot;XXX&quot;;&quot;OK&quot;)" office:value-type="string" office:string-value="OK" calcext:value-type="string">
            <text:p>OK</text:p>
          </table:table-cell>
          <table:table-cell table:formula="of:=IF(OR([$Sheet1.O23]&lt;25;[$Sheet1.O23]&gt;974);&quot;XXX&quot;;&quot;OK&quot;)" office:value-type="string" office:string-value="OK" calcext:value-type="string">
            <text:p>OK</text:p>
          </table:table-cell>
          <table:table-cell table:formula="of:=IF(OR([$Sheet1.P23]&lt;25;[$Sheet1.P23]&gt;974);&quot;XXX&quot;;&quot;OK&quot;)" office:value-type="string" office:string-value="OK" calcext:value-type="string">
            <text:p>OK</text:p>
          </table:table-cell>
          <table:table-cell table:formula="of:=IF(OR([$Sheet1.Q23]&lt;25;[$Sheet1.Q23]&gt;974);&quot;XXX&quot;;&quot;OK&quot;)" office:value-type="string" office:string-value="OK" calcext:value-type="string">
            <text:p>OK</text:p>
          </table:table-cell>
          <table:table-cell table:formula="of:=IF(OR([$Sheet1.R23]&lt;25;[$Sheet1.R23]&gt;974);&quot;XXX&quot;;&quot;OK&quot;)" office:value-type="string" office:string-value="OK" calcext:value-type="string">
            <text:p>OK</text:p>
          </table:table-cell>
          <table:table-cell table:formula="of:=IF(OR([$Sheet1.S23]&lt;25;[$Sheet1.S23]&gt;974);&quot;XXX&quot;;&quot;OK&quot;)" office:value-type="string" office:string-value="OK" calcext:value-type="string">
            <text:p>OK</text:p>
          </table:table-cell>
          <table:table-cell table:formula="of:=IF(OR([$Sheet1.T23]&lt;25;[$Sheet1.T23]&gt;974);&quot;XXX&quot;;&quot;OK&quot;)" office:value-type="string" office:string-value="OK" calcext:value-type="string">
            <text:p>OK</text:p>
          </table:table-cell>
          <table:table-cell table:formula="of:=IF(OR([$Sheet1.U23]&lt;25;[$Sheet1.U2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4]&lt;25;[$Sheet1.B24]&gt;974);&quot;XXX&quot;;&quot;OK&quot;)" office:value-type="string" office:string-value="OK" calcext:value-type="string">
            <text:p>OK</text:p>
          </table:table-cell>
          <table:table-cell table:formula="of:=IF(OR([$Sheet1.C24]&lt;25;[$Sheet1.C24]&gt;974);&quot;XXX&quot;;&quot;OK&quot;)" office:value-type="string" office:string-value="OK" calcext:value-type="string">
            <text:p>OK</text:p>
          </table:table-cell>
          <table:table-cell table:formula="of:=IF(OR([$Sheet1.D24]&lt;25;[$Sheet1.D24]&gt;974);&quot;XXX&quot;;&quot;OK&quot;)" office:value-type="string" office:string-value="OK" calcext:value-type="string">
            <text:p>OK</text:p>
          </table:table-cell>
          <table:table-cell table:formula="of:=IF(OR([$Sheet1.E24]&lt;25;[$Sheet1.E24]&gt;974);&quot;XXX&quot;;&quot;OK&quot;)" office:value-type="string" office:string-value="OK" calcext:value-type="string">
            <text:p>OK</text:p>
          </table:table-cell>
          <table:table-cell table:formula="of:=IF(OR([$Sheet1.F24]&lt;25;[$Sheet1.F24]&gt;974);&quot;XXX&quot;;&quot;OK&quot;)" office:value-type="string" office:string-value="OK" calcext:value-type="string">
            <text:p>OK</text:p>
          </table:table-cell>
          <table:table-cell table:formula="of:=IF(OR([$Sheet1.G24]&lt;25;[$Sheet1.G24]&gt;974);&quot;XXX&quot;;&quot;OK&quot;)" office:value-type="string" office:string-value="OK" calcext:value-type="string">
            <text:p>OK</text:p>
          </table:table-cell>
          <table:table-cell table:formula="of:=IF(OR([$Sheet1.H24]&lt;25;[$Sheet1.H24]&gt;974);&quot;XXX&quot;;&quot;OK&quot;)" office:value-type="string" office:string-value="OK" calcext:value-type="string">
            <text:p>OK</text:p>
          </table:table-cell>
          <table:table-cell table:formula="of:=IF(OR([$Sheet1.I24]&lt;25;[$Sheet1.I24]&gt;974);&quot;XXX&quot;;&quot;OK&quot;)" office:value-type="string" office:string-value="OK" calcext:value-type="string">
            <text:p>OK</text:p>
          </table:table-cell>
          <table:table-cell table:formula="of:=IF(OR([$Sheet1.J24]&lt;25;[$Sheet1.J24]&gt;974);&quot;XXX&quot;;&quot;OK&quot;)" office:value-type="string" office:string-value="OK" calcext:value-type="string">
            <text:p>OK</text:p>
          </table:table-cell>
          <table:table-cell table:formula="of:=IF(OR([$Sheet1.K24]&lt;25;[$Sheet1.K24]&gt;974);&quot;XXX&quot;;&quot;OK&quot;)" office:value-type="string" office:string-value="OK" calcext:value-type="string">
            <text:p>OK</text:p>
          </table:table-cell>
          <table:table-cell table:formula="of:=IF(OR([$Sheet1.L24]&lt;25;[$Sheet1.L24]&gt;974);&quot;XXX&quot;;&quot;OK&quot;)" office:value-type="string" office:string-value="OK" calcext:value-type="string">
            <text:p>OK</text:p>
          </table:table-cell>
          <table:table-cell table:formula="of:=IF(OR([$Sheet1.M24]&lt;25;[$Sheet1.M24]&gt;974);&quot;XXX&quot;;&quot;OK&quot;)" office:value-type="string" office:string-value="OK" calcext:value-type="string">
            <text:p>OK</text:p>
          </table:table-cell>
          <table:table-cell table:formula="of:=IF(OR([$Sheet1.N24]&lt;25;[$Sheet1.N24]&gt;974);&quot;XXX&quot;;&quot;OK&quot;)" office:value-type="string" office:string-value="OK" calcext:value-type="string">
            <text:p>OK</text:p>
          </table:table-cell>
          <table:table-cell table:formula="of:=IF(OR([$Sheet1.O24]&lt;25;[$Sheet1.O24]&gt;974);&quot;XXX&quot;;&quot;OK&quot;)" office:value-type="string" office:string-value="OK" calcext:value-type="string">
            <text:p>OK</text:p>
          </table:table-cell>
          <table:table-cell table:formula="of:=IF(OR([$Sheet1.P24]&lt;25;[$Sheet1.P24]&gt;974);&quot;XXX&quot;;&quot;OK&quot;)" office:value-type="string" office:string-value="OK" calcext:value-type="string">
            <text:p>OK</text:p>
          </table:table-cell>
          <table:table-cell table:formula="of:=IF(OR([$Sheet1.Q24]&lt;25;[$Sheet1.Q24]&gt;974);&quot;XXX&quot;;&quot;OK&quot;)" office:value-type="string" office:string-value="OK" calcext:value-type="string">
            <text:p>OK</text:p>
          </table:table-cell>
          <table:table-cell table:formula="of:=IF(OR([$Sheet1.R24]&lt;25;[$Sheet1.R24]&gt;974);&quot;XXX&quot;;&quot;OK&quot;)" office:value-type="string" office:string-value="OK" calcext:value-type="string">
            <text:p>OK</text:p>
          </table:table-cell>
          <table:table-cell table:formula="of:=IF(OR([$Sheet1.S24]&lt;25;[$Sheet1.S24]&gt;974);&quot;XXX&quot;;&quot;OK&quot;)" office:value-type="string" office:string-value="OK" calcext:value-type="string">
            <text:p>OK</text:p>
          </table:table-cell>
          <table:table-cell table:formula="of:=IF(OR([$Sheet1.T24]&lt;25;[$Sheet1.T24]&gt;974);&quot;XXX&quot;;&quot;OK&quot;)" office:value-type="string" office:string-value="OK" calcext:value-type="string">
            <text:p>OK</text:p>
          </table:table-cell>
          <table:table-cell table:formula="of:=IF(OR([$Sheet1.U24]&lt;25;[$Sheet1.U2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5]&lt;25;[$Sheet1.B25]&gt;974);&quot;XXX&quot;;&quot;OK&quot;)" office:value-type="string" office:string-value="OK" calcext:value-type="string">
            <text:p>OK</text:p>
          </table:table-cell>
          <table:table-cell table:formula="of:=IF(OR([$Sheet1.C25]&lt;25;[$Sheet1.C25]&gt;974);&quot;XXX&quot;;&quot;OK&quot;)" office:value-type="string" office:string-value="OK" calcext:value-type="string">
            <text:p>OK</text:p>
          </table:table-cell>
          <table:table-cell table:formula="of:=IF(OR([$Sheet1.D25]&lt;25;[$Sheet1.D25]&gt;974);&quot;XXX&quot;;&quot;OK&quot;)" office:value-type="string" office:string-value="OK" calcext:value-type="string">
            <text:p>OK</text:p>
          </table:table-cell>
          <table:table-cell table:formula="of:=IF(OR([$Sheet1.E25]&lt;25;[$Sheet1.E25]&gt;974);&quot;XXX&quot;;&quot;OK&quot;)" office:value-type="string" office:string-value="OK" calcext:value-type="string">
            <text:p>OK</text:p>
          </table:table-cell>
          <table:table-cell table:formula="of:=IF(OR([$Sheet1.F25]&lt;25;[$Sheet1.F25]&gt;974);&quot;XXX&quot;;&quot;OK&quot;)" office:value-type="string" office:string-value="OK" calcext:value-type="string">
            <text:p>OK</text:p>
          </table:table-cell>
          <table:table-cell table:formula="of:=IF(OR([$Sheet1.G25]&lt;25;[$Sheet1.G25]&gt;974);&quot;XXX&quot;;&quot;OK&quot;)" office:value-type="string" office:string-value="OK" calcext:value-type="string">
            <text:p>OK</text:p>
          </table:table-cell>
          <table:table-cell table:formula="of:=IF(OR([$Sheet1.H25]&lt;25;[$Sheet1.H25]&gt;974);&quot;XXX&quot;;&quot;OK&quot;)" office:value-type="string" office:string-value="OK" calcext:value-type="string">
            <text:p>OK</text:p>
          </table:table-cell>
          <table:table-cell table:formula="of:=IF(OR([$Sheet1.I25]&lt;25;[$Sheet1.I25]&gt;974);&quot;XXX&quot;;&quot;OK&quot;)" office:value-type="string" office:string-value="OK" calcext:value-type="string">
            <text:p>OK</text:p>
          </table:table-cell>
          <table:table-cell table:formula="of:=IF(OR([$Sheet1.J25]&lt;25;[$Sheet1.J25]&gt;974);&quot;XXX&quot;;&quot;OK&quot;)" office:value-type="string" office:string-value="OK" calcext:value-type="string">
            <text:p>OK</text:p>
          </table:table-cell>
          <table:table-cell table:formula="of:=IF(OR([$Sheet1.K25]&lt;25;[$Sheet1.K25]&gt;974);&quot;XXX&quot;;&quot;OK&quot;)" office:value-type="string" office:string-value="OK" calcext:value-type="string">
            <text:p>OK</text:p>
          </table:table-cell>
          <table:table-cell table:formula="of:=IF(OR([$Sheet1.L25]&lt;25;[$Sheet1.L25]&gt;974);&quot;XXX&quot;;&quot;OK&quot;)" office:value-type="string" office:string-value="OK" calcext:value-type="string">
            <text:p>OK</text:p>
          </table:table-cell>
          <table:table-cell table:formula="of:=IF(OR([$Sheet1.M25]&lt;25;[$Sheet1.M25]&gt;974);&quot;XXX&quot;;&quot;OK&quot;)" office:value-type="string" office:string-value="OK" calcext:value-type="string">
            <text:p>OK</text:p>
          </table:table-cell>
          <table:table-cell table:formula="of:=IF(OR([$Sheet1.N25]&lt;25;[$Sheet1.N25]&gt;974);&quot;XXX&quot;;&quot;OK&quot;)" office:value-type="string" office:string-value="OK" calcext:value-type="string">
            <text:p>OK</text:p>
          </table:table-cell>
          <table:table-cell table:formula="of:=IF(OR([$Sheet1.O25]&lt;25;[$Sheet1.O25]&gt;974);&quot;XXX&quot;;&quot;OK&quot;)" office:value-type="string" office:string-value="OK" calcext:value-type="string">
            <text:p>OK</text:p>
          </table:table-cell>
          <table:table-cell table:formula="of:=IF(OR([$Sheet1.P25]&lt;25;[$Sheet1.P25]&gt;974);&quot;XXX&quot;;&quot;OK&quot;)" office:value-type="string" office:string-value="OK" calcext:value-type="string">
            <text:p>OK</text:p>
          </table:table-cell>
          <table:table-cell table:formula="of:=IF(OR([$Sheet1.Q25]&lt;25;[$Sheet1.Q25]&gt;974);&quot;XXX&quot;;&quot;OK&quot;)" office:value-type="string" office:string-value="OK" calcext:value-type="string">
            <text:p>OK</text:p>
          </table:table-cell>
          <table:table-cell table:formula="of:=IF(OR([$Sheet1.R25]&lt;25;[$Sheet1.R25]&gt;974);&quot;XXX&quot;;&quot;OK&quot;)" office:value-type="string" office:string-value="OK" calcext:value-type="string">
            <text:p>OK</text:p>
          </table:table-cell>
          <table:table-cell table:formula="of:=IF(OR([$Sheet1.S25]&lt;25;[$Sheet1.S25]&gt;974);&quot;XXX&quot;;&quot;OK&quot;)" office:value-type="string" office:string-value="OK" calcext:value-type="string">
            <text:p>OK</text:p>
          </table:table-cell>
          <table:table-cell table:formula="of:=IF(OR([$Sheet1.T25]&lt;25;[$Sheet1.T25]&gt;974);&quot;XXX&quot;;&quot;OK&quot;)" office:value-type="string" office:string-value="OK" calcext:value-type="string">
            <text:p>OK</text:p>
          </table:table-cell>
          <table:table-cell table:formula="of:=IF(OR([$Sheet1.U25]&lt;25;[$Sheet1.U2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6]&lt;25;[$Sheet1.B26]&gt;974);&quot;XXX&quot;;&quot;OK&quot;)" office:value-type="string" office:string-value="OK" calcext:value-type="string">
            <text:p>OK</text:p>
          </table:table-cell>
          <table:table-cell table:formula="of:=IF(OR([$Sheet1.C26]&lt;25;[$Sheet1.C26]&gt;974);&quot;XXX&quot;;&quot;OK&quot;)" office:value-type="string" office:string-value="OK" calcext:value-type="string">
            <text:p>OK</text:p>
          </table:table-cell>
          <table:table-cell table:formula="of:=IF(OR([$Sheet1.D26]&lt;25;[$Sheet1.D26]&gt;974);&quot;XXX&quot;;&quot;OK&quot;)" office:value-type="string" office:string-value="OK" calcext:value-type="string">
            <text:p>OK</text:p>
          </table:table-cell>
          <table:table-cell table:formula="of:=IF(OR([$Sheet1.E26]&lt;25;[$Sheet1.E26]&gt;974);&quot;XXX&quot;;&quot;OK&quot;)" office:value-type="string" office:string-value="OK" calcext:value-type="string">
            <text:p>OK</text:p>
          </table:table-cell>
          <table:table-cell table:formula="of:=IF(OR([$Sheet1.F26]&lt;25;[$Sheet1.F26]&gt;974);&quot;XXX&quot;;&quot;OK&quot;)" office:value-type="string" office:string-value="OK" calcext:value-type="string">
            <text:p>OK</text:p>
          </table:table-cell>
          <table:table-cell table:formula="of:=IF(OR([$Sheet1.G26]&lt;25;[$Sheet1.G26]&gt;974);&quot;XXX&quot;;&quot;OK&quot;)" office:value-type="string" office:string-value="OK" calcext:value-type="string">
            <text:p>OK</text:p>
          </table:table-cell>
          <table:table-cell table:formula="of:=IF(OR([$Sheet1.H26]&lt;25;[$Sheet1.H26]&gt;974);&quot;XXX&quot;;&quot;OK&quot;)" office:value-type="string" office:string-value="OK" calcext:value-type="string">
            <text:p>OK</text:p>
          </table:table-cell>
          <table:table-cell table:formula="of:=IF(OR([$Sheet1.I26]&lt;25;[$Sheet1.I26]&gt;974);&quot;XXX&quot;;&quot;OK&quot;)" office:value-type="string" office:string-value="OK" calcext:value-type="string">
            <text:p>OK</text:p>
          </table:table-cell>
          <table:table-cell table:formula="of:=IF(OR([$Sheet1.J26]&lt;25;[$Sheet1.J26]&gt;974);&quot;XXX&quot;;&quot;OK&quot;)" office:value-type="string" office:string-value="OK" calcext:value-type="string">
            <text:p>OK</text:p>
          </table:table-cell>
          <table:table-cell table:formula="of:=IF(OR([$Sheet1.K26]&lt;25;[$Sheet1.K26]&gt;974);&quot;XXX&quot;;&quot;OK&quot;)" office:value-type="string" office:string-value="OK" calcext:value-type="string">
            <text:p>OK</text:p>
          </table:table-cell>
          <table:table-cell table:formula="of:=IF(OR([$Sheet1.L26]&lt;25;[$Sheet1.L26]&gt;974);&quot;XXX&quot;;&quot;OK&quot;)" office:value-type="string" office:string-value="OK" calcext:value-type="string">
            <text:p>OK</text:p>
          </table:table-cell>
          <table:table-cell table:formula="of:=IF(OR([$Sheet1.M26]&lt;25;[$Sheet1.M26]&gt;974);&quot;XXX&quot;;&quot;OK&quot;)" office:value-type="string" office:string-value="OK" calcext:value-type="string">
            <text:p>OK</text:p>
          </table:table-cell>
          <table:table-cell table:formula="of:=IF(OR([$Sheet1.N26]&lt;25;[$Sheet1.N26]&gt;974);&quot;XXX&quot;;&quot;OK&quot;)" office:value-type="string" office:string-value="OK" calcext:value-type="string">
            <text:p>OK</text:p>
          </table:table-cell>
          <table:table-cell table:formula="of:=IF(OR([$Sheet1.O26]&lt;25;[$Sheet1.O26]&gt;974);&quot;XXX&quot;;&quot;OK&quot;)" office:value-type="string" office:string-value="OK" calcext:value-type="string">
            <text:p>OK</text:p>
          </table:table-cell>
          <table:table-cell table:formula="of:=IF(OR([$Sheet1.P26]&lt;25;[$Sheet1.P26]&gt;974);&quot;XXX&quot;;&quot;OK&quot;)" office:value-type="string" office:string-value="OK" calcext:value-type="string">
            <text:p>OK</text:p>
          </table:table-cell>
          <table:table-cell table:formula="of:=IF(OR([$Sheet1.Q26]&lt;25;[$Sheet1.Q26]&gt;974);&quot;XXX&quot;;&quot;OK&quot;)" office:value-type="string" office:string-value="OK" calcext:value-type="string">
            <text:p>OK</text:p>
          </table:table-cell>
          <table:table-cell table:formula="of:=IF(OR([$Sheet1.R26]&lt;25;[$Sheet1.R26]&gt;974);&quot;XXX&quot;;&quot;OK&quot;)" office:value-type="string" office:string-value="OK" calcext:value-type="string">
            <text:p>OK</text:p>
          </table:table-cell>
          <table:table-cell table:formula="of:=IF(OR([$Sheet1.S26]&lt;25;[$Sheet1.S26]&gt;974);&quot;XXX&quot;;&quot;OK&quot;)" office:value-type="string" office:string-value="OK" calcext:value-type="string">
            <text:p>OK</text:p>
          </table:table-cell>
          <table:table-cell table:formula="of:=IF(OR([$Sheet1.T26]&lt;25;[$Sheet1.T26]&gt;974);&quot;XXX&quot;;&quot;OK&quot;)" office:value-type="string" office:string-value="OK" calcext:value-type="string">
            <text:p>OK</text:p>
          </table:table-cell>
          <table:table-cell table:formula="of:=IF(OR([$Sheet1.U26]&lt;25;[$Sheet1.U2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7]&lt;25;[$Sheet1.B27]&gt;974);&quot;XXX&quot;;&quot;OK&quot;)" office:value-type="string" office:string-value="OK" calcext:value-type="string">
            <text:p>OK</text:p>
          </table:table-cell>
          <table:table-cell table:formula="of:=IF(OR([$Sheet1.C27]&lt;25;[$Sheet1.C27]&gt;974);&quot;XXX&quot;;&quot;OK&quot;)" office:value-type="string" office:string-value="OK" calcext:value-type="string">
            <text:p>OK</text:p>
          </table:table-cell>
          <table:table-cell table:formula="of:=IF(OR([$Sheet1.D27]&lt;25;[$Sheet1.D27]&gt;974);&quot;XXX&quot;;&quot;OK&quot;)" office:value-type="string" office:string-value="OK" calcext:value-type="string">
            <text:p>OK</text:p>
          </table:table-cell>
          <table:table-cell table:formula="of:=IF(OR([$Sheet1.E27]&lt;25;[$Sheet1.E27]&gt;974);&quot;XXX&quot;;&quot;OK&quot;)" office:value-type="string" office:string-value="OK" calcext:value-type="string">
            <text:p>OK</text:p>
          </table:table-cell>
          <table:table-cell table:formula="of:=IF(OR([$Sheet1.F27]&lt;25;[$Sheet1.F27]&gt;974);&quot;XXX&quot;;&quot;OK&quot;)" office:value-type="string" office:string-value="OK" calcext:value-type="string">
            <text:p>OK</text:p>
          </table:table-cell>
          <table:table-cell table:formula="of:=IF(OR([$Sheet1.G27]&lt;25;[$Sheet1.G27]&gt;974);&quot;XXX&quot;;&quot;OK&quot;)" office:value-type="string" office:string-value="OK" calcext:value-type="string">
            <text:p>OK</text:p>
          </table:table-cell>
          <table:table-cell table:formula="of:=IF(OR([$Sheet1.H27]&lt;25;[$Sheet1.H27]&gt;974);&quot;XXX&quot;;&quot;OK&quot;)" office:value-type="string" office:string-value="OK" calcext:value-type="string">
            <text:p>OK</text:p>
          </table:table-cell>
          <table:table-cell table:formula="of:=IF(OR([$Sheet1.I27]&lt;25;[$Sheet1.I27]&gt;974);&quot;XXX&quot;;&quot;OK&quot;)" office:value-type="string" office:string-value="OK" calcext:value-type="string">
            <text:p>OK</text:p>
          </table:table-cell>
          <table:table-cell table:formula="of:=IF(OR([$Sheet1.J27]&lt;25;[$Sheet1.J27]&gt;974);&quot;XXX&quot;;&quot;OK&quot;)" office:value-type="string" office:string-value="OK" calcext:value-type="string">
            <text:p>OK</text:p>
          </table:table-cell>
          <table:table-cell table:formula="of:=IF(OR([$Sheet1.K27]&lt;25;[$Sheet1.K27]&gt;974);&quot;XXX&quot;;&quot;OK&quot;)" office:value-type="string" office:string-value="OK" calcext:value-type="string">
            <text:p>OK</text:p>
          </table:table-cell>
          <table:table-cell table:formula="of:=IF(OR([$Sheet1.L27]&lt;25;[$Sheet1.L27]&gt;974);&quot;XXX&quot;;&quot;OK&quot;)" office:value-type="string" office:string-value="OK" calcext:value-type="string">
            <text:p>OK</text:p>
          </table:table-cell>
          <table:table-cell table:formula="of:=IF(OR([$Sheet1.M27]&lt;25;[$Sheet1.M27]&gt;974);&quot;XXX&quot;;&quot;OK&quot;)" office:value-type="string" office:string-value="OK" calcext:value-type="string">
            <text:p>OK</text:p>
          </table:table-cell>
          <table:table-cell table:formula="of:=IF(OR([$Sheet1.N27]&lt;25;[$Sheet1.N27]&gt;974);&quot;XXX&quot;;&quot;OK&quot;)" office:value-type="string" office:string-value="OK" calcext:value-type="string">
            <text:p>OK</text:p>
          </table:table-cell>
          <table:table-cell table:formula="of:=IF(OR([$Sheet1.O27]&lt;25;[$Sheet1.O27]&gt;974);&quot;XXX&quot;;&quot;OK&quot;)" office:value-type="string" office:string-value="OK" calcext:value-type="string">
            <text:p>OK</text:p>
          </table:table-cell>
          <table:table-cell table:formula="of:=IF(OR([$Sheet1.P27]&lt;25;[$Sheet1.P27]&gt;974);&quot;XXX&quot;;&quot;OK&quot;)" office:value-type="string" office:string-value="OK" calcext:value-type="string">
            <text:p>OK</text:p>
          </table:table-cell>
          <table:table-cell table:formula="of:=IF(OR([$Sheet1.Q27]&lt;25;[$Sheet1.Q27]&gt;974);&quot;XXX&quot;;&quot;OK&quot;)" office:value-type="string" office:string-value="OK" calcext:value-type="string">
            <text:p>OK</text:p>
          </table:table-cell>
          <table:table-cell table:formula="of:=IF(OR([$Sheet1.R27]&lt;25;[$Sheet1.R27]&gt;974);&quot;XXX&quot;;&quot;OK&quot;)" office:value-type="string" office:string-value="OK" calcext:value-type="string">
            <text:p>OK</text:p>
          </table:table-cell>
          <table:table-cell table:formula="of:=IF(OR([$Sheet1.S27]&lt;25;[$Sheet1.S27]&gt;974);&quot;XXX&quot;;&quot;OK&quot;)" office:value-type="string" office:string-value="OK" calcext:value-type="string">
            <text:p>OK</text:p>
          </table:table-cell>
          <table:table-cell table:formula="of:=IF(OR([$Sheet1.T27]&lt;25;[$Sheet1.T27]&gt;974);&quot;XXX&quot;;&quot;OK&quot;)" office:value-type="string" office:string-value="OK" calcext:value-type="string">
            <text:p>OK</text:p>
          </table:table-cell>
          <table:table-cell table:formula="of:=IF(OR([$Sheet1.U27]&lt;25;[$Sheet1.U2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8]&lt;25;[$Sheet1.B28]&gt;974);&quot;XXX&quot;;&quot;OK&quot;)" office:value-type="string" office:string-value="OK" calcext:value-type="string">
            <text:p>OK</text:p>
          </table:table-cell>
          <table:table-cell table:formula="of:=IF(OR([$Sheet1.C28]&lt;25;[$Sheet1.C28]&gt;974);&quot;XXX&quot;;&quot;OK&quot;)" office:value-type="string" office:string-value="OK" calcext:value-type="string">
            <text:p>OK</text:p>
          </table:table-cell>
          <table:table-cell table:formula="of:=IF(OR([$Sheet1.D28]&lt;25;[$Sheet1.D28]&gt;974);&quot;XXX&quot;;&quot;OK&quot;)" office:value-type="string" office:string-value="OK" calcext:value-type="string">
            <text:p>OK</text:p>
          </table:table-cell>
          <table:table-cell table:formula="of:=IF(OR([$Sheet1.E28]&lt;25;[$Sheet1.E28]&gt;974);&quot;XXX&quot;;&quot;OK&quot;)" office:value-type="string" office:string-value="OK" calcext:value-type="string">
            <text:p>OK</text:p>
          </table:table-cell>
          <table:table-cell table:formula="of:=IF(OR([$Sheet1.F28]&lt;25;[$Sheet1.F28]&gt;974);&quot;XXX&quot;;&quot;OK&quot;)" office:value-type="string" office:string-value="OK" calcext:value-type="string">
            <text:p>OK</text:p>
          </table:table-cell>
          <table:table-cell table:formula="of:=IF(OR([$Sheet1.G28]&lt;25;[$Sheet1.G28]&gt;974);&quot;XXX&quot;;&quot;OK&quot;)" office:value-type="string" office:string-value="OK" calcext:value-type="string">
            <text:p>OK</text:p>
          </table:table-cell>
          <table:table-cell table:formula="of:=IF(OR([$Sheet1.H28]&lt;25;[$Sheet1.H28]&gt;974);&quot;XXX&quot;;&quot;OK&quot;)" office:value-type="string" office:string-value="OK" calcext:value-type="string">
            <text:p>OK</text:p>
          </table:table-cell>
          <table:table-cell table:formula="of:=IF(OR([$Sheet1.I28]&lt;25;[$Sheet1.I28]&gt;974);&quot;XXX&quot;;&quot;OK&quot;)" office:value-type="string" office:string-value="OK" calcext:value-type="string">
            <text:p>OK</text:p>
          </table:table-cell>
          <table:table-cell table:formula="of:=IF(OR([$Sheet1.J28]&lt;25;[$Sheet1.J28]&gt;974);&quot;XXX&quot;;&quot;OK&quot;)" office:value-type="string" office:string-value="OK" calcext:value-type="string">
            <text:p>OK</text:p>
          </table:table-cell>
          <table:table-cell table:formula="of:=IF(OR([$Sheet1.K28]&lt;25;[$Sheet1.K28]&gt;974);&quot;XXX&quot;;&quot;OK&quot;)" office:value-type="string" office:string-value="OK" calcext:value-type="string">
            <text:p>OK</text:p>
          </table:table-cell>
          <table:table-cell table:formula="of:=IF(OR([$Sheet1.L28]&lt;25;[$Sheet1.L28]&gt;974);&quot;XXX&quot;;&quot;OK&quot;)" office:value-type="string" office:string-value="OK" calcext:value-type="string">
            <text:p>OK</text:p>
          </table:table-cell>
          <table:table-cell table:formula="of:=IF(OR([$Sheet1.M28]&lt;25;[$Sheet1.M28]&gt;974);&quot;XXX&quot;;&quot;OK&quot;)" office:value-type="string" office:string-value="OK" calcext:value-type="string">
            <text:p>OK</text:p>
          </table:table-cell>
          <table:table-cell table:formula="of:=IF(OR([$Sheet1.N28]&lt;25;[$Sheet1.N28]&gt;974);&quot;XXX&quot;;&quot;OK&quot;)" office:value-type="string" office:string-value="OK" calcext:value-type="string">
            <text:p>OK</text:p>
          </table:table-cell>
          <table:table-cell table:formula="of:=IF(OR([$Sheet1.O28]&lt;25;[$Sheet1.O28]&gt;974);&quot;XXX&quot;;&quot;OK&quot;)" office:value-type="string" office:string-value="OK" calcext:value-type="string">
            <text:p>OK</text:p>
          </table:table-cell>
          <table:table-cell table:formula="of:=IF(OR([$Sheet1.P28]&lt;25;[$Sheet1.P28]&gt;974);&quot;XXX&quot;;&quot;OK&quot;)" office:value-type="string" office:string-value="OK" calcext:value-type="string">
            <text:p>OK</text:p>
          </table:table-cell>
          <table:table-cell table:formula="of:=IF(OR([$Sheet1.Q28]&lt;25;[$Sheet1.Q28]&gt;974);&quot;XXX&quot;;&quot;OK&quot;)" office:value-type="string" office:string-value="OK" calcext:value-type="string">
            <text:p>OK</text:p>
          </table:table-cell>
          <table:table-cell table:formula="of:=IF(OR([$Sheet1.R28]&lt;25;[$Sheet1.R28]&gt;974);&quot;XXX&quot;;&quot;OK&quot;)" office:value-type="string" office:string-value="OK" calcext:value-type="string">
            <text:p>OK</text:p>
          </table:table-cell>
          <table:table-cell table:formula="of:=IF(OR([$Sheet1.S28]&lt;25;[$Sheet1.S28]&gt;974);&quot;XXX&quot;;&quot;OK&quot;)" office:value-type="string" office:string-value="OK" calcext:value-type="string">
            <text:p>OK</text:p>
          </table:table-cell>
          <table:table-cell table:formula="of:=IF(OR([$Sheet1.T28]&lt;25;[$Sheet1.T28]&gt;974);&quot;XXX&quot;;&quot;OK&quot;)" office:value-type="string" office:string-value="OK" calcext:value-type="string">
            <text:p>OK</text:p>
          </table:table-cell>
          <table:table-cell table:formula="of:=IF(OR([$Sheet1.U28]&lt;25;[$Sheet1.U2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29]&lt;25;[$Sheet1.B29]&gt;974);&quot;XXX&quot;;&quot;OK&quot;)" office:value-type="string" office:string-value="OK" calcext:value-type="string">
            <text:p>OK</text:p>
          </table:table-cell>
          <table:table-cell table:formula="of:=IF(OR([$Sheet1.C29]&lt;25;[$Sheet1.C29]&gt;974);&quot;XXX&quot;;&quot;OK&quot;)" office:value-type="string" office:string-value="OK" calcext:value-type="string">
            <text:p>OK</text:p>
          </table:table-cell>
          <table:table-cell table:formula="of:=IF(OR([$Sheet1.D29]&lt;25;[$Sheet1.D29]&gt;974);&quot;XXX&quot;;&quot;OK&quot;)" office:value-type="string" office:string-value="OK" calcext:value-type="string">
            <text:p>OK</text:p>
          </table:table-cell>
          <table:table-cell table:formula="of:=IF(OR([$Sheet1.E29]&lt;25;[$Sheet1.E29]&gt;974);&quot;XXX&quot;;&quot;OK&quot;)" office:value-type="string" office:string-value="OK" calcext:value-type="string">
            <text:p>OK</text:p>
          </table:table-cell>
          <table:table-cell table:formula="of:=IF(OR([$Sheet1.F29]&lt;25;[$Sheet1.F29]&gt;974);&quot;XXX&quot;;&quot;OK&quot;)" office:value-type="string" office:string-value="OK" calcext:value-type="string">
            <text:p>OK</text:p>
          </table:table-cell>
          <table:table-cell table:formula="of:=IF(OR([$Sheet1.G29]&lt;25;[$Sheet1.G29]&gt;974);&quot;XXX&quot;;&quot;OK&quot;)" office:value-type="string" office:string-value="OK" calcext:value-type="string">
            <text:p>OK</text:p>
          </table:table-cell>
          <table:table-cell table:formula="of:=IF(OR([$Sheet1.H29]&lt;25;[$Sheet1.H29]&gt;974);&quot;XXX&quot;;&quot;OK&quot;)" office:value-type="string" office:string-value="OK" calcext:value-type="string">
            <text:p>OK</text:p>
          </table:table-cell>
          <table:table-cell table:formula="of:=IF(OR([$Sheet1.I29]&lt;25;[$Sheet1.I29]&gt;974);&quot;XXX&quot;;&quot;OK&quot;)" office:value-type="string" office:string-value="OK" calcext:value-type="string">
            <text:p>OK</text:p>
          </table:table-cell>
          <table:table-cell table:formula="of:=IF(OR([$Sheet1.J29]&lt;25;[$Sheet1.J29]&gt;974);&quot;XXX&quot;;&quot;OK&quot;)" office:value-type="string" office:string-value="OK" calcext:value-type="string">
            <text:p>OK</text:p>
          </table:table-cell>
          <table:table-cell table:formula="of:=IF(OR([$Sheet1.K29]&lt;25;[$Sheet1.K29]&gt;974);&quot;XXX&quot;;&quot;OK&quot;)" office:value-type="string" office:string-value="OK" calcext:value-type="string">
            <text:p>OK</text:p>
          </table:table-cell>
          <table:table-cell table:formula="of:=IF(OR([$Sheet1.L29]&lt;25;[$Sheet1.L29]&gt;974);&quot;XXX&quot;;&quot;OK&quot;)" office:value-type="string" office:string-value="OK" calcext:value-type="string">
            <text:p>OK</text:p>
          </table:table-cell>
          <table:table-cell table:formula="of:=IF(OR([$Sheet1.M29]&lt;25;[$Sheet1.M29]&gt;974);&quot;XXX&quot;;&quot;OK&quot;)" office:value-type="string" office:string-value="OK" calcext:value-type="string">
            <text:p>OK</text:p>
          </table:table-cell>
          <table:table-cell table:formula="of:=IF(OR([$Sheet1.N29]&lt;25;[$Sheet1.N29]&gt;974);&quot;XXX&quot;;&quot;OK&quot;)" office:value-type="string" office:string-value="OK" calcext:value-type="string">
            <text:p>OK</text:p>
          </table:table-cell>
          <table:table-cell table:formula="of:=IF(OR([$Sheet1.O29]&lt;25;[$Sheet1.O29]&gt;974);&quot;XXX&quot;;&quot;OK&quot;)" office:value-type="string" office:string-value="OK" calcext:value-type="string">
            <text:p>OK</text:p>
          </table:table-cell>
          <table:table-cell table:formula="of:=IF(OR([$Sheet1.P29]&lt;25;[$Sheet1.P29]&gt;974);&quot;XXX&quot;;&quot;OK&quot;)" office:value-type="string" office:string-value="OK" calcext:value-type="string">
            <text:p>OK</text:p>
          </table:table-cell>
          <table:table-cell table:formula="of:=IF(OR([$Sheet1.Q29]&lt;25;[$Sheet1.Q29]&gt;974);&quot;XXX&quot;;&quot;OK&quot;)" office:value-type="string" office:string-value="OK" calcext:value-type="string">
            <text:p>OK</text:p>
          </table:table-cell>
          <table:table-cell table:formula="of:=IF(OR([$Sheet1.R29]&lt;25;[$Sheet1.R29]&gt;974);&quot;XXX&quot;;&quot;OK&quot;)" office:value-type="string" office:string-value="OK" calcext:value-type="string">
            <text:p>OK</text:p>
          </table:table-cell>
          <table:table-cell table:formula="of:=IF(OR([$Sheet1.S29]&lt;25;[$Sheet1.S29]&gt;974);&quot;XXX&quot;;&quot;OK&quot;)" office:value-type="string" office:string-value="OK" calcext:value-type="string">
            <text:p>OK</text:p>
          </table:table-cell>
          <table:table-cell table:formula="of:=IF(OR([$Sheet1.T29]&lt;25;[$Sheet1.T29]&gt;974);&quot;XXX&quot;;&quot;OK&quot;)" office:value-type="string" office:string-value="OK" calcext:value-type="string">
            <text:p>OK</text:p>
          </table:table-cell>
          <table:table-cell table:formula="of:=IF(OR([$Sheet1.U29]&lt;25;[$Sheet1.U2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0]&lt;25;[$Sheet1.B30]&gt;974);&quot;XXX&quot;;&quot;OK&quot;)" office:value-type="string" office:string-value="OK" calcext:value-type="string">
            <text:p>OK</text:p>
          </table:table-cell>
          <table:table-cell table:formula="of:=IF(OR([$Sheet1.C30]&lt;25;[$Sheet1.C30]&gt;974);&quot;XXX&quot;;&quot;OK&quot;)" office:value-type="string" office:string-value="OK" calcext:value-type="string">
            <text:p>OK</text:p>
          </table:table-cell>
          <table:table-cell table:formula="of:=IF(OR([$Sheet1.D30]&lt;25;[$Sheet1.D30]&gt;974);&quot;XXX&quot;;&quot;OK&quot;)" office:value-type="string" office:string-value="OK" calcext:value-type="string">
            <text:p>OK</text:p>
          </table:table-cell>
          <table:table-cell table:formula="of:=IF(OR([$Sheet1.E30]&lt;25;[$Sheet1.E30]&gt;974);&quot;XXX&quot;;&quot;OK&quot;)" office:value-type="string" office:string-value="OK" calcext:value-type="string">
            <text:p>OK</text:p>
          </table:table-cell>
          <table:table-cell table:formula="of:=IF(OR([$Sheet1.F30]&lt;25;[$Sheet1.F30]&gt;974);&quot;XXX&quot;;&quot;OK&quot;)" office:value-type="string" office:string-value="OK" calcext:value-type="string">
            <text:p>OK</text:p>
          </table:table-cell>
          <table:table-cell table:formula="of:=IF(OR([$Sheet1.G30]&lt;25;[$Sheet1.G30]&gt;974);&quot;XXX&quot;;&quot;OK&quot;)" office:value-type="string" office:string-value="OK" calcext:value-type="string">
            <text:p>OK</text:p>
          </table:table-cell>
          <table:table-cell table:formula="of:=IF(OR([$Sheet1.H30]&lt;25;[$Sheet1.H30]&gt;974);&quot;XXX&quot;;&quot;OK&quot;)" office:value-type="string" office:string-value="OK" calcext:value-type="string">
            <text:p>OK</text:p>
          </table:table-cell>
          <table:table-cell table:formula="of:=IF(OR([$Sheet1.I30]&lt;25;[$Sheet1.I30]&gt;974);&quot;XXX&quot;;&quot;OK&quot;)" office:value-type="string" office:string-value="OK" calcext:value-type="string">
            <text:p>OK</text:p>
          </table:table-cell>
          <table:table-cell table:formula="of:=IF(OR([$Sheet1.J30]&lt;25;[$Sheet1.J30]&gt;974);&quot;XXX&quot;;&quot;OK&quot;)" office:value-type="string" office:string-value="OK" calcext:value-type="string">
            <text:p>OK</text:p>
          </table:table-cell>
          <table:table-cell table:formula="of:=IF(OR([$Sheet1.K30]&lt;25;[$Sheet1.K30]&gt;974);&quot;XXX&quot;;&quot;OK&quot;)" office:value-type="string" office:string-value="OK" calcext:value-type="string">
            <text:p>OK</text:p>
          </table:table-cell>
          <table:table-cell table:formula="of:=IF(OR([$Sheet1.L30]&lt;25;[$Sheet1.L30]&gt;974);&quot;XXX&quot;;&quot;OK&quot;)" office:value-type="string" office:string-value="OK" calcext:value-type="string">
            <text:p>OK</text:p>
          </table:table-cell>
          <table:table-cell table:formula="of:=IF(OR([$Sheet1.M30]&lt;25;[$Sheet1.M30]&gt;974);&quot;XXX&quot;;&quot;OK&quot;)" office:value-type="string" office:string-value="OK" calcext:value-type="string">
            <text:p>OK</text:p>
          </table:table-cell>
          <table:table-cell table:formula="of:=IF(OR([$Sheet1.N30]&lt;25;[$Sheet1.N30]&gt;974);&quot;XXX&quot;;&quot;OK&quot;)" office:value-type="string" office:string-value="OK" calcext:value-type="string">
            <text:p>OK</text:p>
          </table:table-cell>
          <table:table-cell table:formula="of:=IF(OR([$Sheet1.O30]&lt;25;[$Sheet1.O30]&gt;974);&quot;XXX&quot;;&quot;OK&quot;)" office:value-type="string" office:string-value="OK" calcext:value-type="string">
            <text:p>OK</text:p>
          </table:table-cell>
          <table:table-cell table:formula="of:=IF(OR([$Sheet1.P30]&lt;25;[$Sheet1.P30]&gt;974);&quot;XXX&quot;;&quot;OK&quot;)" office:value-type="string" office:string-value="OK" calcext:value-type="string">
            <text:p>OK</text:p>
          </table:table-cell>
          <table:table-cell table:formula="of:=IF(OR([$Sheet1.Q30]&lt;25;[$Sheet1.Q30]&gt;974);&quot;XXX&quot;;&quot;OK&quot;)" office:value-type="string" office:string-value="OK" calcext:value-type="string">
            <text:p>OK</text:p>
          </table:table-cell>
          <table:table-cell table:formula="of:=IF(OR([$Sheet1.R30]&lt;25;[$Sheet1.R30]&gt;974);&quot;XXX&quot;;&quot;OK&quot;)" office:value-type="string" office:string-value="OK" calcext:value-type="string">
            <text:p>OK</text:p>
          </table:table-cell>
          <table:table-cell table:formula="of:=IF(OR([$Sheet1.S30]&lt;25;[$Sheet1.S30]&gt;974);&quot;XXX&quot;;&quot;OK&quot;)" office:value-type="string" office:string-value="OK" calcext:value-type="string">
            <text:p>OK</text:p>
          </table:table-cell>
          <table:table-cell table:formula="of:=IF(OR([$Sheet1.T30]&lt;25;[$Sheet1.T30]&gt;974);&quot;XXX&quot;;&quot;OK&quot;)" office:value-type="string" office:string-value="OK" calcext:value-type="string">
            <text:p>OK</text:p>
          </table:table-cell>
          <table:table-cell table:formula="of:=IF(OR([$Sheet1.U30]&lt;25;[$Sheet1.U3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1]&lt;25;[$Sheet1.B31]&gt;974);&quot;XXX&quot;;&quot;OK&quot;)" office:value-type="string" office:string-value="OK" calcext:value-type="string">
            <text:p>OK</text:p>
          </table:table-cell>
          <table:table-cell table:formula="of:=IF(OR([$Sheet1.C31]&lt;25;[$Sheet1.C31]&gt;974);&quot;XXX&quot;;&quot;OK&quot;)" office:value-type="string" office:string-value="OK" calcext:value-type="string">
            <text:p>OK</text:p>
          </table:table-cell>
          <table:table-cell table:formula="of:=IF(OR([$Sheet1.D31]&lt;25;[$Sheet1.D31]&gt;974);&quot;XXX&quot;;&quot;OK&quot;)" office:value-type="string" office:string-value="OK" calcext:value-type="string">
            <text:p>OK</text:p>
          </table:table-cell>
          <table:table-cell table:formula="of:=IF(OR([$Sheet1.E31]&lt;25;[$Sheet1.E31]&gt;974);&quot;XXX&quot;;&quot;OK&quot;)" office:value-type="string" office:string-value="OK" calcext:value-type="string">
            <text:p>OK</text:p>
          </table:table-cell>
          <table:table-cell table:formula="of:=IF(OR([$Sheet1.F31]&lt;25;[$Sheet1.F31]&gt;974);&quot;XXX&quot;;&quot;OK&quot;)" office:value-type="string" office:string-value="OK" calcext:value-type="string">
            <text:p>OK</text:p>
          </table:table-cell>
          <table:table-cell table:formula="of:=IF(OR([$Sheet1.G31]&lt;25;[$Sheet1.G31]&gt;974);&quot;XXX&quot;;&quot;OK&quot;)" office:value-type="string" office:string-value="OK" calcext:value-type="string">
            <text:p>OK</text:p>
          </table:table-cell>
          <table:table-cell table:formula="of:=IF(OR([$Sheet1.H31]&lt;25;[$Sheet1.H31]&gt;974);&quot;XXX&quot;;&quot;OK&quot;)" office:value-type="string" office:string-value="OK" calcext:value-type="string">
            <text:p>OK</text:p>
          </table:table-cell>
          <table:table-cell table:formula="of:=IF(OR([$Sheet1.I31]&lt;25;[$Sheet1.I31]&gt;974);&quot;XXX&quot;;&quot;OK&quot;)" office:value-type="string" office:string-value="OK" calcext:value-type="string">
            <text:p>OK</text:p>
          </table:table-cell>
          <table:table-cell table:formula="of:=IF(OR([$Sheet1.J31]&lt;25;[$Sheet1.J31]&gt;974);&quot;XXX&quot;;&quot;OK&quot;)" office:value-type="string" office:string-value="OK" calcext:value-type="string">
            <text:p>OK</text:p>
          </table:table-cell>
          <table:table-cell table:formula="of:=IF(OR([$Sheet1.K31]&lt;25;[$Sheet1.K31]&gt;974);&quot;XXX&quot;;&quot;OK&quot;)" office:value-type="string" office:string-value="OK" calcext:value-type="string">
            <text:p>OK</text:p>
          </table:table-cell>
          <table:table-cell table:formula="of:=IF(OR([$Sheet1.L31]&lt;25;[$Sheet1.L31]&gt;974);&quot;XXX&quot;;&quot;OK&quot;)" office:value-type="string" office:string-value="OK" calcext:value-type="string">
            <text:p>OK</text:p>
          </table:table-cell>
          <table:table-cell table:formula="of:=IF(OR([$Sheet1.M31]&lt;25;[$Sheet1.M31]&gt;974);&quot;XXX&quot;;&quot;OK&quot;)" office:value-type="string" office:string-value="OK" calcext:value-type="string">
            <text:p>OK</text:p>
          </table:table-cell>
          <table:table-cell table:formula="of:=IF(OR([$Sheet1.N31]&lt;25;[$Sheet1.N31]&gt;974);&quot;XXX&quot;;&quot;OK&quot;)" office:value-type="string" office:string-value="OK" calcext:value-type="string">
            <text:p>OK</text:p>
          </table:table-cell>
          <table:table-cell table:formula="of:=IF(OR([$Sheet1.O31]&lt;25;[$Sheet1.O31]&gt;974);&quot;XXX&quot;;&quot;OK&quot;)" office:value-type="string" office:string-value="OK" calcext:value-type="string">
            <text:p>OK</text:p>
          </table:table-cell>
          <table:table-cell table:formula="of:=IF(OR([$Sheet1.P31]&lt;25;[$Sheet1.P31]&gt;974);&quot;XXX&quot;;&quot;OK&quot;)" office:value-type="string" office:string-value="OK" calcext:value-type="string">
            <text:p>OK</text:p>
          </table:table-cell>
          <table:table-cell table:formula="of:=IF(OR([$Sheet1.Q31]&lt;25;[$Sheet1.Q31]&gt;974);&quot;XXX&quot;;&quot;OK&quot;)" office:value-type="string" office:string-value="OK" calcext:value-type="string">
            <text:p>OK</text:p>
          </table:table-cell>
          <table:table-cell table:formula="of:=IF(OR([$Sheet1.R31]&lt;25;[$Sheet1.R31]&gt;974);&quot;XXX&quot;;&quot;OK&quot;)" office:value-type="string" office:string-value="OK" calcext:value-type="string">
            <text:p>OK</text:p>
          </table:table-cell>
          <table:table-cell table:formula="of:=IF(OR([$Sheet1.S31]&lt;25;[$Sheet1.S31]&gt;974);&quot;XXX&quot;;&quot;OK&quot;)" office:value-type="string" office:string-value="OK" calcext:value-type="string">
            <text:p>OK</text:p>
          </table:table-cell>
          <table:table-cell table:formula="of:=IF(OR([$Sheet1.T31]&lt;25;[$Sheet1.T31]&gt;974);&quot;XXX&quot;;&quot;OK&quot;)" office:value-type="string" office:string-value="OK" calcext:value-type="string">
            <text:p>OK</text:p>
          </table:table-cell>
          <table:table-cell table:formula="of:=IF(OR([$Sheet1.U31]&lt;25;[$Sheet1.U3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2]&lt;25;[$Sheet1.B32]&gt;974);&quot;XXX&quot;;&quot;OK&quot;)" office:value-type="string" office:string-value="OK" calcext:value-type="string">
            <text:p>OK</text:p>
          </table:table-cell>
          <table:table-cell table:formula="of:=IF(OR([$Sheet1.C32]&lt;25;[$Sheet1.C32]&gt;974);&quot;XXX&quot;;&quot;OK&quot;)" office:value-type="string" office:string-value="OK" calcext:value-type="string">
            <text:p>OK</text:p>
          </table:table-cell>
          <table:table-cell table:formula="of:=IF(OR([$Sheet1.D32]&lt;25;[$Sheet1.D32]&gt;974);&quot;XXX&quot;;&quot;OK&quot;)" office:value-type="string" office:string-value="OK" calcext:value-type="string">
            <text:p>OK</text:p>
          </table:table-cell>
          <table:table-cell table:formula="of:=IF(OR([$Sheet1.E32]&lt;25;[$Sheet1.E32]&gt;974);&quot;XXX&quot;;&quot;OK&quot;)" office:value-type="string" office:string-value="OK" calcext:value-type="string">
            <text:p>OK</text:p>
          </table:table-cell>
          <table:table-cell table:formula="of:=IF(OR([$Sheet1.F32]&lt;25;[$Sheet1.F32]&gt;974);&quot;XXX&quot;;&quot;OK&quot;)" office:value-type="string" office:string-value="OK" calcext:value-type="string">
            <text:p>OK</text:p>
          </table:table-cell>
          <table:table-cell table:formula="of:=IF(OR([$Sheet1.G32]&lt;25;[$Sheet1.G32]&gt;974);&quot;XXX&quot;;&quot;OK&quot;)" office:value-type="string" office:string-value="OK" calcext:value-type="string">
            <text:p>OK</text:p>
          </table:table-cell>
          <table:table-cell table:formula="of:=IF(OR([$Sheet1.H32]&lt;25;[$Sheet1.H32]&gt;974);&quot;XXX&quot;;&quot;OK&quot;)" office:value-type="string" office:string-value="OK" calcext:value-type="string">
            <text:p>OK</text:p>
          </table:table-cell>
          <table:table-cell table:formula="of:=IF(OR([$Sheet1.I32]&lt;25;[$Sheet1.I32]&gt;974);&quot;XXX&quot;;&quot;OK&quot;)" office:value-type="string" office:string-value="OK" calcext:value-type="string">
            <text:p>OK</text:p>
          </table:table-cell>
          <table:table-cell table:formula="of:=IF(OR([$Sheet1.J32]&lt;25;[$Sheet1.J32]&gt;974);&quot;XXX&quot;;&quot;OK&quot;)" office:value-type="string" office:string-value="OK" calcext:value-type="string">
            <text:p>OK</text:p>
          </table:table-cell>
          <table:table-cell table:formula="of:=IF(OR([$Sheet1.K32]&lt;25;[$Sheet1.K32]&gt;974);&quot;XXX&quot;;&quot;OK&quot;)" office:value-type="string" office:string-value="OK" calcext:value-type="string">
            <text:p>OK</text:p>
          </table:table-cell>
          <table:table-cell table:formula="of:=IF(OR([$Sheet1.L32]&lt;25;[$Sheet1.L32]&gt;974);&quot;XXX&quot;;&quot;OK&quot;)" office:value-type="string" office:string-value="OK" calcext:value-type="string">
            <text:p>OK</text:p>
          </table:table-cell>
          <table:table-cell table:formula="of:=IF(OR([$Sheet1.M32]&lt;25;[$Sheet1.M32]&gt;974);&quot;XXX&quot;;&quot;OK&quot;)" office:value-type="string" office:string-value="OK" calcext:value-type="string">
            <text:p>OK</text:p>
          </table:table-cell>
          <table:table-cell table:formula="of:=IF(OR([$Sheet1.N32]&lt;25;[$Sheet1.N32]&gt;974);&quot;XXX&quot;;&quot;OK&quot;)" office:value-type="string" office:string-value="OK" calcext:value-type="string">
            <text:p>OK</text:p>
          </table:table-cell>
          <table:table-cell table:formula="of:=IF(OR([$Sheet1.O32]&lt;25;[$Sheet1.O32]&gt;974);&quot;XXX&quot;;&quot;OK&quot;)" office:value-type="string" office:string-value="OK" calcext:value-type="string">
            <text:p>OK</text:p>
          </table:table-cell>
          <table:table-cell table:formula="of:=IF(OR([$Sheet1.P32]&lt;25;[$Sheet1.P32]&gt;974);&quot;XXX&quot;;&quot;OK&quot;)" office:value-type="string" office:string-value="OK" calcext:value-type="string">
            <text:p>OK</text:p>
          </table:table-cell>
          <table:table-cell table:formula="of:=IF(OR([$Sheet1.Q32]&lt;25;[$Sheet1.Q32]&gt;974);&quot;XXX&quot;;&quot;OK&quot;)" office:value-type="string" office:string-value="OK" calcext:value-type="string">
            <text:p>OK</text:p>
          </table:table-cell>
          <table:table-cell table:formula="of:=IF(OR([$Sheet1.R32]&lt;25;[$Sheet1.R32]&gt;974);&quot;XXX&quot;;&quot;OK&quot;)" office:value-type="string" office:string-value="OK" calcext:value-type="string">
            <text:p>OK</text:p>
          </table:table-cell>
          <table:table-cell table:formula="of:=IF(OR([$Sheet1.S32]&lt;25;[$Sheet1.S32]&gt;974);&quot;XXX&quot;;&quot;OK&quot;)" office:value-type="string" office:string-value="OK" calcext:value-type="string">
            <text:p>OK</text:p>
          </table:table-cell>
          <table:table-cell table:formula="of:=IF(OR([$Sheet1.T32]&lt;25;[$Sheet1.T32]&gt;974);&quot;XXX&quot;;&quot;OK&quot;)" office:value-type="string" office:string-value="OK" calcext:value-type="string">
            <text:p>OK</text:p>
          </table:table-cell>
          <table:table-cell table:formula="of:=IF(OR([$Sheet1.U32]&lt;25;[$Sheet1.U3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3]&lt;25;[$Sheet1.B33]&gt;974);&quot;XXX&quot;;&quot;OK&quot;)" office:value-type="string" office:string-value="OK" calcext:value-type="string">
            <text:p>OK</text:p>
          </table:table-cell>
          <table:table-cell table:formula="of:=IF(OR([$Sheet1.C33]&lt;25;[$Sheet1.C33]&gt;974);&quot;XXX&quot;;&quot;OK&quot;)" office:value-type="string" office:string-value="OK" calcext:value-type="string">
            <text:p>OK</text:p>
          </table:table-cell>
          <table:table-cell table:formula="of:=IF(OR([$Sheet1.D33]&lt;25;[$Sheet1.D33]&gt;974);&quot;XXX&quot;;&quot;OK&quot;)" office:value-type="string" office:string-value="OK" calcext:value-type="string">
            <text:p>OK</text:p>
          </table:table-cell>
          <table:table-cell table:formula="of:=IF(OR([$Sheet1.E33]&lt;25;[$Sheet1.E33]&gt;974);&quot;XXX&quot;;&quot;OK&quot;)" office:value-type="string" office:string-value="OK" calcext:value-type="string">
            <text:p>OK</text:p>
          </table:table-cell>
          <table:table-cell table:formula="of:=IF(OR([$Sheet1.F33]&lt;25;[$Sheet1.F33]&gt;974);&quot;XXX&quot;;&quot;OK&quot;)" office:value-type="string" office:string-value="OK" calcext:value-type="string">
            <text:p>OK</text:p>
          </table:table-cell>
          <table:table-cell table:formula="of:=IF(OR([$Sheet1.G33]&lt;25;[$Sheet1.G33]&gt;974);&quot;XXX&quot;;&quot;OK&quot;)" office:value-type="string" office:string-value="OK" calcext:value-type="string">
            <text:p>OK</text:p>
          </table:table-cell>
          <table:table-cell table:formula="of:=IF(OR([$Sheet1.H33]&lt;25;[$Sheet1.H33]&gt;974);&quot;XXX&quot;;&quot;OK&quot;)" office:value-type="string" office:string-value="OK" calcext:value-type="string">
            <text:p>OK</text:p>
          </table:table-cell>
          <table:table-cell table:formula="of:=IF(OR([$Sheet1.I33]&lt;25;[$Sheet1.I33]&gt;974);&quot;XXX&quot;;&quot;OK&quot;)" office:value-type="string" office:string-value="OK" calcext:value-type="string">
            <text:p>OK</text:p>
          </table:table-cell>
          <table:table-cell table:formula="of:=IF(OR([$Sheet1.J33]&lt;25;[$Sheet1.J33]&gt;974);&quot;XXX&quot;;&quot;OK&quot;)" office:value-type="string" office:string-value="OK" calcext:value-type="string">
            <text:p>OK</text:p>
          </table:table-cell>
          <table:table-cell table:formula="of:=IF(OR([$Sheet1.K33]&lt;25;[$Sheet1.K33]&gt;974);&quot;XXX&quot;;&quot;OK&quot;)" office:value-type="string" office:string-value="OK" calcext:value-type="string">
            <text:p>OK</text:p>
          </table:table-cell>
          <table:table-cell table:formula="of:=IF(OR([$Sheet1.L33]&lt;25;[$Sheet1.L33]&gt;974);&quot;XXX&quot;;&quot;OK&quot;)" office:value-type="string" office:string-value="OK" calcext:value-type="string">
            <text:p>OK</text:p>
          </table:table-cell>
          <table:table-cell table:formula="of:=IF(OR([$Sheet1.M33]&lt;25;[$Sheet1.M33]&gt;974);&quot;XXX&quot;;&quot;OK&quot;)" office:value-type="string" office:string-value="OK" calcext:value-type="string">
            <text:p>OK</text:p>
          </table:table-cell>
          <table:table-cell table:formula="of:=IF(OR([$Sheet1.N33]&lt;25;[$Sheet1.N33]&gt;974);&quot;XXX&quot;;&quot;OK&quot;)" office:value-type="string" office:string-value="OK" calcext:value-type="string">
            <text:p>OK</text:p>
          </table:table-cell>
          <table:table-cell table:formula="of:=IF(OR([$Sheet1.O33]&lt;25;[$Sheet1.O33]&gt;974);&quot;XXX&quot;;&quot;OK&quot;)" office:value-type="string" office:string-value="OK" calcext:value-type="string">
            <text:p>OK</text:p>
          </table:table-cell>
          <table:table-cell table:formula="of:=IF(OR([$Sheet1.P33]&lt;25;[$Sheet1.P33]&gt;974);&quot;XXX&quot;;&quot;OK&quot;)" office:value-type="string" office:string-value="OK" calcext:value-type="string">
            <text:p>OK</text:p>
          </table:table-cell>
          <table:table-cell table:formula="of:=IF(OR([$Sheet1.Q33]&lt;25;[$Sheet1.Q33]&gt;974);&quot;XXX&quot;;&quot;OK&quot;)" office:value-type="string" office:string-value="OK" calcext:value-type="string">
            <text:p>OK</text:p>
          </table:table-cell>
          <table:table-cell table:formula="of:=IF(OR([$Sheet1.R33]&lt;25;[$Sheet1.R33]&gt;974);&quot;XXX&quot;;&quot;OK&quot;)" office:value-type="string" office:string-value="OK" calcext:value-type="string">
            <text:p>OK</text:p>
          </table:table-cell>
          <table:table-cell table:formula="of:=IF(OR([$Sheet1.S33]&lt;25;[$Sheet1.S33]&gt;974);&quot;XXX&quot;;&quot;OK&quot;)" office:value-type="string" office:string-value="OK" calcext:value-type="string">
            <text:p>OK</text:p>
          </table:table-cell>
          <table:table-cell table:formula="of:=IF(OR([$Sheet1.T33]&lt;25;[$Sheet1.T33]&gt;974);&quot;XXX&quot;;&quot;OK&quot;)" office:value-type="string" office:string-value="OK" calcext:value-type="string">
            <text:p>OK</text:p>
          </table:table-cell>
          <table:table-cell table:formula="of:=IF(OR([$Sheet1.U33]&lt;25;[$Sheet1.U3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4]&lt;25;[$Sheet1.B34]&gt;974);&quot;XXX&quot;;&quot;OK&quot;)" office:value-type="string" office:string-value="OK" calcext:value-type="string">
            <text:p>OK</text:p>
          </table:table-cell>
          <table:table-cell table:formula="of:=IF(OR([$Sheet1.C34]&lt;25;[$Sheet1.C34]&gt;974);&quot;XXX&quot;;&quot;OK&quot;)" office:value-type="string" office:string-value="OK" calcext:value-type="string">
            <text:p>OK</text:p>
          </table:table-cell>
          <table:table-cell table:formula="of:=IF(OR([$Sheet1.D34]&lt;25;[$Sheet1.D34]&gt;974);&quot;XXX&quot;;&quot;OK&quot;)" office:value-type="string" office:string-value="OK" calcext:value-type="string">
            <text:p>OK</text:p>
          </table:table-cell>
          <table:table-cell table:formula="of:=IF(OR([$Sheet1.E34]&lt;25;[$Sheet1.E34]&gt;974);&quot;XXX&quot;;&quot;OK&quot;)" office:value-type="string" office:string-value="OK" calcext:value-type="string">
            <text:p>OK</text:p>
          </table:table-cell>
          <table:table-cell table:formula="of:=IF(OR([$Sheet1.F34]&lt;25;[$Sheet1.F34]&gt;974);&quot;XXX&quot;;&quot;OK&quot;)" office:value-type="string" office:string-value="OK" calcext:value-type="string">
            <text:p>OK</text:p>
          </table:table-cell>
          <table:table-cell table:formula="of:=IF(OR([$Sheet1.G34]&lt;25;[$Sheet1.G34]&gt;974);&quot;XXX&quot;;&quot;OK&quot;)" office:value-type="string" office:string-value="OK" calcext:value-type="string">
            <text:p>OK</text:p>
          </table:table-cell>
          <table:table-cell table:formula="of:=IF(OR([$Sheet1.H34]&lt;25;[$Sheet1.H34]&gt;974);&quot;XXX&quot;;&quot;OK&quot;)" office:value-type="string" office:string-value="OK" calcext:value-type="string">
            <text:p>OK</text:p>
          </table:table-cell>
          <table:table-cell table:formula="of:=IF(OR([$Sheet1.I34]&lt;25;[$Sheet1.I34]&gt;974);&quot;XXX&quot;;&quot;OK&quot;)" office:value-type="string" office:string-value="OK" calcext:value-type="string">
            <text:p>OK</text:p>
          </table:table-cell>
          <table:table-cell table:formula="of:=IF(OR([$Sheet1.J34]&lt;25;[$Sheet1.J34]&gt;974);&quot;XXX&quot;;&quot;OK&quot;)" office:value-type="string" office:string-value="OK" calcext:value-type="string">
            <text:p>OK</text:p>
          </table:table-cell>
          <table:table-cell table:formula="of:=IF(OR([$Sheet1.K34]&lt;25;[$Sheet1.K34]&gt;974);&quot;XXX&quot;;&quot;OK&quot;)" office:value-type="string" office:string-value="OK" calcext:value-type="string">
            <text:p>OK</text:p>
          </table:table-cell>
          <table:table-cell table:formula="of:=IF(OR([$Sheet1.L34]&lt;25;[$Sheet1.L34]&gt;974);&quot;XXX&quot;;&quot;OK&quot;)" office:value-type="string" office:string-value="OK" calcext:value-type="string">
            <text:p>OK</text:p>
          </table:table-cell>
          <table:table-cell table:formula="of:=IF(OR([$Sheet1.M34]&lt;25;[$Sheet1.M34]&gt;974);&quot;XXX&quot;;&quot;OK&quot;)" office:value-type="string" office:string-value="OK" calcext:value-type="string">
            <text:p>OK</text:p>
          </table:table-cell>
          <table:table-cell table:formula="of:=IF(OR([$Sheet1.N34]&lt;25;[$Sheet1.N34]&gt;974);&quot;XXX&quot;;&quot;OK&quot;)" office:value-type="string" office:string-value="OK" calcext:value-type="string">
            <text:p>OK</text:p>
          </table:table-cell>
          <table:table-cell table:formula="of:=IF(OR([$Sheet1.O34]&lt;25;[$Sheet1.O34]&gt;974);&quot;XXX&quot;;&quot;OK&quot;)" office:value-type="string" office:string-value="OK" calcext:value-type="string">
            <text:p>OK</text:p>
          </table:table-cell>
          <table:table-cell table:formula="of:=IF(OR([$Sheet1.P34]&lt;25;[$Sheet1.P34]&gt;974);&quot;XXX&quot;;&quot;OK&quot;)" office:value-type="string" office:string-value="OK" calcext:value-type="string">
            <text:p>OK</text:p>
          </table:table-cell>
          <table:table-cell table:formula="of:=IF(OR([$Sheet1.Q34]&lt;25;[$Sheet1.Q34]&gt;974);&quot;XXX&quot;;&quot;OK&quot;)" office:value-type="string" office:string-value="OK" calcext:value-type="string">
            <text:p>OK</text:p>
          </table:table-cell>
          <table:table-cell table:formula="of:=IF(OR([$Sheet1.R34]&lt;25;[$Sheet1.R34]&gt;974);&quot;XXX&quot;;&quot;OK&quot;)" office:value-type="string" office:string-value="OK" calcext:value-type="string">
            <text:p>OK</text:p>
          </table:table-cell>
          <table:table-cell table:formula="of:=IF(OR([$Sheet1.S34]&lt;25;[$Sheet1.S34]&gt;974);&quot;XXX&quot;;&quot;OK&quot;)" office:value-type="string" office:string-value="OK" calcext:value-type="string">
            <text:p>OK</text:p>
          </table:table-cell>
          <table:table-cell table:formula="of:=IF(OR([$Sheet1.T34]&lt;25;[$Sheet1.T34]&gt;974);&quot;XXX&quot;;&quot;OK&quot;)" office:value-type="string" office:string-value="OK" calcext:value-type="string">
            <text:p>OK</text:p>
          </table:table-cell>
          <table:table-cell table:formula="of:=IF(OR([$Sheet1.U34]&lt;25;[$Sheet1.U3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5]&lt;25;[$Sheet1.B35]&gt;974);&quot;XXX&quot;;&quot;OK&quot;)" office:value-type="string" office:string-value="OK" calcext:value-type="string">
            <text:p>OK</text:p>
          </table:table-cell>
          <table:table-cell table:formula="of:=IF(OR([$Sheet1.C35]&lt;25;[$Sheet1.C35]&gt;974);&quot;XXX&quot;;&quot;OK&quot;)" office:value-type="string" office:string-value="OK" calcext:value-type="string">
            <text:p>OK</text:p>
          </table:table-cell>
          <table:table-cell table:formula="of:=IF(OR([$Sheet1.D35]&lt;25;[$Sheet1.D35]&gt;974);&quot;XXX&quot;;&quot;OK&quot;)" office:value-type="string" office:string-value="OK" calcext:value-type="string">
            <text:p>OK</text:p>
          </table:table-cell>
          <table:table-cell table:formula="of:=IF(OR([$Sheet1.E35]&lt;25;[$Sheet1.E35]&gt;974);&quot;XXX&quot;;&quot;OK&quot;)" office:value-type="string" office:string-value="OK" calcext:value-type="string">
            <text:p>OK</text:p>
          </table:table-cell>
          <table:table-cell table:formula="of:=IF(OR([$Sheet1.F35]&lt;25;[$Sheet1.F35]&gt;974);&quot;XXX&quot;;&quot;OK&quot;)" office:value-type="string" office:string-value="OK" calcext:value-type="string">
            <text:p>OK</text:p>
          </table:table-cell>
          <table:table-cell table:formula="of:=IF(OR([$Sheet1.G35]&lt;25;[$Sheet1.G35]&gt;974);&quot;XXX&quot;;&quot;OK&quot;)" office:value-type="string" office:string-value="OK" calcext:value-type="string">
            <text:p>OK</text:p>
          </table:table-cell>
          <table:table-cell table:formula="of:=IF(OR([$Sheet1.H35]&lt;25;[$Sheet1.H35]&gt;974);&quot;XXX&quot;;&quot;OK&quot;)" office:value-type="string" office:string-value="OK" calcext:value-type="string">
            <text:p>OK</text:p>
          </table:table-cell>
          <table:table-cell table:formula="of:=IF(OR([$Sheet1.I35]&lt;25;[$Sheet1.I35]&gt;974);&quot;XXX&quot;;&quot;OK&quot;)" office:value-type="string" office:string-value="OK" calcext:value-type="string">
            <text:p>OK</text:p>
          </table:table-cell>
          <table:table-cell table:formula="of:=IF(OR([$Sheet1.J35]&lt;25;[$Sheet1.J35]&gt;974);&quot;XXX&quot;;&quot;OK&quot;)" office:value-type="string" office:string-value="OK" calcext:value-type="string">
            <text:p>OK</text:p>
          </table:table-cell>
          <table:table-cell table:formula="of:=IF(OR([$Sheet1.K35]&lt;25;[$Sheet1.K35]&gt;974);&quot;XXX&quot;;&quot;OK&quot;)" office:value-type="string" office:string-value="OK" calcext:value-type="string">
            <text:p>OK</text:p>
          </table:table-cell>
          <table:table-cell table:formula="of:=IF(OR([$Sheet1.L35]&lt;25;[$Sheet1.L35]&gt;974);&quot;XXX&quot;;&quot;OK&quot;)" office:value-type="string" office:string-value="OK" calcext:value-type="string">
            <text:p>OK</text:p>
          </table:table-cell>
          <table:table-cell table:formula="of:=IF(OR([$Sheet1.M35]&lt;25;[$Sheet1.M35]&gt;974);&quot;XXX&quot;;&quot;OK&quot;)" office:value-type="string" office:string-value="OK" calcext:value-type="string">
            <text:p>OK</text:p>
          </table:table-cell>
          <table:table-cell table:formula="of:=IF(OR([$Sheet1.N35]&lt;25;[$Sheet1.N35]&gt;974);&quot;XXX&quot;;&quot;OK&quot;)" office:value-type="string" office:string-value="OK" calcext:value-type="string">
            <text:p>OK</text:p>
          </table:table-cell>
          <table:table-cell table:formula="of:=IF(OR([$Sheet1.O35]&lt;25;[$Sheet1.O35]&gt;974);&quot;XXX&quot;;&quot;OK&quot;)" office:value-type="string" office:string-value="OK" calcext:value-type="string">
            <text:p>OK</text:p>
          </table:table-cell>
          <table:table-cell table:formula="of:=IF(OR([$Sheet1.P35]&lt;25;[$Sheet1.P35]&gt;974);&quot;XXX&quot;;&quot;OK&quot;)" office:value-type="string" office:string-value="OK" calcext:value-type="string">
            <text:p>OK</text:p>
          </table:table-cell>
          <table:table-cell table:formula="of:=IF(OR([$Sheet1.Q35]&lt;25;[$Sheet1.Q35]&gt;974);&quot;XXX&quot;;&quot;OK&quot;)" office:value-type="string" office:string-value="OK" calcext:value-type="string">
            <text:p>OK</text:p>
          </table:table-cell>
          <table:table-cell table:formula="of:=IF(OR([$Sheet1.R35]&lt;25;[$Sheet1.R35]&gt;974);&quot;XXX&quot;;&quot;OK&quot;)" office:value-type="string" office:string-value="OK" calcext:value-type="string">
            <text:p>OK</text:p>
          </table:table-cell>
          <table:table-cell table:formula="of:=IF(OR([$Sheet1.S35]&lt;25;[$Sheet1.S35]&gt;974);&quot;XXX&quot;;&quot;OK&quot;)" office:value-type="string" office:string-value="OK" calcext:value-type="string">
            <text:p>OK</text:p>
          </table:table-cell>
          <table:table-cell table:formula="of:=IF(OR([$Sheet1.T35]&lt;25;[$Sheet1.T35]&gt;974);&quot;XXX&quot;;&quot;OK&quot;)" office:value-type="string" office:string-value="OK" calcext:value-type="string">
            <text:p>OK</text:p>
          </table:table-cell>
          <table:table-cell table:formula="of:=IF(OR([$Sheet1.U35]&lt;25;[$Sheet1.U3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6]&lt;25;[$Sheet1.B36]&gt;974);&quot;XXX&quot;;&quot;OK&quot;)" office:value-type="string" office:string-value="OK" calcext:value-type="string">
            <text:p>OK</text:p>
          </table:table-cell>
          <table:table-cell table:formula="of:=IF(OR([$Sheet1.C36]&lt;25;[$Sheet1.C36]&gt;974);&quot;XXX&quot;;&quot;OK&quot;)" office:value-type="string" office:string-value="OK" calcext:value-type="string">
            <text:p>OK</text:p>
          </table:table-cell>
          <table:table-cell table:formula="of:=IF(OR([$Sheet1.D36]&lt;25;[$Sheet1.D36]&gt;974);&quot;XXX&quot;;&quot;OK&quot;)" office:value-type="string" office:string-value="OK" calcext:value-type="string">
            <text:p>OK</text:p>
          </table:table-cell>
          <table:table-cell table:formula="of:=IF(OR([$Sheet1.E36]&lt;25;[$Sheet1.E36]&gt;974);&quot;XXX&quot;;&quot;OK&quot;)" office:value-type="string" office:string-value="OK" calcext:value-type="string">
            <text:p>OK</text:p>
          </table:table-cell>
          <table:table-cell table:formula="of:=IF(OR([$Sheet1.F36]&lt;25;[$Sheet1.F36]&gt;974);&quot;XXX&quot;;&quot;OK&quot;)" office:value-type="string" office:string-value="OK" calcext:value-type="string">
            <text:p>OK</text:p>
          </table:table-cell>
          <table:table-cell table:formula="of:=IF(OR([$Sheet1.G36]&lt;25;[$Sheet1.G36]&gt;974);&quot;XXX&quot;;&quot;OK&quot;)" office:value-type="string" office:string-value="OK" calcext:value-type="string">
            <text:p>OK</text:p>
          </table:table-cell>
          <table:table-cell table:formula="of:=IF(OR([$Sheet1.H36]&lt;25;[$Sheet1.H36]&gt;974);&quot;XXX&quot;;&quot;OK&quot;)" office:value-type="string" office:string-value="OK" calcext:value-type="string">
            <text:p>OK</text:p>
          </table:table-cell>
          <table:table-cell table:formula="of:=IF(OR([$Sheet1.I36]&lt;25;[$Sheet1.I36]&gt;974);&quot;XXX&quot;;&quot;OK&quot;)" office:value-type="string" office:string-value="OK" calcext:value-type="string">
            <text:p>OK</text:p>
          </table:table-cell>
          <table:table-cell table:formula="of:=IF(OR([$Sheet1.J36]&lt;25;[$Sheet1.J36]&gt;974);&quot;XXX&quot;;&quot;OK&quot;)" office:value-type="string" office:string-value="OK" calcext:value-type="string">
            <text:p>OK</text:p>
          </table:table-cell>
          <table:table-cell table:formula="of:=IF(OR([$Sheet1.K36]&lt;25;[$Sheet1.K36]&gt;974);&quot;XXX&quot;;&quot;OK&quot;)" office:value-type="string" office:string-value="OK" calcext:value-type="string">
            <text:p>OK</text:p>
          </table:table-cell>
          <table:table-cell table:formula="of:=IF(OR([$Sheet1.L36]&lt;25;[$Sheet1.L36]&gt;974);&quot;XXX&quot;;&quot;OK&quot;)" office:value-type="string" office:string-value="OK" calcext:value-type="string">
            <text:p>OK</text:p>
          </table:table-cell>
          <table:table-cell table:formula="of:=IF(OR([$Sheet1.M36]&lt;25;[$Sheet1.M36]&gt;974);&quot;XXX&quot;;&quot;OK&quot;)" office:value-type="string" office:string-value="OK" calcext:value-type="string">
            <text:p>OK</text:p>
          </table:table-cell>
          <table:table-cell table:formula="of:=IF(OR([$Sheet1.N36]&lt;25;[$Sheet1.N36]&gt;974);&quot;XXX&quot;;&quot;OK&quot;)" office:value-type="string" office:string-value="OK" calcext:value-type="string">
            <text:p>OK</text:p>
          </table:table-cell>
          <table:table-cell table:formula="of:=IF(OR([$Sheet1.O36]&lt;25;[$Sheet1.O36]&gt;974);&quot;XXX&quot;;&quot;OK&quot;)" office:value-type="string" office:string-value="OK" calcext:value-type="string">
            <text:p>OK</text:p>
          </table:table-cell>
          <table:table-cell table:formula="of:=IF(OR([$Sheet1.P36]&lt;25;[$Sheet1.P36]&gt;974);&quot;XXX&quot;;&quot;OK&quot;)" office:value-type="string" office:string-value="OK" calcext:value-type="string">
            <text:p>OK</text:p>
          </table:table-cell>
          <table:table-cell table:formula="of:=IF(OR([$Sheet1.Q36]&lt;25;[$Sheet1.Q36]&gt;974);&quot;XXX&quot;;&quot;OK&quot;)" office:value-type="string" office:string-value="OK" calcext:value-type="string">
            <text:p>OK</text:p>
          </table:table-cell>
          <table:table-cell table:formula="of:=IF(OR([$Sheet1.R36]&lt;25;[$Sheet1.R36]&gt;974);&quot;XXX&quot;;&quot;OK&quot;)" office:value-type="string" office:string-value="OK" calcext:value-type="string">
            <text:p>OK</text:p>
          </table:table-cell>
          <table:table-cell table:formula="of:=IF(OR([$Sheet1.S36]&lt;25;[$Sheet1.S36]&gt;974);&quot;XXX&quot;;&quot;OK&quot;)" office:value-type="string" office:string-value="OK" calcext:value-type="string">
            <text:p>OK</text:p>
          </table:table-cell>
          <table:table-cell table:formula="of:=IF(OR([$Sheet1.T36]&lt;25;[$Sheet1.T36]&gt;974);&quot;XXX&quot;;&quot;OK&quot;)" office:value-type="string" office:string-value="OK" calcext:value-type="string">
            <text:p>OK</text:p>
          </table:table-cell>
          <table:table-cell table:formula="of:=IF(OR([$Sheet1.U36]&lt;25;[$Sheet1.U3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7]&lt;25;[$Sheet1.B37]&gt;974);&quot;XXX&quot;;&quot;OK&quot;)" office:value-type="string" office:string-value="OK" calcext:value-type="string">
            <text:p>OK</text:p>
          </table:table-cell>
          <table:table-cell table:formula="of:=IF(OR([$Sheet1.C37]&lt;25;[$Sheet1.C37]&gt;974);&quot;XXX&quot;;&quot;OK&quot;)" office:value-type="string" office:string-value="OK" calcext:value-type="string">
            <text:p>OK</text:p>
          </table:table-cell>
          <table:table-cell table:formula="of:=IF(OR([$Sheet1.D37]&lt;25;[$Sheet1.D37]&gt;974);&quot;XXX&quot;;&quot;OK&quot;)" office:value-type="string" office:string-value="OK" calcext:value-type="string">
            <text:p>OK</text:p>
          </table:table-cell>
          <table:table-cell table:formula="of:=IF(OR([$Sheet1.E37]&lt;25;[$Sheet1.E37]&gt;974);&quot;XXX&quot;;&quot;OK&quot;)" office:value-type="string" office:string-value="OK" calcext:value-type="string">
            <text:p>OK</text:p>
          </table:table-cell>
          <table:table-cell table:formula="of:=IF(OR([$Sheet1.F37]&lt;25;[$Sheet1.F37]&gt;974);&quot;XXX&quot;;&quot;OK&quot;)" office:value-type="string" office:string-value="OK" calcext:value-type="string">
            <text:p>OK</text:p>
          </table:table-cell>
          <table:table-cell table:formula="of:=IF(OR([$Sheet1.G37]&lt;25;[$Sheet1.G37]&gt;974);&quot;XXX&quot;;&quot;OK&quot;)" office:value-type="string" office:string-value="OK" calcext:value-type="string">
            <text:p>OK</text:p>
          </table:table-cell>
          <table:table-cell table:formula="of:=IF(OR([$Sheet1.H37]&lt;25;[$Sheet1.H37]&gt;974);&quot;XXX&quot;;&quot;OK&quot;)" office:value-type="string" office:string-value="OK" calcext:value-type="string">
            <text:p>OK</text:p>
          </table:table-cell>
          <table:table-cell table:formula="of:=IF(OR([$Sheet1.I37]&lt;25;[$Sheet1.I37]&gt;974);&quot;XXX&quot;;&quot;OK&quot;)" office:value-type="string" office:string-value="OK" calcext:value-type="string">
            <text:p>OK</text:p>
          </table:table-cell>
          <table:table-cell table:formula="of:=IF(OR([$Sheet1.J37]&lt;25;[$Sheet1.J37]&gt;974);&quot;XXX&quot;;&quot;OK&quot;)" office:value-type="string" office:string-value="OK" calcext:value-type="string">
            <text:p>OK</text:p>
          </table:table-cell>
          <table:table-cell table:formula="of:=IF(OR([$Sheet1.K37]&lt;25;[$Sheet1.K37]&gt;974);&quot;XXX&quot;;&quot;OK&quot;)" office:value-type="string" office:string-value="OK" calcext:value-type="string">
            <text:p>OK</text:p>
          </table:table-cell>
          <table:table-cell table:formula="of:=IF(OR([$Sheet1.L37]&lt;25;[$Sheet1.L37]&gt;974);&quot;XXX&quot;;&quot;OK&quot;)" office:value-type="string" office:string-value="OK" calcext:value-type="string">
            <text:p>OK</text:p>
          </table:table-cell>
          <table:table-cell table:formula="of:=IF(OR([$Sheet1.M37]&lt;25;[$Sheet1.M37]&gt;974);&quot;XXX&quot;;&quot;OK&quot;)" office:value-type="string" office:string-value="OK" calcext:value-type="string">
            <text:p>OK</text:p>
          </table:table-cell>
          <table:table-cell table:formula="of:=IF(OR([$Sheet1.N37]&lt;25;[$Sheet1.N37]&gt;974);&quot;XXX&quot;;&quot;OK&quot;)" office:value-type="string" office:string-value="OK" calcext:value-type="string">
            <text:p>OK</text:p>
          </table:table-cell>
          <table:table-cell table:formula="of:=IF(OR([$Sheet1.O37]&lt;25;[$Sheet1.O37]&gt;974);&quot;XXX&quot;;&quot;OK&quot;)" office:value-type="string" office:string-value="OK" calcext:value-type="string">
            <text:p>OK</text:p>
          </table:table-cell>
          <table:table-cell table:formula="of:=IF(OR([$Sheet1.P37]&lt;25;[$Sheet1.P37]&gt;974);&quot;XXX&quot;;&quot;OK&quot;)" office:value-type="string" office:string-value="OK" calcext:value-type="string">
            <text:p>OK</text:p>
          </table:table-cell>
          <table:table-cell table:formula="of:=IF(OR([$Sheet1.Q37]&lt;25;[$Sheet1.Q37]&gt;974);&quot;XXX&quot;;&quot;OK&quot;)" office:value-type="string" office:string-value="OK" calcext:value-type="string">
            <text:p>OK</text:p>
          </table:table-cell>
          <table:table-cell table:formula="of:=IF(OR([$Sheet1.R37]&lt;25;[$Sheet1.R37]&gt;974);&quot;XXX&quot;;&quot;OK&quot;)" office:value-type="string" office:string-value="OK" calcext:value-type="string">
            <text:p>OK</text:p>
          </table:table-cell>
          <table:table-cell table:formula="of:=IF(OR([$Sheet1.S37]&lt;25;[$Sheet1.S37]&gt;974);&quot;XXX&quot;;&quot;OK&quot;)" office:value-type="string" office:string-value="OK" calcext:value-type="string">
            <text:p>OK</text:p>
          </table:table-cell>
          <table:table-cell table:formula="of:=IF(OR([$Sheet1.T37]&lt;25;[$Sheet1.T37]&gt;974);&quot;XXX&quot;;&quot;OK&quot;)" office:value-type="string" office:string-value="OK" calcext:value-type="string">
            <text:p>OK</text:p>
          </table:table-cell>
          <table:table-cell table:formula="of:=IF(OR([$Sheet1.U37]&lt;25;[$Sheet1.U3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8]&lt;25;[$Sheet1.B38]&gt;974);&quot;XXX&quot;;&quot;OK&quot;)" office:value-type="string" office:string-value="OK" calcext:value-type="string">
            <text:p>OK</text:p>
          </table:table-cell>
          <table:table-cell table:formula="of:=IF(OR([$Sheet1.C38]&lt;25;[$Sheet1.C38]&gt;974);&quot;XXX&quot;;&quot;OK&quot;)" office:value-type="string" office:string-value="OK" calcext:value-type="string">
            <text:p>OK</text:p>
          </table:table-cell>
          <table:table-cell table:formula="of:=IF(OR([$Sheet1.D38]&lt;25;[$Sheet1.D38]&gt;974);&quot;XXX&quot;;&quot;OK&quot;)" office:value-type="string" office:string-value="OK" calcext:value-type="string">
            <text:p>OK</text:p>
          </table:table-cell>
          <table:table-cell table:formula="of:=IF(OR([$Sheet1.E38]&lt;25;[$Sheet1.E38]&gt;974);&quot;XXX&quot;;&quot;OK&quot;)" office:value-type="string" office:string-value="OK" calcext:value-type="string">
            <text:p>OK</text:p>
          </table:table-cell>
          <table:table-cell table:formula="of:=IF(OR([$Sheet1.F38]&lt;25;[$Sheet1.F38]&gt;974);&quot;XXX&quot;;&quot;OK&quot;)" office:value-type="string" office:string-value="OK" calcext:value-type="string">
            <text:p>OK</text:p>
          </table:table-cell>
          <table:table-cell table:formula="of:=IF(OR([$Sheet1.G38]&lt;25;[$Sheet1.G38]&gt;974);&quot;XXX&quot;;&quot;OK&quot;)" office:value-type="string" office:string-value="OK" calcext:value-type="string">
            <text:p>OK</text:p>
          </table:table-cell>
          <table:table-cell table:formula="of:=IF(OR([$Sheet1.H38]&lt;25;[$Sheet1.H38]&gt;974);&quot;XXX&quot;;&quot;OK&quot;)" office:value-type="string" office:string-value="OK" calcext:value-type="string">
            <text:p>OK</text:p>
          </table:table-cell>
          <table:table-cell table:formula="of:=IF(OR([$Sheet1.I38]&lt;25;[$Sheet1.I38]&gt;974);&quot;XXX&quot;;&quot;OK&quot;)" office:value-type="string" office:string-value="OK" calcext:value-type="string">
            <text:p>OK</text:p>
          </table:table-cell>
          <table:table-cell table:formula="of:=IF(OR([$Sheet1.J38]&lt;25;[$Sheet1.J38]&gt;974);&quot;XXX&quot;;&quot;OK&quot;)" office:value-type="string" office:string-value="OK" calcext:value-type="string">
            <text:p>OK</text:p>
          </table:table-cell>
          <table:table-cell table:formula="of:=IF(OR([$Sheet1.K38]&lt;25;[$Sheet1.K38]&gt;974);&quot;XXX&quot;;&quot;OK&quot;)" office:value-type="string" office:string-value="OK" calcext:value-type="string">
            <text:p>OK</text:p>
          </table:table-cell>
          <table:table-cell table:formula="of:=IF(OR([$Sheet1.L38]&lt;25;[$Sheet1.L38]&gt;974);&quot;XXX&quot;;&quot;OK&quot;)" office:value-type="string" office:string-value="OK" calcext:value-type="string">
            <text:p>OK</text:p>
          </table:table-cell>
          <table:table-cell table:formula="of:=IF(OR([$Sheet1.M38]&lt;25;[$Sheet1.M38]&gt;974);&quot;XXX&quot;;&quot;OK&quot;)" office:value-type="string" office:string-value="OK" calcext:value-type="string">
            <text:p>OK</text:p>
          </table:table-cell>
          <table:table-cell table:formula="of:=IF(OR([$Sheet1.N38]&lt;25;[$Sheet1.N38]&gt;974);&quot;XXX&quot;;&quot;OK&quot;)" office:value-type="string" office:string-value="OK" calcext:value-type="string">
            <text:p>OK</text:p>
          </table:table-cell>
          <table:table-cell table:formula="of:=IF(OR([$Sheet1.O38]&lt;25;[$Sheet1.O38]&gt;974);&quot;XXX&quot;;&quot;OK&quot;)" office:value-type="string" office:string-value="OK" calcext:value-type="string">
            <text:p>OK</text:p>
          </table:table-cell>
          <table:table-cell table:formula="of:=IF(OR([$Sheet1.P38]&lt;25;[$Sheet1.P38]&gt;974);&quot;XXX&quot;;&quot;OK&quot;)" office:value-type="string" office:string-value="OK" calcext:value-type="string">
            <text:p>OK</text:p>
          </table:table-cell>
          <table:table-cell table:formula="of:=IF(OR([$Sheet1.Q38]&lt;25;[$Sheet1.Q38]&gt;974);&quot;XXX&quot;;&quot;OK&quot;)" office:value-type="string" office:string-value="OK" calcext:value-type="string">
            <text:p>OK</text:p>
          </table:table-cell>
          <table:table-cell table:formula="of:=IF(OR([$Sheet1.R38]&lt;25;[$Sheet1.R38]&gt;974);&quot;XXX&quot;;&quot;OK&quot;)" office:value-type="string" office:string-value="OK" calcext:value-type="string">
            <text:p>OK</text:p>
          </table:table-cell>
          <table:table-cell table:formula="of:=IF(OR([$Sheet1.S38]&lt;25;[$Sheet1.S38]&gt;974);&quot;XXX&quot;;&quot;OK&quot;)" office:value-type="string" office:string-value="OK" calcext:value-type="string">
            <text:p>OK</text:p>
          </table:table-cell>
          <table:table-cell table:formula="of:=IF(OR([$Sheet1.T38]&lt;25;[$Sheet1.T38]&gt;974);&quot;XXX&quot;;&quot;OK&quot;)" office:value-type="string" office:string-value="OK" calcext:value-type="string">
            <text:p>OK</text:p>
          </table:table-cell>
          <table:table-cell table:formula="of:=IF(OR([$Sheet1.U38]&lt;25;[$Sheet1.U3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39]&lt;25;[$Sheet1.B39]&gt;974);&quot;XXX&quot;;&quot;OK&quot;)" office:value-type="string" office:string-value="OK" calcext:value-type="string">
            <text:p>OK</text:p>
          </table:table-cell>
          <table:table-cell table:formula="of:=IF(OR([$Sheet1.C39]&lt;25;[$Sheet1.C39]&gt;974);&quot;XXX&quot;;&quot;OK&quot;)" office:value-type="string" office:string-value="OK" calcext:value-type="string">
            <text:p>OK</text:p>
          </table:table-cell>
          <table:table-cell table:formula="of:=IF(OR([$Sheet1.D39]&lt;25;[$Sheet1.D39]&gt;974);&quot;XXX&quot;;&quot;OK&quot;)" office:value-type="string" office:string-value="OK" calcext:value-type="string">
            <text:p>OK</text:p>
          </table:table-cell>
          <table:table-cell table:formula="of:=IF(OR([$Sheet1.E39]&lt;25;[$Sheet1.E39]&gt;974);&quot;XXX&quot;;&quot;OK&quot;)" office:value-type="string" office:string-value="OK" calcext:value-type="string">
            <text:p>OK</text:p>
          </table:table-cell>
          <table:table-cell table:formula="of:=IF(OR([$Sheet1.F39]&lt;25;[$Sheet1.F39]&gt;974);&quot;XXX&quot;;&quot;OK&quot;)" office:value-type="string" office:string-value="OK" calcext:value-type="string">
            <text:p>OK</text:p>
          </table:table-cell>
          <table:table-cell table:formula="of:=IF(OR([$Sheet1.G39]&lt;25;[$Sheet1.G39]&gt;974);&quot;XXX&quot;;&quot;OK&quot;)" office:value-type="string" office:string-value="OK" calcext:value-type="string">
            <text:p>OK</text:p>
          </table:table-cell>
          <table:table-cell table:formula="of:=IF(OR([$Sheet1.H39]&lt;25;[$Sheet1.H39]&gt;974);&quot;XXX&quot;;&quot;OK&quot;)" office:value-type="string" office:string-value="OK" calcext:value-type="string">
            <text:p>OK</text:p>
          </table:table-cell>
          <table:table-cell table:formula="of:=IF(OR([$Sheet1.I39]&lt;25;[$Sheet1.I39]&gt;974);&quot;XXX&quot;;&quot;OK&quot;)" office:value-type="string" office:string-value="OK" calcext:value-type="string">
            <text:p>OK</text:p>
          </table:table-cell>
          <table:table-cell table:formula="of:=IF(OR([$Sheet1.J39]&lt;25;[$Sheet1.J39]&gt;974);&quot;XXX&quot;;&quot;OK&quot;)" office:value-type="string" office:string-value="OK" calcext:value-type="string">
            <text:p>OK</text:p>
          </table:table-cell>
          <table:table-cell table:formula="of:=IF(OR([$Sheet1.K39]&lt;25;[$Sheet1.K39]&gt;974);&quot;XXX&quot;;&quot;OK&quot;)" office:value-type="string" office:string-value="OK" calcext:value-type="string">
            <text:p>OK</text:p>
          </table:table-cell>
          <table:table-cell table:formula="of:=IF(OR([$Sheet1.L39]&lt;25;[$Sheet1.L39]&gt;974);&quot;XXX&quot;;&quot;OK&quot;)" office:value-type="string" office:string-value="OK" calcext:value-type="string">
            <text:p>OK</text:p>
          </table:table-cell>
          <table:table-cell table:formula="of:=IF(OR([$Sheet1.M39]&lt;25;[$Sheet1.M39]&gt;974);&quot;XXX&quot;;&quot;OK&quot;)" office:value-type="string" office:string-value="OK" calcext:value-type="string">
            <text:p>OK</text:p>
          </table:table-cell>
          <table:table-cell table:formula="of:=IF(OR([$Sheet1.N39]&lt;25;[$Sheet1.N39]&gt;974);&quot;XXX&quot;;&quot;OK&quot;)" office:value-type="string" office:string-value="OK" calcext:value-type="string">
            <text:p>OK</text:p>
          </table:table-cell>
          <table:table-cell table:formula="of:=IF(OR([$Sheet1.O39]&lt;25;[$Sheet1.O39]&gt;974);&quot;XXX&quot;;&quot;OK&quot;)" office:value-type="string" office:string-value="OK" calcext:value-type="string">
            <text:p>OK</text:p>
          </table:table-cell>
          <table:table-cell table:formula="of:=IF(OR([$Sheet1.P39]&lt;25;[$Sheet1.P39]&gt;974);&quot;XXX&quot;;&quot;OK&quot;)" office:value-type="string" office:string-value="OK" calcext:value-type="string">
            <text:p>OK</text:p>
          </table:table-cell>
          <table:table-cell table:formula="of:=IF(OR([$Sheet1.Q39]&lt;25;[$Sheet1.Q39]&gt;974);&quot;XXX&quot;;&quot;OK&quot;)" office:value-type="string" office:string-value="OK" calcext:value-type="string">
            <text:p>OK</text:p>
          </table:table-cell>
          <table:table-cell table:formula="of:=IF(OR([$Sheet1.R39]&lt;25;[$Sheet1.R39]&gt;974);&quot;XXX&quot;;&quot;OK&quot;)" office:value-type="string" office:string-value="OK" calcext:value-type="string">
            <text:p>OK</text:p>
          </table:table-cell>
          <table:table-cell table:formula="of:=IF(OR([$Sheet1.S39]&lt;25;[$Sheet1.S39]&gt;974);&quot;XXX&quot;;&quot;OK&quot;)" office:value-type="string" office:string-value="OK" calcext:value-type="string">
            <text:p>OK</text:p>
          </table:table-cell>
          <table:table-cell table:formula="of:=IF(OR([$Sheet1.T39]&lt;25;[$Sheet1.T39]&gt;974);&quot;XXX&quot;;&quot;OK&quot;)" office:value-type="string" office:string-value="OK" calcext:value-type="string">
            <text:p>OK</text:p>
          </table:table-cell>
          <table:table-cell table:formula="of:=IF(OR([$Sheet1.U39]&lt;25;[$Sheet1.U3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0]&lt;25;[$Sheet1.B40]&gt;974);&quot;XXX&quot;;&quot;OK&quot;)" office:value-type="string" office:string-value="OK" calcext:value-type="string">
            <text:p>OK</text:p>
          </table:table-cell>
          <table:table-cell table:formula="of:=IF(OR([$Sheet1.C40]&lt;25;[$Sheet1.C40]&gt;974);&quot;XXX&quot;;&quot;OK&quot;)" office:value-type="string" office:string-value="OK" calcext:value-type="string">
            <text:p>OK</text:p>
          </table:table-cell>
          <table:table-cell table:formula="of:=IF(OR([$Sheet1.D40]&lt;25;[$Sheet1.D40]&gt;974);&quot;XXX&quot;;&quot;OK&quot;)" office:value-type="string" office:string-value="OK" calcext:value-type="string">
            <text:p>OK</text:p>
          </table:table-cell>
          <table:table-cell table:formula="of:=IF(OR([$Sheet1.E40]&lt;25;[$Sheet1.E40]&gt;974);&quot;XXX&quot;;&quot;OK&quot;)" office:value-type="string" office:string-value="OK" calcext:value-type="string">
            <text:p>OK</text:p>
          </table:table-cell>
          <table:table-cell table:formula="of:=IF(OR([$Sheet1.F40]&lt;25;[$Sheet1.F40]&gt;974);&quot;XXX&quot;;&quot;OK&quot;)" office:value-type="string" office:string-value="OK" calcext:value-type="string">
            <text:p>OK</text:p>
          </table:table-cell>
          <table:table-cell table:formula="of:=IF(OR([$Sheet1.G40]&lt;25;[$Sheet1.G40]&gt;974);&quot;XXX&quot;;&quot;OK&quot;)" office:value-type="string" office:string-value="OK" calcext:value-type="string">
            <text:p>OK</text:p>
          </table:table-cell>
          <table:table-cell table:formula="of:=IF(OR([$Sheet1.H40]&lt;25;[$Sheet1.H40]&gt;974);&quot;XXX&quot;;&quot;OK&quot;)" office:value-type="string" office:string-value="OK" calcext:value-type="string">
            <text:p>OK</text:p>
          </table:table-cell>
          <table:table-cell table:formula="of:=IF(OR([$Sheet1.I40]&lt;25;[$Sheet1.I40]&gt;974);&quot;XXX&quot;;&quot;OK&quot;)" office:value-type="string" office:string-value="OK" calcext:value-type="string">
            <text:p>OK</text:p>
          </table:table-cell>
          <table:table-cell table:formula="of:=IF(OR([$Sheet1.J40]&lt;25;[$Sheet1.J40]&gt;974);&quot;XXX&quot;;&quot;OK&quot;)" office:value-type="string" office:string-value="OK" calcext:value-type="string">
            <text:p>OK</text:p>
          </table:table-cell>
          <table:table-cell table:formula="of:=IF(OR([$Sheet1.K40]&lt;25;[$Sheet1.K40]&gt;974);&quot;XXX&quot;;&quot;OK&quot;)" office:value-type="string" office:string-value="OK" calcext:value-type="string">
            <text:p>OK</text:p>
          </table:table-cell>
          <table:table-cell table:formula="of:=IF(OR([$Sheet1.L40]&lt;25;[$Sheet1.L40]&gt;974);&quot;XXX&quot;;&quot;OK&quot;)" office:value-type="string" office:string-value="OK" calcext:value-type="string">
            <text:p>OK</text:p>
          </table:table-cell>
          <table:table-cell table:formula="of:=IF(OR([$Sheet1.M40]&lt;25;[$Sheet1.M40]&gt;974);&quot;XXX&quot;;&quot;OK&quot;)" office:value-type="string" office:string-value="OK" calcext:value-type="string">
            <text:p>OK</text:p>
          </table:table-cell>
          <table:table-cell table:formula="of:=IF(OR([$Sheet1.N40]&lt;25;[$Sheet1.N40]&gt;974);&quot;XXX&quot;;&quot;OK&quot;)" office:value-type="string" office:string-value="OK" calcext:value-type="string">
            <text:p>OK</text:p>
          </table:table-cell>
          <table:table-cell table:formula="of:=IF(OR([$Sheet1.O40]&lt;25;[$Sheet1.O40]&gt;974);&quot;XXX&quot;;&quot;OK&quot;)" office:value-type="string" office:string-value="OK" calcext:value-type="string">
            <text:p>OK</text:p>
          </table:table-cell>
          <table:table-cell table:formula="of:=IF(OR([$Sheet1.P40]&lt;25;[$Sheet1.P40]&gt;974);&quot;XXX&quot;;&quot;OK&quot;)" office:value-type="string" office:string-value="OK" calcext:value-type="string">
            <text:p>OK</text:p>
          </table:table-cell>
          <table:table-cell table:formula="of:=IF(OR([$Sheet1.Q40]&lt;25;[$Sheet1.Q40]&gt;974);&quot;XXX&quot;;&quot;OK&quot;)" office:value-type="string" office:string-value="OK" calcext:value-type="string">
            <text:p>OK</text:p>
          </table:table-cell>
          <table:table-cell table:formula="of:=IF(OR([$Sheet1.R40]&lt;25;[$Sheet1.R40]&gt;974);&quot;XXX&quot;;&quot;OK&quot;)" office:value-type="string" office:string-value="OK" calcext:value-type="string">
            <text:p>OK</text:p>
          </table:table-cell>
          <table:table-cell table:formula="of:=IF(OR([$Sheet1.S40]&lt;25;[$Sheet1.S40]&gt;974);&quot;XXX&quot;;&quot;OK&quot;)" office:value-type="string" office:string-value="OK" calcext:value-type="string">
            <text:p>OK</text:p>
          </table:table-cell>
          <table:table-cell table:formula="of:=IF(OR([$Sheet1.T40]&lt;25;[$Sheet1.T40]&gt;974);&quot;XXX&quot;;&quot;OK&quot;)" office:value-type="string" office:string-value="OK" calcext:value-type="string">
            <text:p>OK</text:p>
          </table:table-cell>
          <table:table-cell table:formula="of:=IF(OR([$Sheet1.U40]&lt;25;[$Sheet1.U4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1]&lt;25;[$Sheet1.B41]&gt;974);&quot;XXX&quot;;&quot;OK&quot;)" office:value-type="string" office:string-value="OK" calcext:value-type="string">
            <text:p>OK</text:p>
          </table:table-cell>
          <table:table-cell table:formula="of:=IF(OR([$Sheet1.C41]&lt;25;[$Sheet1.C41]&gt;974);&quot;XXX&quot;;&quot;OK&quot;)" office:value-type="string" office:string-value="OK" calcext:value-type="string">
            <text:p>OK</text:p>
          </table:table-cell>
          <table:table-cell table:formula="of:=IF(OR([$Sheet1.D41]&lt;25;[$Sheet1.D41]&gt;974);&quot;XXX&quot;;&quot;OK&quot;)" office:value-type="string" office:string-value="OK" calcext:value-type="string">
            <text:p>OK</text:p>
          </table:table-cell>
          <table:table-cell table:formula="of:=IF(OR([$Sheet1.E41]&lt;25;[$Sheet1.E41]&gt;974);&quot;XXX&quot;;&quot;OK&quot;)" office:value-type="string" office:string-value="OK" calcext:value-type="string">
            <text:p>OK</text:p>
          </table:table-cell>
          <table:table-cell table:formula="of:=IF(OR([$Sheet1.F41]&lt;25;[$Sheet1.F41]&gt;974);&quot;XXX&quot;;&quot;OK&quot;)" office:value-type="string" office:string-value="OK" calcext:value-type="string">
            <text:p>OK</text:p>
          </table:table-cell>
          <table:table-cell table:formula="of:=IF(OR([$Sheet1.G41]&lt;25;[$Sheet1.G41]&gt;974);&quot;XXX&quot;;&quot;OK&quot;)" office:value-type="string" office:string-value="OK" calcext:value-type="string">
            <text:p>OK</text:p>
          </table:table-cell>
          <table:table-cell table:formula="of:=IF(OR([$Sheet1.H41]&lt;25;[$Sheet1.H41]&gt;974);&quot;XXX&quot;;&quot;OK&quot;)" office:value-type="string" office:string-value="OK" calcext:value-type="string">
            <text:p>OK</text:p>
          </table:table-cell>
          <table:table-cell table:formula="of:=IF(OR([$Sheet1.I41]&lt;25;[$Sheet1.I41]&gt;974);&quot;XXX&quot;;&quot;OK&quot;)" office:value-type="string" office:string-value="OK" calcext:value-type="string">
            <text:p>OK</text:p>
          </table:table-cell>
          <table:table-cell table:formula="of:=IF(OR([$Sheet1.J41]&lt;25;[$Sheet1.J41]&gt;974);&quot;XXX&quot;;&quot;OK&quot;)" office:value-type="string" office:string-value="OK" calcext:value-type="string">
            <text:p>OK</text:p>
          </table:table-cell>
          <table:table-cell table:formula="of:=IF(OR([$Sheet1.K41]&lt;25;[$Sheet1.K41]&gt;974);&quot;XXX&quot;;&quot;OK&quot;)" office:value-type="string" office:string-value="OK" calcext:value-type="string">
            <text:p>OK</text:p>
          </table:table-cell>
          <table:table-cell table:formula="of:=IF(OR([$Sheet1.L41]&lt;25;[$Sheet1.L41]&gt;974);&quot;XXX&quot;;&quot;OK&quot;)" office:value-type="string" office:string-value="OK" calcext:value-type="string">
            <text:p>OK</text:p>
          </table:table-cell>
          <table:table-cell table:formula="of:=IF(OR([$Sheet1.M41]&lt;25;[$Sheet1.M41]&gt;974);&quot;XXX&quot;;&quot;OK&quot;)" office:value-type="string" office:string-value="OK" calcext:value-type="string">
            <text:p>OK</text:p>
          </table:table-cell>
          <table:table-cell table:formula="of:=IF(OR([$Sheet1.N41]&lt;25;[$Sheet1.N41]&gt;974);&quot;XXX&quot;;&quot;OK&quot;)" office:value-type="string" office:string-value="OK" calcext:value-type="string">
            <text:p>OK</text:p>
          </table:table-cell>
          <table:table-cell table:formula="of:=IF(OR([$Sheet1.O41]&lt;25;[$Sheet1.O41]&gt;974);&quot;XXX&quot;;&quot;OK&quot;)" office:value-type="string" office:string-value="OK" calcext:value-type="string">
            <text:p>OK</text:p>
          </table:table-cell>
          <table:table-cell table:formula="of:=IF(OR([$Sheet1.P41]&lt;25;[$Sheet1.P41]&gt;974);&quot;XXX&quot;;&quot;OK&quot;)" office:value-type="string" office:string-value="OK" calcext:value-type="string">
            <text:p>OK</text:p>
          </table:table-cell>
          <table:table-cell table:formula="of:=IF(OR([$Sheet1.Q41]&lt;25;[$Sheet1.Q41]&gt;974);&quot;XXX&quot;;&quot;OK&quot;)" office:value-type="string" office:string-value="OK" calcext:value-type="string">
            <text:p>OK</text:p>
          </table:table-cell>
          <table:table-cell table:formula="of:=IF(OR([$Sheet1.R41]&lt;25;[$Sheet1.R41]&gt;974);&quot;XXX&quot;;&quot;OK&quot;)" office:value-type="string" office:string-value="OK" calcext:value-type="string">
            <text:p>OK</text:p>
          </table:table-cell>
          <table:table-cell table:formula="of:=IF(OR([$Sheet1.S41]&lt;25;[$Sheet1.S41]&gt;974);&quot;XXX&quot;;&quot;OK&quot;)" office:value-type="string" office:string-value="OK" calcext:value-type="string">
            <text:p>OK</text:p>
          </table:table-cell>
          <table:table-cell table:formula="of:=IF(OR([$Sheet1.T41]&lt;25;[$Sheet1.T41]&gt;974);&quot;XXX&quot;;&quot;OK&quot;)" office:value-type="string" office:string-value="OK" calcext:value-type="string">
            <text:p>OK</text:p>
          </table:table-cell>
          <table:table-cell table:formula="of:=IF(OR([$Sheet1.U41]&lt;25;[$Sheet1.U4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2]&lt;25;[$Sheet1.B42]&gt;974);&quot;XXX&quot;;&quot;OK&quot;)" office:value-type="string" office:string-value="OK" calcext:value-type="string">
            <text:p>OK</text:p>
          </table:table-cell>
          <table:table-cell table:formula="of:=IF(OR([$Sheet1.C42]&lt;25;[$Sheet1.C42]&gt;974);&quot;XXX&quot;;&quot;OK&quot;)" office:value-type="string" office:string-value="OK" calcext:value-type="string">
            <text:p>OK</text:p>
          </table:table-cell>
          <table:table-cell table:formula="of:=IF(OR([$Sheet1.D42]&lt;25;[$Sheet1.D42]&gt;974);&quot;XXX&quot;;&quot;OK&quot;)" office:value-type="string" office:string-value="OK" calcext:value-type="string">
            <text:p>OK</text:p>
          </table:table-cell>
          <table:table-cell table:formula="of:=IF(OR([$Sheet1.E42]&lt;25;[$Sheet1.E42]&gt;974);&quot;XXX&quot;;&quot;OK&quot;)" office:value-type="string" office:string-value="OK" calcext:value-type="string">
            <text:p>OK</text:p>
          </table:table-cell>
          <table:table-cell table:formula="of:=IF(OR([$Sheet1.F42]&lt;25;[$Sheet1.F42]&gt;974);&quot;XXX&quot;;&quot;OK&quot;)" office:value-type="string" office:string-value="OK" calcext:value-type="string">
            <text:p>OK</text:p>
          </table:table-cell>
          <table:table-cell table:formula="of:=IF(OR([$Sheet1.G42]&lt;25;[$Sheet1.G42]&gt;974);&quot;XXX&quot;;&quot;OK&quot;)" office:value-type="string" office:string-value="OK" calcext:value-type="string">
            <text:p>OK</text:p>
          </table:table-cell>
          <table:table-cell table:formula="of:=IF(OR([$Sheet1.H42]&lt;25;[$Sheet1.H42]&gt;974);&quot;XXX&quot;;&quot;OK&quot;)" office:value-type="string" office:string-value="OK" calcext:value-type="string">
            <text:p>OK</text:p>
          </table:table-cell>
          <table:table-cell table:formula="of:=IF(OR([$Sheet1.I42]&lt;25;[$Sheet1.I42]&gt;974);&quot;XXX&quot;;&quot;OK&quot;)" office:value-type="string" office:string-value="OK" calcext:value-type="string">
            <text:p>OK</text:p>
          </table:table-cell>
          <table:table-cell table:formula="of:=IF(OR([$Sheet1.J42]&lt;25;[$Sheet1.J42]&gt;974);&quot;XXX&quot;;&quot;OK&quot;)" office:value-type="string" office:string-value="OK" calcext:value-type="string">
            <text:p>OK</text:p>
          </table:table-cell>
          <table:table-cell table:formula="of:=IF(OR([$Sheet1.K42]&lt;25;[$Sheet1.K42]&gt;974);&quot;XXX&quot;;&quot;OK&quot;)" office:value-type="string" office:string-value="OK" calcext:value-type="string">
            <text:p>OK</text:p>
          </table:table-cell>
          <table:table-cell table:formula="of:=IF(OR([$Sheet1.L42]&lt;25;[$Sheet1.L42]&gt;974);&quot;XXX&quot;;&quot;OK&quot;)" office:value-type="string" office:string-value="OK" calcext:value-type="string">
            <text:p>OK</text:p>
          </table:table-cell>
          <table:table-cell table:formula="of:=IF(OR([$Sheet1.M42]&lt;25;[$Sheet1.M42]&gt;974);&quot;XXX&quot;;&quot;OK&quot;)" office:value-type="string" office:string-value="OK" calcext:value-type="string">
            <text:p>OK</text:p>
          </table:table-cell>
          <table:table-cell table:formula="of:=IF(OR([$Sheet1.N42]&lt;25;[$Sheet1.N42]&gt;974);&quot;XXX&quot;;&quot;OK&quot;)" office:value-type="string" office:string-value="OK" calcext:value-type="string">
            <text:p>OK</text:p>
          </table:table-cell>
          <table:table-cell table:formula="of:=IF(OR([$Sheet1.O42]&lt;25;[$Sheet1.O42]&gt;974);&quot;XXX&quot;;&quot;OK&quot;)" office:value-type="string" office:string-value="OK" calcext:value-type="string">
            <text:p>OK</text:p>
          </table:table-cell>
          <table:table-cell table:formula="of:=IF(OR([$Sheet1.P42]&lt;25;[$Sheet1.P42]&gt;974);&quot;XXX&quot;;&quot;OK&quot;)" office:value-type="string" office:string-value="OK" calcext:value-type="string">
            <text:p>OK</text:p>
          </table:table-cell>
          <table:table-cell table:formula="of:=IF(OR([$Sheet1.Q42]&lt;25;[$Sheet1.Q42]&gt;974);&quot;XXX&quot;;&quot;OK&quot;)" office:value-type="string" office:string-value="OK" calcext:value-type="string">
            <text:p>OK</text:p>
          </table:table-cell>
          <table:table-cell table:formula="of:=IF(OR([$Sheet1.R42]&lt;25;[$Sheet1.R42]&gt;974);&quot;XXX&quot;;&quot;OK&quot;)" office:value-type="string" office:string-value="OK" calcext:value-type="string">
            <text:p>OK</text:p>
          </table:table-cell>
          <table:table-cell table:formula="of:=IF(OR([$Sheet1.S42]&lt;25;[$Sheet1.S42]&gt;974);&quot;XXX&quot;;&quot;OK&quot;)" office:value-type="string" office:string-value="OK" calcext:value-type="string">
            <text:p>OK</text:p>
          </table:table-cell>
          <table:table-cell table:formula="of:=IF(OR([$Sheet1.T42]&lt;25;[$Sheet1.T42]&gt;974);&quot;XXX&quot;;&quot;OK&quot;)" office:value-type="string" office:string-value="OK" calcext:value-type="string">
            <text:p>OK</text:p>
          </table:table-cell>
          <table:table-cell table:formula="of:=IF(OR([$Sheet1.U42]&lt;25;[$Sheet1.U4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3]&lt;25;[$Sheet1.B43]&gt;974);&quot;XXX&quot;;&quot;OK&quot;)" office:value-type="string" office:string-value="OK" calcext:value-type="string">
            <text:p>OK</text:p>
          </table:table-cell>
          <table:table-cell table:formula="of:=IF(OR([$Sheet1.C43]&lt;25;[$Sheet1.C43]&gt;974);&quot;XXX&quot;;&quot;OK&quot;)" office:value-type="string" office:string-value="OK" calcext:value-type="string">
            <text:p>OK</text:p>
          </table:table-cell>
          <table:table-cell table:formula="of:=IF(OR([$Sheet1.D43]&lt;25;[$Sheet1.D43]&gt;974);&quot;XXX&quot;;&quot;OK&quot;)" office:value-type="string" office:string-value="OK" calcext:value-type="string">
            <text:p>OK</text:p>
          </table:table-cell>
          <table:table-cell table:formula="of:=IF(OR([$Sheet1.E43]&lt;25;[$Sheet1.E43]&gt;974);&quot;XXX&quot;;&quot;OK&quot;)" office:value-type="string" office:string-value="OK" calcext:value-type="string">
            <text:p>OK</text:p>
          </table:table-cell>
          <table:table-cell table:formula="of:=IF(OR([$Sheet1.F43]&lt;25;[$Sheet1.F43]&gt;974);&quot;XXX&quot;;&quot;OK&quot;)" office:value-type="string" office:string-value="OK" calcext:value-type="string">
            <text:p>OK</text:p>
          </table:table-cell>
          <table:table-cell table:formula="of:=IF(OR([$Sheet1.G43]&lt;25;[$Sheet1.G43]&gt;974);&quot;XXX&quot;;&quot;OK&quot;)" office:value-type="string" office:string-value="OK" calcext:value-type="string">
            <text:p>OK</text:p>
          </table:table-cell>
          <table:table-cell table:formula="of:=IF(OR([$Sheet1.H43]&lt;25;[$Sheet1.H43]&gt;974);&quot;XXX&quot;;&quot;OK&quot;)" office:value-type="string" office:string-value="OK" calcext:value-type="string">
            <text:p>OK</text:p>
          </table:table-cell>
          <table:table-cell table:formula="of:=IF(OR([$Sheet1.I43]&lt;25;[$Sheet1.I43]&gt;974);&quot;XXX&quot;;&quot;OK&quot;)" office:value-type="string" office:string-value="OK" calcext:value-type="string">
            <text:p>OK</text:p>
          </table:table-cell>
          <table:table-cell table:formula="of:=IF(OR([$Sheet1.J43]&lt;25;[$Sheet1.J43]&gt;974);&quot;XXX&quot;;&quot;OK&quot;)" office:value-type="string" office:string-value="OK" calcext:value-type="string">
            <text:p>OK</text:p>
          </table:table-cell>
          <table:table-cell table:formula="of:=IF(OR([$Sheet1.K43]&lt;25;[$Sheet1.K43]&gt;974);&quot;XXX&quot;;&quot;OK&quot;)" office:value-type="string" office:string-value="OK" calcext:value-type="string">
            <text:p>OK</text:p>
          </table:table-cell>
          <table:table-cell table:formula="of:=IF(OR([$Sheet1.L43]&lt;25;[$Sheet1.L43]&gt;974);&quot;XXX&quot;;&quot;OK&quot;)" office:value-type="string" office:string-value="OK" calcext:value-type="string">
            <text:p>OK</text:p>
          </table:table-cell>
          <table:table-cell table:formula="of:=IF(OR([$Sheet1.M43]&lt;25;[$Sheet1.M43]&gt;974);&quot;XXX&quot;;&quot;OK&quot;)" office:value-type="string" office:string-value="OK" calcext:value-type="string">
            <text:p>OK</text:p>
          </table:table-cell>
          <table:table-cell table:formula="of:=IF(OR([$Sheet1.N43]&lt;25;[$Sheet1.N43]&gt;974);&quot;XXX&quot;;&quot;OK&quot;)" office:value-type="string" office:string-value="OK" calcext:value-type="string">
            <text:p>OK</text:p>
          </table:table-cell>
          <table:table-cell table:formula="of:=IF(OR([$Sheet1.O43]&lt;25;[$Sheet1.O43]&gt;974);&quot;XXX&quot;;&quot;OK&quot;)" office:value-type="string" office:string-value="OK" calcext:value-type="string">
            <text:p>OK</text:p>
          </table:table-cell>
          <table:table-cell table:formula="of:=IF(OR([$Sheet1.P43]&lt;25;[$Sheet1.P43]&gt;974);&quot;XXX&quot;;&quot;OK&quot;)" office:value-type="string" office:string-value="OK" calcext:value-type="string">
            <text:p>OK</text:p>
          </table:table-cell>
          <table:table-cell table:formula="of:=IF(OR([$Sheet1.Q43]&lt;25;[$Sheet1.Q43]&gt;974);&quot;XXX&quot;;&quot;OK&quot;)" office:value-type="string" office:string-value="OK" calcext:value-type="string">
            <text:p>OK</text:p>
          </table:table-cell>
          <table:table-cell table:formula="of:=IF(OR([$Sheet1.R43]&lt;25;[$Sheet1.R43]&gt;974);&quot;XXX&quot;;&quot;OK&quot;)" office:value-type="string" office:string-value="OK" calcext:value-type="string">
            <text:p>OK</text:p>
          </table:table-cell>
          <table:table-cell table:formula="of:=IF(OR([$Sheet1.S43]&lt;25;[$Sheet1.S43]&gt;974);&quot;XXX&quot;;&quot;OK&quot;)" office:value-type="string" office:string-value="OK" calcext:value-type="string">
            <text:p>OK</text:p>
          </table:table-cell>
          <table:table-cell table:formula="of:=IF(OR([$Sheet1.T43]&lt;25;[$Sheet1.T43]&gt;974);&quot;XXX&quot;;&quot;OK&quot;)" office:value-type="string" office:string-value="OK" calcext:value-type="string">
            <text:p>OK</text:p>
          </table:table-cell>
          <table:table-cell table:formula="of:=IF(OR([$Sheet1.U43]&lt;25;[$Sheet1.U4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4]&lt;25;[$Sheet1.B44]&gt;974);&quot;XXX&quot;;&quot;OK&quot;)" office:value-type="string" office:string-value="OK" calcext:value-type="string">
            <text:p>OK</text:p>
          </table:table-cell>
          <table:table-cell table:formula="of:=IF(OR([$Sheet1.C44]&lt;25;[$Sheet1.C44]&gt;974);&quot;XXX&quot;;&quot;OK&quot;)" office:value-type="string" office:string-value="OK" calcext:value-type="string">
            <text:p>OK</text:p>
          </table:table-cell>
          <table:table-cell table:formula="of:=IF(OR([$Sheet1.D44]&lt;25;[$Sheet1.D44]&gt;974);&quot;XXX&quot;;&quot;OK&quot;)" office:value-type="string" office:string-value="OK" calcext:value-type="string">
            <text:p>OK</text:p>
          </table:table-cell>
          <table:table-cell table:formula="of:=IF(OR([$Sheet1.E44]&lt;25;[$Sheet1.E44]&gt;974);&quot;XXX&quot;;&quot;OK&quot;)" office:value-type="string" office:string-value="OK" calcext:value-type="string">
            <text:p>OK</text:p>
          </table:table-cell>
          <table:table-cell table:formula="of:=IF(OR([$Sheet1.F44]&lt;25;[$Sheet1.F44]&gt;974);&quot;XXX&quot;;&quot;OK&quot;)" office:value-type="string" office:string-value="OK" calcext:value-type="string">
            <text:p>OK</text:p>
          </table:table-cell>
          <table:table-cell table:formula="of:=IF(OR([$Sheet1.G44]&lt;25;[$Sheet1.G44]&gt;974);&quot;XXX&quot;;&quot;OK&quot;)" office:value-type="string" office:string-value="OK" calcext:value-type="string">
            <text:p>OK</text:p>
          </table:table-cell>
          <table:table-cell table:formula="of:=IF(OR([$Sheet1.H44]&lt;25;[$Sheet1.H44]&gt;974);&quot;XXX&quot;;&quot;OK&quot;)" office:value-type="string" office:string-value="OK" calcext:value-type="string">
            <text:p>OK</text:p>
          </table:table-cell>
          <table:table-cell table:formula="of:=IF(OR([$Sheet1.I44]&lt;25;[$Sheet1.I44]&gt;974);&quot;XXX&quot;;&quot;OK&quot;)" office:value-type="string" office:string-value="OK" calcext:value-type="string">
            <text:p>OK</text:p>
          </table:table-cell>
          <table:table-cell table:formula="of:=IF(OR([$Sheet1.J44]&lt;25;[$Sheet1.J44]&gt;974);&quot;XXX&quot;;&quot;OK&quot;)" office:value-type="string" office:string-value="OK" calcext:value-type="string">
            <text:p>OK</text:p>
          </table:table-cell>
          <table:table-cell table:formula="of:=IF(OR([$Sheet1.K44]&lt;25;[$Sheet1.K44]&gt;974);&quot;XXX&quot;;&quot;OK&quot;)" office:value-type="string" office:string-value="OK" calcext:value-type="string">
            <text:p>OK</text:p>
          </table:table-cell>
          <table:table-cell table:formula="of:=IF(OR([$Sheet1.L44]&lt;25;[$Sheet1.L44]&gt;974);&quot;XXX&quot;;&quot;OK&quot;)" office:value-type="string" office:string-value="OK" calcext:value-type="string">
            <text:p>OK</text:p>
          </table:table-cell>
          <table:table-cell table:formula="of:=IF(OR([$Sheet1.M44]&lt;25;[$Sheet1.M44]&gt;974);&quot;XXX&quot;;&quot;OK&quot;)" office:value-type="string" office:string-value="OK" calcext:value-type="string">
            <text:p>OK</text:p>
          </table:table-cell>
          <table:table-cell table:formula="of:=IF(OR([$Sheet1.N44]&lt;25;[$Sheet1.N44]&gt;974);&quot;XXX&quot;;&quot;OK&quot;)" office:value-type="string" office:string-value="OK" calcext:value-type="string">
            <text:p>OK</text:p>
          </table:table-cell>
          <table:table-cell table:formula="of:=IF(OR([$Sheet1.O44]&lt;25;[$Sheet1.O44]&gt;974);&quot;XXX&quot;;&quot;OK&quot;)" office:value-type="string" office:string-value="OK" calcext:value-type="string">
            <text:p>OK</text:p>
          </table:table-cell>
          <table:table-cell table:formula="of:=IF(OR([$Sheet1.P44]&lt;25;[$Sheet1.P44]&gt;974);&quot;XXX&quot;;&quot;OK&quot;)" office:value-type="string" office:string-value="OK" calcext:value-type="string">
            <text:p>OK</text:p>
          </table:table-cell>
          <table:table-cell table:formula="of:=IF(OR([$Sheet1.Q44]&lt;25;[$Sheet1.Q44]&gt;974);&quot;XXX&quot;;&quot;OK&quot;)" office:value-type="string" office:string-value="OK" calcext:value-type="string">
            <text:p>OK</text:p>
          </table:table-cell>
          <table:table-cell table:formula="of:=IF(OR([$Sheet1.R44]&lt;25;[$Sheet1.R44]&gt;974);&quot;XXX&quot;;&quot;OK&quot;)" office:value-type="string" office:string-value="OK" calcext:value-type="string">
            <text:p>OK</text:p>
          </table:table-cell>
          <table:table-cell table:formula="of:=IF(OR([$Sheet1.S44]&lt;25;[$Sheet1.S44]&gt;974);&quot;XXX&quot;;&quot;OK&quot;)" office:value-type="string" office:string-value="OK" calcext:value-type="string">
            <text:p>OK</text:p>
          </table:table-cell>
          <table:table-cell table:formula="of:=IF(OR([$Sheet1.T44]&lt;25;[$Sheet1.T44]&gt;974);&quot;XXX&quot;;&quot;OK&quot;)" office:value-type="string" office:string-value="OK" calcext:value-type="string">
            <text:p>OK</text:p>
          </table:table-cell>
          <table:table-cell table:formula="of:=IF(OR([$Sheet1.U44]&lt;25;[$Sheet1.U4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5]&lt;25;[$Sheet1.B45]&gt;974);&quot;XXX&quot;;&quot;OK&quot;)" office:value-type="string" office:string-value="OK" calcext:value-type="string">
            <text:p>OK</text:p>
          </table:table-cell>
          <table:table-cell table:formula="of:=IF(OR([$Sheet1.C45]&lt;25;[$Sheet1.C45]&gt;974);&quot;XXX&quot;;&quot;OK&quot;)" office:value-type="string" office:string-value="OK" calcext:value-type="string">
            <text:p>OK</text:p>
          </table:table-cell>
          <table:table-cell table:formula="of:=IF(OR([$Sheet1.D45]&lt;25;[$Sheet1.D45]&gt;974);&quot;XXX&quot;;&quot;OK&quot;)" office:value-type="string" office:string-value="OK" calcext:value-type="string">
            <text:p>OK</text:p>
          </table:table-cell>
          <table:table-cell table:formula="of:=IF(OR([$Sheet1.E45]&lt;25;[$Sheet1.E45]&gt;974);&quot;XXX&quot;;&quot;OK&quot;)" office:value-type="string" office:string-value="OK" calcext:value-type="string">
            <text:p>OK</text:p>
          </table:table-cell>
          <table:table-cell table:formula="of:=IF(OR([$Sheet1.F45]&lt;25;[$Sheet1.F45]&gt;974);&quot;XXX&quot;;&quot;OK&quot;)" office:value-type="string" office:string-value="OK" calcext:value-type="string">
            <text:p>OK</text:p>
          </table:table-cell>
          <table:table-cell table:formula="of:=IF(OR([$Sheet1.G45]&lt;25;[$Sheet1.G45]&gt;974);&quot;XXX&quot;;&quot;OK&quot;)" office:value-type="string" office:string-value="OK" calcext:value-type="string">
            <text:p>OK</text:p>
          </table:table-cell>
          <table:table-cell table:formula="of:=IF(OR([$Sheet1.H45]&lt;25;[$Sheet1.H45]&gt;974);&quot;XXX&quot;;&quot;OK&quot;)" office:value-type="string" office:string-value="OK" calcext:value-type="string">
            <text:p>OK</text:p>
          </table:table-cell>
          <table:table-cell table:formula="of:=IF(OR([$Sheet1.I45]&lt;25;[$Sheet1.I45]&gt;974);&quot;XXX&quot;;&quot;OK&quot;)" office:value-type="string" office:string-value="OK" calcext:value-type="string">
            <text:p>OK</text:p>
          </table:table-cell>
          <table:table-cell table:formula="of:=IF(OR([$Sheet1.J45]&lt;25;[$Sheet1.J45]&gt;974);&quot;XXX&quot;;&quot;OK&quot;)" office:value-type="string" office:string-value="OK" calcext:value-type="string">
            <text:p>OK</text:p>
          </table:table-cell>
          <table:table-cell table:formula="of:=IF(OR([$Sheet1.K45]&lt;25;[$Sheet1.K45]&gt;974);&quot;XXX&quot;;&quot;OK&quot;)" office:value-type="string" office:string-value="OK" calcext:value-type="string">
            <text:p>OK</text:p>
          </table:table-cell>
          <table:table-cell table:formula="of:=IF(OR([$Sheet1.L45]&lt;25;[$Sheet1.L45]&gt;974);&quot;XXX&quot;;&quot;OK&quot;)" office:value-type="string" office:string-value="OK" calcext:value-type="string">
            <text:p>OK</text:p>
          </table:table-cell>
          <table:table-cell table:formula="of:=IF(OR([$Sheet1.M45]&lt;25;[$Sheet1.M45]&gt;974);&quot;XXX&quot;;&quot;OK&quot;)" office:value-type="string" office:string-value="OK" calcext:value-type="string">
            <text:p>OK</text:p>
          </table:table-cell>
          <table:table-cell table:formula="of:=IF(OR([$Sheet1.N45]&lt;25;[$Sheet1.N45]&gt;974);&quot;XXX&quot;;&quot;OK&quot;)" office:value-type="string" office:string-value="OK" calcext:value-type="string">
            <text:p>OK</text:p>
          </table:table-cell>
          <table:table-cell table:formula="of:=IF(OR([$Sheet1.O45]&lt;25;[$Sheet1.O45]&gt;974);&quot;XXX&quot;;&quot;OK&quot;)" office:value-type="string" office:string-value="OK" calcext:value-type="string">
            <text:p>OK</text:p>
          </table:table-cell>
          <table:table-cell table:formula="of:=IF(OR([$Sheet1.P45]&lt;25;[$Sheet1.P45]&gt;974);&quot;XXX&quot;;&quot;OK&quot;)" office:value-type="string" office:string-value="OK" calcext:value-type="string">
            <text:p>OK</text:p>
          </table:table-cell>
          <table:table-cell table:formula="of:=IF(OR([$Sheet1.Q45]&lt;25;[$Sheet1.Q45]&gt;974);&quot;XXX&quot;;&quot;OK&quot;)" office:value-type="string" office:string-value="OK" calcext:value-type="string">
            <text:p>OK</text:p>
          </table:table-cell>
          <table:table-cell table:formula="of:=IF(OR([$Sheet1.R45]&lt;25;[$Sheet1.R45]&gt;974);&quot;XXX&quot;;&quot;OK&quot;)" office:value-type="string" office:string-value="OK" calcext:value-type="string">
            <text:p>OK</text:p>
          </table:table-cell>
          <table:table-cell table:formula="of:=IF(OR([$Sheet1.S45]&lt;25;[$Sheet1.S45]&gt;974);&quot;XXX&quot;;&quot;OK&quot;)" office:value-type="string" office:string-value="OK" calcext:value-type="string">
            <text:p>OK</text:p>
          </table:table-cell>
          <table:table-cell table:formula="of:=IF(OR([$Sheet1.T45]&lt;25;[$Sheet1.T45]&gt;974);&quot;XXX&quot;;&quot;OK&quot;)" office:value-type="string" office:string-value="OK" calcext:value-type="string">
            <text:p>OK</text:p>
          </table:table-cell>
          <table:table-cell table:formula="of:=IF(OR([$Sheet1.U45]&lt;25;[$Sheet1.U4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6]&lt;25;[$Sheet1.B46]&gt;974);&quot;XXX&quot;;&quot;OK&quot;)" office:value-type="string" office:string-value="OK" calcext:value-type="string">
            <text:p>OK</text:p>
          </table:table-cell>
          <table:table-cell table:formula="of:=IF(OR([$Sheet1.C46]&lt;25;[$Sheet1.C46]&gt;974);&quot;XXX&quot;;&quot;OK&quot;)" office:value-type="string" office:string-value="OK" calcext:value-type="string">
            <text:p>OK</text:p>
          </table:table-cell>
          <table:table-cell table:formula="of:=IF(OR([$Sheet1.D46]&lt;25;[$Sheet1.D46]&gt;974);&quot;XXX&quot;;&quot;OK&quot;)" office:value-type="string" office:string-value="OK" calcext:value-type="string">
            <text:p>OK</text:p>
          </table:table-cell>
          <table:table-cell table:formula="of:=IF(OR([$Sheet1.E46]&lt;25;[$Sheet1.E46]&gt;974);&quot;XXX&quot;;&quot;OK&quot;)" office:value-type="string" office:string-value="OK" calcext:value-type="string">
            <text:p>OK</text:p>
          </table:table-cell>
          <table:table-cell table:formula="of:=IF(OR([$Sheet1.F46]&lt;25;[$Sheet1.F46]&gt;974);&quot;XXX&quot;;&quot;OK&quot;)" office:value-type="string" office:string-value="OK" calcext:value-type="string">
            <text:p>OK</text:p>
          </table:table-cell>
          <table:table-cell table:formula="of:=IF(OR([$Sheet1.G46]&lt;25;[$Sheet1.G46]&gt;974);&quot;XXX&quot;;&quot;OK&quot;)" office:value-type="string" office:string-value="OK" calcext:value-type="string">
            <text:p>OK</text:p>
          </table:table-cell>
          <table:table-cell table:formula="of:=IF(OR([$Sheet1.H46]&lt;25;[$Sheet1.H46]&gt;974);&quot;XXX&quot;;&quot;OK&quot;)" office:value-type="string" office:string-value="OK" calcext:value-type="string">
            <text:p>OK</text:p>
          </table:table-cell>
          <table:table-cell table:formula="of:=IF(OR([$Sheet1.I46]&lt;25;[$Sheet1.I46]&gt;974);&quot;XXX&quot;;&quot;OK&quot;)" office:value-type="string" office:string-value="OK" calcext:value-type="string">
            <text:p>OK</text:p>
          </table:table-cell>
          <table:table-cell table:formula="of:=IF(OR([$Sheet1.J46]&lt;25;[$Sheet1.J46]&gt;974);&quot;XXX&quot;;&quot;OK&quot;)" office:value-type="string" office:string-value="OK" calcext:value-type="string">
            <text:p>OK</text:p>
          </table:table-cell>
          <table:table-cell table:formula="of:=IF(OR([$Sheet1.K46]&lt;25;[$Sheet1.K46]&gt;974);&quot;XXX&quot;;&quot;OK&quot;)" office:value-type="string" office:string-value="OK" calcext:value-type="string">
            <text:p>OK</text:p>
          </table:table-cell>
          <table:table-cell table:formula="of:=IF(OR([$Sheet1.L46]&lt;25;[$Sheet1.L46]&gt;974);&quot;XXX&quot;;&quot;OK&quot;)" office:value-type="string" office:string-value="OK" calcext:value-type="string">
            <text:p>OK</text:p>
          </table:table-cell>
          <table:table-cell table:formula="of:=IF(OR([$Sheet1.M46]&lt;25;[$Sheet1.M46]&gt;974);&quot;XXX&quot;;&quot;OK&quot;)" office:value-type="string" office:string-value="OK" calcext:value-type="string">
            <text:p>OK</text:p>
          </table:table-cell>
          <table:table-cell table:formula="of:=IF(OR([$Sheet1.N46]&lt;25;[$Sheet1.N46]&gt;974);&quot;XXX&quot;;&quot;OK&quot;)" office:value-type="string" office:string-value="OK" calcext:value-type="string">
            <text:p>OK</text:p>
          </table:table-cell>
          <table:table-cell table:formula="of:=IF(OR([$Sheet1.O46]&lt;25;[$Sheet1.O46]&gt;974);&quot;XXX&quot;;&quot;OK&quot;)" office:value-type="string" office:string-value="OK" calcext:value-type="string">
            <text:p>OK</text:p>
          </table:table-cell>
          <table:table-cell table:formula="of:=IF(OR([$Sheet1.P46]&lt;25;[$Sheet1.P46]&gt;974);&quot;XXX&quot;;&quot;OK&quot;)" office:value-type="string" office:string-value="OK" calcext:value-type="string">
            <text:p>OK</text:p>
          </table:table-cell>
          <table:table-cell table:formula="of:=IF(OR([$Sheet1.Q46]&lt;25;[$Sheet1.Q46]&gt;974);&quot;XXX&quot;;&quot;OK&quot;)" office:value-type="string" office:string-value="OK" calcext:value-type="string">
            <text:p>OK</text:p>
          </table:table-cell>
          <table:table-cell table:formula="of:=IF(OR([$Sheet1.R46]&lt;25;[$Sheet1.R46]&gt;974);&quot;XXX&quot;;&quot;OK&quot;)" office:value-type="string" office:string-value="OK" calcext:value-type="string">
            <text:p>OK</text:p>
          </table:table-cell>
          <table:table-cell table:formula="of:=IF(OR([$Sheet1.S46]&lt;25;[$Sheet1.S46]&gt;974);&quot;XXX&quot;;&quot;OK&quot;)" office:value-type="string" office:string-value="OK" calcext:value-type="string">
            <text:p>OK</text:p>
          </table:table-cell>
          <table:table-cell table:formula="of:=IF(OR([$Sheet1.T46]&lt;25;[$Sheet1.T46]&gt;974);&quot;XXX&quot;;&quot;OK&quot;)" office:value-type="string" office:string-value="OK" calcext:value-type="string">
            <text:p>OK</text:p>
          </table:table-cell>
          <table:table-cell table:formula="of:=IF(OR([$Sheet1.U46]&lt;25;[$Sheet1.U4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7]&lt;25;[$Sheet1.B47]&gt;974);&quot;XXX&quot;;&quot;OK&quot;)" office:value-type="string" office:string-value="OK" calcext:value-type="string">
            <text:p>OK</text:p>
          </table:table-cell>
          <table:table-cell table:formula="of:=IF(OR([$Sheet1.C47]&lt;25;[$Sheet1.C47]&gt;974);&quot;XXX&quot;;&quot;OK&quot;)" office:value-type="string" office:string-value="OK" calcext:value-type="string">
            <text:p>OK</text:p>
          </table:table-cell>
          <table:table-cell table:formula="of:=IF(OR([$Sheet1.D47]&lt;25;[$Sheet1.D47]&gt;974);&quot;XXX&quot;;&quot;OK&quot;)" office:value-type="string" office:string-value="OK" calcext:value-type="string">
            <text:p>OK</text:p>
          </table:table-cell>
          <table:table-cell table:formula="of:=IF(OR([$Sheet1.E47]&lt;25;[$Sheet1.E47]&gt;974);&quot;XXX&quot;;&quot;OK&quot;)" office:value-type="string" office:string-value="OK" calcext:value-type="string">
            <text:p>OK</text:p>
          </table:table-cell>
          <table:table-cell table:formula="of:=IF(OR([$Sheet1.F47]&lt;25;[$Sheet1.F47]&gt;974);&quot;XXX&quot;;&quot;OK&quot;)" office:value-type="string" office:string-value="OK" calcext:value-type="string">
            <text:p>OK</text:p>
          </table:table-cell>
          <table:table-cell table:formula="of:=IF(OR([$Sheet1.G47]&lt;25;[$Sheet1.G47]&gt;974);&quot;XXX&quot;;&quot;OK&quot;)" office:value-type="string" office:string-value="OK" calcext:value-type="string">
            <text:p>OK</text:p>
          </table:table-cell>
          <table:table-cell table:formula="of:=IF(OR([$Sheet1.H47]&lt;25;[$Sheet1.H47]&gt;974);&quot;XXX&quot;;&quot;OK&quot;)" office:value-type="string" office:string-value="OK" calcext:value-type="string">
            <text:p>OK</text:p>
          </table:table-cell>
          <table:table-cell table:formula="of:=IF(OR([$Sheet1.I47]&lt;25;[$Sheet1.I47]&gt;974);&quot;XXX&quot;;&quot;OK&quot;)" office:value-type="string" office:string-value="OK" calcext:value-type="string">
            <text:p>OK</text:p>
          </table:table-cell>
          <table:table-cell table:formula="of:=IF(OR([$Sheet1.J47]&lt;25;[$Sheet1.J47]&gt;974);&quot;XXX&quot;;&quot;OK&quot;)" office:value-type="string" office:string-value="OK" calcext:value-type="string">
            <text:p>OK</text:p>
          </table:table-cell>
          <table:table-cell table:formula="of:=IF(OR([$Sheet1.K47]&lt;25;[$Sheet1.K47]&gt;974);&quot;XXX&quot;;&quot;OK&quot;)" office:value-type="string" office:string-value="OK" calcext:value-type="string">
            <text:p>OK</text:p>
          </table:table-cell>
          <table:table-cell table:formula="of:=IF(OR([$Sheet1.L47]&lt;25;[$Sheet1.L47]&gt;974);&quot;XXX&quot;;&quot;OK&quot;)" office:value-type="string" office:string-value="OK" calcext:value-type="string">
            <text:p>OK</text:p>
          </table:table-cell>
          <table:table-cell table:formula="of:=IF(OR([$Sheet1.M47]&lt;25;[$Sheet1.M47]&gt;974);&quot;XXX&quot;;&quot;OK&quot;)" office:value-type="string" office:string-value="OK" calcext:value-type="string">
            <text:p>OK</text:p>
          </table:table-cell>
          <table:table-cell table:formula="of:=IF(OR([$Sheet1.N47]&lt;25;[$Sheet1.N47]&gt;974);&quot;XXX&quot;;&quot;OK&quot;)" office:value-type="string" office:string-value="OK" calcext:value-type="string">
            <text:p>OK</text:p>
          </table:table-cell>
          <table:table-cell table:formula="of:=IF(OR([$Sheet1.O47]&lt;25;[$Sheet1.O47]&gt;974);&quot;XXX&quot;;&quot;OK&quot;)" office:value-type="string" office:string-value="OK" calcext:value-type="string">
            <text:p>OK</text:p>
          </table:table-cell>
          <table:table-cell table:formula="of:=IF(OR([$Sheet1.P47]&lt;25;[$Sheet1.P47]&gt;974);&quot;XXX&quot;;&quot;OK&quot;)" office:value-type="string" office:string-value="OK" calcext:value-type="string">
            <text:p>OK</text:p>
          </table:table-cell>
          <table:table-cell table:formula="of:=IF(OR([$Sheet1.Q47]&lt;25;[$Sheet1.Q47]&gt;974);&quot;XXX&quot;;&quot;OK&quot;)" office:value-type="string" office:string-value="OK" calcext:value-type="string">
            <text:p>OK</text:p>
          </table:table-cell>
          <table:table-cell table:formula="of:=IF(OR([$Sheet1.R47]&lt;25;[$Sheet1.R47]&gt;974);&quot;XXX&quot;;&quot;OK&quot;)" office:value-type="string" office:string-value="OK" calcext:value-type="string">
            <text:p>OK</text:p>
          </table:table-cell>
          <table:table-cell table:formula="of:=IF(OR([$Sheet1.S47]&lt;25;[$Sheet1.S47]&gt;974);&quot;XXX&quot;;&quot;OK&quot;)" office:value-type="string" office:string-value="OK" calcext:value-type="string">
            <text:p>OK</text:p>
          </table:table-cell>
          <table:table-cell table:formula="of:=IF(OR([$Sheet1.T47]&lt;25;[$Sheet1.T47]&gt;974);&quot;XXX&quot;;&quot;OK&quot;)" office:value-type="string" office:string-value="OK" calcext:value-type="string">
            <text:p>OK</text:p>
          </table:table-cell>
          <table:table-cell table:formula="of:=IF(OR([$Sheet1.U47]&lt;25;[$Sheet1.U4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8]&lt;25;[$Sheet1.B48]&gt;974);&quot;XXX&quot;;&quot;OK&quot;)" office:value-type="string" office:string-value="OK" calcext:value-type="string">
            <text:p>OK</text:p>
          </table:table-cell>
          <table:table-cell table:formula="of:=IF(OR([$Sheet1.C48]&lt;25;[$Sheet1.C48]&gt;974);&quot;XXX&quot;;&quot;OK&quot;)" office:value-type="string" office:string-value="OK" calcext:value-type="string">
            <text:p>OK</text:p>
          </table:table-cell>
          <table:table-cell table:formula="of:=IF(OR([$Sheet1.D48]&lt;25;[$Sheet1.D48]&gt;974);&quot;XXX&quot;;&quot;OK&quot;)" office:value-type="string" office:string-value="OK" calcext:value-type="string">
            <text:p>OK</text:p>
          </table:table-cell>
          <table:table-cell table:formula="of:=IF(OR([$Sheet1.E48]&lt;25;[$Sheet1.E48]&gt;974);&quot;XXX&quot;;&quot;OK&quot;)" office:value-type="string" office:string-value="OK" calcext:value-type="string">
            <text:p>OK</text:p>
          </table:table-cell>
          <table:table-cell table:formula="of:=IF(OR([$Sheet1.F48]&lt;25;[$Sheet1.F48]&gt;974);&quot;XXX&quot;;&quot;OK&quot;)" office:value-type="string" office:string-value="OK" calcext:value-type="string">
            <text:p>OK</text:p>
          </table:table-cell>
          <table:table-cell table:formula="of:=IF(OR([$Sheet1.G48]&lt;25;[$Sheet1.G48]&gt;974);&quot;XXX&quot;;&quot;OK&quot;)" office:value-type="string" office:string-value="OK" calcext:value-type="string">
            <text:p>OK</text:p>
          </table:table-cell>
          <table:table-cell table:formula="of:=IF(OR([$Sheet1.H48]&lt;25;[$Sheet1.H48]&gt;974);&quot;XXX&quot;;&quot;OK&quot;)" office:value-type="string" office:string-value="OK" calcext:value-type="string">
            <text:p>OK</text:p>
          </table:table-cell>
          <table:table-cell table:formula="of:=IF(OR([$Sheet1.I48]&lt;25;[$Sheet1.I48]&gt;974);&quot;XXX&quot;;&quot;OK&quot;)" office:value-type="string" office:string-value="OK" calcext:value-type="string">
            <text:p>OK</text:p>
          </table:table-cell>
          <table:table-cell table:formula="of:=IF(OR([$Sheet1.J48]&lt;25;[$Sheet1.J48]&gt;974);&quot;XXX&quot;;&quot;OK&quot;)" office:value-type="string" office:string-value="OK" calcext:value-type="string">
            <text:p>OK</text:p>
          </table:table-cell>
          <table:table-cell table:formula="of:=IF(OR([$Sheet1.K48]&lt;25;[$Sheet1.K48]&gt;974);&quot;XXX&quot;;&quot;OK&quot;)" office:value-type="string" office:string-value="OK" calcext:value-type="string">
            <text:p>OK</text:p>
          </table:table-cell>
          <table:table-cell table:formula="of:=IF(OR([$Sheet1.L48]&lt;25;[$Sheet1.L48]&gt;974);&quot;XXX&quot;;&quot;OK&quot;)" office:value-type="string" office:string-value="OK" calcext:value-type="string">
            <text:p>OK</text:p>
          </table:table-cell>
          <table:table-cell table:formula="of:=IF(OR([$Sheet1.M48]&lt;25;[$Sheet1.M48]&gt;974);&quot;XXX&quot;;&quot;OK&quot;)" office:value-type="string" office:string-value="OK" calcext:value-type="string">
            <text:p>OK</text:p>
          </table:table-cell>
          <table:table-cell table:formula="of:=IF(OR([$Sheet1.N48]&lt;25;[$Sheet1.N48]&gt;974);&quot;XXX&quot;;&quot;OK&quot;)" office:value-type="string" office:string-value="OK" calcext:value-type="string">
            <text:p>OK</text:p>
          </table:table-cell>
          <table:table-cell table:formula="of:=IF(OR([$Sheet1.O48]&lt;25;[$Sheet1.O48]&gt;974);&quot;XXX&quot;;&quot;OK&quot;)" office:value-type="string" office:string-value="OK" calcext:value-type="string">
            <text:p>OK</text:p>
          </table:table-cell>
          <table:table-cell table:formula="of:=IF(OR([$Sheet1.P48]&lt;25;[$Sheet1.P48]&gt;974);&quot;XXX&quot;;&quot;OK&quot;)" office:value-type="string" office:string-value="OK" calcext:value-type="string">
            <text:p>OK</text:p>
          </table:table-cell>
          <table:table-cell table:formula="of:=IF(OR([$Sheet1.Q48]&lt;25;[$Sheet1.Q48]&gt;974);&quot;XXX&quot;;&quot;OK&quot;)" office:value-type="string" office:string-value="OK" calcext:value-type="string">
            <text:p>OK</text:p>
          </table:table-cell>
          <table:table-cell table:formula="of:=IF(OR([$Sheet1.R48]&lt;25;[$Sheet1.R48]&gt;974);&quot;XXX&quot;;&quot;OK&quot;)" office:value-type="string" office:string-value="OK" calcext:value-type="string">
            <text:p>OK</text:p>
          </table:table-cell>
          <table:table-cell table:formula="of:=IF(OR([$Sheet1.S48]&lt;25;[$Sheet1.S48]&gt;974);&quot;XXX&quot;;&quot;OK&quot;)" office:value-type="string" office:string-value="OK" calcext:value-type="string">
            <text:p>OK</text:p>
          </table:table-cell>
          <table:table-cell table:formula="of:=IF(OR([$Sheet1.T48]&lt;25;[$Sheet1.T48]&gt;974);&quot;XXX&quot;;&quot;OK&quot;)" office:value-type="string" office:string-value="OK" calcext:value-type="string">
            <text:p>OK</text:p>
          </table:table-cell>
          <table:table-cell table:formula="of:=IF(OR([$Sheet1.U48]&lt;25;[$Sheet1.U4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49]&lt;25;[$Sheet1.B49]&gt;974);&quot;XXX&quot;;&quot;OK&quot;)" office:value-type="string" office:string-value="OK" calcext:value-type="string">
            <text:p>OK</text:p>
          </table:table-cell>
          <table:table-cell table:formula="of:=IF(OR([$Sheet1.C49]&lt;25;[$Sheet1.C49]&gt;974);&quot;XXX&quot;;&quot;OK&quot;)" office:value-type="string" office:string-value="OK" calcext:value-type="string">
            <text:p>OK</text:p>
          </table:table-cell>
          <table:table-cell table:formula="of:=IF(OR([$Sheet1.D49]&lt;25;[$Sheet1.D49]&gt;974);&quot;XXX&quot;;&quot;OK&quot;)" office:value-type="string" office:string-value="OK" calcext:value-type="string">
            <text:p>OK</text:p>
          </table:table-cell>
          <table:table-cell table:formula="of:=IF(OR([$Sheet1.E49]&lt;25;[$Sheet1.E49]&gt;974);&quot;XXX&quot;;&quot;OK&quot;)" office:value-type="string" office:string-value="OK" calcext:value-type="string">
            <text:p>OK</text:p>
          </table:table-cell>
          <table:table-cell table:formula="of:=IF(OR([$Sheet1.F49]&lt;25;[$Sheet1.F49]&gt;974);&quot;XXX&quot;;&quot;OK&quot;)" office:value-type="string" office:string-value="OK" calcext:value-type="string">
            <text:p>OK</text:p>
          </table:table-cell>
          <table:table-cell table:formula="of:=IF(OR([$Sheet1.G49]&lt;25;[$Sheet1.G49]&gt;974);&quot;XXX&quot;;&quot;OK&quot;)" office:value-type="string" office:string-value="OK" calcext:value-type="string">
            <text:p>OK</text:p>
          </table:table-cell>
          <table:table-cell table:formula="of:=IF(OR([$Sheet1.H49]&lt;25;[$Sheet1.H49]&gt;974);&quot;XXX&quot;;&quot;OK&quot;)" office:value-type="string" office:string-value="OK" calcext:value-type="string">
            <text:p>OK</text:p>
          </table:table-cell>
          <table:table-cell table:formula="of:=IF(OR([$Sheet1.I49]&lt;25;[$Sheet1.I49]&gt;974);&quot;XXX&quot;;&quot;OK&quot;)" office:value-type="string" office:string-value="OK" calcext:value-type="string">
            <text:p>OK</text:p>
          </table:table-cell>
          <table:table-cell table:formula="of:=IF(OR([$Sheet1.J49]&lt;25;[$Sheet1.J49]&gt;974);&quot;XXX&quot;;&quot;OK&quot;)" office:value-type="string" office:string-value="OK" calcext:value-type="string">
            <text:p>OK</text:p>
          </table:table-cell>
          <table:table-cell table:formula="of:=IF(OR([$Sheet1.K49]&lt;25;[$Sheet1.K49]&gt;974);&quot;XXX&quot;;&quot;OK&quot;)" office:value-type="string" office:string-value="OK" calcext:value-type="string">
            <text:p>OK</text:p>
          </table:table-cell>
          <table:table-cell table:formula="of:=IF(OR([$Sheet1.L49]&lt;25;[$Sheet1.L49]&gt;974);&quot;XXX&quot;;&quot;OK&quot;)" office:value-type="string" office:string-value="OK" calcext:value-type="string">
            <text:p>OK</text:p>
          </table:table-cell>
          <table:table-cell table:formula="of:=IF(OR([$Sheet1.M49]&lt;25;[$Sheet1.M49]&gt;974);&quot;XXX&quot;;&quot;OK&quot;)" office:value-type="string" office:string-value="OK" calcext:value-type="string">
            <text:p>OK</text:p>
          </table:table-cell>
          <table:table-cell table:formula="of:=IF(OR([$Sheet1.N49]&lt;25;[$Sheet1.N49]&gt;974);&quot;XXX&quot;;&quot;OK&quot;)" office:value-type="string" office:string-value="OK" calcext:value-type="string">
            <text:p>OK</text:p>
          </table:table-cell>
          <table:table-cell table:formula="of:=IF(OR([$Sheet1.O49]&lt;25;[$Sheet1.O49]&gt;974);&quot;XXX&quot;;&quot;OK&quot;)" office:value-type="string" office:string-value="OK" calcext:value-type="string">
            <text:p>OK</text:p>
          </table:table-cell>
          <table:table-cell table:formula="of:=IF(OR([$Sheet1.P49]&lt;25;[$Sheet1.P49]&gt;974);&quot;XXX&quot;;&quot;OK&quot;)" office:value-type="string" office:string-value="OK" calcext:value-type="string">
            <text:p>OK</text:p>
          </table:table-cell>
          <table:table-cell table:formula="of:=IF(OR([$Sheet1.Q49]&lt;25;[$Sheet1.Q49]&gt;974);&quot;XXX&quot;;&quot;OK&quot;)" office:value-type="string" office:string-value="OK" calcext:value-type="string">
            <text:p>OK</text:p>
          </table:table-cell>
          <table:table-cell table:formula="of:=IF(OR([$Sheet1.R49]&lt;25;[$Sheet1.R49]&gt;974);&quot;XXX&quot;;&quot;OK&quot;)" office:value-type="string" office:string-value="OK" calcext:value-type="string">
            <text:p>OK</text:p>
          </table:table-cell>
          <table:table-cell table:formula="of:=IF(OR([$Sheet1.S49]&lt;25;[$Sheet1.S49]&gt;974);&quot;XXX&quot;;&quot;OK&quot;)" office:value-type="string" office:string-value="OK" calcext:value-type="string">
            <text:p>OK</text:p>
          </table:table-cell>
          <table:table-cell table:formula="of:=IF(OR([$Sheet1.T49]&lt;25;[$Sheet1.T49]&gt;974);&quot;XXX&quot;;&quot;OK&quot;)" office:value-type="string" office:string-value="OK" calcext:value-type="string">
            <text:p>OK</text:p>
          </table:table-cell>
          <table:table-cell table:formula="of:=IF(OR([$Sheet1.U49]&lt;25;[$Sheet1.U4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0]&lt;25;[$Sheet1.B50]&gt;974);&quot;XXX&quot;;&quot;OK&quot;)" office:value-type="string" office:string-value="OK" calcext:value-type="string">
            <text:p>OK</text:p>
          </table:table-cell>
          <table:table-cell table:formula="of:=IF(OR([$Sheet1.C50]&lt;25;[$Sheet1.C50]&gt;974);&quot;XXX&quot;;&quot;OK&quot;)" office:value-type="string" office:string-value="OK" calcext:value-type="string">
            <text:p>OK</text:p>
          </table:table-cell>
          <table:table-cell table:formula="of:=IF(OR([$Sheet1.D50]&lt;25;[$Sheet1.D50]&gt;974);&quot;XXX&quot;;&quot;OK&quot;)" office:value-type="string" office:string-value="OK" calcext:value-type="string">
            <text:p>OK</text:p>
          </table:table-cell>
          <table:table-cell table:formula="of:=IF(OR([$Sheet1.E50]&lt;25;[$Sheet1.E50]&gt;974);&quot;XXX&quot;;&quot;OK&quot;)" office:value-type="string" office:string-value="OK" calcext:value-type="string">
            <text:p>OK</text:p>
          </table:table-cell>
          <table:table-cell table:formula="of:=IF(OR([$Sheet1.F50]&lt;25;[$Sheet1.F50]&gt;974);&quot;XXX&quot;;&quot;OK&quot;)" office:value-type="string" office:string-value="OK" calcext:value-type="string">
            <text:p>OK</text:p>
          </table:table-cell>
          <table:table-cell table:formula="of:=IF(OR([$Sheet1.G50]&lt;25;[$Sheet1.G50]&gt;974);&quot;XXX&quot;;&quot;OK&quot;)" office:value-type="string" office:string-value="OK" calcext:value-type="string">
            <text:p>OK</text:p>
          </table:table-cell>
          <table:table-cell table:formula="of:=IF(OR([$Sheet1.H50]&lt;25;[$Sheet1.H50]&gt;974);&quot;XXX&quot;;&quot;OK&quot;)" office:value-type="string" office:string-value="OK" calcext:value-type="string">
            <text:p>OK</text:p>
          </table:table-cell>
          <table:table-cell table:formula="of:=IF(OR([$Sheet1.I50]&lt;25;[$Sheet1.I50]&gt;974);&quot;XXX&quot;;&quot;OK&quot;)" office:value-type="string" office:string-value="OK" calcext:value-type="string">
            <text:p>OK</text:p>
          </table:table-cell>
          <table:table-cell table:formula="of:=IF(OR([$Sheet1.J50]&lt;25;[$Sheet1.J50]&gt;974);&quot;XXX&quot;;&quot;OK&quot;)" office:value-type="string" office:string-value="OK" calcext:value-type="string">
            <text:p>OK</text:p>
          </table:table-cell>
          <table:table-cell table:formula="of:=IF(OR([$Sheet1.K50]&lt;25;[$Sheet1.K50]&gt;974);&quot;XXX&quot;;&quot;OK&quot;)" office:value-type="string" office:string-value="OK" calcext:value-type="string">
            <text:p>OK</text:p>
          </table:table-cell>
          <table:table-cell table:formula="of:=IF(OR([$Sheet1.L50]&lt;25;[$Sheet1.L50]&gt;974);&quot;XXX&quot;;&quot;OK&quot;)" office:value-type="string" office:string-value="OK" calcext:value-type="string">
            <text:p>OK</text:p>
          </table:table-cell>
          <table:table-cell table:formula="of:=IF(OR([$Sheet1.M50]&lt;25;[$Sheet1.M50]&gt;974);&quot;XXX&quot;;&quot;OK&quot;)" office:value-type="string" office:string-value="OK" calcext:value-type="string">
            <text:p>OK</text:p>
          </table:table-cell>
          <table:table-cell table:formula="of:=IF(OR([$Sheet1.N50]&lt;25;[$Sheet1.N50]&gt;974);&quot;XXX&quot;;&quot;OK&quot;)" office:value-type="string" office:string-value="OK" calcext:value-type="string">
            <text:p>OK</text:p>
          </table:table-cell>
          <table:table-cell table:formula="of:=IF(OR([$Sheet1.O50]&lt;25;[$Sheet1.O50]&gt;974);&quot;XXX&quot;;&quot;OK&quot;)" office:value-type="string" office:string-value="OK" calcext:value-type="string">
            <text:p>OK</text:p>
          </table:table-cell>
          <table:table-cell table:formula="of:=IF(OR([$Sheet1.P50]&lt;25;[$Sheet1.P50]&gt;974);&quot;XXX&quot;;&quot;OK&quot;)" office:value-type="string" office:string-value="OK" calcext:value-type="string">
            <text:p>OK</text:p>
          </table:table-cell>
          <table:table-cell table:formula="of:=IF(OR([$Sheet1.Q50]&lt;25;[$Sheet1.Q50]&gt;974);&quot;XXX&quot;;&quot;OK&quot;)" office:value-type="string" office:string-value="OK" calcext:value-type="string">
            <text:p>OK</text:p>
          </table:table-cell>
          <table:table-cell table:formula="of:=IF(OR([$Sheet1.R50]&lt;25;[$Sheet1.R50]&gt;974);&quot;XXX&quot;;&quot;OK&quot;)" office:value-type="string" office:string-value="OK" calcext:value-type="string">
            <text:p>OK</text:p>
          </table:table-cell>
          <table:table-cell table:formula="of:=IF(OR([$Sheet1.S50]&lt;25;[$Sheet1.S50]&gt;974);&quot;XXX&quot;;&quot;OK&quot;)" office:value-type="string" office:string-value="OK" calcext:value-type="string">
            <text:p>OK</text:p>
          </table:table-cell>
          <table:table-cell table:formula="of:=IF(OR([$Sheet1.T50]&lt;25;[$Sheet1.T50]&gt;974);&quot;XXX&quot;;&quot;OK&quot;)" office:value-type="string" office:string-value="OK" calcext:value-type="string">
            <text:p>OK</text:p>
          </table:table-cell>
          <table:table-cell table:formula="of:=IF(OR([$Sheet1.U50]&lt;25;[$Sheet1.U5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1]&lt;25;[$Sheet1.B51]&gt;974);&quot;XXX&quot;;&quot;OK&quot;)" office:value-type="string" office:string-value="OK" calcext:value-type="string">
            <text:p>OK</text:p>
          </table:table-cell>
          <table:table-cell table:formula="of:=IF(OR([$Sheet1.C51]&lt;25;[$Sheet1.C51]&gt;974);&quot;XXX&quot;;&quot;OK&quot;)" office:value-type="string" office:string-value="OK" calcext:value-type="string">
            <text:p>OK</text:p>
          </table:table-cell>
          <table:table-cell table:formula="of:=IF(OR([$Sheet1.D51]&lt;25;[$Sheet1.D51]&gt;974);&quot;XXX&quot;;&quot;OK&quot;)" office:value-type="string" office:string-value="OK" calcext:value-type="string">
            <text:p>OK</text:p>
          </table:table-cell>
          <table:table-cell table:formula="of:=IF(OR([$Sheet1.E51]&lt;25;[$Sheet1.E51]&gt;974);&quot;XXX&quot;;&quot;OK&quot;)" office:value-type="string" office:string-value="OK" calcext:value-type="string">
            <text:p>OK</text:p>
          </table:table-cell>
          <table:table-cell table:formula="of:=IF(OR([$Sheet1.F51]&lt;25;[$Sheet1.F51]&gt;974);&quot;XXX&quot;;&quot;OK&quot;)" office:value-type="string" office:string-value="OK" calcext:value-type="string">
            <text:p>OK</text:p>
          </table:table-cell>
          <table:table-cell table:formula="of:=IF(OR([$Sheet1.G51]&lt;25;[$Sheet1.G51]&gt;974);&quot;XXX&quot;;&quot;OK&quot;)" office:value-type="string" office:string-value="OK" calcext:value-type="string">
            <text:p>OK</text:p>
          </table:table-cell>
          <table:table-cell table:formula="of:=IF(OR([$Sheet1.H51]&lt;25;[$Sheet1.H51]&gt;974);&quot;XXX&quot;;&quot;OK&quot;)" office:value-type="string" office:string-value="OK" calcext:value-type="string">
            <text:p>OK</text:p>
          </table:table-cell>
          <table:table-cell table:formula="of:=IF(OR([$Sheet1.I51]&lt;25;[$Sheet1.I51]&gt;974);&quot;XXX&quot;;&quot;OK&quot;)" office:value-type="string" office:string-value="OK" calcext:value-type="string">
            <text:p>OK</text:p>
          </table:table-cell>
          <table:table-cell table:formula="of:=IF(OR([$Sheet1.J51]&lt;25;[$Sheet1.J51]&gt;974);&quot;XXX&quot;;&quot;OK&quot;)" office:value-type="string" office:string-value="OK" calcext:value-type="string">
            <text:p>OK</text:p>
          </table:table-cell>
          <table:table-cell table:formula="of:=IF(OR([$Sheet1.K51]&lt;25;[$Sheet1.K51]&gt;974);&quot;XXX&quot;;&quot;OK&quot;)" office:value-type="string" office:string-value="OK" calcext:value-type="string">
            <text:p>OK</text:p>
          </table:table-cell>
          <table:table-cell table:formula="of:=IF(OR([$Sheet1.L51]&lt;25;[$Sheet1.L51]&gt;974);&quot;XXX&quot;;&quot;OK&quot;)" office:value-type="string" office:string-value="OK" calcext:value-type="string">
            <text:p>OK</text:p>
          </table:table-cell>
          <table:table-cell table:formula="of:=IF(OR([$Sheet1.M51]&lt;25;[$Sheet1.M51]&gt;974);&quot;XXX&quot;;&quot;OK&quot;)" office:value-type="string" office:string-value="OK" calcext:value-type="string">
            <text:p>OK</text:p>
          </table:table-cell>
          <table:table-cell table:formula="of:=IF(OR([$Sheet1.N51]&lt;25;[$Sheet1.N51]&gt;974);&quot;XXX&quot;;&quot;OK&quot;)" office:value-type="string" office:string-value="OK" calcext:value-type="string">
            <text:p>OK</text:p>
          </table:table-cell>
          <table:table-cell table:formula="of:=IF(OR([$Sheet1.O51]&lt;25;[$Sheet1.O51]&gt;974);&quot;XXX&quot;;&quot;OK&quot;)" office:value-type="string" office:string-value="OK" calcext:value-type="string">
            <text:p>OK</text:p>
          </table:table-cell>
          <table:table-cell table:formula="of:=IF(OR([$Sheet1.P51]&lt;25;[$Sheet1.P51]&gt;974);&quot;XXX&quot;;&quot;OK&quot;)" office:value-type="string" office:string-value="OK" calcext:value-type="string">
            <text:p>OK</text:p>
          </table:table-cell>
          <table:table-cell table:formula="of:=IF(OR([$Sheet1.Q51]&lt;25;[$Sheet1.Q51]&gt;974);&quot;XXX&quot;;&quot;OK&quot;)" office:value-type="string" office:string-value="OK" calcext:value-type="string">
            <text:p>OK</text:p>
          </table:table-cell>
          <table:table-cell table:formula="of:=IF(OR([$Sheet1.R51]&lt;25;[$Sheet1.R51]&gt;974);&quot;XXX&quot;;&quot;OK&quot;)" office:value-type="string" office:string-value="OK" calcext:value-type="string">
            <text:p>OK</text:p>
          </table:table-cell>
          <table:table-cell table:formula="of:=IF(OR([$Sheet1.S51]&lt;25;[$Sheet1.S51]&gt;974);&quot;XXX&quot;;&quot;OK&quot;)" office:value-type="string" office:string-value="OK" calcext:value-type="string">
            <text:p>OK</text:p>
          </table:table-cell>
          <table:table-cell table:formula="of:=IF(OR([$Sheet1.T51]&lt;25;[$Sheet1.T51]&gt;974);&quot;XXX&quot;;&quot;OK&quot;)" office:value-type="string" office:string-value="OK" calcext:value-type="string">
            <text:p>OK</text:p>
          </table:table-cell>
          <table:table-cell table:formula="of:=IF(OR([$Sheet1.U51]&lt;25;[$Sheet1.U5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2]&lt;25;[$Sheet1.B52]&gt;974);&quot;XXX&quot;;&quot;OK&quot;)" office:value-type="string" office:string-value="OK" calcext:value-type="string">
            <text:p>OK</text:p>
          </table:table-cell>
          <table:table-cell table:formula="of:=IF(OR([$Sheet1.C52]&lt;25;[$Sheet1.C52]&gt;974);&quot;XXX&quot;;&quot;OK&quot;)" office:value-type="string" office:string-value="OK" calcext:value-type="string">
            <text:p>OK</text:p>
          </table:table-cell>
          <table:table-cell table:formula="of:=IF(OR([$Sheet1.D52]&lt;25;[$Sheet1.D52]&gt;974);&quot;XXX&quot;;&quot;OK&quot;)" office:value-type="string" office:string-value="OK" calcext:value-type="string">
            <text:p>OK</text:p>
          </table:table-cell>
          <table:table-cell table:formula="of:=IF(OR([$Sheet1.E52]&lt;25;[$Sheet1.E52]&gt;974);&quot;XXX&quot;;&quot;OK&quot;)" office:value-type="string" office:string-value="OK" calcext:value-type="string">
            <text:p>OK</text:p>
          </table:table-cell>
          <table:table-cell table:formula="of:=IF(OR([$Sheet1.F52]&lt;25;[$Sheet1.F52]&gt;974);&quot;XXX&quot;;&quot;OK&quot;)" office:value-type="string" office:string-value="OK" calcext:value-type="string">
            <text:p>OK</text:p>
          </table:table-cell>
          <table:table-cell table:formula="of:=IF(OR([$Sheet1.G52]&lt;25;[$Sheet1.G52]&gt;974);&quot;XXX&quot;;&quot;OK&quot;)" office:value-type="string" office:string-value="OK" calcext:value-type="string">
            <text:p>OK</text:p>
          </table:table-cell>
          <table:table-cell table:formula="of:=IF(OR([$Sheet1.H52]&lt;25;[$Sheet1.H52]&gt;974);&quot;XXX&quot;;&quot;OK&quot;)" office:value-type="string" office:string-value="OK" calcext:value-type="string">
            <text:p>OK</text:p>
          </table:table-cell>
          <table:table-cell table:formula="of:=IF(OR([$Sheet1.I52]&lt;25;[$Sheet1.I52]&gt;974);&quot;XXX&quot;;&quot;OK&quot;)" office:value-type="string" office:string-value="OK" calcext:value-type="string">
            <text:p>OK</text:p>
          </table:table-cell>
          <table:table-cell table:formula="of:=IF(OR([$Sheet1.J52]&lt;25;[$Sheet1.J52]&gt;974);&quot;XXX&quot;;&quot;OK&quot;)" office:value-type="string" office:string-value="OK" calcext:value-type="string">
            <text:p>OK</text:p>
          </table:table-cell>
          <table:table-cell table:formula="of:=IF(OR([$Sheet1.K52]&lt;25;[$Sheet1.K52]&gt;974);&quot;XXX&quot;;&quot;OK&quot;)" office:value-type="string" office:string-value="OK" calcext:value-type="string">
            <text:p>OK</text:p>
          </table:table-cell>
          <table:table-cell table:formula="of:=IF(OR([$Sheet1.L52]&lt;25;[$Sheet1.L52]&gt;974);&quot;XXX&quot;;&quot;OK&quot;)" office:value-type="string" office:string-value="OK" calcext:value-type="string">
            <text:p>OK</text:p>
          </table:table-cell>
          <table:table-cell table:formula="of:=IF(OR([$Sheet1.M52]&lt;25;[$Sheet1.M52]&gt;974);&quot;XXX&quot;;&quot;OK&quot;)" office:value-type="string" office:string-value="OK" calcext:value-type="string">
            <text:p>OK</text:p>
          </table:table-cell>
          <table:table-cell table:formula="of:=IF(OR([$Sheet1.N52]&lt;25;[$Sheet1.N52]&gt;974);&quot;XXX&quot;;&quot;OK&quot;)" office:value-type="string" office:string-value="OK" calcext:value-type="string">
            <text:p>OK</text:p>
          </table:table-cell>
          <table:table-cell table:formula="of:=IF(OR([$Sheet1.O52]&lt;25;[$Sheet1.O52]&gt;974);&quot;XXX&quot;;&quot;OK&quot;)" office:value-type="string" office:string-value="OK" calcext:value-type="string">
            <text:p>OK</text:p>
          </table:table-cell>
          <table:table-cell table:formula="of:=IF(OR([$Sheet1.P52]&lt;25;[$Sheet1.P52]&gt;974);&quot;XXX&quot;;&quot;OK&quot;)" office:value-type="string" office:string-value="OK" calcext:value-type="string">
            <text:p>OK</text:p>
          </table:table-cell>
          <table:table-cell table:formula="of:=IF(OR([$Sheet1.Q52]&lt;25;[$Sheet1.Q52]&gt;974);&quot;XXX&quot;;&quot;OK&quot;)" office:value-type="string" office:string-value="OK" calcext:value-type="string">
            <text:p>OK</text:p>
          </table:table-cell>
          <table:table-cell table:formula="of:=IF(OR([$Sheet1.R52]&lt;25;[$Sheet1.R52]&gt;974);&quot;XXX&quot;;&quot;OK&quot;)" office:value-type="string" office:string-value="OK" calcext:value-type="string">
            <text:p>OK</text:p>
          </table:table-cell>
          <table:table-cell table:formula="of:=IF(OR([$Sheet1.S52]&lt;25;[$Sheet1.S52]&gt;974);&quot;XXX&quot;;&quot;OK&quot;)" office:value-type="string" office:string-value="OK" calcext:value-type="string">
            <text:p>OK</text:p>
          </table:table-cell>
          <table:table-cell table:formula="of:=IF(OR([$Sheet1.T52]&lt;25;[$Sheet1.T52]&gt;974);&quot;XXX&quot;;&quot;OK&quot;)" office:value-type="string" office:string-value="OK" calcext:value-type="string">
            <text:p>OK</text:p>
          </table:table-cell>
          <table:table-cell table:formula="of:=IF(OR([$Sheet1.U52]&lt;25;[$Sheet1.U5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3]&lt;25;[$Sheet1.B53]&gt;974);&quot;XXX&quot;;&quot;OK&quot;)" office:value-type="string" office:string-value="OK" calcext:value-type="string">
            <text:p>OK</text:p>
          </table:table-cell>
          <table:table-cell table:formula="of:=IF(OR([$Sheet1.C53]&lt;25;[$Sheet1.C53]&gt;974);&quot;XXX&quot;;&quot;OK&quot;)" office:value-type="string" office:string-value="OK" calcext:value-type="string">
            <text:p>OK</text:p>
          </table:table-cell>
          <table:table-cell table:formula="of:=IF(OR([$Sheet1.D53]&lt;25;[$Sheet1.D53]&gt;974);&quot;XXX&quot;;&quot;OK&quot;)" office:value-type="string" office:string-value="OK" calcext:value-type="string">
            <text:p>OK</text:p>
          </table:table-cell>
          <table:table-cell table:formula="of:=IF(OR([$Sheet1.E53]&lt;25;[$Sheet1.E53]&gt;974);&quot;XXX&quot;;&quot;OK&quot;)" office:value-type="string" office:string-value="OK" calcext:value-type="string">
            <text:p>OK</text:p>
          </table:table-cell>
          <table:table-cell table:formula="of:=IF(OR([$Sheet1.F53]&lt;25;[$Sheet1.F53]&gt;974);&quot;XXX&quot;;&quot;OK&quot;)" office:value-type="string" office:string-value="OK" calcext:value-type="string">
            <text:p>OK</text:p>
          </table:table-cell>
          <table:table-cell table:formula="of:=IF(OR([$Sheet1.G53]&lt;25;[$Sheet1.G53]&gt;974);&quot;XXX&quot;;&quot;OK&quot;)" office:value-type="string" office:string-value="OK" calcext:value-type="string">
            <text:p>OK</text:p>
          </table:table-cell>
          <table:table-cell table:formula="of:=IF(OR([$Sheet1.H53]&lt;25;[$Sheet1.H53]&gt;974);&quot;XXX&quot;;&quot;OK&quot;)" office:value-type="string" office:string-value="OK" calcext:value-type="string">
            <text:p>OK</text:p>
          </table:table-cell>
          <table:table-cell table:formula="of:=IF(OR([$Sheet1.I53]&lt;25;[$Sheet1.I53]&gt;974);&quot;XXX&quot;;&quot;OK&quot;)" office:value-type="string" office:string-value="OK" calcext:value-type="string">
            <text:p>OK</text:p>
          </table:table-cell>
          <table:table-cell table:formula="of:=IF(OR([$Sheet1.J53]&lt;25;[$Sheet1.J53]&gt;974);&quot;XXX&quot;;&quot;OK&quot;)" office:value-type="string" office:string-value="OK" calcext:value-type="string">
            <text:p>OK</text:p>
          </table:table-cell>
          <table:table-cell table:formula="of:=IF(OR([$Sheet1.K53]&lt;25;[$Sheet1.K53]&gt;974);&quot;XXX&quot;;&quot;OK&quot;)" office:value-type="string" office:string-value="OK" calcext:value-type="string">
            <text:p>OK</text:p>
          </table:table-cell>
          <table:table-cell table:formula="of:=IF(OR([$Sheet1.L53]&lt;25;[$Sheet1.L53]&gt;974);&quot;XXX&quot;;&quot;OK&quot;)" office:value-type="string" office:string-value="OK" calcext:value-type="string">
            <text:p>OK</text:p>
          </table:table-cell>
          <table:table-cell table:formula="of:=IF(OR([$Sheet1.M53]&lt;25;[$Sheet1.M53]&gt;974);&quot;XXX&quot;;&quot;OK&quot;)" office:value-type="string" office:string-value="OK" calcext:value-type="string">
            <text:p>OK</text:p>
          </table:table-cell>
          <table:table-cell table:formula="of:=IF(OR([$Sheet1.N53]&lt;25;[$Sheet1.N53]&gt;974);&quot;XXX&quot;;&quot;OK&quot;)" office:value-type="string" office:string-value="OK" calcext:value-type="string">
            <text:p>OK</text:p>
          </table:table-cell>
          <table:table-cell table:formula="of:=IF(OR([$Sheet1.O53]&lt;25;[$Sheet1.O53]&gt;974);&quot;XXX&quot;;&quot;OK&quot;)" office:value-type="string" office:string-value="OK" calcext:value-type="string">
            <text:p>OK</text:p>
          </table:table-cell>
          <table:table-cell table:formula="of:=IF(OR([$Sheet1.P53]&lt;25;[$Sheet1.P53]&gt;974);&quot;XXX&quot;;&quot;OK&quot;)" office:value-type="string" office:string-value="OK" calcext:value-type="string">
            <text:p>OK</text:p>
          </table:table-cell>
          <table:table-cell table:formula="of:=IF(OR([$Sheet1.Q53]&lt;25;[$Sheet1.Q53]&gt;974);&quot;XXX&quot;;&quot;OK&quot;)" office:value-type="string" office:string-value="OK" calcext:value-type="string">
            <text:p>OK</text:p>
          </table:table-cell>
          <table:table-cell table:formula="of:=IF(OR([$Sheet1.R53]&lt;25;[$Sheet1.R53]&gt;974);&quot;XXX&quot;;&quot;OK&quot;)" office:value-type="string" office:string-value="OK" calcext:value-type="string">
            <text:p>OK</text:p>
          </table:table-cell>
          <table:table-cell table:formula="of:=IF(OR([$Sheet1.S53]&lt;25;[$Sheet1.S53]&gt;974);&quot;XXX&quot;;&quot;OK&quot;)" office:value-type="string" office:string-value="OK" calcext:value-type="string">
            <text:p>OK</text:p>
          </table:table-cell>
          <table:table-cell table:formula="of:=IF(OR([$Sheet1.T53]&lt;25;[$Sheet1.T53]&gt;974);&quot;XXX&quot;;&quot;OK&quot;)" office:value-type="string" office:string-value="OK" calcext:value-type="string">
            <text:p>OK</text:p>
          </table:table-cell>
          <table:table-cell table:formula="of:=IF(OR([$Sheet1.U53]&lt;25;[$Sheet1.U5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4]&lt;25;[$Sheet1.B54]&gt;974);&quot;XXX&quot;;&quot;OK&quot;)" office:value-type="string" office:string-value="OK" calcext:value-type="string">
            <text:p>OK</text:p>
          </table:table-cell>
          <table:table-cell table:formula="of:=IF(OR([$Sheet1.C54]&lt;25;[$Sheet1.C54]&gt;974);&quot;XXX&quot;;&quot;OK&quot;)" office:value-type="string" office:string-value="OK" calcext:value-type="string">
            <text:p>OK</text:p>
          </table:table-cell>
          <table:table-cell table:formula="of:=IF(OR([$Sheet1.D54]&lt;25;[$Sheet1.D54]&gt;974);&quot;XXX&quot;;&quot;OK&quot;)" office:value-type="string" office:string-value="OK" calcext:value-type="string">
            <text:p>OK</text:p>
          </table:table-cell>
          <table:table-cell table:formula="of:=IF(OR([$Sheet1.E54]&lt;25;[$Sheet1.E54]&gt;974);&quot;XXX&quot;;&quot;OK&quot;)" office:value-type="string" office:string-value="OK" calcext:value-type="string">
            <text:p>OK</text:p>
          </table:table-cell>
          <table:table-cell table:formula="of:=IF(OR([$Sheet1.F54]&lt;25;[$Sheet1.F54]&gt;974);&quot;XXX&quot;;&quot;OK&quot;)" office:value-type="string" office:string-value="OK" calcext:value-type="string">
            <text:p>OK</text:p>
          </table:table-cell>
          <table:table-cell table:formula="of:=IF(OR([$Sheet1.G54]&lt;25;[$Sheet1.G54]&gt;974);&quot;XXX&quot;;&quot;OK&quot;)" office:value-type="string" office:string-value="OK" calcext:value-type="string">
            <text:p>OK</text:p>
          </table:table-cell>
          <table:table-cell table:formula="of:=IF(OR([$Sheet1.H54]&lt;25;[$Sheet1.H54]&gt;974);&quot;XXX&quot;;&quot;OK&quot;)" office:value-type="string" office:string-value="OK" calcext:value-type="string">
            <text:p>OK</text:p>
          </table:table-cell>
          <table:table-cell table:formula="of:=IF(OR([$Sheet1.I54]&lt;25;[$Sheet1.I54]&gt;974);&quot;XXX&quot;;&quot;OK&quot;)" office:value-type="string" office:string-value="OK" calcext:value-type="string">
            <text:p>OK</text:p>
          </table:table-cell>
          <table:table-cell table:formula="of:=IF(OR([$Sheet1.J54]&lt;25;[$Sheet1.J54]&gt;974);&quot;XXX&quot;;&quot;OK&quot;)" office:value-type="string" office:string-value="OK" calcext:value-type="string">
            <text:p>OK</text:p>
          </table:table-cell>
          <table:table-cell table:formula="of:=IF(OR([$Sheet1.K54]&lt;25;[$Sheet1.K54]&gt;974);&quot;XXX&quot;;&quot;OK&quot;)" office:value-type="string" office:string-value="OK" calcext:value-type="string">
            <text:p>OK</text:p>
          </table:table-cell>
          <table:table-cell table:formula="of:=IF(OR([$Sheet1.L54]&lt;25;[$Sheet1.L54]&gt;974);&quot;XXX&quot;;&quot;OK&quot;)" office:value-type="string" office:string-value="OK" calcext:value-type="string">
            <text:p>OK</text:p>
          </table:table-cell>
          <table:table-cell table:formula="of:=IF(OR([$Sheet1.M54]&lt;25;[$Sheet1.M54]&gt;974);&quot;XXX&quot;;&quot;OK&quot;)" office:value-type="string" office:string-value="OK" calcext:value-type="string">
            <text:p>OK</text:p>
          </table:table-cell>
          <table:table-cell table:formula="of:=IF(OR([$Sheet1.N54]&lt;25;[$Sheet1.N54]&gt;974);&quot;XXX&quot;;&quot;OK&quot;)" office:value-type="string" office:string-value="OK" calcext:value-type="string">
            <text:p>OK</text:p>
          </table:table-cell>
          <table:table-cell table:formula="of:=IF(OR([$Sheet1.O54]&lt;25;[$Sheet1.O54]&gt;974);&quot;XXX&quot;;&quot;OK&quot;)" office:value-type="string" office:string-value="OK" calcext:value-type="string">
            <text:p>OK</text:p>
          </table:table-cell>
          <table:table-cell table:formula="of:=IF(OR([$Sheet1.P54]&lt;25;[$Sheet1.P54]&gt;974);&quot;XXX&quot;;&quot;OK&quot;)" office:value-type="string" office:string-value="OK" calcext:value-type="string">
            <text:p>OK</text:p>
          </table:table-cell>
          <table:table-cell table:formula="of:=IF(OR([$Sheet1.Q54]&lt;25;[$Sheet1.Q54]&gt;974);&quot;XXX&quot;;&quot;OK&quot;)" office:value-type="string" office:string-value="OK" calcext:value-type="string">
            <text:p>OK</text:p>
          </table:table-cell>
          <table:table-cell table:formula="of:=IF(OR([$Sheet1.R54]&lt;25;[$Sheet1.R54]&gt;974);&quot;XXX&quot;;&quot;OK&quot;)" office:value-type="string" office:string-value="OK" calcext:value-type="string">
            <text:p>OK</text:p>
          </table:table-cell>
          <table:table-cell table:formula="of:=IF(OR([$Sheet1.S54]&lt;25;[$Sheet1.S54]&gt;974);&quot;XXX&quot;;&quot;OK&quot;)" office:value-type="string" office:string-value="OK" calcext:value-type="string">
            <text:p>OK</text:p>
          </table:table-cell>
          <table:table-cell table:formula="of:=IF(OR([$Sheet1.T54]&lt;25;[$Sheet1.T54]&gt;974);&quot;XXX&quot;;&quot;OK&quot;)" office:value-type="string" office:string-value="OK" calcext:value-type="string">
            <text:p>OK</text:p>
          </table:table-cell>
          <table:table-cell table:formula="of:=IF(OR([$Sheet1.U54]&lt;25;[$Sheet1.U5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5]&lt;25;[$Sheet1.B55]&gt;974);&quot;XXX&quot;;&quot;OK&quot;)" office:value-type="string" office:string-value="OK" calcext:value-type="string">
            <text:p>OK</text:p>
          </table:table-cell>
          <table:table-cell table:formula="of:=IF(OR([$Sheet1.C55]&lt;25;[$Sheet1.C55]&gt;974);&quot;XXX&quot;;&quot;OK&quot;)" office:value-type="string" office:string-value="OK" calcext:value-type="string">
            <text:p>OK</text:p>
          </table:table-cell>
          <table:table-cell table:formula="of:=IF(OR([$Sheet1.D55]&lt;25;[$Sheet1.D55]&gt;974);&quot;XXX&quot;;&quot;OK&quot;)" office:value-type="string" office:string-value="OK" calcext:value-type="string">
            <text:p>OK</text:p>
          </table:table-cell>
          <table:table-cell table:formula="of:=IF(OR([$Sheet1.E55]&lt;25;[$Sheet1.E55]&gt;974);&quot;XXX&quot;;&quot;OK&quot;)" office:value-type="string" office:string-value="OK" calcext:value-type="string">
            <text:p>OK</text:p>
          </table:table-cell>
          <table:table-cell table:formula="of:=IF(OR([$Sheet1.F55]&lt;25;[$Sheet1.F55]&gt;974);&quot;XXX&quot;;&quot;OK&quot;)" office:value-type="string" office:string-value="OK" calcext:value-type="string">
            <text:p>OK</text:p>
          </table:table-cell>
          <table:table-cell table:formula="of:=IF(OR([$Sheet1.G55]&lt;25;[$Sheet1.G55]&gt;974);&quot;XXX&quot;;&quot;OK&quot;)" office:value-type="string" office:string-value="OK" calcext:value-type="string">
            <text:p>OK</text:p>
          </table:table-cell>
          <table:table-cell table:formula="of:=IF(OR([$Sheet1.H55]&lt;25;[$Sheet1.H55]&gt;974);&quot;XXX&quot;;&quot;OK&quot;)" office:value-type="string" office:string-value="OK" calcext:value-type="string">
            <text:p>OK</text:p>
          </table:table-cell>
          <table:table-cell table:formula="of:=IF(OR([$Sheet1.I55]&lt;25;[$Sheet1.I55]&gt;974);&quot;XXX&quot;;&quot;OK&quot;)" office:value-type="string" office:string-value="OK" calcext:value-type="string">
            <text:p>OK</text:p>
          </table:table-cell>
          <table:table-cell table:formula="of:=IF(OR([$Sheet1.J55]&lt;25;[$Sheet1.J55]&gt;974);&quot;XXX&quot;;&quot;OK&quot;)" office:value-type="string" office:string-value="OK" calcext:value-type="string">
            <text:p>OK</text:p>
          </table:table-cell>
          <table:table-cell table:formula="of:=IF(OR([$Sheet1.K55]&lt;25;[$Sheet1.K55]&gt;974);&quot;XXX&quot;;&quot;OK&quot;)" office:value-type="string" office:string-value="OK" calcext:value-type="string">
            <text:p>OK</text:p>
          </table:table-cell>
          <table:table-cell table:formula="of:=IF(OR([$Sheet1.L55]&lt;25;[$Sheet1.L55]&gt;974);&quot;XXX&quot;;&quot;OK&quot;)" office:value-type="string" office:string-value="OK" calcext:value-type="string">
            <text:p>OK</text:p>
          </table:table-cell>
          <table:table-cell table:formula="of:=IF(OR([$Sheet1.M55]&lt;25;[$Sheet1.M55]&gt;974);&quot;XXX&quot;;&quot;OK&quot;)" office:value-type="string" office:string-value="OK" calcext:value-type="string">
            <text:p>OK</text:p>
          </table:table-cell>
          <table:table-cell table:formula="of:=IF(OR([$Sheet1.N55]&lt;25;[$Sheet1.N55]&gt;974);&quot;XXX&quot;;&quot;OK&quot;)" office:value-type="string" office:string-value="OK" calcext:value-type="string">
            <text:p>OK</text:p>
          </table:table-cell>
          <table:table-cell table:formula="of:=IF(OR([$Sheet1.O55]&lt;25;[$Sheet1.O55]&gt;974);&quot;XXX&quot;;&quot;OK&quot;)" office:value-type="string" office:string-value="OK" calcext:value-type="string">
            <text:p>OK</text:p>
          </table:table-cell>
          <table:table-cell table:formula="of:=IF(OR([$Sheet1.P55]&lt;25;[$Sheet1.P55]&gt;974);&quot;XXX&quot;;&quot;OK&quot;)" office:value-type="string" office:string-value="OK" calcext:value-type="string">
            <text:p>OK</text:p>
          </table:table-cell>
          <table:table-cell table:formula="of:=IF(OR([$Sheet1.Q55]&lt;25;[$Sheet1.Q55]&gt;974);&quot;XXX&quot;;&quot;OK&quot;)" office:value-type="string" office:string-value="OK" calcext:value-type="string">
            <text:p>OK</text:p>
          </table:table-cell>
          <table:table-cell table:formula="of:=IF(OR([$Sheet1.R55]&lt;25;[$Sheet1.R55]&gt;974);&quot;XXX&quot;;&quot;OK&quot;)" office:value-type="string" office:string-value="OK" calcext:value-type="string">
            <text:p>OK</text:p>
          </table:table-cell>
          <table:table-cell table:formula="of:=IF(OR([$Sheet1.S55]&lt;25;[$Sheet1.S55]&gt;974);&quot;XXX&quot;;&quot;OK&quot;)" office:value-type="string" office:string-value="OK" calcext:value-type="string">
            <text:p>OK</text:p>
          </table:table-cell>
          <table:table-cell table:formula="of:=IF(OR([$Sheet1.T55]&lt;25;[$Sheet1.T55]&gt;974);&quot;XXX&quot;;&quot;OK&quot;)" office:value-type="string" office:string-value="OK" calcext:value-type="string">
            <text:p>OK</text:p>
          </table:table-cell>
          <table:table-cell table:formula="of:=IF(OR([$Sheet1.U55]&lt;25;[$Sheet1.U5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6]&lt;25;[$Sheet1.B56]&gt;974);&quot;XXX&quot;;&quot;OK&quot;)" office:value-type="string" office:string-value="OK" calcext:value-type="string">
            <text:p>OK</text:p>
          </table:table-cell>
          <table:table-cell table:formula="of:=IF(OR([$Sheet1.C56]&lt;25;[$Sheet1.C56]&gt;974);&quot;XXX&quot;;&quot;OK&quot;)" office:value-type="string" office:string-value="OK" calcext:value-type="string">
            <text:p>OK</text:p>
          </table:table-cell>
          <table:table-cell table:formula="of:=IF(OR([$Sheet1.D56]&lt;25;[$Sheet1.D56]&gt;974);&quot;XXX&quot;;&quot;OK&quot;)" office:value-type="string" office:string-value="OK" calcext:value-type="string">
            <text:p>OK</text:p>
          </table:table-cell>
          <table:table-cell table:formula="of:=IF(OR([$Sheet1.E56]&lt;25;[$Sheet1.E56]&gt;974);&quot;XXX&quot;;&quot;OK&quot;)" office:value-type="string" office:string-value="OK" calcext:value-type="string">
            <text:p>OK</text:p>
          </table:table-cell>
          <table:table-cell table:formula="of:=IF(OR([$Sheet1.F56]&lt;25;[$Sheet1.F56]&gt;974);&quot;XXX&quot;;&quot;OK&quot;)" office:value-type="string" office:string-value="OK" calcext:value-type="string">
            <text:p>OK</text:p>
          </table:table-cell>
          <table:table-cell table:formula="of:=IF(OR([$Sheet1.G56]&lt;25;[$Sheet1.G56]&gt;974);&quot;XXX&quot;;&quot;OK&quot;)" office:value-type="string" office:string-value="OK" calcext:value-type="string">
            <text:p>OK</text:p>
          </table:table-cell>
          <table:table-cell table:formula="of:=IF(OR([$Sheet1.H56]&lt;25;[$Sheet1.H56]&gt;974);&quot;XXX&quot;;&quot;OK&quot;)" office:value-type="string" office:string-value="OK" calcext:value-type="string">
            <text:p>OK</text:p>
          </table:table-cell>
          <table:table-cell table:formula="of:=IF(OR([$Sheet1.I56]&lt;25;[$Sheet1.I56]&gt;974);&quot;XXX&quot;;&quot;OK&quot;)" office:value-type="string" office:string-value="OK" calcext:value-type="string">
            <text:p>OK</text:p>
          </table:table-cell>
          <table:table-cell table:formula="of:=IF(OR([$Sheet1.J56]&lt;25;[$Sheet1.J56]&gt;974);&quot;XXX&quot;;&quot;OK&quot;)" office:value-type="string" office:string-value="OK" calcext:value-type="string">
            <text:p>OK</text:p>
          </table:table-cell>
          <table:table-cell table:formula="of:=IF(OR([$Sheet1.K56]&lt;25;[$Sheet1.K56]&gt;974);&quot;XXX&quot;;&quot;OK&quot;)" office:value-type="string" office:string-value="OK" calcext:value-type="string">
            <text:p>OK</text:p>
          </table:table-cell>
          <table:table-cell table:formula="of:=IF(OR([$Sheet1.L56]&lt;25;[$Sheet1.L56]&gt;974);&quot;XXX&quot;;&quot;OK&quot;)" office:value-type="string" office:string-value="OK" calcext:value-type="string">
            <text:p>OK</text:p>
          </table:table-cell>
          <table:table-cell table:formula="of:=IF(OR([$Sheet1.M56]&lt;25;[$Sheet1.M56]&gt;974);&quot;XXX&quot;;&quot;OK&quot;)" office:value-type="string" office:string-value="OK" calcext:value-type="string">
            <text:p>OK</text:p>
          </table:table-cell>
          <table:table-cell table:formula="of:=IF(OR([$Sheet1.N56]&lt;25;[$Sheet1.N56]&gt;974);&quot;XXX&quot;;&quot;OK&quot;)" office:value-type="string" office:string-value="OK" calcext:value-type="string">
            <text:p>OK</text:p>
          </table:table-cell>
          <table:table-cell table:formula="of:=IF(OR([$Sheet1.O56]&lt;25;[$Sheet1.O56]&gt;974);&quot;XXX&quot;;&quot;OK&quot;)" office:value-type="string" office:string-value="OK" calcext:value-type="string">
            <text:p>OK</text:p>
          </table:table-cell>
          <table:table-cell table:formula="of:=IF(OR([$Sheet1.P56]&lt;25;[$Sheet1.P56]&gt;974);&quot;XXX&quot;;&quot;OK&quot;)" office:value-type="string" office:string-value="OK" calcext:value-type="string">
            <text:p>OK</text:p>
          </table:table-cell>
          <table:table-cell table:formula="of:=IF(OR([$Sheet1.Q56]&lt;25;[$Sheet1.Q56]&gt;974);&quot;XXX&quot;;&quot;OK&quot;)" office:value-type="string" office:string-value="OK" calcext:value-type="string">
            <text:p>OK</text:p>
          </table:table-cell>
          <table:table-cell table:formula="of:=IF(OR([$Sheet1.R56]&lt;25;[$Sheet1.R56]&gt;974);&quot;XXX&quot;;&quot;OK&quot;)" office:value-type="string" office:string-value="OK" calcext:value-type="string">
            <text:p>OK</text:p>
          </table:table-cell>
          <table:table-cell table:formula="of:=IF(OR([$Sheet1.S56]&lt;25;[$Sheet1.S56]&gt;974);&quot;XXX&quot;;&quot;OK&quot;)" office:value-type="string" office:string-value="OK" calcext:value-type="string">
            <text:p>OK</text:p>
          </table:table-cell>
          <table:table-cell table:formula="of:=IF(OR([$Sheet1.T56]&lt;25;[$Sheet1.T56]&gt;974);&quot;XXX&quot;;&quot;OK&quot;)" office:value-type="string" office:string-value="OK" calcext:value-type="string">
            <text:p>OK</text:p>
          </table:table-cell>
          <table:table-cell table:formula="of:=IF(OR([$Sheet1.U56]&lt;25;[$Sheet1.U5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7]&lt;25;[$Sheet1.B57]&gt;974);&quot;XXX&quot;;&quot;OK&quot;)" office:value-type="string" office:string-value="OK" calcext:value-type="string">
            <text:p>OK</text:p>
          </table:table-cell>
          <table:table-cell table:formula="of:=IF(OR([$Sheet1.C57]&lt;25;[$Sheet1.C57]&gt;974);&quot;XXX&quot;;&quot;OK&quot;)" office:value-type="string" office:string-value="OK" calcext:value-type="string">
            <text:p>OK</text:p>
          </table:table-cell>
          <table:table-cell table:formula="of:=IF(OR([$Sheet1.D57]&lt;25;[$Sheet1.D57]&gt;974);&quot;XXX&quot;;&quot;OK&quot;)" office:value-type="string" office:string-value="OK" calcext:value-type="string">
            <text:p>OK</text:p>
          </table:table-cell>
          <table:table-cell table:formula="of:=IF(OR([$Sheet1.E57]&lt;25;[$Sheet1.E57]&gt;974);&quot;XXX&quot;;&quot;OK&quot;)" office:value-type="string" office:string-value="OK" calcext:value-type="string">
            <text:p>OK</text:p>
          </table:table-cell>
          <table:table-cell table:formula="of:=IF(OR([$Sheet1.F57]&lt;25;[$Sheet1.F57]&gt;974);&quot;XXX&quot;;&quot;OK&quot;)" office:value-type="string" office:string-value="OK" calcext:value-type="string">
            <text:p>OK</text:p>
          </table:table-cell>
          <table:table-cell table:formula="of:=IF(OR([$Sheet1.G57]&lt;25;[$Sheet1.G57]&gt;974);&quot;XXX&quot;;&quot;OK&quot;)" office:value-type="string" office:string-value="OK" calcext:value-type="string">
            <text:p>OK</text:p>
          </table:table-cell>
          <table:table-cell table:formula="of:=IF(OR([$Sheet1.H57]&lt;25;[$Sheet1.H57]&gt;974);&quot;XXX&quot;;&quot;OK&quot;)" office:value-type="string" office:string-value="OK" calcext:value-type="string">
            <text:p>OK</text:p>
          </table:table-cell>
          <table:table-cell table:formula="of:=IF(OR([$Sheet1.I57]&lt;25;[$Sheet1.I57]&gt;974);&quot;XXX&quot;;&quot;OK&quot;)" office:value-type="string" office:string-value="OK" calcext:value-type="string">
            <text:p>OK</text:p>
          </table:table-cell>
          <table:table-cell table:formula="of:=IF(OR([$Sheet1.J57]&lt;25;[$Sheet1.J57]&gt;974);&quot;XXX&quot;;&quot;OK&quot;)" office:value-type="string" office:string-value="OK" calcext:value-type="string">
            <text:p>OK</text:p>
          </table:table-cell>
          <table:table-cell table:formula="of:=IF(OR([$Sheet1.K57]&lt;25;[$Sheet1.K57]&gt;974);&quot;XXX&quot;;&quot;OK&quot;)" office:value-type="string" office:string-value="OK" calcext:value-type="string">
            <text:p>OK</text:p>
          </table:table-cell>
          <table:table-cell table:formula="of:=IF(OR([$Sheet1.L57]&lt;25;[$Sheet1.L57]&gt;974);&quot;XXX&quot;;&quot;OK&quot;)" office:value-type="string" office:string-value="OK" calcext:value-type="string">
            <text:p>OK</text:p>
          </table:table-cell>
          <table:table-cell table:formula="of:=IF(OR([$Sheet1.M57]&lt;25;[$Sheet1.M57]&gt;974);&quot;XXX&quot;;&quot;OK&quot;)" office:value-type="string" office:string-value="OK" calcext:value-type="string">
            <text:p>OK</text:p>
          </table:table-cell>
          <table:table-cell table:formula="of:=IF(OR([$Sheet1.N57]&lt;25;[$Sheet1.N57]&gt;974);&quot;XXX&quot;;&quot;OK&quot;)" office:value-type="string" office:string-value="OK" calcext:value-type="string">
            <text:p>OK</text:p>
          </table:table-cell>
          <table:table-cell table:formula="of:=IF(OR([$Sheet1.O57]&lt;25;[$Sheet1.O57]&gt;974);&quot;XXX&quot;;&quot;OK&quot;)" office:value-type="string" office:string-value="OK" calcext:value-type="string">
            <text:p>OK</text:p>
          </table:table-cell>
          <table:table-cell table:formula="of:=IF(OR([$Sheet1.P57]&lt;25;[$Sheet1.P57]&gt;974);&quot;XXX&quot;;&quot;OK&quot;)" office:value-type="string" office:string-value="OK" calcext:value-type="string">
            <text:p>OK</text:p>
          </table:table-cell>
          <table:table-cell table:formula="of:=IF(OR([$Sheet1.Q57]&lt;25;[$Sheet1.Q57]&gt;974);&quot;XXX&quot;;&quot;OK&quot;)" office:value-type="string" office:string-value="OK" calcext:value-type="string">
            <text:p>OK</text:p>
          </table:table-cell>
          <table:table-cell table:formula="of:=IF(OR([$Sheet1.R57]&lt;25;[$Sheet1.R57]&gt;974);&quot;XXX&quot;;&quot;OK&quot;)" office:value-type="string" office:string-value="OK" calcext:value-type="string">
            <text:p>OK</text:p>
          </table:table-cell>
          <table:table-cell table:formula="of:=IF(OR([$Sheet1.S57]&lt;25;[$Sheet1.S57]&gt;974);&quot;XXX&quot;;&quot;OK&quot;)" office:value-type="string" office:string-value="OK" calcext:value-type="string">
            <text:p>OK</text:p>
          </table:table-cell>
          <table:table-cell table:formula="of:=IF(OR([$Sheet1.T57]&lt;25;[$Sheet1.T57]&gt;974);&quot;XXX&quot;;&quot;OK&quot;)" office:value-type="string" office:string-value="OK" calcext:value-type="string">
            <text:p>OK</text:p>
          </table:table-cell>
          <table:table-cell table:formula="of:=IF(OR([$Sheet1.U57]&lt;25;[$Sheet1.U5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8]&lt;25;[$Sheet1.B58]&gt;974);&quot;XXX&quot;;&quot;OK&quot;)" office:value-type="string" office:string-value="OK" calcext:value-type="string">
            <text:p>OK</text:p>
          </table:table-cell>
          <table:table-cell table:formula="of:=IF(OR([$Sheet1.C58]&lt;25;[$Sheet1.C58]&gt;974);&quot;XXX&quot;;&quot;OK&quot;)" office:value-type="string" office:string-value="OK" calcext:value-type="string">
            <text:p>OK</text:p>
          </table:table-cell>
          <table:table-cell table:formula="of:=IF(OR([$Sheet1.D58]&lt;25;[$Sheet1.D58]&gt;974);&quot;XXX&quot;;&quot;OK&quot;)" office:value-type="string" office:string-value="OK" calcext:value-type="string">
            <text:p>OK</text:p>
          </table:table-cell>
          <table:table-cell table:formula="of:=IF(OR([$Sheet1.E58]&lt;25;[$Sheet1.E58]&gt;974);&quot;XXX&quot;;&quot;OK&quot;)" office:value-type="string" office:string-value="OK" calcext:value-type="string">
            <text:p>OK</text:p>
          </table:table-cell>
          <table:table-cell table:formula="of:=IF(OR([$Sheet1.F58]&lt;25;[$Sheet1.F58]&gt;974);&quot;XXX&quot;;&quot;OK&quot;)" office:value-type="string" office:string-value="OK" calcext:value-type="string">
            <text:p>OK</text:p>
          </table:table-cell>
          <table:table-cell table:formula="of:=IF(OR([$Sheet1.G58]&lt;25;[$Sheet1.G58]&gt;974);&quot;XXX&quot;;&quot;OK&quot;)" office:value-type="string" office:string-value="OK" calcext:value-type="string">
            <text:p>OK</text:p>
          </table:table-cell>
          <table:table-cell table:formula="of:=IF(OR([$Sheet1.H58]&lt;25;[$Sheet1.H58]&gt;974);&quot;XXX&quot;;&quot;OK&quot;)" office:value-type="string" office:string-value="OK" calcext:value-type="string">
            <text:p>OK</text:p>
          </table:table-cell>
          <table:table-cell table:formula="of:=IF(OR([$Sheet1.I58]&lt;25;[$Sheet1.I58]&gt;974);&quot;XXX&quot;;&quot;OK&quot;)" office:value-type="string" office:string-value="OK" calcext:value-type="string">
            <text:p>OK</text:p>
          </table:table-cell>
          <table:table-cell table:formula="of:=IF(OR([$Sheet1.J58]&lt;25;[$Sheet1.J58]&gt;974);&quot;XXX&quot;;&quot;OK&quot;)" office:value-type="string" office:string-value="OK" calcext:value-type="string">
            <text:p>OK</text:p>
          </table:table-cell>
          <table:table-cell table:formula="of:=IF(OR([$Sheet1.K58]&lt;25;[$Sheet1.K58]&gt;974);&quot;XXX&quot;;&quot;OK&quot;)" office:value-type="string" office:string-value="OK" calcext:value-type="string">
            <text:p>OK</text:p>
          </table:table-cell>
          <table:table-cell table:formula="of:=IF(OR([$Sheet1.L58]&lt;25;[$Sheet1.L58]&gt;974);&quot;XXX&quot;;&quot;OK&quot;)" office:value-type="string" office:string-value="OK" calcext:value-type="string">
            <text:p>OK</text:p>
          </table:table-cell>
          <table:table-cell table:formula="of:=IF(OR([$Sheet1.M58]&lt;25;[$Sheet1.M58]&gt;974);&quot;XXX&quot;;&quot;OK&quot;)" office:value-type="string" office:string-value="OK" calcext:value-type="string">
            <text:p>OK</text:p>
          </table:table-cell>
          <table:table-cell table:formula="of:=IF(OR([$Sheet1.N58]&lt;25;[$Sheet1.N58]&gt;974);&quot;XXX&quot;;&quot;OK&quot;)" office:value-type="string" office:string-value="OK" calcext:value-type="string">
            <text:p>OK</text:p>
          </table:table-cell>
          <table:table-cell table:formula="of:=IF(OR([$Sheet1.O58]&lt;25;[$Sheet1.O58]&gt;974);&quot;XXX&quot;;&quot;OK&quot;)" office:value-type="string" office:string-value="OK" calcext:value-type="string">
            <text:p>OK</text:p>
          </table:table-cell>
          <table:table-cell table:formula="of:=IF(OR([$Sheet1.P58]&lt;25;[$Sheet1.P58]&gt;974);&quot;XXX&quot;;&quot;OK&quot;)" office:value-type="string" office:string-value="OK" calcext:value-type="string">
            <text:p>OK</text:p>
          </table:table-cell>
          <table:table-cell table:formula="of:=IF(OR([$Sheet1.Q58]&lt;25;[$Sheet1.Q58]&gt;974);&quot;XXX&quot;;&quot;OK&quot;)" office:value-type="string" office:string-value="OK" calcext:value-type="string">
            <text:p>OK</text:p>
          </table:table-cell>
          <table:table-cell table:formula="of:=IF(OR([$Sheet1.R58]&lt;25;[$Sheet1.R58]&gt;974);&quot;XXX&quot;;&quot;OK&quot;)" office:value-type="string" office:string-value="OK" calcext:value-type="string">
            <text:p>OK</text:p>
          </table:table-cell>
          <table:table-cell table:formula="of:=IF(OR([$Sheet1.S58]&lt;25;[$Sheet1.S58]&gt;974);&quot;XXX&quot;;&quot;OK&quot;)" office:value-type="string" office:string-value="OK" calcext:value-type="string">
            <text:p>OK</text:p>
          </table:table-cell>
          <table:table-cell table:formula="of:=IF(OR([$Sheet1.T58]&lt;25;[$Sheet1.T58]&gt;974);&quot;XXX&quot;;&quot;OK&quot;)" office:value-type="string" office:string-value="OK" calcext:value-type="string">
            <text:p>OK</text:p>
          </table:table-cell>
          <table:table-cell table:formula="of:=IF(OR([$Sheet1.U58]&lt;25;[$Sheet1.U5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59]&lt;25;[$Sheet1.B59]&gt;974);&quot;XXX&quot;;&quot;OK&quot;)" office:value-type="string" office:string-value="OK" calcext:value-type="string">
            <text:p>OK</text:p>
          </table:table-cell>
          <table:table-cell table:formula="of:=IF(OR([$Sheet1.C59]&lt;25;[$Sheet1.C59]&gt;974);&quot;XXX&quot;;&quot;OK&quot;)" office:value-type="string" office:string-value="OK" calcext:value-type="string">
            <text:p>OK</text:p>
          </table:table-cell>
          <table:table-cell table:formula="of:=IF(OR([$Sheet1.D59]&lt;25;[$Sheet1.D59]&gt;974);&quot;XXX&quot;;&quot;OK&quot;)" office:value-type="string" office:string-value="OK" calcext:value-type="string">
            <text:p>OK</text:p>
          </table:table-cell>
          <table:table-cell table:formula="of:=IF(OR([$Sheet1.E59]&lt;25;[$Sheet1.E59]&gt;974);&quot;XXX&quot;;&quot;OK&quot;)" office:value-type="string" office:string-value="OK" calcext:value-type="string">
            <text:p>OK</text:p>
          </table:table-cell>
          <table:table-cell table:formula="of:=IF(OR([$Sheet1.F59]&lt;25;[$Sheet1.F59]&gt;974);&quot;XXX&quot;;&quot;OK&quot;)" office:value-type="string" office:string-value="OK" calcext:value-type="string">
            <text:p>OK</text:p>
          </table:table-cell>
          <table:table-cell table:formula="of:=IF(OR([$Sheet1.G59]&lt;25;[$Sheet1.G59]&gt;974);&quot;XXX&quot;;&quot;OK&quot;)" office:value-type="string" office:string-value="OK" calcext:value-type="string">
            <text:p>OK</text:p>
          </table:table-cell>
          <table:table-cell table:formula="of:=IF(OR([$Sheet1.H59]&lt;25;[$Sheet1.H59]&gt;974);&quot;XXX&quot;;&quot;OK&quot;)" office:value-type="string" office:string-value="OK" calcext:value-type="string">
            <text:p>OK</text:p>
          </table:table-cell>
          <table:table-cell table:formula="of:=IF(OR([$Sheet1.I59]&lt;25;[$Sheet1.I59]&gt;974);&quot;XXX&quot;;&quot;OK&quot;)" office:value-type="string" office:string-value="OK" calcext:value-type="string">
            <text:p>OK</text:p>
          </table:table-cell>
          <table:table-cell table:formula="of:=IF(OR([$Sheet1.J59]&lt;25;[$Sheet1.J59]&gt;974);&quot;XXX&quot;;&quot;OK&quot;)" office:value-type="string" office:string-value="OK" calcext:value-type="string">
            <text:p>OK</text:p>
          </table:table-cell>
          <table:table-cell table:formula="of:=IF(OR([$Sheet1.K59]&lt;25;[$Sheet1.K59]&gt;974);&quot;XXX&quot;;&quot;OK&quot;)" office:value-type="string" office:string-value="OK" calcext:value-type="string">
            <text:p>OK</text:p>
          </table:table-cell>
          <table:table-cell table:formula="of:=IF(OR([$Sheet1.L59]&lt;25;[$Sheet1.L59]&gt;974);&quot;XXX&quot;;&quot;OK&quot;)" office:value-type="string" office:string-value="OK" calcext:value-type="string">
            <text:p>OK</text:p>
          </table:table-cell>
          <table:table-cell table:formula="of:=IF(OR([$Sheet1.M59]&lt;25;[$Sheet1.M59]&gt;974);&quot;XXX&quot;;&quot;OK&quot;)" office:value-type="string" office:string-value="OK" calcext:value-type="string">
            <text:p>OK</text:p>
          </table:table-cell>
          <table:table-cell table:formula="of:=IF(OR([$Sheet1.N59]&lt;25;[$Sheet1.N59]&gt;974);&quot;XXX&quot;;&quot;OK&quot;)" office:value-type="string" office:string-value="OK" calcext:value-type="string">
            <text:p>OK</text:p>
          </table:table-cell>
          <table:table-cell table:formula="of:=IF(OR([$Sheet1.O59]&lt;25;[$Sheet1.O59]&gt;974);&quot;XXX&quot;;&quot;OK&quot;)" office:value-type="string" office:string-value="OK" calcext:value-type="string">
            <text:p>OK</text:p>
          </table:table-cell>
          <table:table-cell table:formula="of:=IF(OR([$Sheet1.P59]&lt;25;[$Sheet1.P59]&gt;974);&quot;XXX&quot;;&quot;OK&quot;)" office:value-type="string" office:string-value="OK" calcext:value-type="string">
            <text:p>OK</text:p>
          </table:table-cell>
          <table:table-cell table:formula="of:=IF(OR([$Sheet1.Q59]&lt;25;[$Sheet1.Q59]&gt;974);&quot;XXX&quot;;&quot;OK&quot;)" office:value-type="string" office:string-value="OK" calcext:value-type="string">
            <text:p>OK</text:p>
          </table:table-cell>
          <table:table-cell table:formula="of:=IF(OR([$Sheet1.R59]&lt;25;[$Sheet1.R59]&gt;974);&quot;XXX&quot;;&quot;OK&quot;)" office:value-type="string" office:string-value="OK" calcext:value-type="string">
            <text:p>OK</text:p>
          </table:table-cell>
          <table:table-cell table:formula="of:=IF(OR([$Sheet1.S59]&lt;25;[$Sheet1.S59]&gt;974);&quot;XXX&quot;;&quot;OK&quot;)" office:value-type="string" office:string-value="OK" calcext:value-type="string">
            <text:p>OK</text:p>
          </table:table-cell>
          <table:table-cell table:formula="of:=IF(OR([$Sheet1.T59]&lt;25;[$Sheet1.T59]&gt;974);&quot;XXX&quot;;&quot;OK&quot;)" office:value-type="string" office:string-value="OK" calcext:value-type="string">
            <text:p>OK</text:p>
          </table:table-cell>
          <table:table-cell table:formula="of:=IF(OR([$Sheet1.U59]&lt;25;[$Sheet1.U5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0]&lt;25;[$Sheet1.B60]&gt;974);&quot;XXX&quot;;&quot;OK&quot;)" office:value-type="string" office:string-value="OK" calcext:value-type="string">
            <text:p>OK</text:p>
          </table:table-cell>
          <table:table-cell table:formula="of:=IF(OR([$Sheet1.C60]&lt;25;[$Sheet1.C60]&gt;974);&quot;XXX&quot;;&quot;OK&quot;)" office:value-type="string" office:string-value="OK" calcext:value-type="string">
            <text:p>OK</text:p>
          </table:table-cell>
          <table:table-cell table:formula="of:=IF(OR([$Sheet1.D60]&lt;25;[$Sheet1.D60]&gt;974);&quot;XXX&quot;;&quot;OK&quot;)" office:value-type="string" office:string-value="OK" calcext:value-type="string">
            <text:p>OK</text:p>
          </table:table-cell>
          <table:table-cell table:formula="of:=IF(OR([$Sheet1.E60]&lt;25;[$Sheet1.E60]&gt;974);&quot;XXX&quot;;&quot;OK&quot;)" office:value-type="string" office:string-value="OK" calcext:value-type="string">
            <text:p>OK</text:p>
          </table:table-cell>
          <table:table-cell table:formula="of:=IF(OR([$Sheet1.F60]&lt;25;[$Sheet1.F60]&gt;974);&quot;XXX&quot;;&quot;OK&quot;)" office:value-type="string" office:string-value="OK" calcext:value-type="string">
            <text:p>OK</text:p>
          </table:table-cell>
          <table:table-cell table:formula="of:=IF(OR([$Sheet1.G60]&lt;25;[$Sheet1.G60]&gt;974);&quot;XXX&quot;;&quot;OK&quot;)" office:value-type="string" office:string-value="OK" calcext:value-type="string">
            <text:p>OK</text:p>
          </table:table-cell>
          <table:table-cell table:formula="of:=IF(OR([$Sheet1.H60]&lt;25;[$Sheet1.H60]&gt;974);&quot;XXX&quot;;&quot;OK&quot;)" office:value-type="string" office:string-value="OK" calcext:value-type="string">
            <text:p>OK</text:p>
          </table:table-cell>
          <table:table-cell table:formula="of:=IF(OR([$Sheet1.I60]&lt;25;[$Sheet1.I60]&gt;974);&quot;XXX&quot;;&quot;OK&quot;)" office:value-type="string" office:string-value="OK" calcext:value-type="string">
            <text:p>OK</text:p>
          </table:table-cell>
          <table:table-cell table:formula="of:=IF(OR([$Sheet1.J60]&lt;25;[$Sheet1.J60]&gt;974);&quot;XXX&quot;;&quot;OK&quot;)" office:value-type="string" office:string-value="OK" calcext:value-type="string">
            <text:p>OK</text:p>
          </table:table-cell>
          <table:table-cell table:formula="of:=IF(OR([$Sheet1.K60]&lt;25;[$Sheet1.K60]&gt;974);&quot;XXX&quot;;&quot;OK&quot;)" office:value-type="string" office:string-value="OK" calcext:value-type="string">
            <text:p>OK</text:p>
          </table:table-cell>
          <table:table-cell table:formula="of:=IF(OR([$Sheet1.L60]&lt;25;[$Sheet1.L60]&gt;974);&quot;XXX&quot;;&quot;OK&quot;)" office:value-type="string" office:string-value="OK" calcext:value-type="string">
            <text:p>OK</text:p>
          </table:table-cell>
          <table:table-cell table:formula="of:=IF(OR([$Sheet1.M60]&lt;25;[$Sheet1.M60]&gt;974);&quot;XXX&quot;;&quot;OK&quot;)" office:value-type="string" office:string-value="OK" calcext:value-type="string">
            <text:p>OK</text:p>
          </table:table-cell>
          <table:table-cell table:formula="of:=IF(OR([$Sheet1.N60]&lt;25;[$Sheet1.N60]&gt;974);&quot;XXX&quot;;&quot;OK&quot;)" office:value-type="string" office:string-value="OK" calcext:value-type="string">
            <text:p>OK</text:p>
          </table:table-cell>
          <table:table-cell table:formula="of:=IF(OR([$Sheet1.O60]&lt;25;[$Sheet1.O60]&gt;974);&quot;XXX&quot;;&quot;OK&quot;)" office:value-type="string" office:string-value="OK" calcext:value-type="string">
            <text:p>OK</text:p>
          </table:table-cell>
          <table:table-cell table:formula="of:=IF(OR([$Sheet1.P60]&lt;25;[$Sheet1.P60]&gt;974);&quot;XXX&quot;;&quot;OK&quot;)" office:value-type="string" office:string-value="OK" calcext:value-type="string">
            <text:p>OK</text:p>
          </table:table-cell>
          <table:table-cell table:formula="of:=IF(OR([$Sheet1.Q60]&lt;25;[$Sheet1.Q60]&gt;974);&quot;XXX&quot;;&quot;OK&quot;)" office:value-type="string" office:string-value="OK" calcext:value-type="string">
            <text:p>OK</text:p>
          </table:table-cell>
          <table:table-cell table:formula="of:=IF(OR([$Sheet1.R60]&lt;25;[$Sheet1.R60]&gt;974);&quot;XXX&quot;;&quot;OK&quot;)" office:value-type="string" office:string-value="OK" calcext:value-type="string">
            <text:p>OK</text:p>
          </table:table-cell>
          <table:table-cell table:formula="of:=IF(OR([$Sheet1.S60]&lt;25;[$Sheet1.S60]&gt;974);&quot;XXX&quot;;&quot;OK&quot;)" office:value-type="string" office:string-value="OK" calcext:value-type="string">
            <text:p>OK</text:p>
          </table:table-cell>
          <table:table-cell table:formula="of:=IF(OR([$Sheet1.T60]&lt;25;[$Sheet1.T60]&gt;974);&quot;XXX&quot;;&quot;OK&quot;)" office:value-type="string" office:string-value="OK" calcext:value-type="string">
            <text:p>OK</text:p>
          </table:table-cell>
          <table:table-cell table:formula="of:=IF(OR([$Sheet1.U60]&lt;25;[$Sheet1.U6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1]&lt;25;[$Sheet1.B61]&gt;974);&quot;XXX&quot;;&quot;OK&quot;)" office:value-type="string" office:string-value="OK" calcext:value-type="string">
            <text:p>OK</text:p>
          </table:table-cell>
          <table:table-cell table:formula="of:=IF(OR([$Sheet1.C61]&lt;25;[$Sheet1.C61]&gt;974);&quot;XXX&quot;;&quot;OK&quot;)" office:value-type="string" office:string-value="OK" calcext:value-type="string">
            <text:p>OK</text:p>
          </table:table-cell>
          <table:table-cell table:formula="of:=IF(OR([$Sheet1.D61]&lt;25;[$Sheet1.D61]&gt;974);&quot;XXX&quot;;&quot;OK&quot;)" office:value-type="string" office:string-value="OK" calcext:value-type="string">
            <text:p>OK</text:p>
          </table:table-cell>
          <table:table-cell table:formula="of:=IF(OR([$Sheet1.E61]&lt;25;[$Sheet1.E61]&gt;974);&quot;XXX&quot;;&quot;OK&quot;)" office:value-type="string" office:string-value="OK" calcext:value-type="string">
            <text:p>OK</text:p>
          </table:table-cell>
          <table:table-cell table:formula="of:=IF(OR([$Sheet1.F61]&lt;25;[$Sheet1.F61]&gt;974);&quot;XXX&quot;;&quot;OK&quot;)" office:value-type="string" office:string-value="OK" calcext:value-type="string">
            <text:p>OK</text:p>
          </table:table-cell>
          <table:table-cell table:formula="of:=IF(OR([$Sheet1.G61]&lt;25;[$Sheet1.G61]&gt;974);&quot;XXX&quot;;&quot;OK&quot;)" office:value-type="string" office:string-value="OK" calcext:value-type="string">
            <text:p>OK</text:p>
          </table:table-cell>
          <table:table-cell table:formula="of:=IF(OR([$Sheet1.H61]&lt;25;[$Sheet1.H61]&gt;974);&quot;XXX&quot;;&quot;OK&quot;)" office:value-type="string" office:string-value="OK" calcext:value-type="string">
            <text:p>OK</text:p>
          </table:table-cell>
          <table:table-cell table:formula="of:=IF(OR([$Sheet1.I61]&lt;25;[$Sheet1.I61]&gt;974);&quot;XXX&quot;;&quot;OK&quot;)" office:value-type="string" office:string-value="OK" calcext:value-type="string">
            <text:p>OK</text:p>
          </table:table-cell>
          <table:table-cell table:formula="of:=IF(OR([$Sheet1.J61]&lt;25;[$Sheet1.J61]&gt;974);&quot;XXX&quot;;&quot;OK&quot;)" office:value-type="string" office:string-value="OK" calcext:value-type="string">
            <text:p>OK</text:p>
          </table:table-cell>
          <table:table-cell table:formula="of:=IF(OR([$Sheet1.K61]&lt;25;[$Sheet1.K61]&gt;974);&quot;XXX&quot;;&quot;OK&quot;)" office:value-type="string" office:string-value="OK" calcext:value-type="string">
            <text:p>OK</text:p>
          </table:table-cell>
          <table:table-cell table:formula="of:=IF(OR([$Sheet1.L61]&lt;25;[$Sheet1.L61]&gt;974);&quot;XXX&quot;;&quot;OK&quot;)" office:value-type="string" office:string-value="OK" calcext:value-type="string">
            <text:p>OK</text:p>
          </table:table-cell>
          <table:table-cell table:formula="of:=IF(OR([$Sheet1.M61]&lt;25;[$Sheet1.M61]&gt;974);&quot;XXX&quot;;&quot;OK&quot;)" office:value-type="string" office:string-value="OK" calcext:value-type="string">
            <text:p>OK</text:p>
          </table:table-cell>
          <table:table-cell table:formula="of:=IF(OR([$Sheet1.N61]&lt;25;[$Sheet1.N61]&gt;974);&quot;XXX&quot;;&quot;OK&quot;)" office:value-type="string" office:string-value="OK" calcext:value-type="string">
            <text:p>OK</text:p>
          </table:table-cell>
          <table:table-cell table:formula="of:=IF(OR([$Sheet1.O61]&lt;25;[$Sheet1.O61]&gt;974);&quot;XXX&quot;;&quot;OK&quot;)" office:value-type="string" office:string-value="OK" calcext:value-type="string">
            <text:p>OK</text:p>
          </table:table-cell>
          <table:table-cell table:formula="of:=IF(OR([$Sheet1.P61]&lt;25;[$Sheet1.P61]&gt;974);&quot;XXX&quot;;&quot;OK&quot;)" office:value-type="string" office:string-value="OK" calcext:value-type="string">
            <text:p>OK</text:p>
          </table:table-cell>
          <table:table-cell table:formula="of:=IF(OR([$Sheet1.Q61]&lt;25;[$Sheet1.Q61]&gt;974);&quot;XXX&quot;;&quot;OK&quot;)" office:value-type="string" office:string-value="OK" calcext:value-type="string">
            <text:p>OK</text:p>
          </table:table-cell>
          <table:table-cell table:formula="of:=IF(OR([$Sheet1.R61]&lt;25;[$Sheet1.R61]&gt;974);&quot;XXX&quot;;&quot;OK&quot;)" office:value-type="string" office:string-value="OK" calcext:value-type="string">
            <text:p>OK</text:p>
          </table:table-cell>
          <table:table-cell table:formula="of:=IF(OR([$Sheet1.S61]&lt;25;[$Sheet1.S61]&gt;974);&quot;XXX&quot;;&quot;OK&quot;)" office:value-type="string" office:string-value="OK" calcext:value-type="string">
            <text:p>OK</text:p>
          </table:table-cell>
          <table:table-cell table:formula="of:=IF(OR([$Sheet1.T61]&lt;25;[$Sheet1.T61]&gt;974);&quot;XXX&quot;;&quot;OK&quot;)" office:value-type="string" office:string-value="OK" calcext:value-type="string">
            <text:p>OK</text:p>
          </table:table-cell>
          <table:table-cell table:formula="of:=IF(OR([$Sheet1.U61]&lt;25;[$Sheet1.U6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2]&lt;25;[$Sheet1.B62]&gt;974);&quot;XXX&quot;;&quot;OK&quot;)" office:value-type="string" office:string-value="OK" calcext:value-type="string">
            <text:p>OK</text:p>
          </table:table-cell>
          <table:table-cell table:formula="of:=IF(OR([$Sheet1.C62]&lt;25;[$Sheet1.C62]&gt;974);&quot;XXX&quot;;&quot;OK&quot;)" office:value-type="string" office:string-value="OK" calcext:value-type="string">
            <text:p>OK</text:p>
          </table:table-cell>
          <table:table-cell table:formula="of:=IF(OR([$Sheet1.D62]&lt;25;[$Sheet1.D62]&gt;974);&quot;XXX&quot;;&quot;OK&quot;)" office:value-type="string" office:string-value="OK" calcext:value-type="string">
            <text:p>OK</text:p>
          </table:table-cell>
          <table:table-cell table:formula="of:=IF(OR([$Sheet1.E62]&lt;25;[$Sheet1.E62]&gt;974);&quot;XXX&quot;;&quot;OK&quot;)" office:value-type="string" office:string-value="OK" calcext:value-type="string">
            <text:p>OK</text:p>
          </table:table-cell>
          <table:table-cell table:formula="of:=IF(OR([$Sheet1.F62]&lt;25;[$Sheet1.F62]&gt;974);&quot;XXX&quot;;&quot;OK&quot;)" office:value-type="string" office:string-value="OK" calcext:value-type="string">
            <text:p>OK</text:p>
          </table:table-cell>
          <table:table-cell table:formula="of:=IF(OR([$Sheet1.G62]&lt;25;[$Sheet1.G62]&gt;974);&quot;XXX&quot;;&quot;OK&quot;)" office:value-type="string" office:string-value="OK" calcext:value-type="string">
            <text:p>OK</text:p>
          </table:table-cell>
          <table:table-cell table:formula="of:=IF(OR([$Sheet1.H62]&lt;25;[$Sheet1.H62]&gt;974);&quot;XXX&quot;;&quot;OK&quot;)" office:value-type="string" office:string-value="OK" calcext:value-type="string">
            <text:p>OK</text:p>
          </table:table-cell>
          <table:table-cell table:formula="of:=IF(OR([$Sheet1.I62]&lt;25;[$Sheet1.I62]&gt;974);&quot;XXX&quot;;&quot;OK&quot;)" office:value-type="string" office:string-value="OK" calcext:value-type="string">
            <text:p>OK</text:p>
          </table:table-cell>
          <table:table-cell table:formula="of:=IF(OR([$Sheet1.J62]&lt;25;[$Sheet1.J62]&gt;974);&quot;XXX&quot;;&quot;OK&quot;)" office:value-type="string" office:string-value="OK" calcext:value-type="string">
            <text:p>OK</text:p>
          </table:table-cell>
          <table:table-cell table:formula="of:=IF(OR([$Sheet1.K62]&lt;25;[$Sheet1.K62]&gt;974);&quot;XXX&quot;;&quot;OK&quot;)" office:value-type="string" office:string-value="OK" calcext:value-type="string">
            <text:p>OK</text:p>
          </table:table-cell>
          <table:table-cell table:formula="of:=IF(OR([$Sheet1.L62]&lt;25;[$Sheet1.L62]&gt;974);&quot;XXX&quot;;&quot;OK&quot;)" office:value-type="string" office:string-value="OK" calcext:value-type="string">
            <text:p>OK</text:p>
          </table:table-cell>
          <table:table-cell table:formula="of:=IF(OR([$Sheet1.M62]&lt;25;[$Sheet1.M62]&gt;974);&quot;XXX&quot;;&quot;OK&quot;)" office:value-type="string" office:string-value="OK" calcext:value-type="string">
            <text:p>OK</text:p>
          </table:table-cell>
          <table:table-cell table:formula="of:=IF(OR([$Sheet1.N62]&lt;25;[$Sheet1.N62]&gt;974);&quot;XXX&quot;;&quot;OK&quot;)" office:value-type="string" office:string-value="OK" calcext:value-type="string">
            <text:p>OK</text:p>
          </table:table-cell>
          <table:table-cell table:formula="of:=IF(OR([$Sheet1.O62]&lt;25;[$Sheet1.O62]&gt;974);&quot;XXX&quot;;&quot;OK&quot;)" office:value-type="string" office:string-value="OK" calcext:value-type="string">
            <text:p>OK</text:p>
          </table:table-cell>
          <table:table-cell table:formula="of:=IF(OR([$Sheet1.P62]&lt;25;[$Sheet1.P62]&gt;974);&quot;XXX&quot;;&quot;OK&quot;)" office:value-type="string" office:string-value="OK" calcext:value-type="string">
            <text:p>OK</text:p>
          </table:table-cell>
          <table:table-cell table:formula="of:=IF(OR([$Sheet1.Q62]&lt;25;[$Sheet1.Q62]&gt;974);&quot;XXX&quot;;&quot;OK&quot;)" office:value-type="string" office:string-value="OK" calcext:value-type="string">
            <text:p>OK</text:p>
          </table:table-cell>
          <table:table-cell table:formula="of:=IF(OR([$Sheet1.R62]&lt;25;[$Sheet1.R62]&gt;974);&quot;XXX&quot;;&quot;OK&quot;)" office:value-type="string" office:string-value="OK" calcext:value-type="string">
            <text:p>OK</text:p>
          </table:table-cell>
          <table:table-cell table:formula="of:=IF(OR([$Sheet1.S62]&lt;25;[$Sheet1.S62]&gt;974);&quot;XXX&quot;;&quot;OK&quot;)" office:value-type="string" office:string-value="OK" calcext:value-type="string">
            <text:p>OK</text:p>
          </table:table-cell>
          <table:table-cell table:formula="of:=IF(OR([$Sheet1.T62]&lt;25;[$Sheet1.T62]&gt;974);&quot;XXX&quot;;&quot;OK&quot;)" office:value-type="string" office:string-value="OK" calcext:value-type="string">
            <text:p>OK</text:p>
          </table:table-cell>
          <table:table-cell table:formula="of:=IF(OR([$Sheet1.U62]&lt;25;[$Sheet1.U6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3]&lt;25;[$Sheet1.B63]&gt;974);&quot;XXX&quot;;&quot;OK&quot;)" office:value-type="string" office:string-value="OK" calcext:value-type="string">
            <text:p>OK</text:p>
          </table:table-cell>
          <table:table-cell table:formula="of:=IF(OR([$Sheet1.C63]&lt;25;[$Sheet1.C63]&gt;974);&quot;XXX&quot;;&quot;OK&quot;)" office:value-type="string" office:string-value="OK" calcext:value-type="string">
            <text:p>OK</text:p>
          </table:table-cell>
          <table:table-cell table:formula="of:=IF(OR([$Sheet1.D63]&lt;25;[$Sheet1.D63]&gt;974);&quot;XXX&quot;;&quot;OK&quot;)" office:value-type="string" office:string-value="OK" calcext:value-type="string">
            <text:p>OK</text:p>
          </table:table-cell>
          <table:table-cell table:formula="of:=IF(OR([$Sheet1.E63]&lt;25;[$Sheet1.E63]&gt;974);&quot;XXX&quot;;&quot;OK&quot;)" office:value-type="string" office:string-value="OK" calcext:value-type="string">
            <text:p>OK</text:p>
          </table:table-cell>
          <table:table-cell table:formula="of:=IF(OR([$Sheet1.F63]&lt;25;[$Sheet1.F63]&gt;974);&quot;XXX&quot;;&quot;OK&quot;)" office:value-type="string" office:string-value="OK" calcext:value-type="string">
            <text:p>OK</text:p>
          </table:table-cell>
          <table:table-cell table:formula="of:=IF(OR([$Sheet1.G63]&lt;25;[$Sheet1.G63]&gt;974);&quot;XXX&quot;;&quot;OK&quot;)" office:value-type="string" office:string-value="OK" calcext:value-type="string">
            <text:p>OK</text:p>
          </table:table-cell>
          <table:table-cell table:formula="of:=IF(OR([$Sheet1.H63]&lt;25;[$Sheet1.H63]&gt;974);&quot;XXX&quot;;&quot;OK&quot;)" office:value-type="string" office:string-value="OK" calcext:value-type="string">
            <text:p>OK</text:p>
          </table:table-cell>
          <table:table-cell table:formula="of:=IF(OR([$Sheet1.I63]&lt;25;[$Sheet1.I63]&gt;974);&quot;XXX&quot;;&quot;OK&quot;)" office:value-type="string" office:string-value="OK" calcext:value-type="string">
            <text:p>OK</text:p>
          </table:table-cell>
          <table:table-cell table:formula="of:=IF(OR([$Sheet1.J63]&lt;25;[$Sheet1.J63]&gt;974);&quot;XXX&quot;;&quot;OK&quot;)" office:value-type="string" office:string-value="OK" calcext:value-type="string">
            <text:p>OK</text:p>
          </table:table-cell>
          <table:table-cell table:formula="of:=IF(OR([$Sheet1.K63]&lt;25;[$Sheet1.K63]&gt;974);&quot;XXX&quot;;&quot;OK&quot;)" office:value-type="string" office:string-value="OK" calcext:value-type="string">
            <text:p>OK</text:p>
          </table:table-cell>
          <table:table-cell table:formula="of:=IF(OR([$Sheet1.L63]&lt;25;[$Sheet1.L63]&gt;974);&quot;XXX&quot;;&quot;OK&quot;)" office:value-type="string" office:string-value="OK" calcext:value-type="string">
            <text:p>OK</text:p>
          </table:table-cell>
          <table:table-cell table:formula="of:=IF(OR([$Sheet1.M63]&lt;25;[$Sheet1.M63]&gt;974);&quot;XXX&quot;;&quot;OK&quot;)" office:value-type="string" office:string-value="OK" calcext:value-type="string">
            <text:p>OK</text:p>
          </table:table-cell>
          <table:table-cell table:formula="of:=IF(OR([$Sheet1.N63]&lt;25;[$Sheet1.N63]&gt;974);&quot;XXX&quot;;&quot;OK&quot;)" office:value-type="string" office:string-value="OK" calcext:value-type="string">
            <text:p>OK</text:p>
          </table:table-cell>
          <table:table-cell table:formula="of:=IF(OR([$Sheet1.O63]&lt;25;[$Sheet1.O63]&gt;974);&quot;XXX&quot;;&quot;OK&quot;)" office:value-type="string" office:string-value="OK" calcext:value-type="string">
            <text:p>OK</text:p>
          </table:table-cell>
          <table:table-cell table:formula="of:=IF(OR([$Sheet1.P63]&lt;25;[$Sheet1.P63]&gt;974);&quot;XXX&quot;;&quot;OK&quot;)" office:value-type="string" office:string-value="OK" calcext:value-type="string">
            <text:p>OK</text:p>
          </table:table-cell>
          <table:table-cell table:formula="of:=IF(OR([$Sheet1.Q63]&lt;25;[$Sheet1.Q63]&gt;974);&quot;XXX&quot;;&quot;OK&quot;)" office:value-type="string" office:string-value="OK" calcext:value-type="string">
            <text:p>OK</text:p>
          </table:table-cell>
          <table:table-cell table:formula="of:=IF(OR([$Sheet1.R63]&lt;25;[$Sheet1.R63]&gt;974);&quot;XXX&quot;;&quot;OK&quot;)" office:value-type="string" office:string-value="OK" calcext:value-type="string">
            <text:p>OK</text:p>
          </table:table-cell>
          <table:table-cell table:formula="of:=IF(OR([$Sheet1.S63]&lt;25;[$Sheet1.S63]&gt;974);&quot;XXX&quot;;&quot;OK&quot;)" office:value-type="string" office:string-value="OK" calcext:value-type="string">
            <text:p>OK</text:p>
          </table:table-cell>
          <table:table-cell table:formula="of:=IF(OR([$Sheet1.T63]&lt;25;[$Sheet1.T63]&gt;974);&quot;XXX&quot;;&quot;OK&quot;)" office:value-type="string" office:string-value="OK" calcext:value-type="string">
            <text:p>OK</text:p>
          </table:table-cell>
          <table:table-cell table:formula="of:=IF(OR([$Sheet1.U63]&lt;25;[$Sheet1.U6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4]&lt;25;[$Sheet1.B64]&gt;974);&quot;XXX&quot;;&quot;OK&quot;)" office:value-type="string" office:string-value="OK" calcext:value-type="string">
            <text:p>OK</text:p>
          </table:table-cell>
          <table:table-cell table:formula="of:=IF(OR([$Sheet1.C64]&lt;25;[$Sheet1.C64]&gt;974);&quot;XXX&quot;;&quot;OK&quot;)" office:value-type="string" office:string-value="OK" calcext:value-type="string">
            <text:p>OK</text:p>
          </table:table-cell>
          <table:table-cell table:formula="of:=IF(OR([$Sheet1.D64]&lt;25;[$Sheet1.D64]&gt;974);&quot;XXX&quot;;&quot;OK&quot;)" office:value-type="string" office:string-value="OK" calcext:value-type="string">
            <text:p>OK</text:p>
          </table:table-cell>
          <table:table-cell table:formula="of:=IF(OR([$Sheet1.E64]&lt;25;[$Sheet1.E64]&gt;974);&quot;XXX&quot;;&quot;OK&quot;)" office:value-type="string" office:string-value="OK" calcext:value-type="string">
            <text:p>OK</text:p>
          </table:table-cell>
          <table:table-cell table:formula="of:=IF(OR([$Sheet1.F64]&lt;25;[$Sheet1.F64]&gt;974);&quot;XXX&quot;;&quot;OK&quot;)" office:value-type="string" office:string-value="OK" calcext:value-type="string">
            <text:p>OK</text:p>
          </table:table-cell>
          <table:table-cell table:formula="of:=IF(OR([$Sheet1.G64]&lt;25;[$Sheet1.G64]&gt;974);&quot;XXX&quot;;&quot;OK&quot;)" office:value-type="string" office:string-value="OK" calcext:value-type="string">
            <text:p>OK</text:p>
          </table:table-cell>
          <table:table-cell table:formula="of:=IF(OR([$Sheet1.H64]&lt;25;[$Sheet1.H64]&gt;974);&quot;XXX&quot;;&quot;OK&quot;)" office:value-type="string" office:string-value="OK" calcext:value-type="string">
            <text:p>OK</text:p>
          </table:table-cell>
          <table:table-cell table:formula="of:=IF(OR([$Sheet1.I64]&lt;25;[$Sheet1.I64]&gt;974);&quot;XXX&quot;;&quot;OK&quot;)" office:value-type="string" office:string-value="OK" calcext:value-type="string">
            <text:p>OK</text:p>
          </table:table-cell>
          <table:table-cell table:formula="of:=IF(OR([$Sheet1.J64]&lt;25;[$Sheet1.J64]&gt;974);&quot;XXX&quot;;&quot;OK&quot;)" office:value-type="string" office:string-value="OK" calcext:value-type="string">
            <text:p>OK</text:p>
          </table:table-cell>
          <table:table-cell table:formula="of:=IF(OR([$Sheet1.K64]&lt;25;[$Sheet1.K64]&gt;974);&quot;XXX&quot;;&quot;OK&quot;)" office:value-type="string" office:string-value="OK" calcext:value-type="string">
            <text:p>OK</text:p>
          </table:table-cell>
          <table:table-cell table:formula="of:=IF(OR([$Sheet1.L64]&lt;25;[$Sheet1.L64]&gt;974);&quot;XXX&quot;;&quot;OK&quot;)" office:value-type="string" office:string-value="OK" calcext:value-type="string">
            <text:p>OK</text:p>
          </table:table-cell>
          <table:table-cell table:formula="of:=IF(OR([$Sheet1.M64]&lt;25;[$Sheet1.M64]&gt;974);&quot;XXX&quot;;&quot;OK&quot;)" office:value-type="string" office:string-value="OK" calcext:value-type="string">
            <text:p>OK</text:p>
          </table:table-cell>
          <table:table-cell table:formula="of:=IF(OR([$Sheet1.N64]&lt;25;[$Sheet1.N64]&gt;974);&quot;XXX&quot;;&quot;OK&quot;)" office:value-type="string" office:string-value="OK" calcext:value-type="string">
            <text:p>OK</text:p>
          </table:table-cell>
          <table:table-cell table:formula="of:=IF(OR([$Sheet1.O64]&lt;25;[$Sheet1.O64]&gt;974);&quot;XXX&quot;;&quot;OK&quot;)" office:value-type="string" office:string-value="OK" calcext:value-type="string">
            <text:p>OK</text:p>
          </table:table-cell>
          <table:table-cell table:formula="of:=IF(OR([$Sheet1.P64]&lt;25;[$Sheet1.P64]&gt;974);&quot;XXX&quot;;&quot;OK&quot;)" office:value-type="string" office:string-value="OK" calcext:value-type="string">
            <text:p>OK</text:p>
          </table:table-cell>
          <table:table-cell table:formula="of:=IF(OR([$Sheet1.Q64]&lt;25;[$Sheet1.Q64]&gt;974);&quot;XXX&quot;;&quot;OK&quot;)" office:value-type="string" office:string-value="OK" calcext:value-type="string">
            <text:p>OK</text:p>
          </table:table-cell>
          <table:table-cell table:formula="of:=IF(OR([$Sheet1.R64]&lt;25;[$Sheet1.R64]&gt;974);&quot;XXX&quot;;&quot;OK&quot;)" office:value-type="string" office:string-value="OK" calcext:value-type="string">
            <text:p>OK</text:p>
          </table:table-cell>
          <table:table-cell table:formula="of:=IF(OR([$Sheet1.S64]&lt;25;[$Sheet1.S64]&gt;974);&quot;XXX&quot;;&quot;OK&quot;)" office:value-type="string" office:string-value="OK" calcext:value-type="string">
            <text:p>OK</text:p>
          </table:table-cell>
          <table:table-cell table:formula="of:=IF(OR([$Sheet1.T64]&lt;25;[$Sheet1.T64]&gt;974);&quot;XXX&quot;;&quot;OK&quot;)" office:value-type="string" office:string-value="OK" calcext:value-type="string">
            <text:p>OK</text:p>
          </table:table-cell>
          <table:table-cell table:formula="of:=IF(OR([$Sheet1.U64]&lt;25;[$Sheet1.U6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5]&lt;25;[$Sheet1.B65]&gt;974);&quot;XXX&quot;;&quot;OK&quot;)" office:value-type="string" office:string-value="OK" calcext:value-type="string">
            <text:p>OK</text:p>
          </table:table-cell>
          <table:table-cell table:formula="of:=IF(OR([$Sheet1.C65]&lt;25;[$Sheet1.C65]&gt;974);&quot;XXX&quot;;&quot;OK&quot;)" office:value-type="string" office:string-value="OK" calcext:value-type="string">
            <text:p>OK</text:p>
          </table:table-cell>
          <table:table-cell table:formula="of:=IF(OR([$Sheet1.D65]&lt;25;[$Sheet1.D65]&gt;974);&quot;XXX&quot;;&quot;OK&quot;)" office:value-type="string" office:string-value="OK" calcext:value-type="string">
            <text:p>OK</text:p>
          </table:table-cell>
          <table:table-cell table:formula="of:=IF(OR([$Sheet1.E65]&lt;25;[$Sheet1.E65]&gt;974);&quot;XXX&quot;;&quot;OK&quot;)" office:value-type="string" office:string-value="OK" calcext:value-type="string">
            <text:p>OK</text:p>
          </table:table-cell>
          <table:table-cell table:formula="of:=IF(OR([$Sheet1.F65]&lt;25;[$Sheet1.F65]&gt;974);&quot;XXX&quot;;&quot;OK&quot;)" office:value-type="string" office:string-value="OK" calcext:value-type="string">
            <text:p>OK</text:p>
          </table:table-cell>
          <table:table-cell table:formula="of:=IF(OR([$Sheet1.G65]&lt;25;[$Sheet1.G65]&gt;974);&quot;XXX&quot;;&quot;OK&quot;)" office:value-type="string" office:string-value="OK" calcext:value-type="string">
            <text:p>OK</text:p>
          </table:table-cell>
          <table:table-cell table:formula="of:=IF(OR([$Sheet1.H65]&lt;25;[$Sheet1.H65]&gt;974);&quot;XXX&quot;;&quot;OK&quot;)" office:value-type="string" office:string-value="OK" calcext:value-type="string">
            <text:p>OK</text:p>
          </table:table-cell>
          <table:table-cell table:formula="of:=IF(OR([$Sheet1.I65]&lt;25;[$Sheet1.I65]&gt;974);&quot;XXX&quot;;&quot;OK&quot;)" office:value-type="string" office:string-value="OK" calcext:value-type="string">
            <text:p>OK</text:p>
          </table:table-cell>
          <table:table-cell table:formula="of:=IF(OR([$Sheet1.J65]&lt;25;[$Sheet1.J65]&gt;974);&quot;XXX&quot;;&quot;OK&quot;)" office:value-type="string" office:string-value="OK" calcext:value-type="string">
            <text:p>OK</text:p>
          </table:table-cell>
          <table:table-cell table:formula="of:=IF(OR([$Sheet1.K65]&lt;25;[$Sheet1.K65]&gt;974);&quot;XXX&quot;;&quot;OK&quot;)" office:value-type="string" office:string-value="OK" calcext:value-type="string">
            <text:p>OK</text:p>
          </table:table-cell>
          <table:table-cell table:formula="of:=IF(OR([$Sheet1.L65]&lt;25;[$Sheet1.L65]&gt;974);&quot;XXX&quot;;&quot;OK&quot;)" office:value-type="string" office:string-value="OK" calcext:value-type="string">
            <text:p>OK</text:p>
          </table:table-cell>
          <table:table-cell table:formula="of:=IF(OR([$Sheet1.M65]&lt;25;[$Sheet1.M65]&gt;974);&quot;XXX&quot;;&quot;OK&quot;)" office:value-type="string" office:string-value="OK" calcext:value-type="string">
            <text:p>OK</text:p>
          </table:table-cell>
          <table:table-cell table:formula="of:=IF(OR([$Sheet1.N65]&lt;25;[$Sheet1.N65]&gt;974);&quot;XXX&quot;;&quot;OK&quot;)" office:value-type="string" office:string-value="OK" calcext:value-type="string">
            <text:p>OK</text:p>
          </table:table-cell>
          <table:table-cell table:formula="of:=IF(OR([$Sheet1.O65]&lt;25;[$Sheet1.O65]&gt;974);&quot;XXX&quot;;&quot;OK&quot;)" office:value-type="string" office:string-value="OK" calcext:value-type="string">
            <text:p>OK</text:p>
          </table:table-cell>
          <table:table-cell table:formula="of:=IF(OR([$Sheet1.P65]&lt;25;[$Sheet1.P65]&gt;974);&quot;XXX&quot;;&quot;OK&quot;)" office:value-type="string" office:string-value="OK" calcext:value-type="string">
            <text:p>OK</text:p>
          </table:table-cell>
          <table:table-cell table:formula="of:=IF(OR([$Sheet1.Q65]&lt;25;[$Sheet1.Q65]&gt;974);&quot;XXX&quot;;&quot;OK&quot;)" office:value-type="string" office:string-value="OK" calcext:value-type="string">
            <text:p>OK</text:p>
          </table:table-cell>
          <table:table-cell table:formula="of:=IF(OR([$Sheet1.R65]&lt;25;[$Sheet1.R65]&gt;974);&quot;XXX&quot;;&quot;OK&quot;)" office:value-type="string" office:string-value="OK" calcext:value-type="string">
            <text:p>OK</text:p>
          </table:table-cell>
          <table:table-cell table:formula="of:=IF(OR([$Sheet1.S65]&lt;25;[$Sheet1.S65]&gt;974);&quot;XXX&quot;;&quot;OK&quot;)" office:value-type="string" office:string-value="OK" calcext:value-type="string">
            <text:p>OK</text:p>
          </table:table-cell>
          <table:table-cell table:formula="of:=IF(OR([$Sheet1.T65]&lt;25;[$Sheet1.T65]&gt;974);&quot;XXX&quot;;&quot;OK&quot;)" office:value-type="string" office:string-value="OK" calcext:value-type="string">
            <text:p>OK</text:p>
          </table:table-cell>
          <table:table-cell table:formula="of:=IF(OR([$Sheet1.U65]&lt;25;[$Sheet1.U6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6]&lt;25;[$Sheet1.B66]&gt;974);&quot;XXX&quot;;&quot;OK&quot;)" office:value-type="string" office:string-value="OK" calcext:value-type="string">
            <text:p>OK</text:p>
          </table:table-cell>
          <table:table-cell table:formula="of:=IF(OR([$Sheet1.C66]&lt;25;[$Sheet1.C66]&gt;974);&quot;XXX&quot;;&quot;OK&quot;)" office:value-type="string" office:string-value="OK" calcext:value-type="string">
            <text:p>OK</text:p>
          </table:table-cell>
          <table:table-cell table:formula="of:=IF(OR([$Sheet1.D66]&lt;25;[$Sheet1.D66]&gt;974);&quot;XXX&quot;;&quot;OK&quot;)" office:value-type="string" office:string-value="OK" calcext:value-type="string">
            <text:p>OK</text:p>
          </table:table-cell>
          <table:table-cell table:formula="of:=IF(OR([$Sheet1.E66]&lt;25;[$Sheet1.E66]&gt;974);&quot;XXX&quot;;&quot;OK&quot;)" office:value-type="string" office:string-value="OK" calcext:value-type="string">
            <text:p>OK</text:p>
          </table:table-cell>
          <table:table-cell table:formula="of:=IF(OR([$Sheet1.F66]&lt;25;[$Sheet1.F66]&gt;974);&quot;XXX&quot;;&quot;OK&quot;)" office:value-type="string" office:string-value="OK" calcext:value-type="string">
            <text:p>OK</text:p>
          </table:table-cell>
          <table:table-cell table:formula="of:=IF(OR([$Sheet1.G66]&lt;25;[$Sheet1.G66]&gt;974);&quot;XXX&quot;;&quot;OK&quot;)" office:value-type="string" office:string-value="OK" calcext:value-type="string">
            <text:p>OK</text:p>
          </table:table-cell>
          <table:table-cell table:formula="of:=IF(OR([$Sheet1.H66]&lt;25;[$Sheet1.H66]&gt;974);&quot;XXX&quot;;&quot;OK&quot;)" office:value-type="string" office:string-value="OK" calcext:value-type="string">
            <text:p>OK</text:p>
          </table:table-cell>
          <table:table-cell table:formula="of:=IF(OR([$Sheet1.I66]&lt;25;[$Sheet1.I66]&gt;974);&quot;XXX&quot;;&quot;OK&quot;)" office:value-type="string" office:string-value="OK" calcext:value-type="string">
            <text:p>OK</text:p>
          </table:table-cell>
          <table:table-cell table:formula="of:=IF(OR([$Sheet1.J66]&lt;25;[$Sheet1.J66]&gt;974);&quot;XXX&quot;;&quot;OK&quot;)" office:value-type="string" office:string-value="OK" calcext:value-type="string">
            <text:p>OK</text:p>
          </table:table-cell>
          <table:table-cell table:formula="of:=IF(OR([$Sheet1.K66]&lt;25;[$Sheet1.K66]&gt;974);&quot;XXX&quot;;&quot;OK&quot;)" office:value-type="string" office:string-value="OK" calcext:value-type="string">
            <text:p>OK</text:p>
          </table:table-cell>
          <table:table-cell table:formula="of:=IF(OR([$Sheet1.L66]&lt;25;[$Sheet1.L66]&gt;974);&quot;XXX&quot;;&quot;OK&quot;)" office:value-type="string" office:string-value="OK" calcext:value-type="string">
            <text:p>OK</text:p>
          </table:table-cell>
          <table:table-cell table:formula="of:=IF(OR([$Sheet1.M66]&lt;25;[$Sheet1.M66]&gt;974);&quot;XXX&quot;;&quot;OK&quot;)" office:value-type="string" office:string-value="OK" calcext:value-type="string">
            <text:p>OK</text:p>
          </table:table-cell>
          <table:table-cell table:formula="of:=IF(OR([$Sheet1.N66]&lt;25;[$Sheet1.N66]&gt;974);&quot;XXX&quot;;&quot;OK&quot;)" office:value-type="string" office:string-value="OK" calcext:value-type="string">
            <text:p>OK</text:p>
          </table:table-cell>
          <table:table-cell table:formula="of:=IF(OR([$Sheet1.O66]&lt;25;[$Sheet1.O66]&gt;974);&quot;XXX&quot;;&quot;OK&quot;)" office:value-type="string" office:string-value="OK" calcext:value-type="string">
            <text:p>OK</text:p>
          </table:table-cell>
          <table:table-cell table:formula="of:=IF(OR([$Sheet1.P66]&lt;25;[$Sheet1.P66]&gt;974);&quot;XXX&quot;;&quot;OK&quot;)" office:value-type="string" office:string-value="OK" calcext:value-type="string">
            <text:p>OK</text:p>
          </table:table-cell>
          <table:table-cell table:formula="of:=IF(OR([$Sheet1.Q66]&lt;25;[$Sheet1.Q66]&gt;974);&quot;XXX&quot;;&quot;OK&quot;)" office:value-type="string" office:string-value="OK" calcext:value-type="string">
            <text:p>OK</text:p>
          </table:table-cell>
          <table:table-cell table:formula="of:=IF(OR([$Sheet1.R66]&lt;25;[$Sheet1.R66]&gt;974);&quot;XXX&quot;;&quot;OK&quot;)" office:value-type="string" office:string-value="OK" calcext:value-type="string">
            <text:p>OK</text:p>
          </table:table-cell>
          <table:table-cell table:formula="of:=IF(OR([$Sheet1.S66]&lt;25;[$Sheet1.S66]&gt;974);&quot;XXX&quot;;&quot;OK&quot;)" office:value-type="string" office:string-value="OK" calcext:value-type="string">
            <text:p>OK</text:p>
          </table:table-cell>
          <table:table-cell table:formula="of:=IF(OR([$Sheet1.T66]&lt;25;[$Sheet1.T66]&gt;974);&quot;XXX&quot;;&quot;OK&quot;)" office:value-type="string" office:string-value="OK" calcext:value-type="string">
            <text:p>OK</text:p>
          </table:table-cell>
          <table:table-cell table:formula="of:=IF(OR([$Sheet1.U66]&lt;25;[$Sheet1.U6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7]&lt;25;[$Sheet1.B67]&gt;974);&quot;XXX&quot;;&quot;OK&quot;)" office:value-type="string" office:string-value="OK" calcext:value-type="string">
            <text:p>OK</text:p>
          </table:table-cell>
          <table:table-cell table:formula="of:=IF(OR([$Sheet1.C67]&lt;25;[$Sheet1.C67]&gt;974);&quot;XXX&quot;;&quot;OK&quot;)" office:value-type="string" office:string-value="OK" calcext:value-type="string">
            <text:p>OK</text:p>
          </table:table-cell>
          <table:table-cell table:formula="of:=IF(OR([$Sheet1.D67]&lt;25;[$Sheet1.D67]&gt;974);&quot;XXX&quot;;&quot;OK&quot;)" office:value-type="string" office:string-value="OK" calcext:value-type="string">
            <text:p>OK</text:p>
          </table:table-cell>
          <table:table-cell table:formula="of:=IF(OR([$Sheet1.E67]&lt;25;[$Sheet1.E67]&gt;974);&quot;XXX&quot;;&quot;OK&quot;)" office:value-type="string" office:string-value="OK" calcext:value-type="string">
            <text:p>OK</text:p>
          </table:table-cell>
          <table:table-cell table:formula="of:=IF(OR([$Sheet1.F67]&lt;25;[$Sheet1.F67]&gt;974);&quot;XXX&quot;;&quot;OK&quot;)" office:value-type="string" office:string-value="OK" calcext:value-type="string">
            <text:p>OK</text:p>
          </table:table-cell>
          <table:table-cell table:formula="of:=IF(OR([$Sheet1.G67]&lt;25;[$Sheet1.G67]&gt;974);&quot;XXX&quot;;&quot;OK&quot;)" office:value-type="string" office:string-value="OK" calcext:value-type="string">
            <text:p>OK</text:p>
          </table:table-cell>
          <table:table-cell table:formula="of:=IF(OR([$Sheet1.H67]&lt;25;[$Sheet1.H67]&gt;974);&quot;XXX&quot;;&quot;OK&quot;)" office:value-type="string" office:string-value="OK" calcext:value-type="string">
            <text:p>OK</text:p>
          </table:table-cell>
          <table:table-cell table:formula="of:=IF(OR([$Sheet1.I67]&lt;25;[$Sheet1.I67]&gt;974);&quot;XXX&quot;;&quot;OK&quot;)" office:value-type="string" office:string-value="OK" calcext:value-type="string">
            <text:p>OK</text:p>
          </table:table-cell>
          <table:table-cell table:formula="of:=IF(OR([$Sheet1.J67]&lt;25;[$Sheet1.J67]&gt;974);&quot;XXX&quot;;&quot;OK&quot;)" office:value-type="string" office:string-value="OK" calcext:value-type="string">
            <text:p>OK</text:p>
          </table:table-cell>
          <table:table-cell table:formula="of:=IF(OR([$Sheet1.K67]&lt;25;[$Sheet1.K67]&gt;974);&quot;XXX&quot;;&quot;OK&quot;)" office:value-type="string" office:string-value="OK" calcext:value-type="string">
            <text:p>OK</text:p>
          </table:table-cell>
          <table:table-cell table:formula="of:=IF(OR([$Sheet1.L67]&lt;25;[$Sheet1.L67]&gt;974);&quot;XXX&quot;;&quot;OK&quot;)" office:value-type="string" office:string-value="OK" calcext:value-type="string">
            <text:p>OK</text:p>
          </table:table-cell>
          <table:table-cell table:formula="of:=IF(OR([$Sheet1.M67]&lt;25;[$Sheet1.M67]&gt;974);&quot;XXX&quot;;&quot;OK&quot;)" office:value-type="string" office:string-value="OK" calcext:value-type="string">
            <text:p>OK</text:p>
          </table:table-cell>
          <table:table-cell table:formula="of:=IF(OR([$Sheet1.N67]&lt;25;[$Sheet1.N67]&gt;974);&quot;XXX&quot;;&quot;OK&quot;)" office:value-type="string" office:string-value="OK" calcext:value-type="string">
            <text:p>OK</text:p>
          </table:table-cell>
          <table:table-cell table:formula="of:=IF(OR([$Sheet1.O67]&lt;25;[$Sheet1.O67]&gt;974);&quot;XXX&quot;;&quot;OK&quot;)" office:value-type="string" office:string-value="OK" calcext:value-type="string">
            <text:p>OK</text:p>
          </table:table-cell>
          <table:table-cell table:formula="of:=IF(OR([$Sheet1.P67]&lt;25;[$Sheet1.P67]&gt;974);&quot;XXX&quot;;&quot;OK&quot;)" office:value-type="string" office:string-value="OK" calcext:value-type="string">
            <text:p>OK</text:p>
          </table:table-cell>
          <table:table-cell table:formula="of:=IF(OR([$Sheet1.Q67]&lt;25;[$Sheet1.Q67]&gt;974);&quot;XXX&quot;;&quot;OK&quot;)" office:value-type="string" office:string-value="OK" calcext:value-type="string">
            <text:p>OK</text:p>
          </table:table-cell>
          <table:table-cell table:formula="of:=IF(OR([$Sheet1.R67]&lt;25;[$Sheet1.R67]&gt;974);&quot;XXX&quot;;&quot;OK&quot;)" office:value-type="string" office:string-value="OK" calcext:value-type="string">
            <text:p>OK</text:p>
          </table:table-cell>
          <table:table-cell table:formula="of:=IF(OR([$Sheet1.S67]&lt;25;[$Sheet1.S67]&gt;974);&quot;XXX&quot;;&quot;OK&quot;)" office:value-type="string" office:string-value="OK" calcext:value-type="string">
            <text:p>OK</text:p>
          </table:table-cell>
          <table:table-cell table:formula="of:=IF(OR([$Sheet1.T67]&lt;25;[$Sheet1.T67]&gt;974);&quot;XXX&quot;;&quot;OK&quot;)" office:value-type="string" office:string-value="OK" calcext:value-type="string">
            <text:p>OK</text:p>
          </table:table-cell>
          <table:table-cell table:formula="of:=IF(OR([$Sheet1.U67]&lt;25;[$Sheet1.U6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8]&lt;25;[$Sheet1.B68]&gt;974);&quot;XXX&quot;;&quot;OK&quot;)" office:value-type="string" office:string-value="OK" calcext:value-type="string">
            <text:p>OK</text:p>
          </table:table-cell>
          <table:table-cell table:formula="of:=IF(OR([$Sheet1.C68]&lt;25;[$Sheet1.C68]&gt;974);&quot;XXX&quot;;&quot;OK&quot;)" office:value-type="string" office:string-value="OK" calcext:value-type="string">
            <text:p>OK</text:p>
          </table:table-cell>
          <table:table-cell table:formula="of:=IF(OR([$Sheet1.D68]&lt;25;[$Sheet1.D68]&gt;974);&quot;XXX&quot;;&quot;OK&quot;)" office:value-type="string" office:string-value="OK" calcext:value-type="string">
            <text:p>OK</text:p>
          </table:table-cell>
          <table:table-cell table:formula="of:=IF(OR([$Sheet1.E68]&lt;25;[$Sheet1.E68]&gt;974);&quot;XXX&quot;;&quot;OK&quot;)" office:value-type="string" office:string-value="OK" calcext:value-type="string">
            <text:p>OK</text:p>
          </table:table-cell>
          <table:table-cell table:formula="of:=IF(OR([$Sheet1.F68]&lt;25;[$Sheet1.F68]&gt;974);&quot;XXX&quot;;&quot;OK&quot;)" office:value-type="string" office:string-value="OK" calcext:value-type="string">
            <text:p>OK</text:p>
          </table:table-cell>
          <table:table-cell table:formula="of:=IF(OR([$Sheet1.G68]&lt;25;[$Sheet1.G68]&gt;974);&quot;XXX&quot;;&quot;OK&quot;)" office:value-type="string" office:string-value="OK" calcext:value-type="string">
            <text:p>OK</text:p>
          </table:table-cell>
          <table:table-cell table:formula="of:=IF(OR([$Sheet1.H68]&lt;25;[$Sheet1.H68]&gt;974);&quot;XXX&quot;;&quot;OK&quot;)" office:value-type="string" office:string-value="OK" calcext:value-type="string">
            <text:p>OK</text:p>
          </table:table-cell>
          <table:table-cell table:formula="of:=IF(OR([$Sheet1.I68]&lt;25;[$Sheet1.I68]&gt;974);&quot;XXX&quot;;&quot;OK&quot;)" office:value-type="string" office:string-value="OK" calcext:value-type="string">
            <text:p>OK</text:p>
          </table:table-cell>
          <table:table-cell table:formula="of:=IF(OR([$Sheet1.J68]&lt;25;[$Sheet1.J68]&gt;974);&quot;XXX&quot;;&quot;OK&quot;)" office:value-type="string" office:string-value="OK" calcext:value-type="string">
            <text:p>OK</text:p>
          </table:table-cell>
          <table:table-cell table:formula="of:=IF(OR([$Sheet1.K68]&lt;25;[$Sheet1.K68]&gt;974);&quot;XXX&quot;;&quot;OK&quot;)" office:value-type="string" office:string-value="OK" calcext:value-type="string">
            <text:p>OK</text:p>
          </table:table-cell>
          <table:table-cell table:formula="of:=IF(OR([$Sheet1.L68]&lt;25;[$Sheet1.L68]&gt;974);&quot;XXX&quot;;&quot;OK&quot;)" office:value-type="string" office:string-value="OK" calcext:value-type="string">
            <text:p>OK</text:p>
          </table:table-cell>
          <table:table-cell table:formula="of:=IF(OR([$Sheet1.M68]&lt;25;[$Sheet1.M68]&gt;974);&quot;XXX&quot;;&quot;OK&quot;)" office:value-type="string" office:string-value="OK" calcext:value-type="string">
            <text:p>OK</text:p>
          </table:table-cell>
          <table:table-cell table:formula="of:=IF(OR([$Sheet1.N68]&lt;25;[$Sheet1.N68]&gt;974);&quot;XXX&quot;;&quot;OK&quot;)" office:value-type="string" office:string-value="OK" calcext:value-type="string">
            <text:p>OK</text:p>
          </table:table-cell>
          <table:table-cell table:formula="of:=IF(OR([$Sheet1.O68]&lt;25;[$Sheet1.O68]&gt;974);&quot;XXX&quot;;&quot;OK&quot;)" office:value-type="string" office:string-value="OK" calcext:value-type="string">
            <text:p>OK</text:p>
          </table:table-cell>
          <table:table-cell table:formula="of:=IF(OR([$Sheet1.P68]&lt;25;[$Sheet1.P68]&gt;974);&quot;XXX&quot;;&quot;OK&quot;)" office:value-type="string" office:string-value="OK" calcext:value-type="string">
            <text:p>OK</text:p>
          </table:table-cell>
          <table:table-cell table:formula="of:=IF(OR([$Sheet1.Q68]&lt;25;[$Sheet1.Q68]&gt;974);&quot;XXX&quot;;&quot;OK&quot;)" office:value-type="string" office:string-value="OK" calcext:value-type="string">
            <text:p>OK</text:p>
          </table:table-cell>
          <table:table-cell table:formula="of:=IF(OR([$Sheet1.R68]&lt;25;[$Sheet1.R68]&gt;974);&quot;XXX&quot;;&quot;OK&quot;)" office:value-type="string" office:string-value="OK" calcext:value-type="string">
            <text:p>OK</text:p>
          </table:table-cell>
          <table:table-cell table:formula="of:=IF(OR([$Sheet1.S68]&lt;25;[$Sheet1.S68]&gt;974);&quot;XXX&quot;;&quot;OK&quot;)" office:value-type="string" office:string-value="OK" calcext:value-type="string">
            <text:p>OK</text:p>
          </table:table-cell>
          <table:table-cell table:formula="of:=IF(OR([$Sheet1.T68]&lt;25;[$Sheet1.T68]&gt;974);&quot;XXX&quot;;&quot;OK&quot;)" office:value-type="string" office:string-value="OK" calcext:value-type="string">
            <text:p>OK</text:p>
          </table:table-cell>
          <table:table-cell table:formula="of:=IF(OR([$Sheet1.U68]&lt;25;[$Sheet1.U6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69]&lt;25;[$Sheet1.B69]&gt;974);&quot;XXX&quot;;&quot;OK&quot;)" office:value-type="string" office:string-value="OK" calcext:value-type="string">
            <text:p>OK</text:p>
          </table:table-cell>
          <table:table-cell table:formula="of:=IF(OR([$Sheet1.C69]&lt;25;[$Sheet1.C69]&gt;974);&quot;XXX&quot;;&quot;OK&quot;)" office:value-type="string" office:string-value="OK" calcext:value-type="string">
            <text:p>OK</text:p>
          </table:table-cell>
          <table:table-cell table:formula="of:=IF(OR([$Sheet1.D69]&lt;25;[$Sheet1.D69]&gt;974);&quot;XXX&quot;;&quot;OK&quot;)" office:value-type="string" office:string-value="OK" calcext:value-type="string">
            <text:p>OK</text:p>
          </table:table-cell>
          <table:table-cell table:formula="of:=IF(OR([$Sheet1.E69]&lt;25;[$Sheet1.E69]&gt;974);&quot;XXX&quot;;&quot;OK&quot;)" office:value-type="string" office:string-value="OK" calcext:value-type="string">
            <text:p>OK</text:p>
          </table:table-cell>
          <table:table-cell table:formula="of:=IF(OR([$Sheet1.F69]&lt;25;[$Sheet1.F69]&gt;974);&quot;XXX&quot;;&quot;OK&quot;)" office:value-type="string" office:string-value="OK" calcext:value-type="string">
            <text:p>OK</text:p>
          </table:table-cell>
          <table:table-cell table:formula="of:=IF(OR([$Sheet1.G69]&lt;25;[$Sheet1.G69]&gt;974);&quot;XXX&quot;;&quot;OK&quot;)" office:value-type="string" office:string-value="OK" calcext:value-type="string">
            <text:p>OK</text:p>
          </table:table-cell>
          <table:table-cell table:formula="of:=IF(OR([$Sheet1.H69]&lt;25;[$Sheet1.H69]&gt;974);&quot;XXX&quot;;&quot;OK&quot;)" office:value-type="string" office:string-value="OK" calcext:value-type="string">
            <text:p>OK</text:p>
          </table:table-cell>
          <table:table-cell table:formula="of:=IF(OR([$Sheet1.I69]&lt;25;[$Sheet1.I69]&gt;974);&quot;XXX&quot;;&quot;OK&quot;)" office:value-type="string" office:string-value="OK" calcext:value-type="string">
            <text:p>OK</text:p>
          </table:table-cell>
          <table:table-cell table:formula="of:=IF(OR([$Sheet1.J69]&lt;25;[$Sheet1.J69]&gt;974);&quot;XXX&quot;;&quot;OK&quot;)" office:value-type="string" office:string-value="OK" calcext:value-type="string">
            <text:p>OK</text:p>
          </table:table-cell>
          <table:table-cell table:formula="of:=IF(OR([$Sheet1.K69]&lt;25;[$Sheet1.K69]&gt;974);&quot;XXX&quot;;&quot;OK&quot;)" office:value-type="string" office:string-value="OK" calcext:value-type="string">
            <text:p>OK</text:p>
          </table:table-cell>
          <table:table-cell table:formula="of:=IF(OR([$Sheet1.L69]&lt;25;[$Sheet1.L69]&gt;974);&quot;XXX&quot;;&quot;OK&quot;)" office:value-type="string" office:string-value="OK" calcext:value-type="string">
            <text:p>OK</text:p>
          </table:table-cell>
          <table:table-cell table:formula="of:=IF(OR([$Sheet1.M69]&lt;25;[$Sheet1.M69]&gt;974);&quot;XXX&quot;;&quot;OK&quot;)" office:value-type="string" office:string-value="OK" calcext:value-type="string">
            <text:p>OK</text:p>
          </table:table-cell>
          <table:table-cell table:formula="of:=IF(OR([$Sheet1.N69]&lt;25;[$Sheet1.N69]&gt;974);&quot;XXX&quot;;&quot;OK&quot;)" office:value-type="string" office:string-value="OK" calcext:value-type="string">
            <text:p>OK</text:p>
          </table:table-cell>
          <table:table-cell table:formula="of:=IF(OR([$Sheet1.O69]&lt;25;[$Sheet1.O69]&gt;974);&quot;XXX&quot;;&quot;OK&quot;)" office:value-type="string" office:string-value="OK" calcext:value-type="string">
            <text:p>OK</text:p>
          </table:table-cell>
          <table:table-cell table:formula="of:=IF(OR([$Sheet1.P69]&lt;25;[$Sheet1.P69]&gt;974);&quot;XXX&quot;;&quot;OK&quot;)" office:value-type="string" office:string-value="OK" calcext:value-type="string">
            <text:p>OK</text:p>
          </table:table-cell>
          <table:table-cell table:formula="of:=IF(OR([$Sheet1.Q69]&lt;25;[$Sheet1.Q69]&gt;974);&quot;XXX&quot;;&quot;OK&quot;)" office:value-type="string" office:string-value="OK" calcext:value-type="string">
            <text:p>OK</text:p>
          </table:table-cell>
          <table:table-cell table:formula="of:=IF(OR([$Sheet1.R69]&lt;25;[$Sheet1.R69]&gt;974);&quot;XXX&quot;;&quot;OK&quot;)" office:value-type="string" office:string-value="OK" calcext:value-type="string">
            <text:p>OK</text:p>
          </table:table-cell>
          <table:table-cell table:formula="of:=IF(OR([$Sheet1.S69]&lt;25;[$Sheet1.S69]&gt;974);&quot;XXX&quot;;&quot;OK&quot;)" office:value-type="string" office:string-value="OK" calcext:value-type="string">
            <text:p>OK</text:p>
          </table:table-cell>
          <table:table-cell table:formula="of:=IF(OR([$Sheet1.T69]&lt;25;[$Sheet1.T69]&gt;974);&quot;XXX&quot;;&quot;OK&quot;)" office:value-type="string" office:string-value="OK" calcext:value-type="string">
            <text:p>OK</text:p>
          </table:table-cell>
          <table:table-cell table:formula="of:=IF(OR([$Sheet1.U69]&lt;25;[$Sheet1.U6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0]&lt;25;[$Sheet1.B70]&gt;974);&quot;XXX&quot;;&quot;OK&quot;)" office:value-type="string" office:string-value="OK" calcext:value-type="string">
            <text:p>OK</text:p>
          </table:table-cell>
          <table:table-cell table:formula="of:=IF(OR([$Sheet1.C70]&lt;25;[$Sheet1.C70]&gt;974);&quot;XXX&quot;;&quot;OK&quot;)" office:value-type="string" office:string-value="OK" calcext:value-type="string">
            <text:p>OK</text:p>
          </table:table-cell>
          <table:table-cell table:formula="of:=IF(OR([$Sheet1.D70]&lt;25;[$Sheet1.D70]&gt;974);&quot;XXX&quot;;&quot;OK&quot;)" office:value-type="string" office:string-value="OK" calcext:value-type="string">
            <text:p>OK</text:p>
          </table:table-cell>
          <table:table-cell table:formula="of:=IF(OR([$Sheet1.E70]&lt;25;[$Sheet1.E70]&gt;974);&quot;XXX&quot;;&quot;OK&quot;)" office:value-type="string" office:string-value="OK" calcext:value-type="string">
            <text:p>OK</text:p>
          </table:table-cell>
          <table:table-cell table:formula="of:=IF(OR([$Sheet1.F70]&lt;25;[$Sheet1.F70]&gt;974);&quot;XXX&quot;;&quot;OK&quot;)" office:value-type="string" office:string-value="OK" calcext:value-type="string">
            <text:p>OK</text:p>
          </table:table-cell>
          <table:table-cell table:formula="of:=IF(OR([$Sheet1.G70]&lt;25;[$Sheet1.G70]&gt;974);&quot;XXX&quot;;&quot;OK&quot;)" office:value-type="string" office:string-value="OK" calcext:value-type="string">
            <text:p>OK</text:p>
          </table:table-cell>
          <table:table-cell table:formula="of:=IF(OR([$Sheet1.H70]&lt;25;[$Sheet1.H70]&gt;974);&quot;XXX&quot;;&quot;OK&quot;)" office:value-type="string" office:string-value="OK" calcext:value-type="string">
            <text:p>OK</text:p>
          </table:table-cell>
          <table:table-cell table:formula="of:=IF(OR([$Sheet1.I70]&lt;25;[$Sheet1.I70]&gt;974);&quot;XXX&quot;;&quot;OK&quot;)" office:value-type="string" office:string-value="OK" calcext:value-type="string">
            <text:p>OK</text:p>
          </table:table-cell>
          <table:table-cell table:formula="of:=IF(OR([$Sheet1.J70]&lt;25;[$Sheet1.J70]&gt;974);&quot;XXX&quot;;&quot;OK&quot;)" office:value-type="string" office:string-value="OK" calcext:value-type="string">
            <text:p>OK</text:p>
          </table:table-cell>
          <table:table-cell table:formula="of:=IF(OR([$Sheet1.K70]&lt;25;[$Sheet1.K70]&gt;974);&quot;XXX&quot;;&quot;OK&quot;)" office:value-type="string" office:string-value="OK" calcext:value-type="string">
            <text:p>OK</text:p>
          </table:table-cell>
          <table:table-cell table:formula="of:=IF(OR([$Sheet1.L70]&lt;25;[$Sheet1.L70]&gt;974);&quot;XXX&quot;;&quot;OK&quot;)" office:value-type="string" office:string-value="OK" calcext:value-type="string">
            <text:p>OK</text:p>
          </table:table-cell>
          <table:table-cell table:formula="of:=IF(OR([$Sheet1.M70]&lt;25;[$Sheet1.M70]&gt;974);&quot;XXX&quot;;&quot;OK&quot;)" office:value-type="string" office:string-value="OK" calcext:value-type="string">
            <text:p>OK</text:p>
          </table:table-cell>
          <table:table-cell table:formula="of:=IF(OR([$Sheet1.N70]&lt;25;[$Sheet1.N70]&gt;974);&quot;XXX&quot;;&quot;OK&quot;)" office:value-type="string" office:string-value="OK" calcext:value-type="string">
            <text:p>OK</text:p>
          </table:table-cell>
          <table:table-cell table:formula="of:=IF(OR([$Sheet1.O70]&lt;25;[$Sheet1.O70]&gt;974);&quot;XXX&quot;;&quot;OK&quot;)" office:value-type="string" office:string-value="OK" calcext:value-type="string">
            <text:p>OK</text:p>
          </table:table-cell>
          <table:table-cell table:formula="of:=IF(OR([$Sheet1.P70]&lt;25;[$Sheet1.P70]&gt;974);&quot;XXX&quot;;&quot;OK&quot;)" office:value-type="string" office:string-value="OK" calcext:value-type="string">
            <text:p>OK</text:p>
          </table:table-cell>
          <table:table-cell table:formula="of:=IF(OR([$Sheet1.Q70]&lt;25;[$Sheet1.Q70]&gt;974);&quot;XXX&quot;;&quot;OK&quot;)" office:value-type="string" office:string-value="OK" calcext:value-type="string">
            <text:p>OK</text:p>
          </table:table-cell>
          <table:table-cell table:formula="of:=IF(OR([$Sheet1.R70]&lt;25;[$Sheet1.R70]&gt;974);&quot;XXX&quot;;&quot;OK&quot;)" office:value-type="string" office:string-value="OK" calcext:value-type="string">
            <text:p>OK</text:p>
          </table:table-cell>
          <table:table-cell table:formula="of:=IF(OR([$Sheet1.S70]&lt;25;[$Sheet1.S70]&gt;974);&quot;XXX&quot;;&quot;OK&quot;)" office:value-type="string" office:string-value="OK" calcext:value-type="string">
            <text:p>OK</text:p>
          </table:table-cell>
          <table:table-cell table:formula="of:=IF(OR([$Sheet1.T70]&lt;25;[$Sheet1.T70]&gt;974);&quot;XXX&quot;;&quot;OK&quot;)" office:value-type="string" office:string-value="OK" calcext:value-type="string">
            <text:p>OK</text:p>
          </table:table-cell>
          <table:table-cell table:formula="of:=IF(OR([$Sheet1.U70]&lt;25;[$Sheet1.U7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1]&lt;25;[$Sheet1.B71]&gt;974);&quot;XXX&quot;;&quot;OK&quot;)" office:value-type="string" office:string-value="OK" calcext:value-type="string">
            <text:p>OK</text:p>
          </table:table-cell>
          <table:table-cell table:formula="of:=IF(OR([$Sheet1.C71]&lt;25;[$Sheet1.C71]&gt;974);&quot;XXX&quot;;&quot;OK&quot;)" office:value-type="string" office:string-value="OK" calcext:value-type="string">
            <text:p>OK</text:p>
          </table:table-cell>
          <table:table-cell table:formula="of:=IF(OR([$Sheet1.D71]&lt;25;[$Sheet1.D71]&gt;974);&quot;XXX&quot;;&quot;OK&quot;)" office:value-type="string" office:string-value="OK" calcext:value-type="string">
            <text:p>OK</text:p>
          </table:table-cell>
          <table:table-cell table:formula="of:=IF(OR([$Sheet1.E71]&lt;25;[$Sheet1.E71]&gt;974);&quot;XXX&quot;;&quot;OK&quot;)" office:value-type="string" office:string-value="OK" calcext:value-type="string">
            <text:p>OK</text:p>
          </table:table-cell>
          <table:table-cell table:formula="of:=IF(OR([$Sheet1.F71]&lt;25;[$Sheet1.F71]&gt;974);&quot;XXX&quot;;&quot;OK&quot;)" office:value-type="string" office:string-value="OK" calcext:value-type="string">
            <text:p>OK</text:p>
          </table:table-cell>
          <table:table-cell table:formula="of:=IF(OR([$Sheet1.G71]&lt;25;[$Sheet1.G71]&gt;974);&quot;XXX&quot;;&quot;OK&quot;)" office:value-type="string" office:string-value="OK" calcext:value-type="string">
            <text:p>OK</text:p>
          </table:table-cell>
          <table:table-cell table:formula="of:=IF(OR([$Sheet1.H71]&lt;25;[$Sheet1.H71]&gt;974);&quot;XXX&quot;;&quot;OK&quot;)" office:value-type="string" office:string-value="OK" calcext:value-type="string">
            <text:p>OK</text:p>
          </table:table-cell>
          <table:table-cell table:formula="of:=IF(OR([$Sheet1.I71]&lt;25;[$Sheet1.I71]&gt;974);&quot;XXX&quot;;&quot;OK&quot;)" office:value-type="string" office:string-value="OK" calcext:value-type="string">
            <text:p>OK</text:p>
          </table:table-cell>
          <table:table-cell table:formula="of:=IF(OR([$Sheet1.J71]&lt;25;[$Sheet1.J71]&gt;974);&quot;XXX&quot;;&quot;OK&quot;)" office:value-type="string" office:string-value="OK" calcext:value-type="string">
            <text:p>OK</text:p>
          </table:table-cell>
          <table:table-cell table:formula="of:=IF(OR([$Sheet1.K71]&lt;25;[$Sheet1.K71]&gt;974);&quot;XXX&quot;;&quot;OK&quot;)" office:value-type="string" office:string-value="OK" calcext:value-type="string">
            <text:p>OK</text:p>
          </table:table-cell>
          <table:table-cell table:formula="of:=IF(OR([$Sheet1.L71]&lt;25;[$Sheet1.L71]&gt;974);&quot;XXX&quot;;&quot;OK&quot;)" office:value-type="string" office:string-value="OK" calcext:value-type="string">
            <text:p>OK</text:p>
          </table:table-cell>
          <table:table-cell table:formula="of:=IF(OR([$Sheet1.M71]&lt;25;[$Sheet1.M71]&gt;974);&quot;XXX&quot;;&quot;OK&quot;)" office:value-type="string" office:string-value="OK" calcext:value-type="string">
            <text:p>OK</text:p>
          </table:table-cell>
          <table:table-cell table:formula="of:=IF(OR([$Sheet1.N71]&lt;25;[$Sheet1.N71]&gt;974);&quot;XXX&quot;;&quot;OK&quot;)" office:value-type="string" office:string-value="OK" calcext:value-type="string">
            <text:p>OK</text:p>
          </table:table-cell>
          <table:table-cell table:formula="of:=IF(OR([$Sheet1.O71]&lt;25;[$Sheet1.O71]&gt;974);&quot;XXX&quot;;&quot;OK&quot;)" office:value-type="string" office:string-value="OK" calcext:value-type="string">
            <text:p>OK</text:p>
          </table:table-cell>
          <table:table-cell table:formula="of:=IF(OR([$Sheet1.P71]&lt;25;[$Sheet1.P71]&gt;974);&quot;XXX&quot;;&quot;OK&quot;)" office:value-type="string" office:string-value="OK" calcext:value-type="string">
            <text:p>OK</text:p>
          </table:table-cell>
          <table:table-cell table:formula="of:=IF(OR([$Sheet1.Q71]&lt;25;[$Sheet1.Q71]&gt;974);&quot;XXX&quot;;&quot;OK&quot;)" office:value-type="string" office:string-value="OK" calcext:value-type="string">
            <text:p>OK</text:p>
          </table:table-cell>
          <table:table-cell table:formula="of:=IF(OR([$Sheet1.R71]&lt;25;[$Sheet1.R71]&gt;974);&quot;XXX&quot;;&quot;OK&quot;)" office:value-type="string" office:string-value="OK" calcext:value-type="string">
            <text:p>OK</text:p>
          </table:table-cell>
          <table:table-cell table:formula="of:=IF(OR([$Sheet1.S71]&lt;25;[$Sheet1.S71]&gt;974);&quot;XXX&quot;;&quot;OK&quot;)" office:value-type="string" office:string-value="OK" calcext:value-type="string">
            <text:p>OK</text:p>
          </table:table-cell>
          <table:table-cell table:formula="of:=IF(OR([$Sheet1.T71]&lt;25;[$Sheet1.T71]&gt;974);&quot;XXX&quot;;&quot;OK&quot;)" office:value-type="string" office:string-value="OK" calcext:value-type="string">
            <text:p>OK</text:p>
          </table:table-cell>
          <table:table-cell table:formula="of:=IF(OR([$Sheet1.U71]&lt;25;[$Sheet1.U7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2]&lt;25;[$Sheet1.B72]&gt;974);&quot;XXX&quot;;&quot;OK&quot;)" office:value-type="string" office:string-value="OK" calcext:value-type="string">
            <text:p>OK</text:p>
          </table:table-cell>
          <table:table-cell table:formula="of:=IF(OR([$Sheet1.C72]&lt;25;[$Sheet1.C72]&gt;974);&quot;XXX&quot;;&quot;OK&quot;)" office:value-type="string" office:string-value="OK" calcext:value-type="string">
            <text:p>OK</text:p>
          </table:table-cell>
          <table:table-cell table:formula="of:=IF(OR([$Sheet1.D72]&lt;25;[$Sheet1.D72]&gt;974);&quot;XXX&quot;;&quot;OK&quot;)" office:value-type="string" office:string-value="OK" calcext:value-type="string">
            <text:p>OK</text:p>
          </table:table-cell>
          <table:table-cell table:formula="of:=IF(OR([$Sheet1.E72]&lt;25;[$Sheet1.E72]&gt;974);&quot;XXX&quot;;&quot;OK&quot;)" office:value-type="string" office:string-value="OK" calcext:value-type="string">
            <text:p>OK</text:p>
          </table:table-cell>
          <table:table-cell table:formula="of:=IF(OR([$Sheet1.F72]&lt;25;[$Sheet1.F72]&gt;974);&quot;XXX&quot;;&quot;OK&quot;)" office:value-type="string" office:string-value="OK" calcext:value-type="string">
            <text:p>OK</text:p>
          </table:table-cell>
          <table:table-cell table:formula="of:=IF(OR([$Sheet1.G72]&lt;25;[$Sheet1.G72]&gt;974);&quot;XXX&quot;;&quot;OK&quot;)" office:value-type="string" office:string-value="OK" calcext:value-type="string">
            <text:p>OK</text:p>
          </table:table-cell>
          <table:table-cell table:formula="of:=IF(OR([$Sheet1.H72]&lt;25;[$Sheet1.H72]&gt;974);&quot;XXX&quot;;&quot;OK&quot;)" office:value-type="string" office:string-value="OK" calcext:value-type="string">
            <text:p>OK</text:p>
          </table:table-cell>
          <table:table-cell table:formula="of:=IF(OR([$Sheet1.I72]&lt;25;[$Sheet1.I72]&gt;974);&quot;XXX&quot;;&quot;OK&quot;)" office:value-type="string" office:string-value="OK" calcext:value-type="string">
            <text:p>OK</text:p>
          </table:table-cell>
          <table:table-cell table:formula="of:=IF(OR([$Sheet1.J72]&lt;25;[$Sheet1.J72]&gt;974);&quot;XXX&quot;;&quot;OK&quot;)" office:value-type="string" office:string-value="OK" calcext:value-type="string">
            <text:p>OK</text:p>
          </table:table-cell>
          <table:table-cell table:formula="of:=IF(OR([$Sheet1.K72]&lt;25;[$Sheet1.K72]&gt;974);&quot;XXX&quot;;&quot;OK&quot;)" office:value-type="string" office:string-value="OK" calcext:value-type="string">
            <text:p>OK</text:p>
          </table:table-cell>
          <table:table-cell table:formula="of:=IF(OR([$Sheet1.L72]&lt;25;[$Sheet1.L72]&gt;974);&quot;XXX&quot;;&quot;OK&quot;)" office:value-type="string" office:string-value="OK" calcext:value-type="string">
            <text:p>OK</text:p>
          </table:table-cell>
          <table:table-cell table:formula="of:=IF(OR([$Sheet1.M72]&lt;25;[$Sheet1.M72]&gt;974);&quot;XXX&quot;;&quot;OK&quot;)" office:value-type="string" office:string-value="OK" calcext:value-type="string">
            <text:p>OK</text:p>
          </table:table-cell>
          <table:table-cell table:formula="of:=IF(OR([$Sheet1.N72]&lt;25;[$Sheet1.N72]&gt;974);&quot;XXX&quot;;&quot;OK&quot;)" office:value-type="string" office:string-value="OK" calcext:value-type="string">
            <text:p>OK</text:p>
          </table:table-cell>
          <table:table-cell table:formula="of:=IF(OR([$Sheet1.O72]&lt;25;[$Sheet1.O72]&gt;974);&quot;XXX&quot;;&quot;OK&quot;)" office:value-type="string" office:string-value="OK" calcext:value-type="string">
            <text:p>OK</text:p>
          </table:table-cell>
          <table:table-cell table:formula="of:=IF(OR([$Sheet1.P72]&lt;25;[$Sheet1.P72]&gt;974);&quot;XXX&quot;;&quot;OK&quot;)" office:value-type="string" office:string-value="OK" calcext:value-type="string">
            <text:p>OK</text:p>
          </table:table-cell>
          <table:table-cell table:formula="of:=IF(OR([$Sheet1.Q72]&lt;25;[$Sheet1.Q72]&gt;974);&quot;XXX&quot;;&quot;OK&quot;)" office:value-type="string" office:string-value="OK" calcext:value-type="string">
            <text:p>OK</text:p>
          </table:table-cell>
          <table:table-cell table:formula="of:=IF(OR([$Sheet1.R72]&lt;25;[$Sheet1.R72]&gt;974);&quot;XXX&quot;;&quot;OK&quot;)" office:value-type="string" office:string-value="OK" calcext:value-type="string">
            <text:p>OK</text:p>
          </table:table-cell>
          <table:table-cell table:formula="of:=IF(OR([$Sheet1.S72]&lt;25;[$Sheet1.S72]&gt;974);&quot;XXX&quot;;&quot;OK&quot;)" office:value-type="string" office:string-value="OK" calcext:value-type="string">
            <text:p>OK</text:p>
          </table:table-cell>
          <table:table-cell table:formula="of:=IF(OR([$Sheet1.T72]&lt;25;[$Sheet1.T72]&gt;974);&quot;XXX&quot;;&quot;OK&quot;)" office:value-type="string" office:string-value="OK" calcext:value-type="string">
            <text:p>OK</text:p>
          </table:table-cell>
          <table:table-cell table:formula="of:=IF(OR([$Sheet1.U72]&lt;25;[$Sheet1.U7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3]&lt;25;[$Sheet1.B73]&gt;974);&quot;XXX&quot;;&quot;OK&quot;)" office:value-type="string" office:string-value="OK" calcext:value-type="string">
            <text:p>OK</text:p>
          </table:table-cell>
          <table:table-cell table:formula="of:=IF(OR([$Sheet1.C73]&lt;25;[$Sheet1.C73]&gt;974);&quot;XXX&quot;;&quot;OK&quot;)" office:value-type="string" office:string-value="OK" calcext:value-type="string">
            <text:p>OK</text:p>
          </table:table-cell>
          <table:table-cell table:formula="of:=IF(OR([$Sheet1.D73]&lt;25;[$Sheet1.D73]&gt;974);&quot;XXX&quot;;&quot;OK&quot;)" office:value-type="string" office:string-value="OK" calcext:value-type="string">
            <text:p>OK</text:p>
          </table:table-cell>
          <table:table-cell table:formula="of:=IF(OR([$Sheet1.E73]&lt;25;[$Sheet1.E73]&gt;974);&quot;XXX&quot;;&quot;OK&quot;)" office:value-type="string" office:string-value="OK" calcext:value-type="string">
            <text:p>OK</text:p>
          </table:table-cell>
          <table:table-cell table:formula="of:=IF(OR([$Sheet1.F73]&lt;25;[$Sheet1.F73]&gt;974);&quot;XXX&quot;;&quot;OK&quot;)" office:value-type="string" office:string-value="OK" calcext:value-type="string">
            <text:p>OK</text:p>
          </table:table-cell>
          <table:table-cell table:formula="of:=IF(OR([$Sheet1.G73]&lt;25;[$Sheet1.G73]&gt;974);&quot;XXX&quot;;&quot;OK&quot;)" office:value-type="string" office:string-value="OK" calcext:value-type="string">
            <text:p>OK</text:p>
          </table:table-cell>
          <table:table-cell table:formula="of:=IF(OR([$Sheet1.H73]&lt;25;[$Sheet1.H73]&gt;974);&quot;XXX&quot;;&quot;OK&quot;)" office:value-type="string" office:string-value="OK" calcext:value-type="string">
            <text:p>OK</text:p>
          </table:table-cell>
          <table:table-cell table:formula="of:=IF(OR([$Sheet1.I73]&lt;25;[$Sheet1.I73]&gt;974);&quot;XXX&quot;;&quot;OK&quot;)" office:value-type="string" office:string-value="OK" calcext:value-type="string">
            <text:p>OK</text:p>
          </table:table-cell>
          <table:table-cell table:formula="of:=IF(OR([$Sheet1.J73]&lt;25;[$Sheet1.J73]&gt;974);&quot;XXX&quot;;&quot;OK&quot;)" office:value-type="string" office:string-value="OK" calcext:value-type="string">
            <text:p>OK</text:p>
          </table:table-cell>
          <table:table-cell table:formula="of:=IF(OR([$Sheet1.K73]&lt;25;[$Sheet1.K73]&gt;974);&quot;XXX&quot;;&quot;OK&quot;)" office:value-type="string" office:string-value="OK" calcext:value-type="string">
            <text:p>OK</text:p>
          </table:table-cell>
          <table:table-cell table:formula="of:=IF(OR([$Sheet1.L73]&lt;25;[$Sheet1.L73]&gt;974);&quot;XXX&quot;;&quot;OK&quot;)" office:value-type="string" office:string-value="OK" calcext:value-type="string">
            <text:p>OK</text:p>
          </table:table-cell>
          <table:table-cell table:formula="of:=IF(OR([$Sheet1.M73]&lt;25;[$Sheet1.M73]&gt;974);&quot;XXX&quot;;&quot;OK&quot;)" office:value-type="string" office:string-value="OK" calcext:value-type="string">
            <text:p>OK</text:p>
          </table:table-cell>
          <table:table-cell table:formula="of:=IF(OR([$Sheet1.N73]&lt;25;[$Sheet1.N73]&gt;974);&quot;XXX&quot;;&quot;OK&quot;)" office:value-type="string" office:string-value="OK" calcext:value-type="string">
            <text:p>OK</text:p>
          </table:table-cell>
          <table:table-cell table:formula="of:=IF(OR([$Sheet1.O73]&lt;25;[$Sheet1.O73]&gt;974);&quot;XXX&quot;;&quot;OK&quot;)" office:value-type="string" office:string-value="OK" calcext:value-type="string">
            <text:p>OK</text:p>
          </table:table-cell>
          <table:table-cell table:formula="of:=IF(OR([$Sheet1.P73]&lt;25;[$Sheet1.P73]&gt;974);&quot;XXX&quot;;&quot;OK&quot;)" office:value-type="string" office:string-value="OK" calcext:value-type="string">
            <text:p>OK</text:p>
          </table:table-cell>
          <table:table-cell table:formula="of:=IF(OR([$Sheet1.Q73]&lt;25;[$Sheet1.Q73]&gt;974);&quot;XXX&quot;;&quot;OK&quot;)" office:value-type="string" office:string-value="OK" calcext:value-type="string">
            <text:p>OK</text:p>
          </table:table-cell>
          <table:table-cell table:formula="of:=IF(OR([$Sheet1.R73]&lt;25;[$Sheet1.R73]&gt;974);&quot;XXX&quot;;&quot;OK&quot;)" office:value-type="string" office:string-value="OK" calcext:value-type="string">
            <text:p>OK</text:p>
          </table:table-cell>
          <table:table-cell table:formula="of:=IF(OR([$Sheet1.S73]&lt;25;[$Sheet1.S73]&gt;974);&quot;XXX&quot;;&quot;OK&quot;)" office:value-type="string" office:string-value="OK" calcext:value-type="string">
            <text:p>OK</text:p>
          </table:table-cell>
          <table:table-cell table:formula="of:=IF(OR([$Sheet1.T73]&lt;25;[$Sheet1.T73]&gt;974);&quot;XXX&quot;;&quot;OK&quot;)" office:value-type="string" office:string-value="OK" calcext:value-type="string">
            <text:p>OK</text:p>
          </table:table-cell>
          <table:table-cell table:formula="of:=IF(OR([$Sheet1.U73]&lt;25;[$Sheet1.U7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4]&lt;25;[$Sheet1.B74]&gt;974);&quot;XXX&quot;;&quot;OK&quot;)" office:value-type="string" office:string-value="OK" calcext:value-type="string">
            <text:p>OK</text:p>
          </table:table-cell>
          <table:table-cell table:formula="of:=IF(OR([$Sheet1.C74]&lt;25;[$Sheet1.C74]&gt;974);&quot;XXX&quot;;&quot;OK&quot;)" office:value-type="string" office:string-value="OK" calcext:value-type="string">
            <text:p>OK</text:p>
          </table:table-cell>
          <table:table-cell table:formula="of:=IF(OR([$Sheet1.D74]&lt;25;[$Sheet1.D74]&gt;974);&quot;XXX&quot;;&quot;OK&quot;)" office:value-type="string" office:string-value="OK" calcext:value-type="string">
            <text:p>OK</text:p>
          </table:table-cell>
          <table:table-cell table:formula="of:=IF(OR([$Sheet1.E74]&lt;25;[$Sheet1.E74]&gt;974);&quot;XXX&quot;;&quot;OK&quot;)" office:value-type="string" office:string-value="OK" calcext:value-type="string">
            <text:p>OK</text:p>
          </table:table-cell>
          <table:table-cell table:formula="of:=IF(OR([$Sheet1.F74]&lt;25;[$Sheet1.F74]&gt;974);&quot;XXX&quot;;&quot;OK&quot;)" office:value-type="string" office:string-value="OK" calcext:value-type="string">
            <text:p>OK</text:p>
          </table:table-cell>
          <table:table-cell table:formula="of:=IF(OR([$Sheet1.G74]&lt;25;[$Sheet1.G74]&gt;974);&quot;XXX&quot;;&quot;OK&quot;)" office:value-type="string" office:string-value="OK" calcext:value-type="string">
            <text:p>OK</text:p>
          </table:table-cell>
          <table:table-cell table:formula="of:=IF(OR([$Sheet1.H74]&lt;25;[$Sheet1.H74]&gt;974);&quot;XXX&quot;;&quot;OK&quot;)" office:value-type="string" office:string-value="OK" calcext:value-type="string">
            <text:p>OK</text:p>
          </table:table-cell>
          <table:table-cell table:formula="of:=IF(OR([$Sheet1.I74]&lt;25;[$Sheet1.I74]&gt;974);&quot;XXX&quot;;&quot;OK&quot;)" office:value-type="string" office:string-value="OK" calcext:value-type="string">
            <text:p>OK</text:p>
          </table:table-cell>
          <table:table-cell table:formula="of:=IF(OR([$Sheet1.J74]&lt;25;[$Sheet1.J74]&gt;974);&quot;XXX&quot;;&quot;OK&quot;)" office:value-type="string" office:string-value="OK" calcext:value-type="string">
            <text:p>OK</text:p>
          </table:table-cell>
          <table:table-cell table:formula="of:=IF(OR([$Sheet1.K74]&lt;25;[$Sheet1.K74]&gt;974);&quot;XXX&quot;;&quot;OK&quot;)" office:value-type="string" office:string-value="OK" calcext:value-type="string">
            <text:p>OK</text:p>
          </table:table-cell>
          <table:table-cell table:formula="of:=IF(OR([$Sheet1.L74]&lt;25;[$Sheet1.L74]&gt;974);&quot;XXX&quot;;&quot;OK&quot;)" office:value-type="string" office:string-value="OK" calcext:value-type="string">
            <text:p>OK</text:p>
          </table:table-cell>
          <table:table-cell table:formula="of:=IF(OR([$Sheet1.M74]&lt;25;[$Sheet1.M74]&gt;974);&quot;XXX&quot;;&quot;OK&quot;)" office:value-type="string" office:string-value="OK" calcext:value-type="string">
            <text:p>OK</text:p>
          </table:table-cell>
          <table:table-cell table:formula="of:=IF(OR([$Sheet1.N74]&lt;25;[$Sheet1.N74]&gt;974);&quot;XXX&quot;;&quot;OK&quot;)" office:value-type="string" office:string-value="OK" calcext:value-type="string">
            <text:p>OK</text:p>
          </table:table-cell>
          <table:table-cell table:formula="of:=IF(OR([$Sheet1.O74]&lt;25;[$Sheet1.O74]&gt;974);&quot;XXX&quot;;&quot;OK&quot;)" office:value-type="string" office:string-value="OK" calcext:value-type="string">
            <text:p>OK</text:p>
          </table:table-cell>
          <table:table-cell table:formula="of:=IF(OR([$Sheet1.P74]&lt;25;[$Sheet1.P74]&gt;974);&quot;XXX&quot;;&quot;OK&quot;)" office:value-type="string" office:string-value="OK" calcext:value-type="string">
            <text:p>OK</text:p>
          </table:table-cell>
          <table:table-cell table:formula="of:=IF(OR([$Sheet1.Q74]&lt;25;[$Sheet1.Q74]&gt;974);&quot;XXX&quot;;&quot;OK&quot;)" office:value-type="string" office:string-value="OK" calcext:value-type="string">
            <text:p>OK</text:p>
          </table:table-cell>
          <table:table-cell table:formula="of:=IF(OR([$Sheet1.R74]&lt;25;[$Sheet1.R74]&gt;974);&quot;XXX&quot;;&quot;OK&quot;)" office:value-type="string" office:string-value="OK" calcext:value-type="string">
            <text:p>OK</text:p>
          </table:table-cell>
          <table:table-cell table:formula="of:=IF(OR([$Sheet1.S74]&lt;25;[$Sheet1.S74]&gt;974);&quot;XXX&quot;;&quot;OK&quot;)" office:value-type="string" office:string-value="OK" calcext:value-type="string">
            <text:p>OK</text:p>
          </table:table-cell>
          <table:table-cell table:formula="of:=IF(OR([$Sheet1.T74]&lt;25;[$Sheet1.T74]&gt;974);&quot;XXX&quot;;&quot;OK&quot;)" office:value-type="string" office:string-value="OK" calcext:value-type="string">
            <text:p>OK</text:p>
          </table:table-cell>
          <table:table-cell table:formula="of:=IF(OR([$Sheet1.U74]&lt;25;[$Sheet1.U7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5]&lt;25;[$Sheet1.B75]&gt;974);&quot;XXX&quot;;&quot;OK&quot;)" office:value-type="string" office:string-value="OK" calcext:value-type="string">
            <text:p>OK</text:p>
          </table:table-cell>
          <table:table-cell table:formula="of:=IF(OR([$Sheet1.C75]&lt;25;[$Sheet1.C75]&gt;974);&quot;XXX&quot;;&quot;OK&quot;)" office:value-type="string" office:string-value="OK" calcext:value-type="string">
            <text:p>OK</text:p>
          </table:table-cell>
          <table:table-cell table:formula="of:=IF(OR([$Sheet1.D75]&lt;25;[$Sheet1.D75]&gt;974);&quot;XXX&quot;;&quot;OK&quot;)" office:value-type="string" office:string-value="OK" calcext:value-type="string">
            <text:p>OK</text:p>
          </table:table-cell>
          <table:table-cell table:formula="of:=IF(OR([$Sheet1.E75]&lt;25;[$Sheet1.E75]&gt;974);&quot;XXX&quot;;&quot;OK&quot;)" office:value-type="string" office:string-value="OK" calcext:value-type="string">
            <text:p>OK</text:p>
          </table:table-cell>
          <table:table-cell table:formula="of:=IF(OR([$Sheet1.F75]&lt;25;[$Sheet1.F75]&gt;974);&quot;XXX&quot;;&quot;OK&quot;)" office:value-type="string" office:string-value="OK" calcext:value-type="string">
            <text:p>OK</text:p>
          </table:table-cell>
          <table:table-cell table:formula="of:=IF(OR([$Sheet1.G75]&lt;25;[$Sheet1.G75]&gt;974);&quot;XXX&quot;;&quot;OK&quot;)" office:value-type="string" office:string-value="OK" calcext:value-type="string">
            <text:p>OK</text:p>
          </table:table-cell>
          <table:table-cell table:formula="of:=IF(OR([$Sheet1.H75]&lt;25;[$Sheet1.H75]&gt;974);&quot;XXX&quot;;&quot;OK&quot;)" office:value-type="string" office:string-value="OK" calcext:value-type="string">
            <text:p>OK</text:p>
          </table:table-cell>
          <table:table-cell table:formula="of:=IF(OR([$Sheet1.I75]&lt;25;[$Sheet1.I75]&gt;974);&quot;XXX&quot;;&quot;OK&quot;)" office:value-type="string" office:string-value="OK" calcext:value-type="string">
            <text:p>OK</text:p>
          </table:table-cell>
          <table:table-cell table:formula="of:=IF(OR([$Sheet1.J75]&lt;25;[$Sheet1.J75]&gt;974);&quot;XXX&quot;;&quot;OK&quot;)" office:value-type="string" office:string-value="OK" calcext:value-type="string">
            <text:p>OK</text:p>
          </table:table-cell>
          <table:table-cell table:formula="of:=IF(OR([$Sheet1.K75]&lt;25;[$Sheet1.K75]&gt;974);&quot;XXX&quot;;&quot;OK&quot;)" office:value-type="string" office:string-value="OK" calcext:value-type="string">
            <text:p>OK</text:p>
          </table:table-cell>
          <table:table-cell table:formula="of:=IF(OR([$Sheet1.L75]&lt;25;[$Sheet1.L75]&gt;974);&quot;XXX&quot;;&quot;OK&quot;)" office:value-type="string" office:string-value="OK" calcext:value-type="string">
            <text:p>OK</text:p>
          </table:table-cell>
          <table:table-cell table:formula="of:=IF(OR([$Sheet1.M75]&lt;25;[$Sheet1.M75]&gt;974);&quot;XXX&quot;;&quot;OK&quot;)" office:value-type="string" office:string-value="OK" calcext:value-type="string">
            <text:p>OK</text:p>
          </table:table-cell>
          <table:table-cell table:formula="of:=IF(OR([$Sheet1.N75]&lt;25;[$Sheet1.N75]&gt;974);&quot;XXX&quot;;&quot;OK&quot;)" office:value-type="string" office:string-value="OK" calcext:value-type="string">
            <text:p>OK</text:p>
          </table:table-cell>
          <table:table-cell table:formula="of:=IF(OR([$Sheet1.O75]&lt;25;[$Sheet1.O75]&gt;974);&quot;XXX&quot;;&quot;OK&quot;)" office:value-type="string" office:string-value="OK" calcext:value-type="string">
            <text:p>OK</text:p>
          </table:table-cell>
          <table:table-cell table:formula="of:=IF(OR([$Sheet1.P75]&lt;25;[$Sheet1.P75]&gt;974);&quot;XXX&quot;;&quot;OK&quot;)" office:value-type="string" office:string-value="OK" calcext:value-type="string">
            <text:p>OK</text:p>
          </table:table-cell>
          <table:table-cell table:formula="of:=IF(OR([$Sheet1.Q75]&lt;25;[$Sheet1.Q75]&gt;974);&quot;XXX&quot;;&quot;OK&quot;)" office:value-type="string" office:string-value="OK" calcext:value-type="string">
            <text:p>OK</text:p>
          </table:table-cell>
          <table:table-cell table:formula="of:=IF(OR([$Sheet1.R75]&lt;25;[$Sheet1.R75]&gt;974);&quot;XXX&quot;;&quot;OK&quot;)" office:value-type="string" office:string-value="OK" calcext:value-type="string">
            <text:p>OK</text:p>
          </table:table-cell>
          <table:table-cell table:formula="of:=IF(OR([$Sheet1.S75]&lt;25;[$Sheet1.S75]&gt;974);&quot;XXX&quot;;&quot;OK&quot;)" office:value-type="string" office:string-value="OK" calcext:value-type="string">
            <text:p>OK</text:p>
          </table:table-cell>
          <table:table-cell table:formula="of:=IF(OR([$Sheet1.T75]&lt;25;[$Sheet1.T75]&gt;974);&quot;XXX&quot;;&quot;OK&quot;)" office:value-type="string" office:string-value="OK" calcext:value-type="string">
            <text:p>OK</text:p>
          </table:table-cell>
          <table:table-cell table:formula="of:=IF(OR([$Sheet1.U75]&lt;25;[$Sheet1.U7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6]&lt;25;[$Sheet1.B76]&gt;974);&quot;XXX&quot;;&quot;OK&quot;)" office:value-type="string" office:string-value="OK" calcext:value-type="string">
            <text:p>OK</text:p>
          </table:table-cell>
          <table:table-cell table:formula="of:=IF(OR([$Sheet1.C76]&lt;25;[$Sheet1.C76]&gt;974);&quot;XXX&quot;;&quot;OK&quot;)" office:value-type="string" office:string-value="OK" calcext:value-type="string">
            <text:p>OK</text:p>
          </table:table-cell>
          <table:table-cell table:formula="of:=IF(OR([$Sheet1.D76]&lt;25;[$Sheet1.D76]&gt;974);&quot;XXX&quot;;&quot;OK&quot;)" office:value-type="string" office:string-value="OK" calcext:value-type="string">
            <text:p>OK</text:p>
          </table:table-cell>
          <table:table-cell table:formula="of:=IF(OR([$Sheet1.E76]&lt;25;[$Sheet1.E76]&gt;974);&quot;XXX&quot;;&quot;OK&quot;)" office:value-type="string" office:string-value="OK" calcext:value-type="string">
            <text:p>OK</text:p>
          </table:table-cell>
          <table:table-cell table:formula="of:=IF(OR([$Sheet1.F76]&lt;25;[$Sheet1.F76]&gt;974);&quot;XXX&quot;;&quot;OK&quot;)" office:value-type="string" office:string-value="OK" calcext:value-type="string">
            <text:p>OK</text:p>
          </table:table-cell>
          <table:table-cell table:formula="of:=IF(OR([$Sheet1.G76]&lt;25;[$Sheet1.G76]&gt;974);&quot;XXX&quot;;&quot;OK&quot;)" office:value-type="string" office:string-value="OK" calcext:value-type="string">
            <text:p>OK</text:p>
          </table:table-cell>
          <table:table-cell table:formula="of:=IF(OR([$Sheet1.H76]&lt;25;[$Sheet1.H76]&gt;974);&quot;XXX&quot;;&quot;OK&quot;)" office:value-type="string" office:string-value="OK" calcext:value-type="string">
            <text:p>OK</text:p>
          </table:table-cell>
          <table:table-cell table:formula="of:=IF(OR([$Sheet1.I76]&lt;25;[$Sheet1.I76]&gt;974);&quot;XXX&quot;;&quot;OK&quot;)" office:value-type="string" office:string-value="OK" calcext:value-type="string">
            <text:p>OK</text:p>
          </table:table-cell>
          <table:table-cell table:formula="of:=IF(OR([$Sheet1.J76]&lt;25;[$Sheet1.J76]&gt;974);&quot;XXX&quot;;&quot;OK&quot;)" office:value-type="string" office:string-value="OK" calcext:value-type="string">
            <text:p>OK</text:p>
          </table:table-cell>
          <table:table-cell table:formula="of:=IF(OR([$Sheet1.K76]&lt;25;[$Sheet1.K76]&gt;974);&quot;XXX&quot;;&quot;OK&quot;)" office:value-type="string" office:string-value="OK" calcext:value-type="string">
            <text:p>OK</text:p>
          </table:table-cell>
          <table:table-cell table:formula="of:=IF(OR([$Sheet1.L76]&lt;25;[$Sheet1.L76]&gt;974);&quot;XXX&quot;;&quot;OK&quot;)" office:value-type="string" office:string-value="OK" calcext:value-type="string">
            <text:p>OK</text:p>
          </table:table-cell>
          <table:table-cell table:formula="of:=IF(OR([$Sheet1.M76]&lt;25;[$Sheet1.M76]&gt;974);&quot;XXX&quot;;&quot;OK&quot;)" office:value-type="string" office:string-value="OK" calcext:value-type="string">
            <text:p>OK</text:p>
          </table:table-cell>
          <table:table-cell table:formula="of:=IF(OR([$Sheet1.N76]&lt;25;[$Sheet1.N76]&gt;974);&quot;XXX&quot;;&quot;OK&quot;)" office:value-type="string" office:string-value="OK" calcext:value-type="string">
            <text:p>OK</text:p>
          </table:table-cell>
          <table:table-cell table:formula="of:=IF(OR([$Sheet1.O76]&lt;25;[$Sheet1.O76]&gt;974);&quot;XXX&quot;;&quot;OK&quot;)" office:value-type="string" office:string-value="OK" calcext:value-type="string">
            <text:p>OK</text:p>
          </table:table-cell>
          <table:table-cell table:formula="of:=IF(OR([$Sheet1.P76]&lt;25;[$Sheet1.P76]&gt;974);&quot;XXX&quot;;&quot;OK&quot;)" office:value-type="string" office:string-value="OK" calcext:value-type="string">
            <text:p>OK</text:p>
          </table:table-cell>
          <table:table-cell table:formula="of:=IF(OR([$Sheet1.Q76]&lt;25;[$Sheet1.Q76]&gt;974);&quot;XXX&quot;;&quot;OK&quot;)" office:value-type="string" office:string-value="OK" calcext:value-type="string">
            <text:p>OK</text:p>
          </table:table-cell>
          <table:table-cell table:formula="of:=IF(OR([$Sheet1.R76]&lt;25;[$Sheet1.R76]&gt;974);&quot;XXX&quot;;&quot;OK&quot;)" office:value-type="string" office:string-value="OK" calcext:value-type="string">
            <text:p>OK</text:p>
          </table:table-cell>
          <table:table-cell table:formula="of:=IF(OR([$Sheet1.S76]&lt;25;[$Sheet1.S76]&gt;974);&quot;XXX&quot;;&quot;OK&quot;)" office:value-type="string" office:string-value="OK" calcext:value-type="string">
            <text:p>OK</text:p>
          </table:table-cell>
          <table:table-cell table:formula="of:=IF(OR([$Sheet1.T76]&lt;25;[$Sheet1.T76]&gt;974);&quot;XXX&quot;;&quot;OK&quot;)" office:value-type="string" office:string-value="OK" calcext:value-type="string">
            <text:p>OK</text:p>
          </table:table-cell>
          <table:table-cell table:formula="of:=IF(OR([$Sheet1.U76]&lt;25;[$Sheet1.U7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7]&lt;25;[$Sheet1.B77]&gt;974);&quot;XXX&quot;;&quot;OK&quot;)" office:value-type="string" office:string-value="OK" calcext:value-type="string">
            <text:p>OK</text:p>
          </table:table-cell>
          <table:table-cell table:formula="of:=IF(OR([$Sheet1.C77]&lt;25;[$Sheet1.C77]&gt;974);&quot;XXX&quot;;&quot;OK&quot;)" office:value-type="string" office:string-value="OK" calcext:value-type="string">
            <text:p>OK</text:p>
          </table:table-cell>
          <table:table-cell table:formula="of:=IF(OR([$Sheet1.D77]&lt;25;[$Sheet1.D77]&gt;974);&quot;XXX&quot;;&quot;OK&quot;)" office:value-type="string" office:string-value="OK" calcext:value-type="string">
            <text:p>OK</text:p>
          </table:table-cell>
          <table:table-cell table:formula="of:=IF(OR([$Sheet1.E77]&lt;25;[$Sheet1.E77]&gt;974);&quot;XXX&quot;;&quot;OK&quot;)" office:value-type="string" office:string-value="OK" calcext:value-type="string">
            <text:p>OK</text:p>
          </table:table-cell>
          <table:table-cell table:formula="of:=IF(OR([$Sheet1.F77]&lt;25;[$Sheet1.F77]&gt;974);&quot;XXX&quot;;&quot;OK&quot;)" office:value-type="string" office:string-value="OK" calcext:value-type="string">
            <text:p>OK</text:p>
          </table:table-cell>
          <table:table-cell table:formula="of:=IF(OR([$Sheet1.G77]&lt;25;[$Sheet1.G77]&gt;974);&quot;XXX&quot;;&quot;OK&quot;)" office:value-type="string" office:string-value="OK" calcext:value-type="string">
            <text:p>OK</text:p>
          </table:table-cell>
          <table:table-cell table:formula="of:=IF(OR([$Sheet1.H77]&lt;25;[$Sheet1.H77]&gt;974);&quot;XXX&quot;;&quot;OK&quot;)" office:value-type="string" office:string-value="OK" calcext:value-type="string">
            <text:p>OK</text:p>
          </table:table-cell>
          <table:table-cell table:formula="of:=IF(OR([$Sheet1.I77]&lt;25;[$Sheet1.I77]&gt;974);&quot;XXX&quot;;&quot;OK&quot;)" office:value-type="string" office:string-value="OK" calcext:value-type="string">
            <text:p>OK</text:p>
          </table:table-cell>
          <table:table-cell table:formula="of:=IF(OR([$Sheet1.J77]&lt;25;[$Sheet1.J77]&gt;974);&quot;XXX&quot;;&quot;OK&quot;)" office:value-type="string" office:string-value="OK" calcext:value-type="string">
            <text:p>OK</text:p>
          </table:table-cell>
          <table:table-cell table:formula="of:=IF(OR([$Sheet1.K77]&lt;25;[$Sheet1.K77]&gt;974);&quot;XXX&quot;;&quot;OK&quot;)" office:value-type="string" office:string-value="OK" calcext:value-type="string">
            <text:p>OK</text:p>
          </table:table-cell>
          <table:table-cell table:formula="of:=IF(OR([$Sheet1.L77]&lt;25;[$Sheet1.L77]&gt;974);&quot;XXX&quot;;&quot;OK&quot;)" office:value-type="string" office:string-value="OK" calcext:value-type="string">
            <text:p>OK</text:p>
          </table:table-cell>
          <table:table-cell table:formula="of:=IF(OR([$Sheet1.M77]&lt;25;[$Sheet1.M77]&gt;974);&quot;XXX&quot;;&quot;OK&quot;)" office:value-type="string" office:string-value="OK" calcext:value-type="string">
            <text:p>OK</text:p>
          </table:table-cell>
          <table:table-cell table:formula="of:=IF(OR([$Sheet1.N77]&lt;25;[$Sheet1.N77]&gt;974);&quot;XXX&quot;;&quot;OK&quot;)" office:value-type="string" office:string-value="OK" calcext:value-type="string">
            <text:p>OK</text:p>
          </table:table-cell>
          <table:table-cell table:formula="of:=IF(OR([$Sheet1.O77]&lt;25;[$Sheet1.O77]&gt;974);&quot;XXX&quot;;&quot;OK&quot;)" office:value-type="string" office:string-value="OK" calcext:value-type="string">
            <text:p>OK</text:p>
          </table:table-cell>
          <table:table-cell table:formula="of:=IF(OR([$Sheet1.P77]&lt;25;[$Sheet1.P77]&gt;974);&quot;XXX&quot;;&quot;OK&quot;)" office:value-type="string" office:string-value="OK" calcext:value-type="string">
            <text:p>OK</text:p>
          </table:table-cell>
          <table:table-cell table:formula="of:=IF(OR([$Sheet1.Q77]&lt;25;[$Sheet1.Q77]&gt;974);&quot;XXX&quot;;&quot;OK&quot;)" office:value-type="string" office:string-value="OK" calcext:value-type="string">
            <text:p>OK</text:p>
          </table:table-cell>
          <table:table-cell table:formula="of:=IF(OR([$Sheet1.R77]&lt;25;[$Sheet1.R77]&gt;974);&quot;XXX&quot;;&quot;OK&quot;)" office:value-type="string" office:string-value="OK" calcext:value-type="string">
            <text:p>OK</text:p>
          </table:table-cell>
          <table:table-cell table:formula="of:=IF(OR([$Sheet1.S77]&lt;25;[$Sheet1.S77]&gt;974);&quot;XXX&quot;;&quot;OK&quot;)" office:value-type="string" office:string-value="OK" calcext:value-type="string">
            <text:p>OK</text:p>
          </table:table-cell>
          <table:table-cell table:formula="of:=IF(OR([$Sheet1.T77]&lt;25;[$Sheet1.T77]&gt;974);&quot;XXX&quot;;&quot;OK&quot;)" office:value-type="string" office:string-value="OK" calcext:value-type="string">
            <text:p>OK</text:p>
          </table:table-cell>
          <table:table-cell table:formula="of:=IF(OR([$Sheet1.U77]&lt;25;[$Sheet1.U7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8]&lt;25;[$Sheet1.B78]&gt;974);&quot;XXX&quot;;&quot;OK&quot;)" office:value-type="string" office:string-value="OK" calcext:value-type="string">
            <text:p>OK</text:p>
          </table:table-cell>
          <table:table-cell table:formula="of:=IF(OR([$Sheet1.C78]&lt;25;[$Sheet1.C78]&gt;974);&quot;XXX&quot;;&quot;OK&quot;)" office:value-type="string" office:string-value="OK" calcext:value-type="string">
            <text:p>OK</text:p>
          </table:table-cell>
          <table:table-cell table:formula="of:=IF(OR([$Sheet1.D78]&lt;25;[$Sheet1.D78]&gt;974);&quot;XXX&quot;;&quot;OK&quot;)" office:value-type="string" office:string-value="OK" calcext:value-type="string">
            <text:p>OK</text:p>
          </table:table-cell>
          <table:table-cell table:formula="of:=IF(OR([$Sheet1.E78]&lt;25;[$Sheet1.E78]&gt;974);&quot;XXX&quot;;&quot;OK&quot;)" office:value-type="string" office:string-value="OK" calcext:value-type="string">
            <text:p>OK</text:p>
          </table:table-cell>
          <table:table-cell table:formula="of:=IF(OR([$Sheet1.F78]&lt;25;[$Sheet1.F78]&gt;974);&quot;XXX&quot;;&quot;OK&quot;)" office:value-type="string" office:string-value="OK" calcext:value-type="string">
            <text:p>OK</text:p>
          </table:table-cell>
          <table:table-cell table:formula="of:=IF(OR([$Sheet1.G78]&lt;25;[$Sheet1.G78]&gt;974);&quot;XXX&quot;;&quot;OK&quot;)" office:value-type="string" office:string-value="OK" calcext:value-type="string">
            <text:p>OK</text:p>
          </table:table-cell>
          <table:table-cell table:formula="of:=IF(OR([$Sheet1.H78]&lt;25;[$Sheet1.H78]&gt;974);&quot;XXX&quot;;&quot;OK&quot;)" office:value-type="string" office:string-value="OK" calcext:value-type="string">
            <text:p>OK</text:p>
          </table:table-cell>
          <table:table-cell table:formula="of:=IF(OR([$Sheet1.I78]&lt;25;[$Sheet1.I78]&gt;974);&quot;XXX&quot;;&quot;OK&quot;)" office:value-type="string" office:string-value="OK" calcext:value-type="string">
            <text:p>OK</text:p>
          </table:table-cell>
          <table:table-cell table:formula="of:=IF(OR([$Sheet1.J78]&lt;25;[$Sheet1.J78]&gt;974);&quot;XXX&quot;;&quot;OK&quot;)" office:value-type="string" office:string-value="OK" calcext:value-type="string">
            <text:p>OK</text:p>
          </table:table-cell>
          <table:table-cell table:formula="of:=IF(OR([$Sheet1.K78]&lt;25;[$Sheet1.K78]&gt;974);&quot;XXX&quot;;&quot;OK&quot;)" office:value-type="string" office:string-value="OK" calcext:value-type="string">
            <text:p>OK</text:p>
          </table:table-cell>
          <table:table-cell table:formula="of:=IF(OR([$Sheet1.L78]&lt;25;[$Sheet1.L78]&gt;974);&quot;XXX&quot;;&quot;OK&quot;)" office:value-type="string" office:string-value="OK" calcext:value-type="string">
            <text:p>OK</text:p>
          </table:table-cell>
          <table:table-cell table:formula="of:=IF(OR([$Sheet1.M78]&lt;25;[$Sheet1.M78]&gt;974);&quot;XXX&quot;;&quot;OK&quot;)" office:value-type="string" office:string-value="OK" calcext:value-type="string">
            <text:p>OK</text:p>
          </table:table-cell>
          <table:table-cell table:formula="of:=IF(OR([$Sheet1.N78]&lt;25;[$Sheet1.N78]&gt;974);&quot;XXX&quot;;&quot;OK&quot;)" office:value-type="string" office:string-value="OK" calcext:value-type="string">
            <text:p>OK</text:p>
          </table:table-cell>
          <table:table-cell table:formula="of:=IF(OR([$Sheet1.O78]&lt;25;[$Sheet1.O78]&gt;974);&quot;XXX&quot;;&quot;OK&quot;)" office:value-type="string" office:string-value="OK" calcext:value-type="string">
            <text:p>OK</text:p>
          </table:table-cell>
          <table:table-cell table:formula="of:=IF(OR([$Sheet1.P78]&lt;25;[$Sheet1.P78]&gt;974);&quot;XXX&quot;;&quot;OK&quot;)" office:value-type="string" office:string-value="OK" calcext:value-type="string">
            <text:p>OK</text:p>
          </table:table-cell>
          <table:table-cell table:formula="of:=IF(OR([$Sheet1.Q78]&lt;25;[$Sheet1.Q78]&gt;974);&quot;XXX&quot;;&quot;OK&quot;)" office:value-type="string" office:string-value="OK" calcext:value-type="string">
            <text:p>OK</text:p>
          </table:table-cell>
          <table:table-cell table:formula="of:=IF(OR([$Sheet1.R78]&lt;25;[$Sheet1.R78]&gt;974);&quot;XXX&quot;;&quot;OK&quot;)" office:value-type="string" office:string-value="OK" calcext:value-type="string">
            <text:p>OK</text:p>
          </table:table-cell>
          <table:table-cell table:formula="of:=IF(OR([$Sheet1.S78]&lt;25;[$Sheet1.S78]&gt;974);&quot;XXX&quot;;&quot;OK&quot;)" office:value-type="string" office:string-value="OK" calcext:value-type="string">
            <text:p>OK</text:p>
          </table:table-cell>
          <table:table-cell table:formula="of:=IF(OR([$Sheet1.T78]&lt;25;[$Sheet1.T78]&gt;974);&quot;XXX&quot;;&quot;OK&quot;)" office:value-type="string" office:string-value="OK" calcext:value-type="string">
            <text:p>OK</text:p>
          </table:table-cell>
          <table:table-cell table:formula="of:=IF(OR([$Sheet1.U78]&lt;25;[$Sheet1.U7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79]&lt;25;[$Sheet1.B79]&gt;974);&quot;XXX&quot;;&quot;OK&quot;)" office:value-type="string" office:string-value="OK" calcext:value-type="string">
            <text:p>OK</text:p>
          </table:table-cell>
          <table:table-cell table:formula="of:=IF(OR([$Sheet1.C79]&lt;25;[$Sheet1.C79]&gt;974);&quot;XXX&quot;;&quot;OK&quot;)" office:value-type="string" office:string-value="OK" calcext:value-type="string">
            <text:p>OK</text:p>
          </table:table-cell>
          <table:table-cell table:formula="of:=IF(OR([$Sheet1.D79]&lt;25;[$Sheet1.D79]&gt;974);&quot;XXX&quot;;&quot;OK&quot;)" office:value-type="string" office:string-value="OK" calcext:value-type="string">
            <text:p>OK</text:p>
          </table:table-cell>
          <table:table-cell table:formula="of:=IF(OR([$Sheet1.E79]&lt;25;[$Sheet1.E79]&gt;974);&quot;XXX&quot;;&quot;OK&quot;)" office:value-type="string" office:string-value="OK" calcext:value-type="string">
            <text:p>OK</text:p>
          </table:table-cell>
          <table:table-cell table:formula="of:=IF(OR([$Sheet1.F79]&lt;25;[$Sheet1.F79]&gt;974);&quot;XXX&quot;;&quot;OK&quot;)" office:value-type="string" office:string-value="OK" calcext:value-type="string">
            <text:p>OK</text:p>
          </table:table-cell>
          <table:table-cell table:formula="of:=IF(OR([$Sheet1.G79]&lt;25;[$Sheet1.G79]&gt;974);&quot;XXX&quot;;&quot;OK&quot;)" office:value-type="string" office:string-value="OK" calcext:value-type="string">
            <text:p>OK</text:p>
          </table:table-cell>
          <table:table-cell table:formula="of:=IF(OR([$Sheet1.H79]&lt;25;[$Sheet1.H79]&gt;974);&quot;XXX&quot;;&quot;OK&quot;)" office:value-type="string" office:string-value="OK" calcext:value-type="string">
            <text:p>OK</text:p>
          </table:table-cell>
          <table:table-cell table:formula="of:=IF(OR([$Sheet1.I79]&lt;25;[$Sheet1.I79]&gt;974);&quot;XXX&quot;;&quot;OK&quot;)" office:value-type="string" office:string-value="OK" calcext:value-type="string">
            <text:p>OK</text:p>
          </table:table-cell>
          <table:table-cell table:formula="of:=IF(OR([$Sheet1.J79]&lt;25;[$Sheet1.J79]&gt;974);&quot;XXX&quot;;&quot;OK&quot;)" office:value-type="string" office:string-value="OK" calcext:value-type="string">
            <text:p>OK</text:p>
          </table:table-cell>
          <table:table-cell table:formula="of:=IF(OR([$Sheet1.K79]&lt;25;[$Sheet1.K79]&gt;974);&quot;XXX&quot;;&quot;OK&quot;)" office:value-type="string" office:string-value="OK" calcext:value-type="string">
            <text:p>OK</text:p>
          </table:table-cell>
          <table:table-cell table:formula="of:=IF(OR([$Sheet1.L79]&lt;25;[$Sheet1.L79]&gt;974);&quot;XXX&quot;;&quot;OK&quot;)" office:value-type="string" office:string-value="OK" calcext:value-type="string">
            <text:p>OK</text:p>
          </table:table-cell>
          <table:table-cell table:formula="of:=IF(OR([$Sheet1.M79]&lt;25;[$Sheet1.M79]&gt;974);&quot;XXX&quot;;&quot;OK&quot;)" office:value-type="string" office:string-value="OK" calcext:value-type="string">
            <text:p>OK</text:p>
          </table:table-cell>
          <table:table-cell table:formula="of:=IF(OR([$Sheet1.N79]&lt;25;[$Sheet1.N79]&gt;974);&quot;XXX&quot;;&quot;OK&quot;)" office:value-type="string" office:string-value="OK" calcext:value-type="string">
            <text:p>OK</text:p>
          </table:table-cell>
          <table:table-cell table:formula="of:=IF(OR([$Sheet1.O79]&lt;25;[$Sheet1.O79]&gt;974);&quot;XXX&quot;;&quot;OK&quot;)" office:value-type="string" office:string-value="OK" calcext:value-type="string">
            <text:p>OK</text:p>
          </table:table-cell>
          <table:table-cell table:formula="of:=IF(OR([$Sheet1.P79]&lt;25;[$Sheet1.P79]&gt;974);&quot;XXX&quot;;&quot;OK&quot;)" office:value-type="string" office:string-value="OK" calcext:value-type="string">
            <text:p>OK</text:p>
          </table:table-cell>
          <table:table-cell table:formula="of:=IF(OR([$Sheet1.Q79]&lt;25;[$Sheet1.Q79]&gt;974);&quot;XXX&quot;;&quot;OK&quot;)" office:value-type="string" office:string-value="OK" calcext:value-type="string">
            <text:p>OK</text:p>
          </table:table-cell>
          <table:table-cell table:formula="of:=IF(OR([$Sheet1.R79]&lt;25;[$Sheet1.R79]&gt;974);&quot;XXX&quot;;&quot;OK&quot;)" office:value-type="string" office:string-value="OK" calcext:value-type="string">
            <text:p>OK</text:p>
          </table:table-cell>
          <table:table-cell table:formula="of:=IF(OR([$Sheet1.S79]&lt;25;[$Sheet1.S79]&gt;974);&quot;XXX&quot;;&quot;OK&quot;)" office:value-type="string" office:string-value="OK" calcext:value-type="string">
            <text:p>OK</text:p>
          </table:table-cell>
          <table:table-cell table:formula="of:=IF(OR([$Sheet1.T79]&lt;25;[$Sheet1.T79]&gt;974);&quot;XXX&quot;;&quot;OK&quot;)" office:value-type="string" office:string-value="OK" calcext:value-type="string">
            <text:p>OK</text:p>
          </table:table-cell>
          <table:table-cell table:formula="of:=IF(OR([$Sheet1.U79]&lt;25;[$Sheet1.U7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0]&lt;25;[$Sheet1.B80]&gt;974);&quot;XXX&quot;;&quot;OK&quot;)" office:value-type="string" office:string-value="OK" calcext:value-type="string">
            <text:p>OK</text:p>
          </table:table-cell>
          <table:table-cell table:formula="of:=IF(OR([$Sheet1.C80]&lt;25;[$Sheet1.C80]&gt;974);&quot;XXX&quot;;&quot;OK&quot;)" office:value-type="string" office:string-value="OK" calcext:value-type="string">
            <text:p>OK</text:p>
          </table:table-cell>
          <table:table-cell table:formula="of:=IF(OR([$Sheet1.D80]&lt;25;[$Sheet1.D80]&gt;974);&quot;XXX&quot;;&quot;OK&quot;)" office:value-type="string" office:string-value="OK" calcext:value-type="string">
            <text:p>OK</text:p>
          </table:table-cell>
          <table:table-cell table:formula="of:=IF(OR([$Sheet1.E80]&lt;25;[$Sheet1.E80]&gt;974);&quot;XXX&quot;;&quot;OK&quot;)" office:value-type="string" office:string-value="OK" calcext:value-type="string">
            <text:p>OK</text:p>
          </table:table-cell>
          <table:table-cell table:formula="of:=IF(OR([$Sheet1.F80]&lt;25;[$Sheet1.F80]&gt;974);&quot;XXX&quot;;&quot;OK&quot;)" office:value-type="string" office:string-value="OK" calcext:value-type="string">
            <text:p>OK</text:p>
          </table:table-cell>
          <table:table-cell table:formula="of:=IF(OR([$Sheet1.G80]&lt;25;[$Sheet1.G80]&gt;974);&quot;XXX&quot;;&quot;OK&quot;)" office:value-type="string" office:string-value="OK" calcext:value-type="string">
            <text:p>OK</text:p>
          </table:table-cell>
          <table:table-cell table:formula="of:=IF(OR([$Sheet1.H80]&lt;25;[$Sheet1.H80]&gt;974);&quot;XXX&quot;;&quot;OK&quot;)" office:value-type="string" office:string-value="OK" calcext:value-type="string">
            <text:p>OK</text:p>
          </table:table-cell>
          <table:table-cell table:formula="of:=IF(OR([$Sheet1.I80]&lt;25;[$Sheet1.I80]&gt;974);&quot;XXX&quot;;&quot;OK&quot;)" office:value-type="string" office:string-value="OK" calcext:value-type="string">
            <text:p>OK</text:p>
          </table:table-cell>
          <table:table-cell table:formula="of:=IF(OR([$Sheet1.J80]&lt;25;[$Sheet1.J80]&gt;974);&quot;XXX&quot;;&quot;OK&quot;)" office:value-type="string" office:string-value="OK" calcext:value-type="string">
            <text:p>OK</text:p>
          </table:table-cell>
          <table:table-cell table:formula="of:=IF(OR([$Sheet1.K80]&lt;25;[$Sheet1.K80]&gt;974);&quot;XXX&quot;;&quot;OK&quot;)" office:value-type="string" office:string-value="OK" calcext:value-type="string">
            <text:p>OK</text:p>
          </table:table-cell>
          <table:table-cell table:formula="of:=IF(OR([$Sheet1.L80]&lt;25;[$Sheet1.L80]&gt;974);&quot;XXX&quot;;&quot;OK&quot;)" office:value-type="string" office:string-value="OK" calcext:value-type="string">
            <text:p>OK</text:p>
          </table:table-cell>
          <table:table-cell table:formula="of:=IF(OR([$Sheet1.M80]&lt;25;[$Sheet1.M80]&gt;974);&quot;XXX&quot;;&quot;OK&quot;)" office:value-type="string" office:string-value="OK" calcext:value-type="string">
            <text:p>OK</text:p>
          </table:table-cell>
          <table:table-cell table:formula="of:=IF(OR([$Sheet1.N80]&lt;25;[$Sheet1.N80]&gt;974);&quot;XXX&quot;;&quot;OK&quot;)" office:value-type="string" office:string-value="OK" calcext:value-type="string">
            <text:p>OK</text:p>
          </table:table-cell>
          <table:table-cell table:formula="of:=IF(OR([$Sheet1.O80]&lt;25;[$Sheet1.O80]&gt;974);&quot;XXX&quot;;&quot;OK&quot;)" office:value-type="string" office:string-value="OK" calcext:value-type="string">
            <text:p>OK</text:p>
          </table:table-cell>
          <table:table-cell table:formula="of:=IF(OR([$Sheet1.P80]&lt;25;[$Sheet1.P80]&gt;974);&quot;XXX&quot;;&quot;OK&quot;)" office:value-type="string" office:string-value="OK" calcext:value-type="string">
            <text:p>OK</text:p>
          </table:table-cell>
          <table:table-cell table:formula="of:=IF(OR([$Sheet1.Q80]&lt;25;[$Sheet1.Q80]&gt;974);&quot;XXX&quot;;&quot;OK&quot;)" office:value-type="string" office:string-value="OK" calcext:value-type="string">
            <text:p>OK</text:p>
          </table:table-cell>
          <table:table-cell table:formula="of:=IF(OR([$Sheet1.R80]&lt;25;[$Sheet1.R80]&gt;974);&quot;XXX&quot;;&quot;OK&quot;)" office:value-type="string" office:string-value="OK" calcext:value-type="string">
            <text:p>OK</text:p>
          </table:table-cell>
          <table:table-cell table:formula="of:=IF(OR([$Sheet1.S80]&lt;25;[$Sheet1.S80]&gt;974);&quot;XXX&quot;;&quot;OK&quot;)" office:value-type="string" office:string-value="OK" calcext:value-type="string">
            <text:p>OK</text:p>
          </table:table-cell>
          <table:table-cell table:formula="of:=IF(OR([$Sheet1.T80]&lt;25;[$Sheet1.T80]&gt;974);&quot;XXX&quot;;&quot;OK&quot;)" office:value-type="string" office:string-value="OK" calcext:value-type="string">
            <text:p>OK</text:p>
          </table:table-cell>
          <table:table-cell table:formula="of:=IF(OR([$Sheet1.U80]&lt;25;[$Sheet1.U8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1]&lt;25;[$Sheet1.B81]&gt;974);&quot;XXX&quot;;&quot;OK&quot;)" office:value-type="string" office:string-value="OK" calcext:value-type="string">
            <text:p>OK</text:p>
          </table:table-cell>
          <table:table-cell table:formula="of:=IF(OR([$Sheet1.C81]&lt;25;[$Sheet1.C81]&gt;974);&quot;XXX&quot;;&quot;OK&quot;)" office:value-type="string" office:string-value="OK" calcext:value-type="string">
            <text:p>OK</text:p>
          </table:table-cell>
          <table:table-cell table:formula="of:=IF(OR([$Sheet1.D81]&lt;25;[$Sheet1.D81]&gt;974);&quot;XXX&quot;;&quot;OK&quot;)" office:value-type="string" office:string-value="OK" calcext:value-type="string">
            <text:p>OK</text:p>
          </table:table-cell>
          <table:table-cell table:formula="of:=IF(OR([$Sheet1.E81]&lt;25;[$Sheet1.E81]&gt;974);&quot;XXX&quot;;&quot;OK&quot;)" office:value-type="string" office:string-value="OK" calcext:value-type="string">
            <text:p>OK</text:p>
          </table:table-cell>
          <table:table-cell table:formula="of:=IF(OR([$Sheet1.F81]&lt;25;[$Sheet1.F81]&gt;974);&quot;XXX&quot;;&quot;OK&quot;)" office:value-type="string" office:string-value="OK" calcext:value-type="string">
            <text:p>OK</text:p>
          </table:table-cell>
          <table:table-cell table:formula="of:=IF(OR([$Sheet1.G81]&lt;25;[$Sheet1.G81]&gt;974);&quot;XXX&quot;;&quot;OK&quot;)" office:value-type="string" office:string-value="OK" calcext:value-type="string">
            <text:p>OK</text:p>
          </table:table-cell>
          <table:table-cell table:formula="of:=IF(OR([$Sheet1.H81]&lt;25;[$Sheet1.H81]&gt;974);&quot;XXX&quot;;&quot;OK&quot;)" office:value-type="string" office:string-value="OK" calcext:value-type="string">
            <text:p>OK</text:p>
          </table:table-cell>
          <table:table-cell table:formula="of:=IF(OR([$Sheet1.I81]&lt;25;[$Sheet1.I81]&gt;974);&quot;XXX&quot;;&quot;OK&quot;)" office:value-type="string" office:string-value="OK" calcext:value-type="string">
            <text:p>OK</text:p>
          </table:table-cell>
          <table:table-cell table:formula="of:=IF(OR([$Sheet1.J81]&lt;25;[$Sheet1.J81]&gt;974);&quot;XXX&quot;;&quot;OK&quot;)" office:value-type="string" office:string-value="OK" calcext:value-type="string">
            <text:p>OK</text:p>
          </table:table-cell>
          <table:table-cell table:formula="of:=IF(OR([$Sheet1.K81]&lt;25;[$Sheet1.K81]&gt;974);&quot;XXX&quot;;&quot;OK&quot;)" office:value-type="string" office:string-value="OK" calcext:value-type="string">
            <text:p>OK</text:p>
          </table:table-cell>
          <table:table-cell table:formula="of:=IF(OR([$Sheet1.L81]&lt;25;[$Sheet1.L81]&gt;974);&quot;XXX&quot;;&quot;OK&quot;)" office:value-type="string" office:string-value="OK" calcext:value-type="string">
            <text:p>OK</text:p>
          </table:table-cell>
          <table:table-cell table:formula="of:=IF(OR([$Sheet1.M81]&lt;25;[$Sheet1.M81]&gt;974);&quot;XXX&quot;;&quot;OK&quot;)" office:value-type="string" office:string-value="OK" calcext:value-type="string">
            <text:p>OK</text:p>
          </table:table-cell>
          <table:table-cell table:formula="of:=IF(OR([$Sheet1.N81]&lt;25;[$Sheet1.N81]&gt;974);&quot;XXX&quot;;&quot;OK&quot;)" office:value-type="string" office:string-value="OK" calcext:value-type="string">
            <text:p>OK</text:p>
          </table:table-cell>
          <table:table-cell table:formula="of:=IF(OR([$Sheet1.O81]&lt;25;[$Sheet1.O81]&gt;974);&quot;XXX&quot;;&quot;OK&quot;)" office:value-type="string" office:string-value="OK" calcext:value-type="string">
            <text:p>OK</text:p>
          </table:table-cell>
          <table:table-cell table:formula="of:=IF(OR([$Sheet1.P81]&lt;25;[$Sheet1.P81]&gt;974);&quot;XXX&quot;;&quot;OK&quot;)" office:value-type="string" office:string-value="OK" calcext:value-type="string">
            <text:p>OK</text:p>
          </table:table-cell>
          <table:table-cell table:formula="of:=IF(OR([$Sheet1.Q81]&lt;25;[$Sheet1.Q81]&gt;974);&quot;XXX&quot;;&quot;OK&quot;)" office:value-type="string" office:string-value="OK" calcext:value-type="string">
            <text:p>OK</text:p>
          </table:table-cell>
          <table:table-cell table:formula="of:=IF(OR([$Sheet1.R81]&lt;25;[$Sheet1.R81]&gt;974);&quot;XXX&quot;;&quot;OK&quot;)" office:value-type="string" office:string-value="OK" calcext:value-type="string">
            <text:p>OK</text:p>
          </table:table-cell>
          <table:table-cell table:formula="of:=IF(OR([$Sheet1.S81]&lt;25;[$Sheet1.S81]&gt;974);&quot;XXX&quot;;&quot;OK&quot;)" office:value-type="string" office:string-value="OK" calcext:value-type="string">
            <text:p>OK</text:p>
          </table:table-cell>
          <table:table-cell table:formula="of:=IF(OR([$Sheet1.T81]&lt;25;[$Sheet1.T81]&gt;974);&quot;XXX&quot;;&quot;OK&quot;)" office:value-type="string" office:string-value="OK" calcext:value-type="string">
            <text:p>OK</text:p>
          </table:table-cell>
          <table:table-cell table:formula="of:=IF(OR([$Sheet1.U81]&lt;25;[$Sheet1.U8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2]&lt;25;[$Sheet1.B82]&gt;974);&quot;XXX&quot;;&quot;OK&quot;)" office:value-type="string" office:string-value="OK" calcext:value-type="string">
            <text:p>OK</text:p>
          </table:table-cell>
          <table:table-cell table:formula="of:=IF(OR([$Sheet1.C82]&lt;25;[$Sheet1.C82]&gt;974);&quot;XXX&quot;;&quot;OK&quot;)" office:value-type="string" office:string-value="OK" calcext:value-type="string">
            <text:p>OK</text:p>
          </table:table-cell>
          <table:table-cell table:formula="of:=IF(OR([$Sheet1.D82]&lt;25;[$Sheet1.D82]&gt;974);&quot;XXX&quot;;&quot;OK&quot;)" office:value-type="string" office:string-value="OK" calcext:value-type="string">
            <text:p>OK</text:p>
          </table:table-cell>
          <table:table-cell table:formula="of:=IF(OR([$Sheet1.E82]&lt;25;[$Sheet1.E82]&gt;974);&quot;XXX&quot;;&quot;OK&quot;)" office:value-type="string" office:string-value="OK" calcext:value-type="string">
            <text:p>OK</text:p>
          </table:table-cell>
          <table:table-cell table:formula="of:=IF(OR([$Sheet1.F82]&lt;25;[$Sheet1.F82]&gt;974);&quot;XXX&quot;;&quot;OK&quot;)" office:value-type="string" office:string-value="OK" calcext:value-type="string">
            <text:p>OK</text:p>
          </table:table-cell>
          <table:table-cell table:formula="of:=IF(OR([$Sheet1.G82]&lt;25;[$Sheet1.G82]&gt;974);&quot;XXX&quot;;&quot;OK&quot;)" office:value-type="string" office:string-value="OK" calcext:value-type="string">
            <text:p>OK</text:p>
          </table:table-cell>
          <table:table-cell table:formula="of:=IF(OR([$Sheet1.H82]&lt;25;[$Sheet1.H82]&gt;974);&quot;XXX&quot;;&quot;OK&quot;)" office:value-type="string" office:string-value="OK" calcext:value-type="string">
            <text:p>OK</text:p>
          </table:table-cell>
          <table:table-cell table:formula="of:=IF(OR([$Sheet1.I82]&lt;25;[$Sheet1.I82]&gt;974);&quot;XXX&quot;;&quot;OK&quot;)" office:value-type="string" office:string-value="OK" calcext:value-type="string">
            <text:p>OK</text:p>
          </table:table-cell>
          <table:table-cell table:formula="of:=IF(OR([$Sheet1.J82]&lt;25;[$Sheet1.J82]&gt;974);&quot;XXX&quot;;&quot;OK&quot;)" office:value-type="string" office:string-value="OK" calcext:value-type="string">
            <text:p>OK</text:p>
          </table:table-cell>
          <table:table-cell table:formula="of:=IF(OR([$Sheet1.K82]&lt;25;[$Sheet1.K82]&gt;974);&quot;XXX&quot;;&quot;OK&quot;)" office:value-type="string" office:string-value="OK" calcext:value-type="string">
            <text:p>OK</text:p>
          </table:table-cell>
          <table:table-cell table:formula="of:=IF(OR([$Sheet1.L82]&lt;25;[$Sheet1.L82]&gt;974);&quot;XXX&quot;;&quot;OK&quot;)" office:value-type="string" office:string-value="OK" calcext:value-type="string">
            <text:p>OK</text:p>
          </table:table-cell>
          <table:table-cell table:formula="of:=IF(OR([$Sheet1.M82]&lt;25;[$Sheet1.M82]&gt;974);&quot;XXX&quot;;&quot;OK&quot;)" office:value-type="string" office:string-value="OK" calcext:value-type="string">
            <text:p>OK</text:p>
          </table:table-cell>
          <table:table-cell table:formula="of:=IF(OR([$Sheet1.N82]&lt;25;[$Sheet1.N82]&gt;974);&quot;XXX&quot;;&quot;OK&quot;)" office:value-type="string" office:string-value="OK" calcext:value-type="string">
            <text:p>OK</text:p>
          </table:table-cell>
          <table:table-cell table:formula="of:=IF(OR([$Sheet1.O82]&lt;25;[$Sheet1.O82]&gt;974);&quot;XXX&quot;;&quot;OK&quot;)" office:value-type="string" office:string-value="OK" calcext:value-type="string">
            <text:p>OK</text:p>
          </table:table-cell>
          <table:table-cell table:formula="of:=IF(OR([$Sheet1.P82]&lt;25;[$Sheet1.P82]&gt;974);&quot;XXX&quot;;&quot;OK&quot;)" office:value-type="string" office:string-value="OK" calcext:value-type="string">
            <text:p>OK</text:p>
          </table:table-cell>
          <table:table-cell table:formula="of:=IF(OR([$Sheet1.Q82]&lt;25;[$Sheet1.Q82]&gt;974);&quot;XXX&quot;;&quot;OK&quot;)" office:value-type="string" office:string-value="OK" calcext:value-type="string">
            <text:p>OK</text:p>
          </table:table-cell>
          <table:table-cell table:formula="of:=IF(OR([$Sheet1.R82]&lt;25;[$Sheet1.R82]&gt;974);&quot;XXX&quot;;&quot;OK&quot;)" office:value-type="string" office:string-value="OK" calcext:value-type="string">
            <text:p>OK</text:p>
          </table:table-cell>
          <table:table-cell table:formula="of:=IF(OR([$Sheet1.S82]&lt;25;[$Sheet1.S82]&gt;974);&quot;XXX&quot;;&quot;OK&quot;)" office:value-type="string" office:string-value="OK" calcext:value-type="string">
            <text:p>OK</text:p>
          </table:table-cell>
          <table:table-cell table:formula="of:=IF(OR([$Sheet1.T82]&lt;25;[$Sheet1.T82]&gt;974);&quot;XXX&quot;;&quot;OK&quot;)" office:value-type="string" office:string-value="OK" calcext:value-type="string">
            <text:p>OK</text:p>
          </table:table-cell>
          <table:table-cell table:formula="of:=IF(OR([$Sheet1.U82]&lt;25;[$Sheet1.U8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3]&lt;25;[$Sheet1.B83]&gt;974);&quot;XXX&quot;;&quot;OK&quot;)" office:value-type="string" office:string-value="OK" calcext:value-type="string">
            <text:p>OK</text:p>
          </table:table-cell>
          <table:table-cell table:formula="of:=IF(OR([$Sheet1.C83]&lt;25;[$Sheet1.C83]&gt;974);&quot;XXX&quot;;&quot;OK&quot;)" office:value-type="string" office:string-value="OK" calcext:value-type="string">
            <text:p>OK</text:p>
          </table:table-cell>
          <table:table-cell table:formula="of:=IF(OR([$Sheet1.D83]&lt;25;[$Sheet1.D83]&gt;974);&quot;XXX&quot;;&quot;OK&quot;)" office:value-type="string" office:string-value="OK" calcext:value-type="string">
            <text:p>OK</text:p>
          </table:table-cell>
          <table:table-cell table:formula="of:=IF(OR([$Sheet1.E83]&lt;25;[$Sheet1.E83]&gt;974);&quot;XXX&quot;;&quot;OK&quot;)" office:value-type="string" office:string-value="OK" calcext:value-type="string">
            <text:p>OK</text:p>
          </table:table-cell>
          <table:table-cell table:formula="of:=IF(OR([$Sheet1.F83]&lt;25;[$Sheet1.F83]&gt;974);&quot;XXX&quot;;&quot;OK&quot;)" office:value-type="string" office:string-value="OK" calcext:value-type="string">
            <text:p>OK</text:p>
          </table:table-cell>
          <table:table-cell table:formula="of:=IF(OR([$Sheet1.G83]&lt;25;[$Sheet1.G83]&gt;974);&quot;XXX&quot;;&quot;OK&quot;)" office:value-type="string" office:string-value="OK" calcext:value-type="string">
            <text:p>OK</text:p>
          </table:table-cell>
          <table:table-cell table:formula="of:=IF(OR([$Sheet1.H83]&lt;25;[$Sheet1.H83]&gt;974);&quot;XXX&quot;;&quot;OK&quot;)" office:value-type="string" office:string-value="OK" calcext:value-type="string">
            <text:p>OK</text:p>
          </table:table-cell>
          <table:table-cell table:formula="of:=IF(OR([$Sheet1.I83]&lt;25;[$Sheet1.I83]&gt;974);&quot;XXX&quot;;&quot;OK&quot;)" office:value-type="string" office:string-value="OK" calcext:value-type="string">
            <text:p>OK</text:p>
          </table:table-cell>
          <table:table-cell table:formula="of:=IF(OR([$Sheet1.J83]&lt;25;[$Sheet1.J83]&gt;974);&quot;XXX&quot;;&quot;OK&quot;)" office:value-type="string" office:string-value="OK" calcext:value-type="string">
            <text:p>OK</text:p>
          </table:table-cell>
          <table:table-cell table:formula="of:=IF(OR([$Sheet1.K83]&lt;25;[$Sheet1.K83]&gt;974);&quot;XXX&quot;;&quot;OK&quot;)" office:value-type="string" office:string-value="OK" calcext:value-type="string">
            <text:p>OK</text:p>
          </table:table-cell>
          <table:table-cell table:formula="of:=IF(OR([$Sheet1.L83]&lt;25;[$Sheet1.L83]&gt;974);&quot;XXX&quot;;&quot;OK&quot;)" office:value-type="string" office:string-value="OK" calcext:value-type="string">
            <text:p>OK</text:p>
          </table:table-cell>
          <table:table-cell table:formula="of:=IF(OR([$Sheet1.M83]&lt;25;[$Sheet1.M83]&gt;974);&quot;XXX&quot;;&quot;OK&quot;)" office:value-type="string" office:string-value="OK" calcext:value-type="string">
            <text:p>OK</text:p>
          </table:table-cell>
          <table:table-cell table:formula="of:=IF(OR([$Sheet1.N83]&lt;25;[$Sheet1.N83]&gt;974);&quot;XXX&quot;;&quot;OK&quot;)" office:value-type="string" office:string-value="OK" calcext:value-type="string">
            <text:p>OK</text:p>
          </table:table-cell>
          <table:table-cell table:formula="of:=IF(OR([$Sheet1.O83]&lt;25;[$Sheet1.O83]&gt;974);&quot;XXX&quot;;&quot;OK&quot;)" office:value-type="string" office:string-value="OK" calcext:value-type="string">
            <text:p>OK</text:p>
          </table:table-cell>
          <table:table-cell table:formula="of:=IF(OR([$Sheet1.P83]&lt;25;[$Sheet1.P83]&gt;974);&quot;XXX&quot;;&quot;OK&quot;)" office:value-type="string" office:string-value="OK" calcext:value-type="string">
            <text:p>OK</text:p>
          </table:table-cell>
          <table:table-cell table:formula="of:=IF(OR([$Sheet1.Q83]&lt;25;[$Sheet1.Q83]&gt;974);&quot;XXX&quot;;&quot;OK&quot;)" office:value-type="string" office:string-value="OK" calcext:value-type="string">
            <text:p>OK</text:p>
          </table:table-cell>
          <table:table-cell table:formula="of:=IF(OR([$Sheet1.R83]&lt;25;[$Sheet1.R83]&gt;974);&quot;XXX&quot;;&quot;OK&quot;)" office:value-type="string" office:string-value="OK" calcext:value-type="string">
            <text:p>OK</text:p>
          </table:table-cell>
          <table:table-cell table:formula="of:=IF(OR([$Sheet1.S83]&lt;25;[$Sheet1.S83]&gt;974);&quot;XXX&quot;;&quot;OK&quot;)" office:value-type="string" office:string-value="OK" calcext:value-type="string">
            <text:p>OK</text:p>
          </table:table-cell>
          <table:table-cell table:formula="of:=IF(OR([$Sheet1.T83]&lt;25;[$Sheet1.T83]&gt;974);&quot;XXX&quot;;&quot;OK&quot;)" office:value-type="string" office:string-value="OK" calcext:value-type="string">
            <text:p>OK</text:p>
          </table:table-cell>
          <table:table-cell table:formula="of:=IF(OR([$Sheet1.U83]&lt;25;[$Sheet1.U8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4]&lt;25;[$Sheet1.B84]&gt;974);&quot;XXX&quot;;&quot;OK&quot;)" office:value-type="string" office:string-value="OK" calcext:value-type="string">
            <text:p>OK</text:p>
          </table:table-cell>
          <table:table-cell table:formula="of:=IF(OR([$Sheet1.C84]&lt;25;[$Sheet1.C84]&gt;974);&quot;XXX&quot;;&quot;OK&quot;)" office:value-type="string" office:string-value="OK" calcext:value-type="string">
            <text:p>OK</text:p>
          </table:table-cell>
          <table:table-cell table:formula="of:=IF(OR([$Sheet1.D84]&lt;25;[$Sheet1.D84]&gt;974);&quot;XXX&quot;;&quot;OK&quot;)" office:value-type="string" office:string-value="OK" calcext:value-type="string">
            <text:p>OK</text:p>
          </table:table-cell>
          <table:table-cell table:formula="of:=IF(OR([$Sheet1.E84]&lt;25;[$Sheet1.E84]&gt;974);&quot;XXX&quot;;&quot;OK&quot;)" office:value-type="string" office:string-value="OK" calcext:value-type="string">
            <text:p>OK</text:p>
          </table:table-cell>
          <table:table-cell table:formula="of:=IF(OR([$Sheet1.F84]&lt;25;[$Sheet1.F84]&gt;974);&quot;XXX&quot;;&quot;OK&quot;)" office:value-type="string" office:string-value="OK" calcext:value-type="string">
            <text:p>OK</text:p>
          </table:table-cell>
          <table:table-cell table:formula="of:=IF(OR([$Sheet1.G84]&lt;25;[$Sheet1.G84]&gt;974);&quot;XXX&quot;;&quot;OK&quot;)" office:value-type="string" office:string-value="OK" calcext:value-type="string">
            <text:p>OK</text:p>
          </table:table-cell>
          <table:table-cell table:formula="of:=IF(OR([$Sheet1.H84]&lt;25;[$Sheet1.H84]&gt;974);&quot;XXX&quot;;&quot;OK&quot;)" office:value-type="string" office:string-value="OK" calcext:value-type="string">
            <text:p>OK</text:p>
          </table:table-cell>
          <table:table-cell table:formula="of:=IF(OR([$Sheet1.I84]&lt;25;[$Sheet1.I84]&gt;974);&quot;XXX&quot;;&quot;OK&quot;)" office:value-type="string" office:string-value="OK" calcext:value-type="string">
            <text:p>OK</text:p>
          </table:table-cell>
          <table:table-cell table:formula="of:=IF(OR([$Sheet1.J84]&lt;25;[$Sheet1.J84]&gt;974);&quot;XXX&quot;;&quot;OK&quot;)" office:value-type="string" office:string-value="OK" calcext:value-type="string">
            <text:p>OK</text:p>
          </table:table-cell>
          <table:table-cell table:formula="of:=IF(OR([$Sheet1.K84]&lt;25;[$Sheet1.K84]&gt;974);&quot;XXX&quot;;&quot;OK&quot;)" office:value-type="string" office:string-value="OK" calcext:value-type="string">
            <text:p>OK</text:p>
          </table:table-cell>
          <table:table-cell table:formula="of:=IF(OR([$Sheet1.L84]&lt;25;[$Sheet1.L84]&gt;974);&quot;XXX&quot;;&quot;OK&quot;)" office:value-type="string" office:string-value="OK" calcext:value-type="string">
            <text:p>OK</text:p>
          </table:table-cell>
          <table:table-cell table:formula="of:=IF(OR([$Sheet1.M84]&lt;25;[$Sheet1.M84]&gt;974);&quot;XXX&quot;;&quot;OK&quot;)" office:value-type="string" office:string-value="OK" calcext:value-type="string">
            <text:p>OK</text:p>
          </table:table-cell>
          <table:table-cell table:formula="of:=IF(OR([$Sheet1.N84]&lt;25;[$Sheet1.N84]&gt;974);&quot;XXX&quot;;&quot;OK&quot;)" office:value-type="string" office:string-value="OK" calcext:value-type="string">
            <text:p>OK</text:p>
          </table:table-cell>
          <table:table-cell table:formula="of:=IF(OR([$Sheet1.O84]&lt;25;[$Sheet1.O84]&gt;974);&quot;XXX&quot;;&quot;OK&quot;)" office:value-type="string" office:string-value="OK" calcext:value-type="string">
            <text:p>OK</text:p>
          </table:table-cell>
          <table:table-cell table:formula="of:=IF(OR([$Sheet1.P84]&lt;25;[$Sheet1.P84]&gt;974);&quot;XXX&quot;;&quot;OK&quot;)" office:value-type="string" office:string-value="OK" calcext:value-type="string">
            <text:p>OK</text:p>
          </table:table-cell>
          <table:table-cell table:formula="of:=IF(OR([$Sheet1.Q84]&lt;25;[$Sheet1.Q84]&gt;974);&quot;XXX&quot;;&quot;OK&quot;)" office:value-type="string" office:string-value="OK" calcext:value-type="string">
            <text:p>OK</text:p>
          </table:table-cell>
          <table:table-cell table:formula="of:=IF(OR([$Sheet1.R84]&lt;25;[$Sheet1.R84]&gt;974);&quot;XXX&quot;;&quot;OK&quot;)" office:value-type="string" office:string-value="OK" calcext:value-type="string">
            <text:p>OK</text:p>
          </table:table-cell>
          <table:table-cell table:formula="of:=IF(OR([$Sheet1.S84]&lt;25;[$Sheet1.S84]&gt;974);&quot;XXX&quot;;&quot;OK&quot;)" office:value-type="string" office:string-value="OK" calcext:value-type="string">
            <text:p>OK</text:p>
          </table:table-cell>
          <table:table-cell table:formula="of:=IF(OR([$Sheet1.T84]&lt;25;[$Sheet1.T84]&gt;974);&quot;XXX&quot;;&quot;OK&quot;)" office:value-type="string" office:string-value="OK" calcext:value-type="string">
            <text:p>OK</text:p>
          </table:table-cell>
          <table:table-cell table:formula="of:=IF(OR([$Sheet1.U84]&lt;25;[$Sheet1.U8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5]&lt;25;[$Sheet1.B85]&gt;974);&quot;XXX&quot;;&quot;OK&quot;)" office:value-type="string" office:string-value="OK" calcext:value-type="string">
            <text:p>OK</text:p>
          </table:table-cell>
          <table:table-cell table:formula="of:=IF(OR([$Sheet1.C85]&lt;25;[$Sheet1.C85]&gt;974);&quot;XXX&quot;;&quot;OK&quot;)" office:value-type="string" office:string-value="OK" calcext:value-type="string">
            <text:p>OK</text:p>
          </table:table-cell>
          <table:table-cell table:formula="of:=IF(OR([$Sheet1.D85]&lt;25;[$Sheet1.D85]&gt;974);&quot;XXX&quot;;&quot;OK&quot;)" office:value-type="string" office:string-value="OK" calcext:value-type="string">
            <text:p>OK</text:p>
          </table:table-cell>
          <table:table-cell table:formula="of:=IF(OR([$Sheet1.E85]&lt;25;[$Sheet1.E85]&gt;974);&quot;XXX&quot;;&quot;OK&quot;)" office:value-type="string" office:string-value="OK" calcext:value-type="string">
            <text:p>OK</text:p>
          </table:table-cell>
          <table:table-cell table:formula="of:=IF(OR([$Sheet1.F85]&lt;25;[$Sheet1.F85]&gt;974);&quot;XXX&quot;;&quot;OK&quot;)" office:value-type="string" office:string-value="OK" calcext:value-type="string">
            <text:p>OK</text:p>
          </table:table-cell>
          <table:table-cell table:formula="of:=IF(OR([$Sheet1.G85]&lt;25;[$Sheet1.G85]&gt;974);&quot;XXX&quot;;&quot;OK&quot;)" office:value-type="string" office:string-value="OK" calcext:value-type="string">
            <text:p>OK</text:p>
          </table:table-cell>
          <table:table-cell table:formula="of:=IF(OR([$Sheet1.H85]&lt;25;[$Sheet1.H85]&gt;974);&quot;XXX&quot;;&quot;OK&quot;)" office:value-type="string" office:string-value="OK" calcext:value-type="string">
            <text:p>OK</text:p>
          </table:table-cell>
          <table:table-cell table:formula="of:=IF(OR([$Sheet1.I85]&lt;25;[$Sheet1.I85]&gt;974);&quot;XXX&quot;;&quot;OK&quot;)" office:value-type="string" office:string-value="OK" calcext:value-type="string">
            <text:p>OK</text:p>
          </table:table-cell>
          <table:table-cell table:formula="of:=IF(OR([$Sheet1.J85]&lt;25;[$Sheet1.J85]&gt;974);&quot;XXX&quot;;&quot;OK&quot;)" office:value-type="string" office:string-value="OK" calcext:value-type="string">
            <text:p>OK</text:p>
          </table:table-cell>
          <table:table-cell table:formula="of:=IF(OR([$Sheet1.K85]&lt;25;[$Sheet1.K85]&gt;974);&quot;XXX&quot;;&quot;OK&quot;)" office:value-type="string" office:string-value="OK" calcext:value-type="string">
            <text:p>OK</text:p>
          </table:table-cell>
          <table:table-cell table:formula="of:=IF(OR([$Sheet1.L85]&lt;25;[$Sheet1.L85]&gt;974);&quot;XXX&quot;;&quot;OK&quot;)" office:value-type="string" office:string-value="OK" calcext:value-type="string">
            <text:p>OK</text:p>
          </table:table-cell>
          <table:table-cell table:formula="of:=IF(OR([$Sheet1.M85]&lt;25;[$Sheet1.M85]&gt;974);&quot;XXX&quot;;&quot;OK&quot;)" office:value-type="string" office:string-value="OK" calcext:value-type="string">
            <text:p>OK</text:p>
          </table:table-cell>
          <table:table-cell table:formula="of:=IF(OR([$Sheet1.N85]&lt;25;[$Sheet1.N85]&gt;974);&quot;XXX&quot;;&quot;OK&quot;)" office:value-type="string" office:string-value="OK" calcext:value-type="string">
            <text:p>OK</text:p>
          </table:table-cell>
          <table:table-cell table:formula="of:=IF(OR([$Sheet1.O85]&lt;25;[$Sheet1.O85]&gt;974);&quot;XXX&quot;;&quot;OK&quot;)" office:value-type="string" office:string-value="OK" calcext:value-type="string">
            <text:p>OK</text:p>
          </table:table-cell>
          <table:table-cell table:formula="of:=IF(OR([$Sheet1.P85]&lt;25;[$Sheet1.P85]&gt;974);&quot;XXX&quot;;&quot;OK&quot;)" office:value-type="string" office:string-value="OK" calcext:value-type="string">
            <text:p>OK</text:p>
          </table:table-cell>
          <table:table-cell table:formula="of:=IF(OR([$Sheet1.Q85]&lt;25;[$Sheet1.Q85]&gt;974);&quot;XXX&quot;;&quot;OK&quot;)" office:value-type="string" office:string-value="OK" calcext:value-type="string">
            <text:p>OK</text:p>
          </table:table-cell>
          <table:table-cell table:formula="of:=IF(OR([$Sheet1.R85]&lt;25;[$Sheet1.R85]&gt;974);&quot;XXX&quot;;&quot;OK&quot;)" office:value-type="string" office:string-value="OK" calcext:value-type="string">
            <text:p>OK</text:p>
          </table:table-cell>
          <table:table-cell table:formula="of:=IF(OR([$Sheet1.S85]&lt;25;[$Sheet1.S85]&gt;974);&quot;XXX&quot;;&quot;OK&quot;)" office:value-type="string" office:string-value="OK" calcext:value-type="string">
            <text:p>OK</text:p>
          </table:table-cell>
          <table:table-cell table:formula="of:=IF(OR([$Sheet1.T85]&lt;25;[$Sheet1.T85]&gt;974);&quot;XXX&quot;;&quot;OK&quot;)" office:value-type="string" office:string-value="OK" calcext:value-type="string">
            <text:p>OK</text:p>
          </table:table-cell>
          <table:table-cell table:formula="of:=IF(OR([$Sheet1.U85]&lt;25;[$Sheet1.U8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6]&lt;25;[$Sheet1.B86]&gt;974);&quot;XXX&quot;;&quot;OK&quot;)" office:value-type="string" office:string-value="OK" calcext:value-type="string">
            <text:p>OK</text:p>
          </table:table-cell>
          <table:table-cell table:formula="of:=IF(OR([$Sheet1.C86]&lt;25;[$Sheet1.C86]&gt;974);&quot;XXX&quot;;&quot;OK&quot;)" office:value-type="string" office:string-value="OK" calcext:value-type="string">
            <text:p>OK</text:p>
          </table:table-cell>
          <table:table-cell table:formula="of:=IF(OR([$Sheet1.D86]&lt;25;[$Sheet1.D86]&gt;974);&quot;XXX&quot;;&quot;OK&quot;)" office:value-type="string" office:string-value="OK" calcext:value-type="string">
            <text:p>OK</text:p>
          </table:table-cell>
          <table:table-cell table:formula="of:=IF(OR([$Sheet1.E86]&lt;25;[$Sheet1.E86]&gt;974);&quot;XXX&quot;;&quot;OK&quot;)" office:value-type="string" office:string-value="OK" calcext:value-type="string">
            <text:p>OK</text:p>
          </table:table-cell>
          <table:table-cell table:formula="of:=IF(OR([$Sheet1.F86]&lt;25;[$Sheet1.F86]&gt;974);&quot;XXX&quot;;&quot;OK&quot;)" office:value-type="string" office:string-value="OK" calcext:value-type="string">
            <text:p>OK</text:p>
          </table:table-cell>
          <table:table-cell table:formula="of:=IF(OR([$Sheet1.G86]&lt;25;[$Sheet1.G86]&gt;974);&quot;XXX&quot;;&quot;OK&quot;)" office:value-type="string" office:string-value="OK" calcext:value-type="string">
            <text:p>OK</text:p>
          </table:table-cell>
          <table:table-cell table:formula="of:=IF(OR([$Sheet1.H86]&lt;25;[$Sheet1.H86]&gt;974);&quot;XXX&quot;;&quot;OK&quot;)" office:value-type="string" office:string-value="OK" calcext:value-type="string">
            <text:p>OK</text:p>
          </table:table-cell>
          <table:table-cell table:formula="of:=IF(OR([$Sheet1.I86]&lt;25;[$Sheet1.I86]&gt;974);&quot;XXX&quot;;&quot;OK&quot;)" office:value-type="string" office:string-value="OK" calcext:value-type="string">
            <text:p>OK</text:p>
          </table:table-cell>
          <table:table-cell table:formula="of:=IF(OR([$Sheet1.J86]&lt;25;[$Sheet1.J86]&gt;974);&quot;XXX&quot;;&quot;OK&quot;)" office:value-type="string" office:string-value="OK" calcext:value-type="string">
            <text:p>OK</text:p>
          </table:table-cell>
          <table:table-cell table:formula="of:=IF(OR([$Sheet1.K86]&lt;25;[$Sheet1.K86]&gt;974);&quot;XXX&quot;;&quot;OK&quot;)" office:value-type="string" office:string-value="OK" calcext:value-type="string">
            <text:p>OK</text:p>
          </table:table-cell>
          <table:table-cell table:formula="of:=IF(OR([$Sheet1.L86]&lt;25;[$Sheet1.L86]&gt;974);&quot;XXX&quot;;&quot;OK&quot;)" office:value-type="string" office:string-value="OK" calcext:value-type="string">
            <text:p>OK</text:p>
          </table:table-cell>
          <table:table-cell table:formula="of:=IF(OR([$Sheet1.M86]&lt;25;[$Sheet1.M86]&gt;974);&quot;XXX&quot;;&quot;OK&quot;)" office:value-type="string" office:string-value="OK" calcext:value-type="string">
            <text:p>OK</text:p>
          </table:table-cell>
          <table:table-cell table:formula="of:=IF(OR([$Sheet1.N86]&lt;25;[$Sheet1.N86]&gt;974);&quot;XXX&quot;;&quot;OK&quot;)" office:value-type="string" office:string-value="OK" calcext:value-type="string">
            <text:p>OK</text:p>
          </table:table-cell>
          <table:table-cell table:formula="of:=IF(OR([$Sheet1.O86]&lt;25;[$Sheet1.O86]&gt;974);&quot;XXX&quot;;&quot;OK&quot;)" office:value-type="string" office:string-value="OK" calcext:value-type="string">
            <text:p>OK</text:p>
          </table:table-cell>
          <table:table-cell table:formula="of:=IF(OR([$Sheet1.P86]&lt;25;[$Sheet1.P86]&gt;974);&quot;XXX&quot;;&quot;OK&quot;)" office:value-type="string" office:string-value="OK" calcext:value-type="string">
            <text:p>OK</text:p>
          </table:table-cell>
          <table:table-cell table:formula="of:=IF(OR([$Sheet1.Q86]&lt;25;[$Sheet1.Q86]&gt;974);&quot;XXX&quot;;&quot;OK&quot;)" office:value-type="string" office:string-value="OK" calcext:value-type="string">
            <text:p>OK</text:p>
          </table:table-cell>
          <table:table-cell table:formula="of:=IF(OR([$Sheet1.R86]&lt;25;[$Sheet1.R86]&gt;974);&quot;XXX&quot;;&quot;OK&quot;)" office:value-type="string" office:string-value="OK" calcext:value-type="string">
            <text:p>OK</text:p>
          </table:table-cell>
          <table:table-cell table:formula="of:=IF(OR([$Sheet1.S86]&lt;25;[$Sheet1.S86]&gt;974);&quot;XXX&quot;;&quot;OK&quot;)" office:value-type="string" office:string-value="OK" calcext:value-type="string">
            <text:p>OK</text:p>
          </table:table-cell>
          <table:table-cell table:formula="of:=IF(OR([$Sheet1.T86]&lt;25;[$Sheet1.T86]&gt;974);&quot;XXX&quot;;&quot;OK&quot;)" office:value-type="string" office:string-value="OK" calcext:value-type="string">
            <text:p>OK</text:p>
          </table:table-cell>
          <table:table-cell table:formula="of:=IF(OR([$Sheet1.U86]&lt;25;[$Sheet1.U8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7]&lt;25;[$Sheet1.B87]&gt;974);&quot;XXX&quot;;&quot;OK&quot;)" office:value-type="string" office:string-value="OK" calcext:value-type="string">
            <text:p>OK</text:p>
          </table:table-cell>
          <table:table-cell table:formula="of:=IF(OR([$Sheet1.C87]&lt;25;[$Sheet1.C87]&gt;974);&quot;XXX&quot;;&quot;OK&quot;)" office:value-type="string" office:string-value="OK" calcext:value-type="string">
            <text:p>OK</text:p>
          </table:table-cell>
          <table:table-cell table:formula="of:=IF(OR([$Sheet1.D87]&lt;25;[$Sheet1.D87]&gt;974);&quot;XXX&quot;;&quot;OK&quot;)" office:value-type="string" office:string-value="OK" calcext:value-type="string">
            <text:p>OK</text:p>
          </table:table-cell>
          <table:table-cell table:formula="of:=IF(OR([$Sheet1.E87]&lt;25;[$Sheet1.E87]&gt;974);&quot;XXX&quot;;&quot;OK&quot;)" office:value-type="string" office:string-value="OK" calcext:value-type="string">
            <text:p>OK</text:p>
          </table:table-cell>
          <table:table-cell table:formula="of:=IF(OR([$Sheet1.F87]&lt;25;[$Sheet1.F87]&gt;974);&quot;XXX&quot;;&quot;OK&quot;)" office:value-type="string" office:string-value="OK" calcext:value-type="string">
            <text:p>OK</text:p>
          </table:table-cell>
          <table:table-cell table:formula="of:=IF(OR([$Sheet1.G87]&lt;25;[$Sheet1.G87]&gt;974);&quot;XXX&quot;;&quot;OK&quot;)" office:value-type="string" office:string-value="OK" calcext:value-type="string">
            <text:p>OK</text:p>
          </table:table-cell>
          <table:table-cell table:formula="of:=IF(OR([$Sheet1.H87]&lt;25;[$Sheet1.H87]&gt;974);&quot;XXX&quot;;&quot;OK&quot;)" office:value-type="string" office:string-value="OK" calcext:value-type="string">
            <text:p>OK</text:p>
          </table:table-cell>
          <table:table-cell table:formula="of:=IF(OR([$Sheet1.I87]&lt;25;[$Sheet1.I87]&gt;974);&quot;XXX&quot;;&quot;OK&quot;)" office:value-type="string" office:string-value="OK" calcext:value-type="string">
            <text:p>OK</text:p>
          </table:table-cell>
          <table:table-cell table:formula="of:=IF(OR([$Sheet1.J87]&lt;25;[$Sheet1.J87]&gt;974);&quot;XXX&quot;;&quot;OK&quot;)" office:value-type="string" office:string-value="OK" calcext:value-type="string">
            <text:p>OK</text:p>
          </table:table-cell>
          <table:table-cell table:formula="of:=IF(OR([$Sheet1.K87]&lt;25;[$Sheet1.K87]&gt;974);&quot;XXX&quot;;&quot;OK&quot;)" office:value-type="string" office:string-value="OK" calcext:value-type="string">
            <text:p>OK</text:p>
          </table:table-cell>
          <table:table-cell table:formula="of:=IF(OR([$Sheet1.L87]&lt;25;[$Sheet1.L87]&gt;974);&quot;XXX&quot;;&quot;OK&quot;)" office:value-type="string" office:string-value="OK" calcext:value-type="string">
            <text:p>OK</text:p>
          </table:table-cell>
          <table:table-cell table:formula="of:=IF(OR([$Sheet1.M87]&lt;25;[$Sheet1.M87]&gt;974);&quot;XXX&quot;;&quot;OK&quot;)" office:value-type="string" office:string-value="OK" calcext:value-type="string">
            <text:p>OK</text:p>
          </table:table-cell>
          <table:table-cell table:formula="of:=IF(OR([$Sheet1.N87]&lt;25;[$Sheet1.N87]&gt;974);&quot;XXX&quot;;&quot;OK&quot;)" office:value-type="string" office:string-value="OK" calcext:value-type="string">
            <text:p>OK</text:p>
          </table:table-cell>
          <table:table-cell table:formula="of:=IF(OR([$Sheet1.O87]&lt;25;[$Sheet1.O87]&gt;974);&quot;XXX&quot;;&quot;OK&quot;)" office:value-type="string" office:string-value="OK" calcext:value-type="string">
            <text:p>OK</text:p>
          </table:table-cell>
          <table:table-cell table:formula="of:=IF(OR([$Sheet1.P87]&lt;25;[$Sheet1.P87]&gt;974);&quot;XXX&quot;;&quot;OK&quot;)" office:value-type="string" office:string-value="OK" calcext:value-type="string">
            <text:p>OK</text:p>
          </table:table-cell>
          <table:table-cell table:formula="of:=IF(OR([$Sheet1.Q87]&lt;25;[$Sheet1.Q87]&gt;974);&quot;XXX&quot;;&quot;OK&quot;)" office:value-type="string" office:string-value="OK" calcext:value-type="string">
            <text:p>OK</text:p>
          </table:table-cell>
          <table:table-cell table:formula="of:=IF(OR([$Sheet1.R87]&lt;25;[$Sheet1.R87]&gt;974);&quot;XXX&quot;;&quot;OK&quot;)" office:value-type="string" office:string-value="OK" calcext:value-type="string">
            <text:p>OK</text:p>
          </table:table-cell>
          <table:table-cell table:formula="of:=IF(OR([$Sheet1.S87]&lt;25;[$Sheet1.S87]&gt;974);&quot;XXX&quot;;&quot;OK&quot;)" office:value-type="string" office:string-value="OK" calcext:value-type="string">
            <text:p>OK</text:p>
          </table:table-cell>
          <table:table-cell table:formula="of:=IF(OR([$Sheet1.T87]&lt;25;[$Sheet1.T87]&gt;974);&quot;XXX&quot;;&quot;OK&quot;)" office:value-type="string" office:string-value="OK" calcext:value-type="string">
            <text:p>OK</text:p>
          </table:table-cell>
          <table:table-cell table:formula="of:=IF(OR([$Sheet1.U87]&lt;25;[$Sheet1.U8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8]&lt;25;[$Sheet1.B88]&gt;974);&quot;XXX&quot;;&quot;OK&quot;)" office:value-type="string" office:string-value="OK" calcext:value-type="string">
            <text:p>OK</text:p>
          </table:table-cell>
          <table:table-cell table:formula="of:=IF(OR([$Sheet1.C88]&lt;25;[$Sheet1.C88]&gt;974);&quot;XXX&quot;;&quot;OK&quot;)" office:value-type="string" office:string-value="OK" calcext:value-type="string">
            <text:p>OK</text:p>
          </table:table-cell>
          <table:table-cell table:formula="of:=IF(OR([$Sheet1.D88]&lt;25;[$Sheet1.D88]&gt;974);&quot;XXX&quot;;&quot;OK&quot;)" office:value-type="string" office:string-value="OK" calcext:value-type="string">
            <text:p>OK</text:p>
          </table:table-cell>
          <table:table-cell table:formula="of:=IF(OR([$Sheet1.E88]&lt;25;[$Sheet1.E88]&gt;974);&quot;XXX&quot;;&quot;OK&quot;)" office:value-type="string" office:string-value="OK" calcext:value-type="string">
            <text:p>OK</text:p>
          </table:table-cell>
          <table:table-cell table:formula="of:=IF(OR([$Sheet1.F88]&lt;25;[$Sheet1.F88]&gt;974);&quot;XXX&quot;;&quot;OK&quot;)" office:value-type="string" office:string-value="OK" calcext:value-type="string">
            <text:p>OK</text:p>
          </table:table-cell>
          <table:table-cell table:formula="of:=IF(OR([$Sheet1.G88]&lt;25;[$Sheet1.G88]&gt;974);&quot;XXX&quot;;&quot;OK&quot;)" office:value-type="string" office:string-value="OK" calcext:value-type="string">
            <text:p>OK</text:p>
          </table:table-cell>
          <table:table-cell table:formula="of:=IF(OR([$Sheet1.H88]&lt;25;[$Sheet1.H88]&gt;974);&quot;XXX&quot;;&quot;OK&quot;)" office:value-type="string" office:string-value="OK" calcext:value-type="string">
            <text:p>OK</text:p>
          </table:table-cell>
          <table:table-cell table:formula="of:=IF(OR([$Sheet1.I88]&lt;25;[$Sheet1.I88]&gt;974);&quot;XXX&quot;;&quot;OK&quot;)" office:value-type="string" office:string-value="OK" calcext:value-type="string">
            <text:p>OK</text:p>
          </table:table-cell>
          <table:table-cell table:formula="of:=IF(OR([$Sheet1.J88]&lt;25;[$Sheet1.J88]&gt;974);&quot;XXX&quot;;&quot;OK&quot;)" office:value-type="string" office:string-value="OK" calcext:value-type="string">
            <text:p>OK</text:p>
          </table:table-cell>
          <table:table-cell table:formula="of:=IF(OR([$Sheet1.K88]&lt;25;[$Sheet1.K88]&gt;974);&quot;XXX&quot;;&quot;OK&quot;)" office:value-type="string" office:string-value="OK" calcext:value-type="string">
            <text:p>OK</text:p>
          </table:table-cell>
          <table:table-cell table:formula="of:=IF(OR([$Sheet1.L88]&lt;25;[$Sheet1.L88]&gt;974);&quot;XXX&quot;;&quot;OK&quot;)" office:value-type="string" office:string-value="OK" calcext:value-type="string">
            <text:p>OK</text:p>
          </table:table-cell>
          <table:table-cell table:formula="of:=IF(OR([$Sheet1.M88]&lt;25;[$Sheet1.M88]&gt;974);&quot;XXX&quot;;&quot;OK&quot;)" office:value-type="string" office:string-value="OK" calcext:value-type="string">
            <text:p>OK</text:p>
          </table:table-cell>
          <table:table-cell table:formula="of:=IF(OR([$Sheet1.N88]&lt;25;[$Sheet1.N88]&gt;974);&quot;XXX&quot;;&quot;OK&quot;)" office:value-type="string" office:string-value="OK" calcext:value-type="string">
            <text:p>OK</text:p>
          </table:table-cell>
          <table:table-cell table:formula="of:=IF(OR([$Sheet1.O88]&lt;25;[$Sheet1.O88]&gt;974);&quot;XXX&quot;;&quot;OK&quot;)" office:value-type="string" office:string-value="OK" calcext:value-type="string">
            <text:p>OK</text:p>
          </table:table-cell>
          <table:table-cell table:formula="of:=IF(OR([$Sheet1.P88]&lt;25;[$Sheet1.P88]&gt;974);&quot;XXX&quot;;&quot;OK&quot;)" office:value-type="string" office:string-value="OK" calcext:value-type="string">
            <text:p>OK</text:p>
          </table:table-cell>
          <table:table-cell table:formula="of:=IF(OR([$Sheet1.Q88]&lt;25;[$Sheet1.Q88]&gt;974);&quot;XXX&quot;;&quot;OK&quot;)" office:value-type="string" office:string-value="OK" calcext:value-type="string">
            <text:p>OK</text:p>
          </table:table-cell>
          <table:table-cell table:formula="of:=IF(OR([$Sheet1.R88]&lt;25;[$Sheet1.R88]&gt;974);&quot;XXX&quot;;&quot;OK&quot;)" office:value-type="string" office:string-value="OK" calcext:value-type="string">
            <text:p>OK</text:p>
          </table:table-cell>
          <table:table-cell table:formula="of:=IF(OR([$Sheet1.S88]&lt;25;[$Sheet1.S88]&gt;974);&quot;XXX&quot;;&quot;OK&quot;)" office:value-type="string" office:string-value="OK" calcext:value-type="string">
            <text:p>OK</text:p>
          </table:table-cell>
          <table:table-cell table:formula="of:=IF(OR([$Sheet1.T88]&lt;25;[$Sheet1.T88]&gt;974);&quot;XXX&quot;;&quot;OK&quot;)" office:value-type="string" office:string-value="OK" calcext:value-type="string">
            <text:p>OK</text:p>
          </table:table-cell>
          <table:table-cell table:formula="of:=IF(OR([$Sheet1.U88]&lt;25;[$Sheet1.U8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89]&lt;25;[$Sheet1.B89]&gt;974);&quot;XXX&quot;;&quot;OK&quot;)" office:value-type="string" office:string-value="OK" calcext:value-type="string">
            <text:p>OK</text:p>
          </table:table-cell>
          <table:table-cell table:formula="of:=IF(OR([$Sheet1.C89]&lt;25;[$Sheet1.C89]&gt;974);&quot;XXX&quot;;&quot;OK&quot;)" office:value-type="string" office:string-value="OK" calcext:value-type="string">
            <text:p>OK</text:p>
          </table:table-cell>
          <table:table-cell table:formula="of:=IF(OR([$Sheet1.D89]&lt;25;[$Sheet1.D89]&gt;974);&quot;XXX&quot;;&quot;OK&quot;)" office:value-type="string" office:string-value="OK" calcext:value-type="string">
            <text:p>OK</text:p>
          </table:table-cell>
          <table:table-cell table:formula="of:=IF(OR([$Sheet1.E89]&lt;25;[$Sheet1.E89]&gt;974);&quot;XXX&quot;;&quot;OK&quot;)" office:value-type="string" office:string-value="OK" calcext:value-type="string">
            <text:p>OK</text:p>
          </table:table-cell>
          <table:table-cell table:formula="of:=IF(OR([$Sheet1.F89]&lt;25;[$Sheet1.F89]&gt;974);&quot;XXX&quot;;&quot;OK&quot;)" office:value-type="string" office:string-value="OK" calcext:value-type="string">
            <text:p>OK</text:p>
          </table:table-cell>
          <table:table-cell table:formula="of:=IF(OR([$Sheet1.G89]&lt;25;[$Sheet1.G89]&gt;974);&quot;XXX&quot;;&quot;OK&quot;)" office:value-type="string" office:string-value="OK" calcext:value-type="string">
            <text:p>OK</text:p>
          </table:table-cell>
          <table:table-cell table:formula="of:=IF(OR([$Sheet1.H89]&lt;25;[$Sheet1.H89]&gt;974);&quot;XXX&quot;;&quot;OK&quot;)" office:value-type="string" office:string-value="OK" calcext:value-type="string">
            <text:p>OK</text:p>
          </table:table-cell>
          <table:table-cell table:formula="of:=IF(OR([$Sheet1.I89]&lt;25;[$Sheet1.I89]&gt;974);&quot;XXX&quot;;&quot;OK&quot;)" office:value-type="string" office:string-value="OK" calcext:value-type="string">
            <text:p>OK</text:p>
          </table:table-cell>
          <table:table-cell table:formula="of:=IF(OR([$Sheet1.J89]&lt;25;[$Sheet1.J89]&gt;974);&quot;XXX&quot;;&quot;OK&quot;)" office:value-type="string" office:string-value="OK" calcext:value-type="string">
            <text:p>OK</text:p>
          </table:table-cell>
          <table:table-cell table:formula="of:=IF(OR([$Sheet1.K89]&lt;25;[$Sheet1.K89]&gt;974);&quot;XXX&quot;;&quot;OK&quot;)" office:value-type="string" office:string-value="OK" calcext:value-type="string">
            <text:p>OK</text:p>
          </table:table-cell>
          <table:table-cell table:formula="of:=IF(OR([$Sheet1.L89]&lt;25;[$Sheet1.L89]&gt;974);&quot;XXX&quot;;&quot;OK&quot;)" office:value-type="string" office:string-value="OK" calcext:value-type="string">
            <text:p>OK</text:p>
          </table:table-cell>
          <table:table-cell table:formula="of:=IF(OR([$Sheet1.M89]&lt;25;[$Sheet1.M89]&gt;974);&quot;XXX&quot;;&quot;OK&quot;)" office:value-type="string" office:string-value="OK" calcext:value-type="string">
            <text:p>OK</text:p>
          </table:table-cell>
          <table:table-cell table:formula="of:=IF(OR([$Sheet1.N89]&lt;25;[$Sheet1.N89]&gt;974);&quot;XXX&quot;;&quot;OK&quot;)" office:value-type="string" office:string-value="OK" calcext:value-type="string">
            <text:p>OK</text:p>
          </table:table-cell>
          <table:table-cell table:formula="of:=IF(OR([$Sheet1.O89]&lt;25;[$Sheet1.O89]&gt;974);&quot;XXX&quot;;&quot;OK&quot;)" office:value-type="string" office:string-value="OK" calcext:value-type="string">
            <text:p>OK</text:p>
          </table:table-cell>
          <table:table-cell table:formula="of:=IF(OR([$Sheet1.P89]&lt;25;[$Sheet1.P89]&gt;974);&quot;XXX&quot;;&quot;OK&quot;)" office:value-type="string" office:string-value="OK" calcext:value-type="string">
            <text:p>OK</text:p>
          </table:table-cell>
          <table:table-cell table:formula="of:=IF(OR([$Sheet1.Q89]&lt;25;[$Sheet1.Q89]&gt;974);&quot;XXX&quot;;&quot;OK&quot;)" office:value-type="string" office:string-value="OK" calcext:value-type="string">
            <text:p>OK</text:p>
          </table:table-cell>
          <table:table-cell table:formula="of:=IF(OR([$Sheet1.R89]&lt;25;[$Sheet1.R89]&gt;974);&quot;XXX&quot;;&quot;OK&quot;)" office:value-type="string" office:string-value="OK" calcext:value-type="string">
            <text:p>OK</text:p>
          </table:table-cell>
          <table:table-cell table:formula="of:=IF(OR([$Sheet1.S89]&lt;25;[$Sheet1.S89]&gt;974);&quot;XXX&quot;;&quot;OK&quot;)" office:value-type="string" office:string-value="OK" calcext:value-type="string">
            <text:p>OK</text:p>
          </table:table-cell>
          <table:table-cell table:formula="of:=IF(OR([$Sheet1.T89]&lt;25;[$Sheet1.T89]&gt;974);&quot;XXX&quot;;&quot;OK&quot;)" office:value-type="string" office:string-value="OK" calcext:value-type="string">
            <text:p>OK</text:p>
          </table:table-cell>
          <table:table-cell table:formula="of:=IF(OR([$Sheet1.U89]&lt;25;[$Sheet1.U8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0]&lt;25;[$Sheet1.B90]&gt;974);&quot;XXX&quot;;&quot;OK&quot;)" office:value-type="string" office:string-value="OK" calcext:value-type="string">
            <text:p>OK</text:p>
          </table:table-cell>
          <table:table-cell table:formula="of:=IF(OR([$Sheet1.C90]&lt;25;[$Sheet1.C90]&gt;974);&quot;XXX&quot;;&quot;OK&quot;)" office:value-type="string" office:string-value="OK" calcext:value-type="string">
            <text:p>OK</text:p>
          </table:table-cell>
          <table:table-cell table:formula="of:=IF(OR([$Sheet1.D90]&lt;25;[$Sheet1.D90]&gt;974);&quot;XXX&quot;;&quot;OK&quot;)" office:value-type="string" office:string-value="OK" calcext:value-type="string">
            <text:p>OK</text:p>
          </table:table-cell>
          <table:table-cell table:formula="of:=IF(OR([$Sheet1.E90]&lt;25;[$Sheet1.E90]&gt;974);&quot;XXX&quot;;&quot;OK&quot;)" office:value-type="string" office:string-value="OK" calcext:value-type="string">
            <text:p>OK</text:p>
          </table:table-cell>
          <table:table-cell table:formula="of:=IF(OR([$Sheet1.F90]&lt;25;[$Sheet1.F90]&gt;974);&quot;XXX&quot;;&quot;OK&quot;)" office:value-type="string" office:string-value="OK" calcext:value-type="string">
            <text:p>OK</text:p>
          </table:table-cell>
          <table:table-cell table:formula="of:=IF(OR([$Sheet1.G90]&lt;25;[$Sheet1.G90]&gt;974);&quot;XXX&quot;;&quot;OK&quot;)" office:value-type="string" office:string-value="OK" calcext:value-type="string">
            <text:p>OK</text:p>
          </table:table-cell>
          <table:table-cell table:formula="of:=IF(OR([$Sheet1.H90]&lt;25;[$Sheet1.H90]&gt;974);&quot;XXX&quot;;&quot;OK&quot;)" office:value-type="string" office:string-value="OK" calcext:value-type="string">
            <text:p>OK</text:p>
          </table:table-cell>
          <table:table-cell table:formula="of:=IF(OR([$Sheet1.I90]&lt;25;[$Sheet1.I90]&gt;974);&quot;XXX&quot;;&quot;OK&quot;)" office:value-type="string" office:string-value="OK" calcext:value-type="string">
            <text:p>OK</text:p>
          </table:table-cell>
          <table:table-cell table:formula="of:=IF(OR([$Sheet1.J90]&lt;25;[$Sheet1.J90]&gt;974);&quot;XXX&quot;;&quot;OK&quot;)" office:value-type="string" office:string-value="OK" calcext:value-type="string">
            <text:p>OK</text:p>
          </table:table-cell>
          <table:table-cell table:formula="of:=IF(OR([$Sheet1.K90]&lt;25;[$Sheet1.K90]&gt;974);&quot;XXX&quot;;&quot;OK&quot;)" office:value-type="string" office:string-value="OK" calcext:value-type="string">
            <text:p>OK</text:p>
          </table:table-cell>
          <table:table-cell table:formula="of:=IF(OR([$Sheet1.L90]&lt;25;[$Sheet1.L90]&gt;974);&quot;XXX&quot;;&quot;OK&quot;)" office:value-type="string" office:string-value="OK" calcext:value-type="string">
            <text:p>OK</text:p>
          </table:table-cell>
          <table:table-cell table:formula="of:=IF(OR([$Sheet1.M90]&lt;25;[$Sheet1.M90]&gt;974);&quot;XXX&quot;;&quot;OK&quot;)" office:value-type="string" office:string-value="OK" calcext:value-type="string">
            <text:p>OK</text:p>
          </table:table-cell>
          <table:table-cell table:formula="of:=IF(OR([$Sheet1.N90]&lt;25;[$Sheet1.N90]&gt;974);&quot;XXX&quot;;&quot;OK&quot;)" office:value-type="string" office:string-value="OK" calcext:value-type="string">
            <text:p>OK</text:p>
          </table:table-cell>
          <table:table-cell table:formula="of:=IF(OR([$Sheet1.O90]&lt;25;[$Sheet1.O90]&gt;974);&quot;XXX&quot;;&quot;OK&quot;)" office:value-type="string" office:string-value="OK" calcext:value-type="string">
            <text:p>OK</text:p>
          </table:table-cell>
          <table:table-cell table:formula="of:=IF(OR([$Sheet1.P90]&lt;25;[$Sheet1.P90]&gt;974);&quot;XXX&quot;;&quot;OK&quot;)" office:value-type="string" office:string-value="OK" calcext:value-type="string">
            <text:p>OK</text:p>
          </table:table-cell>
          <table:table-cell table:formula="of:=IF(OR([$Sheet1.Q90]&lt;25;[$Sheet1.Q90]&gt;974);&quot;XXX&quot;;&quot;OK&quot;)" office:value-type="string" office:string-value="OK" calcext:value-type="string">
            <text:p>OK</text:p>
          </table:table-cell>
          <table:table-cell table:formula="of:=IF(OR([$Sheet1.R90]&lt;25;[$Sheet1.R90]&gt;974);&quot;XXX&quot;;&quot;OK&quot;)" office:value-type="string" office:string-value="OK" calcext:value-type="string">
            <text:p>OK</text:p>
          </table:table-cell>
          <table:table-cell table:formula="of:=IF(OR([$Sheet1.S90]&lt;25;[$Sheet1.S90]&gt;974);&quot;XXX&quot;;&quot;OK&quot;)" office:value-type="string" office:string-value="OK" calcext:value-type="string">
            <text:p>OK</text:p>
          </table:table-cell>
          <table:table-cell table:formula="of:=IF(OR([$Sheet1.T90]&lt;25;[$Sheet1.T90]&gt;974);&quot;XXX&quot;;&quot;OK&quot;)" office:value-type="string" office:string-value="OK" calcext:value-type="string">
            <text:p>OK</text:p>
          </table:table-cell>
          <table:table-cell table:formula="of:=IF(OR([$Sheet1.U90]&lt;25;[$Sheet1.U9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1]&lt;25;[$Sheet1.B91]&gt;974);&quot;XXX&quot;;&quot;OK&quot;)" office:value-type="string" office:string-value="OK" calcext:value-type="string">
            <text:p>OK</text:p>
          </table:table-cell>
          <table:table-cell table:formula="of:=IF(OR([$Sheet1.C91]&lt;25;[$Sheet1.C91]&gt;974);&quot;XXX&quot;;&quot;OK&quot;)" office:value-type="string" office:string-value="OK" calcext:value-type="string">
            <text:p>OK</text:p>
          </table:table-cell>
          <table:table-cell table:formula="of:=IF(OR([$Sheet1.D91]&lt;25;[$Sheet1.D91]&gt;974);&quot;XXX&quot;;&quot;OK&quot;)" office:value-type="string" office:string-value="OK" calcext:value-type="string">
            <text:p>OK</text:p>
          </table:table-cell>
          <table:table-cell table:formula="of:=IF(OR([$Sheet1.E91]&lt;25;[$Sheet1.E91]&gt;974);&quot;XXX&quot;;&quot;OK&quot;)" office:value-type="string" office:string-value="OK" calcext:value-type="string">
            <text:p>OK</text:p>
          </table:table-cell>
          <table:table-cell table:formula="of:=IF(OR([$Sheet1.F91]&lt;25;[$Sheet1.F91]&gt;974);&quot;XXX&quot;;&quot;OK&quot;)" office:value-type="string" office:string-value="OK" calcext:value-type="string">
            <text:p>OK</text:p>
          </table:table-cell>
          <table:table-cell table:formula="of:=IF(OR([$Sheet1.G91]&lt;25;[$Sheet1.G91]&gt;974);&quot;XXX&quot;;&quot;OK&quot;)" office:value-type="string" office:string-value="OK" calcext:value-type="string">
            <text:p>OK</text:p>
          </table:table-cell>
          <table:table-cell table:formula="of:=IF(OR([$Sheet1.H91]&lt;25;[$Sheet1.H91]&gt;974);&quot;XXX&quot;;&quot;OK&quot;)" office:value-type="string" office:string-value="OK" calcext:value-type="string">
            <text:p>OK</text:p>
          </table:table-cell>
          <table:table-cell table:formula="of:=IF(OR([$Sheet1.I91]&lt;25;[$Sheet1.I91]&gt;974);&quot;XXX&quot;;&quot;OK&quot;)" office:value-type="string" office:string-value="OK" calcext:value-type="string">
            <text:p>OK</text:p>
          </table:table-cell>
          <table:table-cell table:formula="of:=IF(OR([$Sheet1.J91]&lt;25;[$Sheet1.J91]&gt;974);&quot;XXX&quot;;&quot;OK&quot;)" office:value-type="string" office:string-value="OK" calcext:value-type="string">
            <text:p>OK</text:p>
          </table:table-cell>
          <table:table-cell table:formula="of:=IF(OR([$Sheet1.K91]&lt;25;[$Sheet1.K91]&gt;974);&quot;XXX&quot;;&quot;OK&quot;)" office:value-type="string" office:string-value="OK" calcext:value-type="string">
            <text:p>OK</text:p>
          </table:table-cell>
          <table:table-cell table:formula="of:=IF(OR([$Sheet1.L91]&lt;25;[$Sheet1.L91]&gt;974);&quot;XXX&quot;;&quot;OK&quot;)" office:value-type="string" office:string-value="OK" calcext:value-type="string">
            <text:p>OK</text:p>
          </table:table-cell>
          <table:table-cell table:formula="of:=IF(OR([$Sheet1.M91]&lt;25;[$Sheet1.M91]&gt;974);&quot;XXX&quot;;&quot;OK&quot;)" office:value-type="string" office:string-value="OK" calcext:value-type="string">
            <text:p>OK</text:p>
          </table:table-cell>
          <table:table-cell table:formula="of:=IF(OR([$Sheet1.N91]&lt;25;[$Sheet1.N91]&gt;974);&quot;XXX&quot;;&quot;OK&quot;)" office:value-type="string" office:string-value="OK" calcext:value-type="string">
            <text:p>OK</text:p>
          </table:table-cell>
          <table:table-cell table:formula="of:=IF(OR([$Sheet1.O91]&lt;25;[$Sheet1.O91]&gt;974);&quot;XXX&quot;;&quot;OK&quot;)" office:value-type="string" office:string-value="OK" calcext:value-type="string">
            <text:p>OK</text:p>
          </table:table-cell>
          <table:table-cell table:formula="of:=IF(OR([$Sheet1.P91]&lt;25;[$Sheet1.P91]&gt;974);&quot;XXX&quot;;&quot;OK&quot;)" office:value-type="string" office:string-value="OK" calcext:value-type="string">
            <text:p>OK</text:p>
          </table:table-cell>
          <table:table-cell table:formula="of:=IF(OR([$Sheet1.Q91]&lt;25;[$Sheet1.Q91]&gt;974);&quot;XXX&quot;;&quot;OK&quot;)" office:value-type="string" office:string-value="OK" calcext:value-type="string">
            <text:p>OK</text:p>
          </table:table-cell>
          <table:table-cell table:formula="of:=IF(OR([$Sheet1.R91]&lt;25;[$Sheet1.R91]&gt;974);&quot;XXX&quot;;&quot;OK&quot;)" office:value-type="string" office:string-value="OK" calcext:value-type="string">
            <text:p>OK</text:p>
          </table:table-cell>
          <table:table-cell table:formula="of:=IF(OR([$Sheet1.S91]&lt;25;[$Sheet1.S91]&gt;974);&quot;XXX&quot;;&quot;OK&quot;)" office:value-type="string" office:string-value="OK" calcext:value-type="string">
            <text:p>OK</text:p>
          </table:table-cell>
          <table:table-cell table:formula="of:=IF(OR([$Sheet1.T91]&lt;25;[$Sheet1.T91]&gt;974);&quot;XXX&quot;;&quot;OK&quot;)" office:value-type="string" office:string-value="OK" calcext:value-type="string">
            <text:p>OK</text:p>
          </table:table-cell>
          <table:table-cell table:formula="of:=IF(OR([$Sheet1.U91]&lt;25;[$Sheet1.U9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2]&lt;25;[$Sheet1.B92]&gt;974);&quot;XXX&quot;;&quot;OK&quot;)" office:value-type="string" office:string-value="OK" calcext:value-type="string">
            <text:p>OK</text:p>
          </table:table-cell>
          <table:table-cell table:formula="of:=IF(OR([$Sheet1.C92]&lt;25;[$Sheet1.C92]&gt;974);&quot;XXX&quot;;&quot;OK&quot;)" office:value-type="string" office:string-value="OK" calcext:value-type="string">
            <text:p>OK</text:p>
          </table:table-cell>
          <table:table-cell table:formula="of:=IF(OR([$Sheet1.D92]&lt;25;[$Sheet1.D92]&gt;974);&quot;XXX&quot;;&quot;OK&quot;)" office:value-type="string" office:string-value="OK" calcext:value-type="string">
            <text:p>OK</text:p>
          </table:table-cell>
          <table:table-cell table:formula="of:=IF(OR([$Sheet1.E92]&lt;25;[$Sheet1.E92]&gt;974);&quot;XXX&quot;;&quot;OK&quot;)" office:value-type="string" office:string-value="OK" calcext:value-type="string">
            <text:p>OK</text:p>
          </table:table-cell>
          <table:table-cell table:formula="of:=IF(OR([$Sheet1.F92]&lt;25;[$Sheet1.F92]&gt;974);&quot;XXX&quot;;&quot;OK&quot;)" office:value-type="string" office:string-value="OK" calcext:value-type="string">
            <text:p>OK</text:p>
          </table:table-cell>
          <table:table-cell table:formula="of:=IF(OR([$Sheet1.G92]&lt;25;[$Sheet1.G92]&gt;974);&quot;XXX&quot;;&quot;OK&quot;)" office:value-type="string" office:string-value="OK" calcext:value-type="string">
            <text:p>OK</text:p>
          </table:table-cell>
          <table:table-cell table:formula="of:=IF(OR([$Sheet1.H92]&lt;25;[$Sheet1.H92]&gt;974);&quot;XXX&quot;;&quot;OK&quot;)" office:value-type="string" office:string-value="OK" calcext:value-type="string">
            <text:p>OK</text:p>
          </table:table-cell>
          <table:table-cell table:formula="of:=IF(OR([$Sheet1.I92]&lt;25;[$Sheet1.I92]&gt;974);&quot;XXX&quot;;&quot;OK&quot;)" office:value-type="string" office:string-value="OK" calcext:value-type="string">
            <text:p>OK</text:p>
          </table:table-cell>
          <table:table-cell table:formula="of:=IF(OR([$Sheet1.J92]&lt;25;[$Sheet1.J92]&gt;974);&quot;XXX&quot;;&quot;OK&quot;)" office:value-type="string" office:string-value="OK" calcext:value-type="string">
            <text:p>OK</text:p>
          </table:table-cell>
          <table:table-cell table:formula="of:=IF(OR([$Sheet1.K92]&lt;25;[$Sheet1.K92]&gt;974);&quot;XXX&quot;;&quot;OK&quot;)" office:value-type="string" office:string-value="OK" calcext:value-type="string">
            <text:p>OK</text:p>
          </table:table-cell>
          <table:table-cell table:formula="of:=IF(OR([$Sheet1.L92]&lt;25;[$Sheet1.L92]&gt;974);&quot;XXX&quot;;&quot;OK&quot;)" office:value-type="string" office:string-value="OK" calcext:value-type="string">
            <text:p>OK</text:p>
          </table:table-cell>
          <table:table-cell table:formula="of:=IF(OR([$Sheet1.M92]&lt;25;[$Sheet1.M92]&gt;974);&quot;XXX&quot;;&quot;OK&quot;)" office:value-type="string" office:string-value="OK" calcext:value-type="string">
            <text:p>OK</text:p>
          </table:table-cell>
          <table:table-cell table:formula="of:=IF(OR([$Sheet1.N92]&lt;25;[$Sheet1.N92]&gt;974);&quot;XXX&quot;;&quot;OK&quot;)" office:value-type="string" office:string-value="OK" calcext:value-type="string">
            <text:p>OK</text:p>
          </table:table-cell>
          <table:table-cell table:formula="of:=IF(OR([$Sheet1.O92]&lt;25;[$Sheet1.O92]&gt;974);&quot;XXX&quot;;&quot;OK&quot;)" office:value-type="string" office:string-value="OK" calcext:value-type="string">
            <text:p>OK</text:p>
          </table:table-cell>
          <table:table-cell table:formula="of:=IF(OR([$Sheet1.P92]&lt;25;[$Sheet1.P92]&gt;974);&quot;XXX&quot;;&quot;OK&quot;)" office:value-type="string" office:string-value="OK" calcext:value-type="string">
            <text:p>OK</text:p>
          </table:table-cell>
          <table:table-cell table:formula="of:=IF(OR([$Sheet1.Q92]&lt;25;[$Sheet1.Q92]&gt;974);&quot;XXX&quot;;&quot;OK&quot;)" office:value-type="string" office:string-value="OK" calcext:value-type="string">
            <text:p>OK</text:p>
          </table:table-cell>
          <table:table-cell table:formula="of:=IF(OR([$Sheet1.R92]&lt;25;[$Sheet1.R92]&gt;974);&quot;XXX&quot;;&quot;OK&quot;)" office:value-type="string" office:string-value="OK" calcext:value-type="string">
            <text:p>OK</text:p>
          </table:table-cell>
          <table:table-cell table:formula="of:=IF(OR([$Sheet1.S92]&lt;25;[$Sheet1.S92]&gt;974);&quot;XXX&quot;;&quot;OK&quot;)" office:value-type="string" office:string-value="OK" calcext:value-type="string">
            <text:p>OK</text:p>
          </table:table-cell>
          <table:table-cell table:formula="of:=IF(OR([$Sheet1.T92]&lt;25;[$Sheet1.T92]&gt;974);&quot;XXX&quot;;&quot;OK&quot;)" office:value-type="string" office:string-value="OK" calcext:value-type="string">
            <text:p>OK</text:p>
          </table:table-cell>
          <table:table-cell table:formula="of:=IF(OR([$Sheet1.U92]&lt;25;[$Sheet1.U9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3]&lt;25;[$Sheet1.B93]&gt;974);&quot;XXX&quot;;&quot;OK&quot;)" office:value-type="string" office:string-value="OK" calcext:value-type="string">
            <text:p>OK</text:p>
          </table:table-cell>
          <table:table-cell table:formula="of:=IF(OR([$Sheet1.C93]&lt;25;[$Sheet1.C93]&gt;974);&quot;XXX&quot;;&quot;OK&quot;)" office:value-type="string" office:string-value="OK" calcext:value-type="string">
            <text:p>OK</text:p>
          </table:table-cell>
          <table:table-cell table:formula="of:=IF(OR([$Sheet1.D93]&lt;25;[$Sheet1.D93]&gt;974);&quot;XXX&quot;;&quot;OK&quot;)" office:value-type="string" office:string-value="OK" calcext:value-type="string">
            <text:p>OK</text:p>
          </table:table-cell>
          <table:table-cell table:formula="of:=IF(OR([$Sheet1.E93]&lt;25;[$Sheet1.E93]&gt;974);&quot;XXX&quot;;&quot;OK&quot;)" office:value-type="string" office:string-value="OK" calcext:value-type="string">
            <text:p>OK</text:p>
          </table:table-cell>
          <table:table-cell table:formula="of:=IF(OR([$Sheet1.F93]&lt;25;[$Sheet1.F93]&gt;974);&quot;XXX&quot;;&quot;OK&quot;)" office:value-type="string" office:string-value="OK" calcext:value-type="string">
            <text:p>OK</text:p>
          </table:table-cell>
          <table:table-cell table:formula="of:=IF(OR([$Sheet1.G93]&lt;25;[$Sheet1.G93]&gt;974);&quot;XXX&quot;;&quot;OK&quot;)" office:value-type="string" office:string-value="OK" calcext:value-type="string">
            <text:p>OK</text:p>
          </table:table-cell>
          <table:table-cell table:formula="of:=IF(OR([$Sheet1.H93]&lt;25;[$Sheet1.H93]&gt;974);&quot;XXX&quot;;&quot;OK&quot;)" office:value-type="string" office:string-value="OK" calcext:value-type="string">
            <text:p>OK</text:p>
          </table:table-cell>
          <table:table-cell table:formula="of:=IF(OR([$Sheet1.I93]&lt;25;[$Sheet1.I93]&gt;974);&quot;XXX&quot;;&quot;OK&quot;)" office:value-type="string" office:string-value="OK" calcext:value-type="string">
            <text:p>OK</text:p>
          </table:table-cell>
          <table:table-cell table:formula="of:=IF(OR([$Sheet1.J93]&lt;25;[$Sheet1.J93]&gt;974);&quot;XXX&quot;;&quot;OK&quot;)" office:value-type="string" office:string-value="OK" calcext:value-type="string">
            <text:p>OK</text:p>
          </table:table-cell>
          <table:table-cell table:formula="of:=IF(OR([$Sheet1.K93]&lt;25;[$Sheet1.K93]&gt;974);&quot;XXX&quot;;&quot;OK&quot;)" office:value-type="string" office:string-value="OK" calcext:value-type="string">
            <text:p>OK</text:p>
          </table:table-cell>
          <table:table-cell table:formula="of:=IF(OR([$Sheet1.L93]&lt;25;[$Sheet1.L93]&gt;974);&quot;XXX&quot;;&quot;OK&quot;)" office:value-type="string" office:string-value="OK" calcext:value-type="string">
            <text:p>OK</text:p>
          </table:table-cell>
          <table:table-cell table:formula="of:=IF(OR([$Sheet1.M93]&lt;25;[$Sheet1.M93]&gt;974);&quot;XXX&quot;;&quot;OK&quot;)" office:value-type="string" office:string-value="OK" calcext:value-type="string">
            <text:p>OK</text:p>
          </table:table-cell>
          <table:table-cell table:formula="of:=IF(OR([$Sheet1.N93]&lt;25;[$Sheet1.N93]&gt;974);&quot;XXX&quot;;&quot;OK&quot;)" office:value-type="string" office:string-value="OK" calcext:value-type="string">
            <text:p>OK</text:p>
          </table:table-cell>
          <table:table-cell table:formula="of:=IF(OR([$Sheet1.O93]&lt;25;[$Sheet1.O93]&gt;974);&quot;XXX&quot;;&quot;OK&quot;)" office:value-type="string" office:string-value="OK" calcext:value-type="string">
            <text:p>OK</text:p>
          </table:table-cell>
          <table:table-cell table:formula="of:=IF(OR([$Sheet1.P93]&lt;25;[$Sheet1.P93]&gt;974);&quot;XXX&quot;;&quot;OK&quot;)" office:value-type="string" office:string-value="OK" calcext:value-type="string">
            <text:p>OK</text:p>
          </table:table-cell>
          <table:table-cell table:formula="of:=IF(OR([$Sheet1.Q93]&lt;25;[$Sheet1.Q93]&gt;974);&quot;XXX&quot;;&quot;OK&quot;)" office:value-type="string" office:string-value="OK" calcext:value-type="string">
            <text:p>OK</text:p>
          </table:table-cell>
          <table:table-cell table:formula="of:=IF(OR([$Sheet1.R93]&lt;25;[$Sheet1.R93]&gt;974);&quot;XXX&quot;;&quot;OK&quot;)" office:value-type="string" office:string-value="OK" calcext:value-type="string">
            <text:p>OK</text:p>
          </table:table-cell>
          <table:table-cell table:formula="of:=IF(OR([$Sheet1.S93]&lt;25;[$Sheet1.S93]&gt;974);&quot;XXX&quot;;&quot;OK&quot;)" office:value-type="string" office:string-value="OK" calcext:value-type="string">
            <text:p>OK</text:p>
          </table:table-cell>
          <table:table-cell table:formula="of:=IF(OR([$Sheet1.T93]&lt;25;[$Sheet1.T93]&gt;974);&quot;XXX&quot;;&quot;OK&quot;)" office:value-type="string" office:string-value="OK" calcext:value-type="string">
            <text:p>OK</text:p>
          </table:table-cell>
          <table:table-cell table:formula="of:=IF(OR([$Sheet1.U93]&lt;25;[$Sheet1.U9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4]&lt;25;[$Sheet1.B94]&gt;974);&quot;XXX&quot;;&quot;OK&quot;)" office:value-type="string" office:string-value="OK" calcext:value-type="string">
            <text:p>OK</text:p>
          </table:table-cell>
          <table:table-cell table:formula="of:=IF(OR([$Sheet1.C94]&lt;25;[$Sheet1.C94]&gt;974);&quot;XXX&quot;;&quot;OK&quot;)" office:value-type="string" office:string-value="OK" calcext:value-type="string">
            <text:p>OK</text:p>
          </table:table-cell>
          <table:table-cell table:formula="of:=IF(OR([$Sheet1.D94]&lt;25;[$Sheet1.D94]&gt;974);&quot;XXX&quot;;&quot;OK&quot;)" office:value-type="string" office:string-value="OK" calcext:value-type="string">
            <text:p>OK</text:p>
          </table:table-cell>
          <table:table-cell table:formula="of:=IF(OR([$Sheet1.E94]&lt;25;[$Sheet1.E94]&gt;974);&quot;XXX&quot;;&quot;OK&quot;)" office:value-type="string" office:string-value="OK" calcext:value-type="string">
            <text:p>OK</text:p>
          </table:table-cell>
          <table:table-cell table:formula="of:=IF(OR([$Sheet1.F94]&lt;25;[$Sheet1.F94]&gt;974);&quot;XXX&quot;;&quot;OK&quot;)" office:value-type="string" office:string-value="OK" calcext:value-type="string">
            <text:p>OK</text:p>
          </table:table-cell>
          <table:table-cell table:formula="of:=IF(OR([$Sheet1.G94]&lt;25;[$Sheet1.G94]&gt;974);&quot;XXX&quot;;&quot;OK&quot;)" office:value-type="string" office:string-value="OK" calcext:value-type="string">
            <text:p>OK</text:p>
          </table:table-cell>
          <table:table-cell table:formula="of:=IF(OR([$Sheet1.H94]&lt;25;[$Sheet1.H94]&gt;974);&quot;XXX&quot;;&quot;OK&quot;)" office:value-type="string" office:string-value="OK" calcext:value-type="string">
            <text:p>OK</text:p>
          </table:table-cell>
          <table:table-cell table:formula="of:=IF(OR([$Sheet1.I94]&lt;25;[$Sheet1.I94]&gt;974);&quot;XXX&quot;;&quot;OK&quot;)" office:value-type="string" office:string-value="OK" calcext:value-type="string">
            <text:p>OK</text:p>
          </table:table-cell>
          <table:table-cell table:formula="of:=IF(OR([$Sheet1.J94]&lt;25;[$Sheet1.J94]&gt;974);&quot;XXX&quot;;&quot;OK&quot;)" office:value-type="string" office:string-value="OK" calcext:value-type="string">
            <text:p>OK</text:p>
          </table:table-cell>
          <table:table-cell table:formula="of:=IF(OR([$Sheet1.K94]&lt;25;[$Sheet1.K94]&gt;974);&quot;XXX&quot;;&quot;OK&quot;)" office:value-type="string" office:string-value="OK" calcext:value-type="string">
            <text:p>OK</text:p>
          </table:table-cell>
          <table:table-cell table:formula="of:=IF(OR([$Sheet1.L94]&lt;25;[$Sheet1.L94]&gt;974);&quot;XXX&quot;;&quot;OK&quot;)" office:value-type="string" office:string-value="OK" calcext:value-type="string">
            <text:p>OK</text:p>
          </table:table-cell>
          <table:table-cell table:formula="of:=IF(OR([$Sheet1.M94]&lt;25;[$Sheet1.M94]&gt;974);&quot;XXX&quot;;&quot;OK&quot;)" office:value-type="string" office:string-value="OK" calcext:value-type="string">
            <text:p>OK</text:p>
          </table:table-cell>
          <table:table-cell table:formula="of:=IF(OR([$Sheet1.N94]&lt;25;[$Sheet1.N94]&gt;974);&quot;XXX&quot;;&quot;OK&quot;)" office:value-type="string" office:string-value="OK" calcext:value-type="string">
            <text:p>OK</text:p>
          </table:table-cell>
          <table:table-cell table:formula="of:=IF(OR([$Sheet1.O94]&lt;25;[$Sheet1.O94]&gt;974);&quot;XXX&quot;;&quot;OK&quot;)" office:value-type="string" office:string-value="OK" calcext:value-type="string">
            <text:p>OK</text:p>
          </table:table-cell>
          <table:table-cell table:formula="of:=IF(OR([$Sheet1.P94]&lt;25;[$Sheet1.P94]&gt;974);&quot;XXX&quot;;&quot;OK&quot;)" office:value-type="string" office:string-value="OK" calcext:value-type="string">
            <text:p>OK</text:p>
          </table:table-cell>
          <table:table-cell table:formula="of:=IF(OR([$Sheet1.Q94]&lt;25;[$Sheet1.Q94]&gt;974);&quot;XXX&quot;;&quot;OK&quot;)" office:value-type="string" office:string-value="OK" calcext:value-type="string">
            <text:p>OK</text:p>
          </table:table-cell>
          <table:table-cell table:formula="of:=IF(OR([$Sheet1.R94]&lt;25;[$Sheet1.R94]&gt;974);&quot;XXX&quot;;&quot;OK&quot;)" office:value-type="string" office:string-value="OK" calcext:value-type="string">
            <text:p>OK</text:p>
          </table:table-cell>
          <table:table-cell table:formula="of:=IF(OR([$Sheet1.S94]&lt;25;[$Sheet1.S94]&gt;974);&quot;XXX&quot;;&quot;OK&quot;)" office:value-type="string" office:string-value="OK" calcext:value-type="string">
            <text:p>OK</text:p>
          </table:table-cell>
          <table:table-cell table:formula="of:=IF(OR([$Sheet1.T94]&lt;25;[$Sheet1.T94]&gt;974);&quot;XXX&quot;;&quot;OK&quot;)" office:value-type="string" office:string-value="OK" calcext:value-type="string">
            <text:p>OK</text:p>
          </table:table-cell>
          <table:table-cell table:formula="of:=IF(OR([$Sheet1.U94]&lt;25;[$Sheet1.U9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5]&lt;25;[$Sheet1.B95]&gt;974);&quot;XXX&quot;;&quot;OK&quot;)" office:value-type="string" office:string-value="OK" calcext:value-type="string">
            <text:p>OK</text:p>
          </table:table-cell>
          <table:table-cell table:formula="of:=IF(OR([$Sheet1.C95]&lt;25;[$Sheet1.C95]&gt;974);&quot;XXX&quot;;&quot;OK&quot;)" office:value-type="string" office:string-value="OK" calcext:value-type="string">
            <text:p>OK</text:p>
          </table:table-cell>
          <table:table-cell table:formula="of:=IF(OR([$Sheet1.D95]&lt;25;[$Sheet1.D95]&gt;974);&quot;XXX&quot;;&quot;OK&quot;)" office:value-type="string" office:string-value="OK" calcext:value-type="string">
            <text:p>OK</text:p>
          </table:table-cell>
          <table:table-cell table:formula="of:=IF(OR([$Sheet1.E95]&lt;25;[$Sheet1.E95]&gt;974);&quot;XXX&quot;;&quot;OK&quot;)" office:value-type="string" office:string-value="OK" calcext:value-type="string">
            <text:p>OK</text:p>
          </table:table-cell>
          <table:table-cell table:formula="of:=IF(OR([$Sheet1.F95]&lt;25;[$Sheet1.F95]&gt;974);&quot;XXX&quot;;&quot;OK&quot;)" office:value-type="string" office:string-value="OK" calcext:value-type="string">
            <text:p>OK</text:p>
          </table:table-cell>
          <table:table-cell table:formula="of:=IF(OR([$Sheet1.G95]&lt;25;[$Sheet1.G95]&gt;974);&quot;XXX&quot;;&quot;OK&quot;)" office:value-type="string" office:string-value="OK" calcext:value-type="string">
            <text:p>OK</text:p>
          </table:table-cell>
          <table:table-cell table:formula="of:=IF(OR([$Sheet1.H95]&lt;25;[$Sheet1.H95]&gt;974);&quot;XXX&quot;;&quot;OK&quot;)" office:value-type="string" office:string-value="OK" calcext:value-type="string">
            <text:p>OK</text:p>
          </table:table-cell>
          <table:table-cell table:formula="of:=IF(OR([$Sheet1.I95]&lt;25;[$Sheet1.I95]&gt;974);&quot;XXX&quot;;&quot;OK&quot;)" office:value-type="string" office:string-value="OK" calcext:value-type="string">
            <text:p>OK</text:p>
          </table:table-cell>
          <table:table-cell table:formula="of:=IF(OR([$Sheet1.J95]&lt;25;[$Sheet1.J95]&gt;974);&quot;XXX&quot;;&quot;OK&quot;)" office:value-type="string" office:string-value="OK" calcext:value-type="string">
            <text:p>OK</text:p>
          </table:table-cell>
          <table:table-cell table:formula="of:=IF(OR([$Sheet1.K95]&lt;25;[$Sheet1.K95]&gt;974);&quot;XXX&quot;;&quot;OK&quot;)" office:value-type="string" office:string-value="OK" calcext:value-type="string">
            <text:p>OK</text:p>
          </table:table-cell>
          <table:table-cell table:formula="of:=IF(OR([$Sheet1.L95]&lt;25;[$Sheet1.L95]&gt;974);&quot;XXX&quot;;&quot;OK&quot;)" office:value-type="string" office:string-value="OK" calcext:value-type="string">
            <text:p>OK</text:p>
          </table:table-cell>
          <table:table-cell table:formula="of:=IF(OR([$Sheet1.M95]&lt;25;[$Sheet1.M95]&gt;974);&quot;XXX&quot;;&quot;OK&quot;)" office:value-type="string" office:string-value="OK" calcext:value-type="string">
            <text:p>OK</text:p>
          </table:table-cell>
          <table:table-cell table:formula="of:=IF(OR([$Sheet1.N95]&lt;25;[$Sheet1.N95]&gt;974);&quot;XXX&quot;;&quot;OK&quot;)" office:value-type="string" office:string-value="OK" calcext:value-type="string">
            <text:p>OK</text:p>
          </table:table-cell>
          <table:table-cell table:formula="of:=IF(OR([$Sheet1.O95]&lt;25;[$Sheet1.O95]&gt;974);&quot;XXX&quot;;&quot;OK&quot;)" office:value-type="string" office:string-value="OK" calcext:value-type="string">
            <text:p>OK</text:p>
          </table:table-cell>
          <table:table-cell table:formula="of:=IF(OR([$Sheet1.P95]&lt;25;[$Sheet1.P95]&gt;974);&quot;XXX&quot;;&quot;OK&quot;)" office:value-type="string" office:string-value="OK" calcext:value-type="string">
            <text:p>OK</text:p>
          </table:table-cell>
          <table:table-cell table:formula="of:=IF(OR([$Sheet1.Q95]&lt;25;[$Sheet1.Q95]&gt;974);&quot;XXX&quot;;&quot;OK&quot;)" office:value-type="string" office:string-value="OK" calcext:value-type="string">
            <text:p>OK</text:p>
          </table:table-cell>
          <table:table-cell table:formula="of:=IF(OR([$Sheet1.R95]&lt;25;[$Sheet1.R95]&gt;974);&quot;XXX&quot;;&quot;OK&quot;)" office:value-type="string" office:string-value="OK" calcext:value-type="string">
            <text:p>OK</text:p>
          </table:table-cell>
          <table:table-cell table:formula="of:=IF(OR([$Sheet1.S95]&lt;25;[$Sheet1.S95]&gt;974);&quot;XXX&quot;;&quot;OK&quot;)" office:value-type="string" office:string-value="OK" calcext:value-type="string">
            <text:p>OK</text:p>
          </table:table-cell>
          <table:table-cell table:formula="of:=IF(OR([$Sheet1.T95]&lt;25;[$Sheet1.T95]&gt;974);&quot;XXX&quot;;&quot;OK&quot;)" office:value-type="string" office:string-value="OK" calcext:value-type="string">
            <text:p>OK</text:p>
          </table:table-cell>
          <table:table-cell table:formula="of:=IF(OR([$Sheet1.U95]&lt;25;[$Sheet1.U9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6]&lt;25;[$Sheet1.B96]&gt;974);&quot;XXX&quot;;&quot;OK&quot;)" office:value-type="string" office:string-value="OK" calcext:value-type="string">
            <text:p>OK</text:p>
          </table:table-cell>
          <table:table-cell table:formula="of:=IF(OR([$Sheet1.C96]&lt;25;[$Sheet1.C96]&gt;974);&quot;XXX&quot;;&quot;OK&quot;)" office:value-type="string" office:string-value="OK" calcext:value-type="string">
            <text:p>OK</text:p>
          </table:table-cell>
          <table:table-cell table:formula="of:=IF(OR([$Sheet1.D96]&lt;25;[$Sheet1.D96]&gt;974);&quot;XXX&quot;;&quot;OK&quot;)" office:value-type="string" office:string-value="OK" calcext:value-type="string">
            <text:p>OK</text:p>
          </table:table-cell>
          <table:table-cell table:formula="of:=IF(OR([$Sheet1.E96]&lt;25;[$Sheet1.E96]&gt;974);&quot;XXX&quot;;&quot;OK&quot;)" office:value-type="string" office:string-value="OK" calcext:value-type="string">
            <text:p>OK</text:p>
          </table:table-cell>
          <table:table-cell table:formula="of:=IF(OR([$Sheet1.F96]&lt;25;[$Sheet1.F96]&gt;974);&quot;XXX&quot;;&quot;OK&quot;)" office:value-type="string" office:string-value="OK" calcext:value-type="string">
            <text:p>OK</text:p>
          </table:table-cell>
          <table:table-cell table:formula="of:=IF(OR([$Sheet1.G96]&lt;25;[$Sheet1.G96]&gt;974);&quot;XXX&quot;;&quot;OK&quot;)" office:value-type="string" office:string-value="OK" calcext:value-type="string">
            <text:p>OK</text:p>
          </table:table-cell>
          <table:table-cell table:formula="of:=IF(OR([$Sheet1.H96]&lt;25;[$Sheet1.H96]&gt;974);&quot;XXX&quot;;&quot;OK&quot;)" office:value-type="string" office:string-value="OK" calcext:value-type="string">
            <text:p>OK</text:p>
          </table:table-cell>
          <table:table-cell table:formula="of:=IF(OR([$Sheet1.I96]&lt;25;[$Sheet1.I96]&gt;974);&quot;XXX&quot;;&quot;OK&quot;)" office:value-type="string" office:string-value="OK" calcext:value-type="string">
            <text:p>OK</text:p>
          </table:table-cell>
          <table:table-cell table:formula="of:=IF(OR([$Sheet1.J96]&lt;25;[$Sheet1.J96]&gt;974);&quot;XXX&quot;;&quot;OK&quot;)" office:value-type="string" office:string-value="OK" calcext:value-type="string">
            <text:p>OK</text:p>
          </table:table-cell>
          <table:table-cell table:formula="of:=IF(OR([$Sheet1.K96]&lt;25;[$Sheet1.K96]&gt;974);&quot;XXX&quot;;&quot;OK&quot;)" office:value-type="string" office:string-value="OK" calcext:value-type="string">
            <text:p>OK</text:p>
          </table:table-cell>
          <table:table-cell table:formula="of:=IF(OR([$Sheet1.L96]&lt;25;[$Sheet1.L96]&gt;974);&quot;XXX&quot;;&quot;OK&quot;)" office:value-type="string" office:string-value="OK" calcext:value-type="string">
            <text:p>OK</text:p>
          </table:table-cell>
          <table:table-cell table:formula="of:=IF(OR([$Sheet1.M96]&lt;25;[$Sheet1.M96]&gt;974);&quot;XXX&quot;;&quot;OK&quot;)" office:value-type="string" office:string-value="OK" calcext:value-type="string">
            <text:p>OK</text:p>
          </table:table-cell>
          <table:table-cell table:formula="of:=IF(OR([$Sheet1.N96]&lt;25;[$Sheet1.N96]&gt;974);&quot;XXX&quot;;&quot;OK&quot;)" office:value-type="string" office:string-value="OK" calcext:value-type="string">
            <text:p>OK</text:p>
          </table:table-cell>
          <table:table-cell table:formula="of:=IF(OR([$Sheet1.O96]&lt;25;[$Sheet1.O96]&gt;974);&quot;XXX&quot;;&quot;OK&quot;)" office:value-type="string" office:string-value="OK" calcext:value-type="string">
            <text:p>OK</text:p>
          </table:table-cell>
          <table:table-cell table:formula="of:=IF(OR([$Sheet1.P96]&lt;25;[$Sheet1.P96]&gt;974);&quot;XXX&quot;;&quot;OK&quot;)" office:value-type="string" office:string-value="OK" calcext:value-type="string">
            <text:p>OK</text:p>
          </table:table-cell>
          <table:table-cell table:formula="of:=IF(OR([$Sheet1.Q96]&lt;25;[$Sheet1.Q96]&gt;974);&quot;XXX&quot;;&quot;OK&quot;)" office:value-type="string" office:string-value="OK" calcext:value-type="string">
            <text:p>OK</text:p>
          </table:table-cell>
          <table:table-cell table:formula="of:=IF(OR([$Sheet1.R96]&lt;25;[$Sheet1.R96]&gt;974);&quot;XXX&quot;;&quot;OK&quot;)" office:value-type="string" office:string-value="OK" calcext:value-type="string">
            <text:p>OK</text:p>
          </table:table-cell>
          <table:table-cell table:formula="of:=IF(OR([$Sheet1.S96]&lt;25;[$Sheet1.S96]&gt;974);&quot;XXX&quot;;&quot;OK&quot;)" office:value-type="string" office:string-value="OK" calcext:value-type="string">
            <text:p>OK</text:p>
          </table:table-cell>
          <table:table-cell table:formula="of:=IF(OR([$Sheet1.T96]&lt;25;[$Sheet1.T96]&gt;974);&quot;XXX&quot;;&quot;OK&quot;)" office:value-type="string" office:string-value="OK" calcext:value-type="string">
            <text:p>OK</text:p>
          </table:table-cell>
          <table:table-cell table:formula="of:=IF(OR([$Sheet1.U96]&lt;25;[$Sheet1.U9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7]&lt;25;[$Sheet1.B97]&gt;974);&quot;XXX&quot;;&quot;OK&quot;)" office:value-type="string" office:string-value="OK" calcext:value-type="string">
            <text:p>OK</text:p>
          </table:table-cell>
          <table:table-cell table:formula="of:=IF(OR([$Sheet1.C97]&lt;25;[$Sheet1.C97]&gt;974);&quot;XXX&quot;;&quot;OK&quot;)" office:value-type="string" office:string-value="OK" calcext:value-type="string">
            <text:p>OK</text:p>
          </table:table-cell>
          <table:table-cell table:formula="of:=IF(OR([$Sheet1.D97]&lt;25;[$Sheet1.D97]&gt;974);&quot;XXX&quot;;&quot;OK&quot;)" office:value-type="string" office:string-value="OK" calcext:value-type="string">
            <text:p>OK</text:p>
          </table:table-cell>
          <table:table-cell table:formula="of:=IF(OR([$Sheet1.E97]&lt;25;[$Sheet1.E97]&gt;974);&quot;XXX&quot;;&quot;OK&quot;)" office:value-type="string" office:string-value="OK" calcext:value-type="string">
            <text:p>OK</text:p>
          </table:table-cell>
          <table:table-cell table:formula="of:=IF(OR([$Sheet1.F97]&lt;25;[$Sheet1.F97]&gt;974);&quot;XXX&quot;;&quot;OK&quot;)" office:value-type="string" office:string-value="OK" calcext:value-type="string">
            <text:p>OK</text:p>
          </table:table-cell>
          <table:table-cell table:formula="of:=IF(OR([$Sheet1.G97]&lt;25;[$Sheet1.G97]&gt;974);&quot;XXX&quot;;&quot;OK&quot;)" office:value-type="string" office:string-value="OK" calcext:value-type="string">
            <text:p>OK</text:p>
          </table:table-cell>
          <table:table-cell table:formula="of:=IF(OR([$Sheet1.H97]&lt;25;[$Sheet1.H97]&gt;974);&quot;XXX&quot;;&quot;OK&quot;)" office:value-type="string" office:string-value="OK" calcext:value-type="string">
            <text:p>OK</text:p>
          </table:table-cell>
          <table:table-cell table:formula="of:=IF(OR([$Sheet1.I97]&lt;25;[$Sheet1.I97]&gt;974);&quot;XXX&quot;;&quot;OK&quot;)" office:value-type="string" office:string-value="OK" calcext:value-type="string">
            <text:p>OK</text:p>
          </table:table-cell>
          <table:table-cell table:formula="of:=IF(OR([$Sheet1.J97]&lt;25;[$Sheet1.J97]&gt;974);&quot;XXX&quot;;&quot;OK&quot;)" office:value-type="string" office:string-value="OK" calcext:value-type="string">
            <text:p>OK</text:p>
          </table:table-cell>
          <table:table-cell table:formula="of:=IF(OR([$Sheet1.K97]&lt;25;[$Sheet1.K97]&gt;974);&quot;XXX&quot;;&quot;OK&quot;)" office:value-type="string" office:string-value="OK" calcext:value-type="string">
            <text:p>OK</text:p>
          </table:table-cell>
          <table:table-cell table:formula="of:=IF(OR([$Sheet1.L97]&lt;25;[$Sheet1.L97]&gt;974);&quot;XXX&quot;;&quot;OK&quot;)" office:value-type="string" office:string-value="OK" calcext:value-type="string">
            <text:p>OK</text:p>
          </table:table-cell>
          <table:table-cell table:formula="of:=IF(OR([$Sheet1.M97]&lt;25;[$Sheet1.M97]&gt;974);&quot;XXX&quot;;&quot;OK&quot;)" office:value-type="string" office:string-value="OK" calcext:value-type="string">
            <text:p>OK</text:p>
          </table:table-cell>
          <table:table-cell table:formula="of:=IF(OR([$Sheet1.N97]&lt;25;[$Sheet1.N97]&gt;974);&quot;XXX&quot;;&quot;OK&quot;)" office:value-type="string" office:string-value="OK" calcext:value-type="string">
            <text:p>OK</text:p>
          </table:table-cell>
          <table:table-cell table:formula="of:=IF(OR([$Sheet1.O97]&lt;25;[$Sheet1.O97]&gt;974);&quot;XXX&quot;;&quot;OK&quot;)" office:value-type="string" office:string-value="OK" calcext:value-type="string">
            <text:p>OK</text:p>
          </table:table-cell>
          <table:table-cell table:formula="of:=IF(OR([$Sheet1.P97]&lt;25;[$Sheet1.P97]&gt;974);&quot;XXX&quot;;&quot;OK&quot;)" office:value-type="string" office:string-value="OK" calcext:value-type="string">
            <text:p>OK</text:p>
          </table:table-cell>
          <table:table-cell table:formula="of:=IF(OR([$Sheet1.Q97]&lt;25;[$Sheet1.Q97]&gt;974);&quot;XXX&quot;;&quot;OK&quot;)" office:value-type="string" office:string-value="OK" calcext:value-type="string">
            <text:p>OK</text:p>
          </table:table-cell>
          <table:table-cell table:formula="of:=IF(OR([$Sheet1.R97]&lt;25;[$Sheet1.R97]&gt;974);&quot;XXX&quot;;&quot;OK&quot;)" office:value-type="string" office:string-value="OK" calcext:value-type="string">
            <text:p>OK</text:p>
          </table:table-cell>
          <table:table-cell table:formula="of:=IF(OR([$Sheet1.S97]&lt;25;[$Sheet1.S97]&gt;974);&quot;XXX&quot;;&quot;OK&quot;)" office:value-type="string" office:string-value="OK" calcext:value-type="string">
            <text:p>OK</text:p>
          </table:table-cell>
          <table:table-cell table:formula="of:=IF(OR([$Sheet1.T97]&lt;25;[$Sheet1.T97]&gt;974);&quot;XXX&quot;;&quot;OK&quot;)" office:value-type="string" office:string-value="OK" calcext:value-type="string">
            <text:p>OK</text:p>
          </table:table-cell>
          <table:table-cell table:formula="of:=IF(OR([$Sheet1.U97]&lt;25;[$Sheet1.U9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8]&lt;25;[$Sheet1.B98]&gt;974);&quot;XXX&quot;;&quot;OK&quot;)" office:value-type="string" office:string-value="OK" calcext:value-type="string">
            <text:p>OK</text:p>
          </table:table-cell>
          <table:table-cell table:formula="of:=IF(OR([$Sheet1.C98]&lt;25;[$Sheet1.C98]&gt;974);&quot;XXX&quot;;&quot;OK&quot;)" office:value-type="string" office:string-value="OK" calcext:value-type="string">
            <text:p>OK</text:p>
          </table:table-cell>
          <table:table-cell table:formula="of:=IF(OR([$Sheet1.D98]&lt;25;[$Sheet1.D98]&gt;974);&quot;XXX&quot;;&quot;OK&quot;)" office:value-type="string" office:string-value="OK" calcext:value-type="string">
            <text:p>OK</text:p>
          </table:table-cell>
          <table:table-cell table:formula="of:=IF(OR([$Sheet1.E98]&lt;25;[$Sheet1.E98]&gt;974);&quot;XXX&quot;;&quot;OK&quot;)" office:value-type="string" office:string-value="OK" calcext:value-type="string">
            <text:p>OK</text:p>
          </table:table-cell>
          <table:table-cell table:formula="of:=IF(OR([$Sheet1.F98]&lt;25;[$Sheet1.F98]&gt;974);&quot;XXX&quot;;&quot;OK&quot;)" office:value-type="string" office:string-value="OK" calcext:value-type="string">
            <text:p>OK</text:p>
          </table:table-cell>
          <table:table-cell table:formula="of:=IF(OR([$Sheet1.G98]&lt;25;[$Sheet1.G98]&gt;974);&quot;XXX&quot;;&quot;OK&quot;)" office:value-type="string" office:string-value="OK" calcext:value-type="string">
            <text:p>OK</text:p>
          </table:table-cell>
          <table:table-cell table:formula="of:=IF(OR([$Sheet1.H98]&lt;25;[$Sheet1.H98]&gt;974);&quot;XXX&quot;;&quot;OK&quot;)" office:value-type="string" office:string-value="OK" calcext:value-type="string">
            <text:p>OK</text:p>
          </table:table-cell>
          <table:table-cell table:formula="of:=IF(OR([$Sheet1.I98]&lt;25;[$Sheet1.I98]&gt;974);&quot;XXX&quot;;&quot;OK&quot;)" office:value-type="string" office:string-value="OK" calcext:value-type="string">
            <text:p>OK</text:p>
          </table:table-cell>
          <table:table-cell table:formula="of:=IF(OR([$Sheet1.J98]&lt;25;[$Sheet1.J98]&gt;974);&quot;XXX&quot;;&quot;OK&quot;)" office:value-type="string" office:string-value="OK" calcext:value-type="string">
            <text:p>OK</text:p>
          </table:table-cell>
          <table:table-cell table:formula="of:=IF(OR([$Sheet1.K98]&lt;25;[$Sheet1.K98]&gt;974);&quot;XXX&quot;;&quot;OK&quot;)" office:value-type="string" office:string-value="OK" calcext:value-type="string">
            <text:p>OK</text:p>
          </table:table-cell>
          <table:table-cell table:formula="of:=IF(OR([$Sheet1.L98]&lt;25;[$Sheet1.L98]&gt;974);&quot;XXX&quot;;&quot;OK&quot;)" office:value-type="string" office:string-value="OK" calcext:value-type="string">
            <text:p>OK</text:p>
          </table:table-cell>
          <table:table-cell table:formula="of:=IF(OR([$Sheet1.M98]&lt;25;[$Sheet1.M98]&gt;974);&quot;XXX&quot;;&quot;OK&quot;)" office:value-type="string" office:string-value="OK" calcext:value-type="string">
            <text:p>OK</text:p>
          </table:table-cell>
          <table:table-cell table:formula="of:=IF(OR([$Sheet1.N98]&lt;25;[$Sheet1.N98]&gt;974);&quot;XXX&quot;;&quot;OK&quot;)" office:value-type="string" office:string-value="OK" calcext:value-type="string">
            <text:p>OK</text:p>
          </table:table-cell>
          <table:table-cell table:formula="of:=IF(OR([$Sheet1.O98]&lt;25;[$Sheet1.O98]&gt;974);&quot;XXX&quot;;&quot;OK&quot;)" office:value-type="string" office:string-value="OK" calcext:value-type="string">
            <text:p>OK</text:p>
          </table:table-cell>
          <table:table-cell table:formula="of:=IF(OR([$Sheet1.P98]&lt;25;[$Sheet1.P98]&gt;974);&quot;XXX&quot;;&quot;OK&quot;)" office:value-type="string" office:string-value="OK" calcext:value-type="string">
            <text:p>OK</text:p>
          </table:table-cell>
          <table:table-cell table:formula="of:=IF(OR([$Sheet1.Q98]&lt;25;[$Sheet1.Q98]&gt;974);&quot;XXX&quot;;&quot;OK&quot;)" office:value-type="string" office:string-value="OK" calcext:value-type="string">
            <text:p>OK</text:p>
          </table:table-cell>
          <table:table-cell table:formula="of:=IF(OR([$Sheet1.R98]&lt;25;[$Sheet1.R98]&gt;974);&quot;XXX&quot;;&quot;OK&quot;)" office:value-type="string" office:string-value="OK" calcext:value-type="string">
            <text:p>OK</text:p>
          </table:table-cell>
          <table:table-cell table:formula="of:=IF(OR([$Sheet1.S98]&lt;25;[$Sheet1.S98]&gt;974);&quot;XXX&quot;;&quot;OK&quot;)" office:value-type="string" office:string-value="OK" calcext:value-type="string">
            <text:p>OK</text:p>
          </table:table-cell>
          <table:table-cell table:formula="of:=IF(OR([$Sheet1.T98]&lt;25;[$Sheet1.T98]&gt;974);&quot;XXX&quot;;&quot;OK&quot;)" office:value-type="string" office:string-value="OK" calcext:value-type="string">
            <text:p>OK</text:p>
          </table:table-cell>
          <table:table-cell table:formula="of:=IF(OR([$Sheet1.U98]&lt;25;[$Sheet1.U9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99]&lt;25;[$Sheet1.B99]&gt;974);&quot;XXX&quot;;&quot;OK&quot;)" office:value-type="string" office:string-value="OK" calcext:value-type="string">
            <text:p>OK</text:p>
          </table:table-cell>
          <table:table-cell table:formula="of:=IF(OR([$Sheet1.C99]&lt;25;[$Sheet1.C99]&gt;974);&quot;XXX&quot;;&quot;OK&quot;)" office:value-type="string" office:string-value="OK" calcext:value-type="string">
            <text:p>OK</text:p>
          </table:table-cell>
          <table:table-cell table:formula="of:=IF(OR([$Sheet1.D99]&lt;25;[$Sheet1.D99]&gt;974);&quot;XXX&quot;;&quot;OK&quot;)" office:value-type="string" office:string-value="OK" calcext:value-type="string">
            <text:p>OK</text:p>
          </table:table-cell>
          <table:table-cell table:formula="of:=IF(OR([$Sheet1.E99]&lt;25;[$Sheet1.E99]&gt;974);&quot;XXX&quot;;&quot;OK&quot;)" office:value-type="string" office:string-value="OK" calcext:value-type="string">
            <text:p>OK</text:p>
          </table:table-cell>
          <table:table-cell table:formula="of:=IF(OR([$Sheet1.F99]&lt;25;[$Sheet1.F99]&gt;974);&quot;XXX&quot;;&quot;OK&quot;)" office:value-type="string" office:string-value="OK" calcext:value-type="string">
            <text:p>OK</text:p>
          </table:table-cell>
          <table:table-cell table:formula="of:=IF(OR([$Sheet1.G99]&lt;25;[$Sheet1.G99]&gt;974);&quot;XXX&quot;;&quot;OK&quot;)" office:value-type="string" office:string-value="OK" calcext:value-type="string">
            <text:p>OK</text:p>
          </table:table-cell>
          <table:table-cell table:formula="of:=IF(OR([$Sheet1.H99]&lt;25;[$Sheet1.H99]&gt;974);&quot;XXX&quot;;&quot;OK&quot;)" office:value-type="string" office:string-value="OK" calcext:value-type="string">
            <text:p>OK</text:p>
          </table:table-cell>
          <table:table-cell table:formula="of:=IF(OR([$Sheet1.I99]&lt;25;[$Sheet1.I99]&gt;974);&quot;XXX&quot;;&quot;OK&quot;)" office:value-type="string" office:string-value="OK" calcext:value-type="string">
            <text:p>OK</text:p>
          </table:table-cell>
          <table:table-cell table:formula="of:=IF(OR([$Sheet1.J99]&lt;25;[$Sheet1.J99]&gt;974);&quot;XXX&quot;;&quot;OK&quot;)" office:value-type="string" office:string-value="OK" calcext:value-type="string">
            <text:p>OK</text:p>
          </table:table-cell>
          <table:table-cell table:formula="of:=IF(OR([$Sheet1.K99]&lt;25;[$Sheet1.K99]&gt;974);&quot;XXX&quot;;&quot;OK&quot;)" office:value-type="string" office:string-value="OK" calcext:value-type="string">
            <text:p>OK</text:p>
          </table:table-cell>
          <table:table-cell table:formula="of:=IF(OR([$Sheet1.L99]&lt;25;[$Sheet1.L99]&gt;974);&quot;XXX&quot;;&quot;OK&quot;)" office:value-type="string" office:string-value="OK" calcext:value-type="string">
            <text:p>OK</text:p>
          </table:table-cell>
          <table:table-cell table:formula="of:=IF(OR([$Sheet1.M99]&lt;25;[$Sheet1.M99]&gt;974);&quot;XXX&quot;;&quot;OK&quot;)" office:value-type="string" office:string-value="OK" calcext:value-type="string">
            <text:p>OK</text:p>
          </table:table-cell>
          <table:table-cell table:formula="of:=IF(OR([$Sheet1.N99]&lt;25;[$Sheet1.N99]&gt;974);&quot;XXX&quot;;&quot;OK&quot;)" office:value-type="string" office:string-value="OK" calcext:value-type="string">
            <text:p>OK</text:p>
          </table:table-cell>
          <table:table-cell table:formula="of:=IF(OR([$Sheet1.O99]&lt;25;[$Sheet1.O99]&gt;974);&quot;XXX&quot;;&quot;OK&quot;)" office:value-type="string" office:string-value="OK" calcext:value-type="string">
            <text:p>OK</text:p>
          </table:table-cell>
          <table:table-cell table:formula="of:=IF(OR([$Sheet1.P99]&lt;25;[$Sheet1.P99]&gt;974);&quot;XXX&quot;;&quot;OK&quot;)" office:value-type="string" office:string-value="OK" calcext:value-type="string">
            <text:p>OK</text:p>
          </table:table-cell>
          <table:table-cell table:formula="of:=IF(OR([$Sheet1.Q99]&lt;25;[$Sheet1.Q99]&gt;974);&quot;XXX&quot;;&quot;OK&quot;)" office:value-type="string" office:string-value="OK" calcext:value-type="string">
            <text:p>OK</text:p>
          </table:table-cell>
          <table:table-cell table:formula="of:=IF(OR([$Sheet1.R99]&lt;25;[$Sheet1.R99]&gt;974);&quot;XXX&quot;;&quot;OK&quot;)" office:value-type="string" office:string-value="OK" calcext:value-type="string">
            <text:p>OK</text:p>
          </table:table-cell>
          <table:table-cell table:formula="of:=IF(OR([$Sheet1.S99]&lt;25;[$Sheet1.S99]&gt;974);&quot;XXX&quot;;&quot;OK&quot;)" office:value-type="string" office:string-value="OK" calcext:value-type="string">
            <text:p>OK</text:p>
          </table:table-cell>
          <table:table-cell table:formula="of:=IF(OR([$Sheet1.T99]&lt;25;[$Sheet1.T99]&gt;974);&quot;XXX&quot;;&quot;OK&quot;)" office:value-type="string" office:string-value="OK" calcext:value-type="string">
            <text:p>OK</text:p>
          </table:table-cell>
          <table:table-cell table:formula="of:=IF(OR([$Sheet1.U99]&lt;25;[$Sheet1.U9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0]&lt;25;[$Sheet1.B100]&gt;974);&quot;XXX&quot;;&quot;OK&quot;)" office:value-type="string" office:string-value="OK" calcext:value-type="string">
            <text:p>OK</text:p>
          </table:table-cell>
          <table:table-cell table:formula="of:=IF(OR([$Sheet1.C100]&lt;25;[$Sheet1.C100]&gt;974);&quot;XXX&quot;;&quot;OK&quot;)" office:value-type="string" office:string-value="OK" calcext:value-type="string">
            <text:p>OK</text:p>
          </table:table-cell>
          <table:table-cell table:formula="of:=IF(OR([$Sheet1.D100]&lt;25;[$Sheet1.D100]&gt;974);&quot;XXX&quot;;&quot;OK&quot;)" office:value-type="string" office:string-value="OK" calcext:value-type="string">
            <text:p>OK</text:p>
          </table:table-cell>
          <table:table-cell table:formula="of:=IF(OR([$Sheet1.E100]&lt;25;[$Sheet1.E100]&gt;974);&quot;XXX&quot;;&quot;OK&quot;)" office:value-type="string" office:string-value="OK" calcext:value-type="string">
            <text:p>OK</text:p>
          </table:table-cell>
          <table:table-cell table:formula="of:=IF(OR([$Sheet1.F100]&lt;25;[$Sheet1.F100]&gt;974);&quot;XXX&quot;;&quot;OK&quot;)" office:value-type="string" office:string-value="OK" calcext:value-type="string">
            <text:p>OK</text:p>
          </table:table-cell>
          <table:table-cell table:formula="of:=IF(OR([$Sheet1.G100]&lt;25;[$Sheet1.G100]&gt;974);&quot;XXX&quot;;&quot;OK&quot;)" office:value-type="string" office:string-value="OK" calcext:value-type="string">
            <text:p>OK</text:p>
          </table:table-cell>
          <table:table-cell table:formula="of:=IF(OR([$Sheet1.H100]&lt;25;[$Sheet1.H100]&gt;974);&quot;XXX&quot;;&quot;OK&quot;)" office:value-type="string" office:string-value="OK" calcext:value-type="string">
            <text:p>OK</text:p>
          </table:table-cell>
          <table:table-cell table:formula="of:=IF(OR([$Sheet1.I100]&lt;25;[$Sheet1.I100]&gt;974);&quot;XXX&quot;;&quot;OK&quot;)" office:value-type="string" office:string-value="OK" calcext:value-type="string">
            <text:p>OK</text:p>
          </table:table-cell>
          <table:table-cell table:formula="of:=IF(OR([$Sheet1.J100]&lt;25;[$Sheet1.J100]&gt;974);&quot;XXX&quot;;&quot;OK&quot;)" office:value-type="string" office:string-value="OK" calcext:value-type="string">
            <text:p>OK</text:p>
          </table:table-cell>
          <table:table-cell table:formula="of:=IF(OR([$Sheet1.K100]&lt;25;[$Sheet1.K100]&gt;974);&quot;XXX&quot;;&quot;OK&quot;)" office:value-type="string" office:string-value="OK" calcext:value-type="string">
            <text:p>OK</text:p>
          </table:table-cell>
          <table:table-cell table:formula="of:=IF(OR([$Sheet1.L100]&lt;25;[$Sheet1.L100]&gt;974);&quot;XXX&quot;;&quot;OK&quot;)" office:value-type="string" office:string-value="OK" calcext:value-type="string">
            <text:p>OK</text:p>
          </table:table-cell>
          <table:table-cell table:formula="of:=IF(OR([$Sheet1.M100]&lt;25;[$Sheet1.M100]&gt;974);&quot;XXX&quot;;&quot;OK&quot;)" office:value-type="string" office:string-value="OK" calcext:value-type="string">
            <text:p>OK</text:p>
          </table:table-cell>
          <table:table-cell table:formula="of:=IF(OR([$Sheet1.N100]&lt;25;[$Sheet1.N100]&gt;974);&quot;XXX&quot;;&quot;OK&quot;)" office:value-type="string" office:string-value="OK" calcext:value-type="string">
            <text:p>OK</text:p>
          </table:table-cell>
          <table:table-cell table:formula="of:=IF(OR([$Sheet1.O100]&lt;25;[$Sheet1.O100]&gt;974);&quot;XXX&quot;;&quot;OK&quot;)" office:value-type="string" office:string-value="OK" calcext:value-type="string">
            <text:p>OK</text:p>
          </table:table-cell>
          <table:table-cell table:formula="of:=IF(OR([$Sheet1.P100]&lt;25;[$Sheet1.P100]&gt;974);&quot;XXX&quot;;&quot;OK&quot;)" office:value-type="string" office:string-value="OK" calcext:value-type="string">
            <text:p>OK</text:p>
          </table:table-cell>
          <table:table-cell table:formula="of:=IF(OR([$Sheet1.Q100]&lt;25;[$Sheet1.Q100]&gt;974);&quot;XXX&quot;;&quot;OK&quot;)" office:value-type="string" office:string-value="OK" calcext:value-type="string">
            <text:p>OK</text:p>
          </table:table-cell>
          <table:table-cell table:formula="of:=IF(OR([$Sheet1.R100]&lt;25;[$Sheet1.R100]&gt;974);&quot;XXX&quot;;&quot;OK&quot;)" office:value-type="string" office:string-value="OK" calcext:value-type="string">
            <text:p>OK</text:p>
          </table:table-cell>
          <table:table-cell table:formula="of:=IF(OR([$Sheet1.S100]&lt;25;[$Sheet1.S100]&gt;974);&quot;XXX&quot;;&quot;OK&quot;)" office:value-type="string" office:string-value="OK" calcext:value-type="string">
            <text:p>OK</text:p>
          </table:table-cell>
          <table:table-cell table:formula="of:=IF(OR([$Sheet1.T100]&lt;25;[$Sheet1.T100]&gt;974);&quot;XXX&quot;;&quot;OK&quot;)" office:value-type="string" office:string-value="OK" calcext:value-type="string">
            <text:p>OK</text:p>
          </table:table-cell>
          <table:table-cell table:formula="of:=IF(OR([$Sheet1.U100]&lt;25;[$Sheet1.U10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1]&lt;25;[$Sheet1.B101]&gt;974);&quot;XXX&quot;;&quot;OK&quot;)" office:value-type="string" office:string-value="OK" calcext:value-type="string">
            <text:p>OK</text:p>
          </table:table-cell>
          <table:table-cell table:formula="of:=IF(OR([$Sheet1.C101]&lt;25;[$Sheet1.C101]&gt;974);&quot;XXX&quot;;&quot;OK&quot;)" office:value-type="string" office:string-value="OK" calcext:value-type="string">
            <text:p>OK</text:p>
          </table:table-cell>
          <table:table-cell table:formula="of:=IF(OR([$Sheet1.D101]&lt;25;[$Sheet1.D101]&gt;974);&quot;XXX&quot;;&quot;OK&quot;)" office:value-type="string" office:string-value="OK" calcext:value-type="string">
            <text:p>OK</text:p>
          </table:table-cell>
          <table:table-cell table:formula="of:=IF(OR([$Sheet1.E101]&lt;25;[$Sheet1.E101]&gt;974);&quot;XXX&quot;;&quot;OK&quot;)" office:value-type="string" office:string-value="OK" calcext:value-type="string">
            <text:p>OK</text:p>
          </table:table-cell>
          <table:table-cell table:formula="of:=IF(OR([$Sheet1.F101]&lt;25;[$Sheet1.F101]&gt;974);&quot;XXX&quot;;&quot;OK&quot;)" office:value-type="string" office:string-value="OK" calcext:value-type="string">
            <text:p>OK</text:p>
          </table:table-cell>
          <table:table-cell table:formula="of:=IF(OR([$Sheet1.G101]&lt;25;[$Sheet1.G101]&gt;974);&quot;XXX&quot;;&quot;OK&quot;)" office:value-type="string" office:string-value="OK" calcext:value-type="string">
            <text:p>OK</text:p>
          </table:table-cell>
          <table:table-cell table:formula="of:=IF(OR([$Sheet1.H101]&lt;25;[$Sheet1.H101]&gt;974);&quot;XXX&quot;;&quot;OK&quot;)" office:value-type="string" office:string-value="OK" calcext:value-type="string">
            <text:p>OK</text:p>
          </table:table-cell>
          <table:table-cell table:formula="of:=IF(OR([$Sheet1.I101]&lt;25;[$Sheet1.I101]&gt;974);&quot;XXX&quot;;&quot;OK&quot;)" office:value-type="string" office:string-value="OK" calcext:value-type="string">
            <text:p>OK</text:p>
          </table:table-cell>
          <table:table-cell table:formula="of:=IF(OR([$Sheet1.J101]&lt;25;[$Sheet1.J101]&gt;974);&quot;XXX&quot;;&quot;OK&quot;)" office:value-type="string" office:string-value="OK" calcext:value-type="string">
            <text:p>OK</text:p>
          </table:table-cell>
          <table:table-cell table:formula="of:=IF(OR([$Sheet1.K101]&lt;25;[$Sheet1.K101]&gt;974);&quot;XXX&quot;;&quot;OK&quot;)" office:value-type="string" office:string-value="OK" calcext:value-type="string">
            <text:p>OK</text:p>
          </table:table-cell>
          <table:table-cell table:formula="of:=IF(OR([$Sheet1.L101]&lt;25;[$Sheet1.L101]&gt;974);&quot;XXX&quot;;&quot;OK&quot;)" office:value-type="string" office:string-value="OK" calcext:value-type="string">
            <text:p>OK</text:p>
          </table:table-cell>
          <table:table-cell table:formula="of:=IF(OR([$Sheet1.M101]&lt;25;[$Sheet1.M101]&gt;974);&quot;XXX&quot;;&quot;OK&quot;)" office:value-type="string" office:string-value="OK" calcext:value-type="string">
            <text:p>OK</text:p>
          </table:table-cell>
          <table:table-cell table:formula="of:=IF(OR([$Sheet1.N101]&lt;25;[$Sheet1.N101]&gt;974);&quot;XXX&quot;;&quot;OK&quot;)" office:value-type="string" office:string-value="OK" calcext:value-type="string">
            <text:p>OK</text:p>
          </table:table-cell>
          <table:table-cell table:formula="of:=IF(OR([$Sheet1.O101]&lt;25;[$Sheet1.O101]&gt;974);&quot;XXX&quot;;&quot;OK&quot;)" office:value-type="string" office:string-value="OK" calcext:value-type="string">
            <text:p>OK</text:p>
          </table:table-cell>
          <table:table-cell table:formula="of:=IF(OR([$Sheet1.P101]&lt;25;[$Sheet1.P101]&gt;974);&quot;XXX&quot;;&quot;OK&quot;)" office:value-type="string" office:string-value="OK" calcext:value-type="string">
            <text:p>OK</text:p>
          </table:table-cell>
          <table:table-cell table:formula="of:=IF(OR([$Sheet1.Q101]&lt;25;[$Sheet1.Q101]&gt;974);&quot;XXX&quot;;&quot;OK&quot;)" office:value-type="string" office:string-value="OK" calcext:value-type="string">
            <text:p>OK</text:p>
          </table:table-cell>
          <table:table-cell table:formula="of:=IF(OR([$Sheet1.R101]&lt;25;[$Sheet1.R101]&gt;974);&quot;XXX&quot;;&quot;OK&quot;)" office:value-type="string" office:string-value="OK" calcext:value-type="string">
            <text:p>OK</text:p>
          </table:table-cell>
          <table:table-cell table:formula="of:=IF(OR([$Sheet1.S101]&lt;25;[$Sheet1.S101]&gt;974);&quot;XXX&quot;;&quot;OK&quot;)" office:value-type="string" office:string-value="OK" calcext:value-type="string">
            <text:p>OK</text:p>
          </table:table-cell>
          <table:table-cell table:formula="of:=IF(OR([$Sheet1.T101]&lt;25;[$Sheet1.T101]&gt;974);&quot;XXX&quot;;&quot;OK&quot;)" office:value-type="string" office:string-value="OK" calcext:value-type="string">
            <text:p>OK</text:p>
          </table:table-cell>
          <table:table-cell table:formula="of:=IF(OR([$Sheet1.U101]&lt;25;[$Sheet1.U10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2]&lt;25;[$Sheet1.B102]&gt;974);&quot;XXX&quot;;&quot;OK&quot;)" office:value-type="string" office:string-value="OK" calcext:value-type="string">
            <text:p>OK</text:p>
          </table:table-cell>
          <table:table-cell table:formula="of:=IF(OR([$Sheet1.C102]&lt;25;[$Sheet1.C102]&gt;974);&quot;XXX&quot;;&quot;OK&quot;)" office:value-type="string" office:string-value="OK" calcext:value-type="string">
            <text:p>OK</text:p>
          </table:table-cell>
          <table:table-cell table:formula="of:=IF(OR([$Sheet1.D102]&lt;25;[$Sheet1.D102]&gt;974);&quot;XXX&quot;;&quot;OK&quot;)" office:value-type="string" office:string-value="OK" calcext:value-type="string">
            <text:p>OK</text:p>
          </table:table-cell>
          <table:table-cell table:formula="of:=IF(OR([$Sheet1.E102]&lt;25;[$Sheet1.E102]&gt;974);&quot;XXX&quot;;&quot;OK&quot;)" office:value-type="string" office:string-value="OK" calcext:value-type="string">
            <text:p>OK</text:p>
          </table:table-cell>
          <table:table-cell table:formula="of:=IF(OR([$Sheet1.F102]&lt;25;[$Sheet1.F102]&gt;974);&quot;XXX&quot;;&quot;OK&quot;)" office:value-type="string" office:string-value="OK" calcext:value-type="string">
            <text:p>OK</text:p>
          </table:table-cell>
          <table:table-cell table:formula="of:=IF(OR([$Sheet1.G102]&lt;25;[$Sheet1.G102]&gt;974);&quot;XXX&quot;;&quot;OK&quot;)" office:value-type="string" office:string-value="OK" calcext:value-type="string">
            <text:p>OK</text:p>
          </table:table-cell>
          <table:table-cell table:formula="of:=IF(OR([$Sheet1.H102]&lt;25;[$Sheet1.H102]&gt;974);&quot;XXX&quot;;&quot;OK&quot;)" office:value-type="string" office:string-value="OK" calcext:value-type="string">
            <text:p>OK</text:p>
          </table:table-cell>
          <table:table-cell table:formula="of:=IF(OR([$Sheet1.I102]&lt;25;[$Sheet1.I102]&gt;974);&quot;XXX&quot;;&quot;OK&quot;)" office:value-type="string" office:string-value="OK" calcext:value-type="string">
            <text:p>OK</text:p>
          </table:table-cell>
          <table:table-cell table:formula="of:=IF(OR([$Sheet1.J102]&lt;25;[$Sheet1.J102]&gt;974);&quot;XXX&quot;;&quot;OK&quot;)" office:value-type="string" office:string-value="OK" calcext:value-type="string">
            <text:p>OK</text:p>
          </table:table-cell>
          <table:table-cell table:formula="of:=IF(OR([$Sheet1.K102]&lt;25;[$Sheet1.K102]&gt;974);&quot;XXX&quot;;&quot;OK&quot;)" office:value-type="string" office:string-value="OK" calcext:value-type="string">
            <text:p>OK</text:p>
          </table:table-cell>
          <table:table-cell table:formula="of:=IF(OR([$Sheet1.L102]&lt;25;[$Sheet1.L102]&gt;974);&quot;XXX&quot;;&quot;OK&quot;)" office:value-type="string" office:string-value="OK" calcext:value-type="string">
            <text:p>OK</text:p>
          </table:table-cell>
          <table:table-cell table:formula="of:=IF(OR([$Sheet1.M102]&lt;25;[$Sheet1.M102]&gt;974);&quot;XXX&quot;;&quot;OK&quot;)" office:value-type="string" office:string-value="OK" calcext:value-type="string">
            <text:p>OK</text:p>
          </table:table-cell>
          <table:table-cell table:formula="of:=IF(OR([$Sheet1.N102]&lt;25;[$Sheet1.N102]&gt;974);&quot;XXX&quot;;&quot;OK&quot;)" office:value-type="string" office:string-value="OK" calcext:value-type="string">
            <text:p>OK</text:p>
          </table:table-cell>
          <table:table-cell table:formula="of:=IF(OR([$Sheet1.O102]&lt;25;[$Sheet1.O102]&gt;974);&quot;XXX&quot;;&quot;OK&quot;)" office:value-type="string" office:string-value="OK" calcext:value-type="string">
            <text:p>OK</text:p>
          </table:table-cell>
          <table:table-cell table:formula="of:=IF(OR([$Sheet1.P102]&lt;25;[$Sheet1.P102]&gt;974);&quot;XXX&quot;;&quot;OK&quot;)" office:value-type="string" office:string-value="OK" calcext:value-type="string">
            <text:p>OK</text:p>
          </table:table-cell>
          <table:table-cell table:formula="of:=IF(OR([$Sheet1.Q102]&lt;25;[$Sheet1.Q102]&gt;974);&quot;XXX&quot;;&quot;OK&quot;)" office:value-type="string" office:string-value="OK" calcext:value-type="string">
            <text:p>OK</text:p>
          </table:table-cell>
          <table:table-cell table:formula="of:=IF(OR([$Sheet1.R102]&lt;25;[$Sheet1.R102]&gt;974);&quot;XXX&quot;;&quot;OK&quot;)" office:value-type="string" office:string-value="OK" calcext:value-type="string">
            <text:p>OK</text:p>
          </table:table-cell>
          <table:table-cell table:formula="of:=IF(OR([$Sheet1.S102]&lt;25;[$Sheet1.S102]&gt;974);&quot;XXX&quot;;&quot;OK&quot;)" office:value-type="string" office:string-value="OK" calcext:value-type="string">
            <text:p>OK</text:p>
          </table:table-cell>
          <table:table-cell table:formula="of:=IF(OR([$Sheet1.T102]&lt;25;[$Sheet1.T102]&gt;974);&quot;XXX&quot;;&quot;OK&quot;)" office:value-type="string" office:string-value="OK" calcext:value-type="string">
            <text:p>OK</text:p>
          </table:table-cell>
          <table:table-cell table:formula="of:=IF(OR([$Sheet1.U102]&lt;25;[$Sheet1.U10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3]&lt;25;[$Sheet1.B103]&gt;974);&quot;XXX&quot;;&quot;OK&quot;)" office:value-type="string" office:string-value="OK" calcext:value-type="string">
            <text:p>OK</text:p>
          </table:table-cell>
          <table:table-cell table:formula="of:=IF(OR([$Sheet1.C103]&lt;25;[$Sheet1.C103]&gt;974);&quot;XXX&quot;;&quot;OK&quot;)" office:value-type="string" office:string-value="OK" calcext:value-type="string">
            <text:p>OK</text:p>
          </table:table-cell>
          <table:table-cell table:formula="of:=IF(OR([$Sheet1.D103]&lt;25;[$Sheet1.D103]&gt;974);&quot;XXX&quot;;&quot;OK&quot;)" office:value-type="string" office:string-value="OK" calcext:value-type="string">
            <text:p>OK</text:p>
          </table:table-cell>
          <table:table-cell table:formula="of:=IF(OR([$Sheet1.E103]&lt;25;[$Sheet1.E103]&gt;974);&quot;XXX&quot;;&quot;OK&quot;)" office:value-type="string" office:string-value="OK" calcext:value-type="string">
            <text:p>OK</text:p>
          </table:table-cell>
          <table:table-cell table:formula="of:=IF(OR([$Sheet1.F103]&lt;25;[$Sheet1.F103]&gt;974);&quot;XXX&quot;;&quot;OK&quot;)" office:value-type="string" office:string-value="OK" calcext:value-type="string">
            <text:p>OK</text:p>
          </table:table-cell>
          <table:table-cell table:formula="of:=IF(OR([$Sheet1.G103]&lt;25;[$Sheet1.G103]&gt;974);&quot;XXX&quot;;&quot;OK&quot;)" office:value-type="string" office:string-value="OK" calcext:value-type="string">
            <text:p>OK</text:p>
          </table:table-cell>
          <table:table-cell table:formula="of:=IF(OR([$Sheet1.H103]&lt;25;[$Sheet1.H103]&gt;974);&quot;XXX&quot;;&quot;OK&quot;)" office:value-type="string" office:string-value="OK" calcext:value-type="string">
            <text:p>OK</text:p>
          </table:table-cell>
          <table:table-cell table:formula="of:=IF(OR([$Sheet1.I103]&lt;25;[$Sheet1.I103]&gt;974);&quot;XXX&quot;;&quot;OK&quot;)" office:value-type="string" office:string-value="OK" calcext:value-type="string">
            <text:p>OK</text:p>
          </table:table-cell>
          <table:table-cell table:formula="of:=IF(OR([$Sheet1.J103]&lt;25;[$Sheet1.J103]&gt;974);&quot;XXX&quot;;&quot;OK&quot;)" office:value-type="string" office:string-value="OK" calcext:value-type="string">
            <text:p>OK</text:p>
          </table:table-cell>
          <table:table-cell table:formula="of:=IF(OR([$Sheet1.K103]&lt;25;[$Sheet1.K103]&gt;974);&quot;XXX&quot;;&quot;OK&quot;)" office:value-type="string" office:string-value="OK" calcext:value-type="string">
            <text:p>OK</text:p>
          </table:table-cell>
          <table:table-cell table:formula="of:=IF(OR([$Sheet1.L103]&lt;25;[$Sheet1.L103]&gt;974);&quot;XXX&quot;;&quot;OK&quot;)" office:value-type="string" office:string-value="OK" calcext:value-type="string">
            <text:p>OK</text:p>
          </table:table-cell>
          <table:table-cell table:formula="of:=IF(OR([$Sheet1.M103]&lt;25;[$Sheet1.M103]&gt;974);&quot;XXX&quot;;&quot;OK&quot;)" office:value-type="string" office:string-value="OK" calcext:value-type="string">
            <text:p>OK</text:p>
          </table:table-cell>
          <table:table-cell table:formula="of:=IF(OR([$Sheet1.N103]&lt;25;[$Sheet1.N103]&gt;974);&quot;XXX&quot;;&quot;OK&quot;)" office:value-type="string" office:string-value="OK" calcext:value-type="string">
            <text:p>OK</text:p>
          </table:table-cell>
          <table:table-cell table:formula="of:=IF(OR([$Sheet1.O103]&lt;25;[$Sheet1.O103]&gt;974);&quot;XXX&quot;;&quot;OK&quot;)" office:value-type="string" office:string-value="OK" calcext:value-type="string">
            <text:p>OK</text:p>
          </table:table-cell>
          <table:table-cell table:formula="of:=IF(OR([$Sheet1.P103]&lt;25;[$Sheet1.P103]&gt;974);&quot;XXX&quot;;&quot;OK&quot;)" office:value-type="string" office:string-value="OK" calcext:value-type="string">
            <text:p>OK</text:p>
          </table:table-cell>
          <table:table-cell table:formula="of:=IF(OR([$Sheet1.Q103]&lt;25;[$Sheet1.Q103]&gt;974);&quot;XXX&quot;;&quot;OK&quot;)" office:value-type="string" office:string-value="OK" calcext:value-type="string">
            <text:p>OK</text:p>
          </table:table-cell>
          <table:table-cell table:formula="of:=IF(OR([$Sheet1.R103]&lt;25;[$Sheet1.R103]&gt;974);&quot;XXX&quot;;&quot;OK&quot;)" office:value-type="string" office:string-value="OK" calcext:value-type="string">
            <text:p>OK</text:p>
          </table:table-cell>
          <table:table-cell table:formula="of:=IF(OR([$Sheet1.S103]&lt;25;[$Sheet1.S103]&gt;974);&quot;XXX&quot;;&quot;OK&quot;)" office:value-type="string" office:string-value="OK" calcext:value-type="string">
            <text:p>OK</text:p>
          </table:table-cell>
          <table:table-cell table:formula="of:=IF(OR([$Sheet1.T103]&lt;25;[$Sheet1.T103]&gt;974);&quot;XXX&quot;;&quot;OK&quot;)" office:value-type="string" office:string-value="OK" calcext:value-type="string">
            <text:p>OK</text:p>
          </table:table-cell>
          <table:table-cell table:formula="of:=IF(OR([$Sheet1.U103]&lt;25;[$Sheet1.U10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4]&lt;25;[$Sheet1.B104]&gt;974);&quot;XXX&quot;;&quot;OK&quot;)" office:value-type="string" office:string-value="OK" calcext:value-type="string">
            <text:p>OK</text:p>
          </table:table-cell>
          <table:table-cell table:formula="of:=IF(OR([$Sheet1.C104]&lt;25;[$Sheet1.C104]&gt;974);&quot;XXX&quot;;&quot;OK&quot;)" office:value-type="string" office:string-value="OK" calcext:value-type="string">
            <text:p>OK</text:p>
          </table:table-cell>
          <table:table-cell table:formula="of:=IF(OR([$Sheet1.D104]&lt;25;[$Sheet1.D104]&gt;974);&quot;XXX&quot;;&quot;OK&quot;)" office:value-type="string" office:string-value="OK" calcext:value-type="string">
            <text:p>OK</text:p>
          </table:table-cell>
          <table:table-cell table:formula="of:=IF(OR([$Sheet1.E104]&lt;25;[$Sheet1.E104]&gt;974);&quot;XXX&quot;;&quot;OK&quot;)" office:value-type="string" office:string-value="OK" calcext:value-type="string">
            <text:p>OK</text:p>
          </table:table-cell>
          <table:table-cell table:formula="of:=IF(OR([$Sheet1.F104]&lt;25;[$Sheet1.F104]&gt;974);&quot;XXX&quot;;&quot;OK&quot;)" office:value-type="string" office:string-value="OK" calcext:value-type="string">
            <text:p>OK</text:p>
          </table:table-cell>
          <table:table-cell table:formula="of:=IF(OR([$Sheet1.G104]&lt;25;[$Sheet1.G104]&gt;974);&quot;XXX&quot;;&quot;OK&quot;)" office:value-type="string" office:string-value="OK" calcext:value-type="string">
            <text:p>OK</text:p>
          </table:table-cell>
          <table:table-cell table:formula="of:=IF(OR([$Sheet1.H104]&lt;25;[$Sheet1.H104]&gt;974);&quot;XXX&quot;;&quot;OK&quot;)" office:value-type="string" office:string-value="OK" calcext:value-type="string">
            <text:p>OK</text:p>
          </table:table-cell>
          <table:table-cell table:formula="of:=IF(OR([$Sheet1.I104]&lt;25;[$Sheet1.I104]&gt;974);&quot;XXX&quot;;&quot;OK&quot;)" office:value-type="string" office:string-value="OK" calcext:value-type="string">
            <text:p>OK</text:p>
          </table:table-cell>
          <table:table-cell table:formula="of:=IF(OR([$Sheet1.J104]&lt;25;[$Sheet1.J104]&gt;974);&quot;XXX&quot;;&quot;OK&quot;)" office:value-type="string" office:string-value="OK" calcext:value-type="string">
            <text:p>OK</text:p>
          </table:table-cell>
          <table:table-cell table:formula="of:=IF(OR([$Sheet1.K104]&lt;25;[$Sheet1.K104]&gt;974);&quot;XXX&quot;;&quot;OK&quot;)" office:value-type="string" office:string-value="OK" calcext:value-type="string">
            <text:p>OK</text:p>
          </table:table-cell>
          <table:table-cell table:formula="of:=IF(OR([$Sheet1.L104]&lt;25;[$Sheet1.L104]&gt;974);&quot;XXX&quot;;&quot;OK&quot;)" office:value-type="string" office:string-value="OK" calcext:value-type="string">
            <text:p>OK</text:p>
          </table:table-cell>
          <table:table-cell table:formula="of:=IF(OR([$Sheet1.M104]&lt;25;[$Sheet1.M104]&gt;974);&quot;XXX&quot;;&quot;OK&quot;)" office:value-type="string" office:string-value="OK" calcext:value-type="string">
            <text:p>OK</text:p>
          </table:table-cell>
          <table:table-cell table:formula="of:=IF(OR([$Sheet1.N104]&lt;25;[$Sheet1.N104]&gt;974);&quot;XXX&quot;;&quot;OK&quot;)" office:value-type="string" office:string-value="OK" calcext:value-type="string">
            <text:p>OK</text:p>
          </table:table-cell>
          <table:table-cell table:formula="of:=IF(OR([$Sheet1.O104]&lt;25;[$Sheet1.O104]&gt;974);&quot;XXX&quot;;&quot;OK&quot;)" office:value-type="string" office:string-value="OK" calcext:value-type="string">
            <text:p>OK</text:p>
          </table:table-cell>
          <table:table-cell table:formula="of:=IF(OR([$Sheet1.P104]&lt;25;[$Sheet1.P104]&gt;974);&quot;XXX&quot;;&quot;OK&quot;)" office:value-type="string" office:string-value="OK" calcext:value-type="string">
            <text:p>OK</text:p>
          </table:table-cell>
          <table:table-cell table:formula="of:=IF(OR([$Sheet1.Q104]&lt;25;[$Sheet1.Q104]&gt;974);&quot;XXX&quot;;&quot;OK&quot;)" office:value-type="string" office:string-value="OK" calcext:value-type="string">
            <text:p>OK</text:p>
          </table:table-cell>
          <table:table-cell table:formula="of:=IF(OR([$Sheet1.R104]&lt;25;[$Sheet1.R104]&gt;974);&quot;XXX&quot;;&quot;OK&quot;)" office:value-type="string" office:string-value="OK" calcext:value-type="string">
            <text:p>OK</text:p>
          </table:table-cell>
          <table:table-cell table:formula="of:=IF(OR([$Sheet1.S104]&lt;25;[$Sheet1.S104]&gt;974);&quot;XXX&quot;;&quot;OK&quot;)" office:value-type="string" office:string-value="OK" calcext:value-type="string">
            <text:p>OK</text:p>
          </table:table-cell>
          <table:table-cell table:formula="of:=IF(OR([$Sheet1.T104]&lt;25;[$Sheet1.T104]&gt;974);&quot;XXX&quot;;&quot;OK&quot;)" office:value-type="string" office:string-value="OK" calcext:value-type="string">
            <text:p>OK</text:p>
          </table:table-cell>
          <table:table-cell table:formula="of:=IF(OR([$Sheet1.U104]&lt;25;[$Sheet1.U10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5]&lt;25;[$Sheet1.B105]&gt;974);&quot;XXX&quot;;&quot;OK&quot;)" office:value-type="string" office:string-value="OK" calcext:value-type="string">
            <text:p>OK</text:p>
          </table:table-cell>
          <table:table-cell table:formula="of:=IF(OR([$Sheet1.C105]&lt;25;[$Sheet1.C105]&gt;974);&quot;XXX&quot;;&quot;OK&quot;)" office:value-type="string" office:string-value="OK" calcext:value-type="string">
            <text:p>OK</text:p>
          </table:table-cell>
          <table:table-cell table:formula="of:=IF(OR([$Sheet1.D105]&lt;25;[$Sheet1.D105]&gt;974);&quot;XXX&quot;;&quot;OK&quot;)" office:value-type="string" office:string-value="OK" calcext:value-type="string">
            <text:p>OK</text:p>
          </table:table-cell>
          <table:table-cell table:formula="of:=IF(OR([$Sheet1.E105]&lt;25;[$Sheet1.E105]&gt;974);&quot;XXX&quot;;&quot;OK&quot;)" office:value-type="string" office:string-value="OK" calcext:value-type="string">
            <text:p>OK</text:p>
          </table:table-cell>
          <table:table-cell table:formula="of:=IF(OR([$Sheet1.F105]&lt;25;[$Sheet1.F105]&gt;974);&quot;XXX&quot;;&quot;OK&quot;)" office:value-type="string" office:string-value="OK" calcext:value-type="string">
            <text:p>OK</text:p>
          </table:table-cell>
          <table:table-cell table:formula="of:=IF(OR([$Sheet1.G105]&lt;25;[$Sheet1.G105]&gt;974);&quot;XXX&quot;;&quot;OK&quot;)" office:value-type="string" office:string-value="OK" calcext:value-type="string">
            <text:p>OK</text:p>
          </table:table-cell>
          <table:table-cell table:formula="of:=IF(OR([$Sheet1.H105]&lt;25;[$Sheet1.H105]&gt;974);&quot;XXX&quot;;&quot;OK&quot;)" office:value-type="string" office:string-value="OK" calcext:value-type="string">
            <text:p>OK</text:p>
          </table:table-cell>
          <table:table-cell table:formula="of:=IF(OR([$Sheet1.I105]&lt;25;[$Sheet1.I105]&gt;974);&quot;XXX&quot;;&quot;OK&quot;)" office:value-type="string" office:string-value="OK" calcext:value-type="string">
            <text:p>OK</text:p>
          </table:table-cell>
          <table:table-cell table:formula="of:=IF(OR([$Sheet1.J105]&lt;25;[$Sheet1.J105]&gt;974);&quot;XXX&quot;;&quot;OK&quot;)" office:value-type="string" office:string-value="OK" calcext:value-type="string">
            <text:p>OK</text:p>
          </table:table-cell>
          <table:table-cell table:formula="of:=IF(OR([$Sheet1.K105]&lt;25;[$Sheet1.K105]&gt;974);&quot;XXX&quot;;&quot;OK&quot;)" office:value-type="string" office:string-value="OK" calcext:value-type="string">
            <text:p>OK</text:p>
          </table:table-cell>
          <table:table-cell table:formula="of:=IF(OR([$Sheet1.L105]&lt;25;[$Sheet1.L105]&gt;974);&quot;XXX&quot;;&quot;OK&quot;)" office:value-type="string" office:string-value="OK" calcext:value-type="string">
            <text:p>OK</text:p>
          </table:table-cell>
          <table:table-cell table:formula="of:=IF(OR([$Sheet1.M105]&lt;25;[$Sheet1.M105]&gt;974);&quot;XXX&quot;;&quot;OK&quot;)" office:value-type="string" office:string-value="OK" calcext:value-type="string">
            <text:p>OK</text:p>
          </table:table-cell>
          <table:table-cell table:formula="of:=IF(OR([$Sheet1.N105]&lt;25;[$Sheet1.N105]&gt;974);&quot;XXX&quot;;&quot;OK&quot;)" office:value-type="string" office:string-value="OK" calcext:value-type="string">
            <text:p>OK</text:p>
          </table:table-cell>
          <table:table-cell table:formula="of:=IF(OR([$Sheet1.O105]&lt;25;[$Sheet1.O105]&gt;974);&quot;XXX&quot;;&quot;OK&quot;)" office:value-type="string" office:string-value="OK" calcext:value-type="string">
            <text:p>OK</text:p>
          </table:table-cell>
          <table:table-cell table:formula="of:=IF(OR([$Sheet1.P105]&lt;25;[$Sheet1.P105]&gt;974);&quot;XXX&quot;;&quot;OK&quot;)" office:value-type="string" office:string-value="OK" calcext:value-type="string">
            <text:p>OK</text:p>
          </table:table-cell>
          <table:table-cell table:formula="of:=IF(OR([$Sheet1.Q105]&lt;25;[$Sheet1.Q105]&gt;974);&quot;XXX&quot;;&quot;OK&quot;)" office:value-type="string" office:string-value="OK" calcext:value-type="string">
            <text:p>OK</text:p>
          </table:table-cell>
          <table:table-cell table:formula="of:=IF(OR([$Sheet1.R105]&lt;25;[$Sheet1.R105]&gt;974);&quot;XXX&quot;;&quot;OK&quot;)" office:value-type="string" office:string-value="OK" calcext:value-type="string">
            <text:p>OK</text:p>
          </table:table-cell>
          <table:table-cell table:formula="of:=IF(OR([$Sheet1.S105]&lt;25;[$Sheet1.S105]&gt;974);&quot;XXX&quot;;&quot;OK&quot;)" office:value-type="string" office:string-value="OK" calcext:value-type="string">
            <text:p>OK</text:p>
          </table:table-cell>
          <table:table-cell table:formula="of:=IF(OR([$Sheet1.T105]&lt;25;[$Sheet1.T105]&gt;974);&quot;XXX&quot;;&quot;OK&quot;)" office:value-type="string" office:string-value="OK" calcext:value-type="string">
            <text:p>OK</text:p>
          </table:table-cell>
          <table:table-cell table:formula="of:=IF(OR([$Sheet1.U105]&lt;25;[$Sheet1.U10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6]&lt;25;[$Sheet1.B106]&gt;974);&quot;XXX&quot;;&quot;OK&quot;)" office:value-type="string" office:string-value="OK" calcext:value-type="string">
            <text:p>OK</text:p>
          </table:table-cell>
          <table:table-cell table:formula="of:=IF(OR([$Sheet1.C106]&lt;25;[$Sheet1.C106]&gt;974);&quot;XXX&quot;;&quot;OK&quot;)" office:value-type="string" office:string-value="OK" calcext:value-type="string">
            <text:p>OK</text:p>
          </table:table-cell>
          <table:table-cell table:formula="of:=IF(OR([$Sheet1.D106]&lt;25;[$Sheet1.D106]&gt;974);&quot;XXX&quot;;&quot;OK&quot;)" office:value-type="string" office:string-value="OK" calcext:value-type="string">
            <text:p>OK</text:p>
          </table:table-cell>
          <table:table-cell table:formula="of:=IF(OR([$Sheet1.E106]&lt;25;[$Sheet1.E106]&gt;974);&quot;XXX&quot;;&quot;OK&quot;)" office:value-type="string" office:string-value="OK" calcext:value-type="string">
            <text:p>OK</text:p>
          </table:table-cell>
          <table:table-cell table:formula="of:=IF(OR([$Sheet1.F106]&lt;25;[$Sheet1.F106]&gt;974);&quot;XXX&quot;;&quot;OK&quot;)" office:value-type="string" office:string-value="OK" calcext:value-type="string">
            <text:p>OK</text:p>
          </table:table-cell>
          <table:table-cell table:formula="of:=IF(OR([$Sheet1.G106]&lt;25;[$Sheet1.G106]&gt;974);&quot;XXX&quot;;&quot;OK&quot;)" office:value-type="string" office:string-value="OK" calcext:value-type="string">
            <text:p>OK</text:p>
          </table:table-cell>
          <table:table-cell table:formula="of:=IF(OR([$Sheet1.H106]&lt;25;[$Sheet1.H106]&gt;974);&quot;XXX&quot;;&quot;OK&quot;)" office:value-type="string" office:string-value="OK" calcext:value-type="string">
            <text:p>OK</text:p>
          </table:table-cell>
          <table:table-cell table:formula="of:=IF(OR([$Sheet1.I106]&lt;25;[$Sheet1.I106]&gt;974);&quot;XXX&quot;;&quot;OK&quot;)" office:value-type="string" office:string-value="OK" calcext:value-type="string">
            <text:p>OK</text:p>
          </table:table-cell>
          <table:table-cell table:formula="of:=IF(OR([$Sheet1.J106]&lt;25;[$Sheet1.J106]&gt;974);&quot;XXX&quot;;&quot;OK&quot;)" office:value-type="string" office:string-value="OK" calcext:value-type="string">
            <text:p>OK</text:p>
          </table:table-cell>
          <table:table-cell table:formula="of:=IF(OR([$Sheet1.K106]&lt;25;[$Sheet1.K106]&gt;974);&quot;XXX&quot;;&quot;OK&quot;)" office:value-type="string" office:string-value="OK" calcext:value-type="string">
            <text:p>OK</text:p>
          </table:table-cell>
          <table:table-cell table:formula="of:=IF(OR([$Sheet1.L106]&lt;25;[$Sheet1.L106]&gt;974);&quot;XXX&quot;;&quot;OK&quot;)" office:value-type="string" office:string-value="OK" calcext:value-type="string">
            <text:p>OK</text:p>
          </table:table-cell>
          <table:table-cell table:formula="of:=IF(OR([$Sheet1.M106]&lt;25;[$Sheet1.M106]&gt;974);&quot;XXX&quot;;&quot;OK&quot;)" office:value-type="string" office:string-value="OK" calcext:value-type="string">
            <text:p>OK</text:p>
          </table:table-cell>
          <table:table-cell table:formula="of:=IF(OR([$Sheet1.N106]&lt;25;[$Sheet1.N106]&gt;974);&quot;XXX&quot;;&quot;OK&quot;)" office:value-type="string" office:string-value="OK" calcext:value-type="string">
            <text:p>OK</text:p>
          </table:table-cell>
          <table:table-cell table:formula="of:=IF(OR([$Sheet1.O106]&lt;25;[$Sheet1.O106]&gt;974);&quot;XXX&quot;;&quot;OK&quot;)" office:value-type="string" office:string-value="OK" calcext:value-type="string">
            <text:p>OK</text:p>
          </table:table-cell>
          <table:table-cell table:formula="of:=IF(OR([$Sheet1.P106]&lt;25;[$Sheet1.P106]&gt;974);&quot;XXX&quot;;&quot;OK&quot;)" office:value-type="string" office:string-value="OK" calcext:value-type="string">
            <text:p>OK</text:p>
          </table:table-cell>
          <table:table-cell table:formula="of:=IF(OR([$Sheet1.Q106]&lt;25;[$Sheet1.Q106]&gt;974);&quot;XXX&quot;;&quot;OK&quot;)" office:value-type="string" office:string-value="OK" calcext:value-type="string">
            <text:p>OK</text:p>
          </table:table-cell>
          <table:table-cell table:formula="of:=IF(OR([$Sheet1.R106]&lt;25;[$Sheet1.R106]&gt;974);&quot;XXX&quot;;&quot;OK&quot;)" office:value-type="string" office:string-value="OK" calcext:value-type="string">
            <text:p>OK</text:p>
          </table:table-cell>
          <table:table-cell table:formula="of:=IF(OR([$Sheet1.S106]&lt;25;[$Sheet1.S106]&gt;974);&quot;XXX&quot;;&quot;OK&quot;)" office:value-type="string" office:string-value="OK" calcext:value-type="string">
            <text:p>OK</text:p>
          </table:table-cell>
          <table:table-cell table:formula="of:=IF(OR([$Sheet1.T106]&lt;25;[$Sheet1.T106]&gt;974);&quot;XXX&quot;;&quot;OK&quot;)" office:value-type="string" office:string-value="OK" calcext:value-type="string">
            <text:p>OK</text:p>
          </table:table-cell>
          <table:table-cell table:formula="of:=IF(OR([$Sheet1.U106]&lt;25;[$Sheet1.U10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7]&lt;25;[$Sheet1.B107]&gt;974);&quot;XXX&quot;;&quot;OK&quot;)" office:value-type="string" office:string-value="OK" calcext:value-type="string">
            <text:p>OK</text:p>
          </table:table-cell>
          <table:table-cell table:formula="of:=IF(OR([$Sheet1.C107]&lt;25;[$Sheet1.C107]&gt;974);&quot;XXX&quot;;&quot;OK&quot;)" office:value-type="string" office:string-value="OK" calcext:value-type="string">
            <text:p>OK</text:p>
          </table:table-cell>
          <table:table-cell table:formula="of:=IF(OR([$Sheet1.D107]&lt;25;[$Sheet1.D107]&gt;974);&quot;XXX&quot;;&quot;OK&quot;)" office:value-type="string" office:string-value="OK" calcext:value-type="string">
            <text:p>OK</text:p>
          </table:table-cell>
          <table:table-cell table:formula="of:=IF(OR([$Sheet1.E107]&lt;25;[$Sheet1.E107]&gt;974);&quot;XXX&quot;;&quot;OK&quot;)" office:value-type="string" office:string-value="OK" calcext:value-type="string">
            <text:p>OK</text:p>
          </table:table-cell>
          <table:table-cell table:formula="of:=IF(OR([$Sheet1.F107]&lt;25;[$Sheet1.F107]&gt;974);&quot;XXX&quot;;&quot;OK&quot;)" office:value-type="string" office:string-value="OK" calcext:value-type="string">
            <text:p>OK</text:p>
          </table:table-cell>
          <table:table-cell table:formula="of:=IF(OR([$Sheet1.G107]&lt;25;[$Sheet1.G107]&gt;974);&quot;XXX&quot;;&quot;OK&quot;)" office:value-type="string" office:string-value="OK" calcext:value-type="string">
            <text:p>OK</text:p>
          </table:table-cell>
          <table:table-cell table:formula="of:=IF(OR([$Sheet1.H107]&lt;25;[$Sheet1.H107]&gt;974);&quot;XXX&quot;;&quot;OK&quot;)" office:value-type="string" office:string-value="OK" calcext:value-type="string">
            <text:p>OK</text:p>
          </table:table-cell>
          <table:table-cell table:formula="of:=IF(OR([$Sheet1.I107]&lt;25;[$Sheet1.I107]&gt;974);&quot;XXX&quot;;&quot;OK&quot;)" office:value-type="string" office:string-value="OK" calcext:value-type="string">
            <text:p>OK</text:p>
          </table:table-cell>
          <table:table-cell table:formula="of:=IF(OR([$Sheet1.J107]&lt;25;[$Sheet1.J107]&gt;974);&quot;XXX&quot;;&quot;OK&quot;)" office:value-type="string" office:string-value="OK" calcext:value-type="string">
            <text:p>OK</text:p>
          </table:table-cell>
          <table:table-cell table:formula="of:=IF(OR([$Sheet1.K107]&lt;25;[$Sheet1.K107]&gt;974);&quot;XXX&quot;;&quot;OK&quot;)" office:value-type="string" office:string-value="OK" calcext:value-type="string">
            <text:p>OK</text:p>
          </table:table-cell>
          <table:table-cell table:formula="of:=IF(OR([$Sheet1.L107]&lt;25;[$Sheet1.L107]&gt;974);&quot;XXX&quot;;&quot;OK&quot;)" office:value-type="string" office:string-value="OK" calcext:value-type="string">
            <text:p>OK</text:p>
          </table:table-cell>
          <table:table-cell table:formula="of:=IF(OR([$Sheet1.M107]&lt;25;[$Sheet1.M107]&gt;974);&quot;XXX&quot;;&quot;OK&quot;)" office:value-type="string" office:string-value="OK" calcext:value-type="string">
            <text:p>OK</text:p>
          </table:table-cell>
          <table:table-cell table:formula="of:=IF(OR([$Sheet1.N107]&lt;25;[$Sheet1.N107]&gt;974);&quot;XXX&quot;;&quot;OK&quot;)" office:value-type="string" office:string-value="OK" calcext:value-type="string">
            <text:p>OK</text:p>
          </table:table-cell>
          <table:table-cell table:formula="of:=IF(OR([$Sheet1.O107]&lt;25;[$Sheet1.O107]&gt;974);&quot;XXX&quot;;&quot;OK&quot;)" office:value-type="string" office:string-value="OK" calcext:value-type="string">
            <text:p>OK</text:p>
          </table:table-cell>
          <table:table-cell table:formula="of:=IF(OR([$Sheet1.P107]&lt;25;[$Sheet1.P107]&gt;974);&quot;XXX&quot;;&quot;OK&quot;)" office:value-type="string" office:string-value="OK" calcext:value-type="string">
            <text:p>OK</text:p>
          </table:table-cell>
          <table:table-cell table:formula="of:=IF(OR([$Sheet1.Q107]&lt;25;[$Sheet1.Q107]&gt;974);&quot;XXX&quot;;&quot;OK&quot;)" office:value-type="string" office:string-value="OK" calcext:value-type="string">
            <text:p>OK</text:p>
          </table:table-cell>
          <table:table-cell table:formula="of:=IF(OR([$Sheet1.R107]&lt;25;[$Sheet1.R107]&gt;974);&quot;XXX&quot;;&quot;OK&quot;)" office:value-type="string" office:string-value="OK" calcext:value-type="string">
            <text:p>OK</text:p>
          </table:table-cell>
          <table:table-cell table:formula="of:=IF(OR([$Sheet1.S107]&lt;25;[$Sheet1.S107]&gt;974);&quot;XXX&quot;;&quot;OK&quot;)" office:value-type="string" office:string-value="OK" calcext:value-type="string">
            <text:p>OK</text:p>
          </table:table-cell>
          <table:table-cell table:formula="of:=IF(OR([$Sheet1.T107]&lt;25;[$Sheet1.T107]&gt;974);&quot;XXX&quot;;&quot;OK&quot;)" office:value-type="string" office:string-value="OK" calcext:value-type="string">
            <text:p>OK</text:p>
          </table:table-cell>
          <table:table-cell table:formula="of:=IF(OR([$Sheet1.U107]&lt;25;[$Sheet1.U10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8]&lt;25;[$Sheet1.B108]&gt;974);&quot;XXX&quot;;&quot;OK&quot;)" office:value-type="string" office:string-value="OK" calcext:value-type="string">
            <text:p>OK</text:p>
          </table:table-cell>
          <table:table-cell table:formula="of:=IF(OR([$Sheet1.C108]&lt;25;[$Sheet1.C108]&gt;974);&quot;XXX&quot;;&quot;OK&quot;)" office:value-type="string" office:string-value="OK" calcext:value-type="string">
            <text:p>OK</text:p>
          </table:table-cell>
          <table:table-cell table:formula="of:=IF(OR([$Sheet1.D108]&lt;25;[$Sheet1.D108]&gt;974);&quot;XXX&quot;;&quot;OK&quot;)" office:value-type="string" office:string-value="OK" calcext:value-type="string">
            <text:p>OK</text:p>
          </table:table-cell>
          <table:table-cell table:formula="of:=IF(OR([$Sheet1.E108]&lt;25;[$Sheet1.E108]&gt;974);&quot;XXX&quot;;&quot;OK&quot;)" office:value-type="string" office:string-value="OK" calcext:value-type="string">
            <text:p>OK</text:p>
          </table:table-cell>
          <table:table-cell table:formula="of:=IF(OR([$Sheet1.F108]&lt;25;[$Sheet1.F108]&gt;974);&quot;XXX&quot;;&quot;OK&quot;)" office:value-type="string" office:string-value="OK" calcext:value-type="string">
            <text:p>OK</text:p>
          </table:table-cell>
          <table:table-cell table:formula="of:=IF(OR([$Sheet1.G108]&lt;25;[$Sheet1.G108]&gt;974);&quot;XXX&quot;;&quot;OK&quot;)" office:value-type="string" office:string-value="OK" calcext:value-type="string">
            <text:p>OK</text:p>
          </table:table-cell>
          <table:table-cell table:formula="of:=IF(OR([$Sheet1.H108]&lt;25;[$Sheet1.H108]&gt;974);&quot;XXX&quot;;&quot;OK&quot;)" office:value-type="string" office:string-value="OK" calcext:value-type="string">
            <text:p>OK</text:p>
          </table:table-cell>
          <table:table-cell table:formula="of:=IF(OR([$Sheet1.I108]&lt;25;[$Sheet1.I108]&gt;974);&quot;XXX&quot;;&quot;OK&quot;)" office:value-type="string" office:string-value="OK" calcext:value-type="string">
            <text:p>OK</text:p>
          </table:table-cell>
          <table:table-cell table:formula="of:=IF(OR([$Sheet1.J108]&lt;25;[$Sheet1.J108]&gt;974);&quot;XXX&quot;;&quot;OK&quot;)" office:value-type="string" office:string-value="OK" calcext:value-type="string">
            <text:p>OK</text:p>
          </table:table-cell>
          <table:table-cell table:formula="of:=IF(OR([$Sheet1.K108]&lt;25;[$Sheet1.K108]&gt;974);&quot;XXX&quot;;&quot;OK&quot;)" office:value-type="string" office:string-value="OK" calcext:value-type="string">
            <text:p>OK</text:p>
          </table:table-cell>
          <table:table-cell table:formula="of:=IF(OR([$Sheet1.L108]&lt;25;[$Sheet1.L108]&gt;974);&quot;XXX&quot;;&quot;OK&quot;)" office:value-type="string" office:string-value="OK" calcext:value-type="string">
            <text:p>OK</text:p>
          </table:table-cell>
          <table:table-cell table:formula="of:=IF(OR([$Sheet1.M108]&lt;25;[$Sheet1.M108]&gt;974);&quot;XXX&quot;;&quot;OK&quot;)" office:value-type="string" office:string-value="OK" calcext:value-type="string">
            <text:p>OK</text:p>
          </table:table-cell>
          <table:table-cell table:formula="of:=IF(OR([$Sheet1.N108]&lt;25;[$Sheet1.N108]&gt;974);&quot;XXX&quot;;&quot;OK&quot;)" office:value-type="string" office:string-value="OK" calcext:value-type="string">
            <text:p>OK</text:p>
          </table:table-cell>
          <table:table-cell table:formula="of:=IF(OR([$Sheet1.O108]&lt;25;[$Sheet1.O108]&gt;974);&quot;XXX&quot;;&quot;OK&quot;)" office:value-type="string" office:string-value="OK" calcext:value-type="string">
            <text:p>OK</text:p>
          </table:table-cell>
          <table:table-cell table:formula="of:=IF(OR([$Sheet1.P108]&lt;25;[$Sheet1.P108]&gt;974);&quot;XXX&quot;;&quot;OK&quot;)" office:value-type="string" office:string-value="OK" calcext:value-type="string">
            <text:p>OK</text:p>
          </table:table-cell>
          <table:table-cell table:formula="of:=IF(OR([$Sheet1.Q108]&lt;25;[$Sheet1.Q108]&gt;974);&quot;XXX&quot;;&quot;OK&quot;)" office:value-type="string" office:string-value="OK" calcext:value-type="string">
            <text:p>OK</text:p>
          </table:table-cell>
          <table:table-cell table:formula="of:=IF(OR([$Sheet1.R108]&lt;25;[$Sheet1.R108]&gt;974);&quot;XXX&quot;;&quot;OK&quot;)" office:value-type="string" office:string-value="OK" calcext:value-type="string">
            <text:p>OK</text:p>
          </table:table-cell>
          <table:table-cell table:formula="of:=IF(OR([$Sheet1.S108]&lt;25;[$Sheet1.S108]&gt;974);&quot;XXX&quot;;&quot;OK&quot;)" office:value-type="string" office:string-value="OK" calcext:value-type="string">
            <text:p>OK</text:p>
          </table:table-cell>
          <table:table-cell table:formula="of:=IF(OR([$Sheet1.T108]&lt;25;[$Sheet1.T108]&gt;974);&quot;XXX&quot;;&quot;OK&quot;)" office:value-type="string" office:string-value="OK" calcext:value-type="string">
            <text:p>OK</text:p>
          </table:table-cell>
          <table:table-cell table:formula="of:=IF(OR([$Sheet1.U108]&lt;25;[$Sheet1.U10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09]&lt;25;[$Sheet1.B109]&gt;974);&quot;XXX&quot;;&quot;OK&quot;)" office:value-type="string" office:string-value="OK" calcext:value-type="string">
            <text:p>OK</text:p>
          </table:table-cell>
          <table:table-cell table:formula="of:=IF(OR([$Sheet1.C109]&lt;25;[$Sheet1.C109]&gt;974);&quot;XXX&quot;;&quot;OK&quot;)" office:value-type="string" office:string-value="OK" calcext:value-type="string">
            <text:p>OK</text:p>
          </table:table-cell>
          <table:table-cell table:formula="of:=IF(OR([$Sheet1.D109]&lt;25;[$Sheet1.D109]&gt;974);&quot;XXX&quot;;&quot;OK&quot;)" office:value-type="string" office:string-value="OK" calcext:value-type="string">
            <text:p>OK</text:p>
          </table:table-cell>
          <table:table-cell table:formula="of:=IF(OR([$Sheet1.E109]&lt;25;[$Sheet1.E109]&gt;974);&quot;XXX&quot;;&quot;OK&quot;)" office:value-type="string" office:string-value="OK" calcext:value-type="string">
            <text:p>OK</text:p>
          </table:table-cell>
          <table:table-cell table:formula="of:=IF(OR([$Sheet1.F109]&lt;25;[$Sheet1.F109]&gt;974);&quot;XXX&quot;;&quot;OK&quot;)" office:value-type="string" office:string-value="OK" calcext:value-type="string">
            <text:p>OK</text:p>
          </table:table-cell>
          <table:table-cell table:formula="of:=IF(OR([$Sheet1.G109]&lt;25;[$Sheet1.G109]&gt;974);&quot;XXX&quot;;&quot;OK&quot;)" office:value-type="string" office:string-value="OK" calcext:value-type="string">
            <text:p>OK</text:p>
          </table:table-cell>
          <table:table-cell table:formula="of:=IF(OR([$Sheet1.H109]&lt;25;[$Sheet1.H109]&gt;974);&quot;XXX&quot;;&quot;OK&quot;)" office:value-type="string" office:string-value="OK" calcext:value-type="string">
            <text:p>OK</text:p>
          </table:table-cell>
          <table:table-cell table:formula="of:=IF(OR([$Sheet1.I109]&lt;25;[$Sheet1.I109]&gt;974);&quot;XXX&quot;;&quot;OK&quot;)" office:value-type="string" office:string-value="OK" calcext:value-type="string">
            <text:p>OK</text:p>
          </table:table-cell>
          <table:table-cell table:formula="of:=IF(OR([$Sheet1.J109]&lt;25;[$Sheet1.J109]&gt;974);&quot;XXX&quot;;&quot;OK&quot;)" office:value-type="string" office:string-value="OK" calcext:value-type="string">
            <text:p>OK</text:p>
          </table:table-cell>
          <table:table-cell table:formula="of:=IF(OR([$Sheet1.K109]&lt;25;[$Sheet1.K109]&gt;974);&quot;XXX&quot;;&quot;OK&quot;)" office:value-type="string" office:string-value="OK" calcext:value-type="string">
            <text:p>OK</text:p>
          </table:table-cell>
          <table:table-cell table:formula="of:=IF(OR([$Sheet1.L109]&lt;25;[$Sheet1.L109]&gt;974);&quot;XXX&quot;;&quot;OK&quot;)" office:value-type="string" office:string-value="OK" calcext:value-type="string">
            <text:p>OK</text:p>
          </table:table-cell>
          <table:table-cell table:formula="of:=IF(OR([$Sheet1.M109]&lt;25;[$Sheet1.M109]&gt;974);&quot;XXX&quot;;&quot;OK&quot;)" office:value-type="string" office:string-value="OK" calcext:value-type="string">
            <text:p>OK</text:p>
          </table:table-cell>
          <table:table-cell table:formula="of:=IF(OR([$Sheet1.N109]&lt;25;[$Sheet1.N109]&gt;974);&quot;XXX&quot;;&quot;OK&quot;)" office:value-type="string" office:string-value="OK" calcext:value-type="string">
            <text:p>OK</text:p>
          </table:table-cell>
          <table:table-cell table:formula="of:=IF(OR([$Sheet1.O109]&lt;25;[$Sheet1.O109]&gt;974);&quot;XXX&quot;;&quot;OK&quot;)" office:value-type="string" office:string-value="OK" calcext:value-type="string">
            <text:p>OK</text:p>
          </table:table-cell>
          <table:table-cell table:formula="of:=IF(OR([$Sheet1.P109]&lt;25;[$Sheet1.P109]&gt;974);&quot;XXX&quot;;&quot;OK&quot;)" office:value-type="string" office:string-value="OK" calcext:value-type="string">
            <text:p>OK</text:p>
          </table:table-cell>
          <table:table-cell table:formula="of:=IF(OR([$Sheet1.Q109]&lt;25;[$Sheet1.Q109]&gt;974);&quot;XXX&quot;;&quot;OK&quot;)" office:value-type="string" office:string-value="OK" calcext:value-type="string">
            <text:p>OK</text:p>
          </table:table-cell>
          <table:table-cell table:formula="of:=IF(OR([$Sheet1.R109]&lt;25;[$Sheet1.R109]&gt;974);&quot;XXX&quot;;&quot;OK&quot;)" office:value-type="string" office:string-value="OK" calcext:value-type="string">
            <text:p>OK</text:p>
          </table:table-cell>
          <table:table-cell table:formula="of:=IF(OR([$Sheet1.S109]&lt;25;[$Sheet1.S109]&gt;974);&quot;XXX&quot;;&quot;OK&quot;)" office:value-type="string" office:string-value="OK" calcext:value-type="string">
            <text:p>OK</text:p>
          </table:table-cell>
          <table:table-cell table:formula="of:=IF(OR([$Sheet1.T109]&lt;25;[$Sheet1.T109]&gt;974);&quot;XXX&quot;;&quot;OK&quot;)" office:value-type="string" office:string-value="OK" calcext:value-type="string">
            <text:p>OK</text:p>
          </table:table-cell>
          <table:table-cell table:formula="of:=IF(OR([$Sheet1.U109]&lt;25;[$Sheet1.U10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0]&lt;25;[$Sheet1.B110]&gt;974);&quot;XXX&quot;;&quot;OK&quot;)" office:value-type="string" office:string-value="OK" calcext:value-type="string">
            <text:p>OK</text:p>
          </table:table-cell>
          <table:table-cell table:formula="of:=IF(OR([$Sheet1.C110]&lt;25;[$Sheet1.C110]&gt;974);&quot;XXX&quot;;&quot;OK&quot;)" office:value-type="string" office:string-value="OK" calcext:value-type="string">
            <text:p>OK</text:p>
          </table:table-cell>
          <table:table-cell table:formula="of:=IF(OR([$Sheet1.D110]&lt;25;[$Sheet1.D110]&gt;974);&quot;XXX&quot;;&quot;OK&quot;)" office:value-type="string" office:string-value="OK" calcext:value-type="string">
            <text:p>OK</text:p>
          </table:table-cell>
          <table:table-cell table:formula="of:=IF(OR([$Sheet1.E110]&lt;25;[$Sheet1.E110]&gt;974);&quot;XXX&quot;;&quot;OK&quot;)" office:value-type="string" office:string-value="OK" calcext:value-type="string">
            <text:p>OK</text:p>
          </table:table-cell>
          <table:table-cell table:formula="of:=IF(OR([$Sheet1.F110]&lt;25;[$Sheet1.F110]&gt;974);&quot;XXX&quot;;&quot;OK&quot;)" office:value-type="string" office:string-value="OK" calcext:value-type="string">
            <text:p>OK</text:p>
          </table:table-cell>
          <table:table-cell table:formula="of:=IF(OR([$Sheet1.G110]&lt;25;[$Sheet1.G110]&gt;974);&quot;XXX&quot;;&quot;OK&quot;)" office:value-type="string" office:string-value="OK" calcext:value-type="string">
            <text:p>OK</text:p>
          </table:table-cell>
          <table:table-cell table:formula="of:=IF(OR([$Sheet1.H110]&lt;25;[$Sheet1.H110]&gt;974);&quot;XXX&quot;;&quot;OK&quot;)" office:value-type="string" office:string-value="OK" calcext:value-type="string">
            <text:p>OK</text:p>
          </table:table-cell>
          <table:table-cell table:formula="of:=IF(OR([$Sheet1.I110]&lt;25;[$Sheet1.I110]&gt;974);&quot;XXX&quot;;&quot;OK&quot;)" office:value-type="string" office:string-value="OK" calcext:value-type="string">
            <text:p>OK</text:p>
          </table:table-cell>
          <table:table-cell table:formula="of:=IF(OR([$Sheet1.J110]&lt;25;[$Sheet1.J110]&gt;974);&quot;XXX&quot;;&quot;OK&quot;)" office:value-type="string" office:string-value="OK" calcext:value-type="string">
            <text:p>OK</text:p>
          </table:table-cell>
          <table:table-cell table:formula="of:=IF(OR([$Sheet1.K110]&lt;25;[$Sheet1.K110]&gt;974);&quot;XXX&quot;;&quot;OK&quot;)" office:value-type="string" office:string-value="OK" calcext:value-type="string">
            <text:p>OK</text:p>
          </table:table-cell>
          <table:table-cell table:formula="of:=IF(OR([$Sheet1.L110]&lt;25;[$Sheet1.L110]&gt;974);&quot;XXX&quot;;&quot;OK&quot;)" office:value-type="string" office:string-value="OK" calcext:value-type="string">
            <text:p>OK</text:p>
          </table:table-cell>
          <table:table-cell table:formula="of:=IF(OR([$Sheet1.M110]&lt;25;[$Sheet1.M110]&gt;974);&quot;XXX&quot;;&quot;OK&quot;)" office:value-type="string" office:string-value="OK" calcext:value-type="string">
            <text:p>OK</text:p>
          </table:table-cell>
          <table:table-cell table:formula="of:=IF(OR([$Sheet1.N110]&lt;25;[$Sheet1.N110]&gt;974);&quot;XXX&quot;;&quot;OK&quot;)" office:value-type="string" office:string-value="OK" calcext:value-type="string">
            <text:p>OK</text:p>
          </table:table-cell>
          <table:table-cell table:formula="of:=IF(OR([$Sheet1.O110]&lt;25;[$Sheet1.O110]&gt;974);&quot;XXX&quot;;&quot;OK&quot;)" office:value-type="string" office:string-value="OK" calcext:value-type="string">
            <text:p>OK</text:p>
          </table:table-cell>
          <table:table-cell table:formula="of:=IF(OR([$Sheet1.P110]&lt;25;[$Sheet1.P110]&gt;974);&quot;XXX&quot;;&quot;OK&quot;)" office:value-type="string" office:string-value="OK" calcext:value-type="string">
            <text:p>OK</text:p>
          </table:table-cell>
          <table:table-cell table:formula="of:=IF(OR([$Sheet1.Q110]&lt;25;[$Sheet1.Q110]&gt;974);&quot;XXX&quot;;&quot;OK&quot;)" office:value-type="string" office:string-value="OK" calcext:value-type="string">
            <text:p>OK</text:p>
          </table:table-cell>
          <table:table-cell table:formula="of:=IF(OR([$Sheet1.R110]&lt;25;[$Sheet1.R110]&gt;974);&quot;XXX&quot;;&quot;OK&quot;)" office:value-type="string" office:string-value="OK" calcext:value-type="string">
            <text:p>OK</text:p>
          </table:table-cell>
          <table:table-cell table:formula="of:=IF(OR([$Sheet1.S110]&lt;25;[$Sheet1.S110]&gt;974);&quot;XXX&quot;;&quot;OK&quot;)" office:value-type="string" office:string-value="OK" calcext:value-type="string">
            <text:p>OK</text:p>
          </table:table-cell>
          <table:table-cell table:formula="of:=IF(OR([$Sheet1.T110]&lt;25;[$Sheet1.T110]&gt;974);&quot;XXX&quot;;&quot;OK&quot;)" office:value-type="string" office:string-value="OK" calcext:value-type="string">
            <text:p>OK</text:p>
          </table:table-cell>
          <table:table-cell table:formula="of:=IF(OR([$Sheet1.U110]&lt;25;[$Sheet1.U11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1]&lt;25;[$Sheet1.B111]&gt;974);&quot;XXX&quot;;&quot;OK&quot;)" office:value-type="string" office:string-value="OK" calcext:value-type="string">
            <text:p>OK</text:p>
          </table:table-cell>
          <table:table-cell table:formula="of:=IF(OR([$Sheet1.C111]&lt;25;[$Sheet1.C111]&gt;974);&quot;XXX&quot;;&quot;OK&quot;)" office:value-type="string" office:string-value="OK" calcext:value-type="string">
            <text:p>OK</text:p>
          </table:table-cell>
          <table:table-cell table:formula="of:=IF(OR([$Sheet1.D111]&lt;25;[$Sheet1.D111]&gt;974);&quot;XXX&quot;;&quot;OK&quot;)" office:value-type="string" office:string-value="OK" calcext:value-type="string">
            <text:p>OK</text:p>
          </table:table-cell>
          <table:table-cell table:formula="of:=IF(OR([$Sheet1.E111]&lt;25;[$Sheet1.E111]&gt;974);&quot;XXX&quot;;&quot;OK&quot;)" office:value-type="string" office:string-value="OK" calcext:value-type="string">
            <text:p>OK</text:p>
          </table:table-cell>
          <table:table-cell table:formula="of:=IF(OR([$Sheet1.F111]&lt;25;[$Sheet1.F111]&gt;974);&quot;XXX&quot;;&quot;OK&quot;)" office:value-type="string" office:string-value="OK" calcext:value-type="string">
            <text:p>OK</text:p>
          </table:table-cell>
          <table:table-cell table:formula="of:=IF(OR([$Sheet1.G111]&lt;25;[$Sheet1.G111]&gt;974);&quot;XXX&quot;;&quot;OK&quot;)" office:value-type="string" office:string-value="OK" calcext:value-type="string">
            <text:p>OK</text:p>
          </table:table-cell>
          <table:table-cell table:formula="of:=IF(OR([$Sheet1.H111]&lt;25;[$Sheet1.H111]&gt;974);&quot;XXX&quot;;&quot;OK&quot;)" office:value-type="string" office:string-value="OK" calcext:value-type="string">
            <text:p>OK</text:p>
          </table:table-cell>
          <table:table-cell table:formula="of:=IF(OR([$Sheet1.I111]&lt;25;[$Sheet1.I111]&gt;974);&quot;XXX&quot;;&quot;OK&quot;)" office:value-type="string" office:string-value="OK" calcext:value-type="string">
            <text:p>OK</text:p>
          </table:table-cell>
          <table:table-cell table:formula="of:=IF(OR([$Sheet1.J111]&lt;25;[$Sheet1.J111]&gt;974);&quot;XXX&quot;;&quot;OK&quot;)" office:value-type="string" office:string-value="OK" calcext:value-type="string">
            <text:p>OK</text:p>
          </table:table-cell>
          <table:table-cell table:formula="of:=IF(OR([$Sheet1.K111]&lt;25;[$Sheet1.K111]&gt;974);&quot;XXX&quot;;&quot;OK&quot;)" office:value-type="string" office:string-value="OK" calcext:value-type="string">
            <text:p>OK</text:p>
          </table:table-cell>
          <table:table-cell table:formula="of:=IF(OR([$Sheet1.L111]&lt;25;[$Sheet1.L111]&gt;974);&quot;XXX&quot;;&quot;OK&quot;)" office:value-type="string" office:string-value="OK" calcext:value-type="string">
            <text:p>OK</text:p>
          </table:table-cell>
          <table:table-cell table:formula="of:=IF(OR([$Sheet1.M111]&lt;25;[$Sheet1.M111]&gt;974);&quot;XXX&quot;;&quot;OK&quot;)" office:value-type="string" office:string-value="OK" calcext:value-type="string">
            <text:p>OK</text:p>
          </table:table-cell>
          <table:table-cell table:formula="of:=IF(OR([$Sheet1.N111]&lt;25;[$Sheet1.N111]&gt;974);&quot;XXX&quot;;&quot;OK&quot;)" office:value-type="string" office:string-value="OK" calcext:value-type="string">
            <text:p>OK</text:p>
          </table:table-cell>
          <table:table-cell table:formula="of:=IF(OR([$Sheet1.O111]&lt;25;[$Sheet1.O111]&gt;974);&quot;XXX&quot;;&quot;OK&quot;)" office:value-type="string" office:string-value="OK" calcext:value-type="string">
            <text:p>OK</text:p>
          </table:table-cell>
          <table:table-cell table:formula="of:=IF(OR([$Sheet1.P111]&lt;25;[$Sheet1.P111]&gt;974);&quot;XXX&quot;;&quot;OK&quot;)" office:value-type="string" office:string-value="OK" calcext:value-type="string">
            <text:p>OK</text:p>
          </table:table-cell>
          <table:table-cell table:formula="of:=IF(OR([$Sheet1.Q111]&lt;25;[$Sheet1.Q111]&gt;974);&quot;XXX&quot;;&quot;OK&quot;)" office:value-type="string" office:string-value="OK" calcext:value-type="string">
            <text:p>OK</text:p>
          </table:table-cell>
          <table:table-cell table:formula="of:=IF(OR([$Sheet1.R111]&lt;25;[$Sheet1.R111]&gt;974);&quot;XXX&quot;;&quot;OK&quot;)" office:value-type="string" office:string-value="OK" calcext:value-type="string">
            <text:p>OK</text:p>
          </table:table-cell>
          <table:table-cell table:formula="of:=IF(OR([$Sheet1.S111]&lt;25;[$Sheet1.S111]&gt;974);&quot;XXX&quot;;&quot;OK&quot;)" office:value-type="string" office:string-value="OK" calcext:value-type="string">
            <text:p>OK</text:p>
          </table:table-cell>
          <table:table-cell table:formula="of:=IF(OR([$Sheet1.T111]&lt;25;[$Sheet1.T111]&gt;974);&quot;XXX&quot;;&quot;OK&quot;)" office:value-type="string" office:string-value="OK" calcext:value-type="string">
            <text:p>OK</text:p>
          </table:table-cell>
          <table:table-cell table:formula="of:=IF(OR([$Sheet1.U111]&lt;25;[$Sheet1.U11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2]&lt;25;[$Sheet1.B112]&gt;974);&quot;XXX&quot;;&quot;OK&quot;)" office:value-type="string" office:string-value="OK" calcext:value-type="string">
            <text:p>OK</text:p>
          </table:table-cell>
          <table:table-cell table:formula="of:=IF(OR([$Sheet1.C112]&lt;25;[$Sheet1.C112]&gt;974);&quot;XXX&quot;;&quot;OK&quot;)" office:value-type="string" office:string-value="OK" calcext:value-type="string">
            <text:p>OK</text:p>
          </table:table-cell>
          <table:table-cell table:formula="of:=IF(OR([$Sheet1.D112]&lt;25;[$Sheet1.D112]&gt;974);&quot;XXX&quot;;&quot;OK&quot;)" office:value-type="string" office:string-value="OK" calcext:value-type="string">
            <text:p>OK</text:p>
          </table:table-cell>
          <table:table-cell table:formula="of:=IF(OR([$Sheet1.E112]&lt;25;[$Sheet1.E112]&gt;974);&quot;XXX&quot;;&quot;OK&quot;)" office:value-type="string" office:string-value="OK" calcext:value-type="string">
            <text:p>OK</text:p>
          </table:table-cell>
          <table:table-cell table:formula="of:=IF(OR([$Sheet1.F112]&lt;25;[$Sheet1.F112]&gt;974);&quot;XXX&quot;;&quot;OK&quot;)" office:value-type="string" office:string-value="OK" calcext:value-type="string">
            <text:p>OK</text:p>
          </table:table-cell>
          <table:table-cell table:formula="of:=IF(OR([$Sheet1.G112]&lt;25;[$Sheet1.G112]&gt;974);&quot;XXX&quot;;&quot;OK&quot;)" office:value-type="string" office:string-value="OK" calcext:value-type="string">
            <text:p>OK</text:p>
          </table:table-cell>
          <table:table-cell table:formula="of:=IF(OR([$Sheet1.H112]&lt;25;[$Sheet1.H112]&gt;974);&quot;XXX&quot;;&quot;OK&quot;)" office:value-type="string" office:string-value="OK" calcext:value-type="string">
            <text:p>OK</text:p>
          </table:table-cell>
          <table:table-cell table:formula="of:=IF(OR([$Sheet1.I112]&lt;25;[$Sheet1.I112]&gt;974);&quot;XXX&quot;;&quot;OK&quot;)" office:value-type="string" office:string-value="OK" calcext:value-type="string">
            <text:p>OK</text:p>
          </table:table-cell>
          <table:table-cell table:formula="of:=IF(OR([$Sheet1.J112]&lt;25;[$Sheet1.J112]&gt;974);&quot;XXX&quot;;&quot;OK&quot;)" office:value-type="string" office:string-value="OK" calcext:value-type="string">
            <text:p>OK</text:p>
          </table:table-cell>
          <table:table-cell table:formula="of:=IF(OR([$Sheet1.K112]&lt;25;[$Sheet1.K112]&gt;974);&quot;XXX&quot;;&quot;OK&quot;)" office:value-type="string" office:string-value="OK" calcext:value-type="string">
            <text:p>OK</text:p>
          </table:table-cell>
          <table:table-cell table:formula="of:=IF(OR([$Sheet1.L112]&lt;25;[$Sheet1.L112]&gt;974);&quot;XXX&quot;;&quot;OK&quot;)" office:value-type="string" office:string-value="OK" calcext:value-type="string">
            <text:p>OK</text:p>
          </table:table-cell>
          <table:table-cell table:formula="of:=IF(OR([$Sheet1.M112]&lt;25;[$Sheet1.M112]&gt;974);&quot;XXX&quot;;&quot;OK&quot;)" office:value-type="string" office:string-value="OK" calcext:value-type="string">
            <text:p>OK</text:p>
          </table:table-cell>
          <table:table-cell table:formula="of:=IF(OR([$Sheet1.N112]&lt;25;[$Sheet1.N112]&gt;974);&quot;XXX&quot;;&quot;OK&quot;)" office:value-type="string" office:string-value="OK" calcext:value-type="string">
            <text:p>OK</text:p>
          </table:table-cell>
          <table:table-cell table:formula="of:=IF(OR([$Sheet1.O112]&lt;25;[$Sheet1.O112]&gt;974);&quot;XXX&quot;;&quot;OK&quot;)" office:value-type="string" office:string-value="OK" calcext:value-type="string">
            <text:p>OK</text:p>
          </table:table-cell>
          <table:table-cell table:formula="of:=IF(OR([$Sheet1.P112]&lt;25;[$Sheet1.P112]&gt;974);&quot;XXX&quot;;&quot;OK&quot;)" office:value-type="string" office:string-value="OK" calcext:value-type="string">
            <text:p>OK</text:p>
          </table:table-cell>
          <table:table-cell table:formula="of:=IF(OR([$Sheet1.Q112]&lt;25;[$Sheet1.Q112]&gt;974);&quot;XXX&quot;;&quot;OK&quot;)" office:value-type="string" office:string-value="OK" calcext:value-type="string">
            <text:p>OK</text:p>
          </table:table-cell>
          <table:table-cell table:formula="of:=IF(OR([$Sheet1.R112]&lt;25;[$Sheet1.R112]&gt;974);&quot;XXX&quot;;&quot;OK&quot;)" office:value-type="string" office:string-value="OK" calcext:value-type="string">
            <text:p>OK</text:p>
          </table:table-cell>
          <table:table-cell table:formula="of:=IF(OR([$Sheet1.S112]&lt;25;[$Sheet1.S112]&gt;974);&quot;XXX&quot;;&quot;OK&quot;)" office:value-type="string" office:string-value="OK" calcext:value-type="string">
            <text:p>OK</text:p>
          </table:table-cell>
          <table:table-cell table:formula="of:=IF(OR([$Sheet1.T112]&lt;25;[$Sheet1.T112]&gt;974);&quot;XXX&quot;;&quot;OK&quot;)" office:value-type="string" office:string-value="OK" calcext:value-type="string">
            <text:p>OK</text:p>
          </table:table-cell>
          <table:table-cell table:formula="of:=IF(OR([$Sheet1.U112]&lt;25;[$Sheet1.U11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3]&lt;25;[$Sheet1.B113]&gt;974);&quot;XXX&quot;;&quot;OK&quot;)" office:value-type="string" office:string-value="OK" calcext:value-type="string">
            <text:p>OK</text:p>
          </table:table-cell>
          <table:table-cell table:formula="of:=IF(OR([$Sheet1.C113]&lt;25;[$Sheet1.C113]&gt;974);&quot;XXX&quot;;&quot;OK&quot;)" office:value-type="string" office:string-value="OK" calcext:value-type="string">
            <text:p>OK</text:p>
          </table:table-cell>
          <table:table-cell table:formula="of:=IF(OR([$Sheet1.D113]&lt;25;[$Sheet1.D113]&gt;974);&quot;XXX&quot;;&quot;OK&quot;)" office:value-type="string" office:string-value="OK" calcext:value-type="string">
            <text:p>OK</text:p>
          </table:table-cell>
          <table:table-cell table:formula="of:=IF(OR([$Sheet1.E113]&lt;25;[$Sheet1.E113]&gt;974);&quot;XXX&quot;;&quot;OK&quot;)" office:value-type="string" office:string-value="OK" calcext:value-type="string">
            <text:p>OK</text:p>
          </table:table-cell>
          <table:table-cell table:formula="of:=IF(OR([$Sheet1.F113]&lt;25;[$Sheet1.F113]&gt;974);&quot;XXX&quot;;&quot;OK&quot;)" office:value-type="string" office:string-value="OK" calcext:value-type="string">
            <text:p>OK</text:p>
          </table:table-cell>
          <table:table-cell table:formula="of:=IF(OR([$Sheet1.G113]&lt;25;[$Sheet1.G113]&gt;974);&quot;XXX&quot;;&quot;OK&quot;)" office:value-type="string" office:string-value="OK" calcext:value-type="string">
            <text:p>OK</text:p>
          </table:table-cell>
          <table:table-cell table:formula="of:=IF(OR([$Sheet1.H113]&lt;25;[$Sheet1.H113]&gt;974);&quot;XXX&quot;;&quot;OK&quot;)" office:value-type="string" office:string-value="OK" calcext:value-type="string">
            <text:p>OK</text:p>
          </table:table-cell>
          <table:table-cell table:formula="of:=IF(OR([$Sheet1.I113]&lt;25;[$Sheet1.I113]&gt;974);&quot;XXX&quot;;&quot;OK&quot;)" office:value-type="string" office:string-value="OK" calcext:value-type="string">
            <text:p>OK</text:p>
          </table:table-cell>
          <table:table-cell table:formula="of:=IF(OR([$Sheet1.J113]&lt;25;[$Sheet1.J113]&gt;974);&quot;XXX&quot;;&quot;OK&quot;)" office:value-type="string" office:string-value="OK" calcext:value-type="string">
            <text:p>OK</text:p>
          </table:table-cell>
          <table:table-cell table:formula="of:=IF(OR([$Sheet1.K113]&lt;25;[$Sheet1.K113]&gt;974);&quot;XXX&quot;;&quot;OK&quot;)" office:value-type="string" office:string-value="OK" calcext:value-type="string">
            <text:p>OK</text:p>
          </table:table-cell>
          <table:table-cell table:formula="of:=IF(OR([$Sheet1.L113]&lt;25;[$Sheet1.L113]&gt;974);&quot;XXX&quot;;&quot;OK&quot;)" office:value-type="string" office:string-value="OK" calcext:value-type="string">
            <text:p>OK</text:p>
          </table:table-cell>
          <table:table-cell table:formula="of:=IF(OR([$Sheet1.M113]&lt;25;[$Sheet1.M113]&gt;974);&quot;XXX&quot;;&quot;OK&quot;)" office:value-type="string" office:string-value="OK" calcext:value-type="string">
            <text:p>OK</text:p>
          </table:table-cell>
          <table:table-cell table:formula="of:=IF(OR([$Sheet1.N113]&lt;25;[$Sheet1.N113]&gt;974);&quot;XXX&quot;;&quot;OK&quot;)" office:value-type="string" office:string-value="OK" calcext:value-type="string">
            <text:p>OK</text:p>
          </table:table-cell>
          <table:table-cell table:formula="of:=IF(OR([$Sheet1.O113]&lt;25;[$Sheet1.O113]&gt;974);&quot;XXX&quot;;&quot;OK&quot;)" office:value-type="string" office:string-value="OK" calcext:value-type="string">
            <text:p>OK</text:p>
          </table:table-cell>
          <table:table-cell table:formula="of:=IF(OR([$Sheet1.P113]&lt;25;[$Sheet1.P113]&gt;974);&quot;XXX&quot;;&quot;OK&quot;)" office:value-type="string" office:string-value="OK" calcext:value-type="string">
            <text:p>OK</text:p>
          </table:table-cell>
          <table:table-cell table:formula="of:=IF(OR([$Sheet1.Q113]&lt;25;[$Sheet1.Q113]&gt;974);&quot;XXX&quot;;&quot;OK&quot;)" office:value-type="string" office:string-value="OK" calcext:value-type="string">
            <text:p>OK</text:p>
          </table:table-cell>
          <table:table-cell table:formula="of:=IF(OR([$Sheet1.R113]&lt;25;[$Sheet1.R113]&gt;974);&quot;XXX&quot;;&quot;OK&quot;)" office:value-type="string" office:string-value="OK" calcext:value-type="string">
            <text:p>OK</text:p>
          </table:table-cell>
          <table:table-cell table:formula="of:=IF(OR([$Sheet1.S113]&lt;25;[$Sheet1.S113]&gt;974);&quot;XXX&quot;;&quot;OK&quot;)" office:value-type="string" office:string-value="OK" calcext:value-type="string">
            <text:p>OK</text:p>
          </table:table-cell>
          <table:table-cell table:formula="of:=IF(OR([$Sheet1.T113]&lt;25;[$Sheet1.T113]&gt;974);&quot;XXX&quot;;&quot;OK&quot;)" office:value-type="string" office:string-value="OK" calcext:value-type="string">
            <text:p>OK</text:p>
          </table:table-cell>
          <table:table-cell table:formula="of:=IF(OR([$Sheet1.U113]&lt;25;[$Sheet1.U11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4]&lt;25;[$Sheet1.B114]&gt;974);&quot;XXX&quot;;&quot;OK&quot;)" office:value-type="string" office:string-value="OK" calcext:value-type="string">
            <text:p>OK</text:p>
          </table:table-cell>
          <table:table-cell table:formula="of:=IF(OR([$Sheet1.C114]&lt;25;[$Sheet1.C114]&gt;974);&quot;XXX&quot;;&quot;OK&quot;)" office:value-type="string" office:string-value="OK" calcext:value-type="string">
            <text:p>OK</text:p>
          </table:table-cell>
          <table:table-cell table:formula="of:=IF(OR([$Sheet1.D114]&lt;25;[$Sheet1.D114]&gt;974);&quot;XXX&quot;;&quot;OK&quot;)" office:value-type="string" office:string-value="OK" calcext:value-type="string">
            <text:p>OK</text:p>
          </table:table-cell>
          <table:table-cell table:formula="of:=IF(OR([$Sheet1.E114]&lt;25;[$Sheet1.E114]&gt;974);&quot;XXX&quot;;&quot;OK&quot;)" office:value-type="string" office:string-value="OK" calcext:value-type="string">
            <text:p>OK</text:p>
          </table:table-cell>
          <table:table-cell table:formula="of:=IF(OR([$Sheet1.F114]&lt;25;[$Sheet1.F114]&gt;974);&quot;XXX&quot;;&quot;OK&quot;)" office:value-type="string" office:string-value="OK" calcext:value-type="string">
            <text:p>OK</text:p>
          </table:table-cell>
          <table:table-cell table:formula="of:=IF(OR([$Sheet1.G114]&lt;25;[$Sheet1.G114]&gt;974);&quot;XXX&quot;;&quot;OK&quot;)" office:value-type="string" office:string-value="OK" calcext:value-type="string">
            <text:p>OK</text:p>
          </table:table-cell>
          <table:table-cell table:formula="of:=IF(OR([$Sheet1.H114]&lt;25;[$Sheet1.H114]&gt;974);&quot;XXX&quot;;&quot;OK&quot;)" office:value-type="string" office:string-value="OK" calcext:value-type="string">
            <text:p>OK</text:p>
          </table:table-cell>
          <table:table-cell table:formula="of:=IF(OR([$Sheet1.I114]&lt;25;[$Sheet1.I114]&gt;974);&quot;XXX&quot;;&quot;OK&quot;)" office:value-type="string" office:string-value="OK" calcext:value-type="string">
            <text:p>OK</text:p>
          </table:table-cell>
          <table:table-cell table:formula="of:=IF(OR([$Sheet1.J114]&lt;25;[$Sheet1.J114]&gt;974);&quot;XXX&quot;;&quot;OK&quot;)" office:value-type="string" office:string-value="OK" calcext:value-type="string">
            <text:p>OK</text:p>
          </table:table-cell>
          <table:table-cell table:formula="of:=IF(OR([$Sheet1.K114]&lt;25;[$Sheet1.K114]&gt;974);&quot;XXX&quot;;&quot;OK&quot;)" office:value-type="string" office:string-value="OK" calcext:value-type="string">
            <text:p>OK</text:p>
          </table:table-cell>
          <table:table-cell table:formula="of:=IF(OR([$Sheet1.L114]&lt;25;[$Sheet1.L114]&gt;974);&quot;XXX&quot;;&quot;OK&quot;)" office:value-type="string" office:string-value="OK" calcext:value-type="string">
            <text:p>OK</text:p>
          </table:table-cell>
          <table:table-cell table:formula="of:=IF(OR([$Sheet1.M114]&lt;25;[$Sheet1.M114]&gt;974);&quot;XXX&quot;;&quot;OK&quot;)" office:value-type="string" office:string-value="OK" calcext:value-type="string">
            <text:p>OK</text:p>
          </table:table-cell>
          <table:table-cell table:formula="of:=IF(OR([$Sheet1.N114]&lt;25;[$Sheet1.N114]&gt;974);&quot;XXX&quot;;&quot;OK&quot;)" office:value-type="string" office:string-value="OK" calcext:value-type="string">
            <text:p>OK</text:p>
          </table:table-cell>
          <table:table-cell table:formula="of:=IF(OR([$Sheet1.O114]&lt;25;[$Sheet1.O114]&gt;974);&quot;XXX&quot;;&quot;OK&quot;)" office:value-type="string" office:string-value="OK" calcext:value-type="string">
            <text:p>OK</text:p>
          </table:table-cell>
          <table:table-cell table:formula="of:=IF(OR([$Sheet1.P114]&lt;25;[$Sheet1.P114]&gt;974);&quot;XXX&quot;;&quot;OK&quot;)" office:value-type="string" office:string-value="OK" calcext:value-type="string">
            <text:p>OK</text:p>
          </table:table-cell>
          <table:table-cell table:formula="of:=IF(OR([$Sheet1.Q114]&lt;25;[$Sheet1.Q114]&gt;974);&quot;XXX&quot;;&quot;OK&quot;)" office:value-type="string" office:string-value="OK" calcext:value-type="string">
            <text:p>OK</text:p>
          </table:table-cell>
          <table:table-cell table:formula="of:=IF(OR([$Sheet1.R114]&lt;25;[$Sheet1.R114]&gt;974);&quot;XXX&quot;;&quot;OK&quot;)" office:value-type="string" office:string-value="OK" calcext:value-type="string">
            <text:p>OK</text:p>
          </table:table-cell>
          <table:table-cell table:formula="of:=IF(OR([$Sheet1.S114]&lt;25;[$Sheet1.S114]&gt;974);&quot;XXX&quot;;&quot;OK&quot;)" office:value-type="string" office:string-value="OK" calcext:value-type="string">
            <text:p>OK</text:p>
          </table:table-cell>
          <table:table-cell table:formula="of:=IF(OR([$Sheet1.T114]&lt;25;[$Sheet1.T114]&gt;974);&quot;XXX&quot;;&quot;OK&quot;)" office:value-type="string" office:string-value="OK" calcext:value-type="string">
            <text:p>OK</text:p>
          </table:table-cell>
          <table:table-cell table:formula="of:=IF(OR([$Sheet1.U114]&lt;25;[$Sheet1.U11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5]&lt;25;[$Sheet1.B115]&gt;974);&quot;XXX&quot;;&quot;OK&quot;)" office:value-type="string" office:string-value="OK" calcext:value-type="string">
            <text:p>OK</text:p>
          </table:table-cell>
          <table:table-cell table:formula="of:=IF(OR([$Sheet1.C115]&lt;25;[$Sheet1.C115]&gt;974);&quot;XXX&quot;;&quot;OK&quot;)" office:value-type="string" office:string-value="OK" calcext:value-type="string">
            <text:p>OK</text:p>
          </table:table-cell>
          <table:table-cell table:formula="of:=IF(OR([$Sheet1.D115]&lt;25;[$Sheet1.D115]&gt;974);&quot;XXX&quot;;&quot;OK&quot;)" office:value-type="string" office:string-value="OK" calcext:value-type="string">
            <text:p>OK</text:p>
          </table:table-cell>
          <table:table-cell table:formula="of:=IF(OR([$Sheet1.E115]&lt;25;[$Sheet1.E115]&gt;974);&quot;XXX&quot;;&quot;OK&quot;)" office:value-type="string" office:string-value="OK" calcext:value-type="string">
            <text:p>OK</text:p>
          </table:table-cell>
          <table:table-cell table:formula="of:=IF(OR([$Sheet1.F115]&lt;25;[$Sheet1.F115]&gt;974);&quot;XXX&quot;;&quot;OK&quot;)" office:value-type="string" office:string-value="OK" calcext:value-type="string">
            <text:p>OK</text:p>
          </table:table-cell>
          <table:table-cell table:formula="of:=IF(OR([$Sheet1.G115]&lt;25;[$Sheet1.G115]&gt;974);&quot;XXX&quot;;&quot;OK&quot;)" office:value-type="string" office:string-value="OK" calcext:value-type="string">
            <text:p>OK</text:p>
          </table:table-cell>
          <table:table-cell table:formula="of:=IF(OR([$Sheet1.H115]&lt;25;[$Sheet1.H115]&gt;974);&quot;XXX&quot;;&quot;OK&quot;)" office:value-type="string" office:string-value="OK" calcext:value-type="string">
            <text:p>OK</text:p>
          </table:table-cell>
          <table:table-cell table:formula="of:=IF(OR([$Sheet1.I115]&lt;25;[$Sheet1.I115]&gt;974);&quot;XXX&quot;;&quot;OK&quot;)" office:value-type="string" office:string-value="OK" calcext:value-type="string">
            <text:p>OK</text:p>
          </table:table-cell>
          <table:table-cell table:formula="of:=IF(OR([$Sheet1.J115]&lt;25;[$Sheet1.J115]&gt;974);&quot;XXX&quot;;&quot;OK&quot;)" office:value-type="string" office:string-value="OK" calcext:value-type="string">
            <text:p>OK</text:p>
          </table:table-cell>
          <table:table-cell table:formula="of:=IF(OR([$Sheet1.K115]&lt;25;[$Sheet1.K115]&gt;974);&quot;XXX&quot;;&quot;OK&quot;)" office:value-type="string" office:string-value="OK" calcext:value-type="string">
            <text:p>OK</text:p>
          </table:table-cell>
          <table:table-cell table:formula="of:=IF(OR([$Sheet1.L115]&lt;25;[$Sheet1.L115]&gt;974);&quot;XXX&quot;;&quot;OK&quot;)" office:value-type="string" office:string-value="OK" calcext:value-type="string">
            <text:p>OK</text:p>
          </table:table-cell>
          <table:table-cell table:formula="of:=IF(OR([$Sheet1.M115]&lt;25;[$Sheet1.M115]&gt;974);&quot;XXX&quot;;&quot;OK&quot;)" office:value-type="string" office:string-value="OK" calcext:value-type="string">
            <text:p>OK</text:p>
          </table:table-cell>
          <table:table-cell table:formula="of:=IF(OR([$Sheet1.N115]&lt;25;[$Sheet1.N115]&gt;974);&quot;XXX&quot;;&quot;OK&quot;)" office:value-type="string" office:string-value="OK" calcext:value-type="string">
            <text:p>OK</text:p>
          </table:table-cell>
          <table:table-cell table:formula="of:=IF(OR([$Sheet1.O115]&lt;25;[$Sheet1.O115]&gt;974);&quot;XXX&quot;;&quot;OK&quot;)" office:value-type="string" office:string-value="OK" calcext:value-type="string">
            <text:p>OK</text:p>
          </table:table-cell>
          <table:table-cell table:formula="of:=IF(OR([$Sheet1.P115]&lt;25;[$Sheet1.P115]&gt;974);&quot;XXX&quot;;&quot;OK&quot;)" office:value-type="string" office:string-value="OK" calcext:value-type="string">
            <text:p>OK</text:p>
          </table:table-cell>
          <table:table-cell table:formula="of:=IF(OR([$Sheet1.Q115]&lt;25;[$Sheet1.Q115]&gt;974);&quot;XXX&quot;;&quot;OK&quot;)" office:value-type="string" office:string-value="OK" calcext:value-type="string">
            <text:p>OK</text:p>
          </table:table-cell>
          <table:table-cell table:formula="of:=IF(OR([$Sheet1.R115]&lt;25;[$Sheet1.R115]&gt;974);&quot;XXX&quot;;&quot;OK&quot;)" office:value-type="string" office:string-value="OK" calcext:value-type="string">
            <text:p>OK</text:p>
          </table:table-cell>
          <table:table-cell table:formula="of:=IF(OR([$Sheet1.S115]&lt;25;[$Sheet1.S115]&gt;974);&quot;XXX&quot;;&quot;OK&quot;)" office:value-type="string" office:string-value="OK" calcext:value-type="string">
            <text:p>OK</text:p>
          </table:table-cell>
          <table:table-cell table:formula="of:=IF(OR([$Sheet1.T115]&lt;25;[$Sheet1.T115]&gt;974);&quot;XXX&quot;;&quot;OK&quot;)" office:value-type="string" office:string-value="OK" calcext:value-type="string">
            <text:p>OK</text:p>
          </table:table-cell>
          <table:table-cell table:formula="of:=IF(OR([$Sheet1.U115]&lt;25;[$Sheet1.U11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6]&lt;25;[$Sheet1.B116]&gt;974);&quot;XXX&quot;;&quot;OK&quot;)" office:value-type="string" office:string-value="OK" calcext:value-type="string">
            <text:p>OK</text:p>
          </table:table-cell>
          <table:table-cell table:formula="of:=IF(OR([$Sheet1.C116]&lt;25;[$Sheet1.C116]&gt;974);&quot;XXX&quot;;&quot;OK&quot;)" office:value-type="string" office:string-value="OK" calcext:value-type="string">
            <text:p>OK</text:p>
          </table:table-cell>
          <table:table-cell table:formula="of:=IF(OR([$Sheet1.D116]&lt;25;[$Sheet1.D116]&gt;974);&quot;XXX&quot;;&quot;OK&quot;)" office:value-type="string" office:string-value="OK" calcext:value-type="string">
            <text:p>OK</text:p>
          </table:table-cell>
          <table:table-cell table:formula="of:=IF(OR([$Sheet1.E116]&lt;25;[$Sheet1.E116]&gt;974);&quot;XXX&quot;;&quot;OK&quot;)" office:value-type="string" office:string-value="OK" calcext:value-type="string">
            <text:p>OK</text:p>
          </table:table-cell>
          <table:table-cell table:formula="of:=IF(OR([$Sheet1.F116]&lt;25;[$Sheet1.F116]&gt;974);&quot;XXX&quot;;&quot;OK&quot;)" office:value-type="string" office:string-value="OK" calcext:value-type="string">
            <text:p>OK</text:p>
          </table:table-cell>
          <table:table-cell table:formula="of:=IF(OR([$Sheet1.G116]&lt;25;[$Sheet1.G116]&gt;974);&quot;XXX&quot;;&quot;OK&quot;)" office:value-type="string" office:string-value="OK" calcext:value-type="string">
            <text:p>OK</text:p>
          </table:table-cell>
          <table:table-cell table:formula="of:=IF(OR([$Sheet1.H116]&lt;25;[$Sheet1.H116]&gt;974);&quot;XXX&quot;;&quot;OK&quot;)" office:value-type="string" office:string-value="OK" calcext:value-type="string">
            <text:p>OK</text:p>
          </table:table-cell>
          <table:table-cell table:formula="of:=IF(OR([$Sheet1.I116]&lt;25;[$Sheet1.I116]&gt;974);&quot;XXX&quot;;&quot;OK&quot;)" office:value-type="string" office:string-value="OK" calcext:value-type="string">
            <text:p>OK</text:p>
          </table:table-cell>
          <table:table-cell table:formula="of:=IF(OR([$Sheet1.J116]&lt;25;[$Sheet1.J116]&gt;974);&quot;XXX&quot;;&quot;OK&quot;)" office:value-type="string" office:string-value="OK" calcext:value-type="string">
            <text:p>OK</text:p>
          </table:table-cell>
          <table:table-cell table:formula="of:=IF(OR([$Sheet1.K116]&lt;25;[$Sheet1.K116]&gt;974);&quot;XXX&quot;;&quot;OK&quot;)" office:value-type="string" office:string-value="OK" calcext:value-type="string">
            <text:p>OK</text:p>
          </table:table-cell>
          <table:table-cell table:formula="of:=IF(OR([$Sheet1.L116]&lt;25;[$Sheet1.L116]&gt;974);&quot;XXX&quot;;&quot;OK&quot;)" office:value-type="string" office:string-value="OK" calcext:value-type="string">
            <text:p>OK</text:p>
          </table:table-cell>
          <table:table-cell table:formula="of:=IF(OR([$Sheet1.M116]&lt;25;[$Sheet1.M116]&gt;974);&quot;XXX&quot;;&quot;OK&quot;)" office:value-type="string" office:string-value="OK" calcext:value-type="string">
            <text:p>OK</text:p>
          </table:table-cell>
          <table:table-cell table:formula="of:=IF(OR([$Sheet1.N116]&lt;25;[$Sheet1.N116]&gt;974);&quot;XXX&quot;;&quot;OK&quot;)" office:value-type="string" office:string-value="OK" calcext:value-type="string">
            <text:p>OK</text:p>
          </table:table-cell>
          <table:table-cell table:formula="of:=IF(OR([$Sheet1.O116]&lt;25;[$Sheet1.O116]&gt;974);&quot;XXX&quot;;&quot;OK&quot;)" office:value-type="string" office:string-value="OK" calcext:value-type="string">
            <text:p>OK</text:p>
          </table:table-cell>
          <table:table-cell table:formula="of:=IF(OR([$Sheet1.P116]&lt;25;[$Sheet1.P116]&gt;974);&quot;XXX&quot;;&quot;OK&quot;)" office:value-type="string" office:string-value="OK" calcext:value-type="string">
            <text:p>OK</text:p>
          </table:table-cell>
          <table:table-cell table:formula="of:=IF(OR([$Sheet1.Q116]&lt;25;[$Sheet1.Q116]&gt;974);&quot;XXX&quot;;&quot;OK&quot;)" office:value-type="string" office:string-value="OK" calcext:value-type="string">
            <text:p>OK</text:p>
          </table:table-cell>
          <table:table-cell table:formula="of:=IF(OR([$Sheet1.R116]&lt;25;[$Sheet1.R116]&gt;974);&quot;XXX&quot;;&quot;OK&quot;)" office:value-type="string" office:string-value="OK" calcext:value-type="string">
            <text:p>OK</text:p>
          </table:table-cell>
          <table:table-cell table:formula="of:=IF(OR([$Sheet1.S116]&lt;25;[$Sheet1.S116]&gt;974);&quot;XXX&quot;;&quot;OK&quot;)" office:value-type="string" office:string-value="OK" calcext:value-type="string">
            <text:p>OK</text:p>
          </table:table-cell>
          <table:table-cell table:formula="of:=IF(OR([$Sheet1.T116]&lt;25;[$Sheet1.T116]&gt;974);&quot;XXX&quot;;&quot;OK&quot;)" office:value-type="string" office:string-value="OK" calcext:value-type="string">
            <text:p>OK</text:p>
          </table:table-cell>
          <table:table-cell table:formula="of:=IF(OR([$Sheet1.U116]&lt;25;[$Sheet1.U11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7]&lt;25;[$Sheet1.B117]&gt;974);&quot;XXX&quot;;&quot;OK&quot;)" office:value-type="string" office:string-value="OK" calcext:value-type="string">
            <text:p>OK</text:p>
          </table:table-cell>
          <table:table-cell table:formula="of:=IF(OR([$Sheet1.C117]&lt;25;[$Sheet1.C117]&gt;974);&quot;XXX&quot;;&quot;OK&quot;)" office:value-type="string" office:string-value="OK" calcext:value-type="string">
            <text:p>OK</text:p>
          </table:table-cell>
          <table:table-cell table:formula="of:=IF(OR([$Sheet1.D117]&lt;25;[$Sheet1.D117]&gt;974);&quot;XXX&quot;;&quot;OK&quot;)" office:value-type="string" office:string-value="OK" calcext:value-type="string">
            <text:p>OK</text:p>
          </table:table-cell>
          <table:table-cell table:formula="of:=IF(OR([$Sheet1.E117]&lt;25;[$Sheet1.E117]&gt;974);&quot;XXX&quot;;&quot;OK&quot;)" office:value-type="string" office:string-value="OK" calcext:value-type="string">
            <text:p>OK</text:p>
          </table:table-cell>
          <table:table-cell table:formula="of:=IF(OR([$Sheet1.F117]&lt;25;[$Sheet1.F117]&gt;974);&quot;XXX&quot;;&quot;OK&quot;)" office:value-type="string" office:string-value="OK" calcext:value-type="string">
            <text:p>OK</text:p>
          </table:table-cell>
          <table:table-cell table:formula="of:=IF(OR([$Sheet1.G117]&lt;25;[$Sheet1.G117]&gt;974);&quot;XXX&quot;;&quot;OK&quot;)" office:value-type="string" office:string-value="OK" calcext:value-type="string">
            <text:p>OK</text:p>
          </table:table-cell>
          <table:table-cell table:formula="of:=IF(OR([$Sheet1.H117]&lt;25;[$Sheet1.H117]&gt;974);&quot;XXX&quot;;&quot;OK&quot;)" office:value-type="string" office:string-value="OK" calcext:value-type="string">
            <text:p>OK</text:p>
          </table:table-cell>
          <table:table-cell table:formula="of:=IF(OR([$Sheet1.I117]&lt;25;[$Sheet1.I117]&gt;974);&quot;XXX&quot;;&quot;OK&quot;)" office:value-type="string" office:string-value="OK" calcext:value-type="string">
            <text:p>OK</text:p>
          </table:table-cell>
          <table:table-cell table:formula="of:=IF(OR([$Sheet1.J117]&lt;25;[$Sheet1.J117]&gt;974);&quot;XXX&quot;;&quot;OK&quot;)" office:value-type="string" office:string-value="OK" calcext:value-type="string">
            <text:p>OK</text:p>
          </table:table-cell>
          <table:table-cell table:formula="of:=IF(OR([$Sheet1.K117]&lt;25;[$Sheet1.K117]&gt;974);&quot;XXX&quot;;&quot;OK&quot;)" office:value-type="string" office:string-value="OK" calcext:value-type="string">
            <text:p>OK</text:p>
          </table:table-cell>
          <table:table-cell table:formula="of:=IF(OR([$Sheet1.L117]&lt;25;[$Sheet1.L117]&gt;974);&quot;XXX&quot;;&quot;OK&quot;)" office:value-type="string" office:string-value="OK" calcext:value-type="string">
            <text:p>OK</text:p>
          </table:table-cell>
          <table:table-cell table:formula="of:=IF(OR([$Sheet1.M117]&lt;25;[$Sheet1.M117]&gt;974);&quot;XXX&quot;;&quot;OK&quot;)" office:value-type="string" office:string-value="OK" calcext:value-type="string">
            <text:p>OK</text:p>
          </table:table-cell>
          <table:table-cell table:formula="of:=IF(OR([$Sheet1.N117]&lt;25;[$Sheet1.N117]&gt;974);&quot;XXX&quot;;&quot;OK&quot;)" office:value-type="string" office:string-value="OK" calcext:value-type="string">
            <text:p>OK</text:p>
          </table:table-cell>
          <table:table-cell table:formula="of:=IF(OR([$Sheet1.O117]&lt;25;[$Sheet1.O117]&gt;974);&quot;XXX&quot;;&quot;OK&quot;)" office:value-type="string" office:string-value="OK" calcext:value-type="string">
            <text:p>OK</text:p>
          </table:table-cell>
          <table:table-cell table:formula="of:=IF(OR([$Sheet1.P117]&lt;25;[$Sheet1.P117]&gt;974);&quot;XXX&quot;;&quot;OK&quot;)" office:value-type="string" office:string-value="OK" calcext:value-type="string">
            <text:p>OK</text:p>
          </table:table-cell>
          <table:table-cell table:formula="of:=IF(OR([$Sheet1.Q117]&lt;25;[$Sheet1.Q117]&gt;974);&quot;XXX&quot;;&quot;OK&quot;)" office:value-type="string" office:string-value="OK" calcext:value-type="string">
            <text:p>OK</text:p>
          </table:table-cell>
          <table:table-cell table:formula="of:=IF(OR([$Sheet1.R117]&lt;25;[$Sheet1.R117]&gt;974);&quot;XXX&quot;;&quot;OK&quot;)" office:value-type="string" office:string-value="OK" calcext:value-type="string">
            <text:p>OK</text:p>
          </table:table-cell>
          <table:table-cell table:formula="of:=IF(OR([$Sheet1.S117]&lt;25;[$Sheet1.S117]&gt;974);&quot;XXX&quot;;&quot;OK&quot;)" office:value-type="string" office:string-value="OK" calcext:value-type="string">
            <text:p>OK</text:p>
          </table:table-cell>
          <table:table-cell table:formula="of:=IF(OR([$Sheet1.T117]&lt;25;[$Sheet1.T117]&gt;974);&quot;XXX&quot;;&quot;OK&quot;)" office:value-type="string" office:string-value="OK" calcext:value-type="string">
            <text:p>OK</text:p>
          </table:table-cell>
          <table:table-cell table:formula="of:=IF(OR([$Sheet1.U117]&lt;25;[$Sheet1.U11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8]&lt;25;[$Sheet1.B118]&gt;974);&quot;XXX&quot;;&quot;OK&quot;)" office:value-type="string" office:string-value="OK" calcext:value-type="string">
            <text:p>OK</text:p>
          </table:table-cell>
          <table:table-cell table:formula="of:=IF(OR([$Sheet1.C118]&lt;25;[$Sheet1.C118]&gt;974);&quot;XXX&quot;;&quot;OK&quot;)" office:value-type="string" office:string-value="OK" calcext:value-type="string">
            <text:p>OK</text:p>
          </table:table-cell>
          <table:table-cell table:formula="of:=IF(OR([$Sheet1.D118]&lt;25;[$Sheet1.D118]&gt;974);&quot;XXX&quot;;&quot;OK&quot;)" office:value-type="string" office:string-value="OK" calcext:value-type="string">
            <text:p>OK</text:p>
          </table:table-cell>
          <table:table-cell table:formula="of:=IF(OR([$Sheet1.E118]&lt;25;[$Sheet1.E118]&gt;974);&quot;XXX&quot;;&quot;OK&quot;)" office:value-type="string" office:string-value="OK" calcext:value-type="string">
            <text:p>OK</text:p>
          </table:table-cell>
          <table:table-cell table:formula="of:=IF(OR([$Sheet1.F118]&lt;25;[$Sheet1.F118]&gt;974);&quot;XXX&quot;;&quot;OK&quot;)" office:value-type="string" office:string-value="OK" calcext:value-type="string">
            <text:p>OK</text:p>
          </table:table-cell>
          <table:table-cell table:formula="of:=IF(OR([$Sheet1.G118]&lt;25;[$Sheet1.G118]&gt;974);&quot;XXX&quot;;&quot;OK&quot;)" office:value-type="string" office:string-value="OK" calcext:value-type="string">
            <text:p>OK</text:p>
          </table:table-cell>
          <table:table-cell table:formula="of:=IF(OR([$Sheet1.H118]&lt;25;[$Sheet1.H118]&gt;974);&quot;XXX&quot;;&quot;OK&quot;)" office:value-type="string" office:string-value="OK" calcext:value-type="string">
            <text:p>OK</text:p>
          </table:table-cell>
          <table:table-cell table:formula="of:=IF(OR([$Sheet1.I118]&lt;25;[$Sheet1.I118]&gt;974);&quot;XXX&quot;;&quot;OK&quot;)" office:value-type="string" office:string-value="OK" calcext:value-type="string">
            <text:p>OK</text:p>
          </table:table-cell>
          <table:table-cell table:formula="of:=IF(OR([$Sheet1.J118]&lt;25;[$Sheet1.J118]&gt;974);&quot;XXX&quot;;&quot;OK&quot;)" office:value-type="string" office:string-value="OK" calcext:value-type="string">
            <text:p>OK</text:p>
          </table:table-cell>
          <table:table-cell table:formula="of:=IF(OR([$Sheet1.K118]&lt;25;[$Sheet1.K118]&gt;974);&quot;XXX&quot;;&quot;OK&quot;)" office:value-type="string" office:string-value="OK" calcext:value-type="string">
            <text:p>OK</text:p>
          </table:table-cell>
          <table:table-cell table:formula="of:=IF(OR([$Sheet1.L118]&lt;25;[$Sheet1.L118]&gt;974);&quot;XXX&quot;;&quot;OK&quot;)" office:value-type="string" office:string-value="OK" calcext:value-type="string">
            <text:p>OK</text:p>
          </table:table-cell>
          <table:table-cell table:formula="of:=IF(OR([$Sheet1.M118]&lt;25;[$Sheet1.M118]&gt;974);&quot;XXX&quot;;&quot;OK&quot;)" office:value-type="string" office:string-value="OK" calcext:value-type="string">
            <text:p>OK</text:p>
          </table:table-cell>
          <table:table-cell table:formula="of:=IF(OR([$Sheet1.N118]&lt;25;[$Sheet1.N118]&gt;974);&quot;XXX&quot;;&quot;OK&quot;)" office:value-type="string" office:string-value="OK" calcext:value-type="string">
            <text:p>OK</text:p>
          </table:table-cell>
          <table:table-cell table:formula="of:=IF(OR([$Sheet1.O118]&lt;25;[$Sheet1.O118]&gt;974);&quot;XXX&quot;;&quot;OK&quot;)" office:value-type="string" office:string-value="OK" calcext:value-type="string">
            <text:p>OK</text:p>
          </table:table-cell>
          <table:table-cell table:formula="of:=IF(OR([$Sheet1.P118]&lt;25;[$Sheet1.P118]&gt;974);&quot;XXX&quot;;&quot;OK&quot;)" office:value-type="string" office:string-value="OK" calcext:value-type="string">
            <text:p>OK</text:p>
          </table:table-cell>
          <table:table-cell table:formula="of:=IF(OR([$Sheet1.Q118]&lt;25;[$Sheet1.Q118]&gt;974);&quot;XXX&quot;;&quot;OK&quot;)" office:value-type="string" office:string-value="OK" calcext:value-type="string">
            <text:p>OK</text:p>
          </table:table-cell>
          <table:table-cell table:formula="of:=IF(OR([$Sheet1.R118]&lt;25;[$Sheet1.R118]&gt;974);&quot;XXX&quot;;&quot;OK&quot;)" office:value-type="string" office:string-value="OK" calcext:value-type="string">
            <text:p>OK</text:p>
          </table:table-cell>
          <table:table-cell table:formula="of:=IF(OR([$Sheet1.S118]&lt;25;[$Sheet1.S118]&gt;974);&quot;XXX&quot;;&quot;OK&quot;)" office:value-type="string" office:string-value="OK" calcext:value-type="string">
            <text:p>OK</text:p>
          </table:table-cell>
          <table:table-cell table:formula="of:=IF(OR([$Sheet1.T118]&lt;25;[$Sheet1.T118]&gt;974);&quot;XXX&quot;;&quot;OK&quot;)" office:value-type="string" office:string-value="OK" calcext:value-type="string">
            <text:p>OK</text:p>
          </table:table-cell>
          <table:table-cell table:formula="of:=IF(OR([$Sheet1.U118]&lt;25;[$Sheet1.U11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19]&lt;25;[$Sheet1.B119]&gt;974);&quot;XXX&quot;;&quot;OK&quot;)" office:value-type="string" office:string-value="OK" calcext:value-type="string">
            <text:p>OK</text:p>
          </table:table-cell>
          <table:table-cell table:formula="of:=IF(OR([$Sheet1.C119]&lt;25;[$Sheet1.C119]&gt;974);&quot;XXX&quot;;&quot;OK&quot;)" office:value-type="string" office:string-value="OK" calcext:value-type="string">
            <text:p>OK</text:p>
          </table:table-cell>
          <table:table-cell table:formula="of:=IF(OR([$Sheet1.D119]&lt;25;[$Sheet1.D119]&gt;974);&quot;XXX&quot;;&quot;OK&quot;)" office:value-type="string" office:string-value="OK" calcext:value-type="string">
            <text:p>OK</text:p>
          </table:table-cell>
          <table:table-cell table:formula="of:=IF(OR([$Sheet1.E119]&lt;25;[$Sheet1.E119]&gt;974);&quot;XXX&quot;;&quot;OK&quot;)" office:value-type="string" office:string-value="OK" calcext:value-type="string">
            <text:p>OK</text:p>
          </table:table-cell>
          <table:table-cell table:formula="of:=IF(OR([$Sheet1.F119]&lt;25;[$Sheet1.F119]&gt;974);&quot;XXX&quot;;&quot;OK&quot;)" office:value-type="string" office:string-value="OK" calcext:value-type="string">
            <text:p>OK</text:p>
          </table:table-cell>
          <table:table-cell table:formula="of:=IF(OR([$Sheet1.G119]&lt;25;[$Sheet1.G119]&gt;974);&quot;XXX&quot;;&quot;OK&quot;)" office:value-type="string" office:string-value="OK" calcext:value-type="string">
            <text:p>OK</text:p>
          </table:table-cell>
          <table:table-cell table:formula="of:=IF(OR([$Sheet1.H119]&lt;25;[$Sheet1.H119]&gt;974);&quot;XXX&quot;;&quot;OK&quot;)" office:value-type="string" office:string-value="OK" calcext:value-type="string">
            <text:p>OK</text:p>
          </table:table-cell>
          <table:table-cell table:formula="of:=IF(OR([$Sheet1.I119]&lt;25;[$Sheet1.I119]&gt;974);&quot;XXX&quot;;&quot;OK&quot;)" office:value-type="string" office:string-value="OK" calcext:value-type="string">
            <text:p>OK</text:p>
          </table:table-cell>
          <table:table-cell table:formula="of:=IF(OR([$Sheet1.J119]&lt;25;[$Sheet1.J119]&gt;974);&quot;XXX&quot;;&quot;OK&quot;)" office:value-type="string" office:string-value="OK" calcext:value-type="string">
            <text:p>OK</text:p>
          </table:table-cell>
          <table:table-cell table:formula="of:=IF(OR([$Sheet1.K119]&lt;25;[$Sheet1.K119]&gt;974);&quot;XXX&quot;;&quot;OK&quot;)" office:value-type="string" office:string-value="OK" calcext:value-type="string">
            <text:p>OK</text:p>
          </table:table-cell>
          <table:table-cell table:formula="of:=IF(OR([$Sheet1.L119]&lt;25;[$Sheet1.L119]&gt;974);&quot;XXX&quot;;&quot;OK&quot;)" office:value-type="string" office:string-value="OK" calcext:value-type="string">
            <text:p>OK</text:p>
          </table:table-cell>
          <table:table-cell table:formula="of:=IF(OR([$Sheet1.M119]&lt;25;[$Sheet1.M119]&gt;974);&quot;XXX&quot;;&quot;OK&quot;)" office:value-type="string" office:string-value="OK" calcext:value-type="string">
            <text:p>OK</text:p>
          </table:table-cell>
          <table:table-cell table:formula="of:=IF(OR([$Sheet1.N119]&lt;25;[$Sheet1.N119]&gt;974);&quot;XXX&quot;;&quot;OK&quot;)" office:value-type="string" office:string-value="OK" calcext:value-type="string">
            <text:p>OK</text:p>
          </table:table-cell>
          <table:table-cell table:formula="of:=IF(OR([$Sheet1.O119]&lt;25;[$Sheet1.O119]&gt;974);&quot;XXX&quot;;&quot;OK&quot;)" office:value-type="string" office:string-value="OK" calcext:value-type="string">
            <text:p>OK</text:p>
          </table:table-cell>
          <table:table-cell table:formula="of:=IF(OR([$Sheet1.P119]&lt;25;[$Sheet1.P119]&gt;974);&quot;XXX&quot;;&quot;OK&quot;)" office:value-type="string" office:string-value="OK" calcext:value-type="string">
            <text:p>OK</text:p>
          </table:table-cell>
          <table:table-cell table:formula="of:=IF(OR([$Sheet1.Q119]&lt;25;[$Sheet1.Q119]&gt;974);&quot;XXX&quot;;&quot;OK&quot;)" office:value-type="string" office:string-value="OK" calcext:value-type="string">
            <text:p>OK</text:p>
          </table:table-cell>
          <table:table-cell table:formula="of:=IF(OR([$Sheet1.R119]&lt;25;[$Sheet1.R119]&gt;974);&quot;XXX&quot;;&quot;OK&quot;)" office:value-type="string" office:string-value="OK" calcext:value-type="string">
            <text:p>OK</text:p>
          </table:table-cell>
          <table:table-cell table:formula="of:=IF(OR([$Sheet1.S119]&lt;25;[$Sheet1.S119]&gt;974);&quot;XXX&quot;;&quot;OK&quot;)" office:value-type="string" office:string-value="OK" calcext:value-type="string">
            <text:p>OK</text:p>
          </table:table-cell>
          <table:table-cell table:formula="of:=IF(OR([$Sheet1.T119]&lt;25;[$Sheet1.T119]&gt;974);&quot;XXX&quot;;&quot;OK&quot;)" office:value-type="string" office:string-value="OK" calcext:value-type="string">
            <text:p>OK</text:p>
          </table:table-cell>
          <table:table-cell table:formula="of:=IF(OR([$Sheet1.U119]&lt;25;[$Sheet1.U11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0]&lt;25;[$Sheet1.B120]&gt;974);&quot;XXX&quot;;&quot;OK&quot;)" office:value-type="string" office:string-value="OK" calcext:value-type="string">
            <text:p>OK</text:p>
          </table:table-cell>
          <table:table-cell table:formula="of:=IF(OR([$Sheet1.C120]&lt;25;[$Sheet1.C120]&gt;974);&quot;XXX&quot;;&quot;OK&quot;)" office:value-type="string" office:string-value="OK" calcext:value-type="string">
            <text:p>OK</text:p>
          </table:table-cell>
          <table:table-cell table:formula="of:=IF(OR([$Sheet1.D120]&lt;25;[$Sheet1.D120]&gt;974);&quot;XXX&quot;;&quot;OK&quot;)" office:value-type="string" office:string-value="OK" calcext:value-type="string">
            <text:p>OK</text:p>
          </table:table-cell>
          <table:table-cell table:formula="of:=IF(OR([$Sheet1.E120]&lt;25;[$Sheet1.E120]&gt;974);&quot;XXX&quot;;&quot;OK&quot;)" office:value-type="string" office:string-value="OK" calcext:value-type="string">
            <text:p>OK</text:p>
          </table:table-cell>
          <table:table-cell table:formula="of:=IF(OR([$Sheet1.F120]&lt;25;[$Sheet1.F120]&gt;974);&quot;XXX&quot;;&quot;OK&quot;)" office:value-type="string" office:string-value="OK" calcext:value-type="string">
            <text:p>OK</text:p>
          </table:table-cell>
          <table:table-cell table:formula="of:=IF(OR([$Sheet1.G120]&lt;25;[$Sheet1.G120]&gt;974);&quot;XXX&quot;;&quot;OK&quot;)" office:value-type="string" office:string-value="OK" calcext:value-type="string">
            <text:p>OK</text:p>
          </table:table-cell>
          <table:table-cell table:formula="of:=IF(OR([$Sheet1.H120]&lt;25;[$Sheet1.H120]&gt;974);&quot;XXX&quot;;&quot;OK&quot;)" office:value-type="string" office:string-value="OK" calcext:value-type="string">
            <text:p>OK</text:p>
          </table:table-cell>
          <table:table-cell table:formula="of:=IF(OR([$Sheet1.I120]&lt;25;[$Sheet1.I120]&gt;974);&quot;XXX&quot;;&quot;OK&quot;)" office:value-type="string" office:string-value="OK" calcext:value-type="string">
            <text:p>OK</text:p>
          </table:table-cell>
          <table:table-cell table:formula="of:=IF(OR([$Sheet1.J120]&lt;25;[$Sheet1.J120]&gt;974);&quot;XXX&quot;;&quot;OK&quot;)" office:value-type="string" office:string-value="OK" calcext:value-type="string">
            <text:p>OK</text:p>
          </table:table-cell>
          <table:table-cell table:formula="of:=IF(OR([$Sheet1.K120]&lt;25;[$Sheet1.K120]&gt;974);&quot;XXX&quot;;&quot;OK&quot;)" office:value-type="string" office:string-value="OK" calcext:value-type="string">
            <text:p>OK</text:p>
          </table:table-cell>
          <table:table-cell table:formula="of:=IF(OR([$Sheet1.L120]&lt;25;[$Sheet1.L120]&gt;974);&quot;XXX&quot;;&quot;OK&quot;)" office:value-type="string" office:string-value="OK" calcext:value-type="string">
            <text:p>OK</text:p>
          </table:table-cell>
          <table:table-cell table:formula="of:=IF(OR([$Sheet1.M120]&lt;25;[$Sheet1.M120]&gt;974);&quot;XXX&quot;;&quot;OK&quot;)" office:value-type="string" office:string-value="OK" calcext:value-type="string">
            <text:p>OK</text:p>
          </table:table-cell>
          <table:table-cell table:formula="of:=IF(OR([$Sheet1.N120]&lt;25;[$Sheet1.N120]&gt;974);&quot;XXX&quot;;&quot;OK&quot;)" office:value-type="string" office:string-value="OK" calcext:value-type="string">
            <text:p>OK</text:p>
          </table:table-cell>
          <table:table-cell table:formula="of:=IF(OR([$Sheet1.O120]&lt;25;[$Sheet1.O120]&gt;974);&quot;XXX&quot;;&quot;OK&quot;)" office:value-type="string" office:string-value="OK" calcext:value-type="string">
            <text:p>OK</text:p>
          </table:table-cell>
          <table:table-cell table:formula="of:=IF(OR([$Sheet1.P120]&lt;25;[$Sheet1.P120]&gt;974);&quot;XXX&quot;;&quot;OK&quot;)" office:value-type="string" office:string-value="OK" calcext:value-type="string">
            <text:p>OK</text:p>
          </table:table-cell>
          <table:table-cell table:formula="of:=IF(OR([$Sheet1.Q120]&lt;25;[$Sheet1.Q120]&gt;974);&quot;XXX&quot;;&quot;OK&quot;)" office:value-type="string" office:string-value="OK" calcext:value-type="string">
            <text:p>OK</text:p>
          </table:table-cell>
          <table:table-cell table:formula="of:=IF(OR([$Sheet1.R120]&lt;25;[$Sheet1.R120]&gt;974);&quot;XXX&quot;;&quot;OK&quot;)" office:value-type="string" office:string-value="OK" calcext:value-type="string">
            <text:p>OK</text:p>
          </table:table-cell>
          <table:table-cell table:formula="of:=IF(OR([$Sheet1.S120]&lt;25;[$Sheet1.S120]&gt;974);&quot;XXX&quot;;&quot;OK&quot;)" office:value-type="string" office:string-value="OK" calcext:value-type="string">
            <text:p>OK</text:p>
          </table:table-cell>
          <table:table-cell table:formula="of:=IF(OR([$Sheet1.T120]&lt;25;[$Sheet1.T120]&gt;974);&quot;XXX&quot;;&quot;OK&quot;)" office:value-type="string" office:string-value="OK" calcext:value-type="string">
            <text:p>OK</text:p>
          </table:table-cell>
          <table:table-cell table:formula="of:=IF(OR([$Sheet1.U120]&lt;25;[$Sheet1.U12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1]&lt;25;[$Sheet1.B121]&gt;974);&quot;XXX&quot;;&quot;OK&quot;)" office:value-type="string" office:string-value="OK" calcext:value-type="string">
            <text:p>OK</text:p>
          </table:table-cell>
          <table:table-cell table:formula="of:=IF(OR([$Sheet1.C121]&lt;25;[$Sheet1.C121]&gt;974);&quot;XXX&quot;;&quot;OK&quot;)" office:value-type="string" office:string-value="OK" calcext:value-type="string">
            <text:p>OK</text:p>
          </table:table-cell>
          <table:table-cell table:formula="of:=IF(OR([$Sheet1.D121]&lt;25;[$Sheet1.D121]&gt;974);&quot;XXX&quot;;&quot;OK&quot;)" office:value-type="string" office:string-value="OK" calcext:value-type="string">
            <text:p>OK</text:p>
          </table:table-cell>
          <table:table-cell table:formula="of:=IF(OR([$Sheet1.E121]&lt;25;[$Sheet1.E121]&gt;974);&quot;XXX&quot;;&quot;OK&quot;)" office:value-type="string" office:string-value="OK" calcext:value-type="string">
            <text:p>OK</text:p>
          </table:table-cell>
          <table:table-cell table:formula="of:=IF(OR([$Sheet1.F121]&lt;25;[$Sheet1.F121]&gt;974);&quot;XXX&quot;;&quot;OK&quot;)" office:value-type="string" office:string-value="OK" calcext:value-type="string">
            <text:p>OK</text:p>
          </table:table-cell>
          <table:table-cell table:formula="of:=IF(OR([$Sheet1.G121]&lt;25;[$Sheet1.G121]&gt;974);&quot;XXX&quot;;&quot;OK&quot;)" office:value-type="string" office:string-value="OK" calcext:value-type="string">
            <text:p>OK</text:p>
          </table:table-cell>
          <table:table-cell table:formula="of:=IF(OR([$Sheet1.H121]&lt;25;[$Sheet1.H121]&gt;974);&quot;XXX&quot;;&quot;OK&quot;)" office:value-type="string" office:string-value="OK" calcext:value-type="string">
            <text:p>OK</text:p>
          </table:table-cell>
          <table:table-cell table:formula="of:=IF(OR([$Sheet1.I121]&lt;25;[$Sheet1.I121]&gt;974);&quot;XXX&quot;;&quot;OK&quot;)" office:value-type="string" office:string-value="OK" calcext:value-type="string">
            <text:p>OK</text:p>
          </table:table-cell>
          <table:table-cell table:formula="of:=IF(OR([$Sheet1.J121]&lt;25;[$Sheet1.J121]&gt;974);&quot;XXX&quot;;&quot;OK&quot;)" office:value-type="string" office:string-value="OK" calcext:value-type="string">
            <text:p>OK</text:p>
          </table:table-cell>
          <table:table-cell table:formula="of:=IF(OR([$Sheet1.K121]&lt;25;[$Sheet1.K121]&gt;974);&quot;XXX&quot;;&quot;OK&quot;)" office:value-type="string" office:string-value="OK" calcext:value-type="string">
            <text:p>OK</text:p>
          </table:table-cell>
          <table:table-cell table:formula="of:=IF(OR([$Sheet1.L121]&lt;25;[$Sheet1.L121]&gt;974);&quot;XXX&quot;;&quot;OK&quot;)" office:value-type="string" office:string-value="OK" calcext:value-type="string">
            <text:p>OK</text:p>
          </table:table-cell>
          <table:table-cell table:formula="of:=IF(OR([$Sheet1.M121]&lt;25;[$Sheet1.M121]&gt;974);&quot;XXX&quot;;&quot;OK&quot;)" office:value-type="string" office:string-value="OK" calcext:value-type="string">
            <text:p>OK</text:p>
          </table:table-cell>
          <table:table-cell table:formula="of:=IF(OR([$Sheet1.N121]&lt;25;[$Sheet1.N121]&gt;974);&quot;XXX&quot;;&quot;OK&quot;)" office:value-type="string" office:string-value="OK" calcext:value-type="string">
            <text:p>OK</text:p>
          </table:table-cell>
          <table:table-cell table:formula="of:=IF(OR([$Sheet1.O121]&lt;25;[$Sheet1.O121]&gt;974);&quot;XXX&quot;;&quot;OK&quot;)" office:value-type="string" office:string-value="OK" calcext:value-type="string">
            <text:p>OK</text:p>
          </table:table-cell>
          <table:table-cell table:formula="of:=IF(OR([$Sheet1.P121]&lt;25;[$Sheet1.P121]&gt;974);&quot;XXX&quot;;&quot;OK&quot;)" office:value-type="string" office:string-value="OK" calcext:value-type="string">
            <text:p>OK</text:p>
          </table:table-cell>
          <table:table-cell table:formula="of:=IF(OR([$Sheet1.Q121]&lt;25;[$Sheet1.Q121]&gt;974);&quot;XXX&quot;;&quot;OK&quot;)" office:value-type="string" office:string-value="OK" calcext:value-type="string">
            <text:p>OK</text:p>
          </table:table-cell>
          <table:table-cell table:formula="of:=IF(OR([$Sheet1.R121]&lt;25;[$Sheet1.R121]&gt;974);&quot;XXX&quot;;&quot;OK&quot;)" office:value-type="string" office:string-value="OK" calcext:value-type="string">
            <text:p>OK</text:p>
          </table:table-cell>
          <table:table-cell table:formula="of:=IF(OR([$Sheet1.S121]&lt;25;[$Sheet1.S121]&gt;974);&quot;XXX&quot;;&quot;OK&quot;)" office:value-type="string" office:string-value="OK" calcext:value-type="string">
            <text:p>OK</text:p>
          </table:table-cell>
          <table:table-cell table:formula="of:=IF(OR([$Sheet1.T121]&lt;25;[$Sheet1.T121]&gt;974);&quot;XXX&quot;;&quot;OK&quot;)" office:value-type="string" office:string-value="OK" calcext:value-type="string">
            <text:p>OK</text:p>
          </table:table-cell>
          <table:table-cell table:formula="of:=IF(OR([$Sheet1.U121]&lt;25;[$Sheet1.U12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2]&lt;25;[$Sheet1.B122]&gt;974);&quot;XXX&quot;;&quot;OK&quot;)" office:value-type="string" office:string-value="OK" calcext:value-type="string">
            <text:p>OK</text:p>
          </table:table-cell>
          <table:table-cell table:formula="of:=IF(OR([$Sheet1.C122]&lt;25;[$Sheet1.C122]&gt;974);&quot;XXX&quot;;&quot;OK&quot;)" office:value-type="string" office:string-value="OK" calcext:value-type="string">
            <text:p>OK</text:p>
          </table:table-cell>
          <table:table-cell table:formula="of:=IF(OR([$Sheet1.D122]&lt;25;[$Sheet1.D122]&gt;974);&quot;XXX&quot;;&quot;OK&quot;)" office:value-type="string" office:string-value="OK" calcext:value-type="string">
            <text:p>OK</text:p>
          </table:table-cell>
          <table:table-cell table:formula="of:=IF(OR([$Sheet1.E122]&lt;25;[$Sheet1.E122]&gt;974);&quot;XXX&quot;;&quot;OK&quot;)" office:value-type="string" office:string-value="OK" calcext:value-type="string">
            <text:p>OK</text:p>
          </table:table-cell>
          <table:table-cell table:formula="of:=IF(OR([$Sheet1.F122]&lt;25;[$Sheet1.F122]&gt;974);&quot;XXX&quot;;&quot;OK&quot;)" office:value-type="string" office:string-value="OK" calcext:value-type="string">
            <text:p>OK</text:p>
          </table:table-cell>
          <table:table-cell table:formula="of:=IF(OR([$Sheet1.G122]&lt;25;[$Sheet1.G122]&gt;974);&quot;XXX&quot;;&quot;OK&quot;)" office:value-type="string" office:string-value="OK" calcext:value-type="string">
            <text:p>OK</text:p>
          </table:table-cell>
          <table:table-cell table:formula="of:=IF(OR([$Sheet1.H122]&lt;25;[$Sheet1.H122]&gt;974);&quot;XXX&quot;;&quot;OK&quot;)" office:value-type="string" office:string-value="OK" calcext:value-type="string">
            <text:p>OK</text:p>
          </table:table-cell>
          <table:table-cell table:formula="of:=IF(OR([$Sheet1.I122]&lt;25;[$Sheet1.I122]&gt;974);&quot;XXX&quot;;&quot;OK&quot;)" office:value-type="string" office:string-value="OK" calcext:value-type="string">
            <text:p>OK</text:p>
          </table:table-cell>
          <table:table-cell table:formula="of:=IF(OR([$Sheet1.J122]&lt;25;[$Sheet1.J122]&gt;974);&quot;XXX&quot;;&quot;OK&quot;)" office:value-type="string" office:string-value="OK" calcext:value-type="string">
            <text:p>OK</text:p>
          </table:table-cell>
          <table:table-cell table:formula="of:=IF(OR([$Sheet1.K122]&lt;25;[$Sheet1.K122]&gt;974);&quot;XXX&quot;;&quot;OK&quot;)" office:value-type="string" office:string-value="OK" calcext:value-type="string">
            <text:p>OK</text:p>
          </table:table-cell>
          <table:table-cell table:formula="of:=IF(OR([$Sheet1.L122]&lt;25;[$Sheet1.L122]&gt;974);&quot;XXX&quot;;&quot;OK&quot;)" office:value-type="string" office:string-value="OK" calcext:value-type="string">
            <text:p>OK</text:p>
          </table:table-cell>
          <table:table-cell table:formula="of:=IF(OR([$Sheet1.M122]&lt;25;[$Sheet1.M122]&gt;974);&quot;XXX&quot;;&quot;OK&quot;)" office:value-type="string" office:string-value="OK" calcext:value-type="string">
            <text:p>OK</text:p>
          </table:table-cell>
          <table:table-cell table:formula="of:=IF(OR([$Sheet1.N122]&lt;25;[$Sheet1.N122]&gt;974);&quot;XXX&quot;;&quot;OK&quot;)" office:value-type="string" office:string-value="OK" calcext:value-type="string">
            <text:p>OK</text:p>
          </table:table-cell>
          <table:table-cell table:formula="of:=IF(OR([$Sheet1.O122]&lt;25;[$Sheet1.O122]&gt;974);&quot;XXX&quot;;&quot;OK&quot;)" office:value-type="string" office:string-value="OK" calcext:value-type="string">
            <text:p>OK</text:p>
          </table:table-cell>
          <table:table-cell table:formula="of:=IF(OR([$Sheet1.P122]&lt;25;[$Sheet1.P122]&gt;974);&quot;XXX&quot;;&quot;OK&quot;)" office:value-type="string" office:string-value="OK" calcext:value-type="string">
            <text:p>OK</text:p>
          </table:table-cell>
          <table:table-cell table:formula="of:=IF(OR([$Sheet1.Q122]&lt;25;[$Sheet1.Q122]&gt;974);&quot;XXX&quot;;&quot;OK&quot;)" office:value-type="string" office:string-value="OK" calcext:value-type="string">
            <text:p>OK</text:p>
          </table:table-cell>
          <table:table-cell table:formula="of:=IF(OR([$Sheet1.R122]&lt;25;[$Sheet1.R122]&gt;974);&quot;XXX&quot;;&quot;OK&quot;)" office:value-type="string" office:string-value="OK" calcext:value-type="string">
            <text:p>OK</text:p>
          </table:table-cell>
          <table:table-cell table:formula="of:=IF(OR([$Sheet1.S122]&lt;25;[$Sheet1.S122]&gt;974);&quot;XXX&quot;;&quot;OK&quot;)" office:value-type="string" office:string-value="OK" calcext:value-type="string">
            <text:p>OK</text:p>
          </table:table-cell>
          <table:table-cell table:formula="of:=IF(OR([$Sheet1.T122]&lt;25;[$Sheet1.T122]&gt;974);&quot;XXX&quot;;&quot;OK&quot;)" office:value-type="string" office:string-value="OK" calcext:value-type="string">
            <text:p>OK</text:p>
          </table:table-cell>
          <table:table-cell table:formula="of:=IF(OR([$Sheet1.U122]&lt;25;[$Sheet1.U12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3]&lt;25;[$Sheet1.B123]&gt;974);&quot;XXX&quot;;&quot;OK&quot;)" office:value-type="string" office:string-value="OK" calcext:value-type="string">
            <text:p>OK</text:p>
          </table:table-cell>
          <table:table-cell table:formula="of:=IF(OR([$Sheet1.C123]&lt;25;[$Sheet1.C123]&gt;974);&quot;XXX&quot;;&quot;OK&quot;)" office:value-type="string" office:string-value="OK" calcext:value-type="string">
            <text:p>OK</text:p>
          </table:table-cell>
          <table:table-cell table:formula="of:=IF(OR([$Sheet1.D123]&lt;25;[$Sheet1.D123]&gt;974);&quot;XXX&quot;;&quot;OK&quot;)" office:value-type="string" office:string-value="OK" calcext:value-type="string">
            <text:p>OK</text:p>
          </table:table-cell>
          <table:table-cell table:formula="of:=IF(OR([$Sheet1.E123]&lt;25;[$Sheet1.E123]&gt;974);&quot;XXX&quot;;&quot;OK&quot;)" office:value-type="string" office:string-value="OK" calcext:value-type="string">
            <text:p>OK</text:p>
          </table:table-cell>
          <table:table-cell table:formula="of:=IF(OR([$Sheet1.F123]&lt;25;[$Sheet1.F123]&gt;974);&quot;XXX&quot;;&quot;OK&quot;)" office:value-type="string" office:string-value="OK" calcext:value-type="string">
            <text:p>OK</text:p>
          </table:table-cell>
          <table:table-cell table:formula="of:=IF(OR([$Sheet1.G123]&lt;25;[$Sheet1.G123]&gt;974);&quot;XXX&quot;;&quot;OK&quot;)" office:value-type="string" office:string-value="OK" calcext:value-type="string">
            <text:p>OK</text:p>
          </table:table-cell>
          <table:table-cell table:formula="of:=IF(OR([$Sheet1.H123]&lt;25;[$Sheet1.H123]&gt;974);&quot;XXX&quot;;&quot;OK&quot;)" office:value-type="string" office:string-value="OK" calcext:value-type="string">
            <text:p>OK</text:p>
          </table:table-cell>
          <table:table-cell table:formula="of:=IF(OR([$Sheet1.I123]&lt;25;[$Sheet1.I123]&gt;974);&quot;XXX&quot;;&quot;OK&quot;)" office:value-type="string" office:string-value="OK" calcext:value-type="string">
            <text:p>OK</text:p>
          </table:table-cell>
          <table:table-cell table:formula="of:=IF(OR([$Sheet1.J123]&lt;25;[$Sheet1.J123]&gt;974);&quot;XXX&quot;;&quot;OK&quot;)" office:value-type="string" office:string-value="OK" calcext:value-type="string">
            <text:p>OK</text:p>
          </table:table-cell>
          <table:table-cell table:formula="of:=IF(OR([$Sheet1.K123]&lt;25;[$Sheet1.K123]&gt;974);&quot;XXX&quot;;&quot;OK&quot;)" office:value-type="string" office:string-value="OK" calcext:value-type="string">
            <text:p>OK</text:p>
          </table:table-cell>
          <table:table-cell table:formula="of:=IF(OR([$Sheet1.L123]&lt;25;[$Sheet1.L123]&gt;974);&quot;XXX&quot;;&quot;OK&quot;)" office:value-type="string" office:string-value="OK" calcext:value-type="string">
            <text:p>OK</text:p>
          </table:table-cell>
          <table:table-cell table:formula="of:=IF(OR([$Sheet1.M123]&lt;25;[$Sheet1.M123]&gt;974);&quot;XXX&quot;;&quot;OK&quot;)" office:value-type="string" office:string-value="OK" calcext:value-type="string">
            <text:p>OK</text:p>
          </table:table-cell>
          <table:table-cell table:formula="of:=IF(OR([$Sheet1.N123]&lt;25;[$Sheet1.N123]&gt;974);&quot;XXX&quot;;&quot;OK&quot;)" office:value-type="string" office:string-value="OK" calcext:value-type="string">
            <text:p>OK</text:p>
          </table:table-cell>
          <table:table-cell table:formula="of:=IF(OR([$Sheet1.O123]&lt;25;[$Sheet1.O123]&gt;974);&quot;XXX&quot;;&quot;OK&quot;)" office:value-type="string" office:string-value="OK" calcext:value-type="string">
            <text:p>OK</text:p>
          </table:table-cell>
          <table:table-cell table:formula="of:=IF(OR([$Sheet1.P123]&lt;25;[$Sheet1.P123]&gt;974);&quot;XXX&quot;;&quot;OK&quot;)" office:value-type="string" office:string-value="OK" calcext:value-type="string">
            <text:p>OK</text:p>
          </table:table-cell>
          <table:table-cell table:formula="of:=IF(OR([$Sheet1.Q123]&lt;25;[$Sheet1.Q123]&gt;974);&quot;XXX&quot;;&quot;OK&quot;)" office:value-type="string" office:string-value="OK" calcext:value-type="string">
            <text:p>OK</text:p>
          </table:table-cell>
          <table:table-cell table:formula="of:=IF(OR([$Sheet1.R123]&lt;25;[$Sheet1.R123]&gt;974);&quot;XXX&quot;;&quot;OK&quot;)" office:value-type="string" office:string-value="OK" calcext:value-type="string">
            <text:p>OK</text:p>
          </table:table-cell>
          <table:table-cell table:formula="of:=IF(OR([$Sheet1.S123]&lt;25;[$Sheet1.S123]&gt;974);&quot;XXX&quot;;&quot;OK&quot;)" office:value-type="string" office:string-value="OK" calcext:value-type="string">
            <text:p>OK</text:p>
          </table:table-cell>
          <table:table-cell table:formula="of:=IF(OR([$Sheet1.T123]&lt;25;[$Sheet1.T123]&gt;974);&quot;XXX&quot;;&quot;OK&quot;)" office:value-type="string" office:string-value="OK" calcext:value-type="string">
            <text:p>OK</text:p>
          </table:table-cell>
          <table:table-cell table:formula="of:=IF(OR([$Sheet1.U123]&lt;25;[$Sheet1.U12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4]&lt;25;[$Sheet1.B124]&gt;974);&quot;XXX&quot;;&quot;OK&quot;)" office:value-type="string" office:string-value="OK" calcext:value-type="string">
            <text:p>OK</text:p>
          </table:table-cell>
          <table:table-cell table:formula="of:=IF(OR([$Sheet1.C124]&lt;25;[$Sheet1.C124]&gt;974);&quot;XXX&quot;;&quot;OK&quot;)" office:value-type="string" office:string-value="OK" calcext:value-type="string">
            <text:p>OK</text:p>
          </table:table-cell>
          <table:table-cell table:formula="of:=IF(OR([$Sheet1.D124]&lt;25;[$Sheet1.D124]&gt;974);&quot;XXX&quot;;&quot;OK&quot;)" office:value-type="string" office:string-value="OK" calcext:value-type="string">
            <text:p>OK</text:p>
          </table:table-cell>
          <table:table-cell table:formula="of:=IF(OR([$Sheet1.E124]&lt;25;[$Sheet1.E124]&gt;974);&quot;XXX&quot;;&quot;OK&quot;)" office:value-type="string" office:string-value="OK" calcext:value-type="string">
            <text:p>OK</text:p>
          </table:table-cell>
          <table:table-cell table:formula="of:=IF(OR([$Sheet1.F124]&lt;25;[$Sheet1.F124]&gt;974);&quot;XXX&quot;;&quot;OK&quot;)" office:value-type="string" office:string-value="OK" calcext:value-type="string">
            <text:p>OK</text:p>
          </table:table-cell>
          <table:table-cell table:formula="of:=IF(OR([$Sheet1.G124]&lt;25;[$Sheet1.G124]&gt;974);&quot;XXX&quot;;&quot;OK&quot;)" office:value-type="string" office:string-value="OK" calcext:value-type="string">
            <text:p>OK</text:p>
          </table:table-cell>
          <table:table-cell table:formula="of:=IF(OR([$Sheet1.H124]&lt;25;[$Sheet1.H124]&gt;974);&quot;XXX&quot;;&quot;OK&quot;)" office:value-type="string" office:string-value="OK" calcext:value-type="string">
            <text:p>OK</text:p>
          </table:table-cell>
          <table:table-cell table:formula="of:=IF(OR([$Sheet1.I124]&lt;25;[$Sheet1.I124]&gt;974);&quot;XXX&quot;;&quot;OK&quot;)" office:value-type="string" office:string-value="OK" calcext:value-type="string">
            <text:p>OK</text:p>
          </table:table-cell>
          <table:table-cell table:formula="of:=IF(OR([$Sheet1.J124]&lt;25;[$Sheet1.J124]&gt;974);&quot;XXX&quot;;&quot;OK&quot;)" office:value-type="string" office:string-value="OK" calcext:value-type="string">
            <text:p>OK</text:p>
          </table:table-cell>
          <table:table-cell table:formula="of:=IF(OR([$Sheet1.K124]&lt;25;[$Sheet1.K124]&gt;974);&quot;XXX&quot;;&quot;OK&quot;)" office:value-type="string" office:string-value="OK" calcext:value-type="string">
            <text:p>OK</text:p>
          </table:table-cell>
          <table:table-cell table:formula="of:=IF(OR([$Sheet1.L124]&lt;25;[$Sheet1.L124]&gt;974);&quot;XXX&quot;;&quot;OK&quot;)" office:value-type="string" office:string-value="OK" calcext:value-type="string">
            <text:p>OK</text:p>
          </table:table-cell>
          <table:table-cell table:formula="of:=IF(OR([$Sheet1.M124]&lt;25;[$Sheet1.M124]&gt;974);&quot;XXX&quot;;&quot;OK&quot;)" office:value-type="string" office:string-value="OK" calcext:value-type="string">
            <text:p>OK</text:p>
          </table:table-cell>
          <table:table-cell table:formula="of:=IF(OR([$Sheet1.N124]&lt;25;[$Sheet1.N124]&gt;974);&quot;XXX&quot;;&quot;OK&quot;)" office:value-type="string" office:string-value="OK" calcext:value-type="string">
            <text:p>OK</text:p>
          </table:table-cell>
          <table:table-cell table:formula="of:=IF(OR([$Sheet1.O124]&lt;25;[$Sheet1.O124]&gt;974);&quot;XXX&quot;;&quot;OK&quot;)" office:value-type="string" office:string-value="OK" calcext:value-type="string">
            <text:p>OK</text:p>
          </table:table-cell>
          <table:table-cell table:formula="of:=IF(OR([$Sheet1.P124]&lt;25;[$Sheet1.P124]&gt;974);&quot;XXX&quot;;&quot;OK&quot;)" office:value-type="string" office:string-value="OK" calcext:value-type="string">
            <text:p>OK</text:p>
          </table:table-cell>
          <table:table-cell table:formula="of:=IF(OR([$Sheet1.Q124]&lt;25;[$Sheet1.Q124]&gt;974);&quot;XXX&quot;;&quot;OK&quot;)" office:value-type="string" office:string-value="OK" calcext:value-type="string">
            <text:p>OK</text:p>
          </table:table-cell>
          <table:table-cell table:formula="of:=IF(OR([$Sheet1.R124]&lt;25;[$Sheet1.R124]&gt;974);&quot;XXX&quot;;&quot;OK&quot;)" office:value-type="string" office:string-value="OK" calcext:value-type="string">
            <text:p>OK</text:p>
          </table:table-cell>
          <table:table-cell table:formula="of:=IF(OR([$Sheet1.S124]&lt;25;[$Sheet1.S124]&gt;974);&quot;XXX&quot;;&quot;OK&quot;)" office:value-type="string" office:string-value="OK" calcext:value-type="string">
            <text:p>OK</text:p>
          </table:table-cell>
          <table:table-cell table:formula="of:=IF(OR([$Sheet1.T124]&lt;25;[$Sheet1.T124]&gt;974);&quot;XXX&quot;;&quot;OK&quot;)" office:value-type="string" office:string-value="OK" calcext:value-type="string">
            <text:p>OK</text:p>
          </table:table-cell>
          <table:table-cell table:formula="of:=IF(OR([$Sheet1.U124]&lt;25;[$Sheet1.U12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5]&lt;25;[$Sheet1.B125]&gt;974);&quot;XXX&quot;;&quot;OK&quot;)" office:value-type="string" office:string-value="OK" calcext:value-type="string">
            <text:p>OK</text:p>
          </table:table-cell>
          <table:table-cell table:formula="of:=IF(OR([$Sheet1.C125]&lt;25;[$Sheet1.C125]&gt;974);&quot;XXX&quot;;&quot;OK&quot;)" office:value-type="string" office:string-value="OK" calcext:value-type="string">
            <text:p>OK</text:p>
          </table:table-cell>
          <table:table-cell table:formula="of:=IF(OR([$Sheet1.D125]&lt;25;[$Sheet1.D125]&gt;974);&quot;XXX&quot;;&quot;OK&quot;)" office:value-type="string" office:string-value="OK" calcext:value-type="string">
            <text:p>OK</text:p>
          </table:table-cell>
          <table:table-cell table:formula="of:=IF(OR([$Sheet1.E125]&lt;25;[$Sheet1.E125]&gt;974);&quot;XXX&quot;;&quot;OK&quot;)" office:value-type="string" office:string-value="OK" calcext:value-type="string">
            <text:p>OK</text:p>
          </table:table-cell>
          <table:table-cell table:formula="of:=IF(OR([$Sheet1.F125]&lt;25;[$Sheet1.F125]&gt;974);&quot;XXX&quot;;&quot;OK&quot;)" office:value-type="string" office:string-value="OK" calcext:value-type="string">
            <text:p>OK</text:p>
          </table:table-cell>
          <table:table-cell table:formula="of:=IF(OR([$Sheet1.G125]&lt;25;[$Sheet1.G125]&gt;974);&quot;XXX&quot;;&quot;OK&quot;)" office:value-type="string" office:string-value="OK" calcext:value-type="string">
            <text:p>OK</text:p>
          </table:table-cell>
          <table:table-cell table:formula="of:=IF(OR([$Sheet1.H125]&lt;25;[$Sheet1.H125]&gt;974);&quot;XXX&quot;;&quot;OK&quot;)" office:value-type="string" office:string-value="OK" calcext:value-type="string">
            <text:p>OK</text:p>
          </table:table-cell>
          <table:table-cell table:formula="of:=IF(OR([$Sheet1.I125]&lt;25;[$Sheet1.I125]&gt;974);&quot;XXX&quot;;&quot;OK&quot;)" office:value-type="string" office:string-value="OK" calcext:value-type="string">
            <text:p>OK</text:p>
          </table:table-cell>
          <table:table-cell table:formula="of:=IF(OR([$Sheet1.J125]&lt;25;[$Sheet1.J125]&gt;974);&quot;XXX&quot;;&quot;OK&quot;)" office:value-type="string" office:string-value="OK" calcext:value-type="string">
            <text:p>OK</text:p>
          </table:table-cell>
          <table:table-cell table:formula="of:=IF(OR([$Sheet1.K125]&lt;25;[$Sheet1.K125]&gt;974);&quot;XXX&quot;;&quot;OK&quot;)" office:value-type="string" office:string-value="OK" calcext:value-type="string">
            <text:p>OK</text:p>
          </table:table-cell>
          <table:table-cell table:formula="of:=IF(OR([$Sheet1.L125]&lt;25;[$Sheet1.L125]&gt;974);&quot;XXX&quot;;&quot;OK&quot;)" office:value-type="string" office:string-value="OK" calcext:value-type="string">
            <text:p>OK</text:p>
          </table:table-cell>
          <table:table-cell table:formula="of:=IF(OR([$Sheet1.M125]&lt;25;[$Sheet1.M125]&gt;974);&quot;XXX&quot;;&quot;OK&quot;)" office:value-type="string" office:string-value="OK" calcext:value-type="string">
            <text:p>OK</text:p>
          </table:table-cell>
          <table:table-cell table:formula="of:=IF(OR([$Sheet1.N125]&lt;25;[$Sheet1.N125]&gt;974);&quot;XXX&quot;;&quot;OK&quot;)" office:value-type="string" office:string-value="OK" calcext:value-type="string">
            <text:p>OK</text:p>
          </table:table-cell>
          <table:table-cell table:formula="of:=IF(OR([$Sheet1.O125]&lt;25;[$Sheet1.O125]&gt;974);&quot;XXX&quot;;&quot;OK&quot;)" office:value-type="string" office:string-value="OK" calcext:value-type="string">
            <text:p>OK</text:p>
          </table:table-cell>
          <table:table-cell table:formula="of:=IF(OR([$Sheet1.P125]&lt;25;[$Sheet1.P125]&gt;974);&quot;XXX&quot;;&quot;OK&quot;)" office:value-type="string" office:string-value="OK" calcext:value-type="string">
            <text:p>OK</text:p>
          </table:table-cell>
          <table:table-cell table:formula="of:=IF(OR([$Sheet1.Q125]&lt;25;[$Sheet1.Q125]&gt;974);&quot;XXX&quot;;&quot;OK&quot;)" office:value-type="string" office:string-value="OK" calcext:value-type="string">
            <text:p>OK</text:p>
          </table:table-cell>
          <table:table-cell table:formula="of:=IF(OR([$Sheet1.R125]&lt;25;[$Sheet1.R125]&gt;974);&quot;XXX&quot;;&quot;OK&quot;)" office:value-type="string" office:string-value="OK" calcext:value-type="string">
            <text:p>OK</text:p>
          </table:table-cell>
          <table:table-cell table:formula="of:=IF(OR([$Sheet1.S125]&lt;25;[$Sheet1.S125]&gt;974);&quot;XXX&quot;;&quot;OK&quot;)" office:value-type="string" office:string-value="OK" calcext:value-type="string">
            <text:p>OK</text:p>
          </table:table-cell>
          <table:table-cell table:formula="of:=IF(OR([$Sheet1.T125]&lt;25;[$Sheet1.T125]&gt;974);&quot;XXX&quot;;&quot;OK&quot;)" office:value-type="string" office:string-value="OK" calcext:value-type="string">
            <text:p>OK</text:p>
          </table:table-cell>
          <table:table-cell table:formula="of:=IF(OR([$Sheet1.U125]&lt;25;[$Sheet1.U12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6]&lt;25;[$Sheet1.B126]&gt;974);&quot;XXX&quot;;&quot;OK&quot;)" office:value-type="string" office:string-value="OK" calcext:value-type="string">
            <text:p>OK</text:p>
          </table:table-cell>
          <table:table-cell table:formula="of:=IF(OR([$Sheet1.C126]&lt;25;[$Sheet1.C126]&gt;974);&quot;XXX&quot;;&quot;OK&quot;)" office:value-type="string" office:string-value="OK" calcext:value-type="string">
            <text:p>OK</text:p>
          </table:table-cell>
          <table:table-cell table:formula="of:=IF(OR([$Sheet1.D126]&lt;25;[$Sheet1.D126]&gt;974);&quot;XXX&quot;;&quot;OK&quot;)" office:value-type="string" office:string-value="OK" calcext:value-type="string">
            <text:p>OK</text:p>
          </table:table-cell>
          <table:table-cell table:formula="of:=IF(OR([$Sheet1.E126]&lt;25;[$Sheet1.E126]&gt;974);&quot;XXX&quot;;&quot;OK&quot;)" office:value-type="string" office:string-value="OK" calcext:value-type="string">
            <text:p>OK</text:p>
          </table:table-cell>
          <table:table-cell table:formula="of:=IF(OR([$Sheet1.F126]&lt;25;[$Sheet1.F126]&gt;974);&quot;XXX&quot;;&quot;OK&quot;)" office:value-type="string" office:string-value="OK" calcext:value-type="string">
            <text:p>OK</text:p>
          </table:table-cell>
          <table:table-cell table:formula="of:=IF(OR([$Sheet1.G126]&lt;25;[$Sheet1.G126]&gt;974);&quot;XXX&quot;;&quot;OK&quot;)" office:value-type="string" office:string-value="OK" calcext:value-type="string">
            <text:p>OK</text:p>
          </table:table-cell>
          <table:table-cell table:formula="of:=IF(OR([$Sheet1.H126]&lt;25;[$Sheet1.H126]&gt;974);&quot;XXX&quot;;&quot;OK&quot;)" office:value-type="string" office:string-value="OK" calcext:value-type="string">
            <text:p>OK</text:p>
          </table:table-cell>
          <table:table-cell table:formula="of:=IF(OR([$Sheet1.I126]&lt;25;[$Sheet1.I126]&gt;974);&quot;XXX&quot;;&quot;OK&quot;)" office:value-type="string" office:string-value="OK" calcext:value-type="string">
            <text:p>OK</text:p>
          </table:table-cell>
          <table:table-cell table:formula="of:=IF(OR([$Sheet1.J126]&lt;25;[$Sheet1.J126]&gt;974);&quot;XXX&quot;;&quot;OK&quot;)" office:value-type="string" office:string-value="OK" calcext:value-type="string">
            <text:p>OK</text:p>
          </table:table-cell>
          <table:table-cell table:formula="of:=IF(OR([$Sheet1.K126]&lt;25;[$Sheet1.K126]&gt;974);&quot;XXX&quot;;&quot;OK&quot;)" office:value-type="string" office:string-value="OK" calcext:value-type="string">
            <text:p>OK</text:p>
          </table:table-cell>
          <table:table-cell table:formula="of:=IF(OR([$Sheet1.L126]&lt;25;[$Sheet1.L126]&gt;974);&quot;XXX&quot;;&quot;OK&quot;)" office:value-type="string" office:string-value="OK" calcext:value-type="string">
            <text:p>OK</text:p>
          </table:table-cell>
          <table:table-cell table:formula="of:=IF(OR([$Sheet1.M126]&lt;25;[$Sheet1.M126]&gt;974);&quot;XXX&quot;;&quot;OK&quot;)" office:value-type="string" office:string-value="OK" calcext:value-type="string">
            <text:p>OK</text:p>
          </table:table-cell>
          <table:table-cell table:formula="of:=IF(OR([$Sheet1.N126]&lt;25;[$Sheet1.N126]&gt;974);&quot;XXX&quot;;&quot;OK&quot;)" office:value-type="string" office:string-value="OK" calcext:value-type="string">
            <text:p>OK</text:p>
          </table:table-cell>
          <table:table-cell table:formula="of:=IF(OR([$Sheet1.O126]&lt;25;[$Sheet1.O126]&gt;974);&quot;XXX&quot;;&quot;OK&quot;)" office:value-type="string" office:string-value="OK" calcext:value-type="string">
            <text:p>OK</text:p>
          </table:table-cell>
          <table:table-cell table:formula="of:=IF(OR([$Sheet1.P126]&lt;25;[$Sheet1.P126]&gt;974);&quot;XXX&quot;;&quot;OK&quot;)" office:value-type="string" office:string-value="OK" calcext:value-type="string">
            <text:p>OK</text:p>
          </table:table-cell>
          <table:table-cell table:formula="of:=IF(OR([$Sheet1.Q126]&lt;25;[$Sheet1.Q126]&gt;974);&quot;XXX&quot;;&quot;OK&quot;)" office:value-type="string" office:string-value="OK" calcext:value-type="string">
            <text:p>OK</text:p>
          </table:table-cell>
          <table:table-cell table:formula="of:=IF(OR([$Sheet1.R126]&lt;25;[$Sheet1.R126]&gt;974);&quot;XXX&quot;;&quot;OK&quot;)" office:value-type="string" office:string-value="OK" calcext:value-type="string">
            <text:p>OK</text:p>
          </table:table-cell>
          <table:table-cell table:formula="of:=IF(OR([$Sheet1.S126]&lt;25;[$Sheet1.S126]&gt;974);&quot;XXX&quot;;&quot;OK&quot;)" office:value-type="string" office:string-value="OK" calcext:value-type="string">
            <text:p>OK</text:p>
          </table:table-cell>
          <table:table-cell table:formula="of:=IF(OR([$Sheet1.T126]&lt;25;[$Sheet1.T126]&gt;974);&quot;XXX&quot;;&quot;OK&quot;)" office:value-type="string" office:string-value="OK" calcext:value-type="string">
            <text:p>OK</text:p>
          </table:table-cell>
          <table:table-cell table:formula="of:=IF(OR([$Sheet1.U126]&lt;25;[$Sheet1.U12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7]&lt;25;[$Sheet1.B127]&gt;974);&quot;XXX&quot;;&quot;OK&quot;)" office:value-type="string" office:string-value="OK" calcext:value-type="string">
            <text:p>OK</text:p>
          </table:table-cell>
          <table:table-cell table:formula="of:=IF(OR([$Sheet1.C127]&lt;25;[$Sheet1.C127]&gt;974);&quot;XXX&quot;;&quot;OK&quot;)" office:value-type="string" office:string-value="OK" calcext:value-type="string">
            <text:p>OK</text:p>
          </table:table-cell>
          <table:table-cell table:formula="of:=IF(OR([$Sheet1.D127]&lt;25;[$Sheet1.D127]&gt;974);&quot;XXX&quot;;&quot;OK&quot;)" office:value-type="string" office:string-value="OK" calcext:value-type="string">
            <text:p>OK</text:p>
          </table:table-cell>
          <table:table-cell table:formula="of:=IF(OR([$Sheet1.E127]&lt;25;[$Sheet1.E127]&gt;974);&quot;XXX&quot;;&quot;OK&quot;)" office:value-type="string" office:string-value="OK" calcext:value-type="string">
            <text:p>OK</text:p>
          </table:table-cell>
          <table:table-cell table:formula="of:=IF(OR([$Sheet1.F127]&lt;25;[$Sheet1.F127]&gt;974);&quot;XXX&quot;;&quot;OK&quot;)" office:value-type="string" office:string-value="OK" calcext:value-type="string">
            <text:p>OK</text:p>
          </table:table-cell>
          <table:table-cell table:formula="of:=IF(OR([$Sheet1.G127]&lt;25;[$Sheet1.G127]&gt;974);&quot;XXX&quot;;&quot;OK&quot;)" office:value-type="string" office:string-value="OK" calcext:value-type="string">
            <text:p>OK</text:p>
          </table:table-cell>
          <table:table-cell table:formula="of:=IF(OR([$Sheet1.H127]&lt;25;[$Sheet1.H127]&gt;974);&quot;XXX&quot;;&quot;OK&quot;)" office:value-type="string" office:string-value="OK" calcext:value-type="string">
            <text:p>OK</text:p>
          </table:table-cell>
          <table:table-cell table:formula="of:=IF(OR([$Sheet1.I127]&lt;25;[$Sheet1.I127]&gt;974);&quot;XXX&quot;;&quot;OK&quot;)" office:value-type="string" office:string-value="OK" calcext:value-type="string">
            <text:p>OK</text:p>
          </table:table-cell>
          <table:table-cell table:formula="of:=IF(OR([$Sheet1.J127]&lt;25;[$Sheet1.J127]&gt;974);&quot;XXX&quot;;&quot;OK&quot;)" office:value-type="string" office:string-value="OK" calcext:value-type="string">
            <text:p>OK</text:p>
          </table:table-cell>
          <table:table-cell table:formula="of:=IF(OR([$Sheet1.K127]&lt;25;[$Sheet1.K127]&gt;974);&quot;XXX&quot;;&quot;OK&quot;)" office:value-type="string" office:string-value="OK" calcext:value-type="string">
            <text:p>OK</text:p>
          </table:table-cell>
          <table:table-cell table:formula="of:=IF(OR([$Sheet1.L127]&lt;25;[$Sheet1.L127]&gt;974);&quot;XXX&quot;;&quot;OK&quot;)" office:value-type="string" office:string-value="OK" calcext:value-type="string">
            <text:p>OK</text:p>
          </table:table-cell>
          <table:table-cell table:formula="of:=IF(OR([$Sheet1.M127]&lt;25;[$Sheet1.M127]&gt;974);&quot;XXX&quot;;&quot;OK&quot;)" office:value-type="string" office:string-value="OK" calcext:value-type="string">
            <text:p>OK</text:p>
          </table:table-cell>
          <table:table-cell table:formula="of:=IF(OR([$Sheet1.N127]&lt;25;[$Sheet1.N127]&gt;974);&quot;XXX&quot;;&quot;OK&quot;)" office:value-type="string" office:string-value="OK" calcext:value-type="string">
            <text:p>OK</text:p>
          </table:table-cell>
          <table:table-cell table:formula="of:=IF(OR([$Sheet1.O127]&lt;25;[$Sheet1.O127]&gt;974);&quot;XXX&quot;;&quot;OK&quot;)" office:value-type="string" office:string-value="OK" calcext:value-type="string">
            <text:p>OK</text:p>
          </table:table-cell>
          <table:table-cell table:formula="of:=IF(OR([$Sheet1.P127]&lt;25;[$Sheet1.P127]&gt;974);&quot;XXX&quot;;&quot;OK&quot;)" office:value-type="string" office:string-value="OK" calcext:value-type="string">
            <text:p>OK</text:p>
          </table:table-cell>
          <table:table-cell table:formula="of:=IF(OR([$Sheet1.Q127]&lt;25;[$Sheet1.Q127]&gt;974);&quot;XXX&quot;;&quot;OK&quot;)" office:value-type="string" office:string-value="OK" calcext:value-type="string">
            <text:p>OK</text:p>
          </table:table-cell>
          <table:table-cell table:formula="of:=IF(OR([$Sheet1.R127]&lt;25;[$Sheet1.R127]&gt;974);&quot;XXX&quot;;&quot;OK&quot;)" office:value-type="string" office:string-value="OK" calcext:value-type="string">
            <text:p>OK</text:p>
          </table:table-cell>
          <table:table-cell table:formula="of:=IF(OR([$Sheet1.S127]&lt;25;[$Sheet1.S127]&gt;974);&quot;XXX&quot;;&quot;OK&quot;)" office:value-type="string" office:string-value="OK" calcext:value-type="string">
            <text:p>OK</text:p>
          </table:table-cell>
          <table:table-cell table:formula="of:=IF(OR([$Sheet1.T127]&lt;25;[$Sheet1.T127]&gt;974);&quot;XXX&quot;;&quot;OK&quot;)" office:value-type="string" office:string-value="OK" calcext:value-type="string">
            <text:p>OK</text:p>
          </table:table-cell>
          <table:table-cell table:formula="of:=IF(OR([$Sheet1.U127]&lt;25;[$Sheet1.U12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8]&lt;25;[$Sheet1.B128]&gt;974);&quot;XXX&quot;;&quot;OK&quot;)" office:value-type="string" office:string-value="OK" calcext:value-type="string">
            <text:p>OK</text:p>
          </table:table-cell>
          <table:table-cell table:formula="of:=IF(OR([$Sheet1.C128]&lt;25;[$Sheet1.C128]&gt;974);&quot;XXX&quot;;&quot;OK&quot;)" office:value-type="string" office:string-value="OK" calcext:value-type="string">
            <text:p>OK</text:p>
          </table:table-cell>
          <table:table-cell table:formula="of:=IF(OR([$Sheet1.D128]&lt;25;[$Sheet1.D128]&gt;974);&quot;XXX&quot;;&quot;OK&quot;)" office:value-type="string" office:string-value="OK" calcext:value-type="string">
            <text:p>OK</text:p>
          </table:table-cell>
          <table:table-cell table:formula="of:=IF(OR([$Sheet1.E128]&lt;25;[$Sheet1.E128]&gt;974);&quot;XXX&quot;;&quot;OK&quot;)" office:value-type="string" office:string-value="OK" calcext:value-type="string">
            <text:p>OK</text:p>
          </table:table-cell>
          <table:table-cell table:formula="of:=IF(OR([$Sheet1.F128]&lt;25;[$Sheet1.F128]&gt;974);&quot;XXX&quot;;&quot;OK&quot;)" office:value-type="string" office:string-value="OK" calcext:value-type="string">
            <text:p>OK</text:p>
          </table:table-cell>
          <table:table-cell table:formula="of:=IF(OR([$Sheet1.G128]&lt;25;[$Sheet1.G128]&gt;974);&quot;XXX&quot;;&quot;OK&quot;)" office:value-type="string" office:string-value="OK" calcext:value-type="string">
            <text:p>OK</text:p>
          </table:table-cell>
          <table:table-cell table:formula="of:=IF(OR([$Sheet1.H128]&lt;25;[$Sheet1.H128]&gt;974);&quot;XXX&quot;;&quot;OK&quot;)" office:value-type="string" office:string-value="OK" calcext:value-type="string">
            <text:p>OK</text:p>
          </table:table-cell>
          <table:table-cell table:formula="of:=IF(OR([$Sheet1.I128]&lt;25;[$Sheet1.I128]&gt;974);&quot;XXX&quot;;&quot;OK&quot;)" office:value-type="string" office:string-value="OK" calcext:value-type="string">
            <text:p>OK</text:p>
          </table:table-cell>
          <table:table-cell table:formula="of:=IF(OR([$Sheet1.J128]&lt;25;[$Sheet1.J128]&gt;974);&quot;XXX&quot;;&quot;OK&quot;)" office:value-type="string" office:string-value="OK" calcext:value-type="string">
            <text:p>OK</text:p>
          </table:table-cell>
          <table:table-cell table:formula="of:=IF(OR([$Sheet1.K128]&lt;25;[$Sheet1.K128]&gt;974);&quot;XXX&quot;;&quot;OK&quot;)" office:value-type="string" office:string-value="OK" calcext:value-type="string">
            <text:p>OK</text:p>
          </table:table-cell>
          <table:table-cell table:formula="of:=IF(OR([$Sheet1.L128]&lt;25;[$Sheet1.L128]&gt;974);&quot;XXX&quot;;&quot;OK&quot;)" office:value-type="string" office:string-value="OK" calcext:value-type="string">
            <text:p>OK</text:p>
          </table:table-cell>
          <table:table-cell table:formula="of:=IF(OR([$Sheet1.M128]&lt;25;[$Sheet1.M128]&gt;974);&quot;XXX&quot;;&quot;OK&quot;)" office:value-type="string" office:string-value="OK" calcext:value-type="string">
            <text:p>OK</text:p>
          </table:table-cell>
          <table:table-cell table:formula="of:=IF(OR([$Sheet1.N128]&lt;25;[$Sheet1.N128]&gt;974);&quot;XXX&quot;;&quot;OK&quot;)" office:value-type="string" office:string-value="OK" calcext:value-type="string">
            <text:p>OK</text:p>
          </table:table-cell>
          <table:table-cell table:formula="of:=IF(OR([$Sheet1.O128]&lt;25;[$Sheet1.O128]&gt;974);&quot;XXX&quot;;&quot;OK&quot;)" office:value-type="string" office:string-value="OK" calcext:value-type="string">
            <text:p>OK</text:p>
          </table:table-cell>
          <table:table-cell table:formula="of:=IF(OR([$Sheet1.P128]&lt;25;[$Sheet1.P128]&gt;974);&quot;XXX&quot;;&quot;OK&quot;)" office:value-type="string" office:string-value="OK" calcext:value-type="string">
            <text:p>OK</text:p>
          </table:table-cell>
          <table:table-cell table:formula="of:=IF(OR([$Sheet1.Q128]&lt;25;[$Sheet1.Q128]&gt;974);&quot;XXX&quot;;&quot;OK&quot;)" office:value-type="string" office:string-value="OK" calcext:value-type="string">
            <text:p>OK</text:p>
          </table:table-cell>
          <table:table-cell table:formula="of:=IF(OR([$Sheet1.R128]&lt;25;[$Sheet1.R128]&gt;974);&quot;XXX&quot;;&quot;OK&quot;)" office:value-type="string" office:string-value="OK" calcext:value-type="string">
            <text:p>OK</text:p>
          </table:table-cell>
          <table:table-cell table:formula="of:=IF(OR([$Sheet1.S128]&lt;25;[$Sheet1.S128]&gt;974);&quot;XXX&quot;;&quot;OK&quot;)" office:value-type="string" office:string-value="OK" calcext:value-type="string">
            <text:p>OK</text:p>
          </table:table-cell>
          <table:table-cell table:formula="of:=IF(OR([$Sheet1.T128]&lt;25;[$Sheet1.T128]&gt;974);&quot;XXX&quot;;&quot;OK&quot;)" office:value-type="string" office:string-value="OK" calcext:value-type="string">
            <text:p>OK</text:p>
          </table:table-cell>
          <table:table-cell table:formula="of:=IF(OR([$Sheet1.U128]&lt;25;[$Sheet1.U12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29]&lt;25;[$Sheet1.B129]&gt;974);&quot;XXX&quot;;&quot;OK&quot;)" office:value-type="string" office:string-value="OK" calcext:value-type="string">
            <text:p>OK</text:p>
          </table:table-cell>
          <table:table-cell table:formula="of:=IF(OR([$Sheet1.C129]&lt;25;[$Sheet1.C129]&gt;974);&quot;XXX&quot;;&quot;OK&quot;)" office:value-type="string" office:string-value="OK" calcext:value-type="string">
            <text:p>OK</text:p>
          </table:table-cell>
          <table:table-cell table:formula="of:=IF(OR([$Sheet1.D129]&lt;25;[$Sheet1.D129]&gt;974);&quot;XXX&quot;;&quot;OK&quot;)" office:value-type="string" office:string-value="OK" calcext:value-type="string">
            <text:p>OK</text:p>
          </table:table-cell>
          <table:table-cell table:formula="of:=IF(OR([$Sheet1.E129]&lt;25;[$Sheet1.E129]&gt;974);&quot;XXX&quot;;&quot;OK&quot;)" office:value-type="string" office:string-value="OK" calcext:value-type="string">
            <text:p>OK</text:p>
          </table:table-cell>
          <table:table-cell table:formula="of:=IF(OR([$Sheet1.F129]&lt;25;[$Sheet1.F129]&gt;974);&quot;XXX&quot;;&quot;OK&quot;)" office:value-type="string" office:string-value="OK" calcext:value-type="string">
            <text:p>OK</text:p>
          </table:table-cell>
          <table:table-cell table:formula="of:=IF(OR([$Sheet1.G129]&lt;25;[$Sheet1.G129]&gt;974);&quot;XXX&quot;;&quot;OK&quot;)" office:value-type="string" office:string-value="OK" calcext:value-type="string">
            <text:p>OK</text:p>
          </table:table-cell>
          <table:table-cell table:formula="of:=IF(OR([$Sheet1.H129]&lt;25;[$Sheet1.H129]&gt;974);&quot;XXX&quot;;&quot;OK&quot;)" office:value-type="string" office:string-value="OK" calcext:value-type="string">
            <text:p>OK</text:p>
          </table:table-cell>
          <table:table-cell table:formula="of:=IF(OR([$Sheet1.I129]&lt;25;[$Sheet1.I129]&gt;974);&quot;XXX&quot;;&quot;OK&quot;)" office:value-type="string" office:string-value="OK" calcext:value-type="string">
            <text:p>OK</text:p>
          </table:table-cell>
          <table:table-cell table:formula="of:=IF(OR([$Sheet1.J129]&lt;25;[$Sheet1.J129]&gt;974);&quot;XXX&quot;;&quot;OK&quot;)" office:value-type="string" office:string-value="OK" calcext:value-type="string">
            <text:p>OK</text:p>
          </table:table-cell>
          <table:table-cell table:formula="of:=IF(OR([$Sheet1.K129]&lt;25;[$Sheet1.K129]&gt;974);&quot;XXX&quot;;&quot;OK&quot;)" office:value-type="string" office:string-value="OK" calcext:value-type="string">
            <text:p>OK</text:p>
          </table:table-cell>
          <table:table-cell table:formula="of:=IF(OR([$Sheet1.L129]&lt;25;[$Sheet1.L129]&gt;974);&quot;XXX&quot;;&quot;OK&quot;)" office:value-type="string" office:string-value="OK" calcext:value-type="string">
            <text:p>OK</text:p>
          </table:table-cell>
          <table:table-cell table:formula="of:=IF(OR([$Sheet1.M129]&lt;25;[$Sheet1.M129]&gt;974);&quot;XXX&quot;;&quot;OK&quot;)" office:value-type="string" office:string-value="OK" calcext:value-type="string">
            <text:p>OK</text:p>
          </table:table-cell>
          <table:table-cell table:formula="of:=IF(OR([$Sheet1.N129]&lt;25;[$Sheet1.N129]&gt;974);&quot;XXX&quot;;&quot;OK&quot;)" office:value-type="string" office:string-value="OK" calcext:value-type="string">
            <text:p>OK</text:p>
          </table:table-cell>
          <table:table-cell table:formula="of:=IF(OR([$Sheet1.O129]&lt;25;[$Sheet1.O129]&gt;974);&quot;XXX&quot;;&quot;OK&quot;)" office:value-type="string" office:string-value="OK" calcext:value-type="string">
            <text:p>OK</text:p>
          </table:table-cell>
          <table:table-cell table:formula="of:=IF(OR([$Sheet1.P129]&lt;25;[$Sheet1.P129]&gt;974);&quot;XXX&quot;;&quot;OK&quot;)" office:value-type="string" office:string-value="OK" calcext:value-type="string">
            <text:p>OK</text:p>
          </table:table-cell>
          <table:table-cell table:formula="of:=IF(OR([$Sheet1.Q129]&lt;25;[$Sheet1.Q129]&gt;974);&quot;XXX&quot;;&quot;OK&quot;)" office:value-type="string" office:string-value="OK" calcext:value-type="string">
            <text:p>OK</text:p>
          </table:table-cell>
          <table:table-cell table:formula="of:=IF(OR([$Sheet1.R129]&lt;25;[$Sheet1.R129]&gt;974);&quot;XXX&quot;;&quot;OK&quot;)" office:value-type="string" office:string-value="OK" calcext:value-type="string">
            <text:p>OK</text:p>
          </table:table-cell>
          <table:table-cell table:formula="of:=IF(OR([$Sheet1.S129]&lt;25;[$Sheet1.S129]&gt;974);&quot;XXX&quot;;&quot;OK&quot;)" office:value-type="string" office:string-value="OK" calcext:value-type="string">
            <text:p>OK</text:p>
          </table:table-cell>
          <table:table-cell table:formula="of:=IF(OR([$Sheet1.T129]&lt;25;[$Sheet1.T129]&gt;974);&quot;XXX&quot;;&quot;OK&quot;)" office:value-type="string" office:string-value="OK" calcext:value-type="string">
            <text:p>OK</text:p>
          </table:table-cell>
          <table:table-cell table:formula="of:=IF(OR([$Sheet1.U129]&lt;25;[$Sheet1.U12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0]&lt;25;[$Sheet1.B130]&gt;974);&quot;XXX&quot;;&quot;OK&quot;)" office:value-type="string" office:string-value="OK" calcext:value-type="string">
            <text:p>OK</text:p>
          </table:table-cell>
          <table:table-cell table:formula="of:=IF(OR([$Sheet1.C130]&lt;25;[$Sheet1.C130]&gt;974);&quot;XXX&quot;;&quot;OK&quot;)" office:value-type="string" office:string-value="OK" calcext:value-type="string">
            <text:p>OK</text:p>
          </table:table-cell>
          <table:table-cell table:formula="of:=IF(OR([$Sheet1.D130]&lt;25;[$Sheet1.D130]&gt;974);&quot;XXX&quot;;&quot;OK&quot;)" office:value-type="string" office:string-value="OK" calcext:value-type="string">
            <text:p>OK</text:p>
          </table:table-cell>
          <table:table-cell table:formula="of:=IF(OR([$Sheet1.E130]&lt;25;[$Sheet1.E130]&gt;974);&quot;XXX&quot;;&quot;OK&quot;)" office:value-type="string" office:string-value="OK" calcext:value-type="string">
            <text:p>OK</text:p>
          </table:table-cell>
          <table:table-cell table:formula="of:=IF(OR([$Sheet1.F130]&lt;25;[$Sheet1.F130]&gt;974);&quot;XXX&quot;;&quot;OK&quot;)" office:value-type="string" office:string-value="OK" calcext:value-type="string">
            <text:p>OK</text:p>
          </table:table-cell>
          <table:table-cell table:formula="of:=IF(OR([$Sheet1.G130]&lt;25;[$Sheet1.G130]&gt;974);&quot;XXX&quot;;&quot;OK&quot;)" office:value-type="string" office:string-value="OK" calcext:value-type="string">
            <text:p>OK</text:p>
          </table:table-cell>
          <table:table-cell table:formula="of:=IF(OR([$Sheet1.H130]&lt;25;[$Sheet1.H130]&gt;974);&quot;XXX&quot;;&quot;OK&quot;)" office:value-type="string" office:string-value="OK" calcext:value-type="string">
            <text:p>OK</text:p>
          </table:table-cell>
          <table:table-cell table:formula="of:=IF(OR([$Sheet1.I130]&lt;25;[$Sheet1.I130]&gt;974);&quot;XXX&quot;;&quot;OK&quot;)" office:value-type="string" office:string-value="OK" calcext:value-type="string">
            <text:p>OK</text:p>
          </table:table-cell>
          <table:table-cell table:formula="of:=IF(OR([$Sheet1.J130]&lt;25;[$Sheet1.J130]&gt;974);&quot;XXX&quot;;&quot;OK&quot;)" office:value-type="string" office:string-value="OK" calcext:value-type="string">
            <text:p>OK</text:p>
          </table:table-cell>
          <table:table-cell table:formula="of:=IF(OR([$Sheet1.K130]&lt;25;[$Sheet1.K130]&gt;974);&quot;XXX&quot;;&quot;OK&quot;)" office:value-type="string" office:string-value="OK" calcext:value-type="string">
            <text:p>OK</text:p>
          </table:table-cell>
          <table:table-cell table:formula="of:=IF(OR([$Sheet1.L130]&lt;25;[$Sheet1.L130]&gt;974);&quot;XXX&quot;;&quot;OK&quot;)" office:value-type="string" office:string-value="OK" calcext:value-type="string">
            <text:p>OK</text:p>
          </table:table-cell>
          <table:table-cell table:formula="of:=IF(OR([$Sheet1.M130]&lt;25;[$Sheet1.M130]&gt;974);&quot;XXX&quot;;&quot;OK&quot;)" office:value-type="string" office:string-value="OK" calcext:value-type="string">
            <text:p>OK</text:p>
          </table:table-cell>
          <table:table-cell table:formula="of:=IF(OR([$Sheet1.N130]&lt;25;[$Sheet1.N130]&gt;974);&quot;XXX&quot;;&quot;OK&quot;)" office:value-type="string" office:string-value="OK" calcext:value-type="string">
            <text:p>OK</text:p>
          </table:table-cell>
          <table:table-cell table:formula="of:=IF(OR([$Sheet1.O130]&lt;25;[$Sheet1.O130]&gt;974);&quot;XXX&quot;;&quot;OK&quot;)" office:value-type="string" office:string-value="OK" calcext:value-type="string">
            <text:p>OK</text:p>
          </table:table-cell>
          <table:table-cell table:formula="of:=IF(OR([$Sheet1.P130]&lt;25;[$Sheet1.P130]&gt;974);&quot;XXX&quot;;&quot;OK&quot;)" office:value-type="string" office:string-value="OK" calcext:value-type="string">
            <text:p>OK</text:p>
          </table:table-cell>
          <table:table-cell table:formula="of:=IF(OR([$Sheet1.Q130]&lt;25;[$Sheet1.Q130]&gt;974);&quot;XXX&quot;;&quot;OK&quot;)" office:value-type="string" office:string-value="OK" calcext:value-type="string">
            <text:p>OK</text:p>
          </table:table-cell>
          <table:table-cell table:formula="of:=IF(OR([$Sheet1.R130]&lt;25;[$Sheet1.R130]&gt;974);&quot;XXX&quot;;&quot;OK&quot;)" office:value-type="string" office:string-value="OK" calcext:value-type="string">
            <text:p>OK</text:p>
          </table:table-cell>
          <table:table-cell table:formula="of:=IF(OR([$Sheet1.S130]&lt;25;[$Sheet1.S130]&gt;974);&quot;XXX&quot;;&quot;OK&quot;)" office:value-type="string" office:string-value="OK" calcext:value-type="string">
            <text:p>OK</text:p>
          </table:table-cell>
          <table:table-cell table:formula="of:=IF(OR([$Sheet1.T130]&lt;25;[$Sheet1.T130]&gt;974);&quot;XXX&quot;;&quot;OK&quot;)" office:value-type="string" office:string-value="OK" calcext:value-type="string">
            <text:p>OK</text:p>
          </table:table-cell>
          <table:table-cell table:formula="of:=IF(OR([$Sheet1.U130]&lt;25;[$Sheet1.U13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1]&lt;25;[$Sheet1.B131]&gt;974);&quot;XXX&quot;;&quot;OK&quot;)" office:value-type="string" office:string-value="OK" calcext:value-type="string">
            <text:p>OK</text:p>
          </table:table-cell>
          <table:table-cell table:formula="of:=IF(OR([$Sheet1.C131]&lt;25;[$Sheet1.C131]&gt;974);&quot;XXX&quot;;&quot;OK&quot;)" office:value-type="string" office:string-value="OK" calcext:value-type="string">
            <text:p>OK</text:p>
          </table:table-cell>
          <table:table-cell table:formula="of:=IF(OR([$Sheet1.D131]&lt;25;[$Sheet1.D131]&gt;974);&quot;XXX&quot;;&quot;OK&quot;)" office:value-type="string" office:string-value="OK" calcext:value-type="string">
            <text:p>OK</text:p>
          </table:table-cell>
          <table:table-cell table:formula="of:=IF(OR([$Sheet1.E131]&lt;25;[$Sheet1.E131]&gt;974);&quot;XXX&quot;;&quot;OK&quot;)" office:value-type="string" office:string-value="OK" calcext:value-type="string">
            <text:p>OK</text:p>
          </table:table-cell>
          <table:table-cell table:formula="of:=IF(OR([$Sheet1.F131]&lt;25;[$Sheet1.F131]&gt;974);&quot;XXX&quot;;&quot;OK&quot;)" office:value-type="string" office:string-value="OK" calcext:value-type="string">
            <text:p>OK</text:p>
          </table:table-cell>
          <table:table-cell table:formula="of:=IF(OR([$Sheet1.G131]&lt;25;[$Sheet1.G131]&gt;974);&quot;XXX&quot;;&quot;OK&quot;)" office:value-type="string" office:string-value="OK" calcext:value-type="string">
            <text:p>OK</text:p>
          </table:table-cell>
          <table:table-cell table:formula="of:=IF(OR([$Sheet1.H131]&lt;25;[$Sheet1.H131]&gt;974);&quot;XXX&quot;;&quot;OK&quot;)" office:value-type="string" office:string-value="OK" calcext:value-type="string">
            <text:p>OK</text:p>
          </table:table-cell>
          <table:table-cell table:formula="of:=IF(OR([$Sheet1.I131]&lt;25;[$Sheet1.I131]&gt;974);&quot;XXX&quot;;&quot;OK&quot;)" office:value-type="string" office:string-value="OK" calcext:value-type="string">
            <text:p>OK</text:p>
          </table:table-cell>
          <table:table-cell table:formula="of:=IF(OR([$Sheet1.J131]&lt;25;[$Sheet1.J131]&gt;974);&quot;XXX&quot;;&quot;OK&quot;)" office:value-type="string" office:string-value="OK" calcext:value-type="string">
            <text:p>OK</text:p>
          </table:table-cell>
          <table:table-cell table:formula="of:=IF(OR([$Sheet1.K131]&lt;25;[$Sheet1.K131]&gt;974);&quot;XXX&quot;;&quot;OK&quot;)" office:value-type="string" office:string-value="OK" calcext:value-type="string">
            <text:p>OK</text:p>
          </table:table-cell>
          <table:table-cell table:formula="of:=IF(OR([$Sheet1.L131]&lt;25;[$Sheet1.L131]&gt;974);&quot;XXX&quot;;&quot;OK&quot;)" office:value-type="string" office:string-value="OK" calcext:value-type="string">
            <text:p>OK</text:p>
          </table:table-cell>
          <table:table-cell table:formula="of:=IF(OR([$Sheet1.M131]&lt;25;[$Sheet1.M131]&gt;974);&quot;XXX&quot;;&quot;OK&quot;)" office:value-type="string" office:string-value="OK" calcext:value-type="string">
            <text:p>OK</text:p>
          </table:table-cell>
          <table:table-cell table:formula="of:=IF(OR([$Sheet1.N131]&lt;25;[$Sheet1.N131]&gt;974);&quot;XXX&quot;;&quot;OK&quot;)" office:value-type="string" office:string-value="OK" calcext:value-type="string">
            <text:p>OK</text:p>
          </table:table-cell>
          <table:table-cell table:formula="of:=IF(OR([$Sheet1.O131]&lt;25;[$Sheet1.O131]&gt;974);&quot;XXX&quot;;&quot;OK&quot;)" office:value-type="string" office:string-value="OK" calcext:value-type="string">
            <text:p>OK</text:p>
          </table:table-cell>
          <table:table-cell table:formula="of:=IF(OR([$Sheet1.P131]&lt;25;[$Sheet1.P131]&gt;974);&quot;XXX&quot;;&quot;OK&quot;)" office:value-type="string" office:string-value="OK" calcext:value-type="string">
            <text:p>OK</text:p>
          </table:table-cell>
          <table:table-cell table:formula="of:=IF(OR([$Sheet1.Q131]&lt;25;[$Sheet1.Q131]&gt;974);&quot;XXX&quot;;&quot;OK&quot;)" office:value-type="string" office:string-value="OK" calcext:value-type="string">
            <text:p>OK</text:p>
          </table:table-cell>
          <table:table-cell table:formula="of:=IF(OR([$Sheet1.R131]&lt;25;[$Sheet1.R131]&gt;974);&quot;XXX&quot;;&quot;OK&quot;)" office:value-type="string" office:string-value="OK" calcext:value-type="string">
            <text:p>OK</text:p>
          </table:table-cell>
          <table:table-cell table:formula="of:=IF(OR([$Sheet1.S131]&lt;25;[$Sheet1.S131]&gt;974);&quot;XXX&quot;;&quot;OK&quot;)" office:value-type="string" office:string-value="OK" calcext:value-type="string">
            <text:p>OK</text:p>
          </table:table-cell>
          <table:table-cell table:formula="of:=IF(OR([$Sheet1.T131]&lt;25;[$Sheet1.T131]&gt;974);&quot;XXX&quot;;&quot;OK&quot;)" office:value-type="string" office:string-value="OK" calcext:value-type="string">
            <text:p>OK</text:p>
          </table:table-cell>
          <table:table-cell table:formula="of:=IF(OR([$Sheet1.U131]&lt;25;[$Sheet1.U13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2]&lt;25;[$Sheet1.B132]&gt;974);&quot;XXX&quot;;&quot;OK&quot;)" office:value-type="string" office:string-value="OK" calcext:value-type="string">
            <text:p>OK</text:p>
          </table:table-cell>
          <table:table-cell table:formula="of:=IF(OR([$Sheet1.C132]&lt;25;[$Sheet1.C132]&gt;974);&quot;XXX&quot;;&quot;OK&quot;)" office:value-type="string" office:string-value="OK" calcext:value-type="string">
            <text:p>OK</text:p>
          </table:table-cell>
          <table:table-cell table:formula="of:=IF(OR([$Sheet1.D132]&lt;25;[$Sheet1.D132]&gt;974);&quot;XXX&quot;;&quot;OK&quot;)" office:value-type="string" office:string-value="OK" calcext:value-type="string">
            <text:p>OK</text:p>
          </table:table-cell>
          <table:table-cell table:formula="of:=IF(OR([$Sheet1.E132]&lt;25;[$Sheet1.E132]&gt;974);&quot;XXX&quot;;&quot;OK&quot;)" office:value-type="string" office:string-value="OK" calcext:value-type="string">
            <text:p>OK</text:p>
          </table:table-cell>
          <table:table-cell table:formula="of:=IF(OR([$Sheet1.F132]&lt;25;[$Sheet1.F132]&gt;974);&quot;XXX&quot;;&quot;OK&quot;)" office:value-type="string" office:string-value="OK" calcext:value-type="string">
            <text:p>OK</text:p>
          </table:table-cell>
          <table:table-cell table:formula="of:=IF(OR([$Sheet1.G132]&lt;25;[$Sheet1.G132]&gt;974);&quot;XXX&quot;;&quot;OK&quot;)" office:value-type="string" office:string-value="OK" calcext:value-type="string">
            <text:p>OK</text:p>
          </table:table-cell>
          <table:table-cell table:formula="of:=IF(OR([$Sheet1.H132]&lt;25;[$Sheet1.H132]&gt;974);&quot;XXX&quot;;&quot;OK&quot;)" office:value-type="string" office:string-value="OK" calcext:value-type="string">
            <text:p>OK</text:p>
          </table:table-cell>
          <table:table-cell table:formula="of:=IF(OR([$Sheet1.I132]&lt;25;[$Sheet1.I132]&gt;974);&quot;XXX&quot;;&quot;OK&quot;)" office:value-type="string" office:string-value="OK" calcext:value-type="string">
            <text:p>OK</text:p>
          </table:table-cell>
          <table:table-cell table:formula="of:=IF(OR([$Sheet1.J132]&lt;25;[$Sheet1.J132]&gt;974);&quot;XXX&quot;;&quot;OK&quot;)" office:value-type="string" office:string-value="OK" calcext:value-type="string">
            <text:p>OK</text:p>
          </table:table-cell>
          <table:table-cell table:formula="of:=IF(OR([$Sheet1.K132]&lt;25;[$Sheet1.K132]&gt;974);&quot;XXX&quot;;&quot;OK&quot;)" office:value-type="string" office:string-value="OK" calcext:value-type="string">
            <text:p>OK</text:p>
          </table:table-cell>
          <table:table-cell table:formula="of:=IF(OR([$Sheet1.L132]&lt;25;[$Sheet1.L132]&gt;974);&quot;XXX&quot;;&quot;OK&quot;)" office:value-type="string" office:string-value="OK" calcext:value-type="string">
            <text:p>OK</text:p>
          </table:table-cell>
          <table:table-cell table:formula="of:=IF(OR([$Sheet1.M132]&lt;25;[$Sheet1.M132]&gt;974);&quot;XXX&quot;;&quot;OK&quot;)" office:value-type="string" office:string-value="OK" calcext:value-type="string">
            <text:p>OK</text:p>
          </table:table-cell>
          <table:table-cell table:formula="of:=IF(OR([$Sheet1.N132]&lt;25;[$Sheet1.N132]&gt;974);&quot;XXX&quot;;&quot;OK&quot;)" office:value-type="string" office:string-value="OK" calcext:value-type="string">
            <text:p>OK</text:p>
          </table:table-cell>
          <table:table-cell table:formula="of:=IF(OR([$Sheet1.O132]&lt;25;[$Sheet1.O132]&gt;974);&quot;XXX&quot;;&quot;OK&quot;)" office:value-type="string" office:string-value="OK" calcext:value-type="string">
            <text:p>OK</text:p>
          </table:table-cell>
          <table:table-cell table:formula="of:=IF(OR([$Sheet1.P132]&lt;25;[$Sheet1.P132]&gt;974);&quot;XXX&quot;;&quot;OK&quot;)" office:value-type="string" office:string-value="OK" calcext:value-type="string">
            <text:p>OK</text:p>
          </table:table-cell>
          <table:table-cell table:formula="of:=IF(OR([$Sheet1.Q132]&lt;25;[$Sheet1.Q132]&gt;974);&quot;XXX&quot;;&quot;OK&quot;)" office:value-type="string" office:string-value="OK" calcext:value-type="string">
            <text:p>OK</text:p>
          </table:table-cell>
          <table:table-cell table:formula="of:=IF(OR([$Sheet1.R132]&lt;25;[$Sheet1.R132]&gt;974);&quot;XXX&quot;;&quot;OK&quot;)" office:value-type="string" office:string-value="OK" calcext:value-type="string">
            <text:p>OK</text:p>
          </table:table-cell>
          <table:table-cell table:formula="of:=IF(OR([$Sheet1.S132]&lt;25;[$Sheet1.S132]&gt;974);&quot;XXX&quot;;&quot;OK&quot;)" office:value-type="string" office:string-value="OK" calcext:value-type="string">
            <text:p>OK</text:p>
          </table:table-cell>
          <table:table-cell table:formula="of:=IF(OR([$Sheet1.T132]&lt;25;[$Sheet1.T132]&gt;974);&quot;XXX&quot;;&quot;OK&quot;)" office:value-type="string" office:string-value="OK" calcext:value-type="string">
            <text:p>OK</text:p>
          </table:table-cell>
          <table:table-cell table:formula="of:=IF(OR([$Sheet1.U132]&lt;25;[$Sheet1.U13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3]&lt;25;[$Sheet1.B133]&gt;974);&quot;XXX&quot;;&quot;OK&quot;)" office:value-type="string" office:string-value="OK" calcext:value-type="string">
            <text:p>OK</text:p>
          </table:table-cell>
          <table:table-cell table:formula="of:=IF(OR([$Sheet1.C133]&lt;25;[$Sheet1.C133]&gt;974);&quot;XXX&quot;;&quot;OK&quot;)" office:value-type="string" office:string-value="OK" calcext:value-type="string">
            <text:p>OK</text:p>
          </table:table-cell>
          <table:table-cell table:formula="of:=IF(OR([$Sheet1.D133]&lt;25;[$Sheet1.D133]&gt;974);&quot;XXX&quot;;&quot;OK&quot;)" office:value-type="string" office:string-value="OK" calcext:value-type="string">
            <text:p>OK</text:p>
          </table:table-cell>
          <table:table-cell table:formula="of:=IF(OR([$Sheet1.E133]&lt;25;[$Sheet1.E133]&gt;974);&quot;XXX&quot;;&quot;OK&quot;)" office:value-type="string" office:string-value="OK" calcext:value-type="string">
            <text:p>OK</text:p>
          </table:table-cell>
          <table:table-cell table:formula="of:=IF(OR([$Sheet1.F133]&lt;25;[$Sheet1.F133]&gt;974);&quot;XXX&quot;;&quot;OK&quot;)" office:value-type="string" office:string-value="OK" calcext:value-type="string">
            <text:p>OK</text:p>
          </table:table-cell>
          <table:table-cell table:formula="of:=IF(OR([$Sheet1.G133]&lt;25;[$Sheet1.G133]&gt;974);&quot;XXX&quot;;&quot;OK&quot;)" office:value-type="string" office:string-value="OK" calcext:value-type="string">
            <text:p>OK</text:p>
          </table:table-cell>
          <table:table-cell table:formula="of:=IF(OR([$Sheet1.H133]&lt;25;[$Sheet1.H133]&gt;974);&quot;XXX&quot;;&quot;OK&quot;)" office:value-type="string" office:string-value="OK" calcext:value-type="string">
            <text:p>OK</text:p>
          </table:table-cell>
          <table:table-cell table:formula="of:=IF(OR([$Sheet1.I133]&lt;25;[$Sheet1.I133]&gt;974);&quot;XXX&quot;;&quot;OK&quot;)" office:value-type="string" office:string-value="OK" calcext:value-type="string">
            <text:p>OK</text:p>
          </table:table-cell>
          <table:table-cell table:formula="of:=IF(OR([$Sheet1.J133]&lt;25;[$Sheet1.J133]&gt;974);&quot;XXX&quot;;&quot;OK&quot;)" office:value-type="string" office:string-value="OK" calcext:value-type="string">
            <text:p>OK</text:p>
          </table:table-cell>
          <table:table-cell table:formula="of:=IF(OR([$Sheet1.K133]&lt;25;[$Sheet1.K133]&gt;974);&quot;XXX&quot;;&quot;OK&quot;)" office:value-type="string" office:string-value="OK" calcext:value-type="string">
            <text:p>OK</text:p>
          </table:table-cell>
          <table:table-cell table:formula="of:=IF(OR([$Sheet1.L133]&lt;25;[$Sheet1.L133]&gt;974);&quot;XXX&quot;;&quot;OK&quot;)" office:value-type="string" office:string-value="OK" calcext:value-type="string">
            <text:p>OK</text:p>
          </table:table-cell>
          <table:table-cell table:formula="of:=IF(OR([$Sheet1.M133]&lt;25;[$Sheet1.M133]&gt;974);&quot;XXX&quot;;&quot;OK&quot;)" office:value-type="string" office:string-value="OK" calcext:value-type="string">
            <text:p>OK</text:p>
          </table:table-cell>
          <table:table-cell table:formula="of:=IF(OR([$Sheet1.N133]&lt;25;[$Sheet1.N133]&gt;974);&quot;XXX&quot;;&quot;OK&quot;)" office:value-type="string" office:string-value="OK" calcext:value-type="string">
            <text:p>OK</text:p>
          </table:table-cell>
          <table:table-cell table:formula="of:=IF(OR([$Sheet1.O133]&lt;25;[$Sheet1.O133]&gt;974);&quot;XXX&quot;;&quot;OK&quot;)" office:value-type="string" office:string-value="OK" calcext:value-type="string">
            <text:p>OK</text:p>
          </table:table-cell>
          <table:table-cell table:formula="of:=IF(OR([$Sheet1.P133]&lt;25;[$Sheet1.P133]&gt;974);&quot;XXX&quot;;&quot;OK&quot;)" office:value-type="string" office:string-value="OK" calcext:value-type="string">
            <text:p>OK</text:p>
          </table:table-cell>
          <table:table-cell table:formula="of:=IF(OR([$Sheet1.Q133]&lt;25;[$Sheet1.Q133]&gt;974);&quot;XXX&quot;;&quot;OK&quot;)" office:value-type="string" office:string-value="OK" calcext:value-type="string">
            <text:p>OK</text:p>
          </table:table-cell>
          <table:table-cell table:formula="of:=IF(OR([$Sheet1.R133]&lt;25;[$Sheet1.R133]&gt;974);&quot;XXX&quot;;&quot;OK&quot;)" office:value-type="string" office:string-value="OK" calcext:value-type="string">
            <text:p>OK</text:p>
          </table:table-cell>
          <table:table-cell table:formula="of:=IF(OR([$Sheet1.S133]&lt;25;[$Sheet1.S133]&gt;974);&quot;XXX&quot;;&quot;OK&quot;)" office:value-type="string" office:string-value="OK" calcext:value-type="string">
            <text:p>OK</text:p>
          </table:table-cell>
          <table:table-cell table:formula="of:=IF(OR([$Sheet1.T133]&lt;25;[$Sheet1.T133]&gt;974);&quot;XXX&quot;;&quot;OK&quot;)" office:value-type="string" office:string-value="OK" calcext:value-type="string">
            <text:p>OK</text:p>
          </table:table-cell>
          <table:table-cell table:formula="of:=IF(OR([$Sheet1.U133]&lt;25;[$Sheet1.U13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4]&lt;25;[$Sheet1.B134]&gt;974);&quot;XXX&quot;;&quot;OK&quot;)" office:value-type="string" office:string-value="OK" calcext:value-type="string">
            <text:p>OK</text:p>
          </table:table-cell>
          <table:table-cell table:formula="of:=IF(OR([$Sheet1.C134]&lt;25;[$Sheet1.C134]&gt;974);&quot;XXX&quot;;&quot;OK&quot;)" office:value-type="string" office:string-value="OK" calcext:value-type="string">
            <text:p>OK</text:p>
          </table:table-cell>
          <table:table-cell table:formula="of:=IF(OR([$Sheet1.D134]&lt;25;[$Sheet1.D134]&gt;974);&quot;XXX&quot;;&quot;OK&quot;)" office:value-type="string" office:string-value="OK" calcext:value-type="string">
            <text:p>OK</text:p>
          </table:table-cell>
          <table:table-cell table:formula="of:=IF(OR([$Sheet1.E134]&lt;25;[$Sheet1.E134]&gt;974);&quot;XXX&quot;;&quot;OK&quot;)" office:value-type="string" office:string-value="OK" calcext:value-type="string">
            <text:p>OK</text:p>
          </table:table-cell>
          <table:table-cell table:formula="of:=IF(OR([$Sheet1.F134]&lt;25;[$Sheet1.F134]&gt;974);&quot;XXX&quot;;&quot;OK&quot;)" office:value-type="string" office:string-value="OK" calcext:value-type="string">
            <text:p>OK</text:p>
          </table:table-cell>
          <table:table-cell table:formula="of:=IF(OR([$Sheet1.G134]&lt;25;[$Sheet1.G134]&gt;974);&quot;XXX&quot;;&quot;OK&quot;)" office:value-type="string" office:string-value="OK" calcext:value-type="string">
            <text:p>OK</text:p>
          </table:table-cell>
          <table:table-cell table:formula="of:=IF(OR([$Sheet1.H134]&lt;25;[$Sheet1.H134]&gt;974);&quot;XXX&quot;;&quot;OK&quot;)" office:value-type="string" office:string-value="OK" calcext:value-type="string">
            <text:p>OK</text:p>
          </table:table-cell>
          <table:table-cell table:formula="of:=IF(OR([$Sheet1.I134]&lt;25;[$Sheet1.I134]&gt;974);&quot;XXX&quot;;&quot;OK&quot;)" office:value-type="string" office:string-value="OK" calcext:value-type="string">
            <text:p>OK</text:p>
          </table:table-cell>
          <table:table-cell table:formula="of:=IF(OR([$Sheet1.J134]&lt;25;[$Sheet1.J134]&gt;974);&quot;XXX&quot;;&quot;OK&quot;)" office:value-type="string" office:string-value="OK" calcext:value-type="string">
            <text:p>OK</text:p>
          </table:table-cell>
          <table:table-cell table:formula="of:=IF(OR([$Sheet1.K134]&lt;25;[$Sheet1.K134]&gt;974);&quot;XXX&quot;;&quot;OK&quot;)" office:value-type="string" office:string-value="OK" calcext:value-type="string">
            <text:p>OK</text:p>
          </table:table-cell>
          <table:table-cell table:formula="of:=IF(OR([$Sheet1.L134]&lt;25;[$Sheet1.L134]&gt;974);&quot;XXX&quot;;&quot;OK&quot;)" office:value-type="string" office:string-value="OK" calcext:value-type="string">
            <text:p>OK</text:p>
          </table:table-cell>
          <table:table-cell table:formula="of:=IF(OR([$Sheet1.M134]&lt;25;[$Sheet1.M134]&gt;974);&quot;XXX&quot;;&quot;OK&quot;)" office:value-type="string" office:string-value="OK" calcext:value-type="string">
            <text:p>OK</text:p>
          </table:table-cell>
          <table:table-cell table:formula="of:=IF(OR([$Sheet1.N134]&lt;25;[$Sheet1.N134]&gt;974);&quot;XXX&quot;;&quot;OK&quot;)" office:value-type="string" office:string-value="OK" calcext:value-type="string">
            <text:p>OK</text:p>
          </table:table-cell>
          <table:table-cell table:formula="of:=IF(OR([$Sheet1.O134]&lt;25;[$Sheet1.O134]&gt;974);&quot;XXX&quot;;&quot;OK&quot;)" office:value-type="string" office:string-value="OK" calcext:value-type="string">
            <text:p>OK</text:p>
          </table:table-cell>
          <table:table-cell table:formula="of:=IF(OR([$Sheet1.P134]&lt;25;[$Sheet1.P134]&gt;974);&quot;XXX&quot;;&quot;OK&quot;)" office:value-type="string" office:string-value="OK" calcext:value-type="string">
            <text:p>OK</text:p>
          </table:table-cell>
          <table:table-cell table:formula="of:=IF(OR([$Sheet1.Q134]&lt;25;[$Sheet1.Q134]&gt;974);&quot;XXX&quot;;&quot;OK&quot;)" office:value-type="string" office:string-value="OK" calcext:value-type="string">
            <text:p>OK</text:p>
          </table:table-cell>
          <table:table-cell table:formula="of:=IF(OR([$Sheet1.R134]&lt;25;[$Sheet1.R134]&gt;974);&quot;XXX&quot;;&quot;OK&quot;)" office:value-type="string" office:string-value="OK" calcext:value-type="string">
            <text:p>OK</text:p>
          </table:table-cell>
          <table:table-cell table:formula="of:=IF(OR([$Sheet1.S134]&lt;25;[$Sheet1.S134]&gt;974);&quot;XXX&quot;;&quot;OK&quot;)" office:value-type="string" office:string-value="OK" calcext:value-type="string">
            <text:p>OK</text:p>
          </table:table-cell>
          <table:table-cell table:formula="of:=IF(OR([$Sheet1.T134]&lt;25;[$Sheet1.T134]&gt;974);&quot;XXX&quot;;&quot;OK&quot;)" office:value-type="string" office:string-value="OK" calcext:value-type="string">
            <text:p>OK</text:p>
          </table:table-cell>
          <table:table-cell table:formula="of:=IF(OR([$Sheet1.U134]&lt;25;[$Sheet1.U13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5]&lt;25;[$Sheet1.B135]&gt;974);&quot;XXX&quot;;&quot;OK&quot;)" office:value-type="string" office:string-value="OK" calcext:value-type="string">
            <text:p>OK</text:p>
          </table:table-cell>
          <table:table-cell table:formula="of:=IF(OR([$Sheet1.C135]&lt;25;[$Sheet1.C135]&gt;974);&quot;XXX&quot;;&quot;OK&quot;)" office:value-type="string" office:string-value="OK" calcext:value-type="string">
            <text:p>OK</text:p>
          </table:table-cell>
          <table:table-cell table:formula="of:=IF(OR([$Sheet1.D135]&lt;25;[$Sheet1.D135]&gt;974);&quot;XXX&quot;;&quot;OK&quot;)" office:value-type="string" office:string-value="OK" calcext:value-type="string">
            <text:p>OK</text:p>
          </table:table-cell>
          <table:table-cell table:formula="of:=IF(OR([$Sheet1.E135]&lt;25;[$Sheet1.E135]&gt;974);&quot;XXX&quot;;&quot;OK&quot;)" office:value-type="string" office:string-value="OK" calcext:value-type="string">
            <text:p>OK</text:p>
          </table:table-cell>
          <table:table-cell table:formula="of:=IF(OR([$Sheet1.F135]&lt;25;[$Sheet1.F135]&gt;974);&quot;XXX&quot;;&quot;OK&quot;)" office:value-type="string" office:string-value="OK" calcext:value-type="string">
            <text:p>OK</text:p>
          </table:table-cell>
          <table:table-cell table:formula="of:=IF(OR([$Sheet1.G135]&lt;25;[$Sheet1.G135]&gt;974);&quot;XXX&quot;;&quot;OK&quot;)" office:value-type="string" office:string-value="OK" calcext:value-type="string">
            <text:p>OK</text:p>
          </table:table-cell>
          <table:table-cell table:formula="of:=IF(OR([$Sheet1.H135]&lt;25;[$Sheet1.H135]&gt;974);&quot;XXX&quot;;&quot;OK&quot;)" office:value-type="string" office:string-value="OK" calcext:value-type="string">
            <text:p>OK</text:p>
          </table:table-cell>
          <table:table-cell table:formula="of:=IF(OR([$Sheet1.I135]&lt;25;[$Sheet1.I135]&gt;974);&quot;XXX&quot;;&quot;OK&quot;)" office:value-type="string" office:string-value="OK" calcext:value-type="string">
            <text:p>OK</text:p>
          </table:table-cell>
          <table:table-cell table:formula="of:=IF(OR([$Sheet1.J135]&lt;25;[$Sheet1.J135]&gt;974);&quot;XXX&quot;;&quot;OK&quot;)" office:value-type="string" office:string-value="OK" calcext:value-type="string">
            <text:p>OK</text:p>
          </table:table-cell>
          <table:table-cell table:formula="of:=IF(OR([$Sheet1.K135]&lt;25;[$Sheet1.K135]&gt;974);&quot;XXX&quot;;&quot;OK&quot;)" office:value-type="string" office:string-value="OK" calcext:value-type="string">
            <text:p>OK</text:p>
          </table:table-cell>
          <table:table-cell table:formula="of:=IF(OR([$Sheet1.L135]&lt;25;[$Sheet1.L135]&gt;974);&quot;XXX&quot;;&quot;OK&quot;)" office:value-type="string" office:string-value="OK" calcext:value-type="string">
            <text:p>OK</text:p>
          </table:table-cell>
          <table:table-cell table:formula="of:=IF(OR([$Sheet1.M135]&lt;25;[$Sheet1.M135]&gt;974);&quot;XXX&quot;;&quot;OK&quot;)" office:value-type="string" office:string-value="OK" calcext:value-type="string">
            <text:p>OK</text:p>
          </table:table-cell>
          <table:table-cell table:formula="of:=IF(OR([$Sheet1.N135]&lt;25;[$Sheet1.N135]&gt;974);&quot;XXX&quot;;&quot;OK&quot;)" office:value-type="string" office:string-value="OK" calcext:value-type="string">
            <text:p>OK</text:p>
          </table:table-cell>
          <table:table-cell table:formula="of:=IF(OR([$Sheet1.O135]&lt;25;[$Sheet1.O135]&gt;974);&quot;XXX&quot;;&quot;OK&quot;)" office:value-type="string" office:string-value="OK" calcext:value-type="string">
            <text:p>OK</text:p>
          </table:table-cell>
          <table:table-cell table:formula="of:=IF(OR([$Sheet1.P135]&lt;25;[$Sheet1.P135]&gt;974);&quot;XXX&quot;;&quot;OK&quot;)" office:value-type="string" office:string-value="OK" calcext:value-type="string">
            <text:p>OK</text:p>
          </table:table-cell>
          <table:table-cell table:formula="of:=IF(OR([$Sheet1.Q135]&lt;25;[$Sheet1.Q135]&gt;974);&quot;XXX&quot;;&quot;OK&quot;)" office:value-type="string" office:string-value="OK" calcext:value-type="string">
            <text:p>OK</text:p>
          </table:table-cell>
          <table:table-cell table:formula="of:=IF(OR([$Sheet1.R135]&lt;25;[$Sheet1.R135]&gt;974);&quot;XXX&quot;;&quot;OK&quot;)" office:value-type="string" office:string-value="OK" calcext:value-type="string">
            <text:p>OK</text:p>
          </table:table-cell>
          <table:table-cell table:formula="of:=IF(OR([$Sheet1.S135]&lt;25;[$Sheet1.S135]&gt;974);&quot;XXX&quot;;&quot;OK&quot;)" office:value-type="string" office:string-value="OK" calcext:value-type="string">
            <text:p>OK</text:p>
          </table:table-cell>
          <table:table-cell table:formula="of:=IF(OR([$Sheet1.T135]&lt;25;[$Sheet1.T135]&gt;974);&quot;XXX&quot;;&quot;OK&quot;)" office:value-type="string" office:string-value="OK" calcext:value-type="string">
            <text:p>OK</text:p>
          </table:table-cell>
          <table:table-cell table:formula="of:=IF(OR([$Sheet1.U135]&lt;25;[$Sheet1.U13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6]&lt;25;[$Sheet1.B136]&gt;974);&quot;XXX&quot;;&quot;OK&quot;)" office:value-type="string" office:string-value="OK" calcext:value-type="string">
            <text:p>OK</text:p>
          </table:table-cell>
          <table:table-cell table:formula="of:=IF(OR([$Sheet1.C136]&lt;25;[$Sheet1.C136]&gt;974);&quot;XXX&quot;;&quot;OK&quot;)" office:value-type="string" office:string-value="OK" calcext:value-type="string">
            <text:p>OK</text:p>
          </table:table-cell>
          <table:table-cell table:formula="of:=IF(OR([$Sheet1.D136]&lt;25;[$Sheet1.D136]&gt;974);&quot;XXX&quot;;&quot;OK&quot;)" office:value-type="string" office:string-value="OK" calcext:value-type="string">
            <text:p>OK</text:p>
          </table:table-cell>
          <table:table-cell table:formula="of:=IF(OR([$Sheet1.E136]&lt;25;[$Sheet1.E136]&gt;974);&quot;XXX&quot;;&quot;OK&quot;)" office:value-type="string" office:string-value="OK" calcext:value-type="string">
            <text:p>OK</text:p>
          </table:table-cell>
          <table:table-cell table:formula="of:=IF(OR([$Sheet1.F136]&lt;25;[$Sheet1.F136]&gt;974);&quot;XXX&quot;;&quot;OK&quot;)" office:value-type="string" office:string-value="OK" calcext:value-type="string">
            <text:p>OK</text:p>
          </table:table-cell>
          <table:table-cell table:formula="of:=IF(OR([$Sheet1.G136]&lt;25;[$Sheet1.G136]&gt;974);&quot;XXX&quot;;&quot;OK&quot;)" office:value-type="string" office:string-value="OK" calcext:value-type="string">
            <text:p>OK</text:p>
          </table:table-cell>
          <table:table-cell table:formula="of:=IF(OR([$Sheet1.H136]&lt;25;[$Sheet1.H136]&gt;974);&quot;XXX&quot;;&quot;OK&quot;)" office:value-type="string" office:string-value="OK" calcext:value-type="string">
            <text:p>OK</text:p>
          </table:table-cell>
          <table:table-cell table:formula="of:=IF(OR([$Sheet1.I136]&lt;25;[$Sheet1.I136]&gt;974);&quot;XXX&quot;;&quot;OK&quot;)" office:value-type="string" office:string-value="OK" calcext:value-type="string">
            <text:p>OK</text:p>
          </table:table-cell>
          <table:table-cell table:formula="of:=IF(OR([$Sheet1.J136]&lt;25;[$Sheet1.J136]&gt;974);&quot;XXX&quot;;&quot;OK&quot;)" office:value-type="string" office:string-value="OK" calcext:value-type="string">
            <text:p>OK</text:p>
          </table:table-cell>
          <table:table-cell table:formula="of:=IF(OR([$Sheet1.K136]&lt;25;[$Sheet1.K136]&gt;974);&quot;XXX&quot;;&quot;OK&quot;)" office:value-type="string" office:string-value="OK" calcext:value-type="string">
            <text:p>OK</text:p>
          </table:table-cell>
          <table:table-cell table:formula="of:=IF(OR([$Sheet1.L136]&lt;25;[$Sheet1.L136]&gt;974);&quot;XXX&quot;;&quot;OK&quot;)" office:value-type="string" office:string-value="OK" calcext:value-type="string">
            <text:p>OK</text:p>
          </table:table-cell>
          <table:table-cell table:formula="of:=IF(OR([$Sheet1.M136]&lt;25;[$Sheet1.M136]&gt;974);&quot;XXX&quot;;&quot;OK&quot;)" office:value-type="string" office:string-value="OK" calcext:value-type="string">
            <text:p>OK</text:p>
          </table:table-cell>
          <table:table-cell table:formula="of:=IF(OR([$Sheet1.N136]&lt;25;[$Sheet1.N136]&gt;974);&quot;XXX&quot;;&quot;OK&quot;)" office:value-type="string" office:string-value="OK" calcext:value-type="string">
            <text:p>OK</text:p>
          </table:table-cell>
          <table:table-cell table:formula="of:=IF(OR([$Sheet1.O136]&lt;25;[$Sheet1.O136]&gt;974);&quot;XXX&quot;;&quot;OK&quot;)" office:value-type="string" office:string-value="OK" calcext:value-type="string">
            <text:p>OK</text:p>
          </table:table-cell>
          <table:table-cell table:formula="of:=IF(OR([$Sheet1.P136]&lt;25;[$Sheet1.P136]&gt;974);&quot;XXX&quot;;&quot;OK&quot;)" office:value-type="string" office:string-value="OK" calcext:value-type="string">
            <text:p>OK</text:p>
          </table:table-cell>
          <table:table-cell table:formula="of:=IF(OR([$Sheet1.Q136]&lt;25;[$Sheet1.Q136]&gt;974);&quot;XXX&quot;;&quot;OK&quot;)" office:value-type="string" office:string-value="OK" calcext:value-type="string">
            <text:p>OK</text:p>
          </table:table-cell>
          <table:table-cell table:formula="of:=IF(OR([$Sheet1.R136]&lt;25;[$Sheet1.R136]&gt;974);&quot;XXX&quot;;&quot;OK&quot;)" office:value-type="string" office:string-value="OK" calcext:value-type="string">
            <text:p>OK</text:p>
          </table:table-cell>
          <table:table-cell table:formula="of:=IF(OR([$Sheet1.S136]&lt;25;[$Sheet1.S136]&gt;974);&quot;XXX&quot;;&quot;OK&quot;)" office:value-type="string" office:string-value="OK" calcext:value-type="string">
            <text:p>OK</text:p>
          </table:table-cell>
          <table:table-cell table:formula="of:=IF(OR([$Sheet1.T136]&lt;25;[$Sheet1.T136]&gt;974);&quot;XXX&quot;;&quot;OK&quot;)" office:value-type="string" office:string-value="OK" calcext:value-type="string">
            <text:p>OK</text:p>
          </table:table-cell>
          <table:table-cell table:formula="of:=IF(OR([$Sheet1.U136]&lt;25;[$Sheet1.U13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7]&lt;25;[$Sheet1.B137]&gt;974);&quot;XXX&quot;;&quot;OK&quot;)" office:value-type="string" office:string-value="OK" calcext:value-type="string">
            <text:p>OK</text:p>
          </table:table-cell>
          <table:table-cell table:formula="of:=IF(OR([$Sheet1.C137]&lt;25;[$Sheet1.C137]&gt;974);&quot;XXX&quot;;&quot;OK&quot;)" office:value-type="string" office:string-value="OK" calcext:value-type="string">
            <text:p>OK</text:p>
          </table:table-cell>
          <table:table-cell table:formula="of:=IF(OR([$Sheet1.D137]&lt;25;[$Sheet1.D137]&gt;974);&quot;XXX&quot;;&quot;OK&quot;)" office:value-type="string" office:string-value="OK" calcext:value-type="string">
            <text:p>OK</text:p>
          </table:table-cell>
          <table:table-cell table:formula="of:=IF(OR([$Sheet1.E137]&lt;25;[$Sheet1.E137]&gt;974);&quot;XXX&quot;;&quot;OK&quot;)" office:value-type="string" office:string-value="OK" calcext:value-type="string">
            <text:p>OK</text:p>
          </table:table-cell>
          <table:table-cell table:formula="of:=IF(OR([$Sheet1.F137]&lt;25;[$Sheet1.F137]&gt;974);&quot;XXX&quot;;&quot;OK&quot;)" office:value-type="string" office:string-value="OK" calcext:value-type="string">
            <text:p>OK</text:p>
          </table:table-cell>
          <table:table-cell table:formula="of:=IF(OR([$Sheet1.G137]&lt;25;[$Sheet1.G137]&gt;974);&quot;XXX&quot;;&quot;OK&quot;)" office:value-type="string" office:string-value="OK" calcext:value-type="string">
            <text:p>OK</text:p>
          </table:table-cell>
          <table:table-cell table:formula="of:=IF(OR([$Sheet1.H137]&lt;25;[$Sheet1.H137]&gt;974);&quot;XXX&quot;;&quot;OK&quot;)" office:value-type="string" office:string-value="OK" calcext:value-type="string">
            <text:p>OK</text:p>
          </table:table-cell>
          <table:table-cell table:formula="of:=IF(OR([$Sheet1.I137]&lt;25;[$Sheet1.I137]&gt;974);&quot;XXX&quot;;&quot;OK&quot;)" office:value-type="string" office:string-value="OK" calcext:value-type="string">
            <text:p>OK</text:p>
          </table:table-cell>
          <table:table-cell table:formula="of:=IF(OR([$Sheet1.J137]&lt;25;[$Sheet1.J137]&gt;974);&quot;XXX&quot;;&quot;OK&quot;)" office:value-type="string" office:string-value="OK" calcext:value-type="string">
            <text:p>OK</text:p>
          </table:table-cell>
          <table:table-cell table:formula="of:=IF(OR([$Sheet1.K137]&lt;25;[$Sheet1.K137]&gt;974);&quot;XXX&quot;;&quot;OK&quot;)" office:value-type="string" office:string-value="OK" calcext:value-type="string">
            <text:p>OK</text:p>
          </table:table-cell>
          <table:table-cell table:formula="of:=IF(OR([$Sheet1.L137]&lt;25;[$Sheet1.L137]&gt;974);&quot;XXX&quot;;&quot;OK&quot;)" office:value-type="string" office:string-value="OK" calcext:value-type="string">
            <text:p>OK</text:p>
          </table:table-cell>
          <table:table-cell table:formula="of:=IF(OR([$Sheet1.M137]&lt;25;[$Sheet1.M137]&gt;974);&quot;XXX&quot;;&quot;OK&quot;)" office:value-type="string" office:string-value="OK" calcext:value-type="string">
            <text:p>OK</text:p>
          </table:table-cell>
          <table:table-cell table:formula="of:=IF(OR([$Sheet1.N137]&lt;25;[$Sheet1.N137]&gt;974);&quot;XXX&quot;;&quot;OK&quot;)" office:value-type="string" office:string-value="OK" calcext:value-type="string">
            <text:p>OK</text:p>
          </table:table-cell>
          <table:table-cell table:formula="of:=IF(OR([$Sheet1.O137]&lt;25;[$Sheet1.O137]&gt;974);&quot;XXX&quot;;&quot;OK&quot;)" office:value-type="string" office:string-value="OK" calcext:value-type="string">
            <text:p>OK</text:p>
          </table:table-cell>
          <table:table-cell table:formula="of:=IF(OR([$Sheet1.P137]&lt;25;[$Sheet1.P137]&gt;974);&quot;XXX&quot;;&quot;OK&quot;)" office:value-type="string" office:string-value="OK" calcext:value-type="string">
            <text:p>OK</text:p>
          </table:table-cell>
          <table:table-cell table:formula="of:=IF(OR([$Sheet1.Q137]&lt;25;[$Sheet1.Q137]&gt;974);&quot;XXX&quot;;&quot;OK&quot;)" office:value-type="string" office:string-value="OK" calcext:value-type="string">
            <text:p>OK</text:p>
          </table:table-cell>
          <table:table-cell table:formula="of:=IF(OR([$Sheet1.R137]&lt;25;[$Sheet1.R137]&gt;974);&quot;XXX&quot;;&quot;OK&quot;)" office:value-type="string" office:string-value="OK" calcext:value-type="string">
            <text:p>OK</text:p>
          </table:table-cell>
          <table:table-cell table:formula="of:=IF(OR([$Sheet1.S137]&lt;25;[$Sheet1.S137]&gt;974);&quot;XXX&quot;;&quot;OK&quot;)" office:value-type="string" office:string-value="OK" calcext:value-type="string">
            <text:p>OK</text:p>
          </table:table-cell>
          <table:table-cell table:formula="of:=IF(OR([$Sheet1.T137]&lt;25;[$Sheet1.T137]&gt;974);&quot;XXX&quot;;&quot;OK&quot;)" office:value-type="string" office:string-value="OK" calcext:value-type="string">
            <text:p>OK</text:p>
          </table:table-cell>
          <table:table-cell table:formula="of:=IF(OR([$Sheet1.U137]&lt;25;[$Sheet1.U13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8]&lt;25;[$Sheet1.B138]&gt;974);&quot;XXX&quot;;&quot;OK&quot;)" office:value-type="string" office:string-value="OK" calcext:value-type="string">
            <text:p>OK</text:p>
          </table:table-cell>
          <table:table-cell table:formula="of:=IF(OR([$Sheet1.C138]&lt;25;[$Sheet1.C138]&gt;974);&quot;XXX&quot;;&quot;OK&quot;)" office:value-type="string" office:string-value="OK" calcext:value-type="string">
            <text:p>OK</text:p>
          </table:table-cell>
          <table:table-cell table:formula="of:=IF(OR([$Sheet1.D138]&lt;25;[$Sheet1.D138]&gt;974);&quot;XXX&quot;;&quot;OK&quot;)" office:value-type="string" office:string-value="OK" calcext:value-type="string">
            <text:p>OK</text:p>
          </table:table-cell>
          <table:table-cell table:formula="of:=IF(OR([$Sheet1.E138]&lt;25;[$Sheet1.E138]&gt;974);&quot;XXX&quot;;&quot;OK&quot;)" office:value-type="string" office:string-value="OK" calcext:value-type="string">
            <text:p>OK</text:p>
          </table:table-cell>
          <table:table-cell table:formula="of:=IF(OR([$Sheet1.F138]&lt;25;[$Sheet1.F138]&gt;974);&quot;XXX&quot;;&quot;OK&quot;)" office:value-type="string" office:string-value="OK" calcext:value-type="string">
            <text:p>OK</text:p>
          </table:table-cell>
          <table:table-cell table:formula="of:=IF(OR([$Sheet1.G138]&lt;25;[$Sheet1.G138]&gt;974);&quot;XXX&quot;;&quot;OK&quot;)" office:value-type="string" office:string-value="OK" calcext:value-type="string">
            <text:p>OK</text:p>
          </table:table-cell>
          <table:table-cell table:formula="of:=IF(OR([$Sheet1.H138]&lt;25;[$Sheet1.H138]&gt;974);&quot;XXX&quot;;&quot;OK&quot;)" office:value-type="string" office:string-value="OK" calcext:value-type="string">
            <text:p>OK</text:p>
          </table:table-cell>
          <table:table-cell table:formula="of:=IF(OR([$Sheet1.I138]&lt;25;[$Sheet1.I138]&gt;974);&quot;XXX&quot;;&quot;OK&quot;)" office:value-type="string" office:string-value="OK" calcext:value-type="string">
            <text:p>OK</text:p>
          </table:table-cell>
          <table:table-cell table:formula="of:=IF(OR([$Sheet1.J138]&lt;25;[$Sheet1.J138]&gt;974);&quot;XXX&quot;;&quot;OK&quot;)" office:value-type="string" office:string-value="OK" calcext:value-type="string">
            <text:p>OK</text:p>
          </table:table-cell>
          <table:table-cell table:formula="of:=IF(OR([$Sheet1.K138]&lt;25;[$Sheet1.K138]&gt;974);&quot;XXX&quot;;&quot;OK&quot;)" office:value-type="string" office:string-value="OK" calcext:value-type="string">
            <text:p>OK</text:p>
          </table:table-cell>
          <table:table-cell table:formula="of:=IF(OR([$Sheet1.L138]&lt;25;[$Sheet1.L138]&gt;974);&quot;XXX&quot;;&quot;OK&quot;)" office:value-type="string" office:string-value="OK" calcext:value-type="string">
            <text:p>OK</text:p>
          </table:table-cell>
          <table:table-cell table:formula="of:=IF(OR([$Sheet1.M138]&lt;25;[$Sheet1.M138]&gt;974);&quot;XXX&quot;;&quot;OK&quot;)" office:value-type="string" office:string-value="OK" calcext:value-type="string">
            <text:p>OK</text:p>
          </table:table-cell>
          <table:table-cell table:formula="of:=IF(OR([$Sheet1.N138]&lt;25;[$Sheet1.N138]&gt;974);&quot;XXX&quot;;&quot;OK&quot;)" office:value-type="string" office:string-value="OK" calcext:value-type="string">
            <text:p>OK</text:p>
          </table:table-cell>
          <table:table-cell table:formula="of:=IF(OR([$Sheet1.O138]&lt;25;[$Sheet1.O138]&gt;974);&quot;XXX&quot;;&quot;OK&quot;)" office:value-type="string" office:string-value="OK" calcext:value-type="string">
            <text:p>OK</text:p>
          </table:table-cell>
          <table:table-cell table:formula="of:=IF(OR([$Sheet1.P138]&lt;25;[$Sheet1.P138]&gt;974);&quot;XXX&quot;;&quot;OK&quot;)" office:value-type="string" office:string-value="OK" calcext:value-type="string">
            <text:p>OK</text:p>
          </table:table-cell>
          <table:table-cell table:formula="of:=IF(OR([$Sheet1.Q138]&lt;25;[$Sheet1.Q138]&gt;974);&quot;XXX&quot;;&quot;OK&quot;)" office:value-type="string" office:string-value="OK" calcext:value-type="string">
            <text:p>OK</text:p>
          </table:table-cell>
          <table:table-cell table:formula="of:=IF(OR([$Sheet1.R138]&lt;25;[$Sheet1.R138]&gt;974);&quot;XXX&quot;;&quot;OK&quot;)" office:value-type="string" office:string-value="OK" calcext:value-type="string">
            <text:p>OK</text:p>
          </table:table-cell>
          <table:table-cell table:formula="of:=IF(OR([$Sheet1.S138]&lt;25;[$Sheet1.S138]&gt;974);&quot;XXX&quot;;&quot;OK&quot;)" office:value-type="string" office:string-value="OK" calcext:value-type="string">
            <text:p>OK</text:p>
          </table:table-cell>
          <table:table-cell table:formula="of:=IF(OR([$Sheet1.T138]&lt;25;[$Sheet1.T138]&gt;974);&quot;XXX&quot;;&quot;OK&quot;)" office:value-type="string" office:string-value="OK" calcext:value-type="string">
            <text:p>OK</text:p>
          </table:table-cell>
          <table:table-cell table:formula="of:=IF(OR([$Sheet1.U138]&lt;25;[$Sheet1.U13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39]&lt;25;[$Sheet1.B139]&gt;974);&quot;XXX&quot;;&quot;OK&quot;)" office:value-type="string" office:string-value="OK" calcext:value-type="string">
            <text:p>OK</text:p>
          </table:table-cell>
          <table:table-cell table:formula="of:=IF(OR([$Sheet1.C139]&lt;25;[$Sheet1.C139]&gt;974);&quot;XXX&quot;;&quot;OK&quot;)" office:value-type="string" office:string-value="OK" calcext:value-type="string">
            <text:p>OK</text:p>
          </table:table-cell>
          <table:table-cell table:formula="of:=IF(OR([$Sheet1.D139]&lt;25;[$Sheet1.D139]&gt;974);&quot;XXX&quot;;&quot;OK&quot;)" office:value-type="string" office:string-value="OK" calcext:value-type="string">
            <text:p>OK</text:p>
          </table:table-cell>
          <table:table-cell table:formula="of:=IF(OR([$Sheet1.E139]&lt;25;[$Sheet1.E139]&gt;974);&quot;XXX&quot;;&quot;OK&quot;)" office:value-type="string" office:string-value="OK" calcext:value-type="string">
            <text:p>OK</text:p>
          </table:table-cell>
          <table:table-cell table:formula="of:=IF(OR([$Sheet1.F139]&lt;25;[$Sheet1.F139]&gt;974);&quot;XXX&quot;;&quot;OK&quot;)" office:value-type="string" office:string-value="OK" calcext:value-type="string">
            <text:p>OK</text:p>
          </table:table-cell>
          <table:table-cell table:formula="of:=IF(OR([$Sheet1.G139]&lt;25;[$Sheet1.G139]&gt;974);&quot;XXX&quot;;&quot;OK&quot;)" office:value-type="string" office:string-value="OK" calcext:value-type="string">
            <text:p>OK</text:p>
          </table:table-cell>
          <table:table-cell table:formula="of:=IF(OR([$Sheet1.H139]&lt;25;[$Sheet1.H139]&gt;974);&quot;XXX&quot;;&quot;OK&quot;)" office:value-type="string" office:string-value="OK" calcext:value-type="string">
            <text:p>OK</text:p>
          </table:table-cell>
          <table:table-cell table:formula="of:=IF(OR([$Sheet1.I139]&lt;25;[$Sheet1.I139]&gt;974);&quot;XXX&quot;;&quot;OK&quot;)" office:value-type="string" office:string-value="OK" calcext:value-type="string">
            <text:p>OK</text:p>
          </table:table-cell>
          <table:table-cell table:formula="of:=IF(OR([$Sheet1.J139]&lt;25;[$Sheet1.J139]&gt;974);&quot;XXX&quot;;&quot;OK&quot;)" office:value-type="string" office:string-value="OK" calcext:value-type="string">
            <text:p>OK</text:p>
          </table:table-cell>
          <table:table-cell table:formula="of:=IF(OR([$Sheet1.K139]&lt;25;[$Sheet1.K139]&gt;974);&quot;XXX&quot;;&quot;OK&quot;)" office:value-type="string" office:string-value="OK" calcext:value-type="string">
            <text:p>OK</text:p>
          </table:table-cell>
          <table:table-cell table:formula="of:=IF(OR([$Sheet1.L139]&lt;25;[$Sheet1.L139]&gt;974);&quot;XXX&quot;;&quot;OK&quot;)" office:value-type="string" office:string-value="OK" calcext:value-type="string">
            <text:p>OK</text:p>
          </table:table-cell>
          <table:table-cell table:formula="of:=IF(OR([$Sheet1.M139]&lt;25;[$Sheet1.M139]&gt;974);&quot;XXX&quot;;&quot;OK&quot;)" office:value-type="string" office:string-value="OK" calcext:value-type="string">
            <text:p>OK</text:p>
          </table:table-cell>
          <table:table-cell table:formula="of:=IF(OR([$Sheet1.N139]&lt;25;[$Sheet1.N139]&gt;974);&quot;XXX&quot;;&quot;OK&quot;)" office:value-type="string" office:string-value="OK" calcext:value-type="string">
            <text:p>OK</text:p>
          </table:table-cell>
          <table:table-cell table:formula="of:=IF(OR([$Sheet1.O139]&lt;25;[$Sheet1.O139]&gt;974);&quot;XXX&quot;;&quot;OK&quot;)" office:value-type="string" office:string-value="OK" calcext:value-type="string">
            <text:p>OK</text:p>
          </table:table-cell>
          <table:table-cell table:formula="of:=IF(OR([$Sheet1.P139]&lt;25;[$Sheet1.P139]&gt;974);&quot;XXX&quot;;&quot;OK&quot;)" office:value-type="string" office:string-value="OK" calcext:value-type="string">
            <text:p>OK</text:p>
          </table:table-cell>
          <table:table-cell table:formula="of:=IF(OR([$Sheet1.Q139]&lt;25;[$Sheet1.Q139]&gt;974);&quot;XXX&quot;;&quot;OK&quot;)" office:value-type="string" office:string-value="OK" calcext:value-type="string">
            <text:p>OK</text:p>
          </table:table-cell>
          <table:table-cell table:formula="of:=IF(OR([$Sheet1.R139]&lt;25;[$Sheet1.R139]&gt;974);&quot;XXX&quot;;&quot;OK&quot;)" office:value-type="string" office:string-value="OK" calcext:value-type="string">
            <text:p>OK</text:p>
          </table:table-cell>
          <table:table-cell table:formula="of:=IF(OR([$Sheet1.S139]&lt;25;[$Sheet1.S139]&gt;974);&quot;XXX&quot;;&quot;OK&quot;)" office:value-type="string" office:string-value="OK" calcext:value-type="string">
            <text:p>OK</text:p>
          </table:table-cell>
          <table:table-cell table:formula="of:=IF(OR([$Sheet1.T139]&lt;25;[$Sheet1.T139]&gt;974);&quot;XXX&quot;;&quot;OK&quot;)" office:value-type="string" office:string-value="OK" calcext:value-type="string">
            <text:p>OK</text:p>
          </table:table-cell>
          <table:table-cell table:formula="of:=IF(OR([$Sheet1.U139]&lt;25;[$Sheet1.U13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0]&lt;25;[$Sheet1.B140]&gt;974);&quot;XXX&quot;;&quot;OK&quot;)" office:value-type="string" office:string-value="OK" calcext:value-type="string">
            <text:p>OK</text:p>
          </table:table-cell>
          <table:table-cell table:formula="of:=IF(OR([$Sheet1.C140]&lt;25;[$Sheet1.C140]&gt;974);&quot;XXX&quot;;&quot;OK&quot;)" office:value-type="string" office:string-value="OK" calcext:value-type="string">
            <text:p>OK</text:p>
          </table:table-cell>
          <table:table-cell table:formula="of:=IF(OR([$Sheet1.D140]&lt;25;[$Sheet1.D140]&gt;974);&quot;XXX&quot;;&quot;OK&quot;)" office:value-type="string" office:string-value="OK" calcext:value-type="string">
            <text:p>OK</text:p>
          </table:table-cell>
          <table:table-cell table:formula="of:=IF(OR([$Sheet1.E140]&lt;25;[$Sheet1.E140]&gt;974);&quot;XXX&quot;;&quot;OK&quot;)" office:value-type="string" office:string-value="OK" calcext:value-type="string">
            <text:p>OK</text:p>
          </table:table-cell>
          <table:table-cell table:formula="of:=IF(OR([$Sheet1.F140]&lt;25;[$Sheet1.F140]&gt;974);&quot;XXX&quot;;&quot;OK&quot;)" office:value-type="string" office:string-value="OK" calcext:value-type="string">
            <text:p>OK</text:p>
          </table:table-cell>
          <table:table-cell table:formula="of:=IF(OR([$Sheet1.G140]&lt;25;[$Sheet1.G140]&gt;974);&quot;XXX&quot;;&quot;OK&quot;)" office:value-type="string" office:string-value="OK" calcext:value-type="string">
            <text:p>OK</text:p>
          </table:table-cell>
          <table:table-cell table:formula="of:=IF(OR([$Sheet1.H140]&lt;25;[$Sheet1.H140]&gt;974);&quot;XXX&quot;;&quot;OK&quot;)" office:value-type="string" office:string-value="OK" calcext:value-type="string">
            <text:p>OK</text:p>
          </table:table-cell>
          <table:table-cell table:formula="of:=IF(OR([$Sheet1.I140]&lt;25;[$Sheet1.I140]&gt;974);&quot;XXX&quot;;&quot;OK&quot;)" office:value-type="string" office:string-value="OK" calcext:value-type="string">
            <text:p>OK</text:p>
          </table:table-cell>
          <table:table-cell table:formula="of:=IF(OR([$Sheet1.J140]&lt;25;[$Sheet1.J140]&gt;974);&quot;XXX&quot;;&quot;OK&quot;)" office:value-type="string" office:string-value="OK" calcext:value-type="string">
            <text:p>OK</text:p>
          </table:table-cell>
          <table:table-cell table:formula="of:=IF(OR([$Sheet1.K140]&lt;25;[$Sheet1.K140]&gt;974);&quot;XXX&quot;;&quot;OK&quot;)" office:value-type="string" office:string-value="OK" calcext:value-type="string">
            <text:p>OK</text:p>
          </table:table-cell>
          <table:table-cell table:formula="of:=IF(OR([$Sheet1.L140]&lt;25;[$Sheet1.L140]&gt;974);&quot;XXX&quot;;&quot;OK&quot;)" office:value-type="string" office:string-value="OK" calcext:value-type="string">
            <text:p>OK</text:p>
          </table:table-cell>
          <table:table-cell table:formula="of:=IF(OR([$Sheet1.M140]&lt;25;[$Sheet1.M140]&gt;974);&quot;XXX&quot;;&quot;OK&quot;)" office:value-type="string" office:string-value="OK" calcext:value-type="string">
            <text:p>OK</text:p>
          </table:table-cell>
          <table:table-cell table:formula="of:=IF(OR([$Sheet1.N140]&lt;25;[$Sheet1.N140]&gt;974);&quot;XXX&quot;;&quot;OK&quot;)" office:value-type="string" office:string-value="OK" calcext:value-type="string">
            <text:p>OK</text:p>
          </table:table-cell>
          <table:table-cell table:formula="of:=IF(OR([$Sheet1.O140]&lt;25;[$Sheet1.O140]&gt;974);&quot;XXX&quot;;&quot;OK&quot;)" office:value-type="string" office:string-value="OK" calcext:value-type="string">
            <text:p>OK</text:p>
          </table:table-cell>
          <table:table-cell table:formula="of:=IF(OR([$Sheet1.P140]&lt;25;[$Sheet1.P140]&gt;974);&quot;XXX&quot;;&quot;OK&quot;)" office:value-type="string" office:string-value="OK" calcext:value-type="string">
            <text:p>OK</text:p>
          </table:table-cell>
          <table:table-cell table:formula="of:=IF(OR([$Sheet1.Q140]&lt;25;[$Sheet1.Q140]&gt;974);&quot;XXX&quot;;&quot;OK&quot;)" office:value-type="string" office:string-value="OK" calcext:value-type="string">
            <text:p>OK</text:p>
          </table:table-cell>
          <table:table-cell table:formula="of:=IF(OR([$Sheet1.R140]&lt;25;[$Sheet1.R140]&gt;974);&quot;XXX&quot;;&quot;OK&quot;)" office:value-type="string" office:string-value="OK" calcext:value-type="string">
            <text:p>OK</text:p>
          </table:table-cell>
          <table:table-cell table:formula="of:=IF(OR([$Sheet1.S140]&lt;25;[$Sheet1.S140]&gt;974);&quot;XXX&quot;;&quot;OK&quot;)" office:value-type="string" office:string-value="OK" calcext:value-type="string">
            <text:p>OK</text:p>
          </table:table-cell>
          <table:table-cell table:formula="of:=IF(OR([$Sheet1.T140]&lt;25;[$Sheet1.T140]&gt;974);&quot;XXX&quot;;&quot;OK&quot;)" office:value-type="string" office:string-value="OK" calcext:value-type="string">
            <text:p>OK</text:p>
          </table:table-cell>
          <table:table-cell table:formula="of:=IF(OR([$Sheet1.U140]&lt;25;[$Sheet1.U14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1]&lt;25;[$Sheet1.B141]&gt;974);&quot;XXX&quot;;&quot;OK&quot;)" office:value-type="string" office:string-value="OK" calcext:value-type="string">
            <text:p>OK</text:p>
          </table:table-cell>
          <table:table-cell table:formula="of:=IF(OR([$Sheet1.C141]&lt;25;[$Sheet1.C141]&gt;974);&quot;XXX&quot;;&quot;OK&quot;)" office:value-type="string" office:string-value="OK" calcext:value-type="string">
            <text:p>OK</text:p>
          </table:table-cell>
          <table:table-cell table:formula="of:=IF(OR([$Sheet1.D141]&lt;25;[$Sheet1.D141]&gt;974);&quot;XXX&quot;;&quot;OK&quot;)" office:value-type="string" office:string-value="OK" calcext:value-type="string">
            <text:p>OK</text:p>
          </table:table-cell>
          <table:table-cell table:formula="of:=IF(OR([$Sheet1.E141]&lt;25;[$Sheet1.E141]&gt;974);&quot;XXX&quot;;&quot;OK&quot;)" office:value-type="string" office:string-value="OK" calcext:value-type="string">
            <text:p>OK</text:p>
          </table:table-cell>
          <table:table-cell table:formula="of:=IF(OR([$Sheet1.F141]&lt;25;[$Sheet1.F141]&gt;974);&quot;XXX&quot;;&quot;OK&quot;)" office:value-type="string" office:string-value="OK" calcext:value-type="string">
            <text:p>OK</text:p>
          </table:table-cell>
          <table:table-cell table:formula="of:=IF(OR([$Sheet1.G141]&lt;25;[$Sheet1.G141]&gt;974);&quot;XXX&quot;;&quot;OK&quot;)" office:value-type="string" office:string-value="OK" calcext:value-type="string">
            <text:p>OK</text:p>
          </table:table-cell>
          <table:table-cell table:formula="of:=IF(OR([$Sheet1.H141]&lt;25;[$Sheet1.H141]&gt;974);&quot;XXX&quot;;&quot;OK&quot;)" office:value-type="string" office:string-value="OK" calcext:value-type="string">
            <text:p>OK</text:p>
          </table:table-cell>
          <table:table-cell table:formula="of:=IF(OR([$Sheet1.I141]&lt;25;[$Sheet1.I141]&gt;974);&quot;XXX&quot;;&quot;OK&quot;)" office:value-type="string" office:string-value="OK" calcext:value-type="string">
            <text:p>OK</text:p>
          </table:table-cell>
          <table:table-cell table:formula="of:=IF(OR([$Sheet1.J141]&lt;25;[$Sheet1.J141]&gt;974);&quot;XXX&quot;;&quot;OK&quot;)" office:value-type="string" office:string-value="OK" calcext:value-type="string">
            <text:p>OK</text:p>
          </table:table-cell>
          <table:table-cell table:formula="of:=IF(OR([$Sheet1.K141]&lt;25;[$Sheet1.K141]&gt;974);&quot;XXX&quot;;&quot;OK&quot;)" office:value-type="string" office:string-value="OK" calcext:value-type="string">
            <text:p>OK</text:p>
          </table:table-cell>
          <table:table-cell table:formula="of:=IF(OR([$Sheet1.L141]&lt;25;[$Sheet1.L141]&gt;974);&quot;XXX&quot;;&quot;OK&quot;)" office:value-type="string" office:string-value="OK" calcext:value-type="string">
            <text:p>OK</text:p>
          </table:table-cell>
          <table:table-cell table:formula="of:=IF(OR([$Sheet1.M141]&lt;25;[$Sheet1.M141]&gt;974);&quot;XXX&quot;;&quot;OK&quot;)" office:value-type="string" office:string-value="OK" calcext:value-type="string">
            <text:p>OK</text:p>
          </table:table-cell>
          <table:table-cell table:formula="of:=IF(OR([$Sheet1.N141]&lt;25;[$Sheet1.N141]&gt;974);&quot;XXX&quot;;&quot;OK&quot;)" office:value-type="string" office:string-value="OK" calcext:value-type="string">
            <text:p>OK</text:p>
          </table:table-cell>
          <table:table-cell table:formula="of:=IF(OR([$Sheet1.O141]&lt;25;[$Sheet1.O141]&gt;974);&quot;XXX&quot;;&quot;OK&quot;)" office:value-type="string" office:string-value="OK" calcext:value-type="string">
            <text:p>OK</text:p>
          </table:table-cell>
          <table:table-cell table:formula="of:=IF(OR([$Sheet1.P141]&lt;25;[$Sheet1.P141]&gt;974);&quot;XXX&quot;;&quot;OK&quot;)" office:value-type="string" office:string-value="OK" calcext:value-type="string">
            <text:p>OK</text:p>
          </table:table-cell>
          <table:table-cell table:formula="of:=IF(OR([$Sheet1.Q141]&lt;25;[$Sheet1.Q141]&gt;974);&quot;XXX&quot;;&quot;OK&quot;)" office:value-type="string" office:string-value="OK" calcext:value-type="string">
            <text:p>OK</text:p>
          </table:table-cell>
          <table:table-cell table:formula="of:=IF(OR([$Sheet1.R141]&lt;25;[$Sheet1.R141]&gt;974);&quot;XXX&quot;;&quot;OK&quot;)" office:value-type="string" office:string-value="OK" calcext:value-type="string">
            <text:p>OK</text:p>
          </table:table-cell>
          <table:table-cell table:formula="of:=IF(OR([$Sheet1.S141]&lt;25;[$Sheet1.S141]&gt;974);&quot;XXX&quot;;&quot;OK&quot;)" office:value-type="string" office:string-value="OK" calcext:value-type="string">
            <text:p>OK</text:p>
          </table:table-cell>
          <table:table-cell table:formula="of:=IF(OR([$Sheet1.T141]&lt;25;[$Sheet1.T141]&gt;974);&quot;XXX&quot;;&quot;OK&quot;)" office:value-type="string" office:string-value="OK" calcext:value-type="string">
            <text:p>OK</text:p>
          </table:table-cell>
          <table:table-cell table:formula="of:=IF(OR([$Sheet1.U141]&lt;25;[$Sheet1.U14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2]&lt;25;[$Sheet1.B142]&gt;974);&quot;XXX&quot;;&quot;OK&quot;)" office:value-type="string" office:string-value="OK" calcext:value-type="string">
            <text:p>OK</text:p>
          </table:table-cell>
          <table:table-cell table:formula="of:=IF(OR([$Sheet1.C142]&lt;25;[$Sheet1.C142]&gt;974);&quot;XXX&quot;;&quot;OK&quot;)" office:value-type="string" office:string-value="OK" calcext:value-type="string">
            <text:p>OK</text:p>
          </table:table-cell>
          <table:table-cell table:formula="of:=IF(OR([$Sheet1.D142]&lt;25;[$Sheet1.D142]&gt;974);&quot;XXX&quot;;&quot;OK&quot;)" office:value-type="string" office:string-value="OK" calcext:value-type="string">
            <text:p>OK</text:p>
          </table:table-cell>
          <table:table-cell table:formula="of:=IF(OR([$Sheet1.E142]&lt;25;[$Sheet1.E142]&gt;974);&quot;XXX&quot;;&quot;OK&quot;)" office:value-type="string" office:string-value="OK" calcext:value-type="string">
            <text:p>OK</text:p>
          </table:table-cell>
          <table:table-cell table:formula="of:=IF(OR([$Sheet1.F142]&lt;25;[$Sheet1.F142]&gt;974);&quot;XXX&quot;;&quot;OK&quot;)" office:value-type="string" office:string-value="OK" calcext:value-type="string">
            <text:p>OK</text:p>
          </table:table-cell>
          <table:table-cell table:formula="of:=IF(OR([$Sheet1.G142]&lt;25;[$Sheet1.G142]&gt;974);&quot;XXX&quot;;&quot;OK&quot;)" office:value-type="string" office:string-value="OK" calcext:value-type="string">
            <text:p>OK</text:p>
          </table:table-cell>
          <table:table-cell table:formula="of:=IF(OR([$Sheet1.H142]&lt;25;[$Sheet1.H142]&gt;974);&quot;XXX&quot;;&quot;OK&quot;)" office:value-type="string" office:string-value="OK" calcext:value-type="string">
            <text:p>OK</text:p>
          </table:table-cell>
          <table:table-cell table:formula="of:=IF(OR([$Sheet1.I142]&lt;25;[$Sheet1.I142]&gt;974);&quot;XXX&quot;;&quot;OK&quot;)" office:value-type="string" office:string-value="OK" calcext:value-type="string">
            <text:p>OK</text:p>
          </table:table-cell>
          <table:table-cell table:formula="of:=IF(OR([$Sheet1.J142]&lt;25;[$Sheet1.J142]&gt;974);&quot;XXX&quot;;&quot;OK&quot;)" office:value-type="string" office:string-value="OK" calcext:value-type="string">
            <text:p>OK</text:p>
          </table:table-cell>
          <table:table-cell table:formula="of:=IF(OR([$Sheet1.K142]&lt;25;[$Sheet1.K142]&gt;974);&quot;XXX&quot;;&quot;OK&quot;)" office:value-type="string" office:string-value="OK" calcext:value-type="string">
            <text:p>OK</text:p>
          </table:table-cell>
          <table:table-cell table:formula="of:=IF(OR([$Sheet1.L142]&lt;25;[$Sheet1.L142]&gt;974);&quot;XXX&quot;;&quot;OK&quot;)" office:value-type="string" office:string-value="OK" calcext:value-type="string">
            <text:p>OK</text:p>
          </table:table-cell>
          <table:table-cell table:formula="of:=IF(OR([$Sheet1.M142]&lt;25;[$Sheet1.M142]&gt;974);&quot;XXX&quot;;&quot;OK&quot;)" office:value-type="string" office:string-value="OK" calcext:value-type="string">
            <text:p>OK</text:p>
          </table:table-cell>
          <table:table-cell table:formula="of:=IF(OR([$Sheet1.N142]&lt;25;[$Sheet1.N142]&gt;974);&quot;XXX&quot;;&quot;OK&quot;)" office:value-type="string" office:string-value="OK" calcext:value-type="string">
            <text:p>OK</text:p>
          </table:table-cell>
          <table:table-cell table:formula="of:=IF(OR([$Sheet1.O142]&lt;25;[$Sheet1.O142]&gt;974);&quot;XXX&quot;;&quot;OK&quot;)" office:value-type="string" office:string-value="OK" calcext:value-type="string">
            <text:p>OK</text:p>
          </table:table-cell>
          <table:table-cell table:formula="of:=IF(OR([$Sheet1.P142]&lt;25;[$Sheet1.P142]&gt;974);&quot;XXX&quot;;&quot;OK&quot;)" office:value-type="string" office:string-value="OK" calcext:value-type="string">
            <text:p>OK</text:p>
          </table:table-cell>
          <table:table-cell table:formula="of:=IF(OR([$Sheet1.Q142]&lt;25;[$Sheet1.Q142]&gt;974);&quot;XXX&quot;;&quot;OK&quot;)" office:value-type="string" office:string-value="OK" calcext:value-type="string">
            <text:p>OK</text:p>
          </table:table-cell>
          <table:table-cell table:formula="of:=IF(OR([$Sheet1.R142]&lt;25;[$Sheet1.R142]&gt;974);&quot;XXX&quot;;&quot;OK&quot;)" office:value-type="string" office:string-value="OK" calcext:value-type="string">
            <text:p>OK</text:p>
          </table:table-cell>
          <table:table-cell table:formula="of:=IF(OR([$Sheet1.S142]&lt;25;[$Sheet1.S142]&gt;974);&quot;XXX&quot;;&quot;OK&quot;)" office:value-type="string" office:string-value="OK" calcext:value-type="string">
            <text:p>OK</text:p>
          </table:table-cell>
          <table:table-cell table:formula="of:=IF(OR([$Sheet1.T142]&lt;25;[$Sheet1.T142]&gt;974);&quot;XXX&quot;;&quot;OK&quot;)" office:value-type="string" office:string-value="OK" calcext:value-type="string">
            <text:p>OK</text:p>
          </table:table-cell>
          <table:table-cell table:formula="of:=IF(OR([$Sheet1.U142]&lt;25;[$Sheet1.U14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3]&lt;25;[$Sheet1.B143]&gt;974);&quot;XXX&quot;;&quot;OK&quot;)" office:value-type="string" office:string-value="OK" calcext:value-type="string">
            <text:p>OK</text:p>
          </table:table-cell>
          <table:table-cell table:formula="of:=IF(OR([$Sheet1.C143]&lt;25;[$Sheet1.C143]&gt;974);&quot;XXX&quot;;&quot;OK&quot;)" office:value-type="string" office:string-value="OK" calcext:value-type="string">
            <text:p>OK</text:p>
          </table:table-cell>
          <table:table-cell table:formula="of:=IF(OR([$Sheet1.D143]&lt;25;[$Sheet1.D143]&gt;974);&quot;XXX&quot;;&quot;OK&quot;)" office:value-type="string" office:string-value="OK" calcext:value-type="string">
            <text:p>OK</text:p>
          </table:table-cell>
          <table:table-cell table:formula="of:=IF(OR([$Sheet1.E143]&lt;25;[$Sheet1.E143]&gt;974);&quot;XXX&quot;;&quot;OK&quot;)" office:value-type="string" office:string-value="OK" calcext:value-type="string">
            <text:p>OK</text:p>
          </table:table-cell>
          <table:table-cell table:formula="of:=IF(OR([$Sheet1.F143]&lt;25;[$Sheet1.F143]&gt;974);&quot;XXX&quot;;&quot;OK&quot;)" office:value-type="string" office:string-value="OK" calcext:value-type="string">
            <text:p>OK</text:p>
          </table:table-cell>
          <table:table-cell table:formula="of:=IF(OR([$Sheet1.G143]&lt;25;[$Sheet1.G143]&gt;974);&quot;XXX&quot;;&quot;OK&quot;)" office:value-type="string" office:string-value="OK" calcext:value-type="string">
            <text:p>OK</text:p>
          </table:table-cell>
          <table:table-cell table:formula="of:=IF(OR([$Sheet1.H143]&lt;25;[$Sheet1.H143]&gt;974);&quot;XXX&quot;;&quot;OK&quot;)" office:value-type="string" office:string-value="OK" calcext:value-type="string">
            <text:p>OK</text:p>
          </table:table-cell>
          <table:table-cell table:formula="of:=IF(OR([$Sheet1.I143]&lt;25;[$Sheet1.I143]&gt;974);&quot;XXX&quot;;&quot;OK&quot;)" office:value-type="string" office:string-value="OK" calcext:value-type="string">
            <text:p>OK</text:p>
          </table:table-cell>
          <table:table-cell table:formula="of:=IF(OR([$Sheet1.J143]&lt;25;[$Sheet1.J143]&gt;974);&quot;XXX&quot;;&quot;OK&quot;)" office:value-type="string" office:string-value="OK" calcext:value-type="string">
            <text:p>OK</text:p>
          </table:table-cell>
          <table:table-cell table:formula="of:=IF(OR([$Sheet1.K143]&lt;25;[$Sheet1.K143]&gt;974);&quot;XXX&quot;;&quot;OK&quot;)" office:value-type="string" office:string-value="OK" calcext:value-type="string">
            <text:p>OK</text:p>
          </table:table-cell>
          <table:table-cell table:formula="of:=IF(OR([$Sheet1.L143]&lt;25;[$Sheet1.L143]&gt;974);&quot;XXX&quot;;&quot;OK&quot;)" office:value-type="string" office:string-value="OK" calcext:value-type="string">
            <text:p>OK</text:p>
          </table:table-cell>
          <table:table-cell table:formula="of:=IF(OR([$Sheet1.M143]&lt;25;[$Sheet1.M143]&gt;974);&quot;XXX&quot;;&quot;OK&quot;)" office:value-type="string" office:string-value="OK" calcext:value-type="string">
            <text:p>OK</text:p>
          </table:table-cell>
          <table:table-cell table:formula="of:=IF(OR([$Sheet1.N143]&lt;25;[$Sheet1.N143]&gt;974);&quot;XXX&quot;;&quot;OK&quot;)" office:value-type="string" office:string-value="OK" calcext:value-type="string">
            <text:p>OK</text:p>
          </table:table-cell>
          <table:table-cell table:formula="of:=IF(OR([$Sheet1.O143]&lt;25;[$Sheet1.O143]&gt;974);&quot;XXX&quot;;&quot;OK&quot;)" office:value-type="string" office:string-value="OK" calcext:value-type="string">
            <text:p>OK</text:p>
          </table:table-cell>
          <table:table-cell table:formula="of:=IF(OR([$Sheet1.P143]&lt;25;[$Sheet1.P143]&gt;974);&quot;XXX&quot;;&quot;OK&quot;)" office:value-type="string" office:string-value="OK" calcext:value-type="string">
            <text:p>OK</text:p>
          </table:table-cell>
          <table:table-cell table:formula="of:=IF(OR([$Sheet1.Q143]&lt;25;[$Sheet1.Q143]&gt;974);&quot;XXX&quot;;&quot;OK&quot;)" office:value-type="string" office:string-value="OK" calcext:value-type="string">
            <text:p>OK</text:p>
          </table:table-cell>
          <table:table-cell table:formula="of:=IF(OR([$Sheet1.R143]&lt;25;[$Sheet1.R143]&gt;974);&quot;XXX&quot;;&quot;OK&quot;)" office:value-type="string" office:string-value="OK" calcext:value-type="string">
            <text:p>OK</text:p>
          </table:table-cell>
          <table:table-cell table:formula="of:=IF(OR([$Sheet1.S143]&lt;25;[$Sheet1.S143]&gt;974);&quot;XXX&quot;;&quot;OK&quot;)" office:value-type="string" office:string-value="OK" calcext:value-type="string">
            <text:p>OK</text:p>
          </table:table-cell>
          <table:table-cell table:formula="of:=IF(OR([$Sheet1.T143]&lt;25;[$Sheet1.T143]&gt;974);&quot;XXX&quot;;&quot;OK&quot;)" office:value-type="string" office:string-value="OK" calcext:value-type="string">
            <text:p>OK</text:p>
          </table:table-cell>
          <table:table-cell table:formula="of:=IF(OR([$Sheet1.U143]&lt;25;[$Sheet1.U14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4]&lt;25;[$Sheet1.B144]&gt;974);&quot;XXX&quot;;&quot;OK&quot;)" office:value-type="string" office:string-value="OK" calcext:value-type="string">
            <text:p>OK</text:p>
          </table:table-cell>
          <table:table-cell table:formula="of:=IF(OR([$Sheet1.C144]&lt;25;[$Sheet1.C144]&gt;974);&quot;XXX&quot;;&quot;OK&quot;)" office:value-type="string" office:string-value="OK" calcext:value-type="string">
            <text:p>OK</text:p>
          </table:table-cell>
          <table:table-cell table:formula="of:=IF(OR([$Sheet1.D144]&lt;25;[$Sheet1.D144]&gt;974);&quot;XXX&quot;;&quot;OK&quot;)" office:value-type="string" office:string-value="OK" calcext:value-type="string">
            <text:p>OK</text:p>
          </table:table-cell>
          <table:table-cell table:formula="of:=IF(OR([$Sheet1.E144]&lt;25;[$Sheet1.E144]&gt;974);&quot;XXX&quot;;&quot;OK&quot;)" office:value-type="string" office:string-value="OK" calcext:value-type="string">
            <text:p>OK</text:p>
          </table:table-cell>
          <table:table-cell table:formula="of:=IF(OR([$Sheet1.F144]&lt;25;[$Sheet1.F144]&gt;974);&quot;XXX&quot;;&quot;OK&quot;)" office:value-type="string" office:string-value="OK" calcext:value-type="string">
            <text:p>OK</text:p>
          </table:table-cell>
          <table:table-cell table:formula="of:=IF(OR([$Sheet1.G144]&lt;25;[$Sheet1.G144]&gt;974);&quot;XXX&quot;;&quot;OK&quot;)" office:value-type="string" office:string-value="OK" calcext:value-type="string">
            <text:p>OK</text:p>
          </table:table-cell>
          <table:table-cell table:formula="of:=IF(OR([$Sheet1.H144]&lt;25;[$Sheet1.H144]&gt;974);&quot;XXX&quot;;&quot;OK&quot;)" office:value-type="string" office:string-value="OK" calcext:value-type="string">
            <text:p>OK</text:p>
          </table:table-cell>
          <table:table-cell table:formula="of:=IF(OR([$Sheet1.I144]&lt;25;[$Sheet1.I144]&gt;974);&quot;XXX&quot;;&quot;OK&quot;)" office:value-type="string" office:string-value="OK" calcext:value-type="string">
            <text:p>OK</text:p>
          </table:table-cell>
          <table:table-cell table:formula="of:=IF(OR([$Sheet1.J144]&lt;25;[$Sheet1.J144]&gt;974);&quot;XXX&quot;;&quot;OK&quot;)" office:value-type="string" office:string-value="OK" calcext:value-type="string">
            <text:p>OK</text:p>
          </table:table-cell>
          <table:table-cell table:formula="of:=IF(OR([$Sheet1.K144]&lt;25;[$Sheet1.K144]&gt;974);&quot;XXX&quot;;&quot;OK&quot;)" office:value-type="string" office:string-value="OK" calcext:value-type="string">
            <text:p>OK</text:p>
          </table:table-cell>
          <table:table-cell table:formula="of:=IF(OR([$Sheet1.L144]&lt;25;[$Sheet1.L144]&gt;974);&quot;XXX&quot;;&quot;OK&quot;)" office:value-type="string" office:string-value="OK" calcext:value-type="string">
            <text:p>OK</text:p>
          </table:table-cell>
          <table:table-cell table:formula="of:=IF(OR([$Sheet1.M144]&lt;25;[$Sheet1.M144]&gt;974);&quot;XXX&quot;;&quot;OK&quot;)" office:value-type="string" office:string-value="OK" calcext:value-type="string">
            <text:p>OK</text:p>
          </table:table-cell>
          <table:table-cell table:formula="of:=IF(OR([$Sheet1.N144]&lt;25;[$Sheet1.N144]&gt;974);&quot;XXX&quot;;&quot;OK&quot;)" office:value-type="string" office:string-value="OK" calcext:value-type="string">
            <text:p>OK</text:p>
          </table:table-cell>
          <table:table-cell table:formula="of:=IF(OR([$Sheet1.O144]&lt;25;[$Sheet1.O144]&gt;974);&quot;XXX&quot;;&quot;OK&quot;)" office:value-type="string" office:string-value="OK" calcext:value-type="string">
            <text:p>OK</text:p>
          </table:table-cell>
          <table:table-cell table:formula="of:=IF(OR([$Sheet1.P144]&lt;25;[$Sheet1.P144]&gt;974);&quot;XXX&quot;;&quot;OK&quot;)" office:value-type="string" office:string-value="OK" calcext:value-type="string">
            <text:p>OK</text:p>
          </table:table-cell>
          <table:table-cell table:formula="of:=IF(OR([$Sheet1.Q144]&lt;25;[$Sheet1.Q144]&gt;974);&quot;XXX&quot;;&quot;OK&quot;)" office:value-type="string" office:string-value="OK" calcext:value-type="string">
            <text:p>OK</text:p>
          </table:table-cell>
          <table:table-cell table:formula="of:=IF(OR([$Sheet1.R144]&lt;25;[$Sheet1.R144]&gt;974);&quot;XXX&quot;;&quot;OK&quot;)" office:value-type="string" office:string-value="OK" calcext:value-type="string">
            <text:p>OK</text:p>
          </table:table-cell>
          <table:table-cell table:formula="of:=IF(OR([$Sheet1.S144]&lt;25;[$Sheet1.S144]&gt;974);&quot;XXX&quot;;&quot;OK&quot;)" office:value-type="string" office:string-value="OK" calcext:value-type="string">
            <text:p>OK</text:p>
          </table:table-cell>
          <table:table-cell table:formula="of:=IF(OR([$Sheet1.T144]&lt;25;[$Sheet1.T144]&gt;974);&quot;XXX&quot;;&quot;OK&quot;)" office:value-type="string" office:string-value="OK" calcext:value-type="string">
            <text:p>OK</text:p>
          </table:table-cell>
          <table:table-cell table:formula="of:=IF(OR([$Sheet1.U144]&lt;25;[$Sheet1.U14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5]&lt;25;[$Sheet1.B145]&gt;974);&quot;XXX&quot;;&quot;OK&quot;)" office:value-type="string" office:string-value="OK" calcext:value-type="string">
            <text:p>OK</text:p>
          </table:table-cell>
          <table:table-cell table:formula="of:=IF(OR([$Sheet1.C145]&lt;25;[$Sheet1.C145]&gt;974);&quot;XXX&quot;;&quot;OK&quot;)" office:value-type="string" office:string-value="OK" calcext:value-type="string">
            <text:p>OK</text:p>
          </table:table-cell>
          <table:table-cell table:formula="of:=IF(OR([$Sheet1.D145]&lt;25;[$Sheet1.D145]&gt;974);&quot;XXX&quot;;&quot;OK&quot;)" office:value-type="string" office:string-value="OK" calcext:value-type="string">
            <text:p>OK</text:p>
          </table:table-cell>
          <table:table-cell table:formula="of:=IF(OR([$Sheet1.E145]&lt;25;[$Sheet1.E145]&gt;974);&quot;XXX&quot;;&quot;OK&quot;)" office:value-type="string" office:string-value="OK" calcext:value-type="string">
            <text:p>OK</text:p>
          </table:table-cell>
          <table:table-cell table:formula="of:=IF(OR([$Sheet1.F145]&lt;25;[$Sheet1.F145]&gt;974);&quot;XXX&quot;;&quot;OK&quot;)" office:value-type="string" office:string-value="OK" calcext:value-type="string">
            <text:p>OK</text:p>
          </table:table-cell>
          <table:table-cell table:formula="of:=IF(OR([$Sheet1.G145]&lt;25;[$Sheet1.G145]&gt;974);&quot;XXX&quot;;&quot;OK&quot;)" office:value-type="string" office:string-value="OK" calcext:value-type="string">
            <text:p>OK</text:p>
          </table:table-cell>
          <table:table-cell table:formula="of:=IF(OR([$Sheet1.H145]&lt;25;[$Sheet1.H145]&gt;974);&quot;XXX&quot;;&quot;OK&quot;)" office:value-type="string" office:string-value="OK" calcext:value-type="string">
            <text:p>OK</text:p>
          </table:table-cell>
          <table:table-cell table:formula="of:=IF(OR([$Sheet1.I145]&lt;25;[$Sheet1.I145]&gt;974);&quot;XXX&quot;;&quot;OK&quot;)" office:value-type="string" office:string-value="OK" calcext:value-type="string">
            <text:p>OK</text:p>
          </table:table-cell>
          <table:table-cell table:formula="of:=IF(OR([$Sheet1.J145]&lt;25;[$Sheet1.J145]&gt;974);&quot;XXX&quot;;&quot;OK&quot;)" office:value-type="string" office:string-value="OK" calcext:value-type="string">
            <text:p>OK</text:p>
          </table:table-cell>
          <table:table-cell table:formula="of:=IF(OR([$Sheet1.K145]&lt;25;[$Sheet1.K145]&gt;974);&quot;XXX&quot;;&quot;OK&quot;)" office:value-type="string" office:string-value="OK" calcext:value-type="string">
            <text:p>OK</text:p>
          </table:table-cell>
          <table:table-cell table:formula="of:=IF(OR([$Sheet1.L145]&lt;25;[$Sheet1.L145]&gt;974);&quot;XXX&quot;;&quot;OK&quot;)" office:value-type="string" office:string-value="OK" calcext:value-type="string">
            <text:p>OK</text:p>
          </table:table-cell>
          <table:table-cell table:formula="of:=IF(OR([$Sheet1.M145]&lt;25;[$Sheet1.M145]&gt;974);&quot;XXX&quot;;&quot;OK&quot;)" office:value-type="string" office:string-value="OK" calcext:value-type="string">
            <text:p>OK</text:p>
          </table:table-cell>
          <table:table-cell table:formula="of:=IF(OR([$Sheet1.N145]&lt;25;[$Sheet1.N145]&gt;974);&quot;XXX&quot;;&quot;OK&quot;)" office:value-type="string" office:string-value="OK" calcext:value-type="string">
            <text:p>OK</text:p>
          </table:table-cell>
          <table:table-cell table:formula="of:=IF(OR([$Sheet1.O145]&lt;25;[$Sheet1.O145]&gt;974);&quot;XXX&quot;;&quot;OK&quot;)" office:value-type="string" office:string-value="OK" calcext:value-type="string">
            <text:p>OK</text:p>
          </table:table-cell>
          <table:table-cell table:formula="of:=IF(OR([$Sheet1.P145]&lt;25;[$Sheet1.P145]&gt;974);&quot;XXX&quot;;&quot;OK&quot;)" office:value-type="string" office:string-value="OK" calcext:value-type="string">
            <text:p>OK</text:p>
          </table:table-cell>
          <table:table-cell table:formula="of:=IF(OR([$Sheet1.Q145]&lt;25;[$Sheet1.Q145]&gt;974);&quot;XXX&quot;;&quot;OK&quot;)" office:value-type="string" office:string-value="OK" calcext:value-type="string">
            <text:p>OK</text:p>
          </table:table-cell>
          <table:table-cell table:formula="of:=IF(OR([$Sheet1.R145]&lt;25;[$Sheet1.R145]&gt;974);&quot;XXX&quot;;&quot;OK&quot;)" office:value-type="string" office:string-value="OK" calcext:value-type="string">
            <text:p>OK</text:p>
          </table:table-cell>
          <table:table-cell table:formula="of:=IF(OR([$Sheet1.S145]&lt;25;[$Sheet1.S145]&gt;974);&quot;XXX&quot;;&quot;OK&quot;)" office:value-type="string" office:string-value="OK" calcext:value-type="string">
            <text:p>OK</text:p>
          </table:table-cell>
          <table:table-cell table:formula="of:=IF(OR([$Sheet1.T145]&lt;25;[$Sheet1.T145]&gt;974);&quot;XXX&quot;;&quot;OK&quot;)" office:value-type="string" office:string-value="OK" calcext:value-type="string">
            <text:p>OK</text:p>
          </table:table-cell>
          <table:table-cell table:formula="of:=IF(OR([$Sheet1.U145]&lt;25;[$Sheet1.U14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6]&lt;25;[$Sheet1.B146]&gt;974);&quot;XXX&quot;;&quot;OK&quot;)" office:value-type="string" office:string-value="OK" calcext:value-type="string">
            <text:p>OK</text:p>
          </table:table-cell>
          <table:table-cell table:formula="of:=IF(OR([$Sheet1.C146]&lt;25;[$Sheet1.C146]&gt;974);&quot;XXX&quot;;&quot;OK&quot;)" office:value-type="string" office:string-value="OK" calcext:value-type="string">
            <text:p>OK</text:p>
          </table:table-cell>
          <table:table-cell table:formula="of:=IF(OR([$Sheet1.D146]&lt;25;[$Sheet1.D146]&gt;974);&quot;XXX&quot;;&quot;OK&quot;)" office:value-type="string" office:string-value="OK" calcext:value-type="string">
            <text:p>OK</text:p>
          </table:table-cell>
          <table:table-cell table:formula="of:=IF(OR([$Sheet1.E146]&lt;25;[$Sheet1.E146]&gt;974);&quot;XXX&quot;;&quot;OK&quot;)" office:value-type="string" office:string-value="OK" calcext:value-type="string">
            <text:p>OK</text:p>
          </table:table-cell>
          <table:table-cell table:formula="of:=IF(OR([$Sheet1.F146]&lt;25;[$Sheet1.F146]&gt;974);&quot;XXX&quot;;&quot;OK&quot;)" office:value-type="string" office:string-value="OK" calcext:value-type="string">
            <text:p>OK</text:p>
          </table:table-cell>
          <table:table-cell table:formula="of:=IF(OR([$Sheet1.G146]&lt;25;[$Sheet1.G146]&gt;974);&quot;XXX&quot;;&quot;OK&quot;)" office:value-type="string" office:string-value="OK" calcext:value-type="string">
            <text:p>OK</text:p>
          </table:table-cell>
          <table:table-cell table:formula="of:=IF(OR([$Sheet1.H146]&lt;25;[$Sheet1.H146]&gt;974);&quot;XXX&quot;;&quot;OK&quot;)" office:value-type="string" office:string-value="OK" calcext:value-type="string">
            <text:p>OK</text:p>
          </table:table-cell>
          <table:table-cell table:formula="of:=IF(OR([$Sheet1.I146]&lt;25;[$Sheet1.I146]&gt;974);&quot;XXX&quot;;&quot;OK&quot;)" office:value-type="string" office:string-value="OK" calcext:value-type="string">
            <text:p>OK</text:p>
          </table:table-cell>
          <table:table-cell table:formula="of:=IF(OR([$Sheet1.J146]&lt;25;[$Sheet1.J146]&gt;974);&quot;XXX&quot;;&quot;OK&quot;)" office:value-type="string" office:string-value="OK" calcext:value-type="string">
            <text:p>OK</text:p>
          </table:table-cell>
          <table:table-cell table:formula="of:=IF(OR([$Sheet1.K146]&lt;25;[$Sheet1.K146]&gt;974);&quot;XXX&quot;;&quot;OK&quot;)" office:value-type="string" office:string-value="OK" calcext:value-type="string">
            <text:p>OK</text:p>
          </table:table-cell>
          <table:table-cell table:formula="of:=IF(OR([$Sheet1.L146]&lt;25;[$Sheet1.L146]&gt;974);&quot;XXX&quot;;&quot;OK&quot;)" office:value-type="string" office:string-value="OK" calcext:value-type="string">
            <text:p>OK</text:p>
          </table:table-cell>
          <table:table-cell table:formula="of:=IF(OR([$Sheet1.M146]&lt;25;[$Sheet1.M146]&gt;974);&quot;XXX&quot;;&quot;OK&quot;)" office:value-type="string" office:string-value="OK" calcext:value-type="string">
            <text:p>OK</text:p>
          </table:table-cell>
          <table:table-cell table:formula="of:=IF(OR([$Sheet1.N146]&lt;25;[$Sheet1.N146]&gt;974);&quot;XXX&quot;;&quot;OK&quot;)" office:value-type="string" office:string-value="OK" calcext:value-type="string">
            <text:p>OK</text:p>
          </table:table-cell>
          <table:table-cell table:formula="of:=IF(OR([$Sheet1.O146]&lt;25;[$Sheet1.O146]&gt;974);&quot;XXX&quot;;&quot;OK&quot;)" office:value-type="string" office:string-value="OK" calcext:value-type="string">
            <text:p>OK</text:p>
          </table:table-cell>
          <table:table-cell table:formula="of:=IF(OR([$Sheet1.P146]&lt;25;[$Sheet1.P146]&gt;974);&quot;XXX&quot;;&quot;OK&quot;)" office:value-type="string" office:string-value="OK" calcext:value-type="string">
            <text:p>OK</text:p>
          </table:table-cell>
          <table:table-cell table:formula="of:=IF(OR([$Sheet1.Q146]&lt;25;[$Sheet1.Q146]&gt;974);&quot;XXX&quot;;&quot;OK&quot;)" office:value-type="string" office:string-value="OK" calcext:value-type="string">
            <text:p>OK</text:p>
          </table:table-cell>
          <table:table-cell table:formula="of:=IF(OR([$Sheet1.R146]&lt;25;[$Sheet1.R146]&gt;974);&quot;XXX&quot;;&quot;OK&quot;)" office:value-type="string" office:string-value="OK" calcext:value-type="string">
            <text:p>OK</text:p>
          </table:table-cell>
          <table:table-cell table:formula="of:=IF(OR([$Sheet1.S146]&lt;25;[$Sheet1.S146]&gt;974);&quot;XXX&quot;;&quot;OK&quot;)" office:value-type="string" office:string-value="OK" calcext:value-type="string">
            <text:p>OK</text:p>
          </table:table-cell>
          <table:table-cell table:formula="of:=IF(OR([$Sheet1.T146]&lt;25;[$Sheet1.T146]&gt;974);&quot;XXX&quot;;&quot;OK&quot;)" office:value-type="string" office:string-value="OK" calcext:value-type="string">
            <text:p>OK</text:p>
          </table:table-cell>
          <table:table-cell table:formula="of:=IF(OR([$Sheet1.U146]&lt;25;[$Sheet1.U14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7]&lt;25;[$Sheet1.B147]&gt;974);&quot;XXX&quot;;&quot;OK&quot;)" office:value-type="string" office:string-value="OK" calcext:value-type="string">
            <text:p>OK</text:p>
          </table:table-cell>
          <table:table-cell table:formula="of:=IF(OR([$Sheet1.C147]&lt;25;[$Sheet1.C147]&gt;974);&quot;XXX&quot;;&quot;OK&quot;)" office:value-type="string" office:string-value="OK" calcext:value-type="string">
            <text:p>OK</text:p>
          </table:table-cell>
          <table:table-cell table:formula="of:=IF(OR([$Sheet1.D147]&lt;25;[$Sheet1.D147]&gt;974);&quot;XXX&quot;;&quot;OK&quot;)" office:value-type="string" office:string-value="OK" calcext:value-type="string">
            <text:p>OK</text:p>
          </table:table-cell>
          <table:table-cell table:formula="of:=IF(OR([$Sheet1.E147]&lt;25;[$Sheet1.E147]&gt;974);&quot;XXX&quot;;&quot;OK&quot;)" office:value-type="string" office:string-value="OK" calcext:value-type="string">
            <text:p>OK</text:p>
          </table:table-cell>
          <table:table-cell table:formula="of:=IF(OR([$Sheet1.F147]&lt;25;[$Sheet1.F147]&gt;974);&quot;XXX&quot;;&quot;OK&quot;)" office:value-type="string" office:string-value="OK" calcext:value-type="string">
            <text:p>OK</text:p>
          </table:table-cell>
          <table:table-cell table:formula="of:=IF(OR([$Sheet1.G147]&lt;25;[$Sheet1.G147]&gt;974);&quot;XXX&quot;;&quot;OK&quot;)" office:value-type="string" office:string-value="OK" calcext:value-type="string">
            <text:p>OK</text:p>
          </table:table-cell>
          <table:table-cell table:formula="of:=IF(OR([$Sheet1.H147]&lt;25;[$Sheet1.H147]&gt;974);&quot;XXX&quot;;&quot;OK&quot;)" office:value-type="string" office:string-value="OK" calcext:value-type="string">
            <text:p>OK</text:p>
          </table:table-cell>
          <table:table-cell table:formula="of:=IF(OR([$Sheet1.I147]&lt;25;[$Sheet1.I147]&gt;974);&quot;XXX&quot;;&quot;OK&quot;)" office:value-type="string" office:string-value="OK" calcext:value-type="string">
            <text:p>OK</text:p>
          </table:table-cell>
          <table:table-cell table:formula="of:=IF(OR([$Sheet1.J147]&lt;25;[$Sheet1.J147]&gt;974);&quot;XXX&quot;;&quot;OK&quot;)" office:value-type="string" office:string-value="OK" calcext:value-type="string">
            <text:p>OK</text:p>
          </table:table-cell>
          <table:table-cell table:formula="of:=IF(OR([$Sheet1.K147]&lt;25;[$Sheet1.K147]&gt;974);&quot;XXX&quot;;&quot;OK&quot;)" office:value-type="string" office:string-value="OK" calcext:value-type="string">
            <text:p>OK</text:p>
          </table:table-cell>
          <table:table-cell table:formula="of:=IF(OR([$Sheet1.L147]&lt;25;[$Sheet1.L147]&gt;974);&quot;XXX&quot;;&quot;OK&quot;)" office:value-type="string" office:string-value="OK" calcext:value-type="string">
            <text:p>OK</text:p>
          </table:table-cell>
          <table:table-cell table:formula="of:=IF(OR([$Sheet1.M147]&lt;25;[$Sheet1.M147]&gt;974);&quot;XXX&quot;;&quot;OK&quot;)" office:value-type="string" office:string-value="OK" calcext:value-type="string">
            <text:p>OK</text:p>
          </table:table-cell>
          <table:table-cell table:formula="of:=IF(OR([$Sheet1.N147]&lt;25;[$Sheet1.N147]&gt;974);&quot;XXX&quot;;&quot;OK&quot;)" office:value-type="string" office:string-value="OK" calcext:value-type="string">
            <text:p>OK</text:p>
          </table:table-cell>
          <table:table-cell table:formula="of:=IF(OR([$Sheet1.O147]&lt;25;[$Sheet1.O147]&gt;974);&quot;XXX&quot;;&quot;OK&quot;)" office:value-type="string" office:string-value="OK" calcext:value-type="string">
            <text:p>OK</text:p>
          </table:table-cell>
          <table:table-cell table:formula="of:=IF(OR([$Sheet1.P147]&lt;25;[$Sheet1.P147]&gt;974);&quot;XXX&quot;;&quot;OK&quot;)" office:value-type="string" office:string-value="OK" calcext:value-type="string">
            <text:p>OK</text:p>
          </table:table-cell>
          <table:table-cell table:formula="of:=IF(OR([$Sheet1.Q147]&lt;25;[$Sheet1.Q147]&gt;974);&quot;XXX&quot;;&quot;OK&quot;)" office:value-type="string" office:string-value="OK" calcext:value-type="string">
            <text:p>OK</text:p>
          </table:table-cell>
          <table:table-cell table:formula="of:=IF(OR([$Sheet1.R147]&lt;25;[$Sheet1.R147]&gt;974);&quot;XXX&quot;;&quot;OK&quot;)" office:value-type="string" office:string-value="OK" calcext:value-type="string">
            <text:p>OK</text:p>
          </table:table-cell>
          <table:table-cell table:formula="of:=IF(OR([$Sheet1.S147]&lt;25;[$Sheet1.S147]&gt;974);&quot;XXX&quot;;&quot;OK&quot;)" office:value-type="string" office:string-value="OK" calcext:value-type="string">
            <text:p>OK</text:p>
          </table:table-cell>
          <table:table-cell table:formula="of:=IF(OR([$Sheet1.T147]&lt;25;[$Sheet1.T147]&gt;974);&quot;XXX&quot;;&quot;OK&quot;)" office:value-type="string" office:string-value="OK" calcext:value-type="string">
            <text:p>OK</text:p>
          </table:table-cell>
          <table:table-cell table:formula="of:=IF(OR([$Sheet1.U147]&lt;25;[$Sheet1.U14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8]&lt;25;[$Sheet1.B148]&gt;974);&quot;XXX&quot;;&quot;OK&quot;)" office:value-type="string" office:string-value="OK" calcext:value-type="string">
            <text:p>OK</text:p>
          </table:table-cell>
          <table:table-cell table:formula="of:=IF(OR([$Sheet1.C148]&lt;25;[$Sheet1.C148]&gt;974);&quot;XXX&quot;;&quot;OK&quot;)" office:value-type="string" office:string-value="OK" calcext:value-type="string">
            <text:p>OK</text:p>
          </table:table-cell>
          <table:table-cell table:formula="of:=IF(OR([$Sheet1.D148]&lt;25;[$Sheet1.D148]&gt;974);&quot;XXX&quot;;&quot;OK&quot;)" office:value-type="string" office:string-value="OK" calcext:value-type="string">
            <text:p>OK</text:p>
          </table:table-cell>
          <table:table-cell table:formula="of:=IF(OR([$Sheet1.E148]&lt;25;[$Sheet1.E148]&gt;974);&quot;XXX&quot;;&quot;OK&quot;)" office:value-type="string" office:string-value="OK" calcext:value-type="string">
            <text:p>OK</text:p>
          </table:table-cell>
          <table:table-cell table:formula="of:=IF(OR([$Sheet1.F148]&lt;25;[$Sheet1.F148]&gt;974);&quot;XXX&quot;;&quot;OK&quot;)" office:value-type="string" office:string-value="OK" calcext:value-type="string">
            <text:p>OK</text:p>
          </table:table-cell>
          <table:table-cell table:formula="of:=IF(OR([$Sheet1.G148]&lt;25;[$Sheet1.G148]&gt;974);&quot;XXX&quot;;&quot;OK&quot;)" office:value-type="string" office:string-value="OK" calcext:value-type="string">
            <text:p>OK</text:p>
          </table:table-cell>
          <table:table-cell table:formula="of:=IF(OR([$Sheet1.H148]&lt;25;[$Sheet1.H148]&gt;974);&quot;XXX&quot;;&quot;OK&quot;)" office:value-type="string" office:string-value="OK" calcext:value-type="string">
            <text:p>OK</text:p>
          </table:table-cell>
          <table:table-cell table:formula="of:=IF(OR([$Sheet1.I148]&lt;25;[$Sheet1.I148]&gt;974);&quot;XXX&quot;;&quot;OK&quot;)" office:value-type="string" office:string-value="OK" calcext:value-type="string">
            <text:p>OK</text:p>
          </table:table-cell>
          <table:table-cell table:formula="of:=IF(OR([$Sheet1.J148]&lt;25;[$Sheet1.J148]&gt;974);&quot;XXX&quot;;&quot;OK&quot;)" office:value-type="string" office:string-value="OK" calcext:value-type="string">
            <text:p>OK</text:p>
          </table:table-cell>
          <table:table-cell table:formula="of:=IF(OR([$Sheet1.K148]&lt;25;[$Sheet1.K148]&gt;974);&quot;XXX&quot;;&quot;OK&quot;)" office:value-type="string" office:string-value="OK" calcext:value-type="string">
            <text:p>OK</text:p>
          </table:table-cell>
          <table:table-cell table:formula="of:=IF(OR([$Sheet1.L148]&lt;25;[$Sheet1.L148]&gt;974);&quot;XXX&quot;;&quot;OK&quot;)" office:value-type="string" office:string-value="OK" calcext:value-type="string">
            <text:p>OK</text:p>
          </table:table-cell>
          <table:table-cell table:formula="of:=IF(OR([$Sheet1.M148]&lt;25;[$Sheet1.M148]&gt;974);&quot;XXX&quot;;&quot;OK&quot;)" office:value-type="string" office:string-value="OK" calcext:value-type="string">
            <text:p>OK</text:p>
          </table:table-cell>
          <table:table-cell table:formula="of:=IF(OR([$Sheet1.N148]&lt;25;[$Sheet1.N148]&gt;974);&quot;XXX&quot;;&quot;OK&quot;)" office:value-type="string" office:string-value="OK" calcext:value-type="string">
            <text:p>OK</text:p>
          </table:table-cell>
          <table:table-cell table:formula="of:=IF(OR([$Sheet1.O148]&lt;25;[$Sheet1.O148]&gt;974);&quot;XXX&quot;;&quot;OK&quot;)" office:value-type="string" office:string-value="OK" calcext:value-type="string">
            <text:p>OK</text:p>
          </table:table-cell>
          <table:table-cell table:formula="of:=IF(OR([$Sheet1.P148]&lt;25;[$Sheet1.P148]&gt;974);&quot;XXX&quot;;&quot;OK&quot;)" office:value-type="string" office:string-value="OK" calcext:value-type="string">
            <text:p>OK</text:p>
          </table:table-cell>
          <table:table-cell table:formula="of:=IF(OR([$Sheet1.Q148]&lt;25;[$Sheet1.Q148]&gt;974);&quot;XXX&quot;;&quot;OK&quot;)" office:value-type="string" office:string-value="OK" calcext:value-type="string">
            <text:p>OK</text:p>
          </table:table-cell>
          <table:table-cell table:formula="of:=IF(OR([$Sheet1.R148]&lt;25;[$Sheet1.R148]&gt;974);&quot;XXX&quot;;&quot;OK&quot;)" office:value-type="string" office:string-value="OK" calcext:value-type="string">
            <text:p>OK</text:p>
          </table:table-cell>
          <table:table-cell table:formula="of:=IF(OR([$Sheet1.S148]&lt;25;[$Sheet1.S148]&gt;974);&quot;XXX&quot;;&quot;OK&quot;)" office:value-type="string" office:string-value="OK" calcext:value-type="string">
            <text:p>OK</text:p>
          </table:table-cell>
          <table:table-cell table:formula="of:=IF(OR([$Sheet1.T148]&lt;25;[$Sheet1.T148]&gt;974);&quot;XXX&quot;;&quot;OK&quot;)" office:value-type="string" office:string-value="OK" calcext:value-type="string">
            <text:p>OK</text:p>
          </table:table-cell>
          <table:table-cell table:formula="of:=IF(OR([$Sheet1.U148]&lt;25;[$Sheet1.U14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49]&lt;25;[$Sheet1.B149]&gt;974);&quot;XXX&quot;;&quot;OK&quot;)" office:value-type="string" office:string-value="OK" calcext:value-type="string">
            <text:p>OK</text:p>
          </table:table-cell>
          <table:table-cell table:formula="of:=IF(OR([$Sheet1.C149]&lt;25;[$Sheet1.C149]&gt;974);&quot;XXX&quot;;&quot;OK&quot;)" office:value-type="string" office:string-value="OK" calcext:value-type="string">
            <text:p>OK</text:p>
          </table:table-cell>
          <table:table-cell table:formula="of:=IF(OR([$Sheet1.D149]&lt;25;[$Sheet1.D149]&gt;974);&quot;XXX&quot;;&quot;OK&quot;)" office:value-type="string" office:string-value="OK" calcext:value-type="string">
            <text:p>OK</text:p>
          </table:table-cell>
          <table:table-cell table:formula="of:=IF(OR([$Sheet1.E149]&lt;25;[$Sheet1.E149]&gt;974);&quot;XXX&quot;;&quot;OK&quot;)" office:value-type="string" office:string-value="OK" calcext:value-type="string">
            <text:p>OK</text:p>
          </table:table-cell>
          <table:table-cell table:formula="of:=IF(OR([$Sheet1.F149]&lt;25;[$Sheet1.F149]&gt;974);&quot;XXX&quot;;&quot;OK&quot;)" office:value-type="string" office:string-value="OK" calcext:value-type="string">
            <text:p>OK</text:p>
          </table:table-cell>
          <table:table-cell table:formula="of:=IF(OR([$Sheet1.G149]&lt;25;[$Sheet1.G149]&gt;974);&quot;XXX&quot;;&quot;OK&quot;)" office:value-type="string" office:string-value="OK" calcext:value-type="string">
            <text:p>OK</text:p>
          </table:table-cell>
          <table:table-cell table:formula="of:=IF(OR([$Sheet1.H149]&lt;25;[$Sheet1.H149]&gt;974);&quot;XXX&quot;;&quot;OK&quot;)" office:value-type="string" office:string-value="OK" calcext:value-type="string">
            <text:p>OK</text:p>
          </table:table-cell>
          <table:table-cell table:formula="of:=IF(OR([$Sheet1.I149]&lt;25;[$Sheet1.I149]&gt;974);&quot;XXX&quot;;&quot;OK&quot;)" office:value-type="string" office:string-value="OK" calcext:value-type="string">
            <text:p>OK</text:p>
          </table:table-cell>
          <table:table-cell table:formula="of:=IF(OR([$Sheet1.J149]&lt;25;[$Sheet1.J149]&gt;974);&quot;XXX&quot;;&quot;OK&quot;)" office:value-type="string" office:string-value="OK" calcext:value-type="string">
            <text:p>OK</text:p>
          </table:table-cell>
          <table:table-cell table:formula="of:=IF(OR([$Sheet1.K149]&lt;25;[$Sheet1.K149]&gt;974);&quot;XXX&quot;;&quot;OK&quot;)" office:value-type="string" office:string-value="OK" calcext:value-type="string">
            <text:p>OK</text:p>
          </table:table-cell>
          <table:table-cell table:formula="of:=IF(OR([$Sheet1.L149]&lt;25;[$Sheet1.L149]&gt;974);&quot;XXX&quot;;&quot;OK&quot;)" office:value-type="string" office:string-value="OK" calcext:value-type="string">
            <text:p>OK</text:p>
          </table:table-cell>
          <table:table-cell table:formula="of:=IF(OR([$Sheet1.M149]&lt;25;[$Sheet1.M149]&gt;974);&quot;XXX&quot;;&quot;OK&quot;)" office:value-type="string" office:string-value="OK" calcext:value-type="string">
            <text:p>OK</text:p>
          </table:table-cell>
          <table:table-cell table:formula="of:=IF(OR([$Sheet1.N149]&lt;25;[$Sheet1.N149]&gt;974);&quot;XXX&quot;;&quot;OK&quot;)" office:value-type="string" office:string-value="OK" calcext:value-type="string">
            <text:p>OK</text:p>
          </table:table-cell>
          <table:table-cell table:formula="of:=IF(OR([$Sheet1.O149]&lt;25;[$Sheet1.O149]&gt;974);&quot;XXX&quot;;&quot;OK&quot;)" office:value-type="string" office:string-value="OK" calcext:value-type="string">
            <text:p>OK</text:p>
          </table:table-cell>
          <table:table-cell table:formula="of:=IF(OR([$Sheet1.P149]&lt;25;[$Sheet1.P149]&gt;974);&quot;XXX&quot;;&quot;OK&quot;)" office:value-type="string" office:string-value="OK" calcext:value-type="string">
            <text:p>OK</text:p>
          </table:table-cell>
          <table:table-cell table:formula="of:=IF(OR([$Sheet1.Q149]&lt;25;[$Sheet1.Q149]&gt;974);&quot;XXX&quot;;&quot;OK&quot;)" office:value-type="string" office:string-value="OK" calcext:value-type="string">
            <text:p>OK</text:p>
          </table:table-cell>
          <table:table-cell table:formula="of:=IF(OR([$Sheet1.R149]&lt;25;[$Sheet1.R149]&gt;974);&quot;XXX&quot;;&quot;OK&quot;)" office:value-type="string" office:string-value="OK" calcext:value-type="string">
            <text:p>OK</text:p>
          </table:table-cell>
          <table:table-cell table:formula="of:=IF(OR([$Sheet1.S149]&lt;25;[$Sheet1.S149]&gt;974);&quot;XXX&quot;;&quot;OK&quot;)" office:value-type="string" office:string-value="OK" calcext:value-type="string">
            <text:p>OK</text:p>
          </table:table-cell>
          <table:table-cell table:formula="of:=IF(OR([$Sheet1.T149]&lt;25;[$Sheet1.T149]&gt;974);&quot;XXX&quot;;&quot;OK&quot;)" office:value-type="string" office:string-value="OK" calcext:value-type="string">
            <text:p>OK</text:p>
          </table:table-cell>
          <table:table-cell table:formula="of:=IF(OR([$Sheet1.U149]&lt;25;[$Sheet1.U14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0]&lt;25;[$Sheet1.B150]&gt;974);&quot;XXX&quot;;&quot;OK&quot;)" office:value-type="string" office:string-value="OK" calcext:value-type="string">
            <text:p>OK</text:p>
          </table:table-cell>
          <table:table-cell table:formula="of:=IF(OR([$Sheet1.C150]&lt;25;[$Sheet1.C150]&gt;974);&quot;XXX&quot;;&quot;OK&quot;)" office:value-type="string" office:string-value="OK" calcext:value-type="string">
            <text:p>OK</text:p>
          </table:table-cell>
          <table:table-cell table:formula="of:=IF(OR([$Sheet1.D150]&lt;25;[$Sheet1.D150]&gt;974);&quot;XXX&quot;;&quot;OK&quot;)" office:value-type="string" office:string-value="OK" calcext:value-type="string">
            <text:p>OK</text:p>
          </table:table-cell>
          <table:table-cell table:formula="of:=IF(OR([$Sheet1.E150]&lt;25;[$Sheet1.E150]&gt;974);&quot;XXX&quot;;&quot;OK&quot;)" office:value-type="string" office:string-value="OK" calcext:value-type="string">
            <text:p>OK</text:p>
          </table:table-cell>
          <table:table-cell table:formula="of:=IF(OR([$Sheet1.F150]&lt;25;[$Sheet1.F150]&gt;974);&quot;XXX&quot;;&quot;OK&quot;)" office:value-type="string" office:string-value="OK" calcext:value-type="string">
            <text:p>OK</text:p>
          </table:table-cell>
          <table:table-cell table:formula="of:=IF(OR([$Sheet1.G150]&lt;25;[$Sheet1.G150]&gt;974);&quot;XXX&quot;;&quot;OK&quot;)" office:value-type="string" office:string-value="OK" calcext:value-type="string">
            <text:p>OK</text:p>
          </table:table-cell>
          <table:table-cell table:formula="of:=IF(OR([$Sheet1.H150]&lt;25;[$Sheet1.H150]&gt;974);&quot;XXX&quot;;&quot;OK&quot;)" office:value-type="string" office:string-value="OK" calcext:value-type="string">
            <text:p>OK</text:p>
          </table:table-cell>
          <table:table-cell table:formula="of:=IF(OR([$Sheet1.I150]&lt;25;[$Sheet1.I150]&gt;974);&quot;XXX&quot;;&quot;OK&quot;)" office:value-type="string" office:string-value="OK" calcext:value-type="string">
            <text:p>OK</text:p>
          </table:table-cell>
          <table:table-cell table:formula="of:=IF(OR([$Sheet1.J150]&lt;25;[$Sheet1.J150]&gt;974);&quot;XXX&quot;;&quot;OK&quot;)" office:value-type="string" office:string-value="OK" calcext:value-type="string">
            <text:p>OK</text:p>
          </table:table-cell>
          <table:table-cell table:formula="of:=IF(OR([$Sheet1.K150]&lt;25;[$Sheet1.K150]&gt;974);&quot;XXX&quot;;&quot;OK&quot;)" office:value-type="string" office:string-value="OK" calcext:value-type="string">
            <text:p>OK</text:p>
          </table:table-cell>
          <table:table-cell table:formula="of:=IF(OR([$Sheet1.L150]&lt;25;[$Sheet1.L150]&gt;974);&quot;XXX&quot;;&quot;OK&quot;)" office:value-type="string" office:string-value="OK" calcext:value-type="string">
            <text:p>OK</text:p>
          </table:table-cell>
          <table:table-cell table:formula="of:=IF(OR([$Sheet1.M150]&lt;25;[$Sheet1.M150]&gt;974);&quot;XXX&quot;;&quot;OK&quot;)" office:value-type="string" office:string-value="OK" calcext:value-type="string">
            <text:p>OK</text:p>
          </table:table-cell>
          <table:table-cell table:formula="of:=IF(OR([$Sheet1.N150]&lt;25;[$Sheet1.N150]&gt;974);&quot;XXX&quot;;&quot;OK&quot;)" office:value-type="string" office:string-value="OK" calcext:value-type="string">
            <text:p>OK</text:p>
          </table:table-cell>
          <table:table-cell table:formula="of:=IF(OR([$Sheet1.O150]&lt;25;[$Sheet1.O150]&gt;974);&quot;XXX&quot;;&quot;OK&quot;)" office:value-type="string" office:string-value="OK" calcext:value-type="string">
            <text:p>OK</text:p>
          </table:table-cell>
          <table:table-cell table:formula="of:=IF(OR([$Sheet1.P150]&lt;25;[$Sheet1.P150]&gt;974);&quot;XXX&quot;;&quot;OK&quot;)" office:value-type="string" office:string-value="OK" calcext:value-type="string">
            <text:p>OK</text:p>
          </table:table-cell>
          <table:table-cell table:formula="of:=IF(OR([$Sheet1.Q150]&lt;25;[$Sheet1.Q150]&gt;974);&quot;XXX&quot;;&quot;OK&quot;)" office:value-type="string" office:string-value="OK" calcext:value-type="string">
            <text:p>OK</text:p>
          </table:table-cell>
          <table:table-cell table:formula="of:=IF(OR([$Sheet1.R150]&lt;25;[$Sheet1.R150]&gt;974);&quot;XXX&quot;;&quot;OK&quot;)" office:value-type="string" office:string-value="OK" calcext:value-type="string">
            <text:p>OK</text:p>
          </table:table-cell>
          <table:table-cell table:formula="of:=IF(OR([$Sheet1.S150]&lt;25;[$Sheet1.S150]&gt;974);&quot;XXX&quot;;&quot;OK&quot;)" office:value-type="string" office:string-value="OK" calcext:value-type="string">
            <text:p>OK</text:p>
          </table:table-cell>
          <table:table-cell table:formula="of:=IF(OR([$Sheet1.T150]&lt;25;[$Sheet1.T150]&gt;974);&quot;XXX&quot;;&quot;OK&quot;)" office:value-type="string" office:string-value="OK" calcext:value-type="string">
            <text:p>OK</text:p>
          </table:table-cell>
          <table:table-cell table:formula="of:=IF(OR([$Sheet1.U150]&lt;25;[$Sheet1.U15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1]&lt;25;[$Sheet1.B151]&gt;974);&quot;XXX&quot;;&quot;OK&quot;)" office:value-type="string" office:string-value="OK" calcext:value-type="string">
            <text:p>OK</text:p>
          </table:table-cell>
          <table:table-cell table:formula="of:=IF(OR([$Sheet1.C151]&lt;25;[$Sheet1.C151]&gt;974);&quot;XXX&quot;;&quot;OK&quot;)" office:value-type="string" office:string-value="OK" calcext:value-type="string">
            <text:p>OK</text:p>
          </table:table-cell>
          <table:table-cell table:formula="of:=IF(OR([$Sheet1.D151]&lt;25;[$Sheet1.D151]&gt;974);&quot;XXX&quot;;&quot;OK&quot;)" office:value-type="string" office:string-value="OK" calcext:value-type="string">
            <text:p>OK</text:p>
          </table:table-cell>
          <table:table-cell table:formula="of:=IF(OR([$Sheet1.E151]&lt;25;[$Sheet1.E151]&gt;974);&quot;XXX&quot;;&quot;OK&quot;)" office:value-type="string" office:string-value="OK" calcext:value-type="string">
            <text:p>OK</text:p>
          </table:table-cell>
          <table:table-cell table:formula="of:=IF(OR([$Sheet1.F151]&lt;25;[$Sheet1.F151]&gt;974);&quot;XXX&quot;;&quot;OK&quot;)" office:value-type="string" office:string-value="OK" calcext:value-type="string">
            <text:p>OK</text:p>
          </table:table-cell>
          <table:table-cell table:formula="of:=IF(OR([$Sheet1.G151]&lt;25;[$Sheet1.G151]&gt;974);&quot;XXX&quot;;&quot;OK&quot;)" office:value-type="string" office:string-value="OK" calcext:value-type="string">
            <text:p>OK</text:p>
          </table:table-cell>
          <table:table-cell table:formula="of:=IF(OR([$Sheet1.H151]&lt;25;[$Sheet1.H151]&gt;974);&quot;XXX&quot;;&quot;OK&quot;)" office:value-type="string" office:string-value="OK" calcext:value-type="string">
            <text:p>OK</text:p>
          </table:table-cell>
          <table:table-cell table:formula="of:=IF(OR([$Sheet1.I151]&lt;25;[$Sheet1.I151]&gt;974);&quot;XXX&quot;;&quot;OK&quot;)" office:value-type="string" office:string-value="OK" calcext:value-type="string">
            <text:p>OK</text:p>
          </table:table-cell>
          <table:table-cell table:formula="of:=IF(OR([$Sheet1.J151]&lt;25;[$Sheet1.J151]&gt;974);&quot;XXX&quot;;&quot;OK&quot;)" office:value-type="string" office:string-value="OK" calcext:value-type="string">
            <text:p>OK</text:p>
          </table:table-cell>
          <table:table-cell table:formula="of:=IF(OR([$Sheet1.K151]&lt;25;[$Sheet1.K151]&gt;974);&quot;XXX&quot;;&quot;OK&quot;)" office:value-type="string" office:string-value="OK" calcext:value-type="string">
            <text:p>OK</text:p>
          </table:table-cell>
          <table:table-cell table:formula="of:=IF(OR([$Sheet1.L151]&lt;25;[$Sheet1.L151]&gt;974);&quot;XXX&quot;;&quot;OK&quot;)" office:value-type="string" office:string-value="OK" calcext:value-type="string">
            <text:p>OK</text:p>
          </table:table-cell>
          <table:table-cell table:formula="of:=IF(OR([$Sheet1.M151]&lt;25;[$Sheet1.M151]&gt;974);&quot;XXX&quot;;&quot;OK&quot;)" office:value-type="string" office:string-value="OK" calcext:value-type="string">
            <text:p>OK</text:p>
          </table:table-cell>
          <table:table-cell table:formula="of:=IF(OR([$Sheet1.N151]&lt;25;[$Sheet1.N151]&gt;974);&quot;XXX&quot;;&quot;OK&quot;)" office:value-type="string" office:string-value="OK" calcext:value-type="string">
            <text:p>OK</text:p>
          </table:table-cell>
          <table:table-cell table:formula="of:=IF(OR([$Sheet1.O151]&lt;25;[$Sheet1.O151]&gt;974);&quot;XXX&quot;;&quot;OK&quot;)" office:value-type="string" office:string-value="OK" calcext:value-type="string">
            <text:p>OK</text:p>
          </table:table-cell>
          <table:table-cell table:formula="of:=IF(OR([$Sheet1.P151]&lt;25;[$Sheet1.P151]&gt;974);&quot;XXX&quot;;&quot;OK&quot;)" office:value-type="string" office:string-value="OK" calcext:value-type="string">
            <text:p>OK</text:p>
          </table:table-cell>
          <table:table-cell table:formula="of:=IF(OR([$Sheet1.Q151]&lt;25;[$Sheet1.Q151]&gt;974);&quot;XXX&quot;;&quot;OK&quot;)" office:value-type="string" office:string-value="OK" calcext:value-type="string">
            <text:p>OK</text:p>
          </table:table-cell>
          <table:table-cell table:formula="of:=IF(OR([$Sheet1.R151]&lt;25;[$Sheet1.R151]&gt;974);&quot;XXX&quot;;&quot;OK&quot;)" office:value-type="string" office:string-value="OK" calcext:value-type="string">
            <text:p>OK</text:p>
          </table:table-cell>
          <table:table-cell table:formula="of:=IF(OR([$Sheet1.S151]&lt;25;[$Sheet1.S151]&gt;974);&quot;XXX&quot;;&quot;OK&quot;)" office:value-type="string" office:string-value="OK" calcext:value-type="string">
            <text:p>OK</text:p>
          </table:table-cell>
          <table:table-cell table:formula="of:=IF(OR([$Sheet1.T151]&lt;25;[$Sheet1.T151]&gt;974);&quot;XXX&quot;;&quot;OK&quot;)" office:value-type="string" office:string-value="OK" calcext:value-type="string">
            <text:p>OK</text:p>
          </table:table-cell>
          <table:table-cell table:formula="of:=IF(OR([$Sheet1.U151]&lt;25;[$Sheet1.U15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2]&lt;25;[$Sheet1.B152]&gt;974);&quot;XXX&quot;;&quot;OK&quot;)" office:value-type="string" office:string-value="OK" calcext:value-type="string">
            <text:p>OK</text:p>
          </table:table-cell>
          <table:table-cell table:formula="of:=IF(OR([$Sheet1.C152]&lt;25;[$Sheet1.C152]&gt;974);&quot;XXX&quot;;&quot;OK&quot;)" office:value-type="string" office:string-value="OK" calcext:value-type="string">
            <text:p>OK</text:p>
          </table:table-cell>
          <table:table-cell table:formula="of:=IF(OR([$Sheet1.D152]&lt;25;[$Sheet1.D152]&gt;974);&quot;XXX&quot;;&quot;OK&quot;)" office:value-type="string" office:string-value="OK" calcext:value-type="string">
            <text:p>OK</text:p>
          </table:table-cell>
          <table:table-cell table:formula="of:=IF(OR([$Sheet1.E152]&lt;25;[$Sheet1.E152]&gt;974);&quot;XXX&quot;;&quot;OK&quot;)" office:value-type="string" office:string-value="OK" calcext:value-type="string">
            <text:p>OK</text:p>
          </table:table-cell>
          <table:table-cell table:formula="of:=IF(OR([$Sheet1.F152]&lt;25;[$Sheet1.F152]&gt;974);&quot;XXX&quot;;&quot;OK&quot;)" office:value-type="string" office:string-value="OK" calcext:value-type="string">
            <text:p>OK</text:p>
          </table:table-cell>
          <table:table-cell table:formula="of:=IF(OR([$Sheet1.G152]&lt;25;[$Sheet1.G152]&gt;974);&quot;XXX&quot;;&quot;OK&quot;)" office:value-type="string" office:string-value="OK" calcext:value-type="string">
            <text:p>OK</text:p>
          </table:table-cell>
          <table:table-cell table:formula="of:=IF(OR([$Sheet1.H152]&lt;25;[$Sheet1.H152]&gt;974);&quot;XXX&quot;;&quot;OK&quot;)" office:value-type="string" office:string-value="OK" calcext:value-type="string">
            <text:p>OK</text:p>
          </table:table-cell>
          <table:table-cell table:formula="of:=IF(OR([$Sheet1.I152]&lt;25;[$Sheet1.I152]&gt;974);&quot;XXX&quot;;&quot;OK&quot;)" office:value-type="string" office:string-value="OK" calcext:value-type="string">
            <text:p>OK</text:p>
          </table:table-cell>
          <table:table-cell table:formula="of:=IF(OR([$Sheet1.J152]&lt;25;[$Sheet1.J152]&gt;974);&quot;XXX&quot;;&quot;OK&quot;)" office:value-type="string" office:string-value="OK" calcext:value-type="string">
            <text:p>OK</text:p>
          </table:table-cell>
          <table:table-cell table:formula="of:=IF(OR([$Sheet1.K152]&lt;25;[$Sheet1.K152]&gt;974);&quot;XXX&quot;;&quot;OK&quot;)" office:value-type="string" office:string-value="OK" calcext:value-type="string">
            <text:p>OK</text:p>
          </table:table-cell>
          <table:table-cell table:formula="of:=IF(OR([$Sheet1.L152]&lt;25;[$Sheet1.L152]&gt;974);&quot;XXX&quot;;&quot;OK&quot;)" office:value-type="string" office:string-value="OK" calcext:value-type="string">
            <text:p>OK</text:p>
          </table:table-cell>
          <table:table-cell table:formula="of:=IF(OR([$Sheet1.M152]&lt;25;[$Sheet1.M152]&gt;974);&quot;XXX&quot;;&quot;OK&quot;)" office:value-type="string" office:string-value="OK" calcext:value-type="string">
            <text:p>OK</text:p>
          </table:table-cell>
          <table:table-cell table:formula="of:=IF(OR([$Sheet1.N152]&lt;25;[$Sheet1.N152]&gt;974);&quot;XXX&quot;;&quot;OK&quot;)" office:value-type="string" office:string-value="OK" calcext:value-type="string">
            <text:p>OK</text:p>
          </table:table-cell>
          <table:table-cell table:formula="of:=IF(OR([$Sheet1.O152]&lt;25;[$Sheet1.O152]&gt;974);&quot;XXX&quot;;&quot;OK&quot;)" office:value-type="string" office:string-value="OK" calcext:value-type="string">
            <text:p>OK</text:p>
          </table:table-cell>
          <table:table-cell table:formula="of:=IF(OR([$Sheet1.P152]&lt;25;[$Sheet1.P152]&gt;974);&quot;XXX&quot;;&quot;OK&quot;)" office:value-type="string" office:string-value="OK" calcext:value-type="string">
            <text:p>OK</text:p>
          </table:table-cell>
          <table:table-cell table:formula="of:=IF(OR([$Sheet1.Q152]&lt;25;[$Sheet1.Q152]&gt;974);&quot;XXX&quot;;&quot;OK&quot;)" office:value-type="string" office:string-value="OK" calcext:value-type="string">
            <text:p>OK</text:p>
          </table:table-cell>
          <table:table-cell table:formula="of:=IF(OR([$Sheet1.R152]&lt;25;[$Sheet1.R152]&gt;974);&quot;XXX&quot;;&quot;OK&quot;)" office:value-type="string" office:string-value="OK" calcext:value-type="string">
            <text:p>OK</text:p>
          </table:table-cell>
          <table:table-cell table:formula="of:=IF(OR([$Sheet1.S152]&lt;25;[$Sheet1.S152]&gt;974);&quot;XXX&quot;;&quot;OK&quot;)" office:value-type="string" office:string-value="OK" calcext:value-type="string">
            <text:p>OK</text:p>
          </table:table-cell>
          <table:table-cell table:formula="of:=IF(OR([$Sheet1.T152]&lt;25;[$Sheet1.T152]&gt;974);&quot;XXX&quot;;&quot;OK&quot;)" office:value-type="string" office:string-value="OK" calcext:value-type="string">
            <text:p>OK</text:p>
          </table:table-cell>
          <table:table-cell table:formula="of:=IF(OR([$Sheet1.U152]&lt;25;[$Sheet1.U15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3]&lt;25;[$Sheet1.B153]&gt;974);&quot;XXX&quot;;&quot;OK&quot;)" office:value-type="string" office:string-value="OK" calcext:value-type="string">
            <text:p>OK</text:p>
          </table:table-cell>
          <table:table-cell table:formula="of:=IF(OR([$Sheet1.C153]&lt;25;[$Sheet1.C153]&gt;974);&quot;XXX&quot;;&quot;OK&quot;)" office:value-type="string" office:string-value="OK" calcext:value-type="string">
            <text:p>OK</text:p>
          </table:table-cell>
          <table:table-cell table:formula="of:=IF(OR([$Sheet1.D153]&lt;25;[$Sheet1.D153]&gt;974);&quot;XXX&quot;;&quot;OK&quot;)" office:value-type="string" office:string-value="OK" calcext:value-type="string">
            <text:p>OK</text:p>
          </table:table-cell>
          <table:table-cell table:formula="of:=IF(OR([$Sheet1.E153]&lt;25;[$Sheet1.E153]&gt;974);&quot;XXX&quot;;&quot;OK&quot;)" office:value-type="string" office:string-value="OK" calcext:value-type="string">
            <text:p>OK</text:p>
          </table:table-cell>
          <table:table-cell table:formula="of:=IF(OR([$Sheet1.F153]&lt;25;[$Sheet1.F153]&gt;974);&quot;XXX&quot;;&quot;OK&quot;)" office:value-type="string" office:string-value="OK" calcext:value-type="string">
            <text:p>OK</text:p>
          </table:table-cell>
          <table:table-cell table:formula="of:=IF(OR([$Sheet1.G153]&lt;25;[$Sheet1.G153]&gt;974);&quot;XXX&quot;;&quot;OK&quot;)" office:value-type="string" office:string-value="OK" calcext:value-type="string">
            <text:p>OK</text:p>
          </table:table-cell>
          <table:table-cell table:formula="of:=IF(OR([$Sheet1.H153]&lt;25;[$Sheet1.H153]&gt;974);&quot;XXX&quot;;&quot;OK&quot;)" office:value-type="string" office:string-value="OK" calcext:value-type="string">
            <text:p>OK</text:p>
          </table:table-cell>
          <table:table-cell table:formula="of:=IF(OR([$Sheet1.I153]&lt;25;[$Sheet1.I153]&gt;974);&quot;XXX&quot;;&quot;OK&quot;)" office:value-type="string" office:string-value="OK" calcext:value-type="string">
            <text:p>OK</text:p>
          </table:table-cell>
          <table:table-cell table:formula="of:=IF(OR([$Sheet1.J153]&lt;25;[$Sheet1.J153]&gt;974);&quot;XXX&quot;;&quot;OK&quot;)" office:value-type="string" office:string-value="OK" calcext:value-type="string">
            <text:p>OK</text:p>
          </table:table-cell>
          <table:table-cell table:formula="of:=IF(OR([$Sheet1.K153]&lt;25;[$Sheet1.K153]&gt;974);&quot;XXX&quot;;&quot;OK&quot;)" office:value-type="string" office:string-value="OK" calcext:value-type="string">
            <text:p>OK</text:p>
          </table:table-cell>
          <table:table-cell table:formula="of:=IF(OR([$Sheet1.L153]&lt;25;[$Sheet1.L153]&gt;974);&quot;XXX&quot;;&quot;OK&quot;)" office:value-type="string" office:string-value="OK" calcext:value-type="string">
            <text:p>OK</text:p>
          </table:table-cell>
          <table:table-cell table:formula="of:=IF(OR([$Sheet1.M153]&lt;25;[$Sheet1.M153]&gt;974);&quot;XXX&quot;;&quot;OK&quot;)" office:value-type="string" office:string-value="OK" calcext:value-type="string">
            <text:p>OK</text:p>
          </table:table-cell>
          <table:table-cell table:formula="of:=IF(OR([$Sheet1.N153]&lt;25;[$Sheet1.N153]&gt;974);&quot;XXX&quot;;&quot;OK&quot;)" office:value-type="string" office:string-value="OK" calcext:value-type="string">
            <text:p>OK</text:p>
          </table:table-cell>
          <table:table-cell table:formula="of:=IF(OR([$Sheet1.O153]&lt;25;[$Sheet1.O153]&gt;974);&quot;XXX&quot;;&quot;OK&quot;)" office:value-type="string" office:string-value="OK" calcext:value-type="string">
            <text:p>OK</text:p>
          </table:table-cell>
          <table:table-cell table:formula="of:=IF(OR([$Sheet1.P153]&lt;25;[$Sheet1.P153]&gt;974);&quot;XXX&quot;;&quot;OK&quot;)" office:value-type="string" office:string-value="OK" calcext:value-type="string">
            <text:p>OK</text:p>
          </table:table-cell>
          <table:table-cell table:formula="of:=IF(OR([$Sheet1.Q153]&lt;25;[$Sheet1.Q153]&gt;974);&quot;XXX&quot;;&quot;OK&quot;)" office:value-type="string" office:string-value="OK" calcext:value-type="string">
            <text:p>OK</text:p>
          </table:table-cell>
          <table:table-cell table:formula="of:=IF(OR([$Sheet1.R153]&lt;25;[$Sheet1.R153]&gt;974);&quot;XXX&quot;;&quot;OK&quot;)" office:value-type="string" office:string-value="OK" calcext:value-type="string">
            <text:p>OK</text:p>
          </table:table-cell>
          <table:table-cell table:formula="of:=IF(OR([$Sheet1.S153]&lt;25;[$Sheet1.S153]&gt;974);&quot;XXX&quot;;&quot;OK&quot;)" office:value-type="string" office:string-value="OK" calcext:value-type="string">
            <text:p>OK</text:p>
          </table:table-cell>
          <table:table-cell table:formula="of:=IF(OR([$Sheet1.T153]&lt;25;[$Sheet1.T153]&gt;974);&quot;XXX&quot;;&quot;OK&quot;)" office:value-type="string" office:string-value="OK" calcext:value-type="string">
            <text:p>OK</text:p>
          </table:table-cell>
          <table:table-cell table:formula="of:=IF(OR([$Sheet1.U153]&lt;25;[$Sheet1.U15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4]&lt;25;[$Sheet1.B154]&gt;974);&quot;XXX&quot;;&quot;OK&quot;)" office:value-type="string" office:string-value="OK" calcext:value-type="string">
            <text:p>OK</text:p>
          </table:table-cell>
          <table:table-cell table:formula="of:=IF(OR([$Sheet1.C154]&lt;25;[$Sheet1.C154]&gt;974);&quot;XXX&quot;;&quot;OK&quot;)" office:value-type="string" office:string-value="OK" calcext:value-type="string">
            <text:p>OK</text:p>
          </table:table-cell>
          <table:table-cell table:formula="of:=IF(OR([$Sheet1.D154]&lt;25;[$Sheet1.D154]&gt;974);&quot;XXX&quot;;&quot;OK&quot;)" office:value-type="string" office:string-value="OK" calcext:value-type="string">
            <text:p>OK</text:p>
          </table:table-cell>
          <table:table-cell table:formula="of:=IF(OR([$Sheet1.E154]&lt;25;[$Sheet1.E154]&gt;974);&quot;XXX&quot;;&quot;OK&quot;)" office:value-type="string" office:string-value="OK" calcext:value-type="string">
            <text:p>OK</text:p>
          </table:table-cell>
          <table:table-cell table:formula="of:=IF(OR([$Sheet1.F154]&lt;25;[$Sheet1.F154]&gt;974);&quot;XXX&quot;;&quot;OK&quot;)" office:value-type="string" office:string-value="OK" calcext:value-type="string">
            <text:p>OK</text:p>
          </table:table-cell>
          <table:table-cell table:formula="of:=IF(OR([$Sheet1.G154]&lt;25;[$Sheet1.G154]&gt;974);&quot;XXX&quot;;&quot;OK&quot;)" office:value-type="string" office:string-value="OK" calcext:value-type="string">
            <text:p>OK</text:p>
          </table:table-cell>
          <table:table-cell table:formula="of:=IF(OR([$Sheet1.H154]&lt;25;[$Sheet1.H154]&gt;974);&quot;XXX&quot;;&quot;OK&quot;)" office:value-type="string" office:string-value="OK" calcext:value-type="string">
            <text:p>OK</text:p>
          </table:table-cell>
          <table:table-cell table:formula="of:=IF(OR([$Sheet1.I154]&lt;25;[$Sheet1.I154]&gt;974);&quot;XXX&quot;;&quot;OK&quot;)" office:value-type="string" office:string-value="OK" calcext:value-type="string">
            <text:p>OK</text:p>
          </table:table-cell>
          <table:table-cell table:formula="of:=IF(OR([$Sheet1.J154]&lt;25;[$Sheet1.J154]&gt;974);&quot;XXX&quot;;&quot;OK&quot;)" office:value-type="string" office:string-value="OK" calcext:value-type="string">
            <text:p>OK</text:p>
          </table:table-cell>
          <table:table-cell table:formula="of:=IF(OR([$Sheet1.K154]&lt;25;[$Sheet1.K154]&gt;974);&quot;XXX&quot;;&quot;OK&quot;)" office:value-type="string" office:string-value="OK" calcext:value-type="string">
            <text:p>OK</text:p>
          </table:table-cell>
          <table:table-cell table:formula="of:=IF(OR([$Sheet1.L154]&lt;25;[$Sheet1.L154]&gt;974);&quot;XXX&quot;;&quot;OK&quot;)" office:value-type="string" office:string-value="OK" calcext:value-type="string">
            <text:p>OK</text:p>
          </table:table-cell>
          <table:table-cell table:formula="of:=IF(OR([$Sheet1.M154]&lt;25;[$Sheet1.M154]&gt;974);&quot;XXX&quot;;&quot;OK&quot;)" office:value-type="string" office:string-value="OK" calcext:value-type="string">
            <text:p>OK</text:p>
          </table:table-cell>
          <table:table-cell table:formula="of:=IF(OR([$Sheet1.N154]&lt;25;[$Sheet1.N154]&gt;974);&quot;XXX&quot;;&quot;OK&quot;)" office:value-type="string" office:string-value="OK" calcext:value-type="string">
            <text:p>OK</text:p>
          </table:table-cell>
          <table:table-cell table:formula="of:=IF(OR([$Sheet1.O154]&lt;25;[$Sheet1.O154]&gt;974);&quot;XXX&quot;;&quot;OK&quot;)" office:value-type="string" office:string-value="OK" calcext:value-type="string">
            <text:p>OK</text:p>
          </table:table-cell>
          <table:table-cell table:formula="of:=IF(OR([$Sheet1.P154]&lt;25;[$Sheet1.P154]&gt;974);&quot;XXX&quot;;&quot;OK&quot;)" office:value-type="string" office:string-value="OK" calcext:value-type="string">
            <text:p>OK</text:p>
          </table:table-cell>
          <table:table-cell table:formula="of:=IF(OR([$Sheet1.Q154]&lt;25;[$Sheet1.Q154]&gt;974);&quot;XXX&quot;;&quot;OK&quot;)" office:value-type="string" office:string-value="OK" calcext:value-type="string">
            <text:p>OK</text:p>
          </table:table-cell>
          <table:table-cell table:formula="of:=IF(OR([$Sheet1.R154]&lt;25;[$Sheet1.R154]&gt;974);&quot;XXX&quot;;&quot;OK&quot;)" office:value-type="string" office:string-value="OK" calcext:value-type="string">
            <text:p>OK</text:p>
          </table:table-cell>
          <table:table-cell table:formula="of:=IF(OR([$Sheet1.S154]&lt;25;[$Sheet1.S154]&gt;974);&quot;XXX&quot;;&quot;OK&quot;)" office:value-type="string" office:string-value="OK" calcext:value-type="string">
            <text:p>OK</text:p>
          </table:table-cell>
          <table:table-cell table:formula="of:=IF(OR([$Sheet1.T154]&lt;25;[$Sheet1.T154]&gt;974);&quot;XXX&quot;;&quot;OK&quot;)" office:value-type="string" office:string-value="OK" calcext:value-type="string">
            <text:p>OK</text:p>
          </table:table-cell>
          <table:table-cell table:formula="of:=IF(OR([$Sheet1.U154]&lt;25;[$Sheet1.U15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5]&lt;25;[$Sheet1.B155]&gt;974);&quot;XXX&quot;;&quot;OK&quot;)" office:value-type="string" office:string-value="OK" calcext:value-type="string">
            <text:p>OK</text:p>
          </table:table-cell>
          <table:table-cell table:formula="of:=IF(OR([$Sheet1.C155]&lt;25;[$Sheet1.C155]&gt;974);&quot;XXX&quot;;&quot;OK&quot;)" office:value-type="string" office:string-value="OK" calcext:value-type="string">
            <text:p>OK</text:p>
          </table:table-cell>
          <table:table-cell table:formula="of:=IF(OR([$Sheet1.D155]&lt;25;[$Sheet1.D155]&gt;974);&quot;XXX&quot;;&quot;OK&quot;)" office:value-type="string" office:string-value="OK" calcext:value-type="string">
            <text:p>OK</text:p>
          </table:table-cell>
          <table:table-cell table:formula="of:=IF(OR([$Sheet1.E155]&lt;25;[$Sheet1.E155]&gt;974);&quot;XXX&quot;;&quot;OK&quot;)" office:value-type="string" office:string-value="OK" calcext:value-type="string">
            <text:p>OK</text:p>
          </table:table-cell>
          <table:table-cell table:formula="of:=IF(OR([$Sheet1.F155]&lt;25;[$Sheet1.F155]&gt;974);&quot;XXX&quot;;&quot;OK&quot;)" office:value-type="string" office:string-value="OK" calcext:value-type="string">
            <text:p>OK</text:p>
          </table:table-cell>
          <table:table-cell table:formula="of:=IF(OR([$Sheet1.G155]&lt;25;[$Sheet1.G155]&gt;974);&quot;XXX&quot;;&quot;OK&quot;)" office:value-type="string" office:string-value="OK" calcext:value-type="string">
            <text:p>OK</text:p>
          </table:table-cell>
          <table:table-cell table:formula="of:=IF(OR([$Sheet1.H155]&lt;25;[$Sheet1.H155]&gt;974);&quot;XXX&quot;;&quot;OK&quot;)" office:value-type="string" office:string-value="OK" calcext:value-type="string">
            <text:p>OK</text:p>
          </table:table-cell>
          <table:table-cell table:formula="of:=IF(OR([$Sheet1.I155]&lt;25;[$Sheet1.I155]&gt;974);&quot;XXX&quot;;&quot;OK&quot;)" office:value-type="string" office:string-value="OK" calcext:value-type="string">
            <text:p>OK</text:p>
          </table:table-cell>
          <table:table-cell table:formula="of:=IF(OR([$Sheet1.J155]&lt;25;[$Sheet1.J155]&gt;974);&quot;XXX&quot;;&quot;OK&quot;)" office:value-type="string" office:string-value="OK" calcext:value-type="string">
            <text:p>OK</text:p>
          </table:table-cell>
          <table:table-cell table:formula="of:=IF(OR([$Sheet1.K155]&lt;25;[$Sheet1.K155]&gt;974);&quot;XXX&quot;;&quot;OK&quot;)" office:value-type="string" office:string-value="OK" calcext:value-type="string">
            <text:p>OK</text:p>
          </table:table-cell>
          <table:table-cell table:formula="of:=IF(OR([$Sheet1.L155]&lt;25;[$Sheet1.L155]&gt;974);&quot;XXX&quot;;&quot;OK&quot;)" office:value-type="string" office:string-value="OK" calcext:value-type="string">
            <text:p>OK</text:p>
          </table:table-cell>
          <table:table-cell table:formula="of:=IF(OR([$Sheet1.M155]&lt;25;[$Sheet1.M155]&gt;974);&quot;XXX&quot;;&quot;OK&quot;)" office:value-type="string" office:string-value="OK" calcext:value-type="string">
            <text:p>OK</text:p>
          </table:table-cell>
          <table:table-cell table:formula="of:=IF(OR([$Sheet1.N155]&lt;25;[$Sheet1.N155]&gt;974);&quot;XXX&quot;;&quot;OK&quot;)" office:value-type="string" office:string-value="OK" calcext:value-type="string">
            <text:p>OK</text:p>
          </table:table-cell>
          <table:table-cell table:formula="of:=IF(OR([$Sheet1.O155]&lt;25;[$Sheet1.O155]&gt;974);&quot;XXX&quot;;&quot;OK&quot;)" office:value-type="string" office:string-value="OK" calcext:value-type="string">
            <text:p>OK</text:p>
          </table:table-cell>
          <table:table-cell table:formula="of:=IF(OR([$Sheet1.P155]&lt;25;[$Sheet1.P155]&gt;974);&quot;XXX&quot;;&quot;OK&quot;)" office:value-type="string" office:string-value="OK" calcext:value-type="string">
            <text:p>OK</text:p>
          </table:table-cell>
          <table:table-cell table:formula="of:=IF(OR([$Sheet1.Q155]&lt;25;[$Sheet1.Q155]&gt;974);&quot;XXX&quot;;&quot;OK&quot;)" office:value-type="string" office:string-value="OK" calcext:value-type="string">
            <text:p>OK</text:p>
          </table:table-cell>
          <table:table-cell table:formula="of:=IF(OR([$Sheet1.R155]&lt;25;[$Sheet1.R155]&gt;974);&quot;XXX&quot;;&quot;OK&quot;)" office:value-type="string" office:string-value="OK" calcext:value-type="string">
            <text:p>OK</text:p>
          </table:table-cell>
          <table:table-cell table:formula="of:=IF(OR([$Sheet1.S155]&lt;25;[$Sheet1.S155]&gt;974);&quot;XXX&quot;;&quot;OK&quot;)" office:value-type="string" office:string-value="OK" calcext:value-type="string">
            <text:p>OK</text:p>
          </table:table-cell>
          <table:table-cell table:formula="of:=IF(OR([$Sheet1.T155]&lt;25;[$Sheet1.T155]&gt;974);&quot;XXX&quot;;&quot;OK&quot;)" office:value-type="string" office:string-value="OK" calcext:value-type="string">
            <text:p>OK</text:p>
          </table:table-cell>
          <table:table-cell table:formula="of:=IF(OR([$Sheet1.U155]&lt;25;[$Sheet1.U15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6]&lt;25;[$Sheet1.B156]&gt;974);&quot;XXX&quot;;&quot;OK&quot;)" office:value-type="string" office:string-value="OK" calcext:value-type="string">
            <text:p>OK</text:p>
          </table:table-cell>
          <table:table-cell table:formula="of:=IF(OR([$Sheet1.C156]&lt;25;[$Sheet1.C156]&gt;974);&quot;XXX&quot;;&quot;OK&quot;)" office:value-type="string" office:string-value="OK" calcext:value-type="string">
            <text:p>OK</text:p>
          </table:table-cell>
          <table:table-cell table:formula="of:=IF(OR([$Sheet1.D156]&lt;25;[$Sheet1.D156]&gt;974);&quot;XXX&quot;;&quot;OK&quot;)" office:value-type="string" office:string-value="OK" calcext:value-type="string">
            <text:p>OK</text:p>
          </table:table-cell>
          <table:table-cell table:formula="of:=IF(OR([$Sheet1.E156]&lt;25;[$Sheet1.E156]&gt;974);&quot;XXX&quot;;&quot;OK&quot;)" office:value-type="string" office:string-value="OK" calcext:value-type="string">
            <text:p>OK</text:p>
          </table:table-cell>
          <table:table-cell table:formula="of:=IF(OR([$Sheet1.F156]&lt;25;[$Sheet1.F156]&gt;974);&quot;XXX&quot;;&quot;OK&quot;)" office:value-type="string" office:string-value="OK" calcext:value-type="string">
            <text:p>OK</text:p>
          </table:table-cell>
          <table:table-cell table:formula="of:=IF(OR([$Sheet1.G156]&lt;25;[$Sheet1.G156]&gt;974);&quot;XXX&quot;;&quot;OK&quot;)" office:value-type="string" office:string-value="OK" calcext:value-type="string">
            <text:p>OK</text:p>
          </table:table-cell>
          <table:table-cell table:formula="of:=IF(OR([$Sheet1.H156]&lt;25;[$Sheet1.H156]&gt;974);&quot;XXX&quot;;&quot;OK&quot;)" office:value-type="string" office:string-value="OK" calcext:value-type="string">
            <text:p>OK</text:p>
          </table:table-cell>
          <table:table-cell table:formula="of:=IF(OR([$Sheet1.I156]&lt;25;[$Sheet1.I156]&gt;974);&quot;XXX&quot;;&quot;OK&quot;)" office:value-type="string" office:string-value="OK" calcext:value-type="string">
            <text:p>OK</text:p>
          </table:table-cell>
          <table:table-cell table:formula="of:=IF(OR([$Sheet1.J156]&lt;25;[$Sheet1.J156]&gt;974);&quot;XXX&quot;;&quot;OK&quot;)" office:value-type="string" office:string-value="OK" calcext:value-type="string">
            <text:p>OK</text:p>
          </table:table-cell>
          <table:table-cell table:formula="of:=IF(OR([$Sheet1.K156]&lt;25;[$Sheet1.K156]&gt;974);&quot;XXX&quot;;&quot;OK&quot;)" office:value-type="string" office:string-value="OK" calcext:value-type="string">
            <text:p>OK</text:p>
          </table:table-cell>
          <table:table-cell table:formula="of:=IF(OR([$Sheet1.L156]&lt;25;[$Sheet1.L156]&gt;974);&quot;XXX&quot;;&quot;OK&quot;)" office:value-type="string" office:string-value="OK" calcext:value-type="string">
            <text:p>OK</text:p>
          </table:table-cell>
          <table:table-cell table:formula="of:=IF(OR([$Sheet1.M156]&lt;25;[$Sheet1.M156]&gt;974);&quot;XXX&quot;;&quot;OK&quot;)" office:value-type="string" office:string-value="OK" calcext:value-type="string">
            <text:p>OK</text:p>
          </table:table-cell>
          <table:table-cell table:formula="of:=IF(OR([$Sheet1.N156]&lt;25;[$Sheet1.N156]&gt;974);&quot;XXX&quot;;&quot;OK&quot;)" office:value-type="string" office:string-value="OK" calcext:value-type="string">
            <text:p>OK</text:p>
          </table:table-cell>
          <table:table-cell table:formula="of:=IF(OR([$Sheet1.O156]&lt;25;[$Sheet1.O156]&gt;974);&quot;XXX&quot;;&quot;OK&quot;)" office:value-type="string" office:string-value="OK" calcext:value-type="string">
            <text:p>OK</text:p>
          </table:table-cell>
          <table:table-cell table:formula="of:=IF(OR([$Sheet1.P156]&lt;25;[$Sheet1.P156]&gt;974);&quot;XXX&quot;;&quot;OK&quot;)" office:value-type="string" office:string-value="OK" calcext:value-type="string">
            <text:p>OK</text:p>
          </table:table-cell>
          <table:table-cell table:formula="of:=IF(OR([$Sheet1.Q156]&lt;25;[$Sheet1.Q156]&gt;974);&quot;XXX&quot;;&quot;OK&quot;)" office:value-type="string" office:string-value="OK" calcext:value-type="string">
            <text:p>OK</text:p>
          </table:table-cell>
          <table:table-cell table:formula="of:=IF(OR([$Sheet1.R156]&lt;25;[$Sheet1.R156]&gt;974);&quot;XXX&quot;;&quot;OK&quot;)" office:value-type="string" office:string-value="OK" calcext:value-type="string">
            <text:p>OK</text:p>
          </table:table-cell>
          <table:table-cell table:formula="of:=IF(OR([$Sheet1.S156]&lt;25;[$Sheet1.S156]&gt;974);&quot;XXX&quot;;&quot;OK&quot;)" office:value-type="string" office:string-value="OK" calcext:value-type="string">
            <text:p>OK</text:p>
          </table:table-cell>
          <table:table-cell table:formula="of:=IF(OR([$Sheet1.T156]&lt;25;[$Sheet1.T156]&gt;974);&quot;XXX&quot;;&quot;OK&quot;)" office:value-type="string" office:string-value="OK" calcext:value-type="string">
            <text:p>OK</text:p>
          </table:table-cell>
          <table:table-cell table:formula="of:=IF(OR([$Sheet1.U156]&lt;25;[$Sheet1.U15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7]&lt;25;[$Sheet1.B157]&gt;974);&quot;XXX&quot;;&quot;OK&quot;)" office:value-type="string" office:string-value="OK" calcext:value-type="string">
            <text:p>OK</text:p>
          </table:table-cell>
          <table:table-cell table:formula="of:=IF(OR([$Sheet1.C157]&lt;25;[$Sheet1.C157]&gt;974);&quot;XXX&quot;;&quot;OK&quot;)" office:value-type="string" office:string-value="OK" calcext:value-type="string">
            <text:p>OK</text:p>
          </table:table-cell>
          <table:table-cell table:formula="of:=IF(OR([$Sheet1.D157]&lt;25;[$Sheet1.D157]&gt;974);&quot;XXX&quot;;&quot;OK&quot;)" office:value-type="string" office:string-value="OK" calcext:value-type="string">
            <text:p>OK</text:p>
          </table:table-cell>
          <table:table-cell table:formula="of:=IF(OR([$Sheet1.E157]&lt;25;[$Sheet1.E157]&gt;974);&quot;XXX&quot;;&quot;OK&quot;)" office:value-type="string" office:string-value="OK" calcext:value-type="string">
            <text:p>OK</text:p>
          </table:table-cell>
          <table:table-cell table:formula="of:=IF(OR([$Sheet1.F157]&lt;25;[$Sheet1.F157]&gt;974);&quot;XXX&quot;;&quot;OK&quot;)" office:value-type="string" office:string-value="OK" calcext:value-type="string">
            <text:p>OK</text:p>
          </table:table-cell>
          <table:table-cell table:formula="of:=IF(OR([$Sheet1.G157]&lt;25;[$Sheet1.G157]&gt;974);&quot;XXX&quot;;&quot;OK&quot;)" office:value-type="string" office:string-value="OK" calcext:value-type="string">
            <text:p>OK</text:p>
          </table:table-cell>
          <table:table-cell table:formula="of:=IF(OR([$Sheet1.H157]&lt;25;[$Sheet1.H157]&gt;974);&quot;XXX&quot;;&quot;OK&quot;)" office:value-type="string" office:string-value="OK" calcext:value-type="string">
            <text:p>OK</text:p>
          </table:table-cell>
          <table:table-cell table:formula="of:=IF(OR([$Sheet1.I157]&lt;25;[$Sheet1.I157]&gt;974);&quot;XXX&quot;;&quot;OK&quot;)" office:value-type="string" office:string-value="OK" calcext:value-type="string">
            <text:p>OK</text:p>
          </table:table-cell>
          <table:table-cell table:formula="of:=IF(OR([$Sheet1.J157]&lt;25;[$Sheet1.J157]&gt;974);&quot;XXX&quot;;&quot;OK&quot;)" office:value-type="string" office:string-value="OK" calcext:value-type="string">
            <text:p>OK</text:p>
          </table:table-cell>
          <table:table-cell table:formula="of:=IF(OR([$Sheet1.K157]&lt;25;[$Sheet1.K157]&gt;974);&quot;XXX&quot;;&quot;OK&quot;)" office:value-type="string" office:string-value="OK" calcext:value-type="string">
            <text:p>OK</text:p>
          </table:table-cell>
          <table:table-cell table:formula="of:=IF(OR([$Sheet1.L157]&lt;25;[$Sheet1.L157]&gt;974);&quot;XXX&quot;;&quot;OK&quot;)" office:value-type="string" office:string-value="OK" calcext:value-type="string">
            <text:p>OK</text:p>
          </table:table-cell>
          <table:table-cell table:formula="of:=IF(OR([$Sheet1.M157]&lt;25;[$Sheet1.M157]&gt;974);&quot;XXX&quot;;&quot;OK&quot;)" office:value-type="string" office:string-value="OK" calcext:value-type="string">
            <text:p>OK</text:p>
          </table:table-cell>
          <table:table-cell table:formula="of:=IF(OR([$Sheet1.N157]&lt;25;[$Sheet1.N157]&gt;974);&quot;XXX&quot;;&quot;OK&quot;)" office:value-type="string" office:string-value="OK" calcext:value-type="string">
            <text:p>OK</text:p>
          </table:table-cell>
          <table:table-cell table:formula="of:=IF(OR([$Sheet1.O157]&lt;25;[$Sheet1.O157]&gt;974);&quot;XXX&quot;;&quot;OK&quot;)" office:value-type="string" office:string-value="OK" calcext:value-type="string">
            <text:p>OK</text:p>
          </table:table-cell>
          <table:table-cell table:formula="of:=IF(OR([$Sheet1.P157]&lt;25;[$Sheet1.P157]&gt;974);&quot;XXX&quot;;&quot;OK&quot;)" office:value-type="string" office:string-value="OK" calcext:value-type="string">
            <text:p>OK</text:p>
          </table:table-cell>
          <table:table-cell table:formula="of:=IF(OR([$Sheet1.Q157]&lt;25;[$Sheet1.Q157]&gt;974);&quot;XXX&quot;;&quot;OK&quot;)" office:value-type="string" office:string-value="OK" calcext:value-type="string">
            <text:p>OK</text:p>
          </table:table-cell>
          <table:table-cell table:formula="of:=IF(OR([$Sheet1.R157]&lt;25;[$Sheet1.R157]&gt;974);&quot;XXX&quot;;&quot;OK&quot;)" office:value-type="string" office:string-value="OK" calcext:value-type="string">
            <text:p>OK</text:p>
          </table:table-cell>
          <table:table-cell table:formula="of:=IF(OR([$Sheet1.S157]&lt;25;[$Sheet1.S157]&gt;974);&quot;XXX&quot;;&quot;OK&quot;)" office:value-type="string" office:string-value="OK" calcext:value-type="string">
            <text:p>OK</text:p>
          </table:table-cell>
          <table:table-cell table:formula="of:=IF(OR([$Sheet1.T157]&lt;25;[$Sheet1.T157]&gt;974);&quot;XXX&quot;;&quot;OK&quot;)" office:value-type="string" office:string-value="OK" calcext:value-type="string">
            <text:p>OK</text:p>
          </table:table-cell>
          <table:table-cell table:formula="of:=IF(OR([$Sheet1.U157]&lt;25;[$Sheet1.U15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8]&lt;25;[$Sheet1.B158]&gt;974);&quot;XXX&quot;;&quot;OK&quot;)" office:value-type="string" office:string-value="OK" calcext:value-type="string">
            <text:p>OK</text:p>
          </table:table-cell>
          <table:table-cell table:formula="of:=IF(OR([$Sheet1.C158]&lt;25;[$Sheet1.C158]&gt;974);&quot;XXX&quot;;&quot;OK&quot;)" office:value-type="string" office:string-value="OK" calcext:value-type="string">
            <text:p>OK</text:p>
          </table:table-cell>
          <table:table-cell table:formula="of:=IF(OR([$Sheet1.D158]&lt;25;[$Sheet1.D158]&gt;974);&quot;XXX&quot;;&quot;OK&quot;)" office:value-type="string" office:string-value="OK" calcext:value-type="string">
            <text:p>OK</text:p>
          </table:table-cell>
          <table:table-cell table:formula="of:=IF(OR([$Sheet1.E158]&lt;25;[$Sheet1.E158]&gt;974);&quot;XXX&quot;;&quot;OK&quot;)" office:value-type="string" office:string-value="OK" calcext:value-type="string">
            <text:p>OK</text:p>
          </table:table-cell>
          <table:table-cell table:formula="of:=IF(OR([$Sheet1.F158]&lt;25;[$Sheet1.F158]&gt;974);&quot;XXX&quot;;&quot;OK&quot;)" office:value-type="string" office:string-value="OK" calcext:value-type="string">
            <text:p>OK</text:p>
          </table:table-cell>
          <table:table-cell table:formula="of:=IF(OR([$Sheet1.G158]&lt;25;[$Sheet1.G158]&gt;974);&quot;XXX&quot;;&quot;OK&quot;)" office:value-type="string" office:string-value="OK" calcext:value-type="string">
            <text:p>OK</text:p>
          </table:table-cell>
          <table:table-cell table:formula="of:=IF(OR([$Sheet1.H158]&lt;25;[$Sheet1.H158]&gt;974);&quot;XXX&quot;;&quot;OK&quot;)" office:value-type="string" office:string-value="OK" calcext:value-type="string">
            <text:p>OK</text:p>
          </table:table-cell>
          <table:table-cell table:formula="of:=IF(OR([$Sheet1.I158]&lt;25;[$Sheet1.I158]&gt;974);&quot;XXX&quot;;&quot;OK&quot;)" office:value-type="string" office:string-value="OK" calcext:value-type="string">
            <text:p>OK</text:p>
          </table:table-cell>
          <table:table-cell table:formula="of:=IF(OR([$Sheet1.J158]&lt;25;[$Sheet1.J158]&gt;974);&quot;XXX&quot;;&quot;OK&quot;)" office:value-type="string" office:string-value="OK" calcext:value-type="string">
            <text:p>OK</text:p>
          </table:table-cell>
          <table:table-cell table:formula="of:=IF(OR([$Sheet1.K158]&lt;25;[$Sheet1.K158]&gt;974);&quot;XXX&quot;;&quot;OK&quot;)" office:value-type="string" office:string-value="OK" calcext:value-type="string">
            <text:p>OK</text:p>
          </table:table-cell>
          <table:table-cell table:formula="of:=IF(OR([$Sheet1.L158]&lt;25;[$Sheet1.L158]&gt;974);&quot;XXX&quot;;&quot;OK&quot;)" office:value-type="string" office:string-value="OK" calcext:value-type="string">
            <text:p>OK</text:p>
          </table:table-cell>
          <table:table-cell table:formula="of:=IF(OR([$Sheet1.M158]&lt;25;[$Sheet1.M158]&gt;974);&quot;XXX&quot;;&quot;OK&quot;)" office:value-type="string" office:string-value="OK" calcext:value-type="string">
            <text:p>OK</text:p>
          </table:table-cell>
          <table:table-cell table:formula="of:=IF(OR([$Sheet1.N158]&lt;25;[$Sheet1.N158]&gt;974);&quot;XXX&quot;;&quot;OK&quot;)" office:value-type="string" office:string-value="OK" calcext:value-type="string">
            <text:p>OK</text:p>
          </table:table-cell>
          <table:table-cell table:formula="of:=IF(OR([$Sheet1.O158]&lt;25;[$Sheet1.O158]&gt;974);&quot;XXX&quot;;&quot;OK&quot;)" office:value-type="string" office:string-value="OK" calcext:value-type="string">
            <text:p>OK</text:p>
          </table:table-cell>
          <table:table-cell table:formula="of:=IF(OR([$Sheet1.P158]&lt;25;[$Sheet1.P158]&gt;974);&quot;XXX&quot;;&quot;OK&quot;)" office:value-type="string" office:string-value="OK" calcext:value-type="string">
            <text:p>OK</text:p>
          </table:table-cell>
          <table:table-cell table:formula="of:=IF(OR([$Sheet1.Q158]&lt;25;[$Sheet1.Q158]&gt;974);&quot;XXX&quot;;&quot;OK&quot;)" office:value-type="string" office:string-value="OK" calcext:value-type="string">
            <text:p>OK</text:p>
          </table:table-cell>
          <table:table-cell table:formula="of:=IF(OR([$Sheet1.R158]&lt;25;[$Sheet1.R158]&gt;974);&quot;XXX&quot;;&quot;OK&quot;)" office:value-type="string" office:string-value="OK" calcext:value-type="string">
            <text:p>OK</text:p>
          </table:table-cell>
          <table:table-cell table:formula="of:=IF(OR([$Sheet1.S158]&lt;25;[$Sheet1.S158]&gt;974);&quot;XXX&quot;;&quot;OK&quot;)" office:value-type="string" office:string-value="OK" calcext:value-type="string">
            <text:p>OK</text:p>
          </table:table-cell>
          <table:table-cell table:formula="of:=IF(OR([$Sheet1.T158]&lt;25;[$Sheet1.T158]&gt;974);&quot;XXX&quot;;&quot;OK&quot;)" office:value-type="string" office:string-value="OK" calcext:value-type="string">
            <text:p>OK</text:p>
          </table:table-cell>
          <table:table-cell table:formula="of:=IF(OR([$Sheet1.U158]&lt;25;[$Sheet1.U15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59]&lt;25;[$Sheet1.B159]&gt;974);&quot;XXX&quot;;&quot;OK&quot;)" office:value-type="string" office:string-value="OK" calcext:value-type="string">
            <text:p>OK</text:p>
          </table:table-cell>
          <table:table-cell table:formula="of:=IF(OR([$Sheet1.C159]&lt;25;[$Sheet1.C159]&gt;974);&quot;XXX&quot;;&quot;OK&quot;)" office:value-type="string" office:string-value="OK" calcext:value-type="string">
            <text:p>OK</text:p>
          </table:table-cell>
          <table:table-cell table:formula="of:=IF(OR([$Sheet1.D159]&lt;25;[$Sheet1.D159]&gt;974);&quot;XXX&quot;;&quot;OK&quot;)" office:value-type="string" office:string-value="OK" calcext:value-type="string">
            <text:p>OK</text:p>
          </table:table-cell>
          <table:table-cell table:formula="of:=IF(OR([$Sheet1.E159]&lt;25;[$Sheet1.E159]&gt;974);&quot;XXX&quot;;&quot;OK&quot;)" office:value-type="string" office:string-value="OK" calcext:value-type="string">
            <text:p>OK</text:p>
          </table:table-cell>
          <table:table-cell table:formula="of:=IF(OR([$Sheet1.F159]&lt;25;[$Sheet1.F159]&gt;974);&quot;XXX&quot;;&quot;OK&quot;)" office:value-type="string" office:string-value="OK" calcext:value-type="string">
            <text:p>OK</text:p>
          </table:table-cell>
          <table:table-cell table:formula="of:=IF(OR([$Sheet1.G159]&lt;25;[$Sheet1.G159]&gt;974);&quot;XXX&quot;;&quot;OK&quot;)" office:value-type="string" office:string-value="OK" calcext:value-type="string">
            <text:p>OK</text:p>
          </table:table-cell>
          <table:table-cell table:formula="of:=IF(OR([$Sheet1.H159]&lt;25;[$Sheet1.H159]&gt;974);&quot;XXX&quot;;&quot;OK&quot;)" office:value-type="string" office:string-value="OK" calcext:value-type="string">
            <text:p>OK</text:p>
          </table:table-cell>
          <table:table-cell table:formula="of:=IF(OR([$Sheet1.I159]&lt;25;[$Sheet1.I159]&gt;974);&quot;XXX&quot;;&quot;OK&quot;)" office:value-type="string" office:string-value="OK" calcext:value-type="string">
            <text:p>OK</text:p>
          </table:table-cell>
          <table:table-cell table:formula="of:=IF(OR([$Sheet1.J159]&lt;25;[$Sheet1.J159]&gt;974);&quot;XXX&quot;;&quot;OK&quot;)" office:value-type="string" office:string-value="OK" calcext:value-type="string">
            <text:p>OK</text:p>
          </table:table-cell>
          <table:table-cell table:formula="of:=IF(OR([$Sheet1.K159]&lt;25;[$Sheet1.K159]&gt;974);&quot;XXX&quot;;&quot;OK&quot;)" office:value-type="string" office:string-value="OK" calcext:value-type="string">
            <text:p>OK</text:p>
          </table:table-cell>
          <table:table-cell table:formula="of:=IF(OR([$Sheet1.L159]&lt;25;[$Sheet1.L159]&gt;974);&quot;XXX&quot;;&quot;OK&quot;)" office:value-type="string" office:string-value="OK" calcext:value-type="string">
            <text:p>OK</text:p>
          </table:table-cell>
          <table:table-cell table:formula="of:=IF(OR([$Sheet1.M159]&lt;25;[$Sheet1.M159]&gt;974);&quot;XXX&quot;;&quot;OK&quot;)" office:value-type="string" office:string-value="OK" calcext:value-type="string">
            <text:p>OK</text:p>
          </table:table-cell>
          <table:table-cell table:formula="of:=IF(OR([$Sheet1.N159]&lt;25;[$Sheet1.N159]&gt;974);&quot;XXX&quot;;&quot;OK&quot;)" office:value-type="string" office:string-value="OK" calcext:value-type="string">
            <text:p>OK</text:p>
          </table:table-cell>
          <table:table-cell table:formula="of:=IF(OR([$Sheet1.O159]&lt;25;[$Sheet1.O159]&gt;974);&quot;XXX&quot;;&quot;OK&quot;)" office:value-type="string" office:string-value="OK" calcext:value-type="string">
            <text:p>OK</text:p>
          </table:table-cell>
          <table:table-cell table:formula="of:=IF(OR([$Sheet1.P159]&lt;25;[$Sheet1.P159]&gt;974);&quot;XXX&quot;;&quot;OK&quot;)" office:value-type="string" office:string-value="OK" calcext:value-type="string">
            <text:p>OK</text:p>
          </table:table-cell>
          <table:table-cell table:formula="of:=IF(OR([$Sheet1.Q159]&lt;25;[$Sheet1.Q159]&gt;974);&quot;XXX&quot;;&quot;OK&quot;)" office:value-type="string" office:string-value="OK" calcext:value-type="string">
            <text:p>OK</text:p>
          </table:table-cell>
          <table:table-cell table:formula="of:=IF(OR([$Sheet1.R159]&lt;25;[$Sheet1.R159]&gt;974);&quot;XXX&quot;;&quot;OK&quot;)" office:value-type="string" office:string-value="OK" calcext:value-type="string">
            <text:p>OK</text:p>
          </table:table-cell>
          <table:table-cell table:formula="of:=IF(OR([$Sheet1.S159]&lt;25;[$Sheet1.S159]&gt;974);&quot;XXX&quot;;&quot;OK&quot;)" office:value-type="string" office:string-value="OK" calcext:value-type="string">
            <text:p>OK</text:p>
          </table:table-cell>
          <table:table-cell table:formula="of:=IF(OR([$Sheet1.T159]&lt;25;[$Sheet1.T159]&gt;974);&quot;XXX&quot;;&quot;OK&quot;)" office:value-type="string" office:string-value="OK" calcext:value-type="string">
            <text:p>OK</text:p>
          </table:table-cell>
          <table:table-cell table:formula="of:=IF(OR([$Sheet1.U159]&lt;25;[$Sheet1.U15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0]&lt;25;[$Sheet1.B160]&gt;974);&quot;XXX&quot;;&quot;OK&quot;)" office:value-type="string" office:string-value="OK" calcext:value-type="string">
            <text:p>OK</text:p>
          </table:table-cell>
          <table:table-cell table:formula="of:=IF(OR([$Sheet1.C160]&lt;25;[$Sheet1.C160]&gt;974);&quot;XXX&quot;;&quot;OK&quot;)" office:value-type="string" office:string-value="OK" calcext:value-type="string">
            <text:p>OK</text:p>
          </table:table-cell>
          <table:table-cell table:formula="of:=IF(OR([$Sheet1.D160]&lt;25;[$Sheet1.D160]&gt;974);&quot;XXX&quot;;&quot;OK&quot;)" office:value-type="string" office:string-value="OK" calcext:value-type="string">
            <text:p>OK</text:p>
          </table:table-cell>
          <table:table-cell table:formula="of:=IF(OR([$Sheet1.E160]&lt;25;[$Sheet1.E160]&gt;974);&quot;XXX&quot;;&quot;OK&quot;)" office:value-type="string" office:string-value="OK" calcext:value-type="string">
            <text:p>OK</text:p>
          </table:table-cell>
          <table:table-cell table:formula="of:=IF(OR([$Sheet1.F160]&lt;25;[$Sheet1.F160]&gt;974);&quot;XXX&quot;;&quot;OK&quot;)" office:value-type="string" office:string-value="OK" calcext:value-type="string">
            <text:p>OK</text:p>
          </table:table-cell>
          <table:table-cell table:formula="of:=IF(OR([$Sheet1.G160]&lt;25;[$Sheet1.G160]&gt;974);&quot;XXX&quot;;&quot;OK&quot;)" office:value-type="string" office:string-value="OK" calcext:value-type="string">
            <text:p>OK</text:p>
          </table:table-cell>
          <table:table-cell table:formula="of:=IF(OR([$Sheet1.H160]&lt;25;[$Sheet1.H160]&gt;974);&quot;XXX&quot;;&quot;OK&quot;)" office:value-type="string" office:string-value="OK" calcext:value-type="string">
            <text:p>OK</text:p>
          </table:table-cell>
          <table:table-cell table:formula="of:=IF(OR([$Sheet1.I160]&lt;25;[$Sheet1.I160]&gt;974);&quot;XXX&quot;;&quot;OK&quot;)" office:value-type="string" office:string-value="OK" calcext:value-type="string">
            <text:p>OK</text:p>
          </table:table-cell>
          <table:table-cell table:formula="of:=IF(OR([$Sheet1.J160]&lt;25;[$Sheet1.J160]&gt;974);&quot;XXX&quot;;&quot;OK&quot;)" office:value-type="string" office:string-value="OK" calcext:value-type="string">
            <text:p>OK</text:p>
          </table:table-cell>
          <table:table-cell table:formula="of:=IF(OR([$Sheet1.K160]&lt;25;[$Sheet1.K160]&gt;974);&quot;XXX&quot;;&quot;OK&quot;)" office:value-type="string" office:string-value="OK" calcext:value-type="string">
            <text:p>OK</text:p>
          </table:table-cell>
          <table:table-cell table:formula="of:=IF(OR([$Sheet1.L160]&lt;25;[$Sheet1.L160]&gt;974);&quot;XXX&quot;;&quot;OK&quot;)" office:value-type="string" office:string-value="OK" calcext:value-type="string">
            <text:p>OK</text:p>
          </table:table-cell>
          <table:table-cell table:formula="of:=IF(OR([$Sheet1.M160]&lt;25;[$Sheet1.M160]&gt;974);&quot;XXX&quot;;&quot;OK&quot;)" office:value-type="string" office:string-value="OK" calcext:value-type="string">
            <text:p>OK</text:p>
          </table:table-cell>
          <table:table-cell table:formula="of:=IF(OR([$Sheet1.N160]&lt;25;[$Sheet1.N160]&gt;974);&quot;XXX&quot;;&quot;OK&quot;)" office:value-type="string" office:string-value="OK" calcext:value-type="string">
            <text:p>OK</text:p>
          </table:table-cell>
          <table:table-cell table:formula="of:=IF(OR([$Sheet1.O160]&lt;25;[$Sheet1.O160]&gt;974);&quot;XXX&quot;;&quot;OK&quot;)" office:value-type="string" office:string-value="OK" calcext:value-type="string">
            <text:p>OK</text:p>
          </table:table-cell>
          <table:table-cell table:formula="of:=IF(OR([$Sheet1.P160]&lt;25;[$Sheet1.P160]&gt;974);&quot;XXX&quot;;&quot;OK&quot;)" office:value-type="string" office:string-value="OK" calcext:value-type="string">
            <text:p>OK</text:p>
          </table:table-cell>
          <table:table-cell table:formula="of:=IF(OR([$Sheet1.Q160]&lt;25;[$Sheet1.Q160]&gt;974);&quot;XXX&quot;;&quot;OK&quot;)" office:value-type="string" office:string-value="OK" calcext:value-type="string">
            <text:p>OK</text:p>
          </table:table-cell>
          <table:table-cell table:formula="of:=IF(OR([$Sheet1.R160]&lt;25;[$Sheet1.R160]&gt;974);&quot;XXX&quot;;&quot;OK&quot;)" office:value-type="string" office:string-value="OK" calcext:value-type="string">
            <text:p>OK</text:p>
          </table:table-cell>
          <table:table-cell table:formula="of:=IF(OR([$Sheet1.S160]&lt;25;[$Sheet1.S160]&gt;974);&quot;XXX&quot;;&quot;OK&quot;)" office:value-type="string" office:string-value="OK" calcext:value-type="string">
            <text:p>OK</text:p>
          </table:table-cell>
          <table:table-cell table:formula="of:=IF(OR([$Sheet1.T160]&lt;25;[$Sheet1.T160]&gt;974);&quot;XXX&quot;;&quot;OK&quot;)" office:value-type="string" office:string-value="OK" calcext:value-type="string">
            <text:p>OK</text:p>
          </table:table-cell>
          <table:table-cell table:formula="of:=IF(OR([$Sheet1.U160]&lt;25;[$Sheet1.U16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1]&lt;25;[$Sheet1.B161]&gt;974);&quot;XXX&quot;;&quot;OK&quot;)" office:value-type="string" office:string-value="OK" calcext:value-type="string">
            <text:p>OK</text:p>
          </table:table-cell>
          <table:table-cell table:formula="of:=IF(OR([$Sheet1.C161]&lt;25;[$Sheet1.C161]&gt;974);&quot;XXX&quot;;&quot;OK&quot;)" office:value-type="string" office:string-value="OK" calcext:value-type="string">
            <text:p>OK</text:p>
          </table:table-cell>
          <table:table-cell table:formula="of:=IF(OR([$Sheet1.D161]&lt;25;[$Sheet1.D161]&gt;974);&quot;XXX&quot;;&quot;OK&quot;)" office:value-type="string" office:string-value="OK" calcext:value-type="string">
            <text:p>OK</text:p>
          </table:table-cell>
          <table:table-cell table:formula="of:=IF(OR([$Sheet1.E161]&lt;25;[$Sheet1.E161]&gt;974);&quot;XXX&quot;;&quot;OK&quot;)" office:value-type="string" office:string-value="OK" calcext:value-type="string">
            <text:p>OK</text:p>
          </table:table-cell>
          <table:table-cell table:formula="of:=IF(OR([$Sheet1.F161]&lt;25;[$Sheet1.F161]&gt;974);&quot;XXX&quot;;&quot;OK&quot;)" office:value-type="string" office:string-value="OK" calcext:value-type="string">
            <text:p>OK</text:p>
          </table:table-cell>
          <table:table-cell table:formula="of:=IF(OR([$Sheet1.G161]&lt;25;[$Sheet1.G161]&gt;974);&quot;XXX&quot;;&quot;OK&quot;)" office:value-type="string" office:string-value="OK" calcext:value-type="string">
            <text:p>OK</text:p>
          </table:table-cell>
          <table:table-cell table:formula="of:=IF(OR([$Sheet1.H161]&lt;25;[$Sheet1.H161]&gt;974);&quot;XXX&quot;;&quot;OK&quot;)" office:value-type="string" office:string-value="OK" calcext:value-type="string">
            <text:p>OK</text:p>
          </table:table-cell>
          <table:table-cell table:formula="of:=IF(OR([$Sheet1.I161]&lt;25;[$Sheet1.I161]&gt;974);&quot;XXX&quot;;&quot;OK&quot;)" office:value-type="string" office:string-value="OK" calcext:value-type="string">
            <text:p>OK</text:p>
          </table:table-cell>
          <table:table-cell table:formula="of:=IF(OR([$Sheet1.J161]&lt;25;[$Sheet1.J161]&gt;974);&quot;XXX&quot;;&quot;OK&quot;)" office:value-type="string" office:string-value="OK" calcext:value-type="string">
            <text:p>OK</text:p>
          </table:table-cell>
          <table:table-cell table:formula="of:=IF(OR([$Sheet1.K161]&lt;25;[$Sheet1.K161]&gt;974);&quot;XXX&quot;;&quot;OK&quot;)" office:value-type="string" office:string-value="OK" calcext:value-type="string">
            <text:p>OK</text:p>
          </table:table-cell>
          <table:table-cell table:formula="of:=IF(OR([$Sheet1.L161]&lt;25;[$Sheet1.L161]&gt;974);&quot;XXX&quot;;&quot;OK&quot;)" office:value-type="string" office:string-value="OK" calcext:value-type="string">
            <text:p>OK</text:p>
          </table:table-cell>
          <table:table-cell table:formula="of:=IF(OR([$Sheet1.M161]&lt;25;[$Sheet1.M161]&gt;974);&quot;XXX&quot;;&quot;OK&quot;)" office:value-type="string" office:string-value="OK" calcext:value-type="string">
            <text:p>OK</text:p>
          </table:table-cell>
          <table:table-cell table:formula="of:=IF(OR([$Sheet1.N161]&lt;25;[$Sheet1.N161]&gt;974);&quot;XXX&quot;;&quot;OK&quot;)" office:value-type="string" office:string-value="OK" calcext:value-type="string">
            <text:p>OK</text:p>
          </table:table-cell>
          <table:table-cell table:formula="of:=IF(OR([$Sheet1.O161]&lt;25;[$Sheet1.O161]&gt;974);&quot;XXX&quot;;&quot;OK&quot;)" office:value-type="string" office:string-value="OK" calcext:value-type="string">
            <text:p>OK</text:p>
          </table:table-cell>
          <table:table-cell table:formula="of:=IF(OR([$Sheet1.P161]&lt;25;[$Sheet1.P161]&gt;974);&quot;XXX&quot;;&quot;OK&quot;)" office:value-type="string" office:string-value="OK" calcext:value-type="string">
            <text:p>OK</text:p>
          </table:table-cell>
          <table:table-cell table:formula="of:=IF(OR([$Sheet1.Q161]&lt;25;[$Sheet1.Q161]&gt;974);&quot;XXX&quot;;&quot;OK&quot;)" office:value-type="string" office:string-value="OK" calcext:value-type="string">
            <text:p>OK</text:p>
          </table:table-cell>
          <table:table-cell table:formula="of:=IF(OR([$Sheet1.R161]&lt;25;[$Sheet1.R161]&gt;974);&quot;XXX&quot;;&quot;OK&quot;)" office:value-type="string" office:string-value="OK" calcext:value-type="string">
            <text:p>OK</text:p>
          </table:table-cell>
          <table:table-cell table:formula="of:=IF(OR([$Sheet1.S161]&lt;25;[$Sheet1.S161]&gt;974);&quot;XXX&quot;;&quot;OK&quot;)" office:value-type="string" office:string-value="OK" calcext:value-type="string">
            <text:p>OK</text:p>
          </table:table-cell>
          <table:table-cell table:formula="of:=IF(OR([$Sheet1.T161]&lt;25;[$Sheet1.T161]&gt;974);&quot;XXX&quot;;&quot;OK&quot;)" office:value-type="string" office:string-value="OK" calcext:value-type="string">
            <text:p>OK</text:p>
          </table:table-cell>
          <table:table-cell table:formula="of:=IF(OR([$Sheet1.U161]&lt;25;[$Sheet1.U16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2]&lt;25;[$Sheet1.B162]&gt;974);&quot;XXX&quot;;&quot;OK&quot;)" office:value-type="string" office:string-value="OK" calcext:value-type="string">
            <text:p>OK</text:p>
          </table:table-cell>
          <table:table-cell table:formula="of:=IF(OR([$Sheet1.C162]&lt;25;[$Sheet1.C162]&gt;974);&quot;XXX&quot;;&quot;OK&quot;)" office:value-type="string" office:string-value="OK" calcext:value-type="string">
            <text:p>OK</text:p>
          </table:table-cell>
          <table:table-cell table:formula="of:=IF(OR([$Sheet1.D162]&lt;25;[$Sheet1.D162]&gt;974);&quot;XXX&quot;;&quot;OK&quot;)" office:value-type="string" office:string-value="OK" calcext:value-type="string">
            <text:p>OK</text:p>
          </table:table-cell>
          <table:table-cell table:formula="of:=IF(OR([$Sheet1.E162]&lt;25;[$Sheet1.E162]&gt;974);&quot;XXX&quot;;&quot;OK&quot;)" office:value-type="string" office:string-value="OK" calcext:value-type="string">
            <text:p>OK</text:p>
          </table:table-cell>
          <table:table-cell table:formula="of:=IF(OR([$Sheet1.F162]&lt;25;[$Sheet1.F162]&gt;974);&quot;XXX&quot;;&quot;OK&quot;)" office:value-type="string" office:string-value="OK" calcext:value-type="string">
            <text:p>OK</text:p>
          </table:table-cell>
          <table:table-cell table:formula="of:=IF(OR([$Sheet1.G162]&lt;25;[$Sheet1.G162]&gt;974);&quot;XXX&quot;;&quot;OK&quot;)" office:value-type="string" office:string-value="OK" calcext:value-type="string">
            <text:p>OK</text:p>
          </table:table-cell>
          <table:table-cell table:formula="of:=IF(OR([$Sheet1.H162]&lt;25;[$Sheet1.H162]&gt;974);&quot;XXX&quot;;&quot;OK&quot;)" office:value-type="string" office:string-value="OK" calcext:value-type="string">
            <text:p>OK</text:p>
          </table:table-cell>
          <table:table-cell table:formula="of:=IF(OR([$Sheet1.I162]&lt;25;[$Sheet1.I162]&gt;974);&quot;XXX&quot;;&quot;OK&quot;)" office:value-type="string" office:string-value="OK" calcext:value-type="string">
            <text:p>OK</text:p>
          </table:table-cell>
          <table:table-cell table:formula="of:=IF(OR([$Sheet1.J162]&lt;25;[$Sheet1.J162]&gt;974);&quot;XXX&quot;;&quot;OK&quot;)" office:value-type="string" office:string-value="OK" calcext:value-type="string">
            <text:p>OK</text:p>
          </table:table-cell>
          <table:table-cell table:formula="of:=IF(OR([$Sheet1.K162]&lt;25;[$Sheet1.K162]&gt;974);&quot;XXX&quot;;&quot;OK&quot;)" office:value-type="string" office:string-value="OK" calcext:value-type="string">
            <text:p>OK</text:p>
          </table:table-cell>
          <table:table-cell table:formula="of:=IF(OR([$Sheet1.L162]&lt;25;[$Sheet1.L162]&gt;974);&quot;XXX&quot;;&quot;OK&quot;)" office:value-type="string" office:string-value="OK" calcext:value-type="string">
            <text:p>OK</text:p>
          </table:table-cell>
          <table:table-cell table:formula="of:=IF(OR([$Sheet1.M162]&lt;25;[$Sheet1.M162]&gt;974);&quot;XXX&quot;;&quot;OK&quot;)" office:value-type="string" office:string-value="OK" calcext:value-type="string">
            <text:p>OK</text:p>
          </table:table-cell>
          <table:table-cell table:formula="of:=IF(OR([$Sheet1.N162]&lt;25;[$Sheet1.N162]&gt;974);&quot;XXX&quot;;&quot;OK&quot;)" office:value-type="string" office:string-value="OK" calcext:value-type="string">
            <text:p>OK</text:p>
          </table:table-cell>
          <table:table-cell table:formula="of:=IF(OR([$Sheet1.O162]&lt;25;[$Sheet1.O162]&gt;974);&quot;XXX&quot;;&quot;OK&quot;)" office:value-type="string" office:string-value="OK" calcext:value-type="string">
            <text:p>OK</text:p>
          </table:table-cell>
          <table:table-cell table:formula="of:=IF(OR([$Sheet1.P162]&lt;25;[$Sheet1.P162]&gt;974);&quot;XXX&quot;;&quot;OK&quot;)" office:value-type="string" office:string-value="OK" calcext:value-type="string">
            <text:p>OK</text:p>
          </table:table-cell>
          <table:table-cell table:formula="of:=IF(OR([$Sheet1.Q162]&lt;25;[$Sheet1.Q162]&gt;974);&quot;XXX&quot;;&quot;OK&quot;)" office:value-type="string" office:string-value="OK" calcext:value-type="string">
            <text:p>OK</text:p>
          </table:table-cell>
          <table:table-cell table:formula="of:=IF(OR([$Sheet1.R162]&lt;25;[$Sheet1.R162]&gt;974);&quot;XXX&quot;;&quot;OK&quot;)" office:value-type="string" office:string-value="OK" calcext:value-type="string">
            <text:p>OK</text:p>
          </table:table-cell>
          <table:table-cell table:formula="of:=IF(OR([$Sheet1.S162]&lt;25;[$Sheet1.S162]&gt;974);&quot;XXX&quot;;&quot;OK&quot;)" office:value-type="string" office:string-value="OK" calcext:value-type="string">
            <text:p>OK</text:p>
          </table:table-cell>
          <table:table-cell table:formula="of:=IF(OR([$Sheet1.T162]&lt;25;[$Sheet1.T162]&gt;974);&quot;XXX&quot;;&quot;OK&quot;)" office:value-type="string" office:string-value="OK" calcext:value-type="string">
            <text:p>OK</text:p>
          </table:table-cell>
          <table:table-cell table:formula="of:=IF(OR([$Sheet1.U162]&lt;25;[$Sheet1.U16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3]&lt;25;[$Sheet1.B163]&gt;974);&quot;XXX&quot;;&quot;OK&quot;)" office:value-type="string" office:string-value="OK" calcext:value-type="string">
            <text:p>OK</text:p>
          </table:table-cell>
          <table:table-cell table:formula="of:=IF(OR([$Sheet1.C163]&lt;25;[$Sheet1.C163]&gt;974);&quot;XXX&quot;;&quot;OK&quot;)" office:value-type="string" office:string-value="OK" calcext:value-type="string">
            <text:p>OK</text:p>
          </table:table-cell>
          <table:table-cell table:formula="of:=IF(OR([$Sheet1.D163]&lt;25;[$Sheet1.D163]&gt;974);&quot;XXX&quot;;&quot;OK&quot;)" office:value-type="string" office:string-value="OK" calcext:value-type="string">
            <text:p>OK</text:p>
          </table:table-cell>
          <table:table-cell table:formula="of:=IF(OR([$Sheet1.E163]&lt;25;[$Sheet1.E163]&gt;974);&quot;XXX&quot;;&quot;OK&quot;)" office:value-type="string" office:string-value="OK" calcext:value-type="string">
            <text:p>OK</text:p>
          </table:table-cell>
          <table:table-cell table:formula="of:=IF(OR([$Sheet1.F163]&lt;25;[$Sheet1.F163]&gt;974);&quot;XXX&quot;;&quot;OK&quot;)" office:value-type="string" office:string-value="OK" calcext:value-type="string">
            <text:p>OK</text:p>
          </table:table-cell>
          <table:table-cell table:formula="of:=IF(OR([$Sheet1.G163]&lt;25;[$Sheet1.G163]&gt;974);&quot;XXX&quot;;&quot;OK&quot;)" office:value-type="string" office:string-value="OK" calcext:value-type="string">
            <text:p>OK</text:p>
          </table:table-cell>
          <table:table-cell table:formula="of:=IF(OR([$Sheet1.H163]&lt;25;[$Sheet1.H163]&gt;974);&quot;XXX&quot;;&quot;OK&quot;)" office:value-type="string" office:string-value="OK" calcext:value-type="string">
            <text:p>OK</text:p>
          </table:table-cell>
          <table:table-cell table:formula="of:=IF(OR([$Sheet1.I163]&lt;25;[$Sheet1.I163]&gt;974);&quot;XXX&quot;;&quot;OK&quot;)" office:value-type="string" office:string-value="OK" calcext:value-type="string">
            <text:p>OK</text:p>
          </table:table-cell>
          <table:table-cell table:formula="of:=IF(OR([$Sheet1.J163]&lt;25;[$Sheet1.J163]&gt;974);&quot;XXX&quot;;&quot;OK&quot;)" office:value-type="string" office:string-value="OK" calcext:value-type="string">
            <text:p>OK</text:p>
          </table:table-cell>
          <table:table-cell table:formula="of:=IF(OR([$Sheet1.K163]&lt;25;[$Sheet1.K163]&gt;974);&quot;XXX&quot;;&quot;OK&quot;)" office:value-type="string" office:string-value="OK" calcext:value-type="string">
            <text:p>OK</text:p>
          </table:table-cell>
          <table:table-cell table:formula="of:=IF(OR([$Sheet1.L163]&lt;25;[$Sheet1.L163]&gt;974);&quot;XXX&quot;;&quot;OK&quot;)" office:value-type="string" office:string-value="OK" calcext:value-type="string">
            <text:p>OK</text:p>
          </table:table-cell>
          <table:table-cell table:formula="of:=IF(OR([$Sheet1.M163]&lt;25;[$Sheet1.M163]&gt;974);&quot;XXX&quot;;&quot;OK&quot;)" office:value-type="string" office:string-value="OK" calcext:value-type="string">
            <text:p>OK</text:p>
          </table:table-cell>
          <table:table-cell table:formula="of:=IF(OR([$Sheet1.N163]&lt;25;[$Sheet1.N163]&gt;974);&quot;XXX&quot;;&quot;OK&quot;)" office:value-type="string" office:string-value="OK" calcext:value-type="string">
            <text:p>OK</text:p>
          </table:table-cell>
          <table:table-cell table:formula="of:=IF(OR([$Sheet1.O163]&lt;25;[$Sheet1.O163]&gt;974);&quot;XXX&quot;;&quot;OK&quot;)" office:value-type="string" office:string-value="OK" calcext:value-type="string">
            <text:p>OK</text:p>
          </table:table-cell>
          <table:table-cell table:formula="of:=IF(OR([$Sheet1.P163]&lt;25;[$Sheet1.P163]&gt;974);&quot;XXX&quot;;&quot;OK&quot;)" office:value-type="string" office:string-value="OK" calcext:value-type="string">
            <text:p>OK</text:p>
          </table:table-cell>
          <table:table-cell table:formula="of:=IF(OR([$Sheet1.Q163]&lt;25;[$Sheet1.Q163]&gt;974);&quot;XXX&quot;;&quot;OK&quot;)" office:value-type="string" office:string-value="OK" calcext:value-type="string">
            <text:p>OK</text:p>
          </table:table-cell>
          <table:table-cell table:formula="of:=IF(OR([$Sheet1.R163]&lt;25;[$Sheet1.R163]&gt;974);&quot;XXX&quot;;&quot;OK&quot;)" office:value-type="string" office:string-value="OK" calcext:value-type="string">
            <text:p>OK</text:p>
          </table:table-cell>
          <table:table-cell table:formula="of:=IF(OR([$Sheet1.S163]&lt;25;[$Sheet1.S163]&gt;974);&quot;XXX&quot;;&quot;OK&quot;)" office:value-type="string" office:string-value="OK" calcext:value-type="string">
            <text:p>OK</text:p>
          </table:table-cell>
          <table:table-cell table:formula="of:=IF(OR([$Sheet1.T163]&lt;25;[$Sheet1.T163]&gt;974);&quot;XXX&quot;;&quot;OK&quot;)" office:value-type="string" office:string-value="OK" calcext:value-type="string">
            <text:p>OK</text:p>
          </table:table-cell>
          <table:table-cell table:formula="of:=IF(OR([$Sheet1.U163]&lt;25;[$Sheet1.U16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4]&lt;25;[$Sheet1.B164]&gt;974);&quot;XXX&quot;;&quot;OK&quot;)" office:value-type="string" office:string-value="OK" calcext:value-type="string">
            <text:p>OK</text:p>
          </table:table-cell>
          <table:table-cell table:formula="of:=IF(OR([$Sheet1.C164]&lt;25;[$Sheet1.C164]&gt;974);&quot;XXX&quot;;&quot;OK&quot;)" office:value-type="string" office:string-value="OK" calcext:value-type="string">
            <text:p>OK</text:p>
          </table:table-cell>
          <table:table-cell table:formula="of:=IF(OR([$Sheet1.D164]&lt;25;[$Sheet1.D164]&gt;974);&quot;XXX&quot;;&quot;OK&quot;)" office:value-type="string" office:string-value="OK" calcext:value-type="string">
            <text:p>OK</text:p>
          </table:table-cell>
          <table:table-cell table:formula="of:=IF(OR([$Sheet1.E164]&lt;25;[$Sheet1.E164]&gt;974);&quot;XXX&quot;;&quot;OK&quot;)" office:value-type="string" office:string-value="OK" calcext:value-type="string">
            <text:p>OK</text:p>
          </table:table-cell>
          <table:table-cell table:formula="of:=IF(OR([$Sheet1.F164]&lt;25;[$Sheet1.F164]&gt;974);&quot;XXX&quot;;&quot;OK&quot;)" office:value-type="string" office:string-value="OK" calcext:value-type="string">
            <text:p>OK</text:p>
          </table:table-cell>
          <table:table-cell table:formula="of:=IF(OR([$Sheet1.G164]&lt;25;[$Sheet1.G164]&gt;974);&quot;XXX&quot;;&quot;OK&quot;)" office:value-type="string" office:string-value="OK" calcext:value-type="string">
            <text:p>OK</text:p>
          </table:table-cell>
          <table:table-cell table:formula="of:=IF(OR([$Sheet1.H164]&lt;25;[$Sheet1.H164]&gt;974);&quot;XXX&quot;;&quot;OK&quot;)" office:value-type="string" office:string-value="OK" calcext:value-type="string">
            <text:p>OK</text:p>
          </table:table-cell>
          <table:table-cell table:formula="of:=IF(OR([$Sheet1.I164]&lt;25;[$Sheet1.I164]&gt;974);&quot;XXX&quot;;&quot;OK&quot;)" office:value-type="string" office:string-value="OK" calcext:value-type="string">
            <text:p>OK</text:p>
          </table:table-cell>
          <table:table-cell table:formula="of:=IF(OR([$Sheet1.J164]&lt;25;[$Sheet1.J164]&gt;974);&quot;XXX&quot;;&quot;OK&quot;)" office:value-type="string" office:string-value="OK" calcext:value-type="string">
            <text:p>OK</text:p>
          </table:table-cell>
          <table:table-cell table:formula="of:=IF(OR([$Sheet1.K164]&lt;25;[$Sheet1.K164]&gt;974);&quot;XXX&quot;;&quot;OK&quot;)" office:value-type="string" office:string-value="OK" calcext:value-type="string">
            <text:p>OK</text:p>
          </table:table-cell>
          <table:table-cell table:formula="of:=IF(OR([$Sheet1.L164]&lt;25;[$Sheet1.L164]&gt;974);&quot;XXX&quot;;&quot;OK&quot;)" office:value-type="string" office:string-value="OK" calcext:value-type="string">
            <text:p>OK</text:p>
          </table:table-cell>
          <table:table-cell table:formula="of:=IF(OR([$Sheet1.M164]&lt;25;[$Sheet1.M164]&gt;974);&quot;XXX&quot;;&quot;OK&quot;)" office:value-type="string" office:string-value="OK" calcext:value-type="string">
            <text:p>OK</text:p>
          </table:table-cell>
          <table:table-cell table:formula="of:=IF(OR([$Sheet1.N164]&lt;25;[$Sheet1.N164]&gt;974);&quot;XXX&quot;;&quot;OK&quot;)" office:value-type="string" office:string-value="OK" calcext:value-type="string">
            <text:p>OK</text:p>
          </table:table-cell>
          <table:table-cell table:formula="of:=IF(OR([$Sheet1.O164]&lt;25;[$Sheet1.O164]&gt;974);&quot;XXX&quot;;&quot;OK&quot;)" office:value-type="string" office:string-value="OK" calcext:value-type="string">
            <text:p>OK</text:p>
          </table:table-cell>
          <table:table-cell table:formula="of:=IF(OR([$Sheet1.P164]&lt;25;[$Sheet1.P164]&gt;974);&quot;XXX&quot;;&quot;OK&quot;)" office:value-type="string" office:string-value="OK" calcext:value-type="string">
            <text:p>OK</text:p>
          </table:table-cell>
          <table:table-cell table:formula="of:=IF(OR([$Sheet1.Q164]&lt;25;[$Sheet1.Q164]&gt;974);&quot;XXX&quot;;&quot;OK&quot;)" office:value-type="string" office:string-value="OK" calcext:value-type="string">
            <text:p>OK</text:p>
          </table:table-cell>
          <table:table-cell table:formula="of:=IF(OR([$Sheet1.R164]&lt;25;[$Sheet1.R164]&gt;974);&quot;XXX&quot;;&quot;OK&quot;)" office:value-type="string" office:string-value="OK" calcext:value-type="string">
            <text:p>OK</text:p>
          </table:table-cell>
          <table:table-cell table:formula="of:=IF(OR([$Sheet1.S164]&lt;25;[$Sheet1.S164]&gt;974);&quot;XXX&quot;;&quot;OK&quot;)" office:value-type="string" office:string-value="OK" calcext:value-type="string">
            <text:p>OK</text:p>
          </table:table-cell>
          <table:table-cell table:formula="of:=IF(OR([$Sheet1.T164]&lt;25;[$Sheet1.T164]&gt;974);&quot;XXX&quot;;&quot;OK&quot;)" office:value-type="string" office:string-value="OK" calcext:value-type="string">
            <text:p>OK</text:p>
          </table:table-cell>
          <table:table-cell table:formula="of:=IF(OR([$Sheet1.U164]&lt;25;[$Sheet1.U16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5]&lt;25;[$Sheet1.B165]&gt;974);&quot;XXX&quot;;&quot;OK&quot;)" office:value-type="string" office:string-value="OK" calcext:value-type="string">
            <text:p>OK</text:p>
          </table:table-cell>
          <table:table-cell table:formula="of:=IF(OR([$Sheet1.C165]&lt;25;[$Sheet1.C165]&gt;974);&quot;XXX&quot;;&quot;OK&quot;)" office:value-type="string" office:string-value="OK" calcext:value-type="string">
            <text:p>OK</text:p>
          </table:table-cell>
          <table:table-cell table:formula="of:=IF(OR([$Sheet1.D165]&lt;25;[$Sheet1.D165]&gt;974);&quot;XXX&quot;;&quot;OK&quot;)" office:value-type="string" office:string-value="OK" calcext:value-type="string">
            <text:p>OK</text:p>
          </table:table-cell>
          <table:table-cell table:formula="of:=IF(OR([$Sheet1.E165]&lt;25;[$Sheet1.E165]&gt;974);&quot;XXX&quot;;&quot;OK&quot;)" office:value-type="string" office:string-value="OK" calcext:value-type="string">
            <text:p>OK</text:p>
          </table:table-cell>
          <table:table-cell table:formula="of:=IF(OR([$Sheet1.F165]&lt;25;[$Sheet1.F165]&gt;974);&quot;XXX&quot;;&quot;OK&quot;)" office:value-type="string" office:string-value="OK" calcext:value-type="string">
            <text:p>OK</text:p>
          </table:table-cell>
          <table:table-cell table:formula="of:=IF(OR([$Sheet1.G165]&lt;25;[$Sheet1.G165]&gt;974);&quot;XXX&quot;;&quot;OK&quot;)" office:value-type="string" office:string-value="OK" calcext:value-type="string">
            <text:p>OK</text:p>
          </table:table-cell>
          <table:table-cell table:formula="of:=IF(OR([$Sheet1.H165]&lt;25;[$Sheet1.H165]&gt;974);&quot;XXX&quot;;&quot;OK&quot;)" office:value-type="string" office:string-value="OK" calcext:value-type="string">
            <text:p>OK</text:p>
          </table:table-cell>
          <table:table-cell table:formula="of:=IF(OR([$Sheet1.I165]&lt;25;[$Sheet1.I165]&gt;974);&quot;XXX&quot;;&quot;OK&quot;)" office:value-type="string" office:string-value="OK" calcext:value-type="string">
            <text:p>OK</text:p>
          </table:table-cell>
          <table:table-cell table:formula="of:=IF(OR([$Sheet1.J165]&lt;25;[$Sheet1.J165]&gt;974);&quot;XXX&quot;;&quot;OK&quot;)" office:value-type="string" office:string-value="OK" calcext:value-type="string">
            <text:p>OK</text:p>
          </table:table-cell>
          <table:table-cell table:formula="of:=IF(OR([$Sheet1.K165]&lt;25;[$Sheet1.K165]&gt;974);&quot;XXX&quot;;&quot;OK&quot;)" office:value-type="string" office:string-value="OK" calcext:value-type="string">
            <text:p>OK</text:p>
          </table:table-cell>
          <table:table-cell table:formula="of:=IF(OR([$Sheet1.L165]&lt;25;[$Sheet1.L165]&gt;974);&quot;XXX&quot;;&quot;OK&quot;)" office:value-type="string" office:string-value="OK" calcext:value-type="string">
            <text:p>OK</text:p>
          </table:table-cell>
          <table:table-cell table:formula="of:=IF(OR([$Sheet1.M165]&lt;25;[$Sheet1.M165]&gt;974);&quot;XXX&quot;;&quot;OK&quot;)" office:value-type="string" office:string-value="OK" calcext:value-type="string">
            <text:p>OK</text:p>
          </table:table-cell>
          <table:table-cell table:formula="of:=IF(OR([$Sheet1.N165]&lt;25;[$Sheet1.N165]&gt;974);&quot;XXX&quot;;&quot;OK&quot;)" office:value-type="string" office:string-value="OK" calcext:value-type="string">
            <text:p>OK</text:p>
          </table:table-cell>
          <table:table-cell table:formula="of:=IF(OR([$Sheet1.O165]&lt;25;[$Sheet1.O165]&gt;974);&quot;XXX&quot;;&quot;OK&quot;)" office:value-type="string" office:string-value="OK" calcext:value-type="string">
            <text:p>OK</text:p>
          </table:table-cell>
          <table:table-cell table:formula="of:=IF(OR([$Sheet1.P165]&lt;25;[$Sheet1.P165]&gt;974);&quot;XXX&quot;;&quot;OK&quot;)" office:value-type="string" office:string-value="OK" calcext:value-type="string">
            <text:p>OK</text:p>
          </table:table-cell>
          <table:table-cell table:formula="of:=IF(OR([$Sheet1.Q165]&lt;25;[$Sheet1.Q165]&gt;974);&quot;XXX&quot;;&quot;OK&quot;)" office:value-type="string" office:string-value="OK" calcext:value-type="string">
            <text:p>OK</text:p>
          </table:table-cell>
          <table:table-cell table:formula="of:=IF(OR([$Sheet1.R165]&lt;25;[$Sheet1.R165]&gt;974);&quot;XXX&quot;;&quot;OK&quot;)" office:value-type="string" office:string-value="OK" calcext:value-type="string">
            <text:p>OK</text:p>
          </table:table-cell>
          <table:table-cell table:formula="of:=IF(OR([$Sheet1.S165]&lt;25;[$Sheet1.S165]&gt;974);&quot;XXX&quot;;&quot;OK&quot;)" office:value-type="string" office:string-value="OK" calcext:value-type="string">
            <text:p>OK</text:p>
          </table:table-cell>
          <table:table-cell table:formula="of:=IF(OR([$Sheet1.T165]&lt;25;[$Sheet1.T165]&gt;974);&quot;XXX&quot;;&quot;OK&quot;)" office:value-type="string" office:string-value="OK" calcext:value-type="string">
            <text:p>OK</text:p>
          </table:table-cell>
          <table:table-cell table:formula="of:=IF(OR([$Sheet1.U165]&lt;25;[$Sheet1.U16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6]&lt;25;[$Sheet1.B166]&gt;974);&quot;XXX&quot;;&quot;OK&quot;)" office:value-type="string" office:string-value="OK" calcext:value-type="string">
            <text:p>OK</text:p>
          </table:table-cell>
          <table:table-cell table:formula="of:=IF(OR([$Sheet1.C166]&lt;25;[$Sheet1.C166]&gt;974);&quot;XXX&quot;;&quot;OK&quot;)" office:value-type="string" office:string-value="OK" calcext:value-type="string">
            <text:p>OK</text:p>
          </table:table-cell>
          <table:table-cell table:formula="of:=IF(OR([$Sheet1.D166]&lt;25;[$Sheet1.D166]&gt;974);&quot;XXX&quot;;&quot;OK&quot;)" office:value-type="string" office:string-value="OK" calcext:value-type="string">
            <text:p>OK</text:p>
          </table:table-cell>
          <table:table-cell table:formula="of:=IF(OR([$Sheet1.E166]&lt;25;[$Sheet1.E166]&gt;974);&quot;XXX&quot;;&quot;OK&quot;)" office:value-type="string" office:string-value="OK" calcext:value-type="string">
            <text:p>OK</text:p>
          </table:table-cell>
          <table:table-cell table:formula="of:=IF(OR([$Sheet1.F166]&lt;25;[$Sheet1.F166]&gt;974);&quot;XXX&quot;;&quot;OK&quot;)" office:value-type="string" office:string-value="OK" calcext:value-type="string">
            <text:p>OK</text:p>
          </table:table-cell>
          <table:table-cell table:formula="of:=IF(OR([$Sheet1.G166]&lt;25;[$Sheet1.G166]&gt;974);&quot;XXX&quot;;&quot;OK&quot;)" office:value-type="string" office:string-value="OK" calcext:value-type="string">
            <text:p>OK</text:p>
          </table:table-cell>
          <table:table-cell table:formula="of:=IF(OR([$Sheet1.H166]&lt;25;[$Sheet1.H166]&gt;974);&quot;XXX&quot;;&quot;OK&quot;)" office:value-type="string" office:string-value="OK" calcext:value-type="string">
            <text:p>OK</text:p>
          </table:table-cell>
          <table:table-cell table:formula="of:=IF(OR([$Sheet1.I166]&lt;25;[$Sheet1.I166]&gt;974);&quot;XXX&quot;;&quot;OK&quot;)" office:value-type="string" office:string-value="OK" calcext:value-type="string">
            <text:p>OK</text:p>
          </table:table-cell>
          <table:table-cell table:formula="of:=IF(OR([$Sheet1.J166]&lt;25;[$Sheet1.J166]&gt;974);&quot;XXX&quot;;&quot;OK&quot;)" office:value-type="string" office:string-value="OK" calcext:value-type="string">
            <text:p>OK</text:p>
          </table:table-cell>
          <table:table-cell table:formula="of:=IF(OR([$Sheet1.K166]&lt;25;[$Sheet1.K166]&gt;974);&quot;XXX&quot;;&quot;OK&quot;)" office:value-type="string" office:string-value="OK" calcext:value-type="string">
            <text:p>OK</text:p>
          </table:table-cell>
          <table:table-cell table:formula="of:=IF(OR([$Sheet1.L166]&lt;25;[$Sheet1.L166]&gt;974);&quot;XXX&quot;;&quot;OK&quot;)" office:value-type="string" office:string-value="OK" calcext:value-type="string">
            <text:p>OK</text:p>
          </table:table-cell>
          <table:table-cell table:formula="of:=IF(OR([$Sheet1.M166]&lt;25;[$Sheet1.M166]&gt;974);&quot;XXX&quot;;&quot;OK&quot;)" office:value-type="string" office:string-value="OK" calcext:value-type="string">
            <text:p>OK</text:p>
          </table:table-cell>
          <table:table-cell table:formula="of:=IF(OR([$Sheet1.N166]&lt;25;[$Sheet1.N166]&gt;974);&quot;XXX&quot;;&quot;OK&quot;)" office:value-type="string" office:string-value="OK" calcext:value-type="string">
            <text:p>OK</text:p>
          </table:table-cell>
          <table:table-cell table:formula="of:=IF(OR([$Sheet1.O166]&lt;25;[$Sheet1.O166]&gt;974);&quot;XXX&quot;;&quot;OK&quot;)" office:value-type="string" office:string-value="OK" calcext:value-type="string">
            <text:p>OK</text:p>
          </table:table-cell>
          <table:table-cell table:formula="of:=IF(OR([$Sheet1.P166]&lt;25;[$Sheet1.P166]&gt;974);&quot;XXX&quot;;&quot;OK&quot;)" office:value-type="string" office:string-value="OK" calcext:value-type="string">
            <text:p>OK</text:p>
          </table:table-cell>
          <table:table-cell table:formula="of:=IF(OR([$Sheet1.Q166]&lt;25;[$Sheet1.Q166]&gt;974);&quot;XXX&quot;;&quot;OK&quot;)" office:value-type="string" office:string-value="OK" calcext:value-type="string">
            <text:p>OK</text:p>
          </table:table-cell>
          <table:table-cell table:formula="of:=IF(OR([$Sheet1.R166]&lt;25;[$Sheet1.R166]&gt;974);&quot;XXX&quot;;&quot;OK&quot;)" office:value-type="string" office:string-value="OK" calcext:value-type="string">
            <text:p>OK</text:p>
          </table:table-cell>
          <table:table-cell table:formula="of:=IF(OR([$Sheet1.S166]&lt;25;[$Sheet1.S166]&gt;974);&quot;XXX&quot;;&quot;OK&quot;)" office:value-type="string" office:string-value="OK" calcext:value-type="string">
            <text:p>OK</text:p>
          </table:table-cell>
          <table:table-cell table:formula="of:=IF(OR([$Sheet1.T166]&lt;25;[$Sheet1.T166]&gt;974);&quot;XXX&quot;;&quot;OK&quot;)" office:value-type="string" office:string-value="OK" calcext:value-type="string">
            <text:p>OK</text:p>
          </table:table-cell>
          <table:table-cell table:formula="of:=IF(OR([$Sheet1.U166]&lt;25;[$Sheet1.U16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7]&lt;25;[$Sheet1.B167]&gt;974);&quot;XXX&quot;;&quot;OK&quot;)" office:value-type="string" office:string-value="OK" calcext:value-type="string">
            <text:p>OK</text:p>
          </table:table-cell>
          <table:table-cell table:formula="of:=IF(OR([$Sheet1.C167]&lt;25;[$Sheet1.C167]&gt;974);&quot;XXX&quot;;&quot;OK&quot;)" office:value-type="string" office:string-value="OK" calcext:value-type="string">
            <text:p>OK</text:p>
          </table:table-cell>
          <table:table-cell table:formula="of:=IF(OR([$Sheet1.D167]&lt;25;[$Sheet1.D167]&gt;974);&quot;XXX&quot;;&quot;OK&quot;)" office:value-type="string" office:string-value="OK" calcext:value-type="string">
            <text:p>OK</text:p>
          </table:table-cell>
          <table:table-cell table:formula="of:=IF(OR([$Sheet1.E167]&lt;25;[$Sheet1.E167]&gt;974);&quot;XXX&quot;;&quot;OK&quot;)" office:value-type="string" office:string-value="OK" calcext:value-type="string">
            <text:p>OK</text:p>
          </table:table-cell>
          <table:table-cell table:formula="of:=IF(OR([$Sheet1.F167]&lt;25;[$Sheet1.F167]&gt;974);&quot;XXX&quot;;&quot;OK&quot;)" office:value-type="string" office:string-value="OK" calcext:value-type="string">
            <text:p>OK</text:p>
          </table:table-cell>
          <table:table-cell table:formula="of:=IF(OR([$Sheet1.G167]&lt;25;[$Sheet1.G167]&gt;974);&quot;XXX&quot;;&quot;OK&quot;)" office:value-type="string" office:string-value="OK" calcext:value-type="string">
            <text:p>OK</text:p>
          </table:table-cell>
          <table:table-cell table:formula="of:=IF(OR([$Sheet1.H167]&lt;25;[$Sheet1.H167]&gt;974);&quot;XXX&quot;;&quot;OK&quot;)" office:value-type="string" office:string-value="OK" calcext:value-type="string">
            <text:p>OK</text:p>
          </table:table-cell>
          <table:table-cell table:formula="of:=IF(OR([$Sheet1.I167]&lt;25;[$Sheet1.I167]&gt;974);&quot;XXX&quot;;&quot;OK&quot;)" office:value-type="string" office:string-value="OK" calcext:value-type="string">
            <text:p>OK</text:p>
          </table:table-cell>
          <table:table-cell table:formula="of:=IF(OR([$Sheet1.J167]&lt;25;[$Sheet1.J167]&gt;974);&quot;XXX&quot;;&quot;OK&quot;)" office:value-type="string" office:string-value="OK" calcext:value-type="string">
            <text:p>OK</text:p>
          </table:table-cell>
          <table:table-cell table:formula="of:=IF(OR([$Sheet1.K167]&lt;25;[$Sheet1.K167]&gt;974);&quot;XXX&quot;;&quot;OK&quot;)" office:value-type="string" office:string-value="OK" calcext:value-type="string">
            <text:p>OK</text:p>
          </table:table-cell>
          <table:table-cell table:formula="of:=IF(OR([$Sheet1.L167]&lt;25;[$Sheet1.L167]&gt;974);&quot;XXX&quot;;&quot;OK&quot;)" office:value-type="string" office:string-value="OK" calcext:value-type="string">
            <text:p>OK</text:p>
          </table:table-cell>
          <table:table-cell table:formula="of:=IF(OR([$Sheet1.M167]&lt;25;[$Sheet1.M167]&gt;974);&quot;XXX&quot;;&quot;OK&quot;)" office:value-type="string" office:string-value="OK" calcext:value-type="string">
            <text:p>OK</text:p>
          </table:table-cell>
          <table:table-cell table:formula="of:=IF(OR([$Sheet1.N167]&lt;25;[$Sheet1.N167]&gt;974);&quot;XXX&quot;;&quot;OK&quot;)" office:value-type="string" office:string-value="OK" calcext:value-type="string">
            <text:p>OK</text:p>
          </table:table-cell>
          <table:table-cell table:formula="of:=IF(OR([$Sheet1.O167]&lt;25;[$Sheet1.O167]&gt;974);&quot;XXX&quot;;&quot;OK&quot;)" office:value-type="string" office:string-value="OK" calcext:value-type="string">
            <text:p>OK</text:p>
          </table:table-cell>
          <table:table-cell table:formula="of:=IF(OR([$Sheet1.P167]&lt;25;[$Sheet1.P167]&gt;974);&quot;XXX&quot;;&quot;OK&quot;)" office:value-type="string" office:string-value="OK" calcext:value-type="string">
            <text:p>OK</text:p>
          </table:table-cell>
          <table:table-cell table:formula="of:=IF(OR([$Sheet1.Q167]&lt;25;[$Sheet1.Q167]&gt;974);&quot;XXX&quot;;&quot;OK&quot;)" office:value-type="string" office:string-value="OK" calcext:value-type="string">
            <text:p>OK</text:p>
          </table:table-cell>
          <table:table-cell table:formula="of:=IF(OR([$Sheet1.R167]&lt;25;[$Sheet1.R167]&gt;974);&quot;XXX&quot;;&quot;OK&quot;)" office:value-type="string" office:string-value="OK" calcext:value-type="string">
            <text:p>OK</text:p>
          </table:table-cell>
          <table:table-cell table:formula="of:=IF(OR([$Sheet1.S167]&lt;25;[$Sheet1.S167]&gt;974);&quot;XXX&quot;;&quot;OK&quot;)" office:value-type="string" office:string-value="OK" calcext:value-type="string">
            <text:p>OK</text:p>
          </table:table-cell>
          <table:table-cell table:formula="of:=IF(OR([$Sheet1.T167]&lt;25;[$Sheet1.T167]&gt;974);&quot;XXX&quot;;&quot;OK&quot;)" office:value-type="string" office:string-value="OK" calcext:value-type="string">
            <text:p>OK</text:p>
          </table:table-cell>
          <table:table-cell table:formula="of:=IF(OR([$Sheet1.U167]&lt;25;[$Sheet1.U16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8]&lt;25;[$Sheet1.B168]&gt;974);&quot;XXX&quot;;&quot;OK&quot;)" office:value-type="string" office:string-value="OK" calcext:value-type="string">
            <text:p>OK</text:p>
          </table:table-cell>
          <table:table-cell table:formula="of:=IF(OR([$Sheet1.C168]&lt;25;[$Sheet1.C168]&gt;974);&quot;XXX&quot;;&quot;OK&quot;)" office:value-type="string" office:string-value="OK" calcext:value-type="string">
            <text:p>OK</text:p>
          </table:table-cell>
          <table:table-cell table:formula="of:=IF(OR([$Sheet1.D168]&lt;25;[$Sheet1.D168]&gt;974);&quot;XXX&quot;;&quot;OK&quot;)" office:value-type="string" office:string-value="OK" calcext:value-type="string">
            <text:p>OK</text:p>
          </table:table-cell>
          <table:table-cell table:formula="of:=IF(OR([$Sheet1.E168]&lt;25;[$Sheet1.E168]&gt;974);&quot;XXX&quot;;&quot;OK&quot;)" office:value-type="string" office:string-value="OK" calcext:value-type="string">
            <text:p>OK</text:p>
          </table:table-cell>
          <table:table-cell table:formula="of:=IF(OR([$Sheet1.F168]&lt;25;[$Sheet1.F168]&gt;974);&quot;XXX&quot;;&quot;OK&quot;)" office:value-type="string" office:string-value="OK" calcext:value-type="string">
            <text:p>OK</text:p>
          </table:table-cell>
          <table:table-cell table:formula="of:=IF(OR([$Sheet1.G168]&lt;25;[$Sheet1.G168]&gt;974);&quot;XXX&quot;;&quot;OK&quot;)" office:value-type="string" office:string-value="OK" calcext:value-type="string">
            <text:p>OK</text:p>
          </table:table-cell>
          <table:table-cell table:formula="of:=IF(OR([$Sheet1.H168]&lt;25;[$Sheet1.H168]&gt;974);&quot;XXX&quot;;&quot;OK&quot;)" office:value-type="string" office:string-value="OK" calcext:value-type="string">
            <text:p>OK</text:p>
          </table:table-cell>
          <table:table-cell table:formula="of:=IF(OR([$Sheet1.I168]&lt;25;[$Sheet1.I168]&gt;974);&quot;XXX&quot;;&quot;OK&quot;)" office:value-type="string" office:string-value="OK" calcext:value-type="string">
            <text:p>OK</text:p>
          </table:table-cell>
          <table:table-cell table:formula="of:=IF(OR([$Sheet1.J168]&lt;25;[$Sheet1.J168]&gt;974);&quot;XXX&quot;;&quot;OK&quot;)" office:value-type="string" office:string-value="OK" calcext:value-type="string">
            <text:p>OK</text:p>
          </table:table-cell>
          <table:table-cell table:formula="of:=IF(OR([$Sheet1.K168]&lt;25;[$Sheet1.K168]&gt;974);&quot;XXX&quot;;&quot;OK&quot;)" office:value-type="string" office:string-value="OK" calcext:value-type="string">
            <text:p>OK</text:p>
          </table:table-cell>
          <table:table-cell table:formula="of:=IF(OR([$Sheet1.L168]&lt;25;[$Sheet1.L168]&gt;974);&quot;XXX&quot;;&quot;OK&quot;)" office:value-type="string" office:string-value="OK" calcext:value-type="string">
            <text:p>OK</text:p>
          </table:table-cell>
          <table:table-cell table:formula="of:=IF(OR([$Sheet1.M168]&lt;25;[$Sheet1.M168]&gt;974);&quot;XXX&quot;;&quot;OK&quot;)" office:value-type="string" office:string-value="OK" calcext:value-type="string">
            <text:p>OK</text:p>
          </table:table-cell>
          <table:table-cell table:formula="of:=IF(OR([$Sheet1.N168]&lt;25;[$Sheet1.N168]&gt;974);&quot;XXX&quot;;&quot;OK&quot;)" office:value-type="string" office:string-value="OK" calcext:value-type="string">
            <text:p>OK</text:p>
          </table:table-cell>
          <table:table-cell table:formula="of:=IF(OR([$Sheet1.O168]&lt;25;[$Sheet1.O168]&gt;974);&quot;XXX&quot;;&quot;OK&quot;)" office:value-type="string" office:string-value="OK" calcext:value-type="string">
            <text:p>OK</text:p>
          </table:table-cell>
          <table:table-cell table:formula="of:=IF(OR([$Sheet1.P168]&lt;25;[$Sheet1.P168]&gt;974);&quot;XXX&quot;;&quot;OK&quot;)" office:value-type="string" office:string-value="OK" calcext:value-type="string">
            <text:p>OK</text:p>
          </table:table-cell>
          <table:table-cell table:formula="of:=IF(OR([$Sheet1.Q168]&lt;25;[$Sheet1.Q168]&gt;974);&quot;XXX&quot;;&quot;OK&quot;)" office:value-type="string" office:string-value="OK" calcext:value-type="string">
            <text:p>OK</text:p>
          </table:table-cell>
          <table:table-cell table:formula="of:=IF(OR([$Sheet1.R168]&lt;25;[$Sheet1.R168]&gt;974);&quot;XXX&quot;;&quot;OK&quot;)" office:value-type="string" office:string-value="OK" calcext:value-type="string">
            <text:p>OK</text:p>
          </table:table-cell>
          <table:table-cell table:formula="of:=IF(OR([$Sheet1.S168]&lt;25;[$Sheet1.S168]&gt;974);&quot;XXX&quot;;&quot;OK&quot;)" office:value-type="string" office:string-value="OK" calcext:value-type="string">
            <text:p>OK</text:p>
          </table:table-cell>
          <table:table-cell table:formula="of:=IF(OR([$Sheet1.T168]&lt;25;[$Sheet1.T168]&gt;974);&quot;XXX&quot;;&quot;OK&quot;)" office:value-type="string" office:string-value="OK" calcext:value-type="string">
            <text:p>OK</text:p>
          </table:table-cell>
          <table:table-cell table:formula="of:=IF(OR([$Sheet1.U168]&lt;25;[$Sheet1.U16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69]&lt;25;[$Sheet1.B169]&gt;974);&quot;XXX&quot;;&quot;OK&quot;)" office:value-type="string" office:string-value="OK" calcext:value-type="string">
            <text:p>OK</text:p>
          </table:table-cell>
          <table:table-cell table:formula="of:=IF(OR([$Sheet1.C169]&lt;25;[$Sheet1.C169]&gt;974);&quot;XXX&quot;;&quot;OK&quot;)" office:value-type="string" office:string-value="OK" calcext:value-type="string">
            <text:p>OK</text:p>
          </table:table-cell>
          <table:table-cell table:formula="of:=IF(OR([$Sheet1.D169]&lt;25;[$Sheet1.D169]&gt;974);&quot;XXX&quot;;&quot;OK&quot;)" office:value-type="string" office:string-value="OK" calcext:value-type="string">
            <text:p>OK</text:p>
          </table:table-cell>
          <table:table-cell table:formula="of:=IF(OR([$Sheet1.E169]&lt;25;[$Sheet1.E169]&gt;974);&quot;XXX&quot;;&quot;OK&quot;)" office:value-type="string" office:string-value="OK" calcext:value-type="string">
            <text:p>OK</text:p>
          </table:table-cell>
          <table:table-cell table:formula="of:=IF(OR([$Sheet1.F169]&lt;25;[$Sheet1.F169]&gt;974);&quot;XXX&quot;;&quot;OK&quot;)" office:value-type="string" office:string-value="OK" calcext:value-type="string">
            <text:p>OK</text:p>
          </table:table-cell>
          <table:table-cell table:formula="of:=IF(OR([$Sheet1.G169]&lt;25;[$Sheet1.G169]&gt;974);&quot;XXX&quot;;&quot;OK&quot;)" office:value-type="string" office:string-value="OK" calcext:value-type="string">
            <text:p>OK</text:p>
          </table:table-cell>
          <table:table-cell table:formula="of:=IF(OR([$Sheet1.H169]&lt;25;[$Sheet1.H169]&gt;974);&quot;XXX&quot;;&quot;OK&quot;)" office:value-type="string" office:string-value="OK" calcext:value-type="string">
            <text:p>OK</text:p>
          </table:table-cell>
          <table:table-cell table:formula="of:=IF(OR([$Sheet1.I169]&lt;25;[$Sheet1.I169]&gt;974);&quot;XXX&quot;;&quot;OK&quot;)" office:value-type="string" office:string-value="OK" calcext:value-type="string">
            <text:p>OK</text:p>
          </table:table-cell>
          <table:table-cell table:formula="of:=IF(OR([$Sheet1.J169]&lt;25;[$Sheet1.J169]&gt;974);&quot;XXX&quot;;&quot;OK&quot;)" office:value-type="string" office:string-value="OK" calcext:value-type="string">
            <text:p>OK</text:p>
          </table:table-cell>
          <table:table-cell table:formula="of:=IF(OR([$Sheet1.K169]&lt;25;[$Sheet1.K169]&gt;974);&quot;XXX&quot;;&quot;OK&quot;)" office:value-type="string" office:string-value="OK" calcext:value-type="string">
            <text:p>OK</text:p>
          </table:table-cell>
          <table:table-cell table:formula="of:=IF(OR([$Sheet1.L169]&lt;25;[$Sheet1.L169]&gt;974);&quot;XXX&quot;;&quot;OK&quot;)" office:value-type="string" office:string-value="OK" calcext:value-type="string">
            <text:p>OK</text:p>
          </table:table-cell>
          <table:table-cell table:formula="of:=IF(OR([$Sheet1.M169]&lt;25;[$Sheet1.M169]&gt;974);&quot;XXX&quot;;&quot;OK&quot;)" office:value-type="string" office:string-value="OK" calcext:value-type="string">
            <text:p>OK</text:p>
          </table:table-cell>
          <table:table-cell table:formula="of:=IF(OR([$Sheet1.N169]&lt;25;[$Sheet1.N169]&gt;974);&quot;XXX&quot;;&quot;OK&quot;)" office:value-type="string" office:string-value="OK" calcext:value-type="string">
            <text:p>OK</text:p>
          </table:table-cell>
          <table:table-cell table:formula="of:=IF(OR([$Sheet1.O169]&lt;25;[$Sheet1.O169]&gt;974);&quot;XXX&quot;;&quot;OK&quot;)" office:value-type="string" office:string-value="OK" calcext:value-type="string">
            <text:p>OK</text:p>
          </table:table-cell>
          <table:table-cell table:formula="of:=IF(OR([$Sheet1.P169]&lt;25;[$Sheet1.P169]&gt;974);&quot;XXX&quot;;&quot;OK&quot;)" office:value-type="string" office:string-value="OK" calcext:value-type="string">
            <text:p>OK</text:p>
          </table:table-cell>
          <table:table-cell table:formula="of:=IF(OR([$Sheet1.Q169]&lt;25;[$Sheet1.Q169]&gt;974);&quot;XXX&quot;;&quot;OK&quot;)" office:value-type="string" office:string-value="OK" calcext:value-type="string">
            <text:p>OK</text:p>
          </table:table-cell>
          <table:table-cell table:formula="of:=IF(OR([$Sheet1.R169]&lt;25;[$Sheet1.R169]&gt;974);&quot;XXX&quot;;&quot;OK&quot;)" office:value-type="string" office:string-value="OK" calcext:value-type="string">
            <text:p>OK</text:p>
          </table:table-cell>
          <table:table-cell table:formula="of:=IF(OR([$Sheet1.S169]&lt;25;[$Sheet1.S169]&gt;974);&quot;XXX&quot;;&quot;OK&quot;)" office:value-type="string" office:string-value="OK" calcext:value-type="string">
            <text:p>OK</text:p>
          </table:table-cell>
          <table:table-cell table:formula="of:=IF(OR([$Sheet1.T169]&lt;25;[$Sheet1.T169]&gt;974);&quot;XXX&quot;;&quot;OK&quot;)" office:value-type="string" office:string-value="OK" calcext:value-type="string">
            <text:p>OK</text:p>
          </table:table-cell>
          <table:table-cell table:formula="of:=IF(OR([$Sheet1.U169]&lt;25;[$Sheet1.U16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0]&lt;25;[$Sheet1.B170]&gt;974);&quot;XXX&quot;;&quot;OK&quot;)" office:value-type="string" office:string-value="OK" calcext:value-type="string">
            <text:p>OK</text:p>
          </table:table-cell>
          <table:table-cell table:formula="of:=IF(OR([$Sheet1.C170]&lt;25;[$Sheet1.C170]&gt;974);&quot;XXX&quot;;&quot;OK&quot;)" office:value-type="string" office:string-value="OK" calcext:value-type="string">
            <text:p>OK</text:p>
          </table:table-cell>
          <table:table-cell table:formula="of:=IF(OR([$Sheet1.D170]&lt;25;[$Sheet1.D170]&gt;974);&quot;XXX&quot;;&quot;OK&quot;)" office:value-type="string" office:string-value="OK" calcext:value-type="string">
            <text:p>OK</text:p>
          </table:table-cell>
          <table:table-cell table:formula="of:=IF(OR([$Sheet1.E170]&lt;25;[$Sheet1.E170]&gt;974);&quot;XXX&quot;;&quot;OK&quot;)" office:value-type="string" office:string-value="OK" calcext:value-type="string">
            <text:p>OK</text:p>
          </table:table-cell>
          <table:table-cell table:formula="of:=IF(OR([$Sheet1.F170]&lt;25;[$Sheet1.F170]&gt;974);&quot;XXX&quot;;&quot;OK&quot;)" office:value-type="string" office:string-value="OK" calcext:value-type="string">
            <text:p>OK</text:p>
          </table:table-cell>
          <table:table-cell table:formula="of:=IF(OR([$Sheet1.G170]&lt;25;[$Sheet1.G170]&gt;974);&quot;XXX&quot;;&quot;OK&quot;)" office:value-type="string" office:string-value="OK" calcext:value-type="string">
            <text:p>OK</text:p>
          </table:table-cell>
          <table:table-cell table:formula="of:=IF(OR([$Sheet1.H170]&lt;25;[$Sheet1.H170]&gt;974);&quot;XXX&quot;;&quot;OK&quot;)" office:value-type="string" office:string-value="OK" calcext:value-type="string">
            <text:p>OK</text:p>
          </table:table-cell>
          <table:table-cell table:formula="of:=IF(OR([$Sheet1.I170]&lt;25;[$Sheet1.I170]&gt;974);&quot;XXX&quot;;&quot;OK&quot;)" office:value-type="string" office:string-value="OK" calcext:value-type="string">
            <text:p>OK</text:p>
          </table:table-cell>
          <table:table-cell table:formula="of:=IF(OR([$Sheet1.J170]&lt;25;[$Sheet1.J170]&gt;974);&quot;XXX&quot;;&quot;OK&quot;)" office:value-type="string" office:string-value="OK" calcext:value-type="string">
            <text:p>OK</text:p>
          </table:table-cell>
          <table:table-cell table:formula="of:=IF(OR([$Sheet1.K170]&lt;25;[$Sheet1.K170]&gt;974);&quot;XXX&quot;;&quot;OK&quot;)" office:value-type="string" office:string-value="OK" calcext:value-type="string">
            <text:p>OK</text:p>
          </table:table-cell>
          <table:table-cell table:formula="of:=IF(OR([$Sheet1.L170]&lt;25;[$Sheet1.L170]&gt;974);&quot;XXX&quot;;&quot;OK&quot;)" office:value-type="string" office:string-value="OK" calcext:value-type="string">
            <text:p>OK</text:p>
          </table:table-cell>
          <table:table-cell table:formula="of:=IF(OR([$Sheet1.M170]&lt;25;[$Sheet1.M170]&gt;974);&quot;XXX&quot;;&quot;OK&quot;)" office:value-type="string" office:string-value="OK" calcext:value-type="string">
            <text:p>OK</text:p>
          </table:table-cell>
          <table:table-cell table:formula="of:=IF(OR([$Sheet1.N170]&lt;25;[$Sheet1.N170]&gt;974);&quot;XXX&quot;;&quot;OK&quot;)" office:value-type="string" office:string-value="OK" calcext:value-type="string">
            <text:p>OK</text:p>
          </table:table-cell>
          <table:table-cell table:formula="of:=IF(OR([$Sheet1.O170]&lt;25;[$Sheet1.O170]&gt;974);&quot;XXX&quot;;&quot;OK&quot;)" office:value-type="string" office:string-value="OK" calcext:value-type="string">
            <text:p>OK</text:p>
          </table:table-cell>
          <table:table-cell table:formula="of:=IF(OR([$Sheet1.P170]&lt;25;[$Sheet1.P170]&gt;974);&quot;XXX&quot;;&quot;OK&quot;)" office:value-type="string" office:string-value="OK" calcext:value-type="string">
            <text:p>OK</text:p>
          </table:table-cell>
          <table:table-cell table:formula="of:=IF(OR([$Sheet1.Q170]&lt;25;[$Sheet1.Q170]&gt;974);&quot;XXX&quot;;&quot;OK&quot;)" office:value-type="string" office:string-value="OK" calcext:value-type="string">
            <text:p>OK</text:p>
          </table:table-cell>
          <table:table-cell table:formula="of:=IF(OR([$Sheet1.R170]&lt;25;[$Sheet1.R170]&gt;974);&quot;XXX&quot;;&quot;OK&quot;)" office:value-type="string" office:string-value="OK" calcext:value-type="string">
            <text:p>OK</text:p>
          </table:table-cell>
          <table:table-cell table:formula="of:=IF(OR([$Sheet1.S170]&lt;25;[$Sheet1.S170]&gt;974);&quot;XXX&quot;;&quot;OK&quot;)" office:value-type="string" office:string-value="OK" calcext:value-type="string">
            <text:p>OK</text:p>
          </table:table-cell>
          <table:table-cell table:formula="of:=IF(OR([$Sheet1.T170]&lt;25;[$Sheet1.T170]&gt;974);&quot;XXX&quot;;&quot;OK&quot;)" office:value-type="string" office:string-value="OK" calcext:value-type="string">
            <text:p>OK</text:p>
          </table:table-cell>
          <table:table-cell table:formula="of:=IF(OR([$Sheet1.U170]&lt;25;[$Sheet1.U17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1]&lt;25;[$Sheet1.B171]&gt;974);&quot;XXX&quot;;&quot;OK&quot;)" office:value-type="string" office:string-value="OK" calcext:value-type="string">
            <text:p>OK</text:p>
          </table:table-cell>
          <table:table-cell table:formula="of:=IF(OR([$Sheet1.C171]&lt;25;[$Sheet1.C171]&gt;974);&quot;XXX&quot;;&quot;OK&quot;)" office:value-type="string" office:string-value="OK" calcext:value-type="string">
            <text:p>OK</text:p>
          </table:table-cell>
          <table:table-cell table:formula="of:=IF(OR([$Sheet1.D171]&lt;25;[$Sheet1.D171]&gt;974);&quot;XXX&quot;;&quot;OK&quot;)" office:value-type="string" office:string-value="OK" calcext:value-type="string">
            <text:p>OK</text:p>
          </table:table-cell>
          <table:table-cell table:formula="of:=IF(OR([$Sheet1.E171]&lt;25;[$Sheet1.E171]&gt;974);&quot;XXX&quot;;&quot;OK&quot;)" office:value-type="string" office:string-value="OK" calcext:value-type="string">
            <text:p>OK</text:p>
          </table:table-cell>
          <table:table-cell table:formula="of:=IF(OR([$Sheet1.F171]&lt;25;[$Sheet1.F171]&gt;974);&quot;XXX&quot;;&quot;OK&quot;)" office:value-type="string" office:string-value="OK" calcext:value-type="string">
            <text:p>OK</text:p>
          </table:table-cell>
          <table:table-cell table:formula="of:=IF(OR([$Sheet1.G171]&lt;25;[$Sheet1.G171]&gt;974);&quot;XXX&quot;;&quot;OK&quot;)" office:value-type="string" office:string-value="OK" calcext:value-type="string">
            <text:p>OK</text:p>
          </table:table-cell>
          <table:table-cell table:formula="of:=IF(OR([$Sheet1.H171]&lt;25;[$Sheet1.H171]&gt;974);&quot;XXX&quot;;&quot;OK&quot;)" office:value-type="string" office:string-value="OK" calcext:value-type="string">
            <text:p>OK</text:p>
          </table:table-cell>
          <table:table-cell table:formula="of:=IF(OR([$Sheet1.I171]&lt;25;[$Sheet1.I171]&gt;974);&quot;XXX&quot;;&quot;OK&quot;)" office:value-type="string" office:string-value="OK" calcext:value-type="string">
            <text:p>OK</text:p>
          </table:table-cell>
          <table:table-cell table:formula="of:=IF(OR([$Sheet1.J171]&lt;25;[$Sheet1.J171]&gt;974);&quot;XXX&quot;;&quot;OK&quot;)" office:value-type="string" office:string-value="OK" calcext:value-type="string">
            <text:p>OK</text:p>
          </table:table-cell>
          <table:table-cell table:formula="of:=IF(OR([$Sheet1.K171]&lt;25;[$Sheet1.K171]&gt;974);&quot;XXX&quot;;&quot;OK&quot;)" office:value-type="string" office:string-value="OK" calcext:value-type="string">
            <text:p>OK</text:p>
          </table:table-cell>
          <table:table-cell table:formula="of:=IF(OR([$Sheet1.L171]&lt;25;[$Sheet1.L171]&gt;974);&quot;XXX&quot;;&quot;OK&quot;)" office:value-type="string" office:string-value="OK" calcext:value-type="string">
            <text:p>OK</text:p>
          </table:table-cell>
          <table:table-cell table:formula="of:=IF(OR([$Sheet1.M171]&lt;25;[$Sheet1.M171]&gt;974);&quot;XXX&quot;;&quot;OK&quot;)" office:value-type="string" office:string-value="OK" calcext:value-type="string">
            <text:p>OK</text:p>
          </table:table-cell>
          <table:table-cell table:formula="of:=IF(OR([$Sheet1.N171]&lt;25;[$Sheet1.N171]&gt;974);&quot;XXX&quot;;&quot;OK&quot;)" office:value-type="string" office:string-value="OK" calcext:value-type="string">
            <text:p>OK</text:p>
          </table:table-cell>
          <table:table-cell table:formula="of:=IF(OR([$Sheet1.O171]&lt;25;[$Sheet1.O171]&gt;974);&quot;XXX&quot;;&quot;OK&quot;)" office:value-type="string" office:string-value="OK" calcext:value-type="string">
            <text:p>OK</text:p>
          </table:table-cell>
          <table:table-cell table:formula="of:=IF(OR([$Sheet1.P171]&lt;25;[$Sheet1.P171]&gt;974);&quot;XXX&quot;;&quot;OK&quot;)" office:value-type="string" office:string-value="OK" calcext:value-type="string">
            <text:p>OK</text:p>
          </table:table-cell>
          <table:table-cell table:formula="of:=IF(OR([$Sheet1.Q171]&lt;25;[$Sheet1.Q171]&gt;974);&quot;XXX&quot;;&quot;OK&quot;)" office:value-type="string" office:string-value="OK" calcext:value-type="string">
            <text:p>OK</text:p>
          </table:table-cell>
          <table:table-cell table:formula="of:=IF(OR([$Sheet1.R171]&lt;25;[$Sheet1.R171]&gt;974);&quot;XXX&quot;;&quot;OK&quot;)" office:value-type="string" office:string-value="OK" calcext:value-type="string">
            <text:p>OK</text:p>
          </table:table-cell>
          <table:table-cell table:formula="of:=IF(OR([$Sheet1.S171]&lt;25;[$Sheet1.S171]&gt;974);&quot;XXX&quot;;&quot;OK&quot;)" office:value-type="string" office:string-value="OK" calcext:value-type="string">
            <text:p>OK</text:p>
          </table:table-cell>
          <table:table-cell table:formula="of:=IF(OR([$Sheet1.T171]&lt;25;[$Sheet1.T171]&gt;974);&quot;XXX&quot;;&quot;OK&quot;)" office:value-type="string" office:string-value="OK" calcext:value-type="string">
            <text:p>OK</text:p>
          </table:table-cell>
          <table:table-cell table:formula="of:=IF(OR([$Sheet1.U171]&lt;25;[$Sheet1.U17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2]&lt;25;[$Sheet1.B172]&gt;974);&quot;XXX&quot;;&quot;OK&quot;)" office:value-type="string" office:string-value="OK" calcext:value-type="string">
            <text:p>OK</text:p>
          </table:table-cell>
          <table:table-cell table:formula="of:=IF(OR([$Sheet1.C172]&lt;25;[$Sheet1.C172]&gt;974);&quot;XXX&quot;;&quot;OK&quot;)" office:value-type="string" office:string-value="OK" calcext:value-type="string">
            <text:p>OK</text:p>
          </table:table-cell>
          <table:table-cell table:formula="of:=IF(OR([$Sheet1.D172]&lt;25;[$Sheet1.D172]&gt;974);&quot;XXX&quot;;&quot;OK&quot;)" office:value-type="string" office:string-value="OK" calcext:value-type="string">
            <text:p>OK</text:p>
          </table:table-cell>
          <table:table-cell table:formula="of:=IF(OR([$Sheet1.E172]&lt;25;[$Sheet1.E172]&gt;974);&quot;XXX&quot;;&quot;OK&quot;)" office:value-type="string" office:string-value="OK" calcext:value-type="string">
            <text:p>OK</text:p>
          </table:table-cell>
          <table:table-cell table:formula="of:=IF(OR([$Sheet1.F172]&lt;25;[$Sheet1.F172]&gt;974);&quot;XXX&quot;;&quot;OK&quot;)" office:value-type="string" office:string-value="OK" calcext:value-type="string">
            <text:p>OK</text:p>
          </table:table-cell>
          <table:table-cell table:formula="of:=IF(OR([$Sheet1.G172]&lt;25;[$Sheet1.G172]&gt;974);&quot;XXX&quot;;&quot;OK&quot;)" office:value-type="string" office:string-value="OK" calcext:value-type="string">
            <text:p>OK</text:p>
          </table:table-cell>
          <table:table-cell table:formula="of:=IF(OR([$Sheet1.H172]&lt;25;[$Sheet1.H172]&gt;974);&quot;XXX&quot;;&quot;OK&quot;)" office:value-type="string" office:string-value="OK" calcext:value-type="string">
            <text:p>OK</text:p>
          </table:table-cell>
          <table:table-cell table:formula="of:=IF(OR([$Sheet1.I172]&lt;25;[$Sheet1.I172]&gt;974);&quot;XXX&quot;;&quot;OK&quot;)" office:value-type="string" office:string-value="OK" calcext:value-type="string">
            <text:p>OK</text:p>
          </table:table-cell>
          <table:table-cell table:formula="of:=IF(OR([$Sheet1.J172]&lt;25;[$Sheet1.J172]&gt;974);&quot;XXX&quot;;&quot;OK&quot;)" office:value-type="string" office:string-value="OK" calcext:value-type="string">
            <text:p>OK</text:p>
          </table:table-cell>
          <table:table-cell table:formula="of:=IF(OR([$Sheet1.K172]&lt;25;[$Sheet1.K172]&gt;974);&quot;XXX&quot;;&quot;OK&quot;)" office:value-type="string" office:string-value="OK" calcext:value-type="string">
            <text:p>OK</text:p>
          </table:table-cell>
          <table:table-cell table:formula="of:=IF(OR([$Sheet1.L172]&lt;25;[$Sheet1.L172]&gt;974);&quot;XXX&quot;;&quot;OK&quot;)" office:value-type="string" office:string-value="OK" calcext:value-type="string">
            <text:p>OK</text:p>
          </table:table-cell>
          <table:table-cell table:formula="of:=IF(OR([$Sheet1.M172]&lt;25;[$Sheet1.M172]&gt;974);&quot;XXX&quot;;&quot;OK&quot;)" office:value-type="string" office:string-value="OK" calcext:value-type="string">
            <text:p>OK</text:p>
          </table:table-cell>
          <table:table-cell table:formula="of:=IF(OR([$Sheet1.N172]&lt;25;[$Sheet1.N172]&gt;974);&quot;XXX&quot;;&quot;OK&quot;)" office:value-type="string" office:string-value="OK" calcext:value-type="string">
            <text:p>OK</text:p>
          </table:table-cell>
          <table:table-cell table:formula="of:=IF(OR([$Sheet1.O172]&lt;25;[$Sheet1.O172]&gt;974);&quot;XXX&quot;;&quot;OK&quot;)" office:value-type="string" office:string-value="OK" calcext:value-type="string">
            <text:p>OK</text:p>
          </table:table-cell>
          <table:table-cell table:formula="of:=IF(OR([$Sheet1.P172]&lt;25;[$Sheet1.P172]&gt;974);&quot;XXX&quot;;&quot;OK&quot;)" office:value-type="string" office:string-value="OK" calcext:value-type="string">
            <text:p>OK</text:p>
          </table:table-cell>
          <table:table-cell table:formula="of:=IF(OR([$Sheet1.Q172]&lt;25;[$Sheet1.Q172]&gt;974);&quot;XXX&quot;;&quot;OK&quot;)" office:value-type="string" office:string-value="OK" calcext:value-type="string">
            <text:p>OK</text:p>
          </table:table-cell>
          <table:table-cell table:formula="of:=IF(OR([$Sheet1.R172]&lt;25;[$Sheet1.R172]&gt;974);&quot;XXX&quot;;&quot;OK&quot;)" office:value-type="string" office:string-value="OK" calcext:value-type="string">
            <text:p>OK</text:p>
          </table:table-cell>
          <table:table-cell table:formula="of:=IF(OR([$Sheet1.S172]&lt;25;[$Sheet1.S172]&gt;974);&quot;XXX&quot;;&quot;OK&quot;)" office:value-type="string" office:string-value="OK" calcext:value-type="string">
            <text:p>OK</text:p>
          </table:table-cell>
          <table:table-cell table:formula="of:=IF(OR([$Sheet1.T172]&lt;25;[$Sheet1.T172]&gt;974);&quot;XXX&quot;;&quot;OK&quot;)" office:value-type="string" office:string-value="OK" calcext:value-type="string">
            <text:p>OK</text:p>
          </table:table-cell>
          <table:table-cell table:formula="of:=IF(OR([$Sheet1.U172]&lt;25;[$Sheet1.U17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3]&lt;25;[$Sheet1.B173]&gt;974);&quot;XXX&quot;;&quot;OK&quot;)" office:value-type="string" office:string-value="OK" calcext:value-type="string">
            <text:p>OK</text:p>
          </table:table-cell>
          <table:table-cell table:formula="of:=IF(OR([$Sheet1.C173]&lt;25;[$Sheet1.C173]&gt;974);&quot;XXX&quot;;&quot;OK&quot;)" office:value-type="string" office:string-value="OK" calcext:value-type="string">
            <text:p>OK</text:p>
          </table:table-cell>
          <table:table-cell table:formula="of:=IF(OR([$Sheet1.D173]&lt;25;[$Sheet1.D173]&gt;974);&quot;XXX&quot;;&quot;OK&quot;)" office:value-type="string" office:string-value="OK" calcext:value-type="string">
            <text:p>OK</text:p>
          </table:table-cell>
          <table:table-cell table:formula="of:=IF(OR([$Sheet1.E173]&lt;25;[$Sheet1.E173]&gt;974);&quot;XXX&quot;;&quot;OK&quot;)" office:value-type="string" office:string-value="OK" calcext:value-type="string">
            <text:p>OK</text:p>
          </table:table-cell>
          <table:table-cell table:formula="of:=IF(OR([$Sheet1.F173]&lt;25;[$Sheet1.F173]&gt;974);&quot;XXX&quot;;&quot;OK&quot;)" office:value-type="string" office:string-value="OK" calcext:value-type="string">
            <text:p>OK</text:p>
          </table:table-cell>
          <table:table-cell table:formula="of:=IF(OR([$Sheet1.G173]&lt;25;[$Sheet1.G173]&gt;974);&quot;XXX&quot;;&quot;OK&quot;)" office:value-type="string" office:string-value="OK" calcext:value-type="string">
            <text:p>OK</text:p>
          </table:table-cell>
          <table:table-cell table:formula="of:=IF(OR([$Sheet1.H173]&lt;25;[$Sheet1.H173]&gt;974);&quot;XXX&quot;;&quot;OK&quot;)" office:value-type="string" office:string-value="OK" calcext:value-type="string">
            <text:p>OK</text:p>
          </table:table-cell>
          <table:table-cell table:formula="of:=IF(OR([$Sheet1.I173]&lt;25;[$Sheet1.I173]&gt;974);&quot;XXX&quot;;&quot;OK&quot;)" office:value-type="string" office:string-value="OK" calcext:value-type="string">
            <text:p>OK</text:p>
          </table:table-cell>
          <table:table-cell table:formula="of:=IF(OR([$Sheet1.J173]&lt;25;[$Sheet1.J173]&gt;974);&quot;XXX&quot;;&quot;OK&quot;)" office:value-type="string" office:string-value="OK" calcext:value-type="string">
            <text:p>OK</text:p>
          </table:table-cell>
          <table:table-cell table:formula="of:=IF(OR([$Sheet1.K173]&lt;25;[$Sheet1.K173]&gt;974);&quot;XXX&quot;;&quot;OK&quot;)" office:value-type="string" office:string-value="OK" calcext:value-type="string">
            <text:p>OK</text:p>
          </table:table-cell>
          <table:table-cell table:formula="of:=IF(OR([$Sheet1.L173]&lt;25;[$Sheet1.L173]&gt;974);&quot;XXX&quot;;&quot;OK&quot;)" office:value-type="string" office:string-value="OK" calcext:value-type="string">
            <text:p>OK</text:p>
          </table:table-cell>
          <table:table-cell table:formula="of:=IF(OR([$Sheet1.M173]&lt;25;[$Sheet1.M173]&gt;974);&quot;XXX&quot;;&quot;OK&quot;)" office:value-type="string" office:string-value="OK" calcext:value-type="string">
            <text:p>OK</text:p>
          </table:table-cell>
          <table:table-cell table:formula="of:=IF(OR([$Sheet1.N173]&lt;25;[$Sheet1.N173]&gt;974);&quot;XXX&quot;;&quot;OK&quot;)" office:value-type="string" office:string-value="OK" calcext:value-type="string">
            <text:p>OK</text:p>
          </table:table-cell>
          <table:table-cell table:formula="of:=IF(OR([$Sheet1.O173]&lt;25;[$Sheet1.O173]&gt;974);&quot;XXX&quot;;&quot;OK&quot;)" office:value-type="string" office:string-value="OK" calcext:value-type="string">
            <text:p>OK</text:p>
          </table:table-cell>
          <table:table-cell table:formula="of:=IF(OR([$Sheet1.P173]&lt;25;[$Sheet1.P173]&gt;974);&quot;XXX&quot;;&quot;OK&quot;)" office:value-type="string" office:string-value="OK" calcext:value-type="string">
            <text:p>OK</text:p>
          </table:table-cell>
          <table:table-cell table:formula="of:=IF(OR([$Sheet1.Q173]&lt;25;[$Sheet1.Q173]&gt;974);&quot;XXX&quot;;&quot;OK&quot;)" office:value-type="string" office:string-value="OK" calcext:value-type="string">
            <text:p>OK</text:p>
          </table:table-cell>
          <table:table-cell table:formula="of:=IF(OR([$Sheet1.R173]&lt;25;[$Sheet1.R173]&gt;974);&quot;XXX&quot;;&quot;OK&quot;)" office:value-type="string" office:string-value="OK" calcext:value-type="string">
            <text:p>OK</text:p>
          </table:table-cell>
          <table:table-cell table:formula="of:=IF(OR([$Sheet1.S173]&lt;25;[$Sheet1.S173]&gt;974);&quot;XXX&quot;;&quot;OK&quot;)" office:value-type="string" office:string-value="OK" calcext:value-type="string">
            <text:p>OK</text:p>
          </table:table-cell>
          <table:table-cell table:formula="of:=IF(OR([$Sheet1.T173]&lt;25;[$Sheet1.T173]&gt;974);&quot;XXX&quot;;&quot;OK&quot;)" office:value-type="string" office:string-value="OK" calcext:value-type="string">
            <text:p>OK</text:p>
          </table:table-cell>
          <table:table-cell table:formula="of:=IF(OR([$Sheet1.U173]&lt;25;[$Sheet1.U17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4]&lt;25;[$Sheet1.B174]&gt;974);&quot;XXX&quot;;&quot;OK&quot;)" office:value-type="string" office:string-value="OK" calcext:value-type="string">
            <text:p>OK</text:p>
          </table:table-cell>
          <table:table-cell table:formula="of:=IF(OR([$Sheet1.C174]&lt;25;[$Sheet1.C174]&gt;974);&quot;XXX&quot;;&quot;OK&quot;)" office:value-type="string" office:string-value="OK" calcext:value-type="string">
            <text:p>OK</text:p>
          </table:table-cell>
          <table:table-cell table:formula="of:=IF(OR([$Sheet1.D174]&lt;25;[$Sheet1.D174]&gt;974);&quot;XXX&quot;;&quot;OK&quot;)" office:value-type="string" office:string-value="OK" calcext:value-type="string">
            <text:p>OK</text:p>
          </table:table-cell>
          <table:table-cell table:formula="of:=IF(OR([$Sheet1.E174]&lt;25;[$Sheet1.E174]&gt;974);&quot;XXX&quot;;&quot;OK&quot;)" office:value-type="string" office:string-value="OK" calcext:value-type="string">
            <text:p>OK</text:p>
          </table:table-cell>
          <table:table-cell table:formula="of:=IF(OR([$Sheet1.F174]&lt;25;[$Sheet1.F174]&gt;974);&quot;XXX&quot;;&quot;OK&quot;)" office:value-type="string" office:string-value="OK" calcext:value-type="string">
            <text:p>OK</text:p>
          </table:table-cell>
          <table:table-cell table:formula="of:=IF(OR([$Sheet1.G174]&lt;25;[$Sheet1.G174]&gt;974);&quot;XXX&quot;;&quot;OK&quot;)" office:value-type="string" office:string-value="OK" calcext:value-type="string">
            <text:p>OK</text:p>
          </table:table-cell>
          <table:table-cell table:formula="of:=IF(OR([$Sheet1.H174]&lt;25;[$Sheet1.H174]&gt;974);&quot;XXX&quot;;&quot;OK&quot;)" office:value-type="string" office:string-value="OK" calcext:value-type="string">
            <text:p>OK</text:p>
          </table:table-cell>
          <table:table-cell table:formula="of:=IF(OR([$Sheet1.I174]&lt;25;[$Sheet1.I174]&gt;974);&quot;XXX&quot;;&quot;OK&quot;)" office:value-type="string" office:string-value="OK" calcext:value-type="string">
            <text:p>OK</text:p>
          </table:table-cell>
          <table:table-cell table:formula="of:=IF(OR([$Sheet1.J174]&lt;25;[$Sheet1.J174]&gt;974);&quot;XXX&quot;;&quot;OK&quot;)" office:value-type="string" office:string-value="OK" calcext:value-type="string">
            <text:p>OK</text:p>
          </table:table-cell>
          <table:table-cell table:formula="of:=IF(OR([$Sheet1.K174]&lt;25;[$Sheet1.K174]&gt;974);&quot;XXX&quot;;&quot;OK&quot;)" office:value-type="string" office:string-value="OK" calcext:value-type="string">
            <text:p>OK</text:p>
          </table:table-cell>
          <table:table-cell table:formula="of:=IF(OR([$Sheet1.L174]&lt;25;[$Sheet1.L174]&gt;974);&quot;XXX&quot;;&quot;OK&quot;)" office:value-type="string" office:string-value="OK" calcext:value-type="string">
            <text:p>OK</text:p>
          </table:table-cell>
          <table:table-cell table:formula="of:=IF(OR([$Sheet1.M174]&lt;25;[$Sheet1.M174]&gt;974);&quot;XXX&quot;;&quot;OK&quot;)" office:value-type="string" office:string-value="OK" calcext:value-type="string">
            <text:p>OK</text:p>
          </table:table-cell>
          <table:table-cell table:formula="of:=IF(OR([$Sheet1.N174]&lt;25;[$Sheet1.N174]&gt;974);&quot;XXX&quot;;&quot;OK&quot;)" office:value-type="string" office:string-value="OK" calcext:value-type="string">
            <text:p>OK</text:p>
          </table:table-cell>
          <table:table-cell table:formula="of:=IF(OR([$Sheet1.O174]&lt;25;[$Sheet1.O174]&gt;974);&quot;XXX&quot;;&quot;OK&quot;)" office:value-type="string" office:string-value="OK" calcext:value-type="string">
            <text:p>OK</text:p>
          </table:table-cell>
          <table:table-cell table:formula="of:=IF(OR([$Sheet1.P174]&lt;25;[$Sheet1.P174]&gt;974);&quot;XXX&quot;;&quot;OK&quot;)" office:value-type="string" office:string-value="OK" calcext:value-type="string">
            <text:p>OK</text:p>
          </table:table-cell>
          <table:table-cell table:formula="of:=IF(OR([$Sheet1.Q174]&lt;25;[$Sheet1.Q174]&gt;974);&quot;XXX&quot;;&quot;OK&quot;)" office:value-type="string" office:string-value="OK" calcext:value-type="string">
            <text:p>OK</text:p>
          </table:table-cell>
          <table:table-cell table:formula="of:=IF(OR([$Sheet1.R174]&lt;25;[$Sheet1.R174]&gt;974);&quot;XXX&quot;;&quot;OK&quot;)" office:value-type="string" office:string-value="OK" calcext:value-type="string">
            <text:p>OK</text:p>
          </table:table-cell>
          <table:table-cell table:formula="of:=IF(OR([$Sheet1.S174]&lt;25;[$Sheet1.S174]&gt;974);&quot;XXX&quot;;&quot;OK&quot;)" office:value-type="string" office:string-value="OK" calcext:value-type="string">
            <text:p>OK</text:p>
          </table:table-cell>
          <table:table-cell table:formula="of:=IF(OR([$Sheet1.T174]&lt;25;[$Sheet1.T174]&gt;974);&quot;XXX&quot;;&quot;OK&quot;)" office:value-type="string" office:string-value="OK" calcext:value-type="string">
            <text:p>OK</text:p>
          </table:table-cell>
          <table:table-cell table:formula="of:=IF(OR([$Sheet1.U174]&lt;25;[$Sheet1.U17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5]&lt;25;[$Sheet1.B175]&gt;974);&quot;XXX&quot;;&quot;OK&quot;)" office:value-type="string" office:string-value="OK" calcext:value-type="string">
            <text:p>OK</text:p>
          </table:table-cell>
          <table:table-cell table:formula="of:=IF(OR([$Sheet1.C175]&lt;25;[$Sheet1.C175]&gt;974);&quot;XXX&quot;;&quot;OK&quot;)" office:value-type="string" office:string-value="OK" calcext:value-type="string">
            <text:p>OK</text:p>
          </table:table-cell>
          <table:table-cell table:formula="of:=IF(OR([$Sheet1.D175]&lt;25;[$Sheet1.D175]&gt;974);&quot;XXX&quot;;&quot;OK&quot;)" office:value-type="string" office:string-value="OK" calcext:value-type="string">
            <text:p>OK</text:p>
          </table:table-cell>
          <table:table-cell table:formula="of:=IF(OR([$Sheet1.E175]&lt;25;[$Sheet1.E175]&gt;974);&quot;XXX&quot;;&quot;OK&quot;)" office:value-type="string" office:string-value="OK" calcext:value-type="string">
            <text:p>OK</text:p>
          </table:table-cell>
          <table:table-cell table:formula="of:=IF(OR([$Sheet1.F175]&lt;25;[$Sheet1.F175]&gt;974);&quot;XXX&quot;;&quot;OK&quot;)" office:value-type="string" office:string-value="OK" calcext:value-type="string">
            <text:p>OK</text:p>
          </table:table-cell>
          <table:table-cell table:formula="of:=IF(OR([$Sheet1.G175]&lt;25;[$Sheet1.G175]&gt;974);&quot;XXX&quot;;&quot;OK&quot;)" office:value-type="string" office:string-value="OK" calcext:value-type="string">
            <text:p>OK</text:p>
          </table:table-cell>
          <table:table-cell table:formula="of:=IF(OR([$Sheet1.H175]&lt;25;[$Sheet1.H175]&gt;974);&quot;XXX&quot;;&quot;OK&quot;)" office:value-type="string" office:string-value="OK" calcext:value-type="string">
            <text:p>OK</text:p>
          </table:table-cell>
          <table:table-cell table:formula="of:=IF(OR([$Sheet1.I175]&lt;25;[$Sheet1.I175]&gt;974);&quot;XXX&quot;;&quot;OK&quot;)" office:value-type="string" office:string-value="OK" calcext:value-type="string">
            <text:p>OK</text:p>
          </table:table-cell>
          <table:table-cell table:formula="of:=IF(OR([$Sheet1.J175]&lt;25;[$Sheet1.J175]&gt;974);&quot;XXX&quot;;&quot;OK&quot;)" office:value-type="string" office:string-value="OK" calcext:value-type="string">
            <text:p>OK</text:p>
          </table:table-cell>
          <table:table-cell table:formula="of:=IF(OR([$Sheet1.K175]&lt;25;[$Sheet1.K175]&gt;974);&quot;XXX&quot;;&quot;OK&quot;)" office:value-type="string" office:string-value="OK" calcext:value-type="string">
            <text:p>OK</text:p>
          </table:table-cell>
          <table:table-cell table:formula="of:=IF(OR([$Sheet1.L175]&lt;25;[$Sheet1.L175]&gt;974);&quot;XXX&quot;;&quot;OK&quot;)" office:value-type="string" office:string-value="OK" calcext:value-type="string">
            <text:p>OK</text:p>
          </table:table-cell>
          <table:table-cell table:formula="of:=IF(OR([$Sheet1.M175]&lt;25;[$Sheet1.M175]&gt;974);&quot;XXX&quot;;&quot;OK&quot;)" office:value-type="string" office:string-value="OK" calcext:value-type="string">
            <text:p>OK</text:p>
          </table:table-cell>
          <table:table-cell table:formula="of:=IF(OR([$Sheet1.N175]&lt;25;[$Sheet1.N175]&gt;974);&quot;XXX&quot;;&quot;OK&quot;)" office:value-type="string" office:string-value="OK" calcext:value-type="string">
            <text:p>OK</text:p>
          </table:table-cell>
          <table:table-cell table:formula="of:=IF(OR([$Sheet1.O175]&lt;25;[$Sheet1.O175]&gt;974);&quot;XXX&quot;;&quot;OK&quot;)" office:value-type="string" office:string-value="OK" calcext:value-type="string">
            <text:p>OK</text:p>
          </table:table-cell>
          <table:table-cell table:formula="of:=IF(OR([$Sheet1.P175]&lt;25;[$Sheet1.P175]&gt;974);&quot;XXX&quot;;&quot;OK&quot;)" office:value-type="string" office:string-value="OK" calcext:value-type="string">
            <text:p>OK</text:p>
          </table:table-cell>
          <table:table-cell table:formula="of:=IF(OR([$Sheet1.Q175]&lt;25;[$Sheet1.Q175]&gt;974);&quot;XXX&quot;;&quot;OK&quot;)" office:value-type="string" office:string-value="OK" calcext:value-type="string">
            <text:p>OK</text:p>
          </table:table-cell>
          <table:table-cell table:formula="of:=IF(OR([$Sheet1.R175]&lt;25;[$Sheet1.R175]&gt;974);&quot;XXX&quot;;&quot;OK&quot;)" office:value-type="string" office:string-value="OK" calcext:value-type="string">
            <text:p>OK</text:p>
          </table:table-cell>
          <table:table-cell table:formula="of:=IF(OR([$Sheet1.S175]&lt;25;[$Sheet1.S175]&gt;974);&quot;XXX&quot;;&quot;OK&quot;)" office:value-type="string" office:string-value="OK" calcext:value-type="string">
            <text:p>OK</text:p>
          </table:table-cell>
          <table:table-cell table:formula="of:=IF(OR([$Sheet1.T175]&lt;25;[$Sheet1.T175]&gt;974);&quot;XXX&quot;;&quot;OK&quot;)" office:value-type="string" office:string-value="OK" calcext:value-type="string">
            <text:p>OK</text:p>
          </table:table-cell>
          <table:table-cell table:formula="of:=IF(OR([$Sheet1.U175]&lt;25;[$Sheet1.U17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6]&lt;25;[$Sheet1.B176]&gt;974);&quot;XXX&quot;;&quot;OK&quot;)" office:value-type="string" office:string-value="OK" calcext:value-type="string">
            <text:p>OK</text:p>
          </table:table-cell>
          <table:table-cell table:formula="of:=IF(OR([$Sheet1.C176]&lt;25;[$Sheet1.C176]&gt;974);&quot;XXX&quot;;&quot;OK&quot;)" office:value-type="string" office:string-value="OK" calcext:value-type="string">
            <text:p>OK</text:p>
          </table:table-cell>
          <table:table-cell table:formula="of:=IF(OR([$Sheet1.D176]&lt;25;[$Sheet1.D176]&gt;974);&quot;XXX&quot;;&quot;OK&quot;)" office:value-type="string" office:string-value="OK" calcext:value-type="string">
            <text:p>OK</text:p>
          </table:table-cell>
          <table:table-cell table:formula="of:=IF(OR([$Sheet1.E176]&lt;25;[$Sheet1.E176]&gt;974);&quot;XXX&quot;;&quot;OK&quot;)" office:value-type="string" office:string-value="OK" calcext:value-type="string">
            <text:p>OK</text:p>
          </table:table-cell>
          <table:table-cell table:formula="of:=IF(OR([$Sheet1.F176]&lt;25;[$Sheet1.F176]&gt;974);&quot;XXX&quot;;&quot;OK&quot;)" office:value-type="string" office:string-value="OK" calcext:value-type="string">
            <text:p>OK</text:p>
          </table:table-cell>
          <table:table-cell table:formula="of:=IF(OR([$Sheet1.G176]&lt;25;[$Sheet1.G176]&gt;974);&quot;XXX&quot;;&quot;OK&quot;)" office:value-type="string" office:string-value="OK" calcext:value-type="string">
            <text:p>OK</text:p>
          </table:table-cell>
          <table:table-cell table:formula="of:=IF(OR([$Sheet1.H176]&lt;25;[$Sheet1.H176]&gt;974);&quot;XXX&quot;;&quot;OK&quot;)" office:value-type="string" office:string-value="OK" calcext:value-type="string">
            <text:p>OK</text:p>
          </table:table-cell>
          <table:table-cell table:formula="of:=IF(OR([$Sheet1.I176]&lt;25;[$Sheet1.I176]&gt;974);&quot;XXX&quot;;&quot;OK&quot;)" office:value-type="string" office:string-value="OK" calcext:value-type="string">
            <text:p>OK</text:p>
          </table:table-cell>
          <table:table-cell table:formula="of:=IF(OR([$Sheet1.J176]&lt;25;[$Sheet1.J176]&gt;974);&quot;XXX&quot;;&quot;OK&quot;)" office:value-type="string" office:string-value="OK" calcext:value-type="string">
            <text:p>OK</text:p>
          </table:table-cell>
          <table:table-cell table:formula="of:=IF(OR([$Sheet1.K176]&lt;25;[$Sheet1.K176]&gt;974);&quot;XXX&quot;;&quot;OK&quot;)" office:value-type="string" office:string-value="OK" calcext:value-type="string">
            <text:p>OK</text:p>
          </table:table-cell>
          <table:table-cell table:formula="of:=IF(OR([$Sheet1.L176]&lt;25;[$Sheet1.L176]&gt;974);&quot;XXX&quot;;&quot;OK&quot;)" office:value-type="string" office:string-value="OK" calcext:value-type="string">
            <text:p>OK</text:p>
          </table:table-cell>
          <table:table-cell table:formula="of:=IF(OR([$Sheet1.M176]&lt;25;[$Sheet1.M176]&gt;974);&quot;XXX&quot;;&quot;OK&quot;)" office:value-type="string" office:string-value="OK" calcext:value-type="string">
            <text:p>OK</text:p>
          </table:table-cell>
          <table:table-cell table:formula="of:=IF(OR([$Sheet1.N176]&lt;25;[$Sheet1.N176]&gt;974);&quot;XXX&quot;;&quot;OK&quot;)" office:value-type="string" office:string-value="OK" calcext:value-type="string">
            <text:p>OK</text:p>
          </table:table-cell>
          <table:table-cell table:formula="of:=IF(OR([$Sheet1.O176]&lt;25;[$Sheet1.O176]&gt;974);&quot;XXX&quot;;&quot;OK&quot;)" office:value-type="string" office:string-value="OK" calcext:value-type="string">
            <text:p>OK</text:p>
          </table:table-cell>
          <table:table-cell table:formula="of:=IF(OR([$Sheet1.P176]&lt;25;[$Sheet1.P176]&gt;974);&quot;XXX&quot;;&quot;OK&quot;)" office:value-type="string" office:string-value="OK" calcext:value-type="string">
            <text:p>OK</text:p>
          </table:table-cell>
          <table:table-cell table:formula="of:=IF(OR([$Sheet1.Q176]&lt;25;[$Sheet1.Q176]&gt;974);&quot;XXX&quot;;&quot;OK&quot;)" office:value-type="string" office:string-value="OK" calcext:value-type="string">
            <text:p>OK</text:p>
          </table:table-cell>
          <table:table-cell table:formula="of:=IF(OR([$Sheet1.R176]&lt;25;[$Sheet1.R176]&gt;974);&quot;XXX&quot;;&quot;OK&quot;)" office:value-type="string" office:string-value="OK" calcext:value-type="string">
            <text:p>OK</text:p>
          </table:table-cell>
          <table:table-cell table:formula="of:=IF(OR([$Sheet1.S176]&lt;25;[$Sheet1.S176]&gt;974);&quot;XXX&quot;;&quot;OK&quot;)" office:value-type="string" office:string-value="OK" calcext:value-type="string">
            <text:p>OK</text:p>
          </table:table-cell>
          <table:table-cell table:formula="of:=IF(OR([$Sheet1.T176]&lt;25;[$Sheet1.T176]&gt;974);&quot;XXX&quot;;&quot;OK&quot;)" office:value-type="string" office:string-value="OK" calcext:value-type="string">
            <text:p>OK</text:p>
          </table:table-cell>
          <table:table-cell table:formula="of:=IF(OR([$Sheet1.U176]&lt;25;[$Sheet1.U17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7]&lt;25;[$Sheet1.B177]&gt;974);&quot;XXX&quot;;&quot;OK&quot;)" office:value-type="string" office:string-value="OK" calcext:value-type="string">
            <text:p>OK</text:p>
          </table:table-cell>
          <table:table-cell table:formula="of:=IF(OR([$Sheet1.C177]&lt;25;[$Sheet1.C177]&gt;974);&quot;XXX&quot;;&quot;OK&quot;)" office:value-type="string" office:string-value="OK" calcext:value-type="string">
            <text:p>OK</text:p>
          </table:table-cell>
          <table:table-cell table:formula="of:=IF(OR([$Sheet1.D177]&lt;25;[$Sheet1.D177]&gt;974);&quot;XXX&quot;;&quot;OK&quot;)" office:value-type="string" office:string-value="OK" calcext:value-type="string">
            <text:p>OK</text:p>
          </table:table-cell>
          <table:table-cell table:formula="of:=IF(OR([$Sheet1.E177]&lt;25;[$Sheet1.E177]&gt;974);&quot;XXX&quot;;&quot;OK&quot;)" office:value-type="string" office:string-value="OK" calcext:value-type="string">
            <text:p>OK</text:p>
          </table:table-cell>
          <table:table-cell table:formula="of:=IF(OR([$Sheet1.F177]&lt;25;[$Sheet1.F177]&gt;974);&quot;XXX&quot;;&quot;OK&quot;)" office:value-type="string" office:string-value="OK" calcext:value-type="string">
            <text:p>OK</text:p>
          </table:table-cell>
          <table:table-cell table:formula="of:=IF(OR([$Sheet1.G177]&lt;25;[$Sheet1.G177]&gt;974);&quot;XXX&quot;;&quot;OK&quot;)" office:value-type="string" office:string-value="OK" calcext:value-type="string">
            <text:p>OK</text:p>
          </table:table-cell>
          <table:table-cell table:formula="of:=IF(OR([$Sheet1.H177]&lt;25;[$Sheet1.H177]&gt;974);&quot;XXX&quot;;&quot;OK&quot;)" office:value-type="string" office:string-value="OK" calcext:value-type="string">
            <text:p>OK</text:p>
          </table:table-cell>
          <table:table-cell table:formula="of:=IF(OR([$Sheet1.I177]&lt;25;[$Sheet1.I177]&gt;974);&quot;XXX&quot;;&quot;OK&quot;)" office:value-type="string" office:string-value="OK" calcext:value-type="string">
            <text:p>OK</text:p>
          </table:table-cell>
          <table:table-cell table:formula="of:=IF(OR([$Sheet1.J177]&lt;25;[$Sheet1.J177]&gt;974);&quot;XXX&quot;;&quot;OK&quot;)" office:value-type="string" office:string-value="OK" calcext:value-type="string">
            <text:p>OK</text:p>
          </table:table-cell>
          <table:table-cell table:formula="of:=IF(OR([$Sheet1.K177]&lt;25;[$Sheet1.K177]&gt;974);&quot;XXX&quot;;&quot;OK&quot;)" office:value-type="string" office:string-value="OK" calcext:value-type="string">
            <text:p>OK</text:p>
          </table:table-cell>
          <table:table-cell table:formula="of:=IF(OR([$Sheet1.L177]&lt;25;[$Sheet1.L177]&gt;974);&quot;XXX&quot;;&quot;OK&quot;)" office:value-type="string" office:string-value="OK" calcext:value-type="string">
            <text:p>OK</text:p>
          </table:table-cell>
          <table:table-cell table:formula="of:=IF(OR([$Sheet1.M177]&lt;25;[$Sheet1.M177]&gt;974);&quot;XXX&quot;;&quot;OK&quot;)" office:value-type="string" office:string-value="OK" calcext:value-type="string">
            <text:p>OK</text:p>
          </table:table-cell>
          <table:table-cell table:formula="of:=IF(OR([$Sheet1.N177]&lt;25;[$Sheet1.N177]&gt;974);&quot;XXX&quot;;&quot;OK&quot;)" office:value-type="string" office:string-value="OK" calcext:value-type="string">
            <text:p>OK</text:p>
          </table:table-cell>
          <table:table-cell table:formula="of:=IF(OR([$Sheet1.O177]&lt;25;[$Sheet1.O177]&gt;974);&quot;XXX&quot;;&quot;OK&quot;)" office:value-type="string" office:string-value="OK" calcext:value-type="string">
            <text:p>OK</text:p>
          </table:table-cell>
          <table:table-cell table:formula="of:=IF(OR([$Sheet1.P177]&lt;25;[$Sheet1.P177]&gt;974);&quot;XXX&quot;;&quot;OK&quot;)" office:value-type="string" office:string-value="OK" calcext:value-type="string">
            <text:p>OK</text:p>
          </table:table-cell>
          <table:table-cell table:formula="of:=IF(OR([$Sheet1.Q177]&lt;25;[$Sheet1.Q177]&gt;974);&quot;XXX&quot;;&quot;OK&quot;)" office:value-type="string" office:string-value="OK" calcext:value-type="string">
            <text:p>OK</text:p>
          </table:table-cell>
          <table:table-cell table:formula="of:=IF(OR([$Sheet1.R177]&lt;25;[$Sheet1.R177]&gt;974);&quot;XXX&quot;;&quot;OK&quot;)" office:value-type="string" office:string-value="OK" calcext:value-type="string">
            <text:p>OK</text:p>
          </table:table-cell>
          <table:table-cell table:formula="of:=IF(OR([$Sheet1.S177]&lt;25;[$Sheet1.S177]&gt;974);&quot;XXX&quot;;&quot;OK&quot;)" office:value-type="string" office:string-value="OK" calcext:value-type="string">
            <text:p>OK</text:p>
          </table:table-cell>
          <table:table-cell table:formula="of:=IF(OR([$Sheet1.T177]&lt;25;[$Sheet1.T177]&gt;974);&quot;XXX&quot;;&quot;OK&quot;)" office:value-type="string" office:string-value="OK" calcext:value-type="string">
            <text:p>OK</text:p>
          </table:table-cell>
          <table:table-cell table:formula="of:=IF(OR([$Sheet1.U177]&lt;25;[$Sheet1.U17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8]&lt;25;[$Sheet1.B178]&gt;974);&quot;XXX&quot;;&quot;OK&quot;)" office:value-type="string" office:string-value="OK" calcext:value-type="string">
            <text:p>OK</text:p>
          </table:table-cell>
          <table:table-cell table:formula="of:=IF(OR([$Sheet1.C178]&lt;25;[$Sheet1.C178]&gt;974);&quot;XXX&quot;;&quot;OK&quot;)" office:value-type="string" office:string-value="OK" calcext:value-type="string">
            <text:p>OK</text:p>
          </table:table-cell>
          <table:table-cell table:formula="of:=IF(OR([$Sheet1.D178]&lt;25;[$Sheet1.D178]&gt;974);&quot;XXX&quot;;&quot;OK&quot;)" office:value-type="string" office:string-value="OK" calcext:value-type="string">
            <text:p>OK</text:p>
          </table:table-cell>
          <table:table-cell table:formula="of:=IF(OR([$Sheet1.E178]&lt;25;[$Sheet1.E178]&gt;974);&quot;XXX&quot;;&quot;OK&quot;)" office:value-type="string" office:string-value="OK" calcext:value-type="string">
            <text:p>OK</text:p>
          </table:table-cell>
          <table:table-cell table:formula="of:=IF(OR([$Sheet1.F178]&lt;25;[$Sheet1.F178]&gt;974);&quot;XXX&quot;;&quot;OK&quot;)" office:value-type="string" office:string-value="OK" calcext:value-type="string">
            <text:p>OK</text:p>
          </table:table-cell>
          <table:table-cell table:formula="of:=IF(OR([$Sheet1.G178]&lt;25;[$Sheet1.G178]&gt;974);&quot;XXX&quot;;&quot;OK&quot;)" office:value-type="string" office:string-value="OK" calcext:value-type="string">
            <text:p>OK</text:p>
          </table:table-cell>
          <table:table-cell table:formula="of:=IF(OR([$Sheet1.H178]&lt;25;[$Sheet1.H178]&gt;974);&quot;XXX&quot;;&quot;OK&quot;)" office:value-type="string" office:string-value="OK" calcext:value-type="string">
            <text:p>OK</text:p>
          </table:table-cell>
          <table:table-cell table:formula="of:=IF(OR([$Sheet1.I178]&lt;25;[$Sheet1.I178]&gt;974);&quot;XXX&quot;;&quot;OK&quot;)" office:value-type="string" office:string-value="OK" calcext:value-type="string">
            <text:p>OK</text:p>
          </table:table-cell>
          <table:table-cell table:formula="of:=IF(OR([$Sheet1.J178]&lt;25;[$Sheet1.J178]&gt;974);&quot;XXX&quot;;&quot;OK&quot;)" office:value-type="string" office:string-value="OK" calcext:value-type="string">
            <text:p>OK</text:p>
          </table:table-cell>
          <table:table-cell table:formula="of:=IF(OR([$Sheet1.K178]&lt;25;[$Sheet1.K178]&gt;974);&quot;XXX&quot;;&quot;OK&quot;)" office:value-type="string" office:string-value="OK" calcext:value-type="string">
            <text:p>OK</text:p>
          </table:table-cell>
          <table:table-cell table:formula="of:=IF(OR([$Sheet1.L178]&lt;25;[$Sheet1.L178]&gt;974);&quot;XXX&quot;;&quot;OK&quot;)" office:value-type="string" office:string-value="OK" calcext:value-type="string">
            <text:p>OK</text:p>
          </table:table-cell>
          <table:table-cell table:formula="of:=IF(OR([$Sheet1.M178]&lt;25;[$Sheet1.M178]&gt;974);&quot;XXX&quot;;&quot;OK&quot;)" office:value-type="string" office:string-value="OK" calcext:value-type="string">
            <text:p>OK</text:p>
          </table:table-cell>
          <table:table-cell table:formula="of:=IF(OR([$Sheet1.N178]&lt;25;[$Sheet1.N178]&gt;974);&quot;XXX&quot;;&quot;OK&quot;)" office:value-type="string" office:string-value="OK" calcext:value-type="string">
            <text:p>OK</text:p>
          </table:table-cell>
          <table:table-cell table:formula="of:=IF(OR([$Sheet1.O178]&lt;25;[$Sheet1.O178]&gt;974);&quot;XXX&quot;;&quot;OK&quot;)" office:value-type="string" office:string-value="OK" calcext:value-type="string">
            <text:p>OK</text:p>
          </table:table-cell>
          <table:table-cell table:formula="of:=IF(OR([$Sheet1.P178]&lt;25;[$Sheet1.P178]&gt;974);&quot;XXX&quot;;&quot;OK&quot;)" office:value-type="string" office:string-value="OK" calcext:value-type="string">
            <text:p>OK</text:p>
          </table:table-cell>
          <table:table-cell table:formula="of:=IF(OR([$Sheet1.Q178]&lt;25;[$Sheet1.Q178]&gt;974);&quot;XXX&quot;;&quot;OK&quot;)" office:value-type="string" office:string-value="OK" calcext:value-type="string">
            <text:p>OK</text:p>
          </table:table-cell>
          <table:table-cell table:formula="of:=IF(OR([$Sheet1.R178]&lt;25;[$Sheet1.R178]&gt;974);&quot;XXX&quot;;&quot;OK&quot;)" office:value-type="string" office:string-value="OK" calcext:value-type="string">
            <text:p>OK</text:p>
          </table:table-cell>
          <table:table-cell table:formula="of:=IF(OR([$Sheet1.S178]&lt;25;[$Sheet1.S178]&gt;974);&quot;XXX&quot;;&quot;OK&quot;)" office:value-type="string" office:string-value="OK" calcext:value-type="string">
            <text:p>OK</text:p>
          </table:table-cell>
          <table:table-cell table:formula="of:=IF(OR([$Sheet1.T178]&lt;25;[$Sheet1.T178]&gt;974);&quot;XXX&quot;;&quot;OK&quot;)" office:value-type="string" office:string-value="OK" calcext:value-type="string">
            <text:p>OK</text:p>
          </table:table-cell>
          <table:table-cell table:formula="of:=IF(OR([$Sheet1.U178]&lt;25;[$Sheet1.U17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79]&lt;25;[$Sheet1.B179]&gt;974);&quot;XXX&quot;;&quot;OK&quot;)" office:value-type="string" office:string-value="OK" calcext:value-type="string">
            <text:p>OK</text:p>
          </table:table-cell>
          <table:table-cell table:formula="of:=IF(OR([$Sheet1.C179]&lt;25;[$Sheet1.C179]&gt;974);&quot;XXX&quot;;&quot;OK&quot;)" office:value-type="string" office:string-value="OK" calcext:value-type="string">
            <text:p>OK</text:p>
          </table:table-cell>
          <table:table-cell table:formula="of:=IF(OR([$Sheet1.D179]&lt;25;[$Sheet1.D179]&gt;974);&quot;XXX&quot;;&quot;OK&quot;)" office:value-type="string" office:string-value="OK" calcext:value-type="string">
            <text:p>OK</text:p>
          </table:table-cell>
          <table:table-cell table:formula="of:=IF(OR([$Sheet1.E179]&lt;25;[$Sheet1.E179]&gt;974);&quot;XXX&quot;;&quot;OK&quot;)" office:value-type="string" office:string-value="OK" calcext:value-type="string">
            <text:p>OK</text:p>
          </table:table-cell>
          <table:table-cell table:formula="of:=IF(OR([$Sheet1.F179]&lt;25;[$Sheet1.F179]&gt;974);&quot;XXX&quot;;&quot;OK&quot;)" office:value-type="string" office:string-value="OK" calcext:value-type="string">
            <text:p>OK</text:p>
          </table:table-cell>
          <table:table-cell table:formula="of:=IF(OR([$Sheet1.G179]&lt;25;[$Sheet1.G179]&gt;974);&quot;XXX&quot;;&quot;OK&quot;)" office:value-type="string" office:string-value="OK" calcext:value-type="string">
            <text:p>OK</text:p>
          </table:table-cell>
          <table:table-cell table:formula="of:=IF(OR([$Sheet1.H179]&lt;25;[$Sheet1.H179]&gt;974);&quot;XXX&quot;;&quot;OK&quot;)" office:value-type="string" office:string-value="OK" calcext:value-type="string">
            <text:p>OK</text:p>
          </table:table-cell>
          <table:table-cell table:formula="of:=IF(OR([$Sheet1.I179]&lt;25;[$Sheet1.I179]&gt;974);&quot;XXX&quot;;&quot;OK&quot;)" office:value-type="string" office:string-value="OK" calcext:value-type="string">
            <text:p>OK</text:p>
          </table:table-cell>
          <table:table-cell table:formula="of:=IF(OR([$Sheet1.J179]&lt;25;[$Sheet1.J179]&gt;974);&quot;XXX&quot;;&quot;OK&quot;)" office:value-type="string" office:string-value="OK" calcext:value-type="string">
            <text:p>OK</text:p>
          </table:table-cell>
          <table:table-cell table:formula="of:=IF(OR([$Sheet1.K179]&lt;25;[$Sheet1.K179]&gt;974);&quot;XXX&quot;;&quot;OK&quot;)" office:value-type="string" office:string-value="OK" calcext:value-type="string">
            <text:p>OK</text:p>
          </table:table-cell>
          <table:table-cell table:formula="of:=IF(OR([$Sheet1.L179]&lt;25;[$Sheet1.L179]&gt;974);&quot;XXX&quot;;&quot;OK&quot;)" office:value-type="string" office:string-value="OK" calcext:value-type="string">
            <text:p>OK</text:p>
          </table:table-cell>
          <table:table-cell table:formula="of:=IF(OR([$Sheet1.M179]&lt;25;[$Sheet1.M179]&gt;974);&quot;XXX&quot;;&quot;OK&quot;)" office:value-type="string" office:string-value="OK" calcext:value-type="string">
            <text:p>OK</text:p>
          </table:table-cell>
          <table:table-cell table:formula="of:=IF(OR([$Sheet1.N179]&lt;25;[$Sheet1.N179]&gt;974);&quot;XXX&quot;;&quot;OK&quot;)" office:value-type="string" office:string-value="OK" calcext:value-type="string">
            <text:p>OK</text:p>
          </table:table-cell>
          <table:table-cell table:formula="of:=IF(OR([$Sheet1.O179]&lt;25;[$Sheet1.O179]&gt;974);&quot;XXX&quot;;&quot;OK&quot;)" office:value-type="string" office:string-value="OK" calcext:value-type="string">
            <text:p>OK</text:p>
          </table:table-cell>
          <table:table-cell table:formula="of:=IF(OR([$Sheet1.P179]&lt;25;[$Sheet1.P179]&gt;974);&quot;XXX&quot;;&quot;OK&quot;)" office:value-type="string" office:string-value="OK" calcext:value-type="string">
            <text:p>OK</text:p>
          </table:table-cell>
          <table:table-cell table:formula="of:=IF(OR([$Sheet1.Q179]&lt;25;[$Sheet1.Q179]&gt;974);&quot;XXX&quot;;&quot;OK&quot;)" office:value-type="string" office:string-value="OK" calcext:value-type="string">
            <text:p>OK</text:p>
          </table:table-cell>
          <table:table-cell table:formula="of:=IF(OR([$Sheet1.R179]&lt;25;[$Sheet1.R179]&gt;974);&quot;XXX&quot;;&quot;OK&quot;)" office:value-type="string" office:string-value="OK" calcext:value-type="string">
            <text:p>OK</text:p>
          </table:table-cell>
          <table:table-cell table:formula="of:=IF(OR([$Sheet1.S179]&lt;25;[$Sheet1.S179]&gt;974);&quot;XXX&quot;;&quot;OK&quot;)" office:value-type="string" office:string-value="OK" calcext:value-type="string">
            <text:p>OK</text:p>
          </table:table-cell>
          <table:table-cell table:formula="of:=IF(OR([$Sheet1.T179]&lt;25;[$Sheet1.T179]&gt;974);&quot;XXX&quot;;&quot;OK&quot;)" office:value-type="string" office:string-value="OK" calcext:value-type="string">
            <text:p>OK</text:p>
          </table:table-cell>
          <table:table-cell table:formula="of:=IF(OR([$Sheet1.U179]&lt;25;[$Sheet1.U17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0]&lt;25;[$Sheet1.B180]&gt;974);&quot;XXX&quot;;&quot;OK&quot;)" office:value-type="string" office:string-value="OK" calcext:value-type="string">
            <text:p>OK</text:p>
          </table:table-cell>
          <table:table-cell table:formula="of:=IF(OR([$Sheet1.C180]&lt;25;[$Sheet1.C180]&gt;974);&quot;XXX&quot;;&quot;OK&quot;)" office:value-type="string" office:string-value="OK" calcext:value-type="string">
            <text:p>OK</text:p>
          </table:table-cell>
          <table:table-cell table:formula="of:=IF(OR([$Sheet1.D180]&lt;25;[$Sheet1.D180]&gt;974);&quot;XXX&quot;;&quot;OK&quot;)" office:value-type="string" office:string-value="OK" calcext:value-type="string">
            <text:p>OK</text:p>
          </table:table-cell>
          <table:table-cell table:formula="of:=IF(OR([$Sheet1.E180]&lt;25;[$Sheet1.E180]&gt;974);&quot;XXX&quot;;&quot;OK&quot;)" office:value-type="string" office:string-value="OK" calcext:value-type="string">
            <text:p>OK</text:p>
          </table:table-cell>
          <table:table-cell table:formula="of:=IF(OR([$Sheet1.F180]&lt;25;[$Sheet1.F180]&gt;974);&quot;XXX&quot;;&quot;OK&quot;)" office:value-type="string" office:string-value="OK" calcext:value-type="string">
            <text:p>OK</text:p>
          </table:table-cell>
          <table:table-cell table:formula="of:=IF(OR([$Sheet1.G180]&lt;25;[$Sheet1.G180]&gt;974);&quot;XXX&quot;;&quot;OK&quot;)" office:value-type="string" office:string-value="OK" calcext:value-type="string">
            <text:p>OK</text:p>
          </table:table-cell>
          <table:table-cell table:formula="of:=IF(OR([$Sheet1.H180]&lt;25;[$Sheet1.H180]&gt;974);&quot;XXX&quot;;&quot;OK&quot;)" office:value-type="string" office:string-value="OK" calcext:value-type="string">
            <text:p>OK</text:p>
          </table:table-cell>
          <table:table-cell table:formula="of:=IF(OR([$Sheet1.I180]&lt;25;[$Sheet1.I180]&gt;974);&quot;XXX&quot;;&quot;OK&quot;)" office:value-type="string" office:string-value="OK" calcext:value-type="string">
            <text:p>OK</text:p>
          </table:table-cell>
          <table:table-cell table:formula="of:=IF(OR([$Sheet1.J180]&lt;25;[$Sheet1.J180]&gt;974);&quot;XXX&quot;;&quot;OK&quot;)" office:value-type="string" office:string-value="OK" calcext:value-type="string">
            <text:p>OK</text:p>
          </table:table-cell>
          <table:table-cell table:formula="of:=IF(OR([$Sheet1.K180]&lt;25;[$Sheet1.K180]&gt;974);&quot;XXX&quot;;&quot;OK&quot;)" office:value-type="string" office:string-value="OK" calcext:value-type="string">
            <text:p>OK</text:p>
          </table:table-cell>
          <table:table-cell table:formula="of:=IF(OR([$Sheet1.L180]&lt;25;[$Sheet1.L180]&gt;974);&quot;XXX&quot;;&quot;OK&quot;)" office:value-type="string" office:string-value="OK" calcext:value-type="string">
            <text:p>OK</text:p>
          </table:table-cell>
          <table:table-cell table:formula="of:=IF(OR([$Sheet1.M180]&lt;25;[$Sheet1.M180]&gt;974);&quot;XXX&quot;;&quot;OK&quot;)" office:value-type="string" office:string-value="OK" calcext:value-type="string">
            <text:p>OK</text:p>
          </table:table-cell>
          <table:table-cell table:formula="of:=IF(OR([$Sheet1.N180]&lt;25;[$Sheet1.N180]&gt;974);&quot;XXX&quot;;&quot;OK&quot;)" office:value-type="string" office:string-value="OK" calcext:value-type="string">
            <text:p>OK</text:p>
          </table:table-cell>
          <table:table-cell table:formula="of:=IF(OR([$Sheet1.O180]&lt;25;[$Sheet1.O180]&gt;974);&quot;XXX&quot;;&quot;OK&quot;)" office:value-type="string" office:string-value="OK" calcext:value-type="string">
            <text:p>OK</text:p>
          </table:table-cell>
          <table:table-cell table:formula="of:=IF(OR([$Sheet1.P180]&lt;25;[$Sheet1.P180]&gt;974);&quot;XXX&quot;;&quot;OK&quot;)" office:value-type="string" office:string-value="OK" calcext:value-type="string">
            <text:p>OK</text:p>
          </table:table-cell>
          <table:table-cell table:formula="of:=IF(OR([$Sheet1.Q180]&lt;25;[$Sheet1.Q180]&gt;974);&quot;XXX&quot;;&quot;OK&quot;)" office:value-type="string" office:string-value="OK" calcext:value-type="string">
            <text:p>OK</text:p>
          </table:table-cell>
          <table:table-cell table:formula="of:=IF(OR([$Sheet1.R180]&lt;25;[$Sheet1.R180]&gt;974);&quot;XXX&quot;;&quot;OK&quot;)" office:value-type="string" office:string-value="OK" calcext:value-type="string">
            <text:p>OK</text:p>
          </table:table-cell>
          <table:table-cell table:formula="of:=IF(OR([$Sheet1.S180]&lt;25;[$Sheet1.S180]&gt;974);&quot;XXX&quot;;&quot;OK&quot;)" office:value-type="string" office:string-value="OK" calcext:value-type="string">
            <text:p>OK</text:p>
          </table:table-cell>
          <table:table-cell table:formula="of:=IF(OR([$Sheet1.T180]&lt;25;[$Sheet1.T180]&gt;974);&quot;XXX&quot;;&quot;OK&quot;)" office:value-type="string" office:string-value="OK" calcext:value-type="string">
            <text:p>OK</text:p>
          </table:table-cell>
          <table:table-cell table:formula="of:=IF(OR([$Sheet1.U180]&lt;25;[$Sheet1.U18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1]&lt;25;[$Sheet1.B181]&gt;974);&quot;XXX&quot;;&quot;OK&quot;)" office:value-type="string" office:string-value="OK" calcext:value-type="string">
            <text:p>OK</text:p>
          </table:table-cell>
          <table:table-cell table:formula="of:=IF(OR([$Sheet1.C181]&lt;25;[$Sheet1.C181]&gt;974);&quot;XXX&quot;;&quot;OK&quot;)" office:value-type="string" office:string-value="OK" calcext:value-type="string">
            <text:p>OK</text:p>
          </table:table-cell>
          <table:table-cell table:formula="of:=IF(OR([$Sheet1.D181]&lt;25;[$Sheet1.D181]&gt;974);&quot;XXX&quot;;&quot;OK&quot;)" office:value-type="string" office:string-value="OK" calcext:value-type="string">
            <text:p>OK</text:p>
          </table:table-cell>
          <table:table-cell table:formula="of:=IF(OR([$Sheet1.E181]&lt;25;[$Sheet1.E181]&gt;974);&quot;XXX&quot;;&quot;OK&quot;)" office:value-type="string" office:string-value="OK" calcext:value-type="string">
            <text:p>OK</text:p>
          </table:table-cell>
          <table:table-cell table:formula="of:=IF(OR([$Sheet1.F181]&lt;25;[$Sheet1.F181]&gt;974);&quot;XXX&quot;;&quot;OK&quot;)" office:value-type="string" office:string-value="OK" calcext:value-type="string">
            <text:p>OK</text:p>
          </table:table-cell>
          <table:table-cell table:formula="of:=IF(OR([$Sheet1.G181]&lt;25;[$Sheet1.G181]&gt;974);&quot;XXX&quot;;&quot;OK&quot;)" office:value-type="string" office:string-value="OK" calcext:value-type="string">
            <text:p>OK</text:p>
          </table:table-cell>
          <table:table-cell table:formula="of:=IF(OR([$Sheet1.H181]&lt;25;[$Sheet1.H181]&gt;974);&quot;XXX&quot;;&quot;OK&quot;)" office:value-type="string" office:string-value="OK" calcext:value-type="string">
            <text:p>OK</text:p>
          </table:table-cell>
          <table:table-cell table:formula="of:=IF(OR([$Sheet1.I181]&lt;25;[$Sheet1.I181]&gt;974);&quot;XXX&quot;;&quot;OK&quot;)" office:value-type="string" office:string-value="OK" calcext:value-type="string">
            <text:p>OK</text:p>
          </table:table-cell>
          <table:table-cell table:formula="of:=IF(OR([$Sheet1.J181]&lt;25;[$Sheet1.J181]&gt;974);&quot;XXX&quot;;&quot;OK&quot;)" office:value-type="string" office:string-value="OK" calcext:value-type="string">
            <text:p>OK</text:p>
          </table:table-cell>
          <table:table-cell table:formula="of:=IF(OR([$Sheet1.K181]&lt;25;[$Sheet1.K181]&gt;974);&quot;XXX&quot;;&quot;OK&quot;)" office:value-type="string" office:string-value="OK" calcext:value-type="string">
            <text:p>OK</text:p>
          </table:table-cell>
          <table:table-cell table:formula="of:=IF(OR([$Sheet1.L181]&lt;25;[$Sheet1.L181]&gt;974);&quot;XXX&quot;;&quot;OK&quot;)" office:value-type="string" office:string-value="OK" calcext:value-type="string">
            <text:p>OK</text:p>
          </table:table-cell>
          <table:table-cell table:formula="of:=IF(OR([$Sheet1.M181]&lt;25;[$Sheet1.M181]&gt;974);&quot;XXX&quot;;&quot;OK&quot;)" office:value-type="string" office:string-value="OK" calcext:value-type="string">
            <text:p>OK</text:p>
          </table:table-cell>
          <table:table-cell table:formula="of:=IF(OR([$Sheet1.N181]&lt;25;[$Sheet1.N181]&gt;974);&quot;XXX&quot;;&quot;OK&quot;)" office:value-type="string" office:string-value="OK" calcext:value-type="string">
            <text:p>OK</text:p>
          </table:table-cell>
          <table:table-cell table:formula="of:=IF(OR([$Sheet1.O181]&lt;25;[$Sheet1.O181]&gt;974);&quot;XXX&quot;;&quot;OK&quot;)" office:value-type="string" office:string-value="OK" calcext:value-type="string">
            <text:p>OK</text:p>
          </table:table-cell>
          <table:table-cell table:formula="of:=IF(OR([$Sheet1.P181]&lt;25;[$Sheet1.P181]&gt;974);&quot;XXX&quot;;&quot;OK&quot;)" office:value-type="string" office:string-value="OK" calcext:value-type="string">
            <text:p>OK</text:p>
          </table:table-cell>
          <table:table-cell table:formula="of:=IF(OR([$Sheet1.Q181]&lt;25;[$Sheet1.Q181]&gt;974);&quot;XXX&quot;;&quot;OK&quot;)" office:value-type="string" office:string-value="OK" calcext:value-type="string">
            <text:p>OK</text:p>
          </table:table-cell>
          <table:table-cell table:formula="of:=IF(OR([$Sheet1.R181]&lt;25;[$Sheet1.R181]&gt;974);&quot;XXX&quot;;&quot;OK&quot;)" office:value-type="string" office:string-value="OK" calcext:value-type="string">
            <text:p>OK</text:p>
          </table:table-cell>
          <table:table-cell table:formula="of:=IF(OR([$Sheet1.S181]&lt;25;[$Sheet1.S181]&gt;974);&quot;XXX&quot;;&quot;OK&quot;)" office:value-type="string" office:string-value="OK" calcext:value-type="string">
            <text:p>OK</text:p>
          </table:table-cell>
          <table:table-cell table:formula="of:=IF(OR([$Sheet1.T181]&lt;25;[$Sheet1.T181]&gt;974);&quot;XXX&quot;;&quot;OK&quot;)" office:value-type="string" office:string-value="OK" calcext:value-type="string">
            <text:p>OK</text:p>
          </table:table-cell>
          <table:table-cell table:formula="of:=IF(OR([$Sheet1.U181]&lt;25;[$Sheet1.U18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2]&lt;25;[$Sheet1.B182]&gt;974);&quot;XXX&quot;;&quot;OK&quot;)" office:value-type="string" office:string-value="OK" calcext:value-type="string">
            <text:p>OK</text:p>
          </table:table-cell>
          <table:table-cell table:formula="of:=IF(OR([$Sheet1.C182]&lt;25;[$Sheet1.C182]&gt;974);&quot;XXX&quot;;&quot;OK&quot;)" office:value-type="string" office:string-value="OK" calcext:value-type="string">
            <text:p>OK</text:p>
          </table:table-cell>
          <table:table-cell table:formula="of:=IF(OR([$Sheet1.D182]&lt;25;[$Sheet1.D182]&gt;974);&quot;XXX&quot;;&quot;OK&quot;)" office:value-type="string" office:string-value="OK" calcext:value-type="string">
            <text:p>OK</text:p>
          </table:table-cell>
          <table:table-cell table:formula="of:=IF(OR([$Sheet1.E182]&lt;25;[$Sheet1.E182]&gt;974);&quot;XXX&quot;;&quot;OK&quot;)" office:value-type="string" office:string-value="OK" calcext:value-type="string">
            <text:p>OK</text:p>
          </table:table-cell>
          <table:table-cell table:formula="of:=IF(OR([$Sheet1.F182]&lt;25;[$Sheet1.F182]&gt;974);&quot;XXX&quot;;&quot;OK&quot;)" office:value-type="string" office:string-value="OK" calcext:value-type="string">
            <text:p>OK</text:p>
          </table:table-cell>
          <table:table-cell table:formula="of:=IF(OR([$Sheet1.G182]&lt;25;[$Sheet1.G182]&gt;974);&quot;XXX&quot;;&quot;OK&quot;)" office:value-type="string" office:string-value="OK" calcext:value-type="string">
            <text:p>OK</text:p>
          </table:table-cell>
          <table:table-cell table:formula="of:=IF(OR([$Sheet1.H182]&lt;25;[$Sheet1.H182]&gt;974);&quot;XXX&quot;;&quot;OK&quot;)" office:value-type="string" office:string-value="OK" calcext:value-type="string">
            <text:p>OK</text:p>
          </table:table-cell>
          <table:table-cell table:formula="of:=IF(OR([$Sheet1.I182]&lt;25;[$Sheet1.I182]&gt;974);&quot;XXX&quot;;&quot;OK&quot;)" office:value-type="string" office:string-value="OK" calcext:value-type="string">
            <text:p>OK</text:p>
          </table:table-cell>
          <table:table-cell table:formula="of:=IF(OR([$Sheet1.J182]&lt;25;[$Sheet1.J182]&gt;974);&quot;XXX&quot;;&quot;OK&quot;)" office:value-type="string" office:string-value="OK" calcext:value-type="string">
            <text:p>OK</text:p>
          </table:table-cell>
          <table:table-cell table:formula="of:=IF(OR([$Sheet1.K182]&lt;25;[$Sheet1.K182]&gt;974);&quot;XXX&quot;;&quot;OK&quot;)" office:value-type="string" office:string-value="OK" calcext:value-type="string">
            <text:p>OK</text:p>
          </table:table-cell>
          <table:table-cell table:formula="of:=IF(OR([$Sheet1.L182]&lt;25;[$Sheet1.L182]&gt;974);&quot;XXX&quot;;&quot;OK&quot;)" office:value-type="string" office:string-value="OK" calcext:value-type="string">
            <text:p>OK</text:p>
          </table:table-cell>
          <table:table-cell table:formula="of:=IF(OR([$Sheet1.M182]&lt;25;[$Sheet1.M182]&gt;974);&quot;XXX&quot;;&quot;OK&quot;)" office:value-type="string" office:string-value="OK" calcext:value-type="string">
            <text:p>OK</text:p>
          </table:table-cell>
          <table:table-cell table:formula="of:=IF(OR([$Sheet1.N182]&lt;25;[$Sheet1.N182]&gt;974);&quot;XXX&quot;;&quot;OK&quot;)" office:value-type="string" office:string-value="OK" calcext:value-type="string">
            <text:p>OK</text:p>
          </table:table-cell>
          <table:table-cell table:formula="of:=IF(OR([$Sheet1.O182]&lt;25;[$Sheet1.O182]&gt;974);&quot;XXX&quot;;&quot;OK&quot;)" office:value-type="string" office:string-value="OK" calcext:value-type="string">
            <text:p>OK</text:p>
          </table:table-cell>
          <table:table-cell table:formula="of:=IF(OR([$Sheet1.P182]&lt;25;[$Sheet1.P182]&gt;974);&quot;XXX&quot;;&quot;OK&quot;)" office:value-type="string" office:string-value="OK" calcext:value-type="string">
            <text:p>OK</text:p>
          </table:table-cell>
          <table:table-cell table:formula="of:=IF(OR([$Sheet1.Q182]&lt;25;[$Sheet1.Q182]&gt;974);&quot;XXX&quot;;&quot;OK&quot;)" office:value-type="string" office:string-value="OK" calcext:value-type="string">
            <text:p>OK</text:p>
          </table:table-cell>
          <table:table-cell table:formula="of:=IF(OR([$Sheet1.R182]&lt;25;[$Sheet1.R182]&gt;974);&quot;XXX&quot;;&quot;OK&quot;)" office:value-type="string" office:string-value="OK" calcext:value-type="string">
            <text:p>OK</text:p>
          </table:table-cell>
          <table:table-cell table:formula="of:=IF(OR([$Sheet1.S182]&lt;25;[$Sheet1.S182]&gt;974);&quot;XXX&quot;;&quot;OK&quot;)" office:value-type="string" office:string-value="OK" calcext:value-type="string">
            <text:p>OK</text:p>
          </table:table-cell>
          <table:table-cell table:formula="of:=IF(OR([$Sheet1.T182]&lt;25;[$Sheet1.T182]&gt;974);&quot;XXX&quot;;&quot;OK&quot;)" office:value-type="string" office:string-value="OK" calcext:value-type="string">
            <text:p>OK</text:p>
          </table:table-cell>
          <table:table-cell table:formula="of:=IF(OR([$Sheet1.U182]&lt;25;[$Sheet1.U18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3]&lt;25;[$Sheet1.B183]&gt;974);&quot;XXX&quot;;&quot;OK&quot;)" office:value-type="string" office:string-value="OK" calcext:value-type="string">
            <text:p>OK</text:p>
          </table:table-cell>
          <table:table-cell table:formula="of:=IF(OR([$Sheet1.C183]&lt;25;[$Sheet1.C183]&gt;974);&quot;XXX&quot;;&quot;OK&quot;)" office:value-type="string" office:string-value="OK" calcext:value-type="string">
            <text:p>OK</text:p>
          </table:table-cell>
          <table:table-cell table:formula="of:=IF(OR([$Sheet1.D183]&lt;25;[$Sheet1.D183]&gt;974);&quot;XXX&quot;;&quot;OK&quot;)" office:value-type="string" office:string-value="OK" calcext:value-type="string">
            <text:p>OK</text:p>
          </table:table-cell>
          <table:table-cell table:formula="of:=IF(OR([$Sheet1.E183]&lt;25;[$Sheet1.E183]&gt;974);&quot;XXX&quot;;&quot;OK&quot;)" office:value-type="string" office:string-value="OK" calcext:value-type="string">
            <text:p>OK</text:p>
          </table:table-cell>
          <table:table-cell table:formula="of:=IF(OR([$Sheet1.F183]&lt;25;[$Sheet1.F183]&gt;974);&quot;XXX&quot;;&quot;OK&quot;)" office:value-type="string" office:string-value="OK" calcext:value-type="string">
            <text:p>OK</text:p>
          </table:table-cell>
          <table:table-cell table:formula="of:=IF(OR([$Sheet1.G183]&lt;25;[$Sheet1.G183]&gt;974);&quot;XXX&quot;;&quot;OK&quot;)" office:value-type="string" office:string-value="OK" calcext:value-type="string">
            <text:p>OK</text:p>
          </table:table-cell>
          <table:table-cell table:formula="of:=IF(OR([$Sheet1.H183]&lt;25;[$Sheet1.H183]&gt;974);&quot;XXX&quot;;&quot;OK&quot;)" office:value-type="string" office:string-value="OK" calcext:value-type="string">
            <text:p>OK</text:p>
          </table:table-cell>
          <table:table-cell table:formula="of:=IF(OR([$Sheet1.I183]&lt;25;[$Sheet1.I183]&gt;974);&quot;XXX&quot;;&quot;OK&quot;)" office:value-type="string" office:string-value="OK" calcext:value-type="string">
            <text:p>OK</text:p>
          </table:table-cell>
          <table:table-cell table:formula="of:=IF(OR([$Sheet1.J183]&lt;25;[$Sheet1.J183]&gt;974);&quot;XXX&quot;;&quot;OK&quot;)" office:value-type="string" office:string-value="OK" calcext:value-type="string">
            <text:p>OK</text:p>
          </table:table-cell>
          <table:table-cell table:formula="of:=IF(OR([$Sheet1.K183]&lt;25;[$Sheet1.K183]&gt;974);&quot;XXX&quot;;&quot;OK&quot;)" office:value-type="string" office:string-value="OK" calcext:value-type="string">
            <text:p>OK</text:p>
          </table:table-cell>
          <table:table-cell table:formula="of:=IF(OR([$Sheet1.L183]&lt;25;[$Sheet1.L183]&gt;974);&quot;XXX&quot;;&quot;OK&quot;)" office:value-type="string" office:string-value="OK" calcext:value-type="string">
            <text:p>OK</text:p>
          </table:table-cell>
          <table:table-cell table:formula="of:=IF(OR([$Sheet1.M183]&lt;25;[$Sheet1.M183]&gt;974);&quot;XXX&quot;;&quot;OK&quot;)" office:value-type="string" office:string-value="OK" calcext:value-type="string">
            <text:p>OK</text:p>
          </table:table-cell>
          <table:table-cell table:formula="of:=IF(OR([$Sheet1.N183]&lt;25;[$Sheet1.N183]&gt;974);&quot;XXX&quot;;&quot;OK&quot;)" office:value-type="string" office:string-value="OK" calcext:value-type="string">
            <text:p>OK</text:p>
          </table:table-cell>
          <table:table-cell table:formula="of:=IF(OR([$Sheet1.O183]&lt;25;[$Sheet1.O183]&gt;974);&quot;XXX&quot;;&quot;OK&quot;)" office:value-type="string" office:string-value="OK" calcext:value-type="string">
            <text:p>OK</text:p>
          </table:table-cell>
          <table:table-cell table:formula="of:=IF(OR([$Sheet1.P183]&lt;25;[$Sheet1.P183]&gt;974);&quot;XXX&quot;;&quot;OK&quot;)" office:value-type="string" office:string-value="OK" calcext:value-type="string">
            <text:p>OK</text:p>
          </table:table-cell>
          <table:table-cell table:formula="of:=IF(OR([$Sheet1.Q183]&lt;25;[$Sheet1.Q183]&gt;974);&quot;XXX&quot;;&quot;OK&quot;)" office:value-type="string" office:string-value="OK" calcext:value-type="string">
            <text:p>OK</text:p>
          </table:table-cell>
          <table:table-cell table:formula="of:=IF(OR([$Sheet1.R183]&lt;25;[$Sheet1.R183]&gt;974);&quot;XXX&quot;;&quot;OK&quot;)" office:value-type="string" office:string-value="OK" calcext:value-type="string">
            <text:p>OK</text:p>
          </table:table-cell>
          <table:table-cell table:formula="of:=IF(OR([$Sheet1.S183]&lt;25;[$Sheet1.S183]&gt;974);&quot;XXX&quot;;&quot;OK&quot;)" office:value-type="string" office:string-value="OK" calcext:value-type="string">
            <text:p>OK</text:p>
          </table:table-cell>
          <table:table-cell table:formula="of:=IF(OR([$Sheet1.T183]&lt;25;[$Sheet1.T183]&gt;974);&quot;XXX&quot;;&quot;OK&quot;)" office:value-type="string" office:string-value="OK" calcext:value-type="string">
            <text:p>OK</text:p>
          </table:table-cell>
          <table:table-cell table:formula="of:=IF(OR([$Sheet1.U183]&lt;25;[$Sheet1.U18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4]&lt;25;[$Sheet1.B184]&gt;974);&quot;XXX&quot;;&quot;OK&quot;)" office:value-type="string" office:string-value="OK" calcext:value-type="string">
            <text:p>OK</text:p>
          </table:table-cell>
          <table:table-cell table:formula="of:=IF(OR([$Sheet1.C184]&lt;25;[$Sheet1.C184]&gt;974);&quot;XXX&quot;;&quot;OK&quot;)" office:value-type="string" office:string-value="OK" calcext:value-type="string">
            <text:p>OK</text:p>
          </table:table-cell>
          <table:table-cell table:formula="of:=IF(OR([$Sheet1.D184]&lt;25;[$Sheet1.D184]&gt;974);&quot;XXX&quot;;&quot;OK&quot;)" office:value-type="string" office:string-value="OK" calcext:value-type="string">
            <text:p>OK</text:p>
          </table:table-cell>
          <table:table-cell table:formula="of:=IF(OR([$Sheet1.E184]&lt;25;[$Sheet1.E184]&gt;974);&quot;XXX&quot;;&quot;OK&quot;)" office:value-type="string" office:string-value="OK" calcext:value-type="string">
            <text:p>OK</text:p>
          </table:table-cell>
          <table:table-cell table:formula="of:=IF(OR([$Sheet1.F184]&lt;25;[$Sheet1.F184]&gt;974);&quot;XXX&quot;;&quot;OK&quot;)" office:value-type="string" office:string-value="OK" calcext:value-type="string">
            <text:p>OK</text:p>
          </table:table-cell>
          <table:table-cell table:formula="of:=IF(OR([$Sheet1.G184]&lt;25;[$Sheet1.G184]&gt;974);&quot;XXX&quot;;&quot;OK&quot;)" office:value-type="string" office:string-value="OK" calcext:value-type="string">
            <text:p>OK</text:p>
          </table:table-cell>
          <table:table-cell table:formula="of:=IF(OR([$Sheet1.H184]&lt;25;[$Sheet1.H184]&gt;974);&quot;XXX&quot;;&quot;OK&quot;)" office:value-type="string" office:string-value="OK" calcext:value-type="string">
            <text:p>OK</text:p>
          </table:table-cell>
          <table:table-cell table:formula="of:=IF(OR([$Sheet1.I184]&lt;25;[$Sheet1.I184]&gt;974);&quot;XXX&quot;;&quot;OK&quot;)" office:value-type="string" office:string-value="OK" calcext:value-type="string">
            <text:p>OK</text:p>
          </table:table-cell>
          <table:table-cell table:formula="of:=IF(OR([$Sheet1.J184]&lt;25;[$Sheet1.J184]&gt;974);&quot;XXX&quot;;&quot;OK&quot;)" office:value-type="string" office:string-value="OK" calcext:value-type="string">
            <text:p>OK</text:p>
          </table:table-cell>
          <table:table-cell table:formula="of:=IF(OR([$Sheet1.K184]&lt;25;[$Sheet1.K184]&gt;974);&quot;XXX&quot;;&quot;OK&quot;)" office:value-type="string" office:string-value="OK" calcext:value-type="string">
            <text:p>OK</text:p>
          </table:table-cell>
          <table:table-cell table:formula="of:=IF(OR([$Sheet1.L184]&lt;25;[$Sheet1.L184]&gt;974);&quot;XXX&quot;;&quot;OK&quot;)" office:value-type="string" office:string-value="OK" calcext:value-type="string">
            <text:p>OK</text:p>
          </table:table-cell>
          <table:table-cell table:formula="of:=IF(OR([$Sheet1.M184]&lt;25;[$Sheet1.M184]&gt;974);&quot;XXX&quot;;&quot;OK&quot;)" office:value-type="string" office:string-value="OK" calcext:value-type="string">
            <text:p>OK</text:p>
          </table:table-cell>
          <table:table-cell table:formula="of:=IF(OR([$Sheet1.N184]&lt;25;[$Sheet1.N184]&gt;974);&quot;XXX&quot;;&quot;OK&quot;)" office:value-type="string" office:string-value="OK" calcext:value-type="string">
            <text:p>OK</text:p>
          </table:table-cell>
          <table:table-cell table:formula="of:=IF(OR([$Sheet1.O184]&lt;25;[$Sheet1.O184]&gt;974);&quot;XXX&quot;;&quot;OK&quot;)" office:value-type="string" office:string-value="OK" calcext:value-type="string">
            <text:p>OK</text:p>
          </table:table-cell>
          <table:table-cell table:formula="of:=IF(OR([$Sheet1.P184]&lt;25;[$Sheet1.P184]&gt;974);&quot;XXX&quot;;&quot;OK&quot;)" office:value-type="string" office:string-value="OK" calcext:value-type="string">
            <text:p>OK</text:p>
          </table:table-cell>
          <table:table-cell table:formula="of:=IF(OR([$Sheet1.Q184]&lt;25;[$Sheet1.Q184]&gt;974);&quot;XXX&quot;;&quot;OK&quot;)" office:value-type="string" office:string-value="OK" calcext:value-type="string">
            <text:p>OK</text:p>
          </table:table-cell>
          <table:table-cell table:formula="of:=IF(OR([$Sheet1.R184]&lt;25;[$Sheet1.R184]&gt;974);&quot;XXX&quot;;&quot;OK&quot;)" office:value-type="string" office:string-value="OK" calcext:value-type="string">
            <text:p>OK</text:p>
          </table:table-cell>
          <table:table-cell table:formula="of:=IF(OR([$Sheet1.S184]&lt;25;[$Sheet1.S184]&gt;974);&quot;XXX&quot;;&quot;OK&quot;)" office:value-type="string" office:string-value="OK" calcext:value-type="string">
            <text:p>OK</text:p>
          </table:table-cell>
          <table:table-cell table:formula="of:=IF(OR([$Sheet1.T184]&lt;25;[$Sheet1.T184]&gt;974);&quot;XXX&quot;;&quot;OK&quot;)" office:value-type="string" office:string-value="OK" calcext:value-type="string">
            <text:p>OK</text:p>
          </table:table-cell>
          <table:table-cell table:formula="of:=IF(OR([$Sheet1.U184]&lt;25;[$Sheet1.U18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5]&lt;25;[$Sheet1.B185]&gt;974);&quot;XXX&quot;;&quot;OK&quot;)" office:value-type="string" office:string-value="OK" calcext:value-type="string">
            <text:p>OK</text:p>
          </table:table-cell>
          <table:table-cell table:formula="of:=IF(OR([$Sheet1.C185]&lt;25;[$Sheet1.C185]&gt;974);&quot;XXX&quot;;&quot;OK&quot;)" office:value-type="string" office:string-value="OK" calcext:value-type="string">
            <text:p>OK</text:p>
          </table:table-cell>
          <table:table-cell table:formula="of:=IF(OR([$Sheet1.D185]&lt;25;[$Sheet1.D185]&gt;974);&quot;XXX&quot;;&quot;OK&quot;)" office:value-type="string" office:string-value="OK" calcext:value-type="string">
            <text:p>OK</text:p>
          </table:table-cell>
          <table:table-cell table:formula="of:=IF(OR([$Sheet1.E185]&lt;25;[$Sheet1.E185]&gt;974);&quot;XXX&quot;;&quot;OK&quot;)" office:value-type="string" office:string-value="OK" calcext:value-type="string">
            <text:p>OK</text:p>
          </table:table-cell>
          <table:table-cell table:formula="of:=IF(OR([$Sheet1.F185]&lt;25;[$Sheet1.F185]&gt;974);&quot;XXX&quot;;&quot;OK&quot;)" office:value-type="string" office:string-value="OK" calcext:value-type="string">
            <text:p>OK</text:p>
          </table:table-cell>
          <table:table-cell table:formula="of:=IF(OR([$Sheet1.G185]&lt;25;[$Sheet1.G185]&gt;974);&quot;XXX&quot;;&quot;OK&quot;)" office:value-type="string" office:string-value="OK" calcext:value-type="string">
            <text:p>OK</text:p>
          </table:table-cell>
          <table:table-cell table:formula="of:=IF(OR([$Sheet1.H185]&lt;25;[$Sheet1.H185]&gt;974);&quot;XXX&quot;;&quot;OK&quot;)" office:value-type="string" office:string-value="OK" calcext:value-type="string">
            <text:p>OK</text:p>
          </table:table-cell>
          <table:table-cell table:formula="of:=IF(OR([$Sheet1.I185]&lt;25;[$Sheet1.I185]&gt;974);&quot;XXX&quot;;&quot;OK&quot;)" office:value-type="string" office:string-value="OK" calcext:value-type="string">
            <text:p>OK</text:p>
          </table:table-cell>
          <table:table-cell table:formula="of:=IF(OR([$Sheet1.J185]&lt;25;[$Sheet1.J185]&gt;974);&quot;XXX&quot;;&quot;OK&quot;)" office:value-type="string" office:string-value="OK" calcext:value-type="string">
            <text:p>OK</text:p>
          </table:table-cell>
          <table:table-cell table:formula="of:=IF(OR([$Sheet1.K185]&lt;25;[$Sheet1.K185]&gt;974);&quot;XXX&quot;;&quot;OK&quot;)" office:value-type="string" office:string-value="OK" calcext:value-type="string">
            <text:p>OK</text:p>
          </table:table-cell>
          <table:table-cell table:formula="of:=IF(OR([$Sheet1.L185]&lt;25;[$Sheet1.L185]&gt;974);&quot;XXX&quot;;&quot;OK&quot;)" office:value-type="string" office:string-value="OK" calcext:value-type="string">
            <text:p>OK</text:p>
          </table:table-cell>
          <table:table-cell table:formula="of:=IF(OR([$Sheet1.M185]&lt;25;[$Sheet1.M185]&gt;974);&quot;XXX&quot;;&quot;OK&quot;)" office:value-type="string" office:string-value="OK" calcext:value-type="string">
            <text:p>OK</text:p>
          </table:table-cell>
          <table:table-cell table:formula="of:=IF(OR([$Sheet1.N185]&lt;25;[$Sheet1.N185]&gt;974);&quot;XXX&quot;;&quot;OK&quot;)" office:value-type="string" office:string-value="OK" calcext:value-type="string">
            <text:p>OK</text:p>
          </table:table-cell>
          <table:table-cell table:formula="of:=IF(OR([$Sheet1.O185]&lt;25;[$Sheet1.O185]&gt;974);&quot;XXX&quot;;&quot;OK&quot;)" office:value-type="string" office:string-value="OK" calcext:value-type="string">
            <text:p>OK</text:p>
          </table:table-cell>
          <table:table-cell table:formula="of:=IF(OR([$Sheet1.P185]&lt;25;[$Sheet1.P185]&gt;974);&quot;XXX&quot;;&quot;OK&quot;)" office:value-type="string" office:string-value="OK" calcext:value-type="string">
            <text:p>OK</text:p>
          </table:table-cell>
          <table:table-cell table:formula="of:=IF(OR([$Sheet1.Q185]&lt;25;[$Sheet1.Q185]&gt;974);&quot;XXX&quot;;&quot;OK&quot;)" office:value-type="string" office:string-value="OK" calcext:value-type="string">
            <text:p>OK</text:p>
          </table:table-cell>
          <table:table-cell table:formula="of:=IF(OR([$Sheet1.R185]&lt;25;[$Sheet1.R185]&gt;974);&quot;XXX&quot;;&quot;OK&quot;)" office:value-type="string" office:string-value="OK" calcext:value-type="string">
            <text:p>OK</text:p>
          </table:table-cell>
          <table:table-cell table:formula="of:=IF(OR([$Sheet1.S185]&lt;25;[$Sheet1.S185]&gt;974);&quot;XXX&quot;;&quot;OK&quot;)" office:value-type="string" office:string-value="OK" calcext:value-type="string">
            <text:p>OK</text:p>
          </table:table-cell>
          <table:table-cell table:formula="of:=IF(OR([$Sheet1.T185]&lt;25;[$Sheet1.T185]&gt;974);&quot;XXX&quot;;&quot;OK&quot;)" office:value-type="string" office:string-value="OK" calcext:value-type="string">
            <text:p>OK</text:p>
          </table:table-cell>
          <table:table-cell table:formula="of:=IF(OR([$Sheet1.U185]&lt;25;[$Sheet1.U18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6]&lt;25;[$Sheet1.B186]&gt;974);&quot;XXX&quot;;&quot;OK&quot;)" office:value-type="string" office:string-value="OK" calcext:value-type="string">
            <text:p>OK</text:p>
          </table:table-cell>
          <table:table-cell table:formula="of:=IF(OR([$Sheet1.C186]&lt;25;[$Sheet1.C186]&gt;974);&quot;XXX&quot;;&quot;OK&quot;)" office:value-type="string" office:string-value="OK" calcext:value-type="string">
            <text:p>OK</text:p>
          </table:table-cell>
          <table:table-cell table:formula="of:=IF(OR([$Sheet1.D186]&lt;25;[$Sheet1.D186]&gt;974);&quot;XXX&quot;;&quot;OK&quot;)" office:value-type="string" office:string-value="OK" calcext:value-type="string">
            <text:p>OK</text:p>
          </table:table-cell>
          <table:table-cell table:formula="of:=IF(OR([$Sheet1.E186]&lt;25;[$Sheet1.E186]&gt;974);&quot;XXX&quot;;&quot;OK&quot;)" office:value-type="string" office:string-value="OK" calcext:value-type="string">
            <text:p>OK</text:p>
          </table:table-cell>
          <table:table-cell table:formula="of:=IF(OR([$Sheet1.F186]&lt;25;[$Sheet1.F186]&gt;974);&quot;XXX&quot;;&quot;OK&quot;)" office:value-type="string" office:string-value="OK" calcext:value-type="string">
            <text:p>OK</text:p>
          </table:table-cell>
          <table:table-cell table:formula="of:=IF(OR([$Sheet1.G186]&lt;25;[$Sheet1.G186]&gt;974);&quot;XXX&quot;;&quot;OK&quot;)" office:value-type="string" office:string-value="OK" calcext:value-type="string">
            <text:p>OK</text:p>
          </table:table-cell>
          <table:table-cell table:formula="of:=IF(OR([$Sheet1.H186]&lt;25;[$Sheet1.H186]&gt;974);&quot;XXX&quot;;&quot;OK&quot;)" office:value-type="string" office:string-value="OK" calcext:value-type="string">
            <text:p>OK</text:p>
          </table:table-cell>
          <table:table-cell table:formula="of:=IF(OR([$Sheet1.I186]&lt;25;[$Sheet1.I186]&gt;974);&quot;XXX&quot;;&quot;OK&quot;)" office:value-type="string" office:string-value="OK" calcext:value-type="string">
            <text:p>OK</text:p>
          </table:table-cell>
          <table:table-cell table:formula="of:=IF(OR([$Sheet1.J186]&lt;25;[$Sheet1.J186]&gt;974);&quot;XXX&quot;;&quot;OK&quot;)" office:value-type="string" office:string-value="OK" calcext:value-type="string">
            <text:p>OK</text:p>
          </table:table-cell>
          <table:table-cell table:formula="of:=IF(OR([$Sheet1.K186]&lt;25;[$Sheet1.K186]&gt;974);&quot;XXX&quot;;&quot;OK&quot;)" office:value-type="string" office:string-value="OK" calcext:value-type="string">
            <text:p>OK</text:p>
          </table:table-cell>
          <table:table-cell table:formula="of:=IF(OR([$Sheet1.L186]&lt;25;[$Sheet1.L186]&gt;974);&quot;XXX&quot;;&quot;OK&quot;)" office:value-type="string" office:string-value="OK" calcext:value-type="string">
            <text:p>OK</text:p>
          </table:table-cell>
          <table:table-cell table:formula="of:=IF(OR([$Sheet1.M186]&lt;25;[$Sheet1.M186]&gt;974);&quot;XXX&quot;;&quot;OK&quot;)" office:value-type="string" office:string-value="OK" calcext:value-type="string">
            <text:p>OK</text:p>
          </table:table-cell>
          <table:table-cell table:formula="of:=IF(OR([$Sheet1.N186]&lt;25;[$Sheet1.N186]&gt;974);&quot;XXX&quot;;&quot;OK&quot;)" office:value-type="string" office:string-value="OK" calcext:value-type="string">
            <text:p>OK</text:p>
          </table:table-cell>
          <table:table-cell table:formula="of:=IF(OR([$Sheet1.O186]&lt;25;[$Sheet1.O186]&gt;974);&quot;XXX&quot;;&quot;OK&quot;)" office:value-type="string" office:string-value="OK" calcext:value-type="string">
            <text:p>OK</text:p>
          </table:table-cell>
          <table:table-cell table:formula="of:=IF(OR([$Sheet1.P186]&lt;25;[$Sheet1.P186]&gt;974);&quot;XXX&quot;;&quot;OK&quot;)" office:value-type="string" office:string-value="OK" calcext:value-type="string">
            <text:p>OK</text:p>
          </table:table-cell>
          <table:table-cell table:formula="of:=IF(OR([$Sheet1.Q186]&lt;25;[$Sheet1.Q186]&gt;974);&quot;XXX&quot;;&quot;OK&quot;)" office:value-type="string" office:string-value="OK" calcext:value-type="string">
            <text:p>OK</text:p>
          </table:table-cell>
          <table:table-cell table:formula="of:=IF(OR([$Sheet1.R186]&lt;25;[$Sheet1.R186]&gt;974);&quot;XXX&quot;;&quot;OK&quot;)" office:value-type="string" office:string-value="OK" calcext:value-type="string">
            <text:p>OK</text:p>
          </table:table-cell>
          <table:table-cell table:formula="of:=IF(OR([$Sheet1.S186]&lt;25;[$Sheet1.S186]&gt;974);&quot;XXX&quot;;&quot;OK&quot;)" office:value-type="string" office:string-value="OK" calcext:value-type="string">
            <text:p>OK</text:p>
          </table:table-cell>
          <table:table-cell table:formula="of:=IF(OR([$Sheet1.T186]&lt;25;[$Sheet1.T186]&gt;974);&quot;XXX&quot;;&quot;OK&quot;)" office:value-type="string" office:string-value="OK" calcext:value-type="string">
            <text:p>OK</text:p>
          </table:table-cell>
          <table:table-cell table:formula="of:=IF(OR([$Sheet1.U186]&lt;25;[$Sheet1.U18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7]&lt;25;[$Sheet1.B187]&gt;974);&quot;XXX&quot;;&quot;OK&quot;)" office:value-type="string" office:string-value="OK" calcext:value-type="string">
            <text:p>OK</text:p>
          </table:table-cell>
          <table:table-cell table:formula="of:=IF(OR([$Sheet1.C187]&lt;25;[$Sheet1.C187]&gt;974);&quot;XXX&quot;;&quot;OK&quot;)" office:value-type="string" office:string-value="OK" calcext:value-type="string">
            <text:p>OK</text:p>
          </table:table-cell>
          <table:table-cell table:formula="of:=IF(OR([$Sheet1.D187]&lt;25;[$Sheet1.D187]&gt;974);&quot;XXX&quot;;&quot;OK&quot;)" office:value-type="string" office:string-value="OK" calcext:value-type="string">
            <text:p>OK</text:p>
          </table:table-cell>
          <table:table-cell table:formula="of:=IF(OR([$Sheet1.E187]&lt;25;[$Sheet1.E187]&gt;974);&quot;XXX&quot;;&quot;OK&quot;)" office:value-type="string" office:string-value="OK" calcext:value-type="string">
            <text:p>OK</text:p>
          </table:table-cell>
          <table:table-cell table:formula="of:=IF(OR([$Sheet1.F187]&lt;25;[$Sheet1.F187]&gt;974);&quot;XXX&quot;;&quot;OK&quot;)" office:value-type="string" office:string-value="OK" calcext:value-type="string">
            <text:p>OK</text:p>
          </table:table-cell>
          <table:table-cell table:formula="of:=IF(OR([$Sheet1.G187]&lt;25;[$Sheet1.G187]&gt;974);&quot;XXX&quot;;&quot;OK&quot;)" office:value-type="string" office:string-value="OK" calcext:value-type="string">
            <text:p>OK</text:p>
          </table:table-cell>
          <table:table-cell table:formula="of:=IF(OR([$Sheet1.H187]&lt;25;[$Sheet1.H187]&gt;974);&quot;XXX&quot;;&quot;OK&quot;)" office:value-type="string" office:string-value="OK" calcext:value-type="string">
            <text:p>OK</text:p>
          </table:table-cell>
          <table:table-cell table:formula="of:=IF(OR([$Sheet1.I187]&lt;25;[$Sheet1.I187]&gt;974);&quot;XXX&quot;;&quot;OK&quot;)" office:value-type="string" office:string-value="OK" calcext:value-type="string">
            <text:p>OK</text:p>
          </table:table-cell>
          <table:table-cell table:formula="of:=IF(OR([$Sheet1.J187]&lt;25;[$Sheet1.J187]&gt;974);&quot;XXX&quot;;&quot;OK&quot;)" office:value-type="string" office:string-value="OK" calcext:value-type="string">
            <text:p>OK</text:p>
          </table:table-cell>
          <table:table-cell table:formula="of:=IF(OR([$Sheet1.K187]&lt;25;[$Sheet1.K187]&gt;974);&quot;XXX&quot;;&quot;OK&quot;)" office:value-type="string" office:string-value="OK" calcext:value-type="string">
            <text:p>OK</text:p>
          </table:table-cell>
          <table:table-cell table:formula="of:=IF(OR([$Sheet1.L187]&lt;25;[$Sheet1.L187]&gt;974);&quot;XXX&quot;;&quot;OK&quot;)" office:value-type="string" office:string-value="OK" calcext:value-type="string">
            <text:p>OK</text:p>
          </table:table-cell>
          <table:table-cell table:formula="of:=IF(OR([$Sheet1.M187]&lt;25;[$Sheet1.M187]&gt;974);&quot;XXX&quot;;&quot;OK&quot;)" office:value-type="string" office:string-value="OK" calcext:value-type="string">
            <text:p>OK</text:p>
          </table:table-cell>
          <table:table-cell table:formula="of:=IF(OR([$Sheet1.N187]&lt;25;[$Sheet1.N187]&gt;974);&quot;XXX&quot;;&quot;OK&quot;)" office:value-type="string" office:string-value="OK" calcext:value-type="string">
            <text:p>OK</text:p>
          </table:table-cell>
          <table:table-cell table:formula="of:=IF(OR([$Sheet1.O187]&lt;25;[$Sheet1.O187]&gt;974);&quot;XXX&quot;;&quot;OK&quot;)" office:value-type="string" office:string-value="OK" calcext:value-type="string">
            <text:p>OK</text:p>
          </table:table-cell>
          <table:table-cell table:formula="of:=IF(OR([$Sheet1.P187]&lt;25;[$Sheet1.P187]&gt;974);&quot;XXX&quot;;&quot;OK&quot;)" office:value-type="string" office:string-value="OK" calcext:value-type="string">
            <text:p>OK</text:p>
          </table:table-cell>
          <table:table-cell table:formula="of:=IF(OR([$Sheet1.Q187]&lt;25;[$Sheet1.Q187]&gt;974);&quot;XXX&quot;;&quot;OK&quot;)" office:value-type="string" office:string-value="OK" calcext:value-type="string">
            <text:p>OK</text:p>
          </table:table-cell>
          <table:table-cell table:formula="of:=IF(OR([$Sheet1.R187]&lt;25;[$Sheet1.R187]&gt;974);&quot;XXX&quot;;&quot;OK&quot;)" office:value-type="string" office:string-value="OK" calcext:value-type="string">
            <text:p>OK</text:p>
          </table:table-cell>
          <table:table-cell table:formula="of:=IF(OR([$Sheet1.S187]&lt;25;[$Sheet1.S187]&gt;974);&quot;XXX&quot;;&quot;OK&quot;)" office:value-type="string" office:string-value="OK" calcext:value-type="string">
            <text:p>OK</text:p>
          </table:table-cell>
          <table:table-cell table:formula="of:=IF(OR([$Sheet1.T187]&lt;25;[$Sheet1.T187]&gt;974);&quot;XXX&quot;;&quot;OK&quot;)" office:value-type="string" office:string-value="OK" calcext:value-type="string">
            <text:p>OK</text:p>
          </table:table-cell>
          <table:table-cell table:formula="of:=IF(OR([$Sheet1.U187]&lt;25;[$Sheet1.U18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8]&lt;25;[$Sheet1.B188]&gt;974);&quot;XXX&quot;;&quot;OK&quot;)" office:value-type="string" office:string-value="OK" calcext:value-type="string">
            <text:p>OK</text:p>
          </table:table-cell>
          <table:table-cell table:formula="of:=IF(OR([$Sheet1.C188]&lt;25;[$Sheet1.C188]&gt;974);&quot;XXX&quot;;&quot;OK&quot;)" office:value-type="string" office:string-value="OK" calcext:value-type="string">
            <text:p>OK</text:p>
          </table:table-cell>
          <table:table-cell table:formula="of:=IF(OR([$Sheet1.D188]&lt;25;[$Sheet1.D188]&gt;974);&quot;XXX&quot;;&quot;OK&quot;)" office:value-type="string" office:string-value="OK" calcext:value-type="string">
            <text:p>OK</text:p>
          </table:table-cell>
          <table:table-cell table:formula="of:=IF(OR([$Sheet1.E188]&lt;25;[$Sheet1.E188]&gt;974);&quot;XXX&quot;;&quot;OK&quot;)" office:value-type="string" office:string-value="OK" calcext:value-type="string">
            <text:p>OK</text:p>
          </table:table-cell>
          <table:table-cell table:formula="of:=IF(OR([$Sheet1.F188]&lt;25;[$Sheet1.F188]&gt;974);&quot;XXX&quot;;&quot;OK&quot;)" office:value-type="string" office:string-value="OK" calcext:value-type="string">
            <text:p>OK</text:p>
          </table:table-cell>
          <table:table-cell table:formula="of:=IF(OR([$Sheet1.G188]&lt;25;[$Sheet1.G188]&gt;974);&quot;XXX&quot;;&quot;OK&quot;)" office:value-type="string" office:string-value="OK" calcext:value-type="string">
            <text:p>OK</text:p>
          </table:table-cell>
          <table:table-cell table:formula="of:=IF(OR([$Sheet1.H188]&lt;25;[$Sheet1.H188]&gt;974);&quot;XXX&quot;;&quot;OK&quot;)" office:value-type="string" office:string-value="OK" calcext:value-type="string">
            <text:p>OK</text:p>
          </table:table-cell>
          <table:table-cell table:formula="of:=IF(OR([$Sheet1.I188]&lt;25;[$Sheet1.I188]&gt;974);&quot;XXX&quot;;&quot;OK&quot;)" office:value-type="string" office:string-value="OK" calcext:value-type="string">
            <text:p>OK</text:p>
          </table:table-cell>
          <table:table-cell table:formula="of:=IF(OR([$Sheet1.J188]&lt;25;[$Sheet1.J188]&gt;974);&quot;XXX&quot;;&quot;OK&quot;)" office:value-type="string" office:string-value="OK" calcext:value-type="string">
            <text:p>OK</text:p>
          </table:table-cell>
          <table:table-cell table:formula="of:=IF(OR([$Sheet1.K188]&lt;25;[$Sheet1.K188]&gt;974);&quot;XXX&quot;;&quot;OK&quot;)" office:value-type="string" office:string-value="OK" calcext:value-type="string">
            <text:p>OK</text:p>
          </table:table-cell>
          <table:table-cell table:formula="of:=IF(OR([$Sheet1.L188]&lt;25;[$Sheet1.L188]&gt;974);&quot;XXX&quot;;&quot;OK&quot;)" office:value-type="string" office:string-value="OK" calcext:value-type="string">
            <text:p>OK</text:p>
          </table:table-cell>
          <table:table-cell table:formula="of:=IF(OR([$Sheet1.M188]&lt;25;[$Sheet1.M188]&gt;974);&quot;XXX&quot;;&quot;OK&quot;)" office:value-type="string" office:string-value="OK" calcext:value-type="string">
            <text:p>OK</text:p>
          </table:table-cell>
          <table:table-cell table:formula="of:=IF(OR([$Sheet1.N188]&lt;25;[$Sheet1.N188]&gt;974);&quot;XXX&quot;;&quot;OK&quot;)" office:value-type="string" office:string-value="OK" calcext:value-type="string">
            <text:p>OK</text:p>
          </table:table-cell>
          <table:table-cell table:formula="of:=IF(OR([$Sheet1.O188]&lt;25;[$Sheet1.O188]&gt;974);&quot;XXX&quot;;&quot;OK&quot;)" office:value-type="string" office:string-value="OK" calcext:value-type="string">
            <text:p>OK</text:p>
          </table:table-cell>
          <table:table-cell table:formula="of:=IF(OR([$Sheet1.P188]&lt;25;[$Sheet1.P188]&gt;974);&quot;XXX&quot;;&quot;OK&quot;)" office:value-type="string" office:string-value="OK" calcext:value-type="string">
            <text:p>OK</text:p>
          </table:table-cell>
          <table:table-cell table:formula="of:=IF(OR([$Sheet1.Q188]&lt;25;[$Sheet1.Q188]&gt;974);&quot;XXX&quot;;&quot;OK&quot;)" office:value-type="string" office:string-value="OK" calcext:value-type="string">
            <text:p>OK</text:p>
          </table:table-cell>
          <table:table-cell table:formula="of:=IF(OR([$Sheet1.R188]&lt;25;[$Sheet1.R188]&gt;974);&quot;XXX&quot;;&quot;OK&quot;)" office:value-type="string" office:string-value="OK" calcext:value-type="string">
            <text:p>OK</text:p>
          </table:table-cell>
          <table:table-cell table:formula="of:=IF(OR([$Sheet1.S188]&lt;25;[$Sheet1.S188]&gt;974);&quot;XXX&quot;;&quot;OK&quot;)" office:value-type="string" office:string-value="OK" calcext:value-type="string">
            <text:p>OK</text:p>
          </table:table-cell>
          <table:table-cell table:formula="of:=IF(OR([$Sheet1.T188]&lt;25;[$Sheet1.T188]&gt;974);&quot;XXX&quot;;&quot;OK&quot;)" office:value-type="string" office:string-value="OK" calcext:value-type="string">
            <text:p>OK</text:p>
          </table:table-cell>
          <table:table-cell table:formula="of:=IF(OR([$Sheet1.U188]&lt;25;[$Sheet1.U188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89]&lt;25;[$Sheet1.B189]&gt;974);&quot;XXX&quot;;&quot;OK&quot;)" office:value-type="string" office:string-value="OK" calcext:value-type="string">
            <text:p>OK</text:p>
          </table:table-cell>
          <table:table-cell table:formula="of:=IF(OR([$Sheet1.C189]&lt;25;[$Sheet1.C189]&gt;974);&quot;XXX&quot;;&quot;OK&quot;)" office:value-type="string" office:string-value="OK" calcext:value-type="string">
            <text:p>OK</text:p>
          </table:table-cell>
          <table:table-cell table:formula="of:=IF(OR([$Sheet1.D189]&lt;25;[$Sheet1.D189]&gt;974);&quot;XXX&quot;;&quot;OK&quot;)" office:value-type="string" office:string-value="OK" calcext:value-type="string">
            <text:p>OK</text:p>
          </table:table-cell>
          <table:table-cell table:formula="of:=IF(OR([$Sheet1.E189]&lt;25;[$Sheet1.E189]&gt;974);&quot;XXX&quot;;&quot;OK&quot;)" office:value-type="string" office:string-value="OK" calcext:value-type="string">
            <text:p>OK</text:p>
          </table:table-cell>
          <table:table-cell table:formula="of:=IF(OR([$Sheet1.F189]&lt;25;[$Sheet1.F189]&gt;974);&quot;XXX&quot;;&quot;OK&quot;)" office:value-type="string" office:string-value="OK" calcext:value-type="string">
            <text:p>OK</text:p>
          </table:table-cell>
          <table:table-cell table:formula="of:=IF(OR([$Sheet1.G189]&lt;25;[$Sheet1.G189]&gt;974);&quot;XXX&quot;;&quot;OK&quot;)" office:value-type="string" office:string-value="OK" calcext:value-type="string">
            <text:p>OK</text:p>
          </table:table-cell>
          <table:table-cell table:formula="of:=IF(OR([$Sheet1.H189]&lt;25;[$Sheet1.H189]&gt;974);&quot;XXX&quot;;&quot;OK&quot;)" office:value-type="string" office:string-value="OK" calcext:value-type="string">
            <text:p>OK</text:p>
          </table:table-cell>
          <table:table-cell table:formula="of:=IF(OR([$Sheet1.I189]&lt;25;[$Sheet1.I189]&gt;974);&quot;XXX&quot;;&quot;OK&quot;)" office:value-type="string" office:string-value="OK" calcext:value-type="string">
            <text:p>OK</text:p>
          </table:table-cell>
          <table:table-cell table:formula="of:=IF(OR([$Sheet1.J189]&lt;25;[$Sheet1.J189]&gt;974);&quot;XXX&quot;;&quot;OK&quot;)" office:value-type="string" office:string-value="OK" calcext:value-type="string">
            <text:p>OK</text:p>
          </table:table-cell>
          <table:table-cell table:formula="of:=IF(OR([$Sheet1.K189]&lt;25;[$Sheet1.K189]&gt;974);&quot;XXX&quot;;&quot;OK&quot;)" office:value-type="string" office:string-value="OK" calcext:value-type="string">
            <text:p>OK</text:p>
          </table:table-cell>
          <table:table-cell table:formula="of:=IF(OR([$Sheet1.L189]&lt;25;[$Sheet1.L189]&gt;974);&quot;XXX&quot;;&quot;OK&quot;)" office:value-type="string" office:string-value="OK" calcext:value-type="string">
            <text:p>OK</text:p>
          </table:table-cell>
          <table:table-cell table:formula="of:=IF(OR([$Sheet1.M189]&lt;25;[$Sheet1.M189]&gt;974);&quot;XXX&quot;;&quot;OK&quot;)" office:value-type="string" office:string-value="OK" calcext:value-type="string">
            <text:p>OK</text:p>
          </table:table-cell>
          <table:table-cell table:formula="of:=IF(OR([$Sheet1.N189]&lt;25;[$Sheet1.N189]&gt;974);&quot;XXX&quot;;&quot;OK&quot;)" office:value-type="string" office:string-value="OK" calcext:value-type="string">
            <text:p>OK</text:p>
          </table:table-cell>
          <table:table-cell table:formula="of:=IF(OR([$Sheet1.O189]&lt;25;[$Sheet1.O189]&gt;974);&quot;XXX&quot;;&quot;OK&quot;)" office:value-type="string" office:string-value="OK" calcext:value-type="string">
            <text:p>OK</text:p>
          </table:table-cell>
          <table:table-cell table:formula="of:=IF(OR([$Sheet1.P189]&lt;25;[$Sheet1.P189]&gt;974);&quot;XXX&quot;;&quot;OK&quot;)" office:value-type="string" office:string-value="OK" calcext:value-type="string">
            <text:p>OK</text:p>
          </table:table-cell>
          <table:table-cell table:formula="of:=IF(OR([$Sheet1.Q189]&lt;25;[$Sheet1.Q189]&gt;974);&quot;XXX&quot;;&quot;OK&quot;)" office:value-type="string" office:string-value="OK" calcext:value-type="string">
            <text:p>OK</text:p>
          </table:table-cell>
          <table:table-cell table:formula="of:=IF(OR([$Sheet1.R189]&lt;25;[$Sheet1.R189]&gt;974);&quot;XXX&quot;;&quot;OK&quot;)" office:value-type="string" office:string-value="OK" calcext:value-type="string">
            <text:p>OK</text:p>
          </table:table-cell>
          <table:table-cell table:formula="of:=IF(OR([$Sheet1.S189]&lt;25;[$Sheet1.S189]&gt;974);&quot;XXX&quot;;&quot;OK&quot;)" office:value-type="string" office:string-value="OK" calcext:value-type="string">
            <text:p>OK</text:p>
          </table:table-cell>
          <table:table-cell table:formula="of:=IF(OR([$Sheet1.T189]&lt;25;[$Sheet1.T189]&gt;974);&quot;XXX&quot;;&quot;OK&quot;)" office:value-type="string" office:string-value="OK" calcext:value-type="string">
            <text:p>OK</text:p>
          </table:table-cell>
          <table:table-cell table:formula="of:=IF(OR([$Sheet1.U189]&lt;25;[$Sheet1.U189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0]&lt;25;[$Sheet1.B190]&gt;974);&quot;XXX&quot;;&quot;OK&quot;)" office:value-type="string" office:string-value="OK" calcext:value-type="string">
            <text:p>OK</text:p>
          </table:table-cell>
          <table:table-cell table:formula="of:=IF(OR([$Sheet1.C190]&lt;25;[$Sheet1.C190]&gt;974);&quot;XXX&quot;;&quot;OK&quot;)" office:value-type="string" office:string-value="OK" calcext:value-type="string">
            <text:p>OK</text:p>
          </table:table-cell>
          <table:table-cell table:formula="of:=IF(OR([$Sheet1.D190]&lt;25;[$Sheet1.D190]&gt;974);&quot;XXX&quot;;&quot;OK&quot;)" office:value-type="string" office:string-value="OK" calcext:value-type="string">
            <text:p>OK</text:p>
          </table:table-cell>
          <table:table-cell table:formula="of:=IF(OR([$Sheet1.E190]&lt;25;[$Sheet1.E190]&gt;974);&quot;XXX&quot;;&quot;OK&quot;)" office:value-type="string" office:string-value="OK" calcext:value-type="string">
            <text:p>OK</text:p>
          </table:table-cell>
          <table:table-cell table:formula="of:=IF(OR([$Sheet1.F190]&lt;25;[$Sheet1.F190]&gt;974);&quot;XXX&quot;;&quot;OK&quot;)" office:value-type="string" office:string-value="OK" calcext:value-type="string">
            <text:p>OK</text:p>
          </table:table-cell>
          <table:table-cell table:formula="of:=IF(OR([$Sheet1.G190]&lt;25;[$Sheet1.G190]&gt;974);&quot;XXX&quot;;&quot;OK&quot;)" office:value-type="string" office:string-value="OK" calcext:value-type="string">
            <text:p>OK</text:p>
          </table:table-cell>
          <table:table-cell table:formula="of:=IF(OR([$Sheet1.H190]&lt;25;[$Sheet1.H190]&gt;974);&quot;XXX&quot;;&quot;OK&quot;)" office:value-type="string" office:string-value="OK" calcext:value-type="string">
            <text:p>OK</text:p>
          </table:table-cell>
          <table:table-cell table:formula="of:=IF(OR([$Sheet1.I190]&lt;25;[$Sheet1.I190]&gt;974);&quot;XXX&quot;;&quot;OK&quot;)" office:value-type="string" office:string-value="OK" calcext:value-type="string">
            <text:p>OK</text:p>
          </table:table-cell>
          <table:table-cell table:formula="of:=IF(OR([$Sheet1.J190]&lt;25;[$Sheet1.J190]&gt;974);&quot;XXX&quot;;&quot;OK&quot;)" office:value-type="string" office:string-value="OK" calcext:value-type="string">
            <text:p>OK</text:p>
          </table:table-cell>
          <table:table-cell table:formula="of:=IF(OR([$Sheet1.K190]&lt;25;[$Sheet1.K190]&gt;974);&quot;XXX&quot;;&quot;OK&quot;)" office:value-type="string" office:string-value="OK" calcext:value-type="string">
            <text:p>OK</text:p>
          </table:table-cell>
          <table:table-cell table:formula="of:=IF(OR([$Sheet1.L190]&lt;25;[$Sheet1.L190]&gt;974);&quot;XXX&quot;;&quot;OK&quot;)" office:value-type="string" office:string-value="OK" calcext:value-type="string">
            <text:p>OK</text:p>
          </table:table-cell>
          <table:table-cell table:formula="of:=IF(OR([$Sheet1.M190]&lt;25;[$Sheet1.M190]&gt;974);&quot;XXX&quot;;&quot;OK&quot;)" office:value-type="string" office:string-value="OK" calcext:value-type="string">
            <text:p>OK</text:p>
          </table:table-cell>
          <table:table-cell table:formula="of:=IF(OR([$Sheet1.N190]&lt;25;[$Sheet1.N190]&gt;974);&quot;XXX&quot;;&quot;OK&quot;)" office:value-type="string" office:string-value="OK" calcext:value-type="string">
            <text:p>OK</text:p>
          </table:table-cell>
          <table:table-cell table:formula="of:=IF(OR([$Sheet1.O190]&lt;25;[$Sheet1.O190]&gt;974);&quot;XXX&quot;;&quot;OK&quot;)" office:value-type="string" office:string-value="OK" calcext:value-type="string">
            <text:p>OK</text:p>
          </table:table-cell>
          <table:table-cell table:formula="of:=IF(OR([$Sheet1.P190]&lt;25;[$Sheet1.P190]&gt;974);&quot;XXX&quot;;&quot;OK&quot;)" office:value-type="string" office:string-value="OK" calcext:value-type="string">
            <text:p>OK</text:p>
          </table:table-cell>
          <table:table-cell table:formula="of:=IF(OR([$Sheet1.Q190]&lt;25;[$Sheet1.Q190]&gt;974);&quot;XXX&quot;;&quot;OK&quot;)" office:value-type="string" office:string-value="OK" calcext:value-type="string">
            <text:p>OK</text:p>
          </table:table-cell>
          <table:table-cell table:formula="of:=IF(OR([$Sheet1.R190]&lt;25;[$Sheet1.R190]&gt;974);&quot;XXX&quot;;&quot;OK&quot;)" office:value-type="string" office:string-value="OK" calcext:value-type="string">
            <text:p>OK</text:p>
          </table:table-cell>
          <table:table-cell table:formula="of:=IF(OR([$Sheet1.S190]&lt;25;[$Sheet1.S190]&gt;974);&quot;XXX&quot;;&quot;OK&quot;)" office:value-type="string" office:string-value="OK" calcext:value-type="string">
            <text:p>OK</text:p>
          </table:table-cell>
          <table:table-cell table:formula="of:=IF(OR([$Sheet1.T190]&lt;25;[$Sheet1.T190]&gt;974);&quot;XXX&quot;;&quot;OK&quot;)" office:value-type="string" office:string-value="OK" calcext:value-type="string">
            <text:p>OK</text:p>
          </table:table-cell>
          <table:table-cell table:formula="of:=IF(OR([$Sheet1.U190]&lt;25;[$Sheet1.U190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1]&lt;25;[$Sheet1.B191]&gt;974);&quot;XXX&quot;;&quot;OK&quot;)" office:value-type="string" office:string-value="OK" calcext:value-type="string">
            <text:p>OK</text:p>
          </table:table-cell>
          <table:table-cell table:formula="of:=IF(OR([$Sheet1.C191]&lt;25;[$Sheet1.C191]&gt;974);&quot;XXX&quot;;&quot;OK&quot;)" office:value-type="string" office:string-value="OK" calcext:value-type="string">
            <text:p>OK</text:p>
          </table:table-cell>
          <table:table-cell table:formula="of:=IF(OR([$Sheet1.D191]&lt;25;[$Sheet1.D191]&gt;974);&quot;XXX&quot;;&quot;OK&quot;)" office:value-type="string" office:string-value="OK" calcext:value-type="string">
            <text:p>OK</text:p>
          </table:table-cell>
          <table:table-cell table:formula="of:=IF(OR([$Sheet1.E191]&lt;25;[$Sheet1.E191]&gt;974);&quot;XXX&quot;;&quot;OK&quot;)" office:value-type="string" office:string-value="OK" calcext:value-type="string">
            <text:p>OK</text:p>
          </table:table-cell>
          <table:table-cell table:formula="of:=IF(OR([$Sheet1.F191]&lt;25;[$Sheet1.F191]&gt;974);&quot;XXX&quot;;&quot;OK&quot;)" office:value-type="string" office:string-value="OK" calcext:value-type="string">
            <text:p>OK</text:p>
          </table:table-cell>
          <table:table-cell table:formula="of:=IF(OR([$Sheet1.G191]&lt;25;[$Sheet1.G191]&gt;974);&quot;XXX&quot;;&quot;OK&quot;)" office:value-type="string" office:string-value="OK" calcext:value-type="string">
            <text:p>OK</text:p>
          </table:table-cell>
          <table:table-cell table:formula="of:=IF(OR([$Sheet1.H191]&lt;25;[$Sheet1.H191]&gt;974);&quot;XXX&quot;;&quot;OK&quot;)" office:value-type="string" office:string-value="OK" calcext:value-type="string">
            <text:p>OK</text:p>
          </table:table-cell>
          <table:table-cell table:formula="of:=IF(OR([$Sheet1.I191]&lt;25;[$Sheet1.I191]&gt;974);&quot;XXX&quot;;&quot;OK&quot;)" office:value-type="string" office:string-value="OK" calcext:value-type="string">
            <text:p>OK</text:p>
          </table:table-cell>
          <table:table-cell table:formula="of:=IF(OR([$Sheet1.J191]&lt;25;[$Sheet1.J191]&gt;974);&quot;XXX&quot;;&quot;OK&quot;)" office:value-type="string" office:string-value="OK" calcext:value-type="string">
            <text:p>OK</text:p>
          </table:table-cell>
          <table:table-cell table:formula="of:=IF(OR([$Sheet1.K191]&lt;25;[$Sheet1.K191]&gt;974);&quot;XXX&quot;;&quot;OK&quot;)" office:value-type="string" office:string-value="OK" calcext:value-type="string">
            <text:p>OK</text:p>
          </table:table-cell>
          <table:table-cell table:formula="of:=IF(OR([$Sheet1.L191]&lt;25;[$Sheet1.L191]&gt;974);&quot;XXX&quot;;&quot;OK&quot;)" office:value-type="string" office:string-value="OK" calcext:value-type="string">
            <text:p>OK</text:p>
          </table:table-cell>
          <table:table-cell table:formula="of:=IF(OR([$Sheet1.M191]&lt;25;[$Sheet1.M191]&gt;974);&quot;XXX&quot;;&quot;OK&quot;)" office:value-type="string" office:string-value="OK" calcext:value-type="string">
            <text:p>OK</text:p>
          </table:table-cell>
          <table:table-cell table:formula="of:=IF(OR([$Sheet1.N191]&lt;25;[$Sheet1.N191]&gt;974);&quot;XXX&quot;;&quot;OK&quot;)" office:value-type="string" office:string-value="OK" calcext:value-type="string">
            <text:p>OK</text:p>
          </table:table-cell>
          <table:table-cell table:formula="of:=IF(OR([$Sheet1.O191]&lt;25;[$Sheet1.O191]&gt;974);&quot;XXX&quot;;&quot;OK&quot;)" office:value-type="string" office:string-value="OK" calcext:value-type="string">
            <text:p>OK</text:p>
          </table:table-cell>
          <table:table-cell table:formula="of:=IF(OR([$Sheet1.P191]&lt;25;[$Sheet1.P191]&gt;974);&quot;XXX&quot;;&quot;OK&quot;)" office:value-type="string" office:string-value="OK" calcext:value-type="string">
            <text:p>OK</text:p>
          </table:table-cell>
          <table:table-cell table:formula="of:=IF(OR([$Sheet1.Q191]&lt;25;[$Sheet1.Q191]&gt;974);&quot;XXX&quot;;&quot;OK&quot;)" office:value-type="string" office:string-value="OK" calcext:value-type="string">
            <text:p>OK</text:p>
          </table:table-cell>
          <table:table-cell table:formula="of:=IF(OR([$Sheet1.R191]&lt;25;[$Sheet1.R191]&gt;974);&quot;XXX&quot;;&quot;OK&quot;)" office:value-type="string" office:string-value="OK" calcext:value-type="string">
            <text:p>OK</text:p>
          </table:table-cell>
          <table:table-cell table:formula="of:=IF(OR([$Sheet1.S191]&lt;25;[$Sheet1.S191]&gt;974);&quot;XXX&quot;;&quot;OK&quot;)" office:value-type="string" office:string-value="OK" calcext:value-type="string">
            <text:p>OK</text:p>
          </table:table-cell>
          <table:table-cell table:formula="of:=IF(OR([$Sheet1.T191]&lt;25;[$Sheet1.T191]&gt;974);&quot;XXX&quot;;&quot;OK&quot;)" office:value-type="string" office:string-value="OK" calcext:value-type="string">
            <text:p>OK</text:p>
          </table:table-cell>
          <table:table-cell table:formula="of:=IF(OR([$Sheet1.U191]&lt;25;[$Sheet1.U191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2]&lt;25;[$Sheet1.B192]&gt;974);&quot;XXX&quot;;&quot;OK&quot;)" office:value-type="string" office:string-value="OK" calcext:value-type="string">
            <text:p>OK</text:p>
          </table:table-cell>
          <table:table-cell table:formula="of:=IF(OR([$Sheet1.C192]&lt;25;[$Sheet1.C192]&gt;974);&quot;XXX&quot;;&quot;OK&quot;)" office:value-type="string" office:string-value="OK" calcext:value-type="string">
            <text:p>OK</text:p>
          </table:table-cell>
          <table:table-cell table:formula="of:=IF(OR([$Sheet1.D192]&lt;25;[$Sheet1.D192]&gt;974);&quot;XXX&quot;;&quot;OK&quot;)" office:value-type="string" office:string-value="OK" calcext:value-type="string">
            <text:p>OK</text:p>
          </table:table-cell>
          <table:table-cell table:formula="of:=IF(OR([$Sheet1.E192]&lt;25;[$Sheet1.E192]&gt;974);&quot;XXX&quot;;&quot;OK&quot;)" office:value-type="string" office:string-value="OK" calcext:value-type="string">
            <text:p>OK</text:p>
          </table:table-cell>
          <table:table-cell table:formula="of:=IF(OR([$Sheet1.F192]&lt;25;[$Sheet1.F192]&gt;974);&quot;XXX&quot;;&quot;OK&quot;)" office:value-type="string" office:string-value="OK" calcext:value-type="string">
            <text:p>OK</text:p>
          </table:table-cell>
          <table:table-cell table:formula="of:=IF(OR([$Sheet1.G192]&lt;25;[$Sheet1.G192]&gt;974);&quot;XXX&quot;;&quot;OK&quot;)" office:value-type="string" office:string-value="OK" calcext:value-type="string">
            <text:p>OK</text:p>
          </table:table-cell>
          <table:table-cell table:formula="of:=IF(OR([$Sheet1.H192]&lt;25;[$Sheet1.H192]&gt;974);&quot;XXX&quot;;&quot;OK&quot;)" office:value-type="string" office:string-value="OK" calcext:value-type="string">
            <text:p>OK</text:p>
          </table:table-cell>
          <table:table-cell table:formula="of:=IF(OR([$Sheet1.I192]&lt;25;[$Sheet1.I192]&gt;974);&quot;XXX&quot;;&quot;OK&quot;)" office:value-type="string" office:string-value="OK" calcext:value-type="string">
            <text:p>OK</text:p>
          </table:table-cell>
          <table:table-cell table:formula="of:=IF(OR([$Sheet1.J192]&lt;25;[$Sheet1.J192]&gt;974);&quot;XXX&quot;;&quot;OK&quot;)" office:value-type="string" office:string-value="OK" calcext:value-type="string">
            <text:p>OK</text:p>
          </table:table-cell>
          <table:table-cell table:formula="of:=IF(OR([$Sheet1.K192]&lt;25;[$Sheet1.K192]&gt;974);&quot;XXX&quot;;&quot;OK&quot;)" office:value-type="string" office:string-value="OK" calcext:value-type="string">
            <text:p>OK</text:p>
          </table:table-cell>
          <table:table-cell table:formula="of:=IF(OR([$Sheet1.L192]&lt;25;[$Sheet1.L192]&gt;974);&quot;XXX&quot;;&quot;OK&quot;)" office:value-type="string" office:string-value="OK" calcext:value-type="string">
            <text:p>OK</text:p>
          </table:table-cell>
          <table:table-cell table:formula="of:=IF(OR([$Sheet1.M192]&lt;25;[$Sheet1.M192]&gt;974);&quot;XXX&quot;;&quot;OK&quot;)" office:value-type="string" office:string-value="OK" calcext:value-type="string">
            <text:p>OK</text:p>
          </table:table-cell>
          <table:table-cell table:formula="of:=IF(OR([$Sheet1.N192]&lt;25;[$Sheet1.N192]&gt;974);&quot;XXX&quot;;&quot;OK&quot;)" office:value-type="string" office:string-value="OK" calcext:value-type="string">
            <text:p>OK</text:p>
          </table:table-cell>
          <table:table-cell table:formula="of:=IF(OR([$Sheet1.O192]&lt;25;[$Sheet1.O192]&gt;974);&quot;XXX&quot;;&quot;OK&quot;)" office:value-type="string" office:string-value="OK" calcext:value-type="string">
            <text:p>OK</text:p>
          </table:table-cell>
          <table:table-cell table:formula="of:=IF(OR([$Sheet1.P192]&lt;25;[$Sheet1.P192]&gt;974);&quot;XXX&quot;;&quot;OK&quot;)" office:value-type="string" office:string-value="OK" calcext:value-type="string">
            <text:p>OK</text:p>
          </table:table-cell>
          <table:table-cell table:formula="of:=IF(OR([$Sheet1.Q192]&lt;25;[$Sheet1.Q192]&gt;974);&quot;XXX&quot;;&quot;OK&quot;)" office:value-type="string" office:string-value="OK" calcext:value-type="string">
            <text:p>OK</text:p>
          </table:table-cell>
          <table:table-cell table:formula="of:=IF(OR([$Sheet1.R192]&lt;25;[$Sheet1.R192]&gt;974);&quot;XXX&quot;;&quot;OK&quot;)" office:value-type="string" office:string-value="OK" calcext:value-type="string">
            <text:p>OK</text:p>
          </table:table-cell>
          <table:table-cell table:formula="of:=IF(OR([$Sheet1.S192]&lt;25;[$Sheet1.S192]&gt;974);&quot;XXX&quot;;&quot;OK&quot;)" office:value-type="string" office:string-value="OK" calcext:value-type="string">
            <text:p>OK</text:p>
          </table:table-cell>
          <table:table-cell table:formula="of:=IF(OR([$Sheet1.T192]&lt;25;[$Sheet1.T192]&gt;974);&quot;XXX&quot;;&quot;OK&quot;)" office:value-type="string" office:string-value="OK" calcext:value-type="string">
            <text:p>OK</text:p>
          </table:table-cell>
          <table:table-cell table:formula="of:=IF(OR([$Sheet1.U192]&lt;25;[$Sheet1.U192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3]&lt;25;[$Sheet1.B193]&gt;974);&quot;XXX&quot;;&quot;OK&quot;)" office:value-type="string" office:string-value="OK" calcext:value-type="string">
            <text:p>OK</text:p>
          </table:table-cell>
          <table:table-cell table:formula="of:=IF(OR([$Sheet1.C193]&lt;25;[$Sheet1.C193]&gt;974);&quot;XXX&quot;;&quot;OK&quot;)" office:value-type="string" office:string-value="OK" calcext:value-type="string">
            <text:p>OK</text:p>
          </table:table-cell>
          <table:table-cell table:formula="of:=IF(OR([$Sheet1.D193]&lt;25;[$Sheet1.D193]&gt;974);&quot;XXX&quot;;&quot;OK&quot;)" office:value-type="string" office:string-value="OK" calcext:value-type="string">
            <text:p>OK</text:p>
          </table:table-cell>
          <table:table-cell table:formula="of:=IF(OR([$Sheet1.E193]&lt;25;[$Sheet1.E193]&gt;974);&quot;XXX&quot;;&quot;OK&quot;)" office:value-type="string" office:string-value="OK" calcext:value-type="string">
            <text:p>OK</text:p>
          </table:table-cell>
          <table:table-cell table:formula="of:=IF(OR([$Sheet1.F193]&lt;25;[$Sheet1.F193]&gt;974);&quot;XXX&quot;;&quot;OK&quot;)" office:value-type="string" office:string-value="OK" calcext:value-type="string">
            <text:p>OK</text:p>
          </table:table-cell>
          <table:table-cell table:formula="of:=IF(OR([$Sheet1.G193]&lt;25;[$Sheet1.G193]&gt;974);&quot;XXX&quot;;&quot;OK&quot;)" office:value-type="string" office:string-value="OK" calcext:value-type="string">
            <text:p>OK</text:p>
          </table:table-cell>
          <table:table-cell table:formula="of:=IF(OR([$Sheet1.H193]&lt;25;[$Sheet1.H193]&gt;974);&quot;XXX&quot;;&quot;OK&quot;)" office:value-type="string" office:string-value="OK" calcext:value-type="string">
            <text:p>OK</text:p>
          </table:table-cell>
          <table:table-cell table:formula="of:=IF(OR([$Sheet1.I193]&lt;25;[$Sheet1.I193]&gt;974);&quot;XXX&quot;;&quot;OK&quot;)" office:value-type="string" office:string-value="OK" calcext:value-type="string">
            <text:p>OK</text:p>
          </table:table-cell>
          <table:table-cell table:formula="of:=IF(OR([$Sheet1.J193]&lt;25;[$Sheet1.J193]&gt;974);&quot;XXX&quot;;&quot;OK&quot;)" office:value-type="string" office:string-value="OK" calcext:value-type="string">
            <text:p>OK</text:p>
          </table:table-cell>
          <table:table-cell table:formula="of:=IF(OR([$Sheet1.K193]&lt;25;[$Sheet1.K193]&gt;974);&quot;XXX&quot;;&quot;OK&quot;)" office:value-type="string" office:string-value="OK" calcext:value-type="string">
            <text:p>OK</text:p>
          </table:table-cell>
          <table:table-cell table:formula="of:=IF(OR([$Sheet1.L193]&lt;25;[$Sheet1.L193]&gt;974);&quot;XXX&quot;;&quot;OK&quot;)" office:value-type="string" office:string-value="OK" calcext:value-type="string">
            <text:p>OK</text:p>
          </table:table-cell>
          <table:table-cell table:formula="of:=IF(OR([$Sheet1.M193]&lt;25;[$Sheet1.M193]&gt;974);&quot;XXX&quot;;&quot;OK&quot;)" office:value-type="string" office:string-value="OK" calcext:value-type="string">
            <text:p>OK</text:p>
          </table:table-cell>
          <table:table-cell table:formula="of:=IF(OR([$Sheet1.N193]&lt;25;[$Sheet1.N193]&gt;974);&quot;XXX&quot;;&quot;OK&quot;)" office:value-type="string" office:string-value="OK" calcext:value-type="string">
            <text:p>OK</text:p>
          </table:table-cell>
          <table:table-cell table:formula="of:=IF(OR([$Sheet1.O193]&lt;25;[$Sheet1.O193]&gt;974);&quot;XXX&quot;;&quot;OK&quot;)" office:value-type="string" office:string-value="OK" calcext:value-type="string">
            <text:p>OK</text:p>
          </table:table-cell>
          <table:table-cell table:formula="of:=IF(OR([$Sheet1.P193]&lt;25;[$Sheet1.P193]&gt;974);&quot;XXX&quot;;&quot;OK&quot;)" office:value-type="string" office:string-value="OK" calcext:value-type="string">
            <text:p>OK</text:p>
          </table:table-cell>
          <table:table-cell table:formula="of:=IF(OR([$Sheet1.Q193]&lt;25;[$Sheet1.Q193]&gt;974);&quot;XXX&quot;;&quot;OK&quot;)" office:value-type="string" office:string-value="OK" calcext:value-type="string">
            <text:p>OK</text:p>
          </table:table-cell>
          <table:table-cell table:formula="of:=IF(OR([$Sheet1.R193]&lt;25;[$Sheet1.R193]&gt;974);&quot;XXX&quot;;&quot;OK&quot;)" office:value-type="string" office:string-value="OK" calcext:value-type="string">
            <text:p>OK</text:p>
          </table:table-cell>
          <table:table-cell table:formula="of:=IF(OR([$Sheet1.S193]&lt;25;[$Sheet1.S193]&gt;974);&quot;XXX&quot;;&quot;OK&quot;)" office:value-type="string" office:string-value="OK" calcext:value-type="string">
            <text:p>OK</text:p>
          </table:table-cell>
          <table:table-cell table:formula="of:=IF(OR([$Sheet1.T193]&lt;25;[$Sheet1.T193]&gt;974);&quot;XXX&quot;;&quot;OK&quot;)" office:value-type="string" office:string-value="OK" calcext:value-type="string">
            <text:p>OK</text:p>
          </table:table-cell>
          <table:table-cell table:formula="of:=IF(OR([$Sheet1.U193]&lt;25;[$Sheet1.U193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4]&lt;25;[$Sheet1.B194]&gt;974);&quot;XXX&quot;;&quot;OK&quot;)" office:value-type="string" office:string-value="OK" calcext:value-type="string">
            <text:p>OK</text:p>
          </table:table-cell>
          <table:table-cell table:formula="of:=IF(OR([$Sheet1.C194]&lt;25;[$Sheet1.C194]&gt;974);&quot;XXX&quot;;&quot;OK&quot;)" office:value-type="string" office:string-value="OK" calcext:value-type="string">
            <text:p>OK</text:p>
          </table:table-cell>
          <table:table-cell table:formula="of:=IF(OR([$Sheet1.D194]&lt;25;[$Sheet1.D194]&gt;974);&quot;XXX&quot;;&quot;OK&quot;)" office:value-type="string" office:string-value="OK" calcext:value-type="string">
            <text:p>OK</text:p>
          </table:table-cell>
          <table:table-cell table:formula="of:=IF(OR([$Sheet1.E194]&lt;25;[$Sheet1.E194]&gt;974);&quot;XXX&quot;;&quot;OK&quot;)" office:value-type="string" office:string-value="OK" calcext:value-type="string">
            <text:p>OK</text:p>
          </table:table-cell>
          <table:table-cell table:formula="of:=IF(OR([$Sheet1.F194]&lt;25;[$Sheet1.F194]&gt;974);&quot;XXX&quot;;&quot;OK&quot;)" office:value-type="string" office:string-value="OK" calcext:value-type="string">
            <text:p>OK</text:p>
          </table:table-cell>
          <table:table-cell table:formula="of:=IF(OR([$Sheet1.G194]&lt;25;[$Sheet1.G194]&gt;974);&quot;XXX&quot;;&quot;OK&quot;)" office:value-type="string" office:string-value="OK" calcext:value-type="string">
            <text:p>OK</text:p>
          </table:table-cell>
          <table:table-cell table:formula="of:=IF(OR([$Sheet1.H194]&lt;25;[$Sheet1.H194]&gt;974);&quot;XXX&quot;;&quot;OK&quot;)" office:value-type="string" office:string-value="OK" calcext:value-type="string">
            <text:p>OK</text:p>
          </table:table-cell>
          <table:table-cell table:formula="of:=IF(OR([$Sheet1.I194]&lt;25;[$Sheet1.I194]&gt;974);&quot;XXX&quot;;&quot;OK&quot;)" office:value-type="string" office:string-value="OK" calcext:value-type="string">
            <text:p>OK</text:p>
          </table:table-cell>
          <table:table-cell table:formula="of:=IF(OR([$Sheet1.J194]&lt;25;[$Sheet1.J194]&gt;974);&quot;XXX&quot;;&quot;OK&quot;)" office:value-type="string" office:string-value="OK" calcext:value-type="string">
            <text:p>OK</text:p>
          </table:table-cell>
          <table:table-cell table:formula="of:=IF(OR([$Sheet1.K194]&lt;25;[$Sheet1.K194]&gt;974);&quot;XXX&quot;;&quot;OK&quot;)" office:value-type="string" office:string-value="OK" calcext:value-type="string">
            <text:p>OK</text:p>
          </table:table-cell>
          <table:table-cell table:formula="of:=IF(OR([$Sheet1.L194]&lt;25;[$Sheet1.L194]&gt;974);&quot;XXX&quot;;&quot;OK&quot;)" office:value-type="string" office:string-value="OK" calcext:value-type="string">
            <text:p>OK</text:p>
          </table:table-cell>
          <table:table-cell table:formula="of:=IF(OR([$Sheet1.M194]&lt;25;[$Sheet1.M194]&gt;974);&quot;XXX&quot;;&quot;OK&quot;)" office:value-type="string" office:string-value="OK" calcext:value-type="string">
            <text:p>OK</text:p>
          </table:table-cell>
          <table:table-cell table:formula="of:=IF(OR([$Sheet1.N194]&lt;25;[$Sheet1.N194]&gt;974);&quot;XXX&quot;;&quot;OK&quot;)" office:value-type="string" office:string-value="OK" calcext:value-type="string">
            <text:p>OK</text:p>
          </table:table-cell>
          <table:table-cell table:formula="of:=IF(OR([$Sheet1.O194]&lt;25;[$Sheet1.O194]&gt;974);&quot;XXX&quot;;&quot;OK&quot;)" office:value-type="string" office:string-value="OK" calcext:value-type="string">
            <text:p>OK</text:p>
          </table:table-cell>
          <table:table-cell table:formula="of:=IF(OR([$Sheet1.P194]&lt;25;[$Sheet1.P194]&gt;974);&quot;XXX&quot;;&quot;OK&quot;)" office:value-type="string" office:string-value="OK" calcext:value-type="string">
            <text:p>OK</text:p>
          </table:table-cell>
          <table:table-cell table:formula="of:=IF(OR([$Sheet1.Q194]&lt;25;[$Sheet1.Q194]&gt;974);&quot;XXX&quot;;&quot;OK&quot;)" office:value-type="string" office:string-value="OK" calcext:value-type="string">
            <text:p>OK</text:p>
          </table:table-cell>
          <table:table-cell table:formula="of:=IF(OR([$Sheet1.R194]&lt;25;[$Sheet1.R194]&gt;974);&quot;XXX&quot;;&quot;OK&quot;)" office:value-type="string" office:string-value="OK" calcext:value-type="string">
            <text:p>OK</text:p>
          </table:table-cell>
          <table:table-cell table:formula="of:=IF(OR([$Sheet1.S194]&lt;25;[$Sheet1.S194]&gt;974);&quot;XXX&quot;;&quot;OK&quot;)" office:value-type="string" office:string-value="OK" calcext:value-type="string">
            <text:p>OK</text:p>
          </table:table-cell>
          <table:table-cell table:formula="of:=IF(OR([$Sheet1.T194]&lt;25;[$Sheet1.T194]&gt;974);&quot;XXX&quot;;&quot;OK&quot;)" office:value-type="string" office:string-value="OK" calcext:value-type="string">
            <text:p>OK</text:p>
          </table:table-cell>
          <table:table-cell table:formula="of:=IF(OR([$Sheet1.U194]&lt;25;[$Sheet1.U194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5]&lt;25;[$Sheet1.B195]&gt;974);&quot;XXX&quot;;&quot;OK&quot;)" office:value-type="string" office:string-value="OK" calcext:value-type="string">
            <text:p>OK</text:p>
          </table:table-cell>
          <table:table-cell table:formula="of:=IF(OR([$Sheet1.C195]&lt;25;[$Sheet1.C195]&gt;974);&quot;XXX&quot;;&quot;OK&quot;)" office:value-type="string" office:string-value="OK" calcext:value-type="string">
            <text:p>OK</text:p>
          </table:table-cell>
          <table:table-cell table:formula="of:=IF(OR([$Sheet1.D195]&lt;25;[$Sheet1.D195]&gt;974);&quot;XXX&quot;;&quot;OK&quot;)" office:value-type="string" office:string-value="OK" calcext:value-type="string">
            <text:p>OK</text:p>
          </table:table-cell>
          <table:table-cell table:formula="of:=IF(OR([$Sheet1.E195]&lt;25;[$Sheet1.E195]&gt;974);&quot;XXX&quot;;&quot;OK&quot;)" office:value-type="string" office:string-value="OK" calcext:value-type="string">
            <text:p>OK</text:p>
          </table:table-cell>
          <table:table-cell table:formula="of:=IF(OR([$Sheet1.F195]&lt;25;[$Sheet1.F195]&gt;974);&quot;XXX&quot;;&quot;OK&quot;)" office:value-type="string" office:string-value="OK" calcext:value-type="string">
            <text:p>OK</text:p>
          </table:table-cell>
          <table:table-cell table:formula="of:=IF(OR([$Sheet1.G195]&lt;25;[$Sheet1.G195]&gt;974);&quot;XXX&quot;;&quot;OK&quot;)" office:value-type="string" office:string-value="OK" calcext:value-type="string">
            <text:p>OK</text:p>
          </table:table-cell>
          <table:table-cell table:formula="of:=IF(OR([$Sheet1.H195]&lt;25;[$Sheet1.H195]&gt;974);&quot;XXX&quot;;&quot;OK&quot;)" office:value-type="string" office:string-value="OK" calcext:value-type="string">
            <text:p>OK</text:p>
          </table:table-cell>
          <table:table-cell table:formula="of:=IF(OR([$Sheet1.I195]&lt;25;[$Sheet1.I195]&gt;974);&quot;XXX&quot;;&quot;OK&quot;)" office:value-type="string" office:string-value="OK" calcext:value-type="string">
            <text:p>OK</text:p>
          </table:table-cell>
          <table:table-cell table:formula="of:=IF(OR([$Sheet1.J195]&lt;25;[$Sheet1.J195]&gt;974);&quot;XXX&quot;;&quot;OK&quot;)" office:value-type="string" office:string-value="OK" calcext:value-type="string">
            <text:p>OK</text:p>
          </table:table-cell>
          <table:table-cell table:formula="of:=IF(OR([$Sheet1.K195]&lt;25;[$Sheet1.K195]&gt;974);&quot;XXX&quot;;&quot;OK&quot;)" office:value-type="string" office:string-value="OK" calcext:value-type="string">
            <text:p>OK</text:p>
          </table:table-cell>
          <table:table-cell table:formula="of:=IF(OR([$Sheet1.L195]&lt;25;[$Sheet1.L195]&gt;974);&quot;XXX&quot;;&quot;OK&quot;)" office:value-type="string" office:string-value="OK" calcext:value-type="string">
            <text:p>OK</text:p>
          </table:table-cell>
          <table:table-cell table:formula="of:=IF(OR([$Sheet1.M195]&lt;25;[$Sheet1.M195]&gt;974);&quot;XXX&quot;;&quot;OK&quot;)" office:value-type="string" office:string-value="OK" calcext:value-type="string">
            <text:p>OK</text:p>
          </table:table-cell>
          <table:table-cell table:formula="of:=IF(OR([$Sheet1.N195]&lt;25;[$Sheet1.N195]&gt;974);&quot;XXX&quot;;&quot;OK&quot;)" office:value-type="string" office:string-value="OK" calcext:value-type="string">
            <text:p>OK</text:p>
          </table:table-cell>
          <table:table-cell table:formula="of:=IF(OR([$Sheet1.O195]&lt;25;[$Sheet1.O195]&gt;974);&quot;XXX&quot;;&quot;OK&quot;)" office:value-type="string" office:string-value="OK" calcext:value-type="string">
            <text:p>OK</text:p>
          </table:table-cell>
          <table:table-cell table:formula="of:=IF(OR([$Sheet1.P195]&lt;25;[$Sheet1.P195]&gt;974);&quot;XXX&quot;;&quot;OK&quot;)" office:value-type="string" office:string-value="OK" calcext:value-type="string">
            <text:p>OK</text:p>
          </table:table-cell>
          <table:table-cell table:formula="of:=IF(OR([$Sheet1.Q195]&lt;25;[$Sheet1.Q195]&gt;974);&quot;XXX&quot;;&quot;OK&quot;)" office:value-type="string" office:string-value="OK" calcext:value-type="string">
            <text:p>OK</text:p>
          </table:table-cell>
          <table:table-cell table:formula="of:=IF(OR([$Sheet1.R195]&lt;25;[$Sheet1.R195]&gt;974);&quot;XXX&quot;;&quot;OK&quot;)" office:value-type="string" office:string-value="OK" calcext:value-type="string">
            <text:p>OK</text:p>
          </table:table-cell>
          <table:table-cell table:formula="of:=IF(OR([$Sheet1.S195]&lt;25;[$Sheet1.S195]&gt;974);&quot;XXX&quot;;&quot;OK&quot;)" office:value-type="string" office:string-value="OK" calcext:value-type="string">
            <text:p>OK</text:p>
          </table:table-cell>
          <table:table-cell table:formula="of:=IF(OR([$Sheet1.T195]&lt;25;[$Sheet1.T195]&gt;974);&quot;XXX&quot;;&quot;OK&quot;)" office:value-type="string" office:string-value="OK" calcext:value-type="string">
            <text:p>OK</text:p>
          </table:table-cell>
          <table:table-cell table:formula="of:=IF(OR([$Sheet1.U195]&lt;25;[$Sheet1.U195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6]&lt;25;[$Sheet1.B196]&gt;974);&quot;XXX&quot;;&quot;OK&quot;)" office:value-type="string" office:string-value="OK" calcext:value-type="string">
            <text:p>OK</text:p>
          </table:table-cell>
          <table:table-cell table:formula="of:=IF(OR([$Sheet1.C196]&lt;25;[$Sheet1.C196]&gt;974);&quot;XXX&quot;;&quot;OK&quot;)" office:value-type="string" office:string-value="OK" calcext:value-type="string">
            <text:p>OK</text:p>
          </table:table-cell>
          <table:table-cell table:formula="of:=IF(OR([$Sheet1.D196]&lt;25;[$Sheet1.D196]&gt;974);&quot;XXX&quot;;&quot;OK&quot;)" office:value-type="string" office:string-value="OK" calcext:value-type="string">
            <text:p>OK</text:p>
          </table:table-cell>
          <table:table-cell table:formula="of:=IF(OR([$Sheet1.E196]&lt;25;[$Sheet1.E196]&gt;974);&quot;XXX&quot;;&quot;OK&quot;)" office:value-type="string" office:string-value="OK" calcext:value-type="string">
            <text:p>OK</text:p>
          </table:table-cell>
          <table:table-cell table:formula="of:=IF(OR([$Sheet1.F196]&lt;25;[$Sheet1.F196]&gt;974);&quot;XXX&quot;;&quot;OK&quot;)" office:value-type="string" office:string-value="OK" calcext:value-type="string">
            <text:p>OK</text:p>
          </table:table-cell>
          <table:table-cell table:formula="of:=IF(OR([$Sheet1.G196]&lt;25;[$Sheet1.G196]&gt;974);&quot;XXX&quot;;&quot;OK&quot;)" office:value-type="string" office:string-value="OK" calcext:value-type="string">
            <text:p>OK</text:p>
          </table:table-cell>
          <table:table-cell table:formula="of:=IF(OR([$Sheet1.H196]&lt;25;[$Sheet1.H196]&gt;974);&quot;XXX&quot;;&quot;OK&quot;)" office:value-type="string" office:string-value="OK" calcext:value-type="string">
            <text:p>OK</text:p>
          </table:table-cell>
          <table:table-cell table:formula="of:=IF(OR([$Sheet1.I196]&lt;25;[$Sheet1.I196]&gt;974);&quot;XXX&quot;;&quot;OK&quot;)" office:value-type="string" office:string-value="OK" calcext:value-type="string">
            <text:p>OK</text:p>
          </table:table-cell>
          <table:table-cell table:formula="of:=IF(OR([$Sheet1.J196]&lt;25;[$Sheet1.J196]&gt;974);&quot;XXX&quot;;&quot;OK&quot;)" office:value-type="string" office:string-value="OK" calcext:value-type="string">
            <text:p>OK</text:p>
          </table:table-cell>
          <table:table-cell table:formula="of:=IF(OR([$Sheet1.K196]&lt;25;[$Sheet1.K196]&gt;974);&quot;XXX&quot;;&quot;OK&quot;)" office:value-type="string" office:string-value="OK" calcext:value-type="string">
            <text:p>OK</text:p>
          </table:table-cell>
          <table:table-cell table:formula="of:=IF(OR([$Sheet1.L196]&lt;25;[$Sheet1.L196]&gt;974);&quot;XXX&quot;;&quot;OK&quot;)" office:value-type="string" office:string-value="OK" calcext:value-type="string">
            <text:p>OK</text:p>
          </table:table-cell>
          <table:table-cell table:formula="of:=IF(OR([$Sheet1.M196]&lt;25;[$Sheet1.M196]&gt;974);&quot;XXX&quot;;&quot;OK&quot;)" office:value-type="string" office:string-value="OK" calcext:value-type="string">
            <text:p>OK</text:p>
          </table:table-cell>
          <table:table-cell table:formula="of:=IF(OR([$Sheet1.N196]&lt;25;[$Sheet1.N196]&gt;974);&quot;XXX&quot;;&quot;OK&quot;)" office:value-type="string" office:string-value="OK" calcext:value-type="string">
            <text:p>OK</text:p>
          </table:table-cell>
          <table:table-cell table:formula="of:=IF(OR([$Sheet1.O196]&lt;25;[$Sheet1.O196]&gt;974);&quot;XXX&quot;;&quot;OK&quot;)" office:value-type="string" office:string-value="OK" calcext:value-type="string">
            <text:p>OK</text:p>
          </table:table-cell>
          <table:table-cell table:formula="of:=IF(OR([$Sheet1.P196]&lt;25;[$Sheet1.P196]&gt;974);&quot;XXX&quot;;&quot;OK&quot;)" office:value-type="string" office:string-value="OK" calcext:value-type="string">
            <text:p>OK</text:p>
          </table:table-cell>
          <table:table-cell table:formula="of:=IF(OR([$Sheet1.Q196]&lt;25;[$Sheet1.Q196]&gt;974);&quot;XXX&quot;;&quot;OK&quot;)" office:value-type="string" office:string-value="OK" calcext:value-type="string">
            <text:p>OK</text:p>
          </table:table-cell>
          <table:table-cell table:formula="of:=IF(OR([$Sheet1.R196]&lt;25;[$Sheet1.R196]&gt;974);&quot;XXX&quot;;&quot;OK&quot;)" office:value-type="string" office:string-value="OK" calcext:value-type="string">
            <text:p>OK</text:p>
          </table:table-cell>
          <table:table-cell table:formula="of:=IF(OR([$Sheet1.S196]&lt;25;[$Sheet1.S196]&gt;974);&quot;XXX&quot;;&quot;OK&quot;)" office:value-type="string" office:string-value="OK" calcext:value-type="string">
            <text:p>OK</text:p>
          </table:table-cell>
          <table:table-cell table:formula="of:=IF(OR([$Sheet1.T196]&lt;25;[$Sheet1.T196]&gt;974);&quot;XXX&quot;;&quot;OK&quot;)" office:value-type="string" office:string-value="OK" calcext:value-type="string">
            <text:p>OK</text:p>
          </table:table-cell>
          <table:table-cell table:formula="of:=IF(OR([$Sheet1.U196]&lt;25;[$Sheet1.U196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7]&lt;25;[$Sheet1.B197]&gt;974);&quot;XXX&quot;;&quot;OK&quot;)" office:value-type="string" office:string-value="OK" calcext:value-type="string">
            <text:p>OK</text:p>
          </table:table-cell>
          <table:table-cell table:formula="of:=IF(OR([$Sheet1.C197]&lt;25;[$Sheet1.C197]&gt;974);&quot;XXX&quot;;&quot;OK&quot;)" office:value-type="string" office:string-value="OK" calcext:value-type="string">
            <text:p>OK</text:p>
          </table:table-cell>
          <table:table-cell table:formula="of:=IF(OR([$Sheet1.D197]&lt;25;[$Sheet1.D197]&gt;974);&quot;XXX&quot;;&quot;OK&quot;)" office:value-type="string" office:string-value="OK" calcext:value-type="string">
            <text:p>OK</text:p>
          </table:table-cell>
          <table:table-cell table:formula="of:=IF(OR([$Sheet1.E197]&lt;25;[$Sheet1.E197]&gt;974);&quot;XXX&quot;;&quot;OK&quot;)" office:value-type="string" office:string-value="OK" calcext:value-type="string">
            <text:p>OK</text:p>
          </table:table-cell>
          <table:table-cell table:formula="of:=IF(OR([$Sheet1.F197]&lt;25;[$Sheet1.F197]&gt;974);&quot;XXX&quot;;&quot;OK&quot;)" office:value-type="string" office:string-value="OK" calcext:value-type="string">
            <text:p>OK</text:p>
          </table:table-cell>
          <table:table-cell table:formula="of:=IF(OR([$Sheet1.G197]&lt;25;[$Sheet1.G197]&gt;974);&quot;XXX&quot;;&quot;OK&quot;)" office:value-type="string" office:string-value="OK" calcext:value-type="string">
            <text:p>OK</text:p>
          </table:table-cell>
          <table:table-cell table:formula="of:=IF(OR([$Sheet1.H197]&lt;25;[$Sheet1.H197]&gt;974);&quot;XXX&quot;;&quot;OK&quot;)" office:value-type="string" office:string-value="OK" calcext:value-type="string">
            <text:p>OK</text:p>
          </table:table-cell>
          <table:table-cell table:formula="of:=IF(OR([$Sheet1.I197]&lt;25;[$Sheet1.I197]&gt;974);&quot;XXX&quot;;&quot;OK&quot;)" office:value-type="string" office:string-value="OK" calcext:value-type="string">
            <text:p>OK</text:p>
          </table:table-cell>
          <table:table-cell table:formula="of:=IF(OR([$Sheet1.J197]&lt;25;[$Sheet1.J197]&gt;974);&quot;XXX&quot;;&quot;OK&quot;)" office:value-type="string" office:string-value="OK" calcext:value-type="string">
            <text:p>OK</text:p>
          </table:table-cell>
          <table:table-cell table:formula="of:=IF(OR([$Sheet1.K197]&lt;25;[$Sheet1.K197]&gt;974);&quot;XXX&quot;;&quot;OK&quot;)" office:value-type="string" office:string-value="OK" calcext:value-type="string">
            <text:p>OK</text:p>
          </table:table-cell>
          <table:table-cell table:formula="of:=IF(OR([$Sheet1.L197]&lt;25;[$Sheet1.L197]&gt;974);&quot;XXX&quot;;&quot;OK&quot;)" office:value-type="string" office:string-value="OK" calcext:value-type="string">
            <text:p>OK</text:p>
          </table:table-cell>
          <table:table-cell table:formula="of:=IF(OR([$Sheet1.M197]&lt;25;[$Sheet1.M197]&gt;974);&quot;XXX&quot;;&quot;OK&quot;)" office:value-type="string" office:string-value="OK" calcext:value-type="string">
            <text:p>OK</text:p>
          </table:table-cell>
          <table:table-cell table:formula="of:=IF(OR([$Sheet1.N197]&lt;25;[$Sheet1.N197]&gt;974);&quot;XXX&quot;;&quot;OK&quot;)" office:value-type="string" office:string-value="OK" calcext:value-type="string">
            <text:p>OK</text:p>
          </table:table-cell>
          <table:table-cell table:formula="of:=IF(OR([$Sheet1.O197]&lt;25;[$Sheet1.O197]&gt;974);&quot;XXX&quot;;&quot;OK&quot;)" office:value-type="string" office:string-value="OK" calcext:value-type="string">
            <text:p>OK</text:p>
          </table:table-cell>
          <table:table-cell table:formula="of:=IF(OR([$Sheet1.P197]&lt;25;[$Sheet1.P197]&gt;974);&quot;XXX&quot;;&quot;OK&quot;)" office:value-type="string" office:string-value="OK" calcext:value-type="string">
            <text:p>OK</text:p>
          </table:table-cell>
          <table:table-cell table:formula="of:=IF(OR([$Sheet1.Q197]&lt;25;[$Sheet1.Q197]&gt;974);&quot;XXX&quot;;&quot;OK&quot;)" office:value-type="string" office:string-value="OK" calcext:value-type="string">
            <text:p>OK</text:p>
          </table:table-cell>
          <table:table-cell table:formula="of:=IF(OR([$Sheet1.R197]&lt;25;[$Sheet1.R197]&gt;974);&quot;XXX&quot;;&quot;OK&quot;)" office:value-type="string" office:string-value="OK" calcext:value-type="string">
            <text:p>OK</text:p>
          </table:table-cell>
          <table:table-cell table:formula="of:=IF(OR([$Sheet1.S197]&lt;25;[$Sheet1.S197]&gt;974);&quot;XXX&quot;;&quot;OK&quot;)" office:value-type="string" office:string-value="OK" calcext:value-type="string">
            <text:p>OK</text:p>
          </table:table-cell>
          <table:table-cell table:formula="of:=IF(OR([$Sheet1.T197]&lt;25;[$Sheet1.T197]&gt;974);&quot;XXX&quot;;&quot;OK&quot;)" office:value-type="string" office:string-value="OK" calcext:value-type="string">
            <text:p>OK</text:p>
          </table:table-cell>
          <table:table-cell table:formula="of:=IF(OR([$Sheet1.U197]&lt;25;[$Sheet1.U197]&gt;974);&quot;XXX&quot;;&quot;OK&quot;)" office:value-type="string" office:string-value="OK" calcext:value-type="string">
            <text:p>OK</text:p>
          </table:table-cell>
        </table:table-row>
        <table:table-row table:style-name="ro1">
          <table:table-cell table:formula="of:=IF(OR([$Sheet1.B198]&lt;25;[$Sheet1.B198]&gt;974);&quot;XXX&quot;;&quot;OK&quot;)" office:value-type="string" office:string-value="OK" calcext:value-type="string">
            <text:p>OK</text:p>
          </table:table-cell>
          <table:table-cell table:formula="of:=IF(OR([$Sheet1.C198]&lt;25;[$Sheet1.C198]&gt;974);&quot;XXX&quot;;&quot;OK&quot;)" office:value-type="string" office:string-value="OK" calcext:value-type="string">
            <text:p>OK</text:p>
          </table:table-cell>
          <table:table-cell table:formula="of:=IF(OR([$Sheet1.D198]&lt;25;[$Sheet1.D198]&gt;974);&quot;XXX&quot;;&quot;OK&quot;)" office:value-type="string" office:string-value="OK" calcext:value-type="string">
            <text:p>OK</text:p>
          </table:table-cell>
          <table:table-cell table:formula="of:=IF(OR([$Sheet1.E198]&lt;25;[$Sheet1.E198]&gt;974);&quot;XXX&quot;;&quot;OK&quot;)" office:value-type="string" office:string-value="OK" calcext:value-type="string">
            <text:p>OK</text:p>
          </table:table-cell>
          <table:table-cell table:formula="of:=IF(OR([$Sheet1.F198]&lt;25;[$Sheet1.F198]&gt;974);&quot;XXX&quot;;&quot;OK&quot;)" office:value-type="string" office:string-value="OK" calcext:value-type="string">
            <text:p>OK</text:p>
          </table:table-cell>
          <table:table-cell table:formula="of:=IF(OR([$Sheet1.G198]&lt;25;[$Sheet1.G198]&gt;974);&quot;XXX&quot;;&quot;OK&quot;)" office:value-type="string" office:string-value="OK" calcext:value-type="string">
            <text:p>OK</text:p>
          </table:table-cell>
          <table:table-cell table:formula="of:=IF(OR([$Sheet1.H198]&lt;25;[$Sheet1.H198]&gt;974);&quot;XXX&quot;;&quot;OK&quot;)" office:value-type="string" office:string-value="OK" calcext:value-type="string">
            <text:p>OK</text:p>
          </table:table-cell>
          <table:table-cell table:formula="of:=IF(OR([$Sheet1.I198]&lt;25;[$Sheet1.I198]&gt;974);&quot;XXX&quot;;&quot;OK&quot;)" office:value-type="string" office:string-value="OK" calcext:value-type="string">
            <text:p>OK</text:p>
          </table:table-cell>
          <table:table-cell table:formula="of:=IF(OR([$Sheet1.J198]&lt;25;[$Sheet1.J198]&gt;974);&quot;XXX&quot;;&quot;OK&quot;)" office:value-type="string" office:string-value="OK" calcext:value-type="string">
            <text:p>OK</text:p>
          </table:table-cell>
          <table:table-cell table:formula="of:=IF(OR([$Sheet1.K198]&lt;25;[$Sheet1.K198]&gt;974);&quot;XXX&quot;;&quot;OK&quot;)" office:value-type="string" office:string-value="OK" calcext:value-type="string">
            <text:p>OK</text:p>
          </table:table-cell>
          <table:table-cell table:formula="of:=IF(OR([$Sheet1.L198]&lt;25;[$Sheet1.L198]&gt;974);&quot;XXX&quot;;&quot;OK&quot;)" office:value-type="string" office:string-value="OK" calcext:value-type="string">
            <text:p>OK</text:p>
          </table:table-cell>
          <table:table-cell table:formula="of:=IF(OR([$Sheet1.M198]&lt;25;[$Sheet1.M198]&gt;974);&quot;XXX&quot;;&quot;OK&quot;)" office:value-type="string" office:string-value="OK" calcext:value-type="string">
            <text:p>OK</text:p>
          </table:table-cell>
          <table:table-cell table:formula="of:=IF(OR([$Sheet1.N198]&lt;25;[$Sheet1.N198]&gt;974);&quot;XXX&quot;;&quot;OK&quot;)" office:value-type="string" office:string-value="OK" calcext:value-type="string">
            <text:p>OK</text:p>
          </table:table-cell>
          <table:table-cell table:formula="of:=IF(OR([$Sheet1.O198]&lt;25;[$Sheet1.O198]&gt;974);&quot;XXX&quot;;&quot;OK&quot;)" office:value-type="string" office:string-value="OK" calcext:value-type="string">
            <text:p>OK</text:p>
          </table:table-cell>
          <table:table-cell table:formula="of:=IF(OR([$Sheet1.P198]&lt;25;[$Sheet1.P198]&gt;974);&quot;XXX&quot;;&quot;OK&quot;)" office:value-type="string" office:string-value="OK" calcext:value-type="string">
            <text:p>OK</text:p>
          </table:table-cell>
          <table:table-cell table:formula="of:=IF(OR([$Sheet1.Q198]&lt;25;[$Sheet1.Q198]&gt;974);&quot;XXX&quot;;&quot;OK&quot;)" office:value-type="string" office:string-value="OK" calcext:value-type="string">
            <text:p>OK</text:p>
          </table:table-cell>
          <table:table-cell table:formula="of:=IF(OR([$Sheet1.R198]&lt;25;[$Sheet1.R198]&gt;974);&quot;XXX&quot;;&quot;OK&quot;)" office:value-type="string" office:string-value="OK" calcext:value-type="string">
            <text:p>OK</text:p>
          </table:table-cell>
          <table:table-cell table:formula="of:=IF(OR([$Sheet1.S198]&lt;25;[$Sheet1.S198]&gt;974);&quot;XXX&quot;;&quot;OK&quot;)" office:value-type="string" office:string-value="OK" calcext:value-type="string">
            <text:p>OK</text:p>
          </table:table-cell>
          <table:table-cell table:formula="of:=IF(OR([$Sheet1.T198]&lt;25;[$Sheet1.T198]&gt;974);&quot;XXX&quot;;&quot;OK&quot;)" office:value-type="string" office:string-value="OK" calcext:value-type="string">
            <text:p>OK</text:p>
          </table:table-cell>
          <table:table-cell table:formula="of:=IF(OR([$Sheet1.U198]&lt;25;[$Sheet1.U198]&gt;974);&quot;XXX&quot;;&quot;OK&quot;)" office:value-type="string" office:string-value="OK" calcext:value-type="string">
            <text:p>OK</text:p>
          </table:table-cell>
        </table:table-row>
      </table:table>
      <table:table table:name="Sheet3" table:style-name="ta1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departure location: 49-848 or 871-949</text:p>
          </table:table-cell>
          <table:table-cell table:formula="of:=SEARCH(&quot;:&quot;;[.A2];1)" office:value-type="float" office:value="19" calcext:value-type="float">
            <text:p>19</text:p>
          </table:table-cell>
          <table:table-cell table:formula="of:=SEARCH(&quot;-&quot;;[.A2];1)" office:value-type="float" office:value="23" calcext:value-type="float">
            <text:p>23</text:p>
          </table:table-cell>
          <table:table-cell table:formula="of:=SEARCH(&quot;or&quot;;[.A2];[.C2])" office:value-type="float" office:value="28" calcext:value-type="float">
            <text:p>28</text:p>
          </table:table-cell>
          <table:table-cell table:formula="of:=SEARCH(&quot;-&quot;;[.A2];[.C2]+1)" office:value-type="float" office:value="34" calcext:value-type="float">
            <text:p>34</text:p>
          </table:table-cell>
          <table:table-cell/>
          <table:table-cell table:formula="of:=MID([.A2];[.B2]+2;[.C2]-[.B2]-2)+0" office:value-type="float" office:value="49" calcext:value-type="float">
            <text:p>49</text:p>
          </table:table-cell>
          <table:table-cell table:formula="of:=MID([.A2];[.C2]+1;[.D2]-[.C2]-2)+0" office:value-type="float" office:value="848" calcext:value-type="float">
            <text:p>848</text:p>
          </table:table-cell>
          <table:table-cell table:formula="of:=MID([.A2];[.D2]+3;[.E2]-[.D2]-3)+0" office:value-type="float" office:value="871" calcext:value-type="float">
            <text:p>871</text:p>
          </table:table-cell>
          <table:table-cell table:formula="of:=RIGHT([.A2];LEN([.A2])-[.E2])+0"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departure station: 33-670 or 687-969</text:p>
          </table:table-cell>
          <table:table-cell table:formula="of:=SEARCH(&quot;:&quot;;[.A3];1)" office:value-type="float" office:value="18" calcext:value-type="float">
            <text:p>18</text:p>
          </table:table-cell>
          <table:table-cell table:formula="of:=SEARCH(&quot;-&quot;;[.A3];1)" office:value-type="float" office:value="22" calcext:value-type="float">
            <text:p>22</text:p>
          </table:table-cell>
          <table:table-cell table:formula="of:=SEARCH(&quot;or&quot;;[.A3];[.C3])" office:value-type="float" office:value="27" calcext:value-type="float">
            <text:p>27</text:p>
          </table:table-cell>
          <table:table-cell table:formula="of:=SEARCH(&quot;-&quot;;[.A3];[.C3]+1)" office:value-type="float" office:value="33" calcext:value-type="float">
            <text:p>33</text:p>
          </table:table-cell>
          <table:table-cell/>
          <table:table-cell table:formula="of:=MID([.A3];[.B3]+2;[.C3]-[.B3]-2)+0" office:value-type="float" office:value="33" calcext:value-type="float">
            <text:p>33</text:p>
          </table:table-cell>
          <table:table-cell table:formula="of:=MID([.A3];[.C3]+1;[.D3]-[.C3]-2)+0" office:value-type="float" office:value="670" calcext:value-type="float">
            <text:p>670</text:p>
          </table:table-cell>
          <table:table-cell table:formula="of:=MID([.A3];[.D3]+3;[.E3]-[.D3]-3)+0" office:value-type="float" office:value="687" calcext:value-type="float">
            <text:p>687</text:p>
          </table:table-cell>
          <table:table-cell table:formula="of:=RIGHT([.A3];LEN([.A3])-[.E3])+0"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departure platform: 41-909 or 916-974</text:p>
          </table:table-cell>
          <table:table-cell table:formula="of:=SEARCH(&quot;:&quot;;[.A4];1)" office:value-type="float" office:value="19" calcext:value-type="float">
            <text:p>19</text:p>
          </table:table-cell>
          <table:table-cell table:formula="of:=SEARCH(&quot;-&quot;;[.A4];1)" office:value-type="float" office:value="23" calcext:value-type="float">
            <text:p>23</text:p>
          </table:table-cell>
          <table:table-cell table:formula="of:=SEARCH(&quot;or&quot;;[.A4];[.C4])" office:value-type="float" office:value="28" calcext:value-type="float">
            <text:p>28</text:p>
          </table:table-cell>
          <table:table-cell table:formula="of:=SEARCH(&quot;-&quot;;[.A4];[.C4]+1)" office:value-type="float" office:value="34" calcext:value-type="float">
            <text:p>34</text:p>
          </table:table-cell>
          <table:table-cell/>
          <table:table-cell table:formula="of:=MID([.A4];[.B4]+2;[.C4]-[.B4]-2)+0" office:value-type="float" office:value="41" calcext:value-type="float">
            <text:p>41</text:p>
          </table:table-cell>
          <table:table-cell table:formula="of:=MID([.A4];[.C4]+1;[.D4]-[.C4]-2)+0" office:value-type="float" office:value="909" calcext:value-type="float">
            <text:p>909</text:p>
          </table:table-cell>
          <table:table-cell table:formula="of:=MID([.A4];[.D4]+3;[.E4]-[.D4]-3)+0" office:value-type="float" office:value="916" calcext:value-type="float">
            <text:p>916</text:p>
          </table:table-cell>
          <table:table-cell table:formula="of:=RIGHT([.A4];LEN([.A4])-[.E4])+0"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departure track: 40-397 or 422-972</text:p>
          </table:table-cell>
          <table:table-cell table:formula="of:=SEARCH(&quot;:&quot;;[.A5];1)" office:value-type="float" office:value="16" calcext:value-type="float">
            <text:p>16</text:p>
          </table:table-cell>
          <table:table-cell table:formula="of:=SEARCH(&quot;-&quot;;[.A5];1)" office:value-type="float" office:value="20" calcext:value-type="float">
            <text:p>20</text:p>
          </table:table-cell>
          <table:table-cell table:formula="of:=SEARCH(&quot;or&quot;;[.A5];[.C5])" office:value-type="float" office:value="25" calcext:value-type="float">
            <text:p>25</text:p>
          </table:table-cell>
          <table:table-cell table:formula="of:=SEARCH(&quot;-&quot;;[.A5];[.C5]+1)" office:value-type="float" office:value="31" calcext:value-type="float">
            <text:p>31</text:p>
          </table:table-cell>
          <table:table-cell/>
          <table:table-cell table:formula="of:=MID([.A5];[.B5]+2;[.C5]-[.B5]-2)+0" office:value-type="float" office:value="40" calcext:value-type="float">
            <text:p>40</text:p>
          </table:table-cell>
          <table:table-cell table:formula="of:=MID([.A5];[.C5]+1;[.D5]-[.C5]-2)+0" office:value-type="float" office:value="397" calcext:value-type="float">
            <text:p>397</text:p>
          </table:table-cell>
          <table:table-cell table:formula="of:=MID([.A5];[.D5]+3;[.E5]-[.D5]-3)+0" office:value-type="float" office:value="422" calcext:value-type="float">
            <text:p>422</text:p>
          </table:table-cell>
          <table:table-cell table:formula="of:=RIGHT([.A5];LEN([.A5])-[.E5])+0"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departure date: 31-481 or 505-960</text:p>
          </table:table-cell>
          <table:table-cell table:formula="of:=SEARCH(&quot;:&quot;;[.A6];1)" office:value-type="float" office:value="15" calcext:value-type="float">
            <text:p>15</text:p>
          </table:table-cell>
          <table:table-cell table:formula="of:=SEARCH(&quot;-&quot;;[.A6];1)" office:value-type="float" office:value="19" calcext:value-type="float">
            <text:p>19</text:p>
          </table:table-cell>
          <table:table-cell table:formula="of:=SEARCH(&quot;or&quot;;[.A6];[.C6])" office:value-type="float" office:value="24" calcext:value-type="float">
            <text:p>24</text:p>
          </table:table-cell>
          <table:table-cell table:formula="of:=SEARCH(&quot;-&quot;;[.A6];[.C6]+1)" office:value-type="float" office:value="30" calcext:value-type="float">
            <text:p>30</text:p>
          </table:table-cell>
          <table:table-cell/>
          <table:table-cell table:formula="of:=MID([.A6];[.B6]+2;[.C6]-[.B6]-2)+0" office:value-type="float" office:value="31" calcext:value-type="float">
            <text:p>31</text:p>
          </table:table-cell>
          <table:table-cell table:formula="of:=MID([.A6];[.C6]+1;[.D6]-[.C6]-2)+0" office:value-type="float" office:value="481" calcext:value-type="float">
            <text:p>481</text:p>
          </table:table-cell>
          <table:table-cell table:formula="of:=MID([.A6];[.D6]+3;[.E6]-[.D6]-3)+0" office:value-type="float" office:value="505" calcext:value-type="float">
            <text:p>505</text:p>
          </table:table-cell>
          <table:table-cell table:formula="of:=RIGHT([.A6];LEN([.A6])-[.E6])+0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departure time: 37-299 or 312-965</text:p>
          </table:table-cell>
          <table:table-cell table:formula="of:=SEARCH(&quot;:&quot;;[.A7];1)" office:value-type="float" office:value="15" calcext:value-type="float">
            <text:p>15</text:p>
          </table:table-cell>
          <table:table-cell table:formula="of:=SEARCH(&quot;-&quot;;[.A7];1)" office:value-type="float" office:value="19" calcext:value-type="float">
            <text:p>19</text:p>
          </table:table-cell>
          <table:table-cell table:formula="of:=SEARCH(&quot;or&quot;;[.A7];[.C7])" office:value-type="float" office:value="24" calcext:value-type="float">
            <text:p>24</text:p>
          </table:table-cell>
          <table:table-cell table:formula="of:=SEARCH(&quot;-&quot;;[.A7];[.C7]+1)" office:value-type="float" office:value="30" calcext:value-type="float">
            <text:p>30</text:p>
          </table:table-cell>
          <table:table-cell/>
          <table:table-cell table:formula="of:=MID([.A7];[.B7]+2;[.C7]-[.B7]-2)+0" office:value-type="float" office:value="37" calcext:value-type="float">
            <text:p>37</text:p>
          </table:table-cell>
          <table:table-cell table:formula="of:=MID([.A7];[.C7]+1;[.D7]-[.C7]-2)+0" office:value-type="float" office:value="299" calcext:value-type="float">
            <text:p>299</text:p>
          </table:table-cell>
          <table:table-cell table:formula="of:=MID([.A7];[.D7]+3;[.E7]-[.D7]-3)+0" office:value-type="float" office:value="312" calcext:value-type="float">
            <text:p>312</text:p>
          </table:table-cell>
          <table:table-cell table:formula="of:=RIGHT([.A7];LEN([.A7])-[.E7])+0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arrival location: 46-114 or 126-967</text:p>
          </table:table-cell>
          <table:table-cell table:formula="of:=SEARCH(&quot;:&quot;;[.A8];1)" office:value-type="float" office:value="17" calcext:value-type="float">
            <text:p>17</text:p>
          </table:table-cell>
          <table:table-cell table:formula="of:=SEARCH(&quot;-&quot;;[.A8];1)" office:value-type="float" office:value="21" calcext:value-type="float">
            <text:p>21</text:p>
          </table:table-cell>
          <table:table-cell table:formula="of:=SEARCH(&quot;or&quot;;[.A8];[.C8])" office:value-type="float" office:value="26" calcext:value-type="float">
            <text:p>26</text:p>
          </table:table-cell>
          <table:table-cell table:formula="of:=SEARCH(&quot;-&quot;;[.A8];[.C8]+1)" office:value-type="float" office:value="32" calcext:value-type="float">
            <text:p>32</text:p>
          </table:table-cell>
          <table:table-cell/>
          <table:table-cell table:formula="of:=MID([.A8];[.B8]+2;[.C8]-[.B8]-2)+0" office:value-type="float" office:value="46" calcext:value-type="float">
            <text:p>46</text:p>
          </table:table-cell>
          <table:table-cell table:formula="of:=MID([.A8];[.C8]+1;[.D8]-[.C8]-2)+0" office:value-type="float" office:value="114" calcext:value-type="float">
            <text:p>114</text:p>
          </table:table-cell>
          <table:table-cell table:formula="of:=MID([.A8];[.D8]+3;[.E8]-[.D8]-3)+0" office:value-type="float" office:value="126" calcext:value-type="float">
            <text:p>126</text:p>
          </table:table-cell>
          <table:table-cell table:formula="of:=RIGHT([.A8];LEN([.A8])-[.E8])+0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arrival station: 28-453 or 478-963</text:p>
          </table:table-cell>
          <table:table-cell table:formula="of:=SEARCH(&quot;:&quot;;[.A9];1)" office:value-type="float" office:value="16" calcext:value-type="float">
            <text:p>16</text:p>
          </table:table-cell>
          <table:table-cell table:formula="of:=SEARCH(&quot;-&quot;;[.A9];1)" office:value-type="float" office:value="20" calcext:value-type="float">
            <text:p>20</text:p>
          </table:table-cell>
          <table:table-cell table:formula="of:=SEARCH(&quot;or&quot;;[.A9];[.C9])" office:value-type="float" office:value="25" calcext:value-type="float">
            <text:p>25</text:p>
          </table:table-cell>
          <table:table-cell table:formula="of:=SEARCH(&quot;-&quot;;[.A9];[.C9]+1)" office:value-type="float" office:value="31" calcext:value-type="float">
            <text:p>31</text:p>
          </table:table-cell>
          <table:table-cell/>
          <table:table-cell table:formula="of:=MID([.A9];[.B9]+2;[.C9]-[.B9]-2)+0" office:value-type="float" office:value="28" calcext:value-type="float">
            <text:p>28</text:p>
          </table:table-cell>
          <table:table-cell table:formula="of:=MID([.A9];[.C9]+1;[.D9]-[.C9]-2)+0" office:value-type="float" office:value="453" calcext:value-type="float">
            <text:p>453</text:p>
          </table:table-cell>
          <table:table-cell table:formula="of:=MID([.A9];[.D9]+3;[.E9]-[.D9]-3)+0" office:value-type="float" office:value="478" calcext:value-type="float">
            <text:p>478</text:p>
          </table:table-cell>
          <table:table-cell table:formula="of:=RIGHT([.A9];LEN([.A9])-[.E9])+0"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arrival platform: 26-756 or 781-973</text:p>
          </table:table-cell>
          <table:table-cell table:formula="of:=SEARCH(&quot;:&quot;;[.A10];1)" office:value-type="float" office:value="17" calcext:value-type="float">
            <text:p>17</text:p>
          </table:table-cell>
          <table:table-cell table:formula="of:=SEARCH(&quot;-&quot;;[.A10];1)" office:value-type="float" office:value="21" calcext:value-type="float">
            <text:p>21</text:p>
          </table:table-cell>
          <table:table-cell table:formula="of:=SEARCH(&quot;or&quot;;[.A10];[.C10])" office:value-type="float" office:value="26" calcext:value-type="float">
            <text:p>26</text:p>
          </table:table-cell>
          <table:table-cell table:formula="of:=SEARCH(&quot;-&quot;;[.A10];[.C10]+1)" office:value-type="float" office:value="32" calcext:value-type="float">
            <text:p>32</text:p>
          </table:table-cell>
          <table:table-cell/>
          <table:table-cell table:formula="of:=MID([.A10];[.B10]+2;[.C10]-[.B10]-2)+0" office:value-type="float" office:value="26" calcext:value-type="float">
            <text:p>26</text:p>
          </table:table-cell>
          <table:table-cell table:formula="of:=MID([.A10];[.C10]+1;[.D10]-[.C10]-2)+0" office:value-type="float" office:value="756" calcext:value-type="float">
            <text:p>756</text:p>
          </table:table-cell>
          <table:table-cell table:formula="of:=MID([.A10];[.D10]+3;[.E10]-[.D10]-3)+0" office:value-type="float" office:value="781" calcext:value-type="float">
            <text:p>781</text:p>
          </table:table-cell>
          <table:table-cell table:formula="of:=RIGHT([.A10];LEN([.A10])-[.E10])+0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arrival track: 30-231 or 252-968</text:p>
          </table:table-cell>
          <table:table-cell table:formula="of:=SEARCH(&quot;:&quot;;[.A11];1)" office:value-type="float" office:value="14" calcext:value-type="float">
            <text:p>14</text:p>
          </table:table-cell>
          <table:table-cell table:formula="of:=SEARCH(&quot;-&quot;;[.A11];1)" office:value-type="float" office:value="18" calcext:value-type="float">
            <text:p>18</text:p>
          </table:table-cell>
          <table:table-cell table:formula="of:=SEARCH(&quot;or&quot;;[.A11];[.C11])" office:value-type="float" office:value="23" calcext:value-type="float">
            <text:p>23</text:p>
          </table:table-cell>
          <table:table-cell table:formula="of:=SEARCH(&quot;-&quot;;[.A11];[.C11]+1)" office:value-type="float" office:value="29" calcext:value-type="float">
            <text:p>29</text:p>
          </table:table-cell>
          <table:table-cell/>
          <table:table-cell table:formula="of:=MID([.A11];[.B11]+2;[.C11]-[.B11]-2)+0" office:value-type="float" office:value="30" calcext:value-type="float">
            <text:p>30</text:p>
          </table:table-cell>
          <table:table-cell table:formula="of:=MID([.A11];[.C11]+1;[.D11]-[.C11]-2)+0" office:value-type="float" office:value="231" calcext:value-type="float">
            <text:p>231</text:p>
          </table:table-cell>
          <table:table-cell table:formula="of:=MID([.A11];[.D11]+3;[.E11]-[.D11]-3)+0" office:value-type="float" office:value="252" calcext:value-type="float">
            <text:p>252</text:p>
          </table:table-cell>
          <table:table-cell table:formula="of:=RIGHT([.A11];LEN([.A11])-[.E11])+0"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class: 26-820 or 828-967</text:p>
          </table:table-cell>
          <table:table-cell table:formula="of:=SEARCH(&quot;:&quot;;[.A12];1)" office:value-type="float" office:value="6" calcext:value-type="float">
            <text:p>6</text:p>
          </table:table-cell>
          <table:table-cell table:formula="of:=SEARCH(&quot;-&quot;;[.A12];1)" office:value-type="float" office:value="10" calcext:value-type="float">
            <text:p>10</text:p>
          </table:table-cell>
          <table:table-cell table:formula="of:=SEARCH(&quot;or&quot;;[.A12];[.C12])" office:value-type="float" office:value="15" calcext:value-type="float">
            <text:p>15</text:p>
          </table:table-cell>
          <table:table-cell table:formula="of:=SEARCH(&quot;-&quot;;[.A12];[.C12]+1)" office:value-type="float" office:value="21" calcext:value-type="float">
            <text:p>21</text:p>
          </table:table-cell>
          <table:table-cell/>
          <table:table-cell table:formula="of:=MID([.A12];[.B12]+2;[.C12]-[.B12]-2)+0" office:value-type="float" office:value="26" calcext:value-type="float">
            <text:p>26</text:p>
          </table:table-cell>
          <table:table-cell table:formula="of:=MID([.A12];[.C12]+1;[.D12]-[.C12]-2)+0" office:value-type="float" office:value="820" calcext:value-type="float">
            <text:p>820</text:p>
          </table:table-cell>
          <table:table-cell table:formula="of:=MID([.A12];[.D12]+3;[.E12]-[.D12]-3)+0" office:value-type="float" office:value="828" calcext:value-type="float">
            <text:p>828</text:p>
          </table:table-cell>
          <table:table-cell table:formula="of:=RIGHT([.A12];LEN([.A12])-[.E12])+0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duration: 31-901 or 910-958</text:p>
          </table:table-cell>
          <table:table-cell table:formula="of:=SEARCH(&quot;:&quot;;[.A13];1)" office:value-type="float" office:value="9" calcext:value-type="float">
            <text:p>9</text:p>
          </table:table-cell>
          <table:table-cell table:formula="of:=SEARCH(&quot;-&quot;;[.A13];1)" office:value-type="float" office:value="13" calcext:value-type="float">
            <text:p>13</text:p>
          </table:table-cell>
          <table:table-cell table:formula="of:=SEARCH(&quot;or&quot;;[.A13];[.C13])" office:value-type="float" office:value="18" calcext:value-type="float">
            <text:p>18</text:p>
          </table:table-cell>
          <table:table-cell table:formula="of:=SEARCH(&quot;-&quot;;[.A13];[.C13]+1)" office:value-type="float" office:value="24" calcext:value-type="float">
            <text:p>24</text:p>
          </table:table-cell>
          <table:table-cell/>
          <table:table-cell table:formula="of:=MID([.A13];[.B13]+2;[.C13]-[.B13]-2)+0" office:value-type="float" office:value="31" calcext:value-type="float">
            <text:p>31</text:p>
          </table:table-cell>
          <table:table-cell table:formula="of:=MID([.A13];[.C13]+1;[.D13]-[.C13]-2)+0" office:value-type="float" office:value="901" calcext:value-type="float">
            <text:p>901</text:p>
          </table:table-cell>
          <table:table-cell table:formula="of:=MID([.A13];[.D13]+3;[.E13]-[.D13]-3)+0" office:value-type="float" office:value="910" calcext:value-type="float">
            <text:p>910</text:p>
          </table:table-cell>
          <table:table-cell table:formula="of:=RIGHT([.A13];LEN([.A13])-[.E13])+0"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price: 47-711 or 722-952</text:p>
          </table:table-cell>
          <table:table-cell table:formula="of:=SEARCH(&quot;:&quot;;[.A14];1)" office:value-type="float" office:value="6" calcext:value-type="float">
            <text:p>6</text:p>
          </table:table-cell>
          <table:table-cell table:formula="of:=SEARCH(&quot;-&quot;;[.A14];1)" office:value-type="float" office:value="10" calcext:value-type="float">
            <text:p>10</text:p>
          </table:table-cell>
          <table:table-cell table:formula="of:=SEARCH(&quot;or&quot;;[.A14];[.C14])" office:value-type="float" office:value="15" calcext:value-type="float">
            <text:p>15</text:p>
          </table:table-cell>
          <table:table-cell table:formula="of:=SEARCH(&quot;-&quot;;[.A14];[.C14]+1)" office:value-type="float" office:value="21" calcext:value-type="float">
            <text:p>21</text:p>
          </table:table-cell>
          <table:table-cell/>
          <table:table-cell table:formula="of:=MID([.A14];[.B14]+2;[.C14]-[.B14]-2)+0" office:value-type="float" office:value="47" calcext:value-type="float">
            <text:p>47</text:p>
          </table:table-cell>
          <table:table-cell table:formula="of:=MID([.A14];[.C14]+1;[.D14]-[.C14]-2)+0" office:value-type="float" office:value="711" calcext:value-type="float">
            <text:p>711</text:p>
          </table:table-cell>
          <table:table-cell table:formula="of:=MID([.A14];[.D14]+3;[.E14]-[.D14]-3)+0" office:value-type="float" office:value="722" calcext:value-type="float">
            <text:p>722</text:p>
          </table:table-cell>
          <table:table-cell table:formula="of:=RIGHT([.A14];LEN([.A14])-[.E14])+0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route: 48-518 or 524-956</text:p>
          </table:table-cell>
          <table:table-cell table:formula="of:=SEARCH(&quot;:&quot;;[.A15];1)" office:value-type="float" office:value="6" calcext:value-type="float">
            <text:p>6</text:p>
          </table:table-cell>
          <table:table-cell table:formula="of:=SEARCH(&quot;-&quot;;[.A15];1)" office:value-type="float" office:value="10" calcext:value-type="float">
            <text:p>10</text:p>
          </table:table-cell>
          <table:table-cell table:formula="of:=SEARCH(&quot;or&quot;;[.A15];[.C15])" office:value-type="float" office:value="15" calcext:value-type="float">
            <text:p>15</text:p>
          </table:table-cell>
          <table:table-cell table:formula="of:=SEARCH(&quot;-&quot;;[.A15];[.C15]+1)" office:value-type="float" office:value="21" calcext:value-type="float">
            <text:p>21</text:p>
          </table:table-cell>
          <table:table-cell/>
          <table:table-cell table:formula="of:=MID([.A15];[.B15]+2;[.C15]-[.B15]-2)+0" office:value-type="float" office:value="48" calcext:value-type="float">
            <text:p>48</text:p>
          </table:table-cell>
          <table:table-cell table:formula="of:=MID([.A15];[.C15]+1;[.D15]-[.C15]-2)+0" office:value-type="float" office:value="518" calcext:value-type="float">
            <text:p>518</text:p>
          </table:table-cell>
          <table:table-cell table:formula="of:=MID([.A15];[.D15]+3;[.E15]-[.D15]-3)+0" office:value-type="float" office:value="524" calcext:value-type="float">
            <text:p>524</text:p>
          </table:table-cell>
          <table:table-cell table:formula="of:=RIGHT([.A15];LEN([.A15])-[.E15])+0"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row: 50-166 or 172-974</text:p>
          </table:table-cell>
          <table:table-cell table:formula="of:=SEARCH(&quot;:&quot;;[.A16];1)" office:value-type="float" office:value="4" calcext:value-type="float">
            <text:p>4</text:p>
          </table:table-cell>
          <table:table-cell table:formula="of:=SEARCH(&quot;-&quot;;[.A16];1)" office:value-type="float" office:value="8" calcext:value-type="float">
            <text:p>8</text:p>
          </table:table-cell>
          <table:table-cell table:formula="of:=SEARCH(&quot;or&quot;;[.A16];[.C16])" office:value-type="float" office:value="13" calcext:value-type="float">
            <text:p>13</text:p>
          </table:table-cell>
          <table:table-cell table:formula="of:=SEARCH(&quot;-&quot;;[.A16];[.C16]+1)" office:value-type="float" office:value="19" calcext:value-type="float">
            <text:p>19</text:p>
          </table:table-cell>
          <table:table-cell/>
          <table:table-cell table:formula="of:=MID([.A16];[.B16]+2;[.C16]-[.B16]-2)+0" office:value-type="float" office:value="50" calcext:value-type="float">
            <text:p>50</text:p>
          </table:table-cell>
          <table:table-cell table:formula="of:=MID([.A16];[.C16]+1;[.D16]-[.C16]-2)+0" office:value-type="float" office:value="166" calcext:value-type="float">
            <text:p>166</text:p>
          </table:table-cell>
          <table:table-cell table:formula="of:=MID([.A16];[.D16]+3;[.E16]-[.D16]-3)+0" office:value-type="float" office:value="172" calcext:value-type="float">
            <text:p>172</text:p>
          </table:table-cell>
          <table:table-cell table:formula="of:=RIGHT([.A16];LEN([.A16])-[.E16])+0"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seat: 26-792 or 810-963</text:p>
          </table:table-cell>
          <table:table-cell table:formula="of:=SEARCH(&quot;:&quot;;[.A17];1)" office:value-type="float" office:value="5" calcext:value-type="float">
            <text:p>5</text:p>
          </table:table-cell>
          <table:table-cell table:formula="of:=SEARCH(&quot;-&quot;;[.A17];1)" office:value-type="float" office:value="9" calcext:value-type="float">
            <text:p>9</text:p>
          </table:table-cell>
          <table:table-cell table:formula="of:=SEARCH(&quot;or&quot;;[.A17];[.C17])" office:value-type="float" office:value="14" calcext:value-type="float">
            <text:p>14</text:p>
          </table:table-cell>
          <table:table-cell table:formula="of:=SEARCH(&quot;-&quot;;[.A17];[.C17]+1)" office:value-type="float" office:value="20" calcext:value-type="float">
            <text:p>20</text:p>
          </table:table-cell>
          <table:table-cell/>
          <table:table-cell table:formula="of:=MID([.A17];[.B17]+2;[.C17]-[.B17]-2)+0" office:value-type="float" office:value="26" calcext:value-type="float">
            <text:p>26</text:p>
          </table:table-cell>
          <table:table-cell table:formula="of:=MID([.A17];[.C17]+1;[.D17]-[.C17]-2)+0" office:value-type="float" office:value="792" calcext:value-type="float">
            <text:p>792</text:p>
          </table:table-cell>
          <table:table-cell table:formula="of:=MID([.A17];[.D17]+3;[.E17]-[.D17]-3)+0" office:value-type="float" office:value="810" calcext:value-type="float">
            <text:p>810</text:p>
          </table:table-cell>
          <table:table-cell table:formula="of:=RIGHT([.A17];LEN([.A17])-[.E17])+0"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train: 28-617 or 637-952</text:p>
          </table:table-cell>
          <table:table-cell table:formula="of:=SEARCH(&quot;:&quot;;[.A18];1)" office:value-type="float" office:value="6" calcext:value-type="float">
            <text:p>6</text:p>
          </table:table-cell>
          <table:table-cell table:formula="of:=SEARCH(&quot;-&quot;;[.A18];1)" office:value-type="float" office:value="10" calcext:value-type="float">
            <text:p>10</text:p>
          </table:table-cell>
          <table:table-cell table:formula="of:=SEARCH(&quot;or&quot;;[.A18];[.C18])" office:value-type="float" office:value="15" calcext:value-type="float">
            <text:p>15</text:p>
          </table:table-cell>
          <table:table-cell table:formula="of:=SEARCH(&quot;-&quot;;[.A18];[.C18]+1)" office:value-type="float" office:value="21" calcext:value-type="float">
            <text:p>21</text:p>
          </table:table-cell>
          <table:table-cell/>
          <table:table-cell table:formula="of:=MID([.A18];[.B18]+2;[.C18]-[.B18]-2)+0" office:value-type="float" office:value="28" calcext:value-type="float">
            <text:p>28</text:p>
          </table:table-cell>
          <table:table-cell table:formula="of:=MID([.A18];[.C18]+1;[.D18]-[.C18]-2)+0" office:value-type="float" office:value="617" calcext:value-type="float">
            <text:p>617</text:p>
          </table:table-cell>
          <table:table-cell table:formula="of:=MID([.A18];[.D18]+3;[.E18]-[.D18]-3)+0" office:value-type="float" office:value="637" calcext:value-type="float">
            <text:p>637</text:p>
          </table:table-cell>
          <table:table-cell table:formula="of:=RIGHT([.A18];LEN([.A18])-[.E18])+0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type: 30-734 or 748-962</text:p>
          </table:table-cell>
          <table:table-cell table:formula="of:=SEARCH(&quot;:&quot;;[.A19];1)" office:value-type="float" office:value="5" calcext:value-type="float">
            <text:p>5</text:p>
          </table:table-cell>
          <table:table-cell table:formula="of:=SEARCH(&quot;-&quot;;[.A19];1)" office:value-type="float" office:value="9" calcext:value-type="float">
            <text:p>9</text:p>
          </table:table-cell>
          <table:table-cell table:formula="of:=SEARCH(&quot;or&quot;;[.A19];[.C19])" office:value-type="float" office:value="14" calcext:value-type="float">
            <text:p>14</text:p>
          </table:table-cell>
          <table:table-cell table:formula="of:=SEARCH(&quot;-&quot;;[.A19];[.C19]+1)" office:value-type="float" office:value="20" calcext:value-type="float">
            <text:p>20</text:p>
          </table:table-cell>
          <table:table-cell/>
          <table:table-cell table:formula="of:=MID([.A19];[.B19]+2;[.C19]-[.B19]-2)+0" office:value-type="float" office:value="30" calcext:value-type="float">
            <text:p>30</text:p>
          </table:table-cell>
          <table:table-cell table:formula="of:=MID([.A19];[.C19]+1;[.D19]-[.C19]-2)+0" office:value-type="float" office:value="734" calcext:value-type="float">
            <text:p>734</text:p>
          </table:table-cell>
          <table:table-cell table:formula="of:=MID([.A19];[.D19]+3;[.E19]-[.D19]-3)+0" office:value-type="float" office:value="748" calcext:value-type="float">
            <text:p>748</text:p>
          </table:table-cell>
          <table:table-cell table:formula="of:=RIGHT([.A19];LEN([.A19])-[.E19])+0"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wagon: 41-429 or 454-968</text:p>
          </table:table-cell>
          <table:table-cell table:formula="of:=SEARCH(&quot;:&quot;;[.A20];1)" office:value-type="float" office:value="6" calcext:value-type="float">
            <text:p>6</text:p>
          </table:table-cell>
          <table:table-cell table:formula="of:=SEARCH(&quot;-&quot;;[.A20];1)" office:value-type="float" office:value="10" calcext:value-type="float">
            <text:p>10</text:p>
          </table:table-cell>
          <table:table-cell table:formula="of:=SEARCH(&quot;or&quot;;[.A20];[.C20])" office:value-type="float" office:value="15" calcext:value-type="float">
            <text:p>15</text:p>
          </table:table-cell>
          <table:table-cell table:formula="of:=SEARCH(&quot;-&quot;;[.A20];[.C20]+1)" office:value-type="float" office:value="21" calcext:value-type="float">
            <text:p>21</text:p>
          </table:table-cell>
          <table:table-cell/>
          <table:table-cell table:formula="of:=MID([.A20];[.B20]+2;[.C20]-[.B20]-2)+0" office:value-type="float" office:value="41" calcext:value-type="float">
            <text:p>41</text:p>
          </table:table-cell>
          <table:table-cell table:formula="of:=MID([.A20];[.C20]+1;[.D20]-[.C20]-2)+0" office:value-type="float" office:value="429" calcext:value-type="float">
            <text:p>429</text:p>
          </table:table-cell>
          <table:table-cell table:formula="of:=MID([.A20];[.D20]+3;[.E20]-[.D20]-3)+0" office:value-type="float" office:value="454" calcext:value-type="float">
            <text:p>454</text:p>
          </table:table-cell>
          <table:table-cell table:formula="of:=RIGHT([.A20];LEN([.A20])-[.E20])+0"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zone: 25-129 or 142-971</text:p>
          </table:table-cell>
          <table:table-cell table:formula="of:=SEARCH(&quot;:&quot;;[.A21];1)" office:value-type="float" office:value="5" calcext:value-type="float">
            <text:p>5</text:p>
          </table:table-cell>
          <table:table-cell table:formula="of:=SEARCH(&quot;-&quot;;[.A21];1)" office:value-type="float" office:value="9" calcext:value-type="float">
            <text:p>9</text:p>
          </table:table-cell>
          <table:table-cell table:formula="of:=SEARCH(&quot;or&quot;;[.A21];[.C21])" office:value-type="float" office:value="14" calcext:value-type="float">
            <text:p>14</text:p>
          </table:table-cell>
          <table:table-cell table:formula="of:=SEARCH(&quot;-&quot;;[.A21];[.C21]+1)" office:value-type="float" office:value="20" calcext:value-type="float">
            <text:p>20</text:p>
          </table:table-cell>
          <table:table-cell/>
          <table:table-cell table:formula="of:=MID([.A21];[.B21]+2;[.C21]-[.B21]-2)+0" office:value-type="float" office:value="25" calcext:value-type="float">
            <text:p>25</text:p>
          </table:table-cell>
          <table:table-cell table:formula="of:=MID([.A21];[.C21]+1;[.D21]-[.C21]-2)+0" office:value-type="float" office:value="129" calcext:value-type="float">
            <text:p>129</text:p>
          </table:table-cell>
          <table:table-cell table:formula="of:=MID([.A21];[.D21]+3;[.E21]-[.D21]-3)+0" office:value-type="float" office:value="142" calcext:value-type="float">
            <text:p>142</text:p>
          </table:table-cell>
          <table:table-cell table:formula="of:=RIGHT([.A21];LEN([.A21])-[.E21])+0" office:value-type="float" office:value="971" calcext:value-type="float">
            <text:p>971</text:p>
          </table:table-cell>
        </table:table-row>
        <table:table-row table:style-name="ro1">
          <table:table-cell table:style-name="Default"/>
          <table:table-cell table:number-columns-repeated="5"/>
          <table:table-cell table:formula="of:=SUM([.G2:.G21])" office:value-type="float" office:value="713" calcext:value-type="float">
            <text:p>713</text:p>
          </table:table-cell>
          <table:table-cell table:formula="of:=SUM([.H2:.H21])" office:value-type="float" office:value="10975" calcext:value-type="float">
            <text:p>10975</text:p>
          </table:table-cell>
          <table:table-cell table:formula="of:=SUM([.I2:.I21])" office:value-type="float" office:value="11297" calcext:value-type="float">
            <text:p>11297</text:p>
          </table:table-cell>
          <table:table-cell table:formula="of:=SUM([.J2:.J21])" office:value-type="float" office:value="19283" calcext:value-type="float">
            <text:p>19283</text:p>
          </table:table-cell>
        </table:table-row>
      </table:table>
      <table:table table:name="Sheet4" table:style-name="ta1">
        <table:table-column table:style-name="co11" table:default-cell-style-name="Default"/>
        <table:table-column table:style-name="co10" table:number-columns-repeated="20" table:default-cell-style-name="ce4"/>
        <table:table-column table:style-name="co3" table:number-columns-repeated="1003" table:default-cell-style-name="Default"/>
        <table:table-row table:style-name="ro1">
          <table:table-cell/>
          <table:table-cell table:style-name="Default" table:number-columns-repeated="9"/>
          <table:table-cell table:style-name="ce3"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/>
          <table:table-cell table:style-name="Default" table:number-columns-repeated="12"/>
          <table:table-cell table:style-name="ce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03"/>
        </table:table-row>
        <table:table-row table:style-name="ro1">
          <table:table-cell/>
          <table:table-cell table:style-name="Default" table:number-columns-repeated="18"/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03"/>
        </table:table-row>
        <table:table-row table:style-name="ro1">
          <table:table-cell/>
          <table:table-cell table:style-name="Default" table:number-columns-repeated="2"/>
          <table:table-cell table:style-name="ce3" office:value-type="float" office:value="4" calcext:value-type="float">
            <text:p>4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/>
          <table:table-cell table:style-name="Default" table:number-columns-repeated="7"/>
          <table:table-cell table:style-name="ce3" office:value-type="float" office:value="5" calcext:value-type="float">
            <text:p>5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/>
          <table:table-cell table:style-name="Default" table:number-columns-repeated="19"/>
          <table:table-cell table:style-name="ce3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15"/>
          <table:table-cell table:style-name="ce3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table:style-name="Default" table:number-columns-repeated="8"/>
          <table:table-cell table:style-name="ce3" office:value-type="float" office:value="8" calcext:value-type="float">
            <text:p>8</text:p>
          </table:table-cell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Default" table:number-columns-repeated="6"/>
          <table:table-cell table:style-name="ce3" office:value-type="float" office:value="9" calcext:value-type="float">
            <text:p>9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3" office:value-type="float" office:value="10" calcext:value-type="float">
            <text:p>10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/>
          <table:table-cell table:style-name="Default" table:number-columns-repeated="14"/>
          <table:table-cell table:style-name="ce3" office:value-type="float" office:value="11" calcext:value-type="float">
            <text:p>1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12" calcext:value-type="float">
            <text:p>12</text:p>
          </table:table-cell>
          <table:table-cell table:style-name="Default" table:number-columns-repeated="15"/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 table:style-name="ce3" office:value-type="float" office:value="13" calcext:value-type="float">
            <text:p>13</text:p>
          </table:table-cell>
          <table:table-cell table:style-name="Default" table:number-columns-repeated="8"/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 table:style-name="ce3" office:value-type="float" office:value="14" calcext:value-type="float">
            <text:p>14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/>
          <table:table-cell table:style-name="Default" table:number-columns-repeated="17"/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16"/>
          <table:table-cell table:style-name="ce3"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Default" table:number-columns-repeated="16"/>
          <table:table-cell table:number-columns-repeated="1003"/>
        </table:table-row>
        <table:table-row table:style-name="ro1">
          <table:table-cell/>
          <table:table-cell table:style-name="Default" table:number-columns-repeated="13"/>
          <table:table-cell table:style-name="ce3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Default" table:number-columns-repeated="10"/>
          <table:table-cell table:style-name="ce3" office:value-type="float" office:value="20" calcext:value-type="float">
            <text:p>20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22:.U22])" office:value-type="float" office:value="210" calcext:value-type="float">
            <text:p>21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NDEX(TicketRanges;[.B$22]+1;[.$A23])+0" office:value-type="float" office:value="28" calcext:value-type="float">
            <text:p>28</text:p>
          </table:table-cell>
          <table:table-cell table:style-name="Default" table:formula="of:=INDEX(TicketRanges;[.C$22]+1;[.$A23])+0" office:value-type="float" office:value="30" calcext:value-type="float">
            <text:p>30</text:p>
          </table:table-cell>
          <table:table-cell table:style-name="Default" table:formula="of:=INDEX(TicketRanges;[.D$22]+1;[.$A23])+0" office:value-type="float" office:value="40" calcext:value-type="float">
            <text:p>40</text:p>
          </table:table-cell>
          <table:table-cell table:style-name="Default" table:formula="of:=INDEX(TicketRanges;[.E$22]+1;[.$A23])+0" office:value-type="float" office:value="30" calcext:value-type="float">
            <text:p>30</text:p>
          </table:table-cell>
          <table:table-cell table:style-name="Default" table:formula="of:=INDEX(TicketRanges;[.F$22]+1;[.$A23])+0" office:value-type="float" office:value="31" calcext:value-type="float">
            <text:p>31</text:p>
          </table:table-cell>
          <table:table-cell table:style-name="Default" table:formula="of:=INDEX(TicketRanges;[.G$22]+1;[.$A23])+0" office:value-type="float" office:value="48" calcext:value-type="float">
            <text:p>48</text:p>
          </table:table-cell>
          <table:table-cell table:style-name="Default" table:formula="of:=INDEX(TicketRanges;[.H$22]+1;[.$A23])+0" office:value-type="float" office:value="26" calcext:value-type="float">
            <text:p>26</text:p>
          </table:table-cell>
          <table:table-cell table:style-name="Default" table:formula="of:=INDEX(TicketRanges;[.I$22]+1;[.$A23])+0" office:value-type="float" office:value="31" calcext:value-type="float">
            <text:p>31</text:p>
          </table:table-cell>
          <table:table-cell table:style-name="Default" table:formula="of:=INDEX(TicketRanges;[.J$22]+1;[.$A23])+0" office:value-type="float" office:value="28" calcext:value-type="float">
            <text:p>28</text:p>
          </table:table-cell>
          <table:table-cell table:style-name="Default" table:formula="of:=INDEX(TicketRanges;[.K$22]+1;[.$A23])+0" office:value-type="float" office:value="49" calcext:value-type="float">
            <text:p>49</text:p>
          </table:table-cell>
          <table:table-cell table:style-name="Default" table:formula="of:=INDEX(TicketRanges;[.L$22]+1;[.$A23])+0" office:value-type="float" office:value="25" calcext:value-type="float">
            <text:p>25</text:p>
          </table:table-cell>
          <table:table-cell table:style-name="Default" table:formula="of:=INDEX(TicketRanges;[.M$22]+1;[.$A23])+0" office:value-type="float" office:value="47" calcext:value-type="float">
            <text:p>47</text:p>
          </table:table-cell>
          <table:table-cell table:style-name="Default" table:formula="of:=INDEX(TicketRanges;[.N$22]+1;[.$A23])+0" office:value-type="float" office:value="33" calcext:value-type="float">
            <text:p>33</text:p>
          </table:table-cell>
          <table:table-cell table:style-name="Default" table:formula="of:=INDEX(TicketRanges;[.O$22]+1;[.$A23])+0" office:value-type="float" office:value="41" calcext:value-type="float">
            <text:p>41</text:p>
          </table:table-cell>
          <table:table-cell table:style-name="Default" table:formula="of:=INDEX(TicketRanges;[.P$22]+1;[.$A23])+0" office:value-type="float" office:value="26" calcext:value-type="float">
            <text:p>26</text:p>
          </table:table-cell>
          <table:table-cell table:style-name="Default" table:formula="of:=INDEX(TicketRanges;[.Q$22]+1;[.$A23])+0" office:value-type="float" office:value="46" calcext:value-type="float">
            <text:p>46</text:p>
          </table:table-cell>
          <table:table-cell table:style-name="Default" table:formula="of:=INDEX(TicketRanges;[.R$22]+1;[.$A23])+0" office:value-type="float" office:value="26" calcext:value-type="float">
            <text:p>26</text:p>
          </table:table-cell>
          <table:table-cell table:style-name="Default" table:formula="of:=INDEX(TicketRanges;[.S$22]+1;[.$A23])+0" office:value-type="float" office:value="50" calcext:value-type="float">
            <text:p>50</text:p>
          </table:table-cell>
          <table:table-cell table:style-name="Default" table:formula="of:=INDEX(TicketRanges;[.T$22]+1;[.$A23])+0" office:value-type="float" office:value="41" calcext:value-type="float">
            <text:p>41</text:p>
          </table:table-cell>
          <table:table-cell table:style-name="Default" table:formula="of:=INDEX(TicketRanges;[.U$22]+1;[.$A23])+0" office:value-type="float" office:value="37" calcext:value-type="float">
            <text:p>37</text:p>
          </table:table-cell>
          <table:table-cell table:formula="of:=SUM([.B23:.U23])" office:value-type="float" office:value="713" calcext:value-type="float">
            <text:p>713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NDEX(TicketRanges;[.B$22]+1;[.$A24])+0" office:value-type="float" office:value="617" calcext:value-type="float">
            <text:p>617</text:p>
          </table:table-cell>
          <table:table-cell table:style-name="Default" table:formula="of:=INDEX(TicketRanges;[.C$22]+1;[.$A24])+0" office:value-type="float" office:value="231" calcext:value-type="float">
            <text:p>231</text:p>
          </table:table-cell>
          <table:table-cell table:style-name="Default" table:formula="of:=INDEX(TicketRanges;[.D$22]+1;[.$A24])+0" office:value-type="float" office:value="397" calcext:value-type="float">
            <text:p>397</text:p>
          </table:table-cell>
          <table:table-cell table:style-name="Default" table:formula="of:=INDEX(TicketRanges;[.E$22]+1;[.$A24])+0" office:value-type="float" office:value="734" calcext:value-type="float">
            <text:p>734</text:p>
          </table:table-cell>
          <table:table-cell table:style-name="Default" table:formula="of:=INDEX(TicketRanges;[.F$22]+1;[.$A24])+0" office:value-type="float" office:value="901" calcext:value-type="float">
            <text:p>901</text:p>
          </table:table-cell>
          <table:table-cell table:style-name="Default" table:formula="of:=INDEX(TicketRanges;[.G$22]+1;[.$A24])+0" office:value-type="float" office:value="518" calcext:value-type="float">
            <text:p>518</text:p>
          </table:table-cell>
          <table:table-cell table:style-name="Default" table:formula="of:=INDEX(TicketRanges;[.H$22]+1;[.$A24])+0" office:value-type="float" office:value="756" calcext:value-type="float">
            <text:p>756</text:p>
          </table:table-cell>
          <table:table-cell table:style-name="Default" table:formula="of:=INDEX(TicketRanges;[.I$22]+1;[.$A24])+0" office:value-type="float" office:value="481" calcext:value-type="float">
            <text:p>481</text:p>
          </table:table-cell>
          <table:table-cell table:style-name="Default" table:formula="of:=INDEX(TicketRanges;[.J$22]+1;[.$A24])+0" office:value-type="float" office:value="453" calcext:value-type="float">
            <text:p>453</text:p>
          </table:table-cell>
          <table:table-cell table:style-name="Default" table:formula="of:=INDEX(TicketRanges;[.K$22]+1;[.$A24])+0" office:value-type="float" office:value="848" calcext:value-type="float">
            <text:p>848</text:p>
          </table:table-cell>
          <table:table-cell table:style-name="Default" table:formula="of:=INDEX(TicketRanges;[.L$22]+1;[.$A24])+0" office:value-type="float" office:value="129" calcext:value-type="float">
            <text:p>129</text:p>
          </table:table-cell>
          <table:table-cell table:style-name="Default" table:formula="of:=INDEX(TicketRanges;[.M$22]+1;[.$A24])+0" office:value-type="float" office:value="711" calcext:value-type="float">
            <text:p>711</text:p>
          </table:table-cell>
          <table:table-cell table:style-name="Default" table:formula="of:=INDEX(TicketRanges;[.N$22]+1;[.$A24])+0" office:value-type="float" office:value="670" calcext:value-type="float">
            <text:p>670</text:p>
          </table:table-cell>
          <table:table-cell table:style-name="Default" table:formula="of:=INDEX(TicketRanges;[.O$22]+1;[.$A24])+0" office:value-type="float" office:value="429" calcext:value-type="float">
            <text:p>429</text:p>
          </table:table-cell>
          <table:table-cell table:style-name="Default" table:formula="of:=INDEX(TicketRanges;[.P$22]+1;[.$A24])+0" office:value-type="float" office:value="820" calcext:value-type="float">
            <text:p>820</text:p>
          </table:table-cell>
          <table:table-cell table:style-name="Default" table:formula="of:=INDEX(TicketRanges;[.Q$22]+1;[.$A24])+0" office:value-type="float" office:value="114" calcext:value-type="float">
            <text:p>114</text:p>
          </table:table-cell>
          <table:table-cell table:style-name="Default" table:formula="of:=INDEX(TicketRanges;[.R$22]+1;[.$A24])+0" office:value-type="float" office:value="792" calcext:value-type="float">
            <text:p>792</text:p>
          </table:table-cell>
          <table:table-cell table:style-name="Default" table:formula="of:=INDEX(TicketRanges;[.S$22]+1;[.$A24])+0" office:value-type="float" office:value="166" calcext:value-type="float">
            <text:p>166</text:p>
          </table:table-cell>
          <table:table-cell table:style-name="Default" table:formula="of:=INDEX(TicketRanges;[.T$22]+1;[.$A24])+0" office:value-type="float" office:value="909" calcext:value-type="float">
            <text:p>909</text:p>
          </table:table-cell>
          <table:table-cell table:style-name="Default" table:formula="of:=INDEX(TicketRanges;[.U$22]+1;[.$A24])+0" office:value-type="float" office:value="299" calcext:value-type="float">
            <text:p>299</text:p>
          </table:table-cell>
          <table:table-cell table:formula="of:=SUM([.B24:.U24])" office:value-type="float" office:value="10975" calcext:value-type="float">
            <text:p>10975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NDEX(TicketRanges;[.B$22]+1;[.$A25])+0" office:value-type="float" office:value="637" calcext:value-type="float">
            <text:p>637</text:p>
          </table:table-cell>
          <table:table-cell table:style-name="Default" table:formula="of:=INDEX(TicketRanges;[.C$22]+1;[.$A25])+0" office:value-type="float" office:value="252" calcext:value-type="float">
            <text:p>252</text:p>
          </table:table-cell>
          <table:table-cell table:style-name="Default" table:formula="of:=INDEX(TicketRanges;[.D$22]+1;[.$A25])+0" office:value-type="float" office:value="422" calcext:value-type="float">
            <text:p>422</text:p>
          </table:table-cell>
          <table:table-cell table:style-name="Default" table:formula="of:=INDEX(TicketRanges;[.E$22]+1;[.$A25])+0" office:value-type="float" office:value="748" calcext:value-type="float">
            <text:p>748</text:p>
          </table:table-cell>
          <table:table-cell table:style-name="Default" table:formula="of:=INDEX(TicketRanges;[.F$22]+1;[.$A25])+0" office:value-type="float" office:value="910" calcext:value-type="float">
            <text:p>910</text:p>
          </table:table-cell>
          <table:table-cell table:style-name="Default" table:formula="of:=INDEX(TicketRanges;[.G$22]+1;[.$A25])+0" office:value-type="float" office:value="524" calcext:value-type="float">
            <text:p>524</text:p>
          </table:table-cell>
          <table:table-cell table:style-name="Default" table:formula="of:=INDEX(TicketRanges;[.H$22]+1;[.$A25])+0" office:value-type="float" office:value="781" calcext:value-type="float">
            <text:p>781</text:p>
          </table:table-cell>
          <table:table-cell table:style-name="Default" table:formula="of:=INDEX(TicketRanges;[.I$22]+1;[.$A25])+0" office:value-type="float" office:value="505" calcext:value-type="float">
            <text:p>505</text:p>
          </table:table-cell>
          <table:table-cell table:style-name="Default" table:formula="of:=INDEX(TicketRanges;[.J$22]+1;[.$A25])+0" office:value-type="float" office:value="478" calcext:value-type="float">
            <text:p>478</text:p>
          </table:table-cell>
          <table:table-cell table:style-name="Default" table:formula="of:=INDEX(TicketRanges;[.K$22]+1;[.$A25])+0" office:value-type="float" office:value="871" calcext:value-type="float">
            <text:p>871</text:p>
          </table:table-cell>
          <table:table-cell table:style-name="Default" table:formula="of:=INDEX(TicketRanges;[.L$22]+1;[.$A25])+0" office:value-type="float" office:value="142" calcext:value-type="float">
            <text:p>142</text:p>
          </table:table-cell>
          <table:table-cell table:style-name="Default" table:formula="of:=INDEX(TicketRanges;[.M$22]+1;[.$A25])+0" office:value-type="float" office:value="722" calcext:value-type="float">
            <text:p>722</text:p>
          </table:table-cell>
          <table:table-cell table:style-name="Default" table:formula="of:=INDEX(TicketRanges;[.N$22]+1;[.$A25])+0" office:value-type="float" office:value="687" calcext:value-type="float">
            <text:p>687</text:p>
          </table:table-cell>
          <table:table-cell table:style-name="Default" table:formula="of:=INDEX(TicketRanges;[.O$22]+1;[.$A25])+0" office:value-type="float" office:value="454" calcext:value-type="float">
            <text:p>454</text:p>
          </table:table-cell>
          <table:table-cell table:style-name="Default" table:formula="of:=INDEX(TicketRanges;[.P$22]+1;[.$A25])+0" office:value-type="float" office:value="828" calcext:value-type="float">
            <text:p>828</text:p>
          </table:table-cell>
          <table:table-cell table:style-name="Default" table:formula="of:=INDEX(TicketRanges;[.Q$22]+1;[.$A25])+0" office:value-type="float" office:value="126" calcext:value-type="float">
            <text:p>126</text:p>
          </table:table-cell>
          <table:table-cell table:style-name="Default" table:formula="of:=INDEX(TicketRanges;[.R$22]+1;[.$A25])+0" office:value-type="float" office:value="810" calcext:value-type="float">
            <text:p>810</text:p>
          </table:table-cell>
          <table:table-cell table:style-name="Default" table:formula="of:=INDEX(TicketRanges;[.S$22]+1;[.$A25])+0" office:value-type="float" office:value="172" calcext:value-type="float">
            <text:p>172</text:p>
          </table:table-cell>
          <table:table-cell table:style-name="Default" table:formula="of:=INDEX(TicketRanges;[.T$22]+1;[.$A25])+0" office:value-type="float" office:value="916" calcext:value-type="float">
            <text:p>916</text:p>
          </table:table-cell>
          <table:table-cell table:style-name="Default" table:formula="of:=INDEX(TicketRanges;[.U$22]+1;[.$A25])+0" office:value-type="float" office:value="312" calcext:value-type="float">
            <text:p>312</text:p>
          </table:table-cell>
          <table:table-cell table:formula="of:=SUM([.B25:.U25])" office:value-type="float" office:value="11297" calcext:value-type="float">
            <text:p>11297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NDEX(TicketRanges;[.B$22]+1;[.$A26])+0" office:value-type="float" office:value="952" calcext:value-type="float">
            <text:p>952</text:p>
          </table:table-cell>
          <table:table-cell table:style-name="Default" table:formula="of:=INDEX(TicketRanges;[.C$22]+1;[.$A26])+0" office:value-type="float" office:value="968" calcext:value-type="float">
            <text:p>968</text:p>
          </table:table-cell>
          <table:table-cell table:style-name="Default" table:formula="of:=INDEX(TicketRanges;[.D$22]+1;[.$A26])+0" office:value-type="float" office:value="972" calcext:value-type="float">
            <text:p>972</text:p>
          </table:table-cell>
          <table:table-cell table:style-name="Default" table:formula="of:=INDEX(TicketRanges;[.E$22]+1;[.$A26])+0" office:value-type="float" office:value="962" calcext:value-type="float">
            <text:p>962</text:p>
          </table:table-cell>
          <table:table-cell table:style-name="Default" table:formula="of:=INDEX(TicketRanges;[.F$22]+1;[.$A26])+0" office:value-type="float" office:value="958" calcext:value-type="float">
            <text:p>958</text:p>
          </table:table-cell>
          <table:table-cell table:style-name="Default" table:formula="of:=INDEX(TicketRanges;[.G$22]+1;[.$A26])+0" office:value-type="float" office:value="956" calcext:value-type="float">
            <text:p>956</text:p>
          </table:table-cell>
          <table:table-cell table:style-name="Default" table:formula="of:=INDEX(TicketRanges;[.H$22]+1;[.$A26])+0" office:value-type="float" office:value="973" calcext:value-type="float">
            <text:p>973</text:p>
          </table:table-cell>
          <table:table-cell table:style-name="Default" table:formula="of:=INDEX(TicketRanges;[.I$22]+1;[.$A26])+0" office:value-type="float" office:value="960" calcext:value-type="float">
            <text:p>960</text:p>
          </table:table-cell>
          <table:table-cell table:style-name="Default" table:formula="of:=INDEX(TicketRanges;[.J$22]+1;[.$A26])+0" office:value-type="float" office:value="963" calcext:value-type="float">
            <text:p>963</text:p>
          </table:table-cell>
          <table:table-cell table:style-name="Default" table:formula="of:=INDEX(TicketRanges;[.K$22]+1;[.$A26])+0" office:value-type="float" office:value="949" calcext:value-type="float">
            <text:p>949</text:p>
          </table:table-cell>
          <table:table-cell table:style-name="Default" table:formula="of:=INDEX(TicketRanges;[.L$22]+1;[.$A26])+0" office:value-type="float" office:value="971" calcext:value-type="float">
            <text:p>971</text:p>
          </table:table-cell>
          <table:table-cell table:style-name="Default" table:formula="of:=INDEX(TicketRanges;[.M$22]+1;[.$A26])+0" office:value-type="float" office:value="952" calcext:value-type="float">
            <text:p>952</text:p>
          </table:table-cell>
          <table:table-cell table:style-name="Default" table:formula="of:=INDEX(TicketRanges;[.N$22]+1;[.$A26])+0" office:value-type="float" office:value="969" calcext:value-type="float">
            <text:p>969</text:p>
          </table:table-cell>
          <table:table-cell table:style-name="Default" table:formula="of:=INDEX(TicketRanges;[.O$22]+1;[.$A26])+0" office:value-type="float" office:value="968" calcext:value-type="float">
            <text:p>968</text:p>
          </table:table-cell>
          <table:table-cell table:style-name="Default" table:formula="of:=INDEX(TicketRanges;[.P$22]+1;[.$A26])+0" office:value-type="float" office:value="967" calcext:value-type="float">
            <text:p>967</text:p>
          </table:table-cell>
          <table:table-cell table:style-name="Default" table:formula="of:=INDEX(TicketRanges;[.Q$22]+1;[.$A26])+0" office:value-type="float" office:value="967" calcext:value-type="float">
            <text:p>967</text:p>
          </table:table-cell>
          <table:table-cell table:style-name="Default" table:formula="of:=INDEX(TicketRanges;[.R$22]+1;[.$A26])+0" office:value-type="float" office:value="963" calcext:value-type="float">
            <text:p>963</text:p>
          </table:table-cell>
          <table:table-cell table:style-name="Default" table:formula="of:=INDEX(TicketRanges;[.S$22]+1;[.$A26])+0" office:value-type="float" office:value="974" calcext:value-type="float">
            <text:p>974</text:p>
          </table:table-cell>
          <table:table-cell table:style-name="Default" table:formula="of:=INDEX(TicketRanges;[.T$22]+1;[.$A26])+0" office:value-type="float" office:value="974" calcext:value-type="float">
            <text:p>974</text:p>
          </table:table-cell>
          <table:table-cell table:style-name="Default" table:formula="of:=INDEX(TicketRanges;[.U$22]+1;[.$A26])+0" office:value-type="float" office:value="965" calcext:value-type="float">
            <text:p>965</text:p>
          </table:table-cell>
          <table:table-cell table:formula="of:=SUM([.B26:.U26])" office:value-type="float" office:value="19283" calcext:value-type="float">
            <text:p>19283</text:p>
          </table:table-cell>
          <table:table-cell table:number-columns-repeated="1002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table:style-name="ce3" table:formula="of:=SUM([.B30:.B219])" office:value-type="float" office:value="0" calcext:value-type="float">
            <text:p>0</text:p>
          </table:table-cell>
          <table:table-cell table:style-name="ce3" table:formula="of:=SUM([.C30:.C219])" office:value-type="float" office:value="0" calcext:value-type="float">
            <text:p>0</text:p>
          </table:table-cell>
          <table:table-cell table:style-name="ce3" table:formula="of:=SUM([.D30:.D219])" office:value-type="float" office:value="0" calcext:value-type="float">
            <text:p>0</text:p>
          </table:table-cell>
          <table:table-cell table:style-name="ce3" table:formula="of:=SUM([.E30:.E219])" office:value-type="float" office:value="0" calcext:value-type="float">
            <text:p>0</text:p>
          </table:table-cell>
          <table:table-cell table:style-name="ce3" table:formula="of:=SUM([.F30:.F219])" office:value-type="float" office:value="0" calcext:value-type="float">
            <text:p>0</text:p>
          </table:table-cell>
          <table:table-cell table:style-name="ce3" table:formula="of:=SUM([.G30:.G219])" office:value-type="float" office:value="0" calcext:value-type="float">
            <text:p>0</text:p>
          </table:table-cell>
          <table:table-cell table:style-name="ce3" table:formula="of:=SUM([.H30:.H219])" office:value-type="float" office:value="0" calcext:value-type="float">
            <text:p>0</text:p>
          </table:table-cell>
          <table:table-cell table:style-name="ce3" table:formula="of:=SUM([.I30:.I219])" office:value-type="float" office:value="0" calcext:value-type="float">
            <text:p>0</text:p>
          </table:table-cell>
          <table:table-cell table:style-name="ce3" table:formula="of:=SUM([.J30:.J219])" office:value-type="float" office:value="0" calcext:value-type="float">
            <text:p>0</text:p>
          </table:table-cell>
          <table:table-cell table:style-name="ce3" table:formula="of:=SUM([.K30:.K219])" office:value-type="float" office:value="0" calcext:value-type="float">
            <text:p>0</text:p>
          </table:table-cell>
          <table:table-cell table:style-name="ce3" table:formula="of:=SUM([.L30:.L219])" office:value-type="float" office:value="0" calcext:value-type="float">
            <text:p>0</text:p>
          </table:table-cell>
          <table:table-cell table:style-name="ce3" table:formula="of:=SUM([.M30:.M219])" office:value-type="float" office:value="0" calcext:value-type="float">
            <text:p>0</text:p>
          </table:table-cell>
          <table:table-cell table:style-name="ce3" table:formula="of:=SUM([.N30:.N219])" office:value-type="float" office:value="0" calcext:value-type="float">
            <text:p>0</text:p>
          </table:table-cell>
          <table:table-cell table:style-name="ce3" table:formula="of:=SUM([.O30:.O219])" office:value-type="float" office:value="0" calcext:value-type="float">
            <text:p>0</text:p>
          </table:table-cell>
          <table:table-cell table:style-name="ce3" table:formula="of:=SUM([.P30:.P219])" office:value-type="float" office:value="0" calcext:value-type="float">
            <text:p>0</text:p>
          </table:table-cell>
          <table:table-cell table:style-name="ce3" table:formula="of:=SUM([.Q30:.Q219])" office:value-type="float" office:value="0" calcext:value-type="float">
            <text:p>0</text:p>
          </table:table-cell>
          <table:table-cell table:style-name="ce3" table:formula="of:=SUM([.R30:.R219])" office:value-type="float" office:value="0" calcext:value-type="float">
            <text:p>0</text:p>
          </table:table-cell>
          <table:table-cell table:style-name="ce3" table:formula="of:=SUM([.S30:.S219])" office:value-type="float" office:value="0" calcext:value-type="float">
            <text:p>0</text:p>
          </table:table-cell>
          <table:table-cell table:style-name="ce3" table:formula="of:=SUM([.T30:.T219])" office:value-type="float" office:value="0" calcext:value-type="float">
            <text:p>0</text:p>
          </table:table-cell>
          <table:table-cell table:style-name="ce3" table:formula="of:=SUM([.U30:.U21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1">
          <table:table-cell/>
          <table:table-cell table:formula="of:=IF(OR(AND([$Sheet1.B9]&gt;=[.B$23];[$Sheet1.B9]&lt;=[.B$24]);AND([$Sheet1.B9]&gt;=[.B$25];[$Sheet1.B9]&lt;=[.B$26]));0;1)" office:value-type="float" office:value="0" calcext:value-type="float">
            <text:p>0</text:p>
          </table:table-cell>
          <table:table-cell table:formula="of:=IF(OR(AND([$Sheet1.C9]&gt;=[.C$23];[$Sheet1.C9]&lt;=[.C$24]);AND([$Sheet1.C9]&gt;=[.C$25];[$Sheet1.C9]&lt;=[.C$26]));0;1)" office:value-type="float" office:value="0" calcext:value-type="float">
            <text:p>0</text:p>
          </table:table-cell>
          <table:table-cell table:formula="of:=IF(OR(AND([$Sheet1.D9]&gt;=[.D$23];[$Sheet1.D9]&lt;=[.D$24]);AND([$Sheet1.D9]&gt;=[.D$25];[$Sheet1.D9]&lt;=[.D$26]));0;1)" office:value-type="float" office:value="0" calcext:value-type="float">
            <text:p>0</text:p>
          </table:table-cell>
          <table:table-cell table:formula="of:=IF(OR(AND([$Sheet1.E9]&gt;=[.E$23];[$Sheet1.E9]&lt;=[.E$24]);AND([$Sheet1.E9]&gt;=[.E$25];[$Sheet1.E9]&lt;=[.E$26]));0;1)" office:value-type="float" office:value="0" calcext:value-type="float">
            <text:p>0</text:p>
          </table:table-cell>
          <table:table-cell table:formula="of:=IF(OR(AND([$Sheet1.F9]&gt;=[.F$23];[$Sheet1.F9]&lt;=[.F$24]);AND([$Sheet1.F9]&gt;=[.F$25];[$Sheet1.F9]&lt;=[.F$26]));0;1)" office:value-type="float" office:value="0" calcext:value-type="float">
            <text:p>0</text:p>
          </table:table-cell>
          <table:table-cell table:formula="of:=IF(OR(AND([$Sheet1.G9]&gt;=[.G$23];[$Sheet1.G9]&lt;=[.G$24]);AND([$Sheet1.G9]&gt;=[.G$25];[$Sheet1.G9]&lt;=[.G$26]));0;1)" office:value-type="float" office:value="0" calcext:value-type="float">
            <text:p>0</text:p>
          </table:table-cell>
          <table:table-cell table:formula="of:=IF(OR(AND([$Sheet1.H9]&gt;=[.H$23];[$Sheet1.H9]&lt;=[.H$24]);AND([$Sheet1.H9]&gt;=[.H$25];[$Sheet1.H9]&lt;=[.H$26]));0;1)" office:value-type="float" office:value="0" calcext:value-type="float">
            <text:p>0</text:p>
          </table:table-cell>
          <table:table-cell table:formula="of:=IF(OR(AND([$Sheet1.I9]&gt;=[.I$23];[$Sheet1.I9]&lt;=[.I$24]);AND([$Sheet1.I9]&gt;=[.I$25];[$Sheet1.I9]&lt;=[.I$26]));0;1)" office:value-type="float" office:value="0" calcext:value-type="float">
            <text:p>0</text:p>
          </table:table-cell>
          <table:table-cell table:formula="of:=IF(OR(AND([$Sheet1.J9]&gt;=[.J$23];[$Sheet1.J9]&lt;=[.J$24]);AND([$Sheet1.J9]&gt;=[.J$25];[$Sheet1.J9]&lt;=[.J$26]));0;1)" office:value-type="float" office:value="0" calcext:value-type="float">
            <text:p>0</text:p>
          </table:table-cell>
          <table:table-cell table:formula="of:=IF(OR(AND([$Sheet1.K9]&gt;=[.K$23];[$Sheet1.K9]&lt;=[.K$24]);AND([$Sheet1.K9]&gt;=[.K$25];[$Sheet1.K9]&lt;=[.K$26]));0;1)" office:value-type="float" office:value="0" calcext:value-type="float">
            <text:p>0</text:p>
          </table:table-cell>
          <table:table-cell table:formula="of:=IF(OR(AND([$Sheet1.L9]&gt;=[.L$23];[$Sheet1.L9]&lt;=[.L$24]);AND([$Sheet1.L9]&gt;=[.L$25];[$Sheet1.L9]&lt;=[.L$26]));0;1)" office:value-type="float" office:value="0" calcext:value-type="float">
            <text:p>0</text:p>
          </table:table-cell>
          <table:table-cell table:formula="of:=IF(OR(AND([$Sheet1.M9]&gt;=[.M$23];[$Sheet1.M9]&lt;=[.M$24]);AND([$Sheet1.M9]&gt;=[.M$25];[$Sheet1.M9]&lt;=[.M$26]));0;1)" office:value-type="float" office:value="0" calcext:value-type="float">
            <text:p>0</text:p>
          </table:table-cell>
          <table:table-cell table:formula="of:=IF(OR(AND([$Sheet1.N9]&gt;=[.N$23];[$Sheet1.N9]&lt;=[.N$24]);AND([$Sheet1.N9]&gt;=[.N$25];[$Sheet1.N9]&lt;=[.N$26]));0;1)" office:value-type="float" office:value="0" calcext:value-type="float">
            <text:p>0</text:p>
          </table:table-cell>
          <table:table-cell table:formula="of:=IF(OR(AND([$Sheet1.O9]&gt;=[.O$23];[$Sheet1.O9]&lt;=[.O$24]);AND([$Sheet1.O9]&gt;=[.O$25];[$Sheet1.O9]&lt;=[.O$26]));0;1)" office:value-type="float" office:value="0" calcext:value-type="float">
            <text:p>0</text:p>
          </table:table-cell>
          <table:table-cell table:formula="of:=IF(OR(AND([$Sheet1.P9]&gt;=[.P$23];[$Sheet1.P9]&lt;=[.P$24]);AND([$Sheet1.P9]&gt;=[.P$25];[$Sheet1.P9]&lt;=[.P$26]));0;1)" office:value-type="float" office:value="0" calcext:value-type="float">
            <text:p>0</text:p>
          </table:table-cell>
          <table:table-cell table:formula="of:=IF(OR(AND([$Sheet1.Q9]&gt;=[.Q$23];[$Sheet1.Q9]&lt;=[.Q$24]);AND([$Sheet1.Q9]&gt;=[.Q$25];[$Sheet1.Q9]&lt;=[.Q$26]));0;1)" office:value-type="float" office:value="0" calcext:value-type="float">
            <text:p>0</text:p>
          </table:table-cell>
          <table:table-cell table:formula="of:=IF(OR(AND([$Sheet1.R9]&gt;=[.R$23];[$Sheet1.R9]&lt;=[.R$24]);AND([$Sheet1.R9]&gt;=[.R$25];[$Sheet1.R9]&lt;=[.R$26]));0;1)" office:value-type="float" office:value="0" calcext:value-type="float">
            <text:p>0</text:p>
          </table:table-cell>
          <table:table-cell table:formula="of:=IF(OR(AND([$Sheet1.S9]&gt;=[.S$23];[$Sheet1.S9]&lt;=[.S$24]);AND([$Sheet1.S9]&gt;=[.S$25];[$Sheet1.S9]&lt;=[.S$26]));0;1)" office:value-type="float" office:value="0" calcext:value-type="float">
            <text:p>0</text:p>
          </table:table-cell>
          <table:table-cell table:formula="of:=IF(OR(AND([$Sheet1.T9]&gt;=[.T$23];[$Sheet1.T9]&lt;=[.T$24]);AND([$Sheet1.T9]&gt;=[.T$25];[$Sheet1.T9]&lt;=[.T$26]));0;1)" office:value-type="float" office:value="0" calcext:value-type="float">
            <text:p>0</text:p>
          </table:table-cell>
          <table:table-cell table:formula="of:=IF(OR(AND([$Sheet1.U9]&gt;=[.U$23];[$Sheet1.U9]&lt;=[.U$24]);AND([$Sheet1.U9]&gt;=[.U$25];[$Sheet1.U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]&gt;=[.B$23];[$Sheet1.B10]&lt;=[.B$24]);AND([$Sheet1.B10]&gt;=[.B$25];[$Sheet1.B10]&lt;=[.B$26]));0;1)" office:value-type="float" office:value="0" calcext:value-type="float">
            <text:p>0</text:p>
          </table:table-cell>
          <table:table-cell table:formula="of:=IF(OR(AND([$Sheet1.C10]&gt;=[.C$23];[$Sheet1.C10]&lt;=[.C$24]);AND([$Sheet1.C10]&gt;=[.C$25];[$Sheet1.C10]&lt;=[.C$26]));0;1)" office:value-type="float" office:value="0" calcext:value-type="float">
            <text:p>0</text:p>
          </table:table-cell>
          <table:table-cell table:formula="of:=IF(OR(AND([$Sheet1.D10]&gt;=[.D$23];[$Sheet1.D10]&lt;=[.D$24]);AND([$Sheet1.D10]&gt;=[.D$25];[$Sheet1.D10]&lt;=[.D$26]));0;1)" office:value-type="float" office:value="0" calcext:value-type="float">
            <text:p>0</text:p>
          </table:table-cell>
          <table:table-cell table:formula="of:=IF(OR(AND([$Sheet1.E10]&gt;=[.E$23];[$Sheet1.E10]&lt;=[.E$24]);AND([$Sheet1.E10]&gt;=[.E$25];[$Sheet1.E10]&lt;=[.E$26]));0;1)" office:value-type="float" office:value="0" calcext:value-type="float">
            <text:p>0</text:p>
          </table:table-cell>
          <table:table-cell table:formula="of:=IF(OR(AND([$Sheet1.F10]&gt;=[.F$23];[$Sheet1.F10]&lt;=[.F$24]);AND([$Sheet1.F10]&gt;=[.F$25];[$Sheet1.F10]&lt;=[.F$26]));0;1)" office:value-type="float" office:value="0" calcext:value-type="float">
            <text:p>0</text:p>
          </table:table-cell>
          <table:table-cell table:formula="of:=IF(OR(AND([$Sheet1.G10]&gt;=[.G$23];[$Sheet1.G10]&lt;=[.G$24]);AND([$Sheet1.G10]&gt;=[.G$25];[$Sheet1.G10]&lt;=[.G$26]));0;1)" office:value-type="float" office:value="0" calcext:value-type="float">
            <text:p>0</text:p>
          </table:table-cell>
          <table:table-cell table:formula="of:=IF(OR(AND([$Sheet1.H10]&gt;=[.H$23];[$Sheet1.H10]&lt;=[.H$24]);AND([$Sheet1.H10]&gt;=[.H$25];[$Sheet1.H10]&lt;=[.H$26]));0;1)" office:value-type="float" office:value="0" calcext:value-type="float">
            <text:p>0</text:p>
          </table:table-cell>
          <table:table-cell table:formula="of:=IF(OR(AND([$Sheet1.I10]&gt;=[.I$23];[$Sheet1.I10]&lt;=[.I$24]);AND([$Sheet1.I10]&gt;=[.I$25];[$Sheet1.I10]&lt;=[.I$26]));0;1)" office:value-type="float" office:value="0" calcext:value-type="float">
            <text:p>0</text:p>
          </table:table-cell>
          <table:table-cell table:formula="of:=IF(OR(AND([$Sheet1.J10]&gt;=[.J$23];[$Sheet1.J10]&lt;=[.J$24]);AND([$Sheet1.J10]&gt;=[.J$25];[$Sheet1.J10]&lt;=[.J$26]));0;1)" office:value-type="float" office:value="0" calcext:value-type="float">
            <text:p>0</text:p>
          </table:table-cell>
          <table:table-cell table:formula="of:=IF(OR(AND([$Sheet1.K10]&gt;=[.K$23];[$Sheet1.K10]&lt;=[.K$24]);AND([$Sheet1.K10]&gt;=[.K$25];[$Sheet1.K10]&lt;=[.K$26]));0;1)" office:value-type="float" office:value="0" calcext:value-type="float">
            <text:p>0</text:p>
          </table:table-cell>
          <table:table-cell table:formula="of:=IF(OR(AND([$Sheet1.L10]&gt;=[.L$23];[$Sheet1.L10]&lt;=[.L$24]);AND([$Sheet1.L10]&gt;=[.L$25];[$Sheet1.L10]&lt;=[.L$26]));0;1)" office:value-type="float" office:value="0" calcext:value-type="float">
            <text:p>0</text:p>
          </table:table-cell>
          <table:table-cell table:formula="of:=IF(OR(AND([$Sheet1.M10]&gt;=[.M$23];[$Sheet1.M10]&lt;=[.M$24]);AND([$Sheet1.M10]&gt;=[.M$25];[$Sheet1.M10]&lt;=[.M$26]));0;1)" office:value-type="float" office:value="0" calcext:value-type="float">
            <text:p>0</text:p>
          </table:table-cell>
          <table:table-cell table:formula="of:=IF(OR(AND([$Sheet1.N10]&gt;=[.N$23];[$Sheet1.N10]&lt;=[.N$24]);AND([$Sheet1.N10]&gt;=[.N$25];[$Sheet1.N10]&lt;=[.N$26]));0;1)" office:value-type="float" office:value="0" calcext:value-type="float">
            <text:p>0</text:p>
          </table:table-cell>
          <table:table-cell table:formula="of:=IF(OR(AND([$Sheet1.O10]&gt;=[.O$23];[$Sheet1.O10]&lt;=[.O$24]);AND([$Sheet1.O10]&gt;=[.O$25];[$Sheet1.O10]&lt;=[.O$26]));0;1)" office:value-type="float" office:value="0" calcext:value-type="float">
            <text:p>0</text:p>
          </table:table-cell>
          <table:table-cell table:formula="of:=IF(OR(AND([$Sheet1.P10]&gt;=[.P$23];[$Sheet1.P10]&lt;=[.P$24]);AND([$Sheet1.P10]&gt;=[.P$25];[$Sheet1.P10]&lt;=[.P$26]));0;1)" office:value-type="float" office:value="0" calcext:value-type="float">
            <text:p>0</text:p>
          </table:table-cell>
          <table:table-cell table:formula="of:=IF(OR(AND([$Sheet1.Q10]&gt;=[.Q$23];[$Sheet1.Q10]&lt;=[.Q$24]);AND([$Sheet1.Q10]&gt;=[.Q$25];[$Sheet1.Q10]&lt;=[.Q$26]));0;1)" office:value-type="float" office:value="0" calcext:value-type="float">
            <text:p>0</text:p>
          </table:table-cell>
          <table:table-cell table:formula="of:=IF(OR(AND([$Sheet1.R10]&gt;=[.R$23];[$Sheet1.R10]&lt;=[.R$24]);AND([$Sheet1.R10]&gt;=[.R$25];[$Sheet1.R10]&lt;=[.R$26]));0;1)" office:value-type="float" office:value="0" calcext:value-type="float">
            <text:p>0</text:p>
          </table:table-cell>
          <table:table-cell table:formula="of:=IF(OR(AND([$Sheet1.S10]&gt;=[.S$23];[$Sheet1.S10]&lt;=[.S$24]);AND([$Sheet1.S10]&gt;=[.S$25];[$Sheet1.S10]&lt;=[.S$26]));0;1)" office:value-type="float" office:value="0" calcext:value-type="float">
            <text:p>0</text:p>
          </table:table-cell>
          <table:table-cell table:formula="of:=IF(OR(AND([$Sheet1.T10]&gt;=[.T$23];[$Sheet1.T10]&lt;=[.T$24]);AND([$Sheet1.T10]&gt;=[.T$25];[$Sheet1.T10]&lt;=[.T$26]));0;1)" office:value-type="float" office:value="0" calcext:value-type="float">
            <text:p>0</text:p>
          </table:table-cell>
          <table:table-cell table:formula="of:=IF(OR(AND([$Sheet1.U10]&gt;=[.U$23];[$Sheet1.U10]&lt;=[.U$24]);AND([$Sheet1.U10]&gt;=[.U$25];[$Sheet1.U1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]&gt;=[.B$23];[$Sheet1.B11]&lt;=[.B$24]);AND([$Sheet1.B11]&gt;=[.B$25];[$Sheet1.B11]&lt;=[.B$26]));0;1)" office:value-type="float" office:value="0" calcext:value-type="float">
            <text:p>0</text:p>
          </table:table-cell>
          <table:table-cell table:formula="of:=IF(OR(AND([$Sheet1.C11]&gt;=[.C$23];[$Sheet1.C11]&lt;=[.C$24]);AND([$Sheet1.C11]&gt;=[.C$25];[$Sheet1.C11]&lt;=[.C$26]));0;1)" office:value-type="float" office:value="0" calcext:value-type="float">
            <text:p>0</text:p>
          </table:table-cell>
          <table:table-cell table:formula="of:=IF(OR(AND([$Sheet1.D11]&gt;=[.D$23];[$Sheet1.D11]&lt;=[.D$24]);AND([$Sheet1.D11]&gt;=[.D$25];[$Sheet1.D11]&lt;=[.D$26]));0;1)" office:value-type="float" office:value="0" calcext:value-type="float">
            <text:p>0</text:p>
          </table:table-cell>
          <table:table-cell table:formula="of:=IF(OR(AND([$Sheet1.E11]&gt;=[.E$23];[$Sheet1.E11]&lt;=[.E$24]);AND([$Sheet1.E11]&gt;=[.E$25];[$Sheet1.E11]&lt;=[.E$26]));0;1)" office:value-type="float" office:value="0" calcext:value-type="float">
            <text:p>0</text:p>
          </table:table-cell>
          <table:table-cell table:formula="of:=IF(OR(AND([$Sheet1.F11]&gt;=[.F$23];[$Sheet1.F11]&lt;=[.F$24]);AND([$Sheet1.F11]&gt;=[.F$25];[$Sheet1.F11]&lt;=[.F$26]));0;1)" office:value-type="float" office:value="0" calcext:value-type="float">
            <text:p>0</text:p>
          </table:table-cell>
          <table:table-cell table:formula="of:=IF(OR(AND([$Sheet1.G11]&gt;=[.G$23];[$Sheet1.G11]&lt;=[.G$24]);AND([$Sheet1.G11]&gt;=[.G$25];[$Sheet1.G11]&lt;=[.G$26]));0;1)" office:value-type="float" office:value="0" calcext:value-type="float">
            <text:p>0</text:p>
          </table:table-cell>
          <table:table-cell table:formula="of:=IF(OR(AND([$Sheet1.H11]&gt;=[.H$23];[$Sheet1.H11]&lt;=[.H$24]);AND([$Sheet1.H11]&gt;=[.H$25];[$Sheet1.H11]&lt;=[.H$26]));0;1)" office:value-type="float" office:value="0" calcext:value-type="float">
            <text:p>0</text:p>
          </table:table-cell>
          <table:table-cell table:formula="of:=IF(OR(AND([$Sheet1.I11]&gt;=[.I$23];[$Sheet1.I11]&lt;=[.I$24]);AND([$Sheet1.I11]&gt;=[.I$25];[$Sheet1.I11]&lt;=[.I$26]));0;1)" office:value-type="float" office:value="0" calcext:value-type="float">
            <text:p>0</text:p>
          </table:table-cell>
          <table:table-cell table:formula="of:=IF(OR(AND([$Sheet1.J11]&gt;=[.J$23];[$Sheet1.J11]&lt;=[.J$24]);AND([$Sheet1.J11]&gt;=[.J$25];[$Sheet1.J11]&lt;=[.J$26]));0;1)" office:value-type="float" office:value="0" calcext:value-type="float">
            <text:p>0</text:p>
          </table:table-cell>
          <table:table-cell table:formula="of:=IF(OR(AND([$Sheet1.K11]&gt;=[.K$23];[$Sheet1.K11]&lt;=[.K$24]);AND([$Sheet1.K11]&gt;=[.K$25];[$Sheet1.K11]&lt;=[.K$26]));0;1)" office:value-type="float" office:value="0" calcext:value-type="float">
            <text:p>0</text:p>
          </table:table-cell>
          <table:table-cell table:formula="of:=IF(OR(AND([$Sheet1.L11]&gt;=[.L$23];[$Sheet1.L11]&lt;=[.L$24]);AND([$Sheet1.L11]&gt;=[.L$25];[$Sheet1.L11]&lt;=[.L$26]));0;1)" office:value-type="float" office:value="0" calcext:value-type="float">
            <text:p>0</text:p>
          </table:table-cell>
          <table:table-cell table:formula="of:=IF(OR(AND([$Sheet1.M11]&gt;=[.M$23];[$Sheet1.M11]&lt;=[.M$24]);AND([$Sheet1.M11]&gt;=[.M$25];[$Sheet1.M11]&lt;=[.M$26]));0;1)" office:value-type="float" office:value="0" calcext:value-type="float">
            <text:p>0</text:p>
          </table:table-cell>
          <table:table-cell table:formula="of:=IF(OR(AND([$Sheet1.N11]&gt;=[.N$23];[$Sheet1.N11]&lt;=[.N$24]);AND([$Sheet1.N11]&gt;=[.N$25];[$Sheet1.N11]&lt;=[.N$26]));0;1)" office:value-type="float" office:value="0" calcext:value-type="float">
            <text:p>0</text:p>
          </table:table-cell>
          <table:table-cell table:formula="of:=IF(OR(AND([$Sheet1.O11]&gt;=[.O$23];[$Sheet1.O11]&lt;=[.O$24]);AND([$Sheet1.O11]&gt;=[.O$25];[$Sheet1.O11]&lt;=[.O$26]));0;1)" office:value-type="float" office:value="0" calcext:value-type="float">
            <text:p>0</text:p>
          </table:table-cell>
          <table:table-cell table:formula="of:=IF(OR(AND([$Sheet1.P11]&gt;=[.P$23];[$Sheet1.P11]&lt;=[.P$24]);AND([$Sheet1.P11]&gt;=[.P$25];[$Sheet1.P11]&lt;=[.P$26]));0;1)" office:value-type="float" office:value="0" calcext:value-type="float">
            <text:p>0</text:p>
          </table:table-cell>
          <table:table-cell table:formula="of:=IF(OR(AND([$Sheet1.Q11]&gt;=[.Q$23];[$Sheet1.Q11]&lt;=[.Q$24]);AND([$Sheet1.Q11]&gt;=[.Q$25];[$Sheet1.Q11]&lt;=[.Q$26]));0;1)" office:value-type="float" office:value="0" calcext:value-type="float">
            <text:p>0</text:p>
          </table:table-cell>
          <table:table-cell table:formula="of:=IF(OR(AND([$Sheet1.R11]&gt;=[.R$23];[$Sheet1.R11]&lt;=[.R$24]);AND([$Sheet1.R11]&gt;=[.R$25];[$Sheet1.R11]&lt;=[.R$26]));0;1)" office:value-type="float" office:value="0" calcext:value-type="float">
            <text:p>0</text:p>
          </table:table-cell>
          <table:table-cell table:formula="of:=IF(OR(AND([$Sheet1.S11]&gt;=[.S$23];[$Sheet1.S11]&lt;=[.S$24]);AND([$Sheet1.S11]&gt;=[.S$25];[$Sheet1.S11]&lt;=[.S$26]));0;1)" office:value-type="float" office:value="0" calcext:value-type="float">
            <text:p>0</text:p>
          </table:table-cell>
          <table:table-cell table:formula="of:=IF(OR(AND([$Sheet1.T11]&gt;=[.T$23];[$Sheet1.T11]&lt;=[.T$24]);AND([$Sheet1.T11]&gt;=[.T$25];[$Sheet1.T11]&lt;=[.T$26]));0;1)" office:value-type="float" office:value="0" calcext:value-type="float">
            <text:p>0</text:p>
          </table:table-cell>
          <table:table-cell table:formula="of:=IF(OR(AND([$Sheet1.U11]&gt;=[.U$23];[$Sheet1.U11]&lt;=[.U$24]);AND([$Sheet1.U11]&gt;=[.U$25];[$Sheet1.U1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]&gt;=[.B$23];[$Sheet1.B12]&lt;=[.B$24]);AND([$Sheet1.B12]&gt;=[.B$25];[$Sheet1.B12]&lt;=[.B$26]));0;1)" office:value-type="float" office:value="0" calcext:value-type="float">
            <text:p>0</text:p>
          </table:table-cell>
          <table:table-cell table:formula="of:=IF(OR(AND([$Sheet1.C12]&gt;=[.C$23];[$Sheet1.C12]&lt;=[.C$24]);AND([$Sheet1.C12]&gt;=[.C$25];[$Sheet1.C12]&lt;=[.C$26]));0;1)" office:value-type="float" office:value="0" calcext:value-type="float">
            <text:p>0</text:p>
          </table:table-cell>
          <table:table-cell table:formula="of:=IF(OR(AND([$Sheet1.D12]&gt;=[.D$23];[$Sheet1.D12]&lt;=[.D$24]);AND([$Sheet1.D12]&gt;=[.D$25];[$Sheet1.D12]&lt;=[.D$26]));0;1)" office:value-type="float" office:value="0" calcext:value-type="float">
            <text:p>0</text:p>
          </table:table-cell>
          <table:table-cell table:formula="of:=IF(OR(AND([$Sheet1.E12]&gt;=[.E$23];[$Sheet1.E12]&lt;=[.E$24]);AND([$Sheet1.E12]&gt;=[.E$25];[$Sheet1.E12]&lt;=[.E$26]));0;1)" office:value-type="float" office:value="0" calcext:value-type="float">
            <text:p>0</text:p>
          </table:table-cell>
          <table:table-cell table:formula="of:=IF(OR(AND([$Sheet1.F12]&gt;=[.F$23];[$Sheet1.F12]&lt;=[.F$24]);AND([$Sheet1.F12]&gt;=[.F$25];[$Sheet1.F12]&lt;=[.F$26]));0;1)" office:value-type="float" office:value="0" calcext:value-type="float">
            <text:p>0</text:p>
          </table:table-cell>
          <table:table-cell table:formula="of:=IF(OR(AND([$Sheet1.G12]&gt;=[.G$23];[$Sheet1.G12]&lt;=[.G$24]);AND([$Sheet1.G12]&gt;=[.G$25];[$Sheet1.G12]&lt;=[.G$26]));0;1)" office:value-type="float" office:value="0" calcext:value-type="float">
            <text:p>0</text:p>
          </table:table-cell>
          <table:table-cell table:formula="of:=IF(OR(AND([$Sheet1.H12]&gt;=[.H$23];[$Sheet1.H12]&lt;=[.H$24]);AND([$Sheet1.H12]&gt;=[.H$25];[$Sheet1.H12]&lt;=[.H$26]));0;1)" office:value-type="float" office:value="0" calcext:value-type="float">
            <text:p>0</text:p>
          </table:table-cell>
          <table:table-cell table:formula="of:=IF(OR(AND([$Sheet1.I12]&gt;=[.I$23];[$Sheet1.I12]&lt;=[.I$24]);AND([$Sheet1.I12]&gt;=[.I$25];[$Sheet1.I12]&lt;=[.I$26]));0;1)" office:value-type="float" office:value="0" calcext:value-type="float">
            <text:p>0</text:p>
          </table:table-cell>
          <table:table-cell table:formula="of:=IF(OR(AND([$Sheet1.J12]&gt;=[.J$23];[$Sheet1.J12]&lt;=[.J$24]);AND([$Sheet1.J12]&gt;=[.J$25];[$Sheet1.J12]&lt;=[.J$26]));0;1)" office:value-type="float" office:value="0" calcext:value-type="float">
            <text:p>0</text:p>
          </table:table-cell>
          <table:table-cell table:formula="of:=IF(OR(AND([$Sheet1.K12]&gt;=[.K$23];[$Sheet1.K12]&lt;=[.K$24]);AND([$Sheet1.K12]&gt;=[.K$25];[$Sheet1.K12]&lt;=[.K$26]));0;1)" office:value-type="float" office:value="0" calcext:value-type="float">
            <text:p>0</text:p>
          </table:table-cell>
          <table:table-cell table:formula="of:=IF(OR(AND([$Sheet1.L12]&gt;=[.L$23];[$Sheet1.L12]&lt;=[.L$24]);AND([$Sheet1.L12]&gt;=[.L$25];[$Sheet1.L12]&lt;=[.L$26]));0;1)" office:value-type="float" office:value="0" calcext:value-type="float">
            <text:p>0</text:p>
          </table:table-cell>
          <table:table-cell table:formula="of:=IF(OR(AND([$Sheet1.M12]&gt;=[.M$23];[$Sheet1.M12]&lt;=[.M$24]);AND([$Sheet1.M12]&gt;=[.M$25];[$Sheet1.M12]&lt;=[.M$26]));0;1)" office:value-type="float" office:value="0" calcext:value-type="float">
            <text:p>0</text:p>
          </table:table-cell>
          <table:table-cell table:formula="of:=IF(OR(AND([$Sheet1.N12]&gt;=[.N$23];[$Sheet1.N12]&lt;=[.N$24]);AND([$Sheet1.N12]&gt;=[.N$25];[$Sheet1.N12]&lt;=[.N$26]));0;1)" office:value-type="float" office:value="0" calcext:value-type="float">
            <text:p>0</text:p>
          </table:table-cell>
          <table:table-cell table:formula="of:=IF(OR(AND([$Sheet1.O12]&gt;=[.O$23];[$Sheet1.O12]&lt;=[.O$24]);AND([$Sheet1.O12]&gt;=[.O$25];[$Sheet1.O12]&lt;=[.O$26]));0;1)" office:value-type="float" office:value="0" calcext:value-type="float">
            <text:p>0</text:p>
          </table:table-cell>
          <table:table-cell table:formula="of:=IF(OR(AND([$Sheet1.P12]&gt;=[.P$23];[$Sheet1.P12]&lt;=[.P$24]);AND([$Sheet1.P12]&gt;=[.P$25];[$Sheet1.P12]&lt;=[.P$26]));0;1)" office:value-type="float" office:value="0" calcext:value-type="float">
            <text:p>0</text:p>
          </table:table-cell>
          <table:table-cell table:formula="of:=IF(OR(AND([$Sheet1.Q12]&gt;=[.Q$23];[$Sheet1.Q12]&lt;=[.Q$24]);AND([$Sheet1.Q12]&gt;=[.Q$25];[$Sheet1.Q12]&lt;=[.Q$26]));0;1)" office:value-type="float" office:value="0" calcext:value-type="float">
            <text:p>0</text:p>
          </table:table-cell>
          <table:table-cell table:formula="of:=IF(OR(AND([$Sheet1.R12]&gt;=[.R$23];[$Sheet1.R12]&lt;=[.R$24]);AND([$Sheet1.R12]&gt;=[.R$25];[$Sheet1.R12]&lt;=[.R$26]));0;1)" office:value-type="float" office:value="0" calcext:value-type="float">
            <text:p>0</text:p>
          </table:table-cell>
          <table:table-cell table:formula="of:=IF(OR(AND([$Sheet1.S12]&gt;=[.S$23];[$Sheet1.S12]&lt;=[.S$24]);AND([$Sheet1.S12]&gt;=[.S$25];[$Sheet1.S12]&lt;=[.S$26]));0;1)" office:value-type="float" office:value="0" calcext:value-type="float">
            <text:p>0</text:p>
          </table:table-cell>
          <table:table-cell table:formula="of:=IF(OR(AND([$Sheet1.T12]&gt;=[.T$23];[$Sheet1.T12]&lt;=[.T$24]);AND([$Sheet1.T12]&gt;=[.T$25];[$Sheet1.T12]&lt;=[.T$26]));0;1)" office:value-type="float" office:value="0" calcext:value-type="float">
            <text:p>0</text:p>
          </table:table-cell>
          <table:table-cell table:formula="of:=IF(OR(AND([$Sheet1.U12]&gt;=[.U$23];[$Sheet1.U12]&lt;=[.U$24]);AND([$Sheet1.U12]&gt;=[.U$25];[$Sheet1.U1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]&gt;=[.B$23];[$Sheet1.B13]&lt;=[.B$24]);AND([$Sheet1.B13]&gt;=[.B$25];[$Sheet1.B13]&lt;=[.B$26]));0;1)" office:value-type="float" office:value="0" calcext:value-type="float">
            <text:p>0</text:p>
          </table:table-cell>
          <table:table-cell table:formula="of:=IF(OR(AND([$Sheet1.C13]&gt;=[.C$23];[$Sheet1.C13]&lt;=[.C$24]);AND([$Sheet1.C13]&gt;=[.C$25];[$Sheet1.C13]&lt;=[.C$26]));0;1)" office:value-type="float" office:value="0" calcext:value-type="float">
            <text:p>0</text:p>
          </table:table-cell>
          <table:table-cell table:formula="of:=IF(OR(AND([$Sheet1.D13]&gt;=[.D$23];[$Sheet1.D13]&lt;=[.D$24]);AND([$Sheet1.D13]&gt;=[.D$25];[$Sheet1.D13]&lt;=[.D$26]));0;1)" office:value-type="float" office:value="0" calcext:value-type="float">
            <text:p>0</text:p>
          </table:table-cell>
          <table:table-cell table:formula="of:=IF(OR(AND([$Sheet1.E13]&gt;=[.E$23];[$Sheet1.E13]&lt;=[.E$24]);AND([$Sheet1.E13]&gt;=[.E$25];[$Sheet1.E13]&lt;=[.E$26]));0;1)" office:value-type="float" office:value="0" calcext:value-type="float">
            <text:p>0</text:p>
          </table:table-cell>
          <table:table-cell table:formula="of:=IF(OR(AND([$Sheet1.F13]&gt;=[.F$23];[$Sheet1.F13]&lt;=[.F$24]);AND([$Sheet1.F13]&gt;=[.F$25];[$Sheet1.F13]&lt;=[.F$26]));0;1)" office:value-type="float" office:value="0" calcext:value-type="float">
            <text:p>0</text:p>
          </table:table-cell>
          <table:table-cell table:formula="of:=IF(OR(AND([$Sheet1.G13]&gt;=[.G$23];[$Sheet1.G13]&lt;=[.G$24]);AND([$Sheet1.G13]&gt;=[.G$25];[$Sheet1.G13]&lt;=[.G$26]));0;1)" office:value-type="float" office:value="0" calcext:value-type="float">
            <text:p>0</text:p>
          </table:table-cell>
          <table:table-cell table:formula="of:=IF(OR(AND([$Sheet1.H13]&gt;=[.H$23];[$Sheet1.H13]&lt;=[.H$24]);AND([$Sheet1.H13]&gt;=[.H$25];[$Sheet1.H13]&lt;=[.H$26]));0;1)" office:value-type="float" office:value="0" calcext:value-type="float">
            <text:p>0</text:p>
          </table:table-cell>
          <table:table-cell table:formula="of:=IF(OR(AND([$Sheet1.I13]&gt;=[.I$23];[$Sheet1.I13]&lt;=[.I$24]);AND([$Sheet1.I13]&gt;=[.I$25];[$Sheet1.I13]&lt;=[.I$26]));0;1)" office:value-type="float" office:value="0" calcext:value-type="float">
            <text:p>0</text:p>
          </table:table-cell>
          <table:table-cell table:formula="of:=IF(OR(AND([$Sheet1.J13]&gt;=[.J$23];[$Sheet1.J13]&lt;=[.J$24]);AND([$Sheet1.J13]&gt;=[.J$25];[$Sheet1.J13]&lt;=[.J$26]));0;1)" office:value-type="float" office:value="0" calcext:value-type="float">
            <text:p>0</text:p>
          </table:table-cell>
          <table:table-cell table:formula="of:=IF(OR(AND([$Sheet1.K13]&gt;=[.K$23];[$Sheet1.K13]&lt;=[.K$24]);AND([$Sheet1.K13]&gt;=[.K$25];[$Sheet1.K13]&lt;=[.K$26]));0;1)" office:value-type="float" office:value="0" calcext:value-type="float">
            <text:p>0</text:p>
          </table:table-cell>
          <table:table-cell table:formula="of:=IF(OR(AND([$Sheet1.L13]&gt;=[.L$23];[$Sheet1.L13]&lt;=[.L$24]);AND([$Sheet1.L13]&gt;=[.L$25];[$Sheet1.L13]&lt;=[.L$26]));0;1)" office:value-type="float" office:value="0" calcext:value-type="float">
            <text:p>0</text:p>
          </table:table-cell>
          <table:table-cell table:formula="of:=IF(OR(AND([$Sheet1.M13]&gt;=[.M$23];[$Sheet1.M13]&lt;=[.M$24]);AND([$Sheet1.M13]&gt;=[.M$25];[$Sheet1.M13]&lt;=[.M$26]));0;1)" office:value-type="float" office:value="0" calcext:value-type="float">
            <text:p>0</text:p>
          </table:table-cell>
          <table:table-cell table:formula="of:=IF(OR(AND([$Sheet1.N13]&gt;=[.N$23];[$Sheet1.N13]&lt;=[.N$24]);AND([$Sheet1.N13]&gt;=[.N$25];[$Sheet1.N13]&lt;=[.N$26]));0;1)" office:value-type="float" office:value="0" calcext:value-type="float">
            <text:p>0</text:p>
          </table:table-cell>
          <table:table-cell table:formula="of:=IF(OR(AND([$Sheet1.O13]&gt;=[.O$23];[$Sheet1.O13]&lt;=[.O$24]);AND([$Sheet1.O13]&gt;=[.O$25];[$Sheet1.O13]&lt;=[.O$26]));0;1)" office:value-type="float" office:value="0" calcext:value-type="float">
            <text:p>0</text:p>
          </table:table-cell>
          <table:table-cell table:formula="of:=IF(OR(AND([$Sheet1.P13]&gt;=[.P$23];[$Sheet1.P13]&lt;=[.P$24]);AND([$Sheet1.P13]&gt;=[.P$25];[$Sheet1.P13]&lt;=[.P$26]));0;1)" office:value-type="float" office:value="0" calcext:value-type="float">
            <text:p>0</text:p>
          </table:table-cell>
          <table:table-cell table:formula="of:=IF(OR(AND([$Sheet1.Q13]&gt;=[.Q$23];[$Sheet1.Q13]&lt;=[.Q$24]);AND([$Sheet1.Q13]&gt;=[.Q$25];[$Sheet1.Q13]&lt;=[.Q$26]));0;1)" office:value-type="float" office:value="0" calcext:value-type="float">
            <text:p>0</text:p>
          </table:table-cell>
          <table:table-cell table:formula="of:=IF(OR(AND([$Sheet1.R13]&gt;=[.R$23];[$Sheet1.R13]&lt;=[.R$24]);AND([$Sheet1.R13]&gt;=[.R$25];[$Sheet1.R13]&lt;=[.R$26]));0;1)" office:value-type="float" office:value="0" calcext:value-type="float">
            <text:p>0</text:p>
          </table:table-cell>
          <table:table-cell table:formula="of:=IF(OR(AND([$Sheet1.S13]&gt;=[.S$23];[$Sheet1.S13]&lt;=[.S$24]);AND([$Sheet1.S13]&gt;=[.S$25];[$Sheet1.S13]&lt;=[.S$26]));0;1)" office:value-type="float" office:value="0" calcext:value-type="float">
            <text:p>0</text:p>
          </table:table-cell>
          <table:table-cell table:formula="of:=IF(OR(AND([$Sheet1.T13]&gt;=[.T$23];[$Sheet1.T13]&lt;=[.T$24]);AND([$Sheet1.T13]&gt;=[.T$25];[$Sheet1.T13]&lt;=[.T$26]));0;1)" office:value-type="float" office:value="0" calcext:value-type="float">
            <text:p>0</text:p>
          </table:table-cell>
          <table:table-cell table:formula="of:=IF(OR(AND([$Sheet1.U13]&gt;=[.U$23];[$Sheet1.U13]&lt;=[.U$24]);AND([$Sheet1.U13]&gt;=[.U$25];[$Sheet1.U1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]&gt;=[.B$23];[$Sheet1.B14]&lt;=[.B$24]);AND([$Sheet1.B14]&gt;=[.B$25];[$Sheet1.B14]&lt;=[.B$26]));0;1)" office:value-type="float" office:value="0" calcext:value-type="float">
            <text:p>0</text:p>
          </table:table-cell>
          <table:table-cell table:formula="of:=IF(OR(AND([$Sheet1.C14]&gt;=[.C$23];[$Sheet1.C14]&lt;=[.C$24]);AND([$Sheet1.C14]&gt;=[.C$25];[$Sheet1.C14]&lt;=[.C$26]));0;1)" office:value-type="float" office:value="0" calcext:value-type="float">
            <text:p>0</text:p>
          </table:table-cell>
          <table:table-cell table:formula="of:=IF(OR(AND([$Sheet1.D14]&gt;=[.D$23];[$Sheet1.D14]&lt;=[.D$24]);AND([$Sheet1.D14]&gt;=[.D$25];[$Sheet1.D14]&lt;=[.D$26]));0;1)" office:value-type="float" office:value="0" calcext:value-type="float">
            <text:p>0</text:p>
          </table:table-cell>
          <table:table-cell table:formula="of:=IF(OR(AND([$Sheet1.E14]&gt;=[.E$23];[$Sheet1.E14]&lt;=[.E$24]);AND([$Sheet1.E14]&gt;=[.E$25];[$Sheet1.E14]&lt;=[.E$26]));0;1)" office:value-type="float" office:value="0" calcext:value-type="float">
            <text:p>0</text:p>
          </table:table-cell>
          <table:table-cell table:formula="of:=IF(OR(AND([$Sheet1.F14]&gt;=[.F$23];[$Sheet1.F14]&lt;=[.F$24]);AND([$Sheet1.F14]&gt;=[.F$25];[$Sheet1.F14]&lt;=[.F$26]));0;1)" office:value-type="float" office:value="0" calcext:value-type="float">
            <text:p>0</text:p>
          </table:table-cell>
          <table:table-cell table:formula="of:=IF(OR(AND([$Sheet1.G14]&gt;=[.G$23];[$Sheet1.G14]&lt;=[.G$24]);AND([$Sheet1.G14]&gt;=[.G$25];[$Sheet1.G14]&lt;=[.G$26]));0;1)" office:value-type="float" office:value="0" calcext:value-type="float">
            <text:p>0</text:p>
          </table:table-cell>
          <table:table-cell table:formula="of:=IF(OR(AND([$Sheet1.H14]&gt;=[.H$23];[$Sheet1.H14]&lt;=[.H$24]);AND([$Sheet1.H14]&gt;=[.H$25];[$Sheet1.H14]&lt;=[.H$26]));0;1)" office:value-type="float" office:value="0" calcext:value-type="float">
            <text:p>0</text:p>
          </table:table-cell>
          <table:table-cell table:formula="of:=IF(OR(AND([$Sheet1.I14]&gt;=[.I$23];[$Sheet1.I14]&lt;=[.I$24]);AND([$Sheet1.I14]&gt;=[.I$25];[$Sheet1.I14]&lt;=[.I$26]));0;1)" office:value-type="float" office:value="0" calcext:value-type="float">
            <text:p>0</text:p>
          </table:table-cell>
          <table:table-cell table:formula="of:=IF(OR(AND([$Sheet1.J14]&gt;=[.J$23];[$Sheet1.J14]&lt;=[.J$24]);AND([$Sheet1.J14]&gt;=[.J$25];[$Sheet1.J14]&lt;=[.J$26]));0;1)" office:value-type="float" office:value="0" calcext:value-type="float">
            <text:p>0</text:p>
          </table:table-cell>
          <table:table-cell table:formula="of:=IF(OR(AND([$Sheet1.K14]&gt;=[.K$23];[$Sheet1.K14]&lt;=[.K$24]);AND([$Sheet1.K14]&gt;=[.K$25];[$Sheet1.K14]&lt;=[.K$26]));0;1)" office:value-type="float" office:value="0" calcext:value-type="float">
            <text:p>0</text:p>
          </table:table-cell>
          <table:table-cell table:formula="of:=IF(OR(AND([$Sheet1.L14]&gt;=[.L$23];[$Sheet1.L14]&lt;=[.L$24]);AND([$Sheet1.L14]&gt;=[.L$25];[$Sheet1.L14]&lt;=[.L$26]));0;1)" office:value-type="float" office:value="0" calcext:value-type="float">
            <text:p>0</text:p>
          </table:table-cell>
          <table:table-cell table:formula="of:=IF(OR(AND([$Sheet1.M14]&gt;=[.M$23];[$Sheet1.M14]&lt;=[.M$24]);AND([$Sheet1.M14]&gt;=[.M$25];[$Sheet1.M14]&lt;=[.M$26]));0;1)" office:value-type="float" office:value="0" calcext:value-type="float">
            <text:p>0</text:p>
          </table:table-cell>
          <table:table-cell table:formula="of:=IF(OR(AND([$Sheet1.N14]&gt;=[.N$23];[$Sheet1.N14]&lt;=[.N$24]);AND([$Sheet1.N14]&gt;=[.N$25];[$Sheet1.N14]&lt;=[.N$26]));0;1)" office:value-type="float" office:value="0" calcext:value-type="float">
            <text:p>0</text:p>
          </table:table-cell>
          <table:table-cell table:formula="of:=IF(OR(AND([$Sheet1.O14]&gt;=[.O$23];[$Sheet1.O14]&lt;=[.O$24]);AND([$Sheet1.O14]&gt;=[.O$25];[$Sheet1.O14]&lt;=[.O$26]));0;1)" office:value-type="float" office:value="0" calcext:value-type="float">
            <text:p>0</text:p>
          </table:table-cell>
          <table:table-cell table:formula="of:=IF(OR(AND([$Sheet1.P14]&gt;=[.P$23];[$Sheet1.P14]&lt;=[.P$24]);AND([$Sheet1.P14]&gt;=[.P$25];[$Sheet1.P14]&lt;=[.P$26]));0;1)" office:value-type="float" office:value="0" calcext:value-type="float">
            <text:p>0</text:p>
          </table:table-cell>
          <table:table-cell table:formula="of:=IF(OR(AND([$Sheet1.Q14]&gt;=[.Q$23];[$Sheet1.Q14]&lt;=[.Q$24]);AND([$Sheet1.Q14]&gt;=[.Q$25];[$Sheet1.Q14]&lt;=[.Q$26]));0;1)" office:value-type="float" office:value="0" calcext:value-type="float">
            <text:p>0</text:p>
          </table:table-cell>
          <table:table-cell table:formula="of:=IF(OR(AND([$Sheet1.R14]&gt;=[.R$23];[$Sheet1.R14]&lt;=[.R$24]);AND([$Sheet1.R14]&gt;=[.R$25];[$Sheet1.R14]&lt;=[.R$26]));0;1)" office:value-type="float" office:value="0" calcext:value-type="float">
            <text:p>0</text:p>
          </table:table-cell>
          <table:table-cell table:formula="of:=IF(OR(AND([$Sheet1.S14]&gt;=[.S$23];[$Sheet1.S14]&lt;=[.S$24]);AND([$Sheet1.S14]&gt;=[.S$25];[$Sheet1.S14]&lt;=[.S$26]));0;1)" office:value-type="float" office:value="0" calcext:value-type="float">
            <text:p>0</text:p>
          </table:table-cell>
          <table:table-cell table:formula="of:=IF(OR(AND([$Sheet1.T14]&gt;=[.T$23];[$Sheet1.T14]&lt;=[.T$24]);AND([$Sheet1.T14]&gt;=[.T$25];[$Sheet1.T14]&lt;=[.T$26]));0;1)" office:value-type="float" office:value="0" calcext:value-type="float">
            <text:p>0</text:p>
          </table:table-cell>
          <table:table-cell table:formula="of:=IF(OR(AND([$Sheet1.U14]&gt;=[.U$23];[$Sheet1.U14]&lt;=[.U$24]);AND([$Sheet1.U14]&gt;=[.U$25];[$Sheet1.U1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]&gt;=[.B$23];[$Sheet1.B15]&lt;=[.B$24]);AND([$Sheet1.B15]&gt;=[.B$25];[$Sheet1.B15]&lt;=[.B$26]));0;1)" office:value-type="float" office:value="0" calcext:value-type="float">
            <text:p>0</text:p>
          </table:table-cell>
          <table:table-cell table:formula="of:=IF(OR(AND([$Sheet1.C15]&gt;=[.C$23];[$Sheet1.C15]&lt;=[.C$24]);AND([$Sheet1.C15]&gt;=[.C$25];[$Sheet1.C15]&lt;=[.C$26]));0;1)" office:value-type="float" office:value="0" calcext:value-type="float">
            <text:p>0</text:p>
          </table:table-cell>
          <table:table-cell table:formula="of:=IF(OR(AND([$Sheet1.D15]&gt;=[.D$23];[$Sheet1.D15]&lt;=[.D$24]);AND([$Sheet1.D15]&gt;=[.D$25];[$Sheet1.D15]&lt;=[.D$26]));0;1)" office:value-type="float" office:value="0" calcext:value-type="float">
            <text:p>0</text:p>
          </table:table-cell>
          <table:table-cell table:formula="of:=IF(OR(AND([$Sheet1.E15]&gt;=[.E$23];[$Sheet1.E15]&lt;=[.E$24]);AND([$Sheet1.E15]&gt;=[.E$25];[$Sheet1.E15]&lt;=[.E$26]));0;1)" office:value-type="float" office:value="0" calcext:value-type="float">
            <text:p>0</text:p>
          </table:table-cell>
          <table:table-cell table:formula="of:=IF(OR(AND([$Sheet1.F15]&gt;=[.F$23];[$Sheet1.F15]&lt;=[.F$24]);AND([$Sheet1.F15]&gt;=[.F$25];[$Sheet1.F15]&lt;=[.F$26]));0;1)" office:value-type="float" office:value="0" calcext:value-type="float">
            <text:p>0</text:p>
          </table:table-cell>
          <table:table-cell table:formula="of:=IF(OR(AND([$Sheet1.G15]&gt;=[.G$23];[$Sheet1.G15]&lt;=[.G$24]);AND([$Sheet1.G15]&gt;=[.G$25];[$Sheet1.G15]&lt;=[.G$26]));0;1)" office:value-type="float" office:value="0" calcext:value-type="float">
            <text:p>0</text:p>
          </table:table-cell>
          <table:table-cell table:formula="of:=IF(OR(AND([$Sheet1.H15]&gt;=[.H$23];[$Sheet1.H15]&lt;=[.H$24]);AND([$Sheet1.H15]&gt;=[.H$25];[$Sheet1.H15]&lt;=[.H$26]));0;1)" office:value-type="float" office:value="0" calcext:value-type="float">
            <text:p>0</text:p>
          </table:table-cell>
          <table:table-cell table:formula="of:=IF(OR(AND([$Sheet1.I15]&gt;=[.I$23];[$Sheet1.I15]&lt;=[.I$24]);AND([$Sheet1.I15]&gt;=[.I$25];[$Sheet1.I15]&lt;=[.I$26]));0;1)" office:value-type="float" office:value="0" calcext:value-type="float">
            <text:p>0</text:p>
          </table:table-cell>
          <table:table-cell table:formula="of:=IF(OR(AND([$Sheet1.J15]&gt;=[.J$23];[$Sheet1.J15]&lt;=[.J$24]);AND([$Sheet1.J15]&gt;=[.J$25];[$Sheet1.J15]&lt;=[.J$26]));0;1)" office:value-type="float" office:value="0" calcext:value-type="float">
            <text:p>0</text:p>
          </table:table-cell>
          <table:table-cell table:formula="of:=IF(OR(AND([$Sheet1.K15]&gt;=[.K$23];[$Sheet1.K15]&lt;=[.K$24]);AND([$Sheet1.K15]&gt;=[.K$25];[$Sheet1.K15]&lt;=[.K$26]));0;1)" office:value-type="float" office:value="0" calcext:value-type="float">
            <text:p>0</text:p>
          </table:table-cell>
          <table:table-cell table:formula="of:=IF(OR(AND([$Sheet1.L15]&gt;=[.L$23];[$Sheet1.L15]&lt;=[.L$24]);AND([$Sheet1.L15]&gt;=[.L$25];[$Sheet1.L15]&lt;=[.L$26]));0;1)" office:value-type="float" office:value="0" calcext:value-type="float">
            <text:p>0</text:p>
          </table:table-cell>
          <table:table-cell table:formula="of:=IF(OR(AND([$Sheet1.M15]&gt;=[.M$23];[$Sheet1.M15]&lt;=[.M$24]);AND([$Sheet1.M15]&gt;=[.M$25];[$Sheet1.M15]&lt;=[.M$26]));0;1)" office:value-type="float" office:value="0" calcext:value-type="float">
            <text:p>0</text:p>
          </table:table-cell>
          <table:table-cell table:formula="of:=IF(OR(AND([$Sheet1.N15]&gt;=[.N$23];[$Sheet1.N15]&lt;=[.N$24]);AND([$Sheet1.N15]&gt;=[.N$25];[$Sheet1.N15]&lt;=[.N$26]));0;1)" office:value-type="float" office:value="0" calcext:value-type="float">
            <text:p>0</text:p>
          </table:table-cell>
          <table:table-cell table:formula="of:=IF(OR(AND([$Sheet1.O15]&gt;=[.O$23];[$Sheet1.O15]&lt;=[.O$24]);AND([$Sheet1.O15]&gt;=[.O$25];[$Sheet1.O15]&lt;=[.O$26]));0;1)" office:value-type="float" office:value="0" calcext:value-type="float">
            <text:p>0</text:p>
          </table:table-cell>
          <table:table-cell table:formula="of:=IF(OR(AND([$Sheet1.P15]&gt;=[.P$23];[$Sheet1.P15]&lt;=[.P$24]);AND([$Sheet1.P15]&gt;=[.P$25];[$Sheet1.P15]&lt;=[.P$26]));0;1)" office:value-type="float" office:value="0" calcext:value-type="float">
            <text:p>0</text:p>
          </table:table-cell>
          <table:table-cell table:formula="of:=IF(OR(AND([$Sheet1.Q15]&gt;=[.Q$23];[$Sheet1.Q15]&lt;=[.Q$24]);AND([$Sheet1.Q15]&gt;=[.Q$25];[$Sheet1.Q15]&lt;=[.Q$26]));0;1)" office:value-type="float" office:value="0" calcext:value-type="float">
            <text:p>0</text:p>
          </table:table-cell>
          <table:table-cell table:formula="of:=IF(OR(AND([$Sheet1.R15]&gt;=[.R$23];[$Sheet1.R15]&lt;=[.R$24]);AND([$Sheet1.R15]&gt;=[.R$25];[$Sheet1.R15]&lt;=[.R$26]));0;1)" office:value-type="float" office:value="0" calcext:value-type="float">
            <text:p>0</text:p>
          </table:table-cell>
          <table:table-cell table:formula="of:=IF(OR(AND([$Sheet1.S15]&gt;=[.S$23];[$Sheet1.S15]&lt;=[.S$24]);AND([$Sheet1.S15]&gt;=[.S$25];[$Sheet1.S15]&lt;=[.S$26]));0;1)" office:value-type="float" office:value="0" calcext:value-type="float">
            <text:p>0</text:p>
          </table:table-cell>
          <table:table-cell table:formula="of:=IF(OR(AND([$Sheet1.T15]&gt;=[.T$23];[$Sheet1.T15]&lt;=[.T$24]);AND([$Sheet1.T15]&gt;=[.T$25];[$Sheet1.T15]&lt;=[.T$26]));0;1)" office:value-type="float" office:value="0" calcext:value-type="float">
            <text:p>0</text:p>
          </table:table-cell>
          <table:table-cell table:formula="of:=IF(OR(AND([$Sheet1.U15]&gt;=[.U$23];[$Sheet1.U15]&lt;=[.U$24]);AND([$Sheet1.U15]&gt;=[.U$25];[$Sheet1.U1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]&gt;=[.B$23];[$Sheet1.B16]&lt;=[.B$24]);AND([$Sheet1.B16]&gt;=[.B$25];[$Sheet1.B16]&lt;=[.B$26]));0;1)" office:value-type="float" office:value="0" calcext:value-type="float">
            <text:p>0</text:p>
          </table:table-cell>
          <table:table-cell table:formula="of:=IF(OR(AND([$Sheet1.C16]&gt;=[.C$23];[$Sheet1.C16]&lt;=[.C$24]);AND([$Sheet1.C16]&gt;=[.C$25];[$Sheet1.C16]&lt;=[.C$26]));0;1)" office:value-type="float" office:value="0" calcext:value-type="float">
            <text:p>0</text:p>
          </table:table-cell>
          <table:table-cell table:formula="of:=IF(OR(AND([$Sheet1.D16]&gt;=[.D$23];[$Sheet1.D16]&lt;=[.D$24]);AND([$Sheet1.D16]&gt;=[.D$25];[$Sheet1.D16]&lt;=[.D$26]));0;1)" office:value-type="float" office:value="0" calcext:value-type="float">
            <text:p>0</text:p>
          </table:table-cell>
          <table:table-cell table:formula="of:=IF(OR(AND([$Sheet1.E16]&gt;=[.E$23];[$Sheet1.E16]&lt;=[.E$24]);AND([$Sheet1.E16]&gt;=[.E$25];[$Sheet1.E16]&lt;=[.E$26]));0;1)" office:value-type="float" office:value="0" calcext:value-type="float">
            <text:p>0</text:p>
          </table:table-cell>
          <table:table-cell table:formula="of:=IF(OR(AND([$Sheet1.F16]&gt;=[.F$23];[$Sheet1.F16]&lt;=[.F$24]);AND([$Sheet1.F16]&gt;=[.F$25];[$Sheet1.F16]&lt;=[.F$26]));0;1)" office:value-type="float" office:value="0" calcext:value-type="float">
            <text:p>0</text:p>
          </table:table-cell>
          <table:table-cell table:formula="of:=IF(OR(AND([$Sheet1.G16]&gt;=[.G$23];[$Sheet1.G16]&lt;=[.G$24]);AND([$Sheet1.G16]&gt;=[.G$25];[$Sheet1.G16]&lt;=[.G$26]));0;1)" office:value-type="float" office:value="0" calcext:value-type="float">
            <text:p>0</text:p>
          </table:table-cell>
          <table:table-cell table:formula="of:=IF(OR(AND([$Sheet1.H16]&gt;=[.H$23];[$Sheet1.H16]&lt;=[.H$24]);AND([$Sheet1.H16]&gt;=[.H$25];[$Sheet1.H16]&lt;=[.H$26]));0;1)" office:value-type="float" office:value="0" calcext:value-type="float">
            <text:p>0</text:p>
          </table:table-cell>
          <table:table-cell table:formula="of:=IF(OR(AND([$Sheet1.I16]&gt;=[.I$23];[$Sheet1.I16]&lt;=[.I$24]);AND([$Sheet1.I16]&gt;=[.I$25];[$Sheet1.I16]&lt;=[.I$26]));0;1)" office:value-type="float" office:value="0" calcext:value-type="float">
            <text:p>0</text:p>
          </table:table-cell>
          <table:table-cell table:formula="of:=IF(OR(AND([$Sheet1.J16]&gt;=[.J$23];[$Sheet1.J16]&lt;=[.J$24]);AND([$Sheet1.J16]&gt;=[.J$25];[$Sheet1.J16]&lt;=[.J$26]));0;1)" office:value-type="float" office:value="0" calcext:value-type="float">
            <text:p>0</text:p>
          </table:table-cell>
          <table:table-cell table:formula="of:=IF(OR(AND([$Sheet1.K16]&gt;=[.K$23];[$Sheet1.K16]&lt;=[.K$24]);AND([$Sheet1.K16]&gt;=[.K$25];[$Sheet1.K16]&lt;=[.K$26]));0;1)" office:value-type="float" office:value="0" calcext:value-type="float">
            <text:p>0</text:p>
          </table:table-cell>
          <table:table-cell table:formula="of:=IF(OR(AND([$Sheet1.L16]&gt;=[.L$23];[$Sheet1.L16]&lt;=[.L$24]);AND([$Sheet1.L16]&gt;=[.L$25];[$Sheet1.L16]&lt;=[.L$26]));0;1)" office:value-type="float" office:value="0" calcext:value-type="float">
            <text:p>0</text:p>
          </table:table-cell>
          <table:table-cell table:formula="of:=IF(OR(AND([$Sheet1.M16]&gt;=[.M$23];[$Sheet1.M16]&lt;=[.M$24]);AND([$Sheet1.M16]&gt;=[.M$25];[$Sheet1.M16]&lt;=[.M$26]));0;1)" office:value-type="float" office:value="0" calcext:value-type="float">
            <text:p>0</text:p>
          </table:table-cell>
          <table:table-cell table:formula="of:=IF(OR(AND([$Sheet1.N16]&gt;=[.N$23];[$Sheet1.N16]&lt;=[.N$24]);AND([$Sheet1.N16]&gt;=[.N$25];[$Sheet1.N16]&lt;=[.N$26]));0;1)" office:value-type="float" office:value="0" calcext:value-type="float">
            <text:p>0</text:p>
          </table:table-cell>
          <table:table-cell table:formula="of:=IF(OR(AND([$Sheet1.O16]&gt;=[.O$23];[$Sheet1.O16]&lt;=[.O$24]);AND([$Sheet1.O16]&gt;=[.O$25];[$Sheet1.O16]&lt;=[.O$26]));0;1)" office:value-type="float" office:value="0" calcext:value-type="float">
            <text:p>0</text:p>
          </table:table-cell>
          <table:table-cell table:formula="of:=IF(OR(AND([$Sheet1.P16]&gt;=[.P$23];[$Sheet1.P16]&lt;=[.P$24]);AND([$Sheet1.P16]&gt;=[.P$25];[$Sheet1.P16]&lt;=[.P$26]));0;1)" office:value-type="float" office:value="0" calcext:value-type="float">
            <text:p>0</text:p>
          </table:table-cell>
          <table:table-cell table:formula="of:=IF(OR(AND([$Sheet1.Q16]&gt;=[.Q$23];[$Sheet1.Q16]&lt;=[.Q$24]);AND([$Sheet1.Q16]&gt;=[.Q$25];[$Sheet1.Q16]&lt;=[.Q$26]));0;1)" office:value-type="float" office:value="0" calcext:value-type="float">
            <text:p>0</text:p>
          </table:table-cell>
          <table:table-cell table:formula="of:=IF(OR(AND([$Sheet1.R16]&gt;=[.R$23];[$Sheet1.R16]&lt;=[.R$24]);AND([$Sheet1.R16]&gt;=[.R$25];[$Sheet1.R16]&lt;=[.R$26]));0;1)" office:value-type="float" office:value="0" calcext:value-type="float">
            <text:p>0</text:p>
          </table:table-cell>
          <table:table-cell table:formula="of:=IF(OR(AND([$Sheet1.S16]&gt;=[.S$23];[$Sheet1.S16]&lt;=[.S$24]);AND([$Sheet1.S16]&gt;=[.S$25];[$Sheet1.S16]&lt;=[.S$26]));0;1)" office:value-type="float" office:value="0" calcext:value-type="float">
            <text:p>0</text:p>
          </table:table-cell>
          <table:table-cell table:formula="of:=IF(OR(AND([$Sheet1.T16]&gt;=[.T$23];[$Sheet1.T16]&lt;=[.T$24]);AND([$Sheet1.T16]&gt;=[.T$25];[$Sheet1.T16]&lt;=[.T$26]));0;1)" office:value-type="float" office:value="0" calcext:value-type="float">
            <text:p>0</text:p>
          </table:table-cell>
          <table:table-cell table:formula="of:=IF(OR(AND([$Sheet1.U16]&gt;=[.U$23];[$Sheet1.U16]&lt;=[.U$24]);AND([$Sheet1.U16]&gt;=[.U$25];[$Sheet1.U1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]&gt;=[.B$23];[$Sheet1.B17]&lt;=[.B$24]);AND([$Sheet1.B17]&gt;=[.B$25];[$Sheet1.B17]&lt;=[.B$26]));0;1)" office:value-type="float" office:value="0" calcext:value-type="float">
            <text:p>0</text:p>
          </table:table-cell>
          <table:table-cell table:formula="of:=IF(OR(AND([$Sheet1.C17]&gt;=[.C$23];[$Sheet1.C17]&lt;=[.C$24]);AND([$Sheet1.C17]&gt;=[.C$25];[$Sheet1.C17]&lt;=[.C$26]));0;1)" office:value-type="float" office:value="0" calcext:value-type="float">
            <text:p>0</text:p>
          </table:table-cell>
          <table:table-cell table:formula="of:=IF(OR(AND([$Sheet1.D17]&gt;=[.D$23];[$Sheet1.D17]&lt;=[.D$24]);AND([$Sheet1.D17]&gt;=[.D$25];[$Sheet1.D17]&lt;=[.D$26]));0;1)" office:value-type="float" office:value="0" calcext:value-type="float">
            <text:p>0</text:p>
          </table:table-cell>
          <table:table-cell table:formula="of:=IF(OR(AND([$Sheet1.E17]&gt;=[.E$23];[$Sheet1.E17]&lt;=[.E$24]);AND([$Sheet1.E17]&gt;=[.E$25];[$Sheet1.E17]&lt;=[.E$26]));0;1)" office:value-type="float" office:value="0" calcext:value-type="float">
            <text:p>0</text:p>
          </table:table-cell>
          <table:table-cell table:formula="of:=IF(OR(AND([$Sheet1.F17]&gt;=[.F$23];[$Sheet1.F17]&lt;=[.F$24]);AND([$Sheet1.F17]&gt;=[.F$25];[$Sheet1.F17]&lt;=[.F$26]));0;1)" office:value-type="float" office:value="0" calcext:value-type="float">
            <text:p>0</text:p>
          </table:table-cell>
          <table:table-cell table:formula="of:=IF(OR(AND([$Sheet1.G17]&gt;=[.G$23];[$Sheet1.G17]&lt;=[.G$24]);AND([$Sheet1.G17]&gt;=[.G$25];[$Sheet1.G17]&lt;=[.G$26]));0;1)" office:value-type="float" office:value="0" calcext:value-type="float">
            <text:p>0</text:p>
          </table:table-cell>
          <table:table-cell table:formula="of:=IF(OR(AND([$Sheet1.H17]&gt;=[.H$23];[$Sheet1.H17]&lt;=[.H$24]);AND([$Sheet1.H17]&gt;=[.H$25];[$Sheet1.H17]&lt;=[.H$26]));0;1)" office:value-type="float" office:value="0" calcext:value-type="float">
            <text:p>0</text:p>
          </table:table-cell>
          <table:table-cell table:formula="of:=IF(OR(AND([$Sheet1.I17]&gt;=[.I$23];[$Sheet1.I17]&lt;=[.I$24]);AND([$Sheet1.I17]&gt;=[.I$25];[$Sheet1.I17]&lt;=[.I$26]));0;1)" office:value-type="float" office:value="0" calcext:value-type="float">
            <text:p>0</text:p>
          </table:table-cell>
          <table:table-cell table:formula="of:=IF(OR(AND([$Sheet1.J17]&gt;=[.J$23];[$Sheet1.J17]&lt;=[.J$24]);AND([$Sheet1.J17]&gt;=[.J$25];[$Sheet1.J17]&lt;=[.J$26]));0;1)" office:value-type="float" office:value="0" calcext:value-type="float">
            <text:p>0</text:p>
          </table:table-cell>
          <table:table-cell table:formula="of:=IF(OR(AND([$Sheet1.K17]&gt;=[.K$23];[$Sheet1.K17]&lt;=[.K$24]);AND([$Sheet1.K17]&gt;=[.K$25];[$Sheet1.K17]&lt;=[.K$26]));0;1)" office:value-type="float" office:value="0" calcext:value-type="float">
            <text:p>0</text:p>
          </table:table-cell>
          <table:table-cell table:formula="of:=IF(OR(AND([$Sheet1.L17]&gt;=[.L$23];[$Sheet1.L17]&lt;=[.L$24]);AND([$Sheet1.L17]&gt;=[.L$25];[$Sheet1.L17]&lt;=[.L$26]));0;1)" office:value-type="float" office:value="0" calcext:value-type="float">
            <text:p>0</text:p>
          </table:table-cell>
          <table:table-cell table:formula="of:=IF(OR(AND([$Sheet1.M17]&gt;=[.M$23];[$Sheet1.M17]&lt;=[.M$24]);AND([$Sheet1.M17]&gt;=[.M$25];[$Sheet1.M17]&lt;=[.M$26]));0;1)" office:value-type="float" office:value="0" calcext:value-type="float">
            <text:p>0</text:p>
          </table:table-cell>
          <table:table-cell table:formula="of:=IF(OR(AND([$Sheet1.N17]&gt;=[.N$23];[$Sheet1.N17]&lt;=[.N$24]);AND([$Sheet1.N17]&gt;=[.N$25];[$Sheet1.N17]&lt;=[.N$26]));0;1)" office:value-type="float" office:value="0" calcext:value-type="float">
            <text:p>0</text:p>
          </table:table-cell>
          <table:table-cell table:formula="of:=IF(OR(AND([$Sheet1.O17]&gt;=[.O$23];[$Sheet1.O17]&lt;=[.O$24]);AND([$Sheet1.O17]&gt;=[.O$25];[$Sheet1.O17]&lt;=[.O$26]));0;1)" office:value-type="float" office:value="0" calcext:value-type="float">
            <text:p>0</text:p>
          </table:table-cell>
          <table:table-cell table:formula="of:=IF(OR(AND([$Sheet1.P17]&gt;=[.P$23];[$Sheet1.P17]&lt;=[.P$24]);AND([$Sheet1.P17]&gt;=[.P$25];[$Sheet1.P17]&lt;=[.P$26]));0;1)" office:value-type="float" office:value="0" calcext:value-type="float">
            <text:p>0</text:p>
          </table:table-cell>
          <table:table-cell table:formula="of:=IF(OR(AND([$Sheet1.Q17]&gt;=[.Q$23];[$Sheet1.Q17]&lt;=[.Q$24]);AND([$Sheet1.Q17]&gt;=[.Q$25];[$Sheet1.Q17]&lt;=[.Q$26]));0;1)" office:value-type="float" office:value="0" calcext:value-type="float">
            <text:p>0</text:p>
          </table:table-cell>
          <table:table-cell table:formula="of:=IF(OR(AND([$Sheet1.R17]&gt;=[.R$23];[$Sheet1.R17]&lt;=[.R$24]);AND([$Sheet1.R17]&gt;=[.R$25];[$Sheet1.R17]&lt;=[.R$26]));0;1)" office:value-type="float" office:value="0" calcext:value-type="float">
            <text:p>0</text:p>
          </table:table-cell>
          <table:table-cell table:formula="of:=IF(OR(AND([$Sheet1.S17]&gt;=[.S$23];[$Sheet1.S17]&lt;=[.S$24]);AND([$Sheet1.S17]&gt;=[.S$25];[$Sheet1.S17]&lt;=[.S$26]));0;1)" office:value-type="float" office:value="0" calcext:value-type="float">
            <text:p>0</text:p>
          </table:table-cell>
          <table:table-cell table:formula="of:=IF(OR(AND([$Sheet1.T17]&gt;=[.T$23];[$Sheet1.T17]&lt;=[.T$24]);AND([$Sheet1.T17]&gt;=[.T$25];[$Sheet1.T17]&lt;=[.T$26]));0;1)" office:value-type="float" office:value="0" calcext:value-type="float">
            <text:p>0</text:p>
          </table:table-cell>
          <table:table-cell table:formula="of:=IF(OR(AND([$Sheet1.U17]&gt;=[.U$23];[$Sheet1.U17]&lt;=[.U$24]);AND([$Sheet1.U17]&gt;=[.U$25];[$Sheet1.U1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]&gt;=[.B$23];[$Sheet1.B18]&lt;=[.B$24]);AND([$Sheet1.B18]&gt;=[.B$25];[$Sheet1.B18]&lt;=[.B$26]));0;1)" office:value-type="float" office:value="0" calcext:value-type="float">
            <text:p>0</text:p>
          </table:table-cell>
          <table:table-cell table:formula="of:=IF(OR(AND([$Sheet1.C18]&gt;=[.C$23];[$Sheet1.C18]&lt;=[.C$24]);AND([$Sheet1.C18]&gt;=[.C$25];[$Sheet1.C18]&lt;=[.C$26]));0;1)" office:value-type="float" office:value="0" calcext:value-type="float">
            <text:p>0</text:p>
          </table:table-cell>
          <table:table-cell table:formula="of:=IF(OR(AND([$Sheet1.D18]&gt;=[.D$23];[$Sheet1.D18]&lt;=[.D$24]);AND([$Sheet1.D18]&gt;=[.D$25];[$Sheet1.D18]&lt;=[.D$26]));0;1)" office:value-type="float" office:value="0" calcext:value-type="float">
            <text:p>0</text:p>
          </table:table-cell>
          <table:table-cell table:formula="of:=IF(OR(AND([$Sheet1.E18]&gt;=[.E$23];[$Sheet1.E18]&lt;=[.E$24]);AND([$Sheet1.E18]&gt;=[.E$25];[$Sheet1.E18]&lt;=[.E$26]));0;1)" office:value-type="float" office:value="0" calcext:value-type="float">
            <text:p>0</text:p>
          </table:table-cell>
          <table:table-cell table:formula="of:=IF(OR(AND([$Sheet1.F18]&gt;=[.F$23];[$Sheet1.F18]&lt;=[.F$24]);AND([$Sheet1.F18]&gt;=[.F$25];[$Sheet1.F18]&lt;=[.F$26]));0;1)" office:value-type="float" office:value="0" calcext:value-type="float">
            <text:p>0</text:p>
          </table:table-cell>
          <table:table-cell table:formula="of:=IF(OR(AND([$Sheet1.G18]&gt;=[.G$23];[$Sheet1.G18]&lt;=[.G$24]);AND([$Sheet1.G18]&gt;=[.G$25];[$Sheet1.G18]&lt;=[.G$26]));0;1)" office:value-type="float" office:value="0" calcext:value-type="float">
            <text:p>0</text:p>
          </table:table-cell>
          <table:table-cell table:formula="of:=IF(OR(AND([$Sheet1.H18]&gt;=[.H$23];[$Sheet1.H18]&lt;=[.H$24]);AND([$Sheet1.H18]&gt;=[.H$25];[$Sheet1.H18]&lt;=[.H$26]));0;1)" office:value-type="float" office:value="0" calcext:value-type="float">
            <text:p>0</text:p>
          </table:table-cell>
          <table:table-cell table:formula="of:=IF(OR(AND([$Sheet1.I18]&gt;=[.I$23];[$Sheet1.I18]&lt;=[.I$24]);AND([$Sheet1.I18]&gt;=[.I$25];[$Sheet1.I18]&lt;=[.I$26]));0;1)" office:value-type="float" office:value="0" calcext:value-type="float">
            <text:p>0</text:p>
          </table:table-cell>
          <table:table-cell table:formula="of:=IF(OR(AND([$Sheet1.J18]&gt;=[.J$23];[$Sheet1.J18]&lt;=[.J$24]);AND([$Sheet1.J18]&gt;=[.J$25];[$Sheet1.J18]&lt;=[.J$26]));0;1)" office:value-type="float" office:value="0" calcext:value-type="float">
            <text:p>0</text:p>
          </table:table-cell>
          <table:table-cell table:formula="of:=IF(OR(AND([$Sheet1.K18]&gt;=[.K$23];[$Sheet1.K18]&lt;=[.K$24]);AND([$Sheet1.K18]&gt;=[.K$25];[$Sheet1.K18]&lt;=[.K$26]));0;1)" office:value-type="float" office:value="0" calcext:value-type="float">
            <text:p>0</text:p>
          </table:table-cell>
          <table:table-cell table:formula="of:=IF(OR(AND([$Sheet1.L18]&gt;=[.L$23];[$Sheet1.L18]&lt;=[.L$24]);AND([$Sheet1.L18]&gt;=[.L$25];[$Sheet1.L18]&lt;=[.L$26]));0;1)" office:value-type="float" office:value="0" calcext:value-type="float">
            <text:p>0</text:p>
          </table:table-cell>
          <table:table-cell table:formula="of:=IF(OR(AND([$Sheet1.M18]&gt;=[.M$23];[$Sheet1.M18]&lt;=[.M$24]);AND([$Sheet1.M18]&gt;=[.M$25];[$Sheet1.M18]&lt;=[.M$26]));0;1)" office:value-type="float" office:value="0" calcext:value-type="float">
            <text:p>0</text:p>
          </table:table-cell>
          <table:table-cell table:formula="of:=IF(OR(AND([$Sheet1.N18]&gt;=[.N$23];[$Sheet1.N18]&lt;=[.N$24]);AND([$Sheet1.N18]&gt;=[.N$25];[$Sheet1.N18]&lt;=[.N$26]));0;1)" office:value-type="float" office:value="0" calcext:value-type="float">
            <text:p>0</text:p>
          </table:table-cell>
          <table:table-cell table:formula="of:=IF(OR(AND([$Sheet1.O18]&gt;=[.O$23];[$Sheet1.O18]&lt;=[.O$24]);AND([$Sheet1.O18]&gt;=[.O$25];[$Sheet1.O18]&lt;=[.O$26]));0;1)" office:value-type="float" office:value="0" calcext:value-type="float">
            <text:p>0</text:p>
          </table:table-cell>
          <table:table-cell table:formula="of:=IF(OR(AND([$Sheet1.P18]&gt;=[.P$23];[$Sheet1.P18]&lt;=[.P$24]);AND([$Sheet1.P18]&gt;=[.P$25];[$Sheet1.P18]&lt;=[.P$26]));0;1)" office:value-type="float" office:value="0" calcext:value-type="float">
            <text:p>0</text:p>
          </table:table-cell>
          <table:table-cell table:formula="of:=IF(OR(AND([$Sheet1.Q18]&gt;=[.Q$23];[$Sheet1.Q18]&lt;=[.Q$24]);AND([$Sheet1.Q18]&gt;=[.Q$25];[$Sheet1.Q18]&lt;=[.Q$26]));0;1)" office:value-type="float" office:value="0" calcext:value-type="float">
            <text:p>0</text:p>
          </table:table-cell>
          <table:table-cell table:formula="of:=IF(OR(AND([$Sheet1.R18]&gt;=[.R$23];[$Sheet1.R18]&lt;=[.R$24]);AND([$Sheet1.R18]&gt;=[.R$25];[$Sheet1.R18]&lt;=[.R$26]));0;1)" office:value-type="float" office:value="0" calcext:value-type="float">
            <text:p>0</text:p>
          </table:table-cell>
          <table:table-cell table:formula="of:=IF(OR(AND([$Sheet1.S18]&gt;=[.S$23];[$Sheet1.S18]&lt;=[.S$24]);AND([$Sheet1.S18]&gt;=[.S$25];[$Sheet1.S18]&lt;=[.S$26]));0;1)" office:value-type="float" office:value="0" calcext:value-type="float">
            <text:p>0</text:p>
          </table:table-cell>
          <table:table-cell table:formula="of:=IF(OR(AND([$Sheet1.T18]&gt;=[.T$23];[$Sheet1.T18]&lt;=[.T$24]);AND([$Sheet1.T18]&gt;=[.T$25];[$Sheet1.T18]&lt;=[.T$26]));0;1)" office:value-type="float" office:value="0" calcext:value-type="float">
            <text:p>0</text:p>
          </table:table-cell>
          <table:table-cell table:formula="of:=IF(OR(AND([$Sheet1.U18]&gt;=[.U$23];[$Sheet1.U18]&lt;=[.U$24]);AND([$Sheet1.U18]&gt;=[.U$25];[$Sheet1.U1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]&gt;=[.B$23];[$Sheet1.B19]&lt;=[.B$24]);AND([$Sheet1.B19]&gt;=[.B$25];[$Sheet1.B19]&lt;=[.B$26]));0;1)" office:value-type="float" office:value="0" calcext:value-type="float">
            <text:p>0</text:p>
          </table:table-cell>
          <table:table-cell table:formula="of:=IF(OR(AND([$Sheet1.C19]&gt;=[.C$23];[$Sheet1.C19]&lt;=[.C$24]);AND([$Sheet1.C19]&gt;=[.C$25];[$Sheet1.C19]&lt;=[.C$26]));0;1)" office:value-type="float" office:value="0" calcext:value-type="float">
            <text:p>0</text:p>
          </table:table-cell>
          <table:table-cell table:formula="of:=IF(OR(AND([$Sheet1.D19]&gt;=[.D$23];[$Sheet1.D19]&lt;=[.D$24]);AND([$Sheet1.D19]&gt;=[.D$25];[$Sheet1.D19]&lt;=[.D$26]));0;1)" office:value-type="float" office:value="0" calcext:value-type="float">
            <text:p>0</text:p>
          </table:table-cell>
          <table:table-cell table:formula="of:=IF(OR(AND([$Sheet1.E19]&gt;=[.E$23];[$Sheet1.E19]&lt;=[.E$24]);AND([$Sheet1.E19]&gt;=[.E$25];[$Sheet1.E19]&lt;=[.E$26]));0;1)" office:value-type="float" office:value="0" calcext:value-type="float">
            <text:p>0</text:p>
          </table:table-cell>
          <table:table-cell table:formula="of:=IF(OR(AND([$Sheet1.F19]&gt;=[.F$23];[$Sheet1.F19]&lt;=[.F$24]);AND([$Sheet1.F19]&gt;=[.F$25];[$Sheet1.F19]&lt;=[.F$26]));0;1)" office:value-type="float" office:value="0" calcext:value-type="float">
            <text:p>0</text:p>
          </table:table-cell>
          <table:table-cell table:formula="of:=IF(OR(AND([$Sheet1.G19]&gt;=[.G$23];[$Sheet1.G19]&lt;=[.G$24]);AND([$Sheet1.G19]&gt;=[.G$25];[$Sheet1.G19]&lt;=[.G$26]));0;1)" office:value-type="float" office:value="0" calcext:value-type="float">
            <text:p>0</text:p>
          </table:table-cell>
          <table:table-cell table:formula="of:=IF(OR(AND([$Sheet1.H19]&gt;=[.H$23];[$Sheet1.H19]&lt;=[.H$24]);AND([$Sheet1.H19]&gt;=[.H$25];[$Sheet1.H19]&lt;=[.H$26]));0;1)" office:value-type="float" office:value="0" calcext:value-type="float">
            <text:p>0</text:p>
          </table:table-cell>
          <table:table-cell table:formula="of:=IF(OR(AND([$Sheet1.I19]&gt;=[.I$23];[$Sheet1.I19]&lt;=[.I$24]);AND([$Sheet1.I19]&gt;=[.I$25];[$Sheet1.I19]&lt;=[.I$26]));0;1)" office:value-type="float" office:value="0" calcext:value-type="float">
            <text:p>0</text:p>
          </table:table-cell>
          <table:table-cell table:formula="of:=IF(OR(AND([$Sheet1.J19]&gt;=[.J$23];[$Sheet1.J19]&lt;=[.J$24]);AND([$Sheet1.J19]&gt;=[.J$25];[$Sheet1.J19]&lt;=[.J$26]));0;1)" office:value-type="float" office:value="0" calcext:value-type="float">
            <text:p>0</text:p>
          </table:table-cell>
          <table:table-cell table:formula="of:=IF(OR(AND([$Sheet1.K19]&gt;=[.K$23];[$Sheet1.K19]&lt;=[.K$24]);AND([$Sheet1.K19]&gt;=[.K$25];[$Sheet1.K19]&lt;=[.K$26]));0;1)" office:value-type="float" office:value="0" calcext:value-type="float">
            <text:p>0</text:p>
          </table:table-cell>
          <table:table-cell table:formula="of:=IF(OR(AND([$Sheet1.L19]&gt;=[.L$23];[$Sheet1.L19]&lt;=[.L$24]);AND([$Sheet1.L19]&gt;=[.L$25];[$Sheet1.L19]&lt;=[.L$26]));0;1)" office:value-type="float" office:value="0" calcext:value-type="float">
            <text:p>0</text:p>
          </table:table-cell>
          <table:table-cell table:formula="of:=IF(OR(AND([$Sheet1.M19]&gt;=[.M$23];[$Sheet1.M19]&lt;=[.M$24]);AND([$Sheet1.M19]&gt;=[.M$25];[$Sheet1.M19]&lt;=[.M$26]));0;1)" office:value-type="float" office:value="0" calcext:value-type="float">
            <text:p>0</text:p>
          </table:table-cell>
          <table:table-cell table:formula="of:=IF(OR(AND([$Sheet1.N19]&gt;=[.N$23];[$Sheet1.N19]&lt;=[.N$24]);AND([$Sheet1.N19]&gt;=[.N$25];[$Sheet1.N19]&lt;=[.N$26]));0;1)" office:value-type="float" office:value="0" calcext:value-type="float">
            <text:p>0</text:p>
          </table:table-cell>
          <table:table-cell table:formula="of:=IF(OR(AND([$Sheet1.O19]&gt;=[.O$23];[$Sheet1.O19]&lt;=[.O$24]);AND([$Sheet1.O19]&gt;=[.O$25];[$Sheet1.O19]&lt;=[.O$26]));0;1)" office:value-type="float" office:value="0" calcext:value-type="float">
            <text:p>0</text:p>
          </table:table-cell>
          <table:table-cell table:formula="of:=IF(OR(AND([$Sheet1.P19]&gt;=[.P$23];[$Sheet1.P19]&lt;=[.P$24]);AND([$Sheet1.P19]&gt;=[.P$25];[$Sheet1.P19]&lt;=[.P$26]));0;1)" office:value-type="float" office:value="0" calcext:value-type="float">
            <text:p>0</text:p>
          </table:table-cell>
          <table:table-cell table:formula="of:=IF(OR(AND([$Sheet1.Q19]&gt;=[.Q$23];[$Sheet1.Q19]&lt;=[.Q$24]);AND([$Sheet1.Q19]&gt;=[.Q$25];[$Sheet1.Q19]&lt;=[.Q$26]));0;1)" office:value-type="float" office:value="0" calcext:value-type="float">
            <text:p>0</text:p>
          </table:table-cell>
          <table:table-cell table:formula="of:=IF(OR(AND([$Sheet1.R19]&gt;=[.R$23];[$Sheet1.R19]&lt;=[.R$24]);AND([$Sheet1.R19]&gt;=[.R$25];[$Sheet1.R19]&lt;=[.R$26]));0;1)" office:value-type="float" office:value="0" calcext:value-type="float">
            <text:p>0</text:p>
          </table:table-cell>
          <table:table-cell table:formula="of:=IF(OR(AND([$Sheet1.S19]&gt;=[.S$23];[$Sheet1.S19]&lt;=[.S$24]);AND([$Sheet1.S19]&gt;=[.S$25];[$Sheet1.S19]&lt;=[.S$26]));0;1)" office:value-type="float" office:value="0" calcext:value-type="float">
            <text:p>0</text:p>
          </table:table-cell>
          <table:table-cell table:formula="of:=IF(OR(AND([$Sheet1.T19]&gt;=[.T$23];[$Sheet1.T19]&lt;=[.T$24]);AND([$Sheet1.T19]&gt;=[.T$25];[$Sheet1.T19]&lt;=[.T$26]));0;1)" office:value-type="float" office:value="0" calcext:value-type="float">
            <text:p>0</text:p>
          </table:table-cell>
          <table:table-cell table:formula="of:=IF(OR(AND([$Sheet1.U19]&gt;=[.U$23];[$Sheet1.U19]&lt;=[.U$24]);AND([$Sheet1.U19]&gt;=[.U$25];[$Sheet1.U1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0]&gt;=[.B$23];[$Sheet1.B20]&lt;=[.B$24]);AND([$Sheet1.B20]&gt;=[.B$25];[$Sheet1.B20]&lt;=[.B$26]));0;1)" office:value-type="float" office:value="0" calcext:value-type="float">
            <text:p>0</text:p>
          </table:table-cell>
          <table:table-cell table:formula="of:=IF(OR(AND([$Sheet1.C20]&gt;=[.C$23];[$Sheet1.C20]&lt;=[.C$24]);AND([$Sheet1.C20]&gt;=[.C$25];[$Sheet1.C20]&lt;=[.C$26]));0;1)" office:value-type="float" office:value="0" calcext:value-type="float">
            <text:p>0</text:p>
          </table:table-cell>
          <table:table-cell table:formula="of:=IF(OR(AND([$Sheet1.D20]&gt;=[.D$23];[$Sheet1.D20]&lt;=[.D$24]);AND([$Sheet1.D20]&gt;=[.D$25];[$Sheet1.D20]&lt;=[.D$26]));0;1)" office:value-type="float" office:value="0" calcext:value-type="float">
            <text:p>0</text:p>
          </table:table-cell>
          <table:table-cell table:formula="of:=IF(OR(AND([$Sheet1.E20]&gt;=[.E$23];[$Sheet1.E20]&lt;=[.E$24]);AND([$Sheet1.E20]&gt;=[.E$25];[$Sheet1.E20]&lt;=[.E$26]));0;1)" office:value-type="float" office:value="0" calcext:value-type="float">
            <text:p>0</text:p>
          </table:table-cell>
          <table:table-cell table:formula="of:=IF(OR(AND([$Sheet1.F20]&gt;=[.F$23];[$Sheet1.F20]&lt;=[.F$24]);AND([$Sheet1.F20]&gt;=[.F$25];[$Sheet1.F20]&lt;=[.F$26]));0;1)" office:value-type="float" office:value="0" calcext:value-type="float">
            <text:p>0</text:p>
          </table:table-cell>
          <table:table-cell table:formula="of:=IF(OR(AND([$Sheet1.G20]&gt;=[.G$23];[$Sheet1.G20]&lt;=[.G$24]);AND([$Sheet1.G20]&gt;=[.G$25];[$Sheet1.G20]&lt;=[.G$26]));0;1)" office:value-type="float" office:value="0" calcext:value-type="float">
            <text:p>0</text:p>
          </table:table-cell>
          <table:table-cell table:formula="of:=IF(OR(AND([$Sheet1.H20]&gt;=[.H$23];[$Sheet1.H20]&lt;=[.H$24]);AND([$Sheet1.H20]&gt;=[.H$25];[$Sheet1.H20]&lt;=[.H$26]));0;1)" office:value-type="float" office:value="0" calcext:value-type="float">
            <text:p>0</text:p>
          </table:table-cell>
          <table:table-cell table:formula="of:=IF(OR(AND([$Sheet1.I20]&gt;=[.I$23];[$Sheet1.I20]&lt;=[.I$24]);AND([$Sheet1.I20]&gt;=[.I$25];[$Sheet1.I20]&lt;=[.I$26]));0;1)" office:value-type="float" office:value="0" calcext:value-type="float">
            <text:p>0</text:p>
          </table:table-cell>
          <table:table-cell table:formula="of:=IF(OR(AND([$Sheet1.J20]&gt;=[.J$23];[$Sheet1.J20]&lt;=[.J$24]);AND([$Sheet1.J20]&gt;=[.J$25];[$Sheet1.J20]&lt;=[.J$26]));0;1)" office:value-type="float" office:value="0" calcext:value-type="float">
            <text:p>0</text:p>
          </table:table-cell>
          <table:table-cell table:formula="of:=IF(OR(AND([$Sheet1.K20]&gt;=[.K$23];[$Sheet1.K20]&lt;=[.K$24]);AND([$Sheet1.K20]&gt;=[.K$25];[$Sheet1.K20]&lt;=[.K$26]));0;1)" office:value-type="float" office:value="0" calcext:value-type="float">
            <text:p>0</text:p>
          </table:table-cell>
          <table:table-cell table:formula="of:=IF(OR(AND([$Sheet1.L20]&gt;=[.L$23];[$Sheet1.L20]&lt;=[.L$24]);AND([$Sheet1.L20]&gt;=[.L$25];[$Sheet1.L20]&lt;=[.L$26]));0;1)" office:value-type="float" office:value="0" calcext:value-type="float">
            <text:p>0</text:p>
          </table:table-cell>
          <table:table-cell table:formula="of:=IF(OR(AND([$Sheet1.M20]&gt;=[.M$23];[$Sheet1.M20]&lt;=[.M$24]);AND([$Sheet1.M20]&gt;=[.M$25];[$Sheet1.M20]&lt;=[.M$26]));0;1)" office:value-type="float" office:value="0" calcext:value-type="float">
            <text:p>0</text:p>
          </table:table-cell>
          <table:table-cell table:formula="of:=IF(OR(AND([$Sheet1.N20]&gt;=[.N$23];[$Sheet1.N20]&lt;=[.N$24]);AND([$Sheet1.N20]&gt;=[.N$25];[$Sheet1.N20]&lt;=[.N$26]));0;1)" office:value-type="float" office:value="0" calcext:value-type="float">
            <text:p>0</text:p>
          </table:table-cell>
          <table:table-cell table:formula="of:=IF(OR(AND([$Sheet1.O20]&gt;=[.O$23];[$Sheet1.O20]&lt;=[.O$24]);AND([$Sheet1.O20]&gt;=[.O$25];[$Sheet1.O20]&lt;=[.O$26]));0;1)" office:value-type="float" office:value="0" calcext:value-type="float">
            <text:p>0</text:p>
          </table:table-cell>
          <table:table-cell table:formula="of:=IF(OR(AND([$Sheet1.P20]&gt;=[.P$23];[$Sheet1.P20]&lt;=[.P$24]);AND([$Sheet1.P20]&gt;=[.P$25];[$Sheet1.P20]&lt;=[.P$26]));0;1)" office:value-type="float" office:value="0" calcext:value-type="float">
            <text:p>0</text:p>
          </table:table-cell>
          <table:table-cell table:formula="of:=IF(OR(AND([$Sheet1.Q20]&gt;=[.Q$23];[$Sheet1.Q20]&lt;=[.Q$24]);AND([$Sheet1.Q20]&gt;=[.Q$25];[$Sheet1.Q20]&lt;=[.Q$26]));0;1)" office:value-type="float" office:value="0" calcext:value-type="float">
            <text:p>0</text:p>
          </table:table-cell>
          <table:table-cell table:formula="of:=IF(OR(AND([$Sheet1.R20]&gt;=[.R$23];[$Sheet1.R20]&lt;=[.R$24]);AND([$Sheet1.R20]&gt;=[.R$25];[$Sheet1.R20]&lt;=[.R$26]));0;1)" office:value-type="float" office:value="0" calcext:value-type="float">
            <text:p>0</text:p>
          </table:table-cell>
          <table:table-cell table:formula="of:=IF(OR(AND([$Sheet1.S20]&gt;=[.S$23];[$Sheet1.S20]&lt;=[.S$24]);AND([$Sheet1.S20]&gt;=[.S$25];[$Sheet1.S20]&lt;=[.S$26]));0;1)" office:value-type="float" office:value="0" calcext:value-type="float">
            <text:p>0</text:p>
          </table:table-cell>
          <table:table-cell table:formula="of:=IF(OR(AND([$Sheet1.T20]&gt;=[.T$23];[$Sheet1.T20]&lt;=[.T$24]);AND([$Sheet1.T20]&gt;=[.T$25];[$Sheet1.T20]&lt;=[.T$26]));0;1)" office:value-type="float" office:value="0" calcext:value-type="float">
            <text:p>0</text:p>
          </table:table-cell>
          <table:table-cell table:formula="of:=IF(OR(AND([$Sheet1.U20]&gt;=[.U$23];[$Sheet1.U20]&lt;=[.U$24]);AND([$Sheet1.U20]&gt;=[.U$25];[$Sheet1.U2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1]&gt;=[.B$23];[$Sheet1.B21]&lt;=[.B$24]);AND([$Sheet1.B21]&gt;=[.B$25];[$Sheet1.B21]&lt;=[.B$26]));0;1)" office:value-type="float" office:value="0" calcext:value-type="float">
            <text:p>0</text:p>
          </table:table-cell>
          <table:table-cell table:formula="of:=IF(OR(AND([$Sheet1.C21]&gt;=[.C$23];[$Sheet1.C21]&lt;=[.C$24]);AND([$Sheet1.C21]&gt;=[.C$25];[$Sheet1.C21]&lt;=[.C$26]));0;1)" office:value-type="float" office:value="0" calcext:value-type="float">
            <text:p>0</text:p>
          </table:table-cell>
          <table:table-cell table:formula="of:=IF(OR(AND([$Sheet1.D21]&gt;=[.D$23];[$Sheet1.D21]&lt;=[.D$24]);AND([$Sheet1.D21]&gt;=[.D$25];[$Sheet1.D21]&lt;=[.D$26]));0;1)" office:value-type="float" office:value="0" calcext:value-type="float">
            <text:p>0</text:p>
          </table:table-cell>
          <table:table-cell table:formula="of:=IF(OR(AND([$Sheet1.E21]&gt;=[.E$23];[$Sheet1.E21]&lt;=[.E$24]);AND([$Sheet1.E21]&gt;=[.E$25];[$Sheet1.E21]&lt;=[.E$26]));0;1)" office:value-type="float" office:value="0" calcext:value-type="float">
            <text:p>0</text:p>
          </table:table-cell>
          <table:table-cell table:formula="of:=IF(OR(AND([$Sheet1.F21]&gt;=[.F$23];[$Sheet1.F21]&lt;=[.F$24]);AND([$Sheet1.F21]&gt;=[.F$25];[$Sheet1.F21]&lt;=[.F$26]));0;1)" office:value-type="float" office:value="0" calcext:value-type="float">
            <text:p>0</text:p>
          </table:table-cell>
          <table:table-cell table:formula="of:=IF(OR(AND([$Sheet1.G21]&gt;=[.G$23];[$Sheet1.G21]&lt;=[.G$24]);AND([$Sheet1.G21]&gt;=[.G$25];[$Sheet1.G21]&lt;=[.G$26]));0;1)" office:value-type="float" office:value="0" calcext:value-type="float">
            <text:p>0</text:p>
          </table:table-cell>
          <table:table-cell table:formula="of:=IF(OR(AND([$Sheet1.H21]&gt;=[.H$23];[$Sheet1.H21]&lt;=[.H$24]);AND([$Sheet1.H21]&gt;=[.H$25];[$Sheet1.H21]&lt;=[.H$26]));0;1)" office:value-type="float" office:value="0" calcext:value-type="float">
            <text:p>0</text:p>
          </table:table-cell>
          <table:table-cell table:formula="of:=IF(OR(AND([$Sheet1.I21]&gt;=[.I$23];[$Sheet1.I21]&lt;=[.I$24]);AND([$Sheet1.I21]&gt;=[.I$25];[$Sheet1.I21]&lt;=[.I$26]));0;1)" office:value-type="float" office:value="0" calcext:value-type="float">
            <text:p>0</text:p>
          </table:table-cell>
          <table:table-cell table:formula="of:=IF(OR(AND([$Sheet1.J21]&gt;=[.J$23];[$Sheet1.J21]&lt;=[.J$24]);AND([$Sheet1.J21]&gt;=[.J$25];[$Sheet1.J21]&lt;=[.J$26]));0;1)" office:value-type="float" office:value="0" calcext:value-type="float">
            <text:p>0</text:p>
          </table:table-cell>
          <table:table-cell table:formula="of:=IF(OR(AND([$Sheet1.K21]&gt;=[.K$23];[$Sheet1.K21]&lt;=[.K$24]);AND([$Sheet1.K21]&gt;=[.K$25];[$Sheet1.K21]&lt;=[.K$26]));0;1)" office:value-type="float" office:value="0" calcext:value-type="float">
            <text:p>0</text:p>
          </table:table-cell>
          <table:table-cell table:formula="of:=IF(OR(AND([$Sheet1.L21]&gt;=[.L$23];[$Sheet1.L21]&lt;=[.L$24]);AND([$Sheet1.L21]&gt;=[.L$25];[$Sheet1.L21]&lt;=[.L$26]));0;1)" office:value-type="float" office:value="0" calcext:value-type="float">
            <text:p>0</text:p>
          </table:table-cell>
          <table:table-cell table:formula="of:=IF(OR(AND([$Sheet1.M21]&gt;=[.M$23];[$Sheet1.M21]&lt;=[.M$24]);AND([$Sheet1.M21]&gt;=[.M$25];[$Sheet1.M21]&lt;=[.M$26]));0;1)" office:value-type="float" office:value="0" calcext:value-type="float">
            <text:p>0</text:p>
          </table:table-cell>
          <table:table-cell table:formula="of:=IF(OR(AND([$Sheet1.N21]&gt;=[.N$23];[$Sheet1.N21]&lt;=[.N$24]);AND([$Sheet1.N21]&gt;=[.N$25];[$Sheet1.N21]&lt;=[.N$26]));0;1)" office:value-type="float" office:value="0" calcext:value-type="float">
            <text:p>0</text:p>
          </table:table-cell>
          <table:table-cell table:formula="of:=IF(OR(AND([$Sheet1.O21]&gt;=[.O$23];[$Sheet1.O21]&lt;=[.O$24]);AND([$Sheet1.O21]&gt;=[.O$25];[$Sheet1.O21]&lt;=[.O$26]));0;1)" office:value-type="float" office:value="0" calcext:value-type="float">
            <text:p>0</text:p>
          </table:table-cell>
          <table:table-cell table:formula="of:=IF(OR(AND([$Sheet1.P21]&gt;=[.P$23];[$Sheet1.P21]&lt;=[.P$24]);AND([$Sheet1.P21]&gt;=[.P$25];[$Sheet1.P21]&lt;=[.P$26]));0;1)" office:value-type="float" office:value="0" calcext:value-type="float">
            <text:p>0</text:p>
          </table:table-cell>
          <table:table-cell table:formula="of:=IF(OR(AND([$Sheet1.Q21]&gt;=[.Q$23];[$Sheet1.Q21]&lt;=[.Q$24]);AND([$Sheet1.Q21]&gt;=[.Q$25];[$Sheet1.Q21]&lt;=[.Q$26]));0;1)" office:value-type="float" office:value="0" calcext:value-type="float">
            <text:p>0</text:p>
          </table:table-cell>
          <table:table-cell table:formula="of:=IF(OR(AND([$Sheet1.R21]&gt;=[.R$23];[$Sheet1.R21]&lt;=[.R$24]);AND([$Sheet1.R21]&gt;=[.R$25];[$Sheet1.R21]&lt;=[.R$26]));0;1)" office:value-type="float" office:value="0" calcext:value-type="float">
            <text:p>0</text:p>
          </table:table-cell>
          <table:table-cell table:formula="of:=IF(OR(AND([$Sheet1.S21]&gt;=[.S$23];[$Sheet1.S21]&lt;=[.S$24]);AND([$Sheet1.S21]&gt;=[.S$25];[$Sheet1.S21]&lt;=[.S$26]));0;1)" office:value-type="float" office:value="0" calcext:value-type="float">
            <text:p>0</text:p>
          </table:table-cell>
          <table:table-cell table:formula="of:=IF(OR(AND([$Sheet1.T21]&gt;=[.T$23];[$Sheet1.T21]&lt;=[.T$24]);AND([$Sheet1.T21]&gt;=[.T$25];[$Sheet1.T21]&lt;=[.T$26]));0;1)" office:value-type="float" office:value="0" calcext:value-type="float">
            <text:p>0</text:p>
          </table:table-cell>
          <table:table-cell table:formula="of:=IF(OR(AND([$Sheet1.U21]&gt;=[.U$23];[$Sheet1.U21]&lt;=[.U$24]);AND([$Sheet1.U21]&gt;=[.U$25];[$Sheet1.U2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2]&gt;=[.B$23];[$Sheet1.B22]&lt;=[.B$24]);AND([$Sheet1.B22]&gt;=[.B$25];[$Sheet1.B22]&lt;=[.B$26]));0;1)" office:value-type="float" office:value="0" calcext:value-type="float">
            <text:p>0</text:p>
          </table:table-cell>
          <table:table-cell table:formula="of:=IF(OR(AND([$Sheet1.C22]&gt;=[.C$23];[$Sheet1.C22]&lt;=[.C$24]);AND([$Sheet1.C22]&gt;=[.C$25];[$Sheet1.C22]&lt;=[.C$26]));0;1)" office:value-type="float" office:value="0" calcext:value-type="float">
            <text:p>0</text:p>
          </table:table-cell>
          <table:table-cell table:formula="of:=IF(OR(AND([$Sheet1.D22]&gt;=[.D$23];[$Sheet1.D22]&lt;=[.D$24]);AND([$Sheet1.D22]&gt;=[.D$25];[$Sheet1.D22]&lt;=[.D$26]));0;1)" office:value-type="float" office:value="0" calcext:value-type="float">
            <text:p>0</text:p>
          </table:table-cell>
          <table:table-cell table:formula="of:=IF(OR(AND([$Sheet1.E22]&gt;=[.E$23];[$Sheet1.E22]&lt;=[.E$24]);AND([$Sheet1.E22]&gt;=[.E$25];[$Sheet1.E22]&lt;=[.E$26]));0;1)" office:value-type="float" office:value="0" calcext:value-type="float">
            <text:p>0</text:p>
          </table:table-cell>
          <table:table-cell table:formula="of:=IF(OR(AND([$Sheet1.F22]&gt;=[.F$23];[$Sheet1.F22]&lt;=[.F$24]);AND([$Sheet1.F22]&gt;=[.F$25];[$Sheet1.F22]&lt;=[.F$26]));0;1)" office:value-type="float" office:value="0" calcext:value-type="float">
            <text:p>0</text:p>
          </table:table-cell>
          <table:table-cell table:formula="of:=IF(OR(AND([$Sheet1.G22]&gt;=[.G$23];[$Sheet1.G22]&lt;=[.G$24]);AND([$Sheet1.G22]&gt;=[.G$25];[$Sheet1.G22]&lt;=[.G$26]));0;1)" office:value-type="float" office:value="0" calcext:value-type="float">
            <text:p>0</text:p>
          </table:table-cell>
          <table:table-cell table:formula="of:=IF(OR(AND([$Sheet1.H22]&gt;=[.H$23];[$Sheet1.H22]&lt;=[.H$24]);AND([$Sheet1.H22]&gt;=[.H$25];[$Sheet1.H22]&lt;=[.H$26]));0;1)" office:value-type="float" office:value="0" calcext:value-type="float">
            <text:p>0</text:p>
          </table:table-cell>
          <table:table-cell table:formula="of:=IF(OR(AND([$Sheet1.I22]&gt;=[.I$23];[$Sheet1.I22]&lt;=[.I$24]);AND([$Sheet1.I22]&gt;=[.I$25];[$Sheet1.I22]&lt;=[.I$26]));0;1)" office:value-type="float" office:value="0" calcext:value-type="float">
            <text:p>0</text:p>
          </table:table-cell>
          <table:table-cell table:formula="of:=IF(OR(AND([$Sheet1.J22]&gt;=[.J$23];[$Sheet1.J22]&lt;=[.J$24]);AND([$Sheet1.J22]&gt;=[.J$25];[$Sheet1.J22]&lt;=[.J$26]));0;1)" office:value-type="float" office:value="0" calcext:value-type="float">
            <text:p>0</text:p>
          </table:table-cell>
          <table:table-cell table:formula="of:=IF(OR(AND([$Sheet1.K22]&gt;=[.K$23];[$Sheet1.K22]&lt;=[.K$24]);AND([$Sheet1.K22]&gt;=[.K$25];[$Sheet1.K22]&lt;=[.K$26]));0;1)" office:value-type="float" office:value="0" calcext:value-type="float">
            <text:p>0</text:p>
          </table:table-cell>
          <table:table-cell table:formula="of:=IF(OR(AND([$Sheet1.L22]&gt;=[.L$23];[$Sheet1.L22]&lt;=[.L$24]);AND([$Sheet1.L22]&gt;=[.L$25];[$Sheet1.L22]&lt;=[.L$26]));0;1)" office:value-type="float" office:value="0" calcext:value-type="float">
            <text:p>0</text:p>
          </table:table-cell>
          <table:table-cell table:formula="of:=IF(OR(AND([$Sheet1.M22]&gt;=[.M$23];[$Sheet1.M22]&lt;=[.M$24]);AND([$Sheet1.M22]&gt;=[.M$25];[$Sheet1.M22]&lt;=[.M$26]));0;1)" office:value-type="float" office:value="0" calcext:value-type="float">
            <text:p>0</text:p>
          </table:table-cell>
          <table:table-cell table:formula="of:=IF(OR(AND([$Sheet1.N22]&gt;=[.N$23];[$Sheet1.N22]&lt;=[.N$24]);AND([$Sheet1.N22]&gt;=[.N$25];[$Sheet1.N22]&lt;=[.N$26]));0;1)" office:value-type="float" office:value="0" calcext:value-type="float">
            <text:p>0</text:p>
          </table:table-cell>
          <table:table-cell table:formula="of:=IF(OR(AND([$Sheet1.O22]&gt;=[.O$23];[$Sheet1.O22]&lt;=[.O$24]);AND([$Sheet1.O22]&gt;=[.O$25];[$Sheet1.O22]&lt;=[.O$26]));0;1)" office:value-type="float" office:value="0" calcext:value-type="float">
            <text:p>0</text:p>
          </table:table-cell>
          <table:table-cell table:formula="of:=IF(OR(AND([$Sheet1.P22]&gt;=[.P$23];[$Sheet1.P22]&lt;=[.P$24]);AND([$Sheet1.P22]&gt;=[.P$25];[$Sheet1.P22]&lt;=[.P$26]));0;1)" office:value-type="float" office:value="0" calcext:value-type="float">
            <text:p>0</text:p>
          </table:table-cell>
          <table:table-cell table:formula="of:=IF(OR(AND([$Sheet1.Q22]&gt;=[.Q$23];[$Sheet1.Q22]&lt;=[.Q$24]);AND([$Sheet1.Q22]&gt;=[.Q$25];[$Sheet1.Q22]&lt;=[.Q$26]));0;1)" office:value-type="float" office:value="0" calcext:value-type="float">
            <text:p>0</text:p>
          </table:table-cell>
          <table:table-cell table:formula="of:=IF(OR(AND([$Sheet1.R22]&gt;=[.R$23];[$Sheet1.R22]&lt;=[.R$24]);AND([$Sheet1.R22]&gt;=[.R$25];[$Sheet1.R22]&lt;=[.R$26]));0;1)" office:value-type="float" office:value="0" calcext:value-type="float">
            <text:p>0</text:p>
          </table:table-cell>
          <table:table-cell table:formula="of:=IF(OR(AND([$Sheet1.S22]&gt;=[.S$23];[$Sheet1.S22]&lt;=[.S$24]);AND([$Sheet1.S22]&gt;=[.S$25];[$Sheet1.S22]&lt;=[.S$26]));0;1)" office:value-type="float" office:value="0" calcext:value-type="float">
            <text:p>0</text:p>
          </table:table-cell>
          <table:table-cell table:formula="of:=IF(OR(AND([$Sheet1.T22]&gt;=[.T$23];[$Sheet1.T22]&lt;=[.T$24]);AND([$Sheet1.T22]&gt;=[.T$25];[$Sheet1.T22]&lt;=[.T$26]));0;1)" office:value-type="float" office:value="0" calcext:value-type="float">
            <text:p>0</text:p>
          </table:table-cell>
          <table:table-cell table:formula="of:=IF(OR(AND([$Sheet1.U22]&gt;=[.U$23];[$Sheet1.U22]&lt;=[.U$24]);AND([$Sheet1.U22]&gt;=[.U$25];[$Sheet1.U2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3]&gt;=[.B$23];[$Sheet1.B23]&lt;=[.B$24]);AND([$Sheet1.B23]&gt;=[.B$25];[$Sheet1.B23]&lt;=[.B$26]));0;1)" office:value-type="float" office:value="0" calcext:value-type="float">
            <text:p>0</text:p>
          </table:table-cell>
          <table:table-cell table:formula="of:=IF(OR(AND([$Sheet1.C23]&gt;=[.C$23];[$Sheet1.C23]&lt;=[.C$24]);AND([$Sheet1.C23]&gt;=[.C$25];[$Sheet1.C23]&lt;=[.C$26]));0;1)" office:value-type="float" office:value="0" calcext:value-type="float">
            <text:p>0</text:p>
          </table:table-cell>
          <table:table-cell table:formula="of:=IF(OR(AND([$Sheet1.D23]&gt;=[.D$23];[$Sheet1.D23]&lt;=[.D$24]);AND([$Sheet1.D23]&gt;=[.D$25];[$Sheet1.D23]&lt;=[.D$26]));0;1)" office:value-type="float" office:value="0" calcext:value-type="float">
            <text:p>0</text:p>
          </table:table-cell>
          <table:table-cell table:formula="of:=IF(OR(AND([$Sheet1.E23]&gt;=[.E$23];[$Sheet1.E23]&lt;=[.E$24]);AND([$Sheet1.E23]&gt;=[.E$25];[$Sheet1.E23]&lt;=[.E$26]));0;1)" office:value-type="float" office:value="0" calcext:value-type="float">
            <text:p>0</text:p>
          </table:table-cell>
          <table:table-cell table:formula="of:=IF(OR(AND([$Sheet1.F23]&gt;=[.F$23];[$Sheet1.F23]&lt;=[.F$24]);AND([$Sheet1.F23]&gt;=[.F$25];[$Sheet1.F23]&lt;=[.F$26]));0;1)" office:value-type="float" office:value="0" calcext:value-type="float">
            <text:p>0</text:p>
          </table:table-cell>
          <table:table-cell table:formula="of:=IF(OR(AND([$Sheet1.G23]&gt;=[.G$23];[$Sheet1.G23]&lt;=[.G$24]);AND([$Sheet1.G23]&gt;=[.G$25];[$Sheet1.G23]&lt;=[.G$26]));0;1)" office:value-type="float" office:value="0" calcext:value-type="float">
            <text:p>0</text:p>
          </table:table-cell>
          <table:table-cell table:formula="of:=IF(OR(AND([$Sheet1.H23]&gt;=[.H$23];[$Sheet1.H23]&lt;=[.H$24]);AND([$Sheet1.H23]&gt;=[.H$25];[$Sheet1.H23]&lt;=[.H$26]));0;1)" office:value-type="float" office:value="0" calcext:value-type="float">
            <text:p>0</text:p>
          </table:table-cell>
          <table:table-cell table:formula="of:=IF(OR(AND([$Sheet1.I23]&gt;=[.I$23];[$Sheet1.I23]&lt;=[.I$24]);AND([$Sheet1.I23]&gt;=[.I$25];[$Sheet1.I23]&lt;=[.I$26]));0;1)" office:value-type="float" office:value="0" calcext:value-type="float">
            <text:p>0</text:p>
          </table:table-cell>
          <table:table-cell table:formula="of:=IF(OR(AND([$Sheet1.J23]&gt;=[.J$23];[$Sheet1.J23]&lt;=[.J$24]);AND([$Sheet1.J23]&gt;=[.J$25];[$Sheet1.J23]&lt;=[.J$26]));0;1)" office:value-type="float" office:value="0" calcext:value-type="float">
            <text:p>0</text:p>
          </table:table-cell>
          <table:table-cell table:formula="of:=IF(OR(AND([$Sheet1.K23]&gt;=[.K$23];[$Sheet1.K23]&lt;=[.K$24]);AND([$Sheet1.K23]&gt;=[.K$25];[$Sheet1.K23]&lt;=[.K$26]));0;1)" office:value-type="float" office:value="0" calcext:value-type="float">
            <text:p>0</text:p>
          </table:table-cell>
          <table:table-cell table:formula="of:=IF(OR(AND([$Sheet1.L23]&gt;=[.L$23];[$Sheet1.L23]&lt;=[.L$24]);AND([$Sheet1.L23]&gt;=[.L$25];[$Sheet1.L23]&lt;=[.L$26]));0;1)" office:value-type="float" office:value="0" calcext:value-type="float">
            <text:p>0</text:p>
          </table:table-cell>
          <table:table-cell table:formula="of:=IF(OR(AND([$Sheet1.M23]&gt;=[.M$23];[$Sheet1.M23]&lt;=[.M$24]);AND([$Sheet1.M23]&gt;=[.M$25];[$Sheet1.M23]&lt;=[.M$26]));0;1)" office:value-type="float" office:value="0" calcext:value-type="float">
            <text:p>0</text:p>
          </table:table-cell>
          <table:table-cell table:formula="of:=IF(OR(AND([$Sheet1.N23]&gt;=[.N$23];[$Sheet1.N23]&lt;=[.N$24]);AND([$Sheet1.N23]&gt;=[.N$25];[$Sheet1.N23]&lt;=[.N$26]));0;1)" office:value-type="float" office:value="0" calcext:value-type="float">
            <text:p>0</text:p>
          </table:table-cell>
          <table:table-cell table:formula="of:=IF(OR(AND([$Sheet1.O23]&gt;=[.O$23];[$Sheet1.O23]&lt;=[.O$24]);AND([$Sheet1.O23]&gt;=[.O$25];[$Sheet1.O23]&lt;=[.O$26]));0;1)" office:value-type="float" office:value="0" calcext:value-type="float">
            <text:p>0</text:p>
          </table:table-cell>
          <table:table-cell table:formula="of:=IF(OR(AND([$Sheet1.P23]&gt;=[.P$23];[$Sheet1.P23]&lt;=[.P$24]);AND([$Sheet1.P23]&gt;=[.P$25];[$Sheet1.P23]&lt;=[.P$26]));0;1)" office:value-type="float" office:value="0" calcext:value-type="float">
            <text:p>0</text:p>
          </table:table-cell>
          <table:table-cell table:formula="of:=IF(OR(AND([$Sheet1.Q23]&gt;=[.Q$23];[$Sheet1.Q23]&lt;=[.Q$24]);AND([$Sheet1.Q23]&gt;=[.Q$25];[$Sheet1.Q23]&lt;=[.Q$26]));0;1)" office:value-type="float" office:value="0" calcext:value-type="float">
            <text:p>0</text:p>
          </table:table-cell>
          <table:table-cell table:formula="of:=IF(OR(AND([$Sheet1.R23]&gt;=[.R$23];[$Sheet1.R23]&lt;=[.R$24]);AND([$Sheet1.R23]&gt;=[.R$25];[$Sheet1.R23]&lt;=[.R$26]));0;1)" office:value-type="float" office:value="0" calcext:value-type="float">
            <text:p>0</text:p>
          </table:table-cell>
          <table:table-cell table:formula="of:=IF(OR(AND([$Sheet1.S23]&gt;=[.S$23];[$Sheet1.S23]&lt;=[.S$24]);AND([$Sheet1.S23]&gt;=[.S$25];[$Sheet1.S23]&lt;=[.S$26]));0;1)" office:value-type="float" office:value="0" calcext:value-type="float">
            <text:p>0</text:p>
          </table:table-cell>
          <table:table-cell table:formula="of:=IF(OR(AND([$Sheet1.T23]&gt;=[.T$23];[$Sheet1.T23]&lt;=[.T$24]);AND([$Sheet1.T23]&gt;=[.T$25];[$Sheet1.T23]&lt;=[.T$26]));0;1)" office:value-type="float" office:value="0" calcext:value-type="float">
            <text:p>0</text:p>
          </table:table-cell>
          <table:table-cell table:formula="of:=IF(OR(AND([$Sheet1.U23]&gt;=[.U$23];[$Sheet1.U23]&lt;=[.U$24]);AND([$Sheet1.U23]&gt;=[.U$25];[$Sheet1.U2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4]&gt;=[.B$23];[$Sheet1.B24]&lt;=[.B$24]);AND([$Sheet1.B24]&gt;=[.B$25];[$Sheet1.B24]&lt;=[.B$26]));0;1)" office:value-type="float" office:value="0" calcext:value-type="float">
            <text:p>0</text:p>
          </table:table-cell>
          <table:table-cell table:formula="of:=IF(OR(AND([$Sheet1.C24]&gt;=[.C$23];[$Sheet1.C24]&lt;=[.C$24]);AND([$Sheet1.C24]&gt;=[.C$25];[$Sheet1.C24]&lt;=[.C$26]));0;1)" office:value-type="float" office:value="0" calcext:value-type="float">
            <text:p>0</text:p>
          </table:table-cell>
          <table:table-cell table:formula="of:=IF(OR(AND([$Sheet1.D24]&gt;=[.D$23];[$Sheet1.D24]&lt;=[.D$24]);AND([$Sheet1.D24]&gt;=[.D$25];[$Sheet1.D24]&lt;=[.D$26]));0;1)" office:value-type="float" office:value="0" calcext:value-type="float">
            <text:p>0</text:p>
          </table:table-cell>
          <table:table-cell table:formula="of:=IF(OR(AND([$Sheet1.E24]&gt;=[.E$23];[$Sheet1.E24]&lt;=[.E$24]);AND([$Sheet1.E24]&gt;=[.E$25];[$Sheet1.E24]&lt;=[.E$26]));0;1)" office:value-type="float" office:value="0" calcext:value-type="float">
            <text:p>0</text:p>
          </table:table-cell>
          <table:table-cell table:formula="of:=IF(OR(AND([$Sheet1.F24]&gt;=[.F$23];[$Sheet1.F24]&lt;=[.F$24]);AND([$Sheet1.F24]&gt;=[.F$25];[$Sheet1.F24]&lt;=[.F$26]));0;1)" office:value-type="float" office:value="0" calcext:value-type="float">
            <text:p>0</text:p>
          </table:table-cell>
          <table:table-cell table:formula="of:=IF(OR(AND([$Sheet1.G24]&gt;=[.G$23];[$Sheet1.G24]&lt;=[.G$24]);AND([$Sheet1.G24]&gt;=[.G$25];[$Sheet1.G24]&lt;=[.G$26]));0;1)" office:value-type="float" office:value="0" calcext:value-type="float">
            <text:p>0</text:p>
          </table:table-cell>
          <table:table-cell table:formula="of:=IF(OR(AND([$Sheet1.H24]&gt;=[.H$23];[$Sheet1.H24]&lt;=[.H$24]);AND([$Sheet1.H24]&gt;=[.H$25];[$Sheet1.H24]&lt;=[.H$26]));0;1)" office:value-type="float" office:value="0" calcext:value-type="float">
            <text:p>0</text:p>
          </table:table-cell>
          <table:table-cell table:formula="of:=IF(OR(AND([$Sheet1.I24]&gt;=[.I$23];[$Sheet1.I24]&lt;=[.I$24]);AND([$Sheet1.I24]&gt;=[.I$25];[$Sheet1.I24]&lt;=[.I$26]));0;1)" office:value-type="float" office:value="0" calcext:value-type="float">
            <text:p>0</text:p>
          </table:table-cell>
          <table:table-cell table:formula="of:=IF(OR(AND([$Sheet1.J24]&gt;=[.J$23];[$Sheet1.J24]&lt;=[.J$24]);AND([$Sheet1.J24]&gt;=[.J$25];[$Sheet1.J24]&lt;=[.J$26]));0;1)" office:value-type="float" office:value="0" calcext:value-type="float">
            <text:p>0</text:p>
          </table:table-cell>
          <table:table-cell table:formula="of:=IF(OR(AND([$Sheet1.K24]&gt;=[.K$23];[$Sheet1.K24]&lt;=[.K$24]);AND([$Sheet1.K24]&gt;=[.K$25];[$Sheet1.K24]&lt;=[.K$26]));0;1)" office:value-type="float" office:value="0" calcext:value-type="float">
            <text:p>0</text:p>
          </table:table-cell>
          <table:table-cell table:formula="of:=IF(OR(AND([$Sheet1.L24]&gt;=[.L$23];[$Sheet1.L24]&lt;=[.L$24]);AND([$Sheet1.L24]&gt;=[.L$25];[$Sheet1.L24]&lt;=[.L$26]));0;1)" office:value-type="float" office:value="0" calcext:value-type="float">
            <text:p>0</text:p>
          </table:table-cell>
          <table:table-cell table:formula="of:=IF(OR(AND([$Sheet1.M24]&gt;=[.M$23];[$Sheet1.M24]&lt;=[.M$24]);AND([$Sheet1.M24]&gt;=[.M$25];[$Sheet1.M24]&lt;=[.M$26]));0;1)" office:value-type="float" office:value="0" calcext:value-type="float">
            <text:p>0</text:p>
          </table:table-cell>
          <table:table-cell table:formula="of:=IF(OR(AND([$Sheet1.N24]&gt;=[.N$23];[$Sheet1.N24]&lt;=[.N$24]);AND([$Sheet1.N24]&gt;=[.N$25];[$Sheet1.N24]&lt;=[.N$26]));0;1)" office:value-type="float" office:value="0" calcext:value-type="float">
            <text:p>0</text:p>
          </table:table-cell>
          <table:table-cell table:formula="of:=IF(OR(AND([$Sheet1.O24]&gt;=[.O$23];[$Sheet1.O24]&lt;=[.O$24]);AND([$Sheet1.O24]&gt;=[.O$25];[$Sheet1.O24]&lt;=[.O$26]));0;1)" office:value-type="float" office:value="0" calcext:value-type="float">
            <text:p>0</text:p>
          </table:table-cell>
          <table:table-cell table:formula="of:=IF(OR(AND([$Sheet1.P24]&gt;=[.P$23];[$Sheet1.P24]&lt;=[.P$24]);AND([$Sheet1.P24]&gt;=[.P$25];[$Sheet1.P24]&lt;=[.P$26]));0;1)" office:value-type="float" office:value="0" calcext:value-type="float">
            <text:p>0</text:p>
          </table:table-cell>
          <table:table-cell table:formula="of:=IF(OR(AND([$Sheet1.Q24]&gt;=[.Q$23];[$Sheet1.Q24]&lt;=[.Q$24]);AND([$Sheet1.Q24]&gt;=[.Q$25];[$Sheet1.Q24]&lt;=[.Q$26]));0;1)" office:value-type="float" office:value="0" calcext:value-type="float">
            <text:p>0</text:p>
          </table:table-cell>
          <table:table-cell table:formula="of:=IF(OR(AND([$Sheet1.R24]&gt;=[.R$23];[$Sheet1.R24]&lt;=[.R$24]);AND([$Sheet1.R24]&gt;=[.R$25];[$Sheet1.R24]&lt;=[.R$26]));0;1)" office:value-type="float" office:value="0" calcext:value-type="float">
            <text:p>0</text:p>
          </table:table-cell>
          <table:table-cell table:formula="of:=IF(OR(AND([$Sheet1.S24]&gt;=[.S$23];[$Sheet1.S24]&lt;=[.S$24]);AND([$Sheet1.S24]&gt;=[.S$25];[$Sheet1.S24]&lt;=[.S$26]));0;1)" office:value-type="float" office:value="0" calcext:value-type="float">
            <text:p>0</text:p>
          </table:table-cell>
          <table:table-cell table:formula="of:=IF(OR(AND([$Sheet1.T24]&gt;=[.T$23];[$Sheet1.T24]&lt;=[.T$24]);AND([$Sheet1.T24]&gt;=[.T$25];[$Sheet1.T24]&lt;=[.T$26]));0;1)" office:value-type="float" office:value="0" calcext:value-type="float">
            <text:p>0</text:p>
          </table:table-cell>
          <table:table-cell table:formula="of:=IF(OR(AND([$Sheet1.U24]&gt;=[.U$23];[$Sheet1.U24]&lt;=[.U$24]);AND([$Sheet1.U24]&gt;=[.U$25];[$Sheet1.U2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5]&gt;=[.B$23];[$Sheet1.B25]&lt;=[.B$24]);AND([$Sheet1.B25]&gt;=[.B$25];[$Sheet1.B25]&lt;=[.B$26]));0;1)" office:value-type="float" office:value="0" calcext:value-type="float">
            <text:p>0</text:p>
          </table:table-cell>
          <table:table-cell table:formula="of:=IF(OR(AND([$Sheet1.C25]&gt;=[.C$23];[$Sheet1.C25]&lt;=[.C$24]);AND([$Sheet1.C25]&gt;=[.C$25];[$Sheet1.C25]&lt;=[.C$26]));0;1)" office:value-type="float" office:value="0" calcext:value-type="float">
            <text:p>0</text:p>
          </table:table-cell>
          <table:table-cell table:formula="of:=IF(OR(AND([$Sheet1.D25]&gt;=[.D$23];[$Sheet1.D25]&lt;=[.D$24]);AND([$Sheet1.D25]&gt;=[.D$25];[$Sheet1.D25]&lt;=[.D$26]));0;1)" office:value-type="float" office:value="0" calcext:value-type="float">
            <text:p>0</text:p>
          </table:table-cell>
          <table:table-cell table:formula="of:=IF(OR(AND([$Sheet1.E25]&gt;=[.E$23];[$Sheet1.E25]&lt;=[.E$24]);AND([$Sheet1.E25]&gt;=[.E$25];[$Sheet1.E25]&lt;=[.E$26]));0;1)" office:value-type="float" office:value="0" calcext:value-type="float">
            <text:p>0</text:p>
          </table:table-cell>
          <table:table-cell table:formula="of:=IF(OR(AND([$Sheet1.F25]&gt;=[.F$23];[$Sheet1.F25]&lt;=[.F$24]);AND([$Sheet1.F25]&gt;=[.F$25];[$Sheet1.F25]&lt;=[.F$26]));0;1)" office:value-type="float" office:value="0" calcext:value-type="float">
            <text:p>0</text:p>
          </table:table-cell>
          <table:table-cell table:formula="of:=IF(OR(AND([$Sheet1.G25]&gt;=[.G$23];[$Sheet1.G25]&lt;=[.G$24]);AND([$Sheet1.G25]&gt;=[.G$25];[$Sheet1.G25]&lt;=[.G$26]));0;1)" office:value-type="float" office:value="0" calcext:value-type="float">
            <text:p>0</text:p>
          </table:table-cell>
          <table:table-cell table:formula="of:=IF(OR(AND([$Sheet1.H25]&gt;=[.H$23];[$Sheet1.H25]&lt;=[.H$24]);AND([$Sheet1.H25]&gt;=[.H$25];[$Sheet1.H25]&lt;=[.H$26]));0;1)" office:value-type="float" office:value="0" calcext:value-type="float">
            <text:p>0</text:p>
          </table:table-cell>
          <table:table-cell table:formula="of:=IF(OR(AND([$Sheet1.I25]&gt;=[.I$23];[$Sheet1.I25]&lt;=[.I$24]);AND([$Sheet1.I25]&gt;=[.I$25];[$Sheet1.I25]&lt;=[.I$26]));0;1)" office:value-type="float" office:value="0" calcext:value-type="float">
            <text:p>0</text:p>
          </table:table-cell>
          <table:table-cell table:formula="of:=IF(OR(AND([$Sheet1.J25]&gt;=[.J$23];[$Sheet1.J25]&lt;=[.J$24]);AND([$Sheet1.J25]&gt;=[.J$25];[$Sheet1.J25]&lt;=[.J$26]));0;1)" office:value-type="float" office:value="0" calcext:value-type="float">
            <text:p>0</text:p>
          </table:table-cell>
          <table:table-cell table:formula="of:=IF(OR(AND([$Sheet1.K25]&gt;=[.K$23];[$Sheet1.K25]&lt;=[.K$24]);AND([$Sheet1.K25]&gt;=[.K$25];[$Sheet1.K25]&lt;=[.K$26]));0;1)" office:value-type="float" office:value="0" calcext:value-type="float">
            <text:p>0</text:p>
          </table:table-cell>
          <table:table-cell table:formula="of:=IF(OR(AND([$Sheet1.L25]&gt;=[.L$23];[$Sheet1.L25]&lt;=[.L$24]);AND([$Sheet1.L25]&gt;=[.L$25];[$Sheet1.L25]&lt;=[.L$26]));0;1)" office:value-type="float" office:value="0" calcext:value-type="float">
            <text:p>0</text:p>
          </table:table-cell>
          <table:table-cell table:formula="of:=IF(OR(AND([$Sheet1.M25]&gt;=[.M$23];[$Sheet1.M25]&lt;=[.M$24]);AND([$Sheet1.M25]&gt;=[.M$25];[$Sheet1.M25]&lt;=[.M$26]));0;1)" office:value-type="float" office:value="0" calcext:value-type="float">
            <text:p>0</text:p>
          </table:table-cell>
          <table:table-cell table:formula="of:=IF(OR(AND([$Sheet1.N25]&gt;=[.N$23];[$Sheet1.N25]&lt;=[.N$24]);AND([$Sheet1.N25]&gt;=[.N$25];[$Sheet1.N25]&lt;=[.N$26]));0;1)" office:value-type="float" office:value="0" calcext:value-type="float">
            <text:p>0</text:p>
          </table:table-cell>
          <table:table-cell table:formula="of:=IF(OR(AND([$Sheet1.O25]&gt;=[.O$23];[$Sheet1.O25]&lt;=[.O$24]);AND([$Sheet1.O25]&gt;=[.O$25];[$Sheet1.O25]&lt;=[.O$26]));0;1)" office:value-type="float" office:value="0" calcext:value-type="float">
            <text:p>0</text:p>
          </table:table-cell>
          <table:table-cell table:formula="of:=IF(OR(AND([$Sheet1.P25]&gt;=[.P$23];[$Sheet1.P25]&lt;=[.P$24]);AND([$Sheet1.P25]&gt;=[.P$25];[$Sheet1.P25]&lt;=[.P$26]));0;1)" office:value-type="float" office:value="0" calcext:value-type="float">
            <text:p>0</text:p>
          </table:table-cell>
          <table:table-cell table:formula="of:=IF(OR(AND([$Sheet1.Q25]&gt;=[.Q$23];[$Sheet1.Q25]&lt;=[.Q$24]);AND([$Sheet1.Q25]&gt;=[.Q$25];[$Sheet1.Q25]&lt;=[.Q$26]));0;1)" office:value-type="float" office:value="0" calcext:value-type="float">
            <text:p>0</text:p>
          </table:table-cell>
          <table:table-cell table:formula="of:=IF(OR(AND([$Sheet1.R25]&gt;=[.R$23];[$Sheet1.R25]&lt;=[.R$24]);AND([$Sheet1.R25]&gt;=[.R$25];[$Sheet1.R25]&lt;=[.R$26]));0;1)" office:value-type="float" office:value="0" calcext:value-type="float">
            <text:p>0</text:p>
          </table:table-cell>
          <table:table-cell table:formula="of:=IF(OR(AND([$Sheet1.S25]&gt;=[.S$23];[$Sheet1.S25]&lt;=[.S$24]);AND([$Sheet1.S25]&gt;=[.S$25];[$Sheet1.S25]&lt;=[.S$26]));0;1)" office:value-type="float" office:value="0" calcext:value-type="float">
            <text:p>0</text:p>
          </table:table-cell>
          <table:table-cell table:formula="of:=IF(OR(AND([$Sheet1.T25]&gt;=[.T$23];[$Sheet1.T25]&lt;=[.T$24]);AND([$Sheet1.T25]&gt;=[.T$25];[$Sheet1.T25]&lt;=[.T$26]));0;1)" office:value-type="float" office:value="0" calcext:value-type="float">
            <text:p>0</text:p>
          </table:table-cell>
          <table:table-cell table:formula="of:=IF(OR(AND([$Sheet1.U25]&gt;=[.U$23];[$Sheet1.U25]&lt;=[.U$24]);AND([$Sheet1.U25]&gt;=[.U$25];[$Sheet1.U2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6]&gt;=[.B$23];[$Sheet1.B26]&lt;=[.B$24]);AND([$Sheet1.B26]&gt;=[.B$25];[$Sheet1.B26]&lt;=[.B$26]));0;1)" office:value-type="float" office:value="0" calcext:value-type="float">
            <text:p>0</text:p>
          </table:table-cell>
          <table:table-cell table:formula="of:=IF(OR(AND([$Sheet1.C26]&gt;=[.C$23];[$Sheet1.C26]&lt;=[.C$24]);AND([$Sheet1.C26]&gt;=[.C$25];[$Sheet1.C26]&lt;=[.C$26]));0;1)" office:value-type="float" office:value="0" calcext:value-type="float">
            <text:p>0</text:p>
          </table:table-cell>
          <table:table-cell table:formula="of:=IF(OR(AND([$Sheet1.D26]&gt;=[.D$23];[$Sheet1.D26]&lt;=[.D$24]);AND([$Sheet1.D26]&gt;=[.D$25];[$Sheet1.D26]&lt;=[.D$26]));0;1)" office:value-type="float" office:value="0" calcext:value-type="float">
            <text:p>0</text:p>
          </table:table-cell>
          <table:table-cell table:formula="of:=IF(OR(AND([$Sheet1.E26]&gt;=[.E$23];[$Sheet1.E26]&lt;=[.E$24]);AND([$Sheet1.E26]&gt;=[.E$25];[$Sheet1.E26]&lt;=[.E$26]));0;1)" office:value-type="float" office:value="0" calcext:value-type="float">
            <text:p>0</text:p>
          </table:table-cell>
          <table:table-cell table:formula="of:=IF(OR(AND([$Sheet1.F26]&gt;=[.F$23];[$Sheet1.F26]&lt;=[.F$24]);AND([$Sheet1.F26]&gt;=[.F$25];[$Sheet1.F26]&lt;=[.F$26]));0;1)" office:value-type="float" office:value="0" calcext:value-type="float">
            <text:p>0</text:p>
          </table:table-cell>
          <table:table-cell table:formula="of:=IF(OR(AND([$Sheet1.G26]&gt;=[.G$23];[$Sheet1.G26]&lt;=[.G$24]);AND([$Sheet1.G26]&gt;=[.G$25];[$Sheet1.G26]&lt;=[.G$26]));0;1)" office:value-type="float" office:value="0" calcext:value-type="float">
            <text:p>0</text:p>
          </table:table-cell>
          <table:table-cell table:formula="of:=IF(OR(AND([$Sheet1.H26]&gt;=[.H$23];[$Sheet1.H26]&lt;=[.H$24]);AND([$Sheet1.H26]&gt;=[.H$25];[$Sheet1.H26]&lt;=[.H$26]));0;1)" office:value-type="float" office:value="0" calcext:value-type="float">
            <text:p>0</text:p>
          </table:table-cell>
          <table:table-cell table:formula="of:=IF(OR(AND([$Sheet1.I26]&gt;=[.I$23];[$Sheet1.I26]&lt;=[.I$24]);AND([$Sheet1.I26]&gt;=[.I$25];[$Sheet1.I26]&lt;=[.I$26]));0;1)" office:value-type="float" office:value="0" calcext:value-type="float">
            <text:p>0</text:p>
          </table:table-cell>
          <table:table-cell table:formula="of:=IF(OR(AND([$Sheet1.J26]&gt;=[.J$23];[$Sheet1.J26]&lt;=[.J$24]);AND([$Sheet1.J26]&gt;=[.J$25];[$Sheet1.J26]&lt;=[.J$26]));0;1)" office:value-type="float" office:value="0" calcext:value-type="float">
            <text:p>0</text:p>
          </table:table-cell>
          <table:table-cell table:formula="of:=IF(OR(AND([$Sheet1.K26]&gt;=[.K$23];[$Sheet1.K26]&lt;=[.K$24]);AND([$Sheet1.K26]&gt;=[.K$25];[$Sheet1.K26]&lt;=[.K$26]));0;1)" office:value-type="float" office:value="0" calcext:value-type="float">
            <text:p>0</text:p>
          </table:table-cell>
          <table:table-cell table:formula="of:=IF(OR(AND([$Sheet1.L26]&gt;=[.L$23];[$Sheet1.L26]&lt;=[.L$24]);AND([$Sheet1.L26]&gt;=[.L$25];[$Sheet1.L26]&lt;=[.L$26]));0;1)" office:value-type="float" office:value="0" calcext:value-type="float">
            <text:p>0</text:p>
          </table:table-cell>
          <table:table-cell table:formula="of:=IF(OR(AND([$Sheet1.M26]&gt;=[.M$23];[$Sheet1.M26]&lt;=[.M$24]);AND([$Sheet1.M26]&gt;=[.M$25];[$Sheet1.M26]&lt;=[.M$26]));0;1)" office:value-type="float" office:value="0" calcext:value-type="float">
            <text:p>0</text:p>
          </table:table-cell>
          <table:table-cell table:formula="of:=IF(OR(AND([$Sheet1.N26]&gt;=[.N$23];[$Sheet1.N26]&lt;=[.N$24]);AND([$Sheet1.N26]&gt;=[.N$25];[$Sheet1.N26]&lt;=[.N$26]));0;1)" office:value-type="float" office:value="0" calcext:value-type="float">
            <text:p>0</text:p>
          </table:table-cell>
          <table:table-cell table:formula="of:=IF(OR(AND([$Sheet1.O26]&gt;=[.O$23];[$Sheet1.O26]&lt;=[.O$24]);AND([$Sheet1.O26]&gt;=[.O$25];[$Sheet1.O26]&lt;=[.O$26]));0;1)" office:value-type="float" office:value="0" calcext:value-type="float">
            <text:p>0</text:p>
          </table:table-cell>
          <table:table-cell table:formula="of:=IF(OR(AND([$Sheet1.P26]&gt;=[.P$23];[$Sheet1.P26]&lt;=[.P$24]);AND([$Sheet1.P26]&gt;=[.P$25];[$Sheet1.P26]&lt;=[.P$26]));0;1)" office:value-type="float" office:value="0" calcext:value-type="float">
            <text:p>0</text:p>
          </table:table-cell>
          <table:table-cell table:formula="of:=IF(OR(AND([$Sheet1.Q26]&gt;=[.Q$23];[$Sheet1.Q26]&lt;=[.Q$24]);AND([$Sheet1.Q26]&gt;=[.Q$25];[$Sheet1.Q26]&lt;=[.Q$26]));0;1)" office:value-type="float" office:value="0" calcext:value-type="float">
            <text:p>0</text:p>
          </table:table-cell>
          <table:table-cell table:formula="of:=IF(OR(AND([$Sheet1.R26]&gt;=[.R$23];[$Sheet1.R26]&lt;=[.R$24]);AND([$Sheet1.R26]&gt;=[.R$25];[$Sheet1.R26]&lt;=[.R$26]));0;1)" office:value-type="float" office:value="0" calcext:value-type="float">
            <text:p>0</text:p>
          </table:table-cell>
          <table:table-cell table:formula="of:=IF(OR(AND([$Sheet1.S26]&gt;=[.S$23];[$Sheet1.S26]&lt;=[.S$24]);AND([$Sheet1.S26]&gt;=[.S$25];[$Sheet1.S26]&lt;=[.S$26]));0;1)" office:value-type="float" office:value="0" calcext:value-type="float">
            <text:p>0</text:p>
          </table:table-cell>
          <table:table-cell table:formula="of:=IF(OR(AND([$Sheet1.T26]&gt;=[.T$23];[$Sheet1.T26]&lt;=[.T$24]);AND([$Sheet1.T26]&gt;=[.T$25];[$Sheet1.T26]&lt;=[.T$26]));0;1)" office:value-type="float" office:value="0" calcext:value-type="float">
            <text:p>0</text:p>
          </table:table-cell>
          <table:table-cell table:formula="of:=IF(OR(AND([$Sheet1.U26]&gt;=[.U$23];[$Sheet1.U26]&lt;=[.U$24]);AND([$Sheet1.U26]&gt;=[.U$25];[$Sheet1.U2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7]&gt;=[.B$23];[$Sheet1.B27]&lt;=[.B$24]);AND([$Sheet1.B27]&gt;=[.B$25];[$Sheet1.B27]&lt;=[.B$26]));0;1)" office:value-type="float" office:value="0" calcext:value-type="float">
            <text:p>0</text:p>
          </table:table-cell>
          <table:table-cell table:formula="of:=IF(OR(AND([$Sheet1.C27]&gt;=[.C$23];[$Sheet1.C27]&lt;=[.C$24]);AND([$Sheet1.C27]&gt;=[.C$25];[$Sheet1.C27]&lt;=[.C$26]));0;1)" office:value-type="float" office:value="0" calcext:value-type="float">
            <text:p>0</text:p>
          </table:table-cell>
          <table:table-cell table:formula="of:=IF(OR(AND([$Sheet1.D27]&gt;=[.D$23];[$Sheet1.D27]&lt;=[.D$24]);AND([$Sheet1.D27]&gt;=[.D$25];[$Sheet1.D27]&lt;=[.D$26]));0;1)" office:value-type="float" office:value="0" calcext:value-type="float">
            <text:p>0</text:p>
          </table:table-cell>
          <table:table-cell table:formula="of:=IF(OR(AND([$Sheet1.E27]&gt;=[.E$23];[$Sheet1.E27]&lt;=[.E$24]);AND([$Sheet1.E27]&gt;=[.E$25];[$Sheet1.E27]&lt;=[.E$26]));0;1)" office:value-type="float" office:value="0" calcext:value-type="float">
            <text:p>0</text:p>
          </table:table-cell>
          <table:table-cell table:formula="of:=IF(OR(AND([$Sheet1.F27]&gt;=[.F$23];[$Sheet1.F27]&lt;=[.F$24]);AND([$Sheet1.F27]&gt;=[.F$25];[$Sheet1.F27]&lt;=[.F$26]));0;1)" office:value-type="float" office:value="0" calcext:value-type="float">
            <text:p>0</text:p>
          </table:table-cell>
          <table:table-cell table:formula="of:=IF(OR(AND([$Sheet1.G27]&gt;=[.G$23];[$Sheet1.G27]&lt;=[.G$24]);AND([$Sheet1.G27]&gt;=[.G$25];[$Sheet1.G27]&lt;=[.G$26]));0;1)" office:value-type="float" office:value="0" calcext:value-type="float">
            <text:p>0</text:p>
          </table:table-cell>
          <table:table-cell table:formula="of:=IF(OR(AND([$Sheet1.H27]&gt;=[.H$23];[$Sheet1.H27]&lt;=[.H$24]);AND([$Sheet1.H27]&gt;=[.H$25];[$Sheet1.H27]&lt;=[.H$26]));0;1)" office:value-type="float" office:value="0" calcext:value-type="float">
            <text:p>0</text:p>
          </table:table-cell>
          <table:table-cell table:formula="of:=IF(OR(AND([$Sheet1.I27]&gt;=[.I$23];[$Sheet1.I27]&lt;=[.I$24]);AND([$Sheet1.I27]&gt;=[.I$25];[$Sheet1.I27]&lt;=[.I$26]));0;1)" office:value-type="float" office:value="0" calcext:value-type="float">
            <text:p>0</text:p>
          </table:table-cell>
          <table:table-cell table:formula="of:=IF(OR(AND([$Sheet1.J27]&gt;=[.J$23];[$Sheet1.J27]&lt;=[.J$24]);AND([$Sheet1.J27]&gt;=[.J$25];[$Sheet1.J27]&lt;=[.J$26]));0;1)" office:value-type="float" office:value="0" calcext:value-type="float">
            <text:p>0</text:p>
          </table:table-cell>
          <table:table-cell table:formula="of:=IF(OR(AND([$Sheet1.K27]&gt;=[.K$23];[$Sheet1.K27]&lt;=[.K$24]);AND([$Sheet1.K27]&gt;=[.K$25];[$Sheet1.K27]&lt;=[.K$26]));0;1)" office:value-type="float" office:value="0" calcext:value-type="float">
            <text:p>0</text:p>
          </table:table-cell>
          <table:table-cell table:formula="of:=IF(OR(AND([$Sheet1.L27]&gt;=[.L$23];[$Sheet1.L27]&lt;=[.L$24]);AND([$Sheet1.L27]&gt;=[.L$25];[$Sheet1.L27]&lt;=[.L$26]));0;1)" office:value-type="float" office:value="0" calcext:value-type="float">
            <text:p>0</text:p>
          </table:table-cell>
          <table:table-cell table:formula="of:=IF(OR(AND([$Sheet1.M27]&gt;=[.M$23];[$Sheet1.M27]&lt;=[.M$24]);AND([$Sheet1.M27]&gt;=[.M$25];[$Sheet1.M27]&lt;=[.M$26]));0;1)" office:value-type="float" office:value="0" calcext:value-type="float">
            <text:p>0</text:p>
          </table:table-cell>
          <table:table-cell table:formula="of:=IF(OR(AND([$Sheet1.N27]&gt;=[.N$23];[$Sheet1.N27]&lt;=[.N$24]);AND([$Sheet1.N27]&gt;=[.N$25];[$Sheet1.N27]&lt;=[.N$26]));0;1)" office:value-type="float" office:value="0" calcext:value-type="float">
            <text:p>0</text:p>
          </table:table-cell>
          <table:table-cell table:formula="of:=IF(OR(AND([$Sheet1.O27]&gt;=[.O$23];[$Sheet1.O27]&lt;=[.O$24]);AND([$Sheet1.O27]&gt;=[.O$25];[$Sheet1.O27]&lt;=[.O$26]));0;1)" office:value-type="float" office:value="0" calcext:value-type="float">
            <text:p>0</text:p>
          </table:table-cell>
          <table:table-cell table:formula="of:=IF(OR(AND([$Sheet1.P27]&gt;=[.P$23];[$Sheet1.P27]&lt;=[.P$24]);AND([$Sheet1.P27]&gt;=[.P$25];[$Sheet1.P27]&lt;=[.P$26]));0;1)" office:value-type="float" office:value="0" calcext:value-type="float">
            <text:p>0</text:p>
          </table:table-cell>
          <table:table-cell table:formula="of:=IF(OR(AND([$Sheet1.Q27]&gt;=[.Q$23];[$Sheet1.Q27]&lt;=[.Q$24]);AND([$Sheet1.Q27]&gt;=[.Q$25];[$Sheet1.Q27]&lt;=[.Q$26]));0;1)" office:value-type="float" office:value="0" calcext:value-type="float">
            <text:p>0</text:p>
          </table:table-cell>
          <table:table-cell table:formula="of:=IF(OR(AND([$Sheet1.R27]&gt;=[.R$23];[$Sheet1.R27]&lt;=[.R$24]);AND([$Sheet1.R27]&gt;=[.R$25];[$Sheet1.R27]&lt;=[.R$26]));0;1)" office:value-type="float" office:value="0" calcext:value-type="float">
            <text:p>0</text:p>
          </table:table-cell>
          <table:table-cell table:formula="of:=IF(OR(AND([$Sheet1.S27]&gt;=[.S$23];[$Sheet1.S27]&lt;=[.S$24]);AND([$Sheet1.S27]&gt;=[.S$25];[$Sheet1.S27]&lt;=[.S$26]));0;1)" office:value-type="float" office:value="0" calcext:value-type="float">
            <text:p>0</text:p>
          </table:table-cell>
          <table:table-cell table:formula="of:=IF(OR(AND([$Sheet1.T27]&gt;=[.T$23];[$Sheet1.T27]&lt;=[.T$24]);AND([$Sheet1.T27]&gt;=[.T$25];[$Sheet1.T27]&lt;=[.T$26]));0;1)" office:value-type="float" office:value="0" calcext:value-type="float">
            <text:p>0</text:p>
          </table:table-cell>
          <table:table-cell table:formula="of:=IF(OR(AND([$Sheet1.U27]&gt;=[.U$23];[$Sheet1.U27]&lt;=[.U$24]);AND([$Sheet1.U27]&gt;=[.U$25];[$Sheet1.U2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8]&gt;=[.B$23];[$Sheet1.B28]&lt;=[.B$24]);AND([$Sheet1.B28]&gt;=[.B$25];[$Sheet1.B28]&lt;=[.B$26]));0;1)" office:value-type="float" office:value="0" calcext:value-type="float">
            <text:p>0</text:p>
          </table:table-cell>
          <table:table-cell table:formula="of:=IF(OR(AND([$Sheet1.C28]&gt;=[.C$23];[$Sheet1.C28]&lt;=[.C$24]);AND([$Sheet1.C28]&gt;=[.C$25];[$Sheet1.C28]&lt;=[.C$26]));0;1)" office:value-type="float" office:value="0" calcext:value-type="float">
            <text:p>0</text:p>
          </table:table-cell>
          <table:table-cell table:formula="of:=IF(OR(AND([$Sheet1.D28]&gt;=[.D$23];[$Sheet1.D28]&lt;=[.D$24]);AND([$Sheet1.D28]&gt;=[.D$25];[$Sheet1.D28]&lt;=[.D$26]));0;1)" office:value-type="float" office:value="0" calcext:value-type="float">
            <text:p>0</text:p>
          </table:table-cell>
          <table:table-cell table:formula="of:=IF(OR(AND([$Sheet1.E28]&gt;=[.E$23];[$Sheet1.E28]&lt;=[.E$24]);AND([$Sheet1.E28]&gt;=[.E$25];[$Sheet1.E28]&lt;=[.E$26]));0;1)" office:value-type="float" office:value="0" calcext:value-type="float">
            <text:p>0</text:p>
          </table:table-cell>
          <table:table-cell table:formula="of:=IF(OR(AND([$Sheet1.F28]&gt;=[.F$23];[$Sheet1.F28]&lt;=[.F$24]);AND([$Sheet1.F28]&gt;=[.F$25];[$Sheet1.F28]&lt;=[.F$26]));0;1)" office:value-type="float" office:value="0" calcext:value-type="float">
            <text:p>0</text:p>
          </table:table-cell>
          <table:table-cell table:formula="of:=IF(OR(AND([$Sheet1.G28]&gt;=[.G$23];[$Sheet1.G28]&lt;=[.G$24]);AND([$Sheet1.G28]&gt;=[.G$25];[$Sheet1.G28]&lt;=[.G$26]));0;1)" office:value-type="float" office:value="0" calcext:value-type="float">
            <text:p>0</text:p>
          </table:table-cell>
          <table:table-cell table:formula="of:=IF(OR(AND([$Sheet1.H28]&gt;=[.H$23];[$Sheet1.H28]&lt;=[.H$24]);AND([$Sheet1.H28]&gt;=[.H$25];[$Sheet1.H28]&lt;=[.H$26]));0;1)" office:value-type="float" office:value="0" calcext:value-type="float">
            <text:p>0</text:p>
          </table:table-cell>
          <table:table-cell table:formula="of:=IF(OR(AND([$Sheet1.I28]&gt;=[.I$23];[$Sheet1.I28]&lt;=[.I$24]);AND([$Sheet1.I28]&gt;=[.I$25];[$Sheet1.I28]&lt;=[.I$26]));0;1)" office:value-type="float" office:value="0" calcext:value-type="float">
            <text:p>0</text:p>
          </table:table-cell>
          <table:table-cell table:formula="of:=IF(OR(AND([$Sheet1.J28]&gt;=[.J$23];[$Sheet1.J28]&lt;=[.J$24]);AND([$Sheet1.J28]&gt;=[.J$25];[$Sheet1.J28]&lt;=[.J$26]));0;1)" office:value-type="float" office:value="0" calcext:value-type="float">
            <text:p>0</text:p>
          </table:table-cell>
          <table:table-cell table:formula="of:=IF(OR(AND([$Sheet1.K28]&gt;=[.K$23];[$Sheet1.K28]&lt;=[.K$24]);AND([$Sheet1.K28]&gt;=[.K$25];[$Sheet1.K28]&lt;=[.K$26]));0;1)" office:value-type="float" office:value="0" calcext:value-type="float">
            <text:p>0</text:p>
          </table:table-cell>
          <table:table-cell table:formula="of:=IF(OR(AND([$Sheet1.L28]&gt;=[.L$23];[$Sheet1.L28]&lt;=[.L$24]);AND([$Sheet1.L28]&gt;=[.L$25];[$Sheet1.L28]&lt;=[.L$26]));0;1)" office:value-type="float" office:value="0" calcext:value-type="float">
            <text:p>0</text:p>
          </table:table-cell>
          <table:table-cell table:formula="of:=IF(OR(AND([$Sheet1.M28]&gt;=[.M$23];[$Sheet1.M28]&lt;=[.M$24]);AND([$Sheet1.M28]&gt;=[.M$25];[$Sheet1.M28]&lt;=[.M$26]));0;1)" office:value-type="float" office:value="0" calcext:value-type="float">
            <text:p>0</text:p>
          </table:table-cell>
          <table:table-cell table:formula="of:=IF(OR(AND([$Sheet1.N28]&gt;=[.N$23];[$Sheet1.N28]&lt;=[.N$24]);AND([$Sheet1.N28]&gt;=[.N$25];[$Sheet1.N28]&lt;=[.N$26]));0;1)" office:value-type="float" office:value="0" calcext:value-type="float">
            <text:p>0</text:p>
          </table:table-cell>
          <table:table-cell table:formula="of:=IF(OR(AND([$Sheet1.O28]&gt;=[.O$23];[$Sheet1.O28]&lt;=[.O$24]);AND([$Sheet1.O28]&gt;=[.O$25];[$Sheet1.O28]&lt;=[.O$26]));0;1)" office:value-type="float" office:value="0" calcext:value-type="float">
            <text:p>0</text:p>
          </table:table-cell>
          <table:table-cell table:formula="of:=IF(OR(AND([$Sheet1.P28]&gt;=[.P$23];[$Sheet1.P28]&lt;=[.P$24]);AND([$Sheet1.P28]&gt;=[.P$25];[$Sheet1.P28]&lt;=[.P$26]));0;1)" office:value-type="float" office:value="0" calcext:value-type="float">
            <text:p>0</text:p>
          </table:table-cell>
          <table:table-cell table:formula="of:=IF(OR(AND([$Sheet1.Q28]&gt;=[.Q$23];[$Sheet1.Q28]&lt;=[.Q$24]);AND([$Sheet1.Q28]&gt;=[.Q$25];[$Sheet1.Q28]&lt;=[.Q$26]));0;1)" office:value-type="float" office:value="0" calcext:value-type="float">
            <text:p>0</text:p>
          </table:table-cell>
          <table:table-cell table:formula="of:=IF(OR(AND([$Sheet1.R28]&gt;=[.R$23];[$Sheet1.R28]&lt;=[.R$24]);AND([$Sheet1.R28]&gt;=[.R$25];[$Sheet1.R28]&lt;=[.R$26]));0;1)" office:value-type="float" office:value="0" calcext:value-type="float">
            <text:p>0</text:p>
          </table:table-cell>
          <table:table-cell table:formula="of:=IF(OR(AND([$Sheet1.S28]&gt;=[.S$23];[$Sheet1.S28]&lt;=[.S$24]);AND([$Sheet1.S28]&gt;=[.S$25];[$Sheet1.S28]&lt;=[.S$26]));0;1)" office:value-type="float" office:value="0" calcext:value-type="float">
            <text:p>0</text:p>
          </table:table-cell>
          <table:table-cell table:formula="of:=IF(OR(AND([$Sheet1.T28]&gt;=[.T$23];[$Sheet1.T28]&lt;=[.T$24]);AND([$Sheet1.T28]&gt;=[.T$25];[$Sheet1.T28]&lt;=[.T$26]));0;1)" office:value-type="float" office:value="0" calcext:value-type="float">
            <text:p>0</text:p>
          </table:table-cell>
          <table:table-cell table:formula="of:=IF(OR(AND([$Sheet1.U28]&gt;=[.U$23];[$Sheet1.U28]&lt;=[.U$24]);AND([$Sheet1.U28]&gt;=[.U$25];[$Sheet1.U2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29]&gt;=[.B$23];[$Sheet1.B29]&lt;=[.B$24]);AND([$Sheet1.B29]&gt;=[.B$25];[$Sheet1.B29]&lt;=[.B$26]));0;1)" office:value-type="float" office:value="0" calcext:value-type="float">
            <text:p>0</text:p>
          </table:table-cell>
          <table:table-cell table:formula="of:=IF(OR(AND([$Sheet1.C29]&gt;=[.C$23];[$Sheet1.C29]&lt;=[.C$24]);AND([$Sheet1.C29]&gt;=[.C$25];[$Sheet1.C29]&lt;=[.C$26]));0;1)" office:value-type="float" office:value="0" calcext:value-type="float">
            <text:p>0</text:p>
          </table:table-cell>
          <table:table-cell table:formula="of:=IF(OR(AND([$Sheet1.D29]&gt;=[.D$23];[$Sheet1.D29]&lt;=[.D$24]);AND([$Sheet1.D29]&gt;=[.D$25];[$Sheet1.D29]&lt;=[.D$26]));0;1)" office:value-type="float" office:value="0" calcext:value-type="float">
            <text:p>0</text:p>
          </table:table-cell>
          <table:table-cell table:formula="of:=IF(OR(AND([$Sheet1.E29]&gt;=[.E$23];[$Sheet1.E29]&lt;=[.E$24]);AND([$Sheet1.E29]&gt;=[.E$25];[$Sheet1.E29]&lt;=[.E$26]));0;1)" office:value-type="float" office:value="0" calcext:value-type="float">
            <text:p>0</text:p>
          </table:table-cell>
          <table:table-cell table:formula="of:=IF(OR(AND([$Sheet1.F29]&gt;=[.F$23];[$Sheet1.F29]&lt;=[.F$24]);AND([$Sheet1.F29]&gt;=[.F$25];[$Sheet1.F29]&lt;=[.F$26]));0;1)" office:value-type="float" office:value="0" calcext:value-type="float">
            <text:p>0</text:p>
          </table:table-cell>
          <table:table-cell table:formula="of:=IF(OR(AND([$Sheet1.G29]&gt;=[.G$23];[$Sheet1.G29]&lt;=[.G$24]);AND([$Sheet1.G29]&gt;=[.G$25];[$Sheet1.G29]&lt;=[.G$26]));0;1)" office:value-type="float" office:value="0" calcext:value-type="float">
            <text:p>0</text:p>
          </table:table-cell>
          <table:table-cell table:formula="of:=IF(OR(AND([$Sheet1.H29]&gt;=[.H$23];[$Sheet1.H29]&lt;=[.H$24]);AND([$Sheet1.H29]&gt;=[.H$25];[$Sheet1.H29]&lt;=[.H$26]));0;1)" office:value-type="float" office:value="0" calcext:value-type="float">
            <text:p>0</text:p>
          </table:table-cell>
          <table:table-cell table:formula="of:=IF(OR(AND([$Sheet1.I29]&gt;=[.I$23];[$Sheet1.I29]&lt;=[.I$24]);AND([$Sheet1.I29]&gt;=[.I$25];[$Sheet1.I29]&lt;=[.I$26]));0;1)" office:value-type="float" office:value="0" calcext:value-type="float">
            <text:p>0</text:p>
          </table:table-cell>
          <table:table-cell table:formula="of:=IF(OR(AND([$Sheet1.J29]&gt;=[.J$23];[$Sheet1.J29]&lt;=[.J$24]);AND([$Sheet1.J29]&gt;=[.J$25];[$Sheet1.J29]&lt;=[.J$26]));0;1)" office:value-type="float" office:value="0" calcext:value-type="float">
            <text:p>0</text:p>
          </table:table-cell>
          <table:table-cell table:formula="of:=IF(OR(AND([$Sheet1.K29]&gt;=[.K$23];[$Sheet1.K29]&lt;=[.K$24]);AND([$Sheet1.K29]&gt;=[.K$25];[$Sheet1.K29]&lt;=[.K$26]));0;1)" office:value-type="float" office:value="0" calcext:value-type="float">
            <text:p>0</text:p>
          </table:table-cell>
          <table:table-cell table:formula="of:=IF(OR(AND([$Sheet1.L29]&gt;=[.L$23];[$Sheet1.L29]&lt;=[.L$24]);AND([$Sheet1.L29]&gt;=[.L$25];[$Sheet1.L29]&lt;=[.L$26]));0;1)" office:value-type="float" office:value="0" calcext:value-type="float">
            <text:p>0</text:p>
          </table:table-cell>
          <table:table-cell table:formula="of:=IF(OR(AND([$Sheet1.M29]&gt;=[.M$23];[$Sheet1.M29]&lt;=[.M$24]);AND([$Sheet1.M29]&gt;=[.M$25];[$Sheet1.M29]&lt;=[.M$26]));0;1)" office:value-type="float" office:value="0" calcext:value-type="float">
            <text:p>0</text:p>
          </table:table-cell>
          <table:table-cell table:formula="of:=IF(OR(AND([$Sheet1.N29]&gt;=[.N$23];[$Sheet1.N29]&lt;=[.N$24]);AND([$Sheet1.N29]&gt;=[.N$25];[$Sheet1.N29]&lt;=[.N$26]));0;1)" office:value-type="float" office:value="0" calcext:value-type="float">
            <text:p>0</text:p>
          </table:table-cell>
          <table:table-cell table:formula="of:=IF(OR(AND([$Sheet1.O29]&gt;=[.O$23];[$Sheet1.O29]&lt;=[.O$24]);AND([$Sheet1.O29]&gt;=[.O$25];[$Sheet1.O29]&lt;=[.O$26]));0;1)" office:value-type="float" office:value="0" calcext:value-type="float">
            <text:p>0</text:p>
          </table:table-cell>
          <table:table-cell table:formula="of:=IF(OR(AND([$Sheet1.P29]&gt;=[.P$23];[$Sheet1.P29]&lt;=[.P$24]);AND([$Sheet1.P29]&gt;=[.P$25];[$Sheet1.P29]&lt;=[.P$26]));0;1)" office:value-type="float" office:value="0" calcext:value-type="float">
            <text:p>0</text:p>
          </table:table-cell>
          <table:table-cell table:formula="of:=IF(OR(AND([$Sheet1.Q29]&gt;=[.Q$23];[$Sheet1.Q29]&lt;=[.Q$24]);AND([$Sheet1.Q29]&gt;=[.Q$25];[$Sheet1.Q29]&lt;=[.Q$26]));0;1)" office:value-type="float" office:value="0" calcext:value-type="float">
            <text:p>0</text:p>
          </table:table-cell>
          <table:table-cell table:formula="of:=IF(OR(AND([$Sheet1.R29]&gt;=[.R$23];[$Sheet1.R29]&lt;=[.R$24]);AND([$Sheet1.R29]&gt;=[.R$25];[$Sheet1.R29]&lt;=[.R$26]));0;1)" office:value-type="float" office:value="0" calcext:value-type="float">
            <text:p>0</text:p>
          </table:table-cell>
          <table:table-cell table:formula="of:=IF(OR(AND([$Sheet1.S29]&gt;=[.S$23];[$Sheet1.S29]&lt;=[.S$24]);AND([$Sheet1.S29]&gt;=[.S$25];[$Sheet1.S29]&lt;=[.S$26]));0;1)" office:value-type="float" office:value="0" calcext:value-type="float">
            <text:p>0</text:p>
          </table:table-cell>
          <table:table-cell table:formula="of:=IF(OR(AND([$Sheet1.T29]&gt;=[.T$23];[$Sheet1.T29]&lt;=[.T$24]);AND([$Sheet1.T29]&gt;=[.T$25];[$Sheet1.T29]&lt;=[.T$26]));0;1)" office:value-type="float" office:value="0" calcext:value-type="float">
            <text:p>0</text:p>
          </table:table-cell>
          <table:table-cell table:formula="of:=IF(OR(AND([$Sheet1.U29]&gt;=[.U$23];[$Sheet1.U29]&lt;=[.U$24]);AND([$Sheet1.U29]&gt;=[.U$25];[$Sheet1.U2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0]&gt;=[.B$23];[$Sheet1.B30]&lt;=[.B$24]);AND([$Sheet1.B30]&gt;=[.B$25];[$Sheet1.B30]&lt;=[.B$26]));0;1)" office:value-type="float" office:value="0" calcext:value-type="float">
            <text:p>0</text:p>
          </table:table-cell>
          <table:table-cell table:formula="of:=IF(OR(AND([$Sheet1.C30]&gt;=[.C$23];[$Sheet1.C30]&lt;=[.C$24]);AND([$Sheet1.C30]&gt;=[.C$25];[$Sheet1.C30]&lt;=[.C$26]));0;1)" office:value-type="float" office:value="0" calcext:value-type="float">
            <text:p>0</text:p>
          </table:table-cell>
          <table:table-cell table:formula="of:=IF(OR(AND([$Sheet1.D30]&gt;=[.D$23];[$Sheet1.D30]&lt;=[.D$24]);AND([$Sheet1.D30]&gt;=[.D$25];[$Sheet1.D30]&lt;=[.D$26]));0;1)" office:value-type="float" office:value="0" calcext:value-type="float">
            <text:p>0</text:p>
          </table:table-cell>
          <table:table-cell table:formula="of:=IF(OR(AND([$Sheet1.E30]&gt;=[.E$23];[$Sheet1.E30]&lt;=[.E$24]);AND([$Sheet1.E30]&gt;=[.E$25];[$Sheet1.E30]&lt;=[.E$26]));0;1)" office:value-type="float" office:value="0" calcext:value-type="float">
            <text:p>0</text:p>
          </table:table-cell>
          <table:table-cell table:formula="of:=IF(OR(AND([$Sheet1.F30]&gt;=[.F$23];[$Sheet1.F30]&lt;=[.F$24]);AND([$Sheet1.F30]&gt;=[.F$25];[$Sheet1.F30]&lt;=[.F$26]));0;1)" office:value-type="float" office:value="0" calcext:value-type="float">
            <text:p>0</text:p>
          </table:table-cell>
          <table:table-cell table:formula="of:=IF(OR(AND([$Sheet1.G30]&gt;=[.G$23];[$Sheet1.G30]&lt;=[.G$24]);AND([$Sheet1.G30]&gt;=[.G$25];[$Sheet1.G30]&lt;=[.G$26]));0;1)" office:value-type="float" office:value="0" calcext:value-type="float">
            <text:p>0</text:p>
          </table:table-cell>
          <table:table-cell table:formula="of:=IF(OR(AND([$Sheet1.H30]&gt;=[.H$23];[$Sheet1.H30]&lt;=[.H$24]);AND([$Sheet1.H30]&gt;=[.H$25];[$Sheet1.H30]&lt;=[.H$26]));0;1)" office:value-type="float" office:value="0" calcext:value-type="float">
            <text:p>0</text:p>
          </table:table-cell>
          <table:table-cell table:formula="of:=IF(OR(AND([$Sheet1.I30]&gt;=[.I$23];[$Sheet1.I30]&lt;=[.I$24]);AND([$Sheet1.I30]&gt;=[.I$25];[$Sheet1.I30]&lt;=[.I$26]));0;1)" office:value-type="float" office:value="0" calcext:value-type="float">
            <text:p>0</text:p>
          </table:table-cell>
          <table:table-cell table:formula="of:=IF(OR(AND([$Sheet1.J30]&gt;=[.J$23];[$Sheet1.J30]&lt;=[.J$24]);AND([$Sheet1.J30]&gt;=[.J$25];[$Sheet1.J30]&lt;=[.J$26]));0;1)" office:value-type="float" office:value="0" calcext:value-type="float">
            <text:p>0</text:p>
          </table:table-cell>
          <table:table-cell table:formula="of:=IF(OR(AND([$Sheet1.K30]&gt;=[.K$23];[$Sheet1.K30]&lt;=[.K$24]);AND([$Sheet1.K30]&gt;=[.K$25];[$Sheet1.K30]&lt;=[.K$26]));0;1)" office:value-type="float" office:value="0" calcext:value-type="float">
            <text:p>0</text:p>
          </table:table-cell>
          <table:table-cell table:formula="of:=IF(OR(AND([$Sheet1.L30]&gt;=[.L$23];[$Sheet1.L30]&lt;=[.L$24]);AND([$Sheet1.L30]&gt;=[.L$25];[$Sheet1.L30]&lt;=[.L$26]));0;1)" office:value-type="float" office:value="0" calcext:value-type="float">
            <text:p>0</text:p>
          </table:table-cell>
          <table:table-cell table:formula="of:=IF(OR(AND([$Sheet1.M30]&gt;=[.M$23];[$Sheet1.M30]&lt;=[.M$24]);AND([$Sheet1.M30]&gt;=[.M$25];[$Sheet1.M30]&lt;=[.M$26]));0;1)" office:value-type="float" office:value="0" calcext:value-type="float">
            <text:p>0</text:p>
          </table:table-cell>
          <table:table-cell table:formula="of:=IF(OR(AND([$Sheet1.N30]&gt;=[.N$23];[$Sheet1.N30]&lt;=[.N$24]);AND([$Sheet1.N30]&gt;=[.N$25];[$Sheet1.N30]&lt;=[.N$26]));0;1)" office:value-type="float" office:value="0" calcext:value-type="float">
            <text:p>0</text:p>
          </table:table-cell>
          <table:table-cell table:formula="of:=IF(OR(AND([$Sheet1.O30]&gt;=[.O$23];[$Sheet1.O30]&lt;=[.O$24]);AND([$Sheet1.O30]&gt;=[.O$25];[$Sheet1.O30]&lt;=[.O$26]));0;1)" office:value-type="float" office:value="0" calcext:value-type="float">
            <text:p>0</text:p>
          </table:table-cell>
          <table:table-cell table:formula="of:=IF(OR(AND([$Sheet1.P30]&gt;=[.P$23];[$Sheet1.P30]&lt;=[.P$24]);AND([$Sheet1.P30]&gt;=[.P$25];[$Sheet1.P30]&lt;=[.P$26]));0;1)" office:value-type="float" office:value="0" calcext:value-type="float">
            <text:p>0</text:p>
          </table:table-cell>
          <table:table-cell table:formula="of:=IF(OR(AND([$Sheet1.Q30]&gt;=[.Q$23];[$Sheet1.Q30]&lt;=[.Q$24]);AND([$Sheet1.Q30]&gt;=[.Q$25];[$Sheet1.Q30]&lt;=[.Q$26]));0;1)" office:value-type="float" office:value="0" calcext:value-type="float">
            <text:p>0</text:p>
          </table:table-cell>
          <table:table-cell table:formula="of:=IF(OR(AND([$Sheet1.R30]&gt;=[.R$23];[$Sheet1.R30]&lt;=[.R$24]);AND([$Sheet1.R30]&gt;=[.R$25];[$Sheet1.R30]&lt;=[.R$26]));0;1)" office:value-type="float" office:value="0" calcext:value-type="float">
            <text:p>0</text:p>
          </table:table-cell>
          <table:table-cell table:formula="of:=IF(OR(AND([$Sheet1.S30]&gt;=[.S$23];[$Sheet1.S30]&lt;=[.S$24]);AND([$Sheet1.S30]&gt;=[.S$25];[$Sheet1.S30]&lt;=[.S$26]));0;1)" office:value-type="float" office:value="0" calcext:value-type="float">
            <text:p>0</text:p>
          </table:table-cell>
          <table:table-cell table:formula="of:=IF(OR(AND([$Sheet1.T30]&gt;=[.T$23];[$Sheet1.T30]&lt;=[.T$24]);AND([$Sheet1.T30]&gt;=[.T$25];[$Sheet1.T30]&lt;=[.T$26]));0;1)" office:value-type="float" office:value="0" calcext:value-type="float">
            <text:p>0</text:p>
          </table:table-cell>
          <table:table-cell table:formula="of:=IF(OR(AND([$Sheet1.U30]&gt;=[.U$23];[$Sheet1.U30]&lt;=[.U$24]);AND([$Sheet1.U30]&gt;=[.U$25];[$Sheet1.U3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1]&gt;=[.B$23];[$Sheet1.B31]&lt;=[.B$24]);AND([$Sheet1.B31]&gt;=[.B$25];[$Sheet1.B31]&lt;=[.B$26]));0;1)" office:value-type="float" office:value="0" calcext:value-type="float">
            <text:p>0</text:p>
          </table:table-cell>
          <table:table-cell table:formula="of:=IF(OR(AND([$Sheet1.C31]&gt;=[.C$23];[$Sheet1.C31]&lt;=[.C$24]);AND([$Sheet1.C31]&gt;=[.C$25];[$Sheet1.C31]&lt;=[.C$26]));0;1)" office:value-type="float" office:value="0" calcext:value-type="float">
            <text:p>0</text:p>
          </table:table-cell>
          <table:table-cell table:formula="of:=IF(OR(AND([$Sheet1.D31]&gt;=[.D$23];[$Sheet1.D31]&lt;=[.D$24]);AND([$Sheet1.D31]&gt;=[.D$25];[$Sheet1.D31]&lt;=[.D$26]));0;1)" office:value-type="float" office:value="0" calcext:value-type="float">
            <text:p>0</text:p>
          </table:table-cell>
          <table:table-cell table:formula="of:=IF(OR(AND([$Sheet1.E31]&gt;=[.E$23];[$Sheet1.E31]&lt;=[.E$24]);AND([$Sheet1.E31]&gt;=[.E$25];[$Sheet1.E31]&lt;=[.E$26]));0;1)" office:value-type="float" office:value="0" calcext:value-type="float">
            <text:p>0</text:p>
          </table:table-cell>
          <table:table-cell table:formula="of:=IF(OR(AND([$Sheet1.F31]&gt;=[.F$23];[$Sheet1.F31]&lt;=[.F$24]);AND([$Sheet1.F31]&gt;=[.F$25];[$Sheet1.F31]&lt;=[.F$26]));0;1)" office:value-type="float" office:value="0" calcext:value-type="float">
            <text:p>0</text:p>
          </table:table-cell>
          <table:table-cell table:formula="of:=IF(OR(AND([$Sheet1.G31]&gt;=[.G$23];[$Sheet1.G31]&lt;=[.G$24]);AND([$Sheet1.G31]&gt;=[.G$25];[$Sheet1.G31]&lt;=[.G$26]));0;1)" office:value-type="float" office:value="0" calcext:value-type="float">
            <text:p>0</text:p>
          </table:table-cell>
          <table:table-cell table:formula="of:=IF(OR(AND([$Sheet1.H31]&gt;=[.H$23];[$Sheet1.H31]&lt;=[.H$24]);AND([$Sheet1.H31]&gt;=[.H$25];[$Sheet1.H31]&lt;=[.H$26]));0;1)" office:value-type="float" office:value="0" calcext:value-type="float">
            <text:p>0</text:p>
          </table:table-cell>
          <table:table-cell table:formula="of:=IF(OR(AND([$Sheet1.I31]&gt;=[.I$23];[$Sheet1.I31]&lt;=[.I$24]);AND([$Sheet1.I31]&gt;=[.I$25];[$Sheet1.I31]&lt;=[.I$26]));0;1)" office:value-type="float" office:value="0" calcext:value-type="float">
            <text:p>0</text:p>
          </table:table-cell>
          <table:table-cell table:formula="of:=IF(OR(AND([$Sheet1.J31]&gt;=[.J$23];[$Sheet1.J31]&lt;=[.J$24]);AND([$Sheet1.J31]&gt;=[.J$25];[$Sheet1.J31]&lt;=[.J$26]));0;1)" office:value-type="float" office:value="0" calcext:value-type="float">
            <text:p>0</text:p>
          </table:table-cell>
          <table:table-cell table:formula="of:=IF(OR(AND([$Sheet1.K31]&gt;=[.K$23];[$Sheet1.K31]&lt;=[.K$24]);AND([$Sheet1.K31]&gt;=[.K$25];[$Sheet1.K31]&lt;=[.K$26]));0;1)" office:value-type="float" office:value="0" calcext:value-type="float">
            <text:p>0</text:p>
          </table:table-cell>
          <table:table-cell table:formula="of:=IF(OR(AND([$Sheet1.L31]&gt;=[.L$23];[$Sheet1.L31]&lt;=[.L$24]);AND([$Sheet1.L31]&gt;=[.L$25];[$Sheet1.L31]&lt;=[.L$26]));0;1)" office:value-type="float" office:value="0" calcext:value-type="float">
            <text:p>0</text:p>
          </table:table-cell>
          <table:table-cell table:formula="of:=IF(OR(AND([$Sheet1.M31]&gt;=[.M$23];[$Sheet1.M31]&lt;=[.M$24]);AND([$Sheet1.M31]&gt;=[.M$25];[$Sheet1.M31]&lt;=[.M$26]));0;1)" office:value-type="float" office:value="0" calcext:value-type="float">
            <text:p>0</text:p>
          </table:table-cell>
          <table:table-cell table:formula="of:=IF(OR(AND([$Sheet1.N31]&gt;=[.N$23];[$Sheet1.N31]&lt;=[.N$24]);AND([$Sheet1.N31]&gt;=[.N$25];[$Sheet1.N31]&lt;=[.N$26]));0;1)" office:value-type="float" office:value="0" calcext:value-type="float">
            <text:p>0</text:p>
          </table:table-cell>
          <table:table-cell table:formula="of:=IF(OR(AND([$Sheet1.O31]&gt;=[.O$23];[$Sheet1.O31]&lt;=[.O$24]);AND([$Sheet1.O31]&gt;=[.O$25];[$Sheet1.O31]&lt;=[.O$26]));0;1)" office:value-type="float" office:value="0" calcext:value-type="float">
            <text:p>0</text:p>
          </table:table-cell>
          <table:table-cell table:formula="of:=IF(OR(AND([$Sheet1.P31]&gt;=[.P$23];[$Sheet1.P31]&lt;=[.P$24]);AND([$Sheet1.P31]&gt;=[.P$25];[$Sheet1.P31]&lt;=[.P$26]));0;1)" office:value-type="float" office:value="0" calcext:value-type="float">
            <text:p>0</text:p>
          </table:table-cell>
          <table:table-cell table:formula="of:=IF(OR(AND([$Sheet1.Q31]&gt;=[.Q$23];[$Sheet1.Q31]&lt;=[.Q$24]);AND([$Sheet1.Q31]&gt;=[.Q$25];[$Sheet1.Q31]&lt;=[.Q$26]));0;1)" office:value-type="float" office:value="0" calcext:value-type="float">
            <text:p>0</text:p>
          </table:table-cell>
          <table:table-cell table:formula="of:=IF(OR(AND([$Sheet1.R31]&gt;=[.R$23];[$Sheet1.R31]&lt;=[.R$24]);AND([$Sheet1.R31]&gt;=[.R$25];[$Sheet1.R31]&lt;=[.R$26]));0;1)" office:value-type="float" office:value="0" calcext:value-type="float">
            <text:p>0</text:p>
          </table:table-cell>
          <table:table-cell table:formula="of:=IF(OR(AND([$Sheet1.S31]&gt;=[.S$23];[$Sheet1.S31]&lt;=[.S$24]);AND([$Sheet1.S31]&gt;=[.S$25];[$Sheet1.S31]&lt;=[.S$26]));0;1)" office:value-type="float" office:value="0" calcext:value-type="float">
            <text:p>0</text:p>
          </table:table-cell>
          <table:table-cell table:formula="of:=IF(OR(AND([$Sheet1.T31]&gt;=[.T$23];[$Sheet1.T31]&lt;=[.T$24]);AND([$Sheet1.T31]&gt;=[.T$25];[$Sheet1.T31]&lt;=[.T$26]));0;1)" office:value-type="float" office:value="0" calcext:value-type="float">
            <text:p>0</text:p>
          </table:table-cell>
          <table:table-cell table:formula="of:=IF(OR(AND([$Sheet1.U31]&gt;=[.U$23];[$Sheet1.U31]&lt;=[.U$24]);AND([$Sheet1.U31]&gt;=[.U$25];[$Sheet1.U3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2]&gt;=[.B$23];[$Sheet1.B32]&lt;=[.B$24]);AND([$Sheet1.B32]&gt;=[.B$25];[$Sheet1.B32]&lt;=[.B$26]));0;1)" office:value-type="float" office:value="0" calcext:value-type="float">
            <text:p>0</text:p>
          </table:table-cell>
          <table:table-cell table:formula="of:=IF(OR(AND([$Sheet1.C32]&gt;=[.C$23];[$Sheet1.C32]&lt;=[.C$24]);AND([$Sheet1.C32]&gt;=[.C$25];[$Sheet1.C32]&lt;=[.C$26]));0;1)" office:value-type="float" office:value="0" calcext:value-type="float">
            <text:p>0</text:p>
          </table:table-cell>
          <table:table-cell table:formula="of:=IF(OR(AND([$Sheet1.D32]&gt;=[.D$23];[$Sheet1.D32]&lt;=[.D$24]);AND([$Sheet1.D32]&gt;=[.D$25];[$Sheet1.D32]&lt;=[.D$26]));0;1)" office:value-type="float" office:value="0" calcext:value-type="float">
            <text:p>0</text:p>
          </table:table-cell>
          <table:table-cell table:formula="of:=IF(OR(AND([$Sheet1.E32]&gt;=[.E$23];[$Sheet1.E32]&lt;=[.E$24]);AND([$Sheet1.E32]&gt;=[.E$25];[$Sheet1.E32]&lt;=[.E$26]));0;1)" office:value-type="float" office:value="0" calcext:value-type="float">
            <text:p>0</text:p>
          </table:table-cell>
          <table:table-cell table:formula="of:=IF(OR(AND([$Sheet1.F32]&gt;=[.F$23];[$Sheet1.F32]&lt;=[.F$24]);AND([$Sheet1.F32]&gt;=[.F$25];[$Sheet1.F32]&lt;=[.F$26]));0;1)" office:value-type="float" office:value="0" calcext:value-type="float">
            <text:p>0</text:p>
          </table:table-cell>
          <table:table-cell table:formula="of:=IF(OR(AND([$Sheet1.G32]&gt;=[.G$23];[$Sheet1.G32]&lt;=[.G$24]);AND([$Sheet1.G32]&gt;=[.G$25];[$Sheet1.G32]&lt;=[.G$26]));0;1)" office:value-type="float" office:value="0" calcext:value-type="float">
            <text:p>0</text:p>
          </table:table-cell>
          <table:table-cell table:formula="of:=IF(OR(AND([$Sheet1.H32]&gt;=[.H$23];[$Sheet1.H32]&lt;=[.H$24]);AND([$Sheet1.H32]&gt;=[.H$25];[$Sheet1.H32]&lt;=[.H$26]));0;1)" office:value-type="float" office:value="0" calcext:value-type="float">
            <text:p>0</text:p>
          </table:table-cell>
          <table:table-cell table:formula="of:=IF(OR(AND([$Sheet1.I32]&gt;=[.I$23];[$Sheet1.I32]&lt;=[.I$24]);AND([$Sheet1.I32]&gt;=[.I$25];[$Sheet1.I32]&lt;=[.I$26]));0;1)" office:value-type="float" office:value="0" calcext:value-type="float">
            <text:p>0</text:p>
          </table:table-cell>
          <table:table-cell table:formula="of:=IF(OR(AND([$Sheet1.J32]&gt;=[.J$23];[$Sheet1.J32]&lt;=[.J$24]);AND([$Sheet1.J32]&gt;=[.J$25];[$Sheet1.J32]&lt;=[.J$26]));0;1)" office:value-type="float" office:value="0" calcext:value-type="float">
            <text:p>0</text:p>
          </table:table-cell>
          <table:table-cell table:formula="of:=IF(OR(AND([$Sheet1.K32]&gt;=[.K$23];[$Sheet1.K32]&lt;=[.K$24]);AND([$Sheet1.K32]&gt;=[.K$25];[$Sheet1.K32]&lt;=[.K$26]));0;1)" office:value-type="float" office:value="0" calcext:value-type="float">
            <text:p>0</text:p>
          </table:table-cell>
          <table:table-cell table:formula="of:=IF(OR(AND([$Sheet1.L32]&gt;=[.L$23];[$Sheet1.L32]&lt;=[.L$24]);AND([$Sheet1.L32]&gt;=[.L$25];[$Sheet1.L32]&lt;=[.L$26]));0;1)" office:value-type="float" office:value="0" calcext:value-type="float">
            <text:p>0</text:p>
          </table:table-cell>
          <table:table-cell table:formula="of:=IF(OR(AND([$Sheet1.M32]&gt;=[.M$23];[$Sheet1.M32]&lt;=[.M$24]);AND([$Sheet1.M32]&gt;=[.M$25];[$Sheet1.M32]&lt;=[.M$26]));0;1)" office:value-type="float" office:value="0" calcext:value-type="float">
            <text:p>0</text:p>
          </table:table-cell>
          <table:table-cell table:formula="of:=IF(OR(AND([$Sheet1.N32]&gt;=[.N$23];[$Sheet1.N32]&lt;=[.N$24]);AND([$Sheet1.N32]&gt;=[.N$25];[$Sheet1.N32]&lt;=[.N$26]));0;1)" office:value-type="float" office:value="0" calcext:value-type="float">
            <text:p>0</text:p>
          </table:table-cell>
          <table:table-cell table:formula="of:=IF(OR(AND([$Sheet1.O32]&gt;=[.O$23];[$Sheet1.O32]&lt;=[.O$24]);AND([$Sheet1.O32]&gt;=[.O$25];[$Sheet1.O32]&lt;=[.O$26]));0;1)" office:value-type="float" office:value="0" calcext:value-type="float">
            <text:p>0</text:p>
          </table:table-cell>
          <table:table-cell table:formula="of:=IF(OR(AND([$Sheet1.P32]&gt;=[.P$23];[$Sheet1.P32]&lt;=[.P$24]);AND([$Sheet1.P32]&gt;=[.P$25];[$Sheet1.P32]&lt;=[.P$26]));0;1)" office:value-type="float" office:value="0" calcext:value-type="float">
            <text:p>0</text:p>
          </table:table-cell>
          <table:table-cell table:formula="of:=IF(OR(AND([$Sheet1.Q32]&gt;=[.Q$23];[$Sheet1.Q32]&lt;=[.Q$24]);AND([$Sheet1.Q32]&gt;=[.Q$25];[$Sheet1.Q32]&lt;=[.Q$26]));0;1)" office:value-type="float" office:value="0" calcext:value-type="float">
            <text:p>0</text:p>
          </table:table-cell>
          <table:table-cell table:formula="of:=IF(OR(AND([$Sheet1.R32]&gt;=[.R$23];[$Sheet1.R32]&lt;=[.R$24]);AND([$Sheet1.R32]&gt;=[.R$25];[$Sheet1.R32]&lt;=[.R$26]));0;1)" office:value-type="float" office:value="0" calcext:value-type="float">
            <text:p>0</text:p>
          </table:table-cell>
          <table:table-cell table:formula="of:=IF(OR(AND([$Sheet1.S32]&gt;=[.S$23];[$Sheet1.S32]&lt;=[.S$24]);AND([$Sheet1.S32]&gt;=[.S$25];[$Sheet1.S32]&lt;=[.S$26]));0;1)" office:value-type="float" office:value="0" calcext:value-type="float">
            <text:p>0</text:p>
          </table:table-cell>
          <table:table-cell table:formula="of:=IF(OR(AND([$Sheet1.T32]&gt;=[.T$23];[$Sheet1.T32]&lt;=[.T$24]);AND([$Sheet1.T32]&gt;=[.T$25];[$Sheet1.T32]&lt;=[.T$26]));0;1)" office:value-type="float" office:value="0" calcext:value-type="float">
            <text:p>0</text:p>
          </table:table-cell>
          <table:table-cell table:formula="of:=IF(OR(AND([$Sheet1.U32]&gt;=[.U$23];[$Sheet1.U32]&lt;=[.U$24]);AND([$Sheet1.U32]&gt;=[.U$25];[$Sheet1.U3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3]&gt;=[.B$23];[$Sheet1.B33]&lt;=[.B$24]);AND([$Sheet1.B33]&gt;=[.B$25];[$Sheet1.B33]&lt;=[.B$26]));0;1)" office:value-type="float" office:value="0" calcext:value-type="float">
            <text:p>0</text:p>
          </table:table-cell>
          <table:table-cell table:formula="of:=IF(OR(AND([$Sheet1.C33]&gt;=[.C$23];[$Sheet1.C33]&lt;=[.C$24]);AND([$Sheet1.C33]&gt;=[.C$25];[$Sheet1.C33]&lt;=[.C$26]));0;1)" office:value-type="float" office:value="0" calcext:value-type="float">
            <text:p>0</text:p>
          </table:table-cell>
          <table:table-cell table:formula="of:=IF(OR(AND([$Sheet1.D33]&gt;=[.D$23];[$Sheet1.D33]&lt;=[.D$24]);AND([$Sheet1.D33]&gt;=[.D$25];[$Sheet1.D33]&lt;=[.D$26]));0;1)" office:value-type="float" office:value="0" calcext:value-type="float">
            <text:p>0</text:p>
          </table:table-cell>
          <table:table-cell table:formula="of:=IF(OR(AND([$Sheet1.E33]&gt;=[.E$23];[$Sheet1.E33]&lt;=[.E$24]);AND([$Sheet1.E33]&gt;=[.E$25];[$Sheet1.E33]&lt;=[.E$26]));0;1)" office:value-type="float" office:value="0" calcext:value-type="float">
            <text:p>0</text:p>
          </table:table-cell>
          <table:table-cell table:formula="of:=IF(OR(AND([$Sheet1.F33]&gt;=[.F$23];[$Sheet1.F33]&lt;=[.F$24]);AND([$Sheet1.F33]&gt;=[.F$25];[$Sheet1.F33]&lt;=[.F$26]));0;1)" office:value-type="float" office:value="0" calcext:value-type="float">
            <text:p>0</text:p>
          </table:table-cell>
          <table:table-cell table:formula="of:=IF(OR(AND([$Sheet1.G33]&gt;=[.G$23];[$Sheet1.G33]&lt;=[.G$24]);AND([$Sheet1.G33]&gt;=[.G$25];[$Sheet1.G33]&lt;=[.G$26]));0;1)" office:value-type="float" office:value="0" calcext:value-type="float">
            <text:p>0</text:p>
          </table:table-cell>
          <table:table-cell table:formula="of:=IF(OR(AND([$Sheet1.H33]&gt;=[.H$23];[$Sheet1.H33]&lt;=[.H$24]);AND([$Sheet1.H33]&gt;=[.H$25];[$Sheet1.H33]&lt;=[.H$26]));0;1)" office:value-type="float" office:value="0" calcext:value-type="float">
            <text:p>0</text:p>
          </table:table-cell>
          <table:table-cell table:formula="of:=IF(OR(AND([$Sheet1.I33]&gt;=[.I$23];[$Sheet1.I33]&lt;=[.I$24]);AND([$Sheet1.I33]&gt;=[.I$25];[$Sheet1.I33]&lt;=[.I$26]));0;1)" office:value-type="float" office:value="0" calcext:value-type="float">
            <text:p>0</text:p>
          </table:table-cell>
          <table:table-cell table:formula="of:=IF(OR(AND([$Sheet1.J33]&gt;=[.J$23];[$Sheet1.J33]&lt;=[.J$24]);AND([$Sheet1.J33]&gt;=[.J$25];[$Sheet1.J33]&lt;=[.J$26]));0;1)" office:value-type="float" office:value="0" calcext:value-type="float">
            <text:p>0</text:p>
          </table:table-cell>
          <table:table-cell table:formula="of:=IF(OR(AND([$Sheet1.K33]&gt;=[.K$23];[$Sheet1.K33]&lt;=[.K$24]);AND([$Sheet1.K33]&gt;=[.K$25];[$Sheet1.K33]&lt;=[.K$26]));0;1)" office:value-type="float" office:value="0" calcext:value-type="float">
            <text:p>0</text:p>
          </table:table-cell>
          <table:table-cell table:formula="of:=IF(OR(AND([$Sheet1.L33]&gt;=[.L$23];[$Sheet1.L33]&lt;=[.L$24]);AND([$Sheet1.L33]&gt;=[.L$25];[$Sheet1.L33]&lt;=[.L$26]));0;1)" office:value-type="float" office:value="0" calcext:value-type="float">
            <text:p>0</text:p>
          </table:table-cell>
          <table:table-cell table:formula="of:=IF(OR(AND([$Sheet1.M33]&gt;=[.M$23];[$Sheet1.M33]&lt;=[.M$24]);AND([$Sheet1.M33]&gt;=[.M$25];[$Sheet1.M33]&lt;=[.M$26]));0;1)" office:value-type="float" office:value="0" calcext:value-type="float">
            <text:p>0</text:p>
          </table:table-cell>
          <table:table-cell table:formula="of:=IF(OR(AND([$Sheet1.N33]&gt;=[.N$23];[$Sheet1.N33]&lt;=[.N$24]);AND([$Sheet1.N33]&gt;=[.N$25];[$Sheet1.N33]&lt;=[.N$26]));0;1)" office:value-type="float" office:value="0" calcext:value-type="float">
            <text:p>0</text:p>
          </table:table-cell>
          <table:table-cell table:formula="of:=IF(OR(AND([$Sheet1.O33]&gt;=[.O$23];[$Sheet1.O33]&lt;=[.O$24]);AND([$Sheet1.O33]&gt;=[.O$25];[$Sheet1.O33]&lt;=[.O$26]));0;1)" office:value-type="float" office:value="0" calcext:value-type="float">
            <text:p>0</text:p>
          </table:table-cell>
          <table:table-cell table:formula="of:=IF(OR(AND([$Sheet1.P33]&gt;=[.P$23];[$Sheet1.P33]&lt;=[.P$24]);AND([$Sheet1.P33]&gt;=[.P$25];[$Sheet1.P33]&lt;=[.P$26]));0;1)" office:value-type="float" office:value="0" calcext:value-type="float">
            <text:p>0</text:p>
          </table:table-cell>
          <table:table-cell table:formula="of:=IF(OR(AND([$Sheet1.Q33]&gt;=[.Q$23];[$Sheet1.Q33]&lt;=[.Q$24]);AND([$Sheet1.Q33]&gt;=[.Q$25];[$Sheet1.Q33]&lt;=[.Q$26]));0;1)" office:value-type="float" office:value="0" calcext:value-type="float">
            <text:p>0</text:p>
          </table:table-cell>
          <table:table-cell table:formula="of:=IF(OR(AND([$Sheet1.R33]&gt;=[.R$23];[$Sheet1.R33]&lt;=[.R$24]);AND([$Sheet1.R33]&gt;=[.R$25];[$Sheet1.R33]&lt;=[.R$26]));0;1)" office:value-type="float" office:value="0" calcext:value-type="float">
            <text:p>0</text:p>
          </table:table-cell>
          <table:table-cell table:formula="of:=IF(OR(AND([$Sheet1.S33]&gt;=[.S$23];[$Sheet1.S33]&lt;=[.S$24]);AND([$Sheet1.S33]&gt;=[.S$25];[$Sheet1.S33]&lt;=[.S$26]));0;1)" office:value-type="float" office:value="0" calcext:value-type="float">
            <text:p>0</text:p>
          </table:table-cell>
          <table:table-cell table:formula="of:=IF(OR(AND([$Sheet1.T33]&gt;=[.T$23];[$Sheet1.T33]&lt;=[.T$24]);AND([$Sheet1.T33]&gt;=[.T$25];[$Sheet1.T33]&lt;=[.T$26]));0;1)" office:value-type="float" office:value="0" calcext:value-type="float">
            <text:p>0</text:p>
          </table:table-cell>
          <table:table-cell table:formula="of:=IF(OR(AND([$Sheet1.U33]&gt;=[.U$23];[$Sheet1.U33]&lt;=[.U$24]);AND([$Sheet1.U33]&gt;=[.U$25];[$Sheet1.U3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4]&gt;=[.B$23];[$Sheet1.B34]&lt;=[.B$24]);AND([$Sheet1.B34]&gt;=[.B$25];[$Sheet1.B34]&lt;=[.B$26]));0;1)" office:value-type="float" office:value="0" calcext:value-type="float">
            <text:p>0</text:p>
          </table:table-cell>
          <table:table-cell table:formula="of:=IF(OR(AND([$Sheet1.C34]&gt;=[.C$23];[$Sheet1.C34]&lt;=[.C$24]);AND([$Sheet1.C34]&gt;=[.C$25];[$Sheet1.C34]&lt;=[.C$26]));0;1)" office:value-type="float" office:value="0" calcext:value-type="float">
            <text:p>0</text:p>
          </table:table-cell>
          <table:table-cell table:formula="of:=IF(OR(AND([$Sheet1.D34]&gt;=[.D$23];[$Sheet1.D34]&lt;=[.D$24]);AND([$Sheet1.D34]&gt;=[.D$25];[$Sheet1.D34]&lt;=[.D$26]));0;1)" office:value-type="float" office:value="0" calcext:value-type="float">
            <text:p>0</text:p>
          </table:table-cell>
          <table:table-cell table:formula="of:=IF(OR(AND([$Sheet1.E34]&gt;=[.E$23];[$Sheet1.E34]&lt;=[.E$24]);AND([$Sheet1.E34]&gt;=[.E$25];[$Sheet1.E34]&lt;=[.E$26]));0;1)" office:value-type="float" office:value="0" calcext:value-type="float">
            <text:p>0</text:p>
          </table:table-cell>
          <table:table-cell table:formula="of:=IF(OR(AND([$Sheet1.F34]&gt;=[.F$23];[$Sheet1.F34]&lt;=[.F$24]);AND([$Sheet1.F34]&gt;=[.F$25];[$Sheet1.F34]&lt;=[.F$26]));0;1)" office:value-type="float" office:value="0" calcext:value-type="float">
            <text:p>0</text:p>
          </table:table-cell>
          <table:table-cell table:formula="of:=IF(OR(AND([$Sheet1.G34]&gt;=[.G$23];[$Sheet1.G34]&lt;=[.G$24]);AND([$Sheet1.G34]&gt;=[.G$25];[$Sheet1.G34]&lt;=[.G$26]));0;1)" office:value-type="float" office:value="0" calcext:value-type="float">
            <text:p>0</text:p>
          </table:table-cell>
          <table:table-cell table:formula="of:=IF(OR(AND([$Sheet1.H34]&gt;=[.H$23];[$Sheet1.H34]&lt;=[.H$24]);AND([$Sheet1.H34]&gt;=[.H$25];[$Sheet1.H34]&lt;=[.H$26]));0;1)" office:value-type="float" office:value="0" calcext:value-type="float">
            <text:p>0</text:p>
          </table:table-cell>
          <table:table-cell table:formula="of:=IF(OR(AND([$Sheet1.I34]&gt;=[.I$23];[$Sheet1.I34]&lt;=[.I$24]);AND([$Sheet1.I34]&gt;=[.I$25];[$Sheet1.I34]&lt;=[.I$26]));0;1)" office:value-type="float" office:value="0" calcext:value-type="float">
            <text:p>0</text:p>
          </table:table-cell>
          <table:table-cell table:formula="of:=IF(OR(AND([$Sheet1.J34]&gt;=[.J$23];[$Sheet1.J34]&lt;=[.J$24]);AND([$Sheet1.J34]&gt;=[.J$25];[$Sheet1.J34]&lt;=[.J$26]));0;1)" office:value-type="float" office:value="0" calcext:value-type="float">
            <text:p>0</text:p>
          </table:table-cell>
          <table:table-cell table:formula="of:=IF(OR(AND([$Sheet1.K34]&gt;=[.K$23];[$Sheet1.K34]&lt;=[.K$24]);AND([$Sheet1.K34]&gt;=[.K$25];[$Sheet1.K34]&lt;=[.K$26]));0;1)" office:value-type="float" office:value="0" calcext:value-type="float">
            <text:p>0</text:p>
          </table:table-cell>
          <table:table-cell table:formula="of:=IF(OR(AND([$Sheet1.L34]&gt;=[.L$23];[$Sheet1.L34]&lt;=[.L$24]);AND([$Sheet1.L34]&gt;=[.L$25];[$Sheet1.L34]&lt;=[.L$26]));0;1)" office:value-type="float" office:value="0" calcext:value-type="float">
            <text:p>0</text:p>
          </table:table-cell>
          <table:table-cell table:formula="of:=IF(OR(AND([$Sheet1.M34]&gt;=[.M$23];[$Sheet1.M34]&lt;=[.M$24]);AND([$Sheet1.M34]&gt;=[.M$25];[$Sheet1.M34]&lt;=[.M$26]));0;1)" office:value-type="float" office:value="0" calcext:value-type="float">
            <text:p>0</text:p>
          </table:table-cell>
          <table:table-cell table:formula="of:=IF(OR(AND([$Sheet1.N34]&gt;=[.N$23];[$Sheet1.N34]&lt;=[.N$24]);AND([$Sheet1.N34]&gt;=[.N$25];[$Sheet1.N34]&lt;=[.N$26]));0;1)" office:value-type="float" office:value="0" calcext:value-type="float">
            <text:p>0</text:p>
          </table:table-cell>
          <table:table-cell table:formula="of:=IF(OR(AND([$Sheet1.O34]&gt;=[.O$23];[$Sheet1.O34]&lt;=[.O$24]);AND([$Sheet1.O34]&gt;=[.O$25];[$Sheet1.O34]&lt;=[.O$26]));0;1)" office:value-type="float" office:value="0" calcext:value-type="float">
            <text:p>0</text:p>
          </table:table-cell>
          <table:table-cell table:formula="of:=IF(OR(AND([$Sheet1.P34]&gt;=[.P$23];[$Sheet1.P34]&lt;=[.P$24]);AND([$Sheet1.P34]&gt;=[.P$25];[$Sheet1.P34]&lt;=[.P$26]));0;1)" office:value-type="float" office:value="0" calcext:value-type="float">
            <text:p>0</text:p>
          </table:table-cell>
          <table:table-cell table:formula="of:=IF(OR(AND([$Sheet1.Q34]&gt;=[.Q$23];[$Sheet1.Q34]&lt;=[.Q$24]);AND([$Sheet1.Q34]&gt;=[.Q$25];[$Sheet1.Q34]&lt;=[.Q$26]));0;1)" office:value-type="float" office:value="0" calcext:value-type="float">
            <text:p>0</text:p>
          </table:table-cell>
          <table:table-cell table:formula="of:=IF(OR(AND([$Sheet1.R34]&gt;=[.R$23];[$Sheet1.R34]&lt;=[.R$24]);AND([$Sheet1.R34]&gt;=[.R$25];[$Sheet1.R34]&lt;=[.R$26]));0;1)" office:value-type="float" office:value="0" calcext:value-type="float">
            <text:p>0</text:p>
          </table:table-cell>
          <table:table-cell table:formula="of:=IF(OR(AND([$Sheet1.S34]&gt;=[.S$23];[$Sheet1.S34]&lt;=[.S$24]);AND([$Sheet1.S34]&gt;=[.S$25];[$Sheet1.S34]&lt;=[.S$26]));0;1)" office:value-type="float" office:value="0" calcext:value-type="float">
            <text:p>0</text:p>
          </table:table-cell>
          <table:table-cell table:formula="of:=IF(OR(AND([$Sheet1.T34]&gt;=[.T$23];[$Sheet1.T34]&lt;=[.T$24]);AND([$Sheet1.T34]&gt;=[.T$25];[$Sheet1.T34]&lt;=[.T$26]));0;1)" office:value-type="float" office:value="0" calcext:value-type="float">
            <text:p>0</text:p>
          </table:table-cell>
          <table:table-cell table:formula="of:=IF(OR(AND([$Sheet1.U34]&gt;=[.U$23];[$Sheet1.U34]&lt;=[.U$24]);AND([$Sheet1.U34]&gt;=[.U$25];[$Sheet1.U3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5]&gt;=[.B$23];[$Sheet1.B35]&lt;=[.B$24]);AND([$Sheet1.B35]&gt;=[.B$25];[$Sheet1.B35]&lt;=[.B$26]));0;1)" office:value-type="float" office:value="0" calcext:value-type="float">
            <text:p>0</text:p>
          </table:table-cell>
          <table:table-cell table:formula="of:=IF(OR(AND([$Sheet1.C35]&gt;=[.C$23];[$Sheet1.C35]&lt;=[.C$24]);AND([$Sheet1.C35]&gt;=[.C$25];[$Sheet1.C35]&lt;=[.C$26]));0;1)" office:value-type="float" office:value="0" calcext:value-type="float">
            <text:p>0</text:p>
          </table:table-cell>
          <table:table-cell table:formula="of:=IF(OR(AND([$Sheet1.D35]&gt;=[.D$23];[$Sheet1.D35]&lt;=[.D$24]);AND([$Sheet1.D35]&gt;=[.D$25];[$Sheet1.D35]&lt;=[.D$26]));0;1)" office:value-type="float" office:value="0" calcext:value-type="float">
            <text:p>0</text:p>
          </table:table-cell>
          <table:table-cell table:formula="of:=IF(OR(AND([$Sheet1.E35]&gt;=[.E$23];[$Sheet1.E35]&lt;=[.E$24]);AND([$Sheet1.E35]&gt;=[.E$25];[$Sheet1.E35]&lt;=[.E$26]));0;1)" office:value-type="float" office:value="0" calcext:value-type="float">
            <text:p>0</text:p>
          </table:table-cell>
          <table:table-cell table:formula="of:=IF(OR(AND([$Sheet1.F35]&gt;=[.F$23];[$Sheet1.F35]&lt;=[.F$24]);AND([$Sheet1.F35]&gt;=[.F$25];[$Sheet1.F35]&lt;=[.F$26]));0;1)" office:value-type="float" office:value="0" calcext:value-type="float">
            <text:p>0</text:p>
          </table:table-cell>
          <table:table-cell table:formula="of:=IF(OR(AND([$Sheet1.G35]&gt;=[.G$23];[$Sheet1.G35]&lt;=[.G$24]);AND([$Sheet1.G35]&gt;=[.G$25];[$Sheet1.G35]&lt;=[.G$26]));0;1)" office:value-type="float" office:value="0" calcext:value-type="float">
            <text:p>0</text:p>
          </table:table-cell>
          <table:table-cell table:formula="of:=IF(OR(AND([$Sheet1.H35]&gt;=[.H$23];[$Sheet1.H35]&lt;=[.H$24]);AND([$Sheet1.H35]&gt;=[.H$25];[$Sheet1.H35]&lt;=[.H$26]));0;1)" office:value-type="float" office:value="0" calcext:value-type="float">
            <text:p>0</text:p>
          </table:table-cell>
          <table:table-cell table:formula="of:=IF(OR(AND([$Sheet1.I35]&gt;=[.I$23];[$Sheet1.I35]&lt;=[.I$24]);AND([$Sheet1.I35]&gt;=[.I$25];[$Sheet1.I35]&lt;=[.I$26]));0;1)" office:value-type="float" office:value="0" calcext:value-type="float">
            <text:p>0</text:p>
          </table:table-cell>
          <table:table-cell table:formula="of:=IF(OR(AND([$Sheet1.J35]&gt;=[.J$23];[$Sheet1.J35]&lt;=[.J$24]);AND([$Sheet1.J35]&gt;=[.J$25];[$Sheet1.J35]&lt;=[.J$26]));0;1)" office:value-type="float" office:value="0" calcext:value-type="float">
            <text:p>0</text:p>
          </table:table-cell>
          <table:table-cell table:formula="of:=IF(OR(AND([$Sheet1.K35]&gt;=[.K$23];[$Sheet1.K35]&lt;=[.K$24]);AND([$Sheet1.K35]&gt;=[.K$25];[$Sheet1.K35]&lt;=[.K$26]));0;1)" office:value-type="float" office:value="0" calcext:value-type="float">
            <text:p>0</text:p>
          </table:table-cell>
          <table:table-cell table:formula="of:=IF(OR(AND([$Sheet1.L35]&gt;=[.L$23];[$Sheet1.L35]&lt;=[.L$24]);AND([$Sheet1.L35]&gt;=[.L$25];[$Sheet1.L35]&lt;=[.L$26]));0;1)" office:value-type="float" office:value="0" calcext:value-type="float">
            <text:p>0</text:p>
          </table:table-cell>
          <table:table-cell table:formula="of:=IF(OR(AND([$Sheet1.M35]&gt;=[.M$23];[$Sheet1.M35]&lt;=[.M$24]);AND([$Sheet1.M35]&gt;=[.M$25];[$Sheet1.M35]&lt;=[.M$26]));0;1)" office:value-type="float" office:value="0" calcext:value-type="float">
            <text:p>0</text:p>
          </table:table-cell>
          <table:table-cell table:formula="of:=IF(OR(AND([$Sheet1.N35]&gt;=[.N$23];[$Sheet1.N35]&lt;=[.N$24]);AND([$Sheet1.N35]&gt;=[.N$25];[$Sheet1.N35]&lt;=[.N$26]));0;1)" office:value-type="float" office:value="0" calcext:value-type="float">
            <text:p>0</text:p>
          </table:table-cell>
          <table:table-cell table:formula="of:=IF(OR(AND([$Sheet1.O35]&gt;=[.O$23];[$Sheet1.O35]&lt;=[.O$24]);AND([$Sheet1.O35]&gt;=[.O$25];[$Sheet1.O35]&lt;=[.O$26]));0;1)" office:value-type="float" office:value="0" calcext:value-type="float">
            <text:p>0</text:p>
          </table:table-cell>
          <table:table-cell table:formula="of:=IF(OR(AND([$Sheet1.P35]&gt;=[.P$23];[$Sheet1.P35]&lt;=[.P$24]);AND([$Sheet1.P35]&gt;=[.P$25];[$Sheet1.P35]&lt;=[.P$26]));0;1)" office:value-type="float" office:value="0" calcext:value-type="float">
            <text:p>0</text:p>
          </table:table-cell>
          <table:table-cell table:formula="of:=IF(OR(AND([$Sheet1.Q35]&gt;=[.Q$23];[$Sheet1.Q35]&lt;=[.Q$24]);AND([$Sheet1.Q35]&gt;=[.Q$25];[$Sheet1.Q35]&lt;=[.Q$26]));0;1)" office:value-type="float" office:value="0" calcext:value-type="float">
            <text:p>0</text:p>
          </table:table-cell>
          <table:table-cell table:formula="of:=IF(OR(AND([$Sheet1.R35]&gt;=[.R$23];[$Sheet1.R35]&lt;=[.R$24]);AND([$Sheet1.R35]&gt;=[.R$25];[$Sheet1.R35]&lt;=[.R$26]));0;1)" office:value-type="float" office:value="0" calcext:value-type="float">
            <text:p>0</text:p>
          </table:table-cell>
          <table:table-cell table:formula="of:=IF(OR(AND([$Sheet1.S35]&gt;=[.S$23];[$Sheet1.S35]&lt;=[.S$24]);AND([$Sheet1.S35]&gt;=[.S$25];[$Sheet1.S35]&lt;=[.S$26]));0;1)" office:value-type="float" office:value="0" calcext:value-type="float">
            <text:p>0</text:p>
          </table:table-cell>
          <table:table-cell table:formula="of:=IF(OR(AND([$Sheet1.T35]&gt;=[.T$23];[$Sheet1.T35]&lt;=[.T$24]);AND([$Sheet1.T35]&gt;=[.T$25];[$Sheet1.T35]&lt;=[.T$26]));0;1)" office:value-type="float" office:value="0" calcext:value-type="float">
            <text:p>0</text:p>
          </table:table-cell>
          <table:table-cell table:formula="of:=IF(OR(AND([$Sheet1.U35]&gt;=[.U$23];[$Sheet1.U35]&lt;=[.U$24]);AND([$Sheet1.U35]&gt;=[.U$25];[$Sheet1.U3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6]&gt;=[.B$23];[$Sheet1.B36]&lt;=[.B$24]);AND([$Sheet1.B36]&gt;=[.B$25];[$Sheet1.B36]&lt;=[.B$26]));0;1)" office:value-type="float" office:value="0" calcext:value-type="float">
            <text:p>0</text:p>
          </table:table-cell>
          <table:table-cell table:formula="of:=IF(OR(AND([$Sheet1.C36]&gt;=[.C$23];[$Sheet1.C36]&lt;=[.C$24]);AND([$Sheet1.C36]&gt;=[.C$25];[$Sheet1.C36]&lt;=[.C$26]));0;1)" office:value-type="float" office:value="0" calcext:value-type="float">
            <text:p>0</text:p>
          </table:table-cell>
          <table:table-cell table:formula="of:=IF(OR(AND([$Sheet1.D36]&gt;=[.D$23];[$Sheet1.D36]&lt;=[.D$24]);AND([$Sheet1.D36]&gt;=[.D$25];[$Sheet1.D36]&lt;=[.D$26]));0;1)" office:value-type="float" office:value="0" calcext:value-type="float">
            <text:p>0</text:p>
          </table:table-cell>
          <table:table-cell table:formula="of:=IF(OR(AND([$Sheet1.E36]&gt;=[.E$23];[$Sheet1.E36]&lt;=[.E$24]);AND([$Sheet1.E36]&gt;=[.E$25];[$Sheet1.E36]&lt;=[.E$26]));0;1)" office:value-type="float" office:value="0" calcext:value-type="float">
            <text:p>0</text:p>
          </table:table-cell>
          <table:table-cell table:formula="of:=IF(OR(AND([$Sheet1.F36]&gt;=[.F$23];[$Sheet1.F36]&lt;=[.F$24]);AND([$Sheet1.F36]&gt;=[.F$25];[$Sheet1.F36]&lt;=[.F$26]));0;1)" office:value-type="float" office:value="0" calcext:value-type="float">
            <text:p>0</text:p>
          </table:table-cell>
          <table:table-cell table:formula="of:=IF(OR(AND([$Sheet1.G36]&gt;=[.G$23];[$Sheet1.G36]&lt;=[.G$24]);AND([$Sheet1.G36]&gt;=[.G$25];[$Sheet1.G36]&lt;=[.G$26]));0;1)" office:value-type="float" office:value="0" calcext:value-type="float">
            <text:p>0</text:p>
          </table:table-cell>
          <table:table-cell table:formula="of:=IF(OR(AND([$Sheet1.H36]&gt;=[.H$23];[$Sheet1.H36]&lt;=[.H$24]);AND([$Sheet1.H36]&gt;=[.H$25];[$Sheet1.H36]&lt;=[.H$26]));0;1)" office:value-type="float" office:value="0" calcext:value-type="float">
            <text:p>0</text:p>
          </table:table-cell>
          <table:table-cell table:formula="of:=IF(OR(AND([$Sheet1.I36]&gt;=[.I$23];[$Sheet1.I36]&lt;=[.I$24]);AND([$Sheet1.I36]&gt;=[.I$25];[$Sheet1.I36]&lt;=[.I$26]));0;1)" office:value-type="float" office:value="0" calcext:value-type="float">
            <text:p>0</text:p>
          </table:table-cell>
          <table:table-cell table:formula="of:=IF(OR(AND([$Sheet1.J36]&gt;=[.J$23];[$Sheet1.J36]&lt;=[.J$24]);AND([$Sheet1.J36]&gt;=[.J$25];[$Sheet1.J36]&lt;=[.J$26]));0;1)" office:value-type="float" office:value="0" calcext:value-type="float">
            <text:p>0</text:p>
          </table:table-cell>
          <table:table-cell table:formula="of:=IF(OR(AND([$Sheet1.K36]&gt;=[.K$23];[$Sheet1.K36]&lt;=[.K$24]);AND([$Sheet1.K36]&gt;=[.K$25];[$Sheet1.K36]&lt;=[.K$26]));0;1)" office:value-type="float" office:value="0" calcext:value-type="float">
            <text:p>0</text:p>
          </table:table-cell>
          <table:table-cell table:formula="of:=IF(OR(AND([$Sheet1.L36]&gt;=[.L$23];[$Sheet1.L36]&lt;=[.L$24]);AND([$Sheet1.L36]&gt;=[.L$25];[$Sheet1.L36]&lt;=[.L$26]));0;1)" office:value-type="float" office:value="0" calcext:value-type="float">
            <text:p>0</text:p>
          </table:table-cell>
          <table:table-cell table:formula="of:=IF(OR(AND([$Sheet1.M36]&gt;=[.M$23];[$Sheet1.M36]&lt;=[.M$24]);AND([$Sheet1.M36]&gt;=[.M$25];[$Sheet1.M36]&lt;=[.M$26]));0;1)" office:value-type="float" office:value="0" calcext:value-type="float">
            <text:p>0</text:p>
          </table:table-cell>
          <table:table-cell table:formula="of:=IF(OR(AND([$Sheet1.N36]&gt;=[.N$23];[$Sheet1.N36]&lt;=[.N$24]);AND([$Sheet1.N36]&gt;=[.N$25];[$Sheet1.N36]&lt;=[.N$26]));0;1)" office:value-type="float" office:value="0" calcext:value-type="float">
            <text:p>0</text:p>
          </table:table-cell>
          <table:table-cell table:formula="of:=IF(OR(AND([$Sheet1.O36]&gt;=[.O$23];[$Sheet1.O36]&lt;=[.O$24]);AND([$Sheet1.O36]&gt;=[.O$25];[$Sheet1.O36]&lt;=[.O$26]));0;1)" office:value-type="float" office:value="0" calcext:value-type="float">
            <text:p>0</text:p>
          </table:table-cell>
          <table:table-cell table:formula="of:=IF(OR(AND([$Sheet1.P36]&gt;=[.P$23];[$Sheet1.P36]&lt;=[.P$24]);AND([$Sheet1.P36]&gt;=[.P$25];[$Sheet1.P36]&lt;=[.P$26]));0;1)" office:value-type="float" office:value="0" calcext:value-type="float">
            <text:p>0</text:p>
          </table:table-cell>
          <table:table-cell table:formula="of:=IF(OR(AND([$Sheet1.Q36]&gt;=[.Q$23];[$Sheet1.Q36]&lt;=[.Q$24]);AND([$Sheet1.Q36]&gt;=[.Q$25];[$Sheet1.Q36]&lt;=[.Q$26]));0;1)" office:value-type="float" office:value="0" calcext:value-type="float">
            <text:p>0</text:p>
          </table:table-cell>
          <table:table-cell table:formula="of:=IF(OR(AND([$Sheet1.R36]&gt;=[.R$23];[$Sheet1.R36]&lt;=[.R$24]);AND([$Sheet1.R36]&gt;=[.R$25];[$Sheet1.R36]&lt;=[.R$26]));0;1)" office:value-type="float" office:value="0" calcext:value-type="float">
            <text:p>0</text:p>
          </table:table-cell>
          <table:table-cell table:formula="of:=IF(OR(AND([$Sheet1.S36]&gt;=[.S$23];[$Sheet1.S36]&lt;=[.S$24]);AND([$Sheet1.S36]&gt;=[.S$25];[$Sheet1.S36]&lt;=[.S$26]));0;1)" office:value-type="float" office:value="0" calcext:value-type="float">
            <text:p>0</text:p>
          </table:table-cell>
          <table:table-cell table:formula="of:=IF(OR(AND([$Sheet1.T36]&gt;=[.T$23];[$Sheet1.T36]&lt;=[.T$24]);AND([$Sheet1.T36]&gt;=[.T$25];[$Sheet1.T36]&lt;=[.T$26]));0;1)" office:value-type="float" office:value="0" calcext:value-type="float">
            <text:p>0</text:p>
          </table:table-cell>
          <table:table-cell table:formula="of:=IF(OR(AND([$Sheet1.U36]&gt;=[.U$23];[$Sheet1.U36]&lt;=[.U$24]);AND([$Sheet1.U36]&gt;=[.U$25];[$Sheet1.U3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7]&gt;=[.B$23];[$Sheet1.B37]&lt;=[.B$24]);AND([$Sheet1.B37]&gt;=[.B$25];[$Sheet1.B37]&lt;=[.B$26]));0;1)" office:value-type="float" office:value="0" calcext:value-type="float">
            <text:p>0</text:p>
          </table:table-cell>
          <table:table-cell table:formula="of:=IF(OR(AND([$Sheet1.C37]&gt;=[.C$23];[$Sheet1.C37]&lt;=[.C$24]);AND([$Sheet1.C37]&gt;=[.C$25];[$Sheet1.C37]&lt;=[.C$26]));0;1)" office:value-type="float" office:value="0" calcext:value-type="float">
            <text:p>0</text:p>
          </table:table-cell>
          <table:table-cell table:formula="of:=IF(OR(AND([$Sheet1.D37]&gt;=[.D$23];[$Sheet1.D37]&lt;=[.D$24]);AND([$Sheet1.D37]&gt;=[.D$25];[$Sheet1.D37]&lt;=[.D$26]));0;1)" office:value-type="float" office:value="0" calcext:value-type="float">
            <text:p>0</text:p>
          </table:table-cell>
          <table:table-cell table:formula="of:=IF(OR(AND([$Sheet1.E37]&gt;=[.E$23];[$Sheet1.E37]&lt;=[.E$24]);AND([$Sheet1.E37]&gt;=[.E$25];[$Sheet1.E37]&lt;=[.E$26]));0;1)" office:value-type="float" office:value="0" calcext:value-type="float">
            <text:p>0</text:p>
          </table:table-cell>
          <table:table-cell table:formula="of:=IF(OR(AND([$Sheet1.F37]&gt;=[.F$23];[$Sheet1.F37]&lt;=[.F$24]);AND([$Sheet1.F37]&gt;=[.F$25];[$Sheet1.F37]&lt;=[.F$26]));0;1)" office:value-type="float" office:value="0" calcext:value-type="float">
            <text:p>0</text:p>
          </table:table-cell>
          <table:table-cell table:formula="of:=IF(OR(AND([$Sheet1.G37]&gt;=[.G$23];[$Sheet1.G37]&lt;=[.G$24]);AND([$Sheet1.G37]&gt;=[.G$25];[$Sheet1.G37]&lt;=[.G$26]));0;1)" office:value-type="float" office:value="0" calcext:value-type="float">
            <text:p>0</text:p>
          </table:table-cell>
          <table:table-cell table:formula="of:=IF(OR(AND([$Sheet1.H37]&gt;=[.H$23];[$Sheet1.H37]&lt;=[.H$24]);AND([$Sheet1.H37]&gt;=[.H$25];[$Sheet1.H37]&lt;=[.H$26]));0;1)" office:value-type="float" office:value="0" calcext:value-type="float">
            <text:p>0</text:p>
          </table:table-cell>
          <table:table-cell table:formula="of:=IF(OR(AND([$Sheet1.I37]&gt;=[.I$23];[$Sheet1.I37]&lt;=[.I$24]);AND([$Sheet1.I37]&gt;=[.I$25];[$Sheet1.I37]&lt;=[.I$26]));0;1)" office:value-type="float" office:value="0" calcext:value-type="float">
            <text:p>0</text:p>
          </table:table-cell>
          <table:table-cell table:formula="of:=IF(OR(AND([$Sheet1.J37]&gt;=[.J$23];[$Sheet1.J37]&lt;=[.J$24]);AND([$Sheet1.J37]&gt;=[.J$25];[$Sheet1.J37]&lt;=[.J$26]));0;1)" office:value-type="float" office:value="0" calcext:value-type="float">
            <text:p>0</text:p>
          </table:table-cell>
          <table:table-cell table:formula="of:=IF(OR(AND([$Sheet1.K37]&gt;=[.K$23];[$Sheet1.K37]&lt;=[.K$24]);AND([$Sheet1.K37]&gt;=[.K$25];[$Sheet1.K37]&lt;=[.K$26]));0;1)" office:value-type="float" office:value="0" calcext:value-type="float">
            <text:p>0</text:p>
          </table:table-cell>
          <table:table-cell table:formula="of:=IF(OR(AND([$Sheet1.L37]&gt;=[.L$23];[$Sheet1.L37]&lt;=[.L$24]);AND([$Sheet1.L37]&gt;=[.L$25];[$Sheet1.L37]&lt;=[.L$26]));0;1)" office:value-type="float" office:value="0" calcext:value-type="float">
            <text:p>0</text:p>
          </table:table-cell>
          <table:table-cell table:formula="of:=IF(OR(AND([$Sheet1.M37]&gt;=[.M$23];[$Sheet1.M37]&lt;=[.M$24]);AND([$Sheet1.M37]&gt;=[.M$25];[$Sheet1.M37]&lt;=[.M$26]));0;1)" office:value-type="float" office:value="0" calcext:value-type="float">
            <text:p>0</text:p>
          </table:table-cell>
          <table:table-cell table:formula="of:=IF(OR(AND([$Sheet1.N37]&gt;=[.N$23];[$Sheet1.N37]&lt;=[.N$24]);AND([$Sheet1.N37]&gt;=[.N$25];[$Sheet1.N37]&lt;=[.N$26]));0;1)" office:value-type="float" office:value="0" calcext:value-type="float">
            <text:p>0</text:p>
          </table:table-cell>
          <table:table-cell table:formula="of:=IF(OR(AND([$Sheet1.O37]&gt;=[.O$23];[$Sheet1.O37]&lt;=[.O$24]);AND([$Sheet1.O37]&gt;=[.O$25];[$Sheet1.O37]&lt;=[.O$26]));0;1)" office:value-type="float" office:value="0" calcext:value-type="float">
            <text:p>0</text:p>
          </table:table-cell>
          <table:table-cell table:formula="of:=IF(OR(AND([$Sheet1.P37]&gt;=[.P$23];[$Sheet1.P37]&lt;=[.P$24]);AND([$Sheet1.P37]&gt;=[.P$25];[$Sheet1.P37]&lt;=[.P$26]));0;1)" office:value-type="float" office:value="0" calcext:value-type="float">
            <text:p>0</text:p>
          </table:table-cell>
          <table:table-cell table:formula="of:=IF(OR(AND([$Sheet1.Q37]&gt;=[.Q$23];[$Sheet1.Q37]&lt;=[.Q$24]);AND([$Sheet1.Q37]&gt;=[.Q$25];[$Sheet1.Q37]&lt;=[.Q$26]));0;1)" office:value-type="float" office:value="0" calcext:value-type="float">
            <text:p>0</text:p>
          </table:table-cell>
          <table:table-cell table:formula="of:=IF(OR(AND([$Sheet1.R37]&gt;=[.R$23];[$Sheet1.R37]&lt;=[.R$24]);AND([$Sheet1.R37]&gt;=[.R$25];[$Sheet1.R37]&lt;=[.R$26]));0;1)" office:value-type="float" office:value="0" calcext:value-type="float">
            <text:p>0</text:p>
          </table:table-cell>
          <table:table-cell table:formula="of:=IF(OR(AND([$Sheet1.S37]&gt;=[.S$23];[$Sheet1.S37]&lt;=[.S$24]);AND([$Sheet1.S37]&gt;=[.S$25];[$Sheet1.S37]&lt;=[.S$26]));0;1)" office:value-type="float" office:value="0" calcext:value-type="float">
            <text:p>0</text:p>
          </table:table-cell>
          <table:table-cell table:formula="of:=IF(OR(AND([$Sheet1.T37]&gt;=[.T$23];[$Sheet1.T37]&lt;=[.T$24]);AND([$Sheet1.T37]&gt;=[.T$25];[$Sheet1.T37]&lt;=[.T$26]));0;1)" office:value-type="float" office:value="0" calcext:value-type="float">
            <text:p>0</text:p>
          </table:table-cell>
          <table:table-cell table:formula="of:=IF(OR(AND([$Sheet1.U37]&gt;=[.U$23];[$Sheet1.U37]&lt;=[.U$24]);AND([$Sheet1.U37]&gt;=[.U$25];[$Sheet1.U3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8]&gt;=[.B$23];[$Sheet1.B38]&lt;=[.B$24]);AND([$Sheet1.B38]&gt;=[.B$25];[$Sheet1.B38]&lt;=[.B$26]));0;1)" office:value-type="float" office:value="0" calcext:value-type="float">
            <text:p>0</text:p>
          </table:table-cell>
          <table:table-cell table:formula="of:=IF(OR(AND([$Sheet1.C38]&gt;=[.C$23];[$Sheet1.C38]&lt;=[.C$24]);AND([$Sheet1.C38]&gt;=[.C$25];[$Sheet1.C38]&lt;=[.C$26]));0;1)" office:value-type="float" office:value="0" calcext:value-type="float">
            <text:p>0</text:p>
          </table:table-cell>
          <table:table-cell table:formula="of:=IF(OR(AND([$Sheet1.D38]&gt;=[.D$23];[$Sheet1.D38]&lt;=[.D$24]);AND([$Sheet1.D38]&gt;=[.D$25];[$Sheet1.D38]&lt;=[.D$26]));0;1)" office:value-type="float" office:value="0" calcext:value-type="float">
            <text:p>0</text:p>
          </table:table-cell>
          <table:table-cell table:formula="of:=IF(OR(AND([$Sheet1.E38]&gt;=[.E$23];[$Sheet1.E38]&lt;=[.E$24]);AND([$Sheet1.E38]&gt;=[.E$25];[$Sheet1.E38]&lt;=[.E$26]));0;1)" office:value-type="float" office:value="0" calcext:value-type="float">
            <text:p>0</text:p>
          </table:table-cell>
          <table:table-cell table:formula="of:=IF(OR(AND([$Sheet1.F38]&gt;=[.F$23];[$Sheet1.F38]&lt;=[.F$24]);AND([$Sheet1.F38]&gt;=[.F$25];[$Sheet1.F38]&lt;=[.F$26]));0;1)" office:value-type="float" office:value="0" calcext:value-type="float">
            <text:p>0</text:p>
          </table:table-cell>
          <table:table-cell table:formula="of:=IF(OR(AND([$Sheet1.G38]&gt;=[.G$23];[$Sheet1.G38]&lt;=[.G$24]);AND([$Sheet1.G38]&gt;=[.G$25];[$Sheet1.G38]&lt;=[.G$26]));0;1)" office:value-type="float" office:value="0" calcext:value-type="float">
            <text:p>0</text:p>
          </table:table-cell>
          <table:table-cell table:formula="of:=IF(OR(AND([$Sheet1.H38]&gt;=[.H$23];[$Sheet1.H38]&lt;=[.H$24]);AND([$Sheet1.H38]&gt;=[.H$25];[$Sheet1.H38]&lt;=[.H$26]));0;1)" office:value-type="float" office:value="0" calcext:value-type="float">
            <text:p>0</text:p>
          </table:table-cell>
          <table:table-cell table:formula="of:=IF(OR(AND([$Sheet1.I38]&gt;=[.I$23];[$Sheet1.I38]&lt;=[.I$24]);AND([$Sheet1.I38]&gt;=[.I$25];[$Sheet1.I38]&lt;=[.I$26]));0;1)" office:value-type="float" office:value="0" calcext:value-type="float">
            <text:p>0</text:p>
          </table:table-cell>
          <table:table-cell table:formula="of:=IF(OR(AND([$Sheet1.J38]&gt;=[.J$23];[$Sheet1.J38]&lt;=[.J$24]);AND([$Sheet1.J38]&gt;=[.J$25];[$Sheet1.J38]&lt;=[.J$26]));0;1)" office:value-type="float" office:value="0" calcext:value-type="float">
            <text:p>0</text:p>
          </table:table-cell>
          <table:table-cell table:formula="of:=IF(OR(AND([$Sheet1.K38]&gt;=[.K$23];[$Sheet1.K38]&lt;=[.K$24]);AND([$Sheet1.K38]&gt;=[.K$25];[$Sheet1.K38]&lt;=[.K$26]));0;1)" office:value-type="float" office:value="0" calcext:value-type="float">
            <text:p>0</text:p>
          </table:table-cell>
          <table:table-cell table:formula="of:=IF(OR(AND([$Sheet1.L38]&gt;=[.L$23];[$Sheet1.L38]&lt;=[.L$24]);AND([$Sheet1.L38]&gt;=[.L$25];[$Sheet1.L38]&lt;=[.L$26]));0;1)" office:value-type="float" office:value="0" calcext:value-type="float">
            <text:p>0</text:p>
          </table:table-cell>
          <table:table-cell table:formula="of:=IF(OR(AND([$Sheet1.M38]&gt;=[.M$23];[$Sheet1.M38]&lt;=[.M$24]);AND([$Sheet1.M38]&gt;=[.M$25];[$Sheet1.M38]&lt;=[.M$26]));0;1)" office:value-type="float" office:value="0" calcext:value-type="float">
            <text:p>0</text:p>
          </table:table-cell>
          <table:table-cell table:formula="of:=IF(OR(AND([$Sheet1.N38]&gt;=[.N$23];[$Sheet1.N38]&lt;=[.N$24]);AND([$Sheet1.N38]&gt;=[.N$25];[$Sheet1.N38]&lt;=[.N$26]));0;1)" office:value-type="float" office:value="0" calcext:value-type="float">
            <text:p>0</text:p>
          </table:table-cell>
          <table:table-cell table:formula="of:=IF(OR(AND([$Sheet1.O38]&gt;=[.O$23];[$Sheet1.O38]&lt;=[.O$24]);AND([$Sheet1.O38]&gt;=[.O$25];[$Sheet1.O38]&lt;=[.O$26]));0;1)" office:value-type="float" office:value="0" calcext:value-type="float">
            <text:p>0</text:p>
          </table:table-cell>
          <table:table-cell table:formula="of:=IF(OR(AND([$Sheet1.P38]&gt;=[.P$23];[$Sheet1.P38]&lt;=[.P$24]);AND([$Sheet1.P38]&gt;=[.P$25];[$Sheet1.P38]&lt;=[.P$26]));0;1)" office:value-type="float" office:value="0" calcext:value-type="float">
            <text:p>0</text:p>
          </table:table-cell>
          <table:table-cell table:formula="of:=IF(OR(AND([$Sheet1.Q38]&gt;=[.Q$23];[$Sheet1.Q38]&lt;=[.Q$24]);AND([$Sheet1.Q38]&gt;=[.Q$25];[$Sheet1.Q38]&lt;=[.Q$26]));0;1)" office:value-type="float" office:value="0" calcext:value-type="float">
            <text:p>0</text:p>
          </table:table-cell>
          <table:table-cell table:formula="of:=IF(OR(AND([$Sheet1.R38]&gt;=[.R$23];[$Sheet1.R38]&lt;=[.R$24]);AND([$Sheet1.R38]&gt;=[.R$25];[$Sheet1.R38]&lt;=[.R$26]));0;1)" office:value-type="float" office:value="0" calcext:value-type="float">
            <text:p>0</text:p>
          </table:table-cell>
          <table:table-cell table:formula="of:=IF(OR(AND([$Sheet1.S38]&gt;=[.S$23];[$Sheet1.S38]&lt;=[.S$24]);AND([$Sheet1.S38]&gt;=[.S$25];[$Sheet1.S38]&lt;=[.S$26]));0;1)" office:value-type="float" office:value="0" calcext:value-type="float">
            <text:p>0</text:p>
          </table:table-cell>
          <table:table-cell table:formula="of:=IF(OR(AND([$Sheet1.T38]&gt;=[.T$23];[$Sheet1.T38]&lt;=[.T$24]);AND([$Sheet1.T38]&gt;=[.T$25];[$Sheet1.T38]&lt;=[.T$26]));0;1)" office:value-type="float" office:value="0" calcext:value-type="float">
            <text:p>0</text:p>
          </table:table-cell>
          <table:table-cell table:formula="of:=IF(OR(AND([$Sheet1.U38]&gt;=[.U$23];[$Sheet1.U38]&lt;=[.U$24]);AND([$Sheet1.U38]&gt;=[.U$25];[$Sheet1.U3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39]&gt;=[.B$23];[$Sheet1.B39]&lt;=[.B$24]);AND([$Sheet1.B39]&gt;=[.B$25];[$Sheet1.B39]&lt;=[.B$26]));0;1)" office:value-type="float" office:value="0" calcext:value-type="float">
            <text:p>0</text:p>
          </table:table-cell>
          <table:table-cell table:formula="of:=IF(OR(AND([$Sheet1.C39]&gt;=[.C$23];[$Sheet1.C39]&lt;=[.C$24]);AND([$Sheet1.C39]&gt;=[.C$25];[$Sheet1.C39]&lt;=[.C$26]));0;1)" office:value-type="float" office:value="0" calcext:value-type="float">
            <text:p>0</text:p>
          </table:table-cell>
          <table:table-cell table:formula="of:=IF(OR(AND([$Sheet1.D39]&gt;=[.D$23];[$Sheet1.D39]&lt;=[.D$24]);AND([$Sheet1.D39]&gt;=[.D$25];[$Sheet1.D39]&lt;=[.D$26]));0;1)" office:value-type="float" office:value="0" calcext:value-type="float">
            <text:p>0</text:p>
          </table:table-cell>
          <table:table-cell table:formula="of:=IF(OR(AND([$Sheet1.E39]&gt;=[.E$23];[$Sheet1.E39]&lt;=[.E$24]);AND([$Sheet1.E39]&gt;=[.E$25];[$Sheet1.E39]&lt;=[.E$26]));0;1)" office:value-type="float" office:value="0" calcext:value-type="float">
            <text:p>0</text:p>
          </table:table-cell>
          <table:table-cell table:formula="of:=IF(OR(AND([$Sheet1.F39]&gt;=[.F$23];[$Sheet1.F39]&lt;=[.F$24]);AND([$Sheet1.F39]&gt;=[.F$25];[$Sheet1.F39]&lt;=[.F$26]));0;1)" office:value-type="float" office:value="0" calcext:value-type="float">
            <text:p>0</text:p>
          </table:table-cell>
          <table:table-cell table:formula="of:=IF(OR(AND([$Sheet1.G39]&gt;=[.G$23];[$Sheet1.G39]&lt;=[.G$24]);AND([$Sheet1.G39]&gt;=[.G$25];[$Sheet1.G39]&lt;=[.G$26]));0;1)" office:value-type="float" office:value="0" calcext:value-type="float">
            <text:p>0</text:p>
          </table:table-cell>
          <table:table-cell table:formula="of:=IF(OR(AND([$Sheet1.H39]&gt;=[.H$23];[$Sheet1.H39]&lt;=[.H$24]);AND([$Sheet1.H39]&gt;=[.H$25];[$Sheet1.H39]&lt;=[.H$26]));0;1)" office:value-type="float" office:value="0" calcext:value-type="float">
            <text:p>0</text:p>
          </table:table-cell>
          <table:table-cell table:formula="of:=IF(OR(AND([$Sheet1.I39]&gt;=[.I$23];[$Sheet1.I39]&lt;=[.I$24]);AND([$Sheet1.I39]&gt;=[.I$25];[$Sheet1.I39]&lt;=[.I$26]));0;1)" office:value-type="float" office:value="0" calcext:value-type="float">
            <text:p>0</text:p>
          </table:table-cell>
          <table:table-cell table:formula="of:=IF(OR(AND([$Sheet1.J39]&gt;=[.J$23];[$Sheet1.J39]&lt;=[.J$24]);AND([$Sheet1.J39]&gt;=[.J$25];[$Sheet1.J39]&lt;=[.J$26]));0;1)" office:value-type="float" office:value="0" calcext:value-type="float">
            <text:p>0</text:p>
          </table:table-cell>
          <table:table-cell table:formula="of:=IF(OR(AND([$Sheet1.K39]&gt;=[.K$23];[$Sheet1.K39]&lt;=[.K$24]);AND([$Sheet1.K39]&gt;=[.K$25];[$Sheet1.K39]&lt;=[.K$26]));0;1)" office:value-type="float" office:value="0" calcext:value-type="float">
            <text:p>0</text:p>
          </table:table-cell>
          <table:table-cell table:formula="of:=IF(OR(AND([$Sheet1.L39]&gt;=[.L$23];[$Sheet1.L39]&lt;=[.L$24]);AND([$Sheet1.L39]&gt;=[.L$25];[$Sheet1.L39]&lt;=[.L$26]));0;1)" office:value-type="float" office:value="0" calcext:value-type="float">
            <text:p>0</text:p>
          </table:table-cell>
          <table:table-cell table:formula="of:=IF(OR(AND([$Sheet1.M39]&gt;=[.M$23];[$Sheet1.M39]&lt;=[.M$24]);AND([$Sheet1.M39]&gt;=[.M$25];[$Sheet1.M39]&lt;=[.M$26]));0;1)" office:value-type="float" office:value="0" calcext:value-type="float">
            <text:p>0</text:p>
          </table:table-cell>
          <table:table-cell table:formula="of:=IF(OR(AND([$Sheet1.N39]&gt;=[.N$23];[$Sheet1.N39]&lt;=[.N$24]);AND([$Sheet1.N39]&gt;=[.N$25];[$Sheet1.N39]&lt;=[.N$26]));0;1)" office:value-type="float" office:value="0" calcext:value-type="float">
            <text:p>0</text:p>
          </table:table-cell>
          <table:table-cell table:formula="of:=IF(OR(AND([$Sheet1.O39]&gt;=[.O$23];[$Sheet1.O39]&lt;=[.O$24]);AND([$Sheet1.O39]&gt;=[.O$25];[$Sheet1.O39]&lt;=[.O$26]));0;1)" office:value-type="float" office:value="0" calcext:value-type="float">
            <text:p>0</text:p>
          </table:table-cell>
          <table:table-cell table:formula="of:=IF(OR(AND([$Sheet1.P39]&gt;=[.P$23];[$Sheet1.P39]&lt;=[.P$24]);AND([$Sheet1.P39]&gt;=[.P$25];[$Sheet1.P39]&lt;=[.P$26]));0;1)" office:value-type="float" office:value="0" calcext:value-type="float">
            <text:p>0</text:p>
          </table:table-cell>
          <table:table-cell table:formula="of:=IF(OR(AND([$Sheet1.Q39]&gt;=[.Q$23];[$Sheet1.Q39]&lt;=[.Q$24]);AND([$Sheet1.Q39]&gt;=[.Q$25];[$Sheet1.Q39]&lt;=[.Q$26]));0;1)" office:value-type="float" office:value="0" calcext:value-type="float">
            <text:p>0</text:p>
          </table:table-cell>
          <table:table-cell table:formula="of:=IF(OR(AND([$Sheet1.R39]&gt;=[.R$23];[$Sheet1.R39]&lt;=[.R$24]);AND([$Sheet1.R39]&gt;=[.R$25];[$Sheet1.R39]&lt;=[.R$26]));0;1)" office:value-type="float" office:value="0" calcext:value-type="float">
            <text:p>0</text:p>
          </table:table-cell>
          <table:table-cell table:formula="of:=IF(OR(AND([$Sheet1.S39]&gt;=[.S$23];[$Sheet1.S39]&lt;=[.S$24]);AND([$Sheet1.S39]&gt;=[.S$25];[$Sheet1.S39]&lt;=[.S$26]));0;1)" office:value-type="float" office:value="0" calcext:value-type="float">
            <text:p>0</text:p>
          </table:table-cell>
          <table:table-cell table:formula="of:=IF(OR(AND([$Sheet1.T39]&gt;=[.T$23];[$Sheet1.T39]&lt;=[.T$24]);AND([$Sheet1.T39]&gt;=[.T$25];[$Sheet1.T39]&lt;=[.T$26]));0;1)" office:value-type="float" office:value="0" calcext:value-type="float">
            <text:p>0</text:p>
          </table:table-cell>
          <table:table-cell table:formula="of:=IF(OR(AND([$Sheet1.U39]&gt;=[.U$23];[$Sheet1.U39]&lt;=[.U$24]);AND([$Sheet1.U39]&gt;=[.U$25];[$Sheet1.U3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0]&gt;=[.B$23];[$Sheet1.B40]&lt;=[.B$24]);AND([$Sheet1.B40]&gt;=[.B$25];[$Sheet1.B40]&lt;=[.B$26]));0;1)" office:value-type="float" office:value="0" calcext:value-type="float">
            <text:p>0</text:p>
          </table:table-cell>
          <table:table-cell table:formula="of:=IF(OR(AND([$Sheet1.C40]&gt;=[.C$23];[$Sheet1.C40]&lt;=[.C$24]);AND([$Sheet1.C40]&gt;=[.C$25];[$Sheet1.C40]&lt;=[.C$26]));0;1)" office:value-type="float" office:value="0" calcext:value-type="float">
            <text:p>0</text:p>
          </table:table-cell>
          <table:table-cell table:formula="of:=IF(OR(AND([$Sheet1.D40]&gt;=[.D$23];[$Sheet1.D40]&lt;=[.D$24]);AND([$Sheet1.D40]&gt;=[.D$25];[$Sheet1.D40]&lt;=[.D$26]));0;1)" office:value-type="float" office:value="0" calcext:value-type="float">
            <text:p>0</text:p>
          </table:table-cell>
          <table:table-cell table:formula="of:=IF(OR(AND([$Sheet1.E40]&gt;=[.E$23];[$Sheet1.E40]&lt;=[.E$24]);AND([$Sheet1.E40]&gt;=[.E$25];[$Sheet1.E40]&lt;=[.E$26]));0;1)" office:value-type="float" office:value="0" calcext:value-type="float">
            <text:p>0</text:p>
          </table:table-cell>
          <table:table-cell table:formula="of:=IF(OR(AND([$Sheet1.F40]&gt;=[.F$23];[$Sheet1.F40]&lt;=[.F$24]);AND([$Sheet1.F40]&gt;=[.F$25];[$Sheet1.F40]&lt;=[.F$26]));0;1)" office:value-type="float" office:value="0" calcext:value-type="float">
            <text:p>0</text:p>
          </table:table-cell>
          <table:table-cell table:formula="of:=IF(OR(AND([$Sheet1.G40]&gt;=[.G$23];[$Sheet1.G40]&lt;=[.G$24]);AND([$Sheet1.G40]&gt;=[.G$25];[$Sheet1.G40]&lt;=[.G$26]));0;1)" office:value-type="float" office:value="0" calcext:value-type="float">
            <text:p>0</text:p>
          </table:table-cell>
          <table:table-cell table:formula="of:=IF(OR(AND([$Sheet1.H40]&gt;=[.H$23];[$Sheet1.H40]&lt;=[.H$24]);AND([$Sheet1.H40]&gt;=[.H$25];[$Sheet1.H40]&lt;=[.H$26]));0;1)" office:value-type="float" office:value="0" calcext:value-type="float">
            <text:p>0</text:p>
          </table:table-cell>
          <table:table-cell table:formula="of:=IF(OR(AND([$Sheet1.I40]&gt;=[.I$23];[$Sheet1.I40]&lt;=[.I$24]);AND([$Sheet1.I40]&gt;=[.I$25];[$Sheet1.I40]&lt;=[.I$26]));0;1)" office:value-type="float" office:value="0" calcext:value-type="float">
            <text:p>0</text:p>
          </table:table-cell>
          <table:table-cell table:formula="of:=IF(OR(AND([$Sheet1.J40]&gt;=[.J$23];[$Sheet1.J40]&lt;=[.J$24]);AND([$Sheet1.J40]&gt;=[.J$25];[$Sheet1.J40]&lt;=[.J$26]));0;1)" office:value-type="float" office:value="0" calcext:value-type="float">
            <text:p>0</text:p>
          </table:table-cell>
          <table:table-cell table:formula="of:=IF(OR(AND([$Sheet1.K40]&gt;=[.K$23];[$Sheet1.K40]&lt;=[.K$24]);AND([$Sheet1.K40]&gt;=[.K$25];[$Sheet1.K40]&lt;=[.K$26]));0;1)" office:value-type="float" office:value="0" calcext:value-type="float">
            <text:p>0</text:p>
          </table:table-cell>
          <table:table-cell table:formula="of:=IF(OR(AND([$Sheet1.L40]&gt;=[.L$23];[$Sheet1.L40]&lt;=[.L$24]);AND([$Sheet1.L40]&gt;=[.L$25];[$Sheet1.L40]&lt;=[.L$26]));0;1)" office:value-type="float" office:value="0" calcext:value-type="float">
            <text:p>0</text:p>
          </table:table-cell>
          <table:table-cell table:formula="of:=IF(OR(AND([$Sheet1.M40]&gt;=[.M$23];[$Sheet1.M40]&lt;=[.M$24]);AND([$Sheet1.M40]&gt;=[.M$25];[$Sheet1.M40]&lt;=[.M$26]));0;1)" office:value-type="float" office:value="0" calcext:value-type="float">
            <text:p>0</text:p>
          </table:table-cell>
          <table:table-cell table:formula="of:=IF(OR(AND([$Sheet1.N40]&gt;=[.N$23];[$Sheet1.N40]&lt;=[.N$24]);AND([$Sheet1.N40]&gt;=[.N$25];[$Sheet1.N40]&lt;=[.N$26]));0;1)" office:value-type="float" office:value="0" calcext:value-type="float">
            <text:p>0</text:p>
          </table:table-cell>
          <table:table-cell table:formula="of:=IF(OR(AND([$Sheet1.O40]&gt;=[.O$23];[$Sheet1.O40]&lt;=[.O$24]);AND([$Sheet1.O40]&gt;=[.O$25];[$Sheet1.O40]&lt;=[.O$26]));0;1)" office:value-type="float" office:value="0" calcext:value-type="float">
            <text:p>0</text:p>
          </table:table-cell>
          <table:table-cell table:formula="of:=IF(OR(AND([$Sheet1.P40]&gt;=[.P$23];[$Sheet1.P40]&lt;=[.P$24]);AND([$Sheet1.P40]&gt;=[.P$25];[$Sheet1.P40]&lt;=[.P$26]));0;1)" office:value-type="float" office:value="0" calcext:value-type="float">
            <text:p>0</text:p>
          </table:table-cell>
          <table:table-cell table:formula="of:=IF(OR(AND([$Sheet1.Q40]&gt;=[.Q$23];[$Sheet1.Q40]&lt;=[.Q$24]);AND([$Sheet1.Q40]&gt;=[.Q$25];[$Sheet1.Q40]&lt;=[.Q$26]));0;1)" office:value-type="float" office:value="0" calcext:value-type="float">
            <text:p>0</text:p>
          </table:table-cell>
          <table:table-cell table:formula="of:=IF(OR(AND([$Sheet1.R40]&gt;=[.R$23];[$Sheet1.R40]&lt;=[.R$24]);AND([$Sheet1.R40]&gt;=[.R$25];[$Sheet1.R40]&lt;=[.R$26]));0;1)" office:value-type="float" office:value="0" calcext:value-type="float">
            <text:p>0</text:p>
          </table:table-cell>
          <table:table-cell table:formula="of:=IF(OR(AND([$Sheet1.S40]&gt;=[.S$23];[$Sheet1.S40]&lt;=[.S$24]);AND([$Sheet1.S40]&gt;=[.S$25];[$Sheet1.S40]&lt;=[.S$26]));0;1)" office:value-type="float" office:value="0" calcext:value-type="float">
            <text:p>0</text:p>
          </table:table-cell>
          <table:table-cell table:formula="of:=IF(OR(AND([$Sheet1.T40]&gt;=[.T$23];[$Sheet1.T40]&lt;=[.T$24]);AND([$Sheet1.T40]&gt;=[.T$25];[$Sheet1.T40]&lt;=[.T$26]));0;1)" office:value-type="float" office:value="0" calcext:value-type="float">
            <text:p>0</text:p>
          </table:table-cell>
          <table:table-cell table:formula="of:=IF(OR(AND([$Sheet1.U40]&gt;=[.U$23];[$Sheet1.U40]&lt;=[.U$24]);AND([$Sheet1.U40]&gt;=[.U$25];[$Sheet1.U4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1]&gt;=[.B$23];[$Sheet1.B41]&lt;=[.B$24]);AND([$Sheet1.B41]&gt;=[.B$25];[$Sheet1.B41]&lt;=[.B$26]));0;1)" office:value-type="float" office:value="0" calcext:value-type="float">
            <text:p>0</text:p>
          </table:table-cell>
          <table:table-cell table:formula="of:=IF(OR(AND([$Sheet1.C41]&gt;=[.C$23];[$Sheet1.C41]&lt;=[.C$24]);AND([$Sheet1.C41]&gt;=[.C$25];[$Sheet1.C41]&lt;=[.C$26]));0;1)" office:value-type="float" office:value="0" calcext:value-type="float">
            <text:p>0</text:p>
          </table:table-cell>
          <table:table-cell table:formula="of:=IF(OR(AND([$Sheet1.D41]&gt;=[.D$23];[$Sheet1.D41]&lt;=[.D$24]);AND([$Sheet1.D41]&gt;=[.D$25];[$Sheet1.D41]&lt;=[.D$26]));0;1)" office:value-type="float" office:value="0" calcext:value-type="float">
            <text:p>0</text:p>
          </table:table-cell>
          <table:table-cell table:formula="of:=IF(OR(AND([$Sheet1.E41]&gt;=[.E$23];[$Sheet1.E41]&lt;=[.E$24]);AND([$Sheet1.E41]&gt;=[.E$25];[$Sheet1.E41]&lt;=[.E$26]));0;1)" office:value-type="float" office:value="0" calcext:value-type="float">
            <text:p>0</text:p>
          </table:table-cell>
          <table:table-cell table:formula="of:=IF(OR(AND([$Sheet1.F41]&gt;=[.F$23];[$Sheet1.F41]&lt;=[.F$24]);AND([$Sheet1.F41]&gt;=[.F$25];[$Sheet1.F41]&lt;=[.F$26]));0;1)" office:value-type="float" office:value="0" calcext:value-type="float">
            <text:p>0</text:p>
          </table:table-cell>
          <table:table-cell table:formula="of:=IF(OR(AND([$Sheet1.G41]&gt;=[.G$23];[$Sheet1.G41]&lt;=[.G$24]);AND([$Sheet1.G41]&gt;=[.G$25];[$Sheet1.G41]&lt;=[.G$26]));0;1)" office:value-type="float" office:value="0" calcext:value-type="float">
            <text:p>0</text:p>
          </table:table-cell>
          <table:table-cell table:formula="of:=IF(OR(AND([$Sheet1.H41]&gt;=[.H$23];[$Sheet1.H41]&lt;=[.H$24]);AND([$Sheet1.H41]&gt;=[.H$25];[$Sheet1.H41]&lt;=[.H$26]));0;1)" office:value-type="float" office:value="0" calcext:value-type="float">
            <text:p>0</text:p>
          </table:table-cell>
          <table:table-cell table:formula="of:=IF(OR(AND([$Sheet1.I41]&gt;=[.I$23];[$Sheet1.I41]&lt;=[.I$24]);AND([$Sheet1.I41]&gt;=[.I$25];[$Sheet1.I41]&lt;=[.I$26]));0;1)" office:value-type="float" office:value="0" calcext:value-type="float">
            <text:p>0</text:p>
          </table:table-cell>
          <table:table-cell table:formula="of:=IF(OR(AND([$Sheet1.J41]&gt;=[.J$23];[$Sheet1.J41]&lt;=[.J$24]);AND([$Sheet1.J41]&gt;=[.J$25];[$Sheet1.J41]&lt;=[.J$26]));0;1)" office:value-type="float" office:value="0" calcext:value-type="float">
            <text:p>0</text:p>
          </table:table-cell>
          <table:table-cell table:formula="of:=IF(OR(AND([$Sheet1.K41]&gt;=[.K$23];[$Sheet1.K41]&lt;=[.K$24]);AND([$Sheet1.K41]&gt;=[.K$25];[$Sheet1.K41]&lt;=[.K$26]));0;1)" office:value-type="float" office:value="0" calcext:value-type="float">
            <text:p>0</text:p>
          </table:table-cell>
          <table:table-cell table:formula="of:=IF(OR(AND([$Sheet1.L41]&gt;=[.L$23];[$Sheet1.L41]&lt;=[.L$24]);AND([$Sheet1.L41]&gt;=[.L$25];[$Sheet1.L41]&lt;=[.L$26]));0;1)" office:value-type="float" office:value="0" calcext:value-type="float">
            <text:p>0</text:p>
          </table:table-cell>
          <table:table-cell table:formula="of:=IF(OR(AND([$Sheet1.M41]&gt;=[.M$23];[$Sheet1.M41]&lt;=[.M$24]);AND([$Sheet1.M41]&gt;=[.M$25];[$Sheet1.M41]&lt;=[.M$26]));0;1)" office:value-type="float" office:value="0" calcext:value-type="float">
            <text:p>0</text:p>
          </table:table-cell>
          <table:table-cell table:formula="of:=IF(OR(AND([$Sheet1.N41]&gt;=[.N$23];[$Sheet1.N41]&lt;=[.N$24]);AND([$Sheet1.N41]&gt;=[.N$25];[$Sheet1.N41]&lt;=[.N$26]));0;1)" office:value-type="float" office:value="0" calcext:value-type="float">
            <text:p>0</text:p>
          </table:table-cell>
          <table:table-cell table:formula="of:=IF(OR(AND([$Sheet1.O41]&gt;=[.O$23];[$Sheet1.O41]&lt;=[.O$24]);AND([$Sheet1.O41]&gt;=[.O$25];[$Sheet1.O41]&lt;=[.O$26]));0;1)" office:value-type="float" office:value="0" calcext:value-type="float">
            <text:p>0</text:p>
          </table:table-cell>
          <table:table-cell table:formula="of:=IF(OR(AND([$Sheet1.P41]&gt;=[.P$23];[$Sheet1.P41]&lt;=[.P$24]);AND([$Sheet1.P41]&gt;=[.P$25];[$Sheet1.P41]&lt;=[.P$26]));0;1)" office:value-type="float" office:value="0" calcext:value-type="float">
            <text:p>0</text:p>
          </table:table-cell>
          <table:table-cell table:formula="of:=IF(OR(AND([$Sheet1.Q41]&gt;=[.Q$23];[$Sheet1.Q41]&lt;=[.Q$24]);AND([$Sheet1.Q41]&gt;=[.Q$25];[$Sheet1.Q41]&lt;=[.Q$26]));0;1)" office:value-type="float" office:value="0" calcext:value-type="float">
            <text:p>0</text:p>
          </table:table-cell>
          <table:table-cell table:formula="of:=IF(OR(AND([$Sheet1.R41]&gt;=[.R$23];[$Sheet1.R41]&lt;=[.R$24]);AND([$Sheet1.R41]&gt;=[.R$25];[$Sheet1.R41]&lt;=[.R$26]));0;1)" office:value-type="float" office:value="0" calcext:value-type="float">
            <text:p>0</text:p>
          </table:table-cell>
          <table:table-cell table:formula="of:=IF(OR(AND([$Sheet1.S41]&gt;=[.S$23];[$Sheet1.S41]&lt;=[.S$24]);AND([$Sheet1.S41]&gt;=[.S$25];[$Sheet1.S41]&lt;=[.S$26]));0;1)" office:value-type="float" office:value="0" calcext:value-type="float">
            <text:p>0</text:p>
          </table:table-cell>
          <table:table-cell table:formula="of:=IF(OR(AND([$Sheet1.T41]&gt;=[.T$23];[$Sheet1.T41]&lt;=[.T$24]);AND([$Sheet1.T41]&gt;=[.T$25];[$Sheet1.T41]&lt;=[.T$26]));0;1)" office:value-type="float" office:value="0" calcext:value-type="float">
            <text:p>0</text:p>
          </table:table-cell>
          <table:table-cell table:formula="of:=IF(OR(AND([$Sheet1.U41]&gt;=[.U$23];[$Sheet1.U41]&lt;=[.U$24]);AND([$Sheet1.U41]&gt;=[.U$25];[$Sheet1.U4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2]&gt;=[.B$23];[$Sheet1.B42]&lt;=[.B$24]);AND([$Sheet1.B42]&gt;=[.B$25];[$Sheet1.B42]&lt;=[.B$26]));0;1)" office:value-type="float" office:value="0" calcext:value-type="float">
            <text:p>0</text:p>
          </table:table-cell>
          <table:table-cell table:formula="of:=IF(OR(AND([$Sheet1.C42]&gt;=[.C$23];[$Sheet1.C42]&lt;=[.C$24]);AND([$Sheet1.C42]&gt;=[.C$25];[$Sheet1.C42]&lt;=[.C$26]));0;1)" office:value-type="float" office:value="0" calcext:value-type="float">
            <text:p>0</text:p>
          </table:table-cell>
          <table:table-cell table:formula="of:=IF(OR(AND([$Sheet1.D42]&gt;=[.D$23];[$Sheet1.D42]&lt;=[.D$24]);AND([$Sheet1.D42]&gt;=[.D$25];[$Sheet1.D42]&lt;=[.D$26]));0;1)" office:value-type="float" office:value="0" calcext:value-type="float">
            <text:p>0</text:p>
          </table:table-cell>
          <table:table-cell table:formula="of:=IF(OR(AND([$Sheet1.E42]&gt;=[.E$23];[$Sheet1.E42]&lt;=[.E$24]);AND([$Sheet1.E42]&gt;=[.E$25];[$Sheet1.E42]&lt;=[.E$26]));0;1)" office:value-type="float" office:value="0" calcext:value-type="float">
            <text:p>0</text:p>
          </table:table-cell>
          <table:table-cell table:formula="of:=IF(OR(AND([$Sheet1.F42]&gt;=[.F$23];[$Sheet1.F42]&lt;=[.F$24]);AND([$Sheet1.F42]&gt;=[.F$25];[$Sheet1.F42]&lt;=[.F$26]));0;1)" office:value-type="float" office:value="0" calcext:value-type="float">
            <text:p>0</text:p>
          </table:table-cell>
          <table:table-cell table:formula="of:=IF(OR(AND([$Sheet1.G42]&gt;=[.G$23];[$Sheet1.G42]&lt;=[.G$24]);AND([$Sheet1.G42]&gt;=[.G$25];[$Sheet1.G42]&lt;=[.G$26]));0;1)" office:value-type="float" office:value="0" calcext:value-type="float">
            <text:p>0</text:p>
          </table:table-cell>
          <table:table-cell table:formula="of:=IF(OR(AND([$Sheet1.H42]&gt;=[.H$23];[$Sheet1.H42]&lt;=[.H$24]);AND([$Sheet1.H42]&gt;=[.H$25];[$Sheet1.H42]&lt;=[.H$26]));0;1)" office:value-type="float" office:value="0" calcext:value-type="float">
            <text:p>0</text:p>
          </table:table-cell>
          <table:table-cell table:formula="of:=IF(OR(AND([$Sheet1.I42]&gt;=[.I$23];[$Sheet1.I42]&lt;=[.I$24]);AND([$Sheet1.I42]&gt;=[.I$25];[$Sheet1.I42]&lt;=[.I$26]));0;1)" office:value-type="float" office:value="0" calcext:value-type="float">
            <text:p>0</text:p>
          </table:table-cell>
          <table:table-cell table:formula="of:=IF(OR(AND([$Sheet1.J42]&gt;=[.J$23];[$Sheet1.J42]&lt;=[.J$24]);AND([$Sheet1.J42]&gt;=[.J$25];[$Sheet1.J42]&lt;=[.J$26]));0;1)" office:value-type="float" office:value="0" calcext:value-type="float">
            <text:p>0</text:p>
          </table:table-cell>
          <table:table-cell table:formula="of:=IF(OR(AND([$Sheet1.K42]&gt;=[.K$23];[$Sheet1.K42]&lt;=[.K$24]);AND([$Sheet1.K42]&gt;=[.K$25];[$Sheet1.K42]&lt;=[.K$26]));0;1)" office:value-type="float" office:value="0" calcext:value-type="float">
            <text:p>0</text:p>
          </table:table-cell>
          <table:table-cell table:formula="of:=IF(OR(AND([$Sheet1.L42]&gt;=[.L$23];[$Sheet1.L42]&lt;=[.L$24]);AND([$Sheet1.L42]&gt;=[.L$25];[$Sheet1.L42]&lt;=[.L$26]));0;1)" office:value-type="float" office:value="0" calcext:value-type="float">
            <text:p>0</text:p>
          </table:table-cell>
          <table:table-cell table:formula="of:=IF(OR(AND([$Sheet1.M42]&gt;=[.M$23];[$Sheet1.M42]&lt;=[.M$24]);AND([$Sheet1.M42]&gt;=[.M$25];[$Sheet1.M42]&lt;=[.M$26]));0;1)" office:value-type="float" office:value="0" calcext:value-type="float">
            <text:p>0</text:p>
          </table:table-cell>
          <table:table-cell table:formula="of:=IF(OR(AND([$Sheet1.N42]&gt;=[.N$23];[$Sheet1.N42]&lt;=[.N$24]);AND([$Sheet1.N42]&gt;=[.N$25];[$Sheet1.N42]&lt;=[.N$26]));0;1)" office:value-type="float" office:value="0" calcext:value-type="float">
            <text:p>0</text:p>
          </table:table-cell>
          <table:table-cell table:formula="of:=IF(OR(AND([$Sheet1.O42]&gt;=[.O$23];[$Sheet1.O42]&lt;=[.O$24]);AND([$Sheet1.O42]&gt;=[.O$25];[$Sheet1.O42]&lt;=[.O$26]));0;1)" office:value-type="float" office:value="0" calcext:value-type="float">
            <text:p>0</text:p>
          </table:table-cell>
          <table:table-cell table:formula="of:=IF(OR(AND([$Sheet1.P42]&gt;=[.P$23];[$Sheet1.P42]&lt;=[.P$24]);AND([$Sheet1.P42]&gt;=[.P$25];[$Sheet1.P42]&lt;=[.P$26]));0;1)" office:value-type="float" office:value="0" calcext:value-type="float">
            <text:p>0</text:p>
          </table:table-cell>
          <table:table-cell table:formula="of:=IF(OR(AND([$Sheet1.Q42]&gt;=[.Q$23];[$Sheet1.Q42]&lt;=[.Q$24]);AND([$Sheet1.Q42]&gt;=[.Q$25];[$Sheet1.Q42]&lt;=[.Q$26]));0;1)" office:value-type="float" office:value="0" calcext:value-type="float">
            <text:p>0</text:p>
          </table:table-cell>
          <table:table-cell table:formula="of:=IF(OR(AND([$Sheet1.R42]&gt;=[.R$23];[$Sheet1.R42]&lt;=[.R$24]);AND([$Sheet1.R42]&gt;=[.R$25];[$Sheet1.R42]&lt;=[.R$26]));0;1)" office:value-type="float" office:value="0" calcext:value-type="float">
            <text:p>0</text:p>
          </table:table-cell>
          <table:table-cell table:formula="of:=IF(OR(AND([$Sheet1.S42]&gt;=[.S$23];[$Sheet1.S42]&lt;=[.S$24]);AND([$Sheet1.S42]&gt;=[.S$25];[$Sheet1.S42]&lt;=[.S$26]));0;1)" office:value-type="float" office:value="0" calcext:value-type="float">
            <text:p>0</text:p>
          </table:table-cell>
          <table:table-cell table:formula="of:=IF(OR(AND([$Sheet1.T42]&gt;=[.T$23];[$Sheet1.T42]&lt;=[.T$24]);AND([$Sheet1.T42]&gt;=[.T$25];[$Sheet1.T42]&lt;=[.T$26]));0;1)" office:value-type="float" office:value="0" calcext:value-type="float">
            <text:p>0</text:p>
          </table:table-cell>
          <table:table-cell table:formula="of:=IF(OR(AND([$Sheet1.U42]&gt;=[.U$23];[$Sheet1.U42]&lt;=[.U$24]);AND([$Sheet1.U42]&gt;=[.U$25];[$Sheet1.U4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3]&gt;=[.B$23];[$Sheet1.B43]&lt;=[.B$24]);AND([$Sheet1.B43]&gt;=[.B$25];[$Sheet1.B43]&lt;=[.B$26]));0;1)" office:value-type="float" office:value="0" calcext:value-type="float">
            <text:p>0</text:p>
          </table:table-cell>
          <table:table-cell table:formula="of:=IF(OR(AND([$Sheet1.C43]&gt;=[.C$23];[$Sheet1.C43]&lt;=[.C$24]);AND([$Sheet1.C43]&gt;=[.C$25];[$Sheet1.C43]&lt;=[.C$26]));0;1)" office:value-type="float" office:value="0" calcext:value-type="float">
            <text:p>0</text:p>
          </table:table-cell>
          <table:table-cell table:formula="of:=IF(OR(AND([$Sheet1.D43]&gt;=[.D$23];[$Sheet1.D43]&lt;=[.D$24]);AND([$Sheet1.D43]&gt;=[.D$25];[$Sheet1.D43]&lt;=[.D$26]));0;1)" office:value-type="float" office:value="0" calcext:value-type="float">
            <text:p>0</text:p>
          </table:table-cell>
          <table:table-cell table:formula="of:=IF(OR(AND([$Sheet1.E43]&gt;=[.E$23];[$Sheet1.E43]&lt;=[.E$24]);AND([$Sheet1.E43]&gt;=[.E$25];[$Sheet1.E43]&lt;=[.E$26]));0;1)" office:value-type="float" office:value="0" calcext:value-type="float">
            <text:p>0</text:p>
          </table:table-cell>
          <table:table-cell table:formula="of:=IF(OR(AND([$Sheet1.F43]&gt;=[.F$23];[$Sheet1.F43]&lt;=[.F$24]);AND([$Sheet1.F43]&gt;=[.F$25];[$Sheet1.F43]&lt;=[.F$26]));0;1)" office:value-type="float" office:value="0" calcext:value-type="float">
            <text:p>0</text:p>
          </table:table-cell>
          <table:table-cell table:formula="of:=IF(OR(AND([$Sheet1.G43]&gt;=[.G$23];[$Sheet1.G43]&lt;=[.G$24]);AND([$Sheet1.G43]&gt;=[.G$25];[$Sheet1.G43]&lt;=[.G$26]));0;1)" office:value-type="float" office:value="0" calcext:value-type="float">
            <text:p>0</text:p>
          </table:table-cell>
          <table:table-cell table:formula="of:=IF(OR(AND([$Sheet1.H43]&gt;=[.H$23];[$Sheet1.H43]&lt;=[.H$24]);AND([$Sheet1.H43]&gt;=[.H$25];[$Sheet1.H43]&lt;=[.H$26]));0;1)" office:value-type="float" office:value="0" calcext:value-type="float">
            <text:p>0</text:p>
          </table:table-cell>
          <table:table-cell table:formula="of:=IF(OR(AND([$Sheet1.I43]&gt;=[.I$23];[$Sheet1.I43]&lt;=[.I$24]);AND([$Sheet1.I43]&gt;=[.I$25];[$Sheet1.I43]&lt;=[.I$26]));0;1)" office:value-type="float" office:value="0" calcext:value-type="float">
            <text:p>0</text:p>
          </table:table-cell>
          <table:table-cell table:formula="of:=IF(OR(AND([$Sheet1.J43]&gt;=[.J$23];[$Sheet1.J43]&lt;=[.J$24]);AND([$Sheet1.J43]&gt;=[.J$25];[$Sheet1.J43]&lt;=[.J$26]));0;1)" office:value-type="float" office:value="0" calcext:value-type="float">
            <text:p>0</text:p>
          </table:table-cell>
          <table:table-cell table:formula="of:=IF(OR(AND([$Sheet1.K43]&gt;=[.K$23];[$Sheet1.K43]&lt;=[.K$24]);AND([$Sheet1.K43]&gt;=[.K$25];[$Sheet1.K43]&lt;=[.K$26]));0;1)" office:value-type="float" office:value="0" calcext:value-type="float">
            <text:p>0</text:p>
          </table:table-cell>
          <table:table-cell table:formula="of:=IF(OR(AND([$Sheet1.L43]&gt;=[.L$23];[$Sheet1.L43]&lt;=[.L$24]);AND([$Sheet1.L43]&gt;=[.L$25];[$Sheet1.L43]&lt;=[.L$26]));0;1)" office:value-type="float" office:value="0" calcext:value-type="float">
            <text:p>0</text:p>
          </table:table-cell>
          <table:table-cell table:formula="of:=IF(OR(AND([$Sheet1.M43]&gt;=[.M$23];[$Sheet1.M43]&lt;=[.M$24]);AND([$Sheet1.M43]&gt;=[.M$25];[$Sheet1.M43]&lt;=[.M$26]));0;1)" office:value-type="float" office:value="0" calcext:value-type="float">
            <text:p>0</text:p>
          </table:table-cell>
          <table:table-cell table:formula="of:=IF(OR(AND([$Sheet1.N43]&gt;=[.N$23];[$Sheet1.N43]&lt;=[.N$24]);AND([$Sheet1.N43]&gt;=[.N$25];[$Sheet1.N43]&lt;=[.N$26]));0;1)" office:value-type="float" office:value="0" calcext:value-type="float">
            <text:p>0</text:p>
          </table:table-cell>
          <table:table-cell table:formula="of:=IF(OR(AND([$Sheet1.O43]&gt;=[.O$23];[$Sheet1.O43]&lt;=[.O$24]);AND([$Sheet1.O43]&gt;=[.O$25];[$Sheet1.O43]&lt;=[.O$26]));0;1)" office:value-type="float" office:value="0" calcext:value-type="float">
            <text:p>0</text:p>
          </table:table-cell>
          <table:table-cell table:formula="of:=IF(OR(AND([$Sheet1.P43]&gt;=[.P$23];[$Sheet1.P43]&lt;=[.P$24]);AND([$Sheet1.P43]&gt;=[.P$25];[$Sheet1.P43]&lt;=[.P$26]));0;1)" office:value-type="float" office:value="0" calcext:value-type="float">
            <text:p>0</text:p>
          </table:table-cell>
          <table:table-cell table:formula="of:=IF(OR(AND([$Sheet1.Q43]&gt;=[.Q$23];[$Sheet1.Q43]&lt;=[.Q$24]);AND([$Sheet1.Q43]&gt;=[.Q$25];[$Sheet1.Q43]&lt;=[.Q$26]));0;1)" office:value-type="float" office:value="0" calcext:value-type="float">
            <text:p>0</text:p>
          </table:table-cell>
          <table:table-cell table:formula="of:=IF(OR(AND([$Sheet1.R43]&gt;=[.R$23];[$Sheet1.R43]&lt;=[.R$24]);AND([$Sheet1.R43]&gt;=[.R$25];[$Sheet1.R43]&lt;=[.R$26]));0;1)" office:value-type="float" office:value="0" calcext:value-type="float">
            <text:p>0</text:p>
          </table:table-cell>
          <table:table-cell table:formula="of:=IF(OR(AND([$Sheet1.S43]&gt;=[.S$23];[$Sheet1.S43]&lt;=[.S$24]);AND([$Sheet1.S43]&gt;=[.S$25];[$Sheet1.S43]&lt;=[.S$26]));0;1)" office:value-type="float" office:value="0" calcext:value-type="float">
            <text:p>0</text:p>
          </table:table-cell>
          <table:table-cell table:formula="of:=IF(OR(AND([$Sheet1.T43]&gt;=[.T$23];[$Sheet1.T43]&lt;=[.T$24]);AND([$Sheet1.T43]&gt;=[.T$25];[$Sheet1.T43]&lt;=[.T$26]));0;1)" office:value-type="float" office:value="0" calcext:value-type="float">
            <text:p>0</text:p>
          </table:table-cell>
          <table:table-cell table:formula="of:=IF(OR(AND([$Sheet1.U43]&gt;=[.U$23];[$Sheet1.U43]&lt;=[.U$24]);AND([$Sheet1.U43]&gt;=[.U$25];[$Sheet1.U4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4]&gt;=[.B$23];[$Sheet1.B44]&lt;=[.B$24]);AND([$Sheet1.B44]&gt;=[.B$25];[$Sheet1.B44]&lt;=[.B$26]));0;1)" office:value-type="float" office:value="0" calcext:value-type="float">
            <text:p>0</text:p>
          </table:table-cell>
          <table:table-cell table:formula="of:=IF(OR(AND([$Sheet1.C44]&gt;=[.C$23];[$Sheet1.C44]&lt;=[.C$24]);AND([$Sheet1.C44]&gt;=[.C$25];[$Sheet1.C44]&lt;=[.C$26]));0;1)" office:value-type="float" office:value="0" calcext:value-type="float">
            <text:p>0</text:p>
          </table:table-cell>
          <table:table-cell table:formula="of:=IF(OR(AND([$Sheet1.D44]&gt;=[.D$23];[$Sheet1.D44]&lt;=[.D$24]);AND([$Sheet1.D44]&gt;=[.D$25];[$Sheet1.D44]&lt;=[.D$26]));0;1)" office:value-type="float" office:value="0" calcext:value-type="float">
            <text:p>0</text:p>
          </table:table-cell>
          <table:table-cell table:formula="of:=IF(OR(AND([$Sheet1.E44]&gt;=[.E$23];[$Sheet1.E44]&lt;=[.E$24]);AND([$Sheet1.E44]&gt;=[.E$25];[$Sheet1.E44]&lt;=[.E$26]));0;1)" office:value-type="float" office:value="0" calcext:value-type="float">
            <text:p>0</text:p>
          </table:table-cell>
          <table:table-cell table:formula="of:=IF(OR(AND([$Sheet1.F44]&gt;=[.F$23];[$Sheet1.F44]&lt;=[.F$24]);AND([$Sheet1.F44]&gt;=[.F$25];[$Sheet1.F44]&lt;=[.F$26]));0;1)" office:value-type="float" office:value="0" calcext:value-type="float">
            <text:p>0</text:p>
          </table:table-cell>
          <table:table-cell table:formula="of:=IF(OR(AND([$Sheet1.G44]&gt;=[.G$23];[$Sheet1.G44]&lt;=[.G$24]);AND([$Sheet1.G44]&gt;=[.G$25];[$Sheet1.G44]&lt;=[.G$26]));0;1)" office:value-type="float" office:value="0" calcext:value-type="float">
            <text:p>0</text:p>
          </table:table-cell>
          <table:table-cell table:formula="of:=IF(OR(AND([$Sheet1.H44]&gt;=[.H$23];[$Sheet1.H44]&lt;=[.H$24]);AND([$Sheet1.H44]&gt;=[.H$25];[$Sheet1.H44]&lt;=[.H$26]));0;1)" office:value-type="float" office:value="0" calcext:value-type="float">
            <text:p>0</text:p>
          </table:table-cell>
          <table:table-cell table:formula="of:=IF(OR(AND([$Sheet1.I44]&gt;=[.I$23];[$Sheet1.I44]&lt;=[.I$24]);AND([$Sheet1.I44]&gt;=[.I$25];[$Sheet1.I44]&lt;=[.I$26]));0;1)" office:value-type="float" office:value="0" calcext:value-type="float">
            <text:p>0</text:p>
          </table:table-cell>
          <table:table-cell table:formula="of:=IF(OR(AND([$Sheet1.J44]&gt;=[.J$23];[$Sheet1.J44]&lt;=[.J$24]);AND([$Sheet1.J44]&gt;=[.J$25];[$Sheet1.J44]&lt;=[.J$26]));0;1)" office:value-type="float" office:value="0" calcext:value-type="float">
            <text:p>0</text:p>
          </table:table-cell>
          <table:table-cell table:formula="of:=IF(OR(AND([$Sheet1.K44]&gt;=[.K$23];[$Sheet1.K44]&lt;=[.K$24]);AND([$Sheet1.K44]&gt;=[.K$25];[$Sheet1.K44]&lt;=[.K$26]));0;1)" office:value-type="float" office:value="0" calcext:value-type="float">
            <text:p>0</text:p>
          </table:table-cell>
          <table:table-cell table:formula="of:=IF(OR(AND([$Sheet1.L44]&gt;=[.L$23];[$Sheet1.L44]&lt;=[.L$24]);AND([$Sheet1.L44]&gt;=[.L$25];[$Sheet1.L44]&lt;=[.L$26]));0;1)" office:value-type="float" office:value="0" calcext:value-type="float">
            <text:p>0</text:p>
          </table:table-cell>
          <table:table-cell table:formula="of:=IF(OR(AND([$Sheet1.M44]&gt;=[.M$23];[$Sheet1.M44]&lt;=[.M$24]);AND([$Sheet1.M44]&gt;=[.M$25];[$Sheet1.M44]&lt;=[.M$26]));0;1)" office:value-type="float" office:value="0" calcext:value-type="float">
            <text:p>0</text:p>
          </table:table-cell>
          <table:table-cell table:formula="of:=IF(OR(AND([$Sheet1.N44]&gt;=[.N$23];[$Sheet1.N44]&lt;=[.N$24]);AND([$Sheet1.N44]&gt;=[.N$25];[$Sheet1.N44]&lt;=[.N$26]));0;1)" office:value-type="float" office:value="0" calcext:value-type="float">
            <text:p>0</text:p>
          </table:table-cell>
          <table:table-cell table:formula="of:=IF(OR(AND([$Sheet1.O44]&gt;=[.O$23];[$Sheet1.O44]&lt;=[.O$24]);AND([$Sheet1.O44]&gt;=[.O$25];[$Sheet1.O44]&lt;=[.O$26]));0;1)" office:value-type="float" office:value="0" calcext:value-type="float">
            <text:p>0</text:p>
          </table:table-cell>
          <table:table-cell table:formula="of:=IF(OR(AND([$Sheet1.P44]&gt;=[.P$23];[$Sheet1.P44]&lt;=[.P$24]);AND([$Sheet1.P44]&gt;=[.P$25];[$Sheet1.P44]&lt;=[.P$26]));0;1)" office:value-type="float" office:value="0" calcext:value-type="float">
            <text:p>0</text:p>
          </table:table-cell>
          <table:table-cell table:formula="of:=IF(OR(AND([$Sheet1.Q44]&gt;=[.Q$23];[$Sheet1.Q44]&lt;=[.Q$24]);AND([$Sheet1.Q44]&gt;=[.Q$25];[$Sheet1.Q44]&lt;=[.Q$26]));0;1)" office:value-type="float" office:value="0" calcext:value-type="float">
            <text:p>0</text:p>
          </table:table-cell>
          <table:table-cell table:formula="of:=IF(OR(AND([$Sheet1.R44]&gt;=[.R$23];[$Sheet1.R44]&lt;=[.R$24]);AND([$Sheet1.R44]&gt;=[.R$25];[$Sheet1.R44]&lt;=[.R$26]));0;1)" office:value-type="float" office:value="0" calcext:value-type="float">
            <text:p>0</text:p>
          </table:table-cell>
          <table:table-cell table:formula="of:=IF(OR(AND([$Sheet1.S44]&gt;=[.S$23];[$Sheet1.S44]&lt;=[.S$24]);AND([$Sheet1.S44]&gt;=[.S$25];[$Sheet1.S44]&lt;=[.S$26]));0;1)" office:value-type="float" office:value="0" calcext:value-type="float">
            <text:p>0</text:p>
          </table:table-cell>
          <table:table-cell table:formula="of:=IF(OR(AND([$Sheet1.T44]&gt;=[.T$23];[$Sheet1.T44]&lt;=[.T$24]);AND([$Sheet1.T44]&gt;=[.T$25];[$Sheet1.T44]&lt;=[.T$26]));0;1)" office:value-type="float" office:value="0" calcext:value-type="float">
            <text:p>0</text:p>
          </table:table-cell>
          <table:table-cell table:formula="of:=IF(OR(AND([$Sheet1.U44]&gt;=[.U$23];[$Sheet1.U44]&lt;=[.U$24]);AND([$Sheet1.U44]&gt;=[.U$25];[$Sheet1.U4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5]&gt;=[.B$23];[$Sheet1.B45]&lt;=[.B$24]);AND([$Sheet1.B45]&gt;=[.B$25];[$Sheet1.B45]&lt;=[.B$26]));0;1)" office:value-type="float" office:value="0" calcext:value-type="float">
            <text:p>0</text:p>
          </table:table-cell>
          <table:table-cell table:formula="of:=IF(OR(AND([$Sheet1.C45]&gt;=[.C$23];[$Sheet1.C45]&lt;=[.C$24]);AND([$Sheet1.C45]&gt;=[.C$25];[$Sheet1.C45]&lt;=[.C$26]));0;1)" office:value-type="float" office:value="0" calcext:value-type="float">
            <text:p>0</text:p>
          </table:table-cell>
          <table:table-cell table:formula="of:=IF(OR(AND([$Sheet1.D45]&gt;=[.D$23];[$Sheet1.D45]&lt;=[.D$24]);AND([$Sheet1.D45]&gt;=[.D$25];[$Sheet1.D45]&lt;=[.D$26]));0;1)" office:value-type="float" office:value="0" calcext:value-type="float">
            <text:p>0</text:p>
          </table:table-cell>
          <table:table-cell table:formula="of:=IF(OR(AND([$Sheet1.E45]&gt;=[.E$23];[$Sheet1.E45]&lt;=[.E$24]);AND([$Sheet1.E45]&gt;=[.E$25];[$Sheet1.E45]&lt;=[.E$26]));0;1)" office:value-type="float" office:value="0" calcext:value-type="float">
            <text:p>0</text:p>
          </table:table-cell>
          <table:table-cell table:formula="of:=IF(OR(AND([$Sheet1.F45]&gt;=[.F$23];[$Sheet1.F45]&lt;=[.F$24]);AND([$Sheet1.F45]&gt;=[.F$25];[$Sheet1.F45]&lt;=[.F$26]));0;1)" office:value-type="float" office:value="0" calcext:value-type="float">
            <text:p>0</text:p>
          </table:table-cell>
          <table:table-cell table:formula="of:=IF(OR(AND([$Sheet1.G45]&gt;=[.G$23];[$Sheet1.G45]&lt;=[.G$24]);AND([$Sheet1.G45]&gt;=[.G$25];[$Sheet1.G45]&lt;=[.G$26]));0;1)" office:value-type="float" office:value="0" calcext:value-type="float">
            <text:p>0</text:p>
          </table:table-cell>
          <table:table-cell table:formula="of:=IF(OR(AND([$Sheet1.H45]&gt;=[.H$23];[$Sheet1.H45]&lt;=[.H$24]);AND([$Sheet1.H45]&gt;=[.H$25];[$Sheet1.H45]&lt;=[.H$26]));0;1)" office:value-type="float" office:value="0" calcext:value-type="float">
            <text:p>0</text:p>
          </table:table-cell>
          <table:table-cell table:formula="of:=IF(OR(AND([$Sheet1.I45]&gt;=[.I$23];[$Sheet1.I45]&lt;=[.I$24]);AND([$Sheet1.I45]&gt;=[.I$25];[$Sheet1.I45]&lt;=[.I$26]));0;1)" office:value-type="float" office:value="0" calcext:value-type="float">
            <text:p>0</text:p>
          </table:table-cell>
          <table:table-cell table:formula="of:=IF(OR(AND([$Sheet1.J45]&gt;=[.J$23];[$Sheet1.J45]&lt;=[.J$24]);AND([$Sheet1.J45]&gt;=[.J$25];[$Sheet1.J45]&lt;=[.J$26]));0;1)" office:value-type="float" office:value="0" calcext:value-type="float">
            <text:p>0</text:p>
          </table:table-cell>
          <table:table-cell table:formula="of:=IF(OR(AND([$Sheet1.K45]&gt;=[.K$23];[$Sheet1.K45]&lt;=[.K$24]);AND([$Sheet1.K45]&gt;=[.K$25];[$Sheet1.K45]&lt;=[.K$26]));0;1)" office:value-type="float" office:value="0" calcext:value-type="float">
            <text:p>0</text:p>
          </table:table-cell>
          <table:table-cell table:formula="of:=IF(OR(AND([$Sheet1.L45]&gt;=[.L$23];[$Sheet1.L45]&lt;=[.L$24]);AND([$Sheet1.L45]&gt;=[.L$25];[$Sheet1.L45]&lt;=[.L$26]));0;1)" office:value-type="float" office:value="0" calcext:value-type="float">
            <text:p>0</text:p>
          </table:table-cell>
          <table:table-cell table:formula="of:=IF(OR(AND([$Sheet1.M45]&gt;=[.M$23];[$Sheet1.M45]&lt;=[.M$24]);AND([$Sheet1.M45]&gt;=[.M$25];[$Sheet1.M45]&lt;=[.M$26]));0;1)" office:value-type="float" office:value="0" calcext:value-type="float">
            <text:p>0</text:p>
          </table:table-cell>
          <table:table-cell table:formula="of:=IF(OR(AND([$Sheet1.N45]&gt;=[.N$23];[$Sheet1.N45]&lt;=[.N$24]);AND([$Sheet1.N45]&gt;=[.N$25];[$Sheet1.N45]&lt;=[.N$26]));0;1)" office:value-type="float" office:value="0" calcext:value-type="float">
            <text:p>0</text:p>
          </table:table-cell>
          <table:table-cell table:formula="of:=IF(OR(AND([$Sheet1.O45]&gt;=[.O$23];[$Sheet1.O45]&lt;=[.O$24]);AND([$Sheet1.O45]&gt;=[.O$25];[$Sheet1.O45]&lt;=[.O$26]));0;1)" office:value-type="float" office:value="0" calcext:value-type="float">
            <text:p>0</text:p>
          </table:table-cell>
          <table:table-cell table:formula="of:=IF(OR(AND([$Sheet1.P45]&gt;=[.P$23];[$Sheet1.P45]&lt;=[.P$24]);AND([$Sheet1.P45]&gt;=[.P$25];[$Sheet1.P45]&lt;=[.P$26]));0;1)" office:value-type="float" office:value="0" calcext:value-type="float">
            <text:p>0</text:p>
          </table:table-cell>
          <table:table-cell table:formula="of:=IF(OR(AND([$Sheet1.Q45]&gt;=[.Q$23];[$Sheet1.Q45]&lt;=[.Q$24]);AND([$Sheet1.Q45]&gt;=[.Q$25];[$Sheet1.Q45]&lt;=[.Q$26]));0;1)" office:value-type="float" office:value="0" calcext:value-type="float">
            <text:p>0</text:p>
          </table:table-cell>
          <table:table-cell table:formula="of:=IF(OR(AND([$Sheet1.R45]&gt;=[.R$23];[$Sheet1.R45]&lt;=[.R$24]);AND([$Sheet1.R45]&gt;=[.R$25];[$Sheet1.R45]&lt;=[.R$26]));0;1)" office:value-type="float" office:value="0" calcext:value-type="float">
            <text:p>0</text:p>
          </table:table-cell>
          <table:table-cell table:formula="of:=IF(OR(AND([$Sheet1.S45]&gt;=[.S$23];[$Sheet1.S45]&lt;=[.S$24]);AND([$Sheet1.S45]&gt;=[.S$25];[$Sheet1.S45]&lt;=[.S$26]));0;1)" office:value-type="float" office:value="0" calcext:value-type="float">
            <text:p>0</text:p>
          </table:table-cell>
          <table:table-cell table:formula="of:=IF(OR(AND([$Sheet1.T45]&gt;=[.T$23];[$Sheet1.T45]&lt;=[.T$24]);AND([$Sheet1.T45]&gt;=[.T$25];[$Sheet1.T45]&lt;=[.T$26]));0;1)" office:value-type="float" office:value="0" calcext:value-type="float">
            <text:p>0</text:p>
          </table:table-cell>
          <table:table-cell table:formula="of:=IF(OR(AND([$Sheet1.U45]&gt;=[.U$23];[$Sheet1.U45]&lt;=[.U$24]);AND([$Sheet1.U45]&gt;=[.U$25];[$Sheet1.U4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6]&gt;=[.B$23];[$Sheet1.B46]&lt;=[.B$24]);AND([$Sheet1.B46]&gt;=[.B$25];[$Sheet1.B46]&lt;=[.B$26]));0;1)" office:value-type="float" office:value="0" calcext:value-type="float">
            <text:p>0</text:p>
          </table:table-cell>
          <table:table-cell table:formula="of:=IF(OR(AND([$Sheet1.C46]&gt;=[.C$23];[$Sheet1.C46]&lt;=[.C$24]);AND([$Sheet1.C46]&gt;=[.C$25];[$Sheet1.C46]&lt;=[.C$26]));0;1)" office:value-type="float" office:value="0" calcext:value-type="float">
            <text:p>0</text:p>
          </table:table-cell>
          <table:table-cell table:formula="of:=IF(OR(AND([$Sheet1.D46]&gt;=[.D$23];[$Sheet1.D46]&lt;=[.D$24]);AND([$Sheet1.D46]&gt;=[.D$25];[$Sheet1.D46]&lt;=[.D$26]));0;1)" office:value-type="float" office:value="0" calcext:value-type="float">
            <text:p>0</text:p>
          </table:table-cell>
          <table:table-cell table:formula="of:=IF(OR(AND([$Sheet1.E46]&gt;=[.E$23];[$Sheet1.E46]&lt;=[.E$24]);AND([$Sheet1.E46]&gt;=[.E$25];[$Sheet1.E46]&lt;=[.E$26]));0;1)" office:value-type="float" office:value="0" calcext:value-type="float">
            <text:p>0</text:p>
          </table:table-cell>
          <table:table-cell table:formula="of:=IF(OR(AND([$Sheet1.F46]&gt;=[.F$23];[$Sheet1.F46]&lt;=[.F$24]);AND([$Sheet1.F46]&gt;=[.F$25];[$Sheet1.F46]&lt;=[.F$26]));0;1)" office:value-type="float" office:value="0" calcext:value-type="float">
            <text:p>0</text:p>
          </table:table-cell>
          <table:table-cell table:formula="of:=IF(OR(AND([$Sheet1.G46]&gt;=[.G$23];[$Sheet1.G46]&lt;=[.G$24]);AND([$Sheet1.G46]&gt;=[.G$25];[$Sheet1.G46]&lt;=[.G$26]));0;1)" office:value-type="float" office:value="0" calcext:value-type="float">
            <text:p>0</text:p>
          </table:table-cell>
          <table:table-cell table:formula="of:=IF(OR(AND([$Sheet1.H46]&gt;=[.H$23];[$Sheet1.H46]&lt;=[.H$24]);AND([$Sheet1.H46]&gt;=[.H$25];[$Sheet1.H46]&lt;=[.H$26]));0;1)" office:value-type="float" office:value="0" calcext:value-type="float">
            <text:p>0</text:p>
          </table:table-cell>
          <table:table-cell table:formula="of:=IF(OR(AND([$Sheet1.I46]&gt;=[.I$23];[$Sheet1.I46]&lt;=[.I$24]);AND([$Sheet1.I46]&gt;=[.I$25];[$Sheet1.I46]&lt;=[.I$26]));0;1)" office:value-type="float" office:value="0" calcext:value-type="float">
            <text:p>0</text:p>
          </table:table-cell>
          <table:table-cell table:formula="of:=IF(OR(AND([$Sheet1.J46]&gt;=[.J$23];[$Sheet1.J46]&lt;=[.J$24]);AND([$Sheet1.J46]&gt;=[.J$25];[$Sheet1.J46]&lt;=[.J$26]));0;1)" office:value-type="float" office:value="0" calcext:value-type="float">
            <text:p>0</text:p>
          </table:table-cell>
          <table:table-cell table:formula="of:=IF(OR(AND([$Sheet1.K46]&gt;=[.K$23];[$Sheet1.K46]&lt;=[.K$24]);AND([$Sheet1.K46]&gt;=[.K$25];[$Sheet1.K46]&lt;=[.K$26]));0;1)" office:value-type="float" office:value="0" calcext:value-type="float">
            <text:p>0</text:p>
          </table:table-cell>
          <table:table-cell table:formula="of:=IF(OR(AND([$Sheet1.L46]&gt;=[.L$23];[$Sheet1.L46]&lt;=[.L$24]);AND([$Sheet1.L46]&gt;=[.L$25];[$Sheet1.L46]&lt;=[.L$26]));0;1)" office:value-type="float" office:value="0" calcext:value-type="float">
            <text:p>0</text:p>
          </table:table-cell>
          <table:table-cell table:formula="of:=IF(OR(AND([$Sheet1.M46]&gt;=[.M$23];[$Sheet1.M46]&lt;=[.M$24]);AND([$Sheet1.M46]&gt;=[.M$25];[$Sheet1.M46]&lt;=[.M$26]));0;1)" office:value-type="float" office:value="0" calcext:value-type="float">
            <text:p>0</text:p>
          </table:table-cell>
          <table:table-cell table:formula="of:=IF(OR(AND([$Sheet1.N46]&gt;=[.N$23];[$Sheet1.N46]&lt;=[.N$24]);AND([$Sheet1.N46]&gt;=[.N$25];[$Sheet1.N46]&lt;=[.N$26]));0;1)" office:value-type="float" office:value="0" calcext:value-type="float">
            <text:p>0</text:p>
          </table:table-cell>
          <table:table-cell table:formula="of:=IF(OR(AND([$Sheet1.O46]&gt;=[.O$23];[$Sheet1.O46]&lt;=[.O$24]);AND([$Sheet1.O46]&gt;=[.O$25];[$Sheet1.O46]&lt;=[.O$26]));0;1)" office:value-type="float" office:value="0" calcext:value-type="float">
            <text:p>0</text:p>
          </table:table-cell>
          <table:table-cell table:formula="of:=IF(OR(AND([$Sheet1.P46]&gt;=[.P$23];[$Sheet1.P46]&lt;=[.P$24]);AND([$Sheet1.P46]&gt;=[.P$25];[$Sheet1.P46]&lt;=[.P$26]));0;1)" office:value-type="float" office:value="0" calcext:value-type="float">
            <text:p>0</text:p>
          </table:table-cell>
          <table:table-cell table:formula="of:=IF(OR(AND([$Sheet1.Q46]&gt;=[.Q$23];[$Sheet1.Q46]&lt;=[.Q$24]);AND([$Sheet1.Q46]&gt;=[.Q$25];[$Sheet1.Q46]&lt;=[.Q$26]));0;1)" office:value-type="float" office:value="0" calcext:value-type="float">
            <text:p>0</text:p>
          </table:table-cell>
          <table:table-cell table:formula="of:=IF(OR(AND([$Sheet1.R46]&gt;=[.R$23];[$Sheet1.R46]&lt;=[.R$24]);AND([$Sheet1.R46]&gt;=[.R$25];[$Sheet1.R46]&lt;=[.R$26]));0;1)" office:value-type="float" office:value="0" calcext:value-type="float">
            <text:p>0</text:p>
          </table:table-cell>
          <table:table-cell table:formula="of:=IF(OR(AND([$Sheet1.S46]&gt;=[.S$23];[$Sheet1.S46]&lt;=[.S$24]);AND([$Sheet1.S46]&gt;=[.S$25];[$Sheet1.S46]&lt;=[.S$26]));0;1)" office:value-type="float" office:value="0" calcext:value-type="float">
            <text:p>0</text:p>
          </table:table-cell>
          <table:table-cell table:formula="of:=IF(OR(AND([$Sheet1.T46]&gt;=[.T$23];[$Sheet1.T46]&lt;=[.T$24]);AND([$Sheet1.T46]&gt;=[.T$25];[$Sheet1.T46]&lt;=[.T$26]));0;1)" office:value-type="float" office:value="0" calcext:value-type="float">
            <text:p>0</text:p>
          </table:table-cell>
          <table:table-cell table:formula="of:=IF(OR(AND([$Sheet1.U46]&gt;=[.U$23];[$Sheet1.U46]&lt;=[.U$24]);AND([$Sheet1.U46]&gt;=[.U$25];[$Sheet1.U4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7]&gt;=[.B$23];[$Sheet1.B47]&lt;=[.B$24]);AND([$Sheet1.B47]&gt;=[.B$25];[$Sheet1.B47]&lt;=[.B$26]));0;1)" office:value-type="float" office:value="0" calcext:value-type="float">
            <text:p>0</text:p>
          </table:table-cell>
          <table:table-cell table:formula="of:=IF(OR(AND([$Sheet1.C47]&gt;=[.C$23];[$Sheet1.C47]&lt;=[.C$24]);AND([$Sheet1.C47]&gt;=[.C$25];[$Sheet1.C47]&lt;=[.C$26]));0;1)" office:value-type="float" office:value="0" calcext:value-type="float">
            <text:p>0</text:p>
          </table:table-cell>
          <table:table-cell table:formula="of:=IF(OR(AND([$Sheet1.D47]&gt;=[.D$23];[$Sheet1.D47]&lt;=[.D$24]);AND([$Sheet1.D47]&gt;=[.D$25];[$Sheet1.D47]&lt;=[.D$26]));0;1)" office:value-type="float" office:value="0" calcext:value-type="float">
            <text:p>0</text:p>
          </table:table-cell>
          <table:table-cell table:formula="of:=IF(OR(AND([$Sheet1.E47]&gt;=[.E$23];[$Sheet1.E47]&lt;=[.E$24]);AND([$Sheet1.E47]&gt;=[.E$25];[$Sheet1.E47]&lt;=[.E$26]));0;1)" office:value-type="float" office:value="0" calcext:value-type="float">
            <text:p>0</text:p>
          </table:table-cell>
          <table:table-cell table:formula="of:=IF(OR(AND([$Sheet1.F47]&gt;=[.F$23];[$Sheet1.F47]&lt;=[.F$24]);AND([$Sheet1.F47]&gt;=[.F$25];[$Sheet1.F47]&lt;=[.F$26]));0;1)" office:value-type="float" office:value="0" calcext:value-type="float">
            <text:p>0</text:p>
          </table:table-cell>
          <table:table-cell table:formula="of:=IF(OR(AND([$Sheet1.G47]&gt;=[.G$23];[$Sheet1.G47]&lt;=[.G$24]);AND([$Sheet1.G47]&gt;=[.G$25];[$Sheet1.G47]&lt;=[.G$26]));0;1)" office:value-type="float" office:value="0" calcext:value-type="float">
            <text:p>0</text:p>
          </table:table-cell>
          <table:table-cell table:formula="of:=IF(OR(AND([$Sheet1.H47]&gt;=[.H$23];[$Sheet1.H47]&lt;=[.H$24]);AND([$Sheet1.H47]&gt;=[.H$25];[$Sheet1.H47]&lt;=[.H$26]));0;1)" office:value-type="float" office:value="0" calcext:value-type="float">
            <text:p>0</text:p>
          </table:table-cell>
          <table:table-cell table:formula="of:=IF(OR(AND([$Sheet1.I47]&gt;=[.I$23];[$Sheet1.I47]&lt;=[.I$24]);AND([$Sheet1.I47]&gt;=[.I$25];[$Sheet1.I47]&lt;=[.I$26]));0;1)" office:value-type="float" office:value="0" calcext:value-type="float">
            <text:p>0</text:p>
          </table:table-cell>
          <table:table-cell table:formula="of:=IF(OR(AND([$Sheet1.J47]&gt;=[.J$23];[$Sheet1.J47]&lt;=[.J$24]);AND([$Sheet1.J47]&gt;=[.J$25];[$Sheet1.J47]&lt;=[.J$26]));0;1)" office:value-type="float" office:value="0" calcext:value-type="float">
            <text:p>0</text:p>
          </table:table-cell>
          <table:table-cell table:formula="of:=IF(OR(AND([$Sheet1.K47]&gt;=[.K$23];[$Sheet1.K47]&lt;=[.K$24]);AND([$Sheet1.K47]&gt;=[.K$25];[$Sheet1.K47]&lt;=[.K$26]));0;1)" office:value-type="float" office:value="0" calcext:value-type="float">
            <text:p>0</text:p>
          </table:table-cell>
          <table:table-cell table:formula="of:=IF(OR(AND([$Sheet1.L47]&gt;=[.L$23];[$Sheet1.L47]&lt;=[.L$24]);AND([$Sheet1.L47]&gt;=[.L$25];[$Sheet1.L47]&lt;=[.L$26]));0;1)" office:value-type="float" office:value="0" calcext:value-type="float">
            <text:p>0</text:p>
          </table:table-cell>
          <table:table-cell table:formula="of:=IF(OR(AND([$Sheet1.M47]&gt;=[.M$23];[$Sheet1.M47]&lt;=[.M$24]);AND([$Sheet1.M47]&gt;=[.M$25];[$Sheet1.M47]&lt;=[.M$26]));0;1)" office:value-type="float" office:value="0" calcext:value-type="float">
            <text:p>0</text:p>
          </table:table-cell>
          <table:table-cell table:formula="of:=IF(OR(AND([$Sheet1.N47]&gt;=[.N$23];[$Sheet1.N47]&lt;=[.N$24]);AND([$Sheet1.N47]&gt;=[.N$25];[$Sheet1.N47]&lt;=[.N$26]));0;1)" office:value-type="float" office:value="0" calcext:value-type="float">
            <text:p>0</text:p>
          </table:table-cell>
          <table:table-cell table:formula="of:=IF(OR(AND([$Sheet1.O47]&gt;=[.O$23];[$Sheet1.O47]&lt;=[.O$24]);AND([$Sheet1.O47]&gt;=[.O$25];[$Sheet1.O47]&lt;=[.O$26]));0;1)" office:value-type="float" office:value="0" calcext:value-type="float">
            <text:p>0</text:p>
          </table:table-cell>
          <table:table-cell table:formula="of:=IF(OR(AND([$Sheet1.P47]&gt;=[.P$23];[$Sheet1.P47]&lt;=[.P$24]);AND([$Sheet1.P47]&gt;=[.P$25];[$Sheet1.P47]&lt;=[.P$26]));0;1)" office:value-type="float" office:value="0" calcext:value-type="float">
            <text:p>0</text:p>
          </table:table-cell>
          <table:table-cell table:formula="of:=IF(OR(AND([$Sheet1.Q47]&gt;=[.Q$23];[$Sheet1.Q47]&lt;=[.Q$24]);AND([$Sheet1.Q47]&gt;=[.Q$25];[$Sheet1.Q47]&lt;=[.Q$26]));0;1)" office:value-type="float" office:value="0" calcext:value-type="float">
            <text:p>0</text:p>
          </table:table-cell>
          <table:table-cell table:formula="of:=IF(OR(AND([$Sheet1.R47]&gt;=[.R$23];[$Sheet1.R47]&lt;=[.R$24]);AND([$Sheet1.R47]&gt;=[.R$25];[$Sheet1.R47]&lt;=[.R$26]));0;1)" office:value-type="float" office:value="0" calcext:value-type="float">
            <text:p>0</text:p>
          </table:table-cell>
          <table:table-cell table:formula="of:=IF(OR(AND([$Sheet1.S47]&gt;=[.S$23];[$Sheet1.S47]&lt;=[.S$24]);AND([$Sheet1.S47]&gt;=[.S$25];[$Sheet1.S47]&lt;=[.S$26]));0;1)" office:value-type="float" office:value="0" calcext:value-type="float">
            <text:p>0</text:p>
          </table:table-cell>
          <table:table-cell table:formula="of:=IF(OR(AND([$Sheet1.T47]&gt;=[.T$23];[$Sheet1.T47]&lt;=[.T$24]);AND([$Sheet1.T47]&gt;=[.T$25];[$Sheet1.T47]&lt;=[.T$26]));0;1)" office:value-type="float" office:value="0" calcext:value-type="float">
            <text:p>0</text:p>
          </table:table-cell>
          <table:table-cell table:formula="of:=IF(OR(AND([$Sheet1.U47]&gt;=[.U$23];[$Sheet1.U47]&lt;=[.U$24]);AND([$Sheet1.U47]&gt;=[.U$25];[$Sheet1.U4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8]&gt;=[.B$23];[$Sheet1.B48]&lt;=[.B$24]);AND([$Sheet1.B48]&gt;=[.B$25];[$Sheet1.B48]&lt;=[.B$26]));0;1)" office:value-type="float" office:value="0" calcext:value-type="float">
            <text:p>0</text:p>
          </table:table-cell>
          <table:table-cell table:formula="of:=IF(OR(AND([$Sheet1.C48]&gt;=[.C$23];[$Sheet1.C48]&lt;=[.C$24]);AND([$Sheet1.C48]&gt;=[.C$25];[$Sheet1.C48]&lt;=[.C$26]));0;1)" office:value-type="float" office:value="0" calcext:value-type="float">
            <text:p>0</text:p>
          </table:table-cell>
          <table:table-cell table:formula="of:=IF(OR(AND([$Sheet1.D48]&gt;=[.D$23];[$Sheet1.D48]&lt;=[.D$24]);AND([$Sheet1.D48]&gt;=[.D$25];[$Sheet1.D48]&lt;=[.D$26]));0;1)" office:value-type="float" office:value="0" calcext:value-type="float">
            <text:p>0</text:p>
          </table:table-cell>
          <table:table-cell table:formula="of:=IF(OR(AND([$Sheet1.E48]&gt;=[.E$23];[$Sheet1.E48]&lt;=[.E$24]);AND([$Sheet1.E48]&gt;=[.E$25];[$Sheet1.E48]&lt;=[.E$26]));0;1)" office:value-type="float" office:value="0" calcext:value-type="float">
            <text:p>0</text:p>
          </table:table-cell>
          <table:table-cell table:formula="of:=IF(OR(AND([$Sheet1.F48]&gt;=[.F$23];[$Sheet1.F48]&lt;=[.F$24]);AND([$Sheet1.F48]&gt;=[.F$25];[$Sheet1.F48]&lt;=[.F$26]));0;1)" office:value-type="float" office:value="0" calcext:value-type="float">
            <text:p>0</text:p>
          </table:table-cell>
          <table:table-cell table:formula="of:=IF(OR(AND([$Sheet1.G48]&gt;=[.G$23];[$Sheet1.G48]&lt;=[.G$24]);AND([$Sheet1.G48]&gt;=[.G$25];[$Sheet1.G48]&lt;=[.G$26]));0;1)" office:value-type="float" office:value="0" calcext:value-type="float">
            <text:p>0</text:p>
          </table:table-cell>
          <table:table-cell table:formula="of:=IF(OR(AND([$Sheet1.H48]&gt;=[.H$23];[$Sheet1.H48]&lt;=[.H$24]);AND([$Sheet1.H48]&gt;=[.H$25];[$Sheet1.H48]&lt;=[.H$26]));0;1)" office:value-type="float" office:value="0" calcext:value-type="float">
            <text:p>0</text:p>
          </table:table-cell>
          <table:table-cell table:formula="of:=IF(OR(AND([$Sheet1.I48]&gt;=[.I$23];[$Sheet1.I48]&lt;=[.I$24]);AND([$Sheet1.I48]&gt;=[.I$25];[$Sheet1.I48]&lt;=[.I$26]));0;1)" office:value-type="float" office:value="0" calcext:value-type="float">
            <text:p>0</text:p>
          </table:table-cell>
          <table:table-cell table:formula="of:=IF(OR(AND([$Sheet1.J48]&gt;=[.J$23];[$Sheet1.J48]&lt;=[.J$24]);AND([$Sheet1.J48]&gt;=[.J$25];[$Sheet1.J48]&lt;=[.J$26]));0;1)" office:value-type="float" office:value="0" calcext:value-type="float">
            <text:p>0</text:p>
          </table:table-cell>
          <table:table-cell table:formula="of:=IF(OR(AND([$Sheet1.K48]&gt;=[.K$23];[$Sheet1.K48]&lt;=[.K$24]);AND([$Sheet1.K48]&gt;=[.K$25];[$Sheet1.K48]&lt;=[.K$26]));0;1)" office:value-type="float" office:value="0" calcext:value-type="float">
            <text:p>0</text:p>
          </table:table-cell>
          <table:table-cell table:formula="of:=IF(OR(AND([$Sheet1.L48]&gt;=[.L$23];[$Sheet1.L48]&lt;=[.L$24]);AND([$Sheet1.L48]&gt;=[.L$25];[$Sheet1.L48]&lt;=[.L$26]));0;1)" office:value-type="float" office:value="0" calcext:value-type="float">
            <text:p>0</text:p>
          </table:table-cell>
          <table:table-cell table:formula="of:=IF(OR(AND([$Sheet1.M48]&gt;=[.M$23];[$Sheet1.M48]&lt;=[.M$24]);AND([$Sheet1.M48]&gt;=[.M$25];[$Sheet1.M48]&lt;=[.M$26]));0;1)" office:value-type="float" office:value="0" calcext:value-type="float">
            <text:p>0</text:p>
          </table:table-cell>
          <table:table-cell table:formula="of:=IF(OR(AND([$Sheet1.N48]&gt;=[.N$23];[$Sheet1.N48]&lt;=[.N$24]);AND([$Sheet1.N48]&gt;=[.N$25];[$Sheet1.N48]&lt;=[.N$26]));0;1)" office:value-type="float" office:value="0" calcext:value-type="float">
            <text:p>0</text:p>
          </table:table-cell>
          <table:table-cell table:formula="of:=IF(OR(AND([$Sheet1.O48]&gt;=[.O$23];[$Sheet1.O48]&lt;=[.O$24]);AND([$Sheet1.O48]&gt;=[.O$25];[$Sheet1.O48]&lt;=[.O$26]));0;1)" office:value-type="float" office:value="0" calcext:value-type="float">
            <text:p>0</text:p>
          </table:table-cell>
          <table:table-cell table:formula="of:=IF(OR(AND([$Sheet1.P48]&gt;=[.P$23];[$Sheet1.P48]&lt;=[.P$24]);AND([$Sheet1.P48]&gt;=[.P$25];[$Sheet1.P48]&lt;=[.P$26]));0;1)" office:value-type="float" office:value="0" calcext:value-type="float">
            <text:p>0</text:p>
          </table:table-cell>
          <table:table-cell table:formula="of:=IF(OR(AND([$Sheet1.Q48]&gt;=[.Q$23];[$Sheet1.Q48]&lt;=[.Q$24]);AND([$Sheet1.Q48]&gt;=[.Q$25];[$Sheet1.Q48]&lt;=[.Q$26]));0;1)" office:value-type="float" office:value="0" calcext:value-type="float">
            <text:p>0</text:p>
          </table:table-cell>
          <table:table-cell table:formula="of:=IF(OR(AND([$Sheet1.R48]&gt;=[.R$23];[$Sheet1.R48]&lt;=[.R$24]);AND([$Sheet1.R48]&gt;=[.R$25];[$Sheet1.R48]&lt;=[.R$26]));0;1)" office:value-type="float" office:value="0" calcext:value-type="float">
            <text:p>0</text:p>
          </table:table-cell>
          <table:table-cell table:formula="of:=IF(OR(AND([$Sheet1.S48]&gt;=[.S$23];[$Sheet1.S48]&lt;=[.S$24]);AND([$Sheet1.S48]&gt;=[.S$25];[$Sheet1.S48]&lt;=[.S$26]));0;1)" office:value-type="float" office:value="0" calcext:value-type="float">
            <text:p>0</text:p>
          </table:table-cell>
          <table:table-cell table:formula="of:=IF(OR(AND([$Sheet1.T48]&gt;=[.T$23];[$Sheet1.T48]&lt;=[.T$24]);AND([$Sheet1.T48]&gt;=[.T$25];[$Sheet1.T48]&lt;=[.T$26]));0;1)" office:value-type="float" office:value="0" calcext:value-type="float">
            <text:p>0</text:p>
          </table:table-cell>
          <table:table-cell table:formula="of:=IF(OR(AND([$Sheet1.U48]&gt;=[.U$23];[$Sheet1.U48]&lt;=[.U$24]);AND([$Sheet1.U48]&gt;=[.U$25];[$Sheet1.U4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49]&gt;=[.B$23];[$Sheet1.B49]&lt;=[.B$24]);AND([$Sheet1.B49]&gt;=[.B$25];[$Sheet1.B49]&lt;=[.B$26]));0;1)" office:value-type="float" office:value="0" calcext:value-type="float">
            <text:p>0</text:p>
          </table:table-cell>
          <table:table-cell table:formula="of:=IF(OR(AND([$Sheet1.C49]&gt;=[.C$23];[$Sheet1.C49]&lt;=[.C$24]);AND([$Sheet1.C49]&gt;=[.C$25];[$Sheet1.C49]&lt;=[.C$26]));0;1)" office:value-type="float" office:value="0" calcext:value-type="float">
            <text:p>0</text:p>
          </table:table-cell>
          <table:table-cell table:formula="of:=IF(OR(AND([$Sheet1.D49]&gt;=[.D$23];[$Sheet1.D49]&lt;=[.D$24]);AND([$Sheet1.D49]&gt;=[.D$25];[$Sheet1.D49]&lt;=[.D$26]));0;1)" office:value-type="float" office:value="0" calcext:value-type="float">
            <text:p>0</text:p>
          </table:table-cell>
          <table:table-cell table:formula="of:=IF(OR(AND([$Sheet1.E49]&gt;=[.E$23];[$Sheet1.E49]&lt;=[.E$24]);AND([$Sheet1.E49]&gt;=[.E$25];[$Sheet1.E49]&lt;=[.E$26]));0;1)" office:value-type="float" office:value="0" calcext:value-type="float">
            <text:p>0</text:p>
          </table:table-cell>
          <table:table-cell table:formula="of:=IF(OR(AND([$Sheet1.F49]&gt;=[.F$23];[$Sheet1.F49]&lt;=[.F$24]);AND([$Sheet1.F49]&gt;=[.F$25];[$Sheet1.F49]&lt;=[.F$26]));0;1)" office:value-type="float" office:value="0" calcext:value-type="float">
            <text:p>0</text:p>
          </table:table-cell>
          <table:table-cell table:formula="of:=IF(OR(AND([$Sheet1.G49]&gt;=[.G$23];[$Sheet1.G49]&lt;=[.G$24]);AND([$Sheet1.G49]&gt;=[.G$25];[$Sheet1.G49]&lt;=[.G$26]));0;1)" office:value-type="float" office:value="0" calcext:value-type="float">
            <text:p>0</text:p>
          </table:table-cell>
          <table:table-cell table:formula="of:=IF(OR(AND([$Sheet1.H49]&gt;=[.H$23];[$Sheet1.H49]&lt;=[.H$24]);AND([$Sheet1.H49]&gt;=[.H$25];[$Sheet1.H49]&lt;=[.H$26]));0;1)" office:value-type="float" office:value="0" calcext:value-type="float">
            <text:p>0</text:p>
          </table:table-cell>
          <table:table-cell table:formula="of:=IF(OR(AND([$Sheet1.I49]&gt;=[.I$23];[$Sheet1.I49]&lt;=[.I$24]);AND([$Sheet1.I49]&gt;=[.I$25];[$Sheet1.I49]&lt;=[.I$26]));0;1)" office:value-type="float" office:value="0" calcext:value-type="float">
            <text:p>0</text:p>
          </table:table-cell>
          <table:table-cell table:formula="of:=IF(OR(AND([$Sheet1.J49]&gt;=[.J$23];[$Sheet1.J49]&lt;=[.J$24]);AND([$Sheet1.J49]&gt;=[.J$25];[$Sheet1.J49]&lt;=[.J$26]));0;1)" office:value-type="float" office:value="0" calcext:value-type="float">
            <text:p>0</text:p>
          </table:table-cell>
          <table:table-cell table:formula="of:=IF(OR(AND([$Sheet1.K49]&gt;=[.K$23];[$Sheet1.K49]&lt;=[.K$24]);AND([$Sheet1.K49]&gt;=[.K$25];[$Sheet1.K49]&lt;=[.K$26]));0;1)" office:value-type="float" office:value="0" calcext:value-type="float">
            <text:p>0</text:p>
          </table:table-cell>
          <table:table-cell table:formula="of:=IF(OR(AND([$Sheet1.L49]&gt;=[.L$23];[$Sheet1.L49]&lt;=[.L$24]);AND([$Sheet1.L49]&gt;=[.L$25];[$Sheet1.L49]&lt;=[.L$26]));0;1)" office:value-type="float" office:value="0" calcext:value-type="float">
            <text:p>0</text:p>
          </table:table-cell>
          <table:table-cell table:formula="of:=IF(OR(AND([$Sheet1.M49]&gt;=[.M$23];[$Sheet1.M49]&lt;=[.M$24]);AND([$Sheet1.M49]&gt;=[.M$25];[$Sheet1.M49]&lt;=[.M$26]));0;1)" office:value-type="float" office:value="0" calcext:value-type="float">
            <text:p>0</text:p>
          </table:table-cell>
          <table:table-cell table:formula="of:=IF(OR(AND([$Sheet1.N49]&gt;=[.N$23];[$Sheet1.N49]&lt;=[.N$24]);AND([$Sheet1.N49]&gt;=[.N$25];[$Sheet1.N49]&lt;=[.N$26]));0;1)" office:value-type="float" office:value="0" calcext:value-type="float">
            <text:p>0</text:p>
          </table:table-cell>
          <table:table-cell table:formula="of:=IF(OR(AND([$Sheet1.O49]&gt;=[.O$23];[$Sheet1.O49]&lt;=[.O$24]);AND([$Sheet1.O49]&gt;=[.O$25];[$Sheet1.O49]&lt;=[.O$26]));0;1)" office:value-type="float" office:value="0" calcext:value-type="float">
            <text:p>0</text:p>
          </table:table-cell>
          <table:table-cell table:formula="of:=IF(OR(AND([$Sheet1.P49]&gt;=[.P$23];[$Sheet1.P49]&lt;=[.P$24]);AND([$Sheet1.P49]&gt;=[.P$25];[$Sheet1.P49]&lt;=[.P$26]));0;1)" office:value-type="float" office:value="0" calcext:value-type="float">
            <text:p>0</text:p>
          </table:table-cell>
          <table:table-cell table:formula="of:=IF(OR(AND([$Sheet1.Q49]&gt;=[.Q$23];[$Sheet1.Q49]&lt;=[.Q$24]);AND([$Sheet1.Q49]&gt;=[.Q$25];[$Sheet1.Q49]&lt;=[.Q$26]));0;1)" office:value-type="float" office:value="0" calcext:value-type="float">
            <text:p>0</text:p>
          </table:table-cell>
          <table:table-cell table:formula="of:=IF(OR(AND([$Sheet1.R49]&gt;=[.R$23];[$Sheet1.R49]&lt;=[.R$24]);AND([$Sheet1.R49]&gt;=[.R$25];[$Sheet1.R49]&lt;=[.R$26]));0;1)" office:value-type="float" office:value="0" calcext:value-type="float">
            <text:p>0</text:p>
          </table:table-cell>
          <table:table-cell table:formula="of:=IF(OR(AND([$Sheet1.S49]&gt;=[.S$23];[$Sheet1.S49]&lt;=[.S$24]);AND([$Sheet1.S49]&gt;=[.S$25];[$Sheet1.S49]&lt;=[.S$26]));0;1)" office:value-type="float" office:value="0" calcext:value-type="float">
            <text:p>0</text:p>
          </table:table-cell>
          <table:table-cell table:formula="of:=IF(OR(AND([$Sheet1.T49]&gt;=[.T$23];[$Sheet1.T49]&lt;=[.T$24]);AND([$Sheet1.T49]&gt;=[.T$25];[$Sheet1.T49]&lt;=[.T$26]));0;1)" office:value-type="float" office:value="0" calcext:value-type="float">
            <text:p>0</text:p>
          </table:table-cell>
          <table:table-cell table:formula="of:=IF(OR(AND([$Sheet1.U49]&gt;=[.U$23];[$Sheet1.U49]&lt;=[.U$24]);AND([$Sheet1.U49]&gt;=[.U$25];[$Sheet1.U4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0]&gt;=[.B$23];[$Sheet1.B50]&lt;=[.B$24]);AND([$Sheet1.B50]&gt;=[.B$25];[$Sheet1.B50]&lt;=[.B$26]));0;1)" office:value-type="float" office:value="0" calcext:value-type="float">
            <text:p>0</text:p>
          </table:table-cell>
          <table:table-cell table:formula="of:=IF(OR(AND([$Sheet1.C50]&gt;=[.C$23];[$Sheet1.C50]&lt;=[.C$24]);AND([$Sheet1.C50]&gt;=[.C$25];[$Sheet1.C50]&lt;=[.C$26]));0;1)" office:value-type="float" office:value="0" calcext:value-type="float">
            <text:p>0</text:p>
          </table:table-cell>
          <table:table-cell table:formula="of:=IF(OR(AND([$Sheet1.D50]&gt;=[.D$23];[$Sheet1.D50]&lt;=[.D$24]);AND([$Sheet1.D50]&gt;=[.D$25];[$Sheet1.D50]&lt;=[.D$26]));0;1)" office:value-type="float" office:value="0" calcext:value-type="float">
            <text:p>0</text:p>
          </table:table-cell>
          <table:table-cell table:formula="of:=IF(OR(AND([$Sheet1.E50]&gt;=[.E$23];[$Sheet1.E50]&lt;=[.E$24]);AND([$Sheet1.E50]&gt;=[.E$25];[$Sheet1.E50]&lt;=[.E$26]));0;1)" office:value-type="float" office:value="0" calcext:value-type="float">
            <text:p>0</text:p>
          </table:table-cell>
          <table:table-cell table:formula="of:=IF(OR(AND([$Sheet1.F50]&gt;=[.F$23];[$Sheet1.F50]&lt;=[.F$24]);AND([$Sheet1.F50]&gt;=[.F$25];[$Sheet1.F50]&lt;=[.F$26]));0;1)" office:value-type="float" office:value="0" calcext:value-type="float">
            <text:p>0</text:p>
          </table:table-cell>
          <table:table-cell table:formula="of:=IF(OR(AND([$Sheet1.G50]&gt;=[.G$23];[$Sheet1.G50]&lt;=[.G$24]);AND([$Sheet1.G50]&gt;=[.G$25];[$Sheet1.G50]&lt;=[.G$26]));0;1)" office:value-type="float" office:value="0" calcext:value-type="float">
            <text:p>0</text:p>
          </table:table-cell>
          <table:table-cell table:formula="of:=IF(OR(AND([$Sheet1.H50]&gt;=[.H$23];[$Sheet1.H50]&lt;=[.H$24]);AND([$Sheet1.H50]&gt;=[.H$25];[$Sheet1.H50]&lt;=[.H$26]));0;1)" office:value-type="float" office:value="0" calcext:value-type="float">
            <text:p>0</text:p>
          </table:table-cell>
          <table:table-cell table:formula="of:=IF(OR(AND([$Sheet1.I50]&gt;=[.I$23];[$Sheet1.I50]&lt;=[.I$24]);AND([$Sheet1.I50]&gt;=[.I$25];[$Sheet1.I50]&lt;=[.I$26]));0;1)" office:value-type="float" office:value="0" calcext:value-type="float">
            <text:p>0</text:p>
          </table:table-cell>
          <table:table-cell table:formula="of:=IF(OR(AND([$Sheet1.J50]&gt;=[.J$23];[$Sheet1.J50]&lt;=[.J$24]);AND([$Sheet1.J50]&gt;=[.J$25];[$Sheet1.J50]&lt;=[.J$26]));0;1)" office:value-type="float" office:value="0" calcext:value-type="float">
            <text:p>0</text:p>
          </table:table-cell>
          <table:table-cell table:formula="of:=IF(OR(AND([$Sheet1.K50]&gt;=[.K$23];[$Sheet1.K50]&lt;=[.K$24]);AND([$Sheet1.K50]&gt;=[.K$25];[$Sheet1.K50]&lt;=[.K$26]));0;1)" office:value-type="float" office:value="0" calcext:value-type="float">
            <text:p>0</text:p>
          </table:table-cell>
          <table:table-cell table:formula="of:=IF(OR(AND([$Sheet1.L50]&gt;=[.L$23];[$Sheet1.L50]&lt;=[.L$24]);AND([$Sheet1.L50]&gt;=[.L$25];[$Sheet1.L50]&lt;=[.L$26]));0;1)" office:value-type="float" office:value="0" calcext:value-type="float">
            <text:p>0</text:p>
          </table:table-cell>
          <table:table-cell table:formula="of:=IF(OR(AND([$Sheet1.M50]&gt;=[.M$23];[$Sheet1.M50]&lt;=[.M$24]);AND([$Sheet1.M50]&gt;=[.M$25];[$Sheet1.M50]&lt;=[.M$26]));0;1)" office:value-type="float" office:value="0" calcext:value-type="float">
            <text:p>0</text:p>
          </table:table-cell>
          <table:table-cell table:formula="of:=IF(OR(AND([$Sheet1.N50]&gt;=[.N$23];[$Sheet1.N50]&lt;=[.N$24]);AND([$Sheet1.N50]&gt;=[.N$25];[$Sheet1.N50]&lt;=[.N$26]));0;1)" office:value-type="float" office:value="0" calcext:value-type="float">
            <text:p>0</text:p>
          </table:table-cell>
          <table:table-cell table:formula="of:=IF(OR(AND([$Sheet1.O50]&gt;=[.O$23];[$Sheet1.O50]&lt;=[.O$24]);AND([$Sheet1.O50]&gt;=[.O$25];[$Sheet1.O50]&lt;=[.O$26]));0;1)" office:value-type="float" office:value="0" calcext:value-type="float">
            <text:p>0</text:p>
          </table:table-cell>
          <table:table-cell table:formula="of:=IF(OR(AND([$Sheet1.P50]&gt;=[.P$23];[$Sheet1.P50]&lt;=[.P$24]);AND([$Sheet1.P50]&gt;=[.P$25];[$Sheet1.P50]&lt;=[.P$26]));0;1)" office:value-type="float" office:value="0" calcext:value-type="float">
            <text:p>0</text:p>
          </table:table-cell>
          <table:table-cell table:formula="of:=IF(OR(AND([$Sheet1.Q50]&gt;=[.Q$23];[$Sheet1.Q50]&lt;=[.Q$24]);AND([$Sheet1.Q50]&gt;=[.Q$25];[$Sheet1.Q50]&lt;=[.Q$26]));0;1)" office:value-type="float" office:value="0" calcext:value-type="float">
            <text:p>0</text:p>
          </table:table-cell>
          <table:table-cell table:formula="of:=IF(OR(AND([$Sheet1.R50]&gt;=[.R$23];[$Sheet1.R50]&lt;=[.R$24]);AND([$Sheet1.R50]&gt;=[.R$25];[$Sheet1.R50]&lt;=[.R$26]));0;1)" office:value-type="float" office:value="0" calcext:value-type="float">
            <text:p>0</text:p>
          </table:table-cell>
          <table:table-cell table:formula="of:=IF(OR(AND([$Sheet1.S50]&gt;=[.S$23];[$Sheet1.S50]&lt;=[.S$24]);AND([$Sheet1.S50]&gt;=[.S$25];[$Sheet1.S50]&lt;=[.S$26]));0;1)" office:value-type="float" office:value="0" calcext:value-type="float">
            <text:p>0</text:p>
          </table:table-cell>
          <table:table-cell table:formula="of:=IF(OR(AND([$Sheet1.T50]&gt;=[.T$23];[$Sheet1.T50]&lt;=[.T$24]);AND([$Sheet1.T50]&gt;=[.T$25];[$Sheet1.T50]&lt;=[.T$26]));0;1)" office:value-type="float" office:value="0" calcext:value-type="float">
            <text:p>0</text:p>
          </table:table-cell>
          <table:table-cell table:formula="of:=IF(OR(AND([$Sheet1.U50]&gt;=[.U$23];[$Sheet1.U50]&lt;=[.U$24]);AND([$Sheet1.U50]&gt;=[.U$25];[$Sheet1.U5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1]&gt;=[.B$23];[$Sheet1.B51]&lt;=[.B$24]);AND([$Sheet1.B51]&gt;=[.B$25];[$Sheet1.B51]&lt;=[.B$26]));0;1)" office:value-type="float" office:value="0" calcext:value-type="float">
            <text:p>0</text:p>
          </table:table-cell>
          <table:table-cell table:formula="of:=IF(OR(AND([$Sheet1.C51]&gt;=[.C$23];[$Sheet1.C51]&lt;=[.C$24]);AND([$Sheet1.C51]&gt;=[.C$25];[$Sheet1.C51]&lt;=[.C$26]));0;1)" office:value-type="float" office:value="0" calcext:value-type="float">
            <text:p>0</text:p>
          </table:table-cell>
          <table:table-cell table:formula="of:=IF(OR(AND([$Sheet1.D51]&gt;=[.D$23];[$Sheet1.D51]&lt;=[.D$24]);AND([$Sheet1.D51]&gt;=[.D$25];[$Sheet1.D51]&lt;=[.D$26]));0;1)" office:value-type="float" office:value="0" calcext:value-type="float">
            <text:p>0</text:p>
          </table:table-cell>
          <table:table-cell table:formula="of:=IF(OR(AND([$Sheet1.E51]&gt;=[.E$23];[$Sheet1.E51]&lt;=[.E$24]);AND([$Sheet1.E51]&gt;=[.E$25];[$Sheet1.E51]&lt;=[.E$26]));0;1)" office:value-type="float" office:value="0" calcext:value-type="float">
            <text:p>0</text:p>
          </table:table-cell>
          <table:table-cell table:formula="of:=IF(OR(AND([$Sheet1.F51]&gt;=[.F$23];[$Sheet1.F51]&lt;=[.F$24]);AND([$Sheet1.F51]&gt;=[.F$25];[$Sheet1.F51]&lt;=[.F$26]));0;1)" office:value-type="float" office:value="0" calcext:value-type="float">
            <text:p>0</text:p>
          </table:table-cell>
          <table:table-cell table:formula="of:=IF(OR(AND([$Sheet1.G51]&gt;=[.G$23];[$Sheet1.G51]&lt;=[.G$24]);AND([$Sheet1.G51]&gt;=[.G$25];[$Sheet1.G51]&lt;=[.G$26]));0;1)" office:value-type="float" office:value="0" calcext:value-type="float">
            <text:p>0</text:p>
          </table:table-cell>
          <table:table-cell table:formula="of:=IF(OR(AND([$Sheet1.H51]&gt;=[.H$23];[$Sheet1.H51]&lt;=[.H$24]);AND([$Sheet1.H51]&gt;=[.H$25];[$Sheet1.H51]&lt;=[.H$26]));0;1)" office:value-type="float" office:value="0" calcext:value-type="float">
            <text:p>0</text:p>
          </table:table-cell>
          <table:table-cell table:formula="of:=IF(OR(AND([$Sheet1.I51]&gt;=[.I$23];[$Sheet1.I51]&lt;=[.I$24]);AND([$Sheet1.I51]&gt;=[.I$25];[$Sheet1.I51]&lt;=[.I$26]));0;1)" office:value-type="float" office:value="0" calcext:value-type="float">
            <text:p>0</text:p>
          </table:table-cell>
          <table:table-cell table:formula="of:=IF(OR(AND([$Sheet1.J51]&gt;=[.J$23];[$Sheet1.J51]&lt;=[.J$24]);AND([$Sheet1.J51]&gt;=[.J$25];[$Sheet1.J51]&lt;=[.J$26]));0;1)" office:value-type="float" office:value="0" calcext:value-type="float">
            <text:p>0</text:p>
          </table:table-cell>
          <table:table-cell table:formula="of:=IF(OR(AND([$Sheet1.K51]&gt;=[.K$23];[$Sheet1.K51]&lt;=[.K$24]);AND([$Sheet1.K51]&gt;=[.K$25];[$Sheet1.K51]&lt;=[.K$26]));0;1)" office:value-type="float" office:value="0" calcext:value-type="float">
            <text:p>0</text:p>
          </table:table-cell>
          <table:table-cell table:formula="of:=IF(OR(AND([$Sheet1.L51]&gt;=[.L$23];[$Sheet1.L51]&lt;=[.L$24]);AND([$Sheet1.L51]&gt;=[.L$25];[$Sheet1.L51]&lt;=[.L$26]));0;1)" office:value-type="float" office:value="0" calcext:value-type="float">
            <text:p>0</text:p>
          </table:table-cell>
          <table:table-cell table:formula="of:=IF(OR(AND([$Sheet1.M51]&gt;=[.M$23];[$Sheet1.M51]&lt;=[.M$24]);AND([$Sheet1.M51]&gt;=[.M$25];[$Sheet1.M51]&lt;=[.M$26]));0;1)" office:value-type="float" office:value="0" calcext:value-type="float">
            <text:p>0</text:p>
          </table:table-cell>
          <table:table-cell table:formula="of:=IF(OR(AND([$Sheet1.N51]&gt;=[.N$23];[$Sheet1.N51]&lt;=[.N$24]);AND([$Sheet1.N51]&gt;=[.N$25];[$Sheet1.N51]&lt;=[.N$26]));0;1)" office:value-type="float" office:value="0" calcext:value-type="float">
            <text:p>0</text:p>
          </table:table-cell>
          <table:table-cell table:formula="of:=IF(OR(AND([$Sheet1.O51]&gt;=[.O$23];[$Sheet1.O51]&lt;=[.O$24]);AND([$Sheet1.O51]&gt;=[.O$25];[$Sheet1.O51]&lt;=[.O$26]));0;1)" office:value-type="float" office:value="0" calcext:value-type="float">
            <text:p>0</text:p>
          </table:table-cell>
          <table:table-cell table:formula="of:=IF(OR(AND([$Sheet1.P51]&gt;=[.P$23];[$Sheet1.P51]&lt;=[.P$24]);AND([$Sheet1.P51]&gt;=[.P$25];[$Sheet1.P51]&lt;=[.P$26]));0;1)" office:value-type="float" office:value="0" calcext:value-type="float">
            <text:p>0</text:p>
          </table:table-cell>
          <table:table-cell table:formula="of:=IF(OR(AND([$Sheet1.Q51]&gt;=[.Q$23];[$Sheet1.Q51]&lt;=[.Q$24]);AND([$Sheet1.Q51]&gt;=[.Q$25];[$Sheet1.Q51]&lt;=[.Q$26]));0;1)" office:value-type="float" office:value="0" calcext:value-type="float">
            <text:p>0</text:p>
          </table:table-cell>
          <table:table-cell table:formula="of:=IF(OR(AND([$Sheet1.R51]&gt;=[.R$23];[$Sheet1.R51]&lt;=[.R$24]);AND([$Sheet1.R51]&gt;=[.R$25];[$Sheet1.R51]&lt;=[.R$26]));0;1)" office:value-type="float" office:value="0" calcext:value-type="float">
            <text:p>0</text:p>
          </table:table-cell>
          <table:table-cell table:formula="of:=IF(OR(AND([$Sheet1.S51]&gt;=[.S$23];[$Sheet1.S51]&lt;=[.S$24]);AND([$Sheet1.S51]&gt;=[.S$25];[$Sheet1.S51]&lt;=[.S$26]));0;1)" office:value-type="float" office:value="0" calcext:value-type="float">
            <text:p>0</text:p>
          </table:table-cell>
          <table:table-cell table:formula="of:=IF(OR(AND([$Sheet1.T51]&gt;=[.T$23];[$Sheet1.T51]&lt;=[.T$24]);AND([$Sheet1.T51]&gt;=[.T$25];[$Sheet1.T51]&lt;=[.T$26]));0;1)" office:value-type="float" office:value="0" calcext:value-type="float">
            <text:p>0</text:p>
          </table:table-cell>
          <table:table-cell table:formula="of:=IF(OR(AND([$Sheet1.U51]&gt;=[.U$23];[$Sheet1.U51]&lt;=[.U$24]);AND([$Sheet1.U51]&gt;=[.U$25];[$Sheet1.U5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2]&gt;=[.B$23];[$Sheet1.B52]&lt;=[.B$24]);AND([$Sheet1.B52]&gt;=[.B$25];[$Sheet1.B52]&lt;=[.B$26]));0;1)" office:value-type="float" office:value="0" calcext:value-type="float">
            <text:p>0</text:p>
          </table:table-cell>
          <table:table-cell table:formula="of:=IF(OR(AND([$Sheet1.C52]&gt;=[.C$23];[$Sheet1.C52]&lt;=[.C$24]);AND([$Sheet1.C52]&gt;=[.C$25];[$Sheet1.C52]&lt;=[.C$26]));0;1)" office:value-type="float" office:value="0" calcext:value-type="float">
            <text:p>0</text:p>
          </table:table-cell>
          <table:table-cell table:formula="of:=IF(OR(AND([$Sheet1.D52]&gt;=[.D$23];[$Sheet1.D52]&lt;=[.D$24]);AND([$Sheet1.D52]&gt;=[.D$25];[$Sheet1.D52]&lt;=[.D$26]));0;1)" office:value-type="float" office:value="0" calcext:value-type="float">
            <text:p>0</text:p>
          </table:table-cell>
          <table:table-cell table:formula="of:=IF(OR(AND([$Sheet1.E52]&gt;=[.E$23];[$Sheet1.E52]&lt;=[.E$24]);AND([$Sheet1.E52]&gt;=[.E$25];[$Sheet1.E52]&lt;=[.E$26]));0;1)" office:value-type="float" office:value="0" calcext:value-type="float">
            <text:p>0</text:p>
          </table:table-cell>
          <table:table-cell table:formula="of:=IF(OR(AND([$Sheet1.F52]&gt;=[.F$23];[$Sheet1.F52]&lt;=[.F$24]);AND([$Sheet1.F52]&gt;=[.F$25];[$Sheet1.F52]&lt;=[.F$26]));0;1)" office:value-type="float" office:value="0" calcext:value-type="float">
            <text:p>0</text:p>
          </table:table-cell>
          <table:table-cell table:formula="of:=IF(OR(AND([$Sheet1.G52]&gt;=[.G$23];[$Sheet1.G52]&lt;=[.G$24]);AND([$Sheet1.G52]&gt;=[.G$25];[$Sheet1.G52]&lt;=[.G$26]));0;1)" office:value-type="float" office:value="0" calcext:value-type="float">
            <text:p>0</text:p>
          </table:table-cell>
          <table:table-cell table:formula="of:=IF(OR(AND([$Sheet1.H52]&gt;=[.H$23];[$Sheet1.H52]&lt;=[.H$24]);AND([$Sheet1.H52]&gt;=[.H$25];[$Sheet1.H52]&lt;=[.H$26]));0;1)" office:value-type="float" office:value="0" calcext:value-type="float">
            <text:p>0</text:p>
          </table:table-cell>
          <table:table-cell table:formula="of:=IF(OR(AND([$Sheet1.I52]&gt;=[.I$23];[$Sheet1.I52]&lt;=[.I$24]);AND([$Sheet1.I52]&gt;=[.I$25];[$Sheet1.I52]&lt;=[.I$26]));0;1)" office:value-type="float" office:value="0" calcext:value-type="float">
            <text:p>0</text:p>
          </table:table-cell>
          <table:table-cell table:formula="of:=IF(OR(AND([$Sheet1.J52]&gt;=[.J$23];[$Sheet1.J52]&lt;=[.J$24]);AND([$Sheet1.J52]&gt;=[.J$25];[$Sheet1.J52]&lt;=[.J$26]));0;1)" office:value-type="float" office:value="0" calcext:value-type="float">
            <text:p>0</text:p>
          </table:table-cell>
          <table:table-cell table:formula="of:=IF(OR(AND([$Sheet1.K52]&gt;=[.K$23];[$Sheet1.K52]&lt;=[.K$24]);AND([$Sheet1.K52]&gt;=[.K$25];[$Sheet1.K52]&lt;=[.K$26]));0;1)" office:value-type="float" office:value="0" calcext:value-type="float">
            <text:p>0</text:p>
          </table:table-cell>
          <table:table-cell table:formula="of:=IF(OR(AND([$Sheet1.L52]&gt;=[.L$23];[$Sheet1.L52]&lt;=[.L$24]);AND([$Sheet1.L52]&gt;=[.L$25];[$Sheet1.L52]&lt;=[.L$26]));0;1)" office:value-type="float" office:value="0" calcext:value-type="float">
            <text:p>0</text:p>
          </table:table-cell>
          <table:table-cell table:formula="of:=IF(OR(AND([$Sheet1.M52]&gt;=[.M$23];[$Sheet1.M52]&lt;=[.M$24]);AND([$Sheet1.M52]&gt;=[.M$25];[$Sheet1.M52]&lt;=[.M$26]));0;1)" office:value-type="float" office:value="0" calcext:value-type="float">
            <text:p>0</text:p>
          </table:table-cell>
          <table:table-cell table:formula="of:=IF(OR(AND([$Sheet1.N52]&gt;=[.N$23];[$Sheet1.N52]&lt;=[.N$24]);AND([$Sheet1.N52]&gt;=[.N$25];[$Sheet1.N52]&lt;=[.N$26]));0;1)" office:value-type="float" office:value="0" calcext:value-type="float">
            <text:p>0</text:p>
          </table:table-cell>
          <table:table-cell table:formula="of:=IF(OR(AND([$Sheet1.O52]&gt;=[.O$23];[$Sheet1.O52]&lt;=[.O$24]);AND([$Sheet1.O52]&gt;=[.O$25];[$Sheet1.O52]&lt;=[.O$26]));0;1)" office:value-type="float" office:value="0" calcext:value-type="float">
            <text:p>0</text:p>
          </table:table-cell>
          <table:table-cell table:formula="of:=IF(OR(AND([$Sheet1.P52]&gt;=[.P$23];[$Sheet1.P52]&lt;=[.P$24]);AND([$Sheet1.P52]&gt;=[.P$25];[$Sheet1.P52]&lt;=[.P$26]));0;1)" office:value-type="float" office:value="0" calcext:value-type="float">
            <text:p>0</text:p>
          </table:table-cell>
          <table:table-cell table:formula="of:=IF(OR(AND([$Sheet1.Q52]&gt;=[.Q$23];[$Sheet1.Q52]&lt;=[.Q$24]);AND([$Sheet1.Q52]&gt;=[.Q$25];[$Sheet1.Q52]&lt;=[.Q$26]));0;1)" office:value-type="float" office:value="0" calcext:value-type="float">
            <text:p>0</text:p>
          </table:table-cell>
          <table:table-cell table:formula="of:=IF(OR(AND([$Sheet1.R52]&gt;=[.R$23];[$Sheet1.R52]&lt;=[.R$24]);AND([$Sheet1.R52]&gt;=[.R$25];[$Sheet1.R52]&lt;=[.R$26]));0;1)" office:value-type="float" office:value="0" calcext:value-type="float">
            <text:p>0</text:p>
          </table:table-cell>
          <table:table-cell table:formula="of:=IF(OR(AND([$Sheet1.S52]&gt;=[.S$23];[$Sheet1.S52]&lt;=[.S$24]);AND([$Sheet1.S52]&gt;=[.S$25];[$Sheet1.S52]&lt;=[.S$26]));0;1)" office:value-type="float" office:value="0" calcext:value-type="float">
            <text:p>0</text:p>
          </table:table-cell>
          <table:table-cell table:formula="of:=IF(OR(AND([$Sheet1.T52]&gt;=[.T$23];[$Sheet1.T52]&lt;=[.T$24]);AND([$Sheet1.T52]&gt;=[.T$25];[$Sheet1.T52]&lt;=[.T$26]));0;1)" office:value-type="float" office:value="0" calcext:value-type="float">
            <text:p>0</text:p>
          </table:table-cell>
          <table:table-cell table:formula="of:=IF(OR(AND([$Sheet1.U52]&gt;=[.U$23];[$Sheet1.U52]&lt;=[.U$24]);AND([$Sheet1.U52]&gt;=[.U$25];[$Sheet1.U5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3]&gt;=[.B$23];[$Sheet1.B53]&lt;=[.B$24]);AND([$Sheet1.B53]&gt;=[.B$25];[$Sheet1.B53]&lt;=[.B$26]));0;1)" office:value-type="float" office:value="0" calcext:value-type="float">
            <text:p>0</text:p>
          </table:table-cell>
          <table:table-cell table:formula="of:=IF(OR(AND([$Sheet1.C53]&gt;=[.C$23];[$Sheet1.C53]&lt;=[.C$24]);AND([$Sheet1.C53]&gt;=[.C$25];[$Sheet1.C53]&lt;=[.C$26]));0;1)" office:value-type="float" office:value="0" calcext:value-type="float">
            <text:p>0</text:p>
          </table:table-cell>
          <table:table-cell table:formula="of:=IF(OR(AND([$Sheet1.D53]&gt;=[.D$23];[$Sheet1.D53]&lt;=[.D$24]);AND([$Sheet1.D53]&gt;=[.D$25];[$Sheet1.D53]&lt;=[.D$26]));0;1)" office:value-type="float" office:value="0" calcext:value-type="float">
            <text:p>0</text:p>
          </table:table-cell>
          <table:table-cell table:formula="of:=IF(OR(AND([$Sheet1.E53]&gt;=[.E$23];[$Sheet1.E53]&lt;=[.E$24]);AND([$Sheet1.E53]&gt;=[.E$25];[$Sheet1.E53]&lt;=[.E$26]));0;1)" office:value-type="float" office:value="0" calcext:value-type="float">
            <text:p>0</text:p>
          </table:table-cell>
          <table:table-cell table:formula="of:=IF(OR(AND([$Sheet1.F53]&gt;=[.F$23];[$Sheet1.F53]&lt;=[.F$24]);AND([$Sheet1.F53]&gt;=[.F$25];[$Sheet1.F53]&lt;=[.F$26]));0;1)" office:value-type="float" office:value="0" calcext:value-type="float">
            <text:p>0</text:p>
          </table:table-cell>
          <table:table-cell table:formula="of:=IF(OR(AND([$Sheet1.G53]&gt;=[.G$23];[$Sheet1.G53]&lt;=[.G$24]);AND([$Sheet1.G53]&gt;=[.G$25];[$Sheet1.G53]&lt;=[.G$26]));0;1)" office:value-type="float" office:value="0" calcext:value-type="float">
            <text:p>0</text:p>
          </table:table-cell>
          <table:table-cell table:formula="of:=IF(OR(AND([$Sheet1.H53]&gt;=[.H$23];[$Sheet1.H53]&lt;=[.H$24]);AND([$Sheet1.H53]&gt;=[.H$25];[$Sheet1.H53]&lt;=[.H$26]));0;1)" office:value-type="float" office:value="0" calcext:value-type="float">
            <text:p>0</text:p>
          </table:table-cell>
          <table:table-cell table:formula="of:=IF(OR(AND([$Sheet1.I53]&gt;=[.I$23];[$Sheet1.I53]&lt;=[.I$24]);AND([$Sheet1.I53]&gt;=[.I$25];[$Sheet1.I53]&lt;=[.I$26]));0;1)" office:value-type="float" office:value="0" calcext:value-type="float">
            <text:p>0</text:p>
          </table:table-cell>
          <table:table-cell table:formula="of:=IF(OR(AND([$Sheet1.J53]&gt;=[.J$23];[$Sheet1.J53]&lt;=[.J$24]);AND([$Sheet1.J53]&gt;=[.J$25];[$Sheet1.J53]&lt;=[.J$26]));0;1)" office:value-type="float" office:value="0" calcext:value-type="float">
            <text:p>0</text:p>
          </table:table-cell>
          <table:table-cell table:formula="of:=IF(OR(AND([$Sheet1.K53]&gt;=[.K$23];[$Sheet1.K53]&lt;=[.K$24]);AND([$Sheet1.K53]&gt;=[.K$25];[$Sheet1.K53]&lt;=[.K$26]));0;1)" office:value-type="float" office:value="0" calcext:value-type="float">
            <text:p>0</text:p>
          </table:table-cell>
          <table:table-cell table:formula="of:=IF(OR(AND([$Sheet1.L53]&gt;=[.L$23];[$Sheet1.L53]&lt;=[.L$24]);AND([$Sheet1.L53]&gt;=[.L$25];[$Sheet1.L53]&lt;=[.L$26]));0;1)" office:value-type="float" office:value="0" calcext:value-type="float">
            <text:p>0</text:p>
          </table:table-cell>
          <table:table-cell table:formula="of:=IF(OR(AND([$Sheet1.M53]&gt;=[.M$23];[$Sheet1.M53]&lt;=[.M$24]);AND([$Sheet1.M53]&gt;=[.M$25];[$Sheet1.M53]&lt;=[.M$26]));0;1)" office:value-type="float" office:value="0" calcext:value-type="float">
            <text:p>0</text:p>
          </table:table-cell>
          <table:table-cell table:formula="of:=IF(OR(AND([$Sheet1.N53]&gt;=[.N$23];[$Sheet1.N53]&lt;=[.N$24]);AND([$Sheet1.N53]&gt;=[.N$25];[$Sheet1.N53]&lt;=[.N$26]));0;1)" office:value-type="float" office:value="0" calcext:value-type="float">
            <text:p>0</text:p>
          </table:table-cell>
          <table:table-cell table:formula="of:=IF(OR(AND([$Sheet1.O53]&gt;=[.O$23];[$Sheet1.O53]&lt;=[.O$24]);AND([$Sheet1.O53]&gt;=[.O$25];[$Sheet1.O53]&lt;=[.O$26]));0;1)" office:value-type="float" office:value="0" calcext:value-type="float">
            <text:p>0</text:p>
          </table:table-cell>
          <table:table-cell table:formula="of:=IF(OR(AND([$Sheet1.P53]&gt;=[.P$23];[$Sheet1.P53]&lt;=[.P$24]);AND([$Sheet1.P53]&gt;=[.P$25];[$Sheet1.P53]&lt;=[.P$26]));0;1)" office:value-type="float" office:value="0" calcext:value-type="float">
            <text:p>0</text:p>
          </table:table-cell>
          <table:table-cell table:formula="of:=IF(OR(AND([$Sheet1.Q53]&gt;=[.Q$23];[$Sheet1.Q53]&lt;=[.Q$24]);AND([$Sheet1.Q53]&gt;=[.Q$25];[$Sheet1.Q53]&lt;=[.Q$26]));0;1)" office:value-type="float" office:value="0" calcext:value-type="float">
            <text:p>0</text:p>
          </table:table-cell>
          <table:table-cell table:formula="of:=IF(OR(AND([$Sheet1.R53]&gt;=[.R$23];[$Sheet1.R53]&lt;=[.R$24]);AND([$Sheet1.R53]&gt;=[.R$25];[$Sheet1.R53]&lt;=[.R$26]));0;1)" office:value-type="float" office:value="0" calcext:value-type="float">
            <text:p>0</text:p>
          </table:table-cell>
          <table:table-cell table:formula="of:=IF(OR(AND([$Sheet1.S53]&gt;=[.S$23];[$Sheet1.S53]&lt;=[.S$24]);AND([$Sheet1.S53]&gt;=[.S$25];[$Sheet1.S53]&lt;=[.S$26]));0;1)" office:value-type="float" office:value="0" calcext:value-type="float">
            <text:p>0</text:p>
          </table:table-cell>
          <table:table-cell table:formula="of:=IF(OR(AND([$Sheet1.T53]&gt;=[.T$23];[$Sheet1.T53]&lt;=[.T$24]);AND([$Sheet1.T53]&gt;=[.T$25];[$Sheet1.T53]&lt;=[.T$26]));0;1)" office:value-type="float" office:value="0" calcext:value-type="float">
            <text:p>0</text:p>
          </table:table-cell>
          <table:table-cell table:formula="of:=IF(OR(AND([$Sheet1.U53]&gt;=[.U$23];[$Sheet1.U53]&lt;=[.U$24]);AND([$Sheet1.U53]&gt;=[.U$25];[$Sheet1.U5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4]&gt;=[.B$23];[$Sheet1.B54]&lt;=[.B$24]);AND([$Sheet1.B54]&gt;=[.B$25];[$Sheet1.B54]&lt;=[.B$26]));0;1)" office:value-type="float" office:value="0" calcext:value-type="float">
            <text:p>0</text:p>
          </table:table-cell>
          <table:table-cell table:formula="of:=IF(OR(AND([$Sheet1.C54]&gt;=[.C$23];[$Sheet1.C54]&lt;=[.C$24]);AND([$Sheet1.C54]&gt;=[.C$25];[$Sheet1.C54]&lt;=[.C$26]));0;1)" office:value-type="float" office:value="0" calcext:value-type="float">
            <text:p>0</text:p>
          </table:table-cell>
          <table:table-cell table:formula="of:=IF(OR(AND([$Sheet1.D54]&gt;=[.D$23];[$Sheet1.D54]&lt;=[.D$24]);AND([$Sheet1.D54]&gt;=[.D$25];[$Sheet1.D54]&lt;=[.D$26]));0;1)" office:value-type="float" office:value="0" calcext:value-type="float">
            <text:p>0</text:p>
          </table:table-cell>
          <table:table-cell table:formula="of:=IF(OR(AND([$Sheet1.E54]&gt;=[.E$23];[$Sheet1.E54]&lt;=[.E$24]);AND([$Sheet1.E54]&gt;=[.E$25];[$Sheet1.E54]&lt;=[.E$26]));0;1)" office:value-type="float" office:value="0" calcext:value-type="float">
            <text:p>0</text:p>
          </table:table-cell>
          <table:table-cell table:formula="of:=IF(OR(AND([$Sheet1.F54]&gt;=[.F$23];[$Sheet1.F54]&lt;=[.F$24]);AND([$Sheet1.F54]&gt;=[.F$25];[$Sheet1.F54]&lt;=[.F$26]));0;1)" office:value-type="float" office:value="0" calcext:value-type="float">
            <text:p>0</text:p>
          </table:table-cell>
          <table:table-cell table:formula="of:=IF(OR(AND([$Sheet1.G54]&gt;=[.G$23];[$Sheet1.G54]&lt;=[.G$24]);AND([$Sheet1.G54]&gt;=[.G$25];[$Sheet1.G54]&lt;=[.G$26]));0;1)" office:value-type="float" office:value="0" calcext:value-type="float">
            <text:p>0</text:p>
          </table:table-cell>
          <table:table-cell table:formula="of:=IF(OR(AND([$Sheet1.H54]&gt;=[.H$23];[$Sheet1.H54]&lt;=[.H$24]);AND([$Sheet1.H54]&gt;=[.H$25];[$Sheet1.H54]&lt;=[.H$26]));0;1)" office:value-type="float" office:value="0" calcext:value-type="float">
            <text:p>0</text:p>
          </table:table-cell>
          <table:table-cell table:formula="of:=IF(OR(AND([$Sheet1.I54]&gt;=[.I$23];[$Sheet1.I54]&lt;=[.I$24]);AND([$Sheet1.I54]&gt;=[.I$25];[$Sheet1.I54]&lt;=[.I$26]));0;1)" office:value-type="float" office:value="0" calcext:value-type="float">
            <text:p>0</text:p>
          </table:table-cell>
          <table:table-cell table:formula="of:=IF(OR(AND([$Sheet1.J54]&gt;=[.J$23];[$Sheet1.J54]&lt;=[.J$24]);AND([$Sheet1.J54]&gt;=[.J$25];[$Sheet1.J54]&lt;=[.J$26]));0;1)" office:value-type="float" office:value="0" calcext:value-type="float">
            <text:p>0</text:p>
          </table:table-cell>
          <table:table-cell table:formula="of:=IF(OR(AND([$Sheet1.K54]&gt;=[.K$23];[$Sheet1.K54]&lt;=[.K$24]);AND([$Sheet1.K54]&gt;=[.K$25];[$Sheet1.K54]&lt;=[.K$26]));0;1)" office:value-type="float" office:value="0" calcext:value-type="float">
            <text:p>0</text:p>
          </table:table-cell>
          <table:table-cell table:formula="of:=IF(OR(AND([$Sheet1.L54]&gt;=[.L$23];[$Sheet1.L54]&lt;=[.L$24]);AND([$Sheet1.L54]&gt;=[.L$25];[$Sheet1.L54]&lt;=[.L$26]));0;1)" office:value-type="float" office:value="0" calcext:value-type="float">
            <text:p>0</text:p>
          </table:table-cell>
          <table:table-cell table:formula="of:=IF(OR(AND([$Sheet1.M54]&gt;=[.M$23];[$Sheet1.M54]&lt;=[.M$24]);AND([$Sheet1.M54]&gt;=[.M$25];[$Sheet1.M54]&lt;=[.M$26]));0;1)" office:value-type="float" office:value="0" calcext:value-type="float">
            <text:p>0</text:p>
          </table:table-cell>
          <table:table-cell table:formula="of:=IF(OR(AND([$Sheet1.N54]&gt;=[.N$23];[$Sheet1.N54]&lt;=[.N$24]);AND([$Sheet1.N54]&gt;=[.N$25];[$Sheet1.N54]&lt;=[.N$26]));0;1)" office:value-type="float" office:value="0" calcext:value-type="float">
            <text:p>0</text:p>
          </table:table-cell>
          <table:table-cell table:formula="of:=IF(OR(AND([$Sheet1.O54]&gt;=[.O$23];[$Sheet1.O54]&lt;=[.O$24]);AND([$Sheet1.O54]&gt;=[.O$25];[$Sheet1.O54]&lt;=[.O$26]));0;1)" office:value-type="float" office:value="0" calcext:value-type="float">
            <text:p>0</text:p>
          </table:table-cell>
          <table:table-cell table:formula="of:=IF(OR(AND([$Sheet1.P54]&gt;=[.P$23];[$Sheet1.P54]&lt;=[.P$24]);AND([$Sheet1.P54]&gt;=[.P$25];[$Sheet1.P54]&lt;=[.P$26]));0;1)" office:value-type="float" office:value="0" calcext:value-type="float">
            <text:p>0</text:p>
          </table:table-cell>
          <table:table-cell table:formula="of:=IF(OR(AND([$Sheet1.Q54]&gt;=[.Q$23];[$Sheet1.Q54]&lt;=[.Q$24]);AND([$Sheet1.Q54]&gt;=[.Q$25];[$Sheet1.Q54]&lt;=[.Q$26]));0;1)" office:value-type="float" office:value="0" calcext:value-type="float">
            <text:p>0</text:p>
          </table:table-cell>
          <table:table-cell table:formula="of:=IF(OR(AND([$Sheet1.R54]&gt;=[.R$23];[$Sheet1.R54]&lt;=[.R$24]);AND([$Sheet1.R54]&gt;=[.R$25];[$Sheet1.R54]&lt;=[.R$26]));0;1)" office:value-type="float" office:value="0" calcext:value-type="float">
            <text:p>0</text:p>
          </table:table-cell>
          <table:table-cell table:formula="of:=IF(OR(AND([$Sheet1.S54]&gt;=[.S$23];[$Sheet1.S54]&lt;=[.S$24]);AND([$Sheet1.S54]&gt;=[.S$25];[$Sheet1.S54]&lt;=[.S$26]));0;1)" office:value-type="float" office:value="0" calcext:value-type="float">
            <text:p>0</text:p>
          </table:table-cell>
          <table:table-cell table:formula="of:=IF(OR(AND([$Sheet1.T54]&gt;=[.T$23];[$Sheet1.T54]&lt;=[.T$24]);AND([$Sheet1.T54]&gt;=[.T$25];[$Sheet1.T54]&lt;=[.T$26]));0;1)" office:value-type="float" office:value="0" calcext:value-type="float">
            <text:p>0</text:p>
          </table:table-cell>
          <table:table-cell table:formula="of:=IF(OR(AND([$Sheet1.U54]&gt;=[.U$23];[$Sheet1.U54]&lt;=[.U$24]);AND([$Sheet1.U54]&gt;=[.U$25];[$Sheet1.U5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5]&gt;=[.B$23];[$Sheet1.B55]&lt;=[.B$24]);AND([$Sheet1.B55]&gt;=[.B$25];[$Sheet1.B55]&lt;=[.B$26]));0;1)" office:value-type="float" office:value="0" calcext:value-type="float">
            <text:p>0</text:p>
          </table:table-cell>
          <table:table-cell table:formula="of:=IF(OR(AND([$Sheet1.C55]&gt;=[.C$23];[$Sheet1.C55]&lt;=[.C$24]);AND([$Sheet1.C55]&gt;=[.C$25];[$Sheet1.C55]&lt;=[.C$26]));0;1)" office:value-type="float" office:value="0" calcext:value-type="float">
            <text:p>0</text:p>
          </table:table-cell>
          <table:table-cell table:formula="of:=IF(OR(AND([$Sheet1.D55]&gt;=[.D$23];[$Sheet1.D55]&lt;=[.D$24]);AND([$Sheet1.D55]&gt;=[.D$25];[$Sheet1.D55]&lt;=[.D$26]));0;1)" office:value-type="float" office:value="0" calcext:value-type="float">
            <text:p>0</text:p>
          </table:table-cell>
          <table:table-cell table:formula="of:=IF(OR(AND([$Sheet1.E55]&gt;=[.E$23];[$Sheet1.E55]&lt;=[.E$24]);AND([$Sheet1.E55]&gt;=[.E$25];[$Sheet1.E55]&lt;=[.E$26]));0;1)" office:value-type="float" office:value="0" calcext:value-type="float">
            <text:p>0</text:p>
          </table:table-cell>
          <table:table-cell table:formula="of:=IF(OR(AND([$Sheet1.F55]&gt;=[.F$23];[$Sheet1.F55]&lt;=[.F$24]);AND([$Sheet1.F55]&gt;=[.F$25];[$Sheet1.F55]&lt;=[.F$26]));0;1)" office:value-type="float" office:value="0" calcext:value-type="float">
            <text:p>0</text:p>
          </table:table-cell>
          <table:table-cell table:formula="of:=IF(OR(AND([$Sheet1.G55]&gt;=[.G$23];[$Sheet1.G55]&lt;=[.G$24]);AND([$Sheet1.G55]&gt;=[.G$25];[$Sheet1.G55]&lt;=[.G$26]));0;1)" office:value-type="float" office:value="0" calcext:value-type="float">
            <text:p>0</text:p>
          </table:table-cell>
          <table:table-cell table:formula="of:=IF(OR(AND([$Sheet1.H55]&gt;=[.H$23];[$Sheet1.H55]&lt;=[.H$24]);AND([$Sheet1.H55]&gt;=[.H$25];[$Sheet1.H55]&lt;=[.H$26]));0;1)" office:value-type="float" office:value="0" calcext:value-type="float">
            <text:p>0</text:p>
          </table:table-cell>
          <table:table-cell table:formula="of:=IF(OR(AND([$Sheet1.I55]&gt;=[.I$23];[$Sheet1.I55]&lt;=[.I$24]);AND([$Sheet1.I55]&gt;=[.I$25];[$Sheet1.I55]&lt;=[.I$26]));0;1)" office:value-type="float" office:value="0" calcext:value-type="float">
            <text:p>0</text:p>
          </table:table-cell>
          <table:table-cell table:formula="of:=IF(OR(AND([$Sheet1.J55]&gt;=[.J$23];[$Sheet1.J55]&lt;=[.J$24]);AND([$Sheet1.J55]&gt;=[.J$25];[$Sheet1.J55]&lt;=[.J$26]));0;1)" office:value-type="float" office:value="0" calcext:value-type="float">
            <text:p>0</text:p>
          </table:table-cell>
          <table:table-cell table:formula="of:=IF(OR(AND([$Sheet1.K55]&gt;=[.K$23];[$Sheet1.K55]&lt;=[.K$24]);AND([$Sheet1.K55]&gt;=[.K$25];[$Sheet1.K55]&lt;=[.K$26]));0;1)" office:value-type="float" office:value="0" calcext:value-type="float">
            <text:p>0</text:p>
          </table:table-cell>
          <table:table-cell table:formula="of:=IF(OR(AND([$Sheet1.L55]&gt;=[.L$23];[$Sheet1.L55]&lt;=[.L$24]);AND([$Sheet1.L55]&gt;=[.L$25];[$Sheet1.L55]&lt;=[.L$26]));0;1)" office:value-type="float" office:value="0" calcext:value-type="float">
            <text:p>0</text:p>
          </table:table-cell>
          <table:table-cell table:formula="of:=IF(OR(AND([$Sheet1.M55]&gt;=[.M$23];[$Sheet1.M55]&lt;=[.M$24]);AND([$Sheet1.M55]&gt;=[.M$25];[$Sheet1.M55]&lt;=[.M$26]));0;1)" office:value-type="float" office:value="0" calcext:value-type="float">
            <text:p>0</text:p>
          </table:table-cell>
          <table:table-cell table:formula="of:=IF(OR(AND([$Sheet1.N55]&gt;=[.N$23];[$Sheet1.N55]&lt;=[.N$24]);AND([$Sheet1.N55]&gt;=[.N$25];[$Sheet1.N55]&lt;=[.N$26]));0;1)" office:value-type="float" office:value="0" calcext:value-type="float">
            <text:p>0</text:p>
          </table:table-cell>
          <table:table-cell table:formula="of:=IF(OR(AND([$Sheet1.O55]&gt;=[.O$23];[$Sheet1.O55]&lt;=[.O$24]);AND([$Sheet1.O55]&gt;=[.O$25];[$Sheet1.O55]&lt;=[.O$26]));0;1)" office:value-type="float" office:value="0" calcext:value-type="float">
            <text:p>0</text:p>
          </table:table-cell>
          <table:table-cell table:formula="of:=IF(OR(AND([$Sheet1.P55]&gt;=[.P$23];[$Sheet1.P55]&lt;=[.P$24]);AND([$Sheet1.P55]&gt;=[.P$25];[$Sheet1.P55]&lt;=[.P$26]));0;1)" office:value-type="float" office:value="0" calcext:value-type="float">
            <text:p>0</text:p>
          </table:table-cell>
          <table:table-cell table:formula="of:=IF(OR(AND([$Sheet1.Q55]&gt;=[.Q$23];[$Sheet1.Q55]&lt;=[.Q$24]);AND([$Sheet1.Q55]&gt;=[.Q$25];[$Sheet1.Q55]&lt;=[.Q$26]));0;1)" office:value-type="float" office:value="0" calcext:value-type="float">
            <text:p>0</text:p>
          </table:table-cell>
          <table:table-cell table:formula="of:=IF(OR(AND([$Sheet1.R55]&gt;=[.R$23];[$Sheet1.R55]&lt;=[.R$24]);AND([$Sheet1.R55]&gt;=[.R$25];[$Sheet1.R55]&lt;=[.R$26]));0;1)" office:value-type="float" office:value="0" calcext:value-type="float">
            <text:p>0</text:p>
          </table:table-cell>
          <table:table-cell table:formula="of:=IF(OR(AND([$Sheet1.S55]&gt;=[.S$23];[$Sheet1.S55]&lt;=[.S$24]);AND([$Sheet1.S55]&gt;=[.S$25];[$Sheet1.S55]&lt;=[.S$26]));0;1)" office:value-type="float" office:value="0" calcext:value-type="float">
            <text:p>0</text:p>
          </table:table-cell>
          <table:table-cell table:formula="of:=IF(OR(AND([$Sheet1.T55]&gt;=[.T$23];[$Sheet1.T55]&lt;=[.T$24]);AND([$Sheet1.T55]&gt;=[.T$25];[$Sheet1.T55]&lt;=[.T$26]));0;1)" office:value-type="float" office:value="0" calcext:value-type="float">
            <text:p>0</text:p>
          </table:table-cell>
          <table:table-cell table:formula="of:=IF(OR(AND([$Sheet1.U55]&gt;=[.U$23];[$Sheet1.U55]&lt;=[.U$24]);AND([$Sheet1.U55]&gt;=[.U$25];[$Sheet1.U5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6]&gt;=[.B$23];[$Sheet1.B56]&lt;=[.B$24]);AND([$Sheet1.B56]&gt;=[.B$25];[$Sheet1.B56]&lt;=[.B$26]));0;1)" office:value-type="float" office:value="0" calcext:value-type="float">
            <text:p>0</text:p>
          </table:table-cell>
          <table:table-cell table:formula="of:=IF(OR(AND([$Sheet1.C56]&gt;=[.C$23];[$Sheet1.C56]&lt;=[.C$24]);AND([$Sheet1.C56]&gt;=[.C$25];[$Sheet1.C56]&lt;=[.C$26]));0;1)" office:value-type="float" office:value="0" calcext:value-type="float">
            <text:p>0</text:p>
          </table:table-cell>
          <table:table-cell table:formula="of:=IF(OR(AND([$Sheet1.D56]&gt;=[.D$23];[$Sheet1.D56]&lt;=[.D$24]);AND([$Sheet1.D56]&gt;=[.D$25];[$Sheet1.D56]&lt;=[.D$26]));0;1)" office:value-type="float" office:value="0" calcext:value-type="float">
            <text:p>0</text:p>
          </table:table-cell>
          <table:table-cell table:formula="of:=IF(OR(AND([$Sheet1.E56]&gt;=[.E$23];[$Sheet1.E56]&lt;=[.E$24]);AND([$Sheet1.E56]&gt;=[.E$25];[$Sheet1.E56]&lt;=[.E$26]));0;1)" office:value-type="float" office:value="0" calcext:value-type="float">
            <text:p>0</text:p>
          </table:table-cell>
          <table:table-cell table:formula="of:=IF(OR(AND([$Sheet1.F56]&gt;=[.F$23];[$Sheet1.F56]&lt;=[.F$24]);AND([$Sheet1.F56]&gt;=[.F$25];[$Sheet1.F56]&lt;=[.F$26]));0;1)" office:value-type="float" office:value="0" calcext:value-type="float">
            <text:p>0</text:p>
          </table:table-cell>
          <table:table-cell table:formula="of:=IF(OR(AND([$Sheet1.G56]&gt;=[.G$23];[$Sheet1.G56]&lt;=[.G$24]);AND([$Sheet1.G56]&gt;=[.G$25];[$Sheet1.G56]&lt;=[.G$26]));0;1)" office:value-type="float" office:value="0" calcext:value-type="float">
            <text:p>0</text:p>
          </table:table-cell>
          <table:table-cell table:formula="of:=IF(OR(AND([$Sheet1.H56]&gt;=[.H$23];[$Sheet1.H56]&lt;=[.H$24]);AND([$Sheet1.H56]&gt;=[.H$25];[$Sheet1.H56]&lt;=[.H$26]));0;1)" office:value-type="float" office:value="0" calcext:value-type="float">
            <text:p>0</text:p>
          </table:table-cell>
          <table:table-cell table:formula="of:=IF(OR(AND([$Sheet1.I56]&gt;=[.I$23];[$Sheet1.I56]&lt;=[.I$24]);AND([$Sheet1.I56]&gt;=[.I$25];[$Sheet1.I56]&lt;=[.I$26]));0;1)" office:value-type="float" office:value="0" calcext:value-type="float">
            <text:p>0</text:p>
          </table:table-cell>
          <table:table-cell table:formula="of:=IF(OR(AND([$Sheet1.J56]&gt;=[.J$23];[$Sheet1.J56]&lt;=[.J$24]);AND([$Sheet1.J56]&gt;=[.J$25];[$Sheet1.J56]&lt;=[.J$26]));0;1)" office:value-type="float" office:value="0" calcext:value-type="float">
            <text:p>0</text:p>
          </table:table-cell>
          <table:table-cell table:formula="of:=IF(OR(AND([$Sheet1.K56]&gt;=[.K$23];[$Sheet1.K56]&lt;=[.K$24]);AND([$Sheet1.K56]&gt;=[.K$25];[$Sheet1.K56]&lt;=[.K$26]));0;1)" office:value-type="float" office:value="0" calcext:value-type="float">
            <text:p>0</text:p>
          </table:table-cell>
          <table:table-cell table:formula="of:=IF(OR(AND([$Sheet1.L56]&gt;=[.L$23];[$Sheet1.L56]&lt;=[.L$24]);AND([$Sheet1.L56]&gt;=[.L$25];[$Sheet1.L56]&lt;=[.L$26]));0;1)" office:value-type="float" office:value="0" calcext:value-type="float">
            <text:p>0</text:p>
          </table:table-cell>
          <table:table-cell table:formula="of:=IF(OR(AND([$Sheet1.M56]&gt;=[.M$23];[$Sheet1.M56]&lt;=[.M$24]);AND([$Sheet1.M56]&gt;=[.M$25];[$Sheet1.M56]&lt;=[.M$26]));0;1)" office:value-type="float" office:value="0" calcext:value-type="float">
            <text:p>0</text:p>
          </table:table-cell>
          <table:table-cell table:formula="of:=IF(OR(AND([$Sheet1.N56]&gt;=[.N$23];[$Sheet1.N56]&lt;=[.N$24]);AND([$Sheet1.N56]&gt;=[.N$25];[$Sheet1.N56]&lt;=[.N$26]));0;1)" office:value-type="float" office:value="0" calcext:value-type="float">
            <text:p>0</text:p>
          </table:table-cell>
          <table:table-cell table:formula="of:=IF(OR(AND([$Sheet1.O56]&gt;=[.O$23];[$Sheet1.O56]&lt;=[.O$24]);AND([$Sheet1.O56]&gt;=[.O$25];[$Sheet1.O56]&lt;=[.O$26]));0;1)" office:value-type="float" office:value="0" calcext:value-type="float">
            <text:p>0</text:p>
          </table:table-cell>
          <table:table-cell table:formula="of:=IF(OR(AND([$Sheet1.P56]&gt;=[.P$23];[$Sheet1.P56]&lt;=[.P$24]);AND([$Sheet1.P56]&gt;=[.P$25];[$Sheet1.P56]&lt;=[.P$26]));0;1)" office:value-type="float" office:value="0" calcext:value-type="float">
            <text:p>0</text:p>
          </table:table-cell>
          <table:table-cell table:formula="of:=IF(OR(AND([$Sheet1.Q56]&gt;=[.Q$23];[$Sheet1.Q56]&lt;=[.Q$24]);AND([$Sheet1.Q56]&gt;=[.Q$25];[$Sheet1.Q56]&lt;=[.Q$26]));0;1)" office:value-type="float" office:value="0" calcext:value-type="float">
            <text:p>0</text:p>
          </table:table-cell>
          <table:table-cell table:formula="of:=IF(OR(AND([$Sheet1.R56]&gt;=[.R$23];[$Sheet1.R56]&lt;=[.R$24]);AND([$Sheet1.R56]&gt;=[.R$25];[$Sheet1.R56]&lt;=[.R$26]));0;1)" office:value-type="float" office:value="0" calcext:value-type="float">
            <text:p>0</text:p>
          </table:table-cell>
          <table:table-cell table:formula="of:=IF(OR(AND([$Sheet1.S56]&gt;=[.S$23];[$Sheet1.S56]&lt;=[.S$24]);AND([$Sheet1.S56]&gt;=[.S$25];[$Sheet1.S56]&lt;=[.S$26]));0;1)" office:value-type="float" office:value="0" calcext:value-type="float">
            <text:p>0</text:p>
          </table:table-cell>
          <table:table-cell table:formula="of:=IF(OR(AND([$Sheet1.T56]&gt;=[.T$23];[$Sheet1.T56]&lt;=[.T$24]);AND([$Sheet1.T56]&gt;=[.T$25];[$Sheet1.T56]&lt;=[.T$26]));0;1)" office:value-type="float" office:value="0" calcext:value-type="float">
            <text:p>0</text:p>
          </table:table-cell>
          <table:table-cell table:formula="of:=IF(OR(AND([$Sheet1.U56]&gt;=[.U$23];[$Sheet1.U56]&lt;=[.U$24]);AND([$Sheet1.U56]&gt;=[.U$25];[$Sheet1.U5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7]&gt;=[.B$23];[$Sheet1.B57]&lt;=[.B$24]);AND([$Sheet1.B57]&gt;=[.B$25];[$Sheet1.B57]&lt;=[.B$26]));0;1)" office:value-type="float" office:value="0" calcext:value-type="float">
            <text:p>0</text:p>
          </table:table-cell>
          <table:table-cell table:formula="of:=IF(OR(AND([$Sheet1.C57]&gt;=[.C$23];[$Sheet1.C57]&lt;=[.C$24]);AND([$Sheet1.C57]&gt;=[.C$25];[$Sheet1.C57]&lt;=[.C$26]));0;1)" office:value-type="float" office:value="0" calcext:value-type="float">
            <text:p>0</text:p>
          </table:table-cell>
          <table:table-cell table:formula="of:=IF(OR(AND([$Sheet1.D57]&gt;=[.D$23];[$Sheet1.D57]&lt;=[.D$24]);AND([$Sheet1.D57]&gt;=[.D$25];[$Sheet1.D57]&lt;=[.D$26]));0;1)" office:value-type="float" office:value="0" calcext:value-type="float">
            <text:p>0</text:p>
          </table:table-cell>
          <table:table-cell table:formula="of:=IF(OR(AND([$Sheet1.E57]&gt;=[.E$23];[$Sheet1.E57]&lt;=[.E$24]);AND([$Sheet1.E57]&gt;=[.E$25];[$Sheet1.E57]&lt;=[.E$26]));0;1)" office:value-type="float" office:value="0" calcext:value-type="float">
            <text:p>0</text:p>
          </table:table-cell>
          <table:table-cell table:formula="of:=IF(OR(AND([$Sheet1.F57]&gt;=[.F$23];[$Sheet1.F57]&lt;=[.F$24]);AND([$Sheet1.F57]&gt;=[.F$25];[$Sheet1.F57]&lt;=[.F$26]));0;1)" office:value-type="float" office:value="0" calcext:value-type="float">
            <text:p>0</text:p>
          </table:table-cell>
          <table:table-cell table:formula="of:=IF(OR(AND([$Sheet1.G57]&gt;=[.G$23];[$Sheet1.G57]&lt;=[.G$24]);AND([$Sheet1.G57]&gt;=[.G$25];[$Sheet1.G57]&lt;=[.G$26]));0;1)" office:value-type="float" office:value="0" calcext:value-type="float">
            <text:p>0</text:p>
          </table:table-cell>
          <table:table-cell table:formula="of:=IF(OR(AND([$Sheet1.H57]&gt;=[.H$23];[$Sheet1.H57]&lt;=[.H$24]);AND([$Sheet1.H57]&gt;=[.H$25];[$Sheet1.H57]&lt;=[.H$26]));0;1)" office:value-type="float" office:value="0" calcext:value-type="float">
            <text:p>0</text:p>
          </table:table-cell>
          <table:table-cell table:formula="of:=IF(OR(AND([$Sheet1.I57]&gt;=[.I$23];[$Sheet1.I57]&lt;=[.I$24]);AND([$Sheet1.I57]&gt;=[.I$25];[$Sheet1.I57]&lt;=[.I$26]));0;1)" office:value-type="float" office:value="0" calcext:value-type="float">
            <text:p>0</text:p>
          </table:table-cell>
          <table:table-cell table:formula="of:=IF(OR(AND([$Sheet1.J57]&gt;=[.J$23];[$Sheet1.J57]&lt;=[.J$24]);AND([$Sheet1.J57]&gt;=[.J$25];[$Sheet1.J57]&lt;=[.J$26]));0;1)" office:value-type="float" office:value="0" calcext:value-type="float">
            <text:p>0</text:p>
          </table:table-cell>
          <table:table-cell table:formula="of:=IF(OR(AND([$Sheet1.K57]&gt;=[.K$23];[$Sheet1.K57]&lt;=[.K$24]);AND([$Sheet1.K57]&gt;=[.K$25];[$Sheet1.K57]&lt;=[.K$26]));0;1)" office:value-type="float" office:value="0" calcext:value-type="float">
            <text:p>0</text:p>
          </table:table-cell>
          <table:table-cell table:formula="of:=IF(OR(AND([$Sheet1.L57]&gt;=[.L$23];[$Sheet1.L57]&lt;=[.L$24]);AND([$Sheet1.L57]&gt;=[.L$25];[$Sheet1.L57]&lt;=[.L$26]));0;1)" office:value-type="float" office:value="0" calcext:value-type="float">
            <text:p>0</text:p>
          </table:table-cell>
          <table:table-cell table:formula="of:=IF(OR(AND([$Sheet1.M57]&gt;=[.M$23];[$Sheet1.M57]&lt;=[.M$24]);AND([$Sheet1.M57]&gt;=[.M$25];[$Sheet1.M57]&lt;=[.M$26]));0;1)" office:value-type="float" office:value="0" calcext:value-type="float">
            <text:p>0</text:p>
          </table:table-cell>
          <table:table-cell table:formula="of:=IF(OR(AND([$Sheet1.N57]&gt;=[.N$23];[$Sheet1.N57]&lt;=[.N$24]);AND([$Sheet1.N57]&gt;=[.N$25];[$Sheet1.N57]&lt;=[.N$26]));0;1)" office:value-type="float" office:value="0" calcext:value-type="float">
            <text:p>0</text:p>
          </table:table-cell>
          <table:table-cell table:formula="of:=IF(OR(AND([$Sheet1.O57]&gt;=[.O$23];[$Sheet1.O57]&lt;=[.O$24]);AND([$Sheet1.O57]&gt;=[.O$25];[$Sheet1.O57]&lt;=[.O$26]));0;1)" office:value-type="float" office:value="0" calcext:value-type="float">
            <text:p>0</text:p>
          </table:table-cell>
          <table:table-cell table:formula="of:=IF(OR(AND([$Sheet1.P57]&gt;=[.P$23];[$Sheet1.P57]&lt;=[.P$24]);AND([$Sheet1.P57]&gt;=[.P$25];[$Sheet1.P57]&lt;=[.P$26]));0;1)" office:value-type="float" office:value="0" calcext:value-type="float">
            <text:p>0</text:p>
          </table:table-cell>
          <table:table-cell table:formula="of:=IF(OR(AND([$Sheet1.Q57]&gt;=[.Q$23];[$Sheet1.Q57]&lt;=[.Q$24]);AND([$Sheet1.Q57]&gt;=[.Q$25];[$Sheet1.Q57]&lt;=[.Q$26]));0;1)" office:value-type="float" office:value="0" calcext:value-type="float">
            <text:p>0</text:p>
          </table:table-cell>
          <table:table-cell table:formula="of:=IF(OR(AND([$Sheet1.R57]&gt;=[.R$23];[$Sheet1.R57]&lt;=[.R$24]);AND([$Sheet1.R57]&gt;=[.R$25];[$Sheet1.R57]&lt;=[.R$26]));0;1)" office:value-type="float" office:value="0" calcext:value-type="float">
            <text:p>0</text:p>
          </table:table-cell>
          <table:table-cell table:formula="of:=IF(OR(AND([$Sheet1.S57]&gt;=[.S$23];[$Sheet1.S57]&lt;=[.S$24]);AND([$Sheet1.S57]&gt;=[.S$25];[$Sheet1.S57]&lt;=[.S$26]));0;1)" office:value-type="float" office:value="0" calcext:value-type="float">
            <text:p>0</text:p>
          </table:table-cell>
          <table:table-cell table:formula="of:=IF(OR(AND([$Sheet1.T57]&gt;=[.T$23];[$Sheet1.T57]&lt;=[.T$24]);AND([$Sheet1.T57]&gt;=[.T$25];[$Sheet1.T57]&lt;=[.T$26]));0;1)" office:value-type="float" office:value="0" calcext:value-type="float">
            <text:p>0</text:p>
          </table:table-cell>
          <table:table-cell table:formula="of:=IF(OR(AND([$Sheet1.U57]&gt;=[.U$23];[$Sheet1.U57]&lt;=[.U$24]);AND([$Sheet1.U57]&gt;=[.U$25];[$Sheet1.U5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8]&gt;=[.B$23];[$Sheet1.B58]&lt;=[.B$24]);AND([$Sheet1.B58]&gt;=[.B$25];[$Sheet1.B58]&lt;=[.B$26]));0;1)" office:value-type="float" office:value="0" calcext:value-type="float">
            <text:p>0</text:p>
          </table:table-cell>
          <table:table-cell table:formula="of:=IF(OR(AND([$Sheet1.C58]&gt;=[.C$23];[$Sheet1.C58]&lt;=[.C$24]);AND([$Sheet1.C58]&gt;=[.C$25];[$Sheet1.C58]&lt;=[.C$26]));0;1)" office:value-type="float" office:value="0" calcext:value-type="float">
            <text:p>0</text:p>
          </table:table-cell>
          <table:table-cell table:formula="of:=IF(OR(AND([$Sheet1.D58]&gt;=[.D$23];[$Sheet1.D58]&lt;=[.D$24]);AND([$Sheet1.D58]&gt;=[.D$25];[$Sheet1.D58]&lt;=[.D$26]));0;1)" office:value-type="float" office:value="0" calcext:value-type="float">
            <text:p>0</text:p>
          </table:table-cell>
          <table:table-cell table:formula="of:=IF(OR(AND([$Sheet1.E58]&gt;=[.E$23];[$Sheet1.E58]&lt;=[.E$24]);AND([$Sheet1.E58]&gt;=[.E$25];[$Sheet1.E58]&lt;=[.E$26]));0;1)" office:value-type="float" office:value="0" calcext:value-type="float">
            <text:p>0</text:p>
          </table:table-cell>
          <table:table-cell table:formula="of:=IF(OR(AND([$Sheet1.F58]&gt;=[.F$23];[$Sheet1.F58]&lt;=[.F$24]);AND([$Sheet1.F58]&gt;=[.F$25];[$Sheet1.F58]&lt;=[.F$26]));0;1)" office:value-type="float" office:value="0" calcext:value-type="float">
            <text:p>0</text:p>
          </table:table-cell>
          <table:table-cell table:formula="of:=IF(OR(AND([$Sheet1.G58]&gt;=[.G$23];[$Sheet1.G58]&lt;=[.G$24]);AND([$Sheet1.G58]&gt;=[.G$25];[$Sheet1.G58]&lt;=[.G$26]));0;1)" office:value-type="float" office:value="0" calcext:value-type="float">
            <text:p>0</text:p>
          </table:table-cell>
          <table:table-cell table:formula="of:=IF(OR(AND([$Sheet1.H58]&gt;=[.H$23];[$Sheet1.H58]&lt;=[.H$24]);AND([$Sheet1.H58]&gt;=[.H$25];[$Sheet1.H58]&lt;=[.H$26]));0;1)" office:value-type="float" office:value="0" calcext:value-type="float">
            <text:p>0</text:p>
          </table:table-cell>
          <table:table-cell table:formula="of:=IF(OR(AND([$Sheet1.I58]&gt;=[.I$23];[$Sheet1.I58]&lt;=[.I$24]);AND([$Sheet1.I58]&gt;=[.I$25];[$Sheet1.I58]&lt;=[.I$26]));0;1)" office:value-type="float" office:value="0" calcext:value-type="float">
            <text:p>0</text:p>
          </table:table-cell>
          <table:table-cell table:formula="of:=IF(OR(AND([$Sheet1.J58]&gt;=[.J$23];[$Sheet1.J58]&lt;=[.J$24]);AND([$Sheet1.J58]&gt;=[.J$25];[$Sheet1.J58]&lt;=[.J$26]));0;1)" office:value-type="float" office:value="0" calcext:value-type="float">
            <text:p>0</text:p>
          </table:table-cell>
          <table:table-cell table:formula="of:=IF(OR(AND([$Sheet1.K58]&gt;=[.K$23];[$Sheet1.K58]&lt;=[.K$24]);AND([$Sheet1.K58]&gt;=[.K$25];[$Sheet1.K58]&lt;=[.K$26]));0;1)" office:value-type="float" office:value="0" calcext:value-type="float">
            <text:p>0</text:p>
          </table:table-cell>
          <table:table-cell table:formula="of:=IF(OR(AND([$Sheet1.L58]&gt;=[.L$23];[$Sheet1.L58]&lt;=[.L$24]);AND([$Sheet1.L58]&gt;=[.L$25];[$Sheet1.L58]&lt;=[.L$26]));0;1)" office:value-type="float" office:value="0" calcext:value-type="float">
            <text:p>0</text:p>
          </table:table-cell>
          <table:table-cell table:formula="of:=IF(OR(AND([$Sheet1.M58]&gt;=[.M$23];[$Sheet1.M58]&lt;=[.M$24]);AND([$Sheet1.M58]&gt;=[.M$25];[$Sheet1.M58]&lt;=[.M$26]));0;1)" office:value-type="float" office:value="0" calcext:value-type="float">
            <text:p>0</text:p>
          </table:table-cell>
          <table:table-cell table:formula="of:=IF(OR(AND([$Sheet1.N58]&gt;=[.N$23];[$Sheet1.N58]&lt;=[.N$24]);AND([$Sheet1.N58]&gt;=[.N$25];[$Sheet1.N58]&lt;=[.N$26]));0;1)" office:value-type="float" office:value="0" calcext:value-type="float">
            <text:p>0</text:p>
          </table:table-cell>
          <table:table-cell table:formula="of:=IF(OR(AND([$Sheet1.O58]&gt;=[.O$23];[$Sheet1.O58]&lt;=[.O$24]);AND([$Sheet1.O58]&gt;=[.O$25];[$Sheet1.O58]&lt;=[.O$26]));0;1)" office:value-type="float" office:value="0" calcext:value-type="float">
            <text:p>0</text:p>
          </table:table-cell>
          <table:table-cell table:formula="of:=IF(OR(AND([$Sheet1.P58]&gt;=[.P$23];[$Sheet1.P58]&lt;=[.P$24]);AND([$Sheet1.P58]&gt;=[.P$25];[$Sheet1.P58]&lt;=[.P$26]));0;1)" office:value-type="float" office:value="0" calcext:value-type="float">
            <text:p>0</text:p>
          </table:table-cell>
          <table:table-cell table:formula="of:=IF(OR(AND([$Sheet1.Q58]&gt;=[.Q$23];[$Sheet1.Q58]&lt;=[.Q$24]);AND([$Sheet1.Q58]&gt;=[.Q$25];[$Sheet1.Q58]&lt;=[.Q$26]));0;1)" office:value-type="float" office:value="0" calcext:value-type="float">
            <text:p>0</text:p>
          </table:table-cell>
          <table:table-cell table:formula="of:=IF(OR(AND([$Sheet1.R58]&gt;=[.R$23];[$Sheet1.R58]&lt;=[.R$24]);AND([$Sheet1.R58]&gt;=[.R$25];[$Sheet1.R58]&lt;=[.R$26]));0;1)" office:value-type="float" office:value="0" calcext:value-type="float">
            <text:p>0</text:p>
          </table:table-cell>
          <table:table-cell table:formula="of:=IF(OR(AND([$Sheet1.S58]&gt;=[.S$23];[$Sheet1.S58]&lt;=[.S$24]);AND([$Sheet1.S58]&gt;=[.S$25];[$Sheet1.S58]&lt;=[.S$26]));0;1)" office:value-type="float" office:value="0" calcext:value-type="float">
            <text:p>0</text:p>
          </table:table-cell>
          <table:table-cell table:formula="of:=IF(OR(AND([$Sheet1.T58]&gt;=[.T$23];[$Sheet1.T58]&lt;=[.T$24]);AND([$Sheet1.T58]&gt;=[.T$25];[$Sheet1.T58]&lt;=[.T$26]));0;1)" office:value-type="float" office:value="0" calcext:value-type="float">
            <text:p>0</text:p>
          </table:table-cell>
          <table:table-cell table:formula="of:=IF(OR(AND([$Sheet1.U58]&gt;=[.U$23];[$Sheet1.U58]&lt;=[.U$24]);AND([$Sheet1.U58]&gt;=[.U$25];[$Sheet1.U5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59]&gt;=[.B$23];[$Sheet1.B59]&lt;=[.B$24]);AND([$Sheet1.B59]&gt;=[.B$25];[$Sheet1.B59]&lt;=[.B$26]));0;1)" office:value-type="float" office:value="0" calcext:value-type="float">
            <text:p>0</text:p>
          </table:table-cell>
          <table:table-cell table:formula="of:=IF(OR(AND([$Sheet1.C59]&gt;=[.C$23];[$Sheet1.C59]&lt;=[.C$24]);AND([$Sheet1.C59]&gt;=[.C$25];[$Sheet1.C59]&lt;=[.C$26]));0;1)" office:value-type="float" office:value="0" calcext:value-type="float">
            <text:p>0</text:p>
          </table:table-cell>
          <table:table-cell table:formula="of:=IF(OR(AND([$Sheet1.D59]&gt;=[.D$23];[$Sheet1.D59]&lt;=[.D$24]);AND([$Sheet1.D59]&gt;=[.D$25];[$Sheet1.D59]&lt;=[.D$26]));0;1)" office:value-type="float" office:value="0" calcext:value-type="float">
            <text:p>0</text:p>
          </table:table-cell>
          <table:table-cell table:formula="of:=IF(OR(AND([$Sheet1.E59]&gt;=[.E$23];[$Sheet1.E59]&lt;=[.E$24]);AND([$Sheet1.E59]&gt;=[.E$25];[$Sheet1.E59]&lt;=[.E$26]));0;1)" office:value-type="float" office:value="0" calcext:value-type="float">
            <text:p>0</text:p>
          </table:table-cell>
          <table:table-cell table:formula="of:=IF(OR(AND([$Sheet1.F59]&gt;=[.F$23];[$Sheet1.F59]&lt;=[.F$24]);AND([$Sheet1.F59]&gt;=[.F$25];[$Sheet1.F59]&lt;=[.F$26]));0;1)" office:value-type="float" office:value="0" calcext:value-type="float">
            <text:p>0</text:p>
          </table:table-cell>
          <table:table-cell table:formula="of:=IF(OR(AND([$Sheet1.G59]&gt;=[.G$23];[$Sheet1.G59]&lt;=[.G$24]);AND([$Sheet1.G59]&gt;=[.G$25];[$Sheet1.G59]&lt;=[.G$26]));0;1)" office:value-type="float" office:value="0" calcext:value-type="float">
            <text:p>0</text:p>
          </table:table-cell>
          <table:table-cell table:formula="of:=IF(OR(AND([$Sheet1.H59]&gt;=[.H$23];[$Sheet1.H59]&lt;=[.H$24]);AND([$Sheet1.H59]&gt;=[.H$25];[$Sheet1.H59]&lt;=[.H$26]));0;1)" office:value-type="float" office:value="0" calcext:value-type="float">
            <text:p>0</text:p>
          </table:table-cell>
          <table:table-cell table:formula="of:=IF(OR(AND([$Sheet1.I59]&gt;=[.I$23];[$Sheet1.I59]&lt;=[.I$24]);AND([$Sheet1.I59]&gt;=[.I$25];[$Sheet1.I59]&lt;=[.I$26]));0;1)" office:value-type="float" office:value="0" calcext:value-type="float">
            <text:p>0</text:p>
          </table:table-cell>
          <table:table-cell table:formula="of:=IF(OR(AND([$Sheet1.J59]&gt;=[.J$23];[$Sheet1.J59]&lt;=[.J$24]);AND([$Sheet1.J59]&gt;=[.J$25];[$Sheet1.J59]&lt;=[.J$26]));0;1)" office:value-type="float" office:value="0" calcext:value-type="float">
            <text:p>0</text:p>
          </table:table-cell>
          <table:table-cell table:formula="of:=IF(OR(AND([$Sheet1.K59]&gt;=[.K$23];[$Sheet1.K59]&lt;=[.K$24]);AND([$Sheet1.K59]&gt;=[.K$25];[$Sheet1.K59]&lt;=[.K$26]));0;1)" office:value-type="float" office:value="0" calcext:value-type="float">
            <text:p>0</text:p>
          </table:table-cell>
          <table:table-cell table:formula="of:=IF(OR(AND([$Sheet1.L59]&gt;=[.L$23];[$Sheet1.L59]&lt;=[.L$24]);AND([$Sheet1.L59]&gt;=[.L$25];[$Sheet1.L59]&lt;=[.L$26]));0;1)" office:value-type="float" office:value="0" calcext:value-type="float">
            <text:p>0</text:p>
          </table:table-cell>
          <table:table-cell table:formula="of:=IF(OR(AND([$Sheet1.M59]&gt;=[.M$23];[$Sheet1.M59]&lt;=[.M$24]);AND([$Sheet1.M59]&gt;=[.M$25];[$Sheet1.M59]&lt;=[.M$26]));0;1)" office:value-type="float" office:value="0" calcext:value-type="float">
            <text:p>0</text:p>
          </table:table-cell>
          <table:table-cell table:formula="of:=IF(OR(AND([$Sheet1.N59]&gt;=[.N$23];[$Sheet1.N59]&lt;=[.N$24]);AND([$Sheet1.N59]&gt;=[.N$25];[$Sheet1.N59]&lt;=[.N$26]));0;1)" office:value-type="float" office:value="0" calcext:value-type="float">
            <text:p>0</text:p>
          </table:table-cell>
          <table:table-cell table:formula="of:=IF(OR(AND([$Sheet1.O59]&gt;=[.O$23];[$Sheet1.O59]&lt;=[.O$24]);AND([$Sheet1.O59]&gt;=[.O$25];[$Sheet1.O59]&lt;=[.O$26]));0;1)" office:value-type="float" office:value="0" calcext:value-type="float">
            <text:p>0</text:p>
          </table:table-cell>
          <table:table-cell table:formula="of:=IF(OR(AND([$Sheet1.P59]&gt;=[.P$23];[$Sheet1.P59]&lt;=[.P$24]);AND([$Sheet1.P59]&gt;=[.P$25];[$Sheet1.P59]&lt;=[.P$26]));0;1)" office:value-type="float" office:value="0" calcext:value-type="float">
            <text:p>0</text:p>
          </table:table-cell>
          <table:table-cell table:formula="of:=IF(OR(AND([$Sheet1.Q59]&gt;=[.Q$23];[$Sheet1.Q59]&lt;=[.Q$24]);AND([$Sheet1.Q59]&gt;=[.Q$25];[$Sheet1.Q59]&lt;=[.Q$26]));0;1)" office:value-type="float" office:value="0" calcext:value-type="float">
            <text:p>0</text:p>
          </table:table-cell>
          <table:table-cell table:formula="of:=IF(OR(AND([$Sheet1.R59]&gt;=[.R$23];[$Sheet1.R59]&lt;=[.R$24]);AND([$Sheet1.R59]&gt;=[.R$25];[$Sheet1.R59]&lt;=[.R$26]));0;1)" office:value-type="float" office:value="0" calcext:value-type="float">
            <text:p>0</text:p>
          </table:table-cell>
          <table:table-cell table:formula="of:=IF(OR(AND([$Sheet1.S59]&gt;=[.S$23];[$Sheet1.S59]&lt;=[.S$24]);AND([$Sheet1.S59]&gt;=[.S$25];[$Sheet1.S59]&lt;=[.S$26]));0;1)" office:value-type="float" office:value="0" calcext:value-type="float">
            <text:p>0</text:p>
          </table:table-cell>
          <table:table-cell table:formula="of:=IF(OR(AND([$Sheet1.T59]&gt;=[.T$23];[$Sheet1.T59]&lt;=[.T$24]);AND([$Sheet1.T59]&gt;=[.T$25];[$Sheet1.T59]&lt;=[.T$26]));0;1)" office:value-type="float" office:value="0" calcext:value-type="float">
            <text:p>0</text:p>
          </table:table-cell>
          <table:table-cell table:formula="of:=IF(OR(AND([$Sheet1.U59]&gt;=[.U$23];[$Sheet1.U59]&lt;=[.U$24]);AND([$Sheet1.U59]&gt;=[.U$25];[$Sheet1.U5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0]&gt;=[.B$23];[$Sheet1.B60]&lt;=[.B$24]);AND([$Sheet1.B60]&gt;=[.B$25];[$Sheet1.B60]&lt;=[.B$26]));0;1)" office:value-type="float" office:value="0" calcext:value-type="float">
            <text:p>0</text:p>
          </table:table-cell>
          <table:table-cell table:formula="of:=IF(OR(AND([$Sheet1.C60]&gt;=[.C$23];[$Sheet1.C60]&lt;=[.C$24]);AND([$Sheet1.C60]&gt;=[.C$25];[$Sheet1.C60]&lt;=[.C$26]));0;1)" office:value-type="float" office:value="0" calcext:value-type="float">
            <text:p>0</text:p>
          </table:table-cell>
          <table:table-cell table:formula="of:=IF(OR(AND([$Sheet1.D60]&gt;=[.D$23];[$Sheet1.D60]&lt;=[.D$24]);AND([$Sheet1.D60]&gt;=[.D$25];[$Sheet1.D60]&lt;=[.D$26]));0;1)" office:value-type="float" office:value="0" calcext:value-type="float">
            <text:p>0</text:p>
          </table:table-cell>
          <table:table-cell table:formula="of:=IF(OR(AND([$Sheet1.E60]&gt;=[.E$23];[$Sheet1.E60]&lt;=[.E$24]);AND([$Sheet1.E60]&gt;=[.E$25];[$Sheet1.E60]&lt;=[.E$26]));0;1)" office:value-type="float" office:value="0" calcext:value-type="float">
            <text:p>0</text:p>
          </table:table-cell>
          <table:table-cell table:formula="of:=IF(OR(AND([$Sheet1.F60]&gt;=[.F$23];[$Sheet1.F60]&lt;=[.F$24]);AND([$Sheet1.F60]&gt;=[.F$25];[$Sheet1.F60]&lt;=[.F$26]));0;1)" office:value-type="float" office:value="0" calcext:value-type="float">
            <text:p>0</text:p>
          </table:table-cell>
          <table:table-cell table:formula="of:=IF(OR(AND([$Sheet1.G60]&gt;=[.G$23];[$Sheet1.G60]&lt;=[.G$24]);AND([$Sheet1.G60]&gt;=[.G$25];[$Sheet1.G60]&lt;=[.G$26]));0;1)" office:value-type="float" office:value="0" calcext:value-type="float">
            <text:p>0</text:p>
          </table:table-cell>
          <table:table-cell table:formula="of:=IF(OR(AND([$Sheet1.H60]&gt;=[.H$23];[$Sheet1.H60]&lt;=[.H$24]);AND([$Sheet1.H60]&gt;=[.H$25];[$Sheet1.H60]&lt;=[.H$26]));0;1)" office:value-type="float" office:value="0" calcext:value-type="float">
            <text:p>0</text:p>
          </table:table-cell>
          <table:table-cell table:formula="of:=IF(OR(AND([$Sheet1.I60]&gt;=[.I$23];[$Sheet1.I60]&lt;=[.I$24]);AND([$Sheet1.I60]&gt;=[.I$25];[$Sheet1.I60]&lt;=[.I$26]));0;1)" office:value-type="float" office:value="0" calcext:value-type="float">
            <text:p>0</text:p>
          </table:table-cell>
          <table:table-cell table:formula="of:=IF(OR(AND([$Sheet1.J60]&gt;=[.J$23];[$Sheet1.J60]&lt;=[.J$24]);AND([$Sheet1.J60]&gt;=[.J$25];[$Sheet1.J60]&lt;=[.J$26]));0;1)" office:value-type="float" office:value="0" calcext:value-type="float">
            <text:p>0</text:p>
          </table:table-cell>
          <table:table-cell table:formula="of:=IF(OR(AND([$Sheet1.K60]&gt;=[.K$23];[$Sheet1.K60]&lt;=[.K$24]);AND([$Sheet1.K60]&gt;=[.K$25];[$Sheet1.K60]&lt;=[.K$26]));0;1)" office:value-type="float" office:value="0" calcext:value-type="float">
            <text:p>0</text:p>
          </table:table-cell>
          <table:table-cell table:formula="of:=IF(OR(AND([$Sheet1.L60]&gt;=[.L$23];[$Sheet1.L60]&lt;=[.L$24]);AND([$Sheet1.L60]&gt;=[.L$25];[$Sheet1.L60]&lt;=[.L$26]));0;1)" office:value-type="float" office:value="0" calcext:value-type="float">
            <text:p>0</text:p>
          </table:table-cell>
          <table:table-cell table:formula="of:=IF(OR(AND([$Sheet1.M60]&gt;=[.M$23];[$Sheet1.M60]&lt;=[.M$24]);AND([$Sheet1.M60]&gt;=[.M$25];[$Sheet1.M60]&lt;=[.M$26]));0;1)" office:value-type="float" office:value="0" calcext:value-type="float">
            <text:p>0</text:p>
          </table:table-cell>
          <table:table-cell table:formula="of:=IF(OR(AND([$Sheet1.N60]&gt;=[.N$23];[$Sheet1.N60]&lt;=[.N$24]);AND([$Sheet1.N60]&gt;=[.N$25];[$Sheet1.N60]&lt;=[.N$26]));0;1)" office:value-type="float" office:value="0" calcext:value-type="float">
            <text:p>0</text:p>
          </table:table-cell>
          <table:table-cell table:formula="of:=IF(OR(AND([$Sheet1.O60]&gt;=[.O$23];[$Sheet1.O60]&lt;=[.O$24]);AND([$Sheet1.O60]&gt;=[.O$25];[$Sheet1.O60]&lt;=[.O$26]));0;1)" office:value-type="float" office:value="0" calcext:value-type="float">
            <text:p>0</text:p>
          </table:table-cell>
          <table:table-cell table:formula="of:=IF(OR(AND([$Sheet1.P60]&gt;=[.P$23];[$Sheet1.P60]&lt;=[.P$24]);AND([$Sheet1.P60]&gt;=[.P$25];[$Sheet1.P60]&lt;=[.P$26]));0;1)" office:value-type="float" office:value="0" calcext:value-type="float">
            <text:p>0</text:p>
          </table:table-cell>
          <table:table-cell table:formula="of:=IF(OR(AND([$Sheet1.Q60]&gt;=[.Q$23];[$Sheet1.Q60]&lt;=[.Q$24]);AND([$Sheet1.Q60]&gt;=[.Q$25];[$Sheet1.Q60]&lt;=[.Q$26]));0;1)" office:value-type="float" office:value="0" calcext:value-type="float">
            <text:p>0</text:p>
          </table:table-cell>
          <table:table-cell table:formula="of:=IF(OR(AND([$Sheet1.R60]&gt;=[.R$23];[$Sheet1.R60]&lt;=[.R$24]);AND([$Sheet1.R60]&gt;=[.R$25];[$Sheet1.R60]&lt;=[.R$26]));0;1)" office:value-type="float" office:value="0" calcext:value-type="float">
            <text:p>0</text:p>
          </table:table-cell>
          <table:table-cell table:formula="of:=IF(OR(AND([$Sheet1.S60]&gt;=[.S$23];[$Sheet1.S60]&lt;=[.S$24]);AND([$Sheet1.S60]&gt;=[.S$25];[$Sheet1.S60]&lt;=[.S$26]));0;1)" office:value-type="float" office:value="0" calcext:value-type="float">
            <text:p>0</text:p>
          </table:table-cell>
          <table:table-cell table:formula="of:=IF(OR(AND([$Sheet1.T60]&gt;=[.T$23];[$Sheet1.T60]&lt;=[.T$24]);AND([$Sheet1.T60]&gt;=[.T$25];[$Sheet1.T60]&lt;=[.T$26]));0;1)" office:value-type="float" office:value="0" calcext:value-type="float">
            <text:p>0</text:p>
          </table:table-cell>
          <table:table-cell table:formula="of:=IF(OR(AND([$Sheet1.U60]&gt;=[.U$23];[$Sheet1.U60]&lt;=[.U$24]);AND([$Sheet1.U60]&gt;=[.U$25];[$Sheet1.U6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1]&gt;=[.B$23];[$Sheet1.B61]&lt;=[.B$24]);AND([$Sheet1.B61]&gt;=[.B$25];[$Sheet1.B61]&lt;=[.B$26]));0;1)" office:value-type="float" office:value="0" calcext:value-type="float">
            <text:p>0</text:p>
          </table:table-cell>
          <table:table-cell table:formula="of:=IF(OR(AND([$Sheet1.C61]&gt;=[.C$23];[$Sheet1.C61]&lt;=[.C$24]);AND([$Sheet1.C61]&gt;=[.C$25];[$Sheet1.C61]&lt;=[.C$26]));0;1)" office:value-type="float" office:value="0" calcext:value-type="float">
            <text:p>0</text:p>
          </table:table-cell>
          <table:table-cell table:formula="of:=IF(OR(AND([$Sheet1.D61]&gt;=[.D$23];[$Sheet1.D61]&lt;=[.D$24]);AND([$Sheet1.D61]&gt;=[.D$25];[$Sheet1.D61]&lt;=[.D$26]));0;1)" office:value-type="float" office:value="0" calcext:value-type="float">
            <text:p>0</text:p>
          </table:table-cell>
          <table:table-cell table:formula="of:=IF(OR(AND([$Sheet1.E61]&gt;=[.E$23];[$Sheet1.E61]&lt;=[.E$24]);AND([$Sheet1.E61]&gt;=[.E$25];[$Sheet1.E61]&lt;=[.E$26]));0;1)" office:value-type="float" office:value="0" calcext:value-type="float">
            <text:p>0</text:p>
          </table:table-cell>
          <table:table-cell table:formula="of:=IF(OR(AND([$Sheet1.F61]&gt;=[.F$23];[$Sheet1.F61]&lt;=[.F$24]);AND([$Sheet1.F61]&gt;=[.F$25];[$Sheet1.F61]&lt;=[.F$26]));0;1)" office:value-type="float" office:value="0" calcext:value-type="float">
            <text:p>0</text:p>
          </table:table-cell>
          <table:table-cell table:formula="of:=IF(OR(AND([$Sheet1.G61]&gt;=[.G$23];[$Sheet1.G61]&lt;=[.G$24]);AND([$Sheet1.G61]&gt;=[.G$25];[$Sheet1.G61]&lt;=[.G$26]));0;1)" office:value-type="float" office:value="0" calcext:value-type="float">
            <text:p>0</text:p>
          </table:table-cell>
          <table:table-cell table:formula="of:=IF(OR(AND([$Sheet1.H61]&gt;=[.H$23];[$Sheet1.H61]&lt;=[.H$24]);AND([$Sheet1.H61]&gt;=[.H$25];[$Sheet1.H61]&lt;=[.H$26]));0;1)" office:value-type="float" office:value="0" calcext:value-type="float">
            <text:p>0</text:p>
          </table:table-cell>
          <table:table-cell table:formula="of:=IF(OR(AND([$Sheet1.I61]&gt;=[.I$23];[$Sheet1.I61]&lt;=[.I$24]);AND([$Sheet1.I61]&gt;=[.I$25];[$Sheet1.I61]&lt;=[.I$26]));0;1)" office:value-type="float" office:value="0" calcext:value-type="float">
            <text:p>0</text:p>
          </table:table-cell>
          <table:table-cell table:formula="of:=IF(OR(AND([$Sheet1.J61]&gt;=[.J$23];[$Sheet1.J61]&lt;=[.J$24]);AND([$Sheet1.J61]&gt;=[.J$25];[$Sheet1.J61]&lt;=[.J$26]));0;1)" office:value-type="float" office:value="0" calcext:value-type="float">
            <text:p>0</text:p>
          </table:table-cell>
          <table:table-cell table:formula="of:=IF(OR(AND([$Sheet1.K61]&gt;=[.K$23];[$Sheet1.K61]&lt;=[.K$24]);AND([$Sheet1.K61]&gt;=[.K$25];[$Sheet1.K61]&lt;=[.K$26]));0;1)" office:value-type="float" office:value="0" calcext:value-type="float">
            <text:p>0</text:p>
          </table:table-cell>
          <table:table-cell table:formula="of:=IF(OR(AND([$Sheet1.L61]&gt;=[.L$23];[$Sheet1.L61]&lt;=[.L$24]);AND([$Sheet1.L61]&gt;=[.L$25];[$Sheet1.L61]&lt;=[.L$26]));0;1)" office:value-type="float" office:value="0" calcext:value-type="float">
            <text:p>0</text:p>
          </table:table-cell>
          <table:table-cell table:formula="of:=IF(OR(AND([$Sheet1.M61]&gt;=[.M$23];[$Sheet1.M61]&lt;=[.M$24]);AND([$Sheet1.M61]&gt;=[.M$25];[$Sheet1.M61]&lt;=[.M$26]));0;1)" office:value-type="float" office:value="0" calcext:value-type="float">
            <text:p>0</text:p>
          </table:table-cell>
          <table:table-cell table:formula="of:=IF(OR(AND([$Sheet1.N61]&gt;=[.N$23];[$Sheet1.N61]&lt;=[.N$24]);AND([$Sheet1.N61]&gt;=[.N$25];[$Sheet1.N61]&lt;=[.N$26]));0;1)" office:value-type="float" office:value="0" calcext:value-type="float">
            <text:p>0</text:p>
          </table:table-cell>
          <table:table-cell table:formula="of:=IF(OR(AND([$Sheet1.O61]&gt;=[.O$23];[$Sheet1.O61]&lt;=[.O$24]);AND([$Sheet1.O61]&gt;=[.O$25];[$Sheet1.O61]&lt;=[.O$26]));0;1)" office:value-type="float" office:value="0" calcext:value-type="float">
            <text:p>0</text:p>
          </table:table-cell>
          <table:table-cell table:formula="of:=IF(OR(AND([$Sheet1.P61]&gt;=[.P$23];[$Sheet1.P61]&lt;=[.P$24]);AND([$Sheet1.P61]&gt;=[.P$25];[$Sheet1.P61]&lt;=[.P$26]));0;1)" office:value-type="float" office:value="0" calcext:value-type="float">
            <text:p>0</text:p>
          </table:table-cell>
          <table:table-cell table:formula="of:=IF(OR(AND([$Sheet1.Q61]&gt;=[.Q$23];[$Sheet1.Q61]&lt;=[.Q$24]);AND([$Sheet1.Q61]&gt;=[.Q$25];[$Sheet1.Q61]&lt;=[.Q$26]));0;1)" office:value-type="float" office:value="0" calcext:value-type="float">
            <text:p>0</text:p>
          </table:table-cell>
          <table:table-cell table:formula="of:=IF(OR(AND([$Sheet1.R61]&gt;=[.R$23];[$Sheet1.R61]&lt;=[.R$24]);AND([$Sheet1.R61]&gt;=[.R$25];[$Sheet1.R61]&lt;=[.R$26]));0;1)" office:value-type="float" office:value="0" calcext:value-type="float">
            <text:p>0</text:p>
          </table:table-cell>
          <table:table-cell table:formula="of:=IF(OR(AND([$Sheet1.S61]&gt;=[.S$23];[$Sheet1.S61]&lt;=[.S$24]);AND([$Sheet1.S61]&gt;=[.S$25];[$Sheet1.S61]&lt;=[.S$26]));0;1)" office:value-type="float" office:value="0" calcext:value-type="float">
            <text:p>0</text:p>
          </table:table-cell>
          <table:table-cell table:formula="of:=IF(OR(AND([$Sheet1.T61]&gt;=[.T$23];[$Sheet1.T61]&lt;=[.T$24]);AND([$Sheet1.T61]&gt;=[.T$25];[$Sheet1.T61]&lt;=[.T$26]));0;1)" office:value-type="float" office:value="0" calcext:value-type="float">
            <text:p>0</text:p>
          </table:table-cell>
          <table:table-cell table:formula="of:=IF(OR(AND([$Sheet1.U61]&gt;=[.U$23];[$Sheet1.U61]&lt;=[.U$24]);AND([$Sheet1.U61]&gt;=[.U$25];[$Sheet1.U6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2]&gt;=[.B$23];[$Sheet1.B62]&lt;=[.B$24]);AND([$Sheet1.B62]&gt;=[.B$25];[$Sheet1.B62]&lt;=[.B$26]));0;1)" office:value-type="float" office:value="0" calcext:value-type="float">
            <text:p>0</text:p>
          </table:table-cell>
          <table:table-cell table:formula="of:=IF(OR(AND([$Sheet1.C62]&gt;=[.C$23];[$Sheet1.C62]&lt;=[.C$24]);AND([$Sheet1.C62]&gt;=[.C$25];[$Sheet1.C62]&lt;=[.C$26]));0;1)" office:value-type="float" office:value="0" calcext:value-type="float">
            <text:p>0</text:p>
          </table:table-cell>
          <table:table-cell table:formula="of:=IF(OR(AND([$Sheet1.D62]&gt;=[.D$23];[$Sheet1.D62]&lt;=[.D$24]);AND([$Sheet1.D62]&gt;=[.D$25];[$Sheet1.D62]&lt;=[.D$26]));0;1)" office:value-type="float" office:value="0" calcext:value-type="float">
            <text:p>0</text:p>
          </table:table-cell>
          <table:table-cell table:formula="of:=IF(OR(AND([$Sheet1.E62]&gt;=[.E$23];[$Sheet1.E62]&lt;=[.E$24]);AND([$Sheet1.E62]&gt;=[.E$25];[$Sheet1.E62]&lt;=[.E$26]));0;1)" office:value-type="float" office:value="0" calcext:value-type="float">
            <text:p>0</text:p>
          </table:table-cell>
          <table:table-cell table:formula="of:=IF(OR(AND([$Sheet1.F62]&gt;=[.F$23];[$Sheet1.F62]&lt;=[.F$24]);AND([$Sheet1.F62]&gt;=[.F$25];[$Sheet1.F62]&lt;=[.F$26]));0;1)" office:value-type="float" office:value="0" calcext:value-type="float">
            <text:p>0</text:p>
          </table:table-cell>
          <table:table-cell table:formula="of:=IF(OR(AND([$Sheet1.G62]&gt;=[.G$23];[$Sheet1.G62]&lt;=[.G$24]);AND([$Sheet1.G62]&gt;=[.G$25];[$Sheet1.G62]&lt;=[.G$26]));0;1)" office:value-type="float" office:value="0" calcext:value-type="float">
            <text:p>0</text:p>
          </table:table-cell>
          <table:table-cell table:formula="of:=IF(OR(AND([$Sheet1.H62]&gt;=[.H$23];[$Sheet1.H62]&lt;=[.H$24]);AND([$Sheet1.H62]&gt;=[.H$25];[$Sheet1.H62]&lt;=[.H$26]));0;1)" office:value-type="float" office:value="0" calcext:value-type="float">
            <text:p>0</text:p>
          </table:table-cell>
          <table:table-cell table:formula="of:=IF(OR(AND([$Sheet1.I62]&gt;=[.I$23];[$Sheet1.I62]&lt;=[.I$24]);AND([$Sheet1.I62]&gt;=[.I$25];[$Sheet1.I62]&lt;=[.I$26]));0;1)" office:value-type="float" office:value="0" calcext:value-type="float">
            <text:p>0</text:p>
          </table:table-cell>
          <table:table-cell table:formula="of:=IF(OR(AND([$Sheet1.J62]&gt;=[.J$23];[$Sheet1.J62]&lt;=[.J$24]);AND([$Sheet1.J62]&gt;=[.J$25];[$Sheet1.J62]&lt;=[.J$26]));0;1)" office:value-type="float" office:value="0" calcext:value-type="float">
            <text:p>0</text:p>
          </table:table-cell>
          <table:table-cell table:formula="of:=IF(OR(AND([$Sheet1.K62]&gt;=[.K$23];[$Sheet1.K62]&lt;=[.K$24]);AND([$Sheet1.K62]&gt;=[.K$25];[$Sheet1.K62]&lt;=[.K$26]));0;1)" office:value-type="float" office:value="0" calcext:value-type="float">
            <text:p>0</text:p>
          </table:table-cell>
          <table:table-cell table:formula="of:=IF(OR(AND([$Sheet1.L62]&gt;=[.L$23];[$Sheet1.L62]&lt;=[.L$24]);AND([$Sheet1.L62]&gt;=[.L$25];[$Sheet1.L62]&lt;=[.L$26]));0;1)" office:value-type="float" office:value="0" calcext:value-type="float">
            <text:p>0</text:p>
          </table:table-cell>
          <table:table-cell table:formula="of:=IF(OR(AND([$Sheet1.M62]&gt;=[.M$23];[$Sheet1.M62]&lt;=[.M$24]);AND([$Sheet1.M62]&gt;=[.M$25];[$Sheet1.M62]&lt;=[.M$26]));0;1)" office:value-type="float" office:value="0" calcext:value-type="float">
            <text:p>0</text:p>
          </table:table-cell>
          <table:table-cell table:formula="of:=IF(OR(AND([$Sheet1.N62]&gt;=[.N$23];[$Sheet1.N62]&lt;=[.N$24]);AND([$Sheet1.N62]&gt;=[.N$25];[$Sheet1.N62]&lt;=[.N$26]));0;1)" office:value-type="float" office:value="0" calcext:value-type="float">
            <text:p>0</text:p>
          </table:table-cell>
          <table:table-cell table:formula="of:=IF(OR(AND([$Sheet1.O62]&gt;=[.O$23];[$Sheet1.O62]&lt;=[.O$24]);AND([$Sheet1.O62]&gt;=[.O$25];[$Sheet1.O62]&lt;=[.O$26]));0;1)" office:value-type="float" office:value="0" calcext:value-type="float">
            <text:p>0</text:p>
          </table:table-cell>
          <table:table-cell table:formula="of:=IF(OR(AND([$Sheet1.P62]&gt;=[.P$23];[$Sheet1.P62]&lt;=[.P$24]);AND([$Sheet1.P62]&gt;=[.P$25];[$Sheet1.P62]&lt;=[.P$26]));0;1)" office:value-type="float" office:value="0" calcext:value-type="float">
            <text:p>0</text:p>
          </table:table-cell>
          <table:table-cell table:formula="of:=IF(OR(AND([$Sheet1.Q62]&gt;=[.Q$23];[$Sheet1.Q62]&lt;=[.Q$24]);AND([$Sheet1.Q62]&gt;=[.Q$25];[$Sheet1.Q62]&lt;=[.Q$26]));0;1)" office:value-type="float" office:value="0" calcext:value-type="float">
            <text:p>0</text:p>
          </table:table-cell>
          <table:table-cell table:formula="of:=IF(OR(AND([$Sheet1.R62]&gt;=[.R$23];[$Sheet1.R62]&lt;=[.R$24]);AND([$Sheet1.R62]&gt;=[.R$25];[$Sheet1.R62]&lt;=[.R$26]));0;1)" office:value-type="float" office:value="0" calcext:value-type="float">
            <text:p>0</text:p>
          </table:table-cell>
          <table:table-cell table:formula="of:=IF(OR(AND([$Sheet1.S62]&gt;=[.S$23];[$Sheet1.S62]&lt;=[.S$24]);AND([$Sheet1.S62]&gt;=[.S$25];[$Sheet1.S62]&lt;=[.S$26]));0;1)" office:value-type="float" office:value="0" calcext:value-type="float">
            <text:p>0</text:p>
          </table:table-cell>
          <table:table-cell table:formula="of:=IF(OR(AND([$Sheet1.T62]&gt;=[.T$23];[$Sheet1.T62]&lt;=[.T$24]);AND([$Sheet1.T62]&gt;=[.T$25];[$Sheet1.T62]&lt;=[.T$26]));0;1)" office:value-type="float" office:value="0" calcext:value-type="float">
            <text:p>0</text:p>
          </table:table-cell>
          <table:table-cell table:formula="of:=IF(OR(AND([$Sheet1.U62]&gt;=[.U$23];[$Sheet1.U62]&lt;=[.U$24]);AND([$Sheet1.U62]&gt;=[.U$25];[$Sheet1.U6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3]&gt;=[.B$23];[$Sheet1.B63]&lt;=[.B$24]);AND([$Sheet1.B63]&gt;=[.B$25];[$Sheet1.B63]&lt;=[.B$26]));0;1)" office:value-type="float" office:value="0" calcext:value-type="float">
            <text:p>0</text:p>
          </table:table-cell>
          <table:table-cell table:formula="of:=IF(OR(AND([$Sheet1.C63]&gt;=[.C$23];[$Sheet1.C63]&lt;=[.C$24]);AND([$Sheet1.C63]&gt;=[.C$25];[$Sheet1.C63]&lt;=[.C$26]));0;1)" office:value-type="float" office:value="0" calcext:value-type="float">
            <text:p>0</text:p>
          </table:table-cell>
          <table:table-cell table:formula="of:=IF(OR(AND([$Sheet1.D63]&gt;=[.D$23];[$Sheet1.D63]&lt;=[.D$24]);AND([$Sheet1.D63]&gt;=[.D$25];[$Sheet1.D63]&lt;=[.D$26]));0;1)" office:value-type="float" office:value="0" calcext:value-type="float">
            <text:p>0</text:p>
          </table:table-cell>
          <table:table-cell table:formula="of:=IF(OR(AND([$Sheet1.E63]&gt;=[.E$23];[$Sheet1.E63]&lt;=[.E$24]);AND([$Sheet1.E63]&gt;=[.E$25];[$Sheet1.E63]&lt;=[.E$26]));0;1)" office:value-type="float" office:value="0" calcext:value-type="float">
            <text:p>0</text:p>
          </table:table-cell>
          <table:table-cell table:formula="of:=IF(OR(AND([$Sheet1.F63]&gt;=[.F$23];[$Sheet1.F63]&lt;=[.F$24]);AND([$Sheet1.F63]&gt;=[.F$25];[$Sheet1.F63]&lt;=[.F$26]));0;1)" office:value-type="float" office:value="0" calcext:value-type="float">
            <text:p>0</text:p>
          </table:table-cell>
          <table:table-cell table:formula="of:=IF(OR(AND([$Sheet1.G63]&gt;=[.G$23];[$Sheet1.G63]&lt;=[.G$24]);AND([$Sheet1.G63]&gt;=[.G$25];[$Sheet1.G63]&lt;=[.G$26]));0;1)" office:value-type="float" office:value="0" calcext:value-type="float">
            <text:p>0</text:p>
          </table:table-cell>
          <table:table-cell table:formula="of:=IF(OR(AND([$Sheet1.H63]&gt;=[.H$23];[$Sheet1.H63]&lt;=[.H$24]);AND([$Sheet1.H63]&gt;=[.H$25];[$Sheet1.H63]&lt;=[.H$26]));0;1)" office:value-type="float" office:value="0" calcext:value-type="float">
            <text:p>0</text:p>
          </table:table-cell>
          <table:table-cell table:formula="of:=IF(OR(AND([$Sheet1.I63]&gt;=[.I$23];[$Sheet1.I63]&lt;=[.I$24]);AND([$Sheet1.I63]&gt;=[.I$25];[$Sheet1.I63]&lt;=[.I$26]));0;1)" office:value-type="float" office:value="0" calcext:value-type="float">
            <text:p>0</text:p>
          </table:table-cell>
          <table:table-cell table:formula="of:=IF(OR(AND([$Sheet1.J63]&gt;=[.J$23];[$Sheet1.J63]&lt;=[.J$24]);AND([$Sheet1.J63]&gt;=[.J$25];[$Sheet1.J63]&lt;=[.J$26]));0;1)" office:value-type="float" office:value="0" calcext:value-type="float">
            <text:p>0</text:p>
          </table:table-cell>
          <table:table-cell table:formula="of:=IF(OR(AND([$Sheet1.K63]&gt;=[.K$23];[$Sheet1.K63]&lt;=[.K$24]);AND([$Sheet1.K63]&gt;=[.K$25];[$Sheet1.K63]&lt;=[.K$26]));0;1)" office:value-type="float" office:value="0" calcext:value-type="float">
            <text:p>0</text:p>
          </table:table-cell>
          <table:table-cell table:formula="of:=IF(OR(AND([$Sheet1.L63]&gt;=[.L$23];[$Sheet1.L63]&lt;=[.L$24]);AND([$Sheet1.L63]&gt;=[.L$25];[$Sheet1.L63]&lt;=[.L$26]));0;1)" office:value-type="float" office:value="0" calcext:value-type="float">
            <text:p>0</text:p>
          </table:table-cell>
          <table:table-cell table:formula="of:=IF(OR(AND([$Sheet1.M63]&gt;=[.M$23];[$Sheet1.M63]&lt;=[.M$24]);AND([$Sheet1.M63]&gt;=[.M$25];[$Sheet1.M63]&lt;=[.M$26]));0;1)" office:value-type="float" office:value="0" calcext:value-type="float">
            <text:p>0</text:p>
          </table:table-cell>
          <table:table-cell table:formula="of:=IF(OR(AND([$Sheet1.N63]&gt;=[.N$23];[$Sheet1.N63]&lt;=[.N$24]);AND([$Sheet1.N63]&gt;=[.N$25];[$Sheet1.N63]&lt;=[.N$26]));0;1)" office:value-type="float" office:value="0" calcext:value-type="float">
            <text:p>0</text:p>
          </table:table-cell>
          <table:table-cell table:formula="of:=IF(OR(AND([$Sheet1.O63]&gt;=[.O$23];[$Sheet1.O63]&lt;=[.O$24]);AND([$Sheet1.O63]&gt;=[.O$25];[$Sheet1.O63]&lt;=[.O$26]));0;1)" office:value-type="float" office:value="0" calcext:value-type="float">
            <text:p>0</text:p>
          </table:table-cell>
          <table:table-cell table:formula="of:=IF(OR(AND([$Sheet1.P63]&gt;=[.P$23];[$Sheet1.P63]&lt;=[.P$24]);AND([$Sheet1.P63]&gt;=[.P$25];[$Sheet1.P63]&lt;=[.P$26]));0;1)" office:value-type="float" office:value="0" calcext:value-type="float">
            <text:p>0</text:p>
          </table:table-cell>
          <table:table-cell table:formula="of:=IF(OR(AND([$Sheet1.Q63]&gt;=[.Q$23];[$Sheet1.Q63]&lt;=[.Q$24]);AND([$Sheet1.Q63]&gt;=[.Q$25];[$Sheet1.Q63]&lt;=[.Q$26]));0;1)" office:value-type="float" office:value="0" calcext:value-type="float">
            <text:p>0</text:p>
          </table:table-cell>
          <table:table-cell table:formula="of:=IF(OR(AND([$Sheet1.R63]&gt;=[.R$23];[$Sheet1.R63]&lt;=[.R$24]);AND([$Sheet1.R63]&gt;=[.R$25];[$Sheet1.R63]&lt;=[.R$26]));0;1)" office:value-type="float" office:value="0" calcext:value-type="float">
            <text:p>0</text:p>
          </table:table-cell>
          <table:table-cell table:formula="of:=IF(OR(AND([$Sheet1.S63]&gt;=[.S$23];[$Sheet1.S63]&lt;=[.S$24]);AND([$Sheet1.S63]&gt;=[.S$25];[$Sheet1.S63]&lt;=[.S$26]));0;1)" office:value-type="float" office:value="0" calcext:value-type="float">
            <text:p>0</text:p>
          </table:table-cell>
          <table:table-cell table:formula="of:=IF(OR(AND([$Sheet1.T63]&gt;=[.T$23];[$Sheet1.T63]&lt;=[.T$24]);AND([$Sheet1.T63]&gt;=[.T$25];[$Sheet1.T63]&lt;=[.T$26]));0;1)" office:value-type="float" office:value="0" calcext:value-type="float">
            <text:p>0</text:p>
          </table:table-cell>
          <table:table-cell table:formula="of:=IF(OR(AND([$Sheet1.U63]&gt;=[.U$23];[$Sheet1.U63]&lt;=[.U$24]);AND([$Sheet1.U63]&gt;=[.U$25];[$Sheet1.U6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4]&gt;=[.B$23];[$Sheet1.B64]&lt;=[.B$24]);AND([$Sheet1.B64]&gt;=[.B$25];[$Sheet1.B64]&lt;=[.B$26]));0;1)" office:value-type="float" office:value="0" calcext:value-type="float">
            <text:p>0</text:p>
          </table:table-cell>
          <table:table-cell table:formula="of:=IF(OR(AND([$Sheet1.C64]&gt;=[.C$23];[$Sheet1.C64]&lt;=[.C$24]);AND([$Sheet1.C64]&gt;=[.C$25];[$Sheet1.C64]&lt;=[.C$26]));0;1)" office:value-type="float" office:value="0" calcext:value-type="float">
            <text:p>0</text:p>
          </table:table-cell>
          <table:table-cell table:formula="of:=IF(OR(AND([$Sheet1.D64]&gt;=[.D$23];[$Sheet1.D64]&lt;=[.D$24]);AND([$Sheet1.D64]&gt;=[.D$25];[$Sheet1.D64]&lt;=[.D$26]));0;1)" office:value-type="float" office:value="0" calcext:value-type="float">
            <text:p>0</text:p>
          </table:table-cell>
          <table:table-cell table:formula="of:=IF(OR(AND([$Sheet1.E64]&gt;=[.E$23];[$Sheet1.E64]&lt;=[.E$24]);AND([$Sheet1.E64]&gt;=[.E$25];[$Sheet1.E64]&lt;=[.E$26]));0;1)" office:value-type="float" office:value="0" calcext:value-type="float">
            <text:p>0</text:p>
          </table:table-cell>
          <table:table-cell table:formula="of:=IF(OR(AND([$Sheet1.F64]&gt;=[.F$23];[$Sheet1.F64]&lt;=[.F$24]);AND([$Sheet1.F64]&gt;=[.F$25];[$Sheet1.F64]&lt;=[.F$26]));0;1)" office:value-type="float" office:value="0" calcext:value-type="float">
            <text:p>0</text:p>
          </table:table-cell>
          <table:table-cell table:formula="of:=IF(OR(AND([$Sheet1.G64]&gt;=[.G$23];[$Sheet1.G64]&lt;=[.G$24]);AND([$Sheet1.G64]&gt;=[.G$25];[$Sheet1.G64]&lt;=[.G$26]));0;1)" office:value-type="float" office:value="0" calcext:value-type="float">
            <text:p>0</text:p>
          </table:table-cell>
          <table:table-cell table:formula="of:=IF(OR(AND([$Sheet1.H64]&gt;=[.H$23];[$Sheet1.H64]&lt;=[.H$24]);AND([$Sheet1.H64]&gt;=[.H$25];[$Sheet1.H64]&lt;=[.H$26]));0;1)" office:value-type="float" office:value="0" calcext:value-type="float">
            <text:p>0</text:p>
          </table:table-cell>
          <table:table-cell table:formula="of:=IF(OR(AND([$Sheet1.I64]&gt;=[.I$23];[$Sheet1.I64]&lt;=[.I$24]);AND([$Sheet1.I64]&gt;=[.I$25];[$Sheet1.I64]&lt;=[.I$26]));0;1)" office:value-type="float" office:value="0" calcext:value-type="float">
            <text:p>0</text:p>
          </table:table-cell>
          <table:table-cell table:formula="of:=IF(OR(AND([$Sheet1.J64]&gt;=[.J$23];[$Sheet1.J64]&lt;=[.J$24]);AND([$Sheet1.J64]&gt;=[.J$25];[$Sheet1.J64]&lt;=[.J$26]));0;1)" office:value-type="float" office:value="0" calcext:value-type="float">
            <text:p>0</text:p>
          </table:table-cell>
          <table:table-cell table:formula="of:=IF(OR(AND([$Sheet1.K64]&gt;=[.K$23];[$Sheet1.K64]&lt;=[.K$24]);AND([$Sheet1.K64]&gt;=[.K$25];[$Sheet1.K64]&lt;=[.K$26]));0;1)" office:value-type="float" office:value="0" calcext:value-type="float">
            <text:p>0</text:p>
          </table:table-cell>
          <table:table-cell table:formula="of:=IF(OR(AND([$Sheet1.L64]&gt;=[.L$23];[$Sheet1.L64]&lt;=[.L$24]);AND([$Sheet1.L64]&gt;=[.L$25];[$Sheet1.L64]&lt;=[.L$26]));0;1)" office:value-type="float" office:value="0" calcext:value-type="float">
            <text:p>0</text:p>
          </table:table-cell>
          <table:table-cell table:formula="of:=IF(OR(AND([$Sheet1.M64]&gt;=[.M$23];[$Sheet1.M64]&lt;=[.M$24]);AND([$Sheet1.M64]&gt;=[.M$25];[$Sheet1.M64]&lt;=[.M$26]));0;1)" office:value-type="float" office:value="0" calcext:value-type="float">
            <text:p>0</text:p>
          </table:table-cell>
          <table:table-cell table:formula="of:=IF(OR(AND([$Sheet1.N64]&gt;=[.N$23];[$Sheet1.N64]&lt;=[.N$24]);AND([$Sheet1.N64]&gt;=[.N$25];[$Sheet1.N64]&lt;=[.N$26]));0;1)" office:value-type="float" office:value="0" calcext:value-type="float">
            <text:p>0</text:p>
          </table:table-cell>
          <table:table-cell table:formula="of:=IF(OR(AND([$Sheet1.O64]&gt;=[.O$23];[$Sheet1.O64]&lt;=[.O$24]);AND([$Sheet1.O64]&gt;=[.O$25];[$Sheet1.O64]&lt;=[.O$26]));0;1)" office:value-type="float" office:value="0" calcext:value-type="float">
            <text:p>0</text:p>
          </table:table-cell>
          <table:table-cell table:formula="of:=IF(OR(AND([$Sheet1.P64]&gt;=[.P$23];[$Sheet1.P64]&lt;=[.P$24]);AND([$Sheet1.P64]&gt;=[.P$25];[$Sheet1.P64]&lt;=[.P$26]));0;1)" office:value-type="float" office:value="0" calcext:value-type="float">
            <text:p>0</text:p>
          </table:table-cell>
          <table:table-cell table:formula="of:=IF(OR(AND([$Sheet1.Q64]&gt;=[.Q$23];[$Sheet1.Q64]&lt;=[.Q$24]);AND([$Sheet1.Q64]&gt;=[.Q$25];[$Sheet1.Q64]&lt;=[.Q$26]));0;1)" office:value-type="float" office:value="0" calcext:value-type="float">
            <text:p>0</text:p>
          </table:table-cell>
          <table:table-cell table:formula="of:=IF(OR(AND([$Sheet1.R64]&gt;=[.R$23];[$Sheet1.R64]&lt;=[.R$24]);AND([$Sheet1.R64]&gt;=[.R$25];[$Sheet1.R64]&lt;=[.R$26]));0;1)" office:value-type="float" office:value="0" calcext:value-type="float">
            <text:p>0</text:p>
          </table:table-cell>
          <table:table-cell table:formula="of:=IF(OR(AND([$Sheet1.S64]&gt;=[.S$23];[$Sheet1.S64]&lt;=[.S$24]);AND([$Sheet1.S64]&gt;=[.S$25];[$Sheet1.S64]&lt;=[.S$26]));0;1)" office:value-type="float" office:value="0" calcext:value-type="float">
            <text:p>0</text:p>
          </table:table-cell>
          <table:table-cell table:formula="of:=IF(OR(AND([$Sheet1.T64]&gt;=[.T$23];[$Sheet1.T64]&lt;=[.T$24]);AND([$Sheet1.T64]&gt;=[.T$25];[$Sheet1.T64]&lt;=[.T$26]));0;1)" office:value-type="float" office:value="0" calcext:value-type="float">
            <text:p>0</text:p>
          </table:table-cell>
          <table:table-cell table:formula="of:=IF(OR(AND([$Sheet1.U64]&gt;=[.U$23];[$Sheet1.U64]&lt;=[.U$24]);AND([$Sheet1.U64]&gt;=[.U$25];[$Sheet1.U6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5]&gt;=[.B$23];[$Sheet1.B65]&lt;=[.B$24]);AND([$Sheet1.B65]&gt;=[.B$25];[$Sheet1.B65]&lt;=[.B$26]));0;1)" office:value-type="float" office:value="0" calcext:value-type="float">
            <text:p>0</text:p>
          </table:table-cell>
          <table:table-cell table:formula="of:=IF(OR(AND([$Sheet1.C65]&gt;=[.C$23];[$Sheet1.C65]&lt;=[.C$24]);AND([$Sheet1.C65]&gt;=[.C$25];[$Sheet1.C65]&lt;=[.C$26]));0;1)" office:value-type="float" office:value="0" calcext:value-type="float">
            <text:p>0</text:p>
          </table:table-cell>
          <table:table-cell table:formula="of:=IF(OR(AND([$Sheet1.D65]&gt;=[.D$23];[$Sheet1.D65]&lt;=[.D$24]);AND([$Sheet1.D65]&gt;=[.D$25];[$Sheet1.D65]&lt;=[.D$26]));0;1)" office:value-type="float" office:value="0" calcext:value-type="float">
            <text:p>0</text:p>
          </table:table-cell>
          <table:table-cell table:formula="of:=IF(OR(AND([$Sheet1.E65]&gt;=[.E$23];[$Sheet1.E65]&lt;=[.E$24]);AND([$Sheet1.E65]&gt;=[.E$25];[$Sheet1.E65]&lt;=[.E$26]));0;1)" office:value-type="float" office:value="0" calcext:value-type="float">
            <text:p>0</text:p>
          </table:table-cell>
          <table:table-cell table:formula="of:=IF(OR(AND([$Sheet1.F65]&gt;=[.F$23];[$Sheet1.F65]&lt;=[.F$24]);AND([$Sheet1.F65]&gt;=[.F$25];[$Sheet1.F65]&lt;=[.F$26]));0;1)" office:value-type="float" office:value="0" calcext:value-type="float">
            <text:p>0</text:p>
          </table:table-cell>
          <table:table-cell table:formula="of:=IF(OR(AND([$Sheet1.G65]&gt;=[.G$23];[$Sheet1.G65]&lt;=[.G$24]);AND([$Sheet1.G65]&gt;=[.G$25];[$Sheet1.G65]&lt;=[.G$26]));0;1)" office:value-type="float" office:value="0" calcext:value-type="float">
            <text:p>0</text:p>
          </table:table-cell>
          <table:table-cell table:formula="of:=IF(OR(AND([$Sheet1.H65]&gt;=[.H$23];[$Sheet1.H65]&lt;=[.H$24]);AND([$Sheet1.H65]&gt;=[.H$25];[$Sheet1.H65]&lt;=[.H$26]));0;1)" office:value-type="float" office:value="0" calcext:value-type="float">
            <text:p>0</text:p>
          </table:table-cell>
          <table:table-cell table:formula="of:=IF(OR(AND([$Sheet1.I65]&gt;=[.I$23];[$Sheet1.I65]&lt;=[.I$24]);AND([$Sheet1.I65]&gt;=[.I$25];[$Sheet1.I65]&lt;=[.I$26]));0;1)" office:value-type="float" office:value="0" calcext:value-type="float">
            <text:p>0</text:p>
          </table:table-cell>
          <table:table-cell table:formula="of:=IF(OR(AND([$Sheet1.J65]&gt;=[.J$23];[$Sheet1.J65]&lt;=[.J$24]);AND([$Sheet1.J65]&gt;=[.J$25];[$Sheet1.J65]&lt;=[.J$26]));0;1)" office:value-type="float" office:value="0" calcext:value-type="float">
            <text:p>0</text:p>
          </table:table-cell>
          <table:table-cell table:formula="of:=IF(OR(AND([$Sheet1.K65]&gt;=[.K$23];[$Sheet1.K65]&lt;=[.K$24]);AND([$Sheet1.K65]&gt;=[.K$25];[$Sheet1.K65]&lt;=[.K$26]));0;1)" office:value-type="float" office:value="0" calcext:value-type="float">
            <text:p>0</text:p>
          </table:table-cell>
          <table:table-cell table:formula="of:=IF(OR(AND([$Sheet1.L65]&gt;=[.L$23];[$Sheet1.L65]&lt;=[.L$24]);AND([$Sheet1.L65]&gt;=[.L$25];[$Sheet1.L65]&lt;=[.L$26]));0;1)" office:value-type="float" office:value="0" calcext:value-type="float">
            <text:p>0</text:p>
          </table:table-cell>
          <table:table-cell table:formula="of:=IF(OR(AND([$Sheet1.M65]&gt;=[.M$23];[$Sheet1.M65]&lt;=[.M$24]);AND([$Sheet1.M65]&gt;=[.M$25];[$Sheet1.M65]&lt;=[.M$26]));0;1)" office:value-type="float" office:value="0" calcext:value-type="float">
            <text:p>0</text:p>
          </table:table-cell>
          <table:table-cell table:formula="of:=IF(OR(AND([$Sheet1.N65]&gt;=[.N$23];[$Sheet1.N65]&lt;=[.N$24]);AND([$Sheet1.N65]&gt;=[.N$25];[$Sheet1.N65]&lt;=[.N$26]));0;1)" office:value-type="float" office:value="0" calcext:value-type="float">
            <text:p>0</text:p>
          </table:table-cell>
          <table:table-cell table:formula="of:=IF(OR(AND([$Sheet1.O65]&gt;=[.O$23];[$Sheet1.O65]&lt;=[.O$24]);AND([$Sheet1.O65]&gt;=[.O$25];[$Sheet1.O65]&lt;=[.O$26]));0;1)" office:value-type="float" office:value="0" calcext:value-type="float">
            <text:p>0</text:p>
          </table:table-cell>
          <table:table-cell table:formula="of:=IF(OR(AND([$Sheet1.P65]&gt;=[.P$23];[$Sheet1.P65]&lt;=[.P$24]);AND([$Sheet1.P65]&gt;=[.P$25];[$Sheet1.P65]&lt;=[.P$26]));0;1)" office:value-type="float" office:value="0" calcext:value-type="float">
            <text:p>0</text:p>
          </table:table-cell>
          <table:table-cell table:formula="of:=IF(OR(AND([$Sheet1.Q65]&gt;=[.Q$23];[$Sheet1.Q65]&lt;=[.Q$24]);AND([$Sheet1.Q65]&gt;=[.Q$25];[$Sheet1.Q65]&lt;=[.Q$26]));0;1)" office:value-type="float" office:value="0" calcext:value-type="float">
            <text:p>0</text:p>
          </table:table-cell>
          <table:table-cell table:formula="of:=IF(OR(AND([$Sheet1.R65]&gt;=[.R$23];[$Sheet1.R65]&lt;=[.R$24]);AND([$Sheet1.R65]&gt;=[.R$25];[$Sheet1.R65]&lt;=[.R$26]));0;1)" office:value-type="float" office:value="0" calcext:value-type="float">
            <text:p>0</text:p>
          </table:table-cell>
          <table:table-cell table:formula="of:=IF(OR(AND([$Sheet1.S65]&gt;=[.S$23];[$Sheet1.S65]&lt;=[.S$24]);AND([$Sheet1.S65]&gt;=[.S$25];[$Sheet1.S65]&lt;=[.S$26]));0;1)" office:value-type="float" office:value="0" calcext:value-type="float">
            <text:p>0</text:p>
          </table:table-cell>
          <table:table-cell table:formula="of:=IF(OR(AND([$Sheet1.T65]&gt;=[.T$23];[$Sheet1.T65]&lt;=[.T$24]);AND([$Sheet1.T65]&gt;=[.T$25];[$Sheet1.T65]&lt;=[.T$26]));0;1)" office:value-type="float" office:value="0" calcext:value-type="float">
            <text:p>0</text:p>
          </table:table-cell>
          <table:table-cell table:formula="of:=IF(OR(AND([$Sheet1.U65]&gt;=[.U$23];[$Sheet1.U65]&lt;=[.U$24]);AND([$Sheet1.U65]&gt;=[.U$25];[$Sheet1.U6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6]&gt;=[.B$23];[$Sheet1.B66]&lt;=[.B$24]);AND([$Sheet1.B66]&gt;=[.B$25];[$Sheet1.B66]&lt;=[.B$26]));0;1)" office:value-type="float" office:value="0" calcext:value-type="float">
            <text:p>0</text:p>
          </table:table-cell>
          <table:table-cell table:formula="of:=IF(OR(AND([$Sheet1.C66]&gt;=[.C$23];[$Sheet1.C66]&lt;=[.C$24]);AND([$Sheet1.C66]&gt;=[.C$25];[$Sheet1.C66]&lt;=[.C$26]));0;1)" office:value-type="float" office:value="0" calcext:value-type="float">
            <text:p>0</text:p>
          </table:table-cell>
          <table:table-cell table:formula="of:=IF(OR(AND([$Sheet1.D66]&gt;=[.D$23];[$Sheet1.D66]&lt;=[.D$24]);AND([$Sheet1.D66]&gt;=[.D$25];[$Sheet1.D66]&lt;=[.D$26]));0;1)" office:value-type="float" office:value="0" calcext:value-type="float">
            <text:p>0</text:p>
          </table:table-cell>
          <table:table-cell table:formula="of:=IF(OR(AND([$Sheet1.E66]&gt;=[.E$23];[$Sheet1.E66]&lt;=[.E$24]);AND([$Sheet1.E66]&gt;=[.E$25];[$Sheet1.E66]&lt;=[.E$26]));0;1)" office:value-type="float" office:value="0" calcext:value-type="float">
            <text:p>0</text:p>
          </table:table-cell>
          <table:table-cell table:formula="of:=IF(OR(AND([$Sheet1.F66]&gt;=[.F$23];[$Sheet1.F66]&lt;=[.F$24]);AND([$Sheet1.F66]&gt;=[.F$25];[$Sheet1.F66]&lt;=[.F$26]));0;1)" office:value-type="float" office:value="0" calcext:value-type="float">
            <text:p>0</text:p>
          </table:table-cell>
          <table:table-cell table:formula="of:=IF(OR(AND([$Sheet1.G66]&gt;=[.G$23];[$Sheet1.G66]&lt;=[.G$24]);AND([$Sheet1.G66]&gt;=[.G$25];[$Sheet1.G66]&lt;=[.G$26]));0;1)" office:value-type="float" office:value="0" calcext:value-type="float">
            <text:p>0</text:p>
          </table:table-cell>
          <table:table-cell table:formula="of:=IF(OR(AND([$Sheet1.H66]&gt;=[.H$23];[$Sheet1.H66]&lt;=[.H$24]);AND([$Sheet1.H66]&gt;=[.H$25];[$Sheet1.H66]&lt;=[.H$26]));0;1)" office:value-type="float" office:value="0" calcext:value-type="float">
            <text:p>0</text:p>
          </table:table-cell>
          <table:table-cell table:formula="of:=IF(OR(AND([$Sheet1.I66]&gt;=[.I$23];[$Sheet1.I66]&lt;=[.I$24]);AND([$Sheet1.I66]&gt;=[.I$25];[$Sheet1.I66]&lt;=[.I$26]));0;1)" office:value-type="float" office:value="0" calcext:value-type="float">
            <text:p>0</text:p>
          </table:table-cell>
          <table:table-cell table:formula="of:=IF(OR(AND([$Sheet1.J66]&gt;=[.J$23];[$Sheet1.J66]&lt;=[.J$24]);AND([$Sheet1.J66]&gt;=[.J$25];[$Sheet1.J66]&lt;=[.J$26]));0;1)" office:value-type="float" office:value="0" calcext:value-type="float">
            <text:p>0</text:p>
          </table:table-cell>
          <table:table-cell table:formula="of:=IF(OR(AND([$Sheet1.K66]&gt;=[.K$23];[$Sheet1.K66]&lt;=[.K$24]);AND([$Sheet1.K66]&gt;=[.K$25];[$Sheet1.K66]&lt;=[.K$26]));0;1)" office:value-type="float" office:value="0" calcext:value-type="float">
            <text:p>0</text:p>
          </table:table-cell>
          <table:table-cell table:formula="of:=IF(OR(AND([$Sheet1.L66]&gt;=[.L$23];[$Sheet1.L66]&lt;=[.L$24]);AND([$Sheet1.L66]&gt;=[.L$25];[$Sheet1.L66]&lt;=[.L$26]));0;1)" office:value-type="float" office:value="0" calcext:value-type="float">
            <text:p>0</text:p>
          </table:table-cell>
          <table:table-cell table:formula="of:=IF(OR(AND([$Sheet1.M66]&gt;=[.M$23];[$Sheet1.M66]&lt;=[.M$24]);AND([$Sheet1.M66]&gt;=[.M$25];[$Sheet1.M66]&lt;=[.M$26]));0;1)" office:value-type="float" office:value="0" calcext:value-type="float">
            <text:p>0</text:p>
          </table:table-cell>
          <table:table-cell table:formula="of:=IF(OR(AND([$Sheet1.N66]&gt;=[.N$23];[$Sheet1.N66]&lt;=[.N$24]);AND([$Sheet1.N66]&gt;=[.N$25];[$Sheet1.N66]&lt;=[.N$26]));0;1)" office:value-type="float" office:value="0" calcext:value-type="float">
            <text:p>0</text:p>
          </table:table-cell>
          <table:table-cell table:formula="of:=IF(OR(AND([$Sheet1.O66]&gt;=[.O$23];[$Sheet1.O66]&lt;=[.O$24]);AND([$Sheet1.O66]&gt;=[.O$25];[$Sheet1.O66]&lt;=[.O$26]));0;1)" office:value-type="float" office:value="0" calcext:value-type="float">
            <text:p>0</text:p>
          </table:table-cell>
          <table:table-cell table:formula="of:=IF(OR(AND([$Sheet1.P66]&gt;=[.P$23];[$Sheet1.P66]&lt;=[.P$24]);AND([$Sheet1.P66]&gt;=[.P$25];[$Sheet1.P66]&lt;=[.P$26]));0;1)" office:value-type="float" office:value="0" calcext:value-type="float">
            <text:p>0</text:p>
          </table:table-cell>
          <table:table-cell table:formula="of:=IF(OR(AND([$Sheet1.Q66]&gt;=[.Q$23];[$Sheet1.Q66]&lt;=[.Q$24]);AND([$Sheet1.Q66]&gt;=[.Q$25];[$Sheet1.Q66]&lt;=[.Q$26]));0;1)" office:value-type="float" office:value="0" calcext:value-type="float">
            <text:p>0</text:p>
          </table:table-cell>
          <table:table-cell table:formula="of:=IF(OR(AND([$Sheet1.R66]&gt;=[.R$23];[$Sheet1.R66]&lt;=[.R$24]);AND([$Sheet1.R66]&gt;=[.R$25];[$Sheet1.R66]&lt;=[.R$26]));0;1)" office:value-type="float" office:value="0" calcext:value-type="float">
            <text:p>0</text:p>
          </table:table-cell>
          <table:table-cell table:formula="of:=IF(OR(AND([$Sheet1.S66]&gt;=[.S$23];[$Sheet1.S66]&lt;=[.S$24]);AND([$Sheet1.S66]&gt;=[.S$25];[$Sheet1.S66]&lt;=[.S$26]));0;1)" office:value-type="float" office:value="0" calcext:value-type="float">
            <text:p>0</text:p>
          </table:table-cell>
          <table:table-cell table:formula="of:=IF(OR(AND([$Sheet1.T66]&gt;=[.T$23];[$Sheet1.T66]&lt;=[.T$24]);AND([$Sheet1.T66]&gt;=[.T$25];[$Sheet1.T66]&lt;=[.T$26]));0;1)" office:value-type="float" office:value="0" calcext:value-type="float">
            <text:p>0</text:p>
          </table:table-cell>
          <table:table-cell table:formula="of:=IF(OR(AND([$Sheet1.U66]&gt;=[.U$23];[$Sheet1.U66]&lt;=[.U$24]);AND([$Sheet1.U66]&gt;=[.U$25];[$Sheet1.U6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7]&gt;=[.B$23];[$Sheet1.B67]&lt;=[.B$24]);AND([$Sheet1.B67]&gt;=[.B$25];[$Sheet1.B67]&lt;=[.B$26]));0;1)" office:value-type="float" office:value="0" calcext:value-type="float">
            <text:p>0</text:p>
          </table:table-cell>
          <table:table-cell table:formula="of:=IF(OR(AND([$Sheet1.C67]&gt;=[.C$23];[$Sheet1.C67]&lt;=[.C$24]);AND([$Sheet1.C67]&gt;=[.C$25];[$Sheet1.C67]&lt;=[.C$26]));0;1)" office:value-type="float" office:value="0" calcext:value-type="float">
            <text:p>0</text:p>
          </table:table-cell>
          <table:table-cell table:formula="of:=IF(OR(AND([$Sheet1.D67]&gt;=[.D$23];[$Sheet1.D67]&lt;=[.D$24]);AND([$Sheet1.D67]&gt;=[.D$25];[$Sheet1.D67]&lt;=[.D$26]));0;1)" office:value-type="float" office:value="0" calcext:value-type="float">
            <text:p>0</text:p>
          </table:table-cell>
          <table:table-cell table:formula="of:=IF(OR(AND([$Sheet1.E67]&gt;=[.E$23];[$Sheet1.E67]&lt;=[.E$24]);AND([$Sheet1.E67]&gt;=[.E$25];[$Sheet1.E67]&lt;=[.E$26]));0;1)" office:value-type="float" office:value="0" calcext:value-type="float">
            <text:p>0</text:p>
          </table:table-cell>
          <table:table-cell table:formula="of:=IF(OR(AND([$Sheet1.F67]&gt;=[.F$23];[$Sheet1.F67]&lt;=[.F$24]);AND([$Sheet1.F67]&gt;=[.F$25];[$Sheet1.F67]&lt;=[.F$26]));0;1)" office:value-type="float" office:value="0" calcext:value-type="float">
            <text:p>0</text:p>
          </table:table-cell>
          <table:table-cell table:formula="of:=IF(OR(AND([$Sheet1.G67]&gt;=[.G$23];[$Sheet1.G67]&lt;=[.G$24]);AND([$Sheet1.G67]&gt;=[.G$25];[$Sheet1.G67]&lt;=[.G$26]));0;1)" office:value-type="float" office:value="0" calcext:value-type="float">
            <text:p>0</text:p>
          </table:table-cell>
          <table:table-cell table:formula="of:=IF(OR(AND([$Sheet1.H67]&gt;=[.H$23];[$Sheet1.H67]&lt;=[.H$24]);AND([$Sheet1.H67]&gt;=[.H$25];[$Sheet1.H67]&lt;=[.H$26]));0;1)" office:value-type="float" office:value="0" calcext:value-type="float">
            <text:p>0</text:p>
          </table:table-cell>
          <table:table-cell table:formula="of:=IF(OR(AND([$Sheet1.I67]&gt;=[.I$23];[$Sheet1.I67]&lt;=[.I$24]);AND([$Sheet1.I67]&gt;=[.I$25];[$Sheet1.I67]&lt;=[.I$26]));0;1)" office:value-type="float" office:value="0" calcext:value-type="float">
            <text:p>0</text:p>
          </table:table-cell>
          <table:table-cell table:formula="of:=IF(OR(AND([$Sheet1.J67]&gt;=[.J$23];[$Sheet1.J67]&lt;=[.J$24]);AND([$Sheet1.J67]&gt;=[.J$25];[$Sheet1.J67]&lt;=[.J$26]));0;1)" office:value-type="float" office:value="0" calcext:value-type="float">
            <text:p>0</text:p>
          </table:table-cell>
          <table:table-cell table:formula="of:=IF(OR(AND([$Sheet1.K67]&gt;=[.K$23];[$Sheet1.K67]&lt;=[.K$24]);AND([$Sheet1.K67]&gt;=[.K$25];[$Sheet1.K67]&lt;=[.K$26]));0;1)" office:value-type="float" office:value="0" calcext:value-type="float">
            <text:p>0</text:p>
          </table:table-cell>
          <table:table-cell table:formula="of:=IF(OR(AND([$Sheet1.L67]&gt;=[.L$23];[$Sheet1.L67]&lt;=[.L$24]);AND([$Sheet1.L67]&gt;=[.L$25];[$Sheet1.L67]&lt;=[.L$26]));0;1)" office:value-type="float" office:value="0" calcext:value-type="float">
            <text:p>0</text:p>
          </table:table-cell>
          <table:table-cell table:formula="of:=IF(OR(AND([$Sheet1.M67]&gt;=[.M$23];[$Sheet1.M67]&lt;=[.M$24]);AND([$Sheet1.M67]&gt;=[.M$25];[$Sheet1.M67]&lt;=[.M$26]));0;1)" office:value-type="float" office:value="0" calcext:value-type="float">
            <text:p>0</text:p>
          </table:table-cell>
          <table:table-cell table:formula="of:=IF(OR(AND([$Sheet1.N67]&gt;=[.N$23];[$Sheet1.N67]&lt;=[.N$24]);AND([$Sheet1.N67]&gt;=[.N$25];[$Sheet1.N67]&lt;=[.N$26]));0;1)" office:value-type="float" office:value="0" calcext:value-type="float">
            <text:p>0</text:p>
          </table:table-cell>
          <table:table-cell table:formula="of:=IF(OR(AND([$Sheet1.O67]&gt;=[.O$23];[$Sheet1.O67]&lt;=[.O$24]);AND([$Sheet1.O67]&gt;=[.O$25];[$Sheet1.O67]&lt;=[.O$26]));0;1)" office:value-type="float" office:value="0" calcext:value-type="float">
            <text:p>0</text:p>
          </table:table-cell>
          <table:table-cell table:formula="of:=IF(OR(AND([$Sheet1.P67]&gt;=[.P$23];[$Sheet1.P67]&lt;=[.P$24]);AND([$Sheet1.P67]&gt;=[.P$25];[$Sheet1.P67]&lt;=[.P$26]));0;1)" office:value-type="float" office:value="0" calcext:value-type="float">
            <text:p>0</text:p>
          </table:table-cell>
          <table:table-cell table:formula="of:=IF(OR(AND([$Sheet1.Q67]&gt;=[.Q$23];[$Sheet1.Q67]&lt;=[.Q$24]);AND([$Sheet1.Q67]&gt;=[.Q$25];[$Sheet1.Q67]&lt;=[.Q$26]));0;1)" office:value-type="float" office:value="0" calcext:value-type="float">
            <text:p>0</text:p>
          </table:table-cell>
          <table:table-cell table:formula="of:=IF(OR(AND([$Sheet1.R67]&gt;=[.R$23];[$Sheet1.R67]&lt;=[.R$24]);AND([$Sheet1.R67]&gt;=[.R$25];[$Sheet1.R67]&lt;=[.R$26]));0;1)" office:value-type="float" office:value="0" calcext:value-type="float">
            <text:p>0</text:p>
          </table:table-cell>
          <table:table-cell table:formula="of:=IF(OR(AND([$Sheet1.S67]&gt;=[.S$23];[$Sheet1.S67]&lt;=[.S$24]);AND([$Sheet1.S67]&gt;=[.S$25];[$Sheet1.S67]&lt;=[.S$26]));0;1)" office:value-type="float" office:value="0" calcext:value-type="float">
            <text:p>0</text:p>
          </table:table-cell>
          <table:table-cell table:formula="of:=IF(OR(AND([$Sheet1.T67]&gt;=[.T$23];[$Sheet1.T67]&lt;=[.T$24]);AND([$Sheet1.T67]&gt;=[.T$25];[$Sheet1.T67]&lt;=[.T$26]));0;1)" office:value-type="float" office:value="0" calcext:value-type="float">
            <text:p>0</text:p>
          </table:table-cell>
          <table:table-cell table:formula="of:=IF(OR(AND([$Sheet1.U67]&gt;=[.U$23];[$Sheet1.U67]&lt;=[.U$24]);AND([$Sheet1.U67]&gt;=[.U$25];[$Sheet1.U6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8]&gt;=[.B$23];[$Sheet1.B68]&lt;=[.B$24]);AND([$Sheet1.B68]&gt;=[.B$25];[$Sheet1.B68]&lt;=[.B$26]));0;1)" office:value-type="float" office:value="0" calcext:value-type="float">
            <text:p>0</text:p>
          </table:table-cell>
          <table:table-cell table:formula="of:=IF(OR(AND([$Sheet1.C68]&gt;=[.C$23];[$Sheet1.C68]&lt;=[.C$24]);AND([$Sheet1.C68]&gt;=[.C$25];[$Sheet1.C68]&lt;=[.C$26]));0;1)" office:value-type="float" office:value="0" calcext:value-type="float">
            <text:p>0</text:p>
          </table:table-cell>
          <table:table-cell table:formula="of:=IF(OR(AND([$Sheet1.D68]&gt;=[.D$23];[$Sheet1.D68]&lt;=[.D$24]);AND([$Sheet1.D68]&gt;=[.D$25];[$Sheet1.D68]&lt;=[.D$26]));0;1)" office:value-type="float" office:value="0" calcext:value-type="float">
            <text:p>0</text:p>
          </table:table-cell>
          <table:table-cell table:formula="of:=IF(OR(AND([$Sheet1.E68]&gt;=[.E$23];[$Sheet1.E68]&lt;=[.E$24]);AND([$Sheet1.E68]&gt;=[.E$25];[$Sheet1.E68]&lt;=[.E$26]));0;1)" office:value-type="float" office:value="0" calcext:value-type="float">
            <text:p>0</text:p>
          </table:table-cell>
          <table:table-cell table:formula="of:=IF(OR(AND([$Sheet1.F68]&gt;=[.F$23];[$Sheet1.F68]&lt;=[.F$24]);AND([$Sheet1.F68]&gt;=[.F$25];[$Sheet1.F68]&lt;=[.F$26]));0;1)" office:value-type="float" office:value="0" calcext:value-type="float">
            <text:p>0</text:p>
          </table:table-cell>
          <table:table-cell table:formula="of:=IF(OR(AND([$Sheet1.G68]&gt;=[.G$23];[$Sheet1.G68]&lt;=[.G$24]);AND([$Sheet1.G68]&gt;=[.G$25];[$Sheet1.G68]&lt;=[.G$26]));0;1)" office:value-type="float" office:value="0" calcext:value-type="float">
            <text:p>0</text:p>
          </table:table-cell>
          <table:table-cell table:formula="of:=IF(OR(AND([$Sheet1.H68]&gt;=[.H$23];[$Sheet1.H68]&lt;=[.H$24]);AND([$Sheet1.H68]&gt;=[.H$25];[$Sheet1.H68]&lt;=[.H$26]));0;1)" office:value-type="float" office:value="0" calcext:value-type="float">
            <text:p>0</text:p>
          </table:table-cell>
          <table:table-cell table:formula="of:=IF(OR(AND([$Sheet1.I68]&gt;=[.I$23];[$Sheet1.I68]&lt;=[.I$24]);AND([$Sheet1.I68]&gt;=[.I$25];[$Sheet1.I68]&lt;=[.I$26]));0;1)" office:value-type="float" office:value="0" calcext:value-type="float">
            <text:p>0</text:p>
          </table:table-cell>
          <table:table-cell table:formula="of:=IF(OR(AND([$Sheet1.J68]&gt;=[.J$23];[$Sheet1.J68]&lt;=[.J$24]);AND([$Sheet1.J68]&gt;=[.J$25];[$Sheet1.J68]&lt;=[.J$26]));0;1)" office:value-type="float" office:value="0" calcext:value-type="float">
            <text:p>0</text:p>
          </table:table-cell>
          <table:table-cell table:formula="of:=IF(OR(AND([$Sheet1.K68]&gt;=[.K$23];[$Sheet1.K68]&lt;=[.K$24]);AND([$Sheet1.K68]&gt;=[.K$25];[$Sheet1.K68]&lt;=[.K$26]));0;1)" office:value-type="float" office:value="0" calcext:value-type="float">
            <text:p>0</text:p>
          </table:table-cell>
          <table:table-cell table:formula="of:=IF(OR(AND([$Sheet1.L68]&gt;=[.L$23];[$Sheet1.L68]&lt;=[.L$24]);AND([$Sheet1.L68]&gt;=[.L$25];[$Sheet1.L68]&lt;=[.L$26]));0;1)" office:value-type="float" office:value="0" calcext:value-type="float">
            <text:p>0</text:p>
          </table:table-cell>
          <table:table-cell table:formula="of:=IF(OR(AND([$Sheet1.M68]&gt;=[.M$23];[$Sheet1.M68]&lt;=[.M$24]);AND([$Sheet1.M68]&gt;=[.M$25];[$Sheet1.M68]&lt;=[.M$26]));0;1)" office:value-type="float" office:value="0" calcext:value-type="float">
            <text:p>0</text:p>
          </table:table-cell>
          <table:table-cell table:formula="of:=IF(OR(AND([$Sheet1.N68]&gt;=[.N$23];[$Sheet1.N68]&lt;=[.N$24]);AND([$Sheet1.N68]&gt;=[.N$25];[$Sheet1.N68]&lt;=[.N$26]));0;1)" office:value-type="float" office:value="0" calcext:value-type="float">
            <text:p>0</text:p>
          </table:table-cell>
          <table:table-cell table:formula="of:=IF(OR(AND([$Sheet1.O68]&gt;=[.O$23];[$Sheet1.O68]&lt;=[.O$24]);AND([$Sheet1.O68]&gt;=[.O$25];[$Sheet1.O68]&lt;=[.O$26]));0;1)" office:value-type="float" office:value="0" calcext:value-type="float">
            <text:p>0</text:p>
          </table:table-cell>
          <table:table-cell table:formula="of:=IF(OR(AND([$Sheet1.P68]&gt;=[.P$23];[$Sheet1.P68]&lt;=[.P$24]);AND([$Sheet1.P68]&gt;=[.P$25];[$Sheet1.P68]&lt;=[.P$26]));0;1)" office:value-type="float" office:value="0" calcext:value-type="float">
            <text:p>0</text:p>
          </table:table-cell>
          <table:table-cell table:formula="of:=IF(OR(AND([$Sheet1.Q68]&gt;=[.Q$23];[$Sheet1.Q68]&lt;=[.Q$24]);AND([$Sheet1.Q68]&gt;=[.Q$25];[$Sheet1.Q68]&lt;=[.Q$26]));0;1)" office:value-type="float" office:value="0" calcext:value-type="float">
            <text:p>0</text:p>
          </table:table-cell>
          <table:table-cell table:formula="of:=IF(OR(AND([$Sheet1.R68]&gt;=[.R$23];[$Sheet1.R68]&lt;=[.R$24]);AND([$Sheet1.R68]&gt;=[.R$25];[$Sheet1.R68]&lt;=[.R$26]));0;1)" office:value-type="float" office:value="0" calcext:value-type="float">
            <text:p>0</text:p>
          </table:table-cell>
          <table:table-cell table:formula="of:=IF(OR(AND([$Sheet1.S68]&gt;=[.S$23];[$Sheet1.S68]&lt;=[.S$24]);AND([$Sheet1.S68]&gt;=[.S$25];[$Sheet1.S68]&lt;=[.S$26]));0;1)" office:value-type="float" office:value="0" calcext:value-type="float">
            <text:p>0</text:p>
          </table:table-cell>
          <table:table-cell table:formula="of:=IF(OR(AND([$Sheet1.T68]&gt;=[.T$23];[$Sheet1.T68]&lt;=[.T$24]);AND([$Sheet1.T68]&gt;=[.T$25];[$Sheet1.T68]&lt;=[.T$26]));0;1)" office:value-type="float" office:value="0" calcext:value-type="float">
            <text:p>0</text:p>
          </table:table-cell>
          <table:table-cell table:formula="of:=IF(OR(AND([$Sheet1.U68]&gt;=[.U$23];[$Sheet1.U68]&lt;=[.U$24]);AND([$Sheet1.U68]&gt;=[.U$25];[$Sheet1.U6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69]&gt;=[.B$23];[$Sheet1.B69]&lt;=[.B$24]);AND([$Sheet1.B69]&gt;=[.B$25];[$Sheet1.B69]&lt;=[.B$26]));0;1)" office:value-type="float" office:value="0" calcext:value-type="float">
            <text:p>0</text:p>
          </table:table-cell>
          <table:table-cell table:formula="of:=IF(OR(AND([$Sheet1.C69]&gt;=[.C$23];[$Sheet1.C69]&lt;=[.C$24]);AND([$Sheet1.C69]&gt;=[.C$25];[$Sheet1.C69]&lt;=[.C$26]));0;1)" office:value-type="float" office:value="0" calcext:value-type="float">
            <text:p>0</text:p>
          </table:table-cell>
          <table:table-cell table:formula="of:=IF(OR(AND([$Sheet1.D69]&gt;=[.D$23];[$Sheet1.D69]&lt;=[.D$24]);AND([$Sheet1.D69]&gt;=[.D$25];[$Sheet1.D69]&lt;=[.D$26]));0;1)" office:value-type="float" office:value="0" calcext:value-type="float">
            <text:p>0</text:p>
          </table:table-cell>
          <table:table-cell table:formula="of:=IF(OR(AND([$Sheet1.E69]&gt;=[.E$23];[$Sheet1.E69]&lt;=[.E$24]);AND([$Sheet1.E69]&gt;=[.E$25];[$Sheet1.E69]&lt;=[.E$26]));0;1)" office:value-type="float" office:value="0" calcext:value-type="float">
            <text:p>0</text:p>
          </table:table-cell>
          <table:table-cell table:formula="of:=IF(OR(AND([$Sheet1.F69]&gt;=[.F$23];[$Sheet1.F69]&lt;=[.F$24]);AND([$Sheet1.F69]&gt;=[.F$25];[$Sheet1.F69]&lt;=[.F$26]));0;1)" office:value-type="float" office:value="0" calcext:value-type="float">
            <text:p>0</text:p>
          </table:table-cell>
          <table:table-cell table:formula="of:=IF(OR(AND([$Sheet1.G69]&gt;=[.G$23];[$Sheet1.G69]&lt;=[.G$24]);AND([$Sheet1.G69]&gt;=[.G$25];[$Sheet1.G69]&lt;=[.G$26]));0;1)" office:value-type="float" office:value="0" calcext:value-type="float">
            <text:p>0</text:p>
          </table:table-cell>
          <table:table-cell table:formula="of:=IF(OR(AND([$Sheet1.H69]&gt;=[.H$23];[$Sheet1.H69]&lt;=[.H$24]);AND([$Sheet1.H69]&gt;=[.H$25];[$Sheet1.H69]&lt;=[.H$26]));0;1)" office:value-type="float" office:value="0" calcext:value-type="float">
            <text:p>0</text:p>
          </table:table-cell>
          <table:table-cell table:formula="of:=IF(OR(AND([$Sheet1.I69]&gt;=[.I$23];[$Sheet1.I69]&lt;=[.I$24]);AND([$Sheet1.I69]&gt;=[.I$25];[$Sheet1.I69]&lt;=[.I$26]));0;1)" office:value-type="float" office:value="0" calcext:value-type="float">
            <text:p>0</text:p>
          </table:table-cell>
          <table:table-cell table:formula="of:=IF(OR(AND([$Sheet1.J69]&gt;=[.J$23];[$Sheet1.J69]&lt;=[.J$24]);AND([$Sheet1.J69]&gt;=[.J$25];[$Sheet1.J69]&lt;=[.J$26]));0;1)" office:value-type="float" office:value="0" calcext:value-type="float">
            <text:p>0</text:p>
          </table:table-cell>
          <table:table-cell table:formula="of:=IF(OR(AND([$Sheet1.K69]&gt;=[.K$23];[$Sheet1.K69]&lt;=[.K$24]);AND([$Sheet1.K69]&gt;=[.K$25];[$Sheet1.K69]&lt;=[.K$26]));0;1)" office:value-type="float" office:value="0" calcext:value-type="float">
            <text:p>0</text:p>
          </table:table-cell>
          <table:table-cell table:formula="of:=IF(OR(AND([$Sheet1.L69]&gt;=[.L$23];[$Sheet1.L69]&lt;=[.L$24]);AND([$Sheet1.L69]&gt;=[.L$25];[$Sheet1.L69]&lt;=[.L$26]));0;1)" office:value-type="float" office:value="0" calcext:value-type="float">
            <text:p>0</text:p>
          </table:table-cell>
          <table:table-cell table:formula="of:=IF(OR(AND([$Sheet1.M69]&gt;=[.M$23];[$Sheet1.M69]&lt;=[.M$24]);AND([$Sheet1.M69]&gt;=[.M$25];[$Sheet1.M69]&lt;=[.M$26]));0;1)" office:value-type="float" office:value="0" calcext:value-type="float">
            <text:p>0</text:p>
          </table:table-cell>
          <table:table-cell table:formula="of:=IF(OR(AND([$Sheet1.N69]&gt;=[.N$23];[$Sheet1.N69]&lt;=[.N$24]);AND([$Sheet1.N69]&gt;=[.N$25];[$Sheet1.N69]&lt;=[.N$26]));0;1)" office:value-type="float" office:value="0" calcext:value-type="float">
            <text:p>0</text:p>
          </table:table-cell>
          <table:table-cell table:formula="of:=IF(OR(AND([$Sheet1.O69]&gt;=[.O$23];[$Sheet1.O69]&lt;=[.O$24]);AND([$Sheet1.O69]&gt;=[.O$25];[$Sheet1.O69]&lt;=[.O$26]));0;1)" office:value-type="float" office:value="0" calcext:value-type="float">
            <text:p>0</text:p>
          </table:table-cell>
          <table:table-cell table:formula="of:=IF(OR(AND([$Sheet1.P69]&gt;=[.P$23];[$Sheet1.P69]&lt;=[.P$24]);AND([$Sheet1.P69]&gt;=[.P$25];[$Sheet1.P69]&lt;=[.P$26]));0;1)" office:value-type="float" office:value="0" calcext:value-type="float">
            <text:p>0</text:p>
          </table:table-cell>
          <table:table-cell table:formula="of:=IF(OR(AND([$Sheet1.Q69]&gt;=[.Q$23];[$Sheet1.Q69]&lt;=[.Q$24]);AND([$Sheet1.Q69]&gt;=[.Q$25];[$Sheet1.Q69]&lt;=[.Q$26]));0;1)" office:value-type="float" office:value="0" calcext:value-type="float">
            <text:p>0</text:p>
          </table:table-cell>
          <table:table-cell table:formula="of:=IF(OR(AND([$Sheet1.R69]&gt;=[.R$23];[$Sheet1.R69]&lt;=[.R$24]);AND([$Sheet1.R69]&gt;=[.R$25];[$Sheet1.R69]&lt;=[.R$26]));0;1)" office:value-type="float" office:value="0" calcext:value-type="float">
            <text:p>0</text:p>
          </table:table-cell>
          <table:table-cell table:formula="of:=IF(OR(AND([$Sheet1.S69]&gt;=[.S$23];[$Sheet1.S69]&lt;=[.S$24]);AND([$Sheet1.S69]&gt;=[.S$25];[$Sheet1.S69]&lt;=[.S$26]));0;1)" office:value-type="float" office:value="0" calcext:value-type="float">
            <text:p>0</text:p>
          </table:table-cell>
          <table:table-cell table:formula="of:=IF(OR(AND([$Sheet1.T69]&gt;=[.T$23];[$Sheet1.T69]&lt;=[.T$24]);AND([$Sheet1.T69]&gt;=[.T$25];[$Sheet1.T69]&lt;=[.T$26]));0;1)" office:value-type="float" office:value="0" calcext:value-type="float">
            <text:p>0</text:p>
          </table:table-cell>
          <table:table-cell table:formula="of:=IF(OR(AND([$Sheet1.U69]&gt;=[.U$23];[$Sheet1.U69]&lt;=[.U$24]);AND([$Sheet1.U69]&gt;=[.U$25];[$Sheet1.U6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0]&gt;=[.B$23];[$Sheet1.B70]&lt;=[.B$24]);AND([$Sheet1.B70]&gt;=[.B$25];[$Sheet1.B70]&lt;=[.B$26]));0;1)" office:value-type="float" office:value="0" calcext:value-type="float">
            <text:p>0</text:p>
          </table:table-cell>
          <table:table-cell table:formula="of:=IF(OR(AND([$Sheet1.C70]&gt;=[.C$23];[$Sheet1.C70]&lt;=[.C$24]);AND([$Sheet1.C70]&gt;=[.C$25];[$Sheet1.C70]&lt;=[.C$26]));0;1)" office:value-type="float" office:value="0" calcext:value-type="float">
            <text:p>0</text:p>
          </table:table-cell>
          <table:table-cell table:formula="of:=IF(OR(AND([$Sheet1.D70]&gt;=[.D$23];[$Sheet1.D70]&lt;=[.D$24]);AND([$Sheet1.D70]&gt;=[.D$25];[$Sheet1.D70]&lt;=[.D$26]));0;1)" office:value-type="float" office:value="0" calcext:value-type="float">
            <text:p>0</text:p>
          </table:table-cell>
          <table:table-cell table:formula="of:=IF(OR(AND([$Sheet1.E70]&gt;=[.E$23];[$Sheet1.E70]&lt;=[.E$24]);AND([$Sheet1.E70]&gt;=[.E$25];[$Sheet1.E70]&lt;=[.E$26]));0;1)" office:value-type="float" office:value="0" calcext:value-type="float">
            <text:p>0</text:p>
          </table:table-cell>
          <table:table-cell table:formula="of:=IF(OR(AND([$Sheet1.F70]&gt;=[.F$23];[$Sheet1.F70]&lt;=[.F$24]);AND([$Sheet1.F70]&gt;=[.F$25];[$Sheet1.F70]&lt;=[.F$26]));0;1)" office:value-type="float" office:value="0" calcext:value-type="float">
            <text:p>0</text:p>
          </table:table-cell>
          <table:table-cell table:formula="of:=IF(OR(AND([$Sheet1.G70]&gt;=[.G$23];[$Sheet1.G70]&lt;=[.G$24]);AND([$Sheet1.G70]&gt;=[.G$25];[$Sheet1.G70]&lt;=[.G$26]));0;1)" office:value-type="float" office:value="0" calcext:value-type="float">
            <text:p>0</text:p>
          </table:table-cell>
          <table:table-cell table:formula="of:=IF(OR(AND([$Sheet1.H70]&gt;=[.H$23];[$Sheet1.H70]&lt;=[.H$24]);AND([$Sheet1.H70]&gt;=[.H$25];[$Sheet1.H70]&lt;=[.H$26]));0;1)" office:value-type="float" office:value="0" calcext:value-type="float">
            <text:p>0</text:p>
          </table:table-cell>
          <table:table-cell table:formula="of:=IF(OR(AND([$Sheet1.I70]&gt;=[.I$23];[$Sheet1.I70]&lt;=[.I$24]);AND([$Sheet1.I70]&gt;=[.I$25];[$Sheet1.I70]&lt;=[.I$26]));0;1)" office:value-type="float" office:value="0" calcext:value-type="float">
            <text:p>0</text:p>
          </table:table-cell>
          <table:table-cell table:formula="of:=IF(OR(AND([$Sheet1.J70]&gt;=[.J$23];[$Sheet1.J70]&lt;=[.J$24]);AND([$Sheet1.J70]&gt;=[.J$25];[$Sheet1.J70]&lt;=[.J$26]));0;1)" office:value-type="float" office:value="0" calcext:value-type="float">
            <text:p>0</text:p>
          </table:table-cell>
          <table:table-cell table:formula="of:=IF(OR(AND([$Sheet1.K70]&gt;=[.K$23];[$Sheet1.K70]&lt;=[.K$24]);AND([$Sheet1.K70]&gt;=[.K$25];[$Sheet1.K70]&lt;=[.K$26]));0;1)" office:value-type="float" office:value="0" calcext:value-type="float">
            <text:p>0</text:p>
          </table:table-cell>
          <table:table-cell table:formula="of:=IF(OR(AND([$Sheet1.L70]&gt;=[.L$23];[$Sheet1.L70]&lt;=[.L$24]);AND([$Sheet1.L70]&gt;=[.L$25];[$Sheet1.L70]&lt;=[.L$26]));0;1)" office:value-type="float" office:value="0" calcext:value-type="float">
            <text:p>0</text:p>
          </table:table-cell>
          <table:table-cell table:formula="of:=IF(OR(AND([$Sheet1.M70]&gt;=[.M$23];[$Sheet1.M70]&lt;=[.M$24]);AND([$Sheet1.M70]&gt;=[.M$25];[$Sheet1.M70]&lt;=[.M$26]));0;1)" office:value-type="float" office:value="0" calcext:value-type="float">
            <text:p>0</text:p>
          </table:table-cell>
          <table:table-cell table:formula="of:=IF(OR(AND([$Sheet1.N70]&gt;=[.N$23];[$Sheet1.N70]&lt;=[.N$24]);AND([$Sheet1.N70]&gt;=[.N$25];[$Sheet1.N70]&lt;=[.N$26]));0;1)" office:value-type="float" office:value="0" calcext:value-type="float">
            <text:p>0</text:p>
          </table:table-cell>
          <table:table-cell table:formula="of:=IF(OR(AND([$Sheet1.O70]&gt;=[.O$23];[$Sheet1.O70]&lt;=[.O$24]);AND([$Sheet1.O70]&gt;=[.O$25];[$Sheet1.O70]&lt;=[.O$26]));0;1)" office:value-type="float" office:value="0" calcext:value-type="float">
            <text:p>0</text:p>
          </table:table-cell>
          <table:table-cell table:formula="of:=IF(OR(AND([$Sheet1.P70]&gt;=[.P$23];[$Sheet1.P70]&lt;=[.P$24]);AND([$Sheet1.P70]&gt;=[.P$25];[$Sheet1.P70]&lt;=[.P$26]));0;1)" office:value-type="float" office:value="0" calcext:value-type="float">
            <text:p>0</text:p>
          </table:table-cell>
          <table:table-cell table:formula="of:=IF(OR(AND([$Sheet1.Q70]&gt;=[.Q$23];[$Sheet1.Q70]&lt;=[.Q$24]);AND([$Sheet1.Q70]&gt;=[.Q$25];[$Sheet1.Q70]&lt;=[.Q$26]));0;1)" office:value-type="float" office:value="0" calcext:value-type="float">
            <text:p>0</text:p>
          </table:table-cell>
          <table:table-cell table:formula="of:=IF(OR(AND([$Sheet1.R70]&gt;=[.R$23];[$Sheet1.R70]&lt;=[.R$24]);AND([$Sheet1.R70]&gt;=[.R$25];[$Sheet1.R70]&lt;=[.R$26]));0;1)" office:value-type="float" office:value="0" calcext:value-type="float">
            <text:p>0</text:p>
          </table:table-cell>
          <table:table-cell table:formula="of:=IF(OR(AND([$Sheet1.S70]&gt;=[.S$23];[$Sheet1.S70]&lt;=[.S$24]);AND([$Sheet1.S70]&gt;=[.S$25];[$Sheet1.S70]&lt;=[.S$26]));0;1)" office:value-type="float" office:value="0" calcext:value-type="float">
            <text:p>0</text:p>
          </table:table-cell>
          <table:table-cell table:formula="of:=IF(OR(AND([$Sheet1.T70]&gt;=[.T$23];[$Sheet1.T70]&lt;=[.T$24]);AND([$Sheet1.T70]&gt;=[.T$25];[$Sheet1.T70]&lt;=[.T$26]));0;1)" office:value-type="float" office:value="0" calcext:value-type="float">
            <text:p>0</text:p>
          </table:table-cell>
          <table:table-cell table:formula="of:=IF(OR(AND([$Sheet1.U70]&gt;=[.U$23];[$Sheet1.U70]&lt;=[.U$24]);AND([$Sheet1.U70]&gt;=[.U$25];[$Sheet1.U7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1]&gt;=[.B$23];[$Sheet1.B71]&lt;=[.B$24]);AND([$Sheet1.B71]&gt;=[.B$25];[$Sheet1.B71]&lt;=[.B$26]));0;1)" office:value-type="float" office:value="0" calcext:value-type="float">
            <text:p>0</text:p>
          </table:table-cell>
          <table:table-cell table:formula="of:=IF(OR(AND([$Sheet1.C71]&gt;=[.C$23];[$Sheet1.C71]&lt;=[.C$24]);AND([$Sheet1.C71]&gt;=[.C$25];[$Sheet1.C71]&lt;=[.C$26]));0;1)" office:value-type="float" office:value="0" calcext:value-type="float">
            <text:p>0</text:p>
          </table:table-cell>
          <table:table-cell table:formula="of:=IF(OR(AND([$Sheet1.D71]&gt;=[.D$23];[$Sheet1.D71]&lt;=[.D$24]);AND([$Sheet1.D71]&gt;=[.D$25];[$Sheet1.D71]&lt;=[.D$26]));0;1)" office:value-type="float" office:value="0" calcext:value-type="float">
            <text:p>0</text:p>
          </table:table-cell>
          <table:table-cell table:formula="of:=IF(OR(AND([$Sheet1.E71]&gt;=[.E$23];[$Sheet1.E71]&lt;=[.E$24]);AND([$Sheet1.E71]&gt;=[.E$25];[$Sheet1.E71]&lt;=[.E$26]));0;1)" office:value-type="float" office:value="0" calcext:value-type="float">
            <text:p>0</text:p>
          </table:table-cell>
          <table:table-cell table:formula="of:=IF(OR(AND([$Sheet1.F71]&gt;=[.F$23];[$Sheet1.F71]&lt;=[.F$24]);AND([$Sheet1.F71]&gt;=[.F$25];[$Sheet1.F71]&lt;=[.F$26]));0;1)" office:value-type="float" office:value="0" calcext:value-type="float">
            <text:p>0</text:p>
          </table:table-cell>
          <table:table-cell table:formula="of:=IF(OR(AND([$Sheet1.G71]&gt;=[.G$23];[$Sheet1.G71]&lt;=[.G$24]);AND([$Sheet1.G71]&gt;=[.G$25];[$Sheet1.G71]&lt;=[.G$26]));0;1)" office:value-type="float" office:value="0" calcext:value-type="float">
            <text:p>0</text:p>
          </table:table-cell>
          <table:table-cell table:formula="of:=IF(OR(AND([$Sheet1.H71]&gt;=[.H$23];[$Sheet1.H71]&lt;=[.H$24]);AND([$Sheet1.H71]&gt;=[.H$25];[$Sheet1.H71]&lt;=[.H$26]));0;1)" office:value-type="float" office:value="0" calcext:value-type="float">
            <text:p>0</text:p>
          </table:table-cell>
          <table:table-cell table:formula="of:=IF(OR(AND([$Sheet1.I71]&gt;=[.I$23];[$Sheet1.I71]&lt;=[.I$24]);AND([$Sheet1.I71]&gt;=[.I$25];[$Sheet1.I71]&lt;=[.I$26]));0;1)" office:value-type="float" office:value="0" calcext:value-type="float">
            <text:p>0</text:p>
          </table:table-cell>
          <table:table-cell table:formula="of:=IF(OR(AND([$Sheet1.J71]&gt;=[.J$23];[$Sheet1.J71]&lt;=[.J$24]);AND([$Sheet1.J71]&gt;=[.J$25];[$Sheet1.J71]&lt;=[.J$26]));0;1)" office:value-type="float" office:value="0" calcext:value-type="float">
            <text:p>0</text:p>
          </table:table-cell>
          <table:table-cell table:formula="of:=IF(OR(AND([$Sheet1.K71]&gt;=[.K$23];[$Sheet1.K71]&lt;=[.K$24]);AND([$Sheet1.K71]&gt;=[.K$25];[$Sheet1.K71]&lt;=[.K$26]));0;1)" office:value-type="float" office:value="0" calcext:value-type="float">
            <text:p>0</text:p>
          </table:table-cell>
          <table:table-cell table:formula="of:=IF(OR(AND([$Sheet1.L71]&gt;=[.L$23];[$Sheet1.L71]&lt;=[.L$24]);AND([$Sheet1.L71]&gt;=[.L$25];[$Sheet1.L71]&lt;=[.L$26]));0;1)" office:value-type="float" office:value="0" calcext:value-type="float">
            <text:p>0</text:p>
          </table:table-cell>
          <table:table-cell table:formula="of:=IF(OR(AND([$Sheet1.M71]&gt;=[.M$23];[$Sheet1.M71]&lt;=[.M$24]);AND([$Sheet1.M71]&gt;=[.M$25];[$Sheet1.M71]&lt;=[.M$26]));0;1)" office:value-type="float" office:value="0" calcext:value-type="float">
            <text:p>0</text:p>
          </table:table-cell>
          <table:table-cell table:formula="of:=IF(OR(AND([$Sheet1.N71]&gt;=[.N$23];[$Sheet1.N71]&lt;=[.N$24]);AND([$Sheet1.N71]&gt;=[.N$25];[$Sheet1.N71]&lt;=[.N$26]));0;1)" office:value-type="float" office:value="0" calcext:value-type="float">
            <text:p>0</text:p>
          </table:table-cell>
          <table:table-cell table:formula="of:=IF(OR(AND([$Sheet1.O71]&gt;=[.O$23];[$Sheet1.O71]&lt;=[.O$24]);AND([$Sheet1.O71]&gt;=[.O$25];[$Sheet1.O71]&lt;=[.O$26]));0;1)" office:value-type="float" office:value="0" calcext:value-type="float">
            <text:p>0</text:p>
          </table:table-cell>
          <table:table-cell table:formula="of:=IF(OR(AND([$Sheet1.P71]&gt;=[.P$23];[$Sheet1.P71]&lt;=[.P$24]);AND([$Sheet1.P71]&gt;=[.P$25];[$Sheet1.P71]&lt;=[.P$26]));0;1)" office:value-type="float" office:value="0" calcext:value-type="float">
            <text:p>0</text:p>
          </table:table-cell>
          <table:table-cell table:formula="of:=IF(OR(AND([$Sheet1.Q71]&gt;=[.Q$23];[$Sheet1.Q71]&lt;=[.Q$24]);AND([$Sheet1.Q71]&gt;=[.Q$25];[$Sheet1.Q71]&lt;=[.Q$26]));0;1)" office:value-type="float" office:value="0" calcext:value-type="float">
            <text:p>0</text:p>
          </table:table-cell>
          <table:table-cell table:formula="of:=IF(OR(AND([$Sheet1.R71]&gt;=[.R$23];[$Sheet1.R71]&lt;=[.R$24]);AND([$Sheet1.R71]&gt;=[.R$25];[$Sheet1.R71]&lt;=[.R$26]));0;1)" office:value-type="float" office:value="0" calcext:value-type="float">
            <text:p>0</text:p>
          </table:table-cell>
          <table:table-cell table:formula="of:=IF(OR(AND([$Sheet1.S71]&gt;=[.S$23];[$Sheet1.S71]&lt;=[.S$24]);AND([$Sheet1.S71]&gt;=[.S$25];[$Sheet1.S71]&lt;=[.S$26]));0;1)" office:value-type="float" office:value="0" calcext:value-type="float">
            <text:p>0</text:p>
          </table:table-cell>
          <table:table-cell table:formula="of:=IF(OR(AND([$Sheet1.T71]&gt;=[.T$23];[$Sheet1.T71]&lt;=[.T$24]);AND([$Sheet1.T71]&gt;=[.T$25];[$Sheet1.T71]&lt;=[.T$26]));0;1)" office:value-type="float" office:value="0" calcext:value-type="float">
            <text:p>0</text:p>
          </table:table-cell>
          <table:table-cell table:formula="of:=IF(OR(AND([$Sheet1.U71]&gt;=[.U$23];[$Sheet1.U71]&lt;=[.U$24]);AND([$Sheet1.U71]&gt;=[.U$25];[$Sheet1.U7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2]&gt;=[.B$23];[$Sheet1.B72]&lt;=[.B$24]);AND([$Sheet1.B72]&gt;=[.B$25];[$Sheet1.B72]&lt;=[.B$26]));0;1)" office:value-type="float" office:value="0" calcext:value-type="float">
            <text:p>0</text:p>
          </table:table-cell>
          <table:table-cell table:formula="of:=IF(OR(AND([$Sheet1.C72]&gt;=[.C$23];[$Sheet1.C72]&lt;=[.C$24]);AND([$Sheet1.C72]&gt;=[.C$25];[$Sheet1.C72]&lt;=[.C$26]));0;1)" office:value-type="float" office:value="0" calcext:value-type="float">
            <text:p>0</text:p>
          </table:table-cell>
          <table:table-cell table:formula="of:=IF(OR(AND([$Sheet1.D72]&gt;=[.D$23];[$Sheet1.D72]&lt;=[.D$24]);AND([$Sheet1.D72]&gt;=[.D$25];[$Sheet1.D72]&lt;=[.D$26]));0;1)" office:value-type="float" office:value="0" calcext:value-type="float">
            <text:p>0</text:p>
          </table:table-cell>
          <table:table-cell table:formula="of:=IF(OR(AND([$Sheet1.E72]&gt;=[.E$23];[$Sheet1.E72]&lt;=[.E$24]);AND([$Sheet1.E72]&gt;=[.E$25];[$Sheet1.E72]&lt;=[.E$26]));0;1)" office:value-type="float" office:value="0" calcext:value-type="float">
            <text:p>0</text:p>
          </table:table-cell>
          <table:table-cell table:formula="of:=IF(OR(AND([$Sheet1.F72]&gt;=[.F$23];[$Sheet1.F72]&lt;=[.F$24]);AND([$Sheet1.F72]&gt;=[.F$25];[$Sheet1.F72]&lt;=[.F$26]));0;1)" office:value-type="float" office:value="0" calcext:value-type="float">
            <text:p>0</text:p>
          </table:table-cell>
          <table:table-cell table:formula="of:=IF(OR(AND([$Sheet1.G72]&gt;=[.G$23];[$Sheet1.G72]&lt;=[.G$24]);AND([$Sheet1.G72]&gt;=[.G$25];[$Sheet1.G72]&lt;=[.G$26]));0;1)" office:value-type="float" office:value="0" calcext:value-type="float">
            <text:p>0</text:p>
          </table:table-cell>
          <table:table-cell table:formula="of:=IF(OR(AND([$Sheet1.H72]&gt;=[.H$23];[$Sheet1.H72]&lt;=[.H$24]);AND([$Sheet1.H72]&gt;=[.H$25];[$Sheet1.H72]&lt;=[.H$26]));0;1)" office:value-type="float" office:value="0" calcext:value-type="float">
            <text:p>0</text:p>
          </table:table-cell>
          <table:table-cell table:formula="of:=IF(OR(AND([$Sheet1.I72]&gt;=[.I$23];[$Sheet1.I72]&lt;=[.I$24]);AND([$Sheet1.I72]&gt;=[.I$25];[$Sheet1.I72]&lt;=[.I$26]));0;1)" office:value-type="float" office:value="0" calcext:value-type="float">
            <text:p>0</text:p>
          </table:table-cell>
          <table:table-cell table:formula="of:=IF(OR(AND([$Sheet1.J72]&gt;=[.J$23];[$Sheet1.J72]&lt;=[.J$24]);AND([$Sheet1.J72]&gt;=[.J$25];[$Sheet1.J72]&lt;=[.J$26]));0;1)" office:value-type="float" office:value="0" calcext:value-type="float">
            <text:p>0</text:p>
          </table:table-cell>
          <table:table-cell table:formula="of:=IF(OR(AND([$Sheet1.K72]&gt;=[.K$23];[$Sheet1.K72]&lt;=[.K$24]);AND([$Sheet1.K72]&gt;=[.K$25];[$Sheet1.K72]&lt;=[.K$26]));0;1)" office:value-type="float" office:value="0" calcext:value-type="float">
            <text:p>0</text:p>
          </table:table-cell>
          <table:table-cell table:formula="of:=IF(OR(AND([$Sheet1.L72]&gt;=[.L$23];[$Sheet1.L72]&lt;=[.L$24]);AND([$Sheet1.L72]&gt;=[.L$25];[$Sheet1.L72]&lt;=[.L$26]));0;1)" office:value-type="float" office:value="0" calcext:value-type="float">
            <text:p>0</text:p>
          </table:table-cell>
          <table:table-cell table:formula="of:=IF(OR(AND([$Sheet1.M72]&gt;=[.M$23];[$Sheet1.M72]&lt;=[.M$24]);AND([$Sheet1.M72]&gt;=[.M$25];[$Sheet1.M72]&lt;=[.M$26]));0;1)" office:value-type="float" office:value="0" calcext:value-type="float">
            <text:p>0</text:p>
          </table:table-cell>
          <table:table-cell table:formula="of:=IF(OR(AND([$Sheet1.N72]&gt;=[.N$23];[$Sheet1.N72]&lt;=[.N$24]);AND([$Sheet1.N72]&gt;=[.N$25];[$Sheet1.N72]&lt;=[.N$26]));0;1)" office:value-type="float" office:value="0" calcext:value-type="float">
            <text:p>0</text:p>
          </table:table-cell>
          <table:table-cell table:formula="of:=IF(OR(AND([$Sheet1.O72]&gt;=[.O$23];[$Sheet1.O72]&lt;=[.O$24]);AND([$Sheet1.O72]&gt;=[.O$25];[$Sheet1.O72]&lt;=[.O$26]));0;1)" office:value-type="float" office:value="0" calcext:value-type="float">
            <text:p>0</text:p>
          </table:table-cell>
          <table:table-cell table:formula="of:=IF(OR(AND([$Sheet1.P72]&gt;=[.P$23];[$Sheet1.P72]&lt;=[.P$24]);AND([$Sheet1.P72]&gt;=[.P$25];[$Sheet1.P72]&lt;=[.P$26]));0;1)" office:value-type="float" office:value="0" calcext:value-type="float">
            <text:p>0</text:p>
          </table:table-cell>
          <table:table-cell table:formula="of:=IF(OR(AND([$Sheet1.Q72]&gt;=[.Q$23];[$Sheet1.Q72]&lt;=[.Q$24]);AND([$Sheet1.Q72]&gt;=[.Q$25];[$Sheet1.Q72]&lt;=[.Q$26]));0;1)" office:value-type="float" office:value="0" calcext:value-type="float">
            <text:p>0</text:p>
          </table:table-cell>
          <table:table-cell table:formula="of:=IF(OR(AND([$Sheet1.R72]&gt;=[.R$23];[$Sheet1.R72]&lt;=[.R$24]);AND([$Sheet1.R72]&gt;=[.R$25];[$Sheet1.R72]&lt;=[.R$26]));0;1)" office:value-type="float" office:value="0" calcext:value-type="float">
            <text:p>0</text:p>
          </table:table-cell>
          <table:table-cell table:formula="of:=IF(OR(AND([$Sheet1.S72]&gt;=[.S$23];[$Sheet1.S72]&lt;=[.S$24]);AND([$Sheet1.S72]&gt;=[.S$25];[$Sheet1.S72]&lt;=[.S$26]));0;1)" office:value-type="float" office:value="0" calcext:value-type="float">
            <text:p>0</text:p>
          </table:table-cell>
          <table:table-cell table:formula="of:=IF(OR(AND([$Sheet1.T72]&gt;=[.T$23];[$Sheet1.T72]&lt;=[.T$24]);AND([$Sheet1.T72]&gt;=[.T$25];[$Sheet1.T72]&lt;=[.T$26]));0;1)" office:value-type="float" office:value="0" calcext:value-type="float">
            <text:p>0</text:p>
          </table:table-cell>
          <table:table-cell table:formula="of:=IF(OR(AND([$Sheet1.U72]&gt;=[.U$23];[$Sheet1.U72]&lt;=[.U$24]);AND([$Sheet1.U72]&gt;=[.U$25];[$Sheet1.U7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3]&gt;=[.B$23];[$Sheet1.B73]&lt;=[.B$24]);AND([$Sheet1.B73]&gt;=[.B$25];[$Sheet1.B73]&lt;=[.B$26]));0;1)" office:value-type="float" office:value="0" calcext:value-type="float">
            <text:p>0</text:p>
          </table:table-cell>
          <table:table-cell table:formula="of:=IF(OR(AND([$Sheet1.C73]&gt;=[.C$23];[$Sheet1.C73]&lt;=[.C$24]);AND([$Sheet1.C73]&gt;=[.C$25];[$Sheet1.C73]&lt;=[.C$26]));0;1)" office:value-type="float" office:value="0" calcext:value-type="float">
            <text:p>0</text:p>
          </table:table-cell>
          <table:table-cell table:formula="of:=IF(OR(AND([$Sheet1.D73]&gt;=[.D$23];[$Sheet1.D73]&lt;=[.D$24]);AND([$Sheet1.D73]&gt;=[.D$25];[$Sheet1.D73]&lt;=[.D$26]));0;1)" office:value-type="float" office:value="0" calcext:value-type="float">
            <text:p>0</text:p>
          </table:table-cell>
          <table:table-cell table:formula="of:=IF(OR(AND([$Sheet1.E73]&gt;=[.E$23];[$Sheet1.E73]&lt;=[.E$24]);AND([$Sheet1.E73]&gt;=[.E$25];[$Sheet1.E73]&lt;=[.E$26]));0;1)" office:value-type="float" office:value="0" calcext:value-type="float">
            <text:p>0</text:p>
          </table:table-cell>
          <table:table-cell table:formula="of:=IF(OR(AND([$Sheet1.F73]&gt;=[.F$23];[$Sheet1.F73]&lt;=[.F$24]);AND([$Sheet1.F73]&gt;=[.F$25];[$Sheet1.F73]&lt;=[.F$26]));0;1)" office:value-type="float" office:value="0" calcext:value-type="float">
            <text:p>0</text:p>
          </table:table-cell>
          <table:table-cell table:formula="of:=IF(OR(AND([$Sheet1.G73]&gt;=[.G$23];[$Sheet1.G73]&lt;=[.G$24]);AND([$Sheet1.G73]&gt;=[.G$25];[$Sheet1.G73]&lt;=[.G$26]));0;1)" office:value-type="float" office:value="0" calcext:value-type="float">
            <text:p>0</text:p>
          </table:table-cell>
          <table:table-cell table:formula="of:=IF(OR(AND([$Sheet1.H73]&gt;=[.H$23];[$Sheet1.H73]&lt;=[.H$24]);AND([$Sheet1.H73]&gt;=[.H$25];[$Sheet1.H73]&lt;=[.H$26]));0;1)" office:value-type="float" office:value="0" calcext:value-type="float">
            <text:p>0</text:p>
          </table:table-cell>
          <table:table-cell table:formula="of:=IF(OR(AND([$Sheet1.I73]&gt;=[.I$23];[$Sheet1.I73]&lt;=[.I$24]);AND([$Sheet1.I73]&gt;=[.I$25];[$Sheet1.I73]&lt;=[.I$26]));0;1)" office:value-type="float" office:value="0" calcext:value-type="float">
            <text:p>0</text:p>
          </table:table-cell>
          <table:table-cell table:formula="of:=IF(OR(AND([$Sheet1.J73]&gt;=[.J$23];[$Sheet1.J73]&lt;=[.J$24]);AND([$Sheet1.J73]&gt;=[.J$25];[$Sheet1.J73]&lt;=[.J$26]));0;1)" office:value-type="float" office:value="0" calcext:value-type="float">
            <text:p>0</text:p>
          </table:table-cell>
          <table:table-cell table:formula="of:=IF(OR(AND([$Sheet1.K73]&gt;=[.K$23];[$Sheet1.K73]&lt;=[.K$24]);AND([$Sheet1.K73]&gt;=[.K$25];[$Sheet1.K73]&lt;=[.K$26]));0;1)" office:value-type="float" office:value="0" calcext:value-type="float">
            <text:p>0</text:p>
          </table:table-cell>
          <table:table-cell table:formula="of:=IF(OR(AND([$Sheet1.L73]&gt;=[.L$23];[$Sheet1.L73]&lt;=[.L$24]);AND([$Sheet1.L73]&gt;=[.L$25];[$Sheet1.L73]&lt;=[.L$26]));0;1)" office:value-type="float" office:value="0" calcext:value-type="float">
            <text:p>0</text:p>
          </table:table-cell>
          <table:table-cell table:formula="of:=IF(OR(AND([$Sheet1.M73]&gt;=[.M$23];[$Sheet1.M73]&lt;=[.M$24]);AND([$Sheet1.M73]&gt;=[.M$25];[$Sheet1.M73]&lt;=[.M$26]));0;1)" office:value-type="float" office:value="0" calcext:value-type="float">
            <text:p>0</text:p>
          </table:table-cell>
          <table:table-cell table:formula="of:=IF(OR(AND([$Sheet1.N73]&gt;=[.N$23];[$Sheet1.N73]&lt;=[.N$24]);AND([$Sheet1.N73]&gt;=[.N$25];[$Sheet1.N73]&lt;=[.N$26]));0;1)" office:value-type="float" office:value="0" calcext:value-type="float">
            <text:p>0</text:p>
          </table:table-cell>
          <table:table-cell table:formula="of:=IF(OR(AND([$Sheet1.O73]&gt;=[.O$23];[$Sheet1.O73]&lt;=[.O$24]);AND([$Sheet1.O73]&gt;=[.O$25];[$Sheet1.O73]&lt;=[.O$26]));0;1)" office:value-type="float" office:value="0" calcext:value-type="float">
            <text:p>0</text:p>
          </table:table-cell>
          <table:table-cell table:formula="of:=IF(OR(AND([$Sheet1.P73]&gt;=[.P$23];[$Sheet1.P73]&lt;=[.P$24]);AND([$Sheet1.P73]&gt;=[.P$25];[$Sheet1.P73]&lt;=[.P$26]));0;1)" office:value-type="float" office:value="0" calcext:value-type="float">
            <text:p>0</text:p>
          </table:table-cell>
          <table:table-cell table:formula="of:=IF(OR(AND([$Sheet1.Q73]&gt;=[.Q$23];[$Sheet1.Q73]&lt;=[.Q$24]);AND([$Sheet1.Q73]&gt;=[.Q$25];[$Sheet1.Q73]&lt;=[.Q$26]));0;1)" office:value-type="float" office:value="0" calcext:value-type="float">
            <text:p>0</text:p>
          </table:table-cell>
          <table:table-cell table:formula="of:=IF(OR(AND([$Sheet1.R73]&gt;=[.R$23];[$Sheet1.R73]&lt;=[.R$24]);AND([$Sheet1.R73]&gt;=[.R$25];[$Sheet1.R73]&lt;=[.R$26]));0;1)" office:value-type="float" office:value="0" calcext:value-type="float">
            <text:p>0</text:p>
          </table:table-cell>
          <table:table-cell table:formula="of:=IF(OR(AND([$Sheet1.S73]&gt;=[.S$23];[$Sheet1.S73]&lt;=[.S$24]);AND([$Sheet1.S73]&gt;=[.S$25];[$Sheet1.S73]&lt;=[.S$26]));0;1)" office:value-type="float" office:value="0" calcext:value-type="float">
            <text:p>0</text:p>
          </table:table-cell>
          <table:table-cell table:formula="of:=IF(OR(AND([$Sheet1.T73]&gt;=[.T$23];[$Sheet1.T73]&lt;=[.T$24]);AND([$Sheet1.T73]&gt;=[.T$25];[$Sheet1.T73]&lt;=[.T$26]));0;1)" office:value-type="float" office:value="0" calcext:value-type="float">
            <text:p>0</text:p>
          </table:table-cell>
          <table:table-cell table:formula="of:=IF(OR(AND([$Sheet1.U73]&gt;=[.U$23];[$Sheet1.U73]&lt;=[.U$24]);AND([$Sheet1.U73]&gt;=[.U$25];[$Sheet1.U7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4]&gt;=[.B$23];[$Sheet1.B74]&lt;=[.B$24]);AND([$Sheet1.B74]&gt;=[.B$25];[$Sheet1.B74]&lt;=[.B$26]));0;1)" office:value-type="float" office:value="0" calcext:value-type="float">
            <text:p>0</text:p>
          </table:table-cell>
          <table:table-cell table:formula="of:=IF(OR(AND([$Sheet1.C74]&gt;=[.C$23];[$Sheet1.C74]&lt;=[.C$24]);AND([$Sheet1.C74]&gt;=[.C$25];[$Sheet1.C74]&lt;=[.C$26]));0;1)" office:value-type="float" office:value="0" calcext:value-type="float">
            <text:p>0</text:p>
          </table:table-cell>
          <table:table-cell table:formula="of:=IF(OR(AND([$Sheet1.D74]&gt;=[.D$23];[$Sheet1.D74]&lt;=[.D$24]);AND([$Sheet1.D74]&gt;=[.D$25];[$Sheet1.D74]&lt;=[.D$26]));0;1)" office:value-type="float" office:value="0" calcext:value-type="float">
            <text:p>0</text:p>
          </table:table-cell>
          <table:table-cell table:formula="of:=IF(OR(AND([$Sheet1.E74]&gt;=[.E$23];[$Sheet1.E74]&lt;=[.E$24]);AND([$Sheet1.E74]&gt;=[.E$25];[$Sheet1.E74]&lt;=[.E$26]));0;1)" office:value-type="float" office:value="0" calcext:value-type="float">
            <text:p>0</text:p>
          </table:table-cell>
          <table:table-cell table:formula="of:=IF(OR(AND([$Sheet1.F74]&gt;=[.F$23];[$Sheet1.F74]&lt;=[.F$24]);AND([$Sheet1.F74]&gt;=[.F$25];[$Sheet1.F74]&lt;=[.F$26]));0;1)" office:value-type="float" office:value="0" calcext:value-type="float">
            <text:p>0</text:p>
          </table:table-cell>
          <table:table-cell table:formula="of:=IF(OR(AND([$Sheet1.G74]&gt;=[.G$23];[$Sheet1.G74]&lt;=[.G$24]);AND([$Sheet1.G74]&gt;=[.G$25];[$Sheet1.G74]&lt;=[.G$26]));0;1)" office:value-type="float" office:value="0" calcext:value-type="float">
            <text:p>0</text:p>
          </table:table-cell>
          <table:table-cell table:formula="of:=IF(OR(AND([$Sheet1.H74]&gt;=[.H$23];[$Sheet1.H74]&lt;=[.H$24]);AND([$Sheet1.H74]&gt;=[.H$25];[$Sheet1.H74]&lt;=[.H$26]));0;1)" office:value-type="float" office:value="0" calcext:value-type="float">
            <text:p>0</text:p>
          </table:table-cell>
          <table:table-cell table:formula="of:=IF(OR(AND([$Sheet1.I74]&gt;=[.I$23];[$Sheet1.I74]&lt;=[.I$24]);AND([$Sheet1.I74]&gt;=[.I$25];[$Sheet1.I74]&lt;=[.I$26]));0;1)" office:value-type="float" office:value="0" calcext:value-type="float">
            <text:p>0</text:p>
          </table:table-cell>
          <table:table-cell table:formula="of:=IF(OR(AND([$Sheet1.J74]&gt;=[.J$23];[$Sheet1.J74]&lt;=[.J$24]);AND([$Sheet1.J74]&gt;=[.J$25];[$Sheet1.J74]&lt;=[.J$26]));0;1)" office:value-type="float" office:value="0" calcext:value-type="float">
            <text:p>0</text:p>
          </table:table-cell>
          <table:table-cell table:formula="of:=IF(OR(AND([$Sheet1.K74]&gt;=[.K$23];[$Sheet1.K74]&lt;=[.K$24]);AND([$Sheet1.K74]&gt;=[.K$25];[$Sheet1.K74]&lt;=[.K$26]));0;1)" office:value-type="float" office:value="0" calcext:value-type="float">
            <text:p>0</text:p>
          </table:table-cell>
          <table:table-cell table:formula="of:=IF(OR(AND([$Sheet1.L74]&gt;=[.L$23];[$Sheet1.L74]&lt;=[.L$24]);AND([$Sheet1.L74]&gt;=[.L$25];[$Sheet1.L74]&lt;=[.L$26]));0;1)" office:value-type="float" office:value="0" calcext:value-type="float">
            <text:p>0</text:p>
          </table:table-cell>
          <table:table-cell table:formula="of:=IF(OR(AND([$Sheet1.M74]&gt;=[.M$23];[$Sheet1.M74]&lt;=[.M$24]);AND([$Sheet1.M74]&gt;=[.M$25];[$Sheet1.M74]&lt;=[.M$26]));0;1)" office:value-type="float" office:value="0" calcext:value-type="float">
            <text:p>0</text:p>
          </table:table-cell>
          <table:table-cell table:formula="of:=IF(OR(AND([$Sheet1.N74]&gt;=[.N$23];[$Sheet1.N74]&lt;=[.N$24]);AND([$Sheet1.N74]&gt;=[.N$25];[$Sheet1.N74]&lt;=[.N$26]));0;1)" office:value-type="float" office:value="0" calcext:value-type="float">
            <text:p>0</text:p>
          </table:table-cell>
          <table:table-cell table:formula="of:=IF(OR(AND([$Sheet1.O74]&gt;=[.O$23];[$Sheet1.O74]&lt;=[.O$24]);AND([$Sheet1.O74]&gt;=[.O$25];[$Sheet1.O74]&lt;=[.O$26]));0;1)" office:value-type="float" office:value="0" calcext:value-type="float">
            <text:p>0</text:p>
          </table:table-cell>
          <table:table-cell table:formula="of:=IF(OR(AND([$Sheet1.P74]&gt;=[.P$23];[$Sheet1.P74]&lt;=[.P$24]);AND([$Sheet1.P74]&gt;=[.P$25];[$Sheet1.P74]&lt;=[.P$26]));0;1)" office:value-type="float" office:value="0" calcext:value-type="float">
            <text:p>0</text:p>
          </table:table-cell>
          <table:table-cell table:formula="of:=IF(OR(AND([$Sheet1.Q74]&gt;=[.Q$23];[$Sheet1.Q74]&lt;=[.Q$24]);AND([$Sheet1.Q74]&gt;=[.Q$25];[$Sheet1.Q74]&lt;=[.Q$26]));0;1)" office:value-type="float" office:value="0" calcext:value-type="float">
            <text:p>0</text:p>
          </table:table-cell>
          <table:table-cell table:formula="of:=IF(OR(AND([$Sheet1.R74]&gt;=[.R$23];[$Sheet1.R74]&lt;=[.R$24]);AND([$Sheet1.R74]&gt;=[.R$25];[$Sheet1.R74]&lt;=[.R$26]));0;1)" office:value-type="float" office:value="0" calcext:value-type="float">
            <text:p>0</text:p>
          </table:table-cell>
          <table:table-cell table:formula="of:=IF(OR(AND([$Sheet1.S74]&gt;=[.S$23];[$Sheet1.S74]&lt;=[.S$24]);AND([$Sheet1.S74]&gt;=[.S$25];[$Sheet1.S74]&lt;=[.S$26]));0;1)" office:value-type="float" office:value="0" calcext:value-type="float">
            <text:p>0</text:p>
          </table:table-cell>
          <table:table-cell table:formula="of:=IF(OR(AND([$Sheet1.T74]&gt;=[.T$23];[$Sheet1.T74]&lt;=[.T$24]);AND([$Sheet1.T74]&gt;=[.T$25];[$Sheet1.T74]&lt;=[.T$26]));0;1)" office:value-type="float" office:value="0" calcext:value-type="float">
            <text:p>0</text:p>
          </table:table-cell>
          <table:table-cell table:formula="of:=IF(OR(AND([$Sheet1.U74]&gt;=[.U$23];[$Sheet1.U74]&lt;=[.U$24]);AND([$Sheet1.U74]&gt;=[.U$25];[$Sheet1.U7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5]&gt;=[.B$23];[$Sheet1.B75]&lt;=[.B$24]);AND([$Sheet1.B75]&gt;=[.B$25];[$Sheet1.B75]&lt;=[.B$26]));0;1)" office:value-type="float" office:value="0" calcext:value-type="float">
            <text:p>0</text:p>
          </table:table-cell>
          <table:table-cell table:formula="of:=IF(OR(AND([$Sheet1.C75]&gt;=[.C$23];[$Sheet1.C75]&lt;=[.C$24]);AND([$Sheet1.C75]&gt;=[.C$25];[$Sheet1.C75]&lt;=[.C$26]));0;1)" office:value-type="float" office:value="0" calcext:value-type="float">
            <text:p>0</text:p>
          </table:table-cell>
          <table:table-cell table:formula="of:=IF(OR(AND([$Sheet1.D75]&gt;=[.D$23];[$Sheet1.D75]&lt;=[.D$24]);AND([$Sheet1.D75]&gt;=[.D$25];[$Sheet1.D75]&lt;=[.D$26]));0;1)" office:value-type="float" office:value="0" calcext:value-type="float">
            <text:p>0</text:p>
          </table:table-cell>
          <table:table-cell table:formula="of:=IF(OR(AND([$Sheet1.E75]&gt;=[.E$23];[$Sheet1.E75]&lt;=[.E$24]);AND([$Sheet1.E75]&gt;=[.E$25];[$Sheet1.E75]&lt;=[.E$26]));0;1)" office:value-type="float" office:value="0" calcext:value-type="float">
            <text:p>0</text:p>
          </table:table-cell>
          <table:table-cell table:formula="of:=IF(OR(AND([$Sheet1.F75]&gt;=[.F$23];[$Sheet1.F75]&lt;=[.F$24]);AND([$Sheet1.F75]&gt;=[.F$25];[$Sheet1.F75]&lt;=[.F$26]));0;1)" office:value-type="float" office:value="0" calcext:value-type="float">
            <text:p>0</text:p>
          </table:table-cell>
          <table:table-cell table:formula="of:=IF(OR(AND([$Sheet1.G75]&gt;=[.G$23];[$Sheet1.G75]&lt;=[.G$24]);AND([$Sheet1.G75]&gt;=[.G$25];[$Sheet1.G75]&lt;=[.G$26]));0;1)" office:value-type="float" office:value="0" calcext:value-type="float">
            <text:p>0</text:p>
          </table:table-cell>
          <table:table-cell table:formula="of:=IF(OR(AND([$Sheet1.H75]&gt;=[.H$23];[$Sheet1.H75]&lt;=[.H$24]);AND([$Sheet1.H75]&gt;=[.H$25];[$Sheet1.H75]&lt;=[.H$26]));0;1)" office:value-type="float" office:value="0" calcext:value-type="float">
            <text:p>0</text:p>
          </table:table-cell>
          <table:table-cell table:formula="of:=IF(OR(AND([$Sheet1.I75]&gt;=[.I$23];[$Sheet1.I75]&lt;=[.I$24]);AND([$Sheet1.I75]&gt;=[.I$25];[$Sheet1.I75]&lt;=[.I$26]));0;1)" office:value-type="float" office:value="0" calcext:value-type="float">
            <text:p>0</text:p>
          </table:table-cell>
          <table:table-cell table:formula="of:=IF(OR(AND([$Sheet1.J75]&gt;=[.J$23];[$Sheet1.J75]&lt;=[.J$24]);AND([$Sheet1.J75]&gt;=[.J$25];[$Sheet1.J75]&lt;=[.J$26]));0;1)" office:value-type="float" office:value="0" calcext:value-type="float">
            <text:p>0</text:p>
          </table:table-cell>
          <table:table-cell table:formula="of:=IF(OR(AND([$Sheet1.K75]&gt;=[.K$23];[$Sheet1.K75]&lt;=[.K$24]);AND([$Sheet1.K75]&gt;=[.K$25];[$Sheet1.K75]&lt;=[.K$26]));0;1)" office:value-type="float" office:value="0" calcext:value-type="float">
            <text:p>0</text:p>
          </table:table-cell>
          <table:table-cell table:formula="of:=IF(OR(AND([$Sheet1.L75]&gt;=[.L$23];[$Sheet1.L75]&lt;=[.L$24]);AND([$Sheet1.L75]&gt;=[.L$25];[$Sheet1.L75]&lt;=[.L$26]));0;1)" office:value-type="float" office:value="0" calcext:value-type="float">
            <text:p>0</text:p>
          </table:table-cell>
          <table:table-cell table:formula="of:=IF(OR(AND([$Sheet1.M75]&gt;=[.M$23];[$Sheet1.M75]&lt;=[.M$24]);AND([$Sheet1.M75]&gt;=[.M$25];[$Sheet1.M75]&lt;=[.M$26]));0;1)" office:value-type="float" office:value="0" calcext:value-type="float">
            <text:p>0</text:p>
          </table:table-cell>
          <table:table-cell table:formula="of:=IF(OR(AND([$Sheet1.N75]&gt;=[.N$23];[$Sheet1.N75]&lt;=[.N$24]);AND([$Sheet1.N75]&gt;=[.N$25];[$Sheet1.N75]&lt;=[.N$26]));0;1)" office:value-type="float" office:value="0" calcext:value-type="float">
            <text:p>0</text:p>
          </table:table-cell>
          <table:table-cell table:formula="of:=IF(OR(AND([$Sheet1.O75]&gt;=[.O$23];[$Sheet1.O75]&lt;=[.O$24]);AND([$Sheet1.O75]&gt;=[.O$25];[$Sheet1.O75]&lt;=[.O$26]));0;1)" office:value-type="float" office:value="0" calcext:value-type="float">
            <text:p>0</text:p>
          </table:table-cell>
          <table:table-cell table:formula="of:=IF(OR(AND([$Sheet1.P75]&gt;=[.P$23];[$Sheet1.P75]&lt;=[.P$24]);AND([$Sheet1.P75]&gt;=[.P$25];[$Sheet1.P75]&lt;=[.P$26]));0;1)" office:value-type="float" office:value="0" calcext:value-type="float">
            <text:p>0</text:p>
          </table:table-cell>
          <table:table-cell table:formula="of:=IF(OR(AND([$Sheet1.Q75]&gt;=[.Q$23];[$Sheet1.Q75]&lt;=[.Q$24]);AND([$Sheet1.Q75]&gt;=[.Q$25];[$Sheet1.Q75]&lt;=[.Q$26]));0;1)" office:value-type="float" office:value="0" calcext:value-type="float">
            <text:p>0</text:p>
          </table:table-cell>
          <table:table-cell table:formula="of:=IF(OR(AND([$Sheet1.R75]&gt;=[.R$23];[$Sheet1.R75]&lt;=[.R$24]);AND([$Sheet1.R75]&gt;=[.R$25];[$Sheet1.R75]&lt;=[.R$26]));0;1)" office:value-type="float" office:value="0" calcext:value-type="float">
            <text:p>0</text:p>
          </table:table-cell>
          <table:table-cell table:formula="of:=IF(OR(AND([$Sheet1.S75]&gt;=[.S$23];[$Sheet1.S75]&lt;=[.S$24]);AND([$Sheet1.S75]&gt;=[.S$25];[$Sheet1.S75]&lt;=[.S$26]));0;1)" office:value-type="float" office:value="0" calcext:value-type="float">
            <text:p>0</text:p>
          </table:table-cell>
          <table:table-cell table:formula="of:=IF(OR(AND([$Sheet1.T75]&gt;=[.T$23];[$Sheet1.T75]&lt;=[.T$24]);AND([$Sheet1.T75]&gt;=[.T$25];[$Sheet1.T75]&lt;=[.T$26]));0;1)" office:value-type="float" office:value="0" calcext:value-type="float">
            <text:p>0</text:p>
          </table:table-cell>
          <table:table-cell table:formula="of:=IF(OR(AND([$Sheet1.U75]&gt;=[.U$23];[$Sheet1.U75]&lt;=[.U$24]);AND([$Sheet1.U75]&gt;=[.U$25];[$Sheet1.U7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6]&gt;=[.B$23];[$Sheet1.B76]&lt;=[.B$24]);AND([$Sheet1.B76]&gt;=[.B$25];[$Sheet1.B76]&lt;=[.B$26]));0;1)" office:value-type="float" office:value="0" calcext:value-type="float">
            <text:p>0</text:p>
          </table:table-cell>
          <table:table-cell table:formula="of:=IF(OR(AND([$Sheet1.C76]&gt;=[.C$23];[$Sheet1.C76]&lt;=[.C$24]);AND([$Sheet1.C76]&gt;=[.C$25];[$Sheet1.C76]&lt;=[.C$26]));0;1)" office:value-type="float" office:value="0" calcext:value-type="float">
            <text:p>0</text:p>
          </table:table-cell>
          <table:table-cell table:formula="of:=IF(OR(AND([$Sheet1.D76]&gt;=[.D$23];[$Sheet1.D76]&lt;=[.D$24]);AND([$Sheet1.D76]&gt;=[.D$25];[$Sheet1.D76]&lt;=[.D$26]));0;1)" office:value-type="float" office:value="0" calcext:value-type="float">
            <text:p>0</text:p>
          </table:table-cell>
          <table:table-cell table:formula="of:=IF(OR(AND([$Sheet1.E76]&gt;=[.E$23];[$Sheet1.E76]&lt;=[.E$24]);AND([$Sheet1.E76]&gt;=[.E$25];[$Sheet1.E76]&lt;=[.E$26]));0;1)" office:value-type="float" office:value="0" calcext:value-type="float">
            <text:p>0</text:p>
          </table:table-cell>
          <table:table-cell table:formula="of:=IF(OR(AND([$Sheet1.F76]&gt;=[.F$23];[$Sheet1.F76]&lt;=[.F$24]);AND([$Sheet1.F76]&gt;=[.F$25];[$Sheet1.F76]&lt;=[.F$26]));0;1)" office:value-type="float" office:value="0" calcext:value-type="float">
            <text:p>0</text:p>
          </table:table-cell>
          <table:table-cell table:formula="of:=IF(OR(AND([$Sheet1.G76]&gt;=[.G$23];[$Sheet1.G76]&lt;=[.G$24]);AND([$Sheet1.G76]&gt;=[.G$25];[$Sheet1.G76]&lt;=[.G$26]));0;1)" office:value-type="float" office:value="0" calcext:value-type="float">
            <text:p>0</text:p>
          </table:table-cell>
          <table:table-cell table:formula="of:=IF(OR(AND([$Sheet1.H76]&gt;=[.H$23];[$Sheet1.H76]&lt;=[.H$24]);AND([$Sheet1.H76]&gt;=[.H$25];[$Sheet1.H76]&lt;=[.H$26]));0;1)" office:value-type="float" office:value="0" calcext:value-type="float">
            <text:p>0</text:p>
          </table:table-cell>
          <table:table-cell table:formula="of:=IF(OR(AND([$Sheet1.I76]&gt;=[.I$23];[$Sheet1.I76]&lt;=[.I$24]);AND([$Sheet1.I76]&gt;=[.I$25];[$Sheet1.I76]&lt;=[.I$26]));0;1)" office:value-type="float" office:value="0" calcext:value-type="float">
            <text:p>0</text:p>
          </table:table-cell>
          <table:table-cell table:formula="of:=IF(OR(AND([$Sheet1.J76]&gt;=[.J$23];[$Sheet1.J76]&lt;=[.J$24]);AND([$Sheet1.J76]&gt;=[.J$25];[$Sheet1.J76]&lt;=[.J$26]));0;1)" office:value-type="float" office:value="0" calcext:value-type="float">
            <text:p>0</text:p>
          </table:table-cell>
          <table:table-cell table:formula="of:=IF(OR(AND([$Sheet1.K76]&gt;=[.K$23];[$Sheet1.K76]&lt;=[.K$24]);AND([$Sheet1.K76]&gt;=[.K$25];[$Sheet1.K76]&lt;=[.K$26]));0;1)" office:value-type="float" office:value="0" calcext:value-type="float">
            <text:p>0</text:p>
          </table:table-cell>
          <table:table-cell table:formula="of:=IF(OR(AND([$Sheet1.L76]&gt;=[.L$23];[$Sheet1.L76]&lt;=[.L$24]);AND([$Sheet1.L76]&gt;=[.L$25];[$Sheet1.L76]&lt;=[.L$26]));0;1)" office:value-type="float" office:value="0" calcext:value-type="float">
            <text:p>0</text:p>
          </table:table-cell>
          <table:table-cell table:formula="of:=IF(OR(AND([$Sheet1.M76]&gt;=[.M$23];[$Sheet1.M76]&lt;=[.M$24]);AND([$Sheet1.M76]&gt;=[.M$25];[$Sheet1.M76]&lt;=[.M$26]));0;1)" office:value-type="float" office:value="0" calcext:value-type="float">
            <text:p>0</text:p>
          </table:table-cell>
          <table:table-cell table:formula="of:=IF(OR(AND([$Sheet1.N76]&gt;=[.N$23];[$Sheet1.N76]&lt;=[.N$24]);AND([$Sheet1.N76]&gt;=[.N$25];[$Sheet1.N76]&lt;=[.N$26]));0;1)" office:value-type="float" office:value="0" calcext:value-type="float">
            <text:p>0</text:p>
          </table:table-cell>
          <table:table-cell table:formula="of:=IF(OR(AND([$Sheet1.O76]&gt;=[.O$23];[$Sheet1.O76]&lt;=[.O$24]);AND([$Sheet1.O76]&gt;=[.O$25];[$Sheet1.O76]&lt;=[.O$26]));0;1)" office:value-type="float" office:value="0" calcext:value-type="float">
            <text:p>0</text:p>
          </table:table-cell>
          <table:table-cell table:formula="of:=IF(OR(AND([$Sheet1.P76]&gt;=[.P$23];[$Sheet1.P76]&lt;=[.P$24]);AND([$Sheet1.P76]&gt;=[.P$25];[$Sheet1.P76]&lt;=[.P$26]));0;1)" office:value-type="float" office:value="0" calcext:value-type="float">
            <text:p>0</text:p>
          </table:table-cell>
          <table:table-cell table:formula="of:=IF(OR(AND([$Sheet1.Q76]&gt;=[.Q$23];[$Sheet1.Q76]&lt;=[.Q$24]);AND([$Sheet1.Q76]&gt;=[.Q$25];[$Sheet1.Q76]&lt;=[.Q$26]));0;1)" office:value-type="float" office:value="0" calcext:value-type="float">
            <text:p>0</text:p>
          </table:table-cell>
          <table:table-cell table:formula="of:=IF(OR(AND([$Sheet1.R76]&gt;=[.R$23];[$Sheet1.R76]&lt;=[.R$24]);AND([$Sheet1.R76]&gt;=[.R$25];[$Sheet1.R76]&lt;=[.R$26]));0;1)" office:value-type="float" office:value="0" calcext:value-type="float">
            <text:p>0</text:p>
          </table:table-cell>
          <table:table-cell table:formula="of:=IF(OR(AND([$Sheet1.S76]&gt;=[.S$23];[$Sheet1.S76]&lt;=[.S$24]);AND([$Sheet1.S76]&gt;=[.S$25];[$Sheet1.S76]&lt;=[.S$26]));0;1)" office:value-type="float" office:value="0" calcext:value-type="float">
            <text:p>0</text:p>
          </table:table-cell>
          <table:table-cell table:formula="of:=IF(OR(AND([$Sheet1.T76]&gt;=[.T$23];[$Sheet1.T76]&lt;=[.T$24]);AND([$Sheet1.T76]&gt;=[.T$25];[$Sheet1.T76]&lt;=[.T$26]));0;1)" office:value-type="float" office:value="0" calcext:value-type="float">
            <text:p>0</text:p>
          </table:table-cell>
          <table:table-cell table:formula="of:=IF(OR(AND([$Sheet1.U76]&gt;=[.U$23];[$Sheet1.U76]&lt;=[.U$24]);AND([$Sheet1.U76]&gt;=[.U$25];[$Sheet1.U7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7]&gt;=[.B$23];[$Sheet1.B77]&lt;=[.B$24]);AND([$Sheet1.B77]&gt;=[.B$25];[$Sheet1.B77]&lt;=[.B$26]));0;1)" office:value-type="float" office:value="0" calcext:value-type="float">
            <text:p>0</text:p>
          </table:table-cell>
          <table:table-cell table:formula="of:=IF(OR(AND([$Sheet1.C77]&gt;=[.C$23];[$Sheet1.C77]&lt;=[.C$24]);AND([$Sheet1.C77]&gt;=[.C$25];[$Sheet1.C77]&lt;=[.C$26]));0;1)" office:value-type="float" office:value="0" calcext:value-type="float">
            <text:p>0</text:p>
          </table:table-cell>
          <table:table-cell table:formula="of:=IF(OR(AND([$Sheet1.D77]&gt;=[.D$23];[$Sheet1.D77]&lt;=[.D$24]);AND([$Sheet1.D77]&gt;=[.D$25];[$Sheet1.D77]&lt;=[.D$26]));0;1)" office:value-type="float" office:value="0" calcext:value-type="float">
            <text:p>0</text:p>
          </table:table-cell>
          <table:table-cell table:formula="of:=IF(OR(AND([$Sheet1.E77]&gt;=[.E$23];[$Sheet1.E77]&lt;=[.E$24]);AND([$Sheet1.E77]&gt;=[.E$25];[$Sheet1.E77]&lt;=[.E$26]));0;1)" office:value-type="float" office:value="0" calcext:value-type="float">
            <text:p>0</text:p>
          </table:table-cell>
          <table:table-cell table:formula="of:=IF(OR(AND([$Sheet1.F77]&gt;=[.F$23];[$Sheet1.F77]&lt;=[.F$24]);AND([$Sheet1.F77]&gt;=[.F$25];[$Sheet1.F77]&lt;=[.F$26]));0;1)" office:value-type="float" office:value="0" calcext:value-type="float">
            <text:p>0</text:p>
          </table:table-cell>
          <table:table-cell table:formula="of:=IF(OR(AND([$Sheet1.G77]&gt;=[.G$23];[$Sheet1.G77]&lt;=[.G$24]);AND([$Sheet1.G77]&gt;=[.G$25];[$Sheet1.G77]&lt;=[.G$26]));0;1)" office:value-type="float" office:value="0" calcext:value-type="float">
            <text:p>0</text:p>
          </table:table-cell>
          <table:table-cell table:formula="of:=IF(OR(AND([$Sheet1.H77]&gt;=[.H$23];[$Sheet1.H77]&lt;=[.H$24]);AND([$Sheet1.H77]&gt;=[.H$25];[$Sheet1.H77]&lt;=[.H$26]));0;1)" office:value-type="float" office:value="0" calcext:value-type="float">
            <text:p>0</text:p>
          </table:table-cell>
          <table:table-cell table:formula="of:=IF(OR(AND([$Sheet1.I77]&gt;=[.I$23];[$Sheet1.I77]&lt;=[.I$24]);AND([$Sheet1.I77]&gt;=[.I$25];[$Sheet1.I77]&lt;=[.I$26]));0;1)" office:value-type="float" office:value="0" calcext:value-type="float">
            <text:p>0</text:p>
          </table:table-cell>
          <table:table-cell table:formula="of:=IF(OR(AND([$Sheet1.J77]&gt;=[.J$23];[$Sheet1.J77]&lt;=[.J$24]);AND([$Sheet1.J77]&gt;=[.J$25];[$Sheet1.J77]&lt;=[.J$26]));0;1)" office:value-type="float" office:value="0" calcext:value-type="float">
            <text:p>0</text:p>
          </table:table-cell>
          <table:table-cell table:formula="of:=IF(OR(AND([$Sheet1.K77]&gt;=[.K$23];[$Sheet1.K77]&lt;=[.K$24]);AND([$Sheet1.K77]&gt;=[.K$25];[$Sheet1.K77]&lt;=[.K$26]));0;1)" office:value-type="float" office:value="0" calcext:value-type="float">
            <text:p>0</text:p>
          </table:table-cell>
          <table:table-cell table:formula="of:=IF(OR(AND([$Sheet1.L77]&gt;=[.L$23];[$Sheet1.L77]&lt;=[.L$24]);AND([$Sheet1.L77]&gt;=[.L$25];[$Sheet1.L77]&lt;=[.L$26]));0;1)" office:value-type="float" office:value="0" calcext:value-type="float">
            <text:p>0</text:p>
          </table:table-cell>
          <table:table-cell table:formula="of:=IF(OR(AND([$Sheet1.M77]&gt;=[.M$23];[$Sheet1.M77]&lt;=[.M$24]);AND([$Sheet1.M77]&gt;=[.M$25];[$Sheet1.M77]&lt;=[.M$26]));0;1)" office:value-type="float" office:value="0" calcext:value-type="float">
            <text:p>0</text:p>
          </table:table-cell>
          <table:table-cell table:formula="of:=IF(OR(AND([$Sheet1.N77]&gt;=[.N$23];[$Sheet1.N77]&lt;=[.N$24]);AND([$Sheet1.N77]&gt;=[.N$25];[$Sheet1.N77]&lt;=[.N$26]));0;1)" office:value-type="float" office:value="0" calcext:value-type="float">
            <text:p>0</text:p>
          </table:table-cell>
          <table:table-cell table:formula="of:=IF(OR(AND([$Sheet1.O77]&gt;=[.O$23];[$Sheet1.O77]&lt;=[.O$24]);AND([$Sheet1.O77]&gt;=[.O$25];[$Sheet1.O77]&lt;=[.O$26]));0;1)" office:value-type="float" office:value="0" calcext:value-type="float">
            <text:p>0</text:p>
          </table:table-cell>
          <table:table-cell table:formula="of:=IF(OR(AND([$Sheet1.P77]&gt;=[.P$23];[$Sheet1.P77]&lt;=[.P$24]);AND([$Sheet1.P77]&gt;=[.P$25];[$Sheet1.P77]&lt;=[.P$26]));0;1)" office:value-type="float" office:value="0" calcext:value-type="float">
            <text:p>0</text:p>
          </table:table-cell>
          <table:table-cell table:formula="of:=IF(OR(AND([$Sheet1.Q77]&gt;=[.Q$23];[$Sheet1.Q77]&lt;=[.Q$24]);AND([$Sheet1.Q77]&gt;=[.Q$25];[$Sheet1.Q77]&lt;=[.Q$26]));0;1)" office:value-type="float" office:value="0" calcext:value-type="float">
            <text:p>0</text:p>
          </table:table-cell>
          <table:table-cell table:formula="of:=IF(OR(AND([$Sheet1.R77]&gt;=[.R$23];[$Sheet1.R77]&lt;=[.R$24]);AND([$Sheet1.R77]&gt;=[.R$25];[$Sheet1.R77]&lt;=[.R$26]));0;1)" office:value-type="float" office:value="0" calcext:value-type="float">
            <text:p>0</text:p>
          </table:table-cell>
          <table:table-cell table:formula="of:=IF(OR(AND([$Sheet1.S77]&gt;=[.S$23];[$Sheet1.S77]&lt;=[.S$24]);AND([$Sheet1.S77]&gt;=[.S$25];[$Sheet1.S77]&lt;=[.S$26]));0;1)" office:value-type="float" office:value="0" calcext:value-type="float">
            <text:p>0</text:p>
          </table:table-cell>
          <table:table-cell table:formula="of:=IF(OR(AND([$Sheet1.T77]&gt;=[.T$23];[$Sheet1.T77]&lt;=[.T$24]);AND([$Sheet1.T77]&gt;=[.T$25];[$Sheet1.T77]&lt;=[.T$26]));0;1)" office:value-type="float" office:value="0" calcext:value-type="float">
            <text:p>0</text:p>
          </table:table-cell>
          <table:table-cell table:formula="of:=IF(OR(AND([$Sheet1.U77]&gt;=[.U$23];[$Sheet1.U77]&lt;=[.U$24]);AND([$Sheet1.U77]&gt;=[.U$25];[$Sheet1.U7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8]&gt;=[.B$23];[$Sheet1.B78]&lt;=[.B$24]);AND([$Sheet1.B78]&gt;=[.B$25];[$Sheet1.B78]&lt;=[.B$26]));0;1)" office:value-type="float" office:value="0" calcext:value-type="float">
            <text:p>0</text:p>
          </table:table-cell>
          <table:table-cell table:formula="of:=IF(OR(AND([$Sheet1.C78]&gt;=[.C$23];[$Sheet1.C78]&lt;=[.C$24]);AND([$Sheet1.C78]&gt;=[.C$25];[$Sheet1.C78]&lt;=[.C$26]));0;1)" office:value-type="float" office:value="0" calcext:value-type="float">
            <text:p>0</text:p>
          </table:table-cell>
          <table:table-cell table:formula="of:=IF(OR(AND([$Sheet1.D78]&gt;=[.D$23];[$Sheet1.D78]&lt;=[.D$24]);AND([$Sheet1.D78]&gt;=[.D$25];[$Sheet1.D78]&lt;=[.D$26]));0;1)" office:value-type="float" office:value="0" calcext:value-type="float">
            <text:p>0</text:p>
          </table:table-cell>
          <table:table-cell table:formula="of:=IF(OR(AND([$Sheet1.E78]&gt;=[.E$23];[$Sheet1.E78]&lt;=[.E$24]);AND([$Sheet1.E78]&gt;=[.E$25];[$Sheet1.E78]&lt;=[.E$26]));0;1)" office:value-type="float" office:value="0" calcext:value-type="float">
            <text:p>0</text:p>
          </table:table-cell>
          <table:table-cell table:formula="of:=IF(OR(AND([$Sheet1.F78]&gt;=[.F$23];[$Sheet1.F78]&lt;=[.F$24]);AND([$Sheet1.F78]&gt;=[.F$25];[$Sheet1.F78]&lt;=[.F$26]));0;1)" office:value-type="float" office:value="0" calcext:value-type="float">
            <text:p>0</text:p>
          </table:table-cell>
          <table:table-cell table:formula="of:=IF(OR(AND([$Sheet1.G78]&gt;=[.G$23];[$Sheet1.G78]&lt;=[.G$24]);AND([$Sheet1.G78]&gt;=[.G$25];[$Sheet1.G78]&lt;=[.G$26]));0;1)" office:value-type="float" office:value="0" calcext:value-type="float">
            <text:p>0</text:p>
          </table:table-cell>
          <table:table-cell table:formula="of:=IF(OR(AND([$Sheet1.H78]&gt;=[.H$23];[$Sheet1.H78]&lt;=[.H$24]);AND([$Sheet1.H78]&gt;=[.H$25];[$Sheet1.H78]&lt;=[.H$26]));0;1)" office:value-type="float" office:value="0" calcext:value-type="float">
            <text:p>0</text:p>
          </table:table-cell>
          <table:table-cell table:formula="of:=IF(OR(AND([$Sheet1.I78]&gt;=[.I$23];[$Sheet1.I78]&lt;=[.I$24]);AND([$Sheet1.I78]&gt;=[.I$25];[$Sheet1.I78]&lt;=[.I$26]));0;1)" office:value-type="float" office:value="0" calcext:value-type="float">
            <text:p>0</text:p>
          </table:table-cell>
          <table:table-cell table:formula="of:=IF(OR(AND([$Sheet1.J78]&gt;=[.J$23];[$Sheet1.J78]&lt;=[.J$24]);AND([$Sheet1.J78]&gt;=[.J$25];[$Sheet1.J78]&lt;=[.J$26]));0;1)" office:value-type="float" office:value="0" calcext:value-type="float">
            <text:p>0</text:p>
          </table:table-cell>
          <table:table-cell table:formula="of:=IF(OR(AND([$Sheet1.K78]&gt;=[.K$23];[$Sheet1.K78]&lt;=[.K$24]);AND([$Sheet1.K78]&gt;=[.K$25];[$Sheet1.K78]&lt;=[.K$26]));0;1)" office:value-type="float" office:value="0" calcext:value-type="float">
            <text:p>0</text:p>
          </table:table-cell>
          <table:table-cell table:formula="of:=IF(OR(AND([$Sheet1.L78]&gt;=[.L$23];[$Sheet1.L78]&lt;=[.L$24]);AND([$Sheet1.L78]&gt;=[.L$25];[$Sheet1.L78]&lt;=[.L$26]));0;1)" office:value-type="float" office:value="0" calcext:value-type="float">
            <text:p>0</text:p>
          </table:table-cell>
          <table:table-cell table:formula="of:=IF(OR(AND([$Sheet1.M78]&gt;=[.M$23];[$Sheet1.M78]&lt;=[.M$24]);AND([$Sheet1.M78]&gt;=[.M$25];[$Sheet1.M78]&lt;=[.M$26]));0;1)" office:value-type="float" office:value="0" calcext:value-type="float">
            <text:p>0</text:p>
          </table:table-cell>
          <table:table-cell table:formula="of:=IF(OR(AND([$Sheet1.N78]&gt;=[.N$23];[$Sheet1.N78]&lt;=[.N$24]);AND([$Sheet1.N78]&gt;=[.N$25];[$Sheet1.N78]&lt;=[.N$26]));0;1)" office:value-type="float" office:value="0" calcext:value-type="float">
            <text:p>0</text:p>
          </table:table-cell>
          <table:table-cell table:formula="of:=IF(OR(AND([$Sheet1.O78]&gt;=[.O$23];[$Sheet1.O78]&lt;=[.O$24]);AND([$Sheet1.O78]&gt;=[.O$25];[$Sheet1.O78]&lt;=[.O$26]));0;1)" office:value-type="float" office:value="0" calcext:value-type="float">
            <text:p>0</text:p>
          </table:table-cell>
          <table:table-cell table:formula="of:=IF(OR(AND([$Sheet1.P78]&gt;=[.P$23];[$Sheet1.P78]&lt;=[.P$24]);AND([$Sheet1.P78]&gt;=[.P$25];[$Sheet1.P78]&lt;=[.P$26]));0;1)" office:value-type="float" office:value="0" calcext:value-type="float">
            <text:p>0</text:p>
          </table:table-cell>
          <table:table-cell table:formula="of:=IF(OR(AND([$Sheet1.Q78]&gt;=[.Q$23];[$Sheet1.Q78]&lt;=[.Q$24]);AND([$Sheet1.Q78]&gt;=[.Q$25];[$Sheet1.Q78]&lt;=[.Q$26]));0;1)" office:value-type="float" office:value="0" calcext:value-type="float">
            <text:p>0</text:p>
          </table:table-cell>
          <table:table-cell table:formula="of:=IF(OR(AND([$Sheet1.R78]&gt;=[.R$23];[$Sheet1.R78]&lt;=[.R$24]);AND([$Sheet1.R78]&gt;=[.R$25];[$Sheet1.R78]&lt;=[.R$26]));0;1)" office:value-type="float" office:value="0" calcext:value-type="float">
            <text:p>0</text:p>
          </table:table-cell>
          <table:table-cell table:formula="of:=IF(OR(AND([$Sheet1.S78]&gt;=[.S$23];[$Sheet1.S78]&lt;=[.S$24]);AND([$Sheet1.S78]&gt;=[.S$25];[$Sheet1.S78]&lt;=[.S$26]));0;1)" office:value-type="float" office:value="0" calcext:value-type="float">
            <text:p>0</text:p>
          </table:table-cell>
          <table:table-cell table:formula="of:=IF(OR(AND([$Sheet1.T78]&gt;=[.T$23];[$Sheet1.T78]&lt;=[.T$24]);AND([$Sheet1.T78]&gt;=[.T$25];[$Sheet1.T78]&lt;=[.T$26]));0;1)" office:value-type="float" office:value="0" calcext:value-type="float">
            <text:p>0</text:p>
          </table:table-cell>
          <table:table-cell table:formula="of:=IF(OR(AND([$Sheet1.U78]&gt;=[.U$23];[$Sheet1.U78]&lt;=[.U$24]);AND([$Sheet1.U78]&gt;=[.U$25];[$Sheet1.U7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79]&gt;=[.B$23];[$Sheet1.B79]&lt;=[.B$24]);AND([$Sheet1.B79]&gt;=[.B$25];[$Sheet1.B79]&lt;=[.B$26]));0;1)" office:value-type="float" office:value="0" calcext:value-type="float">
            <text:p>0</text:p>
          </table:table-cell>
          <table:table-cell table:formula="of:=IF(OR(AND([$Sheet1.C79]&gt;=[.C$23];[$Sheet1.C79]&lt;=[.C$24]);AND([$Sheet1.C79]&gt;=[.C$25];[$Sheet1.C79]&lt;=[.C$26]));0;1)" office:value-type="float" office:value="0" calcext:value-type="float">
            <text:p>0</text:p>
          </table:table-cell>
          <table:table-cell table:formula="of:=IF(OR(AND([$Sheet1.D79]&gt;=[.D$23];[$Sheet1.D79]&lt;=[.D$24]);AND([$Sheet1.D79]&gt;=[.D$25];[$Sheet1.D79]&lt;=[.D$26]));0;1)" office:value-type="float" office:value="0" calcext:value-type="float">
            <text:p>0</text:p>
          </table:table-cell>
          <table:table-cell table:formula="of:=IF(OR(AND([$Sheet1.E79]&gt;=[.E$23];[$Sheet1.E79]&lt;=[.E$24]);AND([$Sheet1.E79]&gt;=[.E$25];[$Sheet1.E79]&lt;=[.E$26]));0;1)" office:value-type="float" office:value="0" calcext:value-type="float">
            <text:p>0</text:p>
          </table:table-cell>
          <table:table-cell table:formula="of:=IF(OR(AND([$Sheet1.F79]&gt;=[.F$23];[$Sheet1.F79]&lt;=[.F$24]);AND([$Sheet1.F79]&gt;=[.F$25];[$Sheet1.F79]&lt;=[.F$26]));0;1)" office:value-type="float" office:value="0" calcext:value-type="float">
            <text:p>0</text:p>
          </table:table-cell>
          <table:table-cell table:formula="of:=IF(OR(AND([$Sheet1.G79]&gt;=[.G$23];[$Sheet1.G79]&lt;=[.G$24]);AND([$Sheet1.G79]&gt;=[.G$25];[$Sheet1.G79]&lt;=[.G$26]));0;1)" office:value-type="float" office:value="0" calcext:value-type="float">
            <text:p>0</text:p>
          </table:table-cell>
          <table:table-cell table:formula="of:=IF(OR(AND([$Sheet1.H79]&gt;=[.H$23];[$Sheet1.H79]&lt;=[.H$24]);AND([$Sheet1.H79]&gt;=[.H$25];[$Sheet1.H79]&lt;=[.H$26]));0;1)" office:value-type="float" office:value="0" calcext:value-type="float">
            <text:p>0</text:p>
          </table:table-cell>
          <table:table-cell table:formula="of:=IF(OR(AND([$Sheet1.I79]&gt;=[.I$23];[$Sheet1.I79]&lt;=[.I$24]);AND([$Sheet1.I79]&gt;=[.I$25];[$Sheet1.I79]&lt;=[.I$26]));0;1)" office:value-type="float" office:value="0" calcext:value-type="float">
            <text:p>0</text:p>
          </table:table-cell>
          <table:table-cell table:formula="of:=IF(OR(AND([$Sheet1.J79]&gt;=[.J$23];[$Sheet1.J79]&lt;=[.J$24]);AND([$Sheet1.J79]&gt;=[.J$25];[$Sheet1.J79]&lt;=[.J$26]));0;1)" office:value-type="float" office:value="0" calcext:value-type="float">
            <text:p>0</text:p>
          </table:table-cell>
          <table:table-cell table:formula="of:=IF(OR(AND([$Sheet1.K79]&gt;=[.K$23];[$Sheet1.K79]&lt;=[.K$24]);AND([$Sheet1.K79]&gt;=[.K$25];[$Sheet1.K79]&lt;=[.K$26]));0;1)" office:value-type="float" office:value="0" calcext:value-type="float">
            <text:p>0</text:p>
          </table:table-cell>
          <table:table-cell table:formula="of:=IF(OR(AND([$Sheet1.L79]&gt;=[.L$23];[$Sheet1.L79]&lt;=[.L$24]);AND([$Sheet1.L79]&gt;=[.L$25];[$Sheet1.L79]&lt;=[.L$26]));0;1)" office:value-type="float" office:value="0" calcext:value-type="float">
            <text:p>0</text:p>
          </table:table-cell>
          <table:table-cell table:formula="of:=IF(OR(AND([$Sheet1.M79]&gt;=[.M$23];[$Sheet1.M79]&lt;=[.M$24]);AND([$Sheet1.M79]&gt;=[.M$25];[$Sheet1.M79]&lt;=[.M$26]));0;1)" office:value-type="float" office:value="0" calcext:value-type="float">
            <text:p>0</text:p>
          </table:table-cell>
          <table:table-cell table:formula="of:=IF(OR(AND([$Sheet1.N79]&gt;=[.N$23];[$Sheet1.N79]&lt;=[.N$24]);AND([$Sheet1.N79]&gt;=[.N$25];[$Sheet1.N79]&lt;=[.N$26]));0;1)" office:value-type="float" office:value="0" calcext:value-type="float">
            <text:p>0</text:p>
          </table:table-cell>
          <table:table-cell table:formula="of:=IF(OR(AND([$Sheet1.O79]&gt;=[.O$23];[$Sheet1.O79]&lt;=[.O$24]);AND([$Sheet1.O79]&gt;=[.O$25];[$Sheet1.O79]&lt;=[.O$26]));0;1)" office:value-type="float" office:value="0" calcext:value-type="float">
            <text:p>0</text:p>
          </table:table-cell>
          <table:table-cell table:formula="of:=IF(OR(AND([$Sheet1.P79]&gt;=[.P$23];[$Sheet1.P79]&lt;=[.P$24]);AND([$Sheet1.P79]&gt;=[.P$25];[$Sheet1.P79]&lt;=[.P$26]));0;1)" office:value-type="float" office:value="0" calcext:value-type="float">
            <text:p>0</text:p>
          </table:table-cell>
          <table:table-cell table:formula="of:=IF(OR(AND([$Sheet1.Q79]&gt;=[.Q$23];[$Sheet1.Q79]&lt;=[.Q$24]);AND([$Sheet1.Q79]&gt;=[.Q$25];[$Sheet1.Q79]&lt;=[.Q$26]));0;1)" office:value-type="float" office:value="0" calcext:value-type="float">
            <text:p>0</text:p>
          </table:table-cell>
          <table:table-cell table:formula="of:=IF(OR(AND([$Sheet1.R79]&gt;=[.R$23];[$Sheet1.R79]&lt;=[.R$24]);AND([$Sheet1.R79]&gt;=[.R$25];[$Sheet1.R79]&lt;=[.R$26]));0;1)" office:value-type="float" office:value="0" calcext:value-type="float">
            <text:p>0</text:p>
          </table:table-cell>
          <table:table-cell table:formula="of:=IF(OR(AND([$Sheet1.S79]&gt;=[.S$23];[$Sheet1.S79]&lt;=[.S$24]);AND([$Sheet1.S79]&gt;=[.S$25];[$Sheet1.S79]&lt;=[.S$26]));0;1)" office:value-type="float" office:value="0" calcext:value-type="float">
            <text:p>0</text:p>
          </table:table-cell>
          <table:table-cell table:formula="of:=IF(OR(AND([$Sheet1.T79]&gt;=[.T$23];[$Sheet1.T79]&lt;=[.T$24]);AND([$Sheet1.T79]&gt;=[.T$25];[$Sheet1.T79]&lt;=[.T$26]));0;1)" office:value-type="float" office:value="0" calcext:value-type="float">
            <text:p>0</text:p>
          </table:table-cell>
          <table:table-cell table:formula="of:=IF(OR(AND([$Sheet1.U79]&gt;=[.U$23];[$Sheet1.U79]&lt;=[.U$24]);AND([$Sheet1.U79]&gt;=[.U$25];[$Sheet1.U7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0]&gt;=[.B$23];[$Sheet1.B80]&lt;=[.B$24]);AND([$Sheet1.B80]&gt;=[.B$25];[$Sheet1.B80]&lt;=[.B$26]));0;1)" office:value-type="float" office:value="0" calcext:value-type="float">
            <text:p>0</text:p>
          </table:table-cell>
          <table:table-cell table:formula="of:=IF(OR(AND([$Sheet1.C80]&gt;=[.C$23];[$Sheet1.C80]&lt;=[.C$24]);AND([$Sheet1.C80]&gt;=[.C$25];[$Sheet1.C80]&lt;=[.C$26]));0;1)" office:value-type="float" office:value="0" calcext:value-type="float">
            <text:p>0</text:p>
          </table:table-cell>
          <table:table-cell table:formula="of:=IF(OR(AND([$Sheet1.D80]&gt;=[.D$23];[$Sheet1.D80]&lt;=[.D$24]);AND([$Sheet1.D80]&gt;=[.D$25];[$Sheet1.D80]&lt;=[.D$26]));0;1)" office:value-type="float" office:value="0" calcext:value-type="float">
            <text:p>0</text:p>
          </table:table-cell>
          <table:table-cell table:formula="of:=IF(OR(AND([$Sheet1.E80]&gt;=[.E$23];[$Sheet1.E80]&lt;=[.E$24]);AND([$Sheet1.E80]&gt;=[.E$25];[$Sheet1.E80]&lt;=[.E$26]));0;1)" office:value-type="float" office:value="0" calcext:value-type="float">
            <text:p>0</text:p>
          </table:table-cell>
          <table:table-cell table:formula="of:=IF(OR(AND([$Sheet1.F80]&gt;=[.F$23];[$Sheet1.F80]&lt;=[.F$24]);AND([$Sheet1.F80]&gt;=[.F$25];[$Sheet1.F80]&lt;=[.F$26]));0;1)" office:value-type="float" office:value="0" calcext:value-type="float">
            <text:p>0</text:p>
          </table:table-cell>
          <table:table-cell table:formula="of:=IF(OR(AND([$Sheet1.G80]&gt;=[.G$23];[$Sheet1.G80]&lt;=[.G$24]);AND([$Sheet1.G80]&gt;=[.G$25];[$Sheet1.G80]&lt;=[.G$26]));0;1)" office:value-type="float" office:value="0" calcext:value-type="float">
            <text:p>0</text:p>
          </table:table-cell>
          <table:table-cell table:formula="of:=IF(OR(AND([$Sheet1.H80]&gt;=[.H$23];[$Sheet1.H80]&lt;=[.H$24]);AND([$Sheet1.H80]&gt;=[.H$25];[$Sheet1.H80]&lt;=[.H$26]));0;1)" office:value-type="float" office:value="0" calcext:value-type="float">
            <text:p>0</text:p>
          </table:table-cell>
          <table:table-cell table:formula="of:=IF(OR(AND([$Sheet1.I80]&gt;=[.I$23];[$Sheet1.I80]&lt;=[.I$24]);AND([$Sheet1.I80]&gt;=[.I$25];[$Sheet1.I80]&lt;=[.I$26]));0;1)" office:value-type="float" office:value="0" calcext:value-type="float">
            <text:p>0</text:p>
          </table:table-cell>
          <table:table-cell table:formula="of:=IF(OR(AND([$Sheet1.J80]&gt;=[.J$23];[$Sheet1.J80]&lt;=[.J$24]);AND([$Sheet1.J80]&gt;=[.J$25];[$Sheet1.J80]&lt;=[.J$26]));0;1)" office:value-type="float" office:value="0" calcext:value-type="float">
            <text:p>0</text:p>
          </table:table-cell>
          <table:table-cell table:formula="of:=IF(OR(AND([$Sheet1.K80]&gt;=[.K$23];[$Sheet1.K80]&lt;=[.K$24]);AND([$Sheet1.K80]&gt;=[.K$25];[$Sheet1.K80]&lt;=[.K$26]));0;1)" office:value-type="float" office:value="0" calcext:value-type="float">
            <text:p>0</text:p>
          </table:table-cell>
          <table:table-cell table:formula="of:=IF(OR(AND([$Sheet1.L80]&gt;=[.L$23];[$Sheet1.L80]&lt;=[.L$24]);AND([$Sheet1.L80]&gt;=[.L$25];[$Sheet1.L80]&lt;=[.L$26]));0;1)" office:value-type="float" office:value="0" calcext:value-type="float">
            <text:p>0</text:p>
          </table:table-cell>
          <table:table-cell table:formula="of:=IF(OR(AND([$Sheet1.M80]&gt;=[.M$23];[$Sheet1.M80]&lt;=[.M$24]);AND([$Sheet1.M80]&gt;=[.M$25];[$Sheet1.M80]&lt;=[.M$26]));0;1)" office:value-type="float" office:value="0" calcext:value-type="float">
            <text:p>0</text:p>
          </table:table-cell>
          <table:table-cell table:formula="of:=IF(OR(AND([$Sheet1.N80]&gt;=[.N$23];[$Sheet1.N80]&lt;=[.N$24]);AND([$Sheet1.N80]&gt;=[.N$25];[$Sheet1.N80]&lt;=[.N$26]));0;1)" office:value-type="float" office:value="0" calcext:value-type="float">
            <text:p>0</text:p>
          </table:table-cell>
          <table:table-cell table:formula="of:=IF(OR(AND([$Sheet1.O80]&gt;=[.O$23];[$Sheet1.O80]&lt;=[.O$24]);AND([$Sheet1.O80]&gt;=[.O$25];[$Sheet1.O80]&lt;=[.O$26]));0;1)" office:value-type="float" office:value="0" calcext:value-type="float">
            <text:p>0</text:p>
          </table:table-cell>
          <table:table-cell table:formula="of:=IF(OR(AND([$Sheet1.P80]&gt;=[.P$23];[$Sheet1.P80]&lt;=[.P$24]);AND([$Sheet1.P80]&gt;=[.P$25];[$Sheet1.P80]&lt;=[.P$26]));0;1)" office:value-type="float" office:value="0" calcext:value-type="float">
            <text:p>0</text:p>
          </table:table-cell>
          <table:table-cell table:formula="of:=IF(OR(AND([$Sheet1.Q80]&gt;=[.Q$23];[$Sheet1.Q80]&lt;=[.Q$24]);AND([$Sheet1.Q80]&gt;=[.Q$25];[$Sheet1.Q80]&lt;=[.Q$26]));0;1)" office:value-type="float" office:value="0" calcext:value-type="float">
            <text:p>0</text:p>
          </table:table-cell>
          <table:table-cell table:formula="of:=IF(OR(AND([$Sheet1.R80]&gt;=[.R$23];[$Sheet1.R80]&lt;=[.R$24]);AND([$Sheet1.R80]&gt;=[.R$25];[$Sheet1.R80]&lt;=[.R$26]));0;1)" office:value-type="float" office:value="0" calcext:value-type="float">
            <text:p>0</text:p>
          </table:table-cell>
          <table:table-cell table:formula="of:=IF(OR(AND([$Sheet1.S80]&gt;=[.S$23];[$Sheet1.S80]&lt;=[.S$24]);AND([$Sheet1.S80]&gt;=[.S$25];[$Sheet1.S80]&lt;=[.S$26]));0;1)" office:value-type="float" office:value="0" calcext:value-type="float">
            <text:p>0</text:p>
          </table:table-cell>
          <table:table-cell table:formula="of:=IF(OR(AND([$Sheet1.T80]&gt;=[.T$23];[$Sheet1.T80]&lt;=[.T$24]);AND([$Sheet1.T80]&gt;=[.T$25];[$Sheet1.T80]&lt;=[.T$26]));0;1)" office:value-type="float" office:value="0" calcext:value-type="float">
            <text:p>0</text:p>
          </table:table-cell>
          <table:table-cell table:formula="of:=IF(OR(AND([$Sheet1.U80]&gt;=[.U$23];[$Sheet1.U80]&lt;=[.U$24]);AND([$Sheet1.U80]&gt;=[.U$25];[$Sheet1.U8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1]&gt;=[.B$23];[$Sheet1.B81]&lt;=[.B$24]);AND([$Sheet1.B81]&gt;=[.B$25];[$Sheet1.B81]&lt;=[.B$26]));0;1)" office:value-type="float" office:value="0" calcext:value-type="float">
            <text:p>0</text:p>
          </table:table-cell>
          <table:table-cell table:formula="of:=IF(OR(AND([$Sheet1.C81]&gt;=[.C$23];[$Sheet1.C81]&lt;=[.C$24]);AND([$Sheet1.C81]&gt;=[.C$25];[$Sheet1.C81]&lt;=[.C$26]));0;1)" office:value-type="float" office:value="0" calcext:value-type="float">
            <text:p>0</text:p>
          </table:table-cell>
          <table:table-cell table:formula="of:=IF(OR(AND([$Sheet1.D81]&gt;=[.D$23];[$Sheet1.D81]&lt;=[.D$24]);AND([$Sheet1.D81]&gt;=[.D$25];[$Sheet1.D81]&lt;=[.D$26]));0;1)" office:value-type="float" office:value="0" calcext:value-type="float">
            <text:p>0</text:p>
          </table:table-cell>
          <table:table-cell table:formula="of:=IF(OR(AND([$Sheet1.E81]&gt;=[.E$23];[$Sheet1.E81]&lt;=[.E$24]);AND([$Sheet1.E81]&gt;=[.E$25];[$Sheet1.E81]&lt;=[.E$26]));0;1)" office:value-type="float" office:value="0" calcext:value-type="float">
            <text:p>0</text:p>
          </table:table-cell>
          <table:table-cell table:formula="of:=IF(OR(AND([$Sheet1.F81]&gt;=[.F$23];[$Sheet1.F81]&lt;=[.F$24]);AND([$Sheet1.F81]&gt;=[.F$25];[$Sheet1.F81]&lt;=[.F$26]));0;1)" office:value-type="float" office:value="0" calcext:value-type="float">
            <text:p>0</text:p>
          </table:table-cell>
          <table:table-cell table:formula="of:=IF(OR(AND([$Sheet1.G81]&gt;=[.G$23];[$Sheet1.G81]&lt;=[.G$24]);AND([$Sheet1.G81]&gt;=[.G$25];[$Sheet1.G81]&lt;=[.G$26]));0;1)" office:value-type="float" office:value="0" calcext:value-type="float">
            <text:p>0</text:p>
          </table:table-cell>
          <table:table-cell table:formula="of:=IF(OR(AND([$Sheet1.H81]&gt;=[.H$23];[$Sheet1.H81]&lt;=[.H$24]);AND([$Sheet1.H81]&gt;=[.H$25];[$Sheet1.H81]&lt;=[.H$26]));0;1)" office:value-type="float" office:value="0" calcext:value-type="float">
            <text:p>0</text:p>
          </table:table-cell>
          <table:table-cell table:formula="of:=IF(OR(AND([$Sheet1.I81]&gt;=[.I$23];[$Sheet1.I81]&lt;=[.I$24]);AND([$Sheet1.I81]&gt;=[.I$25];[$Sheet1.I81]&lt;=[.I$26]));0;1)" office:value-type="float" office:value="0" calcext:value-type="float">
            <text:p>0</text:p>
          </table:table-cell>
          <table:table-cell table:formula="of:=IF(OR(AND([$Sheet1.J81]&gt;=[.J$23];[$Sheet1.J81]&lt;=[.J$24]);AND([$Sheet1.J81]&gt;=[.J$25];[$Sheet1.J81]&lt;=[.J$26]));0;1)" office:value-type="float" office:value="0" calcext:value-type="float">
            <text:p>0</text:p>
          </table:table-cell>
          <table:table-cell table:formula="of:=IF(OR(AND([$Sheet1.K81]&gt;=[.K$23];[$Sheet1.K81]&lt;=[.K$24]);AND([$Sheet1.K81]&gt;=[.K$25];[$Sheet1.K81]&lt;=[.K$26]));0;1)" office:value-type="float" office:value="0" calcext:value-type="float">
            <text:p>0</text:p>
          </table:table-cell>
          <table:table-cell table:formula="of:=IF(OR(AND([$Sheet1.L81]&gt;=[.L$23];[$Sheet1.L81]&lt;=[.L$24]);AND([$Sheet1.L81]&gt;=[.L$25];[$Sheet1.L81]&lt;=[.L$26]));0;1)" office:value-type="float" office:value="0" calcext:value-type="float">
            <text:p>0</text:p>
          </table:table-cell>
          <table:table-cell table:formula="of:=IF(OR(AND([$Sheet1.M81]&gt;=[.M$23];[$Sheet1.M81]&lt;=[.M$24]);AND([$Sheet1.M81]&gt;=[.M$25];[$Sheet1.M81]&lt;=[.M$26]));0;1)" office:value-type="float" office:value="0" calcext:value-type="float">
            <text:p>0</text:p>
          </table:table-cell>
          <table:table-cell table:formula="of:=IF(OR(AND([$Sheet1.N81]&gt;=[.N$23];[$Sheet1.N81]&lt;=[.N$24]);AND([$Sheet1.N81]&gt;=[.N$25];[$Sheet1.N81]&lt;=[.N$26]));0;1)" office:value-type="float" office:value="0" calcext:value-type="float">
            <text:p>0</text:p>
          </table:table-cell>
          <table:table-cell table:formula="of:=IF(OR(AND([$Sheet1.O81]&gt;=[.O$23];[$Sheet1.O81]&lt;=[.O$24]);AND([$Sheet1.O81]&gt;=[.O$25];[$Sheet1.O81]&lt;=[.O$26]));0;1)" office:value-type="float" office:value="0" calcext:value-type="float">
            <text:p>0</text:p>
          </table:table-cell>
          <table:table-cell table:formula="of:=IF(OR(AND([$Sheet1.P81]&gt;=[.P$23];[$Sheet1.P81]&lt;=[.P$24]);AND([$Sheet1.P81]&gt;=[.P$25];[$Sheet1.P81]&lt;=[.P$26]));0;1)" office:value-type="float" office:value="0" calcext:value-type="float">
            <text:p>0</text:p>
          </table:table-cell>
          <table:table-cell table:formula="of:=IF(OR(AND([$Sheet1.Q81]&gt;=[.Q$23];[$Sheet1.Q81]&lt;=[.Q$24]);AND([$Sheet1.Q81]&gt;=[.Q$25];[$Sheet1.Q81]&lt;=[.Q$26]));0;1)" office:value-type="float" office:value="0" calcext:value-type="float">
            <text:p>0</text:p>
          </table:table-cell>
          <table:table-cell table:formula="of:=IF(OR(AND([$Sheet1.R81]&gt;=[.R$23];[$Sheet1.R81]&lt;=[.R$24]);AND([$Sheet1.R81]&gt;=[.R$25];[$Sheet1.R81]&lt;=[.R$26]));0;1)" office:value-type="float" office:value="0" calcext:value-type="float">
            <text:p>0</text:p>
          </table:table-cell>
          <table:table-cell table:formula="of:=IF(OR(AND([$Sheet1.S81]&gt;=[.S$23];[$Sheet1.S81]&lt;=[.S$24]);AND([$Sheet1.S81]&gt;=[.S$25];[$Sheet1.S81]&lt;=[.S$26]));0;1)" office:value-type="float" office:value="0" calcext:value-type="float">
            <text:p>0</text:p>
          </table:table-cell>
          <table:table-cell table:formula="of:=IF(OR(AND([$Sheet1.T81]&gt;=[.T$23];[$Sheet1.T81]&lt;=[.T$24]);AND([$Sheet1.T81]&gt;=[.T$25];[$Sheet1.T81]&lt;=[.T$26]));0;1)" office:value-type="float" office:value="0" calcext:value-type="float">
            <text:p>0</text:p>
          </table:table-cell>
          <table:table-cell table:formula="of:=IF(OR(AND([$Sheet1.U81]&gt;=[.U$23];[$Sheet1.U81]&lt;=[.U$24]);AND([$Sheet1.U81]&gt;=[.U$25];[$Sheet1.U8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2]&gt;=[.B$23];[$Sheet1.B82]&lt;=[.B$24]);AND([$Sheet1.B82]&gt;=[.B$25];[$Sheet1.B82]&lt;=[.B$26]));0;1)" office:value-type="float" office:value="0" calcext:value-type="float">
            <text:p>0</text:p>
          </table:table-cell>
          <table:table-cell table:formula="of:=IF(OR(AND([$Sheet1.C82]&gt;=[.C$23];[$Sheet1.C82]&lt;=[.C$24]);AND([$Sheet1.C82]&gt;=[.C$25];[$Sheet1.C82]&lt;=[.C$26]));0;1)" office:value-type="float" office:value="0" calcext:value-type="float">
            <text:p>0</text:p>
          </table:table-cell>
          <table:table-cell table:formula="of:=IF(OR(AND([$Sheet1.D82]&gt;=[.D$23];[$Sheet1.D82]&lt;=[.D$24]);AND([$Sheet1.D82]&gt;=[.D$25];[$Sheet1.D82]&lt;=[.D$26]));0;1)" office:value-type="float" office:value="0" calcext:value-type="float">
            <text:p>0</text:p>
          </table:table-cell>
          <table:table-cell table:formula="of:=IF(OR(AND([$Sheet1.E82]&gt;=[.E$23];[$Sheet1.E82]&lt;=[.E$24]);AND([$Sheet1.E82]&gt;=[.E$25];[$Sheet1.E82]&lt;=[.E$26]));0;1)" office:value-type="float" office:value="0" calcext:value-type="float">
            <text:p>0</text:p>
          </table:table-cell>
          <table:table-cell table:formula="of:=IF(OR(AND([$Sheet1.F82]&gt;=[.F$23];[$Sheet1.F82]&lt;=[.F$24]);AND([$Sheet1.F82]&gt;=[.F$25];[$Sheet1.F82]&lt;=[.F$26]));0;1)" office:value-type="float" office:value="0" calcext:value-type="float">
            <text:p>0</text:p>
          </table:table-cell>
          <table:table-cell table:formula="of:=IF(OR(AND([$Sheet1.G82]&gt;=[.G$23];[$Sheet1.G82]&lt;=[.G$24]);AND([$Sheet1.G82]&gt;=[.G$25];[$Sheet1.G82]&lt;=[.G$26]));0;1)" office:value-type="float" office:value="0" calcext:value-type="float">
            <text:p>0</text:p>
          </table:table-cell>
          <table:table-cell table:formula="of:=IF(OR(AND([$Sheet1.H82]&gt;=[.H$23];[$Sheet1.H82]&lt;=[.H$24]);AND([$Sheet1.H82]&gt;=[.H$25];[$Sheet1.H82]&lt;=[.H$26]));0;1)" office:value-type="float" office:value="0" calcext:value-type="float">
            <text:p>0</text:p>
          </table:table-cell>
          <table:table-cell table:formula="of:=IF(OR(AND([$Sheet1.I82]&gt;=[.I$23];[$Sheet1.I82]&lt;=[.I$24]);AND([$Sheet1.I82]&gt;=[.I$25];[$Sheet1.I82]&lt;=[.I$26]));0;1)" office:value-type="float" office:value="0" calcext:value-type="float">
            <text:p>0</text:p>
          </table:table-cell>
          <table:table-cell table:formula="of:=IF(OR(AND([$Sheet1.J82]&gt;=[.J$23];[$Sheet1.J82]&lt;=[.J$24]);AND([$Sheet1.J82]&gt;=[.J$25];[$Sheet1.J82]&lt;=[.J$26]));0;1)" office:value-type="float" office:value="0" calcext:value-type="float">
            <text:p>0</text:p>
          </table:table-cell>
          <table:table-cell table:formula="of:=IF(OR(AND([$Sheet1.K82]&gt;=[.K$23];[$Sheet1.K82]&lt;=[.K$24]);AND([$Sheet1.K82]&gt;=[.K$25];[$Sheet1.K82]&lt;=[.K$26]));0;1)" office:value-type="float" office:value="0" calcext:value-type="float">
            <text:p>0</text:p>
          </table:table-cell>
          <table:table-cell table:formula="of:=IF(OR(AND([$Sheet1.L82]&gt;=[.L$23];[$Sheet1.L82]&lt;=[.L$24]);AND([$Sheet1.L82]&gt;=[.L$25];[$Sheet1.L82]&lt;=[.L$26]));0;1)" office:value-type="float" office:value="0" calcext:value-type="float">
            <text:p>0</text:p>
          </table:table-cell>
          <table:table-cell table:formula="of:=IF(OR(AND([$Sheet1.M82]&gt;=[.M$23];[$Sheet1.M82]&lt;=[.M$24]);AND([$Sheet1.M82]&gt;=[.M$25];[$Sheet1.M82]&lt;=[.M$26]));0;1)" office:value-type="float" office:value="0" calcext:value-type="float">
            <text:p>0</text:p>
          </table:table-cell>
          <table:table-cell table:formula="of:=IF(OR(AND([$Sheet1.N82]&gt;=[.N$23];[$Sheet1.N82]&lt;=[.N$24]);AND([$Sheet1.N82]&gt;=[.N$25];[$Sheet1.N82]&lt;=[.N$26]));0;1)" office:value-type="float" office:value="0" calcext:value-type="float">
            <text:p>0</text:p>
          </table:table-cell>
          <table:table-cell table:formula="of:=IF(OR(AND([$Sheet1.O82]&gt;=[.O$23];[$Sheet1.O82]&lt;=[.O$24]);AND([$Sheet1.O82]&gt;=[.O$25];[$Sheet1.O82]&lt;=[.O$26]));0;1)" office:value-type="float" office:value="0" calcext:value-type="float">
            <text:p>0</text:p>
          </table:table-cell>
          <table:table-cell table:formula="of:=IF(OR(AND([$Sheet1.P82]&gt;=[.P$23];[$Sheet1.P82]&lt;=[.P$24]);AND([$Sheet1.P82]&gt;=[.P$25];[$Sheet1.P82]&lt;=[.P$26]));0;1)" office:value-type="float" office:value="0" calcext:value-type="float">
            <text:p>0</text:p>
          </table:table-cell>
          <table:table-cell table:formula="of:=IF(OR(AND([$Sheet1.Q82]&gt;=[.Q$23];[$Sheet1.Q82]&lt;=[.Q$24]);AND([$Sheet1.Q82]&gt;=[.Q$25];[$Sheet1.Q82]&lt;=[.Q$26]));0;1)" office:value-type="float" office:value="0" calcext:value-type="float">
            <text:p>0</text:p>
          </table:table-cell>
          <table:table-cell table:formula="of:=IF(OR(AND([$Sheet1.R82]&gt;=[.R$23];[$Sheet1.R82]&lt;=[.R$24]);AND([$Sheet1.R82]&gt;=[.R$25];[$Sheet1.R82]&lt;=[.R$26]));0;1)" office:value-type="float" office:value="0" calcext:value-type="float">
            <text:p>0</text:p>
          </table:table-cell>
          <table:table-cell table:formula="of:=IF(OR(AND([$Sheet1.S82]&gt;=[.S$23];[$Sheet1.S82]&lt;=[.S$24]);AND([$Sheet1.S82]&gt;=[.S$25];[$Sheet1.S82]&lt;=[.S$26]));0;1)" office:value-type="float" office:value="0" calcext:value-type="float">
            <text:p>0</text:p>
          </table:table-cell>
          <table:table-cell table:formula="of:=IF(OR(AND([$Sheet1.T82]&gt;=[.T$23];[$Sheet1.T82]&lt;=[.T$24]);AND([$Sheet1.T82]&gt;=[.T$25];[$Sheet1.T82]&lt;=[.T$26]));0;1)" office:value-type="float" office:value="0" calcext:value-type="float">
            <text:p>0</text:p>
          </table:table-cell>
          <table:table-cell table:formula="of:=IF(OR(AND([$Sheet1.U82]&gt;=[.U$23];[$Sheet1.U82]&lt;=[.U$24]);AND([$Sheet1.U82]&gt;=[.U$25];[$Sheet1.U8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3]&gt;=[.B$23];[$Sheet1.B83]&lt;=[.B$24]);AND([$Sheet1.B83]&gt;=[.B$25];[$Sheet1.B83]&lt;=[.B$26]));0;1)" office:value-type="float" office:value="0" calcext:value-type="float">
            <text:p>0</text:p>
          </table:table-cell>
          <table:table-cell table:formula="of:=IF(OR(AND([$Sheet1.C83]&gt;=[.C$23];[$Sheet1.C83]&lt;=[.C$24]);AND([$Sheet1.C83]&gt;=[.C$25];[$Sheet1.C83]&lt;=[.C$26]));0;1)" office:value-type="float" office:value="0" calcext:value-type="float">
            <text:p>0</text:p>
          </table:table-cell>
          <table:table-cell table:formula="of:=IF(OR(AND([$Sheet1.D83]&gt;=[.D$23];[$Sheet1.D83]&lt;=[.D$24]);AND([$Sheet1.D83]&gt;=[.D$25];[$Sheet1.D83]&lt;=[.D$26]));0;1)" office:value-type="float" office:value="0" calcext:value-type="float">
            <text:p>0</text:p>
          </table:table-cell>
          <table:table-cell table:formula="of:=IF(OR(AND([$Sheet1.E83]&gt;=[.E$23];[$Sheet1.E83]&lt;=[.E$24]);AND([$Sheet1.E83]&gt;=[.E$25];[$Sheet1.E83]&lt;=[.E$26]));0;1)" office:value-type="float" office:value="0" calcext:value-type="float">
            <text:p>0</text:p>
          </table:table-cell>
          <table:table-cell table:formula="of:=IF(OR(AND([$Sheet1.F83]&gt;=[.F$23];[$Sheet1.F83]&lt;=[.F$24]);AND([$Sheet1.F83]&gt;=[.F$25];[$Sheet1.F83]&lt;=[.F$26]));0;1)" office:value-type="float" office:value="0" calcext:value-type="float">
            <text:p>0</text:p>
          </table:table-cell>
          <table:table-cell table:formula="of:=IF(OR(AND([$Sheet1.G83]&gt;=[.G$23];[$Sheet1.G83]&lt;=[.G$24]);AND([$Sheet1.G83]&gt;=[.G$25];[$Sheet1.G83]&lt;=[.G$26]));0;1)" office:value-type="float" office:value="0" calcext:value-type="float">
            <text:p>0</text:p>
          </table:table-cell>
          <table:table-cell table:formula="of:=IF(OR(AND([$Sheet1.H83]&gt;=[.H$23];[$Sheet1.H83]&lt;=[.H$24]);AND([$Sheet1.H83]&gt;=[.H$25];[$Sheet1.H83]&lt;=[.H$26]));0;1)" office:value-type="float" office:value="0" calcext:value-type="float">
            <text:p>0</text:p>
          </table:table-cell>
          <table:table-cell table:formula="of:=IF(OR(AND([$Sheet1.I83]&gt;=[.I$23];[$Sheet1.I83]&lt;=[.I$24]);AND([$Sheet1.I83]&gt;=[.I$25];[$Sheet1.I83]&lt;=[.I$26]));0;1)" office:value-type="float" office:value="0" calcext:value-type="float">
            <text:p>0</text:p>
          </table:table-cell>
          <table:table-cell table:formula="of:=IF(OR(AND([$Sheet1.J83]&gt;=[.J$23];[$Sheet1.J83]&lt;=[.J$24]);AND([$Sheet1.J83]&gt;=[.J$25];[$Sheet1.J83]&lt;=[.J$26]));0;1)" office:value-type="float" office:value="0" calcext:value-type="float">
            <text:p>0</text:p>
          </table:table-cell>
          <table:table-cell table:formula="of:=IF(OR(AND([$Sheet1.K83]&gt;=[.K$23];[$Sheet1.K83]&lt;=[.K$24]);AND([$Sheet1.K83]&gt;=[.K$25];[$Sheet1.K83]&lt;=[.K$26]));0;1)" office:value-type="float" office:value="0" calcext:value-type="float">
            <text:p>0</text:p>
          </table:table-cell>
          <table:table-cell table:formula="of:=IF(OR(AND([$Sheet1.L83]&gt;=[.L$23];[$Sheet1.L83]&lt;=[.L$24]);AND([$Sheet1.L83]&gt;=[.L$25];[$Sheet1.L83]&lt;=[.L$26]));0;1)" office:value-type="float" office:value="0" calcext:value-type="float">
            <text:p>0</text:p>
          </table:table-cell>
          <table:table-cell table:formula="of:=IF(OR(AND([$Sheet1.M83]&gt;=[.M$23];[$Sheet1.M83]&lt;=[.M$24]);AND([$Sheet1.M83]&gt;=[.M$25];[$Sheet1.M83]&lt;=[.M$26]));0;1)" office:value-type="float" office:value="0" calcext:value-type="float">
            <text:p>0</text:p>
          </table:table-cell>
          <table:table-cell table:formula="of:=IF(OR(AND([$Sheet1.N83]&gt;=[.N$23];[$Sheet1.N83]&lt;=[.N$24]);AND([$Sheet1.N83]&gt;=[.N$25];[$Sheet1.N83]&lt;=[.N$26]));0;1)" office:value-type="float" office:value="0" calcext:value-type="float">
            <text:p>0</text:p>
          </table:table-cell>
          <table:table-cell table:formula="of:=IF(OR(AND([$Sheet1.O83]&gt;=[.O$23];[$Sheet1.O83]&lt;=[.O$24]);AND([$Sheet1.O83]&gt;=[.O$25];[$Sheet1.O83]&lt;=[.O$26]));0;1)" office:value-type="float" office:value="0" calcext:value-type="float">
            <text:p>0</text:p>
          </table:table-cell>
          <table:table-cell table:formula="of:=IF(OR(AND([$Sheet1.P83]&gt;=[.P$23];[$Sheet1.P83]&lt;=[.P$24]);AND([$Sheet1.P83]&gt;=[.P$25];[$Sheet1.P83]&lt;=[.P$26]));0;1)" office:value-type="float" office:value="0" calcext:value-type="float">
            <text:p>0</text:p>
          </table:table-cell>
          <table:table-cell table:formula="of:=IF(OR(AND([$Sheet1.Q83]&gt;=[.Q$23];[$Sheet1.Q83]&lt;=[.Q$24]);AND([$Sheet1.Q83]&gt;=[.Q$25];[$Sheet1.Q83]&lt;=[.Q$26]));0;1)" office:value-type="float" office:value="0" calcext:value-type="float">
            <text:p>0</text:p>
          </table:table-cell>
          <table:table-cell table:formula="of:=IF(OR(AND([$Sheet1.R83]&gt;=[.R$23];[$Sheet1.R83]&lt;=[.R$24]);AND([$Sheet1.R83]&gt;=[.R$25];[$Sheet1.R83]&lt;=[.R$26]));0;1)" office:value-type="float" office:value="0" calcext:value-type="float">
            <text:p>0</text:p>
          </table:table-cell>
          <table:table-cell table:formula="of:=IF(OR(AND([$Sheet1.S83]&gt;=[.S$23];[$Sheet1.S83]&lt;=[.S$24]);AND([$Sheet1.S83]&gt;=[.S$25];[$Sheet1.S83]&lt;=[.S$26]));0;1)" office:value-type="float" office:value="0" calcext:value-type="float">
            <text:p>0</text:p>
          </table:table-cell>
          <table:table-cell table:formula="of:=IF(OR(AND([$Sheet1.T83]&gt;=[.T$23];[$Sheet1.T83]&lt;=[.T$24]);AND([$Sheet1.T83]&gt;=[.T$25];[$Sheet1.T83]&lt;=[.T$26]));0;1)" office:value-type="float" office:value="0" calcext:value-type="float">
            <text:p>0</text:p>
          </table:table-cell>
          <table:table-cell table:formula="of:=IF(OR(AND([$Sheet1.U83]&gt;=[.U$23];[$Sheet1.U83]&lt;=[.U$24]);AND([$Sheet1.U83]&gt;=[.U$25];[$Sheet1.U8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4]&gt;=[.B$23];[$Sheet1.B84]&lt;=[.B$24]);AND([$Sheet1.B84]&gt;=[.B$25];[$Sheet1.B84]&lt;=[.B$26]));0;1)" office:value-type="float" office:value="0" calcext:value-type="float">
            <text:p>0</text:p>
          </table:table-cell>
          <table:table-cell table:formula="of:=IF(OR(AND([$Sheet1.C84]&gt;=[.C$23];[$Sheet1.C84]&lt;=[.C$24]);AND([$Sheet1.C84]&gt;=[.C$25];[$Sheet1.C84]&lt;=[.C$26]));0;1)" office:value-type="float" office:value="0" calcext:value-type="float">
            <text:p>0</text:p>
          </table:table-cell>
          <table:table-cell table:formula="of:=IF(OR(AND([$Sheet1.D84]&gt;=[.D$23];[$Sheet1.D84]&lt;=[.D$24]);AND([$Sheet1.D84]&gt;=[.D$25];[$Sheet1.D84]&lt;=[.D$26]));0;1)" office:value-type="float" office:value="0" calcext:value-type="float">
            <text:p>0</text:p>
          </table:table-cell>
          <table:table-cell table:formula="of:=IF(OR(AND([$Sheet1.E84]&gt;=[.E$23];[$Sheet1.E84]&lt;=[.E$24]);AND([$Sheet1.E84]&gt;=[.E$25];[$Sheet1.E84]&lt;=[.E$26]));0;1)" office:value-type="float" office:value="0" calcext:value-type="float">
            <text:p>0</text:p>
          </table:table-cell>
          <table:table-cell table:formula="of:=IF(OR(AND([$Sheet1.F84]&gt;=[.F$23];[$Sheet1.F84]&lt;=[.F$24]);AND([$Sheet1.F84]&gt;=[.F$25];[$Sheet1.F84]&lt;=[.F$26]));0;1)" office:value-type="float" office:value="0" calcext:value-type="float">
            <text:p>0</text:p>
          </table:table-cell>
          <table:table-cell table:formula="of:=IF(OR(AND([$Sheet1.G84]&gt;=[.G$23];[$Sheet1.G84]&lt;=[.G$24]);AND([$Sheet1.G84]&gt;=[.G$25];[$Sheet1.G84]&lt;=[.G$26]));0;1)" office:value-type="float" office:value="0" calcext:value-type="float">
            <text:p>0</text:p>
          </table:table-cell>
          <table:table-cell table:formula="of:=IF(OR(AND([$Sheet1.H84]&gt;=[.H$23];[$Sheet1.H84]&lt;=[.H$24]);AND([$Sheet1.H84]&gt;=[.H$25];[$Sheet1.H84]&lt;=[.H$26]));0;1)" office:value-type="float" office:value="0" calcext:value-type="float">
            <text:p>0</text:p>
          </table:table-cell>
          <table:table-cell table:formula="of:=IF(OR(AND([$Sheet1.I84]&gt;=[.I$23];[$Sheet1.I84]&lt;=[.I$24]);AND([$Sheet1.I84]&gt;=[.I$25];[$Sheet1.I84]&lt;=[.I$26]));0;1)" office:value-type="float" office:value="0" calcext:value-type="float">
            <text:p>0</text:p>
          </table:table-cell>
          <table:table-cell table:formula="of:=IF(OR(AND([$Sheet1.J84]&gt;=[.J$23];[$Sheet1.J84]&lt;=[.J$24]);AND([$Sheet1.J84]&gt;=[.J$25];[$Sheet1.J84]&lt;=[.J$26]));0;1)" office:value-type="float" office:value="0" calcext:value-type="float">
            <text:p>0</text:p>
          </table:table-cell>
          <table:table-cell table:formula="of:=IF(OR(AND([$Sheet1.K84]&gt;=[.K$23];[$Sheet1.K84]&lt;=[.K$24]);AND([$Sheet1.K84]&gt;=[.K$25];[$Sheet1.K84]&lt;=[.K$26]));0;1)" office:value-type="float" office:value="0" calcext:value-type="float">
            <text:p>0</text:p>
          </table:table-cell>
          <table:table-cell table:formula="of:=IF(OR(AND([$Sheet1.L84]&gt;=[.L$23];[$Sheet1.L84]&lt;=[.L$24]);AND([$Sheet1.L84]&gt;=[.L$25];[$Sheet1.L84]&lt;=[.L$26]));0;1)" office:value-type="float" office:value="0" calcext:value-type="float">
            <text:p>0</text:p>
          </table:table-cell>
          <table:table-cell table:formula="of:=IF(OR(AND([$Sheet1.M84]&gt;=[.M$23];[$Sheet1.M84]&lt;=[.M$24]);AND([$Sheet1.M84]&gt;=[.M$25];[$Sheet1.M84]&lt;=[.M$26]));0;1)" office:value-type="float" office:value="0" calcext:value-type="float">
            <text:p>0</text:p>
          </table:table-cell>
          <table:table-cell table:formula="of:=IF(OR(AND([$Sheet1.N84]&gt;=[.N$23];[$Sheet1.N84]&lt;=[.N$24]);AND([$Sheet1.N84]&gt;=[.N$25];[$Sheet1.N84]&lt;=[.N$26]));0;1)" office:value-type="float" office:value="0" calcext:value-type="float">
            <text:p>0</text:p>
          </table:table-cell>
          <table:table-cell table:formula="of:=IF(OR(AND([$Sheet1.O84]&gt;=[.O$23];[$Sheet1.O84]&lt;=[.O$24]);AND([$Sheet1.O84]&gt;=[.O$25];[$Sheet1.O84]&lt;=[.O$26]));0;1)" office:value-type="float" office:value="0" calcext:value-type="float">
            <text:p>0</text:p>
          </table:table-cell>
          <table:table-cell table:formula="of:=IF(OR(AND([$Sheet1.P84]&gt;=[.P$23];[$Sheet1.P84]&lt;=[.P$24]);AND([$Sheet1.P84]&gt;=[.P$25];[$Sheet1.P84]&lt;=[.P$26]));0;1)" office:value-type="float" office:value="0" calcext:value-type="float">
            <text:p>0</text:p>
          </table:table-cell>
          <table:table-cell table:formula="of:=IF(OR(AND([$Sheet1.Q84]&gt;=[.Q$23];[$Sheet1.Q84]&lt;=[.Q$24]);AND([$Sheet1.Q84]&gt;=[.Q$25];[$Sheet1.Q84]&lt;=[.Q$26]));0;1)" office:value-type="float" office:value="0" calcext:value-type="float">
            <text:p>0</text:p>
          </table:table-cell>
          <table:table-cell table:formula="of:=IF(OR(AND([$Sheet1.R84]&gt;=[.R$23];[$Sheet1.R84]&lt;=[.R$24]);AND([$Sheet1.R84]&gt;=[.R$25];[$Sheet1.R84]&lt;=[.R$26]));0;1)" office:value-type="float" office:value="0" calcext:value-type="float">
            <text:p>0</text:p>
          </table:table-cell>
          <table:table-cell table:formula="of:=IF(OR(AND([$Sheet1.S84]&gt;=[.S$23];[$Sheet1.S84]&lt;=[.S$24]);AND([$Sheet1.S84]&gt;=[.S$25];[$Sheet1.S84]&lt;=[.S$26]));0;1)" office:value-type="float" office:value="0" calcext:value-type="float">
            <text:p>0</text:p>
          </table:table-cell>
          <table:table-cell table:formula="of:=IF(OR(AND([$Sheet1.T84]&gt;=[.T$23];[$Sheet1.T84]&lt;=[.T$24]);AND([$Sheet1.T84]&gt;=[.T$25];[$Sheet1.T84]&lt;=[.T$26]));0;1)" office:value-type="float" office:value="0" calcext:value-type="float">
            <text:p>0</text:p>
          </table:table-cell>
          <table:table-cell table:formula="of:=IF(OR(AND([$Sheet1.U84]&gt;=[.U$23];[$Sheet1.U84]&lt;=[.U$24]);AND([$Sheet1.U84]&gt;=[.U$25];[$Sheet1.U8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5]&gt;=[.B$23];[$Sheet1.B85]&lt;=[.B$24]);AND([$Sheet1.B85]&gt;=[.B$25];[$Sheet1.B85]&lt;=[.B$26]));0;1)" office:value-type="float" office:value="0" calcext:value-type="float">
            <text:p>0</text:p>
          </table:table-cell>
          <table:table-cell table:formula="of:=IF(OR(AND([$Sheet1.C85]&gt;=[.C$23];[$Sheet1.C85]&lt;=[.C$24]);AND([$Sheet1.C85]&gt;=[.C$25];[$Sheet1.C85]&lt;=[.C$26]));0;1)" office:value-type="float" office:value="0" calcext:value-type="float">
            <text:p>0</text:p>
          </table:table-cell>
          <table:table-cell table:formula="of:=IF(OR(AND([$Sheet1.D85]&gt;=[.D$23];[$Sheet1.D85]&lt;=[.D$24]);AND([$Sheet1.D85]&gt;=[.D$25];[$Sheet1.D85]&lt;=[.D$26]));0;1)" office:value-type="float" office:value="0" calcext:value-type="float">
            <text:p>0</text:p>
          </table:table-cell>
          <table:table-cell table:formula="of:=IF(OR(AND([$Sheet1.E85]&gt;=[.E$23];[$Sheet1.E85]&lt;=[.E$24]);AND([$Sheet1.E85]&gt;=[.E$25];[$Sheet1.E85]&lt;=[.E$26]));0;1)" office:value-type="float" office:value="0" calcext:value-type="float">
            <text:p>0</text:p>
          </table:table-cell>
          <table:table-cell table:formula="of:=IF(OR(AND([$Sheet1.F85]&gt;=[.F$23];[$Sheet1.F85]&lt;=[.F$24]);AND([$Sheet1.F85]&gt;=[.F$25];[$Sheet1.F85]&lt;=[.F$26]));0;1)" office:value-type="float" office:value="0" calcext:value-type="float">
            <text:p>0</text:p>
          </table:table-cell>
          <table:table-cell table:formula="of:=IF(OR(AND([$Sheet1.G85]&gt;=[.G$23];[$Sheet1.G85]&lt;=[.G$24]);AND([$Sheet1.G85]&gt;=[.G$25];[$Sheet1.G85]&lt;=[.G$26]));0;1)" office:value-type="float" office:value="0" calcext:value-type="float">
            <text:p>0</text:p>
          </table:table-cell>
          <table:table-cell table:formula="of:=IF(OR(AND([$Sheet1.H85]&gt;=[.H$23];[$Sheet1.H85]&lt;=[.H$24]);AND([$Sheet1.H85]&gt;=[.H$25];[$Sheet1.H85]&lt;=[.H$26]));0;1)" office:value-type="float" office:value="0" calcext:value-type="float">
            <text:p>0</text:p>
          </table:table-cell>
          <table:table-cell table:formula="of:=IF(OR(AND([$Sheet1.I85]&gt;=[.I$23];[$Sheet1.I85]&lt;=[.I$24]);AND([$Sheet1.I85]&gt;=[.I$25];[$Sheet1.I85]&lt;=[.I$26]));0;1)" office:value-type="float" office:value="0" calcext:value-type="float">
            <text:p>0</text:p>
          </table:table-cell>
          <table:table-cell table:formula="of:=IF(OR(AND([$Sheet1.J85]&gt;=[.J$23];[$Sheet1.J85]&lt;=[.J$24]);AND([$Sheet1.J85]&gt;=[.J$25];[$Sheet1.J85]&lt;=[.J$26]));0;1)" office:value-type="float" office:value="0" calcext:value-type="float">
            <text:p>0</text:p>
          </table:table-cell>
          <table:table-cell table:formula="of:=IF(OR(AND([$Sheet1.K85]&gt;=[.K$23];[$Sheet1.K85]&lt;=[.K$24]);AND([$Sheet1.K85]&gt;=[.K$25];[$Sheet1.K85]&lt;=[.K$26]));0;1)" office:value-type="float" office:value="0" calcext:value-type="float">
            <text:p>0</text:p>
          </table:table-cell>
          <table:table-cell table:formula="of:=IF(OR(AND([$Sheet1.L85]&gt;=[.L$23];[$Sheet1.L85]&lt;=[.L$24]);AND([$Sheet1.L85]&gt;=[.L$25];[$Sheet1.L85]&lt;=[.L$26]));0;1)" office:value-type="float" office:value="0" calcext:value-type="float">
            <text:p>0</text:p>
          </table:table-cell>
          <table:table-cell table:formula="of:=IF(OR(AND([$Sheet1.M85]&gt;=[.M$23];[$Sheet1.M85]&lt;=[.M$24]);AND([$Sheet1.M85]&gt;=[.M$25];[$Sheet1.M85]&lt;=[.M$26]));0;1)" office:value-type="float" office:value="0" calcext:value-type="float">
            <text:p>0</text:p>
          </table:table-cell>
          <table:table-cell table:formula="of:=IF(OR(AND([$Sheet1.N85]&gt;=[.N$23];[$Sheet1.N85]&lt;=[.N$24]);AND([$Sheet1.N85]&gt;=[.N$25];[$Sheet1.N85]&lt;=[.N$26]));0;1)" office:value-type="float" office:value="0" calcext:value-type="float">
            <text:p>0</text:p>
          </table:table-cell>
          <table:table-cell table:formula="of:=IF(OR(AND([$Sheet1.O85]&gt;=[.O$23];[$Sheet1.O85]&lt;=[.O$24]);AND([$Sheet1.O85]&gt;=[.O$25];[$Sheet1.O85]&lt;=[.O$26]));0;1)" office:value-type="float" office:value="0" calcext:value-type="float">
            <text:p>0</text:p>
          </table:table-cell>
          <table:table-cell table:formula="of:=IF(OR(AND([$Sheet1.P85]&gt;=[.P$23];[$Sheet1.P85]&lt;=[.P$24]);AND([$Sheet1.P85]&gt;=[.P$25];[$Sheet1.P85]&lt;=[.P$26]));0;1)" office:value-type="float" office:value="0" calcext:value-type="float">
            <text:p>0</text:p>
          </table:table-cell>
          <table:table-cell table:formula="of:=IF(OR(AND([$Sheet1.Q85]&gt;=[.Q$23];[$Sheet1.Q85]&lt;=[.Q$24]);AND([$Sheet1.Q85]&gt;=[.Q$25];[$Sheet1.Q85]&lt;=[.Q$26]));0;1)" office:value-type="float" office:value="0" calcext:value-type="float">
            <text:p>0</text:p>
          </table:table-cell>
          <table:table-cell table:formula="of:=IF(OR(AND([$Sheet1.R85]&gt;=[.R$23];[$Sheet1.R85]&lt;=[.R$24]);AND([$Sheet1.R85]&gt;=[.R$25];[$Sheet1.R85]&lt;=[.R$26]));0;1)" office:value-type="float" office:value="0" calcext:value-type="float">
            <text:p>0</text:p>
          </table:table-cell>
          <table:table-cell table:formula="of:=IF(OR(AND([$Sheet1.S85]&gt;=[.S$23];[$Sheet1.S85]&lt;=[.S$24]);AND([$Sheet1.S85]&gt;=[.S$25];[$Sheet1.S85]&lt;=[.S$26]));0;1)" office:value-type="float" office:value="0" calcext:value-type="float">
            <text:p>0</text:p>
          </table:table-cell>
          <table:table-cell table:formula="of:=IF(OR(AND([$Sheet1.T85]&gt;=[.T$23];[$Sheet1.T85]&lt;=[.T$24]);AND([$Sheet1.T85]&gt;=[.T$25];[$Sheet1.T85]&lt;=[.T$26]));0;1)" office:value-type="float" office:value="0" calcext:value-type="float">
            <text:p>0</text:p>
          </table:table-cell>
          <table:table-cell table:formula="of:=IF(OR(AND([$Sheet1.U85]&gt;=[.U$23];[$Sheet1.U85]&lt;=[.U$24]);AND([$Sheet1.U85]&gt;=[.U$25];[$Sheet1.U8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6]&gt;=[.B$23];[$Sheet1.B86]&lt;=[.B$24]);AND([$Sheet1.B86]&gt;=[.B$25];[$Sheet1.B86]&lt;=[.B$26]));0;1)" office:value-type="float" office:value="0" calcext:value-type="float">
            <text:p>0</text:p>
          </table:table-cell>
          <table:table-cell table:formula="of:=IF(OR(AND([$Sheet1.C86]&gt;=[.C$23];[$Sheet1.C86]&lt;=[.C$24]);AND([$Sheet1.C86]&gt;=[.C$25];[$Sheet1.C86]&lt;=[.C$26]));0;1)" office:value-type="float" office:value="0" calcext:value-type="float">
            <text:p>0</text:p>
          </table:table-cell>
          <table:table-cell table:formula="of:=IF(OR(AND([$Sheet1.D86]&gt;=[.D$23];[$Sheet1.D86]&lt;=[.D$24]);AND([$Sheet1.D86]&gt;=[.D$25];[$Sheet1.D86]&lt;=[.D$26]));0;1)" office:value-type="float" office:value="0" calcext:value-type="float">
            <text:p>0</text:p>
          </table:table-cell>
          <table:table-cell table:formula="of:=IF(OR(AND([$Sheet1.E86]&gt;=[.E$23];[$Sheet1.E86]&lt;=[.E$24]);AND([$Sheet1.E86]&gt;=[.E$25];[$Sheet1.E86]&lt;=[.E$26]));0;1)" office:value-type="float" office:value="0" calcext:value-type="float">
            <text:p>0</text:p>
          </table:table-cell>
          <table:table-cell table:formula="of:=IF(OR(AND([$Sheet1.F86]&gt;=[.F$23];[$Sheet1.F86]&lt;=[.F$24]);AND([$Sheet1.F86]&gt;=[.F$25];[$Sheet1.F86]&lt;=[.F$26]));0;1)" office:value-type="float" office:value="0" calcext:value-type="float">
            <text:p>0</text:p>
          </table:table-cell>
          <table:table-cell table:formula="of:=IF(OR(AND([$Sheet1.G86]&gt;=[.G$23];[$Sheet1.G86]&lt;=[.G$24]);AND([$Sheet1.G86]&gt;=[.G$25];[$Sheet1.G86]&lt;=[.G$26]));0;1)" office:value-type="float" office:value="0" calcext:value-type="float">
            <text:p>0</text:p>
          </table:table-cell>
          <table:table-cell table:formula="of:=IF(OR(AND([$Sheet1.H86]&gt;=[.H$23];[$Sheet1.H86]&lt;=[.H$24]);AND([$Sheet1.H86]&gt;=[.H$25];[$Sheet1.H86]&lt;=[.H$26]));0;1)" office:value-type="float" office:value="0" calcext:value-type="float">
            <text:p>0</text:p>
          </table:table-cell>
          <table:table-cell table:formula="of:=IF(OR(AND([$Sheet1.I86]&gt;=[.I$23];[$Sheet1.I86]&lt;=[.I$24]);AND([$Sheet1.I86]&gt;=[.I$25];[$Sheet1.I86]&lt;=[.I$26]));0;1)" office:value-type="float" office:value="0" calcext:value-type="float">
            <text:p>0</text:p>
          </table:table-cell>
          <table:table-cell table:formula="of:=IF(OR(AND([$Sheet1.J86]&gt;=[.J$23];[$Sheet1.J86]&lt;=[.J$24]);AND([$Sheet1.J86]&gt;=[.J$25];[$Sheet1.J86]&lt;=[.J$26]));0;1)" office:value-type="float" office:value="0" calcext:value-type="float">
            <text:p>0</text:p>
          </table:table-cell>
          <table:table-cell table:formula="of:=IF(OR(AND([$Sheet1.K86]&gt;=[.K$23];[$Sheet1.K86]&lt;=[.K$24]);AND([$Sheet1.K86]&gt;=[.K$25];[$Sheet1.K86]&lt;=[.K$26]));0;1)" office:value-type="float" office:value="0" calcext:value-type="float">
            <text:p>0</text:p>
          </table:table-cell>
          <table:table-cell table:formula="of:=IF(OR(AND([$Sheet1.L86]&gt;=[.L$23];[$Sheet1.L86]&lt;=[.L$24]);AND([$Sheet1.L86]&gt;=[.L$25];[$Sheet1.L86]&lt;=[.L$26]));0;1)" office:value-type="float" office:value="0" calcext:value-type="float">
            <text:p>0</text:p>
          </table:table-cell>
          <table:table-cell table:formula="of:=IF(OR(AND([$Sheet1.M86]&gt;=[.M$23];[$Sheet1.M86]&lt;=[.M$24]);AND([$Sheet1.M86]&gt;=[.M$25];[$Sheet1.M86]&lt;=[.M$26]));0;1)" office:value-type="float" office:value="0" calcext:value-type="float">
            <text:p>0</text:p>
          </table:table-cell>
          <table:table-cell table:formula="of:=IF(OR(AND([$Sheet1.N86]&gt;=[.N$23];[$Sheet1.N86]&lt;=[.N$24]);AND([$Sheet1.N86]&gt;=[.N$25];[$Sheet1.N86]&lt;=[.N$26]));0;1)" office:value-type="float" office:value="0" calcext:value-type="float">
            <text:p>0</text:p>
          </table:table-cell>
          <table:table-cell table:formula="of:=IF(OR(AND([$Sheet1.O86]&gt;=[.O$23];[$Sheet1.O86]&lt;=[.O$24]);AND([$Sheet1.O86]&gt;=[.O$25];[$Sheet1.O86]&lt;=[.O$26]));0;1)" office:value-type="float" office:value="0" calcext:value-type="float">
            <text:p>0</text:p>
          </table:table-cell>
          <table:table-cell table:formula="of:=IF(OR(AND([$Sheet1.P86]&gt;=[.P$23];[$Sheet1.P86]&lt;=[.P$24]);AND([$Sheet1.P86]&gt;=[.P$25];[$Sheet1.P86]&lt;=[.P$26]));0;1)" office:value-type="float" office:value="0" calcext:value-type="float">
            <text:p>0</text:p>
          </table:table-cell>
          <table:table-cell table:formula="of:=IF(OR(AND([$Sheet1.Q86]&gt;=[.Q$23];[$Sheet1.Q86]&lt;=[.Q$24]);AND([$Sheet1.Q86]&gt;=[.Q$25];[$Sheet1.Q86]&lt;=[.Q$26]));0;1)" office:value-type="float" office:value="0" calcext:value-type="float">
            <text:p>0</text:p>
          </table:table-cell>
          <table:table-cell table:formula="of:=IF(OR(AND([$Sheet1.R86]&gt;=[.R$23];[$Sheet1.R86]&lt;=[.R$24]);AND([$Sheet1.R86]&gt;=[.R$25];[$Sheet1.R86]&lt;=[.R$26]));0;1)" office:value-type="float" office:value="0" calcext:value-type="float">
            <text:p>0</text:p>
          </table:table-cell>
          <table:table-cell table:formula="of:=IF(OR(AND([$Sheet1.S86]&gt;=[.S$23];[$Sheet1.S86]&lt;=[.S$24]);AND([$Sheet1.S86]&gt;=[.S$25];[$Sheet1.S86]&lt;=[.S$26]));0;1)" office:value-type="float" office:value="0" calcext:value-type="float">
            <text:p>0</text:p>
          </table:table-cell>
          <table:table-cell table:formula="of:=IF(OR(AND([$Sheet1.T86]&gt;=[.T$23];[$Sheet1.T86]&lt;=[.T$24]);AND([$Sheet1.T86]&gt;=[.T$25];[$Sheet1.T86]&lt;=[.T$26]));0;1)" office:value-type="float" office:value="0" calcext:value-type="float">
            <text:p>0</text:p>
          </table:table-cell>
          <table:table-cell table:formula="of:=IF(OR(AND([$Sheet1.U86]&gt;=[.U$23];[$Sheet1.U86]&lt;=[.U$24]);AND([$Sheet1.U86]&gt;=[.U$25];[$Sheet1.U8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7]&gt;=[.B$23];[$Sheet1.B87]&lt;=[.B$24]);AND([$Sheet1.B87]&gt;=[.B$25];[$Sheet1.B87]&lt;=[.B$26]));0;1)" office:value-type="float" office:value="0" calcext:value-type="float">
            <text:p>0</text:p>
          </table:table-cell>
          <table:table-cell table:formula="of:=IF(OR(AND([$Sheet1.C87]&gt;=[.C$23];[$Sheet1.C87]&lt;=[.C$24]);AND([$Sheet1.C87]&gt;=[.C$25];[$Sheet1.C87]&lt;=[.C$26]));0;1)" office:value-type="float" office:value="0" calcext:value-type="float">
            <text:p>0</text:p>
          </table:table-cell>
          <table:table-cell table:formula="of:=IF(OR(AND([$Sheet1.D87]&gt;=[.D$23];[$Sheet1.D87]&lt;=[.D$24]);AND([$Sheet1.D87]&gt;=[.D$25];[$Sheet1.D87]&lt;=[.D$26]));0;1)" office:value-type="float" office:value="0" calcext:value-type="float">
            <text:p>0</text:p>
          </table:table-cell>
          <table:table-cell table:formula="of:=IF(OR(AND([$Sheet1.E87]&gt;=[.E$23];[$Sheet1.E87]&lt;=[.E$24]);AND([$Sheet1.E87]&gt;=[.E$25];[$Sheet1.E87]&lt;=[.E$26]));0;1)" office:value-type="float" office:value="0" calcext:value-type="float">
            <text:p>0</text:p>
          </table:table-cell>
          <table:table-cell table:formula="of:=IF(OR(AND([$Sheet1.F87]&gt;=[.F$23];[$Sheet1.F87]&lt;=[.F$24]);AND([$Sheet1.F87]&gt;=[.F$25];[$Sheet1.F87]&lt;=[.F$26]));0;1)" office:value-type="float" office:value="0" calcext:value-type="float">
            <text:p>0</text:p>
          </table:table-cell>
          <table:table-cell table:formula="of:=IF(OR(AND([$Sheet1.G87]&gt;=[.G$23];[$Sheet1.G87]&lt;=[.G$24]);AND([$Sheet1.G87]&gt;=[.G$25];[$Sheet1.G87]&lt;=[.G$26]));0;1)" office:value-type="float" office:value="0" calcext:value-type="float">
            <text:p>0</text:p>
          </table:table-cell>
          <table:table-cell table:formula="of:=IF(OR(AND([$Sheet1.H87]&gt;=[.H$23];[$Sheet1.H87]&lt;=[.H$24]);AND([$Sheet1.H87]&gt;=[.H$25];[$Sheet1.H87]&lt;=[.H$26]));0;1)" office:value-type="float" office:value="0" calcext:value-type="float">
            <text:p>0</text:p>
          </table:table-cell>
          <table:table-cell table:formula="of:=IF(OR(AND([$Sheet1.I87]&gt;=[.I$23];[$Sheet1.I87]&lt;=[.I$24]);AND([$Sheet1.I87]&gt;=[.I$25];[$Sheet1.I87]&lt;=[.I$26]));0;1)" office:value-type="float" office:value="0" calcext:value-type="float">
            <text:p>0</text:p>
          </table:table-cell>
          <table:table-cell table:formula="of:=IF(OR(AND([$Sheet1.J87]&gt;=[.J$23];[$Sheet1.J87]&lt;=[.J$24]);AND([$Sheet1.J87]&gt;=[.J$25];[$Sheet1.J87]&lt;=[.J$26]));0;1)" office:value-type="float" office:value="0" calcext:value-type="float">
            <text:p>0</text:p>
          </table:table-cell>
          <table:table-cell table:formula="of:=IF(OR(AND([$Sheet1.K87]&gt;=[.K$23];[$Sheet1.K87]&lt;=[.K$24]);AND([$Sheet1.K87]&gt;=[.K$25];[$Sheet1.K87]&lt;=[.K$26]));0;1)" office:value-type="float" office:value="0" calcext:value-type="float">
            <text:p>0</text:p>
          </table:table-cell>
          <table:table-cell table:formula="of:=IF(OR(AND([$Sheet1.L87]&gt;=[.L$23];[$Sheet1.L87]&lt;=[.L$24]);AND([$Sheet1.L87]&gt;=[.L$25];[$Sheet1.L87]&lt;=[.L$26]));0;1)" office:value-type="float" office:value="0" calcext:value-type="float">
            <text:p>0</text:p>
          </table:table-cell>
          <table:table-cell table:formula="of:=IF(OR(AND([$Sheet1.M87]&gt;=[.M$23];[$Sheet1.M87]&lt;=[.M$24]);AND([$Sheet1.M87]&gt;=[.M$25];[$Sheet1.M87]&lt;=[.M$26]));0;1)" office:value-type="float" office:value="0" calcext:value-type="float">
            <text:p>0</text:p>
          </table:table-cell>
          <table:table-cell table:formula="of:=IF(OR(AND([$Sheet1.N87]&gt;=[.N$23];[$Sheet1.N87]&lt;=[.N$24]);AND([$Sheet1.N87]&gt;=[.N$25];[$Sheet1.N87]&lt;=[.N$26]));0;1)" office:value-type="float" office:value="0" calcext:value-type="float">
            <text:p>0</text:p>
          </table:table-cell>
          <table:table-cell table:formula="of:=IF(OR(AND([$Sheet1.O87]&gt;=[.O$23];[$Sheet1.O87]&lt;=[.O$24]);AND([$Sheet1.O87]&gt;=[.O$25];[$Sheet1.O87]&lt;=[.O$26]));0;1)" office:value-type="float" office:value="0" calcext:value-type="float">
            <text:p>0</text:p>
          </table:table-cell>
          <table:table-cell table:formula="of:=IF(OR(AND([$Sheet1.P87]&gt;=[.P$23];[$Sheet1.P87]&lt;=[.P$24]);AND([$Sheet1.P87]&gt;=[.P$25];[$Sheet1.P87]&lt;=[.P$26]));0;1)" office:value-type="float" office:value="0" calcext:value-type="float">
            <text:p>0</text:p>
          </table:table-cell>
          <table:table-cell table:formula="of:=IF(OR(AND([$Sheet1.Q87]&gt;=[.Q$23];[$Sheet1.Q87]&lt;=[.Q$24]);AND([$Sheet1.Q87]&gt;=[.Q$25];[$Sheet1.Q87]&lt;=[.Q$26]));0;1)" office:value-type="float" office:value="0" calcext:value-type="float">
            <text:p>0</text:p>
          </table:table-cell>
          <table:table-cell table:formula="of:=IF(OR(AND([$Sheet1.R87]&gt;=[.R$23];[$Sheet1.R87]&lt;=[.R$24]);AND([$Sheet1.R87]&gt;=[.R$25];[$Sheet1.R87]&lt;=[.R$26]));0;1)" office:value-type="float" office:value="0" calcext:value-type="float">
            <text:p>0</text:p>
          </table:table-cell>
          <table:table-cell table:formula="of:=IF(OR(AND([$Sheet1.S87]&gt;=[.S$23];[$Sheet1.S87]&lt;=[.S$24]);AND([$Sheet1.S87]&gt;=[.S$25];[$Sheet1.S87]&lt;=[.S$26]));0;1)" office:value-type="float" office:value="0" calcext:value-type="float">
            <text:p>0</text:p>
          </table:table-cell>
          <table:table-cell table:formula="of:=IF(OR(AND([$Sheet1.T87]&gt;=[.T$23];[$Sheet1.T87]&lt;=[.T$24]);AND([$Sheet1.T87]&gt;=[.T$25];[$Sheet1.T87]&lt;=[.T$26]));0;1)" office:value-type="float" office:value="0" calcext:value-type="float">
            <text:p>0</text:p>
          </table:table-cell>
          <table:table-cell table:formula="of:=IF(OR(AND([$Sheet1.U87]&gt;=[.U$23];[$Sheet1.U87]&lt;=[.U$24]);AND([$Sheet1.U87]&gt;=[.U$25];[$Sheet1.U8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8]&gt;=[.B$23];[$Sheet1.B88]&lt;=[.B$24]);AND([$Sheet1.B88]&gt;=[.B$25];[$Sheet1.B88]&lt;=[.B$26]));0;1)" office:value-type="float" office:value="0" calcext:value-type="float">
            <text:p>0</text:p>
          </table:table-cell>
          <table:table-cell table:formula="of:=IF(OR(AND([$Sheet1.C88]&gt;=[.C$23];[$Sheet1.C88]&lt;=[.C$24]);AND([$Sheet1.C88]&gt;=[.C$25];[$Sheet1.C88]&lt;=[.C$26]));0;1)" office:value-type="float" office:value="0" calcext:value-type="float">
            <text:p>0</text:p>
          </table:table-cell>
          <table:table-cell table:formula="of:=IF(OR(AND([$Sheet1.D88]&gt;=[.D$23];[$Sheet1.D88]&lt;=[.D$24]);AND([$Sheet1.D88]&gt;=[.D$25];[$Sheet1.D88]&lt;=[.D$26]));0;1)" office:value-type="float" office:value="0" calcext:value-type="float">
            <text:p>0</text:p>
          </table:table-cell>
          <table:table-cell table:formula="of:=IF(OR(AND([$Sheet1.E88]&gt;=[.E$23];[$Sheet1.E88]&lt;=[.E$24]);AND([$Sheet1.E88]&gt;=[.E$25];[$Sheet1.E88]&lt;=[.E$26]));0;1)" office:value-type="float" office:value="0" calcext:value-type="float">
            <text:p>0</text:p>
          </table:table-cell>
          <table:table-cell table:formula="of:=IF(OR(AND([$Sheet1.F88]&gt;=[.F$23];[$Sheet1.F88]&lt;=[.F$24]);AND([$Sheet1.F88]&gt;=[.F$25];[$Sheet1.F88]&lt;=[.F$26]));0;1)" office:value-type="float" office:value="0" calcext:value-type="float">
            <text:p>0</text:p>
          </table:table-cell>
          <table:table-cell table:formula="of:=IF(OR(AND([$Sheet1.G88]&gt;=[.G$23];[$Sheet1.G88]&lt;=[.G$24]);AND([$Sheet1.G88]&gt;=[.G$25];[$Sheet1.G88]&lt;=[.G$26]));0;1)" office:value-type="float" office:value="0" calcext:value-type="float">
            <text:p>0</text:p>
          </table:table-cell>
          <table:table-cell table:formula="of:=IF(OR(AND([$Sheet1.H88]&gt;=[.H$23];[$Sheet1.H88]&lt;=[.H$24]);AND([$Sheet1.H88]&gt;=[.H$25];[$Sheet1.H88]&lt;=[.H$26]));0;1)" office:value-type="float" office:value="0" calcext:value-type="float">
            <text:p>0</text:p>
          </table:table-cell>
          <table:table-cell table:formula="of:=IF(OR(AND([$Sheet1.I88]&gt;=[.I$23];[$Sheet1.I88]&lt;=[.I$24]);AND([$Sheet1.I88]&gt;=[.I$25];[$Sheet1.I88]&lt;=[.I$26]));0;1)" office:value-type="float" office:value="0" calcext:value-type="float">
            <text:p>0</text:p>
          </table:table-cell>
          <table:table-cell table:formula="of:=IF(OR(AND([$Sheet1.J88]&gt;=[.J$23];[$Sheet1.J88]&lt;=[.J$24]);AND([$Sheet1.J88]&gt;=[.J$25];[$Sheet1.J88]&lt;=[.J$26]));0;1)" office:value-type="float" office:value="0" calcext:value-type="float">
            <text:p>0</text:p>
          </table:table-cell>
          <table:table-cell table:formula="of:=IF(OR(AND([$Sheet1.K88]&gt;=[.K$23];[$Sheet1.K88]&lt;=[.K$24]);AND([$Sheet1.K88]&gt;=[.K$25];[$Sheet1.K88]&lt;=[.K$26]));0;1)" office:value-type="float" office:value="0" calcext:value-type="float">
            <text:p>0</text:p>
          </table:table-cell>
          <table:table-cell table:formula="of:=IF(OR(AND([$Sheet1.L88]&gt;=[.L$23];[$Sheet1.L88]&lt;=[.L$24]);AND([$Sheet1.L88]&gt;=[.L$25];[$Sheet1.L88]&lt;=[.L$26]));0;1)" office:value-type="float" office:value="0" calcext:value-type="float">
            <text:p>0</text:p>
          </table:table-cell>
          <table:table-cell table:formula="of:=IF(OR(AND([$Sheet1.M88]&gt;=[.M$23];[$Sheet1.M88]&lt;=[.M$24]);AND([$Sheet1.M88]&gt;=[.M$25];[$Sheet1.M88]&lt;=[.M$26]));0;1)" office:value-type="float" office:value="0" calcext:value-type="float">
            <text:p>0</text:p>
          </table:table-cell>
          <table:table-cell table:formula="of:=IF(OR(AND([$Sheet1.N88]&gt;=[.N$23];[$Sheet1.N88]&lt;=[.N$24]);AND([$Sheet1.N88]&gt;=[.N$25];[$Sheet1.N88]&lt;=[.N$26]));0;1)" office:value-type="float" office:value="0" calcext:value-type="float">
            <text:p>0</text:p>
          </table:table-cell>
          <table:table-cell table:formula="of:=IF(OR(AND([$Sheet1.O88]&gt;=[.O$23];[$Sheet1.O88]&lt;=[.O$24]);AND([$Sheet1.O88]&gt;=[.O$25];[$Sheet1.O88]&lt;=[.O$26]));0;1)" office:value-type="float" office:value="0" calcext:value-type="float">
            <text:p>0</text:p>
          </table:table-cell>
          <table:table-cell table:formula="of:=IF(OR(AND([$Sheet1.P88]&gt;=[.P$23];[$Sheet1.P88]&lt;=[.P$24]);AND([$Sheet1.P88]&gt;=[.P$25];[$Sheet1.P88]&lt;=[.P$26]));0;1)" office:value-type="float" office:value="0" calcext:value-type="float">
            <text:p>0</text:p>
          </table:table-cell>
          <table:table-cell table:formula="of:=IF(OR(AND([$Sheet1.Q88]&gt;=[.Q$23];[$Sheet1.Q88]&lt;=[.Q$24]);AND([$Sheet1.Q88]&gt;=[.Q$25];[$Sheet1.Q88]&lt;=[.Q$26]));0;1)" office:value-type="float" office:value="0" calcext:value-type="float">
            <text:p>0</text:p>
          </table:table-cell>
          <table:table-cell table:formula="of:=IF(OR(AND([$Sheet1.R88]&gt;=[.R$23];[$Sheet1.R88]&lt;=[.R$24]);AND([$Sheet1.R88]&gt;=[.R$25];[$Sheet1.R88]&lt;=[.R$26]));0;1)" office:value-type="float" office:value="0" calcext:value-type="float">
            <text:p>0</text:p>
          </table:table-cell>
          <table:table-cell table:formula="of:=IF(OR(AND([$Sheet1.S88]&gt;=[.S$23];[$Sheet1.S88]&lt;=[.S$24]);AND([$Sheet1.S88]&gt;=[.S$25];[$Sheet1.S88]&lt;=[.S$26]));0;1)" office:value-type="float" office:value="0" calcext:value-type="float">
            <text:p>0</text:p>
          </table:table-cell>
          <table:table-cell table:formula="of:=IF(OR(AND([$Sheet1.T88]&gt;=[.T$23];[$Sheet1.T88]&lt;=[.T$24]);AND([$Sheet1.T88]&gt;=[.T$25];[$Sheet1.T88]&lt;=[.T$26]));0;1)" office:value-type="float" office:value="0" calcext:value-type="float">
            <text:p>0</text:p>
          </table:table-cell>
          <table:table-cell table:formula="of:=IF(OR(AND([$Sheet1.U88]&gt;=[.U$23];[$Sheet1.U88]&lt;=[.U$24]);AND([$Sheet1.U88]&gt;=[.U$25];[$Sheet1.U8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89]&gt;=[.B$23];[$Sheet1.B89]&lt;=[.B$24]);AND([$Sheet1.B89]&gt;=[.B$25];[$Sheet1.B89]&lt;=[.B$26]));0;1)" office:value-type="float" office:value="0" calcext:value-type="float">
            <text:p>0</text:p>
          </table:table-cell>
          <table:table-cell table:formula="of:=IF(OR(AND([$Sheet1.C89]&gt;=[.C$23];[$Sheet1.C89]&lt;=[.C$24]);AND([$Sheet1.C89]&gt;=[.C$25];[$Sheet1.C89]&lt;=[.C$26]));0;1)" office:value-type="float" office:value="0" calcext:value-type="float">
            <text:p>0</text:p>
          </table:table-cell>
          <table:table-cell table:formula="of:=IF(OR(AND([$Sheet1.D89]&gt;=[.D$23];[$Sheet1.D89]&lt;=[.D$24]);AND([$Sheet1.D89]&gt;=[.D$25];[$Sheet1.D89]&lt;=[.D$26]));0;1)" office:value-type="float" office:value="0" calcext:value-type="float">
            <text:p>0</text:p>
          </table:table-cell>
          <table:table-cell table:formula="of:=IF(OR(AND([$Sheet1.E89]&gt;=[.E$23];[$Sheet1.E89]&lt;=[.E$24]);AND([$Sheet1.E89]&gt;=[.E$25];[$Sheet1.E89]&lt;=[.E$26]));0;1)" office:value-type="float" office:value="0" calcext:value-type="float">
            <text:p>0</text:p>
          </table:table-cell>
          <table:table-cell table:formula="of:=IF(OR(AND([$Sheet1.F89]&gt;=[.F$23];[$Sheet1.F89]&lt;=[.F$24]);AND([$Sheet1.F89]&gt;=[.F$25];[$Sheet1.F89]&lt;=[.F$26]));0;1)" office:value-type="float" office:value="0" calcext:value-type="float">
            <text:p>0</text:p>
          </table:table-cell>
          <table:table-cell table:formula="of:=IF(OR(AND([$Sheet1.G89]&gt;=[.G$23];[$Sheet1.G89]&lt;=[.G$24]);AND([$Sheet1.G89]&gt;=[.G$25];[$Sheet1.G89]&lt;=[.G$26]));0;1)" office:value-type="float" office:value="0" calcext:value-type="float">
            <text:p>0</text:p>
          </table:table-cell>
          <table:table-cell table:formula="of:=IF(OR(AND([$Sheet1.H89]&gt;=[.H$23];[$Sheet1.H89]&lt;=[.H$24]);AND([$Sheet1.H89]&gt;=[.H$25];[$Sheet1.H89]&lt;=[.H$26]));0;1)" office:value-type="float" office:value="0" calcext:value-type="float">
            <text:p>0</text:p>
          </table:table-cell>
          <table:table-cell table:formula="of:=IF(OR(AND([$Sheet1.I89]&gt;=[.I$23];[$Sheet1.I89]&lt;=[.I$24]);AND([$Sheet1.I89]&gt;=[.I$25];[$Sheet1.I89]&lt;=[.I$26]));0;1)" office:value-type="float" office:value="0" calcext:value-type="float">
            <text:p>0</text:p>
          </table:table-cell>
          <table:table-cell table:formula="of:=IF(OR(AND([$Sheet1.J89]&gt;=[.J$23];[$Sheet1.J89]&lt;=[.J$24]);AND([$Sheet1.J89]&gt;=[.J$25];[$Sheet1.J89]&lt;=[.J$26]));0;1)" office:value-type="float" office:value="0" calcext:value-type="float">
            <text:p>0</text:p>
          </table:table-cell>
          <table:table-cell table:formula="of:=IF(OR(AND([$Sheet1.K89]&gt;=[.K$23];[$Sheet1.K89]&lt;=[.K$24]);AND([$Sheet1.K89]&gt;=[.K$25];[$Sheet1.K89]&lt;=[.K$26]));0;1)" office:value-type="float" office:value="0" calcext:value-type="float">
            <text:p>0</text:p>
          </table:table-cell>
          <table:table-cell table:formula="of:=IF(OR(AND([$Sheet1.L89]&gt;=[.L$23];[$Sheet1.L89]&lt;=[.L$24]);AND([$Sheet1.L89]&gt;=[.L$25];[$Sheet1.L89]&lt;=[.L$26]));0;1)" office:value-type="float" office:value="0" calcext:value-type="float">
            <text:p>0</text:p>
          </table:table-cell>
          <table:table-cell table:formula="of:=IF(OR(AND([$Sheet1.M89]&gt;=[.M$23];[$Sheet1.M89]&lt;=[.M$24]);AND([$Sheet1.M89]&gt;=[.M$25];[$Sheet1.M89]&lt;=[.M$26]));0;1)" office:value-type="float" office:value="0" calcext:value-type="float">
            <text:p>0</text:p>
          </table:table-cell>
          <table:table-cell table:formula="of:=IF(OR(AND([$Sheet1.N89]&gt;=[.N$23];[$Sheet1.N89]&lt;=[.N$24]);AND([$Sheet1.N89]&gt;=[.N$25];[$Sheet1.N89]&lt;=[.N$26]));0;1)" office:value-type="float" office:value="0" calcext:value-type="float">
            <text:p>0</text:p>
          </table:table-cell>
          <table:table-cell table:formula="of:=IF(OR(AND([$Sheet1.O89]&gt;=[.O$23];[$Sheet1.O89]&lt;=[.O$24]);AND([$Sheet1.O89]&gt;=[.O$25];[$Sheet1.O89]&lt;=[.O$26]));0;1)" office:value-type="float" office:value="0" calcext:value-type="float">
            <text:p>0</text:p>
          </table:table-cell>
          <table:table-cell table:formula="of:=IF(OR(AND([$Sheet1.P89]&gt;=[.P$23];[$Sheet1.P89]&lt;=[.P$24]);AND([$Sheet1.P89]&gt;=[.P$25];[$Sheet1.P89]&lt;=[.P$26]));0;1)" office:value-type="float" office:value="0" calcext:value-type="float">
            <text:p>0</text:p>
          </table:table-cell>
          <table:table-cell table:formula="of:=IF(OR(AND([$Sheet1.Q89]&gt;=[.Q$23];[$Sheet1.Q89]&lt;=[.Q$24]);AND([$Sheet1.Q89]&gt;=[.Q$25];[$Sheet1.Q89]&lt;=[.Q$26]));0;1)" office:value-type="float" office:value="0" calcext:value-type="float">
            <text:p>0</text:p>
          </table:table-cell>
          <table:table-cell table:formula="of:=IF(OR(AND([$Sheet1.R89]&gt;=[.R$23];[$Sheet1.R89]&lt;=[.R$24]);AND([$Sheet1.R89]&gt;=[.R$25];[$Sheet1.R89]&lt;=[.R$26]));0;1)" office:value-type="float" office:value="0" calcext:value-type="float">
            <text:p>0</text:p>
          </table:table-cell>
          <table:table-cell table:formula="of:=IF(OR(AND([$Sheet1.S89]&gt;=[.S$23];[$Sheet1.S89]&lt;=[.S$24]);AND([$Sheet1.S89]&gt;=[.S$25];[$Sheet1.S89]&lt;=[.S$26]));0;1)" office:value-type="float" office:value="0" calcext:value-type="float">
            <text:p>0</text:p>
          </table:table-cell>
          <table:table-cell table:formula="of:=IF(OR(AND([$Sheet1.T89]&gt;=[.T$23];[$Sheet1.T89]&lt;=[.T$24]);AND([$Sheet1.T89]&gt;=[.T$25];[$Sheet1.T89]&lt;=[.T$26]));0;1)" office:value-type="float" office:value="0" calcext:value-type="float">
            <text:p>0</text:p>
          </table:table-cell>
          <table:table-cell table:formula="of:=IF(OR(AND([$Sheet1.U89]&gt;=[.U$23];[$Sheet1.U89]&lt;=[.U$24]);AND([$Sheet1.U89]&gt;=[.U$25];[$Sheet1.U8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0]&gt;=[.B$23];[$Sheet1.B90]&lt;=[.B$24]);AND([$Sheet1.B90]&gt;=[.B$25];[$Sheet1.B90]&lt;=[.B$26]));0;1)" office:value-type="float" office:value="0" calcext:value-type="float">
            <text:p>0</text:p>
          </table:table-cell>
          <table:table-cell table:formula="of:=IF(OR(AND([$Sheet1.C90]&gt;=[.C$23];[$Sheet1.C90]&lt;=[.C$24]);AND([$Sheet1.C90]&gt;=[.C$25];[$Sheet1.C90]&lt;=[.C$26]));0;1)" office:value-type="float" office:value="0" calcext:value-type="float">
            <text:p>0</text:p>
          </table:table-cell>
          <table:table-cell table:formula="of:=IF(OR(AND([$Sheet1.D90]&gt;=[.D$23];[$Sheet1.D90]&lt;=[.D$24]);AND([$Sheet1.D90]&gt;=[.D$25];[$Sheet1.D90]&lt;=[.D$26]));0;1)" office:value-type="float" office:value="0" calcext:value-type="float">
            <text:p>0</text:p>
          </table:table-cell>
          <table:table-cell table:formula="of:=IF(OR(AND([$Sheet1.E90]&gt;=[.E$23];[$Sheet1.E90]&lt;=[.E$24]);AND([$Sheet1.E90]&gt;=[.E$25];[$Sheet1.E90]&lt;=[.E$26]));0;1)" office:value-type="float" office:value="0" calcext:value-type="float">
            <text:p>0</text:p>
          </table:table-cell>
          <table:table-cell table:formula="of:=IF(OR(AND([$Sheet1.F90]&gt;=[.F$23];[$Sheet1.F90]&lt;=[.F$24]);AND([$Sheet1.F90]&gt;=[.F$25];[$Sheet1.F90]&lt;=[.F$26]));0;1)" office:value-type="float" office:value="0" calcext:value-type="float">
            <text:p>0</text:p>
          </table:table-cell>
          <table:table-cell table:formula="of:=IF(OR(AND([$Sheet1.G90]&gt;=[.G$23];[$Sheet1.G90]&lt;=[.G$24]);AND([$Sheet1.G90]&gt;=[.G$25];[$Sheet1.G90]&lt;=[.G$26]));0;1)" office:value-type="float" office:value="0" calcext:value-type="float">
            <text:p>0</text:p>
          </table:table-cell>
          <table:table-cell table:formula="of:=IF(OR(AND([$Sheet1.H90]&gt;=[.H$23];[$Sheet1.H90]&lt;=[.H$24]);AND([$Sheet1.H90]&gt;=[.H$25];[$Sheet1.H90]&lt;=[.H$26]));0;1)" office:value-type="float" office:value="0" calcext:value-type="float">
            <text:p>0</text:p>
          </table:table-cell>
          <table:table-cell table:formula="of:=IF(OR(AND([$Sheet1.I90]&gt;=[.I$23];[$Sheet1.I90]&lt;=[.I$24]);AND([$Sheet1.I90]&gt;=[.I$25];[$Sheet1.I90]&lt;=[.I$26]));0;1)" office:value-type="float" office:value="0" calcext:value-type="float">
            <text:p>0</text:p>
          </table:table-cell>
          <table:table-cell table:formula="of:=IF(OR(AND([$Sheet1.J90]&gt;=[.J$23];[$Sheet1.J90]&lt;=[.J$24]);AND([$Sheet1.J90]&gt;=[.J$25];[$Sheet1.J90]&lt;=[.J$26]));0;1)" office:value-type="float" office:value="0" calcext:value-type="float">
            <text:p>0</text:p>
          </table:table-cell>
          <table:table-cell table:formula="of:=IF(OR(AND([$Sheet1.K90]&gt;=[.K$23];[$Sheet1.K90]&lt;=[.K$24]);AND([$Sheet1.K90]&gt;=[.K$25];[$Sheet1.K90]&lt;=[.K$26]));0;1)" office:value-type="float" office:value="0" calcext:value-type="float">
            <text:p>0</text:p>
          </table:table-cell>
          <table:table-cell table:formula="of:=IF(OR(AND([$Sheet1.L90]&gt;=[.L$23];[$Sheet1.L90]&lt;=[.L$24]);AND([$Sheet1.L90]&gt;=[.L$25];[$Sheet1.L90]&lt;=[.L$26]));0;1)" office:value-type="float" office:value="0" calcext:value-type="float">
            <text:p>0</text:p>
          </table:table-cell>
          <table:table-cell table:formula="of:=IF(OR(AND([$Sheet1.M90]&gt;=[.M$23];[$Sheet1.M90]&lt;=[.M$24]);AND([$Sheet1.M90]&gt;=[.M$25];[$Sheet1.M90]&lt;=[.M$26]));0;1)" office:value-type="float" office:value="0" calcext:value-type="float">
            <text:p>0</text:p>
          </table:table-cell>
          <table:table-cell table:formula="of:=IF(OR(AND([$Sheet1.N90]&gt;=[.N$23];[$Sheet1.N90]&lt;=[.N$24]);AND([$Sheet1.N90]&gt;=[.N$25];[$Sheet1.N90]&lt;=[.N$26]));0;1)" office:value-type="float" office:value="0" calcext:value-type="float">
            <text:p>0</text:p>
          </table:table-cell>
          <table:table-cell table:formula="of:=IF(OR(AND([$Sheet1.O90]&gt;=[.O$23];[$Sheet1.O90]&lt;=[.O$24]);AND([$Sheet1.O90]&gt;=[.O$25];[$Sheet1.O90]&lt;=[.O$26]));0;1)" office:value-type="float" office:value="0" calcext:value-type="float">
            <text:p>0</text:p>
          </table:table-cell>
          <table:table-cell table:formula="of:=IF(OR(AND([$Sheet1.P90]&gt;=[.P$23];[$Sheet1.P90]&lt;=[.P$24]);AND([$Sheet1.P90]&gt;=[.P$25];[$Sheet1.P90]&lt;=[.P$26]));0;1)" office:value-type="float" office:value="0" calcext:value-type="float">
            <text:p>0</text:p>
          </table:table-cell>
          <table:table-cell table:formula="of:=IF(OR(AND([$Sheet1.Q90]&gt;=[.Q$23];[$Sheet1.Q90]&lt;=[.Q$24]);AND([$Sheet1.Q90]&gt;=[.Q$25];[$Sheet1.Q90]&lt;=[.Q$26]));0;1)" office:value-type="float" office:value="0" calcext:value-type="float">
            <text:p>0</text:p>
          </table:table-cell>
          <table:table-cell table:formula="of:=IF(OR(AND([$Sheet1.R90]&gt;=[.R$23];[$Sheet1.R90]&lt;=[.R$24]);AND([$Sheet1.R90]&gt;=[.R$25];[$Sheet1.R90]&lt;=[.R$26]));0;1)" office:value-type="float" office:value="0" calcext:value-type="float">
            <text:p>0</text:p>
          </table:table-cell>
          <table:table-cell table:formula="of:=IF(OR(AND([$Sheet1.S90]&gt;=[.S$23];[$Sheet1.S90]&lt;=[.S$24]);AND([$Sheet1.S90]&gt;=[.S$25];[$Sheet1.S90]&lt;=[.S$26]));0;1)" office:value-type="float" office:value="0" calcext:value-type="float">
            <text:p>0</text:p>
          </table:table-cell>
          <table:table-cell table:formula="of:=IF(OR(AND([$Sheet1.T90]&gt;=[.T$23];[$Sheet1.T90]&lt;=[.T$24]);AND([$Sheet1.T90]&gt;=[.T$25];[$Sheet1.T90]&lt;=[.T$26]));0;1)" office:value-type="float" office:value="0" calcext:value-type="float">
            <text:p>0</text:p>
          </table:table-cell>
          <table:table-cell table:formula="of:=IF(OR(AND([$Sheet1.U90]&gt;=[.U$23];[$Sheet1.U90]&lt;=[.U$24]);AND([$Sheet1.U90]&gt;=[.U$25];[$Sheet1.U9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1]&gt;=[.B$23];[$Sheet1.B91]&lt;=[.B$24]);AND([$Sheet1.B91]&gt;=[.B$25];[$Sheet1.B91]&lt;=[.B$26]));0;1)" office:value-type="float" office:value="0" calcext:value-type="float">
            <text:p>0</text:p>
          </table:table-cell>
          <table:table-cell table:formula="of:=IF(OR(AND([$Sheet1.C91]&gt;=[.C$23];[$Sheet1.C91]&lt;=[.C$24]);AND([$Sheet1.C91]&gt;=[.C$25];[$Sheet1.C91]&lt;=[.C$26]));0;1)" office:value-type="float" office:value="0" calcext:value-type="float">
            <text:p>0</text:p>
          </table:table-cell>
          <table:table-cell table:formula="of:=IF(OR(AND([$Sheet1.D91]&gt;=[.D$23];[$Sheet1.D91]&lt;=[.D$24]);AND([$Sheet1.D91]&gt;=[.D$25];[$Sheet1.D91]&lt;=[.D$26]));0;1)" office:value-type="float" office:value="0" calcext:value-type="float">
            <text:p>0</text:p>
          </table:table-cell>
          <table:table-cell table:formula="of:=IF(OR(AND([$Sheet1.E91]&gt;=[.E$23];[$Sheet1.E91]&lt;=[.E$24]);AND([$Sheet1.E91]&gt;=[.E$25];[$Sheet1.E91]&lt;=[.E$26]));0;1)" office:value-type="float" office:value="0" calcext:value-type="float">
            <text:p>0</text:p>
          </table:table-cell>
          <table:table-cell table:formula="of:=IF(OR(AND([$Sheet1.F91]&gt;=[.F$23];[$Sheet1.F91]&lt;=[.F$24]);AND([$Sheet1.F91]&gt;=[.F$25];[$Sheet1.F91]&lt;=[.F$26]));0;1)" office:value-type="float" office:value="0" calcext:value-type="float">
            <text:p>0</text:p>
          </table:table-cell>
          <table:table-cell table:formula="of:=IF(OR(AND([$Sheet1.G91]&gt;=[.G$23];[$Sheet1.G91]&lt;=[.G$24]);AND([$Sheet1.G91]&gt;=[.G$25];[$Sheet1.G91]&lt;=[.G$26]));0;1)" office:value-type="float" office:value="0" calcext:value-type="float">
            <text:p>0</text:p>
          </table:table-cell>
          <table:table-cell table:formula="of:=IF(OR(AND([$Sheet1.H91]&gt;=[.H$23];[$Sheet1.H91]&lt;=[.H$24]);AND([$Sheet1.H91]&gt;=[.H$25];[$Sheet1.H91]&lt;=[.H$26]));0;1)" office:value-type="float" office:value="0" calcext:value-type="float">
            <text:p>0</text:p>
          </table:table-cell>
          <table:table-cell table:formula="of:=IF(OR(AND([$Sheet1.I91]&gt;=[.I$23];[$Sheet1.I91]&lt;=[.I$24]);AND([$Sheet1.I91]&gt;=[.I$25];[$Sheet1.I91]&lt;=[.I$26]));0;1)" office:value-type="float" office:value="0" calcext:value-type="float">
            <text:p>0</text:p>
          </table:table-cell>
          <table:table-cell table:formula="of:=IF(OR(AND([$Sheet1.J91]&gt;=[.J$23];[$Sheet1.J91]&lt;=[.J$24]);AND([$Sheet1.J91]&gt;=[.J$25];[$Sheet1.J91]&lt;=[.J$26]));0;1)" office:value-type="float" office:value="0" calcext:value-type="float">
            <text:p>0</text:p>
          </table:table-cell>
          <table:table-cell table:formula="of:=IF(OR(AND([$Sheet1.K91]&gt;=[.K$23];[$Sheet1.K91]&lt;=[.K$24]);AND([$Sheet1.K91]&gt;=[.K$25];[$Sheet1.K91]&lt;=[.K$26]));0;1)" office:value-type="float" office:value="0" calcext:value-type="float">
            <text:p>0</text:p>
          </table:table-cell>
          <table:table-cell table:formula="of:=IF(OR(AND([$Sheet1.L91]&gt;=[.L$23];[$Sheet1.L91]&lt;=[.L$24]);AND([$Sheet1.L91]&gt;=[.L$25];[$Sheet1.L91]&lt;=[.L$26]));0;1)" office:value-type="float" office:value="0" calcext:value-type="float">
            <text:p>0</text:p>
          </table:table-cell>
          <table:table-cell table:formula="of:=IF(OR(AND([$Sheet1.M91]&gt;=[.M$23];[$Sheet1.M91]&lt;=[.M$24]);AND([$Sheet1.M91]&gt;=[.M$25];[$Sheet1.M91]&lt;=[.M$26]));0;1)" office:value-type="float" office:value="0" calcext:value-type="float">
            <text:p>0</text:p>
          </table:table-cell>
          <table:table-cell table:formula="of:=IF(OR(AND([$Sheet1.N91]&gt;=[.N$23];[$Sheet1.N91]&lt;=[.N$24]);AND([$Sheet1.N91]&gt;=[.N$25];[$Sheet1.N91]&lt;=[.N$26]));0;1)" office:value-type="float" office:value="0" calcext:value-type="float">
            <text:p>0</text:p>
          </table:table-cell>
          <table:table-cell table:formula="of:=IF(OR(AND([$Sheet1.O91]&gt;=[.O$23];[$Sheet1.O91]&lt;=[.O$24]);AND([$Sheet1.O91]&gt;=[.O$25];[$Sheet1.O91]&lt;=[.O$26]));0;1)" office:value-type="float" office:value="0" calcext:value-type="float">
            <text:p>0</text:p>
          </table:table-cell>
          <table:table-cell table:formula="of:=IF(OR(AND([$Sheet1.P91]&gt;=[.P$23];[$Sheet1.P91]&lt;=[.P$24]);AND([$Sheet1.P91]&gt;=[.P$25];[$Sheet1.P91]&lt;=[.P$26]));0;1)" office:value-type="float" office:value="0" calcext:value-type="float">
            <text:p>0</text:p>
          </table:table-cell>
          <table:table-cell table:formula="of:=IF(OR(AND([$Sheet1.Q91]&gt;=[.Q$23];[$Sheet1.Q91]&lt;=[.Q$24]);AND([$Sheet1.Q91]&gt;=[.Q$25];[$Sheet1.Q91]&lt;=[.Q$26]));0;1)" office:value-type="float" office:value="0" calcext:value-type="float">
            <text:p>0</text:p>
          </table:table-cell>
          <table:table-cell table:formula="of:=IF(OR(AND([$Sheet1.R91]&gt;=[.R$23];[$Sheet1.R91]&lt;=[.R$24]);AND([$Sheet1.R91]&gt;=[.R$25];[$Sheet1.R91]&lt;=[.R$26]));0;1)" office:value-type="float" office:value="0" calcext:value-type="float">
            <text:p>0</text:p>
          </table:table-cell>
          <table:table-cell table:formula="of:=IF(OR(AND([$Sheet1.S91]&gt;=[.S$23];[$Sheet1.S91]&lt;=[.S$24]);AND([$Sheet1.S91]&gt;=[.S$25];[$Sheet1.S91]&lt;=[.S$26]));0;1)" office:value-type="float" office:value="0" calcext:value-type="float">
            <text:p>0</text:p>
          </table:table-cell>
          <table:table-cell table:formula="of:=IF(OR(AND([$Sheet1.T91]&gt;=[.T$23];[$Sheet1.T91]&lt;=[.T$24]);AND([$Sheet1.T91]&gt;=[.T$25];[$Sheet1.T91]&lt;=[.T$26]));0;1)" office:value-type="float" office:value="0" calcext:value-type="float">
            <text:p>0</text:p>
          </table:table-cell>
          <table:table-cell table:formula="of:=IF(OR(AND([$Sheet1.U91]&gt;=[.U$23];[$Sheet1.U91]&lt;=[.U$24]);AND([$Sheet1.U91]&gt;=[.U$25];[$Sheet1.U9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2]&gt;=[.B$23];[$Sheet1.B92]&lt;=[.B$24]);AND([$Sheet1.B92]&gt;=[.B$25];[$Sheet1.B92]&lt;=[.B$26]));0;1)" office:value-type="float" office:value="0" calcext:value-type="float">
            <text:p>0</text:p>
          </table:table-cell>
          <table:table-cell table:formula="of:=IF(OR(AND([$Sheet1.C92]&gt;=[.C$23];[$Sheet1.C92]&lt;=[.C$24]);AND([$Sheet1.C92]&gt;=[.C$25];[$Sheet1.C92]&lt;=[.C$26]));0;1)" office:value-type="float" office:value="0" calcext:value-type="float">
            <text:p>0</text:p>
          </table:table-cell>
          <table:table-cell table:formula="of:=IF(OR(AND([$Sheet1.D92]&gt;=[.D$23];[$Sheet1.D92]&lt;=[.D$24]);AND([$Sheet1.D92]&gt;=[.D$25];[$Sheet1.D92]&lt;=[.D$26]));0;1)" office:value-type="float" office:value="0" calcext:value-type="float">
            <text:p>0</text:p>
          </table:table-cell>
          <table:table-cell table:formula="of:=IF(OR(AND([$Sheet1.E92]&gt;=[.E$23];[$Sheet1.E92]&lt;=[.E$24]);AND([$Sheet1.E92]&gt;=[.E$25];[$Sheet1.E92]&lt;=[.E$26]));0;1)" office:value-type="float" office:value="0" calcext:value-type="float">
            <text:p>0</text:p>
          </table:table-cell>
          <table:table-cell table:formula="of:=IF(OR(AND([$Sheet1.F92]&gt;=[.F$23];[$Sheet1.F92]&lt;=[.F$24]);AND([$Sheet1.F92]&gt;=[.F$25];[$Sheet1.F92]&lt;=[.F$26]));0;1)" office:value-type="float" office:value="0" calcext:value-type="float">
            <text:p>0</text:p>
          </table:table-cell>
          <table:table-cell table:formula="of:=IF(OR(AND([$Sheet1.G92]&gt;=[.G$23];[$Sheet1.G92]&lt;=[.G$24]);AND([$Sheet1.G92]&gt;=[.G$25];[$Sheet1.G92]&lt;=[.G$26]));0;1)" office:value-type="float" office:value="0" calcext:value-type="float">
            <text:p>0</text:p>
          </table:table-cell>
          <table:table-cell table:formula="of:=IF(OR(AND([$Sheet1.H92]&gt;=[.H$23];[$Sheet1.H92]&lt;=[.H$24]);AND([$Sheet1.H92]&gt;=[.H$25];[$Sheet1.H92]&lt;=[.H$26]));0;1)" office:value-type="float" office:value="0" calcext:value-type="float">
            <text:p>0</text:p>
          </table:table-cell>
          <table:table-cell table:formula="of:=IF(OR(AND([$Sheet1.I92]&gt;=[.I$23];[$Sheet1.I92]&lt;=[.I$24]);AND([$Sheet1.I92]&gt;=[.I$25];[$Sheet1.I92]&lt;=[.I$26]));0;1)" office:value-type="float" office:value="0" calcext:value-type="float">
            <text:p>0</text:p>
          </table:table-cell>
          <table:table-cell table:formula="of:=IF(OR(AND([$Sheet1.J92]&gt;=[.J$23];[$Sheet1.J92]&lt;=[.J$24]);AND([$Sheet1.J92]&gt;=[.J$25];[$Sheet1.J92]&lt;=[.J$26]));0;1)" office:value-type="float" office:value="0" calcext:value-type="float">
            <text:p>0</text:p>
          </table:table-cell>
          <table:table-cell table:formula="of:=IF(OR(AND([$Sheet1.K92]&gt;=[.K$23];[$Sheet1.K92]&lt;=[.K$24]);AND([$Sheet1.K92]&gt;=[.K$25];[$Sheet1.K92]&lt;=[.K$26]));0;1)" office:value-type="float" office:value="0" calcext:value-type="float">
            <text:p>0</text:p>
          </table:table-cell>
          <table:table-cell table:formula="of:=IF(OR(AND([$Sheet1.L92]&gt;=[.L$23];[$Sheet1.L92]&lt;=[.L$24]);AND([$Sheet1.L92]&gt;=[.L$25];[$Sheet1.L92]&lt;=[.L$26]));0;1)" office:value-type="float" office:value="0" calcext:value-type="float">
            <text:p>0</text:p>
          </table:table-cell>
          <table:table-cell table:formula="of:=IF(OR(AND([$Sheet1.M92]&gt;=[.M$23];[$Sheet1.M92]&lt;=[.M$24]);AND([$Sheet1.M92]&gt;=[.M$25];[$Sheet1.M92]&lt;=[.M$26]));0;1)" office:value-type="float" office:value="0" calcext:value-type="float">
            <text:p>0</text:p>
          </table:table-cell>
          <table:table-cell table:formula="of:=IF(OR(AND([$Sheet1.N92]&gt;=[.N$23];[$Sheet1.N92]&lt;=[.N$24]);AND([$Sheet1.N92]&gt;=[.N$25];[$Sheet1.N92]&lt;=[.N$26]));0;1)" office:value-type="float" office:value="0" calcext:value-type="float">
            <text:p>0</text:p>
          </table:table-cell>
          <table:table-cell table:formula="of:=IF(OR(AND([$Sheet1.O92]&gt;=[.O$23];[$Sheet1.O92]&lt;=[.O$24]);AND([$Sheet1.O92]&gt;=[.O$25];[$Sheet1.O92]&lt;=[.O$26]));0;1)" office:value-type="float" office:value="0" calcext:value-type="float">
            <text:p>0</text:p>
          </table:table-cell>
          <table:table-cell table:formula="of:=IF(OR(AND([$Sheet1.P92]&gt;=[.P$23];[$Sheet1.P92]&lt;=[.P$24]);AND([$Sheet1.P92]&gt;=[.P$25];[$Sheet1.P92]&lt;=[.P$26]));0;1)" office:value-type="float" office:value="0" calcext:value-type="float">
            <text:p>0</text:p>
          </table:table-cell>
          <table:table-cell table:formula="of:=IF(OR(AND([$Sheet1.Q92]&gt;=[.Q$23];[$Sheet1.Q92]&lt;=[.Q$24]);AND([$Sheet1.Q92]&gt;=[.Q$25];[$Sheet1.Q92]&lt;=[.Q$26]));0;1)" office:value-type="float" office:value="0" calcext:value-type="float">
            <text:p>0</text:p>
          </table:table-cell>
          <table:table-cell table:formula="of:=IF(OR(AND([$Sheet1.R92]&gt;=[.R$23];[$Sheet1.R92]&lt;=[.R$24]);AND([$Sheet1.R92]&gt;=[.R$25];[$Sheet1.R92]&lt;=[.R$26]));0;1)" office:value-type="float" office:value="0" calcext:value-type="float">
            <text:p>0</text:p>
          </table:table-cell>
          <table:table-cell table:formula="of:=IF(OR(AND([$Sheet1.S92]&gt;=[.S$23];[$Sheet1.S92]&lt;=[.S$24]);AND([$Sheet1.S92]&gt;=[.S$25];[$Sheet1.S92]&lt;=[.S$26]));0;1)" office:value-type="float" office:value="0" calcext:value-type="float">
            <text:p>0</text:p>
          </table:table-cell>
          <table:table-cell table:formula="of:=IF(OR(AND([$Sheet1.T92]&gt;=[.T$23];[$Sheet1.T92]&lt;=[.T$24]);AND([$Sheet1.T92]&gt;=[.T$25];[$Sheet1.T92]&lt;=[.T$26]));0;1)" office:value-type="float" office:value="0" calcext:value-type="float">
            <text:p>0</text:p>
          </table:table-cell>
          <table:table-cell table:formula="of:=IF(OR(AND([$Sheet1.U92]&gt;=[.U$23];[$Sheet1.U92]&lt;=[.U$24]);AND([$Sheet1.U92]&gt;=[.U$25];[$Sheet1.U9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3]&gt;=[.B$23];[$Sheet1.B93]&lt;=[.B$24]);AND([$Sheet1.B93]&gt;=[.B$25];[$Sheet1.B93]&lt;=[.B$26]));0;1)" office:value-type="float" office:value="0" calcext:value-type="float">
            <text:p>0</text:p>
          </table:table-cell>
          <table:table-cell table:formula="of:=IF(OR(AND([$Sheet1.C93]&gt;=[.C$23];[$Sheet1.C93]&lt;=[.C$24]);AND([$Sheet1.C93]&gt;=[.C$25];[$Sheet1.C93]&lt;=[.C$26]));0;1)" office:value-type="float" office:value="0" calcext:value-type="float">
            <text:p>0</text:p>
          </table:table-cell>
          <table:table-cell table:formula="of:=IF(OR(AND([$Sheet1.D93]&gt;=[.D$23];[$Sheet1.D93]&lt;=[.D$24]);AND([$Sheet1.D93]&gt;=[.D$25];[$Sheet1.D93]&lt;=[.D$26]));0;1)" office:value-type="float" office:value="0" calcext:value-type="float">
            <text:p>0</text:p>
          </table:table-cell>
          <table:table-cell table:formula="of:=IF(OR(AND([$Sheet1.E93]&gt;=[.E$23];[$Sheet1.E93]&lt;=[.E$24]);AND([$Sheet1.E93]&gt;=[.E$25];[$Sheet1.E93]&lt;=[.E$26]));0;1)" office:value-type="float" office:value="0" calcext:value-type="float">
            <text:p>0</text:p>
          </table:table-cell>
          <table:table-cell table:formula="of:=IF(OR(AND([$Sheet1.F93]&gt;=[.F$23];[$Sheet1.F93]&lt;=[.F$24]);AND([$Sheet1.F93]&gt;=[.F$25];[$Sheet1.F93]&lt;=[.F$26]));0;1)" office:value-type="float" office:value="0" calcext:value-type="float">
            <text:p>0</text:p>
          </table:table-cell>
          <table:table-cell table:formula="of:=IF(OR(AND([$Sheet1.G93]&gt;=[.G$23];[$Sheet1.G93]&lt;=[.G$24]);AND([$Sheet1.G93]&gt;=[.G$25];[$Sheet1.G93]&lt;=[.G$26]));0;1)" office:value-type="float" office:value="0" calcext:value-type="float">
            <text:p>0</text:p>
          </table:table-cell>
          <table:table-cell table:formula="of:=IF(OR(AND([$Sheet1.H93]&gt;=[.H$23];[$Sheet1.H93]&lt;=[.H$24]);AND([$Sheet1.H93]&gt;=[.H$25];[$Sheet1.H93]&lt;=[.H$26]));0;1)" office:value-type="float" office:value="0" calcext:value-type="float">
            <text:p>0</text:p>
          </table:table-cell>
          <table:table-cell table:formula="of:=IF(OR(AND([$Sheet1.I93]&gt;=[.I$23];[$Sheet1.I93]&lt;=[.I$24]);AND([$Sheet1.I93]&gt;=[.I$25];[$Sheet1.I93]&lt;=[.I$26]));0;1)" office:value-type="float" office:value="0" calcext:value-type="float">
            <text:p>0</text:p>
          </table:table-cell>
          <table:table-cell table:formula="of:=IF(OR(AND([$Sheet1.J93]&gt;=[.J$23];[$Sheet1.J93]&lt;=[.J$24]);AND([$Sheet1.J93]&gt;=[.J$25];[$Sheet1.J93]&lt;=[.J$26]));0;1)" office:value-type="float" office:value="0" calcext:value-type="float">
            <text:p>0</text:p>
          </table:table-cell>
          <table:table-cell table:formula="of:=IF(OR(AND([$Sheet1.K93]&gt;=[.K$23];[$Sheet1.K93]&lt;=[.K$24]);AND([$Sheet1.K93]&gt;=[.K$25];[$Sheet1.K93]&lt;=[.K$26]));0;1)" office:value-type="float" office:value="0" calcext:value-type="float">
            <text:p>0</text:p>
          </table:table-cell>
          <table:table-cell table:formula="of:=IF(OR(AND([$Sheet1.L93]&gt;=[.L$23];[$Sheet1.L93]&lt;=[.L$24]);AND([$Sheet1.L93]&gt;=[.L$25];[$Sheet1.L93]&lt;=[.L$26]));0;1)" office:value-type="float" office:value="0" calcext:value-type="float">
            <text:p>0</text:p>
          </table:table-cell>
          <table:table-cell table:formula="of:=IF(OR(AND([$Sheet1.M93]&gt;=[.M$23];[$Sheet1.M93]&lt;=[.M$24]);AND([$Sheet1.M93]&gt;=[.M$25];[$Sheet1.M93]&lt;=[.M$26]));0;1)" office:value-type="float" office:value="0" calcext:value-type="float">
            <text:p>0</text:p>
          </table:table-cell>
          <table:table-cell table:formula="of:=IF(OR(AND([$Sheet1.N93]&gt;=[.N$23];[$Sheet1.N93]&lt;=[.N$24]);AND([$Sheet1.N93]&gt;=[.N$25];[$Sheet1.N93]&lt;=[.N$26]));0;1)" office:value-type="float" office:value="0" calcext:value-type="float">
            <text:p>0</text:p>
          </table:table-cell>
          <table:table-cell table:formula="of:=IF(OR(AND([$Sheet1.O93]&gt;=[.O$23];[$Sheet1.O93]&lt;=[.O$24]);AND([$Sheet1.O93]&gt;=[.O$25];[$Sheet1.O93]&lt;=[.O$26]));0;1)" office:value-type="float" office:value="0" calcext:value-type="float">
            <text:p>0</text:p>
          </table:table-cell>
          <table:table-cell table:formula="of:=IF(OR(AND([$Sheet1.P93]&gt;=[.P$23];[$Sheet1.P93]&lt;=[.P$24]);AND([$Sheet1.P93]&gt;=[.P$25];[$Sheet1.P93]&lt;=[.P$26]));0;1)" office:value-type="float" office:value="0" calcext:value-type="float">
            <text:p>0</text:p>
          </table:table-cell>
          <table:table-cell table:formula="of:=IF(OR(AND([$Sheet1.Q93]&gt;=[.Q$23];[$Sheet1.Q93]&lt;=[.Q$24]);AND([$Sheet1.Q93]&gt;=[.Q$25];[$Sheet1.Q93]&lt;=[.Q$26]));0;1)" office:value-type="float" office:value="0" calcext:value-type="float">
            <text:p>0</text:p>
          </table:table-cell>
          <table:table-cell table:formula="of:=IF(OR(AND([$Sheet1.R93]&gt;=[.R$23];[$Sheet1.R93]&lt;=[.R$24]);AND([$Sheet1.R93]&gt;=[.R$25];[$Sheet1.R93]&lt;=[.R$26]));0;1)" office:value-type="float" office:value="0" calcext:value-type="float">
            <text:p>0</text:p>
          </table:table-cell>
          <table:table-cell table:formula="of:=IF(OR(AND([$Sheet1.S93]&gt;=[.S$23];[$Sheet1.S93]&lt;=[.S$24]);AND([$Sheet1.S93]&gt;=[.S$25];[$Sheet1.S93]&lt;=[.S$26]));0;1)" office:value-type="float" office:value="0" calcext:value-type="float">
            <text:p>0</text:p>
          </table:table-cell>
          <table:table-cell table:formula="of:=IF(OR(AND([$Sheet1.T93]&gt;=[.T$23];[$Sheet1.T93]&lt;=[.T$24]);AND([$Sheet1.T93]&gt;=[.T$25];[$Sheet1.T93]&lt;=[.T$26]));0;1)" office:value-type="float" office:value="0" calcext:value-type="float">
            <text:p>0</text:p>
          </table:table-cell>
          <table:table-cell table:formula="of:=IF(OR(AND([$Sheet1.U93]&gt;=[.U$23];[$Sheet1.U93]&lt;=[.U$24]);AND([$Sheet1.U93]&gt;=[.U$25];[$Sheet1.U9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4]&gt;=[.B$23];[$Sheet1.B94]&lt;=[.B$24]);AND([$Sheet1.B94]&gt;=[.B$25];[$Sheet1.B94]&lt;=[.B$26]));0;1)" office:value-type="float" office:value="0" calcext:value-type="float">
            <text:p>0</text:p>
          </table:table-cell>
          <table:table-cell table:formula="of:=IF(OR(AND([$Sheet1.C94]&gt;=[.C$23];[$Sheet1.C94]&lt;=[.C$24]);AND([$Sheet1.C94]&gt;=[.C$25];[$Sheet1.C94]&lt;=[.C$26]));0;1)" office:value-type="float" office:value="0" calcext:value-type="float">
            <text:p>0</text:p>
          </table:table-cell>
          <table:table-cell table:formula="of:=IF(OR(AND([$Sheet1.D94]&gt;=[.D$23];[$Sheet1.D94]&lt;=[.D$24]);AND([$Sheet1.D94]&gt;=[.D$25];[$Sheet1.D94]&lt;=[.D$26]));0;1)" office:value-type="float" office:value="0" calcext:value-type="float">
            <text:p>0</text:p>
          </table:table-cell>
          <table:table-cell table:formula="of:=IF(OR(AND([$Sheet1.E94]&gt;=[.E$23];[$Sheet1.E94]&lt;=[.E$24]);AND([$Sheet1.E94]&gt;=[.E$25];[$Sheet1.E94]&lt;=[.E$26]));0;1)" office:value-type="float" office:value="0" calcext:value-type="float">
            <text:p>0</text:p>
          </table:table-cell>
          <table:table-cell table:formula="of:=IF(OR(AND([$Sheet1.F94]&gt;=[.F$23];[$Sheet1.F94]&lt;=[.F$24]);AND([$Sheet1.F94]&gt;=[.F$25];[$Sheet1.F94]&lt;=[.F$26]));0;1)" office:value-type="float" office:value="0" calcext:value-type="float">
            <text:p>0</text:p>
          </table:table-cell>
          <table:table-cell table:formula="of:=IF(OR(AND([$Sheet1.G94]&gt;=[.G$23];[$Sheet1.G94]&lt;=[.G$24]);AND([$Sheet1.G94]&gt;=[.G$25];[$Sheet1.G94]&lt;=[.G$26]));0;1)" office:value-type="float" office:value="0" calcext:value-type="float">
            <text:p>0</text:p>
          </table:table-cell>
          <table:table-cell table:formula="of:=IF(OR(AND([$Sheet1.H94]&gt;=[.H$23];[$Sheet1.H94]&lt;=[.H$24]);AND([$Sheet1.H94]&gt;=[.H$25];[$Sheet1.H94]&lt;=[.H$26]));0;1)" office:value-type="float" office:value="0" calcext:value-type="float">
            <text:p>0</text:p>
          </table:table-cell>
          <table:table-cell table:formula="of:=IF(OR(AND([$Sheet1.I94]&gt;=[.I$23];[$Sheet1.I94]&lt;=[.I$24]);AND([$Sheet1.I94]&gt;=[.I$25];[$Sheet1.I94]&lt;=[.I$26]));0;1)" office:value-type="float" office:value="0" calcext:value-type="float">
            <text:p>0</text:p>
          </table:table-cell>
          <table:table-cell table:formula="of:=IF(OR(AND([$Sheet1.J94]&gt;=[.J$23];[$Sheet1.J94]&lt;=[.J$24]);AND([$Sheet1.J94]&gt;=[.J$25];[$Sheet1.J94]&lt;=[.J$26]));0;1)" office:value-type="float" office:value="0" calcext:value-type="float">
            <text:p>0</text:p>
          </table:table-cell>
          <table:table-cell table:formula="of:=IF(OR(AND([$Sheet1.K94]&gt;=[.K$23];[$Sheet1.K94]&lt;=[.K$24]);AND([$Sheet1.K94]&gt;=[.K$25];[$Sheet1.K94]&lt;=[.K$26]));0;1)" office:value-type="float" office:value="0" calcext:value-type="float">
            <text:p>0</text:p>
          </table:table-cell>
          <table:table-cell table:formula="of:=IF(OR(AND([$Sheet1.L94]&gt;=[.L$23];[$Sheet1.L94]&lt;=[.L$24]);AND([$Sheet1.L94]&gt;=[.L$25];[$Sheet1.L94]&lt;=[.L$26]));0;1)" office:value-type="float" office:value="0" calcext:value-type="float">
            <text:p>0</text:p>
          </table:table-cell>
          <table:table-cell table:formula="of:=IF(OR(AND([$Sheet1.M94]&gt;=[.M$23];[$Sheet1.M94]&lt;=[.M$24]);AND([$Sheet1.M94]&gt;=[.M$25];[$Sheet1.M94]&lt;=[.M$26]));0;1)" office:value-type="float" office:value="0" calcext:value-type="float">
            <text:p>0</text:p>
          </table:table-cell>
          <table:table-cell table:formula="of:=IF(OR(AND([$Sheet1.N94]&gt;=[.N$23];[$Sheet1.N94]&lt;=[.N$24]);AND([$Sheet1.N94]&gt;=[.N$25];[$Sheet1.N94]&lt;=[.N$26]));0;1)" office:value-type="float" office:value="0" calcext:value-type="float">
            <text:p>0</text:p>
          </table:table-cell>
          <table:table-cell table:formula="of:=IF(OR(AND([$Sheet1.O94]&gt;=[.O$23];[$Sheet1.O94]&lt;=[.O$24]);AND([$Sheet1.O94]&gt;=[.O$25];[$Sheet1.O94]&lt;=[.O$26]));0;1)" office:value-type="float" office:value="0" calcext:value-type="float">
            <text:p>0</text:p>
          </table:table-cell>
          <table:table-cell table:formula="of:=IF(OR(AND([$Sheet1.P94]&gt;=[.P$23];[$Sheet1.P94]&lt;=[.P$24]);AND([$Sheet1.P94]&gt;=[.P$25];[$Sheet1.P94]&lt;=[.P$26]));0;1)" office:value-type="float" office:value="0" calcext:value-type="float">
            <text:p>0</text:p>
          </table:table-cell>
          <table:table-cell table:formula="of:=IF(OR(AND([$Sheet1.Q94]&gt;=[.Q$23];[$Sheet1.Q94]&lt;=[.Q$24]);AND([$Sheet1.Q94]&gt;=[.Q$25];[$Sheet1.Q94]&lt;=[.Q$26]));0;1)" office:value-type="float" office:value="0" calcext:value-type="float">
            <text:p>0</text:p>
          </table:table-cell>
          <table:table-cell table:formula="of:=IF(OR(AND([$Sheet1.R94]&gt;=[.R$23];[$Sheet1.R94]&lt;=[.R$24]);AND([$Sheet1.R94]&gt;=[.R$25];[$Sheet1.R94]&lt;=[.R$26]));0;1)" office:value-type="float" office:value="0" calcext:value-type="float">
            <text:p>0</text:p>
          </table:table-cell>
          <table:table-cell table:formula="of:=IF(OR(AND([$Sheet1.S94]&gt;=[.S$23];[$Sheet1.S94]&lt;=[.S$24]);AND([$Sheet1.S94]&gt;=[.S$25];[$Sheet1.S94]&lt;=[.S$26]));0;1)" office:value-type="float" office:value="0" calcext:value-type="float">
            <text:p>0</text:p>
          </table:table-cell>
          <table:table-cell table:formula="of:=IF(OR(AND([$Sheet1.T94]&gt;=[.T$23];[$Sheet1.T94]&lt;=[.T$24]);AND([$Sheet1.T94]&gt;=[.T$25];[$Sheet1.T94]&lt;=[.T$26]));0;1)" office:value-type="float" office:value="0" calcext:value-type="float">
            <text:p>0</text:p>
          </table:table-cell>
          <table:table-cell table:formula="of:=IF(OR(AND([$Sheet1.U94]&gt;=[.U$23];[$Sheet1.U94]&lt;=[.U$24]);AND([$Sheet1.U94]&gt;=[.U$25];[$Sheet1.U9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5]&gt;=[.B$23];[$Sheet1.B95]&lt;=[.B$24]);AND([$Sheet1.B95]&gt;=[.B$25];[$Sheet1.B95]&lt;=[.B$26]));0;1)" office:value-type="float" office:value="0" calcext:value-type="float">
            <text:p>0</text:p>
          </table:table-cell>
          <table:table-cell table:formula="of:=IF(OR(AND([$Sheet1.C95]&gt;=[.C$23];[$Sheet1.C95]&lt;=[.C$24]);AND([$Sheet1.C95]&gt;=[.C$25];[$Sheet1.C95]&lt;=[.C$26]));0;1)" office:value-type="float" office:value="0" calcext:value-type="float">
            <text:p>0</text:p>
          </table:table-cell>
          <table:table-cell table:formula="of:=IF(OR(AND([$Sheet1.D95]&gt;=[.D$23];[$Sheet1.D95]&lt;=[.D$24]);AND([$Sheet1.D95]&gt;=[.D$25];[$Sheet1.D95]&lt;=[.D$26]));0;1)" office:value-type="float" office:value="0" calcext:value-type="float">
            <text:p>0</text:p>
          </table:table-cell>
          <table:table-cell table:formula="of:=IF(OR(AND([$Sheet1.E95]&gt;=[.E$23];[$Sheet1.E95]&lt;=[.E$24]);AND([$Sheet1.E95]&gt;=[.E$25];[$Sheet1.E95]&lt;=[.E$26]));0;1)" office:value-type="float" office:value="0" calcext:value-type="float">
            <text:p>0</text:p>
          </table:table-cell>
          <table:table-cell table:formula="of:=IF(OR(AND([$Sheet1.F95]&gt;=[.F$23];[$Sheet1.F95]&lt;=[.F$24]);AND([$Sheet1.F95]&gt;=[.F$25];[$Sheet1.F95]&lt;=[.F$26]));0;1)" office:value-type="float" office:value="0" calcext:value-type="float">
            <text:p>0</text:p>
          </table:table-cell>
          <table:table-cell table:formula="of:=IF(OR(AND([$Sheet1.G95]&gt;=[.G$23];[$Sheet1.G95]&lt;=[.G$24]);AND([$Sheet1.G95]&gt;=[.G$25];[$Sheet1.G95]&lt;=[.G$26]));0;1)" office:value-type="float" office:value="0" calcext:value-type="float">
            <text:p>0</text:p>
          </table:table-cell>
          <table:table-cell table:formula="of:=IF(OR(AND([$Sheet1.H95]&gt;=[.H$23];[$Sheet1.H95]&lt;=[.H$24]);AND([$Sheet1.H95]&gt;=[.H$25];[$Sheet1.H95]&lt;=[.H$26]));0;1)" office:value-type="float" office:value="0" calcext:value-type="float">
            <text:p>0</text:p>
          </table:table-cell>
          <table:table-cell table:formula="of:=IF(OR(AND([$Sheet1.I95]&gt;=[.I$23];[$Sheet1.I95]&lt;=[.I$24]);AND([$Sheet1.I95]&gt;=[.I$25];[$Sheet1.I95]&lt;=[.I$26]));0;1)" office:value-type="float" office:value="0" calcext:value-type="float">
            <text:p>0</text:p>
          </table:table-cell>
          <table:table-cell table:formula="of:=IF(OR(AND([$Sheet1.J95]&gt;=[.J$23];[$Sheet1.J95]&lt;=[.J$24]);AND([$Sheet1.J95]&gt;=[.J$25];[$Sheet1.J95]&lt;=[.J$26]));0;1)" office:value-type="float" office:value="0" calcext:value-type="float">
            <text:p>0</text:p>
          </table:table-cell>
          <table:table-cell table:formula="of:=IF(OR(AND([$Sheet1.K95]&gt;=[.K$23];[$Sheet1.K95]&lt;=[.K$24]);AND([$Sheet1.K95]&gt;=[.K$25];[$Sheet1.K95]&lt;=[.K$26]));0;1)" office:value-type="float" office:value="0" calcext:value-type="float">
            <text:p>0</text:p>
          </table:table-cell>
          <table:table-cell table:formula="of:=IF(OR(AND([$Sheet1.L95]&gt;=[.L$23];[$Sheet1.L95]&lt;=[.L$24]);AND([$Sheet1.L95]&gt;=[.L$25];[$Sheet1.L95]&lt;=[.L$26]));0;1)" office:value-type="float" office:value="0" calcext:value-type="float">
            <text:p>0</text:p>
          </table:table-cell>
          <table:table-cell table:formula="of:=IF(OR(AND([$Sheet1.M95]&gt;=[.M$23];[$Sheet1.M95]&lt;=[.M$24]);AND([$Sheet1.M95]&gt;=[.M$25];[$Sheet1.M95]&lt;=[.M$26]));0;1)" office:value-type="float" office:value="0" calcext:value-type="float">
            <text:p>0</text:p>
          </table:table-cell>
          <table:table-cell table:formula="of:=IF(OR(AND([$Sheet1.N95]&gt;=[.N$23];[$Sheet1.N95]&lt;=[.N$24]);AND([$Sheet1.N95]&gt;=[.N$25];[$Sheet1.N95]&lt;=[.N$26]));0;1)" office:value-type="float" office:value="0" calcext:value-type="float">
            <text:p>0</text:p>
          </table:table-cell>
          <table:table-cell table:formula="of:=IF(OR(AND([$Sheet1.O95]&gt;=[.O$23];[$Sheet1.O95]&lt;=[.O$24]);AND([$Sheet1.O95]&gt;=[.O$25];[$Sheet1.O95]&lt;=[.O$26]));0;1)" office:value-type="float" office:value="0" calcext:value-type="float">
            <text:p>0</text:p>
          </table:table-cell>
          <table:table-cell table:formula="of:=IF(OR(AND([$Sheet1.P95]&gt;=[.P$23];[$Sheet1.P95]&lt;=[.P$24]);AND([$Sheet1.P95]&gt;=[.P$25];[$Sheet1.P95]&lt;=[.P$26]));0;1)" office:value-type="float" office:value="0" calcext:value-type="float">
            <text:p>0</text:p>
          </table:table-cell>
          <table:table-cell table:formula="of:=IF(OR(AND([$Sheet1.Q95]&gt;=[.Q$23];[$Sheet1.Q95]&lt;=[.Q$24]);AND([$Sheet1.Q95]&gt;=[.Q$25];[$Sheet1.Q95]&lt;=[.Q$26]));0;1)" office:value-type="float" office:value="0" calcext:value-type="float">
            <text:p>0</text:p>
          </table:table-cell>
          <table:table-cell table:formula="of:=IF(OR(AND([$Sheet1.R95]&gt;=[.R$23];[$Sheet1.R95]&lt;=[.R$24]);AND([$Sheet1.R95]&gt;=[.R$25];[$Sheet1.R95]&lt;=[.R$26]));0;1)" office:value-type="float" office:value="0" calcext:value-type="float">
            <text:p>0</text:p>
          </table:table-cell>
          <table:table-cell table:formula="of:=IF(OR(AND([$Sheet1.S95]&gt;=[.S$23];[$Sheet1.S95]&lt;=[.S$24]);AND([$Sheet1.S95]&gt;=[.S$25];[$Sheet1.S95]&lt;=[.S$26]));0;1)" office:value-type="float" office:value="0" calcext:value-type="float">
            <text:p>0</text:p>
          </table:table-cell>
          <table:table-cell table:formula="of:=IF(OR(AND([$Sheet1.T95]&gt;=[.T$23];[$Sheet1.T95]&lt;=[.T$24]);AND([$Sheet1.T95]&gt;=[.T$25];[$Sheet1.T95]&lt;=[.T$26]));0;1)" office:value-type="float" office:value="0" calcext:value-type="float">
            <text:p>0</text:p>
          </table:table-cell>
          <table:table-cell table:formula="of:=IF(OR(AND([$Sheet1.U95]&gt;=[.U$23];[$Sheet1.U95]&lt;=[.U$24]);AND([$Sheet1.U95]&gt;=[.U$25];[$Sheet1.U9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6]&gt;=[.B$23];[$Sheet1.B96]&lt;=[.B$24]);AND([$Sheet1.B96]&gt;=[.B$25];[$Sheet1.B96]&lt;=[.B$26]));0;1)" office:value-type="float" office:value="0" calcext:value-type="float">
            <text:p>0</text:p>
          </table:table-cell>
          <table:table-cell table:formula="of:=IF(OR(AND([$Sheet1.C96]&gt;=[.C$23];[$Sheet1.C96]&lt;=[.C$24]);AND([$Sheet1.C96]&gt;=[.C$25];[$Sheet1.C96]&lt;=[.C$26]));0;1)" office:value-type="float" office:value="0" calcext:value-type="float">
            <text:p>0</text:p>
          </table:table-cell>
          <table:table-cell table:formula="of:=IF(OR(AND([$Sheet1.D96]&gt;=[.D$23];[$Sheet1.D96]&lt;=[.D$24]);AND([$Sheet1.D96]&gt;=[.D$25];[$Sheet1.D96]&lt;=[.D$26]));0;1)" office:value-type="float" office:value="0" calcext:value-type="float">
            <text:p>0</text:p>
          </table:table-cell>
          <table:table-cell table:formula="of:=IF(OR(AND([$Sheet1.E96]&gt;=[.E$23];[$Sheet1.E96]&lt;=[.E$24]);AND([$Sheet1.E96]&gt;=[.E$25];[$Sheet1.E96]&lt;=[.E$26]));0;1)" office:value-type="float" office:value="0" calcext:value-type="float">
            <text:p>0</text:p>
          </table:table-cell>
          <table:table-cell table:formula="of:=IF(OR(AND([$Sheet1.F96]&gt;=[.F$23];[$Sheet1.F96]&lt;=[.F$24]);AND([$Sheet1.F96]&gt;=[.F$25];[$Sheet1.F96]&lt;=[.F$26]));0;1)" office:value-type="float" office:value="0" calcext:value-type="float">
            <text:p>0</text:p>
          </table:table-cell>
          <table:table-cell table:formula="of:=IF(OR(AND([$Sheet1.G96]&gt;=[.G$23];[$Sheet1.G96]&lt;=[.G$24]);AND([$Sheet1.G96]&gt;=[.G$25];[$Sheet1.G96]&lt;=[.G$26]));0;1)" office:value-type="float" office:value="0" calcext:value-type="float">
            <text:p>0</text:p>
          </table:table-cell>
          <table:table-cell table:formula="of:=IF(OR(AND([$Sheet1.H96]&gt;=[.H$23];[$Sheet1.H96]&lt;=[.H$24]);AND([$Sheet1.H96]&gt;=[.H$25];[$Sheet1.H96]&lt;=[.H$26]));0;1)" office:value-type="float" office:value="0" calcext:value-type="float">
            <text:p>0</text:p>
          </table:table-cell>
          <table:table-cell table:formula="of:=IF(OR(AND([$Sheet1.I96]&gt;=[.I$23];[$Sheet1.I96]&lt;=[.I$24]);AND([$Sheet1.I96]&gt;=[.I$25];[$Sheet1.I96]&lt;=[.I$26]));0;1)" office:value-type="float" office:value="0" calcext:value-type="float">
            <text:p>0</text:p>
          </table:table-cell>
          <table:table-cell table:formula="of:=IF(OR(AND([$Sheet1.J96]&gt;=[.J$23];[$Sheet1.J96]&lt;=[.J$24]);AND([$Sheet1.J96]&gt;=[.J$25];[$Sheet1.J96]&lt;=[.J$26]));0;1)" office:value-type="float" office:value="0" calcext:value-type="float">
            <text:p>0</text:p>
          </table:table-cell>
          <table:table-cell table:formula="of:=IF(OR(AND([$Sheet1.K96]&gt;=[.K$23];[$Sheet1.K96]&lt;=[.K$24]);AND([$Sheet1.K96]&gt;=[.K$25];[$Sheet1.K96]&lt;=[.K$26]));0;1)" office:value-type="float" office:value="0" calcext:value-type="float">
            <text:p>0</text:p>
          </table:table-cell>
          <table:table-cell table:formula="of:=IF(OR(AND([$Sheet1.L96]&gt;=[.L$23];[$Sheet1.L96]&lt;=[.L$24]);AND([$Sheet1.L96]&gt;=[.L$25];[$Sheet1.L96]&lt;=[.L$26]));0;1)" office:value-type="float" office:value="0" calcext:value-type="float">
            <text:p>0</text:p>
          </table:table-cell>
          <table:table-cell table:formula="of:=IF(OR(AND([$Sheet1.M96]&gt;=[.M$23];[$Sheet1.M96]&lt;=[.M$24]);AND([$Sheet1.M96]&gt;=[.M$25];[$Sheet1.M96]&lt;=[.M$26]));0;1)" office:value-type="float" office:value="0" calcext:value-type="float">
            <text:p>0</text:p>
          </table:table-cell>
          <table:table-cell table:formula="of:=IF(OR(AND([$Sheet1.N96]&gt;=[.N$23];[$Sheet1.N96]&lt;=[.N$24]);AND([$Sheet1.N96]&gt;=[.N$25];[$Sheet1.N96]&lt;=[.N$26]));0;1)" office:value-type="float" office:value="0" calcext:value-type="float">
            <text:p>0</text:p>
          </table:table-cell>
          <table:table-cell table:formula="of:=IF(OR(AND([$Sheet1.O96]&gt;=[.O$23];[$Sheet1.O96]&lt;=[.O$24]);AND([$Sheet1.O96]&gt;=[.O$25];[$Sheet1.O96]&lt;=[.O$26]));0;1)" office:value-type="float" office:value="0" calcext:value-type="float">
            <text:p>0</text:p>
          </table:table-cell>
          <table:table-cell table:formula="of:=IF(OR(AND([$Sheet1.P96]&gt;=[.P$23];[$Sheet1.P96]&lt;=[.P$24]);AND([$Sheet1.P96]&gt;=[.P$25];[$Sheet1.P96]&lt;=[.P$26]));0;1)" office:value-type="float" office:value="0" calcext:value-type="float">
            <text:p>0</text:p>
          </table:table-cell>
          <table:table-cell table:formula="of:=IF(OR(AND([$Sheet1.Q96]&gt;=[.Q$23];[$Sheet1.Q96]&lt;=[.Q$24]);AND([$Sheet1.Q96]&gt;=[.Q$25];[$Sheet1.Q96]&lt;=[.Q$26]));0;1)" office:value-type="float" office:value="0" calcext:value-type="float">
            <text:p>0</text:p>
          </table:table-cell>
          <table:table-cell table:formula="of:=IF(OR(AND([$Sheet1.R96]&gt;=[.R$23];[$Sheet1.R96]&lt;=[.R$24]);AND([$Sheet1.R96]&gt;=[.R$25];[$Sheet1.R96]&lt;=[.R$26]));0;1)" office:value-type="float" office:value="0" calcext:value-type="float">
            <text:p>0</text:p>
          </table:table-cell>
          <table:table-cell table:formula="of:=IF(OR(AND([$Sheet1.S96]&gt;=[.S$23];[$Sheet1.S96]&lt;=[.S$24]);AND([$Sheet1.S96]&gt;=[.S$25];[$Sheet1.S96]&lt;=[.S$26]));0;1)" office:value-type="float" office:value="0" calcext:value-type="float">
            <text:p>0</text:p>
          </table:table-cell>
          <table:table-cell table:formula="of:=IF(OR(AND([$Sheet1.T96]&gt;=[.T$23];[$Sheet1.T96]&lt;=[.T$24]);AND([$Sheet1.T96]&gt;=[.T$25];[$Sheet1.T96]&lt;=[.T$26]));0;1)" office:value-type="float" office:value="0" calcext:value-type="float">
            <text:p>0</text:p>
          </table:table-cell>
          <table:table-cell table:formula="of:=IF(OR(AND([$Sheet1.U96]&gt;=[.U$23];[$Sheet1.U96]&lt;=[.U$24]);AND([$Sheet1.U96]&gt;=[.U$25];[$Sheet1.U9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7]&gt;=[.B$23];[$Sheet1.B97]&lt;=[.B$24]);AND([$Sheet1.B97]&gt;=[.B$25];[$Sheet1.B97]&lt;=[.B$26]));0;1)" office:value-type="float" office:value="0" calcext:value-type="float">
            <text:p>0</text:p>
          </table:table-cell>
          <table:table-cell table:formula="of:=IF(OR(AND([$Sheet1.C97]&gt;=[.C$23];[$Sheet1.C97]&lt;=[.C$24]);AND([$Sheet1.C97]&gt;=[.C$25];[$Sheet1.C97]&lt;=[.C$26]));0;1)" office:value-type="float" office:value="0" calcext:value-type="float">
            <text:p>0</text:p>
          </table:table-cell>
          <table:table-cell table:formula="of:=IF(OR(AND([$Sheet1.D97]&gt;=[.D$23];[$Sheet1.D97]&lt;=[.D$24]);AND([$Sheet1.D97]&gt;=[.D$25];[$Sheet1.D97]&lt;=[.D$26]));0;1)" office:value-type="float" office:value="0" calcext:value-type="float">
            <text:p>0</text:p>
          </table:table-cell>
          <table:table-cell table:formula="of:=IF(OR(AND([$Sheet1.E97]&gt;=[.E$23];[$Sheet1.E97]&lt;=[.E$24]);AND([$Sheet1.E97]&gt;=[.E$25];[$Sheet1.E97]&lt;=[.E$26]));0;1)" office:value-type="float" office:value="0" calcext:value-type="float">
            <text:p>0</text:p>
          </table:table-cell>
          <table:table-cell table:formula="of:=IF(OR(AND([$Sheet1.F97]&gt;=[.F$23];[$Sheet1.F97]&lt;=[.F$24]);AND([$Sheet1.F97]&gt;=[.F$25];[$Sheet1.F97]&lt;=[.F$26]));0;1)" office:value-type="float" office:value="0" calcext:value-type="float">
            <text:p>0</text:p>
          </table:table-cell>
          <table:table-cell table:formula="of:=IF(OR(AND([$Sheet1.G97]&gt;=[.G$23];[$Sheet1.G97]&lt;=[.G$24]);AND([$Sheet1.G97]&gt;=[.G$25];[$Sheet1.G97]&lt;=[.G$26]));0;1)" office:value-type="float" office:value="0" calcext:value-type="float">
            <text:p>0</text:p>
          </table:table-cell>
          <table:table-cell table:formula="of:=IF(OR(AND([$Sheet1.H97]&gt;=[.H$23];[$Sheet1.H97]&lt;=[.H$24]);AND([$Sheet1.H97]&gt;=[.H$25];[$Sheet1.H97]&lt;=[.H$26]));0;1)" office:value-type="float" office:value="0" calcext:value-type="float">
            <text:p>0</text:p>
          </table:table-cell>
          <table:table-cell table:formula="of:=IF(OR(AND([$Sheet1.I97]&gt;=[.I$23];[$Sheet1.I97]&lt;=[.I$24]);AND([$Sheet1.I97]&gt;=[.I$25];[$Sheet1.I97]&lt;=[.I$26]));0;1)" office:value-type="float" office:value="0" calcext:value-type="float">
            <text:p>0</text:p>
          </table:table-cell>
          <table:table-cell table:formula="of:=IF(OR(AND([$Sheet1.J97]&gt;=[.J$23];[$Sheet1.J97]&lt;=[.J$24]);AND([$Sheet1.J97]&gt;=[.J$25];[$Sheet1.J97]&lt;=[.J$26]));0;1)" office:value-type="float" office:value="0" calcext:value-type="float">
            <text:p>0</text:p>
          </table:table-cell>
          <table:table-cell table:formula="of:=IF(OR(AND([$Sheet1.K97]&gt;=[.K$23];[$Sheet1.K97]&lt;=[.K$24]);AND([$Sheet1.K97]&gt;=[.K$25];[$Sheet1.K97]&lt;=[.K$26]));0;1)" office:value-type="float" office:value="0" calcext:value-type="float">
            <text:p>0</text:p>
          </table:table-cell>
          <table:table-cell table:formula="of:=IF(OR(AND([$Sheet1.L97]&gt;=[.L$23];[$Sheet1.L97]&lt;=[.L$24]);AND([$Sheet1.L97]&gt;=[.L$25];[$Sheet1.L97]&lt;=[.L$26]));0;1)" office:value-type="float" office:value="0" calcext:value-type="float">
            <text:p>0</text:p>
          </table:table-cell>
          <table:table-cell table:formula="of:=IF(OR(AND([$Sheet1.M97]&gt;=[.M$23];[$Sheet1.M97]&lt;=[.M$24]);AND([$Sheet1.M97]&gt;=[.M$25];[$Sheet1.M97]&lt;=[.M$26]));0;1)" office:value-type="float" office:value="0" calcext:value-type="float">
            <text:p>0</text:p>
          </table:table-cell>
          <table:table-cell table:formula="of:=IF(OR(AND([$Sheet1.N97]&gt;=[.N$23];[$Sheet1.N97]&lt;=[.N$24]);AND([$Sheet1.N97]&gt;=[.N$25];[$Sheet1.N97]&lt;=[.N$26]));0;1)" office:value-type="float" office:value="0" calcext:value-type="float">
            <text:p>0</text:p>
          </table:table-cell>
          <table:table-cell table:formula="of:=IF(OR(AND([$Sheet1.O97]&gt;=[.O$23];[$Sheet1.O97]&lt;=[.O$24]);AND([$Sheet1.O97]&gt;=[.O$25];[$Sheet1.O97]&lt;=[.O$26]));0;1)" office:value-type="float" office:value="0" calcext:value-type="float">
            <text:p>0</text:p>
          </table:table-cell>
          <table:table-cell table:formula="of:=IF(OR(AND([$Sheet1.P97]&gt;=[.P$23];[$Sheet1.P97]&lt;=[.P$24]);AND([$Sheet1.P97]&gt;=[.P$25];[$Sheet1.P97]&lt;=[.P$26]));0;1)" office:value-type="float" office:value="0" calcext:value-type="float">
            <text:p>0</text:p>
          </table:table-cell>
          <table:table-cell table:formula="of:=IF(OR(AND([$Sheet1.Q97]&gt;=[.Q$23];[$Sheet1.Q97]&lt;=[.Q$24]);AND([$Sheet1.Q97]&gt;=[.Q$25];[$Sheet1.Q97]&lt;=[.Q$26]));0;1)" office:value-type="float" office:value="0" calcext:value-type="float">
            <text:p>0</text:p>
          </table:table-cell>
          <table:table-cell table:formula="of:=IF(OR(AND([$Sheet1.R97]&gt;=[.R$23];[$Sheet1.R97]&lt;=[.R$24]);AND([$Sheet1.R97]&gt;=[.R$25];[$Sheet1.R97]&lt;=[.R$26]));0;1)" office:value-type="float" office:value="0" calcext:value-type="float">
            <text:p>0</text:p>
          </table:table-cell>
          <table:table-cell table:formula="of:=IF(OR(AND([$Sheet1.S97]&gt;=[.S$23];[$Sheet1.S97]&lt;=[.S$24]);AND([$Sheet1.S97]&gt;=[.S$25];[$Sheet1.S97]&lt;=[.S$26]));0;1)" office:value-type="float" office:value="0" calcext:value-type="float">
            <text:p>0</text:p>
          </table:table-cell>
          <table:table-cell table:formula="of:=IF(OR(AND([$Sheet1.T97]&gt;=[.T$23];[$Sheet1.T97]&lt;=[.T$24]);AND([$Sheet1.T97]&gt;=[.T$25];[$Sheet1.T97]&lt;=[.T$26]));0;1)" office:value-type="float" office:value="0" calcext:value-type="float">
            <text:p>0</text:p>
          </table:table-cell>
          <table:table-cell table:formula="of:=IF(OR(AND([$Sheet1.U97]&gt;=[.U$23];[$Sheet1.U97]&lt;=[.U$24]);AND([$Sheet1.U97]&gt;=[.U$25];[$Sheet1.U9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8]&gt;=[.B$23];[$Sheet1.B98]&lt;=[.B$24]);AND([$Sheet1.B98]&gt;=[.B$25];[$Sheet1.B98]&lt;=[.B$26]));0;1)" office:value-type="float" office:value="0" calcext:value-type="float">
            <text:p>0</text:p>
          </table:table-cell>
          <table:table-cell table:formula="of:=IF(OR(AND([$Sheet1.C98]&gt;=[.C$23];[$Sheet1.C98]&lt;=[.C$24]);AND([$Sheet1.C98]&gt;=[.C$25];[$Sheet1.C98]&lt;=[.C$26]));0;1)" office:value-type="float" office:value="0" calcext:value-type="float">
            <text:p>0</text:p>
          </table:table-cell>
          <table:table-cell table:formula="of:=IF(OR(AND([$Sheet1.D98]&gt;=[.D$23];[$Sheet1.D98]&lt;=[.D$24]);AND([$Sheet1.D98]&gt;=[.D$25];[$Sheet1.D98]&lt;=[.D$26]));0;1)" office:value-type="float" office:value="0" calcext:value-type="float">
            <text:p>0</text:p>
          </table:table-cell>
          <table:table-cell table:formula="of:=IF(OR(AND([$Sheet1.E98]&gt;=[.E$23];[$Sheet1.E98]&lt;=[.E$24]);AND([$Sheet1.E98]&gt;=[.E$25];[$Sheet1.E98]&lt;=[.E$26]));0;1)" office:value-type="float" office:value="0" calcext:value-type="float">
            <text:p>0</text:p>
          </table:table-cell>
          <table:table-cell table:formula="of:=IF(OR(AND([$Sheet1.F98]&gt;=[.F$23];[$Sheet1.F98]&lt;=[.F$24]);AND([$Sheet1.F98]&gt;=[.F$25];[$Sheet1.F98]&lt;=[.F$26]));0;1)" office:value-type="float" office:value="0" calcext:value-type="float">
            <text:p>0</text:p>
          </table:table-cell>
          <table:table-cell table:formula="of:=IF(OR(AND([$Sheet1.G98]&gt;=[.G$23];[$Sheet1.G98]&lt;=[.G$24]);AND([$Sheet1.G98]&gt;=[.G$25];[$Sheet1.G98]&lt;=[.G$26]));0;1)" office:value-type="float" office:value="0" calcext:value-type="float">
            <text:p>0</text:p>
          </table:table-cell>
          <table:table-cell table:formula="of:=IF(OR(AND([$Sheet1.H98]&gt;=[.H$23];[$Sheet1.H98]&lt;=[.H$24]);AND([$Sheet1.H98]&gt;=[.H$25];[$Sheet1.H98]&lt;=[.H$26]));0;1)" office:value-type="float" office:value="0" calcext:value-type="float">
            <text:p>0</text:p>
          </table:table-cell>
          <table:table-cell table:formula="of:=IF(OR(AND([$Sheet1.I98]&gt;=[.I$23];[$Sheet1.I98]&lt;=[.I$24]);AND([$Sheet1.I98]&gt;=[.I$25];[$Sheet1.I98]&lt;=[.I$26]));0;1)" office:value-type="float" office:value="0" calcext:value-type="float">
            <text:p>0</text:p>
          </table:table-cell>
          <table:table-cell table:formula="of:=IF(OR(AND([$Sheet1.J98]&gt;=[.J$23];[$Sheet1.J98]&lt;=[.J$24]);AND([$Sheet1.J98]&gt;=[.J$25];[$Sheet1.J98]&lt;=[.J$26]));0;1)" office:value-type="float" office:value="0" calcext:value-type="float">
            <text:p>0</text:p>
          </table:table-cell>
          <table:table-cell table:formula="of:=IF(OR(AND([$Sheet1.K98]&gt;=[.K$23];[$Sheet1.K98]&lt;=[.K$24]);AND([$Sheet1.K98]&gt;=[.K$25];[$Sheet1.K98]&lt;=[.K$26]));0;1)" office:value-type="float" office:value="0" calcext:value-type="float">
            <text:p>0</text:p>
          </table:table-cell>
          <table:table-cell table:formula="of:=IF(OR(AND([$Sheet1.L98]&gt;=[.L$23];[$Sheet1.L98]&lt;=[.L$24]);AND([$Sheet1.L98]&gt;=[.L$25];[$Sheet1.L98]&lt;=[.L$26]));0;1)" office:value-type="float" office:value="0" calcext:value-type="float">
            <text:p>0</text:p>
          </table:table-cell>
          <table:table-cell table:formula="of:=IF(OR(AND([$Sheet1.M98]&gt;=[.M$23];[$Sheet1.M98]&lt;=[.M$24]);AND([$Sheet1.M98]&gt;=[.M$25];[$Sheet1.M98]&lt;=[.M$26]));0;1)" office:value-type="float" office:value="0" calcext:value-type="float">
            <text:p>0</text:p>
          </table:table-cell>
          <table:table-cell table:formula="of:=IF(OR(AND([$Sheet1.N98]&gt;=[.N$23];[$Sheet1.N98]&lt;=[.N$24]);AND([$Sheet1.N98]&gt;=[.N$25];[$Sheet1.N98]&lt;=[.N$26]));0;1)" office:value-type="float" office:value="0" calcext:value-type="float">
            <text:p>0</text:p>
          </table:table-cell>
          <table:table-cell table:formula="of:=IF(OR(AND([$Sheet1.O98]&gt;=[.O$23];[$Sheet1.O98]&lt;=[.O$24]);AND([$Sheet1.O98]&gt;=[.O$25];[$Sheet1.O98]&lt;=[.O$26]));0;1)" office:value-type="float" office:value="0" calcext:value-type="float">
            <text:p>0</text:p>
          </table:table-cell>
          <table:table-cell table:formula="of:=IF(OR(AND([$Sheet1.P98]&gt;=[.P$23];[$Sheet1.P98]&lt;=[.P$24]);AND([$Sheet1.P98]&gt;=[.P$25];[$Sheet1.P98]&lt;=[.P$26]));0;1)" office:value-type="float" office:value="0" calcext:value-type="float">
            <text:p>0</text:p>
          </table:table-cell>
          <table:table-cell table:formula="of:=IF(OR(AND([$Sheet1.Q98]&gt;=[.Q$23];[$Sheet1.Q98]&lt;=[.Q$24]);AND([$Sheet1.Q98]&gt;=[.Q$25];[$Sheet1.Q98]&lt;=[.Q$26]));0;1)" office:value-type="float" office:value="0" calcext:value-type="float">
            <text:p>0</text:p>
          </table:table-cell>
          <table:table-cell table:formula="of:=IF(OR(AND([$Sheet1.R98]&gt;=[.R$23];[$Sheet1.R98]&lt;=[.R$24]);AND([$Sheet1.R98]&gt;=[.R$25];[$Sheet1.R98]&lt;=[.R$26]));0;1)" office:value-type="float" office:value="0" calcext:value-type="float">
            <text:p>0</text:p>
          </table:table-cell>
          <table:table-cell table:formula="of:=IF(OR(AND([$Sheet1.S98]&gt;=[.S$23];[$Sheet1.S98]&lt;=[.S$24]);AND([$Sheet1.S98]&gt;=[.S$25];[$Sheet1.S98]&lt;=[.S$26]));0;1)" office:value-type="float" office:value="0" calcext:value-type="float">
            <text:p>0</text:p>
          </table:table-cell>
          <table:table-cell table:formula="of:=IF(OR(AND([$Sheet1.T98]&gt;=[.T$23];[$Sheet1.T98]&lt;=[.T$24]);AND([$Sheet1.T98]&gt;=[.T$25];[$Sheet1.T98]&lt;=[.T$26]));0;1)" office:value-type="float" office:value="0" calcext:value-type="float">
            <text:p>0</text:p>
          </table:table-cell>
          <table:table-cell table:formula="of:=IF(OR(AND([$Sheet1.U98]&gt;=[.U$23];[$Sheet1.U98]&lt;=[.U$24]);AND([$Sheet1.U98]&gt;=[.U$25];[$Sheet1.U9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99]&gt;=[.B$23];[$Sheet1.B99]&lt;=[.B$24]);AND([$Sheet1.B99]&gt;=[.B$25];[$Sheet1.B99]&lt;=[.B$26]));0;1)" office:value-type="float" office:value="0" calcext:value-type="float">
            <text:p>0</text:p>
          </table:table-cell>
          <table:table-cell table:formula="of:=IF(OR(AND([$Sheet1.C99]&gt;=[.C$23];[$Sheet1.C99]&lt;=[.C$24]);AND([$Sheet1.C99]&gt;=[.C$25];[$Sheet1.C99]&lt;=[.C$26]));0;1)" office:value-type="float" office:value="0" calcext:value-type="float">
            <text:p>0</text:p>
          </table:table-cell>
          <table:table-cell table:formula="of:=IF(OR(AND([$Sheet1.D99]&gt;=[.D$23];[$Sheet1.D99]&lt;=[.D$24]);AND([$Sheet1.D99]&gt;=[.D$25];[$Sheet1.D99]&lt;=[.D$26]));0;1)" office:value-type="float" office:value="0" calcext:value-type="float">
            <text:p>0</text:p>
          </table:table-cell>
          <table:table-cell table:formula="of:=IF(OR(AND([$Sheet1.E99]&gt;=[.E$23];[$Sheet1.E99]&lt;=[.E$24]);AND([$Sheet1.E99]&gt;=[.E$25];[$Sheet1.E99]&lt;=[.E$26]));0;1)" office:value-type="float" office:value="0" calcext:value-type="float">
            <text:p>0</text:p>
          </table:table-cell>
          <table:table-cell table:formula="of:=IF(OR(AND([$Sheet1.F99]&gt;=[.F$23];[$Sheet1.F99]&lt;=[.F$24]);AND([$Sheet1.F99]&gt;=[.F$25];[$Sheet1.F99]&lt;=[.F$26]));0;1)" office:value-type="float" office:value="0" calcext:value-type="float">
            <text:p>0</text:p>
          </table:table-cell>
          <table:table-cell table:formula="of:=IF(OR(AND([$Sheet1.G99]&gt;=[.G$23];[$Sheet1.G99]&lt;=[.G$24]);AND([$Sheet1.G99]&gt;=[.G$25];[$Sheet1.G99]&lt;=[.G$26]));0;1)" office:value-type="float" office:value="0" calcext:value-type="float">
            <text:p>0</text:p>
          </table:table-cell>
          <table:table-cell table:formula="of:=IF(OR(AND([$Sheet1.H99]&gt;=[.H$23];[$Sheet1.H99]&lt;=[.H$24]);AND([$Sheet1.H99]&gt;=[.H$25];[$Sheet1.H99]&lt;=[.H$26]));0;1)" office:value-type="float" office:value="0" calcext:value-type="float">
            <text:p>0</text:p>
          </table:table-cell>
          <table:table-cell table:formula="of:=IF(OR(AND([$Sheet1.I99]&gt;=[.I$23];[$Sheet1.I99]&lt;=[.I$24]);AND([$Sheet1.I99]&gt;=[.I$25];[$Sheet1.I99]&lt;=[.I$26]));0;1)" office:value-type="float" office:value="0" calcext:value-type="float">
            <text:p>0</text:p>
          </table:table-cell>
          <table:table-cell table:formula="of:=IF(OR(AND([$Sheet1.J99]&gt;=[.J$23];[$Sheet1.J99]&lt;=[.J$24]);AND([$Sheet1.J99]&gt;=[.J$25];[$Sheet1.J99]&lt;=[.J$26]));0;1)" office:value-type="float" office:value="0" calcext:value-type="float">
            <text:p>0</text:p>
          </table:table-cell>
          <table:table-cell table:formula="of:=IF(OR(AND([$Sheet1.K99]&gt;=[.K$23];[$Sheet1.K99]&lt;=[.K$24]);AND([$Sheet1.K99]&gt;=[.K$25];[$Sheet1.K99]&lt;=[.K$26]));0;1)" office:value-type="float" office:value="0" calcext:value-type="float">
            <text:p>0</text:p>
          </table:table-cell>
          <table:table-cell table:formula="of:=IF(OR(AND([$Sheet1.L99]&gt;=[.L$23];[$Sheet1.L99]&lt;=[.L$24]);AND([$Sheet1.L99]&gt;=[.L$25];[$Sheet1.L99]&lt;=[.L$26]));0;1)" office:value-type="float" office:value="0" calcext:value-type="float">
            <text:p>0</text:p>
          </table:table-cell>
          <table:table-cell table:formula="of:=IF(OR(AND([$Sheet1.M99]&gt;=[.M$23];[$Sheet1.M99]&lt;=[.M$24]);AND([$Sheet1.M99]&gt;=[.M$25];[$Sheet1.M99]&lt;=[.M$26]));0;1)" office:value-type="float" office:value="0" calcext:value-type="float">
            <text:p>0</text:p>
          </table:table-cell>
          <table:table-cell table:formula="of:=IF(OR(AND([$Sheet1.N99]&gt;=[.N$23];[$Sheet1.N99]&lt;=[.N$24]);AND([$Sheet1.N99]&gt;=[.N$25];[$Sheet1.N99]&lt;=[.N$26]));0;1)" office:value-type="float" office:value="0" calcext:value-type="float">
            <text:p>0</text:p>
          </table:table-cell>
          <table:table-cell table:formula="of:=IF(OR(AND([$Sheet1.O99]&gt;=[.O$23];[$Sheet1.O99]&lt;=[.O$24]);AND([$Sheet1.O99]&gt;=[.O$25];[$Sheet1.O99]&lt;=[.O$26]));0;1)" office:value-type="float" office:value="0" calcext:value-type="float">
            <text:p>0</text:p>
          </table:table-cell>
          <table:table-cell table:formula="of:=IF(OR(AND([$Sheet1.P99]&gt;=[.P$23];[$Sheet1.P99]&lt;=[.P$24]);AND([$Sheet1.P99]&gt;=[.P$25];[$Sheet1.P99]&lt;=[.P$26]));0;1)" office:value-type="float" office:value="0" calcext:value-type="float">
            <text:p>0</text:p>
          </table:table-cell>
          <table:table-cell table:formula="of:=IF(OR(AND([$Sheet1.Q99]&gt;=[.Q$23];[$Sheet1.Q99]&lt;=[.Q$24]);AND([$Sheet1.Q99]&gt;=[.Q$25];[$Sheet1.Q99]&lt;=[.Q$26]));0;1)" office:value-type="float" office:value="0" calcext:value-type="float">
            <text:p>0</text:p>
          </table:table-cell>
          <table:table-cell table:formula="of:=IF(OR(AND([$Sheet1.R99]&gt;=[.R$23];[$Sheet1.R99]&lt;=[.R$24]);AND([$Sheet1.R99]&gt;=[.R$25];[$Sheet1.R99]&lt;=[.R$26]));0;1)" office:value-type="float" office:value="0" calcext:value-type="float">
            <text:p>0</text:p>
          </table:table-cell>
          <table:table-cell table:formula="of:=IF(OR(AND([$Sheet1.S99]&gt;=[.S$23];[$Sheet1.S99]&lt;=[.S$24]);AND([$Sheet1.S99]&gt;=[.S$25];[$Sheet1.S99]&lt;=[.S$26]));0;1)" office:value-type="float" office:value="0" calcext:value-type="float">
            <text:p>0</text:p>
          </table:table-cell>
          <table:table-cell table:formula="of:=IF(OR(AND([$Sheet1.T99]&gt;=[.T$23];[$Sheet1.T99]&lt;=[.T$24]);AND([$Sheet1.T99]&gt;=[.T$25];[$Sheet1.T99]&lt;=[.T$26]));0;1)" office:value-type="float" office:value="0" calcext:value-type="float">
            <text:p>0</text:p>
          </table:table-cell>
          <table:table-cell table:formula="of:=IF(OR(AND([$Sheet1.U99]&gt;=[.U$23];[$Sheet1.U99]&lt;=[.U$24]);AND([$Sheet1.U99]&gt;=[.U$25];[$Sheet1.U9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0]&gt;=[.B$23];[$Sheet1.B100]&lt;=[.B$24]);AND([$Sheet1.B100]&gt;=[.B$25];[$Sheet1.B100]&lt;=[.B$26]));0;1)" office:value-type="float" office:value="0" calcext:value-type="float">
            <text:p>0</text:p>
          </table:table-cell>
          <table:table-cell table:formula="of:=IF(OR(AND([$Sheet1.C100]&gt;=[.C$23];[$Sheet1.C100]&lt;=[.C$24]);AND([$Sheet1.C100]&gt;=[.C$25];[$Sheet1.C100]&lt;=[.C$26]));0;1)" office:value-type="float" office:value="0" calcext:value-type="float">
            <text:p>0</text:p>
          </table:table-cell>
          <table:table-cell table:formula="of:=IF(OR(AND([$Sheet1.D100]&gt;=[.D$23];[$Sheet1.D100]&lt;=[.D$24]);AND([$Sheet1.D100]&gt;=[.D$25];[$Sheet1.D100]&lt;=[.D$26]));0;1)" office:value-type="float" office:value="0" calcext:value-type="float">
            <text:p>0</text:p>
          </table:table-cell>
          <table:table-cell table:formula="of:=IF(OR(AND([$Sheet1.E100]&gt;=[.E$23];[$Sheet1.E100]&lt;=[.E$24]);AND([$Sheet1.E100]&gt;=[.E$25];[$Sheet1.E100]&lt;=[.E$26]));0;1)" office:value-type="float" office:value="0" calcext:value-type="float">
            <text:p>0</text:p>
          </table:table-cell>
          <table:table-cell table:formula="of:=IF(OR(AND([$Sheet1.F100]&gt;=[.F$23];[$Sheet1.F100]&lt;=[.F$24]);AND([$Sheet1.F100]&gt;=[.F$25];[$Sheet1.F100]&lt;=[.F$26]));0;1)" office:value-type="float" office:value="0" calcext:value-type="float">
            <text:p>0</text:p>
          </table:table-cell>
          <table:table-cell table:formula="of:=IF(OR(AND([$Sheet1.G100]&gt;=[.G$23];[$Sheet1.G100]&lt;=[.G$24]);AND([$Sheet1.G100]&gt;=[.G$25];[$Sheet1.G100]&lt;=[.G$26]));0;1)" office:value-type="float" office:value="0" calcext:value-type="float">
            <text:p>0</text:p>
          </table:table-cell>
          <table:table-cell table:formula="of:=IF(OR(AND([$Sheet1.H100]&gt;=[.H$23];[$Sheet1.H100]&lt;=[.H$24]);AND([$Sheet1.H100]&gt;=[.H$25];[$Sheet1.H100]&lt;=[.H$26]));0;1)" office:value-type="float" office:value="0" calcext:value-type="float">
            <text:p>0</text:p>
          </table:table-cell>
          <table:table-cell table:formula="of:=IF(OR(AND([$Sheet1.I100]&gt;=[.I$23];[$Sheet1.I100]&lt;=[.I$24]);AND([$Sheet1.I100]&gt;=[.I$25];[$Sheet1.I100]&lt;=[.I$26]));0;1)" office:value-type="float" office:value="0" calcext:value-type="float">
            <text:p>0</text:p>
          </table:table-cell>
          <table:table-cell table:formula="of:=IF(OR(AND([$Sheet1.J100]&gt;=[.J$23];[$Sheet1.J100]&lt;=[.J$24]);AND([$Sheet1.J100]&gt;=[.J$25];[$Sheet1.J100]&lt;=[.J$26]));0;1)" office:value-type="float" office:value="0" calcext:value-type="float">
            <text:p>0</text:p>
          </table:table-cell>
          <table:table-cell table:formula="of:=IF(OR(AND([$Sheet1.K100]&gt;=[.K$23];[$Sheet1.K100]&lt;=[.K$24]);AND([$Sheet1.K100]&gt;=[.K$25];[$Sheet1.K100]&lt;=[.K$26]));0;1)" office:value-type="float" office:value="0" calcext:value-type="float">
            <text:p>0</text:p>
          </table:table-cell>
          <table:table-cell table:formula="of:=IF(OR(AND([$Sheet1.L100]&gt;=[.L$23];[$Sheet1.L100]&lt;=[.L$24]);AND([$Sheet1.L100]&gt;=[.L$25];[$Sheet1.L100]&lt;=[.L$26]));0;1)" office:value-type="float" office:value="0" calcext:value-type="float">
            <text:p>0</text:p>
          </table:table-cell>
          <table:table-cell table:formula="of:=IF(OR(AND([$Sheet1.M100]&gt;=[.M$23];[$Sheet1.M100]&lt;=[.M$24]);AND([$Sheet1.M100]&gt;=[.M$25];[$Sheet1.M100]&lt;=[.M$26]));0;1)" office:value-type="float" office:value="0" calcext:value-type="float">
            <text:p>0</text:p>
          </table:table-cell>
          <table:table-cell table:formula="of:=IF(OR(AND([$Sheet1.N100]&gt;=[.N$23];[$Sheet1.N100]&lt;=[.N$24]);AND([$Sheet1.N100]&gt;=[.N$25];[$Sheet1.N100]&lt;=[.N$26]));0;1)" office:value-type="float" office:value="0" calcext:value-type="float">
            <text:p>0</text:p>
          </table:table-cell>
          <table:table-cell table:formula="of:=IF(OR(AND([$Sheet1.O100]&gt;=[.O$23];[$Sheet1.O100]&lt;=[.O$24]);AND([$Sheet1.O100]&gt;=[.O$25];[$Sheet1.O100]&lt;=[.O$26]));0;1)" office:value-type="float" office:value="0" calcext:value-type="float">
            <text:p>0</text:p>
          </table:table-cell>
          <table:table-cell table:formula="of:=IF(OR(AND([$Sheet1.P100]&gt;=[.P$23];[$Sheet1.P100]&lt;=[.P$24]);AND([$Sheet1.P100]&gt;=[.P$25];[$Sheet1.P100]&lt;=[.P$26]));0;1)" office:value-type="float" office:value="0" calcext:value-type="float">
            <text:p>0</text:p>
          </table:table-cell>
          <table:table-cell table:formula="of:=IF(OR(AND([$Sheet1.Q100]&gt;=[.Q$23];[$Sheet1.Q100]&lt;=[.Q$24]);AND([$Sheet1.Q100]&gt;=[.Q$25];[$Sheet1.Q100]&lt;=[.Q$26]));0;1)" office:value-type="float" office:value="0" calcext:value-type="float">
            <text:p>0</text:p>
          </table:table-cell>
          <table:table-cell table:formula="of:=IF(OR(AND([$Sheet1.R100]&gt;=[.R$23];[$Sheet1.R100]&lt;=[.R$24]);AND([$Sheet1.R100]&gt;=[.R$25];[$Sheet1.R100]&lt;=[.R$26]));0;1)" office:value-type="float" office:value="0" calcext:value-type="float">
            <text:p>0</text:p>
          </table:table-cell>
          <table:table-cell table:formula="of:=IF(OR(AND([$Sheet1.S100]&gt;=[.S$23];[$Sheet1.S100]&lt;=[.S$24]);AND([$Sheet1.S100]&gt;=[.S$25];[$Sheet1.S100]&lt;=[.S$26]));0;1)" office:value-type="float" office:value="0" calcext:value-type="float">
            <text:p>0</text:p>
          </table:table-cell>
          <table:table-cell table:formula="of:=IF(OR(AND([$Sheet1.T100]&gt;=[.T$23];[$Sheet1.T100]&lt;=[.T$24]);AND([$Sheet1.T100]&gt;=[.T$25];[$Sheet1.T100]&lt;=[.T$26]));0;1)" office:value-type="float" office:value="0" calcext:value-type="float">
            <text:p>0</text:p>
          </table:table-cell>
          <table:table-cell table:formula="of:=IF(OR(AND([$Sheet1.U100]&gt;=[.U$23];[$Sheet1.U100]&lt;=[.U$24]);AND([$Sheet1.U100]&gt;=[.U$25];[$Sheet1.U10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1]&gt;=[.B$23];[$Sheet1.B101]&lt;=[.B$24]);AND([$Sheet1.B101]&gt;=[.B$25];[$Sheet1.B101]&lt;=[.B$26]));0;1)" office:value-type="float" office:value="0" calcext:value-type="float">
            <text:p>0</text:p>
          </table:table-cell>
          <table:table-cell table:formula="of:=IF(OR(AND([$Sheet1.C101]&gt;=[.C$23];[$Sheet1.C101]&lt;=[.C$24]);AND([$Sheet1.C101]&gt;=[.C$25];[$Sheet1.C101]&lt;=[.C$26]));0;1)" office:value-type="float" office:value="0" calcext:value-type="float">
            <text:p>0</text:p>
          </table:table-cell>
          <table:table-cell table:formula="of:=IF(OR(AND([$Sheet1.D101]&gt;=[.D$23];[$Sheet1.D101]&lt;=[.D$24]);AND([$Sheet1.D101]&gt;=[.D$25];[$Sheet1.D101]&lt;=[.D$26]));0;1)" office:value-type="float" office:value="0" calcext:value-type="float">
            <text:p>0</text:p>
          </table:table-cell>
          <table:table-cell table:formula="of:=IF(OR(AND([$Sheet1.E101]&gt;=[.E$23];[$Sheet1.E101]&lt;=[.E$24]);AND([$Sheet1.E101]&gt;=[.E$25];[$Sheet1.E101]&lt;=[.E$26]));0;1)" office:value-type="float" office:value="0" calcext:value-type="float">
            <text:p>0</text:p>
          </table:table-cell>
          <table:table-cell table:formula="of:=IF(OR(AND([$Sheet1.F101]&gt;=[.F$23];[$Sheet1.F101]&lt;=[.F$24]);AND([$Sheet1.F101]&gt;=[.F$25];[$Sheet1.F101]&lt;=[.F$26]));0;1)" office:value-type="float" office:value="0" calcext:value-type="float">
            <text:p>0</text:p>
          </table:table-cell>
          <table:table-cell table:formula="of:=IF(OR(AND([$Sheet1.G101]&gt;=[.G$23];[$Sheet1.G101]&lt;=[.G$24]);AND([$Sheet1.G101]&gt;=[.G$25];[$Sheet1.G101]&lt;=[.G$26]));0;1)" office:value-type="float" office:value="0" calcext:value-type="float">
            <text:p>0</text:p>
          </table:table-cell>
          <table:table-cell table:formula="of:=IF(OR(AND([$Sheet1.H101]&gt;=[.H$23];[$Sheet1.H101]&lt;=[.H$24]);AND([$Sheet1.H101]&gt;=[.H$25];[$Sheet1.H101]&lt;=[.H$26]));0;1)" office:value-type="float" office:value="0" calcext:value-type="float">
            <text:p>0</text:p>
          </table:table-cell>
          <table:table-cell table:formula="of:=IF(OR(AND([$Sheet1.I101]&gt;=[.I$23];[$Sheet1.I101]&lt;=[.I$24]);AND([$Sheet1.I101]&gt;=[.I$25];[$Sheet1.I101]&lt;=[.I$26]));0;1)" office:value-type="float" office:value="0" calcext:value-type="float">
            <text:p>0</text:p>
          </table:table-cell>
          <table:table-cell table:formula="of:=IF(OR(AND([$Sheet1.J101]&gt;=[.J$23];[$Sheet1.J101]&lt;=[.J$24]);AND([$Sheet1.J101]&gt;=[.J$25];[$Sheet1.J101]&lt;=[.J$26]));0;1)" office:value-type="float" office:value="0" calcext:value-type="float">
            <text:p>0</text:p>
          </table:table-cell>
          <table:table-cell table:formula="of:=IF(OR(AND([$Sheet1.K101]&gt;=[.K$23];[$Sheet1.K101]&lt;=[.K$24]);AND([$Sheet1.K101]&gt;=[.K$25];[$Sheet1.K101]&lt;=[.K$26]));0;1)" office:value-type="float" office:value="0" calcext:value-type="float">
            <text:p>0</text:p>
          </table:table-cell>
          <table:table-cell table:formula="of:=IF(OR(AND([$Sheet1.L101]&gt;=[.L$23];[$Sheet1.L101]&lt;=[.L$24]);AND([$Sheet1.L101]&gt;=[.L$25];[$Sheet1.L101]&lt;=[.L$26]));0;1)" office:value-type="float" office:value="0" calcext:value-type="float">
            <text:p>0</text:p>
          </table:table-cell>
          <table:table-cell table:formula="of:=IF(OR(AND([$Sheet1.M101]&gt;=[.M$23];[$Sheet1.M101]&lt;=[.M$24]);AND([$Sheet1.M101]&gt;=[.M$25];[$Sheet1.M101]&lt;=[.M$26]));0;1)" office:value-type="float" office:value="0" calcext:value-type="float">
            <text:p>0</text:p>
          </table:table-cell>
          <table:table-cell table:formula="of:=IF(OR(AND([$Sheet1.N101]&gt;=[.N$23];[$Sheet1.N101]&lt;=[.N$24]);AND([$Sheet1.N101]&gt;=[.N$25];[$Sheet1.N101]&lt;=[.N$26]));0;1)" office:value-type="float" office:value="0" calcext:value-type="float">
            <text:p>0</text:p>
          </table:table-cell>
          <table:table-cell table:formula="of:=IF(OR(AND([$Sheet1.O101]&gt;=[.O$23];[$Sheet1.O101]&lt;=[.O$24]);AND([$Sheet1.O101]&gt;=[.O$25];[$Sheet1.O101]&lt;=[.O$26]));0;1)" office:value-type="float" office:value="0" calcext:value-type="float">
            <text:p>0</text:p>
          </table:table-cell>
          <table:table-cell table:formula="of:=IF(OR(AND([$Sheet1.P101]&gt;=[.P$23];[$Sheet1.P101]&lt;=[.P$24]);AND([$Sheet1.P101]&gt;=[.P$25];[$Sheet1.P101]&lt;=[.P$26]));0;1)" office:value-type="float" office:value="0" calcext:value-type="float">
            <text:p>0</text:p>
          </table:table-cell>
          <table:table-cell table:formula="of:=IF(OR(AND([$Sheet1.Q101]&gt;=[.Q$23];[$Sheet1.Q101]&lt;=[.Q$24]);AND([$Sheet1.Q101]&gt;=[.Q$25];[$Sheet1.Q101]&lt;=[.Q$26]));0;1)" office:value-type="float" office:value="0" calcext:value-type="float">
            <text:p>0</text:p>
          </table:table-cell>
          <table:table-cell table:formula="of:=IF(OR(AND([$Sheet1.R101]&gt;=[.R$23];[$Sheet1.R101]&lt;=[.R$24]);AND([$Sheet1.R101]&gt;=[.R$25];[$Sheet1.R101]&lt;=[.R$26]));0;1)" office:value-type="float" office:value="0" calcext:value-type="float">
            <text:p>0</text:p>
          </table:table-cell>
          <table:table-cell table:formula="of:=IF(OR(AND([$Sheet1.S101]&gt;=[.S$23];[$Sheet1.S101]&lt;=[.S$24]);AND([$Sheet1.S101]&gt;=[.S$25];[$Sheet1.S101]&lt;=[.S$26]));0;1)" office:value-type="float" office:value="0" calcext:value-type="float">
            <text:p>0</text:p>
          </table:table-cell>
          <table:table-cell table:formula="of:=IF(OR(AND([$Sheet1.T101]&gt;=[.T$23];[$Sheet1.T101]&lt;=[.T$24]);AND([$Sheet1.T101]&gt;=[.T$25];[$Sheet1.T101]&lt;=[.T$26]));0;1)" office:value-type="float" office:value="0" calcext:value-type="float">
            <text:p>0</text:p>
          </table:table-cell>
          <table:table-cell table:formula="of:=IF(OR(AND([$Sheet1.U101]&gt;=[.U$23];[$Sheet1.U101]&lt;=[.U$24]);AND([$Sheet1.U101]&gt;=[.U$25];[$Sheet1.U10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2]&gt;=[.B$23];[$Sheet1.B102]&lt;=[.B$24]);AND([$Sheet1.B102]&gt;=[.B$25];[$Sheet1.B102]&lt;=[.B$26]));0;1)" office:value-type="float" office:value="0" calcext:value-type="float">
            <text:p>0</text:p>
          </table:table-cell>
          <table:table-cell table:formula="of:=IF(OR(AND([$Sheet1.C102]&gt;=[.C$23];[$Sheet1.C102]&lt;=[.C$24]);AND([$Sheet1.C102]&gt;=[.C$25];[$Sheet1.C102]&lt;=[.C$26]));0;1)" office:value-type="float" office:value="0" calcext:value-type="float">
            <text:p>0</text:p>
          </table:table-cell>
          <table:table-cell table:formula="of:=IF(OR(AND([$Sheet1.D102]&gt;=[.D$23];[$Sheet1.D102]&lt;=[.D$24]);AND([$Sheet1.D102]&gt;=[.D$25];[$Sheet1.D102]&lt;=[.D$26]));0;1)" office:value-type="float" office:value="0" calcext:value-type="float">
            <text:p>0</text:p>
          </table:table-cell>
          <table:table-cell table:formula="of:=IF(OR(AND([$Sheet1.E102]&gt;=[.E$23];[$Sheet1.E102]&lt;=[.E$24]);AND([$Sheet1.E102]&gt;=[.E$25];[$Sheet1.E102]&lt;=[.E$26]));0;1)" office:value-type="float" office:value="0" calcext:value-type="float">
            <text:p>0</text:p>
          </table:table-cell>
          <table:table-cell table:formula="of:=IF(OR(AND([$Sheet1.F102]&gt;=[.F$23];[$Sheet1.F102]&lt;=[.F$24]);AND([$Sheet1.F102]&gt;=[.F$25];[$Sheet1.F102]&lt;=[.F$26]));0;1)" office:value-type="float" office:value="0" calcext:value-type="float">
            <text:p>0</text:p>
          </table:table-cell>
          <table:table-cell table:formula="of:=IF(OR(AND([$Sheet1.G102]&gt;=[.G$23];[$Sheet1.G102]&lt;=[.G$24]);AND([$Sheet1.G102]&gt;=[.G$25];[$Sheet1.G102]&lt;=[.G$26]));0;1)" office:value-type="float" office:value="0" calcext:value-type="float">
            <text:p>0</text:p>
          </table:table-cell>
          <table:table-cell table:formula="of:=IF(OR(AND([$Sheet1.H102]&gt;=[.H$23];[$Sheet1.H102]&lt;=[.H$24]);AND([$Sheet1.H102]&gt;=[.H$25];[$Sheet1.H102]&lt;=[.H$26]));0;1)" office:value-type="float" office:value="0" calcext:value-type="float">
            <text:p>0</text:p>
          </table:table-cell>
          <table:table-cell table:formula="of:=IF(OR(AND([$Sheet1.I102]&gt;=[.I$23];[$Sheet1.I102]&lt;=[.I$24]);AND([$Sheet1.I102]&gt;=[.I$25];[$Sheet1.I102]&lt;=[.I$26]));0;1)" office:value-type="float" office:value="0" calcext:value-type="float">
            <text:p>0</text:p>
          </table:table-cell>
          <table:table-cell table:formula="of:=IF(OR(AND([$Sheet1.J102]&gt;=[.J$23];[$Sheet1.J102]&lt;=[.J$24]);AND([$Sheet1.J102]&gt;=[.J$25];[$Sheet1.J102]&lt;=[.J$26]));0;1)" office:value-type="float" office:value="0" calcext:value-type="float">
            <text:p>0</text:p>
          </table:table-cell>
          <table:table-cell table:formula="of:=IF(OR(AND([$Sheet1.K102]&gt;=[.K$23];[$Sheet1.K102]&lt;=[.K$24]);AND([$Sheet1.K102]&gt;=[.K$25];[$Sheet1.K102]&lt;=[.K$26]));0;1)" office:value-type="float" office:value="0" calcext:value-type="float">
            <text:p>0</text:p>
          </table:table-cell>
          <table:table-cell table:formula="of:=IF(OR(AND([$Sheet1.L102]&gt;=[.L$23];[$Sheet1.L102]&lt;=[.L$24]);AND([$Sheet1.L102]&gt;=[.L$25];[$Sheet1.L102]&lt;=[.L$26]));0;1)" office:value-type="float" office:value="0" calcext:value-type="float">
            <text:p>0</text:p>
          </table:table-cell>
          <table:table-cell table:formula="of:=IF(OR(AND([$Sheet1.M102]&gt;=[.M$23];[$Sheet1.M102]&lt;=[.M$24]);AND([$Sheet1.M102]&gt;=[.M$25];[$Sheet1.M102]&lt;=[.M$26]));0;1)" office:value-type="float" office:value="0" calcext:value-type="float">
            <text:p>0</text:p>
          </table:table-cell>
          <table:table-cell table:formula="of:=IF(OR(AND([$Sheet1.N102]&gt;=[.N$23];[$Sheet1.N102]&lt;=[.N$24]);AND([$Sheet1.N102]&gt;=[.N$25];[$Sheet1.N102]&lt;=[.N$26]));0;1)" office:value-type="float" office:value="0" calcext:value-type="float">
            <text:p>0</text:p>
          </table:table-cell>
          <table:table-cell table:formula="of:=IF(OR(AND([$Sheet1.O102]&gt;=[.O$23];[$Sheet1.O102]&lt;=[.O$24]);AND([$Sheet1.O102]&gt;=[.O$25];[$Sheet1.O102]&lt;=[.O$26]));0;1)" office:value-type="float" office:value="0" calcext:value-type="float">
            <text:p>0</text:p>
          </table:table-cell>
          <table:table-cell table:formula="of:=IF(OR(AND([$Sheet1.P102]&gt;=[.P$23];[$Sheet1.P102]&lt;=[.P$24]);AND([$Sheet1.P102]&gt;=[.P$25];[$Sheet1.P102]&lt;=[.P$26]));0;1)" office:value-type="float" office:value="0" calcext:value-type="float">
            <text:p>0</text:p>
          </table:table-cell>
          <table:table-cell table:formula="of:=IF(OR(AND([$Sheet1.Q102]&gt;=[.Q$23];[$Sheet1.Q102]&lt;=[.Q$24]);AND([$Sheet1.Q102]&gt;=[.Q$25];[$Sheet1.Q102]&lt;=[.Q$26]));0;1)" office:value-type="float" office:value="0" calcext:value-type="float">
            <text:p>0</text:p>
          </table:table-cell>
          <table:table-cell table:formula="of:=IF(OR(AND([$Sheet1.R102]&gt;=[.R$23];[$Sheet1.R102]&lt;=[.R$24]);AND([$Sheet1.R102]&gt;=[.R$25];[$Sheet1.R102]&lt;=[.R$26]));0;1)" office:value-type="float" office:value="0" calcext:value-type="float">
            <text:p>0</text:p>
          </table:table-cell>
          <table:table-cell table:formula="of:=IF(OR(AND([$Sheet1.S102]&gt;=[.S$23];[$Sheet1.S102]&lt;=[.S$24]);AND([$Sheet1.S102]&gt;=[.S$25];[$Sheet1.S102]&lt;=[.S$26]));0;1)" office:value-type="float" office:value="0" calcext:value-type="float">
            <text:p>0</text:p>
          </table:table-cell>
          <table:table-cell table:formula="of:=IF(OR(AND([$Sheet1.T102]&gt;=[.T$23];[$Sheet1.T102]&lt;=[.T$24]);AND([$Sheet1.T102]&gt;=[.T$25];[$Sheet1.T102]&lt;=[.T$26]));0;1)" office:value-type="float" office:value="0" calcext:value-type="float">
            <text:p>0</text:p>
          </table:table-cell>
          <table:table-cell table:formula="of:=IF(OR(AND([$Sheet1.U102]&gt;=[.U$23];[$Sheet1.U102]&lt;=[.U$24]);AND([$Sheet1.U102]&gt;=[.U$25];[$Sheet1.U10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3]&gt;=[.B$23];[$Sheet1.B103]&lt;=[.B$24]);AND([$Sheet1.B103]&gt;=[.B$25];[$Sheet1.B103]&lt;=[.B$26]));0;1)" office:value-type="float" office:value="0" calcext:value-type="float">
            <text:p>0</text:p>
          </table:table-cell>
          <table:table-cell table:formula="of:=IF(OR(AND([$Sheet1.C103]&gt;=[.C$23];[$Sheet1.C103]&lt;=[.C$24]);AND([$Sheet1.C103]&gt;=[.C$25];[$Sheet1.C103]&lt;=[.C$26]));0;1)" office:value-type="float" office:value="0" calcext:value-type="float">
            <text:p>0</text:p>
          </table:table-cell>
          <table:table-cell table:formula="of:=IF(OR(AND([$Sheet1.D103]&gt;=[.D$23];[$Sheet1.D103]&lt;=[.D$24]);AND([$Sheet1.D103]&gt;=[.D$25];[$Sheet1.D103]&lt;=[.D$26]));0;1)" office:value-type="float" office:value="0" calcext:value-type="float">
            <text:p>0</text:p>
          </table:table-cell>
          <table:table-cell table:formula="of:=IF(OR(AND([$Sheet1.E103]&gt;=[.E$23];[$Sheet1.E103]&lt;=[.E$24]);AND([$Sheet1.E103]&gt;=[.E$25];[$Sheet1.E103]&lt;=[.E$26]));0;1)" office:value-type="float" office:value="0" calcext:value-type="float">
            <text:p>0</text:p>
          </table:table-cell>
          <table:table-cell table:formula="of:=IF(OR(AND([$Sheet1.F103]&gt;=[.F$23];[$Sheet1.F103]&lt;=[.F$24]);AND([$Sheet1.F103]&gt;=[.F$25];[$Sheet1.F103]&lt;=[.F$26]));0;1)" office:value-type="float" office:value="0" calcext:value-type="float">
            <text:p>0</text:p>
          </table:table-cell>
          <table:table-cell table:formula="of:=IF(OR(AND([$Sheet1.G103]&gt;=[.G$23];[$Sheet1.G103]&lt;=[.G$24]);AND([$Sheet1.G103]&gt;=[.G$25];[$Sheet1.G103]&lt;=[.G$26]));0;1)" office:value-type="float" office:value="0" calcext:value-type="float">
            <text:p>0</text:p>
          </table:table-cell>
          <table:table-cell table:formula="of:=IF(OR(AND([$Sheet1.H103]&gt;=[.H$23];[$Sheet1.H103]&lt;=[.H$24]);AND([$Sheet1.H103]&gt;=[.H$25];[$Sheet1.H103]&lt;=[.H$26]));0;1)" office:value-type="float" office:value="0" calcext:value-type="float">
            <text:p>0</text:p>
          </table:table-cell>
          <table:table-cell table:formula="of:=IF(OR(AND([$Sheet1.I103]&gt;=[.I$23];[$Sheet1.I103]&lt;=[.I$24]);AND([$Sheet1.I103]&gt;=[.I$25];[$Sheet1.I103]&lt;=[.I$26]));0;1)" office:value-type="float" office:value="0" calcext:value-type="float">
            <text:p>0</text:p>
          </table:table-cell>
          <table:table-cell table:formula="of:=IF(OR(AND([$Sheet1.J103]&gt;=[.J$23];[$Sheet1.J103]&lt;=[.J$24]);AND([$Sheet1.J103]&gt;=[.J$25];[$Sheet1.J103]&lt;=[.J$26]));0;1)" office:value-type="float" office:value="0" calcext:value-type="float">
            <text:p>0</text:p>
          </table:table-cell>
          <table:table-cell table:formula="of:=IF(OR(AND([$Sheet1.K103]&gt;=[.K$23];[$Sheet1.K103]&lt;=[.K$24]);AND([$Sheet1.K103]&gt;=[.K$25];[$Sheet1.K103]&lt;=[.K$26]));0;1)" office:value-type="float" office:value="0" calcext:value-type="float">
            <text:p>0</text:p>
          </table:table-cell>
          <table:table-cell table:formula="of:=IF(OR(AND([$Sheet1.L103]&gt;=[.L$23];[$Sheet1.L103]&lt;=[.L$24]);AND([$Sheet1.L103]&gt;=[.L$25];[$Sheet1.L103]&lt;=[.L$26]));0;1)" office:value-type="float" office:value="0" calcext:value-type="float">
            <text:p>0</text:p>
          </table:table-cell>
          <table:table-cell table:formula="of:=IF(OR(AND([$Sheet1.M103]&gt;=[.M$23];[$Sheet1.M103]&lt;=[.M$24]);AND([$Sheet1.M103]&gt;=[.M$25];[$Sheet1.M103]&lt;=[.M$26]));0;1)" office:value-type="float" office:value="0" calcext:value-type="float">
            <text:p>0</text:p>
          </table:table-cell>
          <table:table-cell table:formula="of:=IF(OR(AND([$Sheet1.N103]&gt;=[.N$23];[$Sheet1.N103]&lt;=[.N$24]);AND([$Sheet1.N103]&gt;=[.N$25];[$Sheet1.N103]&lt;=[.N$26]));0;1)" office:value-type="float" office:value="0" calcext:value-type="float">
            <text:p>0</text:p>
          </table:table-cell>
          <table:table-cell table:formula="of:=IF(OR(AND([$Sheet1.O103]&gt;=[.O$23];[$Sheet1.O103]&lt;=[.O$24]);AND([$Sheet1.O103]&gt;=[.O$25];[$Sheet1.O103]&lt;=[.O$26]));0;1)" office:value-type="float" office:value="0" calcext:value-type="float">
            <text:p>0</text:p>
          </table:table-cell>
          <table:table-cell table:formula="of:=IF(OR(AND([$Sheet1.P103]&gt;=[.P$23];[$Sheet1.P103]&lt;=[.P$24]);AND([$Sheet1.P103]&gt;=[.P$25];[$Sheet1.P103]&lt;=[.P$26]));0;1)" office:value-type="float" office:value="0" calcext:value-type="float">
            <text:p>0</text:p>
          </table:table-cell>
          <table:table-cell table:formula="of:=IF(OR(AND([$Sheet1.Q103]&gt;=[.Q$23];[$Sheet1.Q103]&lt;=[.Q$24]);AND([$Sheet1.Q103]&gt;=[.Q$25];[$Sheet1.Q103]&lt;=[.Q$26]));0;1)" office:value-type="float" office:value="0" calcext:value-type="float">
            <text:p>0</text:p>
          </table:table-cell>
          <table:table-cell table:formula="of:=IF(OR(AND([$Sheet1.R103]&gt;=[.R$23];[$Sheet1.R103]&lt;=[.R$24]);AND([$Sheet1.R103]&gt;=[.R$25];[$Sheet1.R103]&lt;=[.R$26]));0;1)" office:value-type="float" office:value="0" calcext:value-type="float">
            <text:p>0</text:p>
          </table:table-cell>
          <table:table-cell table:formula="of:=IF(OR(AND([$Sheet1.S103]&gt;=[.S$23];[$Sheet1.S103]&lt;=[.S$24]);AND([$Sheet1.S103]&gt;=[.S$25];[$Sheet1.S103]&lt;=[.S$26]));0;1)" office:value-type="float" office:value="0" calcext:value-type="float">
            <text:p>0</text:p>
          </table:table-cell>
          <table:table-cell table:formula="of:=IF(OR(AND([$Sheet1.T103]&gt;=[.T$23];[$Sheet1.T103]&lt;=[.T$24]);AND([$Sheet1.T103]&gt;=[.T$25];[$Sheet1.T103]&lt;=[.T$26]));0;1)" office:value-type="float" office:value="0" calcext:value-type="float">
            <text:p>0</text:p>
          </table:table-cell>
          <table:table-cell table:formula="of:=IF(OR(AND([$Sheet1.U103]&gt;=[.U$23];[$Sheet1.U103]&lt;=[.U$24]);AND([$Sheet1.U103]&gt;=[.U$25];[$Sheet1.U10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4]&gt;=[.B$23];[$Sheet1.B104]&lt;=[.B$24]);AND([$Sheet1.B104]&gt;=[.B$25];[$Sheet1.B104]&lt;=[.B$26]));0;1)" office:value-type="float" office:value="0" calcext:value-type="float">
            <text:p>0</text:p>
          </table:table-cell>
          <table:table-cell table:formula="of:=IF(OR(AND([$Sheet1.C104]&gt;=[.C$23];[$Sheet1.C104]&lt;=[.C$24]);AND([$Sheet1.C104]&gt;=[.C$25];[$Sheet1.C104]&lt;=[.C$26]));0;1)" office:value-type="float" office:value="0" calcext:value-type="float">
            <text:p>0</text:p>
          </table:table-cell>
          <table:table-cell table:formula="of:=IF(OR(AND([$Sheet1.D104]&gt;=[.D$23];[$Sheet1.D104]&lt;=[.D$24]);AND([$Sheet1.D104]&gt;=[.D$25];[$Sheet1.D104]&lt;=[.D$26]));0;1)" office:value-type="float" office:value="0" calcext:value-type="float">
            <text:p>0</text:p>
          </table:table-cell>
          <table:table-cell table:formula="of:=IF(OR(AND([$Sheet1.E104]&gt;=[.E$23];[$Sheet1.E104]&lt;=[.E$24]);AND([$Sheet1.E104]&gt;=[.E$25];[$Sheet1.E104]&lt;=[.E$26]));0;1)" office:value-type="float" office:value="0" calcext:value-type="float">
            <text:p>0</text:p>
          </table:table-cell>
          <table:table-cell table:formula="of:=IF(OR(AND([$Sheet1.F104]&gt;=[.F$23];[$Sheet1.F104]&lt;=[.F$24]);AND([$Sheet1.F104]&gt;=[.F$25];[$Sheet1.F104]&lt;=[.F$26]));0;1)" office:value-type="float" office:value="0" calcext:value-type="float">
            <text:p>0</text:p>
          </table:table-cell>
          <table:table-cell table:formula="of:=IF(OR(AND([$Sheet1.G104]&gt;=[.G$23];[$Sheet1.G104]&lt;=[.G$24]);AND([$Sheet1.G104]&gt;=[.G$25];[$Sheet1.G104]&lt;=[.G$26]));0;1)" office:value-type="float" office:value="0" calcext:value-type="float">
            <text:p>0</text:p>
          </table:table-cell>
          <table:table-cell table:formula="of:=IF(OR(AND([$Sheet1.H104]&gt;=[.H$23];[$Sheet1.H104]&lt;=[.H$24]);AND([$Sheet1.H104]&gt;=[.H$25];[$Sheet1.H104]&lt;=[.H$26]));0;1)" office:value-type="float" office:value="0" calcext:value-type="float">
            <text:p>0</text:p>
          </table:table-cell>
          <table:table-cell table:formula="of:=IF(OR(AND([$Sheet1.I104]&gt;=[.I$23];[$Sheet1.I104]&lt;=[.I$24]);AND([$Sheet1.I104]&gt;=[.I$25];[$Sheet1.I104]&lt;=[.I$26]));0;1)" office:value-type="float" office:value="0" calcext:value-type="float">
            <text:p>0</text:p>
          </table:table-cell>
          <table:table-cell table:formula="of:=IF(OR(AND([$Sheet1.J104]&gt;=[.J$23];[$Sheet1.J104]&lt;=[.J$24]);AND([$Sheet1.J104]&gt;=[.J$25];[$Sheet1.J104]&lt;=[.J$26]));0;1)" office:value-type="float" office:value="0" calcext:value-type="float">
            <text:p>0</text:p>
          </table:table-cell>
          <table:table-cell table:formula="of:=IF(OR(AND([$Sheet1.K104]&gt;=[.K$23];[$Sheet1.K104]&lt;=[.K$24]);AND([$Sheet1.K104]&gt;=[.K$25];[$Sheet1.K104]&lt;=[.K$26]));0;1)" office:value-type="float" office:value="0" calcext:value-type="float">
            <text:p>0</text:p>
          </table:table-cell>
          <table:table-cell table:formula="of:=IF(OR(AND([$Sheet1.L104]&gt;=[.L$23];[$Sheet1.L104]&lt;=[.L$24]);AND([$Sheet1.L104]&gt;=[.L$25];[$Sheet1.L104]&lt;=[.L$26]));0;1)" office:value-type="float" office:value="0" calcext:value-type="float">
            <text:p>0</text:p>
          </table:table-cell>
          <table:table-cell table:formula="of:=IF(OR(AND([$Sheet1.M104]&gt;=[.M$23];[$Sheet1.M104]&lt;=[.M$24]);AND([$Sheet1.M104]&gt;=[.M$25];[$Sheet1.M104]&lt;=[.M$26]));0;1)" office:value-type="float" office:value="0" calcext:value-type="float">
            <text:p>0</text:p>
          </table:table-cell>
          <table:table-cell table:formula="of:=IF(OR(AND([$Sheet1.N104]&gt;=[.N$23];[$Sheet1.N104]&lt;=[.N$24]);AND([$Sheet1.N104]&gt;=[.N$25];[$Sheet1.N104]&lt;=[.N$26]));0;1)" office:value-type="float" office:value="0" calcext:value-type="float">
            <text:p>0</text:p>
          </table:table-cell>
          <table:table-cell table:formula="of:=IF(OR(AND([$Sheet1.O104]&gt;=[.O$23];[$Sheet1.O104]&lt;=[.O$24]);AND([$Sheet1.O104]&gt;=[.O$25];[$Sheet1.O104]&lt;=[.O$26]));0;1)" office:value-type="float" office:value="0" calcext:value-type="float">
            <text:p>0</text:p>
          </table:table-cell>
          <table:table-cell table:formula="of:=IF(OR(AND([$Sheet1.P104]&gt;=[.P$23];[$Sheet1.P104]&lt;=[.P$24]);AND([$Sheet1.P104]&gt;=[.P$25];[$Sheet1.P104]&lt;=[.P$26]));0;1)" office:value-type="float" office:value="0" calcext:value-type="float">
            <text:p>0</text:p>
          </table:table-cell>
          <table:table-cell table:formula="of:=IF(OR(AND([$Sheet1.Q104]&gt;=[.Q$23];[$Sheet1.Q104]&lt;=[.Q$24]);AND([$Sheet1.Q104]&gt;=[.Q$25];[$Sheet1.Q104]&lt;=[.Q$26]));0;1)" office:value-type="float" office:value="0" calcext:value-type="float">
            <text:p>0</text:p>
          </table:table-cell>
          <table:table-cell table:formula="of:=IF(OR(AND([$Sheet1.R104]&gt;=[.R$23];[$Sheet1.R104]&lt;=[.R$24]);AND([$Sheet1.R104]&gt;=[.R$25];[$Sheet1.R104]&lt;=[.R$26]));0;1)" office:value-type="float" office:value="0" calcext:value-type="float">
            <text:p>0</text:p>
          </table:table-cell>
          <table:table-cell table:formula="of:=IF(OR(AND([$Sheet1.S104]&gt;=[.S$23];[$Sheet1.S104]&lt;=[.S$24]);AND([$Sheet1.S104]&gt;=[.S$25];[$Sheet1.S104]&lt;=[.S$26]));0;1)" office:value-type="float" office:value="0" calcext:value-type="float">
            <text:p>0</text:p>
          </table:table-cell>
          <table:table-cell table:formula="of:=IF(OR(AND([$Sheet1.T104]&gt;=[.T$23];[$Sheet1.T104]&lt;=[.T$24]);AND([$Sheet1.T104]&gt;=[.T$25];[$Sheet1.T104]&lt;=[.T$26]));0;1)" office:value-type="float" office:value="0" calcext:value-type="float">
            <text:p>0</text:p>
          </table:table-cell>
          <table:table-cell table:formula="of:=IF(OR(AND([$Sheet1.U104]&gt;=[.U$23];[$Sheet1.U104]&lt;=[.U$24]);AND([$Sheet1.U104]&gt;=[.U$25];[$Sheet1.U10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5]&gt;=[.B$23];[$Sheet1.B105]&lt;=[.B$24]);AND([$Sheet1.B105]&gt;=[.B$25];[$Sheet1.B105]&lt;=[.B$26]));0;1)" office:value-type="float" office:value="0" calcext:value-type="float">
            <text:p>0</text:p>
          </table:table-cell>
          <table:table-cell table:formula="of:=IF(OR(AND([$Sheet1.C105]&gt;=[.C$23];[$Sheet1.C105]&lt;=[.C$24]);AND([$Sheet1.C105]&gt;=[.C$25];[$Sheet1.C105]&lt;=[.C$26]));0;1)" office:value-type="float" office:value="0" calcext:value-type="float">
            <text:p>0</text:p>
          </table:table-cell>
          <table:table-cell table:formula="of:=IF(OR(AND([$Sheet1.D105]&gt;=[.D$23];[$Sheet1.D105]&lt;=[.D$24]);AND([$Sheet1.D105]&gt;=[.D$25];[$Sheet1.D105]&lt;=[.D$26]));0;1)" office:value-type="float" office:value="0" calcext:value-type="float">
            <text:p>0</text:p>
          </table:table-cell>
          <table:table-cell table:formula="of:=IF(OR(AND([$Sheet1.E105]&gt;=[.E$23];[$Sheet1.E105]&lt;=[.E$24]);AND([$Sheet1.E105]&gt;=[.E$25];[$Sheet1.E105]&lt;=[.E$26]));0;1)" office:value-type="float" office:value="0" calcext:value-type="float">
            <text:p>0</text:p>
          </table:table-cell>
          <table:table-cell table:formula="of:=IF(OR(AND([$Sheet1.F105]&gt;=[.F$23];[$Sheet1.F105]&lt;=[.F$24]);AND([$Sheet1.F105]&gt;=[.F$25];[$Sheet1.F105]&lt;=[.F$26]));0;1)" office:value-type="float" office:value="0" calcext:value-type="float">
            <text:p>0</text:p>
          </table:table-cell>
          <table:table-cell table:formula="of:=IF(OR(AND([$Sheet1.G105]&gt;=[.G$23];[$Sheet1.G105]&lt;=[.G$24]);AND([$Sheet1.G105]&gt;=[.G$25];[$Sheet1.G105]&lt;=[.G$26]));0;1)" office:value-type="float" office:value="0" calcext:value-type="float">
            <text:p>0</text:p>
          </table:table-cell>
          <table:table-cell table:formula="of:=IF(OR(AND([$Sheet1.H105]&gt;=[.H$23];[$Sheet1.H105]&lt;=[.H$24]);AND([$Sheet1.H105]&gt;=[.H$25];[$Sheet1.H105]&lt;=[.H$26]));0;1)" office:value-type="float" office:value="0" calcext:value-type="float">
            <text:p>0</text:p>
          </table:table-cell>
          <table:table-cell table:formula="of:=IF(OR(AND([$Sheet1.I105]&gt;=[.I$23];[$Sheet1.I105]&lt;=[.I$24]);AND([$Sheet1.I105]&gt;=[.I$25];[$Sheet1.I105]&lt;=[.I$26]));0;1)" office:value-type="float" office:value="0" calcext:value-type="float">
            <text:p>0</text:p>
          </table:table-cell>
          <table:table-cell table:formula="of:=IF(OR(AND([$Sheet1.J105]&gt;=[.J$23];[$Sheet1.J105]&lt;=[.J$24]);AND([$Sheet1.J105]&gt;=[.J$25];[$Sheet1.J105]&lt;=[.J$26]));0;1)" office:value-type="float" office:value="0" calcext:value-type="float">
            <text:p>0</text:p>
          </table:table-cell>
          <table:table-cell table:formula="of:=IF(OR(AND([$Sheet1.K105]&gt;=[.K$23];[$Sheet1.K105]&lt;=[.K$24]);AND([$Sheet1.K105]&gt;=[.K$25];[$Sheet1.K105]&lt;=[.K$26]));0;1)" office:value-type="float" office:value="0" calcext:value-type="float">
            <text:p>0</text:p>
          </table:table-cell>
          <table:table-cell table:formula="of:=IF(OR(AND([$Sheet1.L105]&gt;=[.L$23];[$Sheet1.L105]&lt;=[.L$24]);AND([$Sheet1.L105]&gt;=[.L$25];[$Sheet1.L105]&lt;=[.L$26]));0;1)" office:value-type="float" office:value="0" calcext:value-type="float">
            <text:p>0</text:p>
          </table:table-cell>
          <table:table-cell table:formula="of:=IF(OR(AND([$Sheet1.M105]&gt;=[.M$23];[$Sheet1.M105]&lt;=[.M$24]);AND([$Sheet1.M105]&gt;=[.M$25];[$Sheet1.M105]&lt;=[.M$26]));0;1)" office:value-type="float" office:value="0" calcext:value-type="float">
            <text:p>0</text:p>
          </table:table-cell>
          <table:table-cell table:formula="of:=IF(OR(AND([$Sheet1.N105]&gt;=[.N$23];[$Sheet1.N105]&lt;=[.N$24]);AND([$Sheet1.N105]&gt;=[.N$25];[$Sheet1.N105]&lt;=[.N$26]));0;1)" office:value-type="float" office:value="0" calcext:value-type="float">
            <text:p>0</text:p>
          </table:table-cell>
          <table:table-cell table:formula="of:=IF(OR(AND([$Sheet1.O105]&gt;=[.O$23];[$Sheet1.O105]&lt;=[.O$24]);AND([$Sheet1.O105]&gt;=[.O$25];[$Sheet1.O105]&lt;=[.O$26]));0;1)" office:value-type="float" office:value="0" calcext:value-type="float">
            <text:p>0</text:p>
          </table:table-cell>
          <table:table-cell table:formula="of:=IF(OR(AND([$Sheet1.P105]&gt;=[.P$23];[$Sheet1.P105]&lt;=[.P$24]);AND([$Sheet1.P105]&gt;=[.P$25];[$Sheet1.P105]&lt;=[.P$26]));0;1)" office:value-type="float" office:value="0" calcext:value-type="float">
            <text:p>0</text:p>
          </table:table-cell>
          <table:table-cell table:formula="of:=IF(OR(AND([$Sheet1.Q105]&gt;=[.Q$23];[$Sheet1.Q105]&lt;=[.Q$24]);AND([$Sheet1.Q105]&gt;=[.Q$25];[$Sheet1.Q105]&lt;=[.Q$26]));0;1)" office:value-type="float" office:value="0" calcext:value-type="float">
            <text:p>0</text:p>
          </table:table-cell>
          <table:table-cell table:formula="of:=IF(OR(AND([$Sheet1.R105]&gt;=[.R$23];[$Sheet1.R105]&lt;=[.R$24]);AND([$Sheet1.R105]&gt;=[.R$25];[$Sheet1.R105]&lt;=[.R$26]));0;1)" office:value-type="float" office:value="0" calcext:value-type="float">
            <text:p>0</text:p>
          </table:table-cell>
          <table:table-cell table:formula="of:=IF(OR(AND([$Sheet1.S105]&gt;=[.S$23];[$Sheet1.S105]&lt;=[.S$24]);AND([$Sheet1.S105]&gt;=[.S$25];[$Sheet1.S105]&lt;=[.S$26]));0;1)" office:value-type="float" office:value="0" calcext:value-type="float">
            <text:p>0</text:p>
          </table:table-cell>
          <table:table-cell table:formula="of:=IF(OR(AND([$Sheet1.T105]&gt;=[.T$23];[$Sheet1.T105]&lt;=[.T$24]);AND([$Sheet1.T105]&gt;=[.T$25];[$Sheet1.T105]&lt;=[.T$26]));0;1)" office:value-type="float" office:value="0" calcext:value-type="float">
            <text:p>0</text:p>
          </table:table-cell>
          <table:table-cell table:formula="of:=IF(OR(AND([$Sheet1.U105]&gt;=[.U$23];[$Sheet1.U105]&lt;=[.U$24]);AND([$Sheet1.U105]&gt;=[.U$25];[$Sheet1.U10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6]&gt;=[.B$23];[$Sheet1.B106]&lt;=[.B$24]);AND([$Sheet1.B106]&gt;=[.B$25];[$Sheet1.B106]&lt;=[.B$26]));0;1)" office:value-type="float" office:value="0" calcext:value-type="float">
            <text:p>0</text:p>
          </table:table-cell>
          <table:table-cell table:formula="of:=IF(OR(AND([$Sheet1.C106]&gt;=[.C$23];[$Sheet1.C106]&lt;=[.C$24]);AND([$Sheet1.C106]&gt;=[.C$25];[$Sheet1.C106]&lt;=[.C$26]));0;1)" office:value-type="float" office:value="0" calcext:value-type="float">
            <text:p>0</text:p>
          </table:table-cell>
          <table:table-cell table:formula="of:=IF(OR(AND([$Sheet1.D106]&gt;=[.D$23];[$Sheet1.D106]&lt;=[.D$24]);AND([$Sheet1.D106]&gt;=[.D$25];[$Sheet1.D106]&lt;=[.D$26]));0;1)" office:value-type="float" office:value="0" calcext:value-type="float">
            <text:p>0</text:p>
          </table:table-cell>
          <table:table-cell table:formula="of:=IF(OR(AND([$Sheet1.E106]&gt;=[.E$23];[$Sheet1.E106]&lt;=[.E$24]);AND([$Sheet1.E106]&gt;=[.E$25];[$Sheet1.E106]&lt;=[.E$26]));0;1)" office:value-type="float" office:value="0" calcext:value-type="float">
            <text:p>0</text:p>
          </table:table-cell>
          <table:table-cell table:formula="of:=IF(OR(AND([$Sheet1.F106]&gt;=[.F$23];[$Sheet1.F106]&lt;=[.F$24]);AND([$Sheet1.F106]&gt;=[.F$25];[$Sheet1.F106]&lt;=[.F$26]));0;1)" office:value-type="float" office:value="0" calcext:value-type="float">
            <text:p>0</text:p>
          </table:table-cell>
          <table:table-cell table:formula="of:=IF(OR(AND([$Sheet1.G106]&gt;=[.G$23];[$Sheet1.G106]&lt;=[.G$24]);AND([$Sheet1.G106]&gt;=[.G$25];[$Sheet1.G106]&lt;=[.G$26]));0;1)" office:value-type="float" office:value="0" calcext:value-type="float">
            <text:p>0</text:p>
          </table:table-cell>
          <table:table-cell table:formula="of:=IF(OR(AND([$Sheet1.H106]&gt;=[.H$23];[$Sheet1.H106]&lt;=[.H$24]);AND([$Sheet1.H106]&gt;=[.H$25];[$Sheet1.H106]&lt;=[.H$26]));0;1)" office:value-type="float" office:value="0" calcext:value-type="float">
            <text:p>0</text:p>
          </table:table-cell>
          <table:table-cell table:formula="of:=IF(OR(AND([$Sheet1.I106]&gt;=[.I$23];[$Sheet1.I106]&lt;=[.I$24]);AND([$Sheet1.I106]&gt;=[.I$25];[$Sheet1.I106]&lt;=[.I$26]));0;1)" office:value-type="float" office:value="0" calcext:value-type="float">
            <text:p>0</text:p>
          </table:table-cell>
          <table:table-cell table:formula="of:=IF(OR(AND([$Sheet1.J106]&gt;=[.J$23];[$Sheet1.J106]&lt;=[.J$24]);AND([$Sheet1.J106]&gt;=[.J$25];[$Sheet1.J106]&lt;=[.J$26]));0;1)" office:value-type="float" office:value="0" calcext:value-type="float">
            <text:p>0</text:p>
          </table:table-cell>
          <table:table-cell table:formula="of:=IF(OR(AND([$Sheet1.K106]&gt;=[.K$23];[$Sheet1.K106]&lt;=[.K$24]);AND([$Sheet1.K106]&gt;=[.K$25];[$Sheet1.K106]&lt;=[.K$26]));0;1)" office:value-type="float" office:value="0" calcext:value-type="float">
            <text:p>0</text:p>
          </table:table-cell>
          <table:table-cell table:formula="of:=IF(OR(AND([$Sheet1.L106]&gt;=[.L$23];[$Sheet1.L106]&lt;=[.L$24]);AND([$Sheet1.L106]&gt;=[.L$25];[$Sheet1.L106]&lt;=[.L$26]));0;1)" office:value-type="float" office:value="0" calcext:value-type="float">
            <text:p>0</text:p>
          </table:table-cell>
          <table:table-cell table:formula="of:=IF(OR(AND([$Sheet1.M106]&gt;=[.M$23];[$Sheet1.M106]&lt;=[.M$24]);AND([$Sheet1.M106]&gt;=[.M$25];[$Sheet1.M106]&lt;=[.M$26]));0;1)" office:value-type="float" office:value="0" calcext:value-type="float">
            <text:p>0</text:p>
          </table:table-cell>
          <table:table-cell table:formula="of:=IF(OR(AND([$Sheet1.N106]&gt;=[.N$23];[$Sheet1.N106]&lt;=[.N$24]);AND([$Sheet1.N106]&gt;=[.N$25];[$Sheet1.N106]&lt;=[.N$26]));0;1)" office:value-type="float" office:value="0" calcext:value-type="float">
            <text:p>0</text:p>
          </table:table-cell>
          <table:table-cell table:formula="of:=IF(OR(AND([$Sheet1.O106]&gt;=[.O$23];[$Sheet1.O106]&lt;=[.O$24]);AND([$Sheet1.O106]&gt;=[.O$25];[$Sheet1.O106]&lt;=[.O$26]));0;1)" office:value-type="float" office:value="0" calcext:value-type="float">
            <text:p>0</text:p>
          </table:table-cell>
          <table:table-cell table:formula="of:=IF(OR(AND([$Sheet1.P106]&gt;=[.P$23];[$Sheet1.P106]&lt;=[.P$24]);AND([$Sheet1.P106]&gt;=[.P$25];[$Sheet1.P106]&lt;=[.P$26]));0;1)" office:value-type="float" office:value="0" calcext:value-type="float">
            <text:p>0</text:p>
          </table:table-cell>
          <table:table-cell table:formula="of:=IF(OR(AND([$Sheet1.Q106]&gt;=[.Q$23];[$Sheet1.Q106]&lt;=[.Q$24]);AND([$Sheet1.Q106]&gt;=[.Q$25];[$Sheet1.Q106]&lt;=[.Q$26]));0;1)" office:value-type="float" office:value="0" calcext:value-type="float">
            <text:p>0</text:p>
          </table:table-cell>
          <table:table-cell table:formula="of:=IF(OR(AND([$Sheet1.R106]&gt;=[.R$23];[$Sheet1.R106]&lt;=[.R$24]);AND([$Sheet1.R106]&gt;=[.R$25];[$Sheet1.R106]&lt;=[.R$26]));0;1)" office:value-type="float" office:value="0" calcext:value-type="float">
            <text:p>0</text:p>
          </table:table-cell>
          <table:table-cell table:formula="of:=IF(OR(AND([$Sheet1.S106]&gt;=[.S$23];[$Sheet1.S106]&lt;=[.S$24]);AND([$Sheet1.S106]&gt;=[.S$25];[$Sheet1.S106]&lt;=[.S$26]));0;1)" office:value-type="float" office:value="0" calcext:value-type="float">
            <text:p>0</text:p>
          </table:table-cell>
          <table:table-cell table:formula="of:=IF(OR(AND([$Sheet1.T106]&gt;=[.T$23];[$Sheet1.T106]&lt;=[.T$24]);AND([$Sheet1.T106]&gt;=[.T$25];[$Sheet1.T106]&lt;=[.T$26]));0;1)" office:value-type="float" office:value="0" calcext:value-type="float">
            <text:p>0</text:p>
          </table:table-cell>
          <table:table-cell table:formula="of:=IF(OR(AND([$Sheet1.U106]&gt;=[.U$23];[$Sheet1.U106]&lt;=[.U$24]);AND([$Sheet1.U106]&gt;=[.U$25];[$Sheet1.U10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7]&gt;=[.B$23];[$Sheet1.B107]&lt;=[.B$24]);AND([$Sheet1.B107]&gt;=[.B$25];[$Sheet1.B107]&lt;=[.B$26]));0;1)" office:value-type="float" office:value="0" calcext:value-type="float">
            <text:p>0</text:p>
          </table:table-cell>
          <table:table-cell table:formula="of:=IF(OR(AND([$Sheet1.C107]&gt;=[.C$23];[$Sheet1.C107]&lt;=[.C$24]);AND([$Sheet1.C107]&gt;=[.C$25];[$Sheet1.C107]&lt;=[.C$26]));0;1)" office:value-type="float" office:value="0" calcext:value-type="float">
            <text:p>0</text:p>
          </table:table-cell>
          <table:table-cell table:formula="of:=IF(OR(AND([$Sheet1.D107]&gt;=[.D$23];[$Sheet1.D107]&lt;=[.D$24]);AND([$Sheet1.D107]&gt;=[.D$25];[$Sheet1.D107]&lt;=[.D$26]));0;1)" office:value-type="float" office:value="0" calcext:value-type="float">
            <text:p>0</text:p>
          </table:table-cell>
          <table:table-cell table:formula="of:=IF(OR(AND([$Sheet1.E107]&gt;=[.E$23];[$Sheet1.E107]&lt;=[.E$24]);AND([$Sheet1.E107]&gt;=[.E$25];[$Sheet1.E107]&lt;=[.E$26]));0;1)" office:value-type="float" office:value="0" calcext:value-type="float">
            <text:p>0</text:p>
          </table:table-cell>
          <table:table-cell table:formula="of:=IF(OR(AND([$Sheet1.F107]&gt;=[.F$23];[$Sheet1.F107]&lt;=[.F$24]);AND([$Sheet1.F107]&gt;=[.F$25];[$Sheet1.F107]&lt;=[.F$26]));0;1)" office:value-type="float" office:value="0" calcext:value-type="float">
            <text:p>0</text:p>
          </table:table-cell>
          <table:table-cell table:formula="of:=IF(OR(AND([$Sheet1.G107]&gt;=[.G$23];[$Sheet1.G107]&lt;=[.G$24]);AND([$Sheet1.G107]&gt;=[.G$25];[$Sheet1.G107]&lt;=[.G$26]));0;1)" office:value-type="float" office:value="0" calcext:value-type="float">
            <text:p>0</text:p>
          </table:table-cell>
          <table:table-cell table:formula="of:=IF(OR(AND([$Sheet1.H107]&gt;=[.H$23];[$Sheet1.H107]&lt;=[.H$24]);AND([$Sheet1.H107]&gt;=[.H$25];[$Sheet1.H107]&lt;=[.H$26]));0;1)" office:value-type="float" office:value="0" calcext:value-type="float">
            <text:p>0</text:p>
          </table:table-cell>
          <table:table-cell table:formula="of:=IF(OR(AND([$Sheet1.I107]&gt;=[.I$23];[$Sheet1.I107]&lt;=[.I$24]);AND([$Sheet1.I107]&gt;=[.I$25];[$Sheet1.I107]&lt;=[.I$26]));0;1)" office:value-type="float" office:value="0" calcext:value-type="float">
            <text:p>0</text:p>
          </table:table-cell>
          <table:table-cell table:formula="of:=IF(OR(AND([$Sheet1.J107]&gt;=[.J$23];[$Sheet1.J107]&lt;=[.J$24]);AND([$Sheet1.J107]&gt;=[.J$25];[$Sheet1.J107]&lt;=[.J$26]));0;1)" office:value-type="float" office:value="0" calcext:value-type="float">
            <text:p>0</text:p>
          </table:table-cell>
          <table:table-cell table:formula="of:=IF(OR(AND([$Sheet1.K107]&gt;=[.K$23];[$Sheet1.K107]&lt;=[.K$24]);AND([$Sheet1.K107]&gt;=[.K$25];[$Sheet1.K107]&lt;=[.K$26]));0;1)" office:value-type="float" office:value="0" calcext:value-type="float">
            <text:p>0</text:p>
          </table:table-cell>
          <table:table-cell table:formula="of:=IF(OR(AND([$Sheet1.L107]&gt;=[.L$23];[$Sheet1.L107]&lt;=[.L$24]);AND([$Sheet1.L107]&gt;=[.L$25];[$Sheet1.L107]&lt;=[.L$26]));0;1)" office:value-type="float" office:value="0" calcext:value-type="float">
            <text:p>0</text:p>
          </table:table-cell>
          <table:table-cell table:formula="of:=IF(OR(AND([$Sheet1.M107]&gt;=[.M$23];[$Sheet1.M107]&lt;=[.M$24]);AND([$Sheet1.M107]&gt;=[.M$25];[$Sheet1.M107]&lt;=[.M$26]));0;1)" office:value-type="float" office:value="0" calcext:value-type="float">
            <text:p>0</text:p>
          </table:table-cell>
          <table:table-cell table:formula="of:=IF(OR(AND([$Sheet1.N107]&gt;=[.N$23];[$Sheet1.N107]&lt;=[.N$24]);AND([$Sheet1.N107]&gt;=[.N$25];[$Sheet1.N107]&lt;=[.N$26]));0;1)" office:value-type="float" office:value="0" calcext:value-type="float">
            <text:p>0</text:p>
          </table:table-cell>
          <table:table-cell table:formula="of:=IF(OR(AND([$Sheet1.O107]&gt;=[.O$23];[$Sheet1.O107]&lt;=[.O$24]);AND([$Sheet1.O107]&gt;=[.O$25];[$Sheet1.O107]&lt;=[.O$26]));0;1)" office:value-type="float" office:value="0" calcext:value-type="float">
            <text:p>0</text:p>
          </table:table-cell>
          <table:table-cell table:formula="of:=IF(OR(AND([$Sheet1.P107]&gt;=[.P$23];[$Sheet1.P107]&lt;=[.P$24]);AND([$Sheet1.P107]&gt;=[.P$25];[$Sheet1.P107]&lt;=[.P$26]));0;1)" office:value-type="float" office:value="0" calcext:value-type="float">
            <text:p>0</text:p>
          </table:table-cell>
          <table:table-cell table:formula="of:=IF(OR(AND([$Sheet1.Q107]&gt;=[.Q$23];[$Sheet1.Q107]&lt;=[.Q$24]);AND([$Sheet1.Q107]&gt;=[.Q$25];[$Sheet1.Q107]&lt;=[.Q$26]));0;1)" office:value-type="float" office:value="0" calcext:value-type="float">
            <text:p>0</text:p>
          </table:table-cell>
          <table:table-cell table:formula="of:=IF(OR(AND([$Sheet1.R107]&gt;=[.R$23];[$Sheet1.R107]&lt;=[.R$24]);AND([$Sheet1.R107]&gt;=[.R$25];[$Sheet1.R107]&lt;=[.R$26]));0;1)" office:value-type="float" office:value="0" calcext:value-type="float">
            <text:p>0</text:p>
          </table:table-cell>
          <table:table-cell table:formula="of:=IF(OR(AND([$Sheet1.S107]&gt;=[.S$23];[$Sheet1.S107]&lt;=[.S$24]);AND([$Sheet1.S107]&gt;=[.S$25];[$Sheet1.S107]&lt;=[.S$26]));0;1)" office:value-type="float" office:value="0" calcext:value-type="float">
            <text:p>0</text:p>
          </table:table-cell>
          <table:table-cell table:formula="of:=IF(OR(AND([$Sheet1.T107]&gt;=[.T$23];[$Sheet1.T107]&lt;=[.T$24]);AND([$Sheet1.T107]&gt;=[.T$25];[$Sheet1.T107]&lt;=[.T$26]));0;1)" office:value-type="float" office:value="0" calcext:value-type="float">
            <text:p>0</text:p>
          </table:table-cell>
          <table:table-cell table:formula="of:=IF(OR(AND([$Sheet1.U107]&gt;=[.U$23];[$Sheet1.U107]&lt;=[.U$24]);AND([$Sheet1.U107]&gt;=[.U$25];[$Sheet1.U10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8]&gt;=[.B$23];[$Sheet1.B108]&lt;=[.B$24]);AND([$Sheet1.B108]&gt;=[.B$25];[$Sheet1.B108]&lt;=[.B$26]));0;1)" office:value-type="float" office:value="0" calcext:value-type="float">
            <text:p>0</text:p>
          </table:table-cell>
          <table:table-cell table:formula="of:=IF(OR(AND([$Sheet1.C108]&gt;=[.C$23];[$Sheet1.C108]&lt;=[.C$24]);AND([$Sheet1.C108]&gt;=[.C$25];[$Sheet1.C108]&lt;=[.C$26]));0;1)" office:value-type="float" office:value="0" calcext:value-type="float">
            <text:p>0</text:p>
          </table:table-cell>
          <table:table-cell table:formula="of:=IF(OR(AND([$Sheet1.D108]&gt;=[.D$23];[$Sheet1.D108]&lt;=[.D$24]);AND([$Sheet1.D108]&gt;=[.D$25];[$Sheet1.D108]&lt;=[.D$26]));0;1)" office:value-type="float" office:value="0" calcext:value-type="float">
            <text:p>0</text:p>
          </table:table-cell>
          <table:table-cell table:formula="of:=IF(OR(AND([$Sheet1.E108]&gt;=[.E$23];[$Sheet1.E108]&lt;=[.E$24]);AND([$Sheet1.E108]&gt;=[.E$25];[$Sheet1.E108]&lt;=[.E$26]));0;1)" office:value-type="float" office:value="0" calcext:value-type="float">
            <text:p>0</text:p>
          </table:table-cell>
          <table:table-cell table:formula="of:=IF(OR(AND([$Sheet1.F108]&gt;=[.F$23];[$Sheet1.F108]&lt;=[.F$24]);AND([$Sheet1.F108]&gt;=[.F$25];[$Sheet1.F108]&lt;=[.F$26]));0;1)" office:value-type="float" office:value="0" calcext:value-type="float">
            <text:p>0</text:p>
          </table:table-cell>
          <table:table-cell table:formula="of:=IF(OR(AND([$Sheet1.G108]&gt;=[.G$23];[$Sheet1.G108]&lt;=[.G$24]);AND([$Sheet1.G108]&gt;=[.G$25];[$Sheet1.G108]&lt;=[.G$26]));0;1)" office:value-type="float" office:value="0" calcext:value-type="float">
            <text:p>0</text:p>
          </table:table-cell>
          <table:table-cell table:formula="of:=IF(OR(AND([$Sheet1.H108]&gt;=[.H$23];[$Sheet1.H108]&lt;=[.H$24]);AND([$Sheet1.H108]&gt;=[.H$25];[$Sheet1.H108]&lt;=[.H$26]));0;1)" office:value-type="float" office:value="0" calcext:value-type="float">
            <text:p>0</text:p>
          </table:table-cell>
          <table:table-cell table:formula="of:=IF(OR(AND([$Sheet1.I108]&gt;=[.I$23];[$Sheet1.I108]&lt;=[.I$24]);AND([$Sheet1.I108]&gt;=[.I$25];[$Sheet1.I108]&lt;=[.I$26]));0;1)" office:value-type="float" office:value="0" calcext:value-type="float">
            <text:p>0</text:p>
          </table:table-cell>
          <table:table-cell table:formula="of:=IF(OR(AND([$Sheet1.J108]&gt;=[.J$23];[$Sheet1.J108]&lt;=[.J$24]);AND([$Sheet1.J108]&gt;=[.J$25];[$Sheet1.J108]&lt;=[.J$26]));0;1)" office:value-type="float" office:value="0" calcext:value-type="float">
            <text:p>0</text:p>
          </table:table-cell>
          <table:table-cell table:formula="of:=IF(OR(AND([$Sheet1.K108]&gt;=[.K$23];[$Sheet1.K108]&lt;=[.K$24]);AND([$Sheet1.K108]&gt;=[.K$25];[$Sheet1.K108]&lt;=[.K$26]));0;1)" office:value-type="float" office:value="0" calcext:value-type="float">
            <text:p>0</text:p>
          </table:table-cell>
          <table:table-cell table:formula="of:=IF(OR(AND([$Sheet1.L108]&gt;=[.L$23];[$Sheet1.L108]&lt;=[.L$24]);AND([$Sheet1.L108]&gt;=[.L$25];[$Sheet1.L108]&lt;=[.L$26]));0;1)" office:value-type="float" office:value="0" calcext:value-type="float">
            <text:p>0</text:p>
          </table:table-cell>
          <table:table-cell table:formula="of:=IF(OR(AND([$Sheet1.M108]&gt;=[.M$23];[$Sheet1.M108]&lt;=[.M$24]);AND([$Sheet1.M108]&gt;=[.M$25];[$Sheet1.M108]&lt;=[.M$26]));0;1)" office:value-type="float" office:value="0" calcext:value-type="float">
            <text:p>0</text:p>
          </table:table-cell>
          <table:table-cell table:formula="of:=IF(OR(AND([$Sheet1.N108]&gt;=[.N$23];[$Sheet1.N108]&lt;=[.N$24]);AND([$Sheet1.N108]&gt;=[.N$25];[$Sheet1.N108]&lt;=[.N$26]));0;1)" office:value-type="float" office:value="0" calcext:value-type="float">
            <text:p>0</text:p>
          </table:table-cell>
          <table:table-cell table:formula="of:=IF(OR(AND([$Sheet1.O108]&gt;=[.O$23];[$Sheet1.O108]&lt;=[.O$24]);AND([$Sheet1.O108]&gt;=[.O$25];[$Sheet1.O108]&lt;=[.O$26]));0;1)" office:value-type="float" office:value="0" calcext:value-type="float">
            <text:p>0</text:p>
          </table:table-cell>
          <table:table-cell table:formula="of:=IF(OR(AND([$Sheet1.P108]&gt;=[.P$23];[$Sheet1.P108]&lt;=[.P$24]);AND([$Sheet1.P108]&gt;=[.P$25];[$Sheet1.P108]&lt;=[.P$26]));0;1)" office:value-type="float" office:value="0" calcext:value-type="float">
            <text:p>0</text:p>
          </table:table-cell>
          <table:table-cell table:formula="of:=IF(OR(AND([$Sheet1.Q108]&gt;=[.Q$23];[$Sheet1.Q108]&lt;=[.Q$24]);AND([$Sheet1.Q108]&gt;=[.Q$25];[$Sheet1.Q108]&lt;=[.Q$26]));0;1)" office:value-type="float" office:value="0" calcext:value-type="float">
            <text:p>0</text:p>
          </table:table-cell>
          <table:table-cell table:formula="of:=IF(OR(AND([$Sheet1.R108]&gt;=[.R$23];[$Sheet1.R108]&lt;=[.R$24]);AND([$Sheet1.R108]&gt;=[.R$25];[$Sheet1.R108]&lt;=[.R$26]));0;1)" office:value-type="float" office:value="0" calcext:value-type="float">
            <text:p>0</text:p>
          </table:table-cell>
          <table:table-cell table:formula="of:=IF(OR(AND([$Sheet1.S108]&gt;=[.S$23];[$Sheet1.S108]&lt;=[.S$24]);AND([$Sheet1.S108]&gt;=[.S$25];[$Sheet1.S108]&lt;=[.S$26]));0;1)" office:value-type="float" office:value="0" calcext:value-type="float">
            <text:p>0</text:p>
          </table:table-cell>
          <table:table-cell table:formula="of:=IF(OR(AND([$Sheet1.T108]&gt;=[.T$23];[$Sheet1.T108]&lt;=[.T$24]);AND([$Sheet1.T108]&gt;=[.T$25];[$Sheet1.T108]&lt;=[.T$26]));0;1)" office:value-type="float" office:value="0" calcext:value-type="float">
            <text:p>0</text:p>
          </table:table-cell>
          <table:table-cell table:formula="of:=IF(OR(AND([$Sheet1.U108]&gt;=[.U$23];[$Sheet1.U108]&lt;=[.U$24]);AND([$Sheet1.U108]&gt;=[.U$25];[$Sheet1.U10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09]&gt;=[.B$23];[$Sheet1.B109]&lt;=[.B$24]);AND([$Sheet1.B109]&gt;=[.B$25];[$Sheet1.B109]&lt;=[.B$26]));0;1)" office:value-type="float" office:value="0" calcext:value-type="float">
            <text:p>0</text:p>
          </table:table-cell>
          <table:table-cell table:formula="of:=IF(OR(AND([$Sheet1.C109]&gt;=[.C$23];[$Sheet1.C109]&lt;=[.C$24]);AND([$Sheet1.C109]&gt;=[.C$25];[$Sheet1.C109]&lt;=[.C$26]));0;1)" office:value-type="float" office:value="0" calcext:value-type="float">
            <text:p>0</text:p>
          </table:table-cell>
          <table:table-cell table:formula="of:=IF(OR(AND([$Sheet1.D109]&gt;=[.D$23];[$Sheet1.D109]&lt;=[.D$24]);AND([$Sheet1.D109]&gt;=[.D$25];[$Sheet1.D109]&lt;=[.D$26]));0;1)" office:value-type="float" office:value="0" calcext:value-type="float">
            <text:p>0</text:p>
          </table:table-cell>
          <table:table-cell table:formula="of:=IF(OR(AND([$Sheet1.E109]&gt;=[.E$23];[$Sheet1.E109]&lt;=[.E$24]);AND([$Sheet1.E109]&gt;=[.E$25];[$Sheet1.E109]&lt;=[.E$26]));0;1)" office:value-type="float" office:value="0" calcext:value-type="float">
            <text:p>0</text:p>
          </table:table-cell>
          <table:table-cell table:formula="of:=IF(OR(AND([$Sheet1.F109]&gt;=[.F$23];[$Sheet1.F109]&lt;=[.F$24]);AND([$Sheet1.F109]&gt;=[.F$25];[$Sheet1.F109]&lt;=[.F$26]));0;1)" office:value-type="float" office:value="0" calcext:value-type="float">
            <text:p>0</text:p>
          </table:table-cell>
          <table:table-cell table:formula="of:=IF(OR(AND([$Sheet1.G109]&gt;=[.G$23];[$Sheet1.G109]&lt;=[.G$24]);AND([$Sheet1.G109]&gt;=[.G$25];[$Sheet1.G109]&lt;=[.G$26]));0;1)" office:value-type="float" office:value="0" calcext:value-type="float">
            <text:p>0</text:p>
          </table:table-cell>
          <table:table-cell table:formula="of:=IF(OR(AND([$Sheet1.H109]&gt;=[.H$23];[$Sheet1.H109]&lt;=[.H$24]);AND([$Sheet1.H109]&gt;=[.H$25];[$Sheet1.H109]&lt;=[.H$26]));0;1)" office:value-type="float" office:value="0" calcext:value-type="float">
            <text:p>0</text:p>
          </table:table-cell>
          <table:table-cell table:formula="of:=IF(OR(AND([$Sheet1.I109]&gt;=[.I$23];[$Sheet1.I109]&lt;=[.I$24]);AND([$Sheet1.I109]&gt;=[.I$25];[$Sheet1.I109]&lt;=[.I$26]));0;1)" office:value-type="float" office:value="0" calcext:value-type="float">
            <text:p>0</text:p>
          </table:table-cell>
          <table:table-cell table:formula="of:=IF(OR(AND([$Sheet1.J109]&gt;=[.J$23];[$Sheet1.J109]&lt;=[.J$24]);AND([$Sheet1.J109]&gt;=[.J$25];[$Sheet1.J109]&lt;=[.J$26]));0;1)" office:value-type="float" office:value="0" calcext:value-type="float">
            <text:p>0</text:p>
          </table:table-cell>
          <table:table-cell table:formula="of:=IF(OR(AND([$Sheet1.K109]&gt;=[.K$23];[$Sheet1.K109]&lt;=[.K$24]);AND([$Sheet1.K109]&gt;=[.K$25];[$Sheet1.K109]&lt;=[.K$26]));0;1)" office:value-type="float" office:value="0" calcext:value-type="float">
            <text:p>0</text:p>
          </table:table-cell>
          <table:table-cell table:formula="of:=IF(OR(AND([$Sheet1.L109]&gt;=[.L$23];[$Sheet1.L109]&lt;=[.L$24]);AND([$Sheet1.L109]&gt;=[.L$25];[$Sheet1.L109]&lt;=[.L$26]));0;1)" office:value-type="float" office:value="0" calcext:value-type="float">
            <text:p>0</text:p>
          </table:table-cell>
          <table:table-cell table:formula="of:=IF(OR(AND([$Sheet1.M109]&gt;=[.M$23];[$Sheet1.M109]&lt;=[.M$24]);AND([$Sheet1.M109]&gt;=[.M$25];[$Sheet1.M109]&lt;=[.M$26]));0;1)" office:value-type="float" office:value="0" calcext:value-type="float">
            <text:p>0</text:p>
          </table:table-cell>
          <table:table-cell table:formula="of:=IF(OR(AND([$Sheet1.N109]&gt;=[.N$23];[$Sheet1.N109]&lt;=[.N$24]);AND([$Sheet1.N109]&gt;=[.N$25];[$Sheet1.N109]&lt;=[.N$26]));0;1)" office:value-type="float" office:value="0" calcext:value-type="float">
            <text:p>0</text:p>
          </table:table-cell>
          <table:table-cell table:formula="of:=IF(OR(AND([$Sheet1.O109]&gt;=[.O$23];[$Sheet1.O109]&lt;=[.O$24]);AND([$Sheet1.O109]&gt;=[.O$25];[$Sheet1.O109]&lt;=[.O$26]));0;1)" office:value-type="float" office:value="0" calcext:value-type="float">
            <text:p>0</text:p>
          </table:table-cell>
          <table:table-cell table:formula="of:=IF(OR(AND([$Sheet1.P109]&gt;=[.P$23];[$Sheet1.P109]&lt;=[.P$24]);AND([$Sheet1.P109]&gt;=[.P$25];[$Sheet1.P109]&lt;=[.P$26]));0;1)" office:value-type="float" office:value="0" calcext:value-type="float">
            <text:p>0</text:p>
          </table:table-cell>
          <table:table-cell table:formula="of:=IF(OR(AND([$Sheet1.Q109]&gt;=[.Q$23];[$Sheet1.Q109]&lt;=[.Q$24]);AND([$Sheet1.Q109]&gt;=[.Q$25];[$Sheet1.Q109]&lt;=[.Q$26]));0;1)" office:value-type="float" office:value="0" calcext:value-type="float">
            <text:p>0</text:p>
          </table:table-cell>
          <table:table-cell table:formula="of:=IF(OR(AND([$Sheet1.R109]&gt;=[.R$23];[$Sheet1.R109]&lt;=[.R$24]);AND([$Sheet1.R109]&gt;=[.R$25];[$Sheet1.R109]&lt;=[.R$26]));0;1)" office:value-type="float" office:value="0" calcext:value-type="float">
            <text:p>0</text:p>
          </table:table-cell>
          <table:table-cell table:formula="of:=IF(OR(AND([$Sheet1.S109]&gt;=[.S$23];[$Sheet1.S109]&lt;=[.S$24]);AND([$Sheet1.S109]&gt;=[.S$25];[$Sheet1.S109]&lt;=[.S$26]));0;1)" office:value-type="float" office:value="0" calcext:value-type="float">
            <text:p>0</text:p>
          </table:table-cell>
          <table:table-cell table:formula="of:=IF(OR(AND([$Sheet1.T109]&gt;=[.T$23];[$Sheet1.T109]&lt;=[.T$24]);AND([$Sheet1.T109]&gt;=[.T$25];[$Sheet1.T109]&lt;=[.T$26]));0;1)" office:value-type="float" office:value="0" calcext:value-type="float">
            <text:p>0</text:p>
          </table:table-cell>
          <table:table-cell table:formula="of:=IF(OR(AND([$Sheet1.U109]&gt;=[.U$23];[$Sheet1.U109]&lt;=[.U$24]);AND([$Sheet1.U109]&gt;=[.U$25];[$Sheet1.U10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0]&gt;=[.B$23];[$Sheet1.B110]&lt;=[.B$24]);AND([$Sheet1.B110]&gt;=[.B$25];[$Sheet1.B110]&lt;=[.B$26]));0;1)" office:value-type="float" office:value="0" calcext:value-type="float">
            <text:p>0</text:p>
          </table:table-cell>
          <table:table-cell table:formula="of:=IF(OR(AND([$Sheet1.C110]&gt;=[.C$23];[$Sheet1.C110]&lt;=[.C$24]);AND([$Sheet1.C110]&gt;=[.C$25];[$Sheet1.C110]&lt;=[.C$26]));0;1)" office:value-type="float" office:value="0" calcext:value-type="float">
            <text:p>0</text:p>
          </table:table-cell>
          <table:table-cell table:formula="of:=IF(OR(AND([$Sheet1.D110]&gt;=[.D$23];[$Sheet1.D110]&lt;=[.D$24]);AND([$Sheet1.D110]&gt;=[.D$25];[$Sheet1.D110]&lt;=[.D$26]));0;1)" office:value-type="float" office:value="0" calcext:value-type="float">
            <text:p>0</text:p>
          </table:table-cell>
          <table:table-cell table:formula="of:=IF(OR(AND([$Sheet1.E110]&gt;=[.E$23];[$Sheet1.E110]&lt;=[.E$24]);AND([$Sheet1.E110]&gt;=[.E$25];[$Sheet1.E110]&lt;=[.E$26]));0;1)" office:value-type="float" office:value="0" calcext:value-type="float">
            <text:p>0</text:p>
          </table:table-cell>
          <table:table-cell table:formula="of:=IF(OR(AND([$Sheet1.F110]&gt;=[.F$23];[$Sheet1.F110]&lt;=[.F$24]);AND([$Sheet1.F110]&gt;=[.F$25];[$Sheet1.F110]&lt;=[.F$26]));0;1)" office:value-type="float" office:value="0" calcext:value-type="float">
            <text:p>0</text:p>
          </table:table-cell>
          <table:table-cell table:formula="of:=IF(OR(AND([$Sheet1.G110]&gt;=[.G$23];[$Sheet1.G110]&lt;=[.G$24]);AND([$Sheet1.G110]&gt;=[.G$25];[$Sheet1.G110]&lt;=[.G$26]));0;1)" office:value-type="float" office:value="0" calcext:value-type="float">
            <text:p>0</text:p>
          </table:table-cell>
          <table:table-cell table:formula="of:=IF(OR(AND([$Sheet1.H110]&gt;=[.H$23];[$Sheet1.H110]&lt;=[.H$24]);AND([$Sheet1.H110]&gt;=[.H$25];[$Sheet1.H110]&lt;=[.H$26]));0;1)" office:value-type="float" office:value="0" calcext:value-type="float">
            <text:p>0</text:p>
          </table:table-cell>
          <table:table-cell table:formula="of:=IF(OR(AND([$Sheet1.I110]&gt;=[.I$23];[$Sheet1.I110]&lt;=[.I$24]);AND([$Sheet1.I110]&gt;=[.I$25];[$Sheet1.I110]&lt;=[.I$26]));0;1)" office:value-type="float" office:value="0" calcext:value-type="float">
            <text:p>0</text:p>
          </table:table-cell>
          <table:table-cell table:formula="of:=IF(OR(AND([$Sheet1.J110]&gt;=[.J$23];[$Sheet1.J110]&lt;=[.J$24]);AND([$Sheet1.J110]&gt;=[.J$25];[$Sheet1.J110]&lt;=[.J$26]));0;1)" office:value-type="float" office:value="0" calcext:value-type="float">
            <text:p>0</text:p>
          </table:table-cell>
          <table:table-cell table:formula="of:=IF(OR(AND([$Sheet1.K110]&gt;=[.K$23];[$Sheet1.K110]&lt;=[.K$24]);AND([$Sheet1.K110]&gt;=[.K$25];[$Sheet1.K110]&lt;=[.K$26]));0;1)" office:value-type="float" office:value="0" calcext:value-type="float">
            <text:p>0</text:p>
          </table:table-cell>
          <table:table-cell table:formula="of:=IF(OR(AND([$Sheet1.L110]&gt;=[.L$23];[$Sheet1.L110]&lt;=[.L$24]);AND([$Sheet1.L110]&gt;=[.L$25];[$Sheet1.L110]&lt;=[.L$26]));0;1)" office:value-type="float" office:value="0" calcext:value-type="float">
            <text:p>0</text:p>
          </table:table-cell>
          <table:table-cell table:formula="of:=IF(OR(AND([$Sheet1.M110]&gt;=[.M$23];[$Sheet1.M110]&lt;=[.M$24]);AND([$Sheet1.M110]&gt;=[.M$25];[$Sheet1.M110]&lt;=[.M$26]));0;1)" office:value-type="float" office:value="0" calcext:value-type="float">
            <text:p>0</text:p>
          </table:table-cell>
          <table:table-cell table:formula="of:=IF(OR(AND([$Sheet1.N110]&gt;=[.N$23];[$Sheet1.N110]&lt;=[.N$24]);AND([$Sheet1.N110]&gt;=[.N$25];[$Sheet1.N110]&lt;=[.N$26]));0;1)" office:value-type="float" office:value="0" calcext:value-type="float">
            <text:p>0</text:p>
          </table:table-cell>
          <table:table-cell table:formula="of:=IF(OR(AND([$Sheet1.O110]&gt;=[.O$23];[$Sheet1.O110]&lt;=[.O$24]);AND([$Sheet1.O110]&gt;=[.O$25];[$Sheet1.O110]&lt;=[.O$26]));0;1)" office:value-type="float" office:value="0" calcext:value-type="float">
            <text:p>0</text:p>
          </table:table-cell>
          <table:table-cell table:formula="of:=IF(OR(AND([$Sheet1.P110]&gt;=[.P$23];[$Sheet1.P110]&lt;=[.P$24]);AND([$Sheet1.P110]&gt;=[.P$25];[$Sheet1.P110]&lt;=[.P$26]));0;1)" office:value-type="float" office:value="0" calcext:value-type="float">
            <text:p>0</text:p>
          </table:table-cell>
          <table:table-cell table:formula="of:=IF(OR(AND([$Sheet1.Q110]&gt;=[.Q$23];[$Sheet1.Q110]&lt;=[.Q$24]);AND([$Sheet1.Q110]&gt;=[.Q$25];[$Sheet1.Q110]&lt;=[.Q$26]));0;1)" office:value-type="float" office:value="0" calcext:value-type="float">
            <text:p>0</text:p>
          </table:table-cell>
          <table:table-cell table:formula="of:=IF(OR(AND([$Sheet1.R110]&gt;=[.R$23];[$Sheet1.R110]&lt;=[.R$24]);AND([$Sheet1.R110]&gt;=[.R$25];[$Sheet1.R110]&lt;=[.R$26]));0;1)" office:value-type="float" office:value="0" calcext:value-type="float">
            <text:p>0</text:p>
          </table:table-cell>
          <table:table-cell table:formula="of:=IF(OR(AND([$Sheet1.S110]&gt;=[.S$23];[$Sheet1.S110]&lt;=[.S$24]);AND([$Sheet1.S110]&gt;=[.S$25];[$Sheet1.S110]&lt;=[.S$26]));0;1)" office:value-type="float" office:value="0" calcext:value-type="float">
            <text:p>0</text:p>
          </table:table-cell>
          <table:table-cell table:formula="of:=IF(OR(AND([$Sheet1.T110]&gt;=[.T$23];[$Sheet1.T110]&lt;=[.T$24]);AND([$Sheet1.T110]&gt;=[.T$25];[$Sheet1.T110]&lt;=[.T$26]));0;1)" office:value-type="float" office:value="0" calcext:value-type="float">
            <text:p>0</text:p>
          </table:table-cell>
          <table:table-cell table:formula="of:=IF(OR(AND([$Sheet1.U110]&gt;=[.U$23];[$Sheet1.U110]&lt;=[.U$24]);AND([$Sheet1.U110]&gt;=[.U$25];[$Sheet1.U11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1]&gt;=[.B$23];[$Sheet1.B111]&lt;=[.B$24]);AND([$Sheet1.B111]&gt;=[.B$25];[$Sheet1.B111]&lt;=[.B$26]));0;1)" office:value-type="float" office:value="0" calcext:value-type="float">
            <text:p>0</text:p>
          </table:table-cell>
          <table:table-cell table:formula="of:=IF(OR(AND([$Sheet1.C111]&gt;=[.C$23];[$Sheet1.C111]&lt;=[.C$24]);AND([$Sheet1.C111]&gt;=[.C$25];[$Sheet1.C111]&lt;=[.C$26]));0;1)" office:value-type="float" office:value="0" calcext:value-type="float">
            <text:p>0</text:p>
          </table:table-cell>
          <table:table-cell table:formula="of:=IF(OR(AND([$Sheet1.D111]&gt;=[.D$23];[$Sheet1.D111]&lt;=[.D$24]);AND([$Sheet1.D111]&gt;=[.D$25];[$Sheet1.D111]&lt;=[.D$26]));0;1)" office:value-type="float" office:value="0" calcext:value-type="float">
            <text:p>0</text:p>
          </table:table-cell>
          <table:table-cell table:formula="of:=IF(OR(AND([$Sheet1.E111]&gt;=[.E$23];[$Sheet1.E111]&lt;=[.E$24]);AND([$Sheet1.E111]&gt;=[.E$25];[$Sheet1.E111]&lt;=[.E$26]));0;1)" office:value-type="float" office:value="0" calcext:value-type="float">
            <text:p>0</text:p>
          </table:table-cell>
          <table:table-cell table:formula="of:=IF(OR(AND([$Sheet1.F111]&gt;=[.F$23];[$Sheet1.F111]&lt;=[.F$24]);AND([$Sheet1.F111]&gt;=[.F$25];[$Sheet1.F111]&lt;=[.F$26]));0;1)" office:value-type="float" office:value="0" calcext:value-type="float">
            <text:p>0</text:p>
          </table:table-cell>
          <table:table-cell table:formula="of:=IF(OR(AND([$Sheet1.G111]&gt;=[.G$23];[$Sheet1.G111]&lt;=[.G$24]);AND([$Sheet1.G111]&gt;=[.G$25];[$Sheet1.G111]&lt;=[.G$26]));0;1)" office:value-type="float" office:value="0" calcext:value-type="float">
            <text:p>0</text:p>
          </table:table-cell>
          <table:table-cell table:formula="of:=IF(OR(AND([$Sheet1.H111]&gt;=[.H$23];[$Sheet1.H111]&lt;=[.H$24]);AND([$Sheet1.H111]&gt;=[.H$25];[$Sheet1.H111]&lt;=[.H$26]));0;1)" office:value-type="float" office:value="0" calcext:value-type="float">
            <text:p>0</text:p>
          </table:table-cell>
          <table:table-cell table:formula="of:=IF(OR(AND([$Sheet1.I111]&gt;=[.I$23];[$Sheet1.I111]&lt;=[.I$24]);AND([$Sheet1.I111]&gt;=[.I$25];[$Sheet1.I111]&lt;=[.I$26]));0;1)" office:value-type="float" office:value="0" calcext:value-type="float">
            <text:p>0</text:p>
          </table:table-cell>
          <table:table-cell table:formula="of:=IF(OR(AND([$Sheet1.J111]&gt;=[.J$23];[$Sheet1.J111]&lt;=[.J$24]);AND([$Sheet1.J111]&gt;=[.J$25];[$Sheet1.J111]&lt;=[.J$26]));0;1)" office:value-type="float" office:value="0" calcext:value-type="float">
            <text:p>0</text:p>
          </table:table-cell>
          <table:table-cell table:formula="of:=IF(OR(AND([$Sheet1.K111]&gt;=[.K$23];[$Sheet1.K111]&lt;=[.K$24]);AND([$Sheet1.K111]&gt;=[.K$25];[$Sheet1.K111]&lt;=[.K$26]));0;1)" office:value-type="float" office:value="0" calcext:value-type="float">
            <text:p>0</text:p>
          </table:table-cell>
          <table:table-cell table:formula="of:=IF(OR(AND([$Sheet1.L111]&gt;=[.L$23];[$Sheet1.L111]&lt;=[.L$24]);AND([$Sheet1.L111]&gt;=[.L$25];[$Sheet1.L111]&lt;=[.L$26]));0;1)" office:value-type="float" office:value="0" calcext:value-type="float">
            <text:p>0</text:p>
          </table:table-cell>
          <table:table-cell table:formula="of:=IF(OR(AND([$Sheet1.M111]&gt;=[.M$23];[$Sheet1.M111]&lt;=[.M$24]);AND([$Sheet1.M111]&gt;=[.M$25];[$Sheet1.M111]&lt;=[.M$26]));0;1)" office:value-type="float" office:value="0" calcext:value-type="float">
            <text:p>0</text:p>
          </table:table-cell>
          <table:table-cell table:formula="of:=IF(OR(AND([$Sheet1.N111]&gt;=[.N$23];[$Sheet1.N111]&lt;=[.N$24]);AND([$Sheet1.N111]&gt;=[.N$25];[$Sheet1.N111]&lt;=[.N$26]));0;1)" office:value-type="float" office:value="0" calcext:value-type="float">
            <text:p>0</text:p>
          </table:table-cell>
          <table:table-cell table:formula="of:=IF(OR(AND([$Sheet1.O111]&gt;=[.O$23];[$Sheet1.O111]&lt;=[.O$24]);AND([$Sheet1.O111]&gt;=[.O$25];[$Sheet1.O111]&lt;=[.O$26]));0;1)" office:value-type="float" office:value="0" calcext:value-type="float">
            <text:p>0</text:p>
          </table:table-cell>
          <table:table-cell table:formula="of:=IF(OR(AND([$Sheet1.P111]&gt;=[.P$23];[$Sheet1.P111]&lt;=[.P$24]);AND([$Sheet1.P111]&gt;=[.P$25];[$Sheet1.P111]&lt;=[.P$26]));0;1)" office:value-type="float" office:value="0" calcext:value-type="float">
            <text:p>0</text:p>
          </table:table-cell>
          <table:table-cell table:formula="of:=IF(OR(AND([$Sheet1.Q111]&gt;=[.Q$23];[$Sheet1.Q111]&lt;=[.Q$24]);AND([$Sheet1.Q111]&gt;=[.Q$25];[$Sheet1.Q111]&lt;=[.Q$26]));0;1)" office:value-type="float" office:value="0" calcext:value-type="float">
            <text:p>0</text:p>
          </table:table-cell>
          <table:table-cell table:formula="of:=IF(OR(AND([$Sheet1.R111]&gt;=[.R$23];[$Sheet1.R111]&lt;=[.R$24]);AND([$Sheet1.R111]&gt;=[.R$25];[$Sheet1.R111]&lt;=[.R$26]));0;1)" office:value-type="float" office:value="0" calcext:value-type="float">
            <text:p>0</text:p>
          </table:table-cell>
          <table:table-cell table:formula="of:=IF(OR(AND([$Sheet1.S111]&gt;=[.S$23];[$Sheet1.S111]&lt;=[.S$24]);AND([$Sheet1.S111]&gt;=[.S$25];[$Sheet1.S111]&lt;=[.S$26]));0;1)" office:value-type="float" office:value="0" calcext:value-type="float">
            <text:p>0</text:p>
          </table:table-cell>
          <table:table-cell table:formula="of:=IF(OR(AND([$Sheet1.T111]&gt;=[.T$23];[$Sheet1.T111]&lt;=[.T$24]);AND([$Sheet1.T111]&gt;=[.T$25];[$Sheet1.T111]&lt;=[.T$26]));0;1)" office:value-type="float" office:value="0" calcext:value-type="float">
            <text:p>0</text:p>
          </table:table-cell>
          <table:table-cell table:formula="of:=IF(OR(AND([$Sheet1.U111]&gt;=[.U$23];[$Sheet1.U111]&lt;=[.U$24]);AND([$Sheet1.U111]&gt;=[.U$25];[$Sheet1.U11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2]&gt;=[.B$23];[$Sheet1.B112]&lt;=[.B$24]);AND([$Sheet1.B112]&gt;=[.B$25];[$Sheet1.B112]&lt;=[.B$26]));0;1)" office:value-type="float" office:value="0" calcext:value-type="float">
            <text:p>0</text:p>
          </table:table-cell>
          <table:table-cell table:formula="of:=IF(OR(AND([$Sheet1.C112]&gt;=[.C$23];[$Sheet1.C112]&lt;=[.C$24]);AND([$Sheet1.C112]&gt;=[.C$25];[$Sheet1.C112]&lt;=[.C$26]));0;1)" office:value-type="float" office:value="0" calcext:value-type="float">
            <text:p>0</text:p>
          </table:table-cell>
          <table:table-cell table:formula="of:=IF(OR(AND([$Sheet1.D112]&gt;=[.D$23];[$Sheet1.D112]&lt;=[.D$24]);AND([$Sheet1.D112]&gt;=[.D$25];[$Sheet1.D112]&lt;=[.D$26]));0;1)" office:value-type="float" office:value="0" calcext:value-type="float">
            <text:p>0</text:p>
          </table:table-cell>
          <table:table-cell table:formula="of:=IF(OR(AND([$Sheet1.E112]&gt;=[.E$23];[$Sheet1.E112]&lt;=[.E$24]);AND([$Sheet1.E112]&gt;=[.E$25];[$Sheet1.E112]&lt;=[.E$26]));0;1)" office:value-type="float" office:value="0" calcext:value-type="float">
            <text:p>0</text:p>
          </table:table-cell>
          <table:table-cell table:formula="of:=IF(OR(AND([$Sheet1.F112]&gt;=[.F$23];[$Sheet1.F112]&lt;=[.F$24]);AND([$Sheet1.F112]&gt;=[.F$25];[$Sheet1.F112]&lt;=[.F$26]));0;1)" office:value-type="float" office:value="0" calcext:value-type="float">
            <text:p>0</text:p>
          </table:table-cell>
          <table:table-cell table:formula="of:=IF(OR(AND([$Sheet1.G112]&gt;=[.G$23];[$Sheet1.G112]&lt;=[.G$24]);AND([$Sheet1.G112]&gt;=[.G$25];[$Sheet1.G112]&lt;=[.G$26]));0;1)" office:value-type="float" office:value="0" calcext:value-type="float">
            <text:p>0</text:p>
          </table:table-cell>
          <table:table-cell table:formula="of:=IF(OR(AND([$Sheet1.H112]&gt;=[.H$23];[$Sheet1.H112]&lt;=[.H$24]);AND([$Sheet1.H112]&gt;=[.H$25];[$Sheet1.H112]&lt;=[.H$26]));0;1)" office:value-type="float" office:value="0" calcext:value-type="float">
            <text:p>0</text:p>
          </table:table-cell>
          <table:table-cell table:formula="of:=IF(OR(AND([$Sheet1.I112]&gt;=[.I$23];[$Sheet1.I112]&lt;=[.I$24]);AND([$Sheet1.I112]&gt;=[.I$25];[$Sheet1.I112]&lt;=[.I$26]));0;1)" office:value-type="float" office:value="0" calcext:value-type="float">
            <text:p>0</text:p>
          </table:table-cell>
          <table:table-cell table:formula="of:=IF(OR(AND([$Sheet1.J112]&gt;=[.J$23];[$Sheet1.J112]&lt;=[.J$24]);AND([$Sheet1.J112]&gt;=[.J$25];[$Sheet1.J112]&lt;=[.J$26]));0;1)" office:value-type="float" office:value="0" calcext:value-type="float">
            <text:p>0</text:p>
          </table:table-cell>
          <table:table-cell table:formula="of:=IF(OR(AND([$Sheet1.K112]&gt;=[.K$23];[$Sheet1.K112]&lt;=[.K$24]);AND([$Sheet1.K112]&gt;=[.K$25];[$Sheet1.K112]&lt;=[.K$26]));0;1)" office:value-type="float" office:value="0" calcext:value-type="float">
            <text:p>0</text:p>
          </table:table-cell>
          <table:table-cell table:formula="of:=IF(OR(AND([$Sheet1.L112]&gt;=[.L$23];[$Sheet1.L112]&lt;=[.L$24]);AND([$Sheet1.L112]&gt;=[.L$25];[$Sheet1.L112]&lt;=[.L$26]));0;1)" office:value-type="float" office:value="0" calcext:value-type="float">
            <text:p>0</text:p>
          </table:table-cell>
          <table:table-cell table:formula="of:=IF(OR(AND([$Sheet1.M112]&gt;=[.M$23];[$Sheet1.M112]&lt;=[.M$24]);AND([$Sheet1.M112]&gt;=[.M$25];[$Sheet1.M112]&lt;=[.M$26]));0;1)" office:value-type="float" office:value="0" calcext:value-type="float">
            <text:p>0</text:p>
          </table:table-cell>
          <table:table-cell table:formula="of:=IF(OR(AND([$Sheet1.N112]&gt;=[.N$23];[$Sheet1.N112]&lt;=[.N$24]);AND([$Sheet1.N112]&gt;=[.N$25];[$Sheet1.N112]&lt;=[.N$26]));0;1)" office:value-type="float" office:value="0" calcext:value-type="float">
            <text:p>0</text:p>
          </table:table-cell>
          <table:table-cell table:formula="of:=IF(OR(AND([$Sheet1.O112]&gt;=[.O$23];[$Sheet1.O112]&lt;=[.O$24]);AND([$Sheet1.O112]&gt;=[.O$25];[$Sheet1.O112]&lt;=[.O$26]));0;1)" office:value-type="float" office:value="0" calcext:value-type="float">
            <text:p>0</text:p>
          </table:table-cell>
          <table:table-cell table:formula="of:=IF(OR(AND([$Sheet1.P112]&gt;=[.P$23];[$Sheet1.P112]&lt;=[.P$24]);AND([$Sheet1.P112]&gt;=[.P$25];[$Sheet1.P112]&lt;=[.P$26]));0;1)" office:value-type="float" office:value="0" calcext:value-type="float">
            <text:p>0</text:p>
          </table:table-cell>
          <table:table-cell table:formula="of:=IF(OR(AND([$Sheet1.Q112]&gt;=[.Q$23];[$Sheet1.Q112]&lt;=[.Q$24]);AND([$Sheet1.Q112]&gt;=[.Q$25];[$Sheet1.Q112]&lt;=[.Q$26]));0;1)" office:value-type="float" office:value="0" calcext:value-type="float">
            <text:p>0</text:p>
          </table:table-cell>
          <table:table-cell table:formula="of:=IF(OR(AND([$Sheet1.R112]&gt;=[.R$23];[$Sheet1.R112]&lt;=[.R$24]);AND([$Sheet1.R112]&gt;=[.R$25];[$Sheet1.R112]&lt;=[.R$26]));0;1)" office:value-type="float" office:value="0" calcext:value-type="float">
            <text:p>0</text:p>
          </table:table-cell>
          <table:table-cell table:formula="of:=IF(OR(AND([$Sheet1.S112]&gt;=[.S$23];[$Sheet1.S112]&lt;=[.S$24]);AND([$Sheet1.S112]&gt;=[.S$25];[$Sheet1.S112]&lt;=[.S$26]));0;1)" office:value-type="float" office:value="0" calcext:value-type="float">
            <text:p>0</text:p>
          </table:table-cell>
          <table:table-cell table:formula="of:=IF(OR(AND([$Sheet1.T112]&gt;=[.T$23];[$Sheet1.T112]&lt;=[.T$24]);AND([$Sheet1.T112]&gt;=[.T$25];[$Sheet1.T112]&lt;=[.T$26]));0;1)" office:value-type="float" office:value="0" calcext:value-type="float">
            <text:p>0</text:p>
          </table:table-cell>
          <table:table-cell table:formula="of:=IF(OR(AND([$Sheet1.U112]&gt;=[.U$23];[$Sheet1.U112]&lt;=[.U$24]);AND([$Sheet1.U112]&gt;=[.U$25];[$Sheet1.U11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3]&gt;=[.B$23];[$Sheet1.B113]&lt;=[.B$24]);AND([$Sheet1.B113]&gt;=[.B$25];[$Sheet1.B113]&lt;=[.B$26]));0;1)" office:value-type="float" office:value="0" calcext:value-type="float">
            <text:p>0</text:p>
          </table:table-cell>
          <table:table-cell table:formula="of:=IF(OR(AND([$Sheet1.C113]&gt;=[.C$23];[$Sheet1.C113]&lt;=[.C$24]);AND([$Sheet1.C113]&gt;=[.C$25];[$Sheet1.C113]&lt;=[.C$26]));0;1)" office:value-type="float" office:value="0" calcext:value-type="float">
            <text:p>0</text:p>
          </table:table-cell>
          <table:table-cell table:formula="of:=IF(OR(AND([$Sheet1.D113]&gt;=[.D$23];[$Sheet1.D113]&lt;=[.D$24]);AND([$Sheet1.D113]&gt;=[.D$25];[$Sheet1.D113]&lt;=[.D$26]));0;1)" office:value-type="float" office:value="0" calcext:value-type="float">
            <text:p>0</text:p>
          </table:table-cell>
          <table:table-cell table:formula="of:=IF(OR(AND([$Sheet1.E113]&gt;=[.E$23];[$Sheet1.E113]&lt;=[.E$24]);AND([$Sheet1.E113]&gt;=[.E$25];[$Sheet1.E113]&lt;=[.E$26]));0;1)" office:value-type="float" office:value="0" calcext:value-type="float">
            <text:p>0</text:p>
          </table:table-cell>
          <table:table-cell table:formula="of:=IF(OR(AND([$Sheet1.F113]&gt;=[.F$23];[$Sheet1.F113]&lt;=[.F$24]);AND([$Sheet1.F113]&gt;=[.F$25];[$Sheet1.F113]&lt;=[.F$26]));0;1)" office:value-type="float" office:value="0" calcext:value-type="float">
            <text:p>0</text:p>
          </table:table-cell>
          <table:table-cell table:formula="of:=IF(OR(AND([$Sheet1.G113]&gt;=[.G$23];[$Sheet1.G113]&lt;=[.G$24]);AND([$Sheet1.G113]&gt;=[.G$25];[$Sheet1.G113]&lt;=[.G$26]));0;1)" office:value-type="float" office:value="0" calcext:value-type="float">
            <text:p>0</text:p>
          </table:table-cell>
          <table:table-cell table:formula="of:=IF(OR(AND([$Sheet1.H113]&gt;=[.H$23];[$Sheet1.H113]&lt;=[.H$24]);AND([$Sheet1.H113]&gt;=[.H$25];[$Sheet1.H113]&lt;=[.H$26]));0;1)" office:value-type="float" office:value="0" calcext:value-type="float">
            <text:p>0</text:p>
          </table:table-cell>
          <table:table-cell table:formula="of:=IF(OR(AND([$Sheet1.I113]&gt;=[.I$23];[$Sheet1.I113]&lt;=[.I$24]);AND([$Sheet1.I113]&gt;=[.I$25];[$Sheet1.I113]&lt;=[.I$26]));0;1)" office:value-type="float" office:value="0" calcext:value-type="float">
            <text:p>0</text:p>
          </table:table-cell>
          <table:table-cell table:formula="of:=IF(OR(AND([$Sheet1.J113]&gt;=[.J$23];[$Sheet1.J113]&lt;=[.J$24]);AND([$Sheet1.J113]&gt;=[.J$25];[$Sheet1.J113]&lt;=[.J$26]));0;1)" office:value-type="float" office:value="0" calcext:value-type="float">
            <text:p>0</text:p>
          </table:table-cell>
          <table:table-cell table:formula="of:=IF(OR(AND([$Sheet1.K113]&gt;=[.K$23];[$Sheet1.K113]&lt;=[.K$24]);AND([$Sheet1.K113]&gt;=[.K$25];[$Sheet1.K113]&lt;=[.K$26]));0;1)" office:value-type="float" office:value="0" calcext:value-type="float">
            <text:p>0</text:p>
          </table:table-cell>
          <table:table-cell table:formula="of:=IF(OR(AND([$Sheet1.L113]&gt;=[.L$23];[$Sheet1.L113]&lt;=[.L$24]);AND([$Sheet1.L113]&gt;=[.L$25];[$Sheet1.L113]&lt;=[.L$26]));0;1)" office:value-type="float" office:value="0" calcext:value-type="float">
            <text:p>0</text:p>
          </table:table-cell>
          <table:table-cell table:formula="of:=IF(OR(AND([$Sheet1.M113]&gt;=[.M$23];[$Sheet1.M113]&lt;=[.M$24]);AND([$Sheet1.M113]&gt;=[.M$25];[$Sheet1.M113]&lt;=[.M$26]));0;1)" office:value-type="float" office:value="0" calcext:value-type="float">
            <text:p>0</text:p>
          </table:table-cell>
          <table:table-cell table:formula="of:=IF(OR(AND([$Sheet1.N113]&gt;=[.N$23];[$Sheet1.N113]&lt;=[.N$24]);AND([$Sheet1.N113]&gt;=[.N$25];[$Sheet1.N113]&lt;=[.N$26]));0;1)" office:value-type="float" office:value="0" calcext:value-type="float">
            <text:p>0</text:p>
          </table:table-cell>
          <table:table-cell table:formula="of:=IF(OR(AND([$Sheet1.O113]&gt;=[.O$23];[$Sheet1.O113]&lt;=[.O$24]);AND([$Sheet1.O113]&gt;=[.O$25];[$Sheet1.O113]&lt;=[.O$26]));0;1)" office:value-type="float" office:value="0" calcext:value-type="float">
            <text:p>0</text:p>
          </table:table-cell>
          <table:table-cell table:formula="of:=IF(OR(AND([$Sheet1.P113]&gt;=[.P$23];[$Sheet1.P113]&lt;=[.P$24]);AND([$Sheet1.P113]&gt;=[.P$25];[$Sheet1.P113]&lt;=[.P$26]));0;1)" office:value-type="float" office:value="0" calcext:value-type="float">
            <text:p>0</text:p>
          </table:table-cell>
          <table:table-cell table:formula="of:=IF(OR(AND([$Sheet1.Q113]&gt;=[.Q$23];[$Sheet1.Q113]&lt;=[.Q$24]);AND([$Sheet1.Q113]&gt;=[.Q$25];[$Sheet1.Q113]&lt;=[.Q$26]));0;1)" office:value-type="float" office:value="0" calcext:value-type="float">
            <text:p>0</text:p>
          </table:table-cell>
          <table:table-cell table:formula="of:=IF(OR(AND([$Sheet1.R113]&gt;=[.R$23];[$Sheet1.R113]&lt;=[.R$24]);AND([$Sheet1.R113]&gt;=[.R$25];[$Sheet1.R113]&lt;=[.R$26]));0;1)" office:value-type="float" office:value="0" calcext:value-type="float">
            <text:p>0</text:p>
          </table:table-cell>
          <table:table-cell table:formula="of:=IF(OR(AND([$Sheet1.S113]&gt;=[.S$23];[$Sheet1.S113]&lt;=[.S$24]);AND([$Sheet1.S113]&gt;=[.S$25];[$Sheet1.S113]&lt;=[.S$26]));0;1)" office:value-type="float" office:value="0" calcext:value-type="float">
            <text:p>0</text:p>
          </table:table-cell>
          <table:table-cell table:formula="of:=IF(OR(AND([$Sheet1.T113]&gt;=[.T$23];[$Sheet1.T113]&lt;=[.T$24]);AND([$Sheet1.T113]&gt;=[.T$25];[$Sheet1.T113]&lt;=[.T$26]));0;1)" office:value-type="float" office:value="0" calcext:value-type="float">
            <text:p>0</text:p>
          </table:table-cell>
          <table:table-cell table:formula="of:=IF(OR(AND([$Sheet1.U113]&gt;=[.U$23];[$Sheet1.U113]&lt;=[.U$24]);AND([$Sheet1.U113]&gt;=[.U$25];[$Sheet1.U11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4]&gt;=[.B$23];[$Sheet1.B114]&lt;=[.B$24]);AND([$Sheet1.B114]&gt;=[.B$25];[$Sheet1.B114]&lt;=[.B$26]));0;1)" office:value-type="float" office:value="0" calcext:value-type="float">
            <text:p>0</text:p>
          </table:table-cell>
          <table:table-cell table:formula="of:=IF(OR(AND([$Sheet1.C114]&gt;=[.C$23];[$Sheet1.C114]&lt;=[.C$24]);AND([$Sheet1.C114]&gt;=[.C$25];[$Sheet1.C114]&lt;=[.C$26]));0;1)" office:value-type="float" office:value="0" calcext:value-type="float">
            <text:p>0</text:p>
          </table:table-cell>
          <table:table-cell table:formula="of:=IF(OR(AND([$Sheet1.D114]&gt;=[.D$23];[$Sheet1.D114]&lt;=[.D$24]);AND([$Sheet1.D114]&gt;=[.D$25];[$Sheet1.D114]&lt;=[.D$26]));0;1)" office:value-type="float" office:value="0" calcext:value-type="float">
            <text:p>0</text:p>
          </table:table-cell>
          <table:table-cell table:formula="of:=IF(OR(AND([$Sheet1.E114]&gt;=[.E$23];[$Sheet1.E114]&lt;=[.E$24]);AND([$Sheet1.E114]&gt;=[.E$25];[$Sheet1.E114]&lt;=[.E$26]));0;1)" office:value-type="float" office:value="0" calcext:value-type="float">
            <text:p>0</text:p>
          </table:table-cell>
          <table:table-cell table:formula="of:=IF(OR(AND([$Sheet1.F114]&gt;=[.F$23];[$Sheet1.F114]&lt;=[.F$24]);AND([$Sheet1.F114]&gt;=[.F$25];[$Sheet1.F114]&lt;=[.F$26]));0;1)" office:value-type="float" office:value="0" calcext:value-type="float">
            <text:p>0</text:p>
          </table:table-cell>
          <table:table-cell table:formula="of:=IF(OR(AND([$Sheet1.G114]&gt;=[.G$23];[$Sheet1.G114]&lt;=[.G$24]);AND([$Sheet1.G114]&gt;=[.G$25];[$Sheet1.G114]&lt;=[.G$26]));0;1)" office:value-type="float" office:value="0" calcext:value-type="float">
            <text:p>0</text:p>
          </table:table-cell>
          <table:table-cell table:formula="of:=IF(OR(AND([$Sheet1.H114]&gt;=[.H$23];[$Sheet1.H114]&lt;=[.H$24]);AND([$Sheet1.H114]&gt;=[.H$25];[$Sheet1.H114]&lt;=[.H$26]));0;1)" office:value-type="float" office:value="0" calcext:value-type="float">
            <text:p>0</text:p>
          </table:table-cell>
          <table:table-cell table:formula="of:=IF(OR(AND([$Sheet1.I114]&gt;=[.I$23];[$Sheet1.I114]&lt;=[.I$24]);AND([$Sheet1.I114]&gt;=[.I$25];[$Sheet1.I114]&lt;=[.I$26]));0;1)" office:value-type="float" office:value="0" calcext:value-type="float">
            <text:p>0</text:p>
          </table:table-cell>
          <table:table-cell table:formula="of:=IF(OR(AND([$Sheet1.J114]&gt;=[.J$23];[$Sheet1.J114]&lt;=[.J$24]);AND([$Sheet1.J114]&gt;=[.J$25];[$Sheet1.J114]&lt;=[.J$26]));0;1)" office:value-type="float" office:value="0" calcext:value-type="float">
            <text:p>0</text:p>
          </table:table-cell>
          <table:table-cell table:formula="of:=IF(OR(AND([$Sheet1.K114]&gt;=[.K$23];[$Sheet1.K114]&lt;=[.K$24]);AND([$Sheet1.K114]&gt;=[.K$25];[$Sheet1.K114]&lt;=[.K$26]));0;1)" office:value-type="float" office:value="0" calcext:value-type="float">
            <text:p>0</text:p>
          </table:table-cell>
          <table:table-cell table:formula="of:=IF(OR(AND([$Sheet1.L114]&gt;=[.L$23];[$Sheet1.L114]&lt;=[.L$24]);AND([$Sheet1.L114]&gt;=[.L$25];[$Sheet1.L114]&lt;=[.L$26]));0;1)" office:value-type="float" office:value="0" calcext:value-type="float">
            <text:p>0</text:p>
          </table:table-cell>
          <table:table-cell table:formula="of:=IF(OR(AND([$Sheet1.M114]&gt;=[.M$23];[$Sheet1.M114]&lt;=[.M$24]);AND([$Sheet1.M114]&gt;=[.M$25];[$Sheet1.M114]&lt;=[.M$26]));0;1)" office:value-type="float" office:value="0" calcext:value-type="float">
            <text:p>0</text:p>
          </table:table-cell>
          <table:table-cell table:formula="of:=IF(OR(AND([$Sheet1.N114]&gt;=[.N$23];[$Sheet1.N114]&lt;=[.N$24]);AND([$Sheet1.N114]&gt;=[.N$25];[$Sheet1.N114]&lt;=[.N$26]));0;1)" office:value-type="float" office:value="0" calcext:value-type="float">
            <text:p>0</text:p>
          </table:table-cell>
          <table:table-cell table:formula="of:=IF(OR(AND([$Sheet1.O114]&gt;=[.O$23];[$Sheet1.O114]&lt;=[.O$24]);AND([$Sheet1.O114]&gt;=[.O$25];[$Sheet1.O114]&lt;=[.O$26]));0;1)" office:value-type="float" office:value="0" calcext:value-type="float">
            <text:p>0</text:p>
          </table:table-cell>
          <table:table-cell table:formula="of:=IF(OR(AND([$Sheet1.P114]&gt;=[.P$23];[$Sheet1.P114]&lt;=[.P$24]);AND([$Sheet1.P114]&gt;=[.P$25];[$Sheet1.P114]&lt;=[.P$26]));0;1)" office:value-type="float" office:value="0" calcext:value-type="float">
            <text:p>0</text:p>
          </table:table-cell>
          <table:table-cell table:formula="of:=IF(OR(AND([$Sheet1.Q114]&gt;=[.Q$23];[$Sheet1.Q114]&lt;=[.Q$24]);AND([$Sheet1.Q114]&gt;=[.Q$25];[$Sheet1.Q114]&lt;=[.Q$26]));0;1)" office:value-type="float" office:value="0" calcext:value-type="float">
            <text:p>0</text:p>
          </table:table-cell>
          <table:table-cell table:formula="of:=IF(OR(AND([$Sheet1.R114]&gt;=[.R$23];[$Sheet1.R114]&lt;=[.R$24]);AND([$Sheet1.R114]&gt;=[.R$25];[$Sheet1.R114]&lt;=[.R$26]));0;1)" office:value-type="float" office:value="0" calcext:value-type="float">
            <text:p>0</text:p>
          </table:table-cell>
          <table:table-cell table:formula="of:=IF(OR(AND([$Sheet1.S114]&gt;=[.S$23];[$Sheet1.S114]&lt;=[.S$24]);AND([$Sheet1.S114]&gt;=[.S$25];[$Sheet1.S114]&lt;=[.S$26]));0;1)" office:value-type="float" office:value="0" calcext:value-type="float">
            <text:p>0</text:p>
          </table:table-cell>
          <table:table-cell table:formula="of:=IF(OR(AND([$Sheet1.T114]&gt;=[.T$23];[$Sheet1.T114]&lt;=[.T$24]);AND([$Sheet1.T114]&gt;=[.T$25];[$Sheet1.T114]&lt;=[.T$26]));0;1)" office:value-type="float" office:value="0" calcext:value-type="float">
            <text:p>0</text:p>
          </table:table-cell>
          <table:table-cell table:formula="of:=IF(OR(AND([$Sheet1.U114]&gt;=[.U$23];[$Sheet1.U114]&lt;=[.U$24]);AND([$Sheet1.U114]&gt;=[.U$25];[$Sheet1.U11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5]&gt;=[.B$23];[$Sheet1.B115]&lt;=[.B$24]);AND([$Sheet1.B115]&gt;=[.B$25];[$Sheet1.B115]&lt;=[.B$26]));0;1)" office:value-type="float" office:value="0" calcext:value-type="float">
            <text:p>0</text:p>
          </table:table-cell>
          <table:table-cell table:formula="of:=IF(OR(AND([$Sheet1.C115]&gt;=[.C$23];[$Sheet1.C115]&lt;=[.C$24]);AND([$Sheet1.C115]&gt;=[.C$25];[$Sheet1.C115]&lt;=[.C$26]));0;1)" office:value-type="float" office:value="0" calcext:value-type="float">
            <text:p>0</text:p>
          </table:table-cell>
          <table:table-cell table:formula="of:=IF(OR(AND([$Sheet1.D115]&gt;=[.D$23];[$Sheet1.D115]&lt;=[.D$24]);AND([$Sheet1.D115]&gt;=[.D$25];[$Sheet1.D115]&lt;=[.D$26]));0;1)" office:value-type="float" office:value="0" calcext:value-type="float">
            <text:p>0</text:p>
          </table:table-cell>
          <table:table-cell table:formula="of:=IF(OR(AND([$Sheet1.E115]&gt;=[.E$23];[$Sheet1.E115]&lt;=[.E$24]);AND([$Sheet1.E115]&gt;=[.E$25];[$Sheet1.E115]&lt;=[.E$26]));0;1)" office:value-type="float" office:value="0" calcext:value-type="float">
            <text:p>0</text:p>
          </table:table-cell>
          <table:table-cell table:formula="of:=IF(OR(AND([$Sheet1.F115]&gt;=[.F$23];[$Sheet1.F115]&lt;=[.F$24]);AND([$Sheet1.F115]&gt;=[.F$25];[$Sheet1.F115]&lt;=[.F$26]));0;1)" office:value-type="float" office:value="0" calcext:value-type="float">
            <text:p>0</text:p>
          </table:table-cell>
          <table:table-cell table:formula="of:=IF(OR(AND([$Sheet1.G115]&gt;=[.G$23];[$Sheet1.G115]&lt;=[.G$24]);AND([$Sheet1.G115]&gt;=[.G$25];[$Sheet1.G115]&lt;=[.G$26]));0;1)" office:value-type="float" office:value="0" calcext:value-type="float">
            <text:p>0</text:p>
          </table:table-cell>
          <table:table-cell table:formula="of:=IF(OR(AND([$Sheet1.H115]&gt;=[.H$23];[$Sheet1.H115]&lt;=[.H$24]);AND([$Sheet1.H115]&gt;=[.H$25];[$Sheet1.H115]&lt;=[.H$26]));0;1)" office:value-type="float" office:value="0" calcext:value-type="float">
            <text:p>0</text:p>
          </table:table-cell>
          <table:table-cell table:formula="of:=IF(OR(AND([$Sheet1.I115]&gt;=[.I$23];[$Sheet1.I115]&lt;=[.I$24]);AND([$Sheet1.I115]&gt;=[.I$25];[$Sheet1.I115]&lt;=[.I$26]));0;1)" office:value-type="float" office:value="0" calcext:value-type="float">
            <text:p>0</text:p>
          </table:table-cell>
          <table:table-cell table:formula="of:=IF(OR(AND([$Sheet1.J115]&gt;=[.J$23];[$Sheet1.J115]&lt;=[.J$24]);AND([$Sheet1.J115]&gt;=[.J$25];[$Sheet1.J115]&lt;=[.J$26]));0;1)" office:value-type="float" office:value="0" calcext:value-type="float">
            <text:p>0</text:p>
          </table:table-cell>
          <table:table-cell table:formula="of:=IF(OR(AND([$Sheet1.K115]&gt;=[.K$23];[$Sheet1.K115]&lt;=[.K$24]);AND([$Sheet1.K115]&gt;=[.K$25];[$Sheet1.K115]&lt;=[.K$26]));0;1)" office:value-type="float" office:value="0" calcext:value-type="float">
            <text:p>0</text:p>
          </table:table-cell>
          <table:table-cell table:formula="of:=IF(OR(AND([$Sheet1.L115]&gt;=[.L$23];[$Sheet1.L115]&lt;=[.L$24]);AND([$Sheet1.L115]&gt;=[.L$25];[$Sheet1.L115]&lt;=[.L$26]));0;1)" office:value-type="float" office:value="0" calcext:value-type="float">
            <text:p>0</text:p>
          </table:table-cell>
          <table:table-cell table:formula="of:=IF(OR(AND([$Sheet1.M115]&gt;=[.M$23];[$Sheet1.M115]&lt;=[.M$24]);AND([$Sheet1.M115]&gt;=[.M$25];[$Sheet1.M115]&lt;=[.M$26]));0;1)" office:value-type="float" office:value="0" calcext:value-type="float">
            <text:p>0</text:p>
          </table:table-cell>
          <table:table-cell table:formula="of:=IF(OR(AND([$Sheet1.N115]&gt;=[.N$23];[$Sheet1.N115]&lt;=[.N$24]);AND([$Sheet1.N115]&gt;=[.N$25];[$Sheet1.N115]&lt;=[.N$26]));0;1)" office:value-type="float" office:value="0" calcext:value-type="float">
            <text:p>0</text:p>
          </table:table-cell>
          <table:table-cell table:formula="of:=IF(OR(AND([$Sheet1.O115]&gt;=[.O$23];[$Sheet1.O115]&lt;=[.O$24]);AND([$Sheet1.O115]&gt;=[.O$25];[$Sheet1.O115]&lt;=[.O$26]));0;1)" office:value-type="float" office:value="0" calcext:value-type="float">
            <text:p>0</text:p>
          </table:table-cell>
          <table:table-cell table:formula="of:=IF(OR(AND([$Sheet1.P115]&gt;=[.P$23];[$Sheet1.P115]&lt;=[.P$24]);AND([$Sheet1.P115]&gt;=[.P$25];[$Sheet1.P115]&lt;=[.P$26]));0;1)" office:value-type="float" office:value="0" calcext:value-type="float">
            <text:p>0</text:p>
          </table:table-cell>
          <table:table-cell table:formula="of:=IF(OR(AND([$Sheet1.Q115]&gt;=[.Q$23];[$Sheet1.Q115]&lt;=[.Q$24]);AND([$Sheet1.Q115]&gt;=[.Q$25];[$Sheet1.Q115]&lt;=[.Q$26]));0;1)" office:value-type="float" office:value="0" calcext:value-type="float">
            <text:p>0</text:p>
          </table:table-cell>
          <table:table-cell table:formula="of:=IF(OR(AND([$Sheet1.R115]&gt;=[.R$23];[$Sheet1.R115]&lt;=[.R$24]);AND([$Sheet1.R115]&gt;=[.R$25];[$Sheet1.R115]&lt;=[.R$26]));0;1)" office:value-type="float" office:value="0" calcext:value-type="float">
            <text:p>0</text:p>
          </table:table-cell>
          <table:table-cell table:formula="of:=IF(OR(AND([$Sheet1.S115]&gt;=[.S$23];[$Sheet1.S115]&lt;=[.S$24]);AND([$Sheet1.S115]&gt;=[.S$25];[$Sheet1.S115]&lt;=[.S$26]));0;1)" office:value-type="float" office:value="0" calcext:value-type="float">
            <text:p>0</text:p>
          </table:table-cell>
          <table:table-cell table:formula="of:=IF(OR(AND([$Sheet1.T115]&gt;=[.T$23];[$Sheet1.T115]&lt;=[.T$24]);AND([$Sheet1.T115]&gt;=[.T$25];[$Sheet1.T115]&lt;=[.T$26]));0;1)" office:value-type="float" office:value="0" calcext:value-type="float">
            <text:p>0</text:p>
          </table:table-cell>
          <table:table-cell table:formula="of:=IF(OR(AND([$Sheet1.U115]&gt;=[.U$23];[$Sheet1.U115]&lt;=[.U$24]);AND([$Sheet1.U115]&gt;=[.U$25];[$Sheet1.U11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6]&gt;=[.B$23];[$Sheet1.B116]&lt;=[.B$24]);AND([$Sheet1.B116]&gt;=[.B$25];[$Sheet1.B116]&lt;=[.B$26]));0;1)" office:value-type="float" office:value="0" calcext:value-type="float">
            <text:p>0</text:p>
          </table:table-cell>
          <table:table-cell table:formula="of:=IF(OR(AND([$Sheet1.C116]&gt;=[.C$23];[$Sheet1.C116]&lt;=[.C$24]);AND([$Sheet1.C116]&gt;=[.C$25];[$Sheet1.C116]&lt;=[.C$26]));0;1)" office:value-type="float" office:value="0" calcext:value-type="float">
            <text:p>0</text:p>
          </table:table-cell>
          <table:table-cell table:formula="of:=IF(OR(AND([$Sheet1.D116]&gt;=[.D$23];[$Sheet1.D116]&lt;=[.D$24]);AND([$Sheet1.D116]&gt;=[.D$25];[$Sheet1.D116]&lt;=[.D$26]));0;1)" office:value-type="float" office:value="0" calcext:value-type="float">
            <text:p>0</text:p>
          </table:table-cell>
          <table:table-cell table:formula="of:=IF(OR(AND([$Sheet1.E116]&gt;=[.E$23];[$Sheet1.E116]&lt;=[.E$24]);AND([$Sheet1.E116]&gt;=[.E$25];[$Sheet1.E116]&lt;=[.E$26]));0;1)" office:value-type="float" office:value="0" calcext:value-type="float">
            <text:p>0</text:p>
          </table:table-cell>
          <table:table-cell table:formula="of:=IF(OR(AND([$Sheet1.F116]&gt;=[.F$23];[$Sheet1.F116]&lt;=[.F$24]);AND([$Sheet1.F116]&gt;=[.F$25];[$Sheet1.F116]&lt;=[.F$26]));0;1)" office:value-type="float" office:value="0" calcext:value-type="float">
            <text:p>0</text:p>
          </table:table-cell>
          <table:table-cell table:formula="of:=IF(OR(AND([$Sheet1.G116]&gt;=[.G$23];[$Sheet1.G116]&lt;=[.G$24]);AND([$Sheet1.G116]&gt;=[.G$25];[$Sheet1.G116]&lt;=[.G$26]));0;1)" office:value-type="float" office:value="0" calcext:value-type="float">
            <text:p>0</text:p>
          </table:table-cell>
          <table:table-cell table:formula="of:=IF(OR(AND([$Sheet1.H116]&gt;=[.H$23];[$Sheet1.H116]&lt;=[.H$24]);AND([$Sheet1.H116]&gt;=[.H$25];[$Sheet1.H116]&lt;=[.H$26]));0;1)" office:value-type="float" office:value="0" calcext:value-type="float">
            <text:p>0</text:p>
          </table:table-cell>
          <table:table-cell table:formula="of:=IF(OR(AND([$Sheet1.I116]&gt;=[.I$23];[$Sheet1.I116]&lt;=[.I$24]);AND([$Sheet1.I116]&gt;=[.I$25];[$Sheet1.I116]&lt;=[.I$26]));0;1)" office:value-type="float" office:value="0" calcext:value-type="float">
            <text:p>0</text:p>
          </table:table-cell>
          <table:table-cell table:formula="of:=IF(OR(AND([$Sheet1.J116]&gt;=[.J$23];[$Sheet1.J116]&lt;=[.J$24]);AND([$Sheet1.J116]&gt;=[.J$25];[$Sheet1.J116]&lt;=[.J$26]));0;1)" office:value-type="float" office:value="0" calcext:value-type="float">
            <text:p>0</text:p>
          </table:table-cell>
          <table:table-cell table:formula="of:=IF(OR(AND([$Sheet1.K116]&gt;=[.K$23];[$Sheet1.K116]&lt;=[.K$24]);AND([$Sheet1.K116]&gt;=[.K$25];[$Sheet1.K116]&lt;=[.K$26]));0;1)" office:value-type="float" office:value="0" calcext:value-type="float">
            <text:p>0</text:p>
          </table:table-cell>
          <table:table-cell table:formula="of:=IF(OR(AND([$Sheet1.L116]&gt;=[.L$23];[$Sheet1.L116]&lt;=[.L$24]);AND([$Sheet1.L116]&gt;=[.L$25];[$Sheet1.L116]&lt;=[.L$26]));0;1)" office:value-type="float" office:value="0" calcext:value-type="float">
            <text:p>0</text:p>
          </table:table-cell>
          <table:table-cell table:formula="of:=IF(OR(AND([$Sheet1.M116]&gt;=[.M$23];[$Sheet1.M116]&lt;=[.M$24]);AND([$Sheet1.M116]&gt;=[.M$25];[$Sheet1.M116]&lt;=[.M$26]));0;1)" office:value-type="float" office:value="0" calcext:value-type="float">
            <text:p>0</text:p>
          </table:table-cell>
          <table:table-cell table:formula="of:=IF(OR(AND([$Sheet1.N116]&gt;=[.N$23];[$Sheet1.N116]&lt;=[.N$24]);AND([$Sheet1.N116]&gt;=[.N$25];[$Sheet1.N116]&lt;=[.N$26]));0;1)" office:value-type="float" office:value="0" calcext:value-type="float">
            <text:p>0</text:p>
          </table:table-cell>
          <table:table-cell table:formula="of:=IF(OR(AND([$Sheet1.O116]&gt;=[.O$23];[$Sheet1.O116]&lt;=[.O$24]);AND([$Sheet1.O116]&gt;=[.O$25];[$Sheet1.O116]&lt;=[.O$26]));0;1)" office:value-type="float" office:value="0" calcext:value-type="float">
            <text:p>0</text:p>
          </table:table-cell>
          <table:table-cell table:formula="of:=IF(OR(AND([$Sheet1.P116]&gt;=[.P$23];[$Sheet1.P116]&lt;=[.P$24]);AND([$Sheet1.P116]&gt;=[.P$25];[$Sheet1.P116]&lt;=[.P$26]));0;1)" office:value-type="float" office:value="0" calcext:value-type="float">
            <text:p>0</text:p>
          </table:table-cell>
          <table:table-cell table:formula="of:=IF(OR(AND([$Sheet1.Q116]&gt;=[.Q$23];[$Sheet1.Q116]&lt;=[.Q$24]);AND([$Sheet1.Q116]&gt;=[.Q$25];[$Sheet1.Q116]&lt;=[.Q$26]));0;1)" office:value-type="float" office:value="0" calcext:value-type="float">
            <text:p>0</text:p>
          </table:table-cell>
          <table:table-cell table:formula="of:=IF(OR(AND([$Sheet1.R116]&gt;=[.R$23];[$Sheet1.R116]&lt;=[.R$24]);AND([$Sheet1.R116]&gt;=[.R$25];[$Sheet1.R116]&lt;=[.R$26]));0;1)" office:value-type="float" office:value="0" calcext:value-type="float">
            <text:p>0</text:p>
          </table:table-cell>
          <table:table-cell table:formula="of:=IF(OR(AND([$Sheet1.S116]&gt;=[.S$23];[$Sheet1.S116]&lt;=[.S$24]);AND([$Sheet1.S116]&gt;=[.S$25];[$Sheet1.S116]&lt;=[.S$26]));0;1)" office:value-type="float" office:value="0" calcext:value-type="float">
            <text:p>0</text:p>
          </table:table-cell>
          <table:table-cell table:formula="of:=IF(OR(AND([$Sheet1.T116]&gt;=[.T$23];[$Sheet1.T116]&lt;=[.T$24]);AND([$Sheet1.T116]&gt;=[.T$25];[$Sheet1.T116]&lt;=[.T$26]));0;1)" office:value-type="float" office:value="0" calcext:value-type="float">
            <text:p>0</text:p>
          </table:table-cell>
          <table:table-cell table:formula="of:=IF(OR(AND([$Sheet1.U116]&gt;=[.U$23];[$Sheet1.U116]&lt;=[.U$24]);AND([$Sheet1.U116]&gt;=[.U$25];[$Sheet1.U11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7]&gt;=[.B$23];[$Sheet1.B117]&lt;=[.B$24]);AND([$Sheet1.B117]&gt;=[.B$25];[$Sheet1.B117]&lt;=[.B$26]));0;1)" office:value-type="float" office:value="0" calcext:value-type="float">
            <text:p>0</text:p>
          </table:table-cell>
          <table:table-cell table:formula="of:=IF(OR(AND([$Sheet1.C117]&gt;=[.C$23];[$Sheet1.C117]&lt;=[.C$24]);AND([$Sheet1.C117]&gt;=[.C$25];[$Sheet1.C117]&lt;=[.C$26]));0;1)" office:value-type="float" office:value="0" calcext:value-type="float">
            <text:p>0</text:p>
          </table:table-cell>
          <table:table-cell table:formula="of:=IF(OR(AND([$Sheet1.D117]&gt;=[.D$23];[$Sheet1.D117]&lt;=[.D$24]);AND([$Sheet1.D117]&gt;=[.D$25];[$Sheet1.D117]&lt;=[.D$26]));0;1)" office:value-type="float" office:value="0" calcext:value-type="float">
            <text:p>0</text:p>
          </table:table-cell>
          <table:table-cell table:formula="of:=IF(OR(AND([$Sheet1.E117]&gt;=[.E$23];[$Sheet1.E117]&lt;=[.E$24]);AND([$Sheet1.E117]&gt;=[.E$25];[$Sheet1.E117]&lt;=[.E$26]));0;1)" office:value-type="float" office:value="0" calcext:value-type="float">
            <text:p>0</text:p>
          </table:table-cell>
          <table:table-cell table:formula="of:=IF(OR(AND([$Sheet1.F117]&gt;=[.F$23];[$Sheet1.F117]&lt;=[.F$24]);AND([$Sheet1.F117]&gt;=[.F$25];[$Sheet1.F117]&lt;=[.F$26]));0;1)" office:value-type="float" office:value="0" calcext:value-type="float">
            <text:p>0</text:p>
          </table:table-cell>
          <table:table-cell table:formula="of:=IF(OR(AND([$Sheet1.G117]&gt;=[.G$23];[$Sheet1.G117]&lt;=[.G$24]);AND([$Sheet1.G117]&gt;=[.G$25];[$Sheet1.G117]&lt;=[.G$26]));0;1)" office:value-type="float" office:value="0" calcext:value-type="float">
            <text:p>0</text:p>
          </table:table-cell>
          <table:table-cell table:formula="of:=IF(OR(AND([$Sheet1.H117]&gt;=[.H$23];[$Sheet1.H117]&lt;=[.H$24]);AND([$Sheet1.H117]&gt;=[.H$25];[$Sheet1.H117]&lt;=[.H$26]));0;1)" office:value-type="float" office:value="0" calcext:value-type="float">
            <text:p>0</text:p>
          </table:table-cell>
          <table:table-cell table:formula="of:=IF(OR(AND([$Sheet1.I117]&gt;=[.I$23];[$Sheet1.I117]&lt;=[.I$24]);AND([$Sheet1.I117]&gt;=[.I$25];[$Sheet1.I117]&lt;=[.I$26]));0;1)" office:value-type="float" office:value="0" calcext:value-type="float">
            <text:p>0</text:p>
          </table:table-cell>
          <table:table-cell table:formula="of:=IF(OR(AND([$Sheet1.J117]&gt;=[.J$23];[$Sheet1.J117]&lt;=[.J$24]);AND([$Sheet1.J117]&gt;=[.J$25];[$Sheet1.J117]&lt;=[.J$26]));0;1)" office:value-type="float" office:value="0" calcext:value-type="float">
            <text:p>0</text:p>
          </table:table-cell>
          <table:table-cell table:formula="of:=IF(OR(AND([$Sheet1.K117]&gt;=[.K$23];[$Sheet1.K117]&lt;=[.K$24]);AND([$Sheet1.K117]&gt;=[.K$25];[$Sheet1.K117]&lt;=[.K$26]));0;1)" office:value-type="float" office:value="0" calcext:value-type="float">
            <text:p>0</text:p>
          </table:table-cell>
          <table:table-cell table:formula="of:=IF(OR(AND([$Sheet1.L117]&gt;=[.L$23];[$Sheet1.L117]&lt;=[.L$24]);AND([$Sheet1.L117]&gt;=[.L$25];[$Sheet1.L117]&lt;=[.L$26]));0;1)" office:value-type="float" office:value="0" calcext:value-type="float">
            <text:p>0</text:p>
          </table:table-cell>
          <table:table-cell table:formula="of:=IF(OR(AND([$Sheet1.M117]&gt;=[.M$23];[$Sheet1.M117]&lt;=[.M$24]);AND([$Sheet1.M117]&gt;=[.M$25];[$Sheet1.M117]&lt;=[.M$26]));0;1)" office:value-type="float" office:value="0" calcext:value-type="float">
            <text:p>0</text:p>
          </table:table-cell>
          <table:table-cell table:formula="of:=IF(OR(AND([$Sheet1.N117]&gt;=[.N$23];[$Sheet1.N117]&lt;=[.N$24]);AND([$Sheet1.N117]&gt;=[.N$25];[$Sheet1.N117]&lt;=[.N$26]));0;1)" office:value-type="float" office:value="0" calcext:value-type="float">
            <text:p>0</text:p>
          </table:table-cell>
          <table:table-cell table:formula="of:=IF(OR(AND([$Sheet1.O117]&gt;=[.O$23];[$Sheet1.O117]&lt;=[.O$24]);AND([$Sheet1.O117]&gt;=[.O$25];[$Sheet1.O117]&lt;=[.O$26]));0;1)" office:value-type="float" office:value="0" calcext:value-type="float">
            <text:p>0</text:p>
          </table:table-cell>
          <table:table-cell table:formula="of:=IF(OR(AND([$Sheet1.P117]&gt;=[.P$23];[$Sheet1.P117]&lt;=[.P$24]);AND([$Sheet1.P117]&gt;=[.P$25];[$Sheet1.P117]&lt;=[.P$26]));0;1)" office:value-type="float" office:value="0" calcext:value-type="float">
            <text:p>0</text:p>
          </table:table-cell>
          <table:table-cell table:formula="of:=IF(OR(AND([$Sheet1.Q117]&gt;=[.Q$23];[$Sheet1.Q117]&lt;=[.Q$24]);AND([$Sheet1.Q117]&gt;=[.Q$25];[$Sheet1.Q117]&lt;=[.Q$26]));0;1)" office:value-type="float" office:value="0" calcext:value-type="float">
            <text:p>0</text:p>
          </table:table-cell>
          <table:table-cell table:formula="of:=IF(OR(AND([$Sheet1.R117]&gt;=[.R$23];[$Sheet1.R117]&lt;=[.R$24]);AND([$Sheet1.R117]&gt;=[.R$25];[$Sheet1.R117]&lt;=[.R$26]));0;1)" office:value-type="float" office:value="0" calcext:value-type="float">
            <text:p>0</text:p>
          </table:table-cell>
          <table:table-cell table:formula="of:=IF(OR(AND([$Sheet1.S117]&gt;=[.S$23];[$Sheet1.S117]&lt;=[.S$24]);AND([$Sheet1.S117]&gt;=[.S$25];[$Sheet1.S117]&lt;=[.S$26]));0;1)" office:value-type="float" office:value="0" calcext:value-type="float">
            <text:p>0</text:p>
          </table:table-cell>
          <table:table-cell table:formula="of:=IF(OR(AND([$Sheet1.T117]&gt;=[.T$23];[$Sheet1.T117]&lt;=[.T$24]);AND([$Sheet1.T117]&gt;=[.T$25];[$Sheet1.T117]&lt;=[.T$26]));0;1)" office:value-type="float" office:value="0" calcext:value-type="float">
            <text:p>0</text:p>
          </table:table-cell>
          <table:table-cell table:formula="of:=IF(OR(AND([$Sheet1.U117]&gt;=[.U$23];[$Sheet1.U117]&lt;=[.U$24]);AND([$Sheet1.U117]&gt;=[.U$25];[$Sheet1.U11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8]&gt;=[.B$23];[$Sheet1.B118]&lt;=[.B$24]);AND([$Sheet1.B118]&gt;=[.B$25];[$Sheet1.B118]&lt;=[.B$26]));0;1)" office:value-type="float" office:value="0" calcext:value-type="float">
            <text:p>0</text:p>
          </table:table-cell>
          <table:table-cell table:formula="of:=IF(OR(AND([$Sheet1.C118]&gt;=[.C$23];[$Sheet1.C118]&lt;=[.C$24]);AND([$Sheet1.C118]&gt;=[.C$25];[$Sheet1.C118]&lt;=[.C$26]));0;1)" office:value-type="float" office:value="0" calcext:value-type="float">
            <text:p>0</text:p>
          </table:table-cell>
          <table:table-cell table:formula="of:=IF(OR(AND([$Sheet1.D118]&gt;=[.D$23];[$Sheet1.D118]&lt;=[.D$24]);AND([$Sheet1.D118]&gt;=[.D$25];[$Sheet1.D118]&lt;=[.D$26]));0;1)" office:value-type="float" office:value="0" calcext:value-type="float">
            <text:p>0</text:p>
          </table:table-cell>
          <table:table-cell table:formula="of:=IF(OR(AND([$Sheet1.E118]&gt;=[.E$23];[$Sheet1.E118]&lt;=[.E$24]);AND([$Sheet1.E118]&gt;=[.E$25];[$Sheet1.E118]&lt;=[.E$26]));0;1)" office:value-type="float" office:value="0" calcext:value-type="float">
            <text:p>0</text:p>
          </table:table-cell>
          <table:table-cell table:formula="of:=IF(OR(AND([$Sheet1.F118]&gt;=[.F$23];[$Sheet1.F118]&lt;=[.F$24]);AND([$Sheet1.F118]&gt;=[.F$25];[$Sheet1.F118]&lt;=[.F$26]));0;1)" office:value-type="float" office:value="0" calcext:value-type="float">
            <text:p>0</text:p>
          </table:table-cell>
          <table:table-cell table:formula="of:=IF(OR(AND([$Sheet1.G118]&gt;=[.G$23];[$Sheet1.G118]&lt;=[.G$24]);AND([$Sheet1.G118]&gt;=[.G$25];[$Sheet1.G118]&lt;=[.G$26]));0;1)" office:value-type="float" office:value="0" calcext:value-type="float">
            <text:p>0</text:p>
          </table:table-cell>
          <table:table-cell table:formula="of:=IF(OR(AND([$Sheet1.H118]&gt;=[.H$23];[$Sheet1.H118]&lt;=[.H$24]);AND([$Sheet1.H118]&gt;=[.H$25];[$Sheet1.H118]&lt;=[.H$26]));0;1)" office:value-type="float" office:value="0" calcext:value-type="float">
            <text:p>0</text:p>
          </table:table-cell>
          <table:table-cell table:formula="of:=IF(OR(AND([$Sheet1.I118]&gt;=[.I$23];[$Sheet1.I118]&lt;=[.I$24]);AND([$Sheet1.I118]&gt;=[.I$25];[$Sheet1.I118]&lt;=[.I$26]));0;1)" office:value-type="float" office:value="0" calcext:value-type="float">
            <text:p>0</text:p>
          </table:table-cell>
          <table:table-cell table:formula="of:=IF(OR(AND([$Sheet1.J118]&gt;=[.J$23];[$Sheet1.J118]&lt;=[.J$24]);AND([$Sheet1.J118]&gt;=[.J$25];[$Sheet1.J118]&lt;=[.J$26]));0;1)" office:value-type="float" office:value="0" calcext:value-type="float">
            <text:p>0</text:p>
          </table:table-cell>
          <table:table-cell table:formula="of:=IF(OR(AND([$Sheet1.K118]&gt;=[.K$23];[$Sheet1.K118]&lt;=[.K$24]);AND([$Sheet1.K118]&gt;=[.K$25];[$Sheet1.K118]&lt;=[.K$26]));0;1)" office:value-type="float" office:value="0" calcext:value-type="float">
            <text:p>0</text:p>
          </table:table-cell>
          <table:table-cell table:formula="of:=IF(OR(AND([$Sheet1.L118]&gt;=[.L$23];[$Sheet1.L118]&lt;=[.L$24]);AND([$Sheet1.L118]&gt;=[.L$25];[$Sheet1.L118]&lt;=[.L$26]));0;1)" office:value-type="float" office:value="0" calcext:value-type="float">
            <text:p>0</text:p>
          </table:table-cell>
          <table:table-cell table:formula="of:=IF(OR(AND([$Sheet1.M118]&gt;=[.M$23];[$Sheet1.M118]&lt;=[.M$24]);AND([$Sheet1.M118]&gt;=[.M$25];[$Sheet1.M118]&lt;=[.M$26]));0;1)" office:value-type="float" office:value="0" calcext:value-type="float">
            <text:p>0</text:p>
          </table:table-cell>
          <table:table-cell table:formula="of:=IF(OR(AND([$Sheet1.N118]&gt;=[.N$23];[$Sheet1.N118]&lt;=[.N$24]);AND([$Sheet1.N118]&gt;=[.N$25];[$Sheet1.N118]&lt;=[.N$26]));0;1)" office:value-type="float" office:value="0" calcext:value-type="float">
            <text:p>0</text:p>
          </table:table-cell>
          <table:table-cell table:formula="of:=IF(OR(AND([$Sheet1.O118]&gt;=[.O$23];[$Sheet1.O118]&lt;=[.O$24]);AND([$Sheet1.O118]&gt;=[.O$25];[$Sheet1.O118]&lt;=[.O$26]));0;1)" office:value-type="float" office:value="0" calcext:value-type="float">
            <text:p>0</text:p>
          </table:table-cell>
          <table:table-cell table:formula="of:=IF(OR(AND([$Sheet1.P118]&gt;=[.P$23];[$Sheet1.P118]&lt;=[.P$24]);AND([$Sheet1.P118]&gt;=[.P$25];[$Sheet1.P118]&lt;=[.P$26]));0;1)" office:value-type="float" office:value="0" calcext:value-type="float">
            <text:p>0</text:p>
          </table:table-cell>
          <table:table-cell table:formula="of:=IF(OR(AND([$Sheet1.Q118]&gt;=[.Q$23];[$Sheet1.Q118]&lt;=[.Q$24]);AND([$Sheet1.Q118]&gt;=[.Q$25];[$Sheet1.Q118]&lt;=[.Q$26]));0;1)" office:value-type="float" office:value="0" calcext:value-type="float">
            <text:p>0</text:p>
          </table:table-cell>
          <table:table-cell table:formula="of:=IF(OR(AND([$Sheet1.R118]&gt;=[.R$23];[$Sheet1.R118]&lt;=[.R$24]);AND([$Sheet1.R118]&gt;=[.R$25];[$Sheet1.R118]&lt;=[.R$26]));0;1)" office:value-type="float" office:value="0" calcext:value-type="float">
            <text:p>0</text:p>
          </table:table-cell>
          <table:table-cell table:formula="of:=IF(OR(AND([$Sheet1.S118]&gt;=[.S$23];[$Sheet1.S118]&lt;=[.S$24]);AND([$Sheet1.S118]&gt;=[.S$25];[$Sheet1.S118]&lt;=[.S$26]));0;1)" office:value-type="float" office:value="0" calcext:value-type="float">
            <text:p>0</text:p>
          </table:table-cell>
          <table:table-cell table:formula="of:=IF(OR(AND([$Sheet1.T118]&gt;=[.T$23];[$Sheet1.T118]&lt;=[.T$24]);AND([$Sheet1.T118]&gt;=[.T$25];[$Sheet1.T118]&lt;=[.T$26]));0;1)" office:value-type="float" office:value="0" calcext:value-type="float">
            <text:p>0</text:p>
          </table:table-cell>
          <table:table-cell table:formula="of:=IF(OR(AND([$Sheet1.U118]&gt;=[.U$23];[$Sheet1.U118]&lt;=[.U$24]);AND([$Sheet1.U118]&gt;=[.U$25];[$Sheet1.U11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19]&gt;=[.B$23];[$Sheet1.B119]&lt;=[.B$24]);AND([$Sheet1.B119]&gt;=[.B$25];[$Sheet1.B119]&lt;=[.B$26]));0;1)" office:value-type="float" office:value="0" calcext:value-type="float">
            <text:p>0</text:p>
          </table:table-cell>
          <table:table-cell table:formula="of:=IF(OR(AND([$Sheet1.C119]&gt;=[.C$23];[$Sheet1.C119]&lt;=[.C$24]);AND([$Sheet1.C119]&gt;=[.C$25];[$Sheet1.C119]&lt;=[.C$26]));0;1)" office:value-type="float" office:value="0" calcext:value-type="float">
            <text:p>0</text:p>
          </table:table-cell>
          <table:table-cell table:formula="of:=IF(OR(AND([$Sheet1.D119]&gt;=[.D$23];[$Sheet1.D119]&lt;=[.D$24]);AND([$Sheet1.D119]&gt;=[.D$25];[$Sheet1.D119]&lt;=[.D$26]));0;1)" office:value-type="float" office:value="0" calcext:value-type="float">
            <text:p>0</text:p>
          </table:table-cell>
          <table:table-cell table:formula="of:=IF(OR(AND([$Sheet1.E119]&gt;=[.E$23];[$Sheet1.E119]&lt;=[.E$24]);AND([$Sheet1.E119]&gt;=[.E$25];[$Sheet1.E119]&lt;=[.E$26]));0;1)" office:value-type="float" office:value="0" calcext:value-type="float">
            <text:p>0</text:p>
          </table:table-cell>
          <table:table-cell table:formula="of:=IF(OR(AND([$Sheet1.F119]&gt;=[.F$23];[$Sheet1.F119]&lt;=[.F$24]);AND([$Sheet1.F119]&gt;=[.F$25];[$Sheet1.F119]&lt;=[.F$26]));0;1)" office:value-type="float" office:value="0" calcext:value-type="float">
            <text:p>0</text:p>
          </table:table-cell>
          <table:table-cell table:formula="of:=IF(OR(AND([$Sheet1.G119]&gt;=[.G$23];[$Sheet1.G119]&lt;=[.G$24]);AND([$Sheet1.G119]&gt;=[.G$25];[$Sheet1.G119]&lt;=[.G$26]));0;1)" office:value-type="float" office:value="0" calcext:value-type="float">
            <text:p>0</text:p>
          </table:table-cell>
          <table:table-cell table:formula="of:=IF(OR(AND([$Sheet1.H119]&gt;=[.H$23];[$Sheet1.H119]&lt;=[.H$24]);AND([$Sheet1.H119]&gt;=[.H$25];[$Sheet1.H119]&lt;=[.H$26]));0;1)" office:value-type="float" office:value="0" calcext:value-type="float">
            <text:p>0</text:p>
          </table:table-cell>
          <table:table-cell table:formula="of:=IF(OR(AND([$Sheet1.I119]&gt;=[.I$23];[$Sheet1.I119]&lt;=[.I$24]);AND([$Sheet1.I119]&gt;=[.I$25];[$Sheet1.I119]&lt;=[.I$26]));0;1)" office:value-type="float" office:value="0" calcext:value-type="float">
            <text:p>0</text:p>
          </table:table-cell>
          <table:table-cell table:formula="of:=IF(OR(AND([$Sheet1.J119]&gt;=[.J$23];[$Sheet1.J119]&lt;=[.J$24]);AND([$Sheet1.J119]&gt;=[.J$25];[$Sheet1.J119]&lt;=[.J$26]));0;1)" office:value-type="float" office:value="0" calcext:value-type="float">
            <text:p>0</text:p>
          </table:table-cell>
          <table:table-cell table:formula="of:=IF(OR(AND([$Sheet1.K119]&gt;=[.K$23];[$Sheet1.K119]&lt;=[.K$24]);AND([$Sheet1.K119]&gt;=[.K$25];[$Sheet1.K119]&lt;=[.K$26]));0;1)" office:value-type="float" office:value="0" calcext:value-type="float">
            <text:p>0</text:p>
          </table:table-cell>
          <table:table-cell table:formula="of:=IF(OR(AND([$Sheet1.L119]&gt;=[.L$23];[$Sheet1.L119]&lt;=[.L$24]);AND([$Sheet1.L119]&gt;=[.L$25];[$Sheet1.L119]&lt;=[.L$26]));0;1)" office:value-type="float" office:value="0" calcext:value-type="float">
            <text:p>0</text:p>
          </table:table-cell>
          <table:table-cell table:formula="of:=IF(OR(AND([$Sheet1.M119]&gt;=[.M$23];[$Sheet1.M119]&lt;=[.M$24]);AND([$Sheet1.M119]&gt;=[.M$25];[$Sheet1.M119]&lt;=[.M$26]));0;1)" office:value-type="float" office:value="0" calcext:value-type="float">
            <text:p>0</text:p>
          </table:table-cell>
          <table:table-cell table:formula="of:=IF(OR(AND([$Sheet1.N119]&gt;=[.N$23];[$Sheet1.N119]&lt;=[.N$24]);AND([$Sheet1.N119]&gt;=[.N$25];[$Sheet1.N119]&lt;=[.N$26]));0;1)" office:value-type="float" office:value="0" calcext:value-type="float">
            <text:p>0</text:p>
          </table:table-cell>
          <table:table-cell table:formula="of:=IF(OR(AND([$Sheet1.O119]&gt;=[.O$23];[$Sheet1.O119]&lt;=[.O$24]);AND([$Sheet1.O119]&gt;=[.O$25];[$Sheet1.O119]&lt;=[.O$26]));0;1)" office:value-type="float" office:value="0" calcext:value-type="float">
            <text:p>0</text:p>
          </table:table-cell>
          <table:table-cell table:formula="of:=IF(OR(AND([$Sheet1.P119]&gt;=[.P$23];[$Sheet1.P119]&lt;=[.P$24]);AND([$Sheet1.P119]&gt;=[.P$25];[$Sheet1.P119]&lt;=[.P$26]));0;1)" office:value-type="float" office:value="0" calcext:value-type="float">
            <text:p>0</text:p>
          </table:table-cell>
          <table:table-cell table:formula="of:=IF(OR(AND([$Sheet1.Q119]&gt;=[.Q$23];[$Sheet1.Q119]&lt;=[.Q$24]);AND([$Sheet1.Q119]&gt;=[.Q$25];[$Sheet1.Q119]&lt;=[.Q$26]));0;1)" office:value-type="float" office:value="0" calcext:value-type="float">
            <text:p>0</text:p>
          </table:table-cell>
          <table:table-cell table:formula="of:=IF(OR(AND([$Sheet1.R119]&gt;=[.R$23];[$Sheet1.R119]&lt;=[.R$24]);AND([$Sheet1.R119]&gt;=[.R$25];[$Sheet1.R119]&lt;=[.R$26]));0;1)" office:value-type="float" office:value="0" calcext:value-type="float">
            <text:p>0</text:p>
          </table:table-cell>
          <table:table-cell table:formula="of:=IF(OR(AND([$Sheet1.S119]&gt;=[.S$23];[$Sheet1.S119]&lt;=[.S$24]);AND([$Sheet1.S119]&gt;=[.S$25];[$Sheet1.S119]&lt;=[.S$26]));0;1)" office:value-type="float" office:value="0" calcext:value-type="float">
            <text:p>0</text:p>
          </table:table-cell>
          <table:table-cell table:formula="of:=IF(OR(AND([$Sheet1.T119]&gt;=[.T$23];[$Sheet1.T119]&lt;=[.T$24]);AND([$Sheet1.T119]&gt;=[.T$25];[$Sheet1.T119]&lt;=[.T$26]));0;1)" office:value-type="float" office:value="0" calcext:value-type="float">
            <text:p>0</text:p>
          </table:table-cell>
          <table:table-cell table:formula="of:=IF(OR(AND([$Sheet1.U119]&gt;=[.U$23];[$Sheet1.U119]&lt;=[.U$24]);AND([$Sheet1.U119]&gt;=[.U$25];[$Sheet1.U11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0]&gt;=[.B$23];[$Sheet1.B120]&lt;=[.B$24]);AND([$Sheet1.B120]&gt;=[.B$25];[$Sheet1.B120]&lt;=[.B$26]));0;1)" office:value-type="float" office:value="0" calcext:value-type="float">
            <text:p>0</text:p>
          </table:table-cell>
          <table:table-cell table:formula="of:=IF(OR(AND([$Sheet1.C120]&gt;=[.C$23];[$Sheet1.C120]&lt;=[.C$24]);AND([$Sheet1.C120]&gt;=[.C$25];[$Sheet1.C120]&lt;=[.C$26]));0;1)" office:value-type="float" office:value="0" calcext:value-type="float">
            <text:p>0</text:p>
          </table:table-cell>
          <table:table-cell table:formula="of:=IF(OR(AND([$Sheet1.D120]&gt;=[.D$23];[$Sheet1.D120]&lt;=[.D$24]);AND([$Sheet1.D120]&gt;=[.D$25];[$Sheet1.D120]&lt;=[.D$26]));0;1)" office:value-type="float" office:value="0" calcext:value-type="float">
            <text:p>0</text:p>
          </table:table-cell>
          <table:table-cell table:formula="of:=IF(OR(AND([$Sheet1.E120]&gt;=[.E$23];[$Sheet1.E120]&lt;=[.E$24]);AND([$Sheet1.E120]&gt;=[.E$25];[$Sheet1.E120]&lt;=[.E$26]));0;1)" office:value-type="float" office:value="0" calcext:value-type="float">
            <text:p>0</text:p>
          </table:table-cell>
          <table:table-cell table:formula="of:=IF(OR(AND([$Sheet1.F120]&gt;=[.F$23];[$Sheet1.F120]&lt;=[.F$24]);AND([$Sheet1.F120]&gt;=[.F$25];[$Sheet1.F120]&lt;=[.F$26]));0;1)" office:value-type="float" office:value="0" calcext:value-type="float">
            <text:p>0</text:p>
          </table:table-cell>
          <table:table-cell table:formula="of:=IF(OR(AND([$Sheet1.G120]&gt;=[.G$23];[$Sheet1.G120]&lt;=[.G$24]);AND([$Sheet1.G120]&gt;=[.G$25];[$Sheet1.G120]&lt;=[.G$26]));0;1)" office:value-type="float" office:value="0" calcext:value-type="float">
            <text:p>0</text:p>
          </table:table-cell>
          <table:table-cell table:formula="of:=IF(OR(AND([$Sheet1.H120]&gt;=[.H$23];[$Sheet1.H120]&lt;=[.H$24]);AND([$Sheet1.H120]&gt;=[.H$25];[$Sheet1.H120]&lt;=[.H$26]));0;1)" office:value-type="float" office:value="0" calcext:value-type="float">
            <text:p>0</text:p>
          </table:table-cell>
          <table:table-cell table:formula="of:=IF(OR(AND([$Sheet1.I120]&gt;=[.I$23];[$Sheet1.I120]&lt;=[.I$24]);AND([$Sheet1.I120]&gt;=[.I$25];[$Sheet1.I120]&lt;=[.I$26]));0;1)" office:value-type="float" office:value="0" calcext:value-type="float">
            <text:p>0</text:p>
          </table:table-cell>
          <table:table-cell table:formula="of:=IF(OR(AND([$Sheet1.J120]&gt;=[.J$23];[$Sheet1.J120]&lt;=[.J$24]);AND([$Sheet1.J120]&gt;=[.J$25];[$Sheet1.J120]&lt;=[.J$26]));0;1)" office:value-type="float" office:value="0" calcext:value-type="float">
            <text:p>0</text:p>
          </table:table-cell>
          <table:table-cell table:formula="of:=IF(OR(AND([$Sheet1.K120]&gt;=[.K$23];[$Sheet1.K120]&lt;=[.K$24]);AND([$Sheet1.K120]&gt;=[.K$25];[$Sheet1.K120]&lt;=[.K$26]));0;1)" office:value-type="float" office:value="0" calcext:value-type="float">
            <text:p>0</text:p>
          </table:table-cell>
          <table:table-cell table:formula="of:=IF(OR(AND([$Sheet1.L120]&gt;=[.L$23];[$Sheet1.L120]&lt;=[.L$24]);AND([$Sheet1.L120]&gt;=[.L$25];[$Sheet1.L120]&lt;=[.L$26]));0;1)" office:value-type="float" office:value="0" calcext:value-type="float">
            <text:p>0</text:p>
          </table:table-cell>
          <table:table-cell table:formula="of:=IF(OR(AND([$Sheet1.M120]&gt;=[.M$23];[$Sheet1.M120]&lt;=[.M$24]);AND([$Sheet1.M120]&gt;=[.M$25];[$Sheet1.M120]&lt;=[.M$26]));0;1)" office:value-type="float" office:value="0" calcext:value-type="float">
            <text:p>0</text:p>
          </table:table-cell>
          <table:table-cell table:formula="of:=IF(OR(AND([$Sheet1.N120]&gt;=[.N$23];[$Sheet1.N120]&lt;=[.N$24]);AND([$Sheet1.N120]&gt;=[.N$25];[$Sheet1.N120]&lt;=[.N$26]));0;1)" office:value-type="float" office:value="0" calcext:value-type="float">
            <text:p>0</text:p>
          </table:table-cell>
          <table:table-cell table:formula="of:=IF(OR(AND([$Sheet1.O120]&gt;=[.O$23];[$Sheet1.O120]&lt;=[.O$24]);AND([$Sheet1.O120]&gt;=[.O$25];[$Sheet1.O120]&lt;=[.O$26]));0;1)" office:value-type="float" office:value="0" calcext:value-type="float">
            <text:p>0</text:p>
          </table:table-cell>
          <table:table-cell table:formula="of:=IF(OR(AND([$Sheet1.P120]&gt;=[.P$23];[$Sheet1.P120]&lt;=[.P$24]);AND([$Sheet1.P120]&gt;=[.P$25];[$Sheet1.P120]&lt;=[.P$26]));0;1)" office:value-type="float" office:value="0" calcext:value-type="float">
            <text:p>0</text:p>
          </table:table-cell>
          <table:table-cell table:formula="of:=IF(OR(AND([$Sheet1.Q120]&gt;=[.Q$23];[$Sheet1.Q120]&lt;=[.Q$24]);AND([$Sheet1.Q120]&gt;=[.Q$25];[$Sheet1.Q120]&lt;=[.Q$26]));0;1)" office:value-type="float" office:value="0" calcext:value-type="float">
            <text:p>0</text:p>
          </table:table-cell>
          <table:table-cell table:formula="of:=IF(OR(AND([$Sheet1.R120]&gt;=[.R$23];[$Sheet1.R120]&lt;=[.R$24]);AND([$Sheet1.R120]&gt;=[.R$25];[$Sheet1.R120]&lt;=[.R$26]));0;1)" office:value-type="float" office:value="0" calcext:value-type="float">
            <text:p>0</text:p>
          </table:table-cell>
          <table:table-cell table:formula="of:=IF(OR(AND([$Sheet1.S120]&gt;=[.S$23];[$Sheet1.S120]&lt;=[.S$24]);AND([$Sheet1.S120]&gt;=[.S$25];[$Sheet1.S120]&lt;=[.S$26]));0;1)" office:value-type="float" office:value="0" calcext:value-type="float">
            <text:p>0</text:p>
          </table:table-cell>
          <table:table-cell table:formula="of:=IF(OR(AND([$Sheet1.T120]&gt;=[.T$23];[$Sheet1.T120]&lt;=[.T$24]);AND([$Sheet1.T120]&gt;=[.T$25];[$Sheet1.T120]&lt;=[.T$26]));0;1)" office:value-type="float" office:value="0" calcext:value-type="float">
            <text:p>0</text:p>
          </table:table-cell>
          <table:table-cell table:formula="of:=IF(OR(AND([$Sheet1.U120]&gt;=[.U$23];[$Sheet1.U120]&lt;=[.U$24]);AND([$Sheet1.U120]&gt;=[.U$25];[$Sheet1.U12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1]&gt;=[.B$23];[$Sheet1.B121]&lt;=[.B$24]);AND([$Sheet1.B121]&gt;=[.B$25];[$Sheet1.B121]&lt;=[.B$26]));0;1)" office:value-type="float" office:value="0" calcext:value-type="float">
            <text:p>0</text:p>
          </table:table-cell>
          <table:table-cell table:formula="of:=IF(OR(AND([$Sheet1.C121]&gt;=[.C$23];[$Sheet1.C121]&lt;=[.C$24]);AND([$Sheet1.C121]&gt;=[.C$25];[$Sheet1.C121]&lt;=[.C$26]));0;1)" office:value-type="float" office:value="0" calcext:value-type="float">
            <text:p>0</text:p>
          </table:table-cell>
          <table:table-cell table:formula="of:=IF(OR(AND([$Sheet1.D121]&gt;=[.D$23];[$Sheet1.D121]&lt;=[.D$24]);AND([$Sheet1.D121]&gt;=[.D$25];[$Sheet1.D121]&lt;=[.D$26]));0;1)" office:value-type="float" office:value="0" calcext:value-type="float">
            <text:p>0</text:p>
          </table:table-cell>
          <table:table-cell table:formula="of:=IF(OR(AND([$Sheet1.E121]&gt;=[.E$23];[$Sheet1.E121]&lt;=[.E$24]);AND([$Sheet1.E121]&gt;=[.E$25];[$Sheet1.E121]&lt;=[.E$26]));0;1)" office:value-type="float" office:value="0" calcext:value-type="float">
            <text:p>0</text:p>
          </table:table-cell>
          <table:table-cell table:formula="of:=IF(OR(AND([$Sheet1.F121]&gt;=[.F$23];[$Sheet1.F121]&lt;=[.F$24]);AND([$Sheet1.F121]&gt;=[.F$25];[$Sheet1.F121]&lt;=[.F$26]));0;1)" office:value-type="float" office:value="0" calcext:value-type="float">
            <text:p>0</text:p>
          </table:table-cell>
          <table:table-cell table:formula="of:=IF(OR(AND([$Sheet1.G121]&gt;=[.G$23];[$Sheet1.G121]&lt;=[.G$24]);AND([$Sheet1.G121]&gt;=[.G$25];[$Sheet1.G121]&lt;=[.G$26]));0;1)" office:value-type="float" office:value="0" calcext:value-type="float">
            <text:p>0</text:p>
          </table:table-cell>
          <table:table-cell table:formula="of:=IF(OR(AND([$Sheet1.H121]&gt;=[.H$23];[$Sheet1.H121]&lt;=[.H$24]);AND([$Sheet1.H121]&gt;=[.H$25];[$Sheet1.H121]&lt;=[.H$26]));0;1)" office:value-type="float" office:value="0" calcext:value-type="float">
            <text:p>0</text:p>
          </table:table-cell>
          <table:table-cell table:formula="of:=IF(OR(AND([$Sheet1.I121]&gt;=[.I$23];[$Sheet1.I121]&lt;=[.I$24]);AND([$Sheet1.I121]&gt;=[.I$25];[$Sheet1.I121]&lt;=[.I$26]));0;1)" office:value-type="float" office:value="0" calcext:value-type="float">
            <text:p>0</text:p>
          </table:table-cell>
          <table:table-cell table:formula="of:=IF(OR(AND([$Sheet1.J121]&gt;=[.J$23];[$Sheet1.J121]&lt;=[.J$24]);AND([$Sheet1.J121]&gt;=[.J$25];[$Sheet1.J121]&lt;=[.J$26]));0;1)" office:value-type="float" office:value="0" calcext:value-type="float">
            <text:p>0</text:p>
          </table:table-cell>
          <table:table-cell table:formula="of:=IF(OR(AND([$Sheet1.K121]&gt;=[.K$23];[$Sheet1.K121]&lt;=[.K$24]);AND([$Sheet1.K121]&gt;=[.K$25];[$Sheet1.K121]&lt;=[.K$26]));0;1)" office:value-type="float" office:value="0" calcext:value-type="float">
            <text:p>0</text:p>
          </table:table-cell>
          <table:table-cell table:formula="of:=IF(OR(AND([$Sheet1.L121]&gt;=[.L$23];[$Sheet1.L121]&lt;=[.L$24]);AND([$Sheet1.L121]&gt;=[.L$25];[$Sheet1.L121]&lt;=[.L$26]));0;1)" office:value-type="float" office:value="0" calcext:value-type="float">
            <text:p>0</text:p>
          </table:table-cell>
          <table:table-cell table:formula="of:=IF(OR(AND([$Sheet1.M121]&gt;=[.M$23];[$Sheet1.M121]&lt;=[.M$24]);AND([$Sheet1.M121]&gt;=[.M$25];[$Sheet1.M121]&lt;=[.M$26]));0;1)" office:value-type="float" office:value="0" calcext:value-type="float">
            <text:p>0</text:p>
          </table:table-cell>
          <table:table-cell table:formula="of:=IF(OR(AND([$Sheet1.N121]&gt;=[.N$23];[$Sheet1.N121]&lt;=[.N$24]);AND([$Sheet1.N121]&gt;=[.N$25];[$Sheet1.N121]&lt;=[.N$26]));0;1)" office:value-type="float" office:value="0" calcext:value-type="float">
            <text:p>0</text:p>
          </table:table-cell>
          <table:table-cell table:formula="of:=IF(OR(AND([$Sheet1.O121]&gt;=[.O$23];[$Sheet1.O121]&lt;=[.O$24]);AND([$Sheet1.O121]&gt;=[.O$25];[$Sheet1.O121]&lt;=[.O$26]));0;1)" office:value-type="float" office:value="0" calcext:value-type="float">
            <text:p>0</text:p>
          </table:table-cell>
          <table:table-cell table:formula="of:=IF(OR(AND([$Sheet1.P121]&gt;=[.P$23];[$Sheet1.P121]&lt;=[.P$24]);AND([$Sheet1.P121]&gt;=[.P$25];[$Sheet1.P121]&lt;=[.P$26]));0;1)" office:value-type="float" office:value="0" calcext:value-type="float">
            <text:p>0</text:p>
          </table:table-cell>
          <table:table-cell table:formula="of:=IF(OR(AND([$Sheet1.Q121]&gt;=[.Q$23];[$Sheet1.Q121]&lt;=[.Q$24]);AND([$Sheet1.Q121]&gt;=[.Q$25];[$Sheet1.Q121]&lt;=[.Q$26]));0;1)" office:value-type="float" office:value="0" calcext:value-type="float">
            <text:p>0</text:p>
          </table:table-cell>
          <table:table-cell table:formula="of:=IF(OR(AND([$Sheet1.R121]&gt;=[.R$23];[$Sheet1.R121]&lt;=[.R$24]);AND([$Sheet1.R121]&gt;=[.R$25];[$Sheet1.R121]&lt;=[.R$26]));0;1)" office:value-type="float" office:value="0" calcext:value-type="float">
            <text:p>0</text:p>
          </table:table-cell>
          <table:table-cell table:formula="of:=IF(OR(AND([$Sheet1.S121]&gt;=[.S$23];[$Sheet1.S121]&lt;=[.S$24]);AND([$Sheet1.S121]&gt;=[.S$25];[$Sheet1.S121]&lt;=[.S$26]));0;1)" office:value-type="float" office:value="0" calcext:value-type="float">
            <text:p>0</text:p>
          </table:table-cell>
          <table:table-cell table:formula="of:=IF(OR(AND([$Sheet1.T121]&gt;=[.T$23];[$Sheet1.T121]&lt;=[.T$24]);AND([$Sheet1.T121]&gt;=[.T$25];[$Sheet1.T121]&lt;=[.T$26]));0;1)" office:value-type="float" office:value="0" calcext:value-type="float">
            <text:p>0</text:p>
          </table:table-cell>
          <table:table-cell table:formula="of:=IF(OR(AND([$Sheet1.U121]&gt;=[.U$23];[$Sheet1.U121]&lt;=[.U$24]);AND([$Sheet1.U121]&gt;=[.U$25];[$Sheet1.U12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2]&gt;=[.B$23];[$Sheet1.B122]&lt;=[.B$24]);AND([$Sheet1.B122]&gt;=[.B$25];[$Sheet1.B122]&lt;=[.B$26]));0;1)" office:value-type="float" office:value="0" calcext:value-type="float">
            <text:p>0</text:p>
          </table:table-cell>
          <table:table-cell table:formula="of:=IF(OR(AND([$Sheet1.C122]&gt;=[.C$23];[$Sheet1.C122]&lt;=[.C$24]);AND([$Sheet1.C122]&gt;=[.C$25];[$Sheet1.C122]&lt;=[.C$26]));0;1)" office:value-type="float" office:value="0" calcext:value-type="float">
            <text:p>0</text:p>
          </table:table-cell>
          <table:table-cell table:formula="of:=IF(OR(AND([$Sheet1.D122]&gt;=[.D$23];[$Sheet1.D122]&lt;=[.D$24]);AND([$Sheet1.D122]&gt;=[.D$25];[$Sheet1.D122]&lt;=[.D$26]));0;1)" office:value-type="float" office:value="0" calcext:value-type="float">
            <text:p>0</text:p>
          </table:table-cell>
          <table:table-cell table:formula="of:=IF(OR(AND([$Sheet1.E122]&gt;=[.E$23];[$Sheet1.E122]&lt;=[.E$24]);AND([$Sheet1.E122]&gt;=[.E$25];[$Sheet1.E122]&lt;=[.E$26]));0;1)" office:value-type="float" office:value="0" calcext:value-type="float">
            <text:p>0</text:p>
          </table:table-cell>
          <table:table-cell table:formula="of:=IF(OR(AND([$Sheet1.F122]&gt;=[.F$23];[$Sheet1.F122]&lt;=[.F$24]);AND([$Sheet1.F122]&gt;=[.F$25];[$Sheet1.F122]&lt;=[.F$26]));0;1)" office:value-type="float" office:value="0" calcext:value-type="float">
            <text:p>0</text:p>
          </table:table-cell>
          <table:table-cell table:formula="of:=IF(OR(AND([$Sheet1.G122]&gt;=[.G$23];[$Sheet1.G122]&lt;=[.G$24]);AND([$Sheet1.G122]&gt;=[.G$25];[$Sheet1.G122]&lt;=[.G$26]));0;1)" office:value-type="float" office:value="0" calcext:value-type="float">
            <text:p>0</text:p>
          </table:table-cell>
          <table:table-cell table:formula="of:=IF(OR(AND([$Sheet1.H122]&gt;=[.H$23];[$Sheet1.H122]&lt;=[.H$24]);AND([$Sheet1.H122]&gt;=[.H$25];[$Sheet1.H122]&lt;=[.H$26]));0;1)" office:value-type="float" office:value="0" calcext:value-type="float">
            <text:p>0</text:p>
          </table:table-cell>
          <table:table-cell table:formula="of:=IF(OR(AND([$Sheet1.I122]&gt;=[.I$23];[$Sheet1.I122]&lt;=[.I$24]);AND([$Sheet1.I122]&gt;=[.I$25];[$Sheet1.I122]&lt;=[.I$26]));0;1)" office:value-type="float" office:value="0" calcext:value-type="float">
            <text:p>0</text:p>
          </table:table-cell>
          <table:table-cell table:formula="of:=IF(OR(AND([$Sheet1.J122]&gt;=[.J$23];[$Sheet1.J122]&lt;=[.J$24]);AND([$Sheet1.J122]&gt;=[.J$25];[$Sheet1.J122]&lt;=[.J$26]));0;1)" office:value-type="float" office:value="0" calcext:value-type="float">
            <text:p>0</text:p>
          </table:table-cell>
          <table:table-cell table:formula="of:=IF(OR(AND([$Sheet1.K122]&gt;=[.K$23];[$Sheet1.K122]&lt;=[.K$24]);AND([$Sheet1.K122]&gt;=[.K$25];[$Sheet1.K122]&lt;=[.K$26]));0;1)" office:value-type="float" office:value="0" calcext:value-type="float">
            <text:p>0</text:p>
          </table:table-cell>
          <table:table-cell table:formula="of:=IF(OR(AND([$Sheet1.L122]&gt;=[.L$23];[$Sheet1.L122]&lt;=[.L$24]);AND([$Sheet1.L122]&gt;=[.L$25];[$Sheet1.L122]&lt;=[.L$26]));0;1)" office:value-type="float" office:value="0" calcext:value-type="float">
            <text:p>0</text:p>
          </table:table-cell>
          <table:table-cell table:formula="of:=IF(OR(AND([$Sheet1.M122]&gt;=[.M$23];[$Sheet1.M122]&lt;=[.M$24]);AND([$Sheet1.M122]&gt;=[.M$25];[$Sheet1.M122]&lt;=[.M$26]));0;1)" office:value-type="float" office:value="0" calcext:value-type="float">
            <text:p>0</text:p>
          </table:table-cell>
          <table:table-cell table:formula="of:=IF(OR(AND([$Sheet1.N122]&gt;=[.N$23];[$Sheet1.N122]&lt;=[.N$24]);AND([$Sheet1.N122]&gt;=[.N$25];[$Sheet1.N122]&lt;=[.N$26]));0;1)" office:value-type="float" office:value="0" calcext:value-type="float">
            <text:p>0</text:p>
          </table:table-cell>
          <table:table-cell table:formula="of:=IF(OR(AND([$Sheet1.O122]&gt;=[.O$23];[$Sheet1.O122]&lt;=[.O$24]);AND([$Sheet1.O122]&gt;=[.O$25];[$Sheet1.O122]&lt;=[.O$26]));0;1)" office:value-type="float" office:value="0" calcext:value-type="float">
            <text:p>0</text:p>
          </table:table-cell>
          <table:table-cell table:formula="of:=IF(OR(AND([$Sheet1.P122]&gt;=[.P$23];[$Sheet1.P122]&lt;=[.P$24]);AND([$Sheet1.P122]&gt;=[.P$25];[$Sheet1.P122]&lt;=[.P$26]));0;1)" office:value-type="float" office:value="0" calcext:value-type="float">
            <text:p>0</text:p>
          </table:table-cell>
          <table:table-cell table:formula="of:=IF(OR(AND([$Sheet1.Q122]&gt;=[.Q$23];[$Sheet1.Q122]&lt;=[.Q$24]);AND([$Sheet1.Q122]&gt;=[.Q$25];[$Sheet1.Q122]&lt;=[.Q$26]));0;1)" office:value-type="float" office:value="0" calcext:value-type="float">
            <text:p>0</text:p>
          </table:table-cell>
          <table:table-cell table:formula="of:=IF(OR(AND([$Sheet1.R122]&gt;=[.R$23];[$Sheet1.R122]&lt;=[.R$24]);AND([$Sheet1.R122]&gt;=[.R$25];[$Sheet1.R122]&lt;=[.R$26]));0;1)" office:value-type="float" office:value="0" calcext:value-type="float">
            <text:p>0</text:p>
          </table:table-cell>
          <table:table-cell table:formula="of:=IF(OR(AND([$Sheet1.S122]&gt;=[.S$23];[$Sheet1.S122]&lt;=[.S$24]);AND([$Sheet1.S122]&gt;=[.S$25];[$Sheet1.S122]&lt;=[.S$26]));0;1)" office:value-type="float" office:value="0" calcext:value-type="float">
            <text:p>0</text:p>
          </table:table-cell>
          <table:table-cell table:formula="of:=IF(OR(AND([$Sheet1.T122]&gt;=[.T$23];[$Sheet1.T122]&lt;=[.T$24]);AND([$Sheet1.T122]&gt;=[.T$25];[$Sheet1.T122]&lt;=[.T$26]));0;1)" office:value-type="float" office:value="0" calcext:value-type="float">
            <text:p>0</text:p>
          </table:table-cell>
          <table:table-cell table:formula="of:=IF(OR(AND([$Sheet1.U122]&gt;=[.U$23];[$Sheet1.U122]&lt;=[.U$24]);AND([$Sheet1.U122]&gt;=[.U$25];[$Sheet1.U12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3]&gt;=[.B$23];[$Sheet1.B123]&lt;=[.B$24]);AND([$Sheet1.B123]&gt;=[.B$25];[$Sheet1.B123]&lt;=[.B$26]));0;1)" office:value-type="float" office:value="0" calcext:value-type="float">
            <text:p>0</text:p>
          </table:table-cell>
          <table:table-cell table:formula="of:=IF(OR(AND([$Sheet1.C123]&gt;=[.C$23];[$Sheet1.C123]&lt;=[.C$24]);AND([$Sheet1.C123]&gt;=[.C$25];[$Sheet1.C123]&lt;=[.C$26]));0;1)" office:value-type="float" office:value="0" calcext:value-type="float">
            <text:p>0</text:p>
          </table:table-cell>
          <table:table-cell table:formula="of:=IF(OR(AND([$Sheet1.D123]&gt;=[.D$23];[$Sheet1.D123]&lt;=[.D$24]);AND([$Sheet1.D123]&gt;=[.D$25];[$Sheet1.D123]&lt;=[.D$26]));0;1)" office:value-type="float" office:value="0" calcext:value-type="float">
            <text:p>0</text:p>
          </table:table-cell>
          <table:table-cell table:formula="of:=IF(OR(AND([$Sheet1.E123]&gt;=[.E$23];[$Sheet1.E123]&lt;=[.E$24]);AND([$Sheet1.E123]&gt;=[.E$25];[$Sheet1.E123]&lt;=[.E$26]));0;1)" office:value-type="float" office:value="0" calcext:value-type="float">
            <text:p>0</text:p>
          </table:table-cell>
          <table:table-cell table:formula="of:=IF(OR(AND([$Sheet1.F123]&gt;=[.F$23];[$Sheet1.F123]&lt;=[.F$24]);AND([$Sheet1.F123]&gt;=[.F$25];[$Sheet1.F123]&lt;=[.F$26]));0;1)" office:value-type="float" office:value="0" calcext:value-type="float">
            <text:p>0</text:p>
          </table:table-cell>
          <table:table-cell table:formula="of:=IF(OR(AND([$Sheet1.G123]&gt;=[.G$23];[$Sheet1.G123]&lt;=[.G$24]);AND([$Sheet1.G123]&gt;=[.G$25];[$Sheet1.G123]&lt;=[.G$26]));0;1)" office:value-type="float" office:value="0" calcext:value-type="float">
            <text:p>0</text:p>
          </table:table-cell>
          <table:table-cell table:formula="of:=IF(OR(AND([$Sheet1.H123]&gt;=[.H$23];[$Sheet1.H123]&lt;=[.H$24]);AND([$Sheet1.H123]&gt;=[.H$25];[$Sheet1.H123]&lt;=[.H$26]));0;1)" office:value-type="float" office:value="0" calcext:value-type="float">
            <text:p>0</text:p>
          </table:table-cell>
          <table:table-cell table:formula="of:=IF(OR(AND([$Sheet1.I123]&gt;=[.I$23];[$Sheet1.I123]&lt;=[.I$24]);AND([$Sheet1.I123]&gt;=[.I$25];[$Sheet1.I123]&lt;=[.I$26]));0;1)" office:value-type="float" office:value="0" calcext:value-type="float">
            <text:p>0</text:p>
          </table:table-cell>
          <table:table-cell table:formula="of:=IF(OR(AND([$Sheet1.J123]&gt;=[.J$23];[$Sheet1.J123]&lt;=[.J$24]);AND([$Sheet1.J123]&gt;=[.J$25];[$Sheet1.J123]&lt;=[.J$26]));0;1)" office:value-type="float" office:value="0" calcext:value-type="float">
            <text:p>0</text:p>
          </table:table-cell>
          <table:table-cell table:formula="of:=IF(OR(AND([$Sheet1.K123]&gt;=[.K$23];[$Sheet1.K123]&lt;=[.K$24]);AND([$Sheet1.K123]&gt;=[.K$25];[$Sheet1.K123]&lt;=[.K$26]));0;1)" office:value-type="float" office:value="0" calcext:value-type="float">
            <text:p>0</text:p>
          </table:table-cell>
          <table:table-cell table:formula="of:=IF(OR(AND([$Sheet1.L123]&gt;=[.L$23];[$Sheet1.L123]&lt;=[.L$24]);AND([$Sheet1.L123]&gt;=[.L$25];[$Sheet1.L123]&lt;=[.L$26]));0;1)" office:value-type="float" office:value="0" calcext:value-type="float">
            <text:p>0</text:p>
          </table:table-cell>
          <table:table-cell table:formula="of:=IF(OR(AND([$Sheet1.M123]&gt;=[.M$23];[$Sheet1.M123]&lt;=[.M$24]);AND([$Sheet1.M123]&gt;=[.M$25];[$Sheet1.M123]&lt;=[.M$26]));0;1)" office:value-type="float" office:value="0" calcext:value-type="float">
            <text:p>0</text:p>
          </table:table-cell>
          <table:table-cell table:formula="of:=IF(OR(AND([$Sheet1.N123]&gt;=[.N$23];[$Sheet1.N123]&lt;=[.N$24]);AND([$Sheet1.N123]&gt;=[.N$25];[$Sheet1.N123]&lt;=[.N$26]));0;1)" office:value-type="float" office:value="0" calcext:value-type="float">
            <text:p>0</text:p>
          </table:table-cell>
          <table:table-cell table:formula="of:=IF(OR(AND([$Sheet1.O123]&gt;=[.O$23];[$Sheet1.O123]&lt;=[.O$24]);AND([$Sheet1.O123]&gt;=[.O$25];[$Sheet1.O123]&lt;=[.O$26]));0;1)" office:value-type="float" office:value="0" calcext:value-type="float">
            <text:p>0</text:p>
          </table:table-cell>
          <table:table-cell table:formula="of:=IF(OR(AND([$Sheet1.P123]&gt;=[.P$23];[$Sheet1.P123]&lt;=[.P$24]);AND([$Sheet1.P123]&gt;=[.P$25];[$Sheet1.P123]&lt;=[.P$26]));0;1)" office:value-type="float" office:value="0" calcext:value-type="float">
            <text:p>0</text:p>
          </table:table-cell>
          <table:table-cell table:formula="of:=IF(OR(AND([$Sheet1.Q123]&gt;=[.Q$23];[$Sheet1.Q123]&lt;=[.Q$24]);AND([$Sheet1.Q123]&gt;=[.Q$25];[$Sheet1.Q123]&lt;=[.Q$26]));0;1)" office:value-type="float" office:value="0" calcext:value-type="float">
            <text:p>0</text:p>
          </table:table-cell>
          <table:table-cell table:formula="of:=IF(OR(AND([$Sheet1.R123]&gt;=[.R$23];[$Sheet1.R123]&lt;=[.R$24]);AND([$Sheet1.R123]&gt;=[.R$25];[$Sheet1.R123]&lt;=[.R$26]));0;1)" office:value-type="float" office:value="0" calcext:value-type="float">
            <text:p>0</text:p>
          </table:table-cell>
          <table:table-cell table:formula="of:=IF(OR(AND([$Sheet1.S123]&gt;=[.S$23];[$Sheet1.S123]&lt;=[.S$24]);AND([$Sheet1.S123]&gt;=[.S$25];[$Sheet1.S123]&lt;=[.S$26]));0;1)" office:value-type="float" office:value="0" calcext:value-type="float">
            <text:p>0</text:p>
          </table:table-cell>
          <table:table-cell table:formula="of:=IF(OR(AND([$Sheet1.T123]&gt;=[.T$23];[$Sheet1.T123]&lt;=[.T$24]);AND([$Sheet1.T123]&gt;=[.T$25];[$Sheet1.T123]&lt;=[.T$26]));0;1)" office:value-type="float" office:value="0" calcext:value-type="float">
            <text:p>0</text:p>
          </table:table-cell>
          <table:table-cell table:formula="of:=IF(OR(AND([$Sheet1.U123]&gt;=[.U$23];[$Sheet1.U123]&lt;=[.U$24]);AND([$Sheet1.U123]&gt;=[.U$25];[$Sheet1.U12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4]&gt;=[.B$23];[$Sheet1.B124]&lt;=[.B$24]);AND([$Sheet1.B124]&gt;=[.B$25];[$Sheet1.B124]&lt;=[.B$26]));0;1)" office:value-type="float" office:value="0" calcext:value-type="float">
            <text:p>0</text:p>
          </table:table-cell>
          <table:table-cell table:formula="of:=IF(OR(AND([$Sheet1.C124]&gt;=[.C$23];[$Sheet1.C124]&lt;=[.C$24]);AND([$Sheet1.C124]&gt;=[.C$25];[$Sheet1.C124]&lt;=[.C$26]));0;1)" office:value-type="float" office:value="0" calcext:value-type="float">
            <text:p>0</text:p>
          </table:table-cell>
          <table:table-cell table:formula="of:=IF(OR(AND([$Sheet1.D124]&gt;=[.D$23];[$Sheet1.D124]&lt;=[.D$24]);AND([$Sheet1.D124]&gt;=[.D$25];[$Sheet1.D124]&lt;=[.D$26]));0;1)" office:value-type="float" office:value="0" calcext:value-type="float">
            <text:p>0</text:p>
          </table:table-cell>
          <table:table-cell table:formula="of:=IF(OR(AND([$Sheet1.E124]&gt;=[.E$23];[$Sheet1.E124]&lt;=[.E$24]);AND([$Sheet1.E124]&gt;=[.E$25];[$Sheet1.E124]&lt;=[.E$26]));0;1)" office:value-type="float" office:value="0" calcext:value-type="float">
            <text:p>0</text:p>
          </table:table-cell>
          <table:table-cell table:formula="of:=IF(OR(AND([$Sheet1.F124]&gt;=[.F$23];[$Sheet1.F124]&lt;=[.F$24]);AND([$Sheet1.F124]&gt;=[.F$25];[$Sheet1.F124]&lt;=[.F$26]));0;1)" office:value-type="float" office:value="0" calcext:value-type="float">
            <text:p>0</text:p>
          </table:table-cell>
          <table:table-cell table:formula="of:=IF(OR(AND([$Sheet1.G124]&gt;=[.G$23];[$Sheet1.G124]&lt;=[.G$24]);AND([$Sheet1.G124]&gt;=[.G$25];[$Sheet1.G124]&lt;=[.G$26]));0;1)" office:value-type="float" office:value="0" calcext:value-type="float">
            <text:p>0</text:p>
          </table:table-cell>
          <table:table-cell table:formula="of:=IF(OR(AND([$Sheet1.H124]&gt;=[.H$23];[$Sheet1.H124]&lt;=[.H$24]);AND([$Sheet1.H124]&gt;=[.H$25];[$Sheet1.H124]&lt;=[.H$26]));0;1)" office:value-type="float" office:value="0" calcext:value-type="float">
            <text:p>0</text:p>
          </table:table-cell>
          <table:table-cell table:formula="of:=IF(OR(AND([$Sheet1.I124]&gt;=[.I$23];[$Sheet1.I124]&lt;=[.I$24]);AND([$Sheet1.I124]&gt;=[.I$25];[$Sheet1.I124]&lt;=[.I$26]));0;1)" office:value-type="float" office:value="0" calcext:value-type="float">
            <text:p>0</text:p>
          </table:table-cell>
          <table:table-cell table:formula="of:=IF(OR(AND([$Sheet1.J124]&gt;=[.J$23];[$Sheet1.J124]&lt;=[.J$24]);AND([$Sheet1.J124]&gt;=[.J$25];[$Sheet1.J124]&lt;=[.J$26]));0;1)" office:value-type="float" office:value="0" calcext:value-type="float">
            <text:p>0</text:p>
          </table:table-cell>
          <table:table-cell table:formula="of:=IF(OR(AND([$Sheet1.K124]&gt;=[.K$23];[$Sheet1.K124]&lt;=[.K$24]);AND([$Sheet1.K124]&gt;=[.K$25];[$Sheet1.K124]&lt;=[.K$26]));0;1)" office:value-type="float" office:value="0" calcext:value-type="float">
            <text:p>0</text:p>
          </table:table-cell>
          <table:table-cell table:formula="of:=IF(OR(AND([$Sheet1.L124]&gt;=[.L$23];[$Sheet1.L124]&lt;=[.L$24]);AND([$Sheet1.L124]&gt;=[.L$25];[$Sheet1.L124]&lt;=[.L$26]));0;1)" office:value-type="float" office:value="0" calcext:value-type="float">
            <text:p>0</text:p>
          </table:table-cell>
          <table:table-cell table:formula="of:=IF(OR(AND([$Sheet1.M124]&gt;=[.M$23];[$Sheet1.M124]&lt;=[.M$24]);AND([$Sheet1.M124]&gt;=[.M$25];[$Sheet1.M124]&lt;=[.M$26]));0;1)" office:value-type="float" office:value="0" calcext:value-type="float">
            <text:p>0</text:p>
          </table:table-cell>
          <table:table-cell table:formula="of:=IF(OR(AND([$Sheet1.N124]&gt;=[.N$23];[$Sheet1.N124]&lt;=[.N$24]);AND([$Sheet1.N124]&gt;=[.N$25];[$Sheet1.N124]&lt;=[.N$26]));0;1)" office:value-type="float" office:value="0" calcext:value-type="float">
            <text:p>0</text:p>
          </table:table-cell>
          <table:table-cell table:formula="of:=IF(OR(AND([$Sheet1.O124]&gt;=[.O$23];[$Sheet1.O124]&lt;=[.O$24]);AND([$Sheet1.O124]&gt;=[.O$25];[$Sheet1.O124]&lt;=[.O$26]));0;1)" office:value-type="float" office:value="0" calcext:value-type="float">
            <text:p>0</text:p>
          </table:table-cell>
          <table:table-cell table:formula="of:=IF(OR(AND([$Sheet1.P124]&gt;=[.P$23];[$Sheet1.P124]&lt;=[.P$24]);AND([$Sheet1.P124]&gt;=[.P$25];[$Sheet1.P124]&lt;=[.P$26]));0;1)" office:value-type="float" office:value="0" calcext:value-type="float">
            <text:p>0</text:p>
          </table:table-cell>
          <table:table-cell table:formula="of:=IF(OR(AND([$Sheet1.Q124]&gt;=[.Q$23];[$Sheet1.Q124]&lt;=[.Q$24]);AND([$Sheet1.Q124]&gt;=[.Q$25];[$Sheet1.Q124]&lt;=[.Q$26]));0;1)" office:value-type="float" office:value="0" calcext:value-type="float">
            <text:p>0</text:p>
          </table:table-cell>
          <table:table-cell table:formula="of:=IF(OR(AND([$Sheet1.R124]&gt;=[.R$23];[$Sheet1.R124]&lt;=[.R$24]);AND([$Sheet1.R124]&gt;=[.R$25];[$Sheet1.R124]&lt;=[.R$26]));0;1)" office:value-type="float" office:value="0" calcext:value-type="float">
            <text:p>0</text:p>
          </table:table-cell>
          <table:table-cell table:formula="of:=IF(OR(AND([$Sheet1.S124]&gt;=[.S$23];[$Sheet1.S124]&lt;=[.S$24]);AND([$Sheet1.S124]&gt;=[.S$25];[$Sheet1.S124]&lt;=[.S$26]));0;1)" office:value-type="float" office:value="0" calcext:value-type="float">
            <text:p>0</text:p>
          </table:table-cell>
          <table:table-cell table:formula="of:=IF(OR(AND([$Sheet1.T124]&gt;=[.T$23];[$Sheet1.T124]&lt;=[.T$24]);AND([$Sheet1.T124]&gt;=[.T$25];[$Sheet1.T124]&lt;=[.T$26]));0;1)" office:value-type="float" office:value="0" calcext:value-type="float">
            <text:p>0</text:p>
          </table:table-cell>
          <table:table-cell table:formula="of:=IF(OR(AND([$Sheet1.U124]&gt;=[.U$23];[$Sheet1.U124]&lt;=[.U$24]);AND([$Sheet1.U124]&gt;=[.U$25];[$Sheet1.U12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5]&gt;=[.B$23];[$Sheet1.B125]&lt;=[.B$24]);AND([$Sheet1.B125]&gt;=[.B$25];[$Sheet1.B125]&lt;=[.B$26]));0;1)" office:value-type="float" office:value="0" calcext:value-type="float">
            <text:p>0</text:p>
          </table:table-cell>
          <table:table-cell table:formula="of:=IF(OR(AND([$Sheet1.C125]&gt;=[.C$23];[$Sheet1.C125]&lt;=[.C$24]);AND([$Sheet1.C125]&gt;=[.C$25];[$Sheet1.C125]&lt;=[.C$26]));0;1)" office:value-type="float" office:value="0" calcext:value-type="float">
            <text:p>0</text:p>
          </table:table-cell>
          <table:table-cell table:formula="of:=IF(OR(AND([$Sheet1.D125]&gt;=[.D$23];[$Sheet1.D125]&lt;=[.D$24]);AND([$Sheet1.D125]&gt;=[.D$25];[$Sheet1.D125]&lt;=[.D$26]));0;1)" office:value-type="float" office:value="0" calcext:value-type="float">
            <text:p>0</text:p>
          </table:table-cell>
          <table:table-cell table:formula="of:=IF(OR(AND([$Sheet1.E125]&gt;=[.E$23];[$Sheet1.E125]&lt;=[.E$24]);AND([$Sheet1.E125]&gt;=[.E$25];[$Sheet1.E125]&lt;=[.E$26]));0;1)" office:value-type="float" office:value="0" calcext:value-type="float">
            <text:p>0</text:p>
          </table:table-cell>
          <table:table-cell table:formula="of:=IF(OR(AND([$Sheet1.F125]&gt;=[.F$23];[$Sheet1.F125]&lt;=[.F$24]);AND([$Sheet1.F125]&gt;=[.F$25];[$Sheet1.F125]&lt;=[.F$26]));0;1)" office:value-type="float" office:value="0" calcext:value-type="float">
            <text:p>0</text:p>
          </table:table-cell>
          <table:table-cell table:formula="of:=IF(OR(AND([$Sheet1.G125]&gt;=[.G$23];[$Sheet1.G125]&lt;=[.G$24]);AND([$Sheet1.G125]&gt;=[.G$25];[$Sheet1.G125]&lt;=[.G$26]));0;1)" office:value-type="float" office:value="0" calcext:value-type="float">
            <text:p>0</text:p>
          </table:table-cell>
          <table:table-cell table:formula="of:=IF(OR(AND([$Sheet1.H125]&gt;=[.H$23];[$Sheet1.H125]&lt;=[.H$24]);AND([$Sheet1.H125]&gt;=[.H$25];[$Sheet1.H125]&lt;=[.H$26]));0;1)" office:value-type="float" office:value="0" calcext:value-type="float">
            <text:p>0</text:p>
          </table:table-cell>
          <table:table-cell table:formula="of:=IF(OR(AND([$Sheet1.I125]&gt;=[.I$23];[$Sheet1.I125]&lt;=[.I$24]);AND([$Sheet1.I125]&gt;=[.I$25];[$Sheet1.I125]&lt;=[.I$26]));0;1)" office:value-type="float" office:value="0" calcext:value-type="float">
            <text:p>0</text:p>
          </table:table-cell>
          <table:table-cell table:formula="of:=IF(OR(AND([$Sheet1.J125]&gt;=[.J$23];[$Sheet1.J125]&lt;=[.J$24]);AND([$Sheet1.J125]&gt;=[.J$25];[$Sheet1.J125]&lt;=[.J$26]));0;1)" office:value-type="float" office:value="0" calcext:value-type="float">
            <text:p>0</text:p>
          </table:table-cell>
          <table:table-cell table:formula="of:=IF(OR(AND([$Sheet1.K125]&gt;=[.K$23];[$Sheet1.K125]&lt;=[.K$24]);AND([$Sheet1.K125]&gt;=[.K$25];[$Sheet1.K125]&lt;=[.K$26]));0;1)" office:value-type="float" office:value="0" calcext:value-type="float">
            <text:p>0</text:p>
          </table:table-cell>
          <table:table-cell table:formula="of:=IF(OR(AND([$Sheet1.L125]&gt;=[.L$23];[$Sheet1.L125]&lt;=[.L$24]);AND([$Sheet1.L125]&gt;=[.L$25];[$Sheet1.L125]&lt;=[.L$26]));0;1)" office:value-type="float" office:value="0" calcext:value-type="float">
            <text:p>0</text:p>
          </table:table-cell>
          <table:table-cell table:formula="of:=IF(OR(AND([$Sheet1.M125]&gt;=[.M$23];[$Sheet1.M125]&lt;=[.M$24]);AND([$Sheet1.M125]&gt;=[.M$25];[$Sheet1.M125]&lt;=[.M$26]));0;1)" office:value-type="float" office:value="0" calcext:value-type="float">
            <text:p>0</text:p>
          </table:table-cell>
          <table:table-cell table:formula="of:=IF(OR(AND([$Sheet1.N125]&gt;=[.N$23];[$Sheet1.N125]&lt;=[.N$24]);AND([$Sheet1.N125]&gt;=[.N$25];[$Sheet1.N125]&lt;=[.N$26]));0;1)" office:value-type="float" office:value="0" calcext:value-type="float">
            <text:p>0</text:p>
          </table:table-cell>
          <table:table-cell table:formula="of:=IF(OR(AND([$Sheet1.O125]&gt;=[.O$23];[$Sheet1.O125]&lt;=[.O$24]);AND([$Sheet1.O125]&gt;=[.O$25];[$Sheet1.O125]&lt;=[.O$26]));0;1)" office:value-type="float" office:value="0" calcext:value-type="float">
            <text:p>0</text:p>
          </table:table-cell>
          <table:table-cell table:formula="of:=IF(OR(AND([$Sheet1.P125]&gt;=[.P$23];[$Sheet1.P125]&lt;=[.P$24]);AND([$Sheet1.P125]&gt;=[.P$25];[$Sheet1.P125]&lt;=[.P$26]));0;1)" office:value-type="float" office:value="0" calcext:value-type="float">
            <text:p>0</text:p>
          </table:table-cell>
          <table:table-cell table:formula="of:=IF(OR(AND([$Sheet1.Q125]&gt;=[.Q$23];[$Sheet1.Q125]&lt;=[.Q$24]);AND([$Sheet1.Q125]&gt;=[.Q$25];[$Sheet1.Q125]&lt;=[.Q$26]));0;1)" office:value-type="float" office:value="0" calcext:value-type="float">
            <text:p>0</text:p>
          </table:table-cell>
          <table:table-cell table:formula="of:=IF(OR(AND([$Sheet1.R125]&gt;=[.R$23];[$Sheet1.R125]&lt;=[.R$24]);AND([$Sheet1.R125]&gt;=[.R$25];[$Sheet1.R125]&lt;=[.R$26]));0;1)" office:value-type="float" office:value="0" calcext:value-type="float">
            <text:p>0</text:p>
          </table:table-cell>
          <table:table-cell table:formula="of:=IF(OR(AND([$Sheet1.S125]&gt;=[.S$23];[$Sheet1.S125]&lt;=[.S$24]);AND([$Sheet1.S125]&gt;=[.S$25];[$Sheet1.S125]&lt;=[.S$26]));0;1)" office:value-type="float" office:value="0" calcext:value-type="float">
            <text:p>0</text:p>
          </table:table-cell>
          <table:table-cell table:formula="of:=IF(OR(AND([$Sheet1.T125]&gt;=[.T$23];[$Sheet1.T125]&lt;=[.T$24]);AND([$Sheet1.T125]&gt;=[.T$25];[$Sheet1.T125]&lt;=[.T$26]));0;1)" office:value-type="float" office:value="0" calcext:value-type="float">
            <text:p>0</text:p>
          </table:table-cell>
          <table:table-cell table:formula="of:=IF(OR(AND([$Sheet1.U125]&gt;=[.U$23];[$Sheet1.U125]&lt;=[.U$24]);AND([$Sheet1.U125]&gt;=[.U$25];[$Sheet1.U12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6]&gt;=[.B$23];[$Sheet1.B126]&lt;=[.B$24]);AND([$Sheet1.B126]&gt;=[.B$25];[$Sheet1.B126]&lt;=[.B$26]));0;1)" office:value-type="float" office:value="0" calcext:value-type="float">
            <text:p>0</text:p>
          </table:table-cell>
          <table:table-cell table:formula="of:=IF(OR(AND([$Sheet1.C126]&gt;=[.C$23];[$Sheet1.C126]&lt;=[.C$24]);AND([$Sheet1.C126]&gt;=[.C$25];[$Sheet1.C126]&lt;=[.C$26]));0;1)" office:value-type="float" office:value="0" calcext:value-type="float">
            <text:p>0</text:p>
          </table:table-cell>
          <table:table-cell table:formula="of:=IF(OR(AND([$Sheet1.D126]&gt;=[.D$23];[$Sheet1.D126]&lt;=[.D$24]);AND([$Sheet1.D126]&gt;=[.D$25];[$Sheet1.D126]&lt;=[.D$26]));0;1)" office:value-type="float" office:value="0" calcext:value-type="float">
            <text:p>0</text:p>
          </table:table-cell>
          <table:table-cell table:formula="of:=IF(OR(AND([$Sheet1.E126]&gt;=[.E$23];[$Sheet1.E126]&lt;=[.E$24]);AND([$Sheet1.E126]&gt;=[.E$25];[$Sheet1.E126]&lt;=[.E$26]));0;1)" office:value-type="float" office:value="0" calcext:value-type="float">
            <text:p>0</text:p>
          </table:table-cell>
          <table:table-cell table:formula="of:=IF(OR(AND([$Sheet1.F126]&gt;=[.F$23];[$Sheet1.F126]&lt;=[.F$24]);AND([$Sheet1.F126]&gt;=[.F$25];[$Sheet1.F126]&lt;=[.F$26]));0;1)" office:value-type="float" office:value="0" calcext:value-type="float">
            <text:p>0</text:p>
          </table:table-cell>
          <table:table-cell table:formula="of:=IF(OR(AND([$Sheet1.G126]&gt;=[.G$23];[$Sheet1.G126]&lt;=[.G$24]);AND([$Sheet1.G126]&gt;=[.G$25];[$Sheet1.G126]&lt;=[.G$26]));0;1)" office:value-type="float" office:value="0" calcext:value-type="float">
            <text:p>0</text:p>
          </table:table-cell>
          <table:table-cell table:formula="of:=IF(OR(AND([$Sheet1.H126]&gt;=[.H$23];[$Sheet1.H126]&lt;=[.H$24]);AND([$Sheet1.H126]&gt;=[.H$25];[$Sheet1.H126]&lt;=[.H$26]));0;1)" office:value-type="float" office:value="0" calcext:value-type="float">
            <text:p>0</text:p>
          </table:table-cell>
          <table:table-cell table:formula="of:=IF(OR(AND([$Sheet1.I126]&gt;=[.I$23];[$Sheet1.I126]&lt;=[.I$24]);AND([$Sheet1.I126]&gt;=[.I$25];[$Sheet1.I126]&lt;=[.I$26]));0;1)" office:value-type="float" office:value="0" calcext:value-type="float">
            <text:p>0</text:p>
          </table:table-cell>
          <table:table-cell table:formula="of:=IF(OR(AND([$Sheet1.J126]&gt;=[.J$23];[$Sheet1.J126]&lt;=[.J$24]);AND([$Sheet1.J126]&gt;=[.J$25];[$Sheet1.J126]&lt;=[.J$26]));0;1)" office:value-type="float" office:value="0" calcext:value-type="float">
            <text:p>0</text:p>
          </table:table-cell>
          <table:table-cell table:formula="of:=IF(OR(AND([$Sheet1.K126]&gt;=[.K$23];[$Sheet1.K126]&lt;=[.K$24]);AND([$Sheet1.K126]&gt;=[.K$25];[$Sheet1.K126]&lt;=[.K$26]));0;1)" office:value-type="float" office:value="0" calcext:value-type="float">
            <text:p>0</text:p>
          </table:table-cell>
          <table:table-cell table:formula="of:=IF(OR(AND([$Sheet1.L126]&gt;=[.L$23];[$Sheet1.L126]&lt;=[.L$24]);AND([$Sheet1.L126]&gt;=[.L$25];[$Sheet1.L126]&lt;=[.L$26]));0;1)" office:value-type="float" office:value="0" calcext:value-type="float">
            <text:p>0</text:p>
          </table:table-cell>
          <table:table-cell table:formula="of:=IF(OR(AND([$Sheet1.M126]&gt;=[.M$23];[$Sheet1.M126]&lt;=[.M$24]);AND([$Sheet1.M126]&gt;=[.M$25];[$Sheet1.M126]&lt;=[.M$26]));0;1)" office:value-type="float" office:value="0" calcext:value-type="float">
            <text:p>0</text:p>
          </table:table-cell>
          <table:table-cell table:formula="of:=IF(OR(AND([$Sheet1.N126]&gt;=[.N$23];[$Sheet1.N126]&lt;=[.N$24]);AND([$Sheet1.N126]&gt;=[.N$25];[$Sheet1.N126]&lt;=[.N$26]));0;1)" office:value-type="float" office:value="0" calcext:value-type="float">
            <text:p>0</text:p>
          </table:table-cell>
          <table:table-cell table:formula="of:=IF(OR(AND([$Sheet1.O126]&gt;=[.O$23];[$Sheet1.O126]&lt;=[.O$24]);AND([$Sheet1.O126]&gt;=[.O$25];[$Sheet1.O126]&lt;=[.O$26]));0;1)" office:value-type="float" office:value="0" calcext:value-type="float">
            <text:p>0</text:p>
          </table:table-cell>
          <table:table-cell table:formula="of:=IF(OR(AND([$Sheet1.P126]&gt;=[.P$23];[$Sheet1.P126]&lt;=[.P$24]);AND([$Sheet1.P126]&gt;=[.P$25];[$Sheet1.P126]&lt;=[.P$26]));0;1)" office:value-type="float" office:value="0" calcext:value-type="float">
            <text:p>0</text:p>
          </table:table-cell>
          <table:table-cell table:formula="of:=IF(OR(AND([$Sheet1.Q126]&gt;=[.Q$23];[$Sheet1.Q126]&lt;=[.Q$24]);AND([$Sheet1.Q126]&gt;=[.Q$25];[$Sheet1.Q126]&lt;=[.Q$26]));0;1)" office:value-type="float" office:value="0" calcext:value-type="float">
            <text:p>0</text:p>
          </table:table-cell>
          <table:table-cell table:formula="of:=IF(OR(AND([$Sheet1.R126]&gt;=[.R$23];[$Sheet1.R126]&lt;=[.R$24]);AND([$Sheet1.R126]&gt;=[.R$25];[$Sheet1.R126]&lt;=[.R$26]));0;1)" office:value-type="float" office:value="0" calcext:value-type="float">
            <text:p>0</text:p>
          </table:table-cell>
          <table:table-cell table:formula="of:=IF(OR(AND([$Sheet1.S126]&gt;=[.S$23];[$Sheet1.S126]&lt;=[.S$24]);AND([$Sheet1.S126]&gt;=[.S$25];[$Sheet1.S126]&lt;=[.S$26]));0;1)" office:value-type="float" office:value="0" calcext:value-type="float">
            <text:p>0</text:p>
          </table:table-cell>
          <table:table-cell table:formula="of:=IF(OR(AND([$Sheet1.T126]&gt;=[.T$23];[$Sheet1.T126]&lt;=[.T$24]);AND([$Sheet1.T126]&gt;=[.T$25];[$Sheet1.T126]&lt;=[.T$26]));0;1)" office:value-type="float" office:value="0" calcext:value-type="float">
            <text:p>0</text:p>
          </table:table-cell>
          <table:table-cell table:formula="of:=IF(OR(AND([$Sheet1.U126]&gt;=[.U$23];[$Sheet1.U126]&lt;=[.U$24]);AND([$Sheet1.U126]&gt;=[.U$25];[$Sheet1.U12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7]&gt;=[.B$23];[$Sheet1.B127]&lt;=[.B$24]);AND([$Sheet1.B127]&gt;=[.B$25];[$Sheet1.B127]&lt;=[.B$26]));0;1)" office:value-type="float" office:value="0" calcext:value-type="float">
            <text:p>0</text:p>
          </table:table-cell>
          <table:table-cell table:formula="of:=IF(OR(AND([$Sheet1.C127]&gt;=[.C$23];[$Sheet1.C127]&lt;=[.C$24]);AND([$Sheet1.C127]&gt;=[.C$25];[$Sheet1.C127]&lt;=[.C$26]));0;1)" office:value-type="float" office:value="0" calcext:value-type="float">
            <text:p>0</text:p>
          </table:table-cell>
          <table:table-cell table:formula="of:=IF(OR(AND([$Sheet1.D127]&gt;=[.D$23];[$Sheet1.D127]&lt;=[.D$24]);AND([$Sheet1.D127]&gt;=[.D$25];[$Sheet1.D127]&lt;=[.D$26]));0;1)" office:value-type="float" office:value="0" calcext:value-type="float">
            <text:p>0</text:p>
          </table:table-cell>
          <table:table-cell table:formula="of:=IF(OR(AND([$Sheet1.E127]&gt;=[.E$23];[$Sheet1.E127]&lt;=[.E$24]);AND([$Sheet1.E127]&gt;=[.E$25];[$Sheet1.E127]&lt;=[.E$26]));0;1)" office:value-type="float" office:value="0" calcext:value-type="float">
            <text:p>0</text:p>
          </table:table-cell>
          <table:table-cell table:formula="of:=IF(OR(AND([$Sheet1.F127]&gt;=[.F$23];[$Sheet1.F127]&lt;=[.F$24]);AND([$Sheet1.F127]&gt;=[.F$25];[$Sheet1.F127]&lt;=[.F$26]));0;1)" office:value-type="float" office:value="0" calcext:value-type="float">
            <text:p>0</text:p>
          </table:table-cell>
          <table:table-cell table:formula="of:=IF(OR(AND([$Sheet1.G127]&gt;=[.G$23];[$Sheet1.G127]&lt;=[.G$24]);AND([$Sheet1.G127]&gt;=[.G$25];[$Sheet1.G127]&lt;=[.G$26]));0;1)" office:value-type="float" office:value="0" calcext:value-type="float">
            <text:p>0</text:p>
          </table:table-cell>
          <table:table-cell table:formula="of:=IF(OR(AND([$Sheet1.H127]&gt;=[.H$23];[$Sheet1.H127]&lt;=[.H$24]);AND([$Sheet1.H127]&gt;=[.H$25];[$Sheet1.H127]&lt;=[.H$26]));0;1)" office:value-type="float" office:value="0" calcext:value-type="float">
            <text:p>0</text:p>
          </table:table-cell>
          <table:table-cell table:formula="of:=IF(OR(AND([$Sheet1.I127]&gt;=[.I$23];[$Sheet1.I127]&lt;=[.I$24]);AND([$Sheet1.I127]&gt;=[.I$25];[$Sheet1.I127]&lt;=[.I$26]));0;1)" office:value-type="float" office:value="0" calcext:value-type="float">
            <text:p>0</text:p>
          </table:table-cell>
          <table:table-cell table:formula="of:=IF(OR(AND([$Sheet1.J127]&gt;=[.J$23];[$Sheet1.J127]&lt;=[.J$24]);AND([$Sheet1.J127]&gt;=[.J$25];[$Sheet1.J127]&lt;=[.J$26]));0;1)" office:value-type="float" office:value="0" calcext:value-type="float">
            <text:p>0</text:p>
          </table:table-cell>
          <table:table-cell table:formula="of:=IF(OR(AND([$Sheet1.K127]&gt;=[.K$23];[$Sheet1.K127]&lt;=[.K$24]);AND([$Sheet1.K127]&gt;=[.K$25];[$Sheet1.K127]&lt;=[.K$26]));0;1)" office:value-type="float" office:value="0" calcext:value-type="float">
            <text:p>0</text:p>
          </table:table-cell>
          <table:table-cell table:formula="of:=IF(OR(AND([$Sheet1.L127]&gt;=[.L$23];[$Sheet1.L127]&lt;=[.L$24]);AND([$Sheet1.L127]&gt;=[.L$25];[$Sheet1.L127]&lt;=[.L$26]));0;1)" office:value-type="float" office:value="0" calcext:value-type="float">
            <text:p>0</text:p>
          </table:table-cell>
          <table:table-cell table:formula="of:=IF(OR(AND([$Sheet1.M127]&gt;=[.M$23];[$Sheet1.M127]&lt;=[.M$24]);AND([$Sheet1.M127]&gt;=[.M$25];[$Sheet1.M127]&lt;=[.M$26]));0;1)" office:value-type="float" office:value="0" calcext:value-type="float">
            <text:p>0</text:p>
          </table:table-cell>
          <table:table-cell table:formula="of:=IF(OR(AND([$Sheet1.N127]&gt;=[.N$23];[$Sheet1.N127]&lt;=[.N$24]);AND([$Sheet1.N127]&gt;=[.N$25];[$Sheet1.N127]&lt;=[.N$26]));0;1)" office:value-type="float" office:value="0" calcext:value-type="float">
            <text:p>0</text:p>
          </table:table-cell>
          <table:table-cell table:formula="of:=IF(OR(AND([$Sheet1.O127]&gt;=[.O$23];[$Sheet1.O127]&lt;=[.O$24]);AND([$Sheet1.O127]&gt;=[.O$25];[$Sheet1.O127]&lt;=[.O$26]));0;1)" office:value-type="float" office:value="0" calcext:value-type="float">
            <text:p>0</text:p>
          </table:table-cell>
          <table:table-cell table:formula="of:=IF(OR(AND([$Sheet1.P127]&gt;=[.P$23];[$Sheet1.P127]&lt;=[.P$24]);AND([$Sheet1.P127]&gt;=[.P$25];[$Sheet1.P127]&lt;=[.P$26]));0;1)" office:value-type="float" office:value="0" calcext:value-type="float">
            <text:p>0</text:p>
          </table:table-cell>
          <table:table-cell table:formula="of:=IF(OR(AND([$Sheet1.Q127]&gt;=[.Q$23];[$Sheet1.Q127]&lt;=[.Q$24]);AND([$Sheet1.Q127]&gt;=[.Q$25];[$Sheet1.Q127]&lt;=[.Q$26]));0;1)" office:value-type="float" office:value="0" calcext:value-type="float">
            <text:p>0</text:p>
          </table:table-cell>
          <table:table-cell table:formula="of:=IF(OR(AND([$Sheet1.R127]&gt;=[.R$23];[$Sheet1.R127]&lt;=[.R$24]);AND([$Sheet1.R127]&gt;=[.R$25];[$Sheet1.R127]&lt;=[.R$26]));0;1)" office:value-type="float" office:value="0" calcext:value-type="float">
            <text:p>0</text:p>
          </table:table-cell>
          <table:table-cell table:formula="of:=IF(OR(AND([$Sheet1.S127]&gt;=[.S$23];[$Sheet1.S127]&lt;=[.S$24]);AND([$Sheet1.S127]&gt;=[.S$25];[$Sheet1.S127]&lt;=[.S$26]));0;1)" office:value-type="float" office:value="0" calcext:value-type="float">
            <text:p>0</text:p>
          </table:table-cell>
          <table:table-cell table:formula="of:=IF(OR(AND([$Sheet1.T127]&gt;=[.T$23];[$Sheet1.T127]&lt;=[.T$24]);AND([$Sheet1.T127]&gt;=[.T$25];[$Sheet1.T127]&lt;=[.T$26]));0;1)" office:value-type="float" office:value="0" calcext:value-type="float">
            <text:p>0</text:p>
          </table:table-cell>
          <table:table-cell table:formula="of:=IF(OR(AND([$Sheet1.U127]&gt;=[.U$23];[$Sheet1.U127]&lt;=[.U$24]);AND([$Sheet1.U127]&gt;=[.U$25];[$Sheet1.U12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8]&gt;=[.B$23];[$Sheet1.B128]&lt;=[.B$24]);AND([$Sheet1.B128]&gt;=[.B$25];[$Sheet1.B128]&lt;=[.B$26]));0;1)" office:value-type="float" office:value="0" calcext:value-type="float">
            <text:p>0</text:p>
          </table:table-cell>
          <table:table-cell table:formula="of:=IF(OR(AND([$Sheet1.C128]&gt;=[.C$23];[$Sheet1.C128]&lt;=[.C$24]);AND([$Sheet1.C128]&gt;=[.C$25];[$Sheet1.C128]&lt;=[.C$26]));0;1)" office:value-type="float" office:value="0" calcext:value-type="float">
            <text:p>0</text:p>
          </table:table-cell>
          <table:table-cell table:formula="of:=IF(OR(AND([$Sheet1.D128]&gt;=[.D$23];[$Sheet1.D128]&lt;=[.D$24]);AND([$Sheet1.D128]&gt;=[.D$25];[$Sheet1.D128]&lt;=[.D$26]));0;1)" office:value-type="float" office:value="0" calcext:value-type="float">
            <text:p>0</text:p>
          </table:table-cell>
          <table:table-cell table:formula="of:=IF(OR(AND([$Sheet1.E128]&gt;=[.E$23];[$Sheet1.E128]&lt;=[.E$24]);AND([$Sheet1.E128]&gt;=[.E$25];[$Sheet1.E128]&lt;=[.E$26]));0;1)" office:value-type="float" office:value="0" calcext:value-type="float">
            <text:p>0</text:p>
          </table:table-cell>
          <table:table-cell table:formula="of:=IF(OR(AND([$Sheet1.F128]&gt;=[.F$23];[$Sheet1.F128]&lt;=[.F$24]);AND([$Sheet1.F128]&gt;=[.F$25];[$Sheet1.F128]&lt;=[.F$26]));0;1)" office:value-type="float" office:value="0" calcext:value-type="float">
            <text:p>0</text:p>
          </table:table-cell>
          <table:table-cell table:formula="of:=IF(OR(AND([$Sheet1.G128]&gt;=[.G$23];[$Sheet1.G128]&lt;=[.G$24]);AND([$Sheet1.G128]&gt;=[.G$25];[$Sheet1.G128]&lt;=[.G$26]));0;1)" office:value-type="float" office:value="0" calcext:value-type="float">
            <text:p>0</text:p>
          </table:table-cell>
          <table:table-cell table:formula="of:=IF(OR(AND([$Sheet1.H128]&gt;=[.H$23];[$Sheet1.H128]&lt;=[.H$24]);AND([$Sheet1.H128]&gt;=[.H$25];[$Sheet1.H128]&lt;=[.H$26]));0;1)" office:value-type="float" office:value="0" calcext:value-type="float">
            <text:p>0</text:p>
          </table:table-cell>
          <table:table-cell table:formula="of:=IF(OR(AND([$Sheet1.I128]&gt;=[.I$23];[$Sheet1.I128]&lt;=[.I$24]);AND([$Sheet1.I128]&gt;=[.I$25];[$Sheet1.I128]&lt;=[.I$26]));0;1)" office:value-type="float" office:value="0" calcext:value-type="float">
            <text:p>0</text:p>
          </table:table-cell>
          <table:table-cell table:formula="of:=IF(OR(AND([$Sheet1.J128]&gt;=[.J$23];[$Sheet1.J128]&lt;=[.J$24]);AND([$Sheet1.J128]&gt;=[.J$25];[$Sheet1.J128]&lt;=[.J$26]));0;1)" office:value-type="float" office:value="0" calcext:value-type="float">
            <text:p>0</text:p>
          </table:table-cell>
          <table:table-cell table:formula="of:=IF(OR(AND([$Sheet1.K128]&gt;=[.K$23];[$Sheet1.K128]&lt;=[.K$24]);AND([$Sheet1.K128]&gt;=[.K$25];[$Sheet1.K128]&lt;=[.K$26]));0;1)" office:value-type="float" office:value="0" calcext:value-type="float">
            <text:p>0</text:p>
          </table:table-cell>
          <table:table-cell table:formula="of:=IF(OR(AND([$Sheet1.L128]&gt;=[.L$23];[$Sheet1.L128]&lt;=[.L$24]);AND([$Sheet1.L128]&gt;=[.L$25];[$Sheet1.L128]&lt;=[.L$26]));0;1)" office:value-type="float" office:value="0" calcext:value-type="float">
            <text:p>0</text:p>
          </table:table-cell>
          <table:table-cell table:formula="of:=IF(OR(AND([$Sheet1.M128]&gt;=[.M$23];[$Sheet1.M128]&lt;=[.M$24]);AND([$Sheet1.M128]&gt;=[.M$25];[$Sheet1.M128]&lt;=[.M$26]));0;1)" office:value-type="float" office:value="0" calcext:value-type="float">
            <text:p>0</text:p>
          </table:table-cell>
          <table:table-cell table:formula="of:=IF(OR(AND([$Sheet1.N128]&gt;=[.N$23];[$Sheet1.N128]&lt;=[.N$24]);AND([$Sheet1.N128]&gt;=[.N$25];[$Sheet1.N128]&lt;=[.N$26]));0;1)" office:value-type="float" office:value="0" calcext:value-type="float">
            <text:p>0</text:p>
          </table:table-cell>
          <table:table-cell table:formula="of:=IF(OR(AND([$Sheet1.O128]&gt;=[.O$23];[$Sheet1.O128]&lt;=[.O$24]);AND([$Sheet1.O128]&gt;=[.O$25];[$Sheet1.O128]&lt;=[.O$26]));0;1)" office:value-type="float" office:value="0" calcext:value-type="float">
            <text:p>0</text:p>
          </table:table-cell>
          <table:table-cell table:formula="of:=IF(OR(AND([$Sheet1.P128]&gt;=[.P$23];[$Sheet1.P128]&lt;=[.P$24]);AND([$Sheet1.P128]&gt;=[.P$25];[$Sheet1.P128]&lt;=[.P$26]));0;1)" office:value-type="float" office:value="0" calcext:value-type="float">
            <text:p>0</text:p>
          </table:table-cell>
          <table:table-cell table:formula="of:=IF(OR(AND([$Sheet1.Q128]&gt;=[.Q$23];[$Sheet1.Q128]&lt;=[.Q$24]);AND([$Sheet1.Q128]&gt;=[.Q$25];[$Sheet1.Q128]&lt;=[.Q$26]));0;1)" office:value-type="float" office:value="0" calcext:value-type="float">
            <text:p>0</text:p>
          </table:table-cell>
          <table:table-cell table:formula="of:=IF(OR(AND([$Sheet1.R128]&gt;=[.R$23];[$Sheet1.R128]&lt;=[.R$24]);AND([$Sheet1.R128]&gt;=[.R$25];[$Sheet1.R128]&lt;=[.R$26]));0;1)" office:value-type="float" office:value="0" calcext:value-type="float">
            <text:p>0</text:p>
          </table:table-cell>
          <table:table-cell table:formula="of:=IF(OR(AND([$Sheet1.S128]&gt;=[.S$23];[$Sheet1.S128]&lt;=[.S$24]);AND([$Sheet1.S128]&gt;=[.S$25];[$Sheet1.S128]&lt;=[.S$26]));0;1)" office:value-type="float" office:value="0" calcext:value-type="float">
            <text:p>0</text:p>
          </table:table-cell>
          <table:table-cell table:formula="of:=IF(OR(AND([$Sheet1.T128]&gt;=[.T$23];[$Sheet1.T128]&lt;=[.T$24]);AND([$Sheet1.T128]&gt;=[.T$25];[$Sheet1.T128]&lt;=[.T$26]));0;1)" office:value-type="float" office:value="0" calcext:value-type="float">
            <text:p>0</text:p>
          </table:table-cell>
          <table:table-cell table:formula="of:=IF(OR(AND([$Sheet1.U128]&gt;=[.U$23];[$Sheet1.U128]&lt;=[.U$24]);AND([$Sheet1.U128]&gt;=[.U$25];[$Sheet1.U12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29]&gt;=[.B$23];[$Sheet1.B129]&lt;=[.B$24]);AND([$Sheet1.B129]&gt;=[.B$25];[$Sheet1.B129]&lt;=[.B$26]));0;1)" office:value-type="float" office:value="0" calcext:value-type="float">
            <text:p>0</text:p>
          </table:table-cell>
          <table:table-cell table:formula="of:=IF(OR(AND([$Sheet1.C129]&gt;=[.C$23];[$Sheet1.C129]&lt;=[.C$24]);AND([$Sheet1.C129]&gt;=[.C$25];[$Sheet1.C129]&lt;=[.C$26]));0;1)" office:value-type="float" office:value="0" calcext:value-type="float">
            <text:p>0</text:p>
          </table:table-cell>
          <table:table-cell table:formula="of:=IF(OR(AND([$Sheet1.D129]&gt;=[.D$23];[$Sheet1.D129]&lt;=[.D$24]);AND([$Sheet1.D129]&gt;=[.D$25];[$Sheet1.D129]&lt;=[.D$26]));0;1)" office:value-type="float" office:value="0" calcext:value-type="float">
            <text:p>0</text:p>
          </table:table-cell>
          <table:table-cell table:formula="of:=IF(OR(AND([$Sheet1.E129]&gt;=[.E$23];[$Sheet1.E129]&lt;=[.E$24]);AND([$Sheet1.E129]&gt;=[.E$25];[$Sheet1.E129]&lt;=[.E$26]));0;1)" office:value-type="float" office:value="0" calcext:value-type="float">
            <text:p>0</text:p>
          </table:table-cell>
          <table:table-cell table:formula="of:=IF(OR(AND([$Sheet1.F129]&gt;=[.F$23];[$Sheet1.F129]&lt;=[.F$24]);AND([$Sheet1.F129]&gt;=[.F$25];[$Sheet1.F129]&lt;=[.F$26]));0;1)" office:value-type="float" office:value="0" calcext:value-type="float">
            <text:p>0</text:p>
          </table:table-cell>
          <table:table-cell table:formula="of:=IF(OR(AND([$Sheet1.G129]&gt;=[.G$23];[$Sheet1.G129]&lt;=[.G$24]);AND([$Sheet1.G129]&gt;=[.G$25];[$Sheet1.G129]&lt;=[.G$26]));0;1)" office:value-type="float" office:value="0" calcext:value-type="float">
            <text:p>0</text:p>
          </table:table-cell>
          <table:table-cell table:formula="of:=IF(OR(AND([$Sheet1.H129]&gt;=[.H$23];[$Sheet1.H129]&lt;=[.H$24]);AND([$Sheet1.H129]&gt;=[.H$25];[$Sheet1.H129]&lt;=[.H$26]));0;1)" office:value-type="float" office:value="0" calcext:value-type="float">
            <text:p>0</text:p>
          </table:table-cell>
          <table:table-cell table:formula="of:=IF(OR(AND([$Sheet1.I129]&gt;=[.I$23];[$Sheet1.I129]&lt;=[.I$24]);AND([$Sheet1.I129]&gt;=[.I$25];[$Sheet1.I129]&lt;=[.I$26]));0;1)" office:value-type="float" office:value="0" calcext:value-type="float">
            <text:p>0</text:p>
          </table:table-cell>
          <table:table-cell table:formula="of:=IF(OR(AND([$Sheet1.J129]&gt;=[.J$23];[$Sheet1.J129]&lt;=[.J$24]);AND([$Sheet1.J129]&gt;=[.J$25];[$Sheet1.J129]&lt;=[.J$26]));0;1)" office:value-type="float" office:value="0" calcext:value-type="float">
            <text:p>0</text:p>
          </table:table-cell>
          <table:table-cell table:formula="of:=IF(OR(AND([$Sheet1.K129]&gt;=[.K$23];[$Sheet1.K129]&lt;=[.K$24]);AND([$Sheet1.K129]&gt;=[.K$25];[$Sheet1.K129]&lt;=[.K$26]));0;1)" office:value-type="float" office:value="0" calcext:value-type="float">
            <text:p>0</text:p>
          </table:table-cell>
          <table:table-cell table:formula="of:=IF(OR(AND([$Sheet1.L129]&gt;=[.L$23];[$Sheet1.L129]&lt;=[.L$24]);AND([$Sheet1.L129]&gt;=[.L$25];[$Sheet1.L129]&lt;=[.L$26]));0;1)" office:value-type="float" office:value="0" calcext:value-type="float">
            <text:p>0</text:p>
          </table:table-cell>
          <table:table-cell table:formula="of:=IF(OR(AND([$Sheet1.M129]&gt;=[.M$23];[$Sheet1.M129]&lt;=[.M$24]);AND([$Sheet1.M129]&gt;=[.M$25];[$Sheet1.M129]&lt;=[.M$26]));0;1)" office:value-type="float" office:value="0" calcext:value-type="float">
            <text:p>0</text:p>
          </table:table-cell>
          <table:table-cell table:formula="of:=IF(OR(AND([$Sheet1.N129]&gt;=[.N$23];[$Sheet1.N129]&lt;=[.N$24]);AND([$Sheet1.N129]&gt;=[.N$25];[$Sheet1.N129]&lt;=[.N$26]));0;1)" office:value-type="float" office:value="0" calcext:value-type="float">
            <text:p>0</text:p>
          </table:table-cell>
          <table:table-cell table:formula="of:=IF(OR(AND([$Sheet1.O129]&gt;=[.O$23];[$Sheet1.O129]&lt;=[.O$24]);AND([$Sheet1.O129]&gt;=[.O$25];[$Sheet1.O129]&lt;=[.O$26]));0;1)" office:value-type="float" office:value="0" calcext:value-type="float">
            <text:p>0</text:p>
          </table:table-cell>
          <table:table-cell table:formula="of:=IF(OR(AND([$Sheet1.P129]&gt;=[.P$23];[$Sheet1.P129]&lt;=[.P$24]);AND([$Sheet1.P129]&gt;=[.P$25];[$Sheet1.P129]&lt;=[.P$26]));0;1)" office:value-type="float" office:value="0" calcext:value-type="float">
            <text:p>0</text:p>
          </table:table-cell>
          <table:table-cell table:formula="of:=IF(OR(AND([$Sheet1.Q129]&gt;=[.Q$23];[$Sheet1.Q129]&lt;=[.Q$24]);AND([$Sheet1.Q129]&gt;=[.Q$25];[$Sheet1.Q129]&lt;=[.Q$26]));0;1)" office:value-type="float" office:value="0" calcext:value-type="float">
            <text:p>0</text:p>
          </table:table-cell>
          <table:table-cell table:formula="of:=IF(OR(AND([$Sheet1.R129]&gt;=[.R$23];[$Sheet1.R129]&lt;=[.R$24]);AND([$Sheet1.R129]&gt;=[.R$25];[$Sheet1.R129]&lt;=[.R$26]));0;1)" office:value-type="float" office:value="0" calcext:value-type="float">
            <text:p>0</text:p>
          </table:table-cell>
          <table:table-cell table:formula="of:=IF(OR(AND([$Sheet1.S129]&gt;=[.S$23];[$Sheet1.S129]&lt;=[.S$24]);AND([$Sheet1.S129]&gt;=[.S$25];[$Sheet1.S129]&lt;=[.S$26]));0;1)" office:value-type="float" office:value="0" calcext:value-type="float">
            <text:p>0</text:p>
          </table:table-cell>
          <table:table-cell table:formula="of:=IF(OR(AND([$Sheet1.T129]&gt;=[.T$23];[$Sheet1.T129]&lt;=[.T$24]);AND([$Sheet1.T129]&gt;=[.T$25];[$Sheet1.T129]&lt;=[.T$26]));0;1)" office:value-type="float" office:value="0" calcext:value-type="float">
            <text:p>0</text:p>
          </table:table-cell>
          <table:table-cell table:formula="of:=IF(OR(AND([$Sheet1.U129]&gt;=[.U$23];[$Sheet1.U129]&lt;=[.U$24]);AND([$Sheet1.U129]&gt;=[.U$25];[$Sheet1.U12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0]&gt;=[.B$23];[$Sheet1.B130]&lt;=[.B$24]);AND([$Sheet1.B130]&gt;=[.B$25];[$Sheet1.B130]&lt;=[.B$26]));0;1)" office:value-type="float" office:value="0" calcext:value-type="float">
            <text:p>0</text:p>
          </table:table-cell>
          <table:table-cell table:formula="of:=IF(OR(AND([$Sheet1.C130]&gt;=[.C$23];[$Sheet1.C130]&lt;=[.C$24]);AND([$Sheet1.C130]&gt;=[.C$25];[$Sheet1.C130]&lt;=[.C$26]));0;1)" office:value-type="float" office:value="0" calcext:value-type="float">
            <text:p>0</text:p>
          </table:table-cell>
          <table:table-cell table:formula="of:=IF(OR(AND([$Sheet1.D130]&gt;=[.D$23];[$Sheet1.D130]&lt;=[.D$24]);AND([$Sheet1.D130]&gt;=[.D$25];[$Sheet1.D130]&lt;=[.D$26]));0;1)" office:value-type="float" office:value="0" calcext:value-type="float">
            <text:p>0</text:p>
          </table:table-cell>
          <table:table-cell table:formula="of:=IF(OR(AND([$Sheet1.E130]&gt;=[.E$23];[$Sheet1.E130]&lt;=[.E$24]);AND([$Sheet1.E130]&gt;=[.E$25];[$Sheet1.E130]&lt;=[.E$26]));0;1)" office:value-type="float" office:value="0" calcext:value-type="float">
            <text:p>0</text:p>
          </table:table-cell>
          <table:table-cell table:formula="of:=IF(OR(AND([$Sheet1.F130]&gt;=[.F$23];[$Sheet1.F130]&lt;=[.F$24]);AND([$Sheet1.F130]&gt;=[.F$25];[$Sheet1.F130]&lt;=[.F$26]));0;1)" office:value-type="float" office:value="0" calcext:value-type="float">
            <text:p>0</text:p>
          </table:table-cell>
          <table:table-cell table:formula="of:=IF(OR(AND([$Sheet1.G130]&gt;=[.G$23];[$Sheet1.G130]&lt;=[.G$24]);AND([$Sheet1.G130]&gt;=[.G$25];[$Sheet1.G130]&lt;=[.G$26]));0;1)" office:value-type="float" office:value="0" calcext:value-type="float">
            <text:p>0</text:p>
          </table:table-cell>
          <table:table-cell table:formula="of:=IF(OR(AND([$Sheet1.H130]&gt;=[.H$23];[$Sheet1.H130]&lt;=[.H$24]);AND([$Sheet1.H130]&gt;=[.H$25];[$Sheet1.H130]&lt;=[.H$26]));0;1)" office:value-type="float" office:value="0" calcext:value-type="float">
            <text:p>0</text:p>
          </table:table-cell>
          <table:table-cell table:formula="of:=IF(OR(AND([$Sheet1.I130]&gt;=[.I$23];[$Sheet1.I130]&lt;=[.I$24]);AND([$Sheet1.I130]&gt;=[.I$25];[$Sheet1.I130]&lt;=[.I$26]));0;1)" office:value-type="float" office:value="0" calcext:value-type="float">
            <text:p>0</text:p>
          </table:table-cell>
          <table:table-cell table:formula="of:=IF(OR(AND([$Sheet1.J130]&gt;=[.J$23];[$Sheet1.J130]&lt;=[.J$24]);AND([$Sheet1.J130]&gt;=[.J$25];[$Sheet1.J130]&lt;=[.J$26]));0;1)" office:value-type="float" office:value="0" calcext:value-type="float">
            <text:p>0</text:p>
          </table:table-cell>
          <table:table-cell table:formula="of:=IF(OR(AND([$Sheet1.K130]&gt;=[.K$23];[$Sheet1.K130]&lt;=[.K$24]);AND([$Sheet1.K130]&gt;=[.K$25];[$Sheet1.K130]&lt;=[.K$26]));0;1)" office:value-type="float" office:value="0" calcext:value-type="float">
            <text:p>0</text:p>
          </table:table-cell>
          <table:table-cell table:formula="of:=IF(OR(AND([$Sheet1.L130]&gt;=[.L$23];[$Sheet1.L130]&lt;=[.L$24]);AND([$Sheet1.L130]&gt;=[.L$25];[$Sheet1.L130]&lt;=[.L$26]));0;1)" office:value-type="float" office:value="0" calcext:value-type="float">
            <text:p>0</text:p>
          </table:table-cell>
          <table:table-cell table:formula="of:=IF(OR(AND([$Sheet1.M130]&gt;=[.M$23];[$Sheet1.M130]&lt;=[.M$24]);AND([$Sheet1.M130]&gt;=[.M$25];[$Sheet1.M130]&lt;=[.M$26]));0;1)" office:value-type="float" office:value="0" calcext:value-type="float">
            <text:p>0</text:p>
          </table:table-cell>
          <table:table-cell table:formula="of:=IF(OR(AND([$Sheet1.N130]&gt;=[.N$23];[$Sheet1.N130]&lt;=[.N$24]);AND([$Sheet1.N130]&gt;=[.N$25];[$Sheet1.N130]&lt;=[.N$26]));0;1)" office:value-type="float" office:value="0" calcext:value-type="float">
            <text:p>0</text:p>
          </table:table-cell>
          <table:table-cell table:formula="of:=IF(OR(AND([$Sheet1.O130]&gt;=[.O$23];[$Sheet1.O130]&lt;=[.O$24]);AND([$Sheet1.O130]&gt;=[.O$25];[$Sheet1.O130]&lt;=[.O$26]));0;1)" office:value-type="float" office:value="0" calcext:value-type="float">
            <text:p>0</text:p>
          </table:table-cell>
          <table:table-cell table:formula="of:=IF(OR(AND([$Sheet1.P130]&gt;=[.P$23];[$Sheet1.P130]&lt;=[.P$24]);AND([$Sheet1.P130]&gt;=[.P$25];[$Sheet1.P130]&lt;=[.P$26]));0;1)" office:value-type="float" office:value="0" calcext:value-type="float">
            <text:p>0</text:p>
          </table:table-cell>
          <table:table-cell table:formula="of:=IF(OR(AND([$Sheet1.Q130]&gt;=[.Q$23];[$Sheet1.Q130]&lt;=[.Q$24]);AND([$Sheet1.Q130]&gt;=[.Q$25];[$Sheet1.Q130]&lt;=[.Q$26]));0;1)" office:value-type="float" office:value="0" calcext:value-type="float">
            <text:p>0</text:p>
          </table:table-cell>
          <table:table-cell table:formula="of:=IF(OR(AND([$Sheet1.R130]&gt;=[.R$23];[$Sheet1.R130]&lt;=[.R$24]);AND([$Sheet1.R130]&gt;=[.R$25];[$Sheet1.R130]&lt;=[.R$26]));0;1)" office:value-type="float" office:value="0" calcext:value-type="float">
            <text:p>0</text:p>
          </table:table-cell>
          <table:table-cell table:formula="of:=IF(OR(AND([$Sheet1.S130]&gt;=[.S$23];[$Sheet1.S130]&lt;=[.S$24]);AND([$Sheet1.S130]&gt;=[.S$25];[$Sheet1.S130]&lt;=[.S$26]));0;1)" office:value-type="float" office:value="0" calcext:value-type="float">
            <text:p>0</text:p>
          </table:table-cell>
          <table:table-cell table:formula="of:=IF(OR(AND([$Sheet1.T130]&gt;=[.T$23];[$Sheet1.T130]&lt;=[.T$24]);AND([$Sheet1.T130]&gt;=[.T$25];[$Sheet1.T130]&lt;=[.T$26]));0;1)" office:value-type="float" office:value="0" calcext:value-type="float">
            <text:p>0</text:p>
          </table:table-cell>
          <table:table-cell table:formula="of:=IF(OR(AND([$Sheet1.U130]&gt;=[.U$23];[$Sheet1.U130]&lt;=[.U$24]);AND([$Sheet1.U130]&gt;=[.U$25];[$Sheet1.U13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1]&gt;=[.B$23];[$Sheet1.B131]&lt;=[.B$24]);AND([$Sheet1.B131]&gt;=[.B$25];[$Sheet1.B131]&lt;=[.B$26]));0;1)" office:value-type="float" office:value="0" calcext:value-type="float">
            <text:p>0</text:p>
          </table:table-cell>
          <table:table-cell table:formula="of:=IF(OR(AND([$Sheet1.C131]&gt;=[.C$23];[$Sheet1.C131]&lt;=[.C$24]);AND([$Sheet1.C131]&gt;=[.C$25];[$Sheet1.C131]&lt;=[.C$26]));0;1)" office:value-type="float" office:value="0" calcext:value-type="float">
            <text:p>0</text:p>
          </table:table-cell>
          <table:table-cell table:formula="of:=IF(OR(AND([$Sheet1.D131]&gt;=[.D$23];[$Sheet1.D131]&lt;=[.D$24]);AND([$Sheet1.D131]&gt;=[.D$25];[$Sheet1.D131]&lt;=[.D$26]));0;1)" office:value-type="float" office:value="0" calcext:value-type="float">
            <text:p>0</text:p>
          </table:table-cell>
          <table:table-cell table:formula="of:=IF(OR(AND([$Sheet1.E131]&gt;=[.E$23];[$Sheet1.E131]&lt;=[.E$24]);AND([$Sheet1.E131]&gt;=[.E$25];[$Sheet1.E131]&lt;=[.E$26]));0;1)" office:value-type="float" office:value="0" calcext:value-type="float">
            <text:p>0</text:p>
          </table:table-cell>
          <table:table-cell table:formula="of:=IF(OR(AND([$Sheet1.F131]&gt;=[.F$23];[$Sheet1.F131]&lt;=[.F$24]);AND([$Sheet1.F131]&gt;=[.F$25];[$Sheet1.F131]&lt;=[.F$26]));0;1)" office:value-type="float" office:value="0" calcext:value-type="float">
            <text:p>0</text:p>
          </table:table-cell>
          <table:table-cell table:formula="of:=IF(OR(AND([$Sheet1.G131]&gt;=[.G$23];[$Sheet1.G131]&lt;=[.G$24]);AND([$Sheet1.G131]&gt;=[.G$25];[$Sheet1.G131]&lt;=[.G$26]));0;1)" office:value-type="float" office:value="0" calcext:value-type="float">
            <text:p>0</text:p>
          </table:table-cell>
          <table:table-cell table:formula="of:=IF(OR(AND([$Sheet1.H131]&gt;=[.H$23];[$Sheet1.H131]&lt;=[.H$24]);AND([$Sheet1.H131]&gt;=[.H$25];[$Sheet1.H131]&lt;=[.H$26]));0;1)" office:value-type="float" office:value="0" calcext:value-type="float">
            <text:p>0</text:p>
          </table:table-cell>
          <table:table-cell table:formula="of:=IF(OR(AND([$Sheet1.I131]&gt;=[.I$23];[$Sheet1.I131]&lt;=[.I$24]);AND([$Sheet1.I131]&gt;=[.I$25];[$Sheet1.I131]&lt;=[.I$26]));0;1)" office:value-type="float" office:value="0" calcext:value-type="float">
            <text:p>0</text:p>
          </table:table-cell>
          <table:table-cell table:formula="of:=IF(OR(AND([$Sheet1.J131]&gt;=[.J$23];[$Sheet1.J131]&lt;=[.J$24]);AND([$Sheet1.J131]&gt;=[.J$25];[$Sheet1.J131]&lt;=[.J$26]));0;1)" office:value-type="float" office:value="0" calcext:value-type="float">
            <text:p>0</text:p>
          </table:table-cell>
          <table:table-cell table:formula="of:=IF(OR(AND([$Sheet1.K131]&gt;=[.K$23];[$Sheet1.K131]&lt;=[.K$24]);AND([$Sheet1.K131]&gt;=[.K$25];[$Sheet1.K131]&lt;=[.K$26]));0;1)" office:value-type="float" office:value="0" calcext:value-type="float">
            <text:p>0</text:p>
          </table:table-cell>
          <table:table-cell table:formula="of:=IF(OR(AND([$Sheet1.L131]&gt;=[.L$23];[$Sheet1.L131]&lt;=[.L$24]);AND([$Sheet1.L131]&gt;=[.L$25];[$Sheet1.L131]&lt;=[.L$26]));0;1)" office:value-type="float" office:value="0" calcext:value-type="float">
            <text:p>0</text:p>
          </table:table-cell>
          <table:table-cell table:formula="of:=IF(OR(AND([$Sheet1.M131]&gt;=[.M$23];[$Sheet1.M131]&lt;=[.M$24]);AND([$Sheet1.M131]&gt;=[.M$25];[$Sheet1.M131]&lt;=[.M$26]));0;1)" office:value-type="float" office:value="0" calcext:value-type="float">
            <text:p>0</text:p>
          </table:table-cell>
          <table:table-cell table:formula="of:=IF(OR(AND([$Sheet1.N131]&gt;=[.N$23];[$Sheet1.N131]&lt;=[.N$24]);AND([$Sheet1.N131]&gt;=[.N$25];[$Sheet1.N131]&lt;=[.N$26]));0;1)" office:value-type="float" office:value="0" calcext:value-type="float">
            <text:p>0</text:p>
          </table:table-cell>
          <table:table-cell table:formula="of:=IF(OR(AND([$Sheet1.O131]&gt;=[.O$23];[$Sheet1.O131]&lt;=[.O$24]);AND([$Sheet1.O131]&gt;=[.O$25];[$Sheet1.O131]&lt;=[.O$26]));0;1)" office:value-type="float" office:value="0" calcext:value-type="float">
            <text:p>0</text:p>
          </table:table-cell>
          <table:table-cell table:formula="of:=IF(OR(AND([$Sheet1.P131]&gt;=[.P$23];[$Sheet1.P131]&lt;=[.P$24]);AND([$Sheet1.P131]&gt;=[.P$25];[$Sheet1.P131]&lt;=[.P$26]));0;1)" office:value-type="float" office:value="0" calcext:value-type="float">
            <text:p>0</text:p>
          </table:table-cell>
          <table:table-cell table:formula="of:=IF(OR(AND([$Sheet1.Q131]&gt;=[.Q$23];[$Sheet1.Q131]&lt;=[.Q$24]);AND([$Sheet1.Q131]&gt;=[.Q$25];[$Sheet1.Q131]&lt;=[.Q$26]));0;1)" office:value-type="float" office:value="0" calcext:value-type="float">
            <text:p>0</text:p>
          </table:table-cell>
          <table:table-cell table:formula="of:=IF(OR(AND([$Sheet1.R131]&gt;=[.R$23];[$Sheet1.R131]&lt;=[.R$24]);AND([$Sheet1.R131]&gt;=[.R$25];[$Sheet1.R131]&lt;=[.R$26]));0;1)" office:value-type="float" office:value="0" calcext:value-type="float">
            <text:p>0</text:p>
          </table:table-cell>
          <table:table-cell table:formula="of:=IF(OR(AND([$Sheet1.S131]&gt;=[.S$23];[$Sheet1.S131]&lt;=[.S$24]);AND([$Sheet1.S131]&gt;=[.S$25];[$Sheet1.S131]&lt;=[.S$26]));0;1)" office:value-type="float" office:value="0" calcext:value-type="float">
            <text:p>0</text:p>
          </table:table-cell>
          <table:table-cell table:formula="of:=IF(OR(AND([$Sheet1.T131]&gt;=[.T$23];[$Sheet1.T131]&lt;=[.T$24]);AND([$Sheet1.T131]&gt;=[.T$25];[$Sheet1.T131]&lt;=[.T$26]));0;1)" office:value-type="float" office:value="0" calcext:value-type="float">
            <text:p>0</text:p>
          </table:table-cell>
          <table:table-cell table:formula="of:=IF(OR(AND([$Sheet1.U131]&gt;=[.U$23];[$Sheet1.U131]&lt;=[.U$24]);AND([$Sheet1.U131]&gt;=[.U$25];[$Sheet1.U13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2]&gt;=[.B$23];[$Sheet1.B132]&lt;=[.B$24]);AND([$Sheet1.B132]&gt;=[.B$25];[$Sheet1.B132]&lt;=[.B$26]));0;1)" office:value-type="float" office:value="0" calcext:value-type="float">
            <text:p>0</text:p>
          </table:table-cell>
          <table:table-cell table:formula="of:=IF(OR(AND([$Sheet1.C132]&gt;=[.C$23];[$Sheet1.C132]&lt;=[.C$24]);AND([$Sheet1.C132]&gt;=[.C$25];[$Sheet1.C132]&lt;=[.C$26]));0;1)" office:value-type="float" office:value="0" calcext:value-type="float">
            <text:p>0</text:p>
          </table:table-cell>
          <table:table-cell table:formula="of:=IF(OR(AND([$Sheet1.D132]&gt;=[.D$23];[$Sheet1.D132]&lt;=[.D$24]);AND([$Sheet1.D132]&gt;=[.D$25];[$Sheet1.D132]&lt;=[.D$26]));0;1)" office:value-type="float" office:value="0" calcext:value-type="float">
            <text:p>0</text:p>
          </table:table-cell>
          <table:table-cell table:formula="of:=IF(OR(AND([$Sheet1.E132]&gt;=[.E$23];[$Sheet1.E132]&lt;=[.E$24]);AND([$Sheet1.E132]&gt;=[.E$25];[$Sheet1.E132]&lt;=[.E$26]));0;1)" office:value-type="float" office:value="0" calcext:value-type="float">
            <text:p>0</text:p>
          </table:table-cell>
          <table:table-cell table:formula="of:=IF(OR(AND([$Sheet1.F132]&gt;=[.F$23];[$Sheet1.F132]&lt;=[.F$24]);AND([$Sheet1.F132]&gt;=[.F$25];[$Sheet1.F132]&lt;=[.F$26]));0;1)" office:value-type="float" office:value="0" calcext:value-type="float">
            <text:p>0</text:p>
          </table:table-cell>
          <table:table-cell table:formula="of:=IF(OR(AND([$Sheet1.G132]&gt;=[.G$23];[$Sheet1.G132]&lt;=[.G$24]);AND([$Sheet1.G132]&gt;=[.G$25];[$Sheet1.G132]&lt;=[.G$26]));0;1)" office:value-type="float" office:value="0" calcext:value-type="float">
            <text:p>0</text:p>
          </table:table-cell>
          <table:table-cell table:formula="of:=IF(OR(AND([$Sheet1.H132]&gt;=[.H$23];[$Sheet1.H132]&lt;=[.H$24]);AND([$Sheet1.H132]&gt;=[.H$25];[$Sheet1.H132]&lt;=[.H$26]));0;1)" office:value-type="float" office:value="0" calcext:value-type="float">
            <text:p>0</text:p>
          </table:table-cell>
          <table:table-cell table:formula="of:=IF(OR(AND([$Sheet1.I132]&gt;=[.I$23];[$Sheet1.I132]&lt;=[.I$24]);AND([$Sheet1.I132]&gt;=[.I$25];[$Sheet1.I132]&lt;=[.I$26]));0;1)" office:value-type="float" office:value="0" calcext:value-type="float">
            <text:p>0</text:p>
          </table:table-cell>
          <table:table-cell table:formula="of:=IF(OR(AND([$Sheet1.J132]&gt;=[.J$23];[$Sheet1.J132]&lt;=[.J$24]);AND([$Sheet1.J132]&gt;=[.J$25];[$Sheet1.J132]&lt;=[.J$26]));0;1)" office:value-type="float" office:value="0" calcext:value-type="float">
            <text:p>0</text:p>
          </table:table-cell>
          <table:table-cell table:formula="of:=IF(OR(AND([$Sheet1.K132]&gt;=[.K$23];[$Sheet1.K132]&lt;=[.K$24]);AND([$Sheet1.K132]&gt;=[.K$25];[$Sheet1.K132]&lt;=[.K$26]));0;1)" office:value-type="float" office:value="0" calcext:value-type="float">
            <text:p>0</text:p>
          </table:table-cell>
          <table:table-cell table:formula="of:=IF(OR(AND([$Sheet1.L132]&gt;=[.L$23];[$Sheet1.L132]&lt;=[.L$24]);AND([$Sheet1.L132]&gt;=[.L$25];[$Sheet1.L132]&lt;=[.L$26]));0;1)" office:value-type="float" office:value="0" calcext:value-type="float">
            <text:p>0</text:p>
          </table:table-cell>
          <table:table-cell table:formula="of:=IF(OR(AND([$Sheet1.M132]&gt;=[.M$23];[$Sheet1.M132]&lt;=[.M$24]);AND([$Sheet1.M132]&gt;=[.M$25];[$Sheet1.M132]&lt;=[.M$26]));0;1)" office:value-type="float" office:value="0" calcext:value-type="float">
            <text:p>0</text:p>
          </table:table-cell>
          <table:table-cell table:formula="of:=IF(OR(AND([$Sheet1.N132]&gt;=[.N$23];[$Sheet1.N132]&lt;=[.N$24]);AND([$Sheet1.N132]&gt;=[.N$25];[$Sheet1.N132]&lt;=[.N$26]));0;1)" office:value-type="float" office:value="0" calcext:value-type="float">
            <text:p>0</text:p>
          </table:table-cell>
          <table:table-cell table:formula="of:=IF(OR(AND([$Sheet1.O132]&gt;=[.O$23];[$Sheet1.O132]&lt;=[.O$24]);AND([$Sheet1.O132]&gt;=[.O$25];[$Sheet1.O132]&lt;=[.O$26]));0;1)" office:value-type="float" office:value="0" calcext:value-type="float">
            <text:p>0</text:p>
          </table:table-cell>
          <table:table-cell table:formula="of:=IF(OR(AND([$Sheet1.P132]&gt;=[.P$23];[$Sheet1.P132]&lt;=[.P$24]);AND([$Sheet1.P132]&gt;=[.P$25];[$Sheet1.P132]&lt;=[.P$26]));0;1)" office:value-type="float" office:value="0" calcext:value-type="float">
            <text:p>0</text:p>
          </table:table-cell>
          <table:table-cell table:formula="of:=IF(OR(AND([$Sheet1.Q132]&gt;=[.Q$23];[$Sheet1.Q132]&lt;=[.Q$24]);AND([$Sheet1.Q132]&gt;=[.Q$25];[$Sheet1.Q132]&lt;=[.Q$26]));0;1)" office:value-type="float" office:value="0" calcext:value-type="float">
            <text:p>0</text:p>
          </table:table-cell>
          <table:table-cell table:formula="of:=IF(OR(AND([$Sheet1.R132]&gt;=[.R$23];[$Sheet1.R132]&lt;=[.R$24]);AND([$Sheet1.R132]&gt;=[.R$25];[$Sheet1.R132]&lt;=[.R$26]));0;1)" office:value-type="float" office:value="0" calcext:value-type="float">
            <text:p>0</text:p>
          </table:table-cell>
          <table:table-cell table:formula="of:=IF(OR(AND([$Sheet1.S132]&gt;=[.S$23];[$Sheet1.S132]&lt;=[.S$24]);AND([$Sheet1.S132]&gt;=[.S$25];[$Sheet1.S132]&lt;=[.S$26]));0;1)" office:value-type="float" office:value="0" calcext:value-type="float">
            <text:p>0</text:p>
          </table:table-cell>
          <table:table-cell table:formula="of:=IF(OR(AND([$Sheet1.T132]&gt;=[.T$23];[$Sheet1.T132]&lt;=[.T$24]);AND([$Sheet1.T132]&gt;=[.T$25];[$Sheet1.T132]&lt;=[.T$26]));0;1)" office:value-type="float" office:value="0" calcext:value-type="float">
            <text:p>0</text:p>
          </table:table-cell>
          <table:table-cell table:formula="of:=IF(OR(AND([$Sheet1.U132]&gt;=[.U$23];[$Sheet1.U132]&lt;=[.U$24]);AND([$Sheet1.U132]&gt;=[.U$25];[$Sheet1.U13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3]&gt;=[.B$23];[$Sheet1.B133]&lt;=[.B$24]);AND([$Sheet1.B133]&gt;=[.B$25];[$Sheet1.B133]&lt;=[.B$26]));0;1)" office:value-type="float" office:value="0" calcext:value-type="float">
            <text:p>0</text:p>
          </table:table-cell>
          <table:table-cell table:formula="of:=IF(OR(AND([$Sheet1.C133]&gt;=[.C$23];[$Sheet1.C133]&lt;=[.C$24]);AND([$Sheet1.C133]&gt;=[.C$25];[$Sheet1.C133]&lt;=[.C$26]));0;1)" office:value-type="float" office:value="0" calcext:value-type="float">
            <text:p>0</text:p>
          </table:table-cell>
          <table:table-cell table:formula="of:=IF(OR(AND([$Sheet1.D133]&gt;=[.D$23];[$Sheet1.D133]&lt;=[.D$24]);AND([$Sheet1.D133]&gt;=[.D$25];[$Sheet1.D133]&lt;=[.D$26]));0;1)" office:value-type="float" office:value="0" calcext:value-type="float">
            <text:p>0</text:p>
          </table:table-cell>
          <table:table-cell table:formula="of:=IF(OR(AND([$Sheet1.E133]&gt;=[.E$23];[$Sheet1.E133]&lt;=[.E$24]);AND([$Sheet1.E133]&gt;=[.E$25];[$Sheet1.E133]&lt;=[.E$26]));0;1)" office:value-type="float" office:value="0" calcext:value-type="float">
            <text:p>0</text:p>
          </table:table-cell>
          <table:table-cell table:formula="of:=IF(OR(AND([$Sheet1.F133]&gt;=[.F$23];[$Sheet1.F133]&lt;=[.F$24]);AND([$Sheet1.F133]&gt;=[.F$25];[$Sheet1.F133]&lt;=[.F$26]));0;1)" office:value-type="float" office:value="0" calcext:value-type="float">
            <text:p>0</text:p>
          </table:table-cell>
          <table:table-cell table:formula="of:=IF(OR(AND([$Sheet1.G133]&gt;=[.G$23];[$Sheet1.G133]&lt;=[.G$24]);AND([$Sheet1.G133]&gt;=[.G$25];[$Sheet1.G133]&lt;=[.G$26]));0;1)" office:value-type="float" office:value="0" calcext:value-type="float">
            <text:p>0</text:p>
          </table:table-cell>
          <table:table-cell table:formula="of:=IF(OR(AND([$Sheet1.H133]&gt;=[.H$23];[$Sheet1.H133]&lt;=[.H$24]);AND([$Sheet1.H133]&gt;=[.H$25];[$Sheet1.H133]&lt;=[.H$26]));0;1)" office:value-type="float" office:value="0" calcext:value-type="float">
            <text:p>0</text:p>
          </table:table-cell>
          <table:table-cell table:formula="of:=IF(OR(AND([$Sheet1.I133]&gt;=[.I$23];[$Sheet1.I133]&lt;=[.I$24]);AND([$Sheet1.I133]&gt;=[.I$25];[$Sheet1.I133]&lt;=[.I$26]));0;1)" office:value-type="float" office:value="0" calcext:value-type="float">
            <text:p>0</text:p>
          </table:table-cell>
          <table:table-cell table:formula="of:=IF(OR(AND([$Sheet1.J133]&gt;=[.J$23];[$Sheet1.J133]&lt;=[.J$24]);AND([$Sheet1.J133]&gt;=[.J$25];[$Sheet1.J133]&lt;=[.J$26]));0;1)" office:value-type="float" office:value="0" calcext:value-type="float">
            <text:p>0</text:p>
          </table:table-cell>
          <table:table-cell table:formula="of:=IF(OR(AND([$Sheet1.K133]&gt;=[.K$23];[$Sheet1.K133]&lt;=[.K$24]);AND([$Sheet1.K133]&gt;=[.K$25];[$Sheet1.K133]&lt;=[.K$26]));0;1)" office:value-type="float" office:value="0" calcext:value-type="float">
            <text:p>0</text:p>
          </table:table-cell>
          <table:table-cell table:formula="of:=IF(OR(AND([$Sheet1.L133]&gt;=[.L$23];[$Sheet1.L133]&lt;=[.L$24]);AND([$Sheet1.L133]&gt;=[.L$25];[$Sheet1.L133]&lt;=[.L$26]));0;1)" office:value-type="float" office:value="0" calcext:value-type="float">
            <text:p>0</text:p>
          </table:table-cell>
          <table:table-cell table:formula="of:=IF(OR(AND([$Sheet1.M133]&gt;=[.M$23];[$Sheet1.M133]&lt;=[.M$24]);AND([$Sheet1.M133]&gt;=[.M$25];[$Sheet1.M133]&lt;=[.M$26]));0;1)" office:value-type="float" office:value="0" calcext:value-type="float">
            <text:p>0</text:p>
          </table:table-cell>
          <table:table-cell table:formula="of:=IF(OR(AND([$Sheet1.N133]&gt;=[.N$23];[$Sheet1.N133]&lt;=[.N$24]);AND([$Sheet1.N133]&gt;=[.N$25];[$Sheet1.N133]&lt;=[.N$26]));0;1)" office:value-type="float" office:value="0" calcext:value-type="float">
            <text:p>0</text:p>
          </table:table-cell>
          <table:table-cell table:formula="of:=IF(OR(AND([$Sheet1.O133]&gt;=[.O$23];[$Sheet1.O133]&lt;=[.O$24]);AND([$Sheet1.O133]&gt;=[.O$25];[$Sheet1.O133]&lt;=[.O$26]));0;1)" office:value-type="float" office:value="0" calcext:value-type="float">
            <text:p>0</text:p>
          </table:table-cell>
          <table:table-cell table:formula="of:=IF(OR(AND([$Sheet1.P133]&gt;=[.P$23];[$Sheet1.P133]&lt;=[.P$24]);AND([$Sheet1.P133]&gt;=[.P$25];[$Sheet1.P133]&lt;=[.P$26]));0;1)" office:value-type="float" office:value="0" calcext:value-type="float">
            <text:p>0</text:p>
          </table:table-cell>
          <table:table-cell table:formula="of:=IF(OR(AND([$Sheet1.Q133]&gt;=[.Q$23];[$Sheet1.Q133]&lt;=[.Q$24]);AND([$Sheet1.Q133]&gt;=[.Q$25];[$Sheet1.Q133]&lt;=[.Q$26]));0;1)" office:value-type="float" office:value="0" calcext:value-type="float">
            <text:p>0</text:p>
          </table:table-cell>
          <table:table-cell table:formula="of:=IF(OR(AND([$Sheet1.R133]&gt;=[.R$23];[$Sheet1.R133]&lt;=[.R$24]);AND([$Sheet1.R133]&gt;=[.R$25];[$Sheet1.R133]&lt;=[.R$26]));0;1)" office:value-type="float" office:value="0" calcext:value-type="float">
            <text:p>0</text:p>
          </table:table-cell>
          <table:table-cell table:formula="of:=IF(OR(AND([$Sheet1.S133]&gt;=[.S$23];[$Sheet1.S133]&lt;=[.S$24]);AND([$Sheet1.S133]&gt;=[.S$25];[$Sheet1.S133]&lt;=[.S$26]));0;1)" office:value-type="float" office:value="0" calcext:value-type="float">
            <text:p>0</text:p>
          </table:table-cell>
          <table:table-cell table:formula="of:=IF(OR(AND([$Sheet1.T133]&gt;=[.T$23];[$Sheet1.T133]&lt;=[.T$24]);AND([$Sheet1.T133]&gt;=[.T$25];[$Sheet1.T133]&lt;=[.T$26]));0;1)" office:value-type="float" office:value="0" calcext:value-type="float">
            <text:p>0</text:p>
          </table:table-cell>
          <table:table-cell table:formula="of:=IF(OR(AND([$Sheet1.U133]&gt;=[.U$23];[$Sheet1.U133]&lt;=[.U$24]);AND([$Sheet1.U133]&gt;=[.U$25];[$Sheet1.U13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4]&gt;=[.B$23];[$Sheet1.B134]&lt;=[.B$24]);AND([$Sheet1.B134]&gt;=[.B$25];[$Sheet1.B134]&lt;=[.B$26]));0;1)" office:value-type="float" office:value="0" calcext:value-type="float">
            <text:p>0</text:p>
          </table:table-cell>
          <table:table-cell table:formula="of:=IF(OR(AND([$Sheet1.C134]&gt;=[.C$23];[$Sheet1.C134]&lt;=[.C$24]);AND([$Sheet1.C134]&gt;=[.C$25];[$Sheet1.C134]&lt;=[.C$26]));0;1)" office:value-type="float" office:value="0" calcext:value-type="float">
            <text:p>0</text:p>
          </table:table-cell>
          <table:table-cell table:formula="of:=IF(OR(AND([$Sheet1.D134]&gt;=[.D$23];[$Sheet1.D134]&lt;=[.D$24]);AND([$Sheet1.D134]&gt;=[.D$25];[$Sheet1.D134]&lt;=[.D$26]));0;1)" office:value-type="float" office:value="0" calcext:value-type="float">
            <text:p>0</text:p>
          </table:table-cell>
          <table:table-cell table:formula="of:=IF(OR(AND([$Sheet1.E134]&gt;=[.E$23];[$Sheet1.E134]&lt;=[.E$24]);AND([$Sheet1.E134]&gt;=[.E$25];[$Sheet1.E134]&lt;=[.E$26]));0;1)" office:value-type="float" office:value="0" calcext:value-type="float">
            <text:p>0</text:p>
          </table:table-cell>
          <table:table-cell table:formula="of:=IF(OR(AND([$Sheet1.F134]&gt;=[.F$23];[$Sheet1.F134]&lt;=[.F$24]);AND([$Sheet1.F134]&gt;=[.F$25];[$Sheet1.F134]&lt;=[.F$26]));0;1)" office:value-type="float" office:value="0" calcext:value-type="float">
            <text:p>0</text:p>
          </table:table-cell>
          <table:table-cell table:formula="of:=IF(OR(AND([$Sheet1.G134]&gt;=[.G$23];[$Sheet1.G134]&lt;=[.G$24]);AND([$Sheet1.G134]&gt;=[.G$25];[$Sheet1.G134]&lt;=[.G$26]));0;1)" office:value-type="float" office:value="0" calcext:value-type="float">
            <text:p>0</text:p>
          </table:table-cell>
          <table:table-cell table:formula="of:=IF(OR(AND([$Sheet1.H134]&gt;=[.H$23];[$Sheet1.H134]&lt;=[.H$24]);AND([$Sheet1.H134]&gt;=[.H$25];[$Sheet1.H134]&lt;=[.H$26]));0;1)" office:value-type="float" office:value="0" calcext:value-type="float">
            <text:p>0</text:p>
          </table:table-cell>
          <table:table-cell table:formula="of:=IF(OR(AND([$Sheet1.I134]&gt;=[.I$23];[$Sheet1.I134]&lt;=[.I$24]);AND([$Sheet1.I134]&gt;=[.I$25];[$Sheet1.I134]&lt;=[.I$26]));0;1)" office:value-type="float" office:value="0" calcext:value-type="float">
            <text:p>0</text:p>
          </table:table-cell>
          <table:table-cell table:formula="of:=IF(OR(AND([$Sheet1.J134]&gt;=[.J$23];[$Sheet1.J134]&lt;=[.J$24]);AND([$Sheet1.J134]&gt;=[.J$25];[$Sheet1.J134]&lt;=[.J$26]));0;1)" office:value-type="float" office:value="0" calcext:value-type="float">
            <text:p>0</text:p>
          </table:table-cell>
          <table:table-cell table:formula="of:=IF(OR(AND([$Sheet1.K134]&gt;=[.K$23];[$Sheet1.K134]&lt;=[.K$24]);AND([$Sheet1.K134]&gt;=[.K$25];[$Sheet1.K134]&lt;=[.K$26]));0;1)" office:value-type="float" office:value="0" calcext:value-type="float">
            <text:p>0</text:p>
          </table:table-cell>
          <table:table-cell table:formula="of:=IF(OR(AND([$Sheet1.L134]&gt;=[.L$23];[$Sheet1.L134]&lt;=[.L$24]);AND([$Sheet1.L134]&gt;=[.L$25];[$Sheet1.L134]&lt;=[.L$26]));0;1)" office:value-type="float" office:value="0" calcext:value-type="float">
            <text:p>0</text:p>
          </table:table-cell>
          <table:table-cell table:formula="of:=IF(OR(AND([$Sheet1.M134]&gt;=[.M$23];[$Sheet1.M134]&lt;=[.M$24]);AND([$Sheet1.M134]&gt;=[.M$25];[$Sheet1.M134]&lt;=[.M$26]));0;1)" office:value-type="float" office:value="0" calcext:value-type="float">
            <text:p>0</text:p>
          </table:table-cell>
          <table:table-cell table:formula="of:=IF(OR(AND([$Sheet1.N134]&gt;=[.N$23];[$Sheet1.N134]&lt;=[.N$24]);AND([$Sheet1.N134]&gt;=[.N$25];[$Sheet1.N134]&lt;=[.N$26]));0;1)" office:value-type="float" office:value="0" calcext:value-type="float">
            <text:p>0</text:p>
          </table:table-cell>
          <table:table-cell table:formula="of:=IF(OR(AND([$Sheet1.O134]&gt;=[.O$23];[$Sheet1.O134]&lt;=[.O$24]);AND([$Sheet1.O134]&gt;=[.O$25];[$Sheet1.O134]&lt;=[.O$26]));0;1)" office:value-type="float" office:value="0" calcext:value-type="float">
            <text:p>0</text:p>
          </table:table-cell>
          <table:table-cell table:formula="of:=IF(OR(AND([$Sheet1.P134]&gt;=[.P$23];[$Sheet1.P134]&lt;=[.P$24]);AND([$Sheet1.P134]&gt;=[.P$25];[$Sheet1.P134]&lt;=[.P$26]));0;1)" office:value-type="float" office:value="0" calcext:value-type="float">
            <text:p>0</text:p>
          </table:table-cell>
          <table:table-cell table:formula="of:=IF(OR(AND([$Sheet1.Q134]&gt;=[.Q$23];[$Sheet1.Q134]&lt;=[.Q$24]);AND([$Sheet1.Q134]&gt;=[.Q$25];[$Sheet1.Q134]&lt;=[.Q$26]));0;1)" office:value-type="float" office:value="0" calcext:value-type="float">
            <text:p>0</text:p>
          </table:table-cell>
          <table:table-cell table:formula="of:=IF(OR(AND([$Sheet1.R134]&gt;=[.R$23];[$Sheet1.R134]&lt;=[.R$24]);AND([$Sheet1.R134]&gt;=[.R$25];[$Sheet1.R134]&lt;=[.R$26]));0;1)" office:value-type="float" office:value="0" calcext:value-type="float">
            <text:p>0</text:p>
          </table:table-cell>
          <table:table-cell table:formula="of:=IF(OR(AND([$Sheet1.S134]&gt;=[.S$23];[$Sheet1.S134]&lt;=[.S$24]);AND([$Sheet1.S134]&gt;=[.S$25];[$Sheet1.S134]&lt;=[.S$26]));0;1)" office:value-type="float" office:value="0" calcext:value-type="float">
            <text:p>0</text:p>
          </table:table-cell>
          <table:table-cell table:formula="of:=IF(OR(AND([$Sheet1.T134]&gt;=[.T$23];[$Sheet1.T134]&lt;=[.T$24]);AND([$Sheet1.T134]&gt;=[.T$25];[$Sheet1.T134]&lt;=[.T$26]));0;1)" office:value-type="float" office:value="0" calcext:value-type="float">
            <text:p>0</text:p>
          </table:table-cell>
          <table:table-cell table:formula="of:=IF(OR(AND([$Sheet1.U134]&gt;=[.U$23];[$Sheet1.U134]&lt;=[.U$24]);AND([$Sheet1.U134]&gt;=[.U$25];[$Sheet1.U13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5]&gt;=[.B$23];[$Sheet1.B135]&lt;=[.B$24]);AND([$Sheet1.B135]&gt;=[.B$25];[$Sheet1.B135]&lt;=[.B$26]));0;1)" office:value-type="float" office:value="0" calcext:value-type="float">
            <text:p>0</text:p>
          </table:table-cell>
          <table:table-cell table:formula="of:=IF(OR(AND([$Sheet1.C135]&gt;=[.C$23];[$Sheet1.C135]&lt;=[.C$24]);AND([$Sheet1.C135]&gt;=[.C$25];[$Sheet1.C135]&lt;=[.C$26]));0;1)" office:value-type="float" office:value="0" calcext:value-type="float">
            <text:p>0</text:p>
          </table:table-cell>
          <table:table-cell table:formula="of:=IF(OR(AND([$Sheet1.D135]&gt;=[.D$23];[$Sheet1.D135]&lt;=[.D$24]);AND([$Sheet1.D135]&gt;=[.D$25];[$Sheet1.D135]&lt;=[.D$26]));0;1)" office:value-type="float" office:value="0" calcext:value-type="float">
            <text:p>0</text:p>
          </table:table-cell>
          <table:table-cell table:formula="of:=IF(OR(AND([$Sheet1.E135]&gt;=[.E$23];[$Sheet1.E135]&lt;=[.E$24]);AND([$Sheet1.E135]&gt;=[.E$25];[$Sheet1.E135]&lt;=[.E$26]));0;1)" office:value-type="float" office:value="0" calcext:value-type="float">
            <text:p>0</text:p>
          </table:table-cell>
          <table:table-cell table:formula="of:=IF(OR(AND([$Sheet1.F135]&gt;=[.F$23];[$Sheet1.F135]&lt;=[.F$24]);AND([$Sheet1.F135]&gt;=[.F$25];[$Sheet1.F135]&lt;=[.F$26]));0;1)" office:value-type="float" office:value="0" calcext:value-type="float">
            <text:p>0</text:p>
          </table:table-cell>
          <table:table-cell table:formula="of:=IF(OR(AND([$Sheet1.G135]&gt;=[.G$23];[$Sheet1.G135]&lt;=[.G$24]);AND([$Sheet1.G135]&gt;=[.G$25];[$Sheet1.G135]&lt;=[.G$26]));0;1)" office:value-type="float" office:value="0" calcext:value-type="float">
            <text:p>0</text:p>
          </table:table-cell>
          <table:table-cell table:formula="of:=IF(OR(AND([$Sheet1.H135]&gt;=[.H$23];[$Sheet1.H135]&lt;=[.H$24]);AND([$Sheet1.H135]&gt;=[.H$25];[$Sheet1.H135]&lt;=[.H$26]));0;1)" office:value-type="float" office:value="0" calcext:value-type="float">
            <text:p>0</text:p>
          </table:table-cell>
          <table:table-cell table:formula="of:=IF(OR(AND([$Sheet1.I135]&gt;=[.I$23];[$Sheet1.I135]&lt;=[.I$24]);AND([$Sheet1.I135]&gt;=[.I$25];[$Sheet1.I135]&lt;=[.I$26]));0;1)" office:value-type="float" office:value="0" calcext:value-type="float">
            <text:p>0</text:p>
          </table:table-cell>
          <table:table-cell table:formula="of:=IF(OR(AND([$Sheet1.J135]&gt;=[.J$23];[$Sheet1.J135]&lt;=[.J$24]);AND([$Sheet1.J135]&gt;=[.J$25];[$Sheet1.J135]&lt;=[.J$26]));0;1)" office:value-type="float" office:value="0" calcext:value-type="float">
            <text:p>0</text:p>
          </table:table-cell>
          <table:table-cell table:formula="of:=IF(OR(AND([$Sheet1.K135]&gt;=[.K$23];[$Sheet1.K135]&lt;=[.K$24]);AND([$Sheet1.K135]&gt;=[.K$25];[$Sheet1.K135]&lt;=[.K$26]));0;1)" office:value-type="float" office:value="0" calcext:value-type="float">
            <text:p>0</text:p>
          </table:table-cell>
          <table:table-cell table:formula="of:=IF(OR(AND([$Sheet1.L135]&gt;=[.L$23];[$Sheet1.L135]&lt;=[.L$24]);AND([$Sheet1.L135]&gt;=[.L$25];[$Sheet1.L135]&lt;=[.L$26]));0;1)" office:value-type="float" office:value="0" calcext:value-type="float">
            <text:p>0</text:p>
          </table:table-cell>
          <table:table-cell table:formula="of:=IF(OR(AND([$Sheet1.M135]&gt;=[.M$23];[$Sheet1.M135]&lt;=[.M$24]);AND([$Sheet1.M135]&gt;=[.M$25];[$Sheet1.M135]&lt;=[.M$26]));0;1)" office:value-type="float" office:value="0" calcext:value-type="float">
            <text:p>0</text:p>
          </table:table-cell>
          <table:table-cell table:formula="of:=IF(OR(AND([$Sheet1.N135]&gt;=[.N$23];[$Sheet1.N135]&lt;=[.N$24]);AND([$Sheet1.N135]&gt;=[.N$25];[$Sheet1.N135]&lt;=[.N$26]));0;1)" office:value-type="float" office:value="0" calcext:value-type="float">
            <text:p>0</text:p>
          </table:table-cell>
          <table:table-cell table:formula="of:=IF(OR(AND([$Sheet1.O135]&gt;=[.O$23];[$Sheet1.O135]&lt;=[.O$24]);AND([$Sheet1.O135]&gt;=[.O$25];[$Sheet1.O135]&lt;=[.O$26]));0;1)" office:value-type="float" office:value="0" calcext:value-type="float">
            <text:p>0</text:p>
          </table:table-cell>
          <table:table-cell table:formula="of:=IF(OR(AND([$Sheet1.P135]&gt;=[.P$23];[$Sheet1.P135]&lt;=[.P$24]);AND([$Sheet1.P135]&gt;=[.P$25];[$Sheet1.P135]&lt;=[.P$26]));0;1)" office:value-type="float" office:value="0" calcext:value-type="float">
            <text:p>0</text:p>
          </table:table-cell>
          <table:table-cell table:formula="of:=IF(OR(AND([$Sheet1.Q135]&gt;=[.Q$23];[$Sheet1.Q135]&lt;=[.Q$24]);AND([$Sheet1.Q135]&gt;=[.Q$25];[$Sheet1.Q135]&lt;=[.Q$26]));0;1)" office:value-type="float" office:value="0" calcext:value-type="float">
            <text:p>0</text:p>
          </table:table-cell>
          <table:table-cell table:formula="of:=IF(OR(AND([$Sheet1.R135]&gt;=[.R$23];[$Sheet1.R135]&lt;=[.R$24]);AND([$Sheet1.R135]&gt;=[.R$25];[$Sheet1.R135]&lt;=[.R$26]));0;1)" office:value-type="float" office:value="0" calcext:value-type="float">
            <text:p>0</text:p>
          </table:table-cell>
          <table:table-cell table:formula="of:=IF(OR(AND([$Sheet1.S135]&gt;=[.S$23];[$Sheet1.S135]&lt;=[.S$24]);AND([$Sheet1.S135]&gt;=[.S$25];[$Sheet1.S135]&lt;=[.S$26]));0;1)" office:value-type="float" office:value="0" calcext:value-type="float">
            <text:p>0</text:p>
          </table:table-cell>
          <table:table-cell table:formula="of:=IF(OR(AND([$Sheet1.T135]&gt;=[.T$23];[$Sheet1.T135]&lt;=[.T$24]);AND([$Sheet1.T135]&gt;=[.T$25];[$Sheet1.T135]&lt;=[.T$26]));0;1)" office:value-type="float" office:value="0" calcext:value-type="float">
            <text:p>0</text:p>
          </table:table-cell>
          <table:table-cell table:formula="of:=IF(OR(AND([$Sheet1.U135]&gt;=[.U$23];[$Sheet1.U135]&lt;=[.U$24]);AND([$Sheet1.U135]&gt;=[.U$25];[$Sheet1.U13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6]&gt;=[.B$23];[$Sheet1.B136]&lt;=[.B$24]);AND([$Sheet1.B136]&gt;=[.B$25];[$Sheet1.B136]&lt;=[.B$26]));0;1)" office:value-type="float" office:value="0" calcext:value-type="float">
            <text:p>0</text:p>
          </table:table-cell>
          <table:table-cell table:formula="of:=IF(OR(AND([$Sheet1.C136]&gt;=[.C$23];[$Sheet1.C136]&lt;=[.C$24]);AND([$Sheet1.C136]&gt;=[.C$25];[$Sheet1.C136]&lt;=[.C$26]));0;1)" office:value-type="float" office:value="0" calcext:value-type="float">
            <text:p>0</text:p>
          </table:table-cell>
          <table:table-cell table:formula="of:=IF(OR(AND([$Sheet1.D136]&gt;=[.D$23];[$Sheet1.D136]&lt;=[.D$24]);AND([$Sheet1.D136]&gt;=[.D$25];[$Sheet1.D136]&lt;=[.D$26]));0;1)" office:value-type="float" office:value="0" calcext:value-type="float">
            <text:p>0</text:p>
          </table:table-cell>
          <table:table-cell table:formula="of:=IF(OR(AND([$Sheet1.E136]&gt;=[.E$23];[$Sheet1.E136]&lt;=[.E$24]);AND([$Sheet1.E136]&gt;=[.E$25];[$Sheet1.E136]&lt;=[.E$26]));0;1)" office:value-type="float" office:value="0" calcext:value-type="float">
            <text:p>0</text:p>
          </table:table-cell>
          <table:table-cell table:formula="of:=IF(OR(AND([$Sheet1.F136]&gt;=[.F$23];[$Sheet1.F136]&lt;=[.F$24]);AND([$Sheet1.F136]&gt;=[.F$25];[$Sheet1.F136]&lt;=[.F$26]));0;1)" office:value-type="float" office:value="0" calcext:value-type="float">
            <text:p>0</text:p>
          </table:table-cell>
          <table:table-cell table:formula="of:=IF(OR(AND([$Sheet1.G136]&gt;=[.G$23];[$Sheet1.G136]&lt;=[.G$24]);AND([$Sheet1.G136]&gt;=[.G$25];[$Sheet1.G136]&lt;=[.G$26]));0;1)" office:value-type="float" office:value="0" calcext:value-type="float">
            <text:p>0</text:p>
          </table:table-cell>
          <table:table-cell table:formula="of:=IF(OR(AND([$Sheet1.H136]&gt;=[.H$23];[$Sheet1.H136]&lt;=[.H$24]);AND([$Sheet1.H136]&gt;=[.H$25];[$Sheet1.H136]&lt;=[.H$26]));0;1)" office:value-type="float" office:value="0" calcext:value-type="float">
            <text:p>0</text:p>
          </table:table-cell>
          <table:table-cell table:formula="of:=IF(OR(AND([$Sheet1.I136]&gt;=[.I$23];[$Sheet1.I136]&lt;=[.I$24]);AND([$Sheet1.I136]&gt;=[.I$25];[$Sheet1.I136]&lt;=[.I$26]));0;1)" office:value-type="float" office:value="0" calcext:value-type="float">
            <text:p>0</text:p>
          </table:table-cell>
          <table:table-cell table:formula="of:=IF(OR(AND([$Sheet1.J136]&gt;=[.J$23];[$Sheet1.J136]&lt;=[.J$24]);AND([$Sheet1.J136]&gt;=[.J$25];[$Sheet1.J136]&lt;=[.J$26]));0;1)" office:value-type="float" office:value="0" calcext:value-type="float">
            <text:p>0</text:p>
          </table:table-cell>
          <table:table-cell table:formula="of:=IF(OR(AND([$Sheet1.K136]&gt;=[.K$23];[$Sheet1.K136]&lt;=[.K$24]);AND([$Sheet1.K136]&gt;=[.K$25];[$Sheet1.K136]&lt;=[.K$26]));0;1)" office:value-type="float" office:value="0" calcext:value-type="float">
            <text:p>0</text:p>
          </table:table-cell>
          <table:table-cell table:formula="of:=IF(OR(AND([$Sheet1.L136]&gt;=[.L$23];[$Sheet1.L136]&lt;=[.L$24]);AND([$Sheet1.L136]&gt;=[.L$25];[$Sheet1.L136]&lt;=[.L$26]));0;1)" office:value-type="float" office:value="0" calcext:value-type="float">
            <text:p>0</text:p>
          </table:table-cell>
          <table:table-cell table:formula="of:=IF(OR(AND([$Sheet1.M136]&gt;=[.M$23];[$Sheet1.M136]&lt;=[.M$24]);AND([$Sheet1.M136]&gt;=[.M$25];[$Sheet1.M136]&lt;=[.M$26]));0;1)" office:value-type="float" office:value="0" calcext:value-type="float">
            <text:p>0</text:p>
          </table:table-cell>
          <table:table-cell table:formula="of:=IF(OR(AND([$Sheet1.N136]&gt;=[.N$23];[$Sheet1.N136]&lt;=[.N$24]);AND([$Sheet1.N136]&gt;=[.N$25];[$Sheet1.N136]&lt;=[.N$26]));0;1)" office:value-type="float" office:value="0" calcext:value-type="float">
            <text:p>0</text:p>
          </table:table-cell>
          <table:table-cell table:formula="of:=IF(OR(AND([$Sheet1.O136]&gt;=[.O$23];[$Sheet1.O136]&lt;=[.O$24]);AND([$Sheet1.O136]&gt;=[.O$25];[$Sheet1.O136]&lt;=[.O$26]));0;1)" office:value-type="float" office:value="0" calcext:value-type="float">
            <text:p>0</text:p>
          </table:table-cell>
          <table:table-cell table:formula="of:=IF(OR(AND([$Sheet1.P136]&gt;=[.P$23];[$Sheet1.P136]&lt;=[.P$24]);AND([$Sheet1.P136]&gt;=[.P$25];[$Sheet1.P136]&lt;=[.P$26]));0;1)" office:value-type="float" office:value="0" calcext:value-type="float">
            <text:p>0</text:p>
          </table:table-cell>
          <table:table-cell table:formula="of:=IF(OR(AND([$Sheet1.Q136]&gt;=[.Q$23];[$Sheet1.Q136]&lt;=[.Q$24]);AND([$Sheet1.Q136]&gt;=[.Q$25];[$Sheet1.Q136]&lt;=[.Q$26]));0;1)" office:value-type="float" office:value="0" calcext:value-type="float">
            <text:p>0</text:p>
          </table:table-cell>
          <table:table-cell table:formula="of:=IF(OR(AND([$Sheet1.R136]&gt;=[.R$23];[$Sheet1.R136]&lt;=[.R$24]);AND([$Sheet1.R136]&gt;=[.R$25];[$Sheet1.R136]&lt;=[.R$26]));0;1)" office:value-type="float" office:value="0" calcext:value-type="float">
            <text:p>0</text:p>
          </table:table-cell>
          <table:table-cell table:formula="of:=IF(OR(AND([$Sheet1.S136]&gt;=[.S$23];[$Sheet1.S136]&lt;=[.S$24]);AND([$Sheet1.S136]&gt;=[.S$25];[$Sheet1.S136]&lt;=[.S$26]));0;1)" office:value-type="float" office:value="0" calcext:value-type="float">
            <text:p>0</text:p>
          </table:table-cell>
          <table:table-cell table:formula="of:=IF(OR(AND([$Sheet1.T136]&gt;=[.T$23];[$Sheet1.T136]&lt;=[.T$24]);AND([$Sheet1.T136]&gt;=[.T$25];[$Sheet1.T136]&lt;=[.T$26]));0;1)" office:value-type="float" office:value="0" calcext:value-type="float">
            <text:p>0</text:p>
          </table:table-cell>
          <table:table-cell table:formula="of:=IF(OR(AND([$Sheet1.U136]&gt;=[.U$23];[$Sheet1.U136]&lt;=[.U$24]);AND([$Sheet1.U136]&gt;=[.U$25];[$Sheet1.U13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7]&gt;=[.B$23];[$Sheet1.B137]&lt;=[.B$24]);AND([$Sheet1.B137]&gt;=[.B$25];[$Sheet1.B137]&lt;=[.B$26]));0;1)" office:value-type="float" office:value="0" calcext:value-type="float">
            <text:p>0</text:p>
          </table:table-cell>
          <table:table-cell table:formula="of:=IF(OR(AND([$Sheet1.C137]&gt;=[.C$23];[$Sheet1.C137]&lt;=[.C$24]);AND([$Sheet1.C137]&gt;=[.C$25];[$Sheet1.C137]&lt;=[.C$26]));0;1)" office:value-type="float" office:value="0" calcext:value-type="float">
            <text:p>0</text:p>
          </table:table-cell>
          <table:table-cell table:formula="of:=IF(OR(AND([$Sheet1.D137]&gt;=[.D$23];[$Sheet1.D137]&lt;=[.D$24]);AND([$Sheet1.D137]&gt;=[.D$25];[$Sheet1.D137]&lt;=[.D$26]));0;1)" office:value-type="float" office:value="0" calcext:value-type="float">
            <text:p>0</text:p>
          </table:table-cell>
          <table:table-cell table:formula="of:=IF(OR(AND([$Sheet1.E137]&gt;=[.E$23];[$Sheet1.E137]&lt;=[.E$24]);AND([$Sheet1.E137]&gt;=[.E$25];[$Sheet1.E137]&lt;=[.E$26]));0;1)" office:value-type="float" office:value="0" calcext:value-type="float">
            <text:p>0</text:p>
          </table:table-cell>
          <table:table-cell table:formula="of:=IF(OR(AND([$Sheet1.F137]&gt;=[.F$23];[$Sheet1.F137]&lt;=[.F$24]);AND([$Sheet1.F137]&gt;=[.F$25];[$Sheet1.F137]&lt;=[.F$26]));0;1)" office:value-type="float" office:value="0" calcext:value-type="float">
            <text:p>0</text:p>
          </table:table-cell>
          <table:table-cell table:formula="of:=IF(OR(AND([$Sheet1.G137]&gt;=[.G$23];[$Sheet1.G137]&lt;=[.G$24]);AND([$Sheet1.G137]&gt;=[.G$25];[$Sheet1.G137]&lt;=[.G$26]));0;1)" office:value-type="float" office:value="0" calcext:value-type="float">
            <text:p>0</text:p>
          </table:table-cell>
          <table:table-cell table:formula="of:=IF(OR(AND([$Sheet1.H137]&gt;=[.H$23];[$Sheet1.H137]&lt;=[.H$24]);AND([$Sheet1.H137]&gt;=[.H$25];[$Sheet1.H137]&lt;=[.H$26]));0;1)" office:value-type="float" office:value="0" calcext:value-type="float">
            <text:p>0</text:p>
          </table:table-cell>
          <table:table-cell table:formula="of:=IF(OR(AND([$Sheet1.I137]&gt;=[.I$23];[$Sheet1.I137]&lt;=[.I$24]);AND([$Sheet1.I137]&gt;=[.I$25];[$Sheet1.I137]&lt;=[.I$26]));0;1)" office:value-type="float" office:value="0" calcext:value-type="float">
            <text:p>0</text:p>
          </table:table-cell>
          <table:table-cell table:formula="of:=IF(OR(AND([$Sheet1.J137]&gt;=[.J$23];[$Sheet1.J137]&lt;=[.J$24]);AND([$Sheet1.J137]&gt;=[.J$25];[$Sheet1.J137]&lt;=[.J$26]));0;1)" office:value-type="float" office:value="0" calcext:value-type="float">
            <text:p>0</text:p>
          </table:table-cell>
          <table:table-cell table:formula="of:=IF(OR(AND([$Sheet1.K137]&gt;=[.K$23];[$Sheet1.K137]&lt;=[.K$24]);AND([$Sheet1.K137]&gt;=[.K$25];[$Sheet1.K137]&lt;=[.K$26]));0;1)" office:value-type="float" office:value="0" calcext:value-type="float">
            <text:p>0</text:p>
          </table:table-cell>
          <table:table-cell table:formula="of:=IF(OR(AND([$Sheet1.L137]&gt;=[.L$23];[$Sheet1.L137]&lt;=[.L$24]);AND([$Sheet1.L137]&gt;=[.L$25];[$Sheet1.L137]&lt;=[.L$26]));0;1)" office:value-type="float" office:value="0" calcext:value-type="float">
            <text:p>0</text:p>
          </table:table-cell>
          <table:table-cell table:formula="of:=IF(OR(AND([$Sheet1.M137]&gt;=[.M$23];[$Sheet1.M137]&lt;=[.M$24]);AND([$Sheet1.M137]&gt;=[.M$25];[$Sheet1.M137]&lt;=[.M$26]));0;1)" office:value-type="float" office:value="0" calcext:value-type="float">
            <text:p>0</text:p>
          </table:table-cell>
          <table:table-cell table:formula="of:=IF(OR(AND([$Sheet1.N137]&gt;=[.N$23];[$Sheet1.N137]&lt;=[.N$24]);AND([$Sheet1.N137]&gt;=[.N$25];[$Sheet1.N137]&lt;=[.N$26]));0;1)" office:value-type="float" office:value="0" calcext:value-type="float">
            <text:p>0</text:p>
          </table:table-cell>
          <table:table-cell table:formula="of:=IF(OR(AND([$Sheet1.O137]&gt;=[.O$23];[$Sheet1.O137]&lt;=[.O$24]);AND([$Sheet1.O137]&gt;=[.O$25];[$Sheet1.O137]&lt;=[.O$26]));0;1)" office:value-type="float" office:value="0" calcext:value-type="float">
            <text:p>0</text:p>
          </table:table-cell>
          <table:table-cell table:formula="of:=IF(OR(AND([$Sheet1.P137]&gt;=[.P$23];[$Sheet1.P137]&lt;=[.P$24]);AND([$Sheet1.P137]&gt;=[.P$25];[$Sheet1.P137]&lt;=[.P$26]));0;1)" office:value-type="float" office:value="0" calcext:value-type="float">
            <text:p>0</text:p>
          </table:table-cell>
          <table:table-cell table:formula="of:=IF(OR(AND([$Sheet1.Q137]&gt;=[.Q$23];[$Sheet1.Q137]&lt;=[.Q$24]);AND([$Sheet1.Q137]&gt;=[.Q$25];[$Sheet1.Q137]&lt;=[.Q$26]));0;1)" office:value-type="float" office:value="0" calcext:value-type="float">
            <text:p>0</text:p>
          </table:table-cell>
          <table:table-cell table:formula="of:=IF(OR(AND([$Sheet1.R137]&gt;=[.R$23];[$Sheet1.R137]&lt;=[.R$24]);AND([$Sheet1.R137]&gt;=[.R$25];[$Sheet1.R137]&lt;=[.R$26]));0;1)" office:value-type="float" office:value="0" calcext:value-type="float">
            <text:p>0</text:p>
          </table:table-cell>
          <table:table-cell table:formula="of:=IF(OR(AND([$Sheet1.S137]&gt;=[.S$23];[$Sheet1.S137]&lt;=[.S$24]);AND([$Sheet1.S137]&gt;=[.S$25];[$Sheet1.S137]&lt;=[.S$26]));0;1)" office:value-type="float" office:value="0" calcext:value-type="float">
            <text:p>0</text:p>
          </table:table-cell>
          <table:table-cell table:formula="of:=IF(OR(AND([$Sheet1.T137]&gt;=[.T$23];[$Sheet1.T137]&lt;=[.T$24]);AND([$Sheet1.T137]&gt;=[.T$25];[$Sheet1.T137]&lt;=[.T$26]));0;1)" office:value-type="float" office:value="0" calcext:value-type="float">
            <text:p>0</text:p>
          </table:table-cell>
          <table:table-cell table:formula="of:=IF(OR(AND([$Sheet1.U137]&gt;=[.U$23];[$Sheet1.U137]&lt;=[.U$24]);AND([$Sheet1.U137]&gt;=[.U$25];[$Sheet1.U13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8]&gt;=[.B$23];[$Sheet1.B138]&lt;=[.B$24]);AND([$Sheet1.B138]&gt;=[.B$25];[$Sheet1.B138]&lt;=[.B$26]));0;1)" office:value-type="float" office:value="0" calcext:value-type="float">
            <text:p>0</text:p>
          </table:table-cell>
          <table:table-cell table:formula="of:=IF(OR(AND([$Sheet1.C138]&gt;=[.C$23];[$Sheet1.C138]&lt;=[.C$24]);AND([$Sheet1.C138]&gt;=[.C$25];[$Sheet1.C138]&lt;=[.C$26]));0;1)" office:value-type="float" office:value="0" calcext:value-type="float">
            <text:p>0</text:p>
          </table:table-cell>
          <table:table-cell table:formula="of:=IF(OR(AND([$Sheet1.D138]&gt;=[.D$23];[$Sheet1.D138]&lt;=[.D$24]);AND([$Sheet1.D138]&gt;=[.D$25];[$Sheet1.D138]&lt;=[.D$26]));0;1)" office:value-type="float" office:value="0" calcext:value-type="float">
            <text:p>0</text:p>
          </table:table-cell>
          <table:table-cell table:formula="of:=IF(OR(AND([$Sheet1.E138]&gt;=[.E$23];[$Sheet1.E138]&lt;=[.E$24]);AND([$Sheet1.E138]&gt;=[.E$25];[$Sheet1.E138]&lt;=[.E$26]));0;1)" office:value-type="float" office:value="0" calcext:value-type="float">
            <text:p>0</text:p>
          </table:table-cell>
          <table:table-cell table:formula="of:=IF(OR(AND([$Sheet1.F138]&gt;=[.F$23];[$Sheet1.F138]&lt;=[.F$24]);AND([$Sheet1.F138]&gt;=[.F$25];[$Sheet1.F138]&lt;=[.F$26]));0;1)" office:value-type="float" office:value="0" calcext:value-type="float">
            <text:p>0</text:p>
          </table:table-cell>
          <table:table-cell table:formula="of:=IF(OR(AND([$Sheet1.G138]&gt;=[.G$23];[$Sheet1.G138]&lt;=[.G$24]);AND([$Sheet1.G138]&gt;=[.G$25];[$Sheet1.G138]&lt;=[.G$26]));0;1)" office:value-type="float" office:value="0" calcext:value-type="float">
            <text:p>0</text:p>
          </table:table-cell>
          <table:table-cell table:formula="of:=IF(OR(AND([$Sheet1.H138]&gt;=[.H$23];[$Sheet1.H138]&lt;=[.H$24]);AND([$Sheet1.H138]&gt;=[.H$25];[$Sheet1.H138]&lt;=[.H$26]));0;1)" office:value-type="float" office:value="0" calcext:value-type="float">
            <text:p>0</text:p>
          </table:table-cell>
          <table:table-cell table:formula="of:=IF(OR(AND([$Sheet1.I138]&gt;=[.I$23];[$Sheet1.I138]&lt;=[.I$24]);AND([$Sheet1.I138]&gt;=[.I$25];[$Sheet1.I138]&lt;=[.I$26]));0;1)" office:value-type="float" office:value="0" calcext:value-type="float">
            <text:p>0</text:p>
          </table:table-cell>
          <table:table-cell table:formula="of:=IF(OR(AND([$Sheet1.J138]&gt;=[.J$23];[$Sheet1.J138]&lt;=[.J$24]);AND([$Sheet1.J138]&gt;=[.J$25];[$Sheet1.J138]&lt;=[.J$26]));0;1)" office:value-type="float" office:value="0" calcext:value-type="float">
            <text:p>0</text:p>
          </table:table-cell>
          <table:table-cell table:formula="of:=IF(OR(AND([$Sheet1.K138]&gt;=[.K$23];[$Sheet1.K138]&lt;=[.K$24]);AND([$Sheet1.K138]&gt;=[.K$25];[$Sheet1.K138]&lt;=[.K$26]));0;1)" office:value-type="float" office:value="0" calcext:value-type="float">
            <text:p>0</text:p>
          </table:table-cell>
          <table:table-cell table:formula="of:=IF(OR(AND([$Sheet1.L138]&gt;=[.L$23];[$Sheet1.L138]&lt;=[.L$24]);AND([$Sheet1.L138]&gt;=[.L$25];[$Sheet1.L138]&lt;=[.L$26]));0;1)" office:value-type="float" office:value="0" calcext:value-type="float">
            <text:p>0</text:p>
          </table:table-cell>
          <table:table-cell table:formula="of:=IF(OR(AND([$Sheet1.M138]&gt;=[.M$23];[$Sheet1.M138]&lt;=[.M$24]);AND([$Sheet1.M138]&gt;=[.M$25];[$Sheet1.M138]&lt;=[.M$26]));0;1)" office:value-type="float" office:value="0" calcext:value-type="float">
            <text:p>0</text:p>
          </table:table-cell>
          <table:table-cell table:formula="of:=IF(OR(AND([$Sheet1.N138]&gt;=[.N$23];[$Sheet1.N138]&lt;=[.N$24]);AND([$Sheet1.N138]&gt;=[.N$25];[$Sheet1.N138]&lt;=[.N$26]));0;1)" office:value-type="float" office:value="0" calcext:value-type="float">
            <text:p>0</text:p>
          </table:table-cell>
          <table:table-cell table:formula="of:=IF(OR(AND([$Sheet1.O138]&gt;=[.O$23];[$Sheet1.O138]&lt;=[.O$24]);AND([$Sheet1.O138]&gt;=[.O$25];[$Sheet1.O138]&lt;=[.O$26]));0;1)" office:value-type="float" office:value="0" calcext:value-type="float">
            <text:p>0</text:p>
          </table:table-cell>
          <table:table-cell table:formula="of:=IF(OR(AND([$Sheet1.P138]&gt;=[.P$23];[$Sheet1.P138]&lt;=[.P$24]);AND([$Sheet1.P138]&gt;=[.P$25];[$Sheet1.P138]&lt;=[.P$26]));0;1)" office:value-type="float" office:value="0" calcext:value-type="float">
            <text:p>0</text:p>
          </table:table-cell>
          <table:table-cell table:formula="of:=IF(OR(AND([$Sheet1.Q138]&gt;=[.Q$23];[$Sheet1.Q138]&lt;=[.Q$24]);AND([$Sheet1.Q138]&gt;=[.Q$25];[$Sheet1.Q138]&lt;=[.Q$26]));0;1)" office:value-type="float" office:value="0" calcext:value-type="float">
            <text:p>0</text:p>
          </table:table-cell>
          <table:table-cell table:formula="of:=IF(OR(AND([$Sheet1.R138]&gt;=[.R$23];[$Sheet1.R138]&lt;=[.R$24]);AND([$Sheet1.R138]&gt;=[.R$25];[$Sheet1.R138]&lt;=[.R$26]));0;1)" office:value-type="float" office:value="0" calcext:value-type="float">
            <text:p>0</text:p>
          </table:table-cell>
          <table:table-cell table:formula="of:=IF(OR(AND([$Sheet1.S138]&gt;=[.S$23];[$Sheet1.S138]&lt;=[.S$24]);AND([$Sheet1.S138]&gt;=[.S$25];[$Sheet1.S138]&lt;=[.S$26]));0;1)" office:value-type="float" office:value="0" calcext:value-type="float">
            <text:p>0</text:p>
          </table:table-cell>
          <table:table-cell table:formula="of:=IF(OR(AND([$Sheet1.T138]&gt;=[.T$23];[$Sheet1.T138]&lt;=[.T$24]);AND([$Sheet1.T138]&gt;=[.T$25];[$Sheet1.T138]&lt;=[.T$26]));0;1)" office:value-type="float" office:value="0" calcext:value-type="float">
            <text:p>0</text:p>
          </table:table-cell>
          <table:table-cell table:formula="of:=IF(OR(AND([$Sheet1.U138]&gt;=[.U$23];[$Sheet1.U138]&lt;=[.U$24]);AND([$Sheet1.U138]&gt;=[.U$25];[$Sheet1.U13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39]&gt;=[.B$23];[$Sheet1.B139]&lt;=[.B$24]);AND([$Sheet1.B139]&gt;=[.B$25];[$Sheet1.B139]&lt;=[.B$26]));0;1)" office:value-type="float" office:value="0" calcext:value-type="float">
            <text:p>0</text:p>
          </table:table-cell>
          <table:table-cell table:formula="of:=IF(OR(AND([$Sheet1.C139]&gt;=[.C$23];[$Sheet1.C139]&lt;=[.C$24]);AND([$Sheet1.C139]&gt;=[.C$25];[$Sheet1.C139]&lt;=[.C$26]));0;1)" office:value-type="float" office:value="0" calcext:value-type="float">
            <text:p>0</text:p>
          </table:table-cell>
          <table:table-cell table:formula="of:=IF(OR(AND([$Sheet1.D139]&gt;=[.D$23];[$Sheet1.D139]&lt;=[.D$24]);AND([$Sheet1.D139]&gt;=[.D$25];[$Sheet1.D139]&lt;=[.D$26]));0;1)" office:value-type="float" office:value="0" calcext:value-type="float">
            <text:p>0</text:p>
          </table:table-cell>
          <table:table-cell table:formula="of:=IF(OR(AND([$Sheet1.E139]&gt;=[.E$23];[$Sheet1.E139]&lt;=[.E$24]);AND([$Sheet1.E139]&gt;=[.E$25];[$Sheet1.E139]&lt;=[.E$26]));0;1)" office:value-type="float" office:value="0" calcext:value-type="float">
            <text:p>0</text:p>
          </table:table-cell>
          <table:table-cell table:formula="of:=IF(OR(AND([$Sheet1.F139]&gt;=[.F$23];[$Sheet1.F139]&lt;=[.F$24]);AND([$Sheet1.F139]&gt;=[.F$25];[$Sheet1.F139]&lt;=[.F$26]));0;1)" office:value-type="float" office:value="0" calcext:value-type="float">
            <text:p>0</text:p>
          </table:table-cell>
          <table:table-cell table:formula="of:=IF(OR(AND([$Sheet1.G139]&gt;=[.G$23];[$Sheet1.G139]&lt;=[.G$24]);AND([$Sheet1.G139]&gt;=[.G$25];[$Sheet1.G139]&lt;=[.G$26]));0;1)" office:value-type="float" office:value="0" calcext:value-type="float">
            <text:p>0</text:p>
          </table:table-cell>
          <table:table-cell table:formula="of:=IF(OR(AND([$Sheet1.H139]&gt;=[.H$23];[$Sheet1.H139]&lt;=[.H$24]);AND([$Sheet1.H139]&gt;=[.H$25];[$Sheet1.H139]&lt;=[.H$26]));0;1)" office:value-type="float" office:value="0" calcext:value-type="float">
            <text:p>0</text:p>
          </table:table-cell>
          <table:table-cell table:formula="of:=IF(OR(AND([$Sheet1.I139]&gt;=[.I$23];[$Sheet1.I139]&lt;=[.I$24]);AND([$Sheet1.I139]&gt;=[.I$25];[$Sheet1.I139]&lt;=[.I$26]));0;1)" office:value-type="float" office:value="0" calcext:value-type="float">
            <text:p>0</text:p>
          </table:table-cell>
          <table:table-cell table:formula="of:=IF(OR(AND([$Sheet1.J139]&gt;=[.J$23];[$Sheet1.J139]&lt;=[.J$24]);AND([$Sheet1.J139]&gt;=[.J$25];[$Sheet1.J139]&lt;=[.J$26]));0;1)" office:value-type="float" office:value="0" calcext:value-type="float">
            <text:p>0</text:p>
          </table:table-cell>
          <table:table-cell table:formula="of:=IF(OR(AND([$Sheet1.K139]&gt;=[.K$23];[$Sheet1.K139]&lt;=[.K$24]);AND([$Sheet1.K139]&gt;=[.K$25];[$Sheet1.K139]&lt;=[.K$26]));0;1)" office:value-type="float" office:value="0" calcext:value-type="float">
            <text:p>0</text:p>
          </table:table-cell>
          <table:table-cell table:formula="of:=IF(OR(AND([$Sheet1.L139]&gt;=[.L$23];[$Sheet1.L139]&lt;=[.L$24]);AND([$Sheet1.L139]&gt;=[.L$25];[$Sheet1.L139]&lt;=[.L$26]));0;1)" office:value-type="float" office:value="0" calcext:value-type="float">
            <text:p>0</text:p>
          </table:table-cell>
          <table:table-cell table:formula="of:=IF(OR(AND([$Sheet1.M139]&gt;=[.M$23];[$Sheet1.M139]&lt;=[.M$24]);AND([$Sheet1.M139]&gt;=[.M$25];[$Sheet1.M139]&lt;=[.M$26]));0;1)" office:value-type="float" office:value="0" calcext:value-type="float">
            <text:p>0</text:p>
          </table:table-cell>
          <table:table-cell table:formula="of:=IF(OR(AND([$Sheet1.N139]&gt;=[.N$23];[$Sheet1.N139]&lt;=[.N$24]);AND([$Sheet1.N139]&gt;=[.N$25];[$Sheet1.N139]&lt;=[.N$26]));0;1)" office:value-type="float" office:value="0" calcext:value-type="float">
            <text:p>0</text:p>
          </table:table-cell>
          <table:table-cell table:formula="of:=IF(OR(AND([$Sheet1.O139]&gt;=[.O$23];[$Sheet1.O139]&lt;=[.O$24]);AND([$Sheet1.O139]&gt;=[.O$25];[$Sheet1.O139]&lt;=[.O$26]));0;1)" office:value-type="float" office:value="0" calcext:value-type="float">
            <text:p>0</text:p>
          </table:table-cell>
          <table:table-cell table:formula="of:=IF(OR(AND([$Sheet1.P139]&gt;=[.P$23];[$Sheet1.P139]&lt;=[.P$24]);AND([$Sheet1.P139]&gt;=[.P$25];[$Sheet1.P139]&lt;=[.P$26]));0;1)" office:value-type="float" office:value="0" calcext:value-type="float">
            <text:p>0</text:p>
          </table:table-cell>
          <table:table-cell table:formula="of:=IF(OR(AND([$Sheet1.Q139]&gt;=[.Q$23];[$Sheet1.Q139]&lt;=[.Q$24]);AND([$Sheet1.Q139]&gt;=[.Q$25];[$Sheet1.Q139]&lt;=[.Q$26]));0;1)" office:value-type="float" office:value="0" calcext:value-type="float">
            <text:p>0</text:p>
          </table:table-cell>
          <table:table-cell table:formula="of:=IF(OR(AND([$Sheet1.R139]&gt;=[.R$23];[$Sheet1.R139]&lt;=[.R$24]);AND([$Sheet1.R139]&gt;=[.R$25];[$Sheet1.R139]&lt;=[.R$26]));0;1)" office:value-type="float" office:value="0" calcext:value-type="float">
            <text:p>0</text:p>
          </table:table-cell>
          <table:table-cell table:formula="of:=IF(OR(AND([$Sheet1.S139]&gt;=[.S$23];[$Sheet1.S139]&lt;=[.S$24]);AND([$Sheet1.S139]&gt;=[.S$25];[$Sheet1.S139]&lt;=[.S$26]));0;1)" office:value-type="float" office:value="0" calcext:value-type="float">
            <text:p>0</text:p>
          </table:table-cell>
          <table:table-cell table:formula="of:=IF(OR(AND([$Sheet1.T139]&gt;=[.T$23];[$Sheet1.T139]&lt;=[.T$24]);AND([$Sheet1.T139]&gt;=[.T$25];[$Sheet1.T139]&lt;=[.T$26]));0;1)" office:value-type="float" office:value="0" calcext:value-type="float">
            <text:p>0</text:p>
          </table:table-cell>
          <table:table-cell table:formula="of:=IF(OR(AND([$Sheet1.U139]&gt;=[.U$23];[$Sheet1.U139]&lt;=[.U$24]);AND([$Sheet1.U139]&gt;=[.U$25];[$Sheet1.U13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0]&gt;=[.B$23];[$Sheet1.B140]&lt;=[.B$24]);AND([$Sheet1.B140]&gt;=[.B$25];[$Sheet1.B140]&lt;=[.B$26]));0;1)" office:value-type="float" office:value="0" calcext:value-type="float">
            <text:p>0</text:p>
          </table:table-cell>
          <table:table-cell table:formula="of:=IF(OR(AND([$Sheet1.C140]&gt;=[.C$23];[$Sheet1.C140]&lt;=[.C$24]);AND([$Sheet1.C140]&gt;=[.C$25];[$Sheet1.C140]&lt;=[.C$26]));0;1)" office:value-type="float" office:value="0" calcext:value-type="float">
            <text:p>0</text:p>
          </table:table-cell>
          <table:table-cell table:formula="of:=IF(OR(AND([$Sheet1.D140]&gt;=[.D$23];[$Sheet1.D140]&lt;=[.D$24]);AND([$Sheet1.D140]&gt;=[.D$25];[$Sheet1.D140]&lt;=[.D$26]));0;1)" office:value-type="float" office:value="0" calcext:value-type="float">
            <text:p>0</text:p>
          </table:table-cell>
          <table:table-cell table:formula="of:=IF(OR(AND([$Sheet1.E140]&gt;=[.E$23];[$Sheet1.E140]&lt;=[.E$24]);AND([$Sheet1.E140]&gt;=[.E$25];[$Sheet1.E140]&lt;=[.E$26]));0;1)" office:value-type="float" office:value="0" calcext:value-type="float">
            <text:p>0</text:p>
          </table:table-cell>
          <table:table-cell table:formula="of:=IF(OR(AND([$Sheet1.F140]&gt;=[.F$23];[$Sheet1.F140]&lt;=[.F$24]);AND([$Sheet1.F140]&gt;=[.F$25];[$Sheet1.F140]&lt;=[.F$26]));0;1)" office:value-type="float" office:value="0" calcext:value-type="float">
            <text:p>0</text:p>
          </table:table-cell>
          <table:table-cell table:formula="of:=IF(OR(AND([$Sheet1.G140]&gt;=[.G$23];[$Sheet1.G140]&lt;=[.G$24]);AND([$Sheet1.G140]&gt;=[.G$25];[$Sheet1.G140]&lt;=[.G$26]));0;1)" office:value-type="float" office:value="0" calcext:value-type="float">
            <text:p>0</text:p>
          </table:table-cell>
          <table:table-cell table:formula="of:=IF(OR(AND([$Sheet1.H140]&gt;=[.H$23];[$Sheet1.H140]&lt;=[.H$24]);AND([$Sheet1.H140]&gt;=[.H$25];[$Sheet1.H140]&lt;=[.H$26]));0;1)" office:value-type="float" office:value="0" calcext:value-type="float">
            <text:p>0</text:p>
          </table:table-cell>
          <table:table-cell table:formula="of:=IF(OR(AND([$Sheet1.I140]&gt;=[.I$23];[$Sheet1.I140]&lt;=[.I$24]);AND([$Sheet1.I140]&gt;=[.I$25];[$Sheet1.I140]&lt;=[.I$26]));0;1)" office:value-type="float" office:value="0" calcext:value-type="float">
            <text:p>0</text:p>
          </table:table-cell>
          <table:table-cell table:formula="of:=IF(OR(AND([$Sheet1.J140]&gt;=[.J$23];[$Sheet1.J140]&lt;=[.J$24]);AND([$Sheet1.J140]&gt;=[.J$25];[$Sheet1.J140]&lt;=[.J$26]));0;1)" office:value-type="float" office:value="0" calcext:value-type="float">
            <text:p>0</text:p>
          </table:table-cell>
          <table:table-cell table:formula="of:=IF(OR(AND([$Sheet1.K140]&gt;=[.K$23];[$Sheet1.K140]&lt;=[.K$24]);AND([$Sheet1.K140]&gt;=[.K$25];[$Sheet1.K140]&lt;=[.K$26]));0;1)" office:value-type="float" office:value="0" calcext:value-type="float">
            <text:p>0</text:p>
          </table:table-cell>
          <table:table-cell table:formula="of:=IF(OR(AND([$Sheet1.L140]&gt;=[.L$23];[$Sheet1.L140]&lt;=[.L$24]);AND([$Sheet1.L140]&gt;=[.L$25];[$Sheet1.L140]&lt;=[.L$26]));0;1)" office:value-type="float" office:value="0" calcext:value-type="float">
            <text:p>0</text:p>
          </table:table-cell>
          <table:table-cell table:formula="of:=IF(OR(AND([$Sheet1.M140]&gt;=[.M$23];[$Sheet1.M140]&lt;=[.M$24]);AND([$Sheet1.M140]&gt;=[.M$25];[$Sheet1.M140]&lt;=[.M$26]));0;1)" office:value-type="float" office:value="0" calcext:value-type="float">
            <text:p>0</text:p>
          </table:table-cell>
          <table:table-cell table:formula="of:=IF(OR(AND([$Sheet1.N140]&gt;=[.N$23];[$Sheet1.N140]&lt;=[.N$24]);AND([$Sheet1.N140]&gt;=[.N$25];[$Sheet1.N140]&lt;=[.N$26]));0;1)" office:value-type="float" office:value="0" calcext:value-type="float">
            <text:p>0</text:p>
          </table:table-cell>
          <table:table-cell table:formula="of:=IF(OR(AND([$Sheet1.O140]&gt;=[.O$23];[$Sheet1.O140]&lt;=[.O$24]);AND([$Sheet1.O140]&gt;=[.O$25];[$Sheet1.O140]&lt;=[.O$26]));0;1)" office:value-type="float" office:value="0" calcext:value-type="float">
            <text:p>0</text:p>
          </table:table-cell>
          <table:table-cell table:formula="of:=IF(OR(AND([$Sheet1.P140]&gt;=[.P$23];[$Sheet1.P140]&lt;=[.P$24]);AND([$Sheet1.P140]&gt;=[.P$25];[$Sheet1.P140]&lt;=[.P$26]));0;1)" office:value-type="float" office:value="0" calcext:value-type="float">
            <text:p>0</text:p>
          </table:table-cell>
          <table:table-cell table:formula="of:=IF(OR(AND([$Sheet1.Q140]&gt;=[.Q$23];[$Sheet1.Q140]&lt;=[.Q$24]);AND([$Sheet1.Q140]&gt;=[.Q$25];[$Sheet1.Q140]&lt;=[.Q$26]));0;1)" office:value-type="float" office:value="0" calcext:value-type="float">
            <text:p>0</text:p>
          </table:table-cell>
          <table:table-cell table:formula="of:=IF(OR(AND([$Sheet1.R140]&gt;=[.R$23];[$Sheet1.R140]&lt;=[.R$24]);AND([$Sheet1.R140]&gt;=[.R$25];[$Sheet1.R140]&lt;=[.R$26]));0;1)" office:value-type="float" office:value="0" calcext:value-type="float">
            <text:p>0</text:p>
          </table:table-cell>
          <table:table-cell table:formula="of:=IF(OR(AND([$Sheet1.S140]&gt;=[.S$23];[$Sheet1.S140]&lt;=[.S$24]);AND([$Sheet1.S140]&gt;=[.S$25];[$Sheet1.S140]&lt;=[.S$26]));0;1)" office:value-type="float" office:value="0" calcext:value-type="float">
            <text:p>0</text:p>
          </table:table-cell>
          <table:table-cell table:formula="of:=IF(OR(AND([$Sheet1.T140]&gt;=[.T$23];[$Sheet1.T140]&lt;=[.T$24]);AND([$Sheet1.T140]&gt;=[.T$25];[$Sheet1.T140]&lt;=[.T$26]));0;1)" office:value-type="float" office:value="0" calcext:value-type="float">
            <text:p>0</text:p>
          </table:table-cell>
          <table:table-cell table:formula="of:=IF(OR(AND([$Sheet1.U140]&gt;=[.U$23];[$Sheet1.U140]&lt;=[.U$24]);AND([$Sheet1.U140]&gt;=[.U$25];[$Sheet1.U14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1]&gt;=[.B$23];[$Sheet1.B141]&lt;=[.B$24]);AND([$Sheet1.B141]&gt;=[.B$25];[$Sheet1.B141]&lt;=[.B$26]));0;1)" office:value-type="float" office:value="0" calcext:value-type="float">
            <text:p>0</text:p>
          </table:table-cell>
          <table:table-cell table:formula="of:=IF(OR(AND([$Sheet1.C141]&gt;=[.C$23];[$Sheet1.C141]&lt;=[.C$24]);AND([$Sheet1.C141]&gt;=[.C$25];[$Sheet1.C141]&lt;=[.C$26]));0;1)" office:value-type="float" office:value="0" calcext:value-type="float">
            <text:p>0</text:p>
          </table:table-cell>
          <table:table-cell table:formula="of:=IF(OR(AND([$Sheet1.D141]&gt;=[.D$23];[$Sheet1.D141]&lt;=[.D$24]);AND([$Sheet1.D141]&gt;=[.D$25];[$Sheet1.D141]&lt;=[.D$26]));0;1)" office:value-type="float" office:value="0" calcext:value-type="float">
            <text:p>0</text:p>
          </table:table-cell>
          <table:table-cell table:formula="of:=IF(OR(AND([$Sheet1.E141]&gt;=[.E$23];[$Sheet1.E141]&lt;=[.E$24]);AND([$Sheet1.E141]&gt;=[.E$25];[$Sheet1.E141]&lt;=[.E$26]));0;1)" office:value-type="float" office:value="0" calcext:value-type="float">
            <text:p>0</text:p>
          </table:table-cell>
          <table:table-cell table:formula="of:=IF(OR(AND([$Sheet1.F141]&gt;=[.F$23];[$Sheet1.F141]&lt;=[.F$24]);AND([$Sheet1.F141]&gt;=[.F$25];[$Sheet1.F141]&lt;=[.F$26]));0;1)" office:value-type="float" office:value="0" calcext:value-type="float">
            <text:p>0</text:p>
          </table:table-cell>
          <table:table-cell table:formula="of:=IF(OR(AND([$Sheet1.G141]&gt;=[.G$23];[$Sheet1.G141]&lt;=[.G$24]);AND([$Sheet1.G141]&gt;=[.G$25];[$Sheet1.G141]&lt;=[.G$26]));0;1)" office:value-type="float" office:value="0" calcext:value-type="float">
            <text:p>0</text:p>
          </table:table-cell>
          <table:table-cell table:formula="of:=IF(OR(AND([$Sheet1.H141]&gt;=[.H$23];[$Sheet1.H141]&lt;=[.H$24]);AND([$Sheet1.H141]&gt;=[.H$25];[$Sheet1.H141]&lt;=[.H$26]));0;1)" office:value-type="float" office:value="0" calcext:value-type="float">
            <text:p>0</text:p>
          </table:table-cell>
          <table:table-cell table:formula="of:=IF(OR(AND([$Sheet1.I141]&gt;=[.I$23];[$Sheet1.I141]&lt;=[.I$24]);AND([$Sheet1.I141]&gt;=[.I$25];[$Sheet1.I141]&lt;=[.I$26]));0;1)" office:value-type="float" office:value="0" calcext:value-type="float">
            <text:p>0</text:p>
          </table:table-cell>
          <table:table-cell table:formula="of:=IF(OR(AND([$Sheet1.J141]&gt;=[.J$23];[$Sheet1.J141]&lt;=[.J$24]);AND([$Sheet1.J141]&gt;=[.J$25];[$Sheet1.J141]&lt;=[.J$26]));0;1)" office:value-type="float" office:value="0" calcext:value-type="float">
            <text:p>0</text:p>
          </table:table-cell>
          <table:table-cell table:formula="of:=IF(OR(AND([$Sheet1.K141]&gt;=[.K$23];[$Sheet1.K141]&lt;=[.K$24]);AND([$Sheet1.K141]&gt;=[.K$25];[$Sheet1.K141]&lt;=[.K$26]));0;1)" office:value-type="float" office:value="0" calcext:value-type="float">
            <text:p>0</text:p>
          </table:table-cell>
          <table:table-cell table:formula="of:=IF(OR(AND([$Sheet1.L141]&gt;=[.L$23];[$Sheet1.L141]&lt;=[.L$24]);AND([$Sheet1.L141]&gt;=[.L$25];[$Sheet1.L141]&lt;=[.L$26]));0;1)" office:value-type="float" office:value="0" calcext:value-type="float">
            <text:p>0</text:p>
          </table:table-cell>
          <table:table-cell table:formula="of:=IF(OR(AND([$Sheet1.M141]&gt;=[.M$23];[$Sheet1.M141]&lt;=[.M$24]);AND([$Sheet1.M141]&gt;=[.M$25];[$Sheet1.M141]&lt;=[.M$26]));0;1)" office:value-type="float" office:value="0" calcext:value-type="float">
            <text:p>0</text:p>
          </table:table-cell>
          <table:table-cell table:formula="of:=IF(OR(AND([$Sheet1.N141]&gt;=[.N$23];[$Sheet1.N141]&lt;=[.N$24]);AND([$Sheet1.N141]&gt;=[.N$25];[$Sheet1.N141]&lt;=[.N$26]));0;1)" office:value-type="float" office:value="0" calcext:value-type="float">
            <text:p>0</text:p>
          </table:table-cell>
          <table:table-cell table:formula="of:=IF(OR(AND([$Sheet1.O141]&gt;=[.O$23];[$Sheet1.O141]&lt;=[.O$24]);AND([$Sheet1.O141]&gt;=[.O$25];[$Sheet1.O141]&lt;=[.O$26]));0;1)" office:value-type="float" office:value="0" calcext:value-type="float">
            <text:p>0</text:p>
          </table:table-cell>
          <table:table-cell table:formula="of:=IF(OR(AND([$Sheet1.P141]&gt;=[.P$23];[$Sheet1.P141]&lt;=[.P$24]);AND([$Sheet1.P141]&gt;=[.P$25];[$Sheet1.P141]&lt;=[.P$26]));0;1)" office:value-type="float" office:value="0" calcext:value-type="float">
            <text:p>0</text:p>
          </table:table-cell>
          <table:table-cell table:formula="of:=IF(OR(AND([$Sheet1.Q141]&gt;=[.Q$23];[$Sheet1.Q141]&lt;=[.Q$24]);AND([$Sheet1.Q141]&gt;=[.Q$25];[$Sheet1.Q141]&lt;=[.Q$26]));0;1)" office:value-type="float" office:value="0" calcext:value-type="float">
            <text:p>0</text:p>
          </table:table-cell>
          <table:table-cell table:formula="of:=IF(OR(AND([$Sheet1.R141]&gt;=[.R$23];[$Sheet1.R141]&lt;=[.R$24]);AND([$Sheet1.R141]&gt;=[.R$25];[$Sheet1.R141]&lt;=[.R$26]));0;1)" office:value-type="float" office:value="0" calcext:value-type="float">
            <text:p>0</text:p>
          </table:table-cell>
          <table:table-cell table:formula="of:=IF(OR(AND([$Sheet1.S141]&gt;=[.S$23];[$Sheet1.S141]&lt;=[.S$24]);AND([$Sheet1.S141]&gt;=[.S$25];[$Sheet1.S141]&lt;=[.S$26]));0;1)" office:value-type="float" office:value="0" calcext:value-type="float">
            <text:p>0</text:p>
          </table:table-cell>
          <table:table-cell table:formula="of:=IF(OR(AND([$Sheet1.T141]&gt;=[.T$23];[$Sheet1.T141]&lt;=[.T$24]);AND([$Sheet1.T141]&gt;=[.T$25];[$Sheet1.T141]&lt;=[.T$26]));0;1)" office:value-type="float" office:value="0" calcext:value-type="float">
            <text:p>0</text:p>
          </table:table-cell>
          <table:table-cell table:formula="of:=IF(OR(AND([$Sheet1.U141]&gt;=[.U$23];[$Sheet1.U141]&lt;=[.U$24]);AND([$Sheet1.U141]&gt;=[.U$25];[$Sheet1.U14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2]&gt;=[.B$23];[$Sheet1.B142]&lt;=[.B$24]);AND([$Sheet1.B142]&gt;=[.B$25];[$Sheet1.B142]&lt;=[.B$26]));0;1)" office:value-type="float" office:value="0" calcext:value-type="float">
            <text:p>0</text:p>
          </table:table-cell>
          <table:table-cell table:formula="of:=IF(OR(AND([$Sheet1.C142]&gt;=[.C$23];[$Sheet1.C142]&lt;=[.C$24]);AND([$Sheet1.C142]&gt;=[.C$25];[$Sheet1.C142]&lt;=[.C$26]));0;1)" office:value-type="float" office:value="0" calcext:value-type="float">
            <text:p>0</text:p>
          </table:table-cell>
          <table:table-cell table:formula="of:=IF(OR(AND([$Sheet1.D142]&gt;=[.D$23];[$Sheet1.D142]&lt;=[.D$24]);AND([$Sheet1.D142]&gt;=[.D$25];[$Sheet1.D142]&lt;=[.D$26]));0;1)" office:value-type="float" office:value="0" calcext:value-type="float">
            <text:p>0</text:p>
          </table:table-cell>
          <table:table-cell table:formula="of:=IF(OR(AND([$Sheet1.E142]&gt;=[.E$23];[$Sheet1.E142]&lt;=[.E$24]);AND([$Sheet1.E142]&gt;=[.E$25];[$Sheet1.E142]&lt;=[.E$26]));0;1)" office:value-type="float" office:value="0" calcext:value-type="float">
            <text:p>0</text:p>
          </table:table-cell>
          <table:table-cell table:formula="of:=IF(OR(AND([$Sheet1.F142]&gt;=[.F$23];[$Sheet1.F142]&lt;=[.F$24]);AND([$Sheet1.F142]&gt;=[.F$25];[$Sheet1.F142]&lt;=[.F$26]));0;1)" office:value-type="float" office:value="0" calcext:value-type="float">
            <text:p>0</text:p>
          </table:table-cell>
          <table:table-cell table:formula="of:=IF(OR(AND([$Sheet1.G142]&gt;=[.G$23];[$Sheet1.G142]&lt;=[.G$24]);AND([$Sheet1.G142]&gt;=[.G$25];[$Sheet1.G142]&lt;=[.G$26]));0;1)" office:value-type="float" office:value="0" calcext:value-type="float">
            <text:p>0</text:p>
          </table:table-cell>
          <table:table-cell table:formula="of:=IF(OR(AND([$Sheet1.H142]&gt;=[.H$23];[$Sheet1.H142]&lt;=[.H$24]);AND([$Sheet1.H142]&gt;=[.H$25];[$Sheet1.H142]&lt;=[.H$26]));0;1)" office:value-type="float" office:value="0" calcext:value-type="float">
            <text:p>0</text:p>
          </table:table-cell>
          <table:table-cell table:formula="of:=IF(OR(AND([$Sheet1.I142]&gt;=[.I$23];[$Sheet1.I142]&lt;=[.I$24]);AND([$Sheet1.I142]&gt;=[.I$25];[$Sheet1.I142]&lt;=[.I$26]));0;1)" office:value-type="float" office:value="0" calcext:value-type="float">
            <text:p>0</text:p>
          </table:table-cell>
          <table:table-cell table:formula="of:=IF(OR(AND([$Sheet1.J142]&gt;=[.J$23];[$Sheet1.J142]&lt;=[.J$24]);AND([$Sheet1.J142]&gt;=[.J$25];[$Sheet1.J142]&lt;=[.J$26]));0;1)" office:value-type="float" office:value="0" calcext:value-type="float">
            <text:p>0</text:p>
          </table:table-cell>
          <table:table-cell table:formula="of:=IF(OR(AND([$Sheet1.K142]&gt;=[.K$23];[$Sheet1.K142]&lt;=[.K$24]);AND([$Sheet1.K142]&gt;=[.K$25];[$Sheet1.K142]&lt;=[.K$26]));0;1)" office:value-type="float" office:value="0" calcext:value-type="float">
            <text:p>0</text:p>
          </table:table-cell>
          <table:table-cell table:formula="of:=IF(OR(AND([$Sheet1.L142]&gt;=[.L$23];[$Sheet1.L142]&lt;=[.L$24]);AND([$Sheet1.L142]&gt;=[.L$25];[$Sheet1.L142]&lt;=[.L$26]));0;1)" office:value-type="float" office:value="0" calcext:value-type="float">
            <text:p>0</text:p>
          </table:table-cell>
          <table:table-cell table:formula="of:=IF(OR(AND([$Sheet1.M142]&gt;=[.M$23];[$Sheet1.M142]&lt;=[.M$24]);AND([$Sheet1.M142]&gt;=[.M$25];[$Sheet1.M142]&lt;=[.M$26]));0;1)" office:value-type="float" office:value="0" calcext:value-type="float">
            <text:p>0</text:p>
          </table:table-cell>
          <table:table-cell table:formula="of:=IF(OR(AND([$Sheet1.N142]&gt;=[.N$23];[$Sheet1.N142]&lt;=[.N$24]);AND([$Sheet1.N142]&gt;=[.N$25];[$Sheet1.N142]&lt;=[.N$26]));0;1)" office:value-type="float" office:value="0" calcext:value-type="float">
            <text:p>0</text:p>
          </table:table-cell>
          <table:table-cell table:formula="of:=IF(OR(AND([$Sheet1.O142]&gt;=[.O$23];[$Sheet1.O142]&lt;=[.O$24]);AND([$Sheet1.O142]&gt;=[.O$25];[$Sheet1.O142]&lt;=[.O$26]));0;1)" office:value-type="float" office:value="0" calcext:value-type="float">
            <text:p>0</text:p>
          </table:table-cell>
          <table:table-cell table:formula="of:=IF(OR(AND([$Sheet1.P142]&gt;=[.P$23];[$Sheet1.P142]&lt;=[.P$24]);AND([$Sheet1.P142]&gt;=[.P$25];[$Sheet1.P142]&lt;=[.P$26]));0;1)" office:value-type="float" office:value="0" calcext:value-type="float">
            <text:p>0</text:p>
          </table:table-cell>
          <table:table-cell table:formula="of:=IF(OR(AND([$Sheet1.Q142]&gt;=[.Q$23];[$Sheet1.Q142]&lt;=[.Q$24]);AND([$Sheet1.Q142]&gt;=[.Q$25];[$Sheet1.Q142]&lt;=[.Q$26]));0;1)" office:value-type="float" office:value="0" calcext:value-type="float">
            <text:p>0</text:p>
          </table:table-cell>
          <table:table-cell table:formula="of:=IF(OR(AND([$Sheet1.R142]&gt;=[.R$23];[$Sheet1.R142]&lt;=[.R$24]);AND([$Sheet1.R142]&gt;=[.R$25];[$Sheet1.R142]&lt;=[.R$26]));0;1)" office:value-type="float" office:value="0" calcext:value-type="float">
            <text:p>0</text:p>
          </table:table-cell>
          <table:table-cell table:formula="of:=IF(OR(AND([$Sheet1.S142]&gt;=[.S$23];[$Sheet1.S142]&lt;=[.S$24]);AND([$Sheet1.S142]&gt;=[.S$25];[$Sheet1.S142]&lt;=[.S$26]));0;1)" office:value-type="float" office:value="0" calcext:value-type="float">
            <text:p>0</text:p>
          </table:table-cell>
          <table:table-cell table:formula="of:=IF(OR(AND([$Sheet1.T142]&gt;=[.T$23];[$Sheet1.T142]&lt;=[.T$24]);AND([$Sheet1.T142]&gt;=[.T$25];[$Sheet1.T142]&lt;=[.T$26]));0;1)" office:value-type="float" office:value="0" calcext:value-type="float">
            <text:p>0</text:p>
          </table:table-cell>
          <table:table-cell table:formula="of:=IF(OR(AND([$Sheet1.U142]&gt;=[.U$23];[$Sheet1.U142]&lt;=[.U$24]);AND([$Sheet1.U142]&gt;=[.U$25];[$Sheet1.U14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3]&gt;=[.B$23];[$Sheet1.B143]&lt;=[.B$24]);AND([$Sheet1.B143]&gt;=[.B$25];[$Sheet1.B143]&lt;=[.B$26]));0;1)" office:value-type="float" office:value="0" calcext:value-type="float">
            <text:p>0</text:p>
          </table:table-cell>
          <table:table-cell table:formula="of:=IF(OR(AND([$Sheet1.C143]&gt;=[.C$23];[$Sheet1.C143]&lt;=[.C$24]);AND([$Sheet1.C143]&gt;=[.C$25];[$Sheet1.C143]&lt;=[.C$26]));0;1)" office:value-type="float" office:value="0" calcext:value-type="float">
            <text:p>0</text:p>
          </table:table-cell>
          <table:table-cell table:formula="of:=IF(OR(AND([$Sheet1.D143]&gt;=[.D$23];[$Sheet1.D143]&lt;=[.D$24]);AND([$Sheet1.D143]&gt;=[.D$25];[$Sheet1.D143]&lt;=[.D$26]));0;1)" office:value-type="float" office:value="0" calcext:value-type="float">
            <text:p>0</text:p>
          </table:table-cell>
          <table:table-cell table:formula="of:=IF(OR(AND([$Sheet1.E143]&gt;=[.E$23];[$Sheet1.E143]&lt;=[.E$24]);AND([$Sheet1.E143]&gt;=[.E$25];[$Sheet1.E143]&lt;=[.E$26]));0;1)" office:value-type="float" office:value="0" calcext:value-type="float">
            <text:p>0</text:p>
          </table:table-cell>
          <table:table-cell table:formula="of:=IF(OR(AND([$Sheet1.F143]&gt;=[.F$23];[$Sheet1.F143]&lt;=[.F$24]);AND([$Sheet1.F143]&gt;=[.F$25];[$Sheet1.F143]&lt;=[.F$26]));0;1)" office:value-type="float" office:value="0" calcext:value-type="float">
            <text:p>0</text:p>
          </table:table-cell>
          <table:table-cell table:formula="of:=IF(OR(AND([$Sheet1.G143]&gt;=[.G$23];[$Sheet1.G143]&lt;=[.G$24]);AND([$Sheet1.G143]&gt;=[.G$25];[$Sheet1.G143]&lt;=[.G$26]));0;1)" office:value-type="float" office:value="0" calcext:value-type="float">
            <text:p>0</text:p>
          </table:table-cell>
          <table:table-cell table:formula="of:=IF(OR(AND([$Sheet1.H143]&gt;=[.H$23];[$Sheet1.H143]&lt;=[.H$24]);AND([$Sheet1.H143]&gt;=[.H$25];[$Sheet1.H143]&lt;=[.H$26]));0;1)" office:value-type="float" office:value="0" calcext:value-type="float">
            <text:p>0</text:p>
          </table:table-cell>
          <table:table-cell table:formula="of:=IF(OR(AND([$Sheet1.I143]&gt;=[.I$23];[$Sheet1.I143]&lt;=[.I$24]);AND([$Sheet1.I143]&gt;=[.I$25];[$Sheet1.I143]&lt;=[.I$26]));0;1)" office:value-type="float" office:value="0" calcext:value-type="float">
            <text:p>0</text:p>
          </table:table-cell>
          <table:table-cell table:formula="of:=IF(OR(AND([$Sheet1.J143]&gt;=[.J$23];[$Sheet1.J143]&lt;=[.J$24]);AND([$Sheet1.J143]&gt;=[.J$25];[$Sheet1.J143]&lt;=[.J$26]));0;1)" office:value-type="float" office:value="0" calcext:value-type="float">
            <text:p>0</text:p>
          </table:table-cell>
          <table:table-cell table:formula="of:=IF(OR(AND([$Sheet1.K143]&gt;=[.K$23];[$Sheet1.K143]&lt;=[.K$24]);AND([$Sheet1.K143]&gt;=[.K$25];[$Sheet1.K143]&lt;=[.K$26]));0;1)" office:value-type="float" office:value="0" calcext:value-type="float">
            <text:p>0</text:p>
          </table:table-cell>
          <table:table-cell table:formula="of:=IF(OR(AND([$Sheet1.L143]&gt;=[.L$23];[$Sheet1.L143]&lt;=[.L$24]);AND([$Sheet1.L143]&gt;=[.L$25];[$Sheet1.L143]&lt;=[.L$26]));0;1)" office:value-type="float" office:value="0" calcext:value-type="float">
            <text:p>0</text:p>
          </table:table-cell>
          <table:table-cell table:formula="of:=IF(OR(AND([$Sheet1.M143]&gt;=[.M$23];[$Sheet1.M143]&lt;=[.M$24]);AND([$Sheet1.M143]&gt;=[.M$25];[$Sheet1.M143]&lt;=[.M$26]));0;1)" office:value-type="float" office:value="0" calcext:value-type="float">
            <text:p>0</text:p>
          </table:table-cell>
          <table:table-cell table:formula="of:=IF(OR(AND([$Sheet1.N143]&gt;=[.N$23];[$Sheet1.N143]&lt;=[.N$24]);AND([$Sheet1.N143]&gt;=[.N$25];[$Sheet1.N143]&lt;=[.N$26]));0;1)" office:value-type="float" office:value="0" calcext:value-type="float">
            <text:p>0</text:p>
          </table:table-cell>
          <table:table-cell table:formula="of:=IF(OR(AND([$Sheet1.O143]&gt;=[.O$23];[$Sheet1.O143]&lt;=[.O$24]);AND([$Sheet1.O143]&gt;=[.O$25];[$Sheet1.O143]&lt;=[.O$26]));0;1)" office:value-type="float" office:value="0" calcext:value-type="float">
            <text:p>0</text:p>
          </table:table-cell>
          <table:table-cell table:formula="of:=IF(OR(AND([$Sheet1.P143]&gt;=[.P$23];[$Sheet1.P143]&lt;=[.P$24]);AND([$Sheet1.P143]&gt;=[.P$25];[$Sheet1.P143]&lt;=[.P$26]));0;1)" office:value-type="float" office:value="0" calcext:value-type="float">
            <text:p>0</text:p>
          </table:table-cell>
          <table:table-cell table:formula="of:=IF(OR(AND([$Sheet1.Q143]&gt;=[.Q$23];[$Sheet1.Q143]&lt;=[.Q$24]);AND([$Sheet1.Q143]&gt;=[.Q$25];[$Sheet1.Q143]&lt;=[.Q$26]));0;1)" office:value-type="float" office:value="0" calcext:value-type="float">
            <text:p>0</text:p>
          </table:table-cell>
          <table:table-cell table:formula="of:=IF(OR(AND([$Sheet1.R143]&gt;=[.R$23];[$Sheet1.R143]&lt;=[.R$24]);AND([$Sheet1.R143]&gt;=[.R$25];[$Sheet1.R143]&lt;=[.R$26]));0;1)" office:value-type="float" office:value="0" calcext:value-type="float">
            <text:p>0</text:p>
          </table:table-cell>
          <table:table-cell table:formula="of:=IF(OR(AND([$Sheet1.S143]&gt;=[.S$23];[$Sheet1.S143]&lt;=[.S$24]);AND([$Sheet1.S143]&gt;=[.S$25];[$Sheet1.S143]&lt;=[.S$26]));0;1)" office:value-type="float" office:value="0" calcext:value-type="float">
            <text:p>0</text:p>
          </table:table-cell>
          <table:table-cell table:formula="of:=IF(OR(AND([$Sheet1.T143]&gt;=[.T$23];[$Sheet1.T143]&lt;=[.T$24]);AND([$Sheet1.T143]&gt;=[.T$25];[$Sheet1.T143]&lt;=[.T$26]));0;1)" office:value-type="float" office:value="0" calcext:value-type="float">
            <text:p>0</text:p>
          </table:table-cell>
          <table:table-cell table:formula="of:=IF(OR(AND([$Sheet1.U143]&gt;=[.U$23];[$Sheet1.U143]&lt;=[.U$24]);AND([$Sheet1.U143]&gt;=[.U$25];[$Sheet1.U14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4]&gt;=[.B$23];[$Sheet1.B144]&lt;=[.B$24]);AND([$Sheet1.B144]&gt;=[.B$25];[$Sheet1.B144]&lt;=[.B$26]));0;1)" office:value-type="float" office:value="0" calcext:value-type="float">
            <text:p>0</text:p>
          </table:table-cell>
          <table:table-cell table:formula="of:=IF(OR(AND([$Sheet1.C144]&gt;=[.C$23];[$Sheet1.C144]&lt;=[.C$24]);AND([$Sheet1.C144]&gt;=[.C$25];[$Sheet1.C144]&lt;=[.C$26]));0;1)" office:value-type="float" office:value="0" calcext:value-type="float">
            <text:p>0</text:p>
          </table:table-cell>
          <table:table-cell table:formula="of:=IF(OR(AND([$Sheet1.D144]&gt;=[.D$23];[$Sheet1.D144]&lt;=[.D$24]);AND([$Sheet1.D144]&gt;=[.D$25];[$Sheet1.D144]&lt;=[.D$26]));0;1)" office:value-type="float" office:value="0" calcext:value-type="float">
            <text:p>0</text:p>
          </table:table-cell>
          <table:table-cell table:formula="of:=IF(OR(AND([$Sheet1.E144]&gt;=[.E$23];[$Sheet1.E144]&lt;=[.E$24]);AND([$Sheet1.E144]&gt;=[.E$25];[$Sheet1.E144]&lt;=[.E$26]));0;1)" office:value-type="float" office:value="0" calcext:value-type="float">
            <text:p>0</text:p>
          </table:table-cell>
          <table:table-cell table:formula="of:=IF(OR(AND([$Sheet1.F144]&gt;=[.F$23];[$Sheet1.F144]&lt;=[.F$24]);AND([$Sheet1.F144]&gt;=[.F$25];[$Sheet1.F144]&lt;=[.F$26]));0;1)" office:value-type="float" office:value="0" calcext:value-type="float">
            <text:p>0</text:p>
          </table:table-cell>
          <table:table-cell table:formula="of:=IF(OR(AND([$Sheet1.G144]&gt;=[.G$23];[$Sheet1.G144]&lt;=[.G$24]);AND([$Sheet1.G144]&gt;=[.G$25];[$Sheet1.G144]&lt;=[.G$26]));0;1)" office:value-type="float" office:value="0" calcext:value-type="float">
            <text:p>0</text:p>
          </table:table-cell>
          <table:table-cell table:formula="of:=IF(OR(AND([$Sheet1.H144]&gt;=[.H$23];[$Sheet1.H144]&lt;=[.H$24]);AND([$Sheet1.H144]&gt;=[.H$25];[$Sheet1.H144]&lt;=[.H$26]));0;1)" office:value-type="float" office:value="0" calcext:value-type="float">
            <text:p>0</text:p>
          </table:table-cell>
          <table:table-cell table:formula="of:=IF(OR(AND([$Sheet1.I144]&gt;=[.I$23];[$Sheet1.I144]&lt;=[.I$24]);AND([$Sheet1.I144]&gt;=[.I$25];[$Sheet1.I144]&lt;=[.I$26]));0;1)" office:value-type="float" office:value="0" calcext:value-type="float">
            <text:p>0</text:p>
          </table:table-cell>
          <table:table-cell table:formula="of:=IF(OR(AND([$Sheet1.J144]&gt;=[.J$23];[$Sheet1.J144]&lt;=[.J$24]);AND([$Sheet1.J144]&gt;=[.J$25];[$Sheet1.J144]&lt;=[.J$26]));0;1)" office:value-type="float" office:value="0" calcext:value-type="float">
            <text:p>0</text:p>
          </table:table-cell>
          <table:table-cell table:formula="of:=IF(OR(AND([$Sheet1.K144]&gt;=[.K$23];[$Sheet1.K144]&lt;=[.K$24]);AND([$Sheet1.K144]&gt;=[.K$25];[$Sheet1.K144]&lt;=[.K$26]));0;1)" office:value-type="float" office:value="0" calcext:value-type="float">
            <text:p>0</text:p>
          </table:table-cell>
          <table:table-cell table:formula="of:=IF(OR(AND([$Sheet1.L144]&gt;=[.L$23];[$Sheet1.L144]&lt;=[.L$24]);AND([$Sheet1.L144]&gt;=[.L$25];[$Sheet1.L144]&lt;=[.L$26]));0;1)" office:value-type="float" office:value="0" calcext:value-type="float">
            <text:p>0</text:p>
          </table:table-cell>
          <table:table-cell table:formula="of:=IF(OR(AND([$Sheet1.M144]&gt;=[.M$23];[$Sheet1.M144]&lt;=[.M$24]);AND([$Sheet1.M144]&gt;=[.M$25];[$Sheet1.M144]&lt;=[.M$26]));0;1)" office:value-type="float" office:value="0" calcext:value-type="float">
            <text:p>0</text:p>
          </table:table-cell>
          <table:table-cell table:formula="of:=IF(OR(AND([$Sheet1.N144]&gt;=[.N$23];[$Sheet1.N144]&lt;=[.N$24]);AND([$Sheet1.N144]&gt;=[.N$25];[$Sheet1.N144]&lt;=[.N$26]));0;1)" office:value-type="float" office:value="0" calcext:value-type="float">
            <text:p>0</text:p>
          </table:table-cell>
          <table:table-cell table:formula="of:=IF(OR(AND([$Sheet1.O144]&gt;=[.O$23];[$Sheet1.O144]&lt;=[.O$24]);AND([$Sheet1.O144]&gt;=[.O$25];[$Sheet1.O144]&lt;=[.O$26]));0;1)" office:value-type="float" office:value="0" calcext:value-type="float">
            <text:p>0</text:p>
          </table:table-cell>
          <table:table-cell table:formula="of:=IF(OR(AND([$Sheet1.P144]&gt;=[.P$23];[$Sheet1.P144]&lt;=[.P$24]);AND([$Sheet1.P144]&gt;=[.P$25];[$Sheet1.P144]&lt;=[.P$26]));0;1)" office:value-type="float" office:value="0" calcext:value-type="float">
            <text:p>0</text:p>
          </table:table-cell>
          <table:table-cell table:formula="of:=IF(OR(AND([$Sheet1.Q144]&gt;=[.Q$23];[$Sheet1.Q144]&lt;=[.Q$24]);AND([$Sheet1.Q144]&gt;=[.Q$25];[$Sheet1.Q144]&lt;=[.Q$26]));0;1)" office:value-type="float" office:value="0" calcext:value-type="float">
            <text:p>0</text:p>
          </table:table-cell>
          <table:table-cell table:formula="of:=IF(OR(AND([$Sheet1.R144]&gt;=[.R$23];[$Sheet1.R144]&lt;=[.R$24]);AND([$Sheet1.R144]&gt;=[.R$25];[$Sheet1.R144]&lt;=[.R$26]));0;1)" office:value-type="float" office:value="0" calcext:value-type="float">
            <text:p>0</text:p>
          </table:table-cell>
          <table:table-cell table:formula="of:=IF(OR(AND([$Sheet1.S144]&gt;=[.S$23];[$Sheet1.S144]&lt;=[.S$24]);AND([$Sheet1.S144]&gt;=[.S$25];[$Sheet1.S144]&lt;=[.S$26]));0;1)" office:value-type="float" office:value="0" calcext:value-type="float">
            <text:p>0</text:p>
          </table:table-cell>
          <table:table-cell table:formula="of:=IF(OR(AND([$Sheet1.T144]&gt;=[.T$23];[$Sheet1.T144]&lt;=[.T$24]);AND([$Sheet1.T144]&gt;=[.T$25];[$Sheet1.T144]&lt;=[.T$26]));0;1)" office:value-type="float" office:value="0" calcext:value-type="float">
            <text:p>0</text:p>
          </table:table-cell>
          <table:table-cell table:formula="of:=IF(OR(AND([$Sheet1.U144]&gt;=[.U$23];[$Sheet1.U144]&lt;=[.U$24]);AND([$Sheet1.U144]&gt;=[.U$25];[$Sheet1.U14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5]&gt;=[.B$23];[$Sheet1.B145]&lt;=[.B$24]);AND([$Sheet1.B145]&gt;=[.B$25];[$Sheet1.B145]&lt;=[.B$26]));0;1)" office:value-type="float" office:value="0" calcext:value-type="float">
            <text:p>0</text:p>
          </table:table-cell>
          <table:table-cell table:formula="of:=IF(OR(AND([$Sheet1.C145]&gt;=[.C$23];[$Sheet1.C145]&lt;=[.C$24]);AND([$Sheet1.C145]&gt;=[.C$25];[$Sheet1.C145]&lt;=[.C$26]));0;1)" office:value-type="float" office:value="0" calcext:value-type="float">
            <text:p>0</text:p>
          </table:table-cell>
          <table:table-cell table:formula="of:=IF(OR(AND([$Sheet1.D145]&gt;=[.D$23];[$Sheet1.D145]&lt;=[.D$24]);AND([$Sheet1.D145]&gt;=[.D$25];[$Sheet1.D145]&lt;=[.D$26]));0;1)" office:value-type="float" office:value="0" calcext:value-type="float">
            <text:p>0</text:p>
          </table:table-cell>
          <table:table-cell table:formula="of:=IF(OR(AND([$Sheet1.E145]&gt;=[.E$23];[$Sheet1.E145]&lt;=[.E$24]);AND([$Sheet1.E145]&gt;=[.E$25];[$Sheet1.E145]&lt;=[.E$26]));0;1)" office:value-type="float" office:value="0" calcext:value-type="float">
            <text:p>0</text:p>
          </table:table-cell>
          <table:table-cell table:formula="of:=IF(OR(AND([$Sheet1.F145]&gt;=[.F$23];[$Sheet1.F145]&lt;=[.F$24]);AND([$Sheet1.F145]&gt;=[.F$25];[$Sheet1.F145]&lt;=[.F$26]));0;1)" office:value-type="float" office:value="0" calcext:value-type="float">
            <text:p>0</text:p>
          </table:table-cell>
          <table:table-cell table:formula="of:=IF(OR(AND([$Sheet1.G145]&gt;=[.G$23];[$Sheet1.G145]&lt;=[.G$24]);AND([$Sheet1.G145]&gt;=[.G$25];[$Sheet1.G145]&lt;=[.G$26]));0;1)" office:value-type="float" office:value="0" calcext:value-type="float">
            <text:p>0</text:p>
          </table:table-cell>
          <table:table-cell table:formula="of:=IF(OR(AND([$Sheet1.H145]&gt;=[.H$23];[$Sheet1.H145]&lt;=[.H$24]);AND([$Sheet1.H145]&gt;=[.H$25];[$Sheet1.H145]&lt;=[.H$26]));0;1)" office:value-type="float" office:value="0" calcext:value-type="float">
            <text:p>0</text:p>
          </table:table-cell>
          <table:table-cell table:formula="of:=IF(OR(AND([$Sheet1.I145]&gt;=[.I$23];[$Sheet1.I145]&lt;=[.I$24]);AND([$Sheet1.I145]&gt;=[.I$25];[$Sheet1.I145]&lt;=[.I$26]));0;1)" office:value-type="float" office:value="0" calcext:value-type="float">
            <text:p>0</text:p>
          </table:table-cell>
          <table:table-cell table:formula="of:=IF(OR(AND([$Sheet1.J145]&gt;=[.J$23];[$Sheet1.J145]&lt;=[.J$24]);AND([$Sheet1.J145]&gt;=[.J$25];[$Sheet1.J145]&lt;=[.J$26]));0;1)" office:value-type="float" office:value="0" calcext:value-type="float">
            <text:p>0</text:p>
          </table:table-cell>
          <table:table-cell table:formula="of:=IF(OR(AND([$Sheet1.K145]&gt;=[.K$23];[$Sheet1.K145]&lt;=[.K$24]);AND([$Sheet1.K145]&gt;=[.K$25];[$Sheet1.K145]&lt;=[.K$26]));0;1)" office:value-type="float" office:value="0" calcext:value-type="float">
            <text:p>0</text:p>
          </table:table-cell>
          <table:table-cell table:formula="of:=IF(OR(AND([$Sheet1.L145]&gt;=[.L$23];[$Sheet1.L145]&lt;=[.L$24]);AND([$Sheet1.L145]&gt;=[.L$25];[$Sheet1.L145]&lt;=[.L$26]));0;1)" office:value-type="float" office:value="0" calcext:value-type="float">
            <text:p>0</text:p>
          </table:table-cell>
          <table:table-cell table:formula="of:=IF(OR(AND([$Sheet1.M145]&gt;=[.M$23];[$Sheet1.M145]&lt;=[.M$24]);AND([$Sheet1.M145]&gt;=[.M$25];[$Sheet1.M145]&lt;=[.M$26]));0;1)" office:value-type="float" office:value="0" calcext:value-type="float">
            <text:p>0</text:p>
          </table:table-cell>
          <table:table-cell table:formula="of:=IF(OR(AND([$Sheet1.N145]&gt;=[.N$23];[$Sheet1.N145]&lt;=[.N$24]);AND([$Sheet1.N145]&gt;=[.N$25];[$Sheet1.N145]&lt;=[.N$26]));0;1)" office:value-type="float" office:value="0" calcext:value-type="float">
            <text:p>0</text:p>
          </table:table-cell>
          <table:table-cell table:formula="of:=IF(OR(AND([$Sheet1.O145]&gt;=[.O$23];[$Sheet1.O145]&lt;=[.O$24]);AND([$Sheet1.O145]&gt;=[.O$25];[$Sheet1.O145]&lt;=[.O$26]));0;1)" office:value-type="float" office:value="0" calcext:value-type="float">
            <text:p>0</text:p>
          </table:table-cell>
          <table:table-cell table:formula="of:=IF(OR(AND([$Sheet1.P145]&gt;=[.P$23];[$Sheet1.P145]&lt;=[.P$24]);AND([$Sheet1.P145]&gt;=[.P$25];[$Sheet1.P145]&lt;=[.P$26]));0;1)" office:value-type="float" office:value="0" calcext:value-type="float">
            <text:p>0</text:p>
          </table:table-cell>
          <table:table-cell table:formula="of:=IF(OR(AND([$Sheet1.Q145]&gt;=[.Q$23];[$Sheet1.Q145]&lt;=[.Q$24]);AND([$Sheet1.Q145]&gt;=[.Q$25];[$Sheet1.Q145]&lt;=[.Q$26]));0;1)" office:value-type="float" office:value="0" calcext:value-type="float">
            <text:p>0</text:p>
          </table:table-cell>
          <table:table-cell table:formula="of:=IF(OR(AND([$Sheet1.R145]&gt;=[.R$23];[$Sheet1.R145]&lt;=[.R$24]);AND([$Sheet1.R145]&gt;=[.R$25];[$Sheet1.R145]&lt;=[.R$26]));0;1)" office:value-type="float" office:value="0" calcext:value-type="float">
            <text:p>0</text:p>
          </table:table-cell>
          <table:table-cell table:formula="of:=IF(OR(AND([$Sheet1.S145]&gt;=[.S$23];[$Sheet1.S145]&lt;=[.S$24]);AND([$Sheet1.S145]&gt;=[.S$25];[$Sheet1.S145]&lt;=[.S$26]));0;1)" office:value-type="float" office:value="0" calcext:value-type="float">
            <text:p>0</text:p>
          </table:table-cell>
          <table:table-cell table:formula="of:=IF(OR(AND([$Sheet1.T145]&gt;=[.T$23];[$Sheet1.T145]&lt;=[.T$24]);AND([$Sheet1.T145]&gt;=[.T$25];[$Sheet1.T145]&lt;=[.T$26]));0;1)" office:value-type="float" office:value="0" calcext:value-type="float">
            <text:p>0</text:p>
          </table:table-cell>
          <table:table-cell table:formula="of:=IF(OR(AND([$Sheet1.U145]&gt;=[.U$23];[$Sheet1.U145]&lt;=[.U$24]);AND([$Sheet1.U145]&gt;=[.U$25];[$Sheet1.U14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6]&gt;=[.B$23];[$Sheet1.B146]&lt;=[.B$24]);AND([$Sheet1.B146]&gt;=[.B$25];[$Sheet1.B146]&lt;=[.B$26]));0;1)" office:value-type="float" office:value="0" calcext:value-type="float">
            <text:p>0</text:p>
          </table:table-cell>
          <table:table-cell table:formula="of:=IF(OR(AND([$Sheet1.C146]&gt;=[.C$23];[$Sheet1.C146]&lt;=[.C$24]);AND([$Sheet1.C146]&gt;=[.C$25];[$Sheet1.C146]&lt;=[.C$26]));0;1)" office:value-type="float" office:value="0" calcext:value-type="float">
            <text:p>0</text:p>
          </table:table-cell>
          <table:table-cell table:formula="of:=IF(OR(AND([$Sheet1.D146]&gt;=[.D$23];[$Sheet1.D146]&lt;=[.D$24]);AND([$Sheet1.D146]&gt;=[.D$25];[$Sheet1.D146]&lt;=[.D$26]));0;1)" office:value-type="float" office:value="0" calcext:value-type="float">
            <text:p>0</text:p>
          </table:table-cell>
          <table:table-cell table:formula="of:=IF(OR(AND([$Sheet1.E146]&gt;=[.E$23];[$Sheet1.E146]&lt;=[.E$24]);AND([$Sheet1.E146]&gt;=[.E$25];[$Sheet1.E146]&lt;=[.E$26]));0;1)" office:value-type="float" office:value="0" calcext:value-type="float">
            <text:p>0</text:p>
          </table:table-cell>
          <table:table-cell table:formula="of:=IF(OR(AND([$Sheet1.F146]&gt;=[.F$23];[$Sheet1.F146]&lt;=[.F$24]);AND([$Sheet1.F146]&gt;=[.F$25];[$Sheet1.F146]&lt;=[.F$26]));0;1)" office:value-type="float" office:value="0" calcext:value-type="float">
            <text:p>0</text:p>
          </table:table-cell>
          <table:table-cell table:formula="of:=IF(OR(AND([$Sheet1.G146]&gt;=[.G$23];[$Sheet1.G146]&lt;=[.G$24]);AND([$Sheet1.G146]&gt;=[.G$25];[$Sheet1.G146]&lt;=[.G$26]));0;1)" office:value-type="float" office:value="0" calcext:value-type="float">
            <text:p>0</text:p>
          </table:table-cell>
          <table:table-cell table:formula="of:=IF(OR(AND([$Sheet1.H146]&gt;=[.H$23];[$Sheet1.H146]&lt;=[.H$24]);AND([$Sheet1.H146]&gt;=[.H$25];[$Sheet1.H146]&lt;=[.H$26]));0;1)" office:value-type="float" office:value="0" calcext:value-type="float">
            <text:p>0</text:p>
          </table:table-cell>
          <table:table-cell table:formula="of:=IF(OR(AND([$Sheet1.I146]&gt;=[.I$23];[$Sheet1.I146]&lt;=[.I$24]);AND([$Sheet1.I146]&gt;=[.I$25];[$Sheet1.I146]&lt;=[.I$26]));0;1)" office:value-type="float" office:value="0" calcext:value-type="float">
            <text:p>0</text:p>
          </table:table-cell>
          <table:table-cell table:formula="of:=IF(OR(AND([$Sheet1.J146]&gt;=[.J$23];[$Sheet1.J146]&lt;=[.J$24]);AND([$Sheet1.J146]&gt;=[.J$25];[$Sheet1.J146]&lt;=[.J$26]));0;1)" office:value-type="float" office:value="0" calcext:value-type="float">
            <text:p>0</text:p>
          </table:table-cell>
          <table:table-cell table:formula="of:=IF(OR(AND([$Sheet1.K146]&gt;=[.K$23];[$Sheet1.K146]&lt;=[.K$24]);AND([$Sheet1.K146]&gt;=[.K$25];[$Sheet1.K146]&lt;=[.K$26]));0;1)" office:value-type="float" office:value="0" calcext:value-type="float">
            <text:p>0</text:p>
          </table:table-cell>
          <table:table-cell table:formula="of:=IF(OR(AND([$Sheet1.L146]&gt;=[.L$23];[$Sheet1.L146]&lt;=[.L$24]);AND([$Sheet1.L146]&gt;=[.L$25];[$Sheet1.L146]&lt;=[.L$26]));0;1)" office:value-type="float" office:value="0" calcext:value-type="float">
            <text:p>0</text:p>
          </table:table-cell>
          <table:table-cell table:formula="of:=IF(OR(AND([$Sheet1.M146]&gt;=[.M$23];[$Sheet1.M146]&lt;=[.M$24]);AND([$Sheet1.M146]&gt;=[.M$25];[$Sheet1.M146]&lt;=[.M$26]));0;1)" office:value-type="float" office:value="0" calcext:value-type="float">
            <text:p>0</text:p>
          </table:table-cell>
          <table:table-cell table:formula="of:=IF(OR(AND([$Sheet1.N146]&gt;=[.N$23];[$Sheet1.N146]&lt;=[.N$24]);AND([$Sheet1.N146]&gt;=[.N$25];[$Sheet1.N146]&lt;=[.N$26]));0;1)" office:value-type="float" office:value="0" calcext:value-type="float">
            <text:p>0</text:p>
          </table:table-cell>
          <table:table-cell table:formula="of:=IF(OR(AND([$Sheet1.O146]&gt;=[.O$23];[$Sheet1.O146]&lt;=[.O$24]);AND([$Sheet1.O146]&gt;=[.O$25];[$Sheet1.O146]&lt;=[.O$26]));0;1)" office:value-type="float" office:value="0" calcext:value-type="float">
            <text:p>0</text:p>
          </table:table-cell>
          <table:table-cell table:formula="of:=IF(OR(AND([$Sheet1.P146]&gt;=[.P$23];[$Sheet1.P146]&lt;=[.P$24]);AND([$Sheet1.P146]&gt;=[.P$25];[$Sheet1.P146]&lt;=[.P$26]));0;1)" office:value-type="float" office:value="0" calcext:value-type="float">
            <text:p>0</text:p>
          </table:table-cell>
          <table:table-cell table:formula="of:=IF(OR(AND([$Sheet1.Q146]&gt;=[.Q$23];[$Sheet1.Q146]&lt;=[.Q$24]);AND([$Sheet1.Q146]&gt;=[.Q$25];[$Sheet1.Q146]&lt;=[.Q$26]));0;1)" office:value-type="float" office:value="0" calcext:value-type="float">
            <text:p>0</text:p>
          </table:table-cell>
          <table:table-cell table:formula="of:=IF(OR(AND([$Sheet1.R146]&gt;=[.R$23];[$Sheet1.R146]&lt;=[.R$24]);AND([$Sheet1.R146]&gt;=[.R$25];[$Sheet1.R146]&lt;=[.R$26]));0;1)" office:value-type="float" office:value="0" calcext:value-type="float">
            <text:p>0</text:p>
          </table:table-cell>
          <table:table-cell table:formula="of:=IF(OR(AND([$Sheet1.S146]&gt;=[.S$23];[$Sheet1.S146]&lt;=[.S$24]);AND([$Sheet1.S146]&gt;=[.S$25];[$Sheet1.S146]&lt;=[.S$26]));0;1)" office:value-type="float" office:value="0" calcext:value-type="float">
            <text:p>0</text:p>
          </table:table-cell>
          <table:table-cell table:formula="of:=IF(OR(AND([$Sheet1.T146]&gt;=[.T$23];[$Sheet1.T146]&lt;=[.T$24]);AND([$Sheet1.T146]&gt;=[.T$25];[$Sheet1.T146]&lt;=[.T$26]));0;1)" office:value-type="float" office:value="0" calcext:value-type="float">
            <text:p>0</text:p>
          </table:table-cell>
          <table:table-cell table:formula="of:=IF(OR(AND([$Sheet1.U146]&gt;=[.U$23];[$Sheet1.U146]&lt;=[.U$24]);AND([$Sheet1.U146]&gt;=[.U$25];[$Sheet1.U14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7]&gt;=[.B$23];[$Sheet1.B147]&lt;=[.B$24]);AND([$Sheet1.B147]&gt;=[.B$25];[$Sheet1.B147]&lt;=[.B$26]));0;1)" office:value-type="float" office:value="0" calcext:value-type="float">
            <text:p>0</text:p>
          </table:table-cell>
          <table:table-cell table:formula="of:=IF(OR(AND([$Sheet1.C147]&gt;=[.C$23];[$Sheet1.C147]&lt;=[.C$24]);AND([$Sheet1.C147]&gt;=[.C$25];[$Sheet1.C147]&lt;=[.C$26]));0;1)" office:value-type="float" office:value="0" calcext:value-type="float">
            <text:p>0</text:p>
          </table:table-cell>
          <table:table-cell table:formula="of:=IF(OR(AND([$Sheet1.D147]&gt;=[.D$23];[$Sheet1.D147]&lt;=[.D$24]);AND([$Sheet1.D147]&gt;=[.D$25];[$Sheet1.D147]&lt;=[.D$26]));0;1)" office:value-type="float" office:value="0" calcext:value-type="float">
            <text:p>0</text:p>
          </table:table-cell>
          <table:table-cell table:formula="of:=IF(OR(AND([$Sheet1.E147]&gt;=[.E$23];[$Sheet1.E147]&lt;=[.E$24]);AND([$Sheet1.E147]&gt;=[.E$25];[$Sheet1.E147]&lt;=[.E$26]));0;1)" office:value-type="float" office:value="0" calcext:value-type="float">
            <text:p>0</text:p>
          </table:table-cell>
          <table:table-cell table:formula="of:=IF(OR(AND([$Sheet1.F147]&gt;=[.F$23];[$Sheet1.F147]&lt;=[.F$24]);AND([$Sheet1.F147]&gt;=[.F$25];[$Sheet1.F147]&lt;=[.F$26]));0;1)" office:value-type="float" office:value="0" calcext:value-type="float">
            <text:p>0</text:p>
          </table:table-cell>
          <table:table-cell table:formula="of:=IF(OR(AND([$Sheet1.G147]&gt;=[.G$23];[$Sheet1.G147]&lt;=[.G$24]);AND([$Sheet1.G147]&gt;=[.G$25];[$Sheet1.G147]&lt;=[.G$26]));0;1)" office:value-type="float" office:value="0" calcext:value-type="float">
            <text:p>0</text:p>
          </table:table-cell>
          <table:table-cell table:formula="of:=IF(OR(AND([$Sheet1.H147]&gt;=[.H$23];[$Sheet1.H147]&lt;=[.H$24]);AND([$Sheet1.H147]&gt;=[.H$25];[$Sheet1.H147]&lt;=[.H$26]));0;1)" office:value-type="float" office:value="0" calcext:value-type="float">
            <text:p>0</text:p>
          </table:table-cell>
          <table:table-cell table:formula="of:=IF(OR(AND([$Sheet1.I147]&gt;=[.I$23];[$Sheet1.I147]&lt;=[.I$24]);AND([$Sheet1.I147]&gt;=[.I$25];[$Sheet1.I147]&lt;=[.I$26]));0;1)" office:value-type="float" office:value="0" calcext:value-type="float">
            <text:p>0</text:p>
          </table:table-cell>
          <table:table-cell table:formula="of:=IF(OR(AND([$Sheet1.J147]&gt;=[.J$23];[$Sheet1.J147]&lt;=[.J$24]);AND([$Sheet1.J147]&gt;=[.J$25];[$Sheet1.J147]&lt;=[.J$26]));0;1)" office:value-type="float" office:value="0" calcext:value-type="float">
            <text:p>0</text:p>
          </table:table-cell>
          <table:table-cell table:formula="of:=IF(OR(AND([$Sheet1.K147]&gt;=[.K$23];[$Sheet1.K147]&lt;=[.K$24]);AND([$Sheet1.K147]&gt;=[.K$25];[$Sheet1.K147]&lt;=[.K$26]));0;1)" office:value-type="float" office:value="0" calcext:value-type="float">
            <text:p>0</text:p>
          </table:table-cell>
          <table:table-cell table:formula="of:=IF(OR(AND([$Sheet1.L147]&gt;=[.L$23];[$Sheet1.L147]&lt;=[.L$24]);AND([$Sheet1.L147]&gt;=[.L$25];[$Sheet1.L147]&lt;=[.L$26]));0;1)" office:value-type="float" office:value="0" calcext:value-type="float">
            <text:p>0</text:p>
          </table:table-cell>
          <table:table-cell table:formula="of:=IF(OR(AND([$Sheet1.M147]&gt;=[.M$23];[$Sheet1.M147]&lt;=[.M$24]);AND([$Sheet1.M147]&gt;=[.M$25];[$Sheet1.M147]&lt;=[.M$26]));0;1)" office:value-type="float" office:value="0" calcext:value-type="float">
            <text:p>0</text:p>
          </table:table-cell>
          <table:table-cell table:formula="of:=IF(OR(AND([$Sheet1.N147]&gt;=[.N$23];[$Sheet1.N147]&lt;=[.N$24]);AND([$Sheet1.N147]&gt;=[.N$25];[$Sheet1.N147]&lt;=[.N$26]));0;1)" office:value-type="float" office:value="0" calcext:value-type="float">
            <text:p>0</text:p>
          </table:table-cell>
          <table:table-cell table:formula="of:=IF(OR(AND([$Sheet1.O147]&gt;=[.O$23];[$Sheet1.O147]&lt;=[.O$24]);AND([$Sheet1.O147]&gt;=[.O$25];[$Sheet1.O147]&lt;=[.O$26]));0;1)" office:value-type="float" office:value="0" calcext:value-type="float">
            <text:p>0</text:p>
          </table:table-cell>
          <table:table-cell table:formula="of:=IF(OR(AND([$Sheet1.P147]&gt;=[.P$23];[$Sheet1.P147]&lt;=[.P$24]);AND([$Sheet1.P147]&gt;=[.P$25];[$Sheet1.P147]&lt;=[.P$26]));0;1)" office:value-type="float" office:value="0" calcext:value-type="float">
            <text:p>0</text:p>
          </table:table-cell>
          <table:table-cell table:formula="of:=IF(OR(AND([$Sheet1.Q147]&gt;=[.Q$23];[$Sheet1.Q147]&lt;=[.Q$24]);AND([$Sheet1.Q147]&gt;=[.Q$25];[$Sheet1.Q147]&lt;=[.Q$26]));0;1)" office:value-type="float" office:value="0" calcext:value-type="float">
            <text:p>0</text:p>
          </table:table-cell>
          <table:table-cell table:formula="of:=IF(OR(AND([$Sheet1.R147]&gt;=[.R$23];[$Sheet1.R147]&lt;=[.R$24]);AND([$Sheet1.R147]&gt;=[.R$25];[$Sheet1.R147]&lt;=[.R$26]));0;1)" office:value-type="float" office:value="0" calcext:value-type="float">
            <text:p>0</text:p>
          </table:table-cell>
          <table:table-cell table:formula="of:=IF(OR(AND([$Sheet1.S147]&gt;=[.S$23];[$Sheet1.S147]&lt;=[.S$24]);AND([$Sheet1.S147]&gt;=[.S$25];[$Sheet1.S147]&lt;=[.S$26]));0;1)" office:value-type="float" office:value="0" calcext:value-type="float">
            <text:p>0</text:p>
          </table:table-cell>
          <table:table-cell table:formula="of:=IF(OR(AND([$Sheet1.T147]&gt;=[.T$23];[$Sheet1.T147]&lt;=[.T$24]);AND([$Sheet1.T147]&gt;=[.T$25];[$Sheet1.T147]&lt;=[.T$26]));0;1)" office:value-type="float" office:value="0" calcext:value-type="float">
            <text:p>0</text:p>
          </table:table-cell>
          <table:table-cell table:formula="of:=IF(OR(AND([$Sheet1.U147]&gt;=[.U$23];[$Sheet1.U147]&lt;=[.U$24]);AND([$Sheet1.U147]&gt;=[.U$25];[$Sheet1.U14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8]&gt;=[.B$23];[$Sheet1.B148]&lt;=[.B$24]);AND([$Sheet1.B148]&gt;=[.B$25];[$Sheet1.B148]&lt;=[.B$26]));0;1)" office:value-type="float" office:value="0" calcext:value-type="float">
            <text:p>0</text:p>
          </table:table-cell>
          <table:table-cell table:formula="of:=IF(OR(AND([$Sheet1.C148]&gt;=[.C$23];[$Sheet1.C148]&lt;=[.C$24]);AND([$Sheet1.C148]&gt;=[.C$25];[$Sheet1.C148]&lt;=[.C$26]));0;1)" office:value-type="float" office:value="0" calcext:value-type="float">
            <text:p>0</text:p>
          </table:table-cell>
          <table:table-cell table:formula="of:=IF(OR(AND([$Sheet1.D148]&gt;=[.D$23];[$Sheet1.D148]&lt;=[.D$24]);AND([$Sheet1.D148]&gt;=[.D$25];[$Sheet1.D148]&lt;=[.D$26]));0;1)" office:value-type="float" office:value="0" calcext:value-type="float">
            <text:p>0</text:p>
          </table:table-cell>
          <table:table-cell table:formula="of:=IF(OR(AND([$Sheet1.E148]&gt;=[.E$23];[$Sheet1.E148]&lt;=[.E$24]);AND([$Sheet1.E148]&gt;=[.E$25];[$Sheet1.E148]&lt;=[.E$26]));0;1)" office:value-type="float" office:value="0" calcext:value-type="float">
            <text:p>0</text:p>
          </table:table-cell>
          <table:table-cell table:formula="of:=IF(OR(AND([$Sheet1.F148]&gt;=[.F$23];[$Sheet1.F148]&lt;=[.F$24]);AND([$Sheet1.F148]&gt;=[.F$25];[$Sheet1.F148]&lt;=[.F$26]));0;1)" office:value-type="float" office:value="0" calcext:value-type="float">
            <text:p>0</text:p>
          </table:table-cell>
          <table:table-cell table:formula="of:=IF(OR(AND([$Sheet1.G148]&gt;=[.G$23];[$Sheet1.G148]&lt;=[.G$24]);AND([$Sheet1.G148]&gt;=[.G$25];[$Sheet1.G148]&lt;=[.G$26]));0;1)" office:value-type="float" office:value="0" calcext:value-type="float">
            <text:p>0</text:p>
          </table:table-cell>
          <table:table-cell table:formula="of:=IF(OR(AND([$Sheet1.H148]&gt;=[.H$23];[$Sheet1.H148]&lt;=[.H$24]);AND([$Sheet1.H148]&gt;=[.H$25];[$Sheet1.H148]&lt;=[.H$26]));0;1)" office:value-type="float" office:value="0" calcext:value-type="float">
            <text:p>0</text:p>
          </table:table-cell>
          <table:table-cell table:formula="of:=IF(OR(AND([$Sheet1.I148]&gt;=[.I$23];[$Sheet1.I148]&lt;=[.I$24]);AND([$Sheet1.I148]&gt;=[.I$25];[$Sheet1.I148]&lt;=[.I$26]));0;1)" office:value-type="float" office:value="0" calcext:value-type="float">
            <text:p>0</text:p>
          </table:table-cell>
          <table:table-cell table:formula="of:=IF(OR(AND([$Sheet1.J148]&gt;=[.J$23];[$Sheet1.J148]&lt;=[.J$24]);AND([$Sheet1.J148]&gt;=[.J$25];[$Sheet1.J148]&lt;=[.J$26]));0;1)" office:value-type="float" office:value="0" calcext:value-type="float">
            <text:p>0</text:p>
          </table:table-cell>
          <table:table-cell table:formula="of:=IF(OR(AND([$Sheet1.K148]&gt;=[.K$23];[$Sheet1.K148]&lt;=[.K$24]);AND([$Sheet1.K148]&gt;=[.K$25];[$Sheet1.K148]&lt;=[.K$26]));0;1)" office:value-type="float" office:value="0" calcext:value-type="float">
            <text:p>0</text:p>
          </table:table-cell>
          <table:table-cell table:formula="of:=IF(OR(AND([$Sheet1.L148]&gt;=[.L$23];[$Sheet1.L148]&lt;=[.L$24]);AND([$Sheet1.L148]&gt;=[.L$25];[$Sheet1.L148]&lt;=[.L$26]));0;1)" office:value-type="float" office:value="0" calcext:value-type="float">
            <text:p>0</text:p>
          </table:table-cell>
          <table:table-cell table:formula="of:=IF(OR(AND([$Sheet1.M148]&gt;=[.M$23];[$Sheet1.M148]&lt;=[.M$24]);AND([$Sheet1.M148]&gt;=[.M$25];[$Sheet1.M148]&lt;=[.M$26]));0;1)" office:value-type="float" office:value="0" calcext:value-type="float">
            <text:p>0</text:p>
          </table:table-cell>
          <table:table-cell table:formula="of:=IF(OR(AND([$Sheet1.N148]&gt;=[.N$23];[$Sheet1.N148]&lt;=[.N$24]);AND([$Sheet1.N148]&gt;=[.N$25];[$Sheet1.N148]&lt;=[.N$26]));0;1)" office:value-type="float" office:value="0" calcext:value-type="float">
            <text:p>0</text:p>
          </table:table-cell>
          <table:table-cell table:formula="of:=IF(OR(AND([$Sheet1.O148]&gt;=[.O$23];[$Sheet1.O148]&lt;=[.O$24]);AND([$Sheet1.O148]&gt;=[.O$25];[$Sheet1.O148]&lt;=[.O$26]));0;1)" office:value-type="float" office:value="0" calcext:value-type="float">
            <text:p>0</text:p>
          </table:table-cell>
          <table:table-cell table:formula="of:=IF(OR(AND([$Sheet1.P148]&gt;=[.P$23];[$Sheet1.P148]&lt;=[.P$24]);AND([$Sheet1.P148]&gt;=[.P$25];[$Sheet1.P148]&lt;=[.P$26]));0;1)" office:value-type="float" office:value="0" calcext:value-type="float">
            <text:p>0</text:p>
          </table:table-cell>
          <table:table-cell table:formula="of:=IF(OR(AND([$Sheet1.Q148]&gt;=[.Q$23];[$Sheet1.Q148]&lt;=[.Q$24]);AND([$Sheet1.Q148]&gt;=[.Q$25];[$Sheet1.Q148]&lt;=[.Q$26]));0;1)" office:value-type="float" office:value="0" calcext:value-type="float">
            <text:p>0</text:p>
          </table:table-cell>
          <table:table-cell table:formula="of:=IF(OR(AND([$Sheet1.R148]&gt;=[.R$23];[$Sheet1.R148]&lt;=[.R$24]);AND([$Sheet1.R148]&gt;=[.R$25];[$Sheet1.R148]&lt;=[.R$26]));0;1)" office:value-type="float" office:value="0" calcext:value-type="float">
            <text:p>0</text:p>
          </table:table-cell>
          <table:table-cell table:formula="of:=IF(OR(AND([$Sheet1.S148]&gt;=[.S$23];[$Sheet1.S148]&lt;=[.S$24]);AND([$Sheet1.S148]&gt;=[.S$25];[$Sheet1.S148]&lt;=[.S$26]));0;1)" office:value-type="float" office:value="0" calcext:value-type="float">
            <text:p>0</text:p>
          </table:table-cell>
          <table:table-cell table:formula="of:=IF(OR(AND([$Sheet1.T148]&gt;=[.T$23];[$Sheet1.T148]&lt;=[.T$24]);AND([$Sheet1.T148]&gt;=[.T$25];[$Sheet1.T148]&lt;=[.T$26]));0;1)" office:value-type="float" office:value="0" calcext:value-type="float">
            <text:p>0</text:p>
          </table:table-cell>
          <table:table-cell table:formula="of:=IF(OR(AND([$Sheet1.U148]&gt;=[.U$23];[$Sheet1.U148]&lt;=[.U$24]);AND([$Sheet1.U148]&gt;=[.U$25];[$Sheet1.U14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49]&gt;=[.B$23];[$Sheet1.B149]&lt;=[.B$24]);AND([$Sheet1.B149]&gt;=[.B$25];[$Sheet1.B149]&lt;=[.B$26]));0;1)" office:value-type="float" office:value="0" calcext:value-type="float">
            <text:p>0</text:p>
          </table:table-cell>
          <table:table-cell table:formula="of:=IF(OR(AND([$Sheet1.C149]&gt;=[.C$23];[$Sheet1.C149]&lt;=[.C$24]);AND([$Sheet1.C149]&gt;=[.C$25];[$Sheet1.C149]&lt;=[.C$26]));0;1)" office:value-type="float" office:value="0" calcext:value-type="float">
            <text:p>0</text:p>
          </table:table-cell>
          <table:table-cell table:formula="of:=IF(OR(AND([$Sheet1.D149]&gt;=[.D$23];[$Sheet1.D149]&lt;=[.D$24]);AND([$Sheet1.D149]&gt;=[.D$25];[$Sheet1.D149]&lt;=[.D$26]));0;1)" office:value-type="float" office:value="0" calcext:value-type="float">
            <text:p>0</text:p>
          </table:table-cell>
          <table:table-cell table:formula="of:=IF(OR(AND([$Sheet1.E149]&gt;=[.E$23];[$Sheet1.E149]&lt;=[.E$24]);AND([$Sheet1.E149]&gt;=[.E$25];[$Sheet1.E149]&lt;=[.E$26]));0;1)" office:value-type="float" office:value="0" calcext:value-type="float">
            <text:p>0</text:p>
          </table:table-cell>
          <table:table-cell table:formula="of:=IF(OR(AND([$Sheet1.F149]&gt;=[.F$23];[$Sheet1.F149]&lt;=[.F$24]);AND([$Sheet1.F149]&gt;=[.F$25];[$Sheet1.F149]&lt;=[.F$26]));0;1)" office:value-type="float" office:value="0" calcext:value-type="float">
            <text:p>0</text:p>
          </table:table-cell>
          <table:table-cell table:formula="of:=IF(OR(AND([$Sheet1.G149]&gt;=[.G$23];[$Sheet1.G149]&lt;=[.G$24]);AND([$Sheet1.G149]&gt;=[.G$25];[$Sheet1.G149]&lt;=[.G$26]));0;1)" office:value-type="float" office:value="0" calcext:value-type="float">
            <text:p>0</text:p>
          </table:table-cell>
          <table:table-cell table:formula="of:=IF(OR(AND([$Sheet1.H149]&gt;=[.H$23];[$Sheet1.H149]&lt;=[.H$24]);AND([$Sheet1.H149]&gt;=[.H$25];[$Sheet1.H149]&lt;=[.H$26]));0;1)" office:value-type="float" office:value="0" calcext:value-type="float">
            <text:p>0</text:p>
          </table:table-cell>
          <table:table-cell table:formula="of:=IF(OR(AND([$Sheet1.I149]&gt;=[.I$23];[$Sheet1.I149]&lt;=[.I$24]);AND([$Sheet1.I149]&gt;=[.I$25];[$Sheet1.I149]&lt;=[.I$26]));0;1)" office:value-type="float" office:value="0" calcext:value-type="float">
            <text:p>0</text:p>
          </table:table-cell>
          <table:table-cell table:formula="of:=IF(OR(AND([$Sheet1.J149]&gt;=[.J$23];[$Sheet1.J149]&lt;=[.J$24]);AND([$Sheet1.J149]&gt;=[.J$25];[$Sheet1.J149]&lt;=[.J$26]));0;1)" office:value-type="float" office:value="0" calcext:value-type="float">
            <text:p>0</text:p>
          </table:table-cell>
          <table:table-cell table:formula="of:=IF(OR(AND([$Sheet1.K149]&gt;=[.K$23];[$Sheet1.K149]&lt;=[.K$24]);AND([$Sheet1.K149]&gt;=[.K$25];[$Sheet1.K149]&lt;=[.K$26]));0;1)" office:value-type="float" office:value="0" calcext:value-type="float">
            <text:p>0</text:p>
          </table:table-cell>
          <table:table-cell table:formula="of:=IF(OR(AND([$Sheet1.L149]&gt;=[.L$23];[$Sheet1.L149]&lt;=[.L$24]);AND([$Sheet1.L149]&gt;=[.L$25];[$Sheet1.L149]&lt;=[.L$26]));0;1)" office:value-type="float" office:value="0" calcext:value-type="float">
            <text:p>0</text:p>
          </table:table-cell>
          <table:table-cell table:formula="of:=IF(OR(AND([$Sheet1.M149]&gt;=[.M$23];[$Sheet1.M149]&lt;=[.M$24]);AND([$Sheet1.M149]&gt;=[.M$25];[$Sheet1.M149]&lt;=[.M$26]));0;1)" office:value-type="float" office:value="0" calcext:value-type="float">
            <text:p>0</text:p>
          </table:table-cell>
          <table:table-cell table:formula="of:=IF(OR(AND([$Sheet1.N149]&gt;=[.N$23];[$Sheet1.N149]&lt;=[.N$24]);AND([$Sheet1.N149]&gt;=[.N$25];[$Sheet1.N149]&lt;=[.N$26]));0;1)" office:value-type="float" office:value="0" calcext:value-type="float">
            <text:p>0</text:p>
          </table:table-cell>
          <table:table-cell table:formula="of:=IF(OR(AND([$Sheet1.O149]&gt;=[.O$23];[$Sheet1.O149]&lt;=[.O$24]);AND([$Sheet1.O149]&gt;=[.O$25];[$Sheet1.O149]&lt;=[.O$26]));0;1)" office:value-type="float" office:value="0" calcext:value-type="float">
            <text:p>0</text:p>
          </table:table-cell>
          <table:table-cell table:formula="of:=IF(OR(AND([$Sheet1.P149]&gt;=[.P$23];[$Sheet1.P149]&lt;=[.P$24]);AND([$Sheet1.P149]&gt;=[.P$25];[$Sheet1.P149]&lt;=[.P$26]));0;1)" office:value-type="float" office:value="0" calcext:value-type="float">
            <text:p>0</text:p>
          </table:table-cell>
          <table:table-cell table:formula="of:=IF(OR(AND([$Sheet1.Q149]&gt;=[.Q$23];[$Sheet1.Q149]&lt;=[.Q$24]);AND([$Sheet1.Q149]&gt;=[.Q$25];[$Sheet1.Q149]&lt;=[.Q$26]));0;1)" office:value-type="float" office:value="0" calcext:value-type="float">
            <text:p>0</text:p>
          </table:table-cell>
          <table:table-cell table:formula="of:=IF(OR(AND([$Sheet1.R149]&gt;=[.R$23];[$Sheet1.R149]&lt;=[.R$24]);AND([$Sheet1.R149]&gt;=[.R$25];[$Sheet1.R149]&lt;=[.R$26]));0;1)" office:value-type="float" office:value="0" calcext:value-type="float">
            <text:p>0</text:p>
          </table:table-cell>
          <table:table-cell table:formula="of:=IF(OR(AND([$Sheet1.S149]&gt;=[.S$23];[$Sheet1.S149]&lt;=[.S$24]);AND([$Sheet1.S149]&gt;=[.S$25];[$Sheet1.S149]&lt;=[.S$26]));0;1)" office:value-type="float" office:value="0" calcext:value-type="float">
            <text:p>0</text:p>
          </table:table-cell>
          <table:table-cell table:formula="of:=IF(OR(AND([$Sheet1.T149]&gt;=[.T$23];[$Sheet1.T149]&lt;=[.T$24]);AND([$Sheet1.T149]&gt;=[.T$25];[$Sheet1.T149]&lt;=[.T$26]));0;1)" office:value-type="float" office:value="0" calcext:value-type="float">
            <text:p>0</text:p>
          </table:table-cell>
          <table:table-cell table:formula="of:=IF(OR(AND([$Sheet1.U149]&gt;=[.U$23];[$Sheet1.U149]&lt;=[.U$24]);AND([$Sheet1.U149]&gt;=[.U$25];[$Sheet1.U14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0]&gt;=[.B$23];[$Sheet1.B150]&lt;=[.B$24]);AND([$Sheet1.B150]&gt;=[.B$25];[$Sheet1.B150]&lt;=[.B$26]));0;1)" office:value-type="float" office:value="0" calcext:value-type="float">
            <text:p>0</text:p>
          </table:table-cell>
          <table:table-cell table:formula="of:=IF(OR(AND([$Sheet1.C150]&gt;=[.C$23];[$Sheet1.C150]&lt;=[.C$24]);AND([$Sheet1.C150]&gt;=[.C$25];[$Sheet1.C150]&lt;=[.C$26]));0;1)" office:value-type="float" office:value="0" calcext:value-type="float">
            <text:p>0</text:p>
          </table:table-cell>
          <table:table-cell table:formula="of:=IF(OR(AND([$Sheet1.D150]&gt;=[.D$23];[$Sheet1.D150]&lt;=[.D$24]);AND([$Sheet1.D150]&gt;=[.D$25];[$Sheet1.D150]&lt;=[.D$26]));0;1)" office:value-type="float" office:value="0" calcext:value-type="float">
            <text:p>0</text:p>
          </table:table-cell>
          <table:table-cell table:formula="of:=IF(OR(AND([$Sheet1.E150]&gt;=[.E$23];[$Sheet1.E150]&lt;=[.E$24]);AND([$Sheet1.E150]&gt;=[.E$25];[$Sheet1.E150]&lt;=[.E$26]));0;1)" office:value-type="float" office:value="0" calcext:value-type="float">
            <text:p>0</text:p>
          </table:table-cell>
          <table:table-cell table:formula="of:=IF(OR(AND([$Sheet1.F150]&gt;=[.F$23];[$Sheet1.F150]&lt;=[.F$24]);AND([$Sheet1.F150]&gt;=[.F$25];[$Sheet1.F150]&lt;=[.F$26]));0;1)" office:value-type="float" office:value="0" calcext:value-type="float">
            <text:p>0</text:p>
          </table:table-cell>
          <table:table-cell table:formula="of:=IF(OR(AND([$Sheet1.G150]&gt;=[.G$23];[$Sheet1.G150]&lt;=[.G$24]);AND([$Sheet1.G150]&gt;=[.G$25];[$Sheet1.G150]&lt;=[.G$26]));0;1)" office:value-type="float" office:value="0" calcext:value-type="float">
            <text:p>0</text:p>
          </table:table-cell>
          <table:table-cell table:formula="of:=IF(OR(AND([$Sheet1.H150]&gt;=[.H$23];[$Sheet1.H150]&lt;=[.H$24]);AND([$Sheet1.H150]&gt;=[.H$25];[$Sheet1.H150]&lt;=[.H$26]));0;1)" office:value-type="float" office:value="0" calcext:value-type="float">
            <text:p>0</text:p>
          </table:table-cell>
          <table:table-cell table:formula="of:=IF(OR(AND([$Sheet1.I150]&gt;=[.I$23];[$Sheet1.I150]&lt;=[.I$24]);AND([$Sheet1.I150]&gt;=[.I$25];[$Sheet1.I150]&lt;=[.I$26]));0;1)" office:value-type="float" office:value="0" calcext:value-type="float">
            <text:p>0</text:p>
          </table:table-cell>
          <table:table-cell table:formula="of:=IF(OR(AND([$Sheet1.J150]&gt;=[.J$23];[$Sheet1.J150]&lt;=[.J$24]);AND([$Sheet1.J150]&gt;=[.J$25];[$Sheet1.J150]&lt;=[.J$26]));0;1)" office:value-type="float" office:value="0" calcext:value-type="float">
            <text:p>0</text:p>
          </table:table-cell>
          <table:table-cell table:formula="of:=IF(OR(AND([$Sheet1.K150]&gt;=[.K$23];[$Sheet1.K150]&lt;=[.K$24]);AND([$Sheet1.K150]&gt;=[.K$25];[$Sheet1.K150]&lt;=[.K$26]));0;1)" office:value-type="float" office:value="0" calcext:value-type="float">
            <text:p>0</text:p>
          </table:table-cell>
          <table:table-cell table:formula="of:=IF(OR(AND([$Sheet1.L150]&gt;=[.L$23];[$Sheet1.L150]&lt;=[.L$24]);AND([$Sheet1.L150]&gt;=[.L$25];[$Sheet1.L150]&lt;=[.L$26]));0;1)" office:value-type="float" office:value="0" calcext:value-type="float">
            <text:p>0</text:p>
          </table:table-cell>
          <table:table-cell table:formula="of:=IF(OR(AND([$Sheet1.M150]&gt;=[.M$23];[$Sheet1.M150]&lt;=[.M$24]);AND([$Sheet1.M150]&gt;=[.M$25];[$Sheet1.M150]&lt;=[.M$26]));0;1)" office:value-type="float" office:value="0" calcext:value-type="float">
            <text:p>0</text:p>
          </table:table-cell>
          <table:table-cell table:formula="of:=IF(OR(AND([$Sheet1.N150]&gt;=[.N$23];[$Sheet1.N150]&lt;=[.N$24]);AND([$Sheet1.N150]&gt;=[.N$25];[$Sheet1.N150]&lt;=[.N$26]));0;1)" office:value-type="float" office:value="0" calcext:value-type="float">
            <text:p>0</text:p>
          </table:table-cell>
          <table:table-cell table:formula="of:=IF(OR(AND([$Sheet1.O150]&gt;=[.O$23];[$Sheet1.O150]&lt;=[.O$24]);AND([$Sheet1.O150]&gt;=[.O$25];[$Sheet1.O150]&lt;=[.O$26]));0;1)" office:value-type="float" office:value="0" calcext:value-type="float">
            <text:p>0</text:p>
          </table:table-cell>
          <table:table-cell table:formula="of:=IF(OR(AND([$Sheet1.P150]&gt;=[.P$23];[$Sheet1.P150]&lt;=[.P$24]);AND([$Sheet1.P150]&gt;=[.P$25];[$Sheet1.P150]&lt;=[.P$26]));0;1)" office:value-type="float" office:value="0" calcext:value-type="float">
            <text:p>0</text:p>
          </table:table-cell>
          <table:table-cell table:formula="of:=IF(OR(AND([$Sheet1.Q150]&gt;=[.Q$23];[$Sheet1.Q150]&lt;=[.Q$24]);AND([$Sheet1.Q150]&gt;=[.Q$25];[$Sheet1.Q150]&lt;=[.Q$26]));0;1)" office:value-type="float" office:value="0" calcext:value-type="float">
            <text:p>0</text:p>
          </table:table-cell>
          <table:table-cell table:formula="of:=IF(OR(AND([$Sheet1.R150]&gt;=[.R$23];[$Sheet1.R150]&lt;=[.R$24]);AND([$Sheet1.R150]&gt;=[.R$25];[$Sheet1.R150]&lt;=[.R$26]));0;1)" office:value-type="float" office:value="0" calcext:value-type="float">
            <text:p>0</text:p>
          </table:table-cell>
          <table:table-cell table:formula="of:=IF(OR(AND([$Sheet1.S150]&gt;=[.S$23];[$Sheet1.S150]&lt;=[.S$24]);AND([$Sheet1.S150]&gt;=[.S$25];[$Sheet1.S150]&lt;=[.S$26]));0;1)" office:value-type="float" office:value="0" calcext:value-type="float">
            <text:p>0</text:p>
          </table:table-cell>
          <table:table-cell table:formula="of:=IF(OR(AND([$Sheet1.T150]&gt;=[.T$23];[$Sheet1.T150]&lt;=[.T$24]);AND([$Sheet1.T150]&gt;=[.T$25];[$Sheet1.T150]&lt;=[.T$26]));0;1)" office:value-type="float" office:value="0" calcext:value-type="float">
            <text:p>0</text:p>
          </table:table-cell>
          <table:table-cell table:formula="of:=IF(OR(AND([$Sheet1.U150]&gt;=[.U$23];[$Sheet1.U150]&lt;=[.U$24]);AND([$Sheet1.U150]&gt;=[.U$25];[$Sheet1.U15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1]&gt;=[.B$23];[$Sheet1.B151]&lt;=[.B$24]);AND([$Sheet1.B151]&gt;=[.B$25];[$Sheet1.B151]&lt;=[.B$26]));0;1)" office:value-type="float" office:value="0" calcext:value-type="float">
            <text:p>0</text:p>
          </table:table-cell>
          <table:table-cell table:formula="of:=IF(OR(AND([$Sheet1.C151]&gt;=[.C$23];[$Sheet1.C151]&lt;=[.C$24]);AND([$Sheet1.C151]&gt;=[.C$25];[$Sheet1.C151]&lt;=[.C$26]));0;1)" office:value-type="float" office:value="0" calcext:value-type="float">
            <text:p>0</text:p>
          </table:table-cell>
          <table:table-cell table:formula="of:=IF(OR(AND([$Sheet1.D151]&gt;=[.D$23];[$Sheet1.D151]&lt;=[.D$24]);AND([$Sheet1.D151]&gt;=[.D$25];[$Sheet1.D151]&lt;=[.D$26]));0;1)" office:value-type="float" office:value="0" calcext:value-type="float">
            <text:p>0</text:p>
          </table:table-cell>
          <table:table-cell table:formula="of:=IF(OR(AND([$Sheet1.E151]&gt;=[.E$23];[$Sheet1.E151]&lt;=[.E$24]);AND([$Sheet1.E151]&gt;=[.E$25];[$Sheet1.E151]&lt;=[.E$26]));0;1)" office:value-type="float" office:value="0" calcext:value-type="float">
            <text:p>0</text:p>
          </table:table-cell>
          <table:table-cell table:formula="of:=IF(OR(AND([$Sheet1.F151]&gt;=[.F$23];[$Sheet1.F151]&lt;=[.F$24]);AND([$Sheet1.F151]&gt;=[.F$25];[$Sheet1.F151]&lt;=[.F$26]));0;1)" office:value-type="float" office:value="0" calcext:value-type="float">
            <text:p>0</text:p>
          </table:table-cell>
          <table:table-cell table:formula="of:=IF(OR(AND([$Sheet1.G151]&gt;=[.G$23];[$Sheet1.G151]&lt;=[.G$24]);AND([$Sheet1.G151]&gt;=[.G$25];[$Sheet1.G151]&lt;=[.G$26]));0;1)" office:value-type="float" office:value="0" calcext:value-type="float">
            <text:p>0</text:p>
          </table:table-cell>
          <table:table-cell table:formula="of:=IF(OR(AND([$Sheet1.H151]&gt;=[.H$23];[$Sheet1.H151]&lt;=[.H$24]);AND([$Sheet1.H151]&gt;=[.H$25];[$Sheet1.H151]&lt;=[.H$26]));0;1)" office:value-type="float" office:value="0" calcext:value-type="float">
            <text:p>0</text:p>
          </table:table-cell>
          <table:table-cell table:formula="of:=IF(OR(AND([$Sheet1.I151]&gt;=[.I$23];[$Sheet1.I151]&lt;=[.I$24]);AND([$Sheet1.I151]&gt;=[.I$25];[$Sheet1.I151]&lt;=[.I$26]));0;1)" office:value-type="float" office:value="0" calcext:value-type="float">
            <text:p>0</text:p>
          </table:table-cell>
          <table:table-cell table:formula="of:=IF(OR(AND([$Sheet1.J151]&gt;=[.J$23];[$Sheet1.J151]&lt;=[.J$24]);AND([$Sheet1.J151]&gt;=[.J$25];[$Sheet1.J151]&lt;=[.J$26]));0;1)" office:value-type="float" office:value="0" calcext:value-type="float">
            <text:p>0</text:p>
          </table:table-cell>
          <table:table-cell table:formula="of:=IF(OR(AND([$Sheet1.K151]&gt;=[.K$23];[$Sheet1.K151]&lt;=[.K$24]);AND([$Sheet1.K151]&gt;=[.K$25];[$Sheet1.K151]&lt;=[.K$26]));0;1)" office:value-type="float" office:value="0" calcext:value-type="float">
            <text:p>0</text:p>
          </table:table-cell>
          <table:table-cell table:formula="of:=IF(OR(AND([$Sheet1.L151]&gt;=[.L$23];[$Sheet1.L151]&lt;=[.L$24]);AND([$Sheet1.L151]&gt;=[.L$25];[$Sheet1.L151]&lt;=[.L$26]));0;1)" office:value-type="float" office:value="0" calcext:value-type="float">
            <text:p>0</text:p>
          </table:table-cell>
          <table:table-cell table:formula="of:=IF(OR(AND([$Sheet1.M151]&gt;=[.M$23];[$Sheet1.M151]&lt;=[.M$24]);AND([$Sheet1.M151]&gt;=[.M$25];[$Sheet1.M151]&lt;=[.M$26]));0;1)" office:value-type="float" office:value="0" calcext:value-type="float">
            <text:p>0</text:p>
          </table:table-cell>
          <table:table-cell table:formula="of:=IF(OR(AND([$Sheet1.N151]&gt;=[.N$23];[$Sheet1.N151]&lt;=[.N$24]);AND([$Sheet1.N151]&gt;=[.N$25];[$Sheet1.N151]&lt;=[.N$26]));0;1)" office:value-type="float" office:value="0" calcext:value-type="float">
            <text:p>0</text:p>
          </table:table-cell>
          <table:table-cell table:formula="of:=IF(OR(AND([$Sheet1.O151]&gt;=[.O$23];[$Sheet1.O151]&lt;=[.O$24]);AND([$Sheet1.O151]&gt;=[.O$25];[$Sheet1.O151]&lt;=[.O$26]));0;1)" office:value-type="float" office:value="0" calcext:value-type="float">
            <text:p>0</text:p>
          </table:table-cell>
          <table:table-cell table:formula="of:=IF(OR(AND([$Sheet1.P151]&gt;=[.P$23];[$Sheet1.P151]&lt;=[.P$24]);AND([$Sheet1.P151]&gt;=[.P$25];[$Sheet1.P151]&lt;=[.P$26]));0;1)" office:value-type="float" office:value="0" calcext:value-type="float">
            <text:p>0</text:p>
          </table:table-cell>
          <table:table-cell table:formula="of:=IF(OR(AND([$Sheet1.Q151]&gt;=[.Q$23];[$Sheet1.Q151]&lt;=[.Q$24]);AND([$Sheet1.Q151]&gt;=[.Q$25];[$Sheet1.Q151]&lt;=[.Q$26]));0;1)" office:value-type="float" office:value="0" calcext:value-type="float">
            <text:p>0</text:p>
          </table:table-cell>
          <table:table-cell table:formula="of:=IF(OR(AND([$Sheet1.R151]&gt;=[.R$23];[$Sheet1.R151]&lt;=[.R$24]);AND([$Sheet1.R151]&gt;=[.R$25];[$Sheet1.R151]&lt;=[.R$26]));0;1)" office:value-type="float" office:value="0" calcext:value-type="float">
            <text:p>0</text:p>
          </table:table-cell>
          <table:table-cell table:formula="of:=IF(OR(AND([$Sheet1.S151]&gt;=[.S$23];[$Sheet1.S151]&lt;=[.S$24]);AND([$Sheet1.S151]&gt;=[.S$25];[$Sheet1.S151]&lt;=[.S$26]));0;1)" office:value-type="float" office:value="0" calcext:value-type="float">
            <text:p>0</text:p>
          </table:table-cell>
          <table:table-cell table:formula="of:=IF(OR(AND([$Sheet1.T151]&gt;=[.T$23];[$Sheet1.T151]&lt;=[.T$24]);AND([$Sheet1.T151]&gt;=[.T$25];[$Sheet1.T151]&lt;=[.T$26]));0;1)" office:value-type="float" office:value="0" calcext:value-type="float">
            <text:p>0</text:p>
          </table:table-cell>
          <table:table-cell table:formula="of:=IF(OR(AND([$Sheet1.U151]&gt;=[.U$23];[$Sheet1.U151]&lt;=[.U$24]);AND([$Sheet1.U151]&gt;=[.U$25];[$Sheet1.U15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2]&gt;=[.B$23];[$Sheet1.B152]&lt;=[.B$24]);AND([$Sheet1.B152]&gt;=[.B$25];[$Sheet1.B152]&lt;=[.B$26]));0;1)" office:value-type="float" office:value="0" calcext:value-type="float">
            <text:p>0</text:p>
          </table:table-cell>
          <table:table-cell table:formula="of:=IF(OR(AND([$Sheet1.C152]&gt;=[.C$23];[$Sheet1.C152]&lt;=[.C$24]);AND([$Sheet1.C152]&gt;=[.C$25];[$Sheet1.C152]&lt;=[.C$26]));0;1)" office:value-type="float" office:value="0" calcext:value-type="float">
            <text:p>0</text:p>
          </table:table-cell>
          <table:table-cell table:formula="of:=IF(OR(AND([$Sheet1.D152]&gt;=[.D$23];[$Sheet1.D152]&lt;=[.D$24]);AND([$Sheet1.D152]&gt;=[.D$25];[$Sheet1.D152]&lt;=[.D$26]));0;1)" office:value-type="float" office:value="0" calcext:value-type="float">
            <text:p>0</text:p>
          </table:table-cell>
          <table:table-cell table:formula="of:=IF(OR(AND([$Sheet1.E152]&gt;=[.E$23];[$Sheet1.E152]&lt;=[.E$24]);AND([$Sheet1.E152]&gt;=[.E$25];[$Sheet1.E152]&lt;=[.E$26]));0;1)" office:value-type="float" office:value="0" calcext:value-type="float">
            <text:p>0</text:p>
          </table:table-cell>
          <table:table-cell table:formula="of:=IF(OR(AND([$Sheet1.F152]&gt;=[.F$23];[$Sheet1.F152]&lt;=[.F$24]);AND([$Sheet1.F152]&gt;=[.F$25];[$Sheet1.F152]&lt;=[.F$26]));0;1)" office:value-type="float" office:value="0" calcext:value-type="float">
            <text:p>0</text:p>
          </table:table-cell>
          <table:table-cell table:formula="of:=IF(OR(AND([$Sheet1.G152]&gt;=[.G$23];[$Sheet1.G152]&lt;=[.G$24]);AND([$Sheet1.G152]&gt;=[.G$25];[$Sheet1.G152]&lt;=[.G$26]));0;1)" office:value-type="float" office:value="0" calcext:value-type="float">
            <text:p>0</text:p>
          </table:table-cell>
          <table:table-cell table:formula="of:=IF(OR(AND([$Sheet1.H152]&gt;=[.H$23];[$Sheet1.H152]&lt;=[.H$24]);AND([$Sheet1.H152]&gt;=[.H$25];[$Sheet1.H152]&lt;=[.H$26]));0;1)" office:value-type="float" office:value="0" calcext:value-type="float">
            <text:p>0</text:p>
          </table:table-cell>
          <table:table-cell table:formula="of:=IF(OR(AND([$Sheet1.I152]&gt;=[.I$23];[$Sheet1.I152]&lt;=[.I$24]);AND([$Sheet1.I152]&gt;=[.I$25];[$Sheet1.I152]&lt;=[.I$26]));0;1)" office:value-type="float" office:value="0" calcext:value-type="float">
            <text:p>0</text:p>
          </table:table-cell>
          <table:table-cell table:formula="of:=IF(OR(AND([$Sheet1.J152]&gt;=[.J$23];[$Sheet1.J152]&lt;=[.J$24]);AND([$Sheet1.J152]&gt;=[.J$25];[$Sheet1.J152]&lt;=[.J$26]));0;1)" office:value-type="float" office:value="0" calcext:value-type="float">
            <text:p>0</text:p>
          </table:table-cell>
          <table:table-cell table:formula="of:=IF(OR(AND([$Sheet1.K152]&gt;=[.K$23];[$Sheet1.K152]&lt;=[.K$24]);AND([$Sheet1.K152]&gt;=[.K$25];[$Sheet1.K152]&lt;=[.K$26]));0;1)" office:value-type="float" office:value="0" calcext:value-type="float">
            <text:p>0</text:p>
          </table:table-cell>
          <table:table-cell table:formula="of:=IF(OR(AND([$Sheet1.L152]&gt;=[.L$23];[$Sheet1.L152]&lt;=[.L$24]);AND([$Sheet1.L152]&gt;=[.L$25];[$Sheet1.L152]&lt;=[.L$26]));0;1)" office:value-type="float" office:value="0" calcext:value-type="float">
            <text:p>0</text:p>
          </table:table-cell>
          <table:table-cell table:formula="of:=IF(OR(AND([$Sheet1.M152]&gt;=[.M$23];[$Sheet1.M152]&lt;=[.M$24]);AND([$Sheet1.M152]&gt;=[.M$25];[$Sheet1.M152]&lt;=[.M$26]));0;1)" office:value-type="float" office:value="0" calcext:value-type="float">
            <text:p>0</text:p>
          </table:table-cell>
          <table:table-cell table:formula="of:=IF(OR(AND([$Sheet1.N152]&gt;=[.N$23];[$Sheet1.N152]&lt;=[.N$24]);AND([$Sheet1.N152]&gt;=[.N$25];[$Sheet1.N152]&lt;=[.N$26]));0;1)" office:value-type="float" office:value="0" calcext:value-type="float">
            <text:p>0</text:p>
          </table:table-cell>
          <table:table-cell table:formula="of:=IF(OR(AND([$Sheet1.O152]&gt;=[.O$23];[$Sheet1.O152]&lt;=[.O$24]);AND([$Sheet1.O152]&gt;=[.O$25];[$Sheet1.O152]&lt;=[.O$26]));0;1)" office:value-type="float" office:value="0" calcext:value-type="float">
            <text:p>0</text:p>
          </table:table-cell>
          <table:table-cell table:formula="of:=IF(OR(AND([$Sheet1.P152]&gt;=[.P$23];[$Sheet1.P152]&lt;=[.P$24]);AND([$Sheet1.P152]&gt;=[.P$25];[$Sheet1.P152]&lt;=[.P$26]));0;1)" office:value-type="float" office:value="0" calcext:value-type="float">
            <text:p>0</text:p>
          </table:table-cell>
          <table:table-cell table:formula="of:=IF(OR(AND([$Sheet1.Q152]&gt;=[.Q$23];[$Sheet1.Q152]&lt;=[.Q$24]);AND([$Sheet1.Q152]&gt;=[.Q$25];[$Sheet1.Q152]&lt;=[.Q$26]));0;1)" office:value-type="float" office:value="0" calcext:value-type="float">
            <text:p>0</text:p>
          </table:table-cell>
          <table:table-cell table:formula="of:=IF(OR(AND([$Sheet1.R152]&gt;=[.R$23];[$Sheet1.R152]&lt;=[.R$24]);AND([$Sheet1.R152]&gt;=[.R$25];[$Sheet1.R152]&lt;=[.R$26]));0;1)" office:value-type="float" office:value="0" calcext:value-type="float">
            <text:p>0</text:p>
          </table:table-cell>
          <table:table-cell table:formula="of:=IF(OR(AND([$Sheet1.S152]&gt;=[.S$23];[$Sheet1.S152]&lt;=[.S$24]);AND([$Sheet1.S152]&gt;=[.S$25];[$Sheet1.S152]&lt;=[.S$26]));0;1)" office:value-type="float" office:value="0" calcext:value-type="float">
            <text:p>0</text:p>
          </table:table-cell>
          <table:table-cell table:formula="of:=IF(OR(AND([$Sheet1.T152]&gt;=[.T$23];[$Sheet1.T152]&lt;=[.T$24]);AND([$Sheet1.T152]&gt;=[.T$25];[$Sheet1.T152]&lt;=[.T$26]));0;1)" office:value-type="float" office:value="0" calcext:value-type="float">
            <text:p>0</text:p>
          </table:table-cell>
          <table:table-cell table:formula="of:=IF(OR(AND([$Sheet1.U152]&gt;=[.U$23];[$Sheet1.U152]&lt;=[.U$24]);AND([$Sheet1.U152]&gt;=[.U$25];[$Sheet1.U15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3]&gt;=[.B$23];[$Sheet1.B153]&lt;=[.B$24]);AND([$Sheet1.B153]&gt;=[.B$25];[$Sheet1.B153]&lt;=[.B$26]));0;1)" office:value-type="float" office:value="0" calcext:value-type="float">
            <text:p>0</text:p>
          </table:table-cell>
          <table:table-cell table:formula="of:=IF(OR(AND([$Sheet1.C153]&gt;=[.C$23];[$Sheet1.C153]&lt;=[.C$24]);AND([$Sheet1.C153]&gt;=[.C$25];[$Sheet1.C153]&lt;=[.C$26]));0;1)" office:value-type="float" office:value="0" calcext:value-type="float">
            <text:p>0</text:p>
          </table:table-cell>
          <table:table-cell table:formula="of:=IF(OR(AND([$Sheet1.D153]&gt;=[.D$23];[$Sheet1.D153]&lt;=[.D$24]);AND([$Sheet1.D153]&gt;=[.D$25];[$Sheet1.D153]&lt;=[.D$26]));0;1)" office:value-type="float" office:value="0" calcext:value-type="float">
            <text:p>0</text:p>
          </table:table-cell>
          <table:table-cell table:formula="of:=IF(OR(AND([$Sheet1.E153]&gt;=[.E$23];[$Sheet1.E153]&lt;=[.E$24]);AND([$Sheet1.E153]&gt;=[.E$25];[$Sheet1.E153]&lt;=[.E$26]));0;1)" office:value-type="float" office:value="0" calcext:value-type="float">
            <text:p>0</text:p>
          </table:table-cell>
          <table:table-cell table:formula="of:=IF(OR(AND([$Sheet1.F153]&gt;=[.F$23];[$Sheet1.F153]&lt;=[.F$24]);AND([$Sheet1.F153]&gt;=[.F$25];[$Sheet1.F153]&lt;=[.F$26]));0;1)" office:value-type="float" office:value="0" calcext:value-type="float">
            <text:p>0</text:p>
          </table:table-cell>
          <table:table-cell table:formula="of:=IF(OR(AND([$Sheet1.G153]&gt;=[.G$23];[$Sheet1.G153]&lt;=[.G$24]);AND([$Sheet1.G153]&gt;=[.G$25];[$Sheet1.G153]&lt;=[.G$26]));0;1)" office:value-type="float" office:value="0" calcext:value-type="float">
            <text:p>0</text:p>
          </table:table-cell>
          <table:table-cell table:formula="of:=IF(OR(AND([$Sheet1.H153]&gt;=[.H$23];[$Sheet1.H153]&lt;=[.H$24]);AND([$Sheet1.H153]&gt;=[.H$25];[$Sheet1.H153]&lt;=[.H$26]));0;1)" office:value-type="float" office:value="0" calcext:value-type="float">
            <text:p>0</text:p>
          </table:table-cell>
          <table:table-cell table:formula="of:=IF(OR(AND([$Sheet1.I153]&gt;=[.I$23];[$Sheet1.I153]&lt;=[.I$24]);AND([$Sheet1.I153]&gt;=[.I$25];[$Sheet1.I153]&lt;=[.I$26]));0;1)" office:value-type="float" office:value="0" calcext:value-type="float">
            <text:p>0</text:p>
          </table:table-cell>
          <table:table-cell table:formula="of:=IF(OR(AND([$Sheet1.J153]&gt;=[.J$23];[$Sheet1.J153]&lt;=[.J$24]);AND([$Sheet1.J153]&gt;=[.J$25];[$Sheet1.J153]&lt;=[.J$26]));0;1)" office:value-type="float" office:value="0" calcext:value-type="float">
            <text:p>0</text:p>
          </table:table-cell>
          <table:table-cell table:formula="of:=IF(OR(AND([$Sheet1.K153]&gt;=[.K$23];[$Sheet1.K153]&lt;=[.K$24]);AND([$Sheet1.K153]&gt;=[.K$25];[$Sheet1.K153]&lt;=[.K$26]));0;1)" office:value-type="float" office:value="0" calcext:value-type="float">
            <text:p>0</text:p>
          </table:table-cell>
          <table:table-cell table:formula="of:=IF(OR(AND([$Sheet1.L153]&gt;=[.L$23];[$Sheet1.L153]&lt;=[.L$24]);AND([$Sheet1.L153]&gt;=[.L$25];[$Sheet1.L153]&lt;=[.L$26]));0;1)" office:value-type="float" office:value="0" calcext:value-type="float">
            <text:p>0</text:p>
          </table:table-cell>
          <table:table-cell table:formula="of:=IF(OR(AND([$Sheet1.M153]&gt;=[.M$23];[$Sheet1.M153]&lt;=[.M$24]);AND([$Sheet1.M153]&gt;=[.M$25];[$Sheet1.M153]&lt;=[.M$26]));0;1)" office:value-type="float" office:value="0" calcext:value-type="float">
            <text:p>0</text:p>
          </table:table-cell>
          <table:table-cell table:formula="of:=IF(OR(AND([$Sheet1.N153]&gt;=[.N$23];[$Sheet1.N153]&lt;=[.N$24]);AND([$Sheet1.N153]&gt;=[.N$25];[$Sheet1.N153]&lt;=[.N$26]));0;1)" office:value-type="float" office:value="0" calcext:value-type="float">
            <text:p>0</text:p>
          </table:table-cell>
          <table:table-cell table:formula="of:=IF(OR(AND([$Sheet1.O153]&gt;=[.O$23];[$Sheet1.O153]&lt;=[.O$24]);AND([$Sheet1.O153]&gt;=[.O$25];[$Sheet1.O153]&lt;=[.O$26]));0;1)" office:value-type="float" office:value="0" calcext:value-type="float">
            <text:p>0</text:p>
          </table:table-cell>
          <table:table-cell table:formula="of:=IF(OR(AND([$Sheet1.P153]&gt;=[.P$23];[$Sheet1.P153]&lt;=[.P$24]);AND([$Sheet1.P153]&gt;=[.P$25];[$Sheet1.P153]&lt;=[.P$26]));0;1)" office:value-type="float" office:value="0" calcext:value-type="float">
            <text:p>0</text:p>
          </table:table-cell>
          <table:table-cell table:formula="of:=IF(OR(AND([$Sheet1.Q153]&gt;=[.Q$23];[$Sheet1.Q153]&lt;=[.Q$24]);AND([$Sheet1.Q153]&gt;=[.Q$25];[$Sheet1.Q153]&lt;=[.Q$26]));0;1)" office:value-type="float" office:value="0" calcext:value-type="float">
            <text:p>0</text:p>
          </table:table-cell>
          <table:table-cell table:formula="of:=IF(OR(AND([$Sheet1.R153]&gt;=[.R$23];[$Sheet1.R153]&lt;=[.R$24]);AND([$Sheet1.R153]&gt;=[.R$25];[$Sheet1.R153]&lt;=[.R$26]));0;1)" office:value-type="float" office:value="0" calcext:value-type="float">
            <text:p>0</text:p>
          </table:table-cell>
          <table:table-cell table:formula="of:=IF(OR(AND([$Sheet1.S153]&gt;=[.S$23];[$Sheet1.S153]&lt;=[.S$24]);AND([$Sheet1.S153]&gt;=[.S$25];[$Sheet1.S153]&lt;=[.S$26]));0;1)" office:value-type="float" office:value="0" calcext:value-type="float">
            <text:p>0</text:p>
          </table:table-cell>
          <table:table-cell table:formula="of:=IF(OR(AND([$Sheet1.T153]&gt;=[.T$23];[$Sheet1.T153]&lt;=[.T$24]);AND([$Sheet1.T153]&gt;=[.T$25];[$Sheet1.T153]&lt;=[.T$26]));0;1)" office:value-type="float" office:value="0" calcext:value-type="float">
            <text:p>0</text:p>
          </table:table-cell>
          <table:table-cell table:formula="of:=IF(OR(AND([$Sheet1.U153]&gt;=[.U$23];[$Sheet1.U153]&lt;=[.U$24]);AND([$Sheet1.U153]&gt;=[.U$25];[$Sheet1.U15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4]&gt;=[.B$23];[$Sheet1.B154]&lt;=[.B$24]);AND([$Sheet1.B154]&gt;=[.B$25];[$Sheet1.B154]&lt;=[.B$26]));0;1)" office:value-type="float" office:value="0" calcext:value-type="float">
            <text:p>0</text:p>
          </table:table-cell>
          <table:table-cell table:formula="of:=IF(OR(AND([$Sheet1.C154]&gt;=[.C$23];[$Sheet1.C154]&lt;=[.C$24]);AND([$Sheet1.C154]&gt;=[.C$25];[$Sheet1.C154]&lt;=[.C$26]));0;1)" office:value-type="float" office:value="0" calcext:value-type="float">
            <text:p>0</text:p>
          </table:table-cell>
          <table:table-cell table:formula="of:=IF(OR(AND([$Sheet1.D154]&gt;=[.D$23];[$Sheet1.D154]&lt;=[.D$24]);AND([$Sheet1.D154]&gt;=[.D$25];[$Sheet1.D154]&lt;=[.D$26]));0;1)" office:value-type="float" office:value="0" calcext:value-type="float">
            <text:p>0</text:p>
          </table:table-cell>
          <table:table-cell table:formula="of:=IF(OR(AND([$Sheet1.E154]&gt;=[.E$23];[$Sheet1.E154]&lt;=[.E$24]);AND([$Sheet1.E154]&gt;=[.E$25];[$Sheet1.E154]&lt;=[.E$26]));0;1)" office:value-type="float" office:value="0" calcext:value-type="float">
            <text:p>0</text:p>
          </table:table-cell>
          <table:table-cell table:formula="of:=IF(OR(AND([$Sheet1.F154]&gt;=[.F$23];[$Sheet1.F154]&lt;=[.F$24]);AND([$Sheet1.F154]&gt;=[.F$25];[$Sheet1.F154]&lt;=[.F$26]));0;1)" office:value-type="float" office:value="0" calcext:value-type="float">
            <text:p>0</text:p>
          </table:table-cell>
          <table:table-cell table:formula="of:=IF(OR(AND([$Sheet1.G154]&gt;=[.G$23];[$Sheet1.G154]&lt;=[.G$24]);AND([$Sheet1.G154]&gt;=[.G$25];[$Sheet1.G154]&lt;=[.G$26]));0;1)" office:value-type="float" office:value="0" calcext:value-type="float">
            <text:p>0</text:p>
          </table:table-cell>
          <table:table-cell table:formula="of:=IF(OR(AND([$Sheet1.H154]&gt;=[.H$23];[$Sheet1.H154]&lt;=[.H$24]);AND([$Sheet1.H154]&gt;=[.H$25];[$Sheet1.H154]&lt;=[.H$26]));0;1)" office:value-type="float" office:value="0" calcext:value-type="float">
            <text:p>0</text:p>
          </table:table-cell>
          <table:table-cell table:formula="of:=IF(OR(AND([$Sheet1.I154]&gt;=[.I$23];[$Sheet1.I154]&lt;=[.I$24]);AND([$Sheet1.I154]&gt;=[.I$25];[$Sheet1.I154]&lt;=[.I$26]));0;1)" office:value-type="float" office:value="0" calcext:value-type="float">
            <text:p>0</text:p>
          </table:table-cell>
          <table:table-cell table:formula="of:=IF(OR(AND([$Sheet1.J154]&gt;=[.J$23];[$Sheet1.J154]&lt;=[.J$24]);AND([$Sheet1.J154]&gt;=[.J$25];[$Sheet1.J154]&lt;=[.J$26]));0;1)" office:value-type="float" office:value="0" calcext:value-type="float">
            <text:p>0</text:p>
          </table:table-cell>
          <table:table-cell table:formula="of:=IF(OR(AND([$Sheet1.K154]&gt;=[.K$23];[$Sheet1.K154]&lt;=[.K$24]);AND([$Sheet1.K154]&gt;=[.K$25];[$Sheet1.K154]&lt;=[.K$26]));0;1)" office:value-type="float" office:value="0" calcext:value-type="float">
            <text:p>0</text:p>
          </table:table-cell>
          <table:table-cell table:formula="of:=IF(OR(AND([$Sheet1.L154]&gt;=[.L$23];[$Sheet1.L154]&lt;=[.L$24]);AND([$Sheet1.L154]&gt;=[.L$25];[$Sheet1.L154]&lt;=[.L$26]));0;1)" office:value-type="float" office:value="0" calcext:value-type="float">
            <text:p>0</text:p>
          </table:table-cell>
          <table:table-cell table:formula="of:=IF(OR(AND([$Sheet1.M154]&gt;=[.M$23];[$Sheet1.M154]&lt;=[.M$24]);AND([$Sheet1.M154]&gt;=[.M$25];[$Sheet1.M154]&lt;=[.M$26]));0;1)" office:value-type="float" office:value="0" calcext:value-type="float">
            <text:p>0</text:p>
          </table:table-cell>
          <table:table-cell table:formula="of:=IF(OR(AND([$Sheet1.N154]&gt;=[.N$23];[$Sheet1.N154]&lt;=[.N$24]);AND([$Sheet1.N154]&gt;=[.N$25];[$Sheet1.N154]&lt;=[.N$26]));0;1)" office:value-type="float" office:value="0" calcext:value-type="float">
            <text:p>0</text:p>
          </table:table-cell>
          <table:table-cell table:formula="of:=IF(OR(AND([$Sheet1.O154]&gt;=[.O$23];[$Sheet1.O154]&lt;=[.O$24]);AND([$Sheet1.O154]&gt;=[.O$25];[$Sheet1.O154]&lt;=[.O$26]));0;1)" office:value-type="float" office:value="0" calcext:value-type="float">
            <text:p>0</text:p>
          </table:table-cell>
          <table:table-cell table:formula="of:=IF(OR(AND([$Sheet1.P154]&gt;=[.P$23];[$Sheet1.P154]&lt;=[.P$24]);AND([$Sheet1.P154]&gt;=[.P$25];[$Sheet1.P154]&lt;=[.P$26]));0;1)" office:value-type="float" office:value="0" calcext:value-type="float">
            <text:p>0</text:p>
          </table:table-cell>
          <table:table-cell table:formula="of:=IF(OR(AND([$Sheet1.Q154]&gt;=[.Q$23];[$Sheet1.Q154]&lt;=[.Q$24]);AND([$Sheet1.Q154]&gt;=[.Q$25];[$Sheet1.Q154]&lt;=[.Q$26]));0;1)" office:value-type="float" office:value="0" calcext:value-type="float">
            <text:p>0</text:p>
          </table:table-cell>
          <table:table-cell table:formula="of:=IF(OR(AND([$Sheet1.R154]&gt;=[.R$23];[$Sheet1.R154]&lt;=[.R$24]);AND([$Sheet1.R154]&gt;=[.R$25];[$Sheet1.R154]&lt;=[.R$26]));0;1)" office:value-type="float" office:value="0" calcext:value-type="float">
            <text:p>0</text:p>
          </table:table-cell>
          <table:table-cell table:formula="of:=IF(OR(AND([$Sheet1.S154]&gt;=[.S$23];[$Sheet1.S154]&lt;=[.S$24]);AND([$Sheet1.S154]&gt;=[.S$25];[$Sheet1.S154]&lt;=[.S$26]));0;1)" office:value-type="float" office:value="0" calcext:value-type="float">
            <text:p>0</text:p>
          </table:table-cell>
          <table:table-cell table:formula="of:=IF(OR(AND([$Sheet1.T154]&gt;=[.T$23];[$Sheet1.T154]&lt;=[.T$24]);AND([$Sheet1.T154]&gt;=[.T$25];[$Sheet1.T154]&lt;=[.T$26]));0;1)" office:value-type="float" office:value="0" calcext:value-type="float">
            <text:p>0</text:p>
          </table:table-cell>
          <table:table-cell table:formula="of:=IF(OR(AND([$Sheet1.U154]&gt;=[.U$23];[$Sheet1.U154]&lt;=[.U$24]);AND([$Sheet1.U154]&gt;=[.U$25];[$Sheet1.U15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5]&gt;=[.B$23];[$Sheet1.B155]&lt;=[.B$24]);AND([$Sheet1.B155]&gt;=[.B$25];[$Sheet1.B155]&lt;=[.B$26]));0;1)" office:value-type="float" office:value="0" calcext:value-type="float">
            <text:p>0</text:p>
          </table:table-cell>
          <table:table-cell table:formula="of:=IF(OR(AND([$Sheet1.C155]&gt;=[.C$23];[$Sheet1.C155]&lt;=[.C$24]);AND([$Sheet1.C155]&gt;=[.C$25];[$Sheet1.C155]&lt;=[.C$26]));0;1)" office:value-type="float" office:value="0" calcext:value-type="float">
            <text:p>0</text:p>
          </table:table-cell>
          <table:table-cell table:formula="of:=IF(OR(AND([$Sheet1.D155]&gt;=[.D$23];[$Sheet1.D155]&lt;=[.D$24]);AND([$Sheet1.D155]&gt;=[.D$25];[$Sheet1.D155]&lt;=[.D$26]));0;1)" office:value-type="float" office:value="0" calcext:value-type="float">
            <text:p>0</text:p>
          </table:table-cell>
          <table:table-cell table:formula="of:=IF(OR(AND([$Sheet1.E155]&gt;=[.E$23];[$Sheet1.E155]&lt;=[.E$24]);AND([$Sheet1.E155]&gt;=[.E$25];[$Sheet1.E155]&lt;=[.E$26]));0;1)" office:value-type="float" office:value="0" calcext:value-type="float">
            <text:p>0</text:p>
          </table:table-cell>
          <table:table-cell table:formula="of:=IF(OR(AND([$Sheet1.F155]&gt;=[.F$23];[$Sheet1.F155]&lt;=[.F$24]);AND([$Sheet1.F155]&gt;=[.F$25];[$Sheet1.F155]&lt;=[.F$26]));0;1)" office:value-type="float" office:value="0" calcext:value-type="float">
            <text:p>0</text:p>
          </table:table-cell>
          <table:table-cell table:formula="of:=IF(OR(AND([$Sheet1.G155]&gt;=[.G$23];[$Sheet1.G155]&lt;=[.G$24]);AND([$Sheet1.G155]&gt;=[.G$25];[$Sheet1.G155]&lt;=[.G$26]));0;1)" office:value-type="float" office:value="0" calcext:value-type="float">
            <text:p>0</text:p>
          </table:table-cell>
          <table:table-cell table:formula="of:=IF(OR(AND([$Sheet1.H155]&gt;=[.H$23];[$Sheet1.H155]&lt;=[.H$24]);AND([$Sheet1.H155]&gt;=[.H$25];[$Sheet1.H155]&lt;=[.H$26]));0;1)" office:value-type="float" office:value="0" calcext:value-type="float">
            <text:p>0</text:p>
          </table:table-cell>
          <table:table-cell table:formula="of:=IF(OR(AND([$Sheet1.I155]&gt;=[.I$23];[$Sheet1.I155]&lt;=[.I$24]);AND([$Sheet1.I155]&gt;=[.I$25];[$Sheet1.I155]&lt;=[.I$26]));0;1)" office:value-type="float" office:value="0" calcext:value-type="float">
            <text:p>0</text:p>
          </table:table-cell>
          <table:table-cell table:formula="of:=IF(OR(AND([$Sheet1.J155]&gt;=[.J$23];[$Sheet1.J155]&lt;=[.J$24]);AND([$Sheet1.J155]&gt;=[.J$25];[$Sheet1.J155]&lt;=[.J$26]));0;1)" office:value-type="float" office:value="0" calcext:value-type="float">
            <text:p>0</text:p>
          </table:table-cell>
          <table:table-cell table:formula="of:=IF(OR(AND([$Sheet1.K155]&gt;=[.K$23];[$Sheet1.K155]&lt;=[.K$24]);AND([$Sheet1.K155]&gt;=[.K$25];[$Sheet1.K155]&lt;=[.K$26]));0;1)" office:value-type="float" office:value="0" calcext:value-type="float">
            <text:p>0</text:p>
          </table:table-cell>
          <table:table-cell table:formula="of:=IF(OR(AND([$Sheet1.L155]&gt;=[.L$23];[$Sheet1.L155]&lt;=[.L$24]);AND([$Sheet1.L155]&gt;=[.L$25];[$Sheet1.L155]&lt;=[.L$26]));0;1)" office:value-type="float" office:value="0" calcext:value-type="float">
            <text:p>0</text:p>
          </table:table-cell>
          <table:table-cell table:formula="of:=IF(OR(AND([$Sheet1.M155]&gt;=[.M$23];[$Sheet1.M155]&lt;=[.M$24]);AND([$Sheet1.M155]&gt;=[.M$25];[$Sheet1.M155]&lt;=[.M$26]));0;1)" office:value-type="float" office:value="0" calcext:value-type="float">
            <text:p>0</text:p>
          </table:table-cell>
          <table:table-cell table:formula="of:=IF(OR(AND([$Sheet1.N155]&gt;=[.N$23];[$Sheet1.N155]&lt;=[.N$24]);AND([$Sheet1.N155]&gt;=[.N$25];[$Sheet1.N155]&lt;=[.N$26]));0;1)" office:value-type="float" office:value="0" calcext:value-type="float">
            <text:p>0</text:p>
          </table:table-cell>
          <table:table-cell table:formula="of:=IF(OR(AND([$Sheet1.O155]&gt;=[.O$23];[$Sheet1.O155]&lt;=[.O$24]);AND([$Sheet1.O155]&gt;=[.O$25];[$Sheet1.O155]&lt;=[.O$26]));0;1)" office:value-type="float" office:value="0" calcext:value-type="float">
            <text:p>0</text:p>
          </table:table-cell>
          <table:table-cell table:formula="of:=IF(OR(AND([$Sheet1.P155]&gt;=[.P$23];[$Sheet1.P155]&lt;=[.P$24]);AND([$Sheet1.P155]&gt;=[.P$25];[$Sheet1.P155]&lt;=[.P$26]));0;1)" office:value-type="float" office:value="0" calcext:value-type="float">
            <text:p>0</text:p>
          </table:table-cell>
          <table:table-cell table:formula="of:=IF(OR(AND([$Sheet1.Q155]&gt;=[.Q$23];[$Sheet1.Q155]&lt;=[.Q$24]);AND([$Sheet1.Q155]&gt;=[.Q$25];[$Sheet1.Q155]&lt;=[.Q$26]));0;1)" office:value-type="float" office:value="0" calcext:value-type="float">
            <text:p>0</text:p>
          </table:table-cell>
          <table:table-cell table:formula="of:=IF(OR(AND([$Sheet1.R155]&gt;=[.R$23];[$Sheet1.R155]&lt;=[.R$24]);AND([$Sheet1.R155]&gt;=[.R$25];[$Sheet1.R155]&lt;=[.R$26]));0;1)" office:value-type="float" office:value="0" calcext:value-type="float">
            <text:p>0</text:p>
          </table:table-cell>
          <table:table-cell table:formula="of:=IF(OR(AND([$Sheet1.S155]&gt;=[.S$23];[$Sheet1.S155]&lt;=[.S$24]);AND([$Sheet1.S155]&gt;=[.S$25];[$Sheet1.S155]&lt;=[.S$26]));0;1)" office:value-type="float" office:value="0" calcext:value-type="float">
            <text:p>0</text:p>
          </table:table-cell>
          <table:table-cell table:formula="of:=IF(OR(AND([$Sheet1.T155]&gt;=[.T$23];[$Sheet1.T155]&lt;=[.T$24]);AND([$Sheet1.T155]&gt;=[.T$25];[$Sheet1.T155]&lt;=[.T$26]));0;1)" office:value-type="float" office:value="0" calcext:value-type="float">
            <text:p>0</text:p>
          </table:table-cell>
          <table:table-cell table:formula="of:=IF(OR(AND([$Sheet1.U155]&gt;=[.U$23];[$Sheet1.U155]&lt;=[.U$24]);AND([$Sheet1.U155]&gt;=[.U$25];[$Sheet1.U15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6]&gt;=[.B$23];[$Sheet1.B156]&lt;=[.B$24]);AND([$Sheet1.B156]&gt;=[.B$25];[$Sheet1.B156]&lt;=[.B$26]));0;1)" office:value-type="float" office:value="0" calcext:value-type="float">
            <text:p>0</text:p>
          </table:table-cell>
          <table:table-cell table:formula="of:=IF(OR(AND([$Sheet1.C156]&gt;=[.C$23];[$Sheet1.C156]&lt;=[.C$24]);AND([$Sheet1.C156]&gt;=[.C$25];[$Sheet1.C156]&lt;=[.C$26]));0;1)" office:value-type="float" office:value="0" calcext:value-type="float">
            <text:p>0</text:p>
          </table:table-cell>
          <table:table-cell table:formula="of:=IF(OR(AND([$Sheet1.D156]&gt;=[.D$23];[$Sheet1.D156]&lt;=[.D$24]);AND([$Sheet1.D156]&gt;=[.D$25];[$Sheet1.D156]&lt;=[.D$26]));0;1)" office:value-type="float" office:value="0" calcext:value-type="float">
            <text:p>0</text:p>
          </table:table-cell>
          <table:table-cell table:formula="of:=IF(OR(AND([$Sheet1.E156]&gt;=[.E$23];[$Sheet1.E156]&lt;=[.E$24]);AND([$Sheet1.E156]&gt;=[.E$25];[$Sheet1.E156]&lt;=[.E$26]));0;1)" office:value-type="float" office:value="0" calcext:value-type="float">
            <text:p>0</text:p>
          </table:table-cell>
          <table:table-cell table:formula="of:=IF(OR(AND([$Sheet1.F156]&gt;=[.F$23];[$Sheet1.F156]&lt;=[.F$24]);AND([$Sheet1.F156]&gt;=[.F$25];[$Sheet1.F156]&lt;=[.F$26]));0;1)" office:value-type="float" office:value="0" calcext:value-type="float">
            <text:p>0</text:p>
          </table:table-cell>
          <table:table-cell table:formula="of:=IF(OR(AND([$Sheet1.G156]&gt;=[.G$23];[$Sheet1.G156]&lt;=[.G$24]);AND([$Sheet1.G156]&gt;=[.G$25];[$Sheet1.G156]&lt;=[.G$26]));0;1)" office:value-type="float" office:value="0" calcext:value-type="float">
            <text:p>0</text:p>
          </table:table-cell>
          <table:table-cell table:formula="of:=IF(OR(AND([$Sheet1.H156]&gt;=[.H$23];[$Sheet1.H156]&lt;=[.H$24]);AND([$Sheet1.H156]&gt;=[.H$25];[$Sheet1.H156]&lt;=[.H$26]));0;1)" office:value-type="float" office:value="0" calcext:value-type="float">
            <text:p>0</text:p>
          </table:table-cell>
          <table:table-cell table:formula="of:=IF(OR(AND([$Sheet1.I156]&gt;=[.I$23];[$Sheet1.I156]&lt;=[.I$24]);AND([$Sheet1.I156]&gt;=[.I$25];[$Sheet1.I156]&lt;=[.I$26]));0;1)" office:value-type="float" office:value="0" calcext:value-type="float">
            <text:p>0</text:p>
          </table:table-cell>
          <table:table-cell table:formula="of:=IF(OR(AND([$Sheet1.J156]&gt;=[.J$23];[$Sheet1.J156]&lt;=[.J$24]);AND([$Sheet1.J156]&gt;=[.J$25];[$Sheet1.J156]&lt;=[.J$26]));0;1)" office:value-type="float" office:value="0" calcext:value-type="float">
            <text:p>0</text:p>
          </table:table-cell>
          <table:table-cell table:formula="of:=IF(OR(AND([$Sheet1.K156]&gt;=[.K$23];[$Sheet1.K156]&lt;=[.K$24]);AND([$Sheet1.K156]&gt;=[.K$25];[$Sheet1.K156]&lt;=[.K$26]));0;1)" office:value-type="float" office:value="0" calcext:value-type="float">
            <text:p>0</text:p>
          </table:table-cell>
          <table:table-cell table:formula="of:=IF(OR(AND([$Sheet1.L156]&gt;=[.L$23];[$Sheet1.L156]&lt;=[.L$24]);AND([$Sheet1.L156]&gt;=[.L$25];[$Sheet1.L156]&lt;=[.L$26]));0;1)" office:value-type="float" office:value="0" calcext:value-type="float">
            <text:p>0</text:p>
          </table:table-cell>
          <table:table-cell table:formula="of:=IF(OR(AND([$Sheet1.M156]&gt;=[.M$23];[$Sheet1.M156]&lt;=[.M$24]);AND([$Sheet1.M156]&gt;=[.M$25];[$Sheet1.M156]&lt;=[.M$26]));0;1)" office:value-type="float" office:value="0" calcext:value-type="float">
            <text:p>0</text:p>
          </table:table-cell>
          <table:table-cell table:formula="of:=IF(OR(AND([$Sheet1.N156]&gt;=[.N$23];[$Sheet1.N156]&lt;=[.N$24]);AND([$Sheet1.N156]&gt;=[.N$25];[$Sheet1.N156]&lt;=[.N$26]));0;1)" office:value-type="float" office:value="0" calcext:value-type="float">
            <text:p>0</text:p>
          </table:table-cell>
          <table:table-cell table:formula="of:=IF(OR(AND([$Sheet1.O156]&gt;=[.O$23];[$Sheet1.O156]&lt;=[.O$24]);AND([$Sheet1.O156]&gt;=[.O$25];[$Sheet1.O156]&lt;=[.O$26]));0;1)" office:value-type="float" office:value="0" calcext:value-type="float">
            <text:p>0</text:p>
          </table:table-cell>
          <table:table-cell table:formula="of:=IF(OR(AND([$Sheet1.P156]&gt;=[.P$23];[$Sheet1.P156]&lt;=[.P$24]);AND([$Sheet1.P156]&gt;=[.P$25];[$Sheet1.P156]&lt;=[.P$26]));0;1)" office:value-type="float" office:value="0" calcext:value-type="float">
            <text:p>0</text:p>
          </table:table-cell>
          <table:table-cell table:formula="of:=IF(OR(AND([$Sheet1.Q156]&gt;=[.Q$23];[$Sheet1.Q156]&lt;=[.Q$24]);AND([$Sheet1.Q156]&gt;=[.Q$25];[$Sheet1.Q156]&lt;=[.Q$26]));0;1)" office:value-type="float" office:value="0" calcext:value-type="float">
            <text:p>0</text:p>
          </table:table-cell>
          <table:table-cell table:formula="of:=IF(OR(AND([$Sheet1.R156]&gt;=[.R$23];[$Sheet1.R156]&lt;=[.R$24]);AND([$Sheet1.R156]&gt;=[.R$25];[$Sheet1.R156]&lt;=[.R$26]));0;1)" office:value-type="float" office:value="0" calcext:value-type="float">
            <text:p>0</text:p>
          </table:table-cell>
          <table:table-cell table:formula="of:=IF(OR(AND([$Sheet1.S156]&gt;=[.S$23];[$Sheet1.S156]&lt;=[.S$24]);AND([$Sheet1.S156]&gt;=[.S$25];[$Sheet1.S156]&lt;=[.S$26]));0;1)" office:value-type="float" office:value="0" calcext:value-type="float">
            <text:p>0</text:p>
          </table:table-cell>
          <table:table-cell table:formula="of:=IF(OR(AND([$Sheet1.T156]&gt;=[.T$23];[$Sheet1.T156]&lt;=[.T$24]);AND([$Sheet1.T156]&gt;=[.T$25];[$Sheet1.T156]&lt;=[.T$26]));0;1)" office:value-type="float" office:value="0" calcext:value-type="float">
            <text:p>0</text:p>
          </table:table-cell>
          <table:table-cell table:formula="of:=IF(OR(AND([$Sheet1.U156]&gt;=[.U$23];[$Sheet1.U156]&lt;=[.U$24]);AND([$Sheet1.U156]&gt;=[.U$25];[$Sheet1.U15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7]&gt;=[.B$23];[$Sheet1.B157]&lt;=[.B$24]);AND([$Sheet1.B157]&gt;=[.B$25];[$Sheet1.B157]&lt;=[.B$26]));0;1)" office:value-type="float" office:value="0" calcext:value-type="float">
            <text:p>0</text:p>
          </table:table-cell>
          <table:table-cell table:formula="of:=IF(OR(AND([$Sheet1.C157]&gt;=[.C$23];[$Sheet1.C157]&lt;=[.C$24]);AND([$Sheet1.C157]&gt;=[.C$25];[$Sheet1.C157]&lt;=[.C$26]));0;1)" office:value-type="float" office:value="0" calcext:value-type="float">
            <text:p>0</text:p>
          </table:table-cell>
          <table:table-cell table:formula="of:=IF(OR(AND([$Sheet1.D157]&gt;=[.D$23];[$Sheet1.D157]&lt;=[.D$24]);AND([$Sheet1.D157]&gt;=[.D$25];[$Sheet1.D157]&lt;=[.D$26]));0;1)" office:value-type="float" office:value="0" calcext:value-type="float">
            <text:p>0</text:p>
          </table:table-cell>
          <table:table-cell table:formula="of:=IF(OR(AND([$Sheet1.E157]&gt;=[.E$23];[$Sheet1.E157]&lt;=[.E$24]);AND([$Sheet1.E157]&gt;=[.E$25];[$Sheet1.E157]&lt;=[.E$26]));0;1)" office:value-type="float" office:value="0" calcext:value-type="float">
            <text:p>0</text:p>
          </table:table-cell>
          <table:table-cell table:formula="of:=IF(OR(AND([$Sheet1.F157]&gt;=[.F$23];[$Sheet1.F157]&lt;=[.F$24]);AND([$Sheet1.F157]&gt;=[.F$25];[$Sheet1.F157]&lt;=[.F$26]));0;1)" office:value-type="float" office:value="0" calcext:value-type="float">
            <text:p>0</text:p>
          </table:table-cell>
          <table:table-cell table:formula="of:=IF(OR(AND([$Sheet1.G157]&gt;=[.G$23];[$Sheet1.G157]&lt;=[.G$24]);AND([$Sheet1.G157]&gt;=[.G$25];[$Sheet1.G157]&lt;=[.G$26]));0;1)" office:value-type="float" office:value="0" calcext:value-type="float">
            <text:p>0</text:p>
          </table:table-cell>
          <table:table-cell table:formula="of:=IF(OR(AND([$Sheet1.H157]&gt;=[.H$23];[$Sheet1.H157]&lt;=[.H$24]);AND([$Sheet1.H157]&gt;=[.H$25];[$Sheet1.H157]&lt;=[.H$26]));0;1)" office:value-type="float" office:value="0" calcext:value-type="float">
            <text:p>0</text:p>
          </table:table-cell>
          <table:table-cell table:formula="of:=IF(OR(AND([$Sheet1.I157]&gt;=[.I$23];[$Sheet1.I157]&lt;=[.I$24]);AND([$Sheet1.I157]&gt;=[.I$25];[$Sheet1.I157]&lt;=[.I$26]));0;1)" office:value-type="float" office:value="0" calcext:value-type="float">
            <text:p>0</text:p>
          </table:table-cell>
          <table:table-cell table:formula="of:=IF(OR(AND([$Sheet1.J157]&gt;=[.J$23];[$Sheet1.J157]&lt;=[.J$24]);AND([$Sheet1.J157]&gt;=[.J$25];[$Sheet1.J157]&lt;=[.J$26]));0;1)" office:value-type="float" office:value="0" calcext:value-type="float">
            <text:p>0</text:p>
          </table:table-cell>
          <table:table-cell table:formula="of:=IF(OR(AND([$Sheet1.K157]&gt;=[.K$23];[$Sheet1.K157]&lt;=[.K$24]);AND([$Sheet1.K157]&gt;=[.K$25];[$Sheet1.K157]&lt;=[.K$26]));0;1)" office:value-type="float" office:value="0" calcext:value-type="float">
            <text:p>0</text:p>
          </table:table-cell>
          <table:table-cell table:formula="of:=IF(OR(AND([$Sheet1.L157]&gt;=[.L$23];[$Sheet1.L157]&lt;=[.L$24]);AND([$Sheet1.L157]&gt;=[.L$25];[$Sheet1.L157]&lt;=[.L$26]));0;1)" office:value-type="float" office:value="0" calcext:value-type="float">
            <text:p>0</text:p>
          </table:table-cell>
          <table:table-cell table:formula="of:=IF(OR(AND([$Sheet1.M157]&gt;=[.M$23];[$Sheet1.M157]&lt;=[.M$24]);AND([$Sheet1.M157]&gt;=[.M$25];[$Sheet1.M157]&lt;=[.M$26]));0;1)" office:value-type="float" office:value="0" calcext:value-type="float">
            <text:p>0</text:p>
          </table:table-cell>
          <table:table-cell table:formula="of:=IF(OR(AND([$Sheet1.N157]&gt;=[.N$23];[$Sheet1.N157]&lt;=[.N$24]);AND([$Sheet1.N157]&gt;=[.N$25];[$Sheet1.N157]&lt;=[.N$26]));0;1)" office:value-type="float" office:value="0" calcext:value-type="float">
            <text:p>0</text:p>
          </table:table-cell>
          <table:table-cell table:formula="of:=IF(OR(AND([$Sheet1.O157]&gt;=[.O$23];[$Sheet1.O157]&lt;=[.O$24]);AND([$Sheet1.O157]&gt;=[.O$25];[$Sheet1.O157]&lt;=[.O$26]));0;1)" office:value-type="float" office:value="0" calcext:value-type="float">
            <text:p>0</text:p>
          </table:table-cell>
          <table:table-cell table:formula="of:=IF(OR(AND([$Sheet1.P157]&gt;=[.P$23];[$Sheet1.P157]&lt;=[.P$24]);AND([$Sheet1.P157]&gt;=[.P$25];[$Sheet1.P157]&lt;=[.P$26]));0;1)" office:value-type="float" office:value="0" calcext:value-type="float">
            <text:p>0</text:p>
          </table:table-cell>
          <table:table-cell table:formula="of:=IF(OR(AND([$Sheet1.Q157]&gt;=[.Q$23];[$Sheet1.Q157]&lt;=[.Q$24]);AND([$Sheet1.Q157]&gt;=[.Q$25];[$Sheet1.Q157]&lt;=[.Q$26]));0;1)" office:value-type="float" office:value="0" calcext:value-type="float">
            <text:p>0</text:p>
          </table:table-cell>
          <table:table-cell table:formula="of:=IF(OR(AND([$Sheet1.R157]&gt;=[.R$23];[$Sheet1.R157]&lt;=[.R$24]);AND([$Sheet1.R157]&gt;=[.R$25];[$Sheet1.R157]&lt;=[.R$26]));0;1)" office:value-type="float" office:value="0" calcext:value-type="float">
            <text:p>0</text:p>
          </table:table-cell>
          <table:table-cell table:formula="of:=IF(OR(AND([$Sheet1.S157]&gt;=[.S$23];[$Sheet1.S157]&lt;=[.S$24]);AND([$Sheet1.S157]&gt;=[.S$25];[$Sheet1.S157]&lt;=[.S$26]));0;1)" office:value-type="float" office:value="0" calcext:value-type="float">
            <text:p>0</text:p>
          </table:table-cell>
          <table:table-cell table:formula="of:=IF(OR(AND([$Sheet1.T157]&gt;=[.T$23];[$Sheet1.T157]&lt;=[.T$24]);AND([$Sheet1.T157]&gt;=[.T$25];[$Sheet1.T157]&lt;=[.T$26]));0;1)" office:value-type="float" office:value="0" calcext:value-type="float">
            <text:p>0</text:p>
          </table:table-cell>
          <table:table-cell table:formula="of:=IF(OR(AND([$Sheet1.U157]&gt;=[.U$23];[$Sheet1.U157]&lt;=[.U$24]);AND([$Sheet1.U157]&gt;=[.U$25];[$Sheet1.U15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8]&gt;=[.B$23];[$Sheet1.B158]&lt;=[.B$24]);AND([$Sheet1.B158]&gt;=[.B$25];[$Sheet1.B158]&lt;=[.B$26]));0;1)" office:value-type="float" office:value="0" calcext:value-type="float">
            <text:p>0</text:p>
          </table:table-cell>
          <table:table-cell table:formula="of:=IF(OR(AND([$Sheet1.C158]&gt;=[.C$23];[$Sheet1.C158]&lt;=[.C$24]);AND([$Sheet1.C158]&gt;=[.C$25];[$Sheet1.C158]&lt;=[.C$26]));0;1)" office:value-type="float" office:value="0" calcext:value-type="float">
            <text:p>0</text:p>
          </table:table-cell>
          <table:table-cell table:formula="of:=IF(OR(AND([$Sheet1.D158]&gt;=[.D$23];[$Sheet1.D158]&lt;=[.D$24]);AND([$Sheet1.D158]&gt;=[.D$25];[$Sheet1.D158]&lt;=[.D$26]));0;1)" office:value-type="float" office:value="0" calcext:value-type="float">
            <text:p>0</text:p>
          </table:table-cell>
          <table:table-cell table:formula="of:=IF(OR(AND([$Sheet1.E158]&gt;=[.E$23];[$Sheet1.E158]&lt;=[.E$24]);AND([$Sheet1.E158]&gt;=[.E$25];[$Sheet1.E158]&lt;=[.E$26]));0;1)" office:value-type="float" office:value="0" calcext:value-type="float">
            <text:p>0</text:p>
          </table:table-cell>
          <table:table-cell table:formula="of:=IF(OR(AND([$Sheet1.F158]&gt;=[.F$23];[$Sheet1.F158]&lt;=[.F$24]);AND([$Sheet1.F158]&gt;=[.F$25];[$Sheet1.F158]&lt;=[.F$26]));0;1)" office:value-type="float" office:value="0" calcext:value-type="float">
            <text:p>0</text:p>
          </table:table-cell>
          <table:table-cell table:formula="of:=IF(OR(AND([$Sheet1.G158]&gt;=[.G$23];[$Sheet1.G158]&lt;=[.G$24]);AND([$Sheet1.G158]&gt;=[.G$25];[$Sheet1.G158]&lt;=[.G$26]));0;1)" office:value-type="float" office:value="0" calcext:value-type="float">
            <text:p>0</text:p>
          </table:table-cell>
          <table:table-cell table:formula="of:=IF(OR(AND([$Sheet1.H158]&gt;=[.H$23];[$Sheet1.H158]&lt;=[.H$24]);AND([$Sheet1.H158]&gt;=[.H$25];[$Sheet1.H158]&lt;=[.H$26]));0;1)" office:value-type="float" office:value="0" calcext:value-type="float">
            <text:p>0</text:p>
          </table:table-cell>
          <table:table-cell table:formula="of:=IF(OR(AND([$Sheet1.I158]&gt;=[.I$23];[$Sheet1.I158]&lt;=[.I$24]);AND([$Sheet1.I158]&gt;=[.I$25];[$Sheet1.I158]&lt;=[.I$26]));0;1)" office:value-type="float" office:value="0" calcext:value-type="float">
            <text:p>0</text:p>
          </table:table-cell>
          <table:table-cell table:formula="of:=IF(OR(AND([$Sheet1.J158]&gt;=[.J$23];[$Sheet1.J158]&lt;=[.J$24]);AND([$Sheet1.J158]&gt;=[.J$25];[$Sheet1.J158]&lt;=[.J$26]));0;1)" office:value-type="float" office:value="0" calcext:value-type="float">
            <text:p>0</text:p>
          </table:table-cell>
          <table:table-cell table:formula="of:=IF(OR(AND([$Sheet1.K158]&gt;=[.K$23];[$Sheet1.K158]&lt;=[.K$24]);AND([$Sheet1.K158]&gt;=[.K$25];[$Sheet1.K158]&lt;=[.K$26]));0;1)" office:value-type="float" office:value="0" calcext:value-type="float">
            <text:p>0</text:p>
          </table:table-cell>
          <table:table-cell table:formula="of:=IF(OR(AND([$Sheet1.L158]&gt;=[.L$23];[$Sheet1.L158]&lt;=[.L$24]);AND([$Sheet1.L158]&gt;=[.L$25];[$Sheet1.L158]&lt;=[.L$26]));0;1)" office:value-type="float" office:value="0" calcext:value-type="float">
            <text:p>0</text:p>
          </table:table-cell>
          <table:table-cell table:formula="of:=IF(OR(AND([$Sheet1.M158]&gt;=[.M$23];[$Sheet1.M158]&lt;=[.M$24]);AND([$Sheet1.M158]&gt;=[.M$25];[$Sheet1.M158]&lt;=[.M$26]));0;1)" office:value-type="float" office:value="0" calcext:value-type="float">
            <text:p>0</text:p>
          </table:table-cell>
          <table:table-cell table:formula="of:=IF(OR(AND([$Sheet1.N158]&gt;=[.N$23];[$Sheet1.N158]&lt;=[.N$24]);AND([$Sheet1.N158]&gt;=[.N$25];[$Sheet1.N158]&lt;=[.N$26]));0;1)" office:value-type="float" office:value="0" calcext:value-type="float">
            <text:p>0</text:p>
          </table:table-cell>
          <table:table-cell table:formula="of:=IF(OR(AND([$Sheet1.O158]&gt;=[.O$23];[$Sheet1.O158]&lt;=[.O$24]);AND([$Sheet1.O158]&gt;=[.O$25];[$Sheet1.O158]&lt;=[.O$26]));0;1)" office:value-type="float" office:value="0" calcext:value-type="float">
            <text:p>0</text:p>
          </table:table-cell>
          <table:table-cell table:formula="of:=IF(OR(AND([$Sheet1.P158]&gt;=[.P$23];[$Sheet1.P158]&lt;=[.P$24]);AND([$Sheet1.P158]&gt;=[.P$25];[$Sheet1.P158]&lt;=[.P$26]));0;1)" office:value-type="float" office:value="0" calcext:value-type="float">
            <text:p>0</text:p>
          </table:table-cell>
          <table:table-cell table:formula="of:=IF(OR(AND([$Sheet1.Q158]&gt;=[.Q$23];[$Sheet1.Q158]&lt;=[.Q$24]);AND([$Sheet1.Q158]&gt;=[.Q$25];[$Sheet1.Q158]&lt;=[.Q$26]));0;1)" office:value-type="float" office:value="0" calcext:value-type="float">
            <text:p>0</text:p>
          </table:table-cell>
          <table:table-cell table:formula="of:=IF(OR(AND([$Sheet1.R158]&gt;=[.R$23];[$Sheet1.R158]&lt;=[.R$24]);AND([$Sheet1.R158]&gt;=[.R$25];[$Sheet1.R158]&lt;=[.R$26]));0;1)" office:value-type="float" office:value="0" calcext:value-type="float">
            <text:p>0</text:p>
          </table:table-cell>
          <table:table-cell table:formula="of:=IF(OR(AND([$Sheet1.S158]&gt;=[.S$23];[$Sheet1.S158]&lt;=[.S$24]);AND([$Sheet1.S158]&gt;=[.S$25];[$Sheet1.S158]&lt;=[.S$26]));0;1)" office:value-type="float" office:value="0" calcext:value-type="float">
            <text:p>0</text:p>
          </table:table-cell>
          <table:table-cell table:formula="of:=IF(OR(AND([$Sheet1.T158]&gt;=[.T$23];[$Sheet1.T158]&lt;=[.T$24]);AND([$Sheet1.T158]&gt;=[.T$25];[$Sheet1.T158]&lt;=[.T$26]));0;1)" office:value-type="float" office:value="0" calcext:value-type="float">
            <text:p>0</text:p>
          </table:table-cell>
          <table:table-cell table:formula="of:=IF(OR(AND([$Sheet1.U158]&gt;=[.U$23];[$Sheet1.U158]&lt;=[.U$24]);AND([$Sheet1.U158]&gt;=[.U$25];[$Sheet1.U15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59]&gt;=[.B$23];[$Sheet1.B159]&lt;=[.B$24]);AND([$Sheet1.B159]&gt;=[.B$25];[$Sheet1.B159]&lt;=[.B$26]));0;1)" office:value-type="float" office:value="0" calcext:value-type="float">
            <text:p>0</text:p>
          </table:table-cell>
          <table:table-cell table:formula="of:=IF(OR(AND([$Sheet1.C159]&gt;=[.C$23];[$Sheet1.C159]&lt;=[.C$24]);AND([$Sheet1.C159]&gt;=[.C$25];[$Sheet1.C159]&lt;=[.C$26]));0;1)" office:value-type="float" office:value="0" calcext:value-type="float">
            <text:p>0</text:p>
          </table:table-cell>
          <table:table-cell table:formula="of:=IF(OR(AND([$Sheet1.D159]&gt;=[.D$23];[$Sheet1.D159]&lt;=[.D$24]);AND([$Sheet1.D159]&gt;=[.D$25];[$Sheet1.D159]&lt;=[.D$26]));0;1)" office:value-type="float" office:value="0" calcext:value-type="float">
            <text:p>0</text:p>
          </table:table-cell>
          <table:table-cell table:formula="of:=IF(OR(AND([$Sheet1.E159]&gt;=[.E$23];[$Sheet1.E159]&lt;=[.E$24]);AND([$Sheet1.E159]&gt;=[.E$25];[$Sheet1.E159]&lt;=[.E$26]));0;1)" office:value-type="float" office:value="0" calcext:value-type="float">
            <text:p>0</text:p>
          </table:table-cell>
          <table:table-cell table:formula="of:=IF(OR(AND([$Sheet1.F159]&gt;=[.F$23];[$Sheet1.F159]&lt;=[.F$24]);AND([$Sheet1.F159]&gt;=[.F$25];[$Sheet1.F159]&lt;=[.F$26]));0;1)" office:value-type="float" office:value="0" calcext:value-type="float">
            <text:p>0</text:p>
          </table:table-cell>
          <table:table-cell table:formula="of:=IF(OR(AND([$Sheet1.G159]&gt;=[.G$23];[$Sheet1.G159]&lt;=[.G$24]);AND([$Sheet1.G159]&gt;=[.G$25];[$Sheet1.G159]&lt;=[.G$26]));0;1)" office:value-type="float" office:value="0" calcext:value-type="float">
            <text:p>0</text:p>
          </table:table-cell>
          <table:table-cell table:formula="of:=IF(OR(AND([$Sheet1.H159]&gt;=[.H$23];[$Sheet1.H159]&lt;=[.H$24]);AND([$Sheet1.H159]&gt;=[.H$25];[$Sheet1.H159]&lt;=[.H$26]));0;1)" office:value-type="float" office:value="0" calcext:value-type="float">
            <text:p>0</text:p>
          </table:table-cell>
          <table:table-cell table:formula="of:=IF(OR(AND([$Sheet1.I159]&gt;=[.I$23];[$Sheet1.I159]&lt;=[.I$24]);AND([$Sheet1.I159]&gt;=[.I$25];[$Sheet1.I159]&lt;=[.I$26]));0;1)" office:value-type="float" office:value="0" calcext:value-type="float">
            <text:p>0</text:p>
          </table:table-cell>
          <table:table-cell table:formula="of:=IF(OR(AND([$Sheet1.J159]&gt;=[.J$23];[$Sheet1.J159]&lt;=[.J$24]);AND([$Sheet1.J159]&gt;=[.J$25];[$Sheet1.J159]&lt;=[.J$26]));0;1)" office:value-type="float" office:value="0" calcext:value-type="float">
            <text:p>0</text:p>
          </table:table-cell>
          <table:table-cell table:formula="of:=IF(OR(AND([$Sheet1.K159]&gt;=[.K$23];[$Sheet1.K159]&lt;=[.K$24]);AND([$Sheet1.K159]&gt;=[.K$25];[$Sheet1.K159]&lt;=[.K$26]));0;1)" office:value-type="float" office:value="0" calcext:value-type="float">
            <text:p>0</text:p>
          </table:table-cell>
          <table:table-cell table:formula="of:=IF(OR(AND([$Sheet1.L159]&gt;=[.L$23];[$Sheet1.L159]&lt;=[.L$24]);AND([$Sheet1.L159]&gt;=[.L$25];[$Sheet1.L159]&lt;=[.L$26]));0;1)" office:value-type="float" office:value="0" calcext:value-type="float">
            <text:p>0</text:p>
          </table:table-cell>
          <table:table-cell table:formula="of:=IF(OR(AND([$Sheet1.M159]&gt;=[.M$23];[$Sheet1.M159]&lt;=[.M$24]);AND([$Sheet1.M159]&gt;=[.M$25];[$Sheet1.M159]&lt;=[.M$26]));0;1)" office:value-type="float" office:value="0" calcext:value-type="float">
            <text:p>0</text:p>
          </table:table-cell>
          <table:table-cell table:formula="of:=IF(OR(AND([$Sheet1.N159]&gt;=[.N$23];[$Sheet1.N159]&lt;=[.N$24]);AND([$Sheet1.N159]&gt;=[.N$25];[$Sheet1.N159]&lt;=[.N$26]));0;1)" office:value-type="float" office:value="0" calcext:value-type="float">
            <text:p>0</text:p>
          </table:table-cell>
          <table:table-cell table:formula="of:=IF(OR(AND([$Sheet1.O159]&gt;=[.O$23];[$Sheet1.O159]&lt;=[.O$24]);AND([$Sheet1.O159]&gt;=[.O$25];[$Sheet1.O159]&lt;=[.O$26]));0;1)" office:value-type="float" office:value="0" calcext:value-type="float">
            <text:p>0</text:p>
          </table:table-cell>
          <table:table-cell table:formula="of:=IF(OR(AND([$Sheet1.P159]&gt;=[.P$23];[$Sheet1.P159]&lt;=[.P$24]);AND([$Sheet1.P159]&gt;=[.P$25];[$Sheet1.P159]&lt;=[.P$26]));0;1)" office:value-type="float" office:value="0" calcext:value-type="float">
            <text:p>0</text:p>
          </table:table-cell>
          <table:table-cell table:formula="of:=IF(OR(AND([$Sheet1.Q159]&gt;=[.Q$23];[$Sheet1.Q159]&lt;=[.Q$24]);AND([$Sheet1.Q159]&gt;=[.Q$25];[$Sheet1.Q159]&lt;=[.Q$26]));0;1)" office:value-type="float" office:value="0" calcext:value-type="float">
            <text:p>0</text:p>
          </table:table-cell>
          <table:table-cell table:formula="of:=IF(OR(AND([$Sheet1.R159]&gt;=[.R$23];[$Sheet1.R159]&lt;=[.R$24]);AND([$Sheet1.R159]&gt;=[.R$25];[$Sheet1.R159]&lt;=[.R$26]));0;1)" office:value-type="float" office:value="0" calcext:value-type="float">
            <text:p>0</text:p>
          </table:table-cell>
          <table:table-cell table:formula="of:=IF(OR(AND([$Sheet1.S159]&gt;=[.S$23];[$Sheet1.S159]&lt;=[.S$24]);AND([$Sheet1.S159]&gt;=[.S$25];[$Sheet1.S159]&lt;=[.S$26]));0;1)" office:value-type="float" office:value="0" calcext:value-type="float">
            <text:p>0</text:p>
          </table:table-cell>
          <table:table-cell table:formula="of:=IF(OR(AND([$Sheet1.T159]&gt;=[.T$23];[$Sheet1.T159]&lt;=[.T$24]);AND([$Sheet1.T159]&gt;=[.T$25];[$Sheet1.T159]&lt;=[.T$26]));0;1)" office:value-type="float" office:value="0" calcext:value-type="float">
            <text:p>0</text:p>
          </table:table-cell>
          <table:table-cell table:formula="of:=IF(OR(AND([$Sheet1.U159]&gt;=[.U$23];[$Sheet1.U159]&lt;=[.U$24]);AND([$Sheet1.U159]&gt;=[.U$25];[$Sheet1.U15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0]&gt;=[.B$23];[$Sheet1.B160]&lt;=[.B$24]);AND([$Sheet1.B160]&gt;=[.B$25];[$Sheet1.B160]&lt;=[.B$26]));0;1)" office:value-type="float" office:value="0" calcext:value-type="float">
            <text:p>0</text:p>
          </table:table-cell>
          <table:table-cell table:formula="of:=IF(OR(AND([$Sheet1.C160]&gt;=[.C$23];[$Sheet1.C160]&lt;=[.C$24]);AND([$Sheet1.C160]&gt;=[.C$25];[$Sheet1.C160]&lt;=[.C$26]));0;1)" office:value-type="float" office:value="0" calcext:value-type="float">
            <text:p>0</text:p>
          </table:table-cell>
          <table:table-cell table:formula="of:=IF(OR(AND([$Sheet1.D160]&gt;=[.D$23];[$Sheet1.D160]&lt;=[.D$24]);AND([$Sheet1.D160]&gt;=[.D$25];[$Sheet1.D160]&lt;=[.D$26]));0;1)" office:value-type="float" office:value="0" calcext:value-type="float">
            <text:p>0</text:p>
          </table:table-cell>
          <table:table-cell table:formula="of:=IF(OR(AND([$Sheet1.E160]&gt;=[.E$23];[$Sheet1.E160]&lt;=[.E$24]);AND([$Sheet1.E160]&gt;=[.E$25];[$Sheet1.E160]&lt;=[.E$26]));0;1)" office:value-type="float" office:value="0" calcext:value-type="float">
            <text:p>0</text:p>
          </table:table-cell>
          <table:table-cell table:formula="of:=IF(OR(AND([$Sheet1.F160]&gt;=[.F$23];[$Sheet1.F160]&lt;=[.F$24]);AND([$Sheet1.F160]&gt;=[.F$25];[$Sheet1.F160]&lt;=[.F$26]));0;1)" office:value-type="float" office:value="0" calcext:value-type="float">
            <text:p>0</text:p>
          </table:table-cell>
          <table:table-cell table:formula="of:=IF(OR(AND([$Sheet1.G160]&gt;=[.G$23];[$Sheet1.G160]&lt;=[.G$24]);AND([$Sheet1.G160]&gt;=[.G$25];[$Sheet1.G160]&lt;=[.G$26]));0;1)" office:value-type="float" office:value="0" calcext:value-type="float">
            <text:p>0</text:p>
          </table:table-cell>
          <table:table-cell table:formula="of:=IF(OR(AND([$Sheet1.H160]&gt;=[.H$23];[$Sheet1.H160]&lt;=[.H$24]);AND([$Sheet1.H160]&gt;=[.H$25];[$Sheet1.H160]&lt;=[.H$26]));0;1)" office:value-type="float" office:value="0" calcext:value-type="float">
            <text:p>0</text:p>
          </table:table-cell>
          <table:table-cell table:formula="of:=IF(OR(AND([$Sheet1.I160]&gt;=[.I$23];[$Sheet1.I160]&lt;=[.I$24]);AND([$Sheet1.I160]&gt;=[.I$25];[$Sheet1.I160]&lt;=[.I$26]));0;1)" office:value-type="float" office:value="0" calcext:value-type="float">
            <text:p>0</text:p>
          </table:table-cell>
          <table:table-cell table:formula="of:=IF(OR(AND([$Sheet1.J160]&gt;=[.J$23];[$Sheet1.J160]&lt;=[.J$24]);AND([$Sheet1.J160]&gt;=[.J$25];[$Sheet1.J160]&lt;=[.J$26]));0;1)" office:value-type="float" office:value="0" calcext:value-type="float">
            <text:p>0</text:p>
          </table:table-cell>
          <table:table-cell table:formula="of:=IF(OR(AND([$Sheet1.K160]&gt;=[.K$23];[$Sheet1.K160]&lt;=[.K$24]);AND([$Sheet1.K160]&gt;=[.K$25];[$Sheet1.K160]&lt;=[.K$26]));0;1)" office:value-type="float" office:value="0" calcext:value-type="float">
            <text:p>0</text:p>
          </table:table-cell>
          <table:table-cell table:formula="of:=IF(OR(AND([$Sheet1.L160]&gt;=[.L$23];[$Sheet1.L160]&lt;=[.L$24]);AND([$Sheet1.L160]&gt;=[.L$25];[$Sheet1.L160]&lt;=[.L$26]));0;1)" office:value-type="float" office:value="0" calcext:value-type="float">
            <text:p>0</text:p>
          </table:table-cell>
          <table:table-cell table:formula="of:=IF(OR(AND([$Sheet1.M160]&gt;=[.M$23];[$Sheet1.M160]&lt;=[.M$24]);AND([$Sheet1.M160]&gt;=[.M$25];[$Sheet1.M160]&lt;=[.M$26]));0;1)" office:value-type="float" office:value="0" calcext:value-type="float">
            <text:p>0</text:p>
          </table:table-cell>
          <table:table-cell table:formula="of:=IF(OR(AND([$Sheet1.N160]&gt;=[.N$23];[$Sheet1.N160]&lt;=[.N$24]);AND([$Sheet1.N160]&gt;=[.N$25];[$Sheet1.N160]&lt;=[.N$26]));0;1)" office:value-type="float" office:value="0" calcext:value-type="float">
            <text:p>0</text:p>
          </table:table-cell>
          <table:table-cell table:formula="of:=IF(OR(AND([$Sheet1.O160]&gt;=[.O$23];[$Sheet1.O160]&lt;=[.O$24]);AND([$Sheet1.O160]&gt;=[.O$25];[$Sheet1.O160]&lt;=[.O$26]));0;1)" office:value-type="float" office:value="0" calcext:value-type="float">
            <text:p>0</text:p>
          </table:table-cell>
          <table:table-cell table:formula="of:=IF(OR(AND([$Sheet1.P160]&gt;=[.P$23];[$Sheet1.P160]&lt;=[.P$24]);AND([$Sheet1.P160]&gt;=[.P$25];[$Sheet1.P160]&lt;=[.P$26]));0;1)" office:value-type="float" office:value="0" calcext:value-type="float">
            <text:p>0</text:p>
          </table:table-cell>
          <table:table-cell table:formula="of:=IF(OR(AND([$Sheet1.Q160]&gt;=[.Q$23];[$Sheet1.Q160]&lt;=[.Q$24]);AND([$Sheet1.Q160]&gt;=[.Q$25];[$Sheet1.Q160]&lt;=[.Q$26]));0;1)" office:value-type="float" office:value="0" calcext:value-type="float">
            <text:p>0</text:p>
          </table:table-cell>
          <table:table-cell table:formula="of:=IF(OR(AND([$Sheet1.R160]&gt;=[.R$23];[$Sheet1.R160]&lt;=[.R$24]);AND([$Sheet1.R160]&gt;=[.R$25];[$Sheet1.R160]&lt;=[.R$26]));0;1)" office:value-type="float" office:value="0" calcext:value-type="float">
            <text:p>0</text:p>
          </table:table-cell>
          <table:table-cell table:formula="of:=IF(OR(AND([$Sheet1.S160]&gt;=[.S$23];[$Sheet1.S160]&lt;=[.S$24]);AND([$Sheet1.S160]&gt;=[.S$25];[$Sheet1.S160]&lt;=[.S$26]));0;1)" office:value-type="float" office:value="0" calcext:value-type="float">
            <text:p>0</text:p>
          </table:table-cell>
          <table:table-cell table:formula="of:=IF(OR(AND([$Sheet1.T160]&gt;=[.T$23];[$Sheet1.T160]&lt;=[.T$24]);AND([$Sheet1.T160]&gt;=[.T$25];[$Sheet1.T160]&lt;=[.T$26]));0;1)" office:value-type="float" office:value="0" calcext:value-type="float">
            <text:p>0</text:p>
          </table:table-cell>
          <table:table-cell table:formula="of:=IF(OR(AND([$Sheet1.U160]&gt;=[.U$23];[$Sheet1.U160]&lt;=[.U$24]);AND([$Sheet1.U160]&gt;=[.U$25];[$Sheet1.U16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1]&gt;=[.B$23];[$Sheet1.B161]&lt;=[.B$24]);AND([$Sheet1.B161]&gt;=[.B$25];[$Sheet1.B161]&lt;=[.B$26]));0;1)" office:value-type="float" office:value="0" calcext:value-type="float">
            <text:p>0</text:p>
          </table:table-cell>
          <table:table-cell table:formula="of:=IF(OR(AND([$Sheet1.C161]&gt;=[.C$23];[$Sheet1.C161]&lt;=[.C$24]);AND([$Sheet1.C161]&gt;=[.C$25];[$Sheet1.C161]&lt;=[.C$26]));0;1)" office:value-type="float" office:value="0" calcext:value-type="float">
            <text:p>0</text:p>
          </table:table-cell>
          <table:table-cell table:formula="of:=IF(OR(AND([$Sheet1.D161]&gt;=[.D$23];[$Sheet1.D161]&lt;=[.D$24]);AND([$Sheet1.D161]&gt;=[.D$25];[$Sheet1.D161]&lt;=[.D$26]));0;1)" office:value-type="float" office:value="0" calcext:value-type="float">
            <text:p>0</text:p>
          </table:table-cell>
          <table:table-cell table:formula="of:=IF(OR(AND([$Sheet1.E161]&gt;=[.E$23];[$Sheet1.E161]&lt;=[.E$24]);AND([$Sheet1.E161]&gt;=[.E$25];[$Sheet1.E161]&lt;=[.E$26]));0;1)" office:value-type="float" office:value="0" calcext:value-type="float">
            <text:p>0</text:p>
          </table:table-cell>
          <table:table-cell table:formula="of:=IF(OR(AND([$Sheet1.F161]&gt;=[.F$23];[$Sheet1.F161]&lt;=[.F$24]);AND([$Sheet1.F161]&gt;=[.F$25];[$Sheet1.F161]&lt;=[.F$26]));0;1)" office:value-type="float" office:value="0" calcext:value-type="float">
            <text:p>0</text:p>
          </table:table-cell>
          <table:table-cell table:formula="of:=IF(OR(AND([$Sheet1.G161]&gt;=[.G$23];[$Sheet1.G161]&lt;=[.G$24]);AND([$Sheet1.G161]&gt;=[.G$25];[$Sheet1.G161]&lt;=[.G$26]));0;1)" office:value-type="float" office:value="0" calcext:value-type="float">
            <text:p>0</text:p>
          </table:table-cell>
          <table:table-cell table:formula="of:=IF(OR(AND([$Sheet1.H161]&gt;=[.H$23];[$Sheet1.H161]&lt;=[.H$24]);AND([$Sheet1.H161]&gt;=[.H$25];[$Sheet1.H161]&lt;=[.H$26]));0;1)" office:value-type="float" office:value="0" calcext:value-type="float">
            <text:p>0</text:p>
          </table:table-cell>
          <table:table-cell table:formula="of:=IF(OR(AND([$Sheet1.I161]&gt;=[.I$23];[$Sheet1.I161]&lt;=[.I$24]);AND([$Sheet1.I161]&gt;=[.I$25];[$Sheet1.I161]&lt;=[.I$26]));0;1)" office:value-type="float" office:value="0" calcext:value-type="float">
            <text:p>0</text:p>
          </table:table-cell>
          <table:table-cell table:formula="of:=IF(OR(AND([$Sheet1.J161]&gt;=[.J$23];[$Sheet1.J161]&lt;=[.J$24]);AND([$Sheet1.J161]&gt;=[.J$25];[$Sheet1.J161]&lt;=[.J$26]));0;1)" office:value-type="float" office:value="0" calcext:value-type="float">
            <text:p>0</text:p>
          </table:table-cell>
          <table:table-cell table:formula="of:=IF(OR(AND([$Sheet1.K161]&gt;=[.K$23];[$Sheet1.K161]&lt;=[.K$24]);AND([$Sheet1.K161]&gt;=[.K$25];[$Sheet1.K161]&lt;=[.K$26]));0;1)" office:value-type="float" office:value="0" calcext:value-type="float">
            <text:p>0</text:p>
          </table:table-cell>
          <table:table-cell table:formula="of:=IF(OR(AND([$Sheet1.L161]&gt;=[.L$23];[$Sheet1.L161]&lt;=[.L$24]);AND([$Sheet1.L161]&gt;=[.L$25];[$Sheet1.L161]&lt;=[.L$26]));0;1)" office:value-type="float" office:value="0" calcext:value-type="float">
            <text:p>0</text:p>
          </table:table-cell>
          <table:table-cell table:formula="of:=IF(OR(AND([$Sheet1.M161]&gt;=[.M$23];[$Sheet1.M161]&lt;=[.M$24]);AND([$Sheet1.M161]&gt;=[.M$25];[$Sheet1.M161]&lt;=[.M$26]));0;1)" office:value-type="float" office:value="0" calcext:value-type="float">
            <text:p>0</text:p>
          </table:table-cell>
          <table:table-cell table:formula="of:=IF(OR(AND([$Sheet1.N161]&gt;=[.N$23];[$Sheet1.N161]&lt;=[.N$24]);AND([$Sheet1.N161]&gt;=[.N$25];[$Sheet1.N161]&lt;=[.N$26]));0;1)" office:value-type="float" office:value="0" calcext:value-type="float">
            <text:p>0</text:p>
          </table:table-cell>
          <table:table-cell table:formula="of:=IF(OR(AND([$Sheet1.O161]&gt;=[.O$23];[$Sheet1.O161]&lt;=[.O$24]);AND([$Sheet1.O161]&gt;=[.O$25];[$Sheet1.O161]&lt;=[.O$26]));0;1)" office:value-type="float" office:value="0" calcext:value-type="float">
            <text:p>0</text:p>
          </table:table-cell>
          <table:table-cell table:formula="of:=IF(OR(AND([$Sheet1.P161]&gt;=[.P$23];[$Sheet1.P161]&lt;=[.P$24]);AND([$Sheet1.P161]&gt;=[.P$25];[$Sheet1.P161]&lt;=[.P$26]));0;1)" office:value-type="float" office:value="0" calcext:value-type="float">
            <text:p>0</text:p>
          </table:table-cell>
          <table:table-cell table:formula="of:=IF(OR(AND([$Sheet1.Q161]&gt;=[.Q$23];[$Sheet1.Q161]&lt;=[.Q$24]);AND([$Sheet1.Q161]&gt;=[.Q$25];[$Sheet1.Q161]&lt;=[.Q$26]));0;1)" office:value-type="float" office:value="0" calcext:value-type="float">
            <text:p>0</text:p>
          </table:table-cell>
          <table:table-cell table:formula="of:=IF(OR(AND([$Sheet1.R161]&gt;=[.R$23];[$Sheet1.R161]&lt;=[.R$24]);AND([$Sheet1.R161]&gt;=[.R$25];[$Sheet1.R161]&lt;=[.R$26]));0;1)" office:value-type="float" office:value="0" calcext:value-type="float">
            <text:p>0</text:p>
          </table:table-cell>
          <table:table-cell table:formula="of:=IF(OR(AND([$Sheet1.S161]&gt;=[.S$23];[$Sheet1.S161]&lt;=[.S$24]);AND([$Sheet1.S161]&gt;=[.S$25];[$Sheet1.S161]&lt;=[.S$26]));0;1)" office:value-type="float" office:value="0" calcext:value-type="float">
            <text:p>0</text:p>
          </table:table-cell>
          <table:table-cell table:formula="of:=IF(OR(AND([$Sheet1.T161]&gt;=[.T$23];[$Sheet1.T161]&lt;=[.T$24]);AND([$Sheet1.T161]&gt;=[.T$25];[$Sheet1.T161]&lt;=[.T$26]));0;1)" office:value-type="float" office:value="0" calcext:value-type="float">
            <text:p>0</text:p>
          </table:table-cell>
          <table:table-cell table:formula="of:=IF(OR(AND([$Sheet1.U161]&gt;=[.U$23];[$Sheet1.U161]&lt;=[.U$24]);AND([$Sheet1.U161]&gt;=[.U$25];[$Sheet1.U16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2]&gt;=[.B$23];[$Sheet1.B162]&lt;=[.B$24]);AND([$Sheet1.B162]&gt;=[.B$25];[$Sheet1.B162]&lt;=[.B$26]));0;1)" office:value-type="float" office:value="0" calcext:value-type="float">
            <text:p>0</text:p>
          </table:table-cell>
          <table:table-cell table:formula="of:=IF(OR(AND([$Sheet1.C162]&gt;=[.C$23];[$Sheet1.C162]&lt;=[.C$24]);AND([$Sheet1.C162]&gt;=[.C$25];[$Sheet1.C162]&lt;=[.C$26]));0;1)" office:value-type="float" office:value="0" calcext:value-type="float">
            <text:p>0</text:p>
          </table:table-cell>
          <table:table-cell table:formula="of:=IF(OR(AND([$Sheet1.D162]&gt;=[.D$23];[$Sheet1.D162]&lt;=[.D$24]);AND([$Sheet1.D162]&gt;=[.D$25];[$Sheet1.D162]&lt;=[.D$26]));0;1)" office:value-type="float" office:value="0" calcext:value-type="float">
            <text:p>0</text:p>
          </table:table-cell>
          <table:table-cell table:formula="of:=IF(OR(AND([$Sheet1.E162]&gt;=[.E$23];[$Sheet1.E162]&lt;=[.E$24]);AND([$Sheet1.E162]&gt;=[.E$25];[$Sheet1.E162]&lt;=[.E$26]));0;1)" office:value-type="float" office:value="0" calcext:value-type="float">
            <text:p>0</text:p>
          </table:table-cell>
          <table:table-cell table:formula="of:=IF(OR(AND([$Sheet1.F162]&gt;=[.F$23];[$Sheet1.F162]&lt;=[.F$24]);AND([$Sheet1.F162]&gt;=[.F$25];[$Sheet1.F162]&lt;=[.F$26]));0;1)" office:value-type="float" office:value="0" calcext:value-type="float">
            <text:p>0</text:p>
          </table:table-cell>
          <table:table-cell table:formula="of:=IF(OR(AND([$Sheet1.G162]&gt;=[.G$23];[$Sheet1.G162]&lt;=[.G$24]);AND([$Sheet1.G162]&gt;=[.G$25];[$Sheet1.G162]&lt;=[.G$26]));0;1)" office:value-type="float" office:value="0" calcext:value-type="float">
            <text:p>0</text:p>
          </table:table-cell>
          <table:table-cell table:formula="of:=IF(OR(AND([$Sheet1.H162]&gt;=[.H$23];[$Sheet1.H162]&lt;=[.H$24]);AND([$Sheet1.H162]&gt;=[.H$25];[$Sheet1.H162]&lt;=[.H$26]));0;1)" office:value-type="float" office:value="0" calcext:value-type="float">
            <text:p>0</text:p>
          </table:table-cell>
          <table:table-cell table:formula="of:=IF(OR(AND([$Sheet1.I162]&gt;=[.I$23];[$Sheet1.I162]&lt;=[.I$24]);AND([$Sheet1.I162]&gt;=[.I$25];[$Sheet1.I162]&lt;=[.I$26]));0;1)" office:value-type="float" office:value="0" calcext:value-type="float">
            <text:p>0</text:p>
          </table:table-cell>
          <table:table-cell table:formula="of:=IF(OR(AND([$Sheet1.J162]&gt;=[.J$23];[$Sheet1.J162]&lt;=[.J$24]);AND([$Sheet1.J162]&gt;=[.J$25];[$Sheet1.J162]&lt;=[.J$26]));0;1)" office:value-type="float" office:value="0" calcext:value-type="float">
            <text:p>0</text:p>
          </table:table-cell>
          <table:table-cell table:formula="of:=IF(OR(AND([$Sheet1.K162]&gt;=[.K$23];[$Sheet1.K162]&lt;=[.K$24]);AND([$Sheet1.K162]&gt;=[.K$25];[$Sheet1.K162]&lt;=[.K$26]));0;1)" office:value-type="float" office:value="0" calcext:value-type="float">
            <text:p>0</text:p>
          </table:table-cell>
          <table:table-cell table:formula="of:=IF(OR(AND([$Sheet1.L162]&gt;=[.L$23];[$Sheet1.L162]&lt;=[.L$24]);AND([$Sheet1.L162]&gt;=[.L$25];[$Sheet1.L162]&lt;=[.L$26]));0;1)" office:value-type="float" office:value="0" calcext:value-type="float">
            <text:p>0</text:p>
          </table:table-cell>
          <table:table-cell table:formula="of:=IF(OR(AND([$Sheet1.M162]&gt;=[.M$23];[$Sheet1.M162]&lt;=[.M$24]);AND([$Sheet1.M162]&gt;=[.M$25];[$Sheet1.M162]&lt;=[.M$26]));0;1)" office:value-type="float" office:value="0" calcext:value-type="float">
            <text:p>0</text:p>
          </table:table-cell>
          <table:table-cell table:formula="of:=IF(OR(AND([$Sheet1.N162]&gt;=[.N$23];[$Sheet1.N162]&lt;=[.N$24]);AND([$Sheet1.N162]&gt;=[.N$25];[$Sheet1.N162]&lt;=[.N$26]));0;1)" office:value-type="float" office:value="0" calcext:value-type="float">
            <text:p>0</text:p>
          </table:table-cell>
          <table:table-cell table:formula="of:=IF(OR(AND([$Sheet1.O162]&gt;=[.O$23];[$Sheet1.O162]&lt;=[.O$24]);AND([$Sheet1.O162]&gt;=[.O$25];[$Sheet1.O162]&lt;=[.O$26]));0;1)" office:value-type="float" office:value="0" calcext:value-type="float">
            <text:p>0</text:p>
          </table:table-cell>
          <table:table-cell table:formula="of:=IF(OR(AND([$Sheet1.P162]&gt;=[.P$23];[$Sheet1.P162]&lt;=[.P$24]);AND([$Sheet1.P162]&gt;=[.P$25];[$Sheet1.P162]&lt;=[.P$26]));0;1)" office:value-type="float" office:value="0" calcext:value-type="float">
            <text:p>0</text:p>
          </table:table-cell>
          <table:table-cell table:formula="of:=IF(OR(AND([$Sheet1.Q162]&gt;=[.Q$23];[$Sheet1.Q162]&lt;=[.Q$24]);AND([$Sheet1.Q162]&gt;=[.Q$25];[$Sheet1.Q162]&lt;=[.Q$26]));0;1)" office:value-type="float" office:value="0" calcext:value-type="float">
            <text:p>0</text:p>
          </table:table-cell>
          <table:table-cell table:formula="of:=IF(OR(AND([$Sheet1.R162]&gt;=[.R$23];[$Sheet1.R162]&lt;=[.R$24]);AND([$Sheet1.R162]&gt;=[.R$25];[$Sheet1.R162]&lt;=[.R$26]));0;1)" office:value-type="float" office:value="0" calcext:value-type="float">
            <text:p>0</text:p>
          </table:table-cell>
          <table:table-cell table:formula="of:=IF(OR(AND([$Sheet1.S162]&gt;=[.S$23];[$Sheet1.S162]&lt;=[.S$24]);AND([$Sheet1.S162]&gt;=[.S$25];[$Sheet1.S162]&lt;=[.S$26]));0;1)" office:value-type="float" office:value="0" calcext:value-type="float">
            <text:p>0</text:p>
          </table:table-cell>
          <table:table-cell table:formula="of:=IF(OR(AND([$Sheet1.T162]&gt;=[.T$23];[$Sheet1.T162]&lt;=[.T$24]);AND([$Sheet1.T162]&gt;=[.T$25];[$Sheet1.T162]&lt;=[.T$26]));0;1)" office:value-type="float" office:value="0" calcext:value-type="float">
            <text:p>0</text:p>
          </table:table-cell>
          <table:table-cell table:formula="of:=IF(OR(AND([$Sheet1.U162]&gt;=[.U$23];[$Sheet1.U162]&lt;=[.U$24]);AND([$Sheet1.U162]&gt;=[.U$25];[$Sheet1.U16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3]&gt;=[.B$23];[$Sheet1.B163]&lt;=[.B$24]);AND([$Sheet1.B163]&gt;=[.B$25];[$Sheet1.B163]&lt;=[.B$26]));0;1)" office:value-type="float" office:value="0" calcext:value-type="float">
            <text:p>0</text:p>
          </table:table-cell>
          <table:table-cell table:formula="of:=IF(OR(AND([$Sheet1.C163]&gt;=[.C$23];[$Sheet1.C163]&lt;=[.C$24]);AND([$Sheet1.C163]&gt;=[.C$25];[$Sheet1.C163]&lt;=[.C$26]));0;1)" office:value-type="float" office:value="0" calcext:value-type="float">
            <text:p>0</text:p>
          </table:table-cell>
          <table:table-cell table:formula="of:=IF(OR(AND([$Sheet1.D163]&gt;=[.D$23];[$Sheet1.D163]&lt;=[.D$24]);AND([$Sheet1.D163]&gt;=[.D$25];[$Sheet1.D163]&lt;=[.D$26]));0;1)" office:value-type="float" office:value="0" calcext:value-type="float">
            <text:p>0</text:p>
          </table:table-cell>
          <table:table-cell table:formula="of:=IF(OR(AND([$Sheet1.E163]&gt;=[.E$23];[$Sheet1.E163]&lt;=[.E$24]);AND([$Sheet1.E163]&gt;=[.E$25];[$Sheet1.E163]&lt;=[.E$26]));0;1)" office:value-type="float" office:value="0" calcext:value-type="float">
            <text:p>0</text:p>
          </table:table-cell>
          <table:table-cell table:formula="of:=IF(OR(AND([$Sheet1.F163]&gt;=[.F$23];[$Sheet1.F163]&lt;=[.F$24]);AND([$Sheet1.F163]&gt;=[.F$25];[$Sheet1.F163]&lt;=[.F$26]));0;1)" office:value-type="float" office:value="0" calcext:value-type="float">
            <text:p>0</text:p>
          </table:table-cell>
          <table:table-cell table:formula="of:=IF(OR(AND([$Sheet1.G163]&gt;=[.G$23];[$Sheet1.G163]&lt;=[.G$24]);AND([$Sheet1.G163]&gt;=[.G$25];[$Sheet1.G163]&lt;=[.G$26]));0;1)" office:value-type="float" office:value="0" calcext:value-type="float">
            <text:p>0</text:p>
          </table:table-cell>
          <table:table-cell table:formula="of:=IF(OR(AND([$Sheet1.H163]&gt;=[.H$23];[$Sheet1.H163]&lt;=[.H$24]);AND([$Sheet1.H163]&gt;=[.H$25];[$Sheet1.H163]&lt;=[.H$26]));0;1)" office:value-type="float" office:value="0" calcext:value-type="float">
            <text:p>0</text:p>
          </table:table-cell>
          <table:table-cell table:formula="of:=IF(OR(AND([$Sheet1.I163]&gt;=[.I$23];[$Sheet1.I163]&lt;=[.I$24]);AND([$Sheet1.I163]&gt;=[.I$25];[$Sheet1.I163]&lt;=[.I$26]));0;1)" office:value-type="float" office:value="0" calcext:value-type="float">
            <text:p>0</text:p>
          </table:table-cell>
          <table:table-cell table:formula="of:=IF(OR(AND([$Sheet1.J163]&gt;=[.J$23];[$Sheet1.J163]&lt;=[.J$24]);AND([$Sheet1.J163]&gt;=[.J$25];[$Sheet1.J163]&lt;=[.J$26]));0;1)" office:value-type="float" office:value="0" calcext:value-type="float">
            <text:p>0</text:p>
          </table:table-cell>
          <table:table-cell table:formula="of:=IF(OR(AND([$Sheet1.K163]&gt;=[.K$23];[$Sheet1.K163]&lt;=[.K$24]);AND([$Sheet1.K163]&gt;=[.K$25];[$Sheet1.K163]&lt;=[.K$26]));0;1)" office:value-type="float" office:value="0" calcext:value-type="float">
            <text:p>0</text:p>
          </table:table-cell>
          <table:table-cell table:formula="of:=IF(OR(AND([$Sheet1.L163]&gt;=[.L$23];[$Sheet1.L163]&lt;=[.L$24]);AND([$Sheet1.L163]&gt;=[.L$25];[$Sheet1.L163]&lt;=[.L$26]));0;1)" office:value-type="float" office:value="0" calcext:value-type="float">
            <text:p>0</text:p>
          </table:table-cell>
          <table:table-cell table:formula="of:=IF(OR(AND([$Sheet1.M163]&gt;=[.M$23];[$Sheet1.M163]&lt;=[.M$24]);AND([$Sheet1.M163]&gt;=[.M$25];[$Sheet1.M163]&lt;=[.M$26]));0;1)" office:value-type="float" office:value="0" calcext:value-type="float">
            <text:p>0</text:p>
          </table:table-cell>
          <table:table-cell table:formula="of:=IF(OR(AND([$Sheet1.N163]&gt;=[.N$23];[$Sheet1.N163]&lt;=[.N$24]);AND([$Sheet1.N163]&gt;=[.N$25];[$Sheet1.N163]&lt;=[.N$26]));0;1)" office:value-type="float" office:value="0" calcext:value-type="float">
            <text:p>0</text:p>
          </table:table-cell>
          <table:table-cell table:formula="of:=IF(OR(AND([$Sheet1.O163]&gt;=[.O$23];[$Sheet1.O163]&lt;=[.O$24]);AND([$Sheet1.O163]&gt;=[.O$25];[$Sheet1.O163]&lt;=[.O$26]));0;1)" office:value-type="float" office:value="0" calcext:value-type="float">
            <text:p>0</text:p>
          </table:table-cell>
          <table:table-cell table:formula="of:=IF(OR(AND([$Sheet1.P163]&gt;=[.P$23];[$Sheet1.P163]&lt;=[.P$24]);AND([$Sheet1.P163]&gt;=[.P$25];[$Sheet1.P163]&lt;=[.P$26]));0;1)" office:value-type="float" office:value="0" calcext:value-type="float">
            <text:p>0</text:p>
          </table:table-cell>
          <table:table-cell table:formula="of:=IF(OR(AND([$Sheet1.Q163]&gt;=[.Q$23];[$Sheet1.Q163]&lt;=[.Q$24]);AND([$Sheet1.Q163]&gt;=[.Q$25];[$Sheet1.Q163]&lt;=[.Q$26]));0;1)" office:value-type="float" office:value="0" calcext:value-type="float">
            <text:p>0</text:p>
          </table:table-cell>
          <table:table-cell table:formula="of:=IF(OR(AND([$Sheet1.R163]&gt;=[.R$23];[$Sheet1.R163]&lt;=[.R$24]);AND([$Sheet1.R163]&gt;=[.R$25];[$Sheet1.R163]&lt;=[.R$26]));0;1)" office:value-type="float" office:value="0" calcext:value-type="float">
            <text:p>0</text:p>
          </table:table-cell>
          <table:table-cell table:formula="of:=IF(OR(AND([$Sheet1.S163]&gt;=[.S$23];[$Sheet1.S163]&lt;=[.S$24]);AND([$Sheet1.S163]&gt;=[.S$25];[$Sheet1.S163]&lt;=[.S$26]));0;1)" office:value-type="float" office:value="0" calcext:value-type="float">
            <text:p>0</text:p>
          </table:table-cell>
          <table:table-cell table:formula="of:=IF(OR(AND([$Sheet1.T163]&gt;=[.T$23];[$Sheet1.T163]&lt;=[.T$24]);AND([$Sheet1.T163]&gt;=[.T$25];[$Sheet1.T163]&lt;=[.T$26]));0;1)" office:value-type="float" office:value="0" calcext:value-type="float">
            <text:p>0</text:p>
          </table:table-cell>
          <table:table-cell table:formula="of:=IF(OR(AND([$Sheet1.U163]&gt;=[.U$23];[$Sheet1.U163]&lt;=[.U$24]);AND([$Sheet1.U163]&gt;=[.U$25];[$Sheet1.U16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4]&gt;=[.B$23];[$Sheet1.B164]&lt;=[.B$24]);AND([$Sheet1.B164]&gt;=[.B$25];[$Sheet1.B164]&lt;=[.B$26]));0;1)" office:value-type="float" office:value="0" calcext:value-type="float">
            <text:p>0</text:p>
          </table:table-cell>
          <table:table-cell table:formula="of:=IF(OR(AND([$Sheet1.C164]&gt;=[.C$23];[$Sheet1.C164]&lt;=[.C$24]);AND([$Sheet1.C164]&gt;=[.C$25];[$Sheet1.C164]&lt;=[.C$26]));0;1)" office:value-type="float" office:value="0" calcext:value-type="float">
            <text:p>0</text:p>
          </table:table-cell>
          <table:table-cell table:formula="of:=IF(OR(AND([$Sheet1.D164]&gt;=[.D$23];[$Sheet1.D164]&lt;=[.D$24]);AND([$Sheet1.D164]&gt;=[.D$25];[$Sheet1.D164]&lt;=[.D$26]));0;1)" office:value-type="float" office:value="0" calcext:value-type="float">
            <text:p>0</text:p>
          </table:table-cell>
          <table:table-cell table:formula="of:=IF(OR(AND([$Sheet1.E164]&gt;=[.E$23];[$Sheet1.E164]&lt;=[.E$24]);AND([$Sheet1.E164]&gt;=[.E$25];[$Sheet1.E164]&lt;=[.E$26]));0;1)" office:value-type="float" office:value="0" calcext:value-type="float">
            <text:p>0</text:p>
          </table:table-cell>
          <table:table-cell table:formula="of:=IF(OR(AND([$Sheet1.F164]&gt;=[.F$23];[$Sheet1.F164]&lt;=[.F$24]);AND([$Sheet1.F164]&gt;=[.F$25];[$Sheet1.F164]&lt;=[.F$26]));0;1)" office:value-type="float" office:value="0" calcext:value-type="float">
            <text:p>0</text:p>
          </table:table-cell>
          <table:table-cell table:formula="of:=IF(OR(AND([$Sheet1.G164]&gt;=[.G$23];[$Sheet1.G164]&lt;=[.G$24]);AND([$Sheet1.G164]&gt;=[.G$25];[$Sheet1.G164]&lt;=[.G$26]));0;1)" office:value-type="float" office:value="0" calcext:value-type="float">
            <text:p>0</text:p>
          </table:table-cell>
          <table:table-cell table:formula="of:=IF(OR(AND([$Sheet1.H164]&gt;=[.H$23];[$Sheet1.H164]&lt;=[.H$24]);AND([$Sheet1.H164]&gt;=[.H$25];[$Sheet1.H164]&lt;=[.H$26]));0;1)" office:value-type="float" office:value="0" calcext:value-type="float">
            <text:p>0</text:p>
          </table:table-cell>
          <table:table-cell table:formula="of:=IF(OR(AND([$Sheet1.I164]&gt;=[.I$23];[$Sheet1.I164]&lt;=[.I$24]);AND([$Sheet1.I164]&gt;=[.I$25];[$Sheet1.I164]&lt;=[.I$26]));0;1)" office:value-type="float" office:value="0" calcext:value-type="float">
            <text:p>0</text:p>
          </table:table-cell>
          <table:table-cell table:formula="of:=IF(OR(AND([$Sheet1.J164]&gt;=[.J$23];[$Sheet1.J164]&lt;=[.J$24]);AND([$Sheet1.J164]&gt;=[.J$25];[$Sheet1.J164]&lt;=[.J$26]));0;1)" office:value-type="float" office:value="0" calcext:value-type="float">
            <text:p>0</text:p>
          </table:table-cell>
          <table:table-cell table:formula="of:=IF(OR(AND([$Sheet1.K164]&gt;=[.K$23];[$Sheet1.K164]&lt;=[.K$24]);AND([$Sheet1.K164]&gt;=[.K$25];[$Sheet1.K164]&lt;=[.K$26]));0;1)" office:value-type="float" office:value="0" calcext:value-type="float">
            <text:p>0</text:p>
          </table:table-cell>
          <table:table-cell table:formula="of:=IF(OR(AND([$Sheet1.L164]&gt;=[.L$23];[$Sheet1.L164]&lt;=[.L$24]);AND([$Sheet1.L164]&gt;=[.L$25];[$Sheet1.L164]&lt;=[.L$26]));0;1)" office:value-type="float" office:value="0" calcext:value-type="float">
            <text:p>0</text:p>
          </table:table-cell>
          <table:table-cell table:formula="of:=IF(OR(AND([$Sheet1.M164]&gt;=[.M$23];[$Sheet1.M164]&lt;=[.M$24]);AND([$Sheet1.M164]&gt;=[.M$25];[$Sheet1.M164]&lt;=[.M$26]));0;1)" office:value-type="float" office:value="0" calcext:value-type="float">
            <text:p>0</text:p>
          </table:table-cell>
          <table:table-cell table:formula="of:=IF(OR(AND([$Sheet1.N164]&gt;=[.N$23];[$Sheet1.N164]&lt;=[.N$24]);AND([$Sheet1.N164]&gt;=[.N$25];[$Sheet1.N164]&lt;=[.N$26]));0;1)" office:value-type="float" office:value="0" calcext:value-type="float">
            <text:p>0</text:p>
          </table:table-cell>
          <table:table-cell table:formula="of:=IF(OR(AND([$Sheet1.O164]&gt;=[.O$23];[$Sheet1.O164]&lt;=[.O$24]);AND([$Sheet1.O164]&gt;=[.O$25];[$Sheet1.O164]&lt;=[.O$26]));0;1)" office:value-type="float" office:value="0" calcext:value-type="float">
            <text:p>0</text:p>
          </table:table-cell>
          <table:table-cell table:formula="of:=IF(OR(AND([$Sheet1.P164]&gt;=[.P$23];[$Sheet1.P164]&lt;=[.P$24]);AND([$Sheet1.P164]&gt;=[.P$25];[$Sheet1.P164]&lt;=[.P$26]));0;1)" office:value-type="float" office:value="0" calcext:value-type="float">
            <text:p>0</text:p>
          </table:table-cell>
          <table:table-cell table:formula="of:=IF(OR(AND([$Sheet1.Q164]&gt;=[.Q$23];[$Sheet1.Q164]&lt;=[.Q$24]);AND([$Sheet1.Q164]&gt;=[.Q$25];[$Sheet1.Q164]&lt;=[.Q$26]));0;1)" office:value-type="float" office:value="0" calcext:value-type="float">
            <text:p>0</text:p>
          </table:table-cell>
          <table:table-cell table:formula="of:=IF(OR(AND([$Sheet1.R164]&gt;=[.R$23];[$Sheet1.R164]&lt;=[.R$24]);AND([$Sheet1.R164]&gt;=[.R$25];[$Sheet1.R164]&lt;=[.R$26]));0;1)" office:value-type="float" office:value="0" calcext:value-type="float">
            <text:p>0</text:p>
          </table:table-cell>
          <table:table-cell table:formula="of:=IF(OR(AND([$Sheet1.S164]&gt;=[.S$23];[$Sheet1.S164]&lt;=[.S$24]);AND([$Sheet1.S164]&gt;=[.S$25];[$Sheet1.S164]&lt;=[.S$26]));0;1)" office:value-type="float" office:value="0" calcext:value-type="float">
            <text:p>0</text:p>
          </table:table-cell>
          <table:table-cell table:formula="of:=IF(OR(AND([$Sheet1.T164]&gt;=[.T$23];[$Sheet1.T164]&lt;=[.T$24]);AND([$Sheet1.T164]&gt;=[.T$25];[$Sheet1.T164]&lt;=[.T$26]));0;1)" office:value-type="float" office:value="0" calcext:value-type="float">
            <text:p>0</text:p>
          </table:table-cell>
          <table:table-cell table:formula="of:=IF(OR(AND([$Sheet1.U164]&gt;=[.U$23];[$Sheet1.U164]&lt;=[.U$24]);AND([$Sheet1.U164]&gt;=[.U$25];[$Sheet1.U16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5]&gt;=[.B$23];[$Sheet1.B165]&lt;=[.B$24]);AND([$Sheet1.B165]&gt;=[.B$25];[$Sheet1.B165]&lt;=[.B$26]));0;1)" office:value-type="float" office:value="0" calcext:value-type="float">
            <text:p>0</text:p>
          </table:table-cell>
          <table:table-cell table:formula="of:=IF(OR(AND([$Sheet1.C165]&gt;=[.C$23];[$Sheet1.C165]&lt;=[.C$24]);AND([$Sheet1.C165]&gt;=[.C$25];[$Sheet1.C165]&lt;=[.C$26]));0;1)" office:value-type="float" office:value="0" calcext:value-type="float">
            <text:p>0</text:p>
          </table:table-cell>
          <table:table-cell table:formula="of:=IF(OR(AND([$Sheet1.D165]&gt;=[.D$23];[$Sheet1.D165]&lt;=[.D$24]);AND([$Sheet1.D165]&gt;=[.D$25];[$Sheet1.D165]&lt;=[.D$26]));0;1)" office:value-type="float" office:value="0" calcext:value-type="float">
            <text:p>0</text:p>
          </table:table-cell>
          <table:table-cell table:formula="of:=IF(OR(AND([$Sheet1.E165]&gt;=[.E$23];[$Sheet1.E165]&lt;=[.E$24]);AND([$Sheet1.E165]&gt;=[.E$25];[$Sheet1.E165]&lt;=[.E$26]));0;1)" office:value-type="float" office:value="0" calcext:value-type="float">
            <text:p>0</text:p>
          </table:table-cell>
          <table:table-cell table:formula="of:=IF(OR(AND([$Sheet1.F165]&gt;=[.F$23];[$Sheet1.F165]&lt;=[.F$24]);AND([$Sheet1.F165]&gt;=[.F$25];[$Sheet1.F165]&lt;=[.F$26]));0;1)" office:value-type="float" office:value="0" calcext:value-type="float">
            <text:p>0</text:p>
          </table:table-cell>
          <table:table-cell table:formula="of:=IF(OR(AND([$Sheet1.G165]&gt;=[.G$23];[$Sheet1.G165]&lt;=[.G$24]);AND([$Sheet1.G165]&gt;=[.G$25];[$Sheet1.G165]&lt;=[.G$26]));0;1)" office:value-type="float" office:value="0" calcext:value-type="float">
            <text:p>0</text:p>
          </table:table-cell>
          <table:table-cell table:formula="of:=IF(OR(AND([$Sheet1.H165]&gt;=[.H$23];[$Sheet1.H165]&lt;=[.H$24]);AND([$Sheet1.H165]&gt;=[.H$25];[$Sheet1.H165]&lt;=[.H$26]));0;1)" office:value-type="float" office:value="0" calcext:value-type="float">
            <text:p>0</text:p>
          </table:table-cell>
          <table:table-cell table:formula="of:=IF(OR(AND([$Sheet1.I165]&gt;=[.I$23];[$Sheet1.I165]&lt;=[.I$24]);AND([$Sheet1.I165]&gt;=[.I$25];[$Sheet1.I165]&lt;=[.I$26]));0;1)" office:value-type="float" office:value="0" calcext:value-type="float">
            <text:p>0</text:p>
          </table:table-cell>
          <table:table-cell table:formula="of:=IF(OR(AND([$Sheet1.J165]&gt;=[.J$23];[$Sheet1.J165]&lt;=[.J$24]);AND([$Sheet1.J165]&gt;=[.J$25];[$Sheet1.J165]&lt;=[.J$26]));0;1)" office:value-type="float" office:value="0" calcext:value-type="float">
            <text:p>0</text:p>
          </table:table-cell>
          <table:table-cell table:formula="of:=IF(OR(AND([$Sheet1.K165]&gt;=[.K$23];[$Sheet1.K165]&lt;=[.K$24]);AND([$Sheet1.K165]&gt;=[.K$25];[$Sheet1.K165]&lt;=[.K$26]));0;1)" office:value-type="float" office:value="0" calcext:value-type="float">
            <text:p>0</text:p>
          </table:table-cell>
          <table:table-cell table:formula="of:=IF(OR(AND([$Sheet1.L165]&gt;=[.L$23];[$Sheet1.L165]&lt;=[.L$24]);AND([$Sheet1.L165]&gt;=[.L$25];[$Sheet1.L165]&lt;=[.L$26]));0;1)" office:value-type="float" office:value="0" calcext:value-type="float">
            <text:p>0</text:p>
          </table:table-cell>
          <table:table-cell table:formula="of:=IF(OR(AND([$Sheet1.M165]&gt;=[.M$23];[$Sheet1.M165]&lt;=[.M$24]);AND([$Sheet1.M165]&gt;=[.M$25];[$Sheet1.M165]&lt;=[.M$26]));0;1)" office:value-type="float" office:value="0" calcext:value-type="float">
            <text:p>0</text:p>
          </table:table-cell>
          <table:table-cell table:formula="of:=IF(OR(AND([$Sheet1.N165]&gt;=[.N$23];[$Sheet1.N165]&lt;=[.N$24]);AND([$Sheet1.N165]&gt;=[.N$25];[$Sheet1.N165]&lt;=[.N$26]));0;1)" office:value-type="float" office:value="0" calcext:value-type="float">
            <text:p>0</text:p>
          </table:table-cell>
          <table:table-cell table:formula="of:=IF(OR(AND([$Sheet1.O165]&gt;=[.O$23];[$Sheet1.O165]&lt;=[.O$24]);AND([$Sheet1.O165]&gt;=[.O$25];[$Sheet1.O165]&lt;=[.O$26]));0;1)" office:value-type="float" office:value="0" calcext:value-type="float">
            <text:p>0</text:p>
          </table:table-cell>
          <table:table-cell table:formula="of:=IF(OR(AND([$Sheet1.P165]&gt;=[.P$23];[$Sheet1.P165]&lt;=[.P$24]);AND([$Sheet1.P165]&gt;=[.P$25];[$Sheet1.P165]&lt;=[.P$26]));0;1)" office:value-type="float" office:value="0" calcext:value-type="float">
            <text:p>0</text:p>
          </table:table-cell>
          <table:table-cell table:formula="of:=IF(OR(AND([$Sheet1.Q165]&gt;=[.Q$23];[$Sheet1.Q165]&lt;=[.Q$24]);AND([$Sheet1.Q165]&gt;=[.Q$25];[$Sheet1.Q165]&lt;=[.Q$26]));0;1)" office:value-type="float" office:value="0" calcext:value-type="float">
            <text:p>0</text:p>
          </table:table-cell>
          <table:table-cell table:formula="of:=IF(OR(AND([$Sheet1.R165]&gt;=[.R$23];[$Sheet1.R165]&lt;=[.R$24]);AND([$Sheet1.R165]&gt;=[.R$25];[$Sheet1.R165]&lt;=[.R$26]));0;1)" office:value-type="float" office:value="0" calcext:value-type="float">
            <text:p>0</text:p>
          </table:table-cell>
          <table:table-cell table:formula="of:=IF(OR(AND([$Sheet1.S165]&gt;=[.S$23];[$Sheet1.S165]&lt;=[.S$24]);AND([$Sheet1.S165]&gt;=[.S$25];[$Sheet1.S165]&lt;=[.S$26]));0;1)" office:value-type="float" office:value="0" calcext:value-type="float">
            <text:p>0</text:p>
          </table:table-cell>
          <table:table-cell table:formula="of:=IF(OR(AND([$Sheet1.T165]&gt;=[.T$23];[$Sheet1.T165]&lt;=[.T$24]);AND([$Sheet1.T165]&gt;=[.T$25];[$Sheet1.T165]&lt;=[.T$26]));0;1)" office:value-type="float" office:value="0" calcext:value-type="float">
            <text:p>0</text:p>
          </table:table-cell>
          <table:table-cell table:formula="of:=IF(OR(AND([$Sheet1.U165]&gt;=[.U$23];[$Sheet1.U165]&lt;=[.U$24]);AND([$Sheet1.U165]&gt;=[.U$25];[$Sheet1.U16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6]&gt;=[.B$23];[$Sheet1.B166]&lt;=[.B$24]);AND([$Sheet1.B166]&gt;=[.B$25];[$Sheet1.B166]&lt;=[.B$26]));0;1)" office:value-type="float" office:value="0" calcext:value-type="float">
            <text:p>0</text:p>
          </table:table-cell>
          <table:table-cell table:formula="of:=IF(OR(AND([$Sheet1.C166]&gt;=[.C$23];[$Sheet1.C166]&lt;=[.C$24]);AND([$Sheet1.C166]&gt;=[.C$25];[$Sheet1.C166]&lt;=[.C$26]));0;1)" office:value-type="float" office:value="0" calcext:value-type="float">
            <text:p>0</text:p>
          </table:table-cell>
          <table:table-cell table:formula="of:=IF(OR(AND([$Sheet1.D166]&gt;=[.D$23];[$Sheet1.D166]&lt;=[.D$24]);AND([$Sheet1.D166]&gt;=[.D$25];[$Sheet1.D166]&lt;=[.D$26]));0;1)" office:value-type="float" office:value="0" calcext:value-type="float">
            <text:p>0</text:p>
          </table:table-cell>
          <table:table-cell table:formula="of:=IF(OR(AND([$Sheet1.E166]&gt;=[.E$23];[$Sheet1.E166]&lt;=[.E$24]);AND([$Sheet1.E166]&gt;=[.E$25];[$Sheet1.E166]&lt;=[.E$26]));0;1)" office:value-type="float" office:value="0" calcext:value-type="float">
            <text:p>0</text:p>
          </table:table-cell>
          <table:table-cell table:formula="of:=IF(OR(AND([$Sheet1.F166]&gt;=[.F$23];[$Sheet1.F166]&lt;=[.F$24]);AND([$Sheet1.F166]&gt;=[.F$25];[$Sheet1.F166]&lt;=[.F$26]));0;1)" office:value-type="float" office:value="0" calcext:value-type="float">
            <text:p>0</text:p>
          </table:table-cell>
          <table:table-cell table:formula="of:=IF(OR(AND([$Sheet1.G166]&gt;=[.G$23];[$Sheet1.G166]&lt;=[.G$24]);AND([$Sheet1.G166]&gt;=[.G$25];[$Sheet1.G166]&lt;=[.G$26]));0;1)" office:value-type="float" office:value="0" calcext:value-type="float">
            <text:p>0</text:p>
          </table:table-cell>
          <table:table-cell table:formula="of:=IF(OR(AND([$Sheet1.H166]&gt;=[.H$23];[$Sheet1.H166]&lt;=[.H$24]);AND([$Sheet1.H166]&gt;=[.H$25];[$Sheet1.H166]&lt;=[.H$26]));0;1)" office:value-type="float" office:value="0" calcext:value-type="float">
            <text:p>0</text:p>
          </table:table-cell>
          <table:table-cell table:formula="of:=IF(OR(AND([$Sheet1.I166]&gt;=[.I$23];[$Sheet1.I166]&lt;=[.I$24]);AND([$Sheet1.I166]&gt;=[.I$25];[$Sheet1.I166]&lt;=[.I$26]));0;1)" office:value-type="float" office:value="0" calcext:value-type="float">
            <text:p>0</text:p>
          </table:table-cell>
          <table:table-cell table:formula="of:=IF(OR(AND([$Sheet1.J166]&gt;=[.J$23];[$Sheet1.J166]&lt;=[.J$24]);AND([$Sheet1.J166]&gt;=[.J$25];[$Sheet1.J166]&lt;=[.J$26]));0;1)" office:value-type="float" office:value="0" calcext:value-type="float">
            <text:p>0</text:p>
          </table:table-cell>
          <table:table-cell table:formula="of:=IF(OR(AND([$Sheet1.K166]&gt;=[.K$23];[$Sheet1.K166]&lt;=[.K$24]);AND([$Sheet1.K166]&gt;=[.K$25];[$Sheet1.K166]&lt;=[.K$26]));0;1)" office:value-type="float" office:value="0" calcext:value-type="float">
            <text:p>0</text:p>
          </table:table-cell>
          <table:table-cell table:formula="of:=IF(OR(AND([$Sheet1.L166]&gt;=[.L$23];[$Sheet1.L166]&lt;=[.L$24]);AND([$Sheet1.L166]&gt;=[.L$25];[$Sheet1.L166]&lt;=[.L$26]));0;1)" office:value-type="float" office:value="0" calcext:value-type="float">
            <text:p>0</text:p>
          </table:table-cell>
          <table:table-cell table:formula="of:=IF(OR(AND([$Sheet1.M166]&gt;=[.M$23];[$Sheet1.M166]&lt;=[.M$24]);AND([$Sheet1.M166]&gt;=[.M$25];[$Sheet1.M166]&lt;=[.M$26]));0;1)" office:value-type="float" office:value="0" calcext:value-type="float">
            <text:p>0</text:p>
          </table:table-cell>
          <table:table-cell table:formula="of:=IF(OR(AND([$Sheet1.N166]&gt;=[.N$23];[$Sheet1.N166]&lt;=[.N$24]);AND([$Sheet1.N166]&gt;=[.N$25];[$Sheet1.N166]&lt;=[.N$26]));0;1)" office:value-type="float" office:value="0" calcext:value-type="float">
            <text:p>0</text:p>
          </table:table-cell>
          <table:table-cell table:formula="of:=IF(OR(AND([$Sheet1.O166]&gt;=[.O$23];[$Sheet1.O166]&lt;=[.O$24]);AND([$Sheet1.O166]&gt;=[.O$25];[$Sheet1.O166]&lt;=[.O$26]));0;1)" office:value-type="float" office:value="0" calcext:value-type="float">
            <text:p>0</text:p>
          </table:table-cell>
          <table:table-cell table:formula="of:=IF(OR(AND([$Sheet1.P166]&gt;=[.P$23];[$Sheet1.P166]&lt;=[.P$24]);AND([$Sheet1.P166]&gt;=[.P$25];[$Sheet1.P166]&lt;=[.P$26]));0;1)" office:value-type="float" office:value="0" calcext:value-type="float">
            <text:p>0</text:p>
          </table:table-cell>
          <table:table-cell table:formula="of:=IF(OR(AND([$Sheet1.Q166]&gt;=[.Q$23];[$Sheet1.Q166]&lt;=[.Q$24]);AND([$Sheet1.Q166]&gt;=[.Q$25];[$Sheet1.Q166]&lt;=[.Q$26]));0;1)" office:value-type="float" office:value="0" calcext:value-type="float">
            <text:p>0</text:p>
          </table:table-cell>
          <table:table-cell table:formula="of:=IF(OR(AND([$Sheet1.R166]&gt;=[.R$23];[$Sheet1.R166]&lt;=[.R$24]);AND([$Sheet1.R166]&gt;=[.R$25];[$Sheet1.R166]&lt;=[.R$26]));0;1)" office:value-type="float" office:value="0" calcext:value-type="float">
            <text:p>0</text:p>
          </table:table-cell>
          <table:table-cell table:formula="of:=IF(OR(AND([$Sheet1.S166]&gt;=[.S$23];[$Sheet1.S166]&lt;=[.S$24]);AND([$Sheet1.S166]&gt;=[.S$25];[$Sheet1.S166]&lt;=[.S$26]));0;1)" office:value-type="float" office:value="0" calcext:value-type="float">
            <text:p>0</text:p>
          </table:table-cell>
          <table:table-cell table:formula="of:=IF(OR(AND([$Sheet1.T166]&gt;=[.T$23];[$Sheet1.T166]&lt;=[.T$24]);AND([$Sheet1.T166]&gt;=[.T$25];[$Sheet1.T166]&lt;=[.T$26]));0;1)" office:value-type="float" office:value="0" calcext:value-type="float">
            <text:p>0</text:p>
          </table:table-cell>
          <table:table-cell table:formula="of:=IF(OR(AND([$Sheet1.U166]&gt;=[.U$23];[$Sheet1.U166]&lt;=[.U$24]);AND([$Sheet1.U166]&gt;=[.U$25];[$Sheet1.U16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7]&gt;=[.B$23];[$Sheet1.B167]&lt;=[.B$24]);AND([$Sheet1.B167]&gt;=[.B$25];[$Sheet1.B167]&lt;=[.B$26]));0;1)" office:value-type="float" office:value="0" calcext:value-type="float">
            <text:p>0</text:p>
          </table:table-cell>
          <table:table-cell table:formula="of:=IF(OR(AND([$Sheet1.C167]&gt;=[.C$23];[$Sheet1.C167]&lt;=[.C$24]);AND([$Sheet1.C167]&gt;=[.C$25];[$Sheet1.C167]&lt;=[.C$26]));0;1)" office:value-type="float" office:value="0" calcext:value-type="float">
            <text:p>0</text:p>
          </table:table-cell>
          <table:table-cell table:formula="of:=IF(OR(AND([$Sheet1.D167]&gt;=[.D$23];[$Sheet1.D167]&lt;=[.D$24]);AND([$Sheet1.D167]&gt;=[.D$25];[$Sheet1.D167]&lt;=[.D$26]));0;1)" office:value-type="float" office:value="0" calcext:value-type="float">
            <text:p>0</text:p>
          </table:table-cell>
          <table:table-cell table:formula="of:=IF(OR(AND([$Sheet1.E167]&gt;=[.E$23];[$Sheet1.E167]&lt;=[.E$24]);AND([$Sheet1.E167]&gt;=[.E$25];[$Sheet1.E167]&lt;=[.E$26]));0;1)" office:value-type="float" office:value="0" calcext:value-type="float">
            <text:p>0</text:p>
          </table:table-cell>
          <table:table-cell table:formula="of:=IF(OR(AND([$Sheet1.F167]&gt;=[.F$23];[$Sheet1.F167]&lt;=[.F$24]);AND([$Sheet1.F167]&gt;=[.F$25];[$Sheet1.F167]&lt;=[.F$26]));0;1)" office:value-type="float" office:value="0" calcext:value-type="float">
            <text:p>0</text:p>
          </table:table-cell>
          <table:table-cell table:formula="of:=IF(OR(AND([$Sheet1.G167]&gt;=[.G$23];[$Sheet1.G167]&lt;=[.G$24]);AND([$Sheet1.G167]&gt;=[.G$25];[$Sheet1.G167]&lt;=[.G$26]));0;1)" office:value-type="float" office:value="0" calcext:value-type="float">
            <text:p>0</text:p>
          </table:table-cell>
          <table:table-cell table:formula="of:=IF(OR(AND([$Sheet1.H167]&gt;=[.H$23];[$Sheet1.H167]&lt;=[.H$24]);AND([$Sheet1.H167]&gt;=[.H$25];[$Sheet1.H167]&lt;=[.H$26]));0;1)" office:value-type="float" office:value="0" calcext:value-type="float">
            <text:p>0</text:p>
          </table:table-cell>
          <table:table-cell table:formula="of:=IF(OR(AND([$Sheet1.I167]&gt;=[.I$23];[$Sheet1.I167]&lt;=[.I$24]);AND([$Sheet1.I167]&gt;=[.I$25];[$Sheet1.I167]&lt;=[.I$26]));0;1)" office:value-type="float" office:value="0" calcext:value-type="float">
            <text:p>0</text:p>
          </table:table-cell>
          <table:table-cell table:formula="of:=IF(OR(AND([$Sheet1.J167]&gt;=[.J$23];[$Sheet1.J167]&lt;=[.J$24]);AND([$Sheet1.J167]&gt;=[.J$25];[$Sheet1.J167]&lt;=[.J$26]));0;1)" office:value-type="float" office:value="0" calcext:value-type="float">
            <text:p>0</text:p>
          </table:table-cell>
          <table:table-cell table:formula="of:=IF(OR(AND([$Sheet1.K167]&gt;=[.K$23];[$Sheet1.K167]&lt;=[.K$24]);AND([$Sheet1.K167]&gt;=[.K$25];[$Sheet1.K167]&lt;=[.K$26]));0;1)" office:value-type="float" office:value="0" calcext:value-type="float">
            <text:p>0</text:p>
          </table:table-cell>
          <table:table-cell table:formula="of:=IF(OR(AND([$Sheet1.L167]&gt;=[.L$23];[$Sheet1.L167]&lt;=[.L$24]);AND([$Sheet1.L167]&gt;=[.L$25];[$Sheet1.L167]&lt;=[.L$26]));0;1)" office:value-type="float" office:value="0" calcext:value-type="float">
            <text:p>0</text:p>
          </table:table-cell>
          <table:table-cell table:formula="of:=IF(OR(AND([$Sheet1.M167]&gt;=[.M$23];[$Sheet1.M167]&lt;=[.M$24]);AND([$Sheet1.M167]&gt;=[.M$25];[$Sheet1.M167]&lt;=[.M$26]));0;1)" office:value-type="float" office:value="0" calcext:value-type="float">
            <text:p>0</text:p>
          </table:table-cell>
          <table:table-cell table:formula="of:=IF(OR(AND([$Sheet1.N167]&gt;=[.N$23];[$Sheet1.N167]&lt;=[.N$24]);AND([$Sheet1.N167]&gt;=[.N$25];[$Sheet1.N167]&lt;=[.N$26]));0;1)" office:value-type="float" office:value="0" calcext:value-type="float">
            <text:p>0</text:p>
          </table:table-cell>
          <table:table-cell table:formula="of:=IF(OR(AND([$Sheet1.O167]&gt;=[.O$23];[$Sheet1.O167]&lt;=[.O$24]);AND([$Sheet1.O167]&gt;=[.O$25];[$Sheet1.O167]&lt;=[.O$26]));0;1)" office:value-type="float" office:value="0" calcext:value-type="float">
            <text:p>0</text:p>
          </table:table-cell>
          <table:table-cell table:formula="of:=IF(OR(AND([$Sheet1.P167]&gt;=[.P$23];[$Sheet1.P167]&lt;=[.P$24]);AND([$Sheet1.P167]&gt;=[.P$25];[$Sheet1.P167]&lt;=[.P$26]));0;1)" office:value-type="float" office:value="0" calcext:value-type="float">
            <text:p>0</text:p>
          </table:table-cell>
          <table:table-cell table:formula="of:=IF(OR(AND([$Sheet1.Q167]&gt;=[.Q$23];[$Sheet1.Q167]&lt;=[.Q$24]);AND([$Sheet1.Q167]&gt;=[.Q$25];[$Sheet1.Q167]&lt;=[.Q$26]));0;1)" office:value-type="float" office:value="0" calcext:value-type="float">
            <text:p>0</text:p>
          </table:table-cell>
          <table:table-cell table:formula="of:=IF(OR(AND([$Sheet1.R167]&gt;=[.R$23];[$Sheet1.R167]&lt;=[.R$24]);AND([$Sheet1.R167]&gt;=[.R$25];[$Sheet1.R167]&lt;=[.R$26]));0;1)" office:value-type="float" office:value="0" calcext:value-type="float">
            <text:p>0</text:p>
          </table:table-cell>
          <table:table-cell table:formula="of:=IF(OR(AND([$Sheet1.S167]&gt;=[.S$23];[$Sheet1.S167]&lt;=[.S$24]);AND([$Sheet1.S167]&gt;=[.S$25];[$Sheet1.S167]&lt;=[.S$26]));0;1)" office:value-type="float" office:value="0" calcext:value-type="float">
            <text:p>0</text:p>
          </table:table-cell>
          <table:table-cell table:formula="of:=IF(OR(AND([$Sheet1.T167]&gt;=[.T$23];[$Sheet1.T167]&lt;=[.T$24]);AND([$Sheet1.T167]&gt;=[.T$25];[$Sheet1.T167]&lt;=[.T$26]));0;1)" office:value-type="float" office:value="0" calcext:value-type="float">
            <text:p>0</text:p>
          </table:table-cell>
          <table:table-cell table:formula="of:=IF(OR(AND([$Sheet1.U167]&gt;=[.U$23];[$Sheet1.U167]&lt;=[.U$24]);AND([$Sheet1.U167]&gt;=[.U$25];[$Sheet1.U16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8]&gt;=[.B$23];[$Sheet1.B168]&lt;=[.B$24]);AND([$Sheet1.B168]&gt;=[.B$25];[$Sheet1.B168]&lt;=[.B$26]));0;1)" office:value-type="float" office:value="0" calcext:value-type="float">
            <text:p>0</text:p>
          </table:table-cell>
          <table:table-cell table:formula="of:=IF(OR(AND([$Sheet1.C168]&gt;=[.C$23];[$Sheet1.C168]&lt;=[.C$24]);AND([$Sheet1.C168]&gt;=[.C$25];[$Sheet1.C168]&lt;=[.C$26]));0;1)" office:value-type="float" office:value="0" calcext:value-type="float">
            <text:p>0</text:p>
          </table:table-cell>
          <table:table-cell table:formula="of:=IF(OR(AND([$Sheet1.D168]&gt;=[.D$23];[$Sheet1.D168]&lt;=[.D$24]);AND([$Sheet1.D168]&gt;=[.D$25];[$Sheet1.D168]&lt;=[.D$26]));0;1)" office:value-type="float" office:value="0" calcext:value-type="float">
            <text:p>0</text:p>
          </table:table-cell>
          <table:table-cell table:formula="of:=IF(OR(AND([$Sheet1.E168]&gt;=[.E$23];[$Sheet1.E168]&lt;=[.E$24]);AND([$Sheet1.E168]&gt;=[.E$25];[$Sheet1.E168]&lt;=[.E$26]));0;1)" office:value-type="float" office:value="0" calcext:value-type="float">
            <text:p>0</text:p>
          </table:table-cell>
          <table:table-cell table:formula="of:=IF(OR(AND([$Sheet1.F168]&gt;=[.F$23];[$Sheet1.F168]&lt;=[.F$24]);AND([$Sheet1.F168]&gt;=[.F$25];[$Sheet1.F168]&lt;=[.F$26]));0;1)" office:value-type="float" office:value="0" calcext:value-type="float">
            <text:p>0</text:p>
          </table:table-cell>
          <table:table-cell table:formula="of:=IF(OR(AND([$Sheet1.G168]&gt;=[.G$23];[$Sheet1.G168]&lt;=[.G$24]);AND([$Sheet1.G168]&gt;=[.G$25];[$Sheet1.G168]&lt;=[.G$26]));0;1)" office:value-type="float" office:value="0" calcext:value-type="float">
            <text:p>0</text:p>
          </table:table-cell>
          <table:table-cell table:formula="of:=IF(OR(AND([$Sheet1.H168]&gt;=[.H$23];[$Sheet1.H168]&lt;=[.H$24]);AND([$Sheet1.H168]&gt;=[.H$25];[$Sheet1.H168]&lt;=[.H$26]));0;1)" office:value-type="float" office:value="0" calcext:value-type="float">
            <text:p>0</text:p>
          </table:table-cell>
          <table:table-cell table:formula="of:=IF(OR(AND([$Sheet1.I168]&gt;=[.I$23];[$Sheet1.I168]&lt;=[.I$24]);AND([$Sheet1.I168]&gt;=[.I$25];[$Sheet1.I168]&lt;=[.I$26]));0;1)" office:value-type="float" office:value="0" calcext:value-type="float">
            <text:p>0</text:p>
          </table:table-cell>
          <table:table-cell table:formula="of:=IF(OR(AND([$Sheet1.J168]&gt;=[.J$23];[$Sheet1.J168]&lt;=[.J$24]);AND([$Sheet1.J168]&gt;=[.J$25];[$Sheet1.J168]&lt;=[.J$26]));0;1)" office:value-type="float" office:value="0" calcext:value-type="float">
            <text:p>0</text:p>
          </table:table-cell>
          <table:table-cell table:formula="of:=IF(OR(AND([$Sheet1.K168]&gt;=[.K$23];[$Sheet1.K168]&lt;=[.K$24]);AND([$Sheet1.K168]&gt;=[.K$25];[$Sheet1.K168]&lt;=[.K$26]));0;1)" office:value-type="float" office:value="0" calcext:value-type="float">
            <text:p>0</text:p>
          </table:table-cell>
          <table:table-cell table:formula="of:=IF(OR(AND([$Sheet1.L168]&gt;=[.L$23];[$Sheet1.L168]&lt;=[.L$24]);AND([$Sheet1.L168]&gt;=[.L$25];[$Sheet1.L168]&lt;=[.L$26]));0;1)" office:value-type="float" office:value="0" calcext:value-type="float">
            <text:p>0</text:p>
          </table:table-cell>
          <table:table-cell table:formula="of:=IF(OR(AND([$Sheet1.M168]&gt;=[.M$23];[$Sheet1.M168]&lt;=[.M$24]);AND([$Sheet1.M168]&gt;=[.M$25];[$Sheet1.M168]&lt;=[.M$26]));0;1)" office:value-type="float" office:value="0" calcext:value-type="float">
            <text:p>0</text:p>
          </table:table-cell>
          <table:table-cell table:formula="of:=IF(OR(AND([$Sheet1.N168]&gt;=[.N$23];[$Sheet1.N168]&lt;=[.N$24]);AND([$Sheet1.N168]&gt;=[.N$25];[$Sheet1.N168]&lt;=[.N$26]));0;1)" office:value-type="float" office:value="0" calcext:value-type="float">
            <text:p>0</text:p>
          </table:table-cell>
          <table:table-cell table:formula="of:=IF(OR(AND([$Sheet1.O168]&gt;=[.O$23];[$Sheet1.O168]&lt;=[.O$24]);AND([$Sheet1.O168]&gt;=[.O$25];[$Sheet1.O168]&lt;=[.O$26]));0;1)" office:value-type="float" office:value="0" calcext:value-type="float">
            <text:p>0</text:p>
          </table:table-cell>
          <table:table-cell table:formula="of:=IF(OR(AND([$Sheet1.P168]&gt;=[.P$23];[$Sheet1.P168]&lt;=[.P$24]);AND([$Sheet1.P168]&gt;=[.P$25];[$Sheet1.P168]&lt;=[.P$26]));0;1)" office:value-type="float" office:value="0" calcext:value-type="float">
            <text:p>0</text:p>
          </table:table-cell>
          <table:table-cell table:formula="of:=IF(OR(AND([$Sheet1.Q168]&gt;=[.Q$23];[$Sheet1.Q168]&lt;=[.Q$24]);AND([$Sheet1.Q168]&gt;=[.Q$25];[$Sheet1.Q168]&lt;=[.Q$26]));0;1)" office:value-type="float" office:value="0" calcext:value-type="float">
            <text:p>0</text:p>
          </table:table-cell>
          <table:table-cell table:formula="of:=IF(OR(AND([$Sheet1.R168]&gt;=[.R$23];[$Sheet1.R168]&lt;=[.R$24]);AND([$Sheet1.R168]&gt;=[.R$25];[$Sheet1.R168]&lt;=[.R$26]));0;1)" office:value-type="float" office:value="0" calcext:value-type="float">
            <text:p>0</text:p>
          </table:table-cell>
          <table:table-cell table:formula="of:=IF(OR(AND([$Sheet1.S168]&gt;=[.S$23];[$Sheet1.S168]&lt;=[.S$24]);AND([$Sheet1.S168]&gt;=[.S$25];[$Sheet1.S168]&lt;=[.S$26]));0;1)" office:value-type="float" office:value="0" calcext:value-type="float">
            <text:p>0</text:p>
          </table:table-cell>
          <table:table-cell table:formula="of:=IF(OR(AND([$Sheet1.T168]&gt;=[.T$23];[$Sheet1.T168]&lt;=[.T$24]);AND([$Sheet1.T168]&gt;=[.T$25];[$Sheet1.T168]&lt;=[.T$26]));0;1)" office:value-type="float" office:value="0" calcext:value-type="float">
            <text:p>0</text:p>
          </table:table-cell>
          <table:table-cell table:formula="of:=IF(OR(AND([$Sheet1.U168]&gt;=[.U$23];[$Sheet1.U168]&lt;=[.U$24]);AND([$Sheet1.U168]&gt;=[.U$25];[$Sheet1.U16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69]&gt;=[.B$23];[$Sheet1.B169]&lt;=[.B$24]);AND([$Sheet1.B169]&gt;=[.B$25];[$Sheet1.B169]&lt;=[.B$26]));0;1)" office:value-type="float" office:value="0" calcext:value-type="float">
            <text:p>0</text:p>
          </table:table-cell>
          <table:table-cell table:formula="of:=IF(OR(AND([$Sheet1.C169]&gt;=[.C$23];[$Sheet1.C169]&lt;=[.C$24]);AND([$Sheet1.C169]&gt;=[.C$25];[$Sheet1.C169]&lt;=[.C$26]));0;1)" office:value-type="float" office:value="0" calcext:value-type="float">
            <text:p>0</text:p>
          </table:table-cell>
          <table:table-cell table:formula="of:=IF(OR(AND([$Sheet1.D169]&gt;=[.D$23];[$Sheet1.D169]&lt;=[.D$24]);AND([$Sheet1.D169]&gt;=[.D$25];[$Sheet1.D169]&lt;=[.D$26]));0;1)" office:value-type="float" office:value="0" calcext:value-type="float">
            <text:p>0</text:p>
          </table:table-cell>
          <table:table-cell table:formula="of:=IF(OR(AND([$Sheet1.E169]&gt;=[.E$23];[$Sheet1.E169]&lt;=[.E$24]);AND([$Sheet1.E169]&gt;=[.E$25];[$Sheet1.E169]&lt;=[.E$26]));0;1)" office:value-type="float" office:value="0" calcext:value-type="float">
            <text:p>0</text:p>
          </table:table-cell>
          <table:table-cell table:formula="of:=IF(OR(AND([$Sheet1.F169]&gt;=[.F$23];[$Sheet1.F169]&lt;=[.F$24]);AND([$Sheet1.F169]&gt;=[.F$25];[$Sheet1.F169]&lt;=[.F$26]));0;1)" office:value-type="float" office:value="0" calcext:value-type="float">
            <text:p>0</text:p>
          </table:table-cell>
          <table:table-cell table:formula="of:=IF(OR(AND([$Sheet1.G169]&gt;=[.G$23];[$Sheet1.G169]&lt;=[.G$24]);AND([$Sheet1.G169]&gt;=[.G$25];[$Sheet1.G169]&lt;=[.G$26]));0;1)" office:value-type="float" office:value="0" calcext:value-type="float">
            <text:p>0</text:p>
          </table:table-cell>
          <table:table-cell table:formula="of:=IF(OR(AND([$Sheet1.H169]&gt;=[.H$23];[$Sheet1.H169]&lt;=[.H$24]);AND([$Sheet1.H169]&gt;=[.H$25];[$Sheet1.H169]&lt;=[.H$26]));0;1)" office:value-type="float" office:value="0" calcext:value-type="float">
            <text:p>0</text:p>
          </table:table-cell>
          <table:table-cell table:formula="of:=IF(OR(AND([$Sheet1.I169]&gt;=[.I$23];[$Sheet1.I169]&lt;=[.I$24]);AND([$Sheet1.I169]&gt;=[.I$25];[$Sheet1.I169]&lt;=[.I$26]));0;1)" office:value-type="float" office:value="0" calcext:value-type="float">
            <text:p>0</text:p>
          </table:table-cell>
          <table:table-cell table:formula="of:=IF(OR(AND([$Sheet1.J169]&gt;=[.J$23];[$Sheet1.J169]&lt;=[.J$24]);AND([$Sheet1.J169]&gt;=[.J$25];[$Sheet1.J169]&lt;=[.J$26]));0;1)" office:value-type="float" office:value="0" calcext:value-type="float">
            <text:p>0</text:p>
          </table:table-cell>
          <table:table-cell table:formula="of:=IF(OR(AND([$Sheet1.K169]&gt;=[.K$23];[$Sheet1.K169]&lt;=[.K$24]);AND([$Sheet1.K169]&gt;=[.K$25];[$Sheet1.K169]&lt;=[.K$26]));0;1)" office:value-type="float" office:value="0" calcext:value-type="float">
            <text:p>0</text:p>
          </table:table-cell>
          <table:table-cell table:formula="of:=IF(OR(AND([$Sheet1.L169]&gt;=[.L$23];[$Sheet1.L169]&lt;=[.L$24]);AND([$Sheet1.L169]&gt;=[.L$25];[$Sheet1.L169]&lt;=[.L$26]));0;1)" office:value-type="float" office:value="0" calcext:value-type="float">
            <text:p>0</text:p>
          </table:table-cell>
          <table:table-cell table:formula="of:=IF(OR(AND([$Sheet1.M169]&gt;=[.M$23];[$Sheet1.M169]&lt;=[.M$24]);AND([$Sheet1.M169]&gt;=[.M$25];[$Sheet1.M169]&lt;=[.M$26]));0;1)" office:value-type="float" office:value="0" calcext:value-type="float">
            <text:p>0</text:p>
          </table:table-cell>
          <table:table-cell table:formula="of:=IF(OR(AND([$Sheet1.N169]&gt;=[.N$23];[$Sheet1.N169]&lt;=[.N$24]);AND([$Sheet1.N169]&gt;=[.N$25];[$Sheet1.N169]&lt;=[.N$26]));0;1)" office:value-type="float" office:value="0" calcext:value-type="float">
            <text:p>0</text:p>
          </table:table-cell>
          <table:table-cell table:formula="of:=IF(OR(AND([$Sheet1.O169]&gt;=[.O$23];[$Sheet1.O169]&lt;=[.O$24]);AND([$Sheet1.O169]&gt;=[.O$25];[$Sheet1.O169]&lt;=[.O$26]));0;1)" office:value-type="float" office:value="0" calcext:value-type="float">
            <text:p>0</text:p>
          </table:table-cell>
          <table:table-cell table:formula="of:=IF(OR(AND([$Sheet1.P169]&gt;=[.P$23];[$Sheet1.P169]&lt;=[.P$24]);AND([$Sheet1.P169]&gt;=[.P$25];[$Sheet1.P169]&lt;=[.P$26]));0;1)" office:value-type="float" office:value="0" calcext:value-type="float">
            <text:p>0</text:p>
          </table:table-cell>
          <table:table-cell table:formula="of:=IF(OR(AND([$Sheet1.Q169]&gt;=[.Q$23];[$Sheet1.Q169]&lt;=[.Q$24]);AND([$Sheet1.Q169]&gt;=[.Q$25];[$Sheet1.Q169]&lt;=[.Q$26]));0;1)" office:value-type="float" office:value="0" calcext:value-type="float">
            <text:p>0</text:p>
          </table:table-cell>
          <table:table-cell table:formula="of:=IF(OR(AND([$Sheet1.R169]&gt;=[.R$23];[$Sheet1.R169]&lt;=[.R$24]);AND([$Sheet1.R169]&gt;=[.R$25];[$Sheet1.R169]&lt;=[.R$26]));0;1)" office:value-type="float" office:value="0" calcext:value-type="float">
            <text:p>0</text:p>
          </table:table-cell>
          <table:table-cell table:formula="of:=IF(OR(AND([$Sheet1.S169]&gt;=[.S$23];[$Sheet1.S169]&lt;=[.S$24]);AND([$Sheet1.S169]&gt;=[.S$25];[$Sheet1.S169]&lt;=[.S$26]));0;1)" office:value-type="float" office:value="0" calcext:value-type="float">
            <text:p>0</text:p>
          </table:table-cell>
          <table:table-cell table:formula="of:=IF(OR(AND([$Sheet1.T169]&gt;=[.T$23];[$Sheet1.T169]&lt;=[.T$24]);AND([$Sheet1.T169]&gt;=[.T$25];[$Sheet1.T169]&lt;=[.T$26]));0;1)" office:value-type="float" office:value="0" calcext:value-type="float">
            <text:p>0</text:p>
          </table:table-cell>
          <table:table-cell table:formula="of:=IF(OR(AND([$Sheet1.U169]&gt;=[.U$23];[$Sheet1.U169]&lt;=[.U$24]);AND([$Sheet1.U169]&gt;=[.U$25];[$Sheet1.U16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0]&gt;=[.B$23];[$Sheet1.B170]&lt;=[.B$24]);AND([$Sheet1.B170]&gt;=[.B$25];[$Sheet1.B170]&lt;=[.B$26]));0;1)" office:value-type="float" office:value="0" calcext:value-type="float">
            <text:p>0</text:p>
          </table:table-cell>
          <table:table-cell table:formula="of:=IF(OR(AND([$Sheet1.C170]&gt;=[.C$23];[$Sheet1.C170]&lt;=[.C$24]);AND([$Sheet1.C170]&gt;=[.C$25];[$Sheet1.C170]&lt;=[.C$26]));0;1)" office:value-type="float" office:value="0" calcext:value-type="float">
            <text:p>0</text:p>
          </table:table-cell>
          <table:table-cell table:formula="of:=IF(OR(AND([$Sheet1.D170]&gt;=[.D$23];[$Sheet1.D170]&lt;=[.D$24]);AND([$Sheet1.D170]&gt;=[.D$25];[$Sheet1.D170]&lt;=[.D$26]));0;1)" office:value-type="float" office:value="0" calcext:value-type="float">
            <text:p>0</text:p>
          </table:table-cell>
          <table:table-cell table:formula="of:=IF(OR(AND([$Sheet1.E170]&gt;=[.E$23];[$Sheet1.E170]&lt;=[.E$24]);AND([$Sheet1.E170]&gt;=[.E$25];[$Sheet1.E170]&lt;=[.E$26]));0;1)" office:value-type="float" office:value="0" calcext:value-type="float">
            <text:p>0</text:p>
          </table:table-cell>
          <table:table-cell table:formula="of:=IF(OR(AND([$Sheet1.F170]&gt;=[.F$23];[$Sheet1.F170]&lt;=[.F$24]);AND([$Sheet1.F170]&gt;=[.F$25];[$Sheet1.F170]&lt;=[.F$26]));0;1)" office:value-type="float" office:value="0" calcext:value-type="float">
            <text:p>0</text:p>
          </table:table-cell>
          <table:table-cell table:formula="of:=IF(OR(AND([$Sheet1.G170]&gt;=[.G$23];[$Sheet1.G170]&lt;=[.G$24]);AND([$Sheet1.G170]&gt;=[.G$25];[$Sheet1.G170]&lt;=[.G$26]));0;1)" office:value-type="float" office:value="0" calcext:value-type="float">
            <text:p>0</text:p>
          </table:table-cell>
          <table:table-cell table:formula="of:=IF(OR(AND([$Sheet1.H170]&gt;=[.H$23];[$Sheet1.H170]&lt;=[.H$24]);AND([$Sheet1.H170]&gt;=[.H$25];[$Sheet1.H170]&lt;=[.H$26]));0;1)" office:value-type="float" office:value="0" calcext:value-type="float">
            <text:p>0</text:p>
          </table:table-cell>
          <table:table-cell table:formula="of:=IF(OR(AND([$Sheet1.I170]&gt;=[.I$23];[$Sheet1.I170]&lt;=[.I$24]);AND([$Sheet1.I170]&gt;=[.I$25];[$Sheet1.I170]&lt;=[.I$26]));0;1)" office:value-type="float" office:value="0" calcext:value-type="float">
            <text:p>0</text:p>
          </table:table-cell>
          <table:table-cell table:formula="of:=IF(OR(AND([$Sheet1.J170]&gt;=[.J$23];[$Sheet1.J170]&lt;=[.J$24]);AND([$Sheet1.J170]&gt;=[.J$25];[$Sheet1.J170]&lt;=[.J$26]));0;1)" office:value-type="float" office:value="0" calcext:value-type="float">
            <text:p>0</text:p>
          </table:table-cell>
          <table:table-cell table:formula="of:=IF(OR(AND([$Sheet1.K170]&gt;=[.K$23];[$Sheet1.K170]&lt;=[.K$24]);AND([$Sheet1.K170]&gt;=[.K$25];[$Sheet1.K170]&lt;=[.K$26]));0;1)" office:value-type="float" office:value="0" calcext:value-type="float">
            <text:p>0</text:p>
          </table:table-cell>
          <table:table-cell table:formula="of:=IF(OR(AND([$Sheet1.L170]&gt;=[.L$23];[$Sheet1.L170]&lt;=[.L$24]);AND([$Sheet1.L170]&gt;=[.L$25];[$Sheet1.L170]&lt;=[.L$26]));0;1)" office:value-type="float" office:value="0" calcext:value-type="float">
            <text:p>0</text:p>
          </table:table-cell>
          <table:table-cell table:formula="of:=IF(OR(AND([$Sheet1.M170]&gt;=[.M$23];[$Sheet1.M170]&lt;=[.M$24]);AND([$Sheet1.M170]&gt;=[.M$25];[$Sheet1.M170]&lt;=[.M$26]));0;1)" office:value-type="float" office:value="0" calcext:value-type="float">
            <text:p>0</text:p>
          </table:table-cell>
          <table:table-cell table:formula="of:=IF(OR(AND([$Sheet1.N170]&gt;=[.N$23];[$Sheet1.N170]&lt;=[.N$24]);AND([$Sheet1.N170]&gt;=[.N$25];[$Sheet1.N170]&lt;=[.N$26]));0;1)" office:value-type="float" office:value="0" calcext:value-type="float">
            <text:p>0</text:p>
          </table:table-cell>
          <table:table-cell table:formula="of:=IF(OR(AND([$Sheet1.O170]&gt;=[.O$23];[$Sheet1.O170]&lt;=[.O$24]);AND([$Sheet1.O170]&gt;=[.O$25];[$Sheet1.O170]&lt;=[.O$26]));0;1)" office:value-type="float" office:value="0" calcext:value-type="float">
            <text:p>0</text:p>
          </table:table-cell>
          <table:table-cell table:formula="of:=IF(OR(AND([$Sheet1.P170]&gt;=[.P$23];[$Sheet1.P170]&lt;=[.P$24]);AND([$Sheet1.P170]&gt;=[.P$25];[$Sheet1.P170]&lt;=[.P$26]));0;1)" office:value-type="float" office:value="0" calcext:value-type="float">
            <text:p>0</text:p>
          </table:table-cell>
          <table:table-cell table:formula="of:=IF(OR(AND([$Sheet1.Q170]&gt;=[.Q$23];[$Sheet1.Q170]&lt;=[.Q$24]);AND([$Sheet1.Q170]&gt;=[.Q$25];[$Sheet1.Q170]&lt;=[.Q$26]));0;1)" office:value-type="float" office:value="0" calcext:value-type="float">
            <text:p>0</text:p>
          </table:table-cell>
          <table:table-cell table:formula="of:=IF(OR(AND([$Sheet1.R170]&gt;=[.R$23];[$Sheet1.R170]&lt;=[.R$24]);AND([$Sheet1.R170]&gt;=[.R$25];[$Sheet1.R170]&lt;=[.R$26]));0;1)" office:value-type="float" office:value="0" calcext:value-type="float">
            <text:p>0</text:p>
          </table:table-cell>
          <table:table-cell table:formula="of:=IF(OR(AND([$Sheet1.S170]&gt;=[.S$23];[$Sheet1.S170]&lt;=[.S$24]);AND([$Sheet1.S170]&gt;=[.S$25];[$Sheet1.S170]&lt;=[.S$26]));0;1)" office:value-type="float" office:value="0" calcext:value-type="float">
            <text:p>0</text:p>
          </table:table-cell>
          <table:table-cell table:formula="of:=IF(OR(AND([$Sheet1.T170]&gt;=[.T$23];[$Sheet1.T170]&lt;=[.T$24]);AND([$Sheet1.T170]&gt;=[.T$25];[$Sheet1.T170]&lt;=[.T$26]));0;1)" office:value-type="float" office:value="0" calcext:value-type="float">
            <text:p>0</text:p>
          </table:table-cell>
          <table:table-cell table:formula="of:=IF(OR(AND([$Sheet1.U170]&gt;=[.U$23];[$Sheet1.U170]&lt;=[.U$24]);AND([$Sheet1.U170]&gt;=[.U$25];[$Sheet1.U17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1]&gt;=[.B$23];[$Sheet1.B171]&lt;=[.B$24]);AND([$Sheet1.B171]&gt;=[.B$25];[$Sheet1.B171]&lt;=[.B$26]));0;1)" office:value-type="float" office:value="0" calcext:value-type="float">
            <text:p>0</text:p>
          </table:table-cell>
          <table:table-cell table:formula="of:=IF(OR(AND([$Sheet1.C171]&gt;=[.C$23];[$Sheet1.C171]&lt;=[.C$24]);AND([$Sheet1.C171]&gt;=[.C$25];[$Sheet1.C171]&lt;=[.C$26]));0;1)" office:value-type="float" office:value="0" calcext:value-type="float">
            <text:p>0</text:p>
          </table:table-cell>
          <table:table-cell table:formula="of:=IF(OR(AND([$Sheet1.D171]&gt;=[.D$23];[$Sheet1.D171]&lt;=[.D$24]);AND([$Sheet1.D171]&gt;=[.D$25];[$Sheet1.D171]&lt;=[.D$26]));0;1)" office:value-type="float" office:value="0" calcext:value-type="float">
            <text:p>0</text:p>
          </table:table-cell>
          <table:table-cell table:formula="of:=IF(OR(AND([$Sheet1.E171]&gt;=[.E$23];[$Sheet1.E171]&lt;=[.E$24]);AND([$Sheet1.E171]&gt;=[.E$25];[$Sheet1.E171]&lt;=[.E$26]));0;1)" office:value-type="float" office:value="0" calcext:value-type="float">
            <text:p>0</text:p>
          </table:table-cell>
          <table:table-cell table:formula="of:=IF(OR(AND([$Sheet1.F171]&gt;=[.F$23];[$Sheet1.F171]&lt;=[.F$24]);AND([$Sheet1.F171]&gt;=[.F$25];[$Sheet1.F171]&lt;=[.F$26]));0;1)" office:value-type="float" office:value="0" calcext:value-type="float">
            <text:p>0</text:p>
          </table:table-cell>
          <table:table-cell table:formula="of:=IF(OR(AND([$Sheet1.G171]&gt;=[.G$23];[$Sheet1.G171]&lt;=[.G$24]);AND([$Sheet1.G171]&gt;=[.G$25];[$Sheet1.G171]&lt;=[.G$26]));0;1)" office:value-type="float" office:value="0" calcext:value-type="float">
            <text:p>0</text:p>
          </table:table-cell>
          <table:table-cell table:formula="of:=IF(OR(AND([$Sheet1.H171]&gt;=[.H$23];[$Sheet1.H171]&lt;=[.H$24]);AND([$Sheet1.H171]&gt;=[.H$25];[$Sheet1.H171]&lt;=[.H$26]));0;1)" office:value-type="float" office:value="0" calcext:value-type="float">
            <text:p>0</text:p>
          </table:table-cell>
          <table:table-cell table:formula="of:=IF(OR(AND([$Sheet1.I171]&gt;=[.I$23];[$Sheet1.I171]&lt;=[.I$24]);AND([$Sheet1.I171]&gt;=[.I$25];[$Sheet1.I171]&lt;=[.I$26]));0;1)" office:value-type="float" office:value="0" calcext:value-type="float">
            <text:p>0</text:p>
          </table:table-cell>
          <table:table-cell table:formula="of:=IF(OR(AND([$Sheet1.J171]&gt;=[.J$23];[$Sheet1.J171]&lt;=[.J$24]);AND([$Sheet1.J171]&gt;=[.J$25];[$Sheet1.J171]&lt;=[.J$26]));0;1)" office:value-type="float" office:value="0" calcext:value-type="float">
            <text:p>0</text:p>
          </table:table-cell>
          <table:table-cell table:formula="of:=IF(OR(AND([$Sheet1.K171]&gt;=[.K$23];[$Sheet1.K171]&lt;=[.K$24]);AND([$Sheet1.K171]&gt;=[.K$25];[$Sheet1.K171]&lt;=[.K$26]));0;1)" office:value-type="float" office:value="0" calcext:value-type="float">
            <text:p>0</text:p>
          </table:table-cell>
          <table:table-cell table:formula="of:=IF(OR(AND([$Sheet1.L171]&gt;=[.L$23];[$Sheet1.L171]&lt;=[.L$24]);AND([$Sheet1.L171]&gt;=[.L$25];[$Sheet1.L171]&lt;=[.L$26]));0;1)" office:value-type="float" office:value="0" calcext:value-type="float">
            <text:p>0</text:p>
          </table:table-cell>
          <table:table-cell table:formula="of:=IF(OR(AND([$Sheet1.M171]&gt;=[.M$23];[$Sheet1.M171]&lt;=[.M$24]);AND([$Sheet1.M171]&gt;=[.M$25];[$Sheet1.M171]&lt;=[.M$26]));0;1)" office:value-type="float" office:value="0" calcext:value-type="float">
            <text:p>0</text:p>
          </table:table-cell>
          <table:table-cell table:formula="of:=IF(OR(AND([$Sheet1.N171]&gt;=[.N$23];[$Sheet1.N171]&lt;=[.N$24]);AND([$Sheet1.N171]&gt;=[.N$25];[$Sheet1.N171]&lt;=[.N$26]));0;1)" office:value-type="float" office:value="0" calcext:value-type="float">
            <text:p>0</text:p>
          </table:table-cell>
          <table:table-cell table:formula="of:=IF(OR(AND([$Sheet1.O171]&gt;=[.O$23];[$Sheet1.O171]&lt;=[.O$24]);AND([$Sheet1.O171]&gt;=[.O$25];[$Sheet1.O171]&lt;=[.O$26]));0;1)" office:value-type="float" office:value="0" calcext:value-type="float">
            <text:p>0</text:p>
          </table:table-cell>
          <table:table-cell table:formula="of:=IF(OR(AND([$Sheet1.P171]&gt;=[.P$23];[$Sheet1.P171]&lt;=[.P$24]);AND([$Sheet1.P171]&gt;=[.P$25];[$Sheet1.P171]&lt;=[.P$26]));0;1)" office:value-type="float" office:value="0" calcext:value-type="float">
            <text:p>0</text:p>
          </table:table-cell>
          <table:table-cell table:formula="of:=IF(OR(AND([$Sheet1.Q171]&gt;=[.Q$23];[$Sheet1.Q171]&lt;=[.Q$24]);AND([$Sheet1.Q171]&gt;=[.Q$25];[$Sheet1.Q171]&lt;=[.Q$26]));0;1)" office:value-type="float" office:value="0" calcext:value-type="float">
            <text:p>0</text:p>
          </table:table-cell>
          <table:table-cell table:formula="of:=IF(OR(AND([$Sheet1.R171]&gt;=[.R$23];[$Sheet1.R171]&lt;=[.R$24]);AND([$Sheet1.R171]&gt;=[.R$25];[$Sheet1.R171]&lt;=[.R$26]));0;1)" office:value-type="float" office:value="0" calcext:value-type="float">
            <text:p>0</text:p>
          </table:table-cell>
          <table:table-cell table:formula="of:=IF(OR(AND([$Sheet1.S171]&gt;=[.S$23];[$Sheet1.S171]&lt;=[.S$24]);AND([$Sheet1.S171]&gt;=[.S$25];[$Sheet1.S171]&lt;=[.S$26]));0;1)" office:value-type="float" office:value="0" calcext:value-type="float">
            <text:p>0</text:p>
          </table:table-cell>
          <table:table-cell table:formula="of:=IF(OR(AND([$Sheet1.T171]&gt;=[.T$23];[$Sheet1.T171]&lt;=[.T$24]);AND([$Sheet1.T171]&gt;=[.T$25];[$Sheet1.T171]&lt;=[.T$26]));0;1)" office:value-type="float" office:value="0" calcext:value-type="float">
            <text:p>0</text:p>
          </table:table-cell>
          <table:table-cell table:formula="of:=IF(OR(AND([$Sheet1.U171]&gt;=[.U$23];[$Sheet1.U171]&lt;=[.U$24]);AND([$Sheet1.U171]&gt;=[.U$25];[$Sheet1.U17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2]&gt;=[.B$23];[$Sheet1.B172]&lt;=[.B$24]);AND([$Sheet1.B172]&gt;=[.B$25];[$Sheet1.B172]&lt;=[.B$26]));0;1)" office:value-type="float" office:value="0" calcext:value-type="float">
            <text:p>0</text:p>
          </table:table-cell>
          <table:table-cell table:formula="of:=IF(OR(AND([$Sheet1.C172]&gt;=[.C$23];[$Sheet1.C172]&lt;=[.C$24]);AND([$Sheet1.C172]&gt;=[.C$25];[$Sheet1.C172]&lt;=[.C$26]));0;1)" office:value-type="float" office:value="0" calcext:value-type="float">
            <text:p>0</text:p>
          </table:table-cell>
          <table:table-cell table:formula="of:=IF(OR(AND([$Sheet1.D172]&gt;=[.D$23];[$Sheet1.D172]&lt;=[.D$24]);AND([$Sheet1.D172]&gt;=[.D$25];[$Sheet1.D172]&lt;=[.D$26]));0;1)" office:value-type="float" office:value="0" calcext:value-type="float">
            <text:p>0</text:p>
          </table:table-cell>
          <table:table-cell table:formula="of:=IF(OR(AND([$Sheet1.E172]&gt;=[.E$23];[$Sheet1.E172]&lt;=[.E$24]);AND([$Sheet1.E172]&gt;=[.E$25];[$Sheet1.E172]&lt;=[.E$26]));0;1)" office:value-type="float" office:value="0" calcext:value-type="float">
            <text:p>0</text:p>
          </table:table-cell>
          <table:table-cell table:formula="of:=IF(OR(AND([$Sheet1.F172]&gt;=[.F$23];[$Sheet1.F172]&lt;=[.F$24]);AND([$Sheet1.F172]&gt;=[.F$25];[$Sheet1.F172]&lt;=[.F$26]));0;1)" office:value-type="float" office:value="0" calcext:value-type="float">
            <text:p>0</text:p>
          </table:table-cell>
          <table:table-cell table:formula="of:=IF(OR(AND([$Sheet1.G172]&gt;=[.G$23];[$Sheet1.G172]&lt;=[.G$24]);AND([$Sheet1.G172]&gt;=[.G$25];[$Sheet1.G172]&lt;=[.G$26]));0;1)" office:value-type="float" office:value="0" calcext:value-type="float">
            <text:p>0</text:p>
          </table:table-cell>
          <table:table-cell table:formula="of:=IF(OR(AND([$Sheet1.H172]&gt;=[.H$23];[$Sheet1.H172]&lt;=[.H$24]);AND([$Sheet1.H172]&gt;=[.H$25];[$Sheet1.H172]&lt;=[.H$26]));0;1)" office:value-type="float" office:value="0" calcext:value-type="float">
            <text:p>0</text:p>
          </table:table-cell>
          <table:table-cell table:formula="of:=IF(OR(AND([$Sheet1.I172]&gt;=[.I$23];[$Sheet1.I172]&lt;=[.I$24]);AND([$Sheet1.I172]&gt;=[.I$25];[$Sheet1.I172]&lt;=[.I$26]));0;1)" office:value-type="float" office:value="0" calcext:value-type="float">
            <text:p>0</text:p>
          </table:table-cell>
          <table:table-cell table:formula="of:=IF(OR(AND([$Sheet1.J172]&gt;=[.J$23];[$Sheet1.J172]&lt;=[.J$24]);AND([$Sheet1.J172]&gt;=[.J$25];[$Sheet1.J172]&lt;=[.J$26]));0;1)" office:value-type="float" office:value="0" calcext:value-type="float">
            <text:p>0</text:p>
          </table:table-cell>
          <table:table-cell table:formula="of:=IF(OR(AND([$Sheet1.K172]&gt;=[.K$23];[$Sheet1.K172]&lt;=[.K$24]);AND([$Sheet1.K172]&gt;=[.K$25];[$Sheet1.K172]&lt;=[.K$26]));0;1)" office:value-type="float" office:value="0" calcext:value-type="float">
            <text:p>0</text:p>
          </table:table-cell>
          <table:table-cell table:formula="of:=IF(OR(AND([$Sheet1.L172]&gt;=[.L$23];[$Sheet1.L172]&lt;=[.L$24]);AND([$Sheet1.L172]&gt;=[.L$25];[$Sheet1.L172]&lt;=[.L$26]));0;1)" office:value-type="float" office:value="0" calcext:value-type="float">
            <text:p>0</text:p>
          </table:table-cell>
          <table:table-cell table:formula="of:=IF(OR(AND([$Sheet1.M172]&gt;=[.M$23];[$Sheet1.M172]&lt;=[.M$24]);AND([$Sheet1.M172]&gt;=[.M$25];[$Sheet1.M172]&lt;=[.M$26]));0;1)" office:value-type="float" office:value="0" calcext:value-type="float">
            <text:p>0</text:p>
          </table:table-cell>
          <table:table-cell table:formula="of:=IF(OR(AND([$Sheet1.N172]&gt;=[.N$23];[$Sheet1.N172]&lt;=[.N$24]);AND([$Sheet1.N172]&gt;=[.N$25];[$Sheet1.N172]&lt;=[.N$26]));0;1)" office:value-type="float" office:value="0" calcext:value-type="float">
            <text:p>0</text:p>
          </table:table-cell>
          <table:table-cell table:formula="of:=IF(OR(AND([$Sheet1.O172]&gt;=[.O$23];[$Sheet1.O172]&lt;=[.O$24]);AND([$Sheet1.O172]&gt;=[.O$25];[$Sheet1.O172]&lt;=[.O$26]));0;1)" office:value-type="float" office:value="0" calcext:value-type="float">
            <text:p>0</text:p>
          </table:table-cell>
          <table:table-cell table:formula="of:=IF(OR(AND([$Sheet1.P172]&gt;=[.P$23];[$Sheet1.P172]&lt;=[.P$24]);AND([$Sheet1.P172]&gt;=[.P$25];[$Sheet1.P172]&lt;=[.P$26]));0;1)" office:value-type="float" office:value="0" calcext:value-type="float">
            <text:p>0</text:p>
          </table:table-cell>
          <table:table-cell table:formula="of:=IF(OR(AND([$Sheet1.Q172]&gt;=[.Q$23];[$Sheet1.Q172]&lt;=[.Q$24]);AND([$Sheet1.Q172]&gt;=[.Q$25];[$Sheet1.Q172]&lt;=[.Q$26]));0;1)" office:value-type="float" office:value="0" calcext:value-type="float">
            <text:p>0</text:p>
          </table:table-cell>
          <table:table-cell table:formula="of:=IF(OR(AND([$Sheet1.R172]&gt;=[.R$23];[$Sheet1.R172]&lt;=[.R$24]);AND([$Sheet1.R172]&gt;=[.R$25];[$Sheet1.R172]&lt;=[.R$26]));0;1)" office:value-type="float" office:value="0" calcext:value-type="float">
            <text:p>0</text:p>
          </table:table-cell>
          <table:table-cell table:formula="of:=IF(OR(AND([$Sheet1.S172]&gt;=[.S$23];[$Sheet1.S172]&lt;=[.S$24]);AND([$Sheet1.S172]&gt;=[.S$25];[$Sheet1.S172]&lt;=[.S$26]));0;1)" office:value-type="float" office:value="0" calcext:value-type="float">
            <text:p>0</text:p>
          </table:table-cell>
          <table:table-cell table:formula="of:=IF(OR(AND([$Sheet1.T172]&gt;=[.T$23];[$Sheet1.T172]&lt;=[.T$24]);AND([$Sheet1.T172]&gt;=[.T$25];[$Sheet1.T172]&lt;=[.T$26]));0;1)" office:value-type="float" office:value="0" calcext:value-type="float">
            <text:p>0</text:p>
          </table:table-cell>
          <table:table-cell table:formula="of:=IF(OR(AND([$Sheet1.U172]&gt;=[.U$23];[$Sheet1.U172]&lt;=[.U$24]);AND([$Sheet1.U172]&gt;=[.U$25];[$Sheet1.U17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3]&gt;=[.B$23];[$Sheet1.B173]&lt;=[.B$24]);AND([$Sheet1.B173]&gt;=[.B$25];[$Sheet1.B173]&lt;=[.B$26]));0;1)" office:value-type="float" office:value="0" calcext:value-type="float">
            <text:p>0</text:p>
          </table:table-cell>
          <table:table-cell table:formula="of:=IF(OR(AND([$Sheet1.C173]&gt;=[.C$23];[$Sheet1.C173]&lt;=[.C$24]);AND([$Sheet1.C173]&gt;=[.C$25];[$Sheet1.C173]&lt;=[.C$26]));0;1)" office:value-type="float" office:value="0" calcext:value-type="float">
            <text:p>0</text:p>
          </table:table-cell>
          <table:table-cell table:formula="of:=IF(OR(AND([$Sheet1.D173]&gt;=[.D$23];[$Sheet1.D173]&lt;=[.D$24]);AND([$Sheet1.D173]&gt;=[.D$25];[$Sheet1.D173]&lt;=[.D$26]));0;1)" office:value-type="float" office:value="0" calcext:value-type="float">
            <text:p>0</text:p>
          </table:table-cell>
          <table:table-cell table:formula="of:=IF(OR(AND([$Sheet1.E173]&gt;=[.E$23];[$Sheet1.E173]&lt;=[.E$24]);AND([$Sheet1.E173]&gt;=[.E$25];[$Sheet1.E173]&lt;=[.E$26]));0;1)" office:value-type="float" office:value="0" calcext:value-type="float">
            <text:p>0</text:p>
          </table:table-cell>
          <table:table-cell table:formula="of:=IF(OR(AND([$Sheet1.F173]&gt;=[.F$23];[$Sheet1.F173]&lt;=[.F$24]);AND([$Sheet1.F173]&gt;=[.F$25];[$Sheet1.F173]&lt;=[.F$26]));0;1)" office:value-type="float" office:value="0" calcext:value-type="float">
            <text:p>0</text:p>
          </table:table-cell>
          <table:table-cell table:formula="of:=IF(OR(AND([$Sheet1.G173]&gt;=[.G$23];[$Sheet1.G173]&lt;=[.G$24]);AND([$Sheet1.G173]&gt;=[.G$25];[$Sheet1.G173]&lt;=[.G$26]));0;1)" office:value-type="float" office:value="0" calcext:value-type="float">
            <text:p>0</text:p>
          </table:table-cell>
          <table:table-cell table:formula="of:=IF(OR(AND([$Sheet1.H173]&gt;=[.H$23];[$Sheet1.H173]&lt;=[.H$24]);AND([$Sheet1.H173]&gt;=[.H$25];[$Sheet1.H173]&lt;=[.H$26]));0;1)" office:value-type="float" office:value="0" calcext:value-type="float">
            <text:p>0</text:p>
          </table:table-cell>
          <table:table-cell table:formula="of:=IF(OR(AND([$Sheet1.I173]&gt;=[.I$23];[$Sheet1.I173]&lt;=[.I$24]);AND([$Sheet1.I173]&gt;=[.I$25];[$Sheet1.I173]&lt;=[.I$26]));0;1)" office:value-type="float" office:value="0" calcext:value-type="float">
            <text:p>0</text:p>
          </table:table-cell>
          <table:table-cell table:formula="of:=IF(OR(AND([$Sheet1.J173]&gt;=[.J$23];[$Sheet1.J173]&lt;=[.J$24]);AND([$Sheet1.J173]&gt;=[.J$25];[$Sheet1.J173]&lt;=[.J$26]));0;1)" office:value-type="float" office:value="0" calcext:value-type="float">
            <text:p>0</text:p>
          </table:table-cell>
          <table:table-cell table:formula="of:=IF(OR(AND([$Sheet1.K173]&gt;=[.K$23];[$Sheet1.K173]&lt;=[.K$24]);AND([$Sheet1.K173]&gt;=[.K$25];[$Sheet1.K173]&lt;=[.K$26]));0;1)" office:value-type="float" office:value="0" calcext:value-type="float">
            <text:p>0</text:p>
          </table:table-cell>
          <table:table-cell table:formula="of:=IF(OR(AND([$Sheet1.L173]&gt;=[.L$23];[$Sheet1.L173]&lt;=[.L$24]);AND([$Sheet1.L173]&gt;=[.L$25];[$Sheet1.L173]&lt;=[.L$26]));0;1)" office:value-type="float" office:value="0" calcext:value-type="float">
            <text:p>0</text:p>
          </table:table-cell>
          <table:table-cell table:formula="of:=IF(OR(AND([$Sheet1.M173]&gt;=[.M$23];[$Sheet1.M173]&lt;=[.M$24]);AND([$Sheet1.M173]&gt;=[.M$25];[$Sheet1.M173]&lt;=[.M$26]));0;1)" office:value-type="float" office:value="0" calcext:value-type="float">
            <text:p>0</text:p>
          </table:table-cell>
          <table:table-cell table:formula="of:=IF(OR(AND([$Sheet1.N173]&gt;=[.N$23];[$Sheet1.N173]&lt;=[.N$24]);AND([$Sheet1.N173]&gt;=[.N$25];[$Sheet1.N173]&lt;=[.N$26]));0;1)" office:value-type="float" office:value="0" calcext:value-type="float">
            <text:p>0</text:p>
          </table:table-cell>
          <table:table-cell table:formula="of:=IF(OR(AND([$Sheet1.O173]&gt;=[.O$23];[$Sheet1.O173]&lt;=[.O$24]);AND([$Sheet1.O173]&gt;=[.O$25];[$Sheet1.O173]&lt;=[.O$26]));0;1)" office:value-type="float" office:value="0" calcext:value-type="float">
            <text:p>0</text:p>
          </table:table-cell>
          <table:table-cell table:formula="of:=IF(OR(AND([$Sheet1.P173]&gt;=[.P$23];[$Sheet1.P173]&lt;=[.P$24]);AND([$Sheet1.P173]&gt;=[.P$25];[$Sheet1.P173]&lt;=[.P$26]));0;1)" office:value-type="float" office:value="0" calcext:value-type="float">
            <text:p>0</text:p>
          </table:table-cell>
          <table:table-cell table:formula="of:=IF(OR(AND([$Sheet1.Q173]&gt;=[.Q$23];[$Sheet1.Q173]&lt;=[.Q$24]);AND([$Sheet1.Q173]&gt;=[.Q$25];[$Sheet1.Q173]&lt;=[.Q$26]));0;1)" office:value-type="float" office:value="0" calcext:value-type="float">
            <text:p>0</text:p>
          </table:table-cell>
          <table:table-cell table:formula="of:=IF(OR(AND([$Sheet1.R173]&gt;=[.R$23];[$Sheet1.R173]&lt;=[.R$24]);AND([$Sheet1.R173]&gt;=[.R$25];[$Sheet1.R173]&lt;=[.R$26]));0;1)" office:value-type="float" office:value="0" calcext:value-type="float">
            <text:p>0</text:p>
          </table:table-cell>
          <table:table-cell table:formula="of:=IF(OR(AND([$Sheet1.S173]&gt;=[.S$23];[$Sheet1.S173]&lt;=[.S$24]);AND([$Sheet1.S173]&gt;=[.S$25];[$Sheet1.S173]&lt;=[.S$26]));0;1)" office:value-type="float" office:value="0" calcext:value-type="float">
            <text:p>0</text:p>
          </table:table-cell>
          <table:table-cell table:formula="of:=IF(OR(AND([$Sheet1.T173]&gt;=[.T$23];[$Sheet1.T173]&lt;=[.T$24]);AND([$Sheet1.T173]&gt;=[.T$25];[$Sheet1.T173]&lt;=[.T$26]));0;1)" office:value-type="float" office:value="0" calcext:value-type="float">
            <text:p>0</text:p>
          </table:table-cell>
          <table:table-cell table:formula="of:=IF(OR(AND([$Sheet1.U173]&gt;=[.U$23];[$Sheet1.U173]&lt;=[.U$24]);AND([$Sheet1.U173]&gt;=[.U$25];[$Sheet1.U17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4]&gt;=[.B$23];[$Sheet1.B174]&lt;=[.B$24]);AND([$Sheet1.B174]&gt;=[.B$25];[$Sheet1.B174]&lt;=[.B$26]));0;1)" office:value-type="float" office:value="0" calcext:value-type="float">
            <text:p>0</text:p>
          </table:table-cell>
          <table:table-cell table:formula="of:=IF(OR(AND([$Sheet1.C174]&gt;=[.C$23];[$Sheet1.C174]&lt;=[.C$24]);AND([$Sheet1.C174]&gt;=[.C$25];[$Sheet1.C174]&lt;=[.C$26]));0;1)" office:value-type="float" office:value="0" calcext:value-type="float">
            <text:p>0</text:p>
          </table:table-cell>
          <table:table-cell table:formula="of:=IF(OR(AND([$Sheet1.D174]&gt;=[.D$23];[$Sheet1.D174]&lt;=[.D$24]);AND([$Sheet1.D174]&gt;=[.D$25];[$Sheet1.D174]&lt;=[.D$26]));0;1)" office:value-type="float" office:value="0" calcext:value-type="float">
            <text:p>0</text:p>
          </table:table-cell>
          <table:table-cell table:formula="of:=IF(OR(AND([$Sheet1.E174]&gt;=[.E$23];[$Sheet1.E174]&lt;=[.E$24]);AND([$Sheet1.E174]&gt;=[.E$25];[$Sheet1.E174]&lt;=[.E$26]));0;1)" office:value-type="float" office:value="0" calcext:value-type="float">
            <text:p>0</text:p>
          </table:table-cell>
          <table:table-cell table:formula="of:=IF(OR(AND([$Sheet1.F174]&gt;=[.F$23];[$Sheet1.F174]&lt;=[.F$24]);AND([$Sheet1.F174]&gt;=[.F$25];[$Sheet1.F174]&lt;=[.F$26]));0;1)" office:value-type="float" office:value="0" calcext:value-type="float">
            <text:p>0</text:p>
          </table:table-cell>
          <table:table-cell table:formula="of:=IF(OR(AND([$Sheet1.G174]&gt;=[.G$23];[$Sheet1.G174]&lt;=[.G$24]);AND([$Sheet1.G174]&gt;=[.G$25];[$Sheet1.G174]&lt;=[.G$26]));0;1)" office:value-type="float" office:value="0" calcext:value-type="float">
            <text:p>0</text:p>
          </table:table-cell>
          <table:table-cell table:formula="of:=IF(OR(AND([$Sheet1.H174]&gt;=[.H$23];[$Sheet1.H174]&lt;=[.H$24]);AND([$Sheet1.H174]&gt;=[.H$25];[$Sheet1.H174]&lt;=[.H$26]));0;1)" office:value-type="float" office:value="0" calcext:value-type="float">
            <text:p>0</text:p>
          </table:table-cell>
          <table:table-cell table:formula="of:=IF(OR(AND([$Sheet1.I174]&gt;=[.I$23];[$Sheet1.I174]&lt;=[.I$24]);AND([$Sheet1.I174]&gt;=[.I$25];[$Sheet1.I174]&lt;=[.I$26]));0;1)" office:value-type="float" office:value="0" calcext:value-type="float">
            <text:p>0</text:p>
          </table:table-cell>
          <table:table-cell table:formula="of:=IF(OR(AND([$Sheet1.J174]&gt;=[.J$23];[$Sheet1.J174]&lt;=[.J$24]);AND([$Sheet1.J174]&gt;=[.J$25];[$Sheet1.J174]&lt;=[.J$26]));0;1)" office:value-type="float" office:value="0" calcext:value-type="float">
            <text:p>0</text:p>
          </table:table-cell>
          <table:table-cell table:formula="of:=IF(OR(AND([$Sheet1.K174]&gt;=[.K$23];[$Sheet1.K174]&lt;=[.K$24]);AND([$Sheet1.K174]&gt;=[.K$25];[$Sheet1.K174]&lt;=[.K$26]));0;1)" office:value-type="float" office:value="0" calcext:value-type="float">
            <text:p>0</text:p>
          </table:table-cell>
          <table:table-cell table:formula="of:=IF(OR(AND([$Sheet1.L174]&gt;=[.L$23];[$Sheet1.L174]&lt;=[.L$24]);AND([$Sheet1.L174]&gt;=[.L$25];[$Sheet1.L174]&lt;=[.L$26]));0;1)" office:value-type="float" office:value="0" calcext:value-type="float">
            <text:p>0</text:p>
          </table:table-cell>
          <table:table-cell table:formula="of:=IF(OR(AND([$Sheet1.M174]&gt;=[.M$23];[$Sheet1.M174]&lt;=[.M$24]);AND([$Sheet1.M174]&gt;=[.M$25];[$Sheet1.M174]&lt;=[.M$26]));0;1)" office:value-type="float" office:value="0" calcext:value-type="float">
            <text:p>0</text:p>
          </table:table-cell>
          <table:table-cell table:formula="of:=IF(OR(AND([$Sheet1.N174]&gt;=[.N$23];[$Sheet1.N174]&lt;=[.N$24]);AND([$Sheet1.N174]&gt;=[.N$25];[$Sheet1.N174]&lt;=[.N$26]));0;1)" office:value-type="float" office:value="0" calcext:value-type="float">
            <text:p>0</text:p>
          </table:table-cell>
          <table:table-cell table:formula="of:=IF(OR(AND([$Sheet1.O174]&gt;=[.O$23];[$Sheet1.O174]&lt;=[.O$24]);AND([$Sheet1.O174]&gt;=[.O$25];[$Sheet1.O174]&lt;=[.O$26]));0;1)" office:value-type="float" office:value="0" calcext:value-type="float">
            <text:p>0</text:p>
          </table:table-cell>
          <table:table-cell table:formula="of:=IF(OR(AND([$Sheet1.P174]&gt;=[.P$23];[$Sheet1.P174]&lt;=[.P$24]);AND([$Sheet1.P174]&gt;=[.P$25];[$Sheet1.P174]&lt;=[.P$26]));0;1)" office:value-type="float" office:value="0" calcext:value-type="float">
            <text:p>0</text:p>
          </table:table-cell>
          <table:table-cell table:formula="of:=IF(OR(AND([$Sheet1.Q174]&gt;=[.Q$23];[$Sheet1.Q174]&lt;=[.Q$24]);AND([$Sheet1.Q174]&gt;=[.Q$25];[$Sheet1.Q174]&lt;=[.Q$26]));0;1)" office:value-type="float" office:value="0" calcext:value-type="float">
            <text:p>0</text:p>
          </table:table-cell>
          <table:table-cell table:formula="of:=IF(OR(AND([$Sheet1.R174]&gt;=[.R$23];[$Sheet1.R174]&lt;=[.R$24]);AND([$Sheet1.R174]&gt;=[.R$25];[$Sheet1.R174]&lt;=[.R$26]));0;1)" office:value-type="float" office:value="0" calcext:value-type="float">
            <text:p>0</text:p>
          </table:table-cell>
          <table:table-cell table:formula="of:=IF(OR(AND([$Sheet1.S174]&gt;=[.S$23];[$Sheet1.S174]&lt;=[.S$24]);AND([$Sheet1.S174]&gt;=[.S$25];[$Sheet1.S174]&lt;=[.S$26]));0;1)" office:value-type="float" office:value="0" calcext:value-type="float">
            <text:p>0</text:p>
          </table:table-cell>
          <table:table-cell table:formula="of:=IF(OR(AND([$Sheet1.T174]&gt;=[.T$23];[$Sheet1.T174]&lt;=[.T$24]);AND([$Sheet1.T174]&gt;=[.T$25];[$Sheet1.T174]&lt;=[.T$26]));0;1)" office:value-type="float" office:value="0" calcext:value-type="float">
            <text:p>0</text:p>
          </table:table-cell>
          <table:table-cell table:formula="of:=IF(OR(AND([$Sheet1.U174]&gt;=[.U$23];[$Sheet1.U174]&lt;=[.U$24]);AND([$Sheet1.U174]&gt;=[.U$25];[$Sheet1.U17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5]&gt;=[.B$23];[$Sheet1.B175]&lt;=[.B$24]);AND([$Sheet1.B175]&gt;=[.B$25];[$Sheet1.B175]&lt;=[.B$26]));0;1)" office:value-type="float" office:value="0" calcext:value-type="float">
            <text:p>0</text:p>
          </table:table-cell>
          <table:table-cell table:formula="of:=IF(OR(AND([$Sheet1.C175]&gt;=[.C$23];[$Sheet1.C175]&lt;=[.C$24]);AND([$Sheet1.C175]&gt;=[.C$25];[$Sheet1.C175]&lt;=[.C$26]));0;1)" office:value-type="float" office:value="0" calcext:value-type="float">
            <text:p>0</text:p>
          </table:table-cell>
          <table:table-cell table:formula="of:=IF(OR(AND([$Sheet1.D175]&gt;=[.D$23];[$Sheet1.D175]&lt;=[.D$24]);AND([$Sheet1.D175]&gt;=[.D$25];[$Sheet1.D175]&lt;=[.D$26]));0;1)" office:value-type="float" office:value="0" calcext:value-type="float">
            <text:p>0</text:p>
          </table:table-cell>
          <table:table-cell table:formula="of:=IF(OR(AND([$Sheet1.E175]&gt;=[.E$23];[$Sheet1.E175]&lt;=[.E$24]);AND([$Sheet1.E175]&gt;=[.E$25];[$Sheet1.E175]&lt;=[.E$26]));0;1)" office:value-type="float" office:value="0" calcext:value-type="float">
            <text:p>0</text:p>
          </table:table-cell>
          <table:table-cell table:formula="of:=IF(OR(AND([$Sheet1.F175]&gt;=[.F$23];[$Sheet1.F175]&lt;=[.F$24]);AND([$Sheet1.F175]&gt;=[.F$25];[$Sheet1.F175]&lt;=[.F$26]));0;1)" office:value-type="float" office:value="0" calcext:value-type="float">
            <text:p>0</text:p>
          </table:table-cell>
          <table:table-cell table:formula="of:=IF(OR(AND([$Sheet1.G175]&gt;=[.G$23];[$Sheet1.G175]&lt;=[.G$24]);AND([$Sheet1.G175]&gt;=[.G$25];[$Sheet1.G175]&lt;=[.G$26]));0;1)" office:value-type="float" office:value="0" calcext:value-type="float">
            <text:p>0</text:p>
          </table:table-cell>
          <table:table-cell table:formula="of:=IF(OR(AND([$Sheet1.H175]&gt;=[.H$23];[$Sheet1.H175]&lt;=[.H$24]);AND([$Sheet1.H175]&gt;=[.H$25];[$Sheet1.H175]&lt;=[.H$26]));0;1)" office:value-type="float" office:value="0" calcext:value-type="float">
            <text:p>0</text:p>
          </table:table-cell>
          <table:table-cell table:formula="of:=IF(OR(AND([$Sheet1.I175]&gt;=[.I$23];[$Sheet1.I175]&lt;=[.I$24]);AND([$Sheet1.I175]&gt;=[.I$25];[$Sheet1.I175]&lt;=[.I$26]));0;1)" office:value-type="float" office:value="0" calcext:value-type="float">
            <text:p>0</text:p>
          </table:table-cell>
          <table:table-cell table:formula="of:=IF(OR(AND([$Sheet1.J175]&gt;=[.J$23];[$Sheet1.J175]&lt;=[.J$24]);AND([$Sheet1.J175]&gt;=[.J$25];[$Sheet1.J175]&lt;=[.J$26]));0;1)" office:value-type="float" office:value="0" calcext:value-type="float">
            <text:p>0</text:p>
          </table:table-cell>
          <table:table-cell table:formula="of:=IF(OR(AND([$Sheet1.K175]&gt;=[.K$23];[$Sheet1.K175]&lt;=[.K$24]);AND([$Sheet1.K175]&gt;=[.K$25];[$Sheet1.K175]&lt;=[.K$26]));0;1)" office:value-type="float" office:value="0" calcext:value-type="float">
            <text:p>0</text:p>
          </table:table-cell>
          <table:table-cell table:formula="of:=IF(OR(AND([$Sheet1.L175]&gt;=[.L$23];[$Sheet1.L175]&lt;=[.L$24]);AND([$Sheet1.L175]&gt;=[.L$25];[$Sheet1.L175]&lt;=[.L$26]));0;1)" office:value-type="float" office:value="0" calcext:value-type="float">
            <text:p>0</text:p>
          </table:table-cell>
          <table:table-cell table:formula="of:=IF(OR(AND([$Sheet1.M175]&gt;=[.M$23];[$Sheet1.M175]&lt;=[.M$24]);AND([$Sheet1.M175]&gt;=[.M$25];[$Sheet1.M175]&lt;=[.M$26]));0;1)" office:value-type="float" office:value="0" calcext:value-type="float">
            <text:p>0</text:p>
          </table:table-cell>
          <table:table-cell table:formula="of:=IF(OR(AND([$Sheet1.N175]&gt;=[.N$23];[$Sheet1.N175]&lt;=[.N$24]);AND([$Sheet1.N175]&gt;=[.N$25];[$Sheet1.N175]&lt;=[.N$26]));0;1)" office:value-type="float" office:value="0" calcext:value-type="float">
            <text:p>0</text:p>
          </table:table-cell>
          <table:table-cell table:formula="of:=IF(OR(AND([$Sheet1.O175]&gt;=[.O$23];[$Sheet1.O175]&lt;=[.O$24]);AND([$Sheet1.O175]&gt;=[.O$25];[$Sheet1.O175]&lt;=[.O$26]));0;1)" office:value-type="float" office:value="0" calcext:value-type="float">
            <text:p>0</text:p>
          </table:table-cell>
          <table:table-cell table:formula="of:=IF(OR(AND([$Sheet1.P175]&gt;=[.P$23];[$Sheet1.P175]&lt;=[.P$24]);AND([$Sheet1.P175]&gt;=[.P$25];[$Sheet1.P175]&lt;=[.P$26]));0;1)" office:value-type="float" office:value="0" calcext:value-type="float">
            <text:p>0</text:p>
          </table:table-cell>
          <table:table-cell table:formula="of:=IF(OR(AND([$Sheet1.Q175]&gt;=[.Q$23];[$Sheet1.Q175]&lt;=[.Q$24]);AND([$Sheet1.Q175]&gt;=[.Q$25];[$Sheet1.Q175]&lt;=[.Q$26]));0;1)" office:value-type="float" office:value="0" calcext:value-type="float">
            <text:p>0</text:p>
          </table:table-cell>
          <table:table-cell table:formula="of:=IF(OR(AND([$Sheet1.R175]&gt;=[.R$23];[$Sheet1.R175]&lt;=[.R$24]);AND([$Sheet1.R175]&gt;=[.R$25];[$Sheet1.R175]&lt;=[.R$26]));0;1)" office:value-type="float" office:value="0" calcext:value-type="float">
            <text:p>0</text:p>
          </table:table-cell>
          <table:table-cell table:formula="of:=IF(OR(AND([$Sheet1.S175]&gt;=[.S$23];[$Sheet1.S175]&lt;=[.S$24]);AND([$Sheet1.S175]&gt;=[.S$25];[$Sheet1.S175]&lt;=[.S$26]));0;1)" office:value-type="float" office:value="0" calcext:value-type="float">
            <text:p>0</text:p>
          </table:table-cell>
          <table:table-cell table:formula="of:=IF(OR(AND([$Sheet1.T175]&gt;=[.T$23];[$Sheet1.T175]&lt;=[.T$24]);AND([$Sheet1.T175]&gt;=[.T$25];[$Sheet1.T175]&lt;=[.T$26]));0;1)" office:value-type="float" office:value="0" calcext:value-type="float">
            <text:p>0</text:p>
          </table:table-cell>
          <table:table-cell table:formula="of:=IF(OR(AND([$Sheet1.U175]&gt;=[.U$23];[$Sheet1.U175]&lt;=[.U$24]);AND([$Sheet1.U175]&gt;=[.U$25];[$Sheet1.U17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6]&gt;=[.B$23];[$Sheet1.B176]&lt;=[.B$24]);AND([$Sheet1.B176]&gt;=[.B$25];[$Sheet1.B176]&lt;=[.B$26]));0;1)" office:value-type="float" office:value="0" calcext:value-type="float">
            <text:p>0</text:p>
          </table:table-cell>
          <table:table-cell table:formula="of:=IF(OR(AND([$Sheet1.C176]&gt;=[.C$23];[$Sheet1.C176]&lt;=[.C$24]);AND([$Sheet1.C176]&gt;=[.C$25];[$Sheet1.C176]&lt;=[.C$26]));0;1)" office:value-type="float" office:value="0" calcext:value-type="float">
            <text:p>0</text:p>
          </table:table-cell>
          <table:table-cell table:formula="of:=IF(OR(AND([$Sheet1.D176]&gt;=[.D$23];[$Sheet1.D176]&lt;=[.D$24]);AND([$Sheet1.D176]&gt;=[.D$25];[$Sheet1.D176]&lt;=[.D$26]));0;1)" office:value-type="float" office:value="0" calcext:value-type="float">
            <text:p>0</text:p>
          </table:table-cell>
          <table:table-cell table:formula="of:=IF(OR(AND([$Sheet1.E176]&gt;=[.E$23];[$Sheet1.E176]&lt;=[.E$24]);AND([$Sheet1.E176]&gt;=[.E$25];[$Sheet1.E176]&lt;=[.E$26]));0;1)" office:value-type="float" office:value="0" calcext:value-type="float">
            <text:p>0</text:p>
          </table:table-cell>
          <table:table-cell table:formula="of:=IF(OR(AND([$Sheet1.F176]&gt;=[.F$23];[$Sheet1.F176]&lt;=[.F$24]);AND([$Sheet1.F176]&gt;=[.F$25];[$Sheet1.F176]&lt;=[.F$26]));0;1)" office:value-type="float" office:value="0" calcext:value-type="float">
            <text:p>0</text:p>
          </table:table-cell>
          <table:table-cell table:formula="of:=IF(OR(AND([$Sheet1.G176]&gt;=[.G$23];[$Sheet1.G176]&lt;=[.G$24]);AND([$Sheet1.G176]&gt;=[.G$25];[$Sheet1.G176]&lt;=[.G$26]));0;1)" office:value-type="float" office:value="0" calcext:value-type="float">
            <text:p>0</text:p>
          </table:table-cell>
          <table:table-cell table:formula="of:=IF(OR(AND([$Sheet1.H176]&gt;=[.H$23];[$Sheet1.H176]&lt;=[.H$24]);AND([$Sheet1.H176]&gt;=[.H$25];[$Sheet1.H176]&lt;=[.H$26]));0;1)" office:value-type="float" office:value="0" calcext:value-type="float">
            <text:p>0</text:p>
          </table:table-cell>
          <table:table-cell table:formula="of:=IF(OR(AND([$Sheet1.I176]&gt;=[.I$23];[$Sheet1.I176]&lt;=[.I$24]);AND([$Sheet1.I176]&gt;=[.I$25];[$Sheet1.I176]&lt;=[.I$26]));0;1)" office:value-type="float" office:value="0" calcext:value-type="float">
            <text:p>0</text:p>
          </table:table-cell>
          <table:table-cell table:formula="of:=IF(OR(AND([$Sheet1.J176]&gt;=[.J$23];[$Sheet1.J176]&lt;=[.J$24]);AND([$Sheet1.J176]&gt;=[.J$25];[$Sheet1.J176]&lt;=[.J$26]));0;1)" office:value-type="float" office:value="0" calcext:value-type="float">
            <text:p>0</text:p>
          </table:table-cell>
          <table:table-cell table:formula="of:=IF(OR(AND([$Sheet1.K176]&gt;=[.K$23];[$Sheet1.K176]&lt;=[.K$24]);AND([$Sheet1.K176]&gt;=[.K$25];[$Sheet1.K176]&lt;=[.K$26]));0;1)" office:value-type="float" office:value="0" calcext:value-type="float">
            <text:p>0</text:p>
          </table:table-cell>
          <table:table-cell table:formula="of:=IF(OR(AND([$Sheet1.L176]&gt;=[.L$23];[$Sheet1.L176]&lt;=[.L$24]);AND([$Sheet1.L176]&gt;=[.L$25];[$Sheet1.L176]&lt;=[.L$26]));0;1)" office:value-type="float" office:value="0" calcext:value-type="float">
            <text:p>0</text:p>
          </table:table-cell>
          <table:table-cell table:formula="of:=IF(OR(AND([$Sheet1.M176]&gt;=[.M$23];[$Sheet1.M176]&lt;=[.M$24]);AND([$Sheet1.M176]&gt;=[.M$25];[$Sheet1.M176]&lt;=[.M$26]));0;1)" office:value-type="float" office:value="0" calcext:value-type="float">
            <text:p>0</text:p>
          </table:table-cell>
          <table:table-cell table:formula="of:=IF(OR(AND([$Sheet1.N176]&gt;=[.N$23];[$Sheet1.N176]&lt;=[.N$24]);AND([$Sheet1.N176]&gt;=[.N$25];[$Sheet1.N176]&lt;=[.N$26]));0;1)" office:value-type="float" office:value="0" calcext:value-type="float">
            <text:p>0</text:p>
          </table:table-cell>
          <table:table-cell table:formula="of:=IF(OR(AND([$Sheet1.O176]&gt;=[.O$23];[$Sheet1.O176]&lt;=[.O$24]);AND([$Sheet1.O176]&gt;=[.O$25];[$Sheet1.O176]&lt;=[.O$26]));0;1)" office:value-type="float" office:value="0" calcext:value-type="float">
            <text:p>0</text:p>
          </table:table-cell>
          <table:table-cell table:formula="of:=IF(OR(AND([$Sheet1.P176]&gt;=[.P$23];[$Sheet1.P176]&lt;=[.P$24]);AND([$Sheet1.P176]&gt;=[.P$25];[$Sheet1.P176]&lt;=[.P$26]));0;1)" office:value-type="float" office:value="0" calcext:value-type="float">
            <text:p>0</text:p>
          </table:table-cell>
          <table:table-cell table:formula="of:=IF(OR(AND([$Sheet1.Q176]&gt;=[.Q$23];[$Sheet1.Q176]&lt;=[.Q$24]);AND([$Sheet1.Q176]&gt;=[.Q$25];[$Sheet1.Q176]&lt;=[.Q$26]));0;1)" office:value-type="float" office:value="0" calcext:value-type="float">
            <text:p>0</text:p>
          </table:table-cell>
          <table:table-cell table:formula="of:=IF(OR(AND([$Sheet1.R176]&gt;=[.R$23];[$Sheet1.R176]&lt;=[.R$24]);AND([$Sheet1.R176]&gt;=[.R$25];[$Sheet1.R176]&lt;=[.R$26]));0;1)" office:value-type="float" office:value="0" calcext:value-type="float">
            <text:p>0</text:p>
          </table:table-cell>
          <table:table-cell table:formula="of:=IF(OR(AND([$Sheet1.S176]&gt;=[.S$23];[$Sheet1.S176]&lt;=[.S$24]);AND([$Sheet1.S176]&gt;=[.S$25];[$Sheet1.S176]&lt;=[.S$26]));0;1)" office:value-type="float" office:value="0" calcext:value-type="float">
            <text:p>0</text:p>
          </table:table-cell>
          <table:table-cell table:formula="of:=IF(OR(AND([$Sheet1.T176]&gt;=[.T$23];[$Sheet1.T176]&lt;=[.T$24]);AND([$Sheet1.T176]&gt;=[.T$25];[$Sheet1.T176]&lt;=[.T$26]));0;1)" office:value-type="float" office:value="0" calcext:value-type="float">
            <text:p>0</text:p>
          </table:table-cell>
          <table:table-cell table:formula="of:=IF(OR(AND([$Sheet1.U176]&gt;=[.U$23];[$Sheet1.U176]&lt;=[.U$24]);AND([$Sheet1.U176]&gt;=[.U$25];[$Sheet1.U17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7]&gt;=[.B$23];[$Sheet1.B177]&lt;=[.B$24]);AND([$Sheet1.B177]&gt;=[.B$25];[$Sheet1.B177]&lt;=[.B$26]));0;1)" office:value-type="float" office:value="0" calcext:value-type="float">
            <text:p>0</text:p>
          </table:table-cell>
          <table:table-cell table:formula="of:=IF(OR(AND([$Sheet1.C177]&gt;=[.C$23];[$Sheet1.C177]&lt;=[.C$24]);AND([$Sheet1.C177]&gt;=[.C$25];[$Sheet1.C177]&lt;=[.C$26]));0;1)" office:value-type="float" office:value="0" calcext:value-type="float">
            <text:p>0</text:p>
          </table:table-cell>
          <table:table-cell table:formula="of:=IF(OR(AND([$Sheet1.D177]&gt;=[.D$23];[$Sheet1.D177]&lt;=[.D$24]);AND([$Sheet1.D177]&gt;=[.D$25];[$Sheet1.D177]&lt;=[.D$26]));0;1)" office:value-type="float" office:value="0" calcext:value-type="float">
            <text:p>0</text:p>
          </table:table-cell>
          <table:table-cell table:formula="of:=IF(OR(AND([$Sheet1.E177]&gt;=[.E$23];[$Sheet1.E177]&lt;=[.E$24]);AND([$Sheet1.E177]&gt;=[.E$25];[$Sheet1.E177]&lt;=[.E$26]));0;1)" office:value-type="float" office:value="0" calcext:value-type="float">
            <text:p>0</text:p>
          </table:table-cell>
          <table:table-cell table:formula="of:=IF(OR(AND([$Sheet1.F177]&gt;=[.F$23];[$Sheet1.F177]&lt;=[.F$24]);AND([$Sheet1.F177]&gt;=[.F$25];[$Sheet1.F177]&lt;=[.F$26]));0;1)" office:value-type="float" office:value="0" calcext:value-type="float">
            <text:p>0</text:p>
          </table:table-cell>
          <table:table-cell table:formula="of:=IF(OR(AND([$Sheet1.G177]&gt;=[.G$23];[$Sheet1.G177]&lt;=[.G$24]);AND([$Sheet1.G177]&gt;=[.G$25];[$Sheet1.G177]&lt;=[.G$26]));0;1)" office:value-type="float" office:value="0" calcext:value-type="float">
            <text:p>0</text:p>
          </table:table-cell>
          <table:table-cell table:formula="of:=IF(OR(AND([$Sheet1.H177]&gt;=[.H$23];[$Sheet1.H177]&lt;=[.H$24]);AND([$Sheet1.H177]&gt;=[.H$25];[$Sheet1.H177]&lt;=[.H$26]));0;1)" office:value-type="float" office:value="0" calcext:value-type="float">
            <text:p>0</text:p>
          </table:table-cell>
          <table:table-cell table:formula="of:=IF(OR(AND([$Sheet1.I177]&gt;=[.I$23];[$Sheet1.I177]&lt;=[.I$24]);AND([$Sheet1.I177]&gt;=[.I$25];[$Sheet1.I177]&lt;=[.I$26]));0;1)" office:value-type="float" office:value="0" calcext:value-type="float">
            <text:p>0</text:p>
          </table:table-cell>
          <table:table-cell table:formula="of:=IF(OR(AND([$Sheet1.J177]&gt;=[.J$23];[$Sheet1.J177]&lt;=[.J$24]);AND([$Sheet1.J177]&gt;=[.J$25];[$Sheet1.J177]&lt;=[.J$26]));0;1)" office:value-type="float" office:value="0" calcext:value-type="float">
            <text:p>0</text:p>
          </table:table-cell>
          <table:table-cell table:formula="of:=IF(OR(AND([$Sheet1.K177]&gt;=[.K$23];[$Sheet1.K177]&lt;=[.K$24]);AND([$Sheet1.K177]&gt;=[.K$25];[$Sheet1.K177]&lt;=[.K$26]));0;1)" office:value-type="float" office:value="0" calcext:value-type="float">
            <text:p>0</text:p>
          </table:table-cell>
          <table:table-cell table:formula="of:=IF(OR(AND([$Sheet1.L177]&gt;=[.L$23];[$Sheet1.L177]&lt;=[.L$24]);AND([$Sheet1.L177]&gt;=[.L$25];[$Sheet1.L177]&lt;=[.L$26]));0;1)" office:value-type="float" office:value="0" calcext:value-type="float">
            <text:p>0</text:p>
          </table:table-cell>
          <table:table-cell table:formula="of:=IF(OR(AND([$Sheet1.M177]&gt;=[.M$23];[$Sheet1.M177]&lt;=[.M$24]);AND([$Sheet1.M177]&gt;=[.M$25];[$Sheet1.M177]&lt;=[.M$26]));0;1)" office:value-type="float" office:value="0" calcext:value-type="float">
            <text:p>0</text:p>
          </table:table-cell>
          <table:table-cell table:formula="of:=IF(OR(AND([$Sheet1.N177]&gt;=[.N$23];[$Sheet1.N177]&lt;=[.N$24]);AND([$Sheet1.N177]&gt;=[.N$25];[$Sheet1.N177]&lt;=[.N$26]));0;1)" office:value-type="float" office:value="0" calcext:value-type="float">
            <text:p>0</text:p>
          </table:table-cell>
          <table:table-cell table:formula="of:=IF(OR(AND([$Sheet1.O177]&gt;=[.O$23];[$Sheet1.O177]&lt;=[.O$24]);AND([$Sheet1.O177]&gt;=[.O$25];[$Sheet1.O177]&lt;=[.O$26]));0;1)" office:value-type="float" office:value="0" calcext:value-type="float">
            <text:p>0</text:p>
          </table:table-cell>
          <table:table-cell table:formula="of:=IF(OR(AND([$Sheet1.P177]&gt;=[.P$23];[$Sheet1.P177]&lt;=[.P$24]);AND([$Sheet1.P177]&gt;=[.P$25];[$Sheet1.P177]&lt;=[.P$26]));0;1)" office:value-type="float" office:value="0" calcext:value-type="float">
            <text:p>0</text:p>
          </table:table-cell>
          <table:table-cell table:formula="of:=IF(OR(AND([$Sheet1.Q177]&gt;=[.Q$23];[$Sheet1.Q177]&lt;=[.Q$24]);AND([$Sheet1.Q177]&gt;=[.Q$25];[$Sheet1.Q177]&lt;=[.Q$26]));0;1)" office:value-type="float" office:value="0" calcext:value-type="float">
            <text:p>0</text:p>
          </table:table-cell>
          <table:table-cell table:formula="of:=IF(OR(AND([$Sheet1.R177]&gt;=[.R$23];[$Sheet1.R177]&lt;=[.R$24]);AND([$Sheet1.R177]&gt;=[.R$25];[$Sheet1.R177]&lt;=[.R$26]));0;1)" office:value-type="float" office:value="0" calcext:value-type="float">
            <text:p>0</text:p>
          </table:table-cell>
          <table:table-cell table:formula="of:=IF(OR(AND([$Sheet1.S177]&gt;=[.S$23];[$Sheet1.S177]&lt;=[.S$24]);AND([$Sheet1.S177]&gt;=[.S$25];[$Sheet1.S177]&lt;=[.S$26]));0;1)" office:value-type="float" office:value="0" calcext:value-type="float">
            <text:p>0</text:p>
          </table:table-cell>
          <table:table-cell table:formula="of:=IF(OR(AND([$Sheet1.T177]&gt;=[.T$23];[$Sheet1.T177]&lt;=[.T$24]);AND([$Sheet1.T177]&gt;=[.T$25];[$Sheet1.T177]&lt;=[.T$26]));0;1)" office:value-type="float" office:value="0" calcext:value-type="float">
            <text:p>0</text:p>
          </table:table-cell>
          <table:table-cell table:formula="of:=IF(OR(AND([$Sheet1.U177]&gt;=[.U$23];[$Sheet1.U177]&lt;=[.U$24]);AND([$Sheet1.U177]&gt;=[.U$25];[$Sheet1.U17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8]&gt;=[.B$23];[$Sheet1.B178]&lt;=[.B$24]);AND([$Sheet1.B178]&gt;=[.B$25];[$Sheet1.B178]&lt;=[.B$26]));0;1)" office:value-type="float" office:value="0" calcext:value-type="float">
            <text:p>0</text:p>
          </table:table-cell>
          <table:table-cell table:formula="of:=IF(OR(AND([$Sheet1.C178]&gt;=[.C$23];[$Sheet1.C178]&lt;=[.C$24]);AND([$Sheet1.C178]&gt;=[.C$25];[$Sheet1.C178]&lt;=[.C$26]));0;1)" office:value-type="float" office:value="0" calcext:value-type="float">
            <text:p>0</text:p>
          </table:table-cell>
          <table:table-cell table:formula="of:=IF(OR(AND([$Sheet1.D178]&gt;=[.D$23];[$Sheet1.D178]&lt;=[.D$24]);AND([$Sheet1.D178]&gt;=[.D$25];[$Sheet1.D178]&lt;=[.D$26]));0;1)" office:value-type="float" office:value="0" calcext:value-type="float">
            <text:p>0</text:p>
          </table:table-cell>
          <table:table-cell table:formula="of:=IF(OR(AND([$Sheet1.E178]&gt;=[.E$23];[$Sheet1.E178]&lt;=[.E$24]);AND([$Sheet1.E178]&gt;=[.E$25];[$Sheet1.E178]&lt;=[.E$26]));0;1)" office:value-type="float" office:value="0" calcext:value-type="float">
            <text:p>0</text:p>
          </table:table-cell>
          <table:table-cell table:formula="of:=IF(OR(AND([$Sheet1.F178]&gt;=[.F$23];[$Sheet1.F178]&lt;=[.F$24]);AND([$Sheet1.F178]&gt;=[.F$25];[$Sheet1.F178]&lt;=[.F$26]));0;1)" office:value-type="float" office:value="0" calcext:value-type="float">
            <text:p>0</text:p>
          </table:table-cell>
          <table:table-cell table:formula="of:=IF(OR(AND([$Sheet1.G178]&gt;=[.G$23];[$Sheet1.G178]&lt;=[.G$24]);AND([$Sheet1.G178]&gt;=[.G$25];[$Sheet1.G178]&lt;=[.G$26]));0;1)" office:value-type="float" office:value="0" calcext:value-type="float">
            <text:p>0</text:p>
          </table:table-cell>
          <table:table-cell table:formula="of:=IF(OR(AND([$Sheet1.H178]&gt;=[.H$23];[$Sheet1.H178]&lt;=[.H$24]);AND([$Sheet1.H178]&gt;=[.H$25];[$Sheet1.H178]&lt;=[.H$26]));0;1)" office:value-type="float" office:value="0" calcext:value-type="float">
            <text:p>0</text:p>
          </table:table-cell>
          <table:table-cell table:formula="of:=IF(OR(AND([$Sheet1.I178]&gt;=[.I$23];[$Sheet1.I178]&lt;=[.I$24]);AND([$Sheet1.I178]&gt;=[.I$25];[$Sheet1.I178]&lt;=[.I$26]));0;1)" office:value-type="float" office:value="0" calcext:value-type="float">
            <text:p>0</text:p>
          </table:table-cell>
          <table:table-cell table:formula="of:=IF(OR(AND([$Sheet1.J178]&gt;=[.J$23];[$Sheet1.J178]&lt;=[.J$24]);AND([$Sheet1.J178]&gt;=[.J$25];[$Sheet1.J178]&lt;=[.J$26]));0;1)" office:value-type="float" office:value="0" calcext:value-type="float">
            <text:p>0</text:p>
          </table:table-cell>
          <table:table-cell table:formula="of:=IF(OR(AND([$Sheet1.K178]&gt;=[.K$23];[$Sheet1.K178]&lt;=[.K$24]);AND([$Sheet1.K178]&gt;=[.K$25];[$Sheet1.K178]&lt;=[.K$26]));0;1)" office:value-type="float" office:value="0" calcext:value-type="float">
            <text:p>0</text:p>
          </table:table-cell>
          <table:table-cell table:formula="of:=IF(OR(AND([$Sheet1.L178]&gt;=[.L$23];[$Sheet1.L178]&lt;=[.L$24]);AND([$Sheet1.L178]&gt;=[.L$25];[$Sheet1.L178]&lt;=[.L$26]));0;1)" office:value-type="float" office:value="0" calcext:value-type="float">
            <text:p>0</text:p>
          </table:table-cell>
          <table:table-cell table:formula="of:=IF(OR(AND([$Sheet1.M178]&gt;=[.M$23];[$Sheet1.M178]&lt;=[.M$24]);AND([$Sheet1.M178]&gt;=[.M$25];[$Sheet1.M178]&lt;=[.M$26]));0;1)" office:value-type="float" office:value="0" calcext:value-type="float">
            <text:p>0</text:p>
          </table:table-cell>
          <table:table-cell table:formula="of:=IF(OR(AND([$Sheet1.N178]&gt;=[.N$23];[$Sheet1.N178]&lt;=[.N$24]);AND([$Sheet1.N178]&gt;=[.N$25];[$Sheet1.N178]&lt;=[.N$26]));0;1)" office:value-type="float" office:value="0" calcext:value-type="float">
            <text:p>0</text:p>
          </table:table-cell>
          <table:table-cell table:formula="of:=IF(OR(AND([$Sheet1.O178]&gt;=[.O$23];[$Sheet1.O178]&lt;=[.O$24]);AND([$Sheet1.O178]&gt;=[.O$25];[$Sheet1.O178]&lt;=[.O$26]));0;1)" office:value-type="float" office:value="0" calcext:value-type="float">
            <text:p>0</text:p>
          </table:table-cell>
          <table:table-cell table:formula="of:=IF(OR(AND([$Sheet1.P178]&gt;=[.P$23];[$Sheet1.P178]&lt;=[.P$24]);AND([$Sheet1.P178]&gt;=[.P$25];[$Sheet1.P178]&lt;=[.P$26]));0;1)" office:value-type="float" office:value="0" calcext:value-type="float">
            <text:p>0</text:p>
          </table:table-cell>
          <table:table-cell table:formula="of:=IF(OR(AND([$Sheet1.Q178]&gt;=[.Q$23];[$Sheet1.Q178]&lt;=[.Q$24]);AND([$Sheet1.Q178]&gt;=[.Q$25];[$Sheet1.Q178]&lt;=[.Q$26]));0;1)" office:value-type="float" office:value="0" calcext:value-type="float">
            <text:p>0</text:p>
          </table:table-cell>
          <table:table-cell table:formula="of:=IF(OR(AND([$Sheet1.R178]&gt;=[.R$23];[$Sheet1.R178]&lt;=[.R$24]);AND([$Sheet1.R178]&gt;=[.R$25];[$Sheet1.R178]&lt;=[.R$26]));0;1)" office:value-type="float" office:value="0" calcext:value-type="float">
            <text:p>0</text:p>
          </table:table-cell>
          <table:table-cell table:formula="of:=IF(OR(AND([$Sheet1.S178]&gt;=[.S$23];[$Sheet1.S178]&lt;=[.S$24]);AND([$Sheet1.S178]&gt;=[.S$25];[$Sheet1.S178]&lt;=[.S$26]));0;1)" office:value-type="float" office:value="0" calcext:value-type="float">
            <text:p>0</text:p>
          </table:table-cell>
          <table:table-cell table:formula="of:=IF(OR(AND([$Sheet1.T178]&gt;=[.T$23];[$Sheet1.T178]&lt;=[.T$24]);AND([$Sheet1.T178]&gt;=[.T$25];[$Sheet1.T178]&lt;=[.T$26]));0;1)" office:value-type="float" office:value="0" calcext:value-type="float">
            <text:p>0</text:p>
          </table:table-cell>
          <table:table-cell table:formula="of:=IF(OR(AND([$Sheet1.U178]&gt;=[.U$23];[$Sheet1.U178]&lt;=[.U$24]);AND([$Sheet1.U178]&gt;=[.U$25];[$Sheet1.U17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79]&gt;=[.B$23];[$Sheet1.B179]&lt;=[.B$24]);AND([$Sheet1.B179]&gt;=[.B$25];[$Sheet1.B179]&lt;=[.B$26]));0;1)" office:value-type="float" office:value="0" calcext:value-type="float">
            <text:p>0</text:p>
          </table:table-cell>
          <table:table-cell table:formula="of:=IF(OR(AND([$Sheet1.C179]&gt;=[.C$23];[$Sheet1.C179]&lt;=[.C$24]);AND([$Sheet1.C179]&gt;=[.C$25];[$Sheet1.C179]&lt;=[.C$26]));0;1)" office:value-type="float" office:value="0" calcext:value-type="float">
            <text:p>0</text:p>
          </table:table-cell>
          <table:table-cell table:formula="of:=IF(OR(AND([$Sheet1.D179]&gt;=[.D$23];[$Sheet1.D179]&lt;=[.D$24]);AND([$Sheet1.D179]&gt;=[.D$25];[$Sheet1.D179]&lt;=[.D$26]));0;1)" office:value-type="float" office:value="0" calcext:value-type="float">
            <text:p>0</text:p>
          </table:table-cell>
          <table:table-cell table:formula="of:=IF(OR(AND([$Sheet1.E179]&gt;=[.E$23];[$Sheet1.E179]&lt;=[.E$24]);AND([$Sheet1.E179]&gt;=[.E$25];[$Sheet1.E179]&lt;=[.E$26]));0;1)" office:value-type="float" office:value="0" calcext:value-type="float">
            <text:p>0</text:p>
          </table:table-cell>
          <table:table-cell table:formula="of:=IF(OR(AND([$Sheet1.F179]&gt;=[.F$23];[$Sheet1.F179]&lt;=[.F$24]);AND([$Sheet1.F179]&gt;=[.F$25];[$Sheet1.F179]&lt;=[.F$26]));0;1)" office:value-type="float" office:value="0" calcext:value-type="float">
            <text:p>0</text:p>
          </table:table-cell>
          <table:table-cell table:formula="of:=IF(OR(AND([$Sheet1.G179]&gt;=[.G$23];[$Sheet1.G179]&lt;=[.G$24]);AND([$Sheet1.G179]&gt;=[.G$25];[$Sheet1.G179]&lt;=[.G$26]));0;1)" office:value-type="float" office:value="0" calcext:value-type="float">
            <text:p>0</text:p>
          </table:table-cell>
          <table:table-cell table:formula="of:=IF(OR(AND([$Sheet1.H179]&gt;=[.H$23];[$Sheet1.H179]&lt;=[.H$24]);AND([$Sheet1.H179]&gt;=[.H$25];[$Sheet1.H179]&lt;=[.H$26]));0;1)" office:value-type="float" office:value="0" calcext:value-type="float">
            <text:p>0</text:p>
          </table:table-cell>
          <table:table-cell table:formula="of:=IF(OR(AND([$Sheet1.I179]&gt;=[.I$23];[$Sheet1.I179]&lt;=[.I$24]);AND([$Sheet1.I179]&gt;=[.I$25];[$Sheet1.I179]&lt;=[.I$26]));0;1)" office:value-type="float" office:value="0" calcext:value-type="float">
            <text:p>0</text:p>
          </table:table-cell>
          <table:table-cell table:formula="of:=IF(OR(AND([$Sheet1.J179]&gt;=[.J$23];[$Sheet1.J179]&lt;=[.J$24]);AND([$Sheet1.J179]&gt;=[.J$25];[$Sheet1.J179]&lt;=[.J$26]));0;1)" office:value-type="float" office:value="0" calcext:value-type="float">
            <text:p>0</text:p>
          </table:table-cell>
          <table:table-cell table:formula="of:=IF(OR(AND([$Sheet1.K179]&gt;=[.K$23];[$Sheet1.K179]&lt;=[.K$24]);AND([$Sheet1.K179]&gt;=[.K$25];[$Sheet1.K179]&lt;=[.K$26]));0;1)" office:value-type="float" office:value="0" calcext:value-type="float">
            <text:p>0</text:p>
          </table:table-cell>
          <table:table-cell table:formula="of:=IF(OR(AND([$Sheet1.L179]&gt;=[.L$23];[$Sheet1.L179]&lt;=[.L$24]);AND([$Sheet1.L179]&gt;=[.L$25];[$Sheet1.L179]&lt;=[.L$26]));0;1)" office:value-type="float" office:value="0" calcext:value-type="float">
            <text:p>0</text:p>
          </table:table-cell>
          <table:table-cell table:formula="of:=IF(OR(AND([$Sheet1.M179]&gt;=[.M$23];[$Sheet1.M179]&lt;=[.M$24]);AND([$Sheet1.M179]&gt;=[.M$25];[$Sheet1.M179]&lt;=[.M$26]));0;1)" office:value-type="float" office:value="0" calcext:value-type="float">
            <text:p>0</text:p>
          </table:table-cell>
          <table:table-cell table:formula="of:=IF(OR(AND([$Sheet1.N179]&gt;=[.N$23];[$Sheet1.N179]&lt;=[.N$24]);AND([$Sheet1.N179]&gt;=[.N$25];[$Sheet1.N179]&lt;=[.N$26]));0;1)" office:value-type="float" office:value="0" calcext:value-type="float">
            <text:p>0</text:p>
          </table:table-cell>
          <table:table-cell table:formula="of:=IF(OR(AND([$Sheet1.O179]&gt;=[.O$23];[$Sheet1.O179]&lt;=[.O$24]);AND([$Sheet1.O179]&gt;=[.O$25];[$Sheet1.O179]&lt;=[.O$26]));0;1)" office:value-type="float" office:value="0" calcext:value-type="float">
            <text:p>0</text:p>
          </table:table-cell>
          <table:table-cell table:formula="of:=IF(OR(AND([$Sheet1.P179]&gt;=[.P$23];[$Sheet1.P179]&lt;=[.P$24]);AND([$Sheet1.P179]&gt;=[.P$25];[$Sheet1.P179]&lt;=[.P$26]));0;1)" office:value-type="float" office:value="0" calcext:value-type="float">
            <text:p>0</text:p>
          </table:table-cell>
          <table:table-cell table:formula="of:=IF(OR(AND([$Sheet1.Q179]&gt;=[.Q$23];[$Sheet1.Q179]&lt;=[.Q$24]);AND([$Sheet1.Q179]&gt;=[.Q$25];[$Sheet1.Q179]&lt;=[.Q$26]));0;1)" office:value-type="float" office:value="0" calcext:value-type="float">
            <text:p>0</text:p>
          </table:table-cell>
          <table:table-cell table:formula="of:=IF(OR(AND([$Sheet1.R179]&gt;=[.R$23];[$Sheet1.R179]&lt;=[.R$24]);AND([$Sheet1.R179]&gt;=[.R$25];[$Sheet1.R179]&lt;=[.R$26]));0;1)" office:value-type="float" office:value="0" calcext:value-type="float">
            <text:p>0</text:p>
          </table:table-cell>
          <table:table-cell table:formula="of:=IF(OR(AND([$Sheet1.S179]&gt;=[.S$23];[$Sheet1.S179]&lt;=[.S$24]);AND([$Sheet1.S179]&gt;=[.S$25];[$Sheet1.S179]&lt;=[.S$26]));0;1)" office:value-type="float" office:value="0" calcext:value-type="float">
            <text:p>0</text:p>
          </table:table-cell>
          <table:table-cell table:formula="of:=IF(OR(AND([$Sheet1.T179]&gt;=[.T$23];[$Sheet1.T179]&lt;=[.T$24]);AND([$Sheet1.T179]&gt;=[.T$25];[$Sheet1.T179]&lt;=[.T$26]));0;1)" office:value-type="float" office:value="0" calcext:value-type="float">
            <text:p>0</text:p>
          </table:table-cell>
          <table:table-cell table:formula="of:=IF(OR(AND([$Sheet1.U179]&gt;=[.U$23];[$Sheet1.U179]&lt;=[.U$24]);AND([$Sheet1.U179]&gt;=[.U$25];[$Sheet1.U17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0]&gt;=[.B$23];[$Sheet1.B180]&lt;=[.B$24]);AND([$Sheet1.B180]&gt;=[.B$25];[$Sheet1.B180]&lt;=[.B$26]));0;1)" office:value-type="float" office:value="0" calcext:value-type="float">
            <text:p>0</text:p>
          </table:table-cell>
          <table:table-cell table:formula="of:=IF(OR(AND([$Sheet1.C180]&gt;=[.C$23];[$Sheet1.C180]&lt;=[.C$24]);AND([$Sheet1.C180]&gt;=[.C$25];[$Sheet1.C180]&lt;=[.C$26]));0;1)" office:value-type="float" office:value="0" calcext:value-type="float">
            <text:p>0</text:p>
          </table:table-cell>
          <table:table-cell table:formula="of:=IF(OR(AND([$Sheet1.D180]&gt;=[.D$23];[$Sheet1.D180]&lt;=[.D$24]);AND([$Sheet1.D180]&gt;=[.D$25];[$Sheet1.D180]&lt;=[.D$26]));0;1)" office:value-type="float" office:value="0" calcext:value-type="float">
            <text:p>0</text:p>
          </table:table-cell>
          <table:table-cell table:formula="of:=IF(OR(AND([$Sheet1.E180]&gt;=[.E$23];[$Sheet1.E180]&lt;=[.E$24]);AND([$Sheet1.E180]&gt;=[.E$25];[$Sheet1.E180]&lt;=[.E$26]));0;1)" office:value-type="float" office:value="0" calcext:value-type="float">
            <text:p>0</text:p>
          </table:table-cell>
          <table:table-cell table:formula="of:=IF(OR(AND([$Sheet1.F180]&gt;=[.F$23];[$Sheet1.F180]&lt;=[.F$24]);AND([$Sheet1.F180]&gt;=[.F$25];[$Sheet1.F180]&lt;=[.F$26]));0;1)" office:value-type="float" office:value="0" calcext:value-type="float">
            <text:p>0</text:p>
          </table:table-cell>
          <table:table-cell table:formula="of:=IF(OR(AND([$Sheet1.G180]&gt;=[.G$23];[$Sheet1.G180]&lt;=[.G$24]);AND([$Sheet1.G180]&gt;=[.G$25];[$Sheet1.G180]&lt;=[.G$26]));0;1)" office:value-type="float" office:value="0" calcext:value-type="float">
            <text:p>0</text:p>
          </table:table-cell>
          <table:table-cell table:formula="of:=IF(OR(AND([$Sheet1.H180]&gt;=[.H$23];[$Sheet1.H180]&lt;=[.H$24]);AND([$Sheet1.H180]&gt;=[.H$25];[$Sheet1.H180]&lt;=[.H$26]));0;1)" office:value-type="float" office:value="0" calcext:value-type="float">
            <text:p>0</text:p>
          </table:table-cell>
          <table:table-cell table:formula="of:=IF(OR(AND([$Sheet1.I180]&gt;=[.I$23];[$Sheet1.I180]&lt;=[.I$24]);AND([$Sheet1.I180]&gt;=[.I$25];[$Sheet1.I180]&lt;=[.I$26]));0;1)" office:value-type="float" office:value="0" calcext:value-type="float">
            <text:p>0</text:p>
          </table:table-cell>
          <table:table-cell table:formula="of:=IF(OR(AND([$Sheet1.J180]&gt;=[.J$23];[$Sheet1.J180]&lt;=[.J$24]);AND([$Sheet1.J180]&gt;=[.J$25];[$Sheet1.J180]&lt;=[.J$26]));0;1)" office:value-type="float" office:value="0" calcext:value-type="float">
            <text:p>0</text:p>
          </table:table-cell>
          <table:table-cell table:formula="of:=IF(OR(AND([$Sheet1.K180]&gt;=[.K$23];[$Sheet1.K180]&lt;=[.K$24]);AND([$Sheet1.K180]&gt;=[.K$25];[$Sheet1.K180]&lt;=[.K$26]));0;1)" office:value-type="float" office:value="0" calcext:value-type="float">
            <text:p>0</text:p>
          </table:table-cell>
          <table:table-cell table:formula="of:=IF(OR(AND([$Sheet1.L180]&gt;=[.L$23];[$Sheet1.L180]&lt;=[.L$24]);AND([$Sheet1.L180]&gt;=[.L$25];[$Sheet1.L180]&lt;=[.L$26]));0;1)" office:value-type="float" office:value="0" calcext:value-type="float">
            <text:p>0</text:p>
          </table:table-cell>
          <table:table-cell table:formula="of:=IF(OR(AND([$Sheet1.M180]&gt;=[.M$23];[$Sheet1.M180]&lt;=[.M$24]);AND([$Sheet1.M180]&gt;=[.M$25];[$Sheet1.M180]&lt;=[.M$26]));0;1)" office:value-type="float" office:value="0" calcext:value-type="float">
            <text:p>0</text:p>
          </table:table-cell>
          <table:table-cell table:formula="of:=IF(OR(AND([$Sheet1.N180]&gt;=[.N$23];[$Sheet1.N180]&lt;=[.N$24]);AND([$Sheet1.N180]&gt;=[.N$25];[$Sheet1.N180]&lt;=[.N$26]));0;1)" office:value-type="float" office:value="0" calcext:value-type="float">
            <text:p>0</text:p>
          </table:table-cell>
          <table:table-cell table:formula="of:=IF(OR(AND([$Sheet1.O180]&gt;=[.O$23];[$Sheet1.O180]&lt;=[.O$24]);AND([$Sheet1.O180]&gt;=[.O$25];[$Sheet1.O180]&lt;=[.O$26]));0;1)" office:value-type="float" office:value="0" calcext:value-type="float">
            <text:p>0</text:p>
          </table:table-cell>
          <table:table-cell table:formula="of:=IF(OR(AND([$Sheet1.P180]&gt;=[.P$23];[$Sheet1.P180]&lt;=[.P$24]);AND([$Sheet1.P180]&gt;=[.P$25];[$Sheet1.P180]&lt;=[.P$26]));0;1)" office:value-type="float" office:value="0" calcext:value-type="float">
            <text:p>0</text:p>
          </table:table-cell>
          <table:table-cell table:formula="of:=IF(OR(AND([$Sheet1.Q180]&gt;=[.Q$23];[$Sheet1.Q180]&lt;=[.Q$24]);AND([$Sheet1.Q180]&gt;=[.Q$25];[$Sheet1.Q180]&lt;=[.Q$26]));0;1)" office:value-type="float" office:value="0" calcext:value-type="float">
            <text:p>0</text:p>
          </table:table-cell>
          <table:table-cell table:formula="of:=IF(OR(AND([$Sheet1.R180]&gt;=[.R$23];[$Sheet1.R180]&lt;=[.R$24]);AND([$Sheet1.R180]&gt;=[.R$25];[$Sheet1.R180]&lt;=[.R$26]));0;1)" office:value-type="float" office:value="0" calcext:value-type="float">
            <text:p>0</text:p>
          </table:table-cell>
          <table:table-cell table:formula="of:=IF(OR(AND([$Sheet1.S180]&gt;=[.S$23];[$Sheet1.S180]&lt;=[.S$24]);AND([$Sheet1.S180]&gt;=[.S$25];[$Sheet1.S180]&lt;=[.S$26]));0;1)" office:value-type="float" office:value="0" calcext:value-type="float">
            <text:p>0</text:p>
          </table:table-cell>
          <table:table-cell table:formula="of:=IF(OR(AND([$Sheet1.T180]&gt;=[.T$23];[$Sheet1.T180]&lt;=[.T$24]);AND([$Sheet1.T180]&gt;=[.T$25];[$Sheet1.T180]&lt;=[.T$26]));0;1)" office:value-type="float" office:value="0" calcext:value-type="float">
            <text:p>0</text:p>
          </table:table-cell>
          <table:table-cell table:formula="of:=IF(OR(AND([$Sheet1.U180]&gt;=[.U$23];[$Sheet1.U180]&lt;=[.U$24]);AND([$Sheet1.U180]&gt;=[.U$25];[$Sheet1.U18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1]&gt;=[.B$23];[$Sheet1.B181]&lt;=[.B$24]);AND([$Sheet1.B181]&gt;=[.B$25];[$Sheet1.B181]&lt;=[.B$26]));0;1)" office:value-type="float" office:value="0" calcext:value-type="float">
            <text:p>0</text:p>
          </table:table-cell>
          <table:table-cell table:formula="of:=IF(OR(AND([$Sheet1.C181]&gt;=[.C$23];[$Sheet1.C181]&lt;=[.C$24]);AND([$Sheet1.C181]&gt;=[.C$25];[$Sheet1.C181]&lt;=[.C$26]));0;1)" office:value-type="float" office:value="0" calcext:value-type="float">
            <text:p>0</text:p>
          </table:table-cell>
          <table:table-cell table:formula="of:=IF(OR(AND([$Sheet1.D181]&gt;=[.D$23];[$Sheet1.D181]&lt;=[.D$24]);AND([$Sheet1.D181]&gt;=[.D$25];[$Sheet1.D181]&lt;=[.D$26]));0;1)" office:value-type="float" office:value="0" calcext:value-type="float">
            <text:p>0</text:p>
          </table:table-cell>
          <table:table-cell table:formula="of:=IF(OR(AND([$Sheet1.E181]&gt;=[.E$23];[$Sheet1.E181]&lt;=[.E$24]);AND([$Sheet1.E181]&gt;=[.E$25];[$Sheet1.E181]&lt;=[.E$26]));0;1)" office:value-type="float" office:value="0" calcext:value-type="float">
            <text:p>0</text:p>
          </table:table-cell>
          <table:table-cell table:formula="of:=IF(OR(AND([$Sheet1.F181]&gt;=[.F$23];[$Sheet1.F181]&lt;=[.F$24]);AND([$Sheet1.F181]&gt;=[.F$25];[$Sheet1.F181]&lt;=[.F$26]));0;1)" office:value-type="float" office:value="0" calcext:value-type="float">
            <text:p>0</text:p>
          </table:table-cell>
          <table:table-cell table:formula="of:=IF(OR(AND([$Sheet1.G181]&gt;=[.G$23];[$Sheet1.G181]&lt;=[.G$24]);AND([$Sheet1.G181]&gt;=[.G$25];[$Sheet1.G181]&lt;=[.G$26]));0;1)" office:value-type="float" office:value="0" calcext:value-type="float">
            <text:p>0</text:p>
          </table:table-cell>
          <table:table-cell table:formula="of:=IF(OR(AND([$Sheet1.H181]&gt;=[.H$23];[$Sheet1.H181]&lt;=[.H$24]);AND([$Sheet1.H181]&gt;=[.H$25];[$Sheet1.H181]&lt;=[.H$26]));0;1)" office:value-type="float" office:value="0" calcext:value-type="float">
            <text:p>0</text:p>
          </table:table-cell>
          <table:table-cell table:formula="of:=IF(OR(AND([$Sheet1.I181]&gt;=[.I$23];[$Sheet1.I181]&lt;=[.I$24]);AND([$Sheet1.I181]&gt;=[.I$25];[$Sheet1.I181]&lt;=[.I$26]));0;1)" office:value-type="float" office:value="0" calcext:value-type="float">
            <text:p>0</text:p>
          </table:table-cell>
          <table:table-cell table:formula="of:=IF(OR(AND([$Sheet1.J181]&gt;=[.J$23];[$Sheet1.J181]&lt;=[.J$24]);AND([$Sheet1.J181]&gt;=[.J$25];[$Sheet1.J181]&lt;=[.J$26]));0;1)" office:value-type="float" office:value="0" calcext:value-type="float">
            <text:p>0</text:p>
          </table:table-cell>
          <table:table-cell table:formula="of:=IF(OR(AND([$Sheet1.K181]&gt;=[.K$23];[$Sheet1.K181]&lt;=[.K$24]);AND([$Sheet1.K181]&gt;=[.K$25];[$Sheet1.K181]&lt;=[.K$26]));0;1)" office:value-type="float" office:value="0" calcext:value-type="float">
            <text:p>0</text:p>
          </table:table-cell>
          <table:table-cell table:formula="of:=IF(OR(AND([$Sheet1.L181]&gt;=[.L$23];[$Sheet1.L181]&lt;=[.L$24]);AND([$Sheet1.L181]&gt;=[.L$25];[$Sheet1.L181]&lt;=[.L$26]));0;1)" office:value-type="float" office:value="0" calcext:value-type="float">
            <text:p>0</text:p>
          </table:table-cell>
          <table:table-cell table:formula="of:=IF(OR(AND([$Sheet1.M181]&gt;=[.M$23];[$Sheet1.M181]&lt;=[.M$24]);AND([$Sheet1.M181]&gt;=[.M$25];[$Sheet1.M181]&lt;=[.M$26]));0;1)" office:value-type="float" office:value="0" calcext:value-type="float">
            <text:p>0</text:p>
          </table:table-cell>
          <table:table-cell table:formula="of:=IF(OR(AND([$Sheet1.N181]&gt;=[.N$23];[$Sheet1.N181]&lt;=[.N$24]);AND([$Sheet1.N181]&gt;=[.N$25];[$Sheet1.N181]&lt;=[.N$26]));0;1)" office:value-type="float" office:value="0" calcext:value-type="float">
            <text:p>0</text:p>
          </table:table-cell>
          <table:table-cell table:formula="of:=IF(OR(AND([$Sheet1.O181]&gt;=[.O$23];[$Sheet1.O181]&lt;=[.O$24]);AND([$Sheet1.O181]&gt;=[.O$25];[$Sheet1.O181]&lt;=[.O$26]));0;1)" office:value-type="float" office:value="0" calcext:value-type="float">
            <text:p>0</text:p>
          </table:table-cell>
          <table:table-cell table:formula="of:=IF(OR(AND([$Sheet1.P181]&gt;=[.P$23];[$Sheet1.P181]&lt;=[.P$24]);AND([$Sheet1.P181]&gt;=[.P$25];[$Sheet1.P181]&lt;=[.P$26]));0;1)" office:value-type="float" office:value="0" calcext:value-type="float">
            <text:p>0</text:p>
          </table:table-cell>
          <table:table-cell table:formula="of:=IF(OR(AND([$Sheet1.Q181]&gt;=[.Q$23];[$Sheet1.Q181]&lt;=[.Q$24]);AND([$Sheet1.Q181]&gt;=[.Q$25];[$Sheet1.Q181]&lt;=[.Q$26]));0;1)" office:value-type="float" office:value="0" calcext:value-type="float">
            <text:p>0</text:p>
          </table:table-cell>
          <table:table-cell table:formula="of:=IF(OR(AND([$Sheet1.R181]&gt;=[.R$23];[$Sheet1.R181]&lt;=[.R$24]);AND([$Sheet1.R181]&gt;=[.R$25];[$Sheet1.R181]&lt;=[.R$26]));0;1)" office:value-type="float" office:value="0" calcext:value-type="float">
            <text:p>0</text:p>
          </table:table-cell>
          <table:table-cell table:formula="of:=IF(OR(AND([$Sheet1.S181]&gt;=[.S$23];[$Sheet1.S181]&lt;=[.S$24]);AND([$Sheet1.S181]&gt;=[.S$25];[$Sheet1.S181]&lt;=[.S$26]));0;1)" office:value-type="float" office:value="0" calcext:value-type="float">
            <text:p>0</text:p>
          </table:table-cell>
          <table:table-cell table:formula="of:=IF(OR(AND([$Sheet1.T181]&gt;=[.T$23];[$Sheet1.T181]&lt;=[.T$24]);AND([$Sheet1.T181]&gt;=[.T$25];[$Sheet1.T181]&lt;=[.T$26]));0;1)" office:value-type="float" office:value="0" calcext:value-type="float">
            <text:p>0</text:p>
          </table:table-cell>
          <table:table-cell table:formula="of:=IF(OR(AND([$Sheet1.U181]&gt;=[.U$23];[$Sheet1.U181]&lt;=[.U$24]);AND([$Sheet1.U181]&gt;=[.U$25];[$Sheet1.U18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2]&gt;=[.B$23];[$Sheet1.B182]&lt;=[.B$24]);AND([$Sheet1.B182]&gt;=[.B$25];[$Sheet1.B182]&lt;=[.B$26]));0;1)" office:value-type="float" office:value="0" calcext:value-type="float">
            <text:p>0</text:p>
          </table:table-cell>
          <table:table-cell table:formula="of:=IF(OR(AND([$Sheet1.C182]&gt;=[.C$23];[$Sheet1.C182]&lt;=[.C$24]);AND([$Sheet1.C182]&gt;=[.C$25];[$Sheet1.C182]&lt;=[.C$26]));0;1)" office:value-type="float" office:value="0" calcext:value-type="float">
            <text:p>0</text:p>
          </table:table-cell>
          <table:table-cell table:formula="of:=IF(OR(AND([$Sheet1.D182]&gt;=[.D$23];[$Sheet1.D182]&lt;=[.D$24]);AND([$Sheet1.D182]&gt;=[.D$25];[$Sheet1.D182]&lt;=[.D$26]));0;1)" office:value-type="float" office:value="0" calcext:value-type="float">
            <text:p>0</text:p>
          </table:table-cell>
          <table:table-cell table:formula="of:=IF(OR(AND([$Sheet1.E182]&gt;=[.E$23];[$Sheet1.E182]&lt;=[.E$24]);AND([$Sheet1.E182]&gt;=[.E$25];[$Sheet1.E182]&lt;=[.E$26]));0;1)" office:value-type="float" office:value="0" calcext:value-type="float">
            <text:p>0</text:p>
          </table:table-cell>
          <table:table-cell table:formula="of:=IF(OR(AND([$Sheet1.F182]&gt;=[.F$23];[$Sheet1.F182]&lt;=[.F$24]);AND([$Sheet1.F182]&gt;=[.F$25];[$Sheet1.F182]&lt;=[.F$26]));0;1)" office:value-type="float" office:value="0" calcext:value-type="float">
            <text:p>0</text:p>
          </table:table-cell>
          <table:table-cell table:formula="of:=IF(OR(AND([$Sheet1.G182]&gt;=[.G$23];[$Sheet1.G182]&lt;=[.G$24]);AND([$Sheet1.G182]&gt;=[.G$25];[$Sheet1.G182]&lt;=[.G$26]));0;1)" office:value-type="float" office:value="0" calcext:value-type="float">
            <text:p>0</text:p>
          </table:table-cell>
          <table:table-cell table:formula="of:=IF(OR(AND([$Sheet1.H182]&gt;=[.H$23];[$Sheet1.H182]&lt;=[.H$24]);AND([$Sheet1.H182]&gt;=[.H$25];[$Sheet1.H182]&lt;=[.H$26]));0;1)" office:value-type="float" office:value="0" calcext:value-type="float">
            <text:p>0</text:p>
          </table:table-cell>
          <table:table-cell table:formula="of:=IF(OR(AND([$Sheet1.I182]&gt;=[.I$23];[$Sheet1.I182]&lt;=[.I$24]);AND([$Sheet1.I182]&gt;=[.I$25];[$Sheet1.I182]&lt;=[.I$26]));0;1)" office:value-type="float" office:value="0" calcext:value-type="float">
            <text:p>0</text:p>
          </table:table-cell>
          <table:table-cell table:formula="of:=IF(OR(AND([$Sheet1.J182]&gt;=[.J$23];[$Sheet1.J182]&lt;=[.J$24]);AND([$Sheet1.J182]&gt;=[.J$25];[$Sheet1.J182]&lt;=[.J$26]));0;1)" office:value-type="float" office:value="0" calcext:value-type="float">
            <text:p>0</text:p>
          </table:table-cell>
          <table:table-cell table:formula="of:=IF(OR(AND([$Sheet1.K182]&gt;=[.K$23];[$Sheet1.K182]&lt;=[.K$24]);AND([$Sheet1.K182]&gt;=[.K$25];[$Sheet1.K182]&lt;=[.K$26]));0;1)" office:value-type="float" office:value="0" calcext:value-type="float">
            <text:p>0</text:p>
          </table:table-cell>
          <table:table-cell table:formula="of:=IF(OR(AND([$Sheet1.L182]&gt;=[.L$23];[$Sheet1.L182]&lt;=[.L$24]);AND([$Sheet1.L182]&gt;=[.L$25];[$Sheet1.L182]&lt;=[.L$26]));0;1)" office:value-type="float" office:value="0" calcext:value-type="float">
            <text:p>0</text:p>
          </table:table-cell>
          <table:table-cell table:formula="of:=IF(OR(AND([$Sheet1.M182]&gt;=[.M$23];[$Sheet1.M182]&lt;=[.M$24]);AND([$Sheet1.M182]&gt;=[.M$25];[$Sheet1.M182]&lt;=[.M$26]));0;1)" office:value-type="float" office:value="0" calcext:value-type="float">
            <text:p>0</text:p>
          </table:table-cell>
          <table:table-cell table:formula="of:=IF(OR(AND([$Sheet1.N182]&gt;=[.N$23];[$Sheet1.N182]&lt;=[.N$24]);AND([$Sheet1.N182]&gt;=[.N$25];[$Sheet1.N182]&lt;=[.N$26]));0;1)" office:value-type="float" office:value="0" calcext:value-type="float">
            <text:p>0</text:p>
          </table:table-cell>
          <table:table-cell table:formula="of:=IF(OR(AND([$Sheet1.O182]&gt;=[.O$23];[$Sheet1.O182]&lt;=[.O$24]);AND([$Sheet1.O182]&gt;=[.O$25];[$Sheet1.O182]&lt;=[.O$26]));0;1)" office:value-type="float" office:value="0" calcext:value-type="float">
            <text:p>0</text:p>
          </table:table-cell>
          <table:table-cell table:formula="of:=IF(OR(AND([$Sheet1.P182]&gt;=[.P$23];[$Sheet1.P182]&lt;=[.P$24]);AND([$Sheet1.P182]&gt;=[.P$25];[$Sheet1.P182]&lt;=[.P$26]));0;1)" office:value-type="float" office:value="0" calcext:value-type="float">
            <text:p>0</text:p>
          </table:table-cell>
          <table:table-cell table:formula="of:=IF(OR(AND([$Sheet1.Q182]&gt;=[.Q$23];[$Sheet1.Q182]&lt;=[.Q$24]);AND([$Sheet1.Q182]&gt;=[.Q$25];[$Sheet1.Q182]&lt;=[.Q$26]));0;1)" office:value-type="float" office:value="0" calcext:value-type="float">
            <text:p>0</text:p>
          </table:table-cell>
          <table:table-cell table:formula="of:=IF(OR(AND([$Sheet1.R182]&gt;=[.R$23];[$Sheet1.R182]&lt;=[.R$24]);AND([$Sheet1.R182]&gt;=[.R$25];[$Sheet1.R182]&lt;=[.R$26]));0;1)" office:value-type="float" office:value="0" calcext:value-type="float">
            <text:p>0</text:p>
          </table:table-cell>
          <table:table-cell table:formula="of:=IF(OR(AND([$Sheet1.S182]&gt;=[.S$23];[$Sheet1.S182]&lt;=[.S$24]);AND([$Sheet1.S182]&gt;=[.S$25];[$Sheet1.S182]&lt;=[.S$26]));0;1)" office:value-type="float" office:value="0" calcext:value-type="float">
            <text:p>0</text:p>
          </table:table-cell>
          <table:table-cell table:formula="of:=IF(OR(AND([$Sheet1.T182]&gt;=[.T$23];[$Sheet1.T182]&lt;=[.T$24]);AND([$Sheet1.T182]&gt;=[.T$25];[$Sheet1.T182]&lt;=[.T$26]));0;1)" office:value-type="float" office:value="0" calcext:value-type="float">
            <text:p>0</text:p>
          </table:table-cell>
          <table:table-cell table:formula="of:=IF(OR(AND([$Sheet1.U182]&gt;=[.U$23];[$Sheet1.U182]&lt;=[.U$24]);AND([$Sheet1.U182]&gt;=[.U$25];[$Sheet1.U18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3]&gt;=[.B$23];[$Sheet1.B183]&lt;=[.B$24]);AND([$Sheet1.B183]&gt;=[.B$25];[$Sheet1.B183]&lt;=[.B$26]));0;1)" office:value-type="float" office:value="0" calcext:value-type="float">
            <text:p>0</text:p>
          </table:table-cell>
          <table:table-cell table:formula="of:=IF(OR(AND([$Sheet1.C183]&gt;=[.C$23];[$Sheet1.C183]&lt;=[.C$24]);AND([$Sheet1.C183]&gt;=[.C$25];[$Sheet1.C183]&lt;=[.C$26]));0;1)" office:value-type="float" office:value="0" calcext:value-type="float">
            <text:p>0</text:p>
          </table:table-cell>
          <table:table-cell table:formula="of:=IF(OR(AND([$Sheet1.D183]&gt;=[.D$23];[$Sheet1.D183]&lt;=[.D$24]);AND([$Sheet1.D183]&gt;=[.D$25];[$Sheet1.D183]&lt;=[.D$26]));0;1)" office:value-type="float" office:value="0" calcext:value-type="float">
            <text:p>0</text:p>
          </table:table-cell>
          <table:table-cell table:formula="of:=IF(OR(AND([$Sheet1.E183]&gt;=[.E$23];[$Sheet1.E183]&lt;=[.E$24]);AND([$Sheet1.E183]&gt;=[.E$25];[$Sheet1.E183]&lt;=[.E$26]));0;1)" office:value-type="float" office:value="0" calcext:value-type="float">
            <text:p>0</text:p>
          </table:table-cell>
          <table:table-cell table:formula="of:=IF(OR(AND([$Sheet1.F183]&gt;=[.F$23];[$Sheet1.F183]&lt;=[.F$24]);AND([$Sheet1.F183]&gt;=[.F$25];[$Sheet1.F183]&lt;=[.F$26]));0;1)" office:value-type="float" office:value="0" calcext:value-type="float">
            <text:p>0</text:p>
          </table:table-cell>
          <table:table-cell table:formula="of:=IF(OR(AND([$Sheet1.G183]&gt;=[.G$23];[$Sheet1.G183]&lt;=[.G$24]);AND([$Sheet1.G183]&gt;=[.G$25];[$Sheet1.G183]&lt;=[.G$26]));0;1)" office:value-type="float" office:value="0" calcext:value-type="float">
            <text:p>0</text:p>
          </table:table-cell>
          <table:table-cell table:formula="of:=IF(OR(AND([$Sheet1.H183]&gt;=[.H$23];[$Sheet1.H183]&lt;=[.H$24]);AND([$Sheet1.H183]&gt;=[.H$25];[$Sheet1.H183]&lt;=[.H$26]));0;1)" office:value-type="float" office:value="0" calcext:value-type="float">
            <text:p>0</text:p>
          </table:table-cell>
          <table:table-cell table:formula="of:=IF(OR(AND([$Sheet1.I183]&gt;=[.I$23];[$Sheet1.I183]&lt;=[.I$24]);AND([$Sheet1.I183]&gt;=[.I$25];[$Sheet1.I183]&lt;=[.I$26]));0;1)" office:value-type="float" office:value="0" calcext:value-type="float">
            <text:p>0</text:p>
          </table:table-cell>
          <table:table-cell table:formula="of:=IF(OR(AND([$Sheet1.J183]&gt;=[.J$23];[$Sheet1.J183]&lt;=[.J$24]);AND([$Sheet1.J183]&gt;=[.J$25];[$Sheet1.J183]&lt;=[.J$26]));0;1)" office:value-type="float" office:value="0" calcext:value-type="float">
            <text:p>0</text:p>
          </table:table-cell>
          <table:table-cell table:formula="of:=IF(OR(AND([$Sheet1.K183]&gt;=[.K$23];[$Sheet1.K183]&lt;=[.K$24]);AND([$Sheet1.K183]&gt;=[.K$25];[$Sheet1.K183]&lt;=[.K$26]));0;1)" office:value-type="float" office:value="0" calcext:value-type="float">
            <text:p>0</text:p>
          </table:table-cell>
          <table:table-cell table:formula="of:=IF(OR(AND([$Sheet1.L183]&gt;=[.L$23];[$Sheet1.L183]&lt;=[.L$24]);AND([$Sheet1.L183]&gt;=[.L$25];[$Sheet1.L183]&lt;=[.L$26]));0;1)" office:value-type="float" office:value="0" calcext:value-type="float">
            <text:p>0</text:p>
          </table:table-cell>
          <table:table-cell table:formula="of:=IF(OR(AND([$Sheet1.M183]&gt;=[.M$23];[$Sheet1.M183]&lt;=[.M$24]);AND([$Sheet1.M183]&gt;=[.M$25];[$Sheet1.M183]&lt;=[.M$26]));0;1)" office:value-type="float" office:value="0" calcext:value-type="float">
            <text:p>0</text:p>
          </table:table-cell>
          <table:table-cell table:formula="of:=IF(OR(AND([$Sheet1.N183]&gt;=[.N$23];[$Sheet1.N183]&lt;=[.N$24]);AND([$Sheet1.N183]&gt;=[.N$25];[$Sheet1.N183]&lt;=[.N$26]));0;1)" office:value-type="float" office:value="0" calcext:value-type="float">
            <text:p>0</text:p>
          </table:table-cell>
          <table:table-cell table:formula="of:=IF(OR(AND([$Sheet1.O183]&gt;=[.O$23];[$Sheet1.O183]&lt;=[.O$24]);AND([$Sheet1.O183]&gt;=[.O$25];[$Sheet1.O183]&lt;=[.O$26]));0;1)" office:value-type="float" office:value="0" calcext:value-type="float">
            <text:p>0</text:p>
          </table:table-cell>
          <table:table-cell table:formula="of:=IF(OR(AND([$Sheet1.P183]&gt;=[.P$23];[$Sheet1.P183]&lt;=[.P$24]);AND([$Sheet1.P183]&gt;=[.P$25];[$Sheet1.P183]&lt;=[.P$26]));0;1)" office:value-type="float" office:value="0" calcext:value-type="float">
            <text:p>0</text:p>
          </table:table-cell>
          <table:table-cell table:formula="of:=IF(OR(AND([$Sheet1.Q183]&gt;=[.Q$23];[$Sheet1.Q183]&lt;=[.Q$24]);AND([$Sheet1.Q183]&gt;=[.Q$25];[$Sheet1.Q183]&lt;=[.Q$26]));0;1)" office:value-type="float" office:value="0" calcext:value-type="float">
            <text:p>0</text:p>
          </table:table-cell>
          <table:table-cell table:formula="of:=IF(OR(AND([$Sheet1.R183]&gt;=[.R$23];[$Sheet1.R183]&lt;=[.R$24]);AND([$Sheet1.R183]&gt;=[.R$25];[$Sheet1.R183]&lt;=[.R$26]));0;1)" office:value-type="float" office:value="0" calcext:value-type="float">
            <text:p>0</text:p>
          </table:table-cell>
          <table:table-cell table:formula="of:=IF(OR(AND([$Sheet1.S183]&gt;=[.S$23];[$Sheet1.S183]&lt;=[.S$24]);AND([$Sheet1.S183]&gt;=[.S$25];[$Sheet1.S183]&lt;=[.S$26]));0;1)" office:value-type="float" office:value="0" calcext:value-type="float">
            <text:p>0</text:p>
          </table:table-cell>
          <table:table-cell table:formula="of:=IF(OR(AND([$Sheet1.T183]&gt;=[.T$23];[$Sheet1.T183]&lt;=[.T$24]);AND([$Sheet1.T183]&gt;=[.T$25];[$Sheet1.T183]&lt;=[.T$26]));0;1)" office:value-type="float" office:value="0" calcext:value-type="float">
            <text:p>0</text:p>
          </table:table-cell>
          <table:table-cell table:formula="of:=IF(OR(AND([$Sheet1.U183]&gt;=[.U$23];[$Sheet1.U183]&lt;=[.U$24]);AND([$Sheet1.U183]&gt;=[.U$25];[$Sheet1.U18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4]&gt;=[.B$23];[$Sheet1.B184]&lt;=[.B$24]);AND([$Sheet1.B184]&gt;=[.B$25];[$Sheet1.B184]&lt;=[.B$26]));0;1)" office:value-type="float" office:value="0" calcext:value-type="float">
            <text:p>0</text:p>
          </table:table-cell>
          <table:table-cell table:formula="of:=IF(OR(AND([$Sheet1.C184]&gt;=[.C$23];[$Sheet1.C184]&lt;=[.C$24]);AND([$Sheet1.C184]&gt;=[.C$25];[$Sheet1.C184]&lt;=[.C$26]));0;1)" office:value-type="float" office:value="0" calcext:value-type="float">
            <text:p>0</text:p>
          </table:table-cell>
          <table:table-cell table:formula="of:=IF(OR(AND([$Sheet1.D184]&gt;=[.D$23];[$Sheet1.D184]&lt;=[.D$24]);AND([$Sheet1.D184]&gt;=[.D$25];[$Sheet1.D184]&lt;=[.D$26]));0;1)" office:value-type="float" office:value="0" calcext:value-type="float">
            <text:p>0</text:p>
          </table:table-cell>
          <table:table-cell table:formula="of:=IF(OR(AND([$Sheet1.E184]&gt;=[.E$23];[$Sheet1.E184]&lt;=[.E$24]);AND([$Sheet1.E184]&gt;=[.E$25];[$Sheet1.E184]&lt;=[.E$26]));0;1)" office:value-type="float" office:value="0" calcext:value-type="float">
            <text:p>0</text:p>
          </table:table-cell>
          <table:table-cell table:formula="of:=IF(OR(AND([$Sheet1.F184]&gt;=[.F$23];[$Sheet1.F184]&lt;=[.F$24]);AND([$Sheet1.F184]&gt;=[.F$25];[$Sheet1.F184]&lt;=[.F$26]));0;1)" office:value-type="float" office:value="0" calcext:value-type="float">
            <text:p>0</text:p>
          </table:table-cell>
          <table:table-cell table:formula="of:=IF(OR(AND([$Sheet1.G184]&gt;=[.G$23];[$Sheet1.G184]&lt;=[.G$24]);AND([$Sheet1.G184]&gt;=[.G$25];[$Sheet1.G184]&lt;=[.G$26]));0;1)" office:value-type="float" office:value="0" calcext:value-type="float">
            <text:p>0</text:p>
          </table:table-cell>
          <table:table-cell table:formula="of:=IF(OR(AND([$Sheet1.H184]&gt;=[.H$23];[$Sheet1.H184]&lt;=[.H$24]);AND([$Sheet1.H184]&gt;=[.H$25];[$Sheet1.H184]&lt;=[.H$26]));0;1)" office:value-type="float" office:value="0" calcext:value-type="float">
            <text:p>0</text:p>
          </table:table-cell>
          <table:table-cell table:formula="of:=IF(OR(AND([$Sheet1.I184]&gt;=[.I$23];[$Sheet1.I184]&lt;=[.I$24]);AND([$Sheet1.I184]&gt;=[.I$25];[$Sheet1.I184]&lt;=[.I$26]));0;1)" office:value-type="float" office:value="0" calcext:value-type="float">
            <text:p>0</text:p>
          </table:table-cell>
          <table:table-cell table:formula="of:=IF(OR(AND([$Sheet1.J184]&gt;=[.J$23];[$Sheet1.J184]&lt;=[.J$24]);AND([$Sheet1.J184]&gt;=[.J$25];[$Sheet1.J184]&lt;=[.J$26]));0;1)" office:value-type="float" office:value="0" calcext:value-type="float">
            <text:p>0</text:p>
          </table:table-cell>
          <table:table-cell table:formula="of:=IF(OR(AND([$Sheet1.K184]&gt;=[.K$23];[$Sheet1.K184]&lt;=[.K$24]);AND([$Sheet1.K184]&gt;=[.K$25];[$Sheet1.K184]&lt;=[.K$26]));0;1)" office:value-type="float" office:value="0" calcext:value-type="float">
            <text:p>0</text:p>
          </table:table-cell>
          <table:table-cell table:formula="of:=IF(OR(AND([$Sheet1.L184]&gt;=[.L$23];[$Sheet1.L184]&lt;=[.L$24]);AND([$Sheet1.L184]&gt;=[.L$25];[$Sheet1.L184]&lt;=[.L$26]));0;1)" office:value-type="float" office:value="0" calcext:value-type="float">
            <text:p>0</text:p>
          </table:table-cell>
          <table:table-cell table:formula="of:=IF(OR(AND([$Sheet1.M184]&gt;=[.M$23];[$Sheet1.M184]&lt;=[.M$24]);AND([$Sheet1.M184]&gt;=[.M$25];[$Sheet1.M184]&lt;=[.M$26]));0;1)" office:value-type="float" office:value="0" calcext:value-type="float">
            <text:p>0</text:p>
          </table:table-cell>
          <table:table-cell table:formula="of:=IF(OR(AND([$Sheet1.N184]&gt;=[.N$23];[$Sheet1.N184]&lt;=[.N$24]);AND([$Sheet1.N184]&gt;=[.N$25];[$Sheet1.N184]&lt;=[.N$26]));0;1)" office:value-type="float" office:value="0" calcext:value-type="float">
            <text:p>0</text:p>
          </table:table-cell>
          <table:table-cell table:formula="of:=IF(OR(AND([$Sheet1.O184]&gt;=[.O$23];[$Sheet1.O184]&lt;=[.O$24]);AND([$Sheet1.O184]&gt;=[.O$25];[$Sheet1.O184]&lt;=[.O$26]));0;1)" office:value-type="float" office:value="0" calcext:value-type="float">
            <text:p>0</text:p>
          </table:table-cell>
          <table:table-cell table:formula="of:=IF(OR(AND([$Sheet1.P184]&gt;=[.P$23];[$Sheet1.P184]&lt;=[.P$24]);AND([$Sheet1.P184]&gt;=[.P$25];[$Sheet1.P184]&lt;=[.P$26]));0;1)" office:value-type="float" office:value="0" calcext:value-type="float">
            <text:p>0</text:p>
          </table:table-cell>
          <table:table-cell table:formula="of:=IF(OR(AND([$Sheet1.Q184]&gt;=[.Q$23];[$Sheet1.Q184]&lt;=[.Q$24]);AND([$Sheet1.Q184]&gt;=[.Q$25];[$Sheet1.Q184]&lt;=[.Q$26]));0;1)" office:value-type="float" office:value="0" calcext:value-type="float">
            <text:p>0</text:p>
          </table:table-cell>
          <table:table-cell table:formula="of:=IF(OR(AND([$Sheet1.R184]&gt;=[.R$23];[$Sheet1.R184]&lt;=[.R$24]);AND([$Sheet1.R184]&gt;=[.R$25];[$Sheet1.R184]&lt;=[.R$26]));0;1)" office:value-type="float" office:value="0" calcext:value-type="float">
            <text:p>0</text:p>
          </table:table-cell>
          <table:table-cell table:formula="of:=IF(OR(AND([$Sheet1.S184]&gt;=[.S$23];[$Sheet1.S184]&lt;=[.S$24]);AND([$Sheet1.S184]&gt;=[.S$25];[$Sheet1.S184]&lt;=[.S$26]));0;1)" office:value-type="float" office:value="0" calcext:value-type="float">
            <text:p>0</text:p>
          </table:table-cell>
          <table:table-cell table:formula="of:=IF(OR(AND([$Sheet1.T184]&gt;=[.T$23];[$Sheet1.T184]&lt;=[.T$24]);AND([$Sheet1.T184]&gt;=[.T$25];[$Sheet1.T184]&lt;=[.T$26]));0;1)" office:value-type="float" office:value="0" calcext:value-type="float">
            <text:p>0</text:p>
          </table:table-cell>
          <table:table-cell table:formula="of:=IF(OR(AND([$Sheet1.U184]&gt;=[.U$23];[$Sheet1.U184]&lt;=[.U$24]);AND([$Sheet1.U184]&gt;=[.U$25];[$Sheet1.U18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5]&gt;=[.B$23];[$Sheet1.B185]&lt;=[.B$24]);AND([$Sheet1.B185]&gt;=[.B$25];[$Sheet1.B185]&lt;=[.B$26]));0;1)" office:value-type="float" office:value="0" calcext:value-type="float">
            <text:p>0</text:p>
          </table:table-cell>
          <table:table-cell table:formula="of:=IF(OR(AND([$Sheet1.C185]&gt;=[.C$23];[$Sheet1.C185]&lt;=[.C$24]);AND([$Sheet1.C185]&gt;=[.C$25];[$Sheet1.C185]&lt;=[.C$26]));0;1)" office:value-type="float" office:value="0" calcext:value-type="float">
            <text:p>0</text:p>
          </table:table-cell>
          <table:table-cell table:formula="of:=IF(OR(AND([$Sheet1.D185]&gt;=[.D$23];[$Sheet1.D185]&lt;=[.D$24]);AND([$Sheet1.D185]&gt;=[.D$25];[$Sheet1.D185]&lt;=[.D$26]));0;1)" office:value-type="float" office:value="0" calcext:value-type="float">
            <text:p>0</text:p>
          </table:table-cell>
          <table:table-cell table:formula="of:=IF(OR(AND([$Sheet1.E185]&gt;=[.E$23];[$Sheet1.E185]&lt;=[.E$24]);AND([$Sheet1.E185]&gt;=[.E$25];[$Sheet1.E185]&lt;=[.E$26]));0;1)" office:value-type="float" office:value="0" calcext:value-type="float">
            <text:p>0</text:p>
          </table:table-cell>
          <table:table-cell table:formula="of:=IF(OR(AND([$Sheet1.F185]&gt;=[.F$23];[$Sheet1.F185]&lt;=[.F$24]);AND([$Sheet1.F185]&gt;=[.F$25];[$Sheet1.F185]&lt;=[.F$26]));0;1)" office:value-type="float" office:value="0" calcext:value-type="float">
            <text:p>0</text:p>
          </table:table-cell>
          <table:table-cell table:formula="of:=IF(OR(AND([$Sheet1.G185]&gt;=[.G$23];[$Sheet1.G185]&lt;=[.G$24]);AND([$Sheet1.G185]&gt;=[.G$25];[$Sheet1.G185]&lt;=[.G$26]));0;1)" office:value-type="float" office:value="0" calcext:value-type="float">
            <text:p>0</text:p>
          </table:table-cell>
          <table:table-cell table:formula="of:=IF(OR(AND([$Sheet1.H185]&gt;=[.H$23];[$Sheet1.H185]&lt;=[.H$24]);AND([$Sheet1.H185]&gt;=[.H$25];[$Sheet1.H185]&lt;=[.H$26]));0;1)" office:value-type="float" office:value="0" calcext:value-type="float">
            <text:p>0</text:p>
          </table:table-cell>
          <table:table-cell table:formula="of:=IF(OR(AND([$Sheet1.I185]&gt;=[.I$23];[$Sheet1.I185]&lt;=[.I$24]);AND([$Sheet1.I185]&gt;=[.I$25];[$Sheet1.I185]&lt;=[.I$26]));0;1)" office:value-type="float" office:value="0" calcext:value-type="float">
            <text:p>0</text:p>
          </table:table-cell>
          <table:table-cell table:formula="of:=IF(OR(AND([$Sheet1.J185]&gt;=[.J$23];[$Sheet1.J185]&lt;=[.J$24]);AND([$Sheet1.J185]&gt;=[.J$25];[$Sheet1.J185]&lt;=[.J$26]));0;1)" office:value-type="float" office:value="0" calcext:value-type="float">
            <text:p>0</text:p>
          </table:table-cell>
          <table:table-cell table:formula="of:=IF(OR(AND([$Sheet1.K185]&gt;=[.K$23];[$Sheet1.K185]&lt;=[.K$24]);AND([$Sheet1.K185]&gt;=[.K$25];[$Sheet1.K185]&lt;=[.K$26]));0;1)" office:value-type="float" office:value="0" calcext:value-type="float">
            <text:p>0</text:p>
          </table:table-cell>
          <table:table-cell table:formula="of:=IF(OR(AND([$Sheet1.L185]&gt;=[.L$23];[$Sheet1.L185]&lt;=[.L$24]);AND([$Sheet1.L185]&gt;=[.L$25];[$Sheet1.L185]&lt;=[.L$26]));0;1)" office:value-type="float" office:value="0" calcext:value-type="float">
            <text:p>0</text:p>
          </table:table-cell>
          <table:table-cell table:formula="of:=IF(OR(AND([$Sheet1.M185]&gt;=[.M$23];[$Sheet1.M185]&lt;=[.M$24]);AND([$Sheet1.M185]&gt;=[.M$25];[$Sheet1.M185]&lt;=[.M$26]));0;1)" office:value-type="float" office:value="0" calcext:value-type="float">
            <text:p>0</text:p>
          </table:table-cell>
          <table:table-cell table:formula="of:=IF(OR(AND([$Sheet1.N185]&gt;=[.N$23];[$Sheet1.N185]&lt;=[.N$24]);AND([$Sheet1.N185]&gt;=[.N$25];[$Sheet1.N185]&lt;=[.N$26]));0;1)" office:value-type="float" office:value="0" calcext:value-type="float">
            <text:p>0</text:p>
          </table:table-cell>
          <table:table-cell table:formula="of:=IF(OR(AND([$Sheet1.O185]&gt;=[.O$23];[$Sheet1.O185]&lt;=[.O$24]);AND([$Sheet1.O185]&gt;=[.O$25];[$Sheet1.O185]&lt;=[.O$26]));0;1)" office:value-type="float" office:value="0" calcext:value-type="float">
            <text:p>0</text:p>
          </table:table-cell>
          <table:table-cell table:formula="of:=IF(OR(AND([$Sheet1.P185]&gt;=[.P$23];[$Sheet1.P185]&lt;=[.P$24]);AND([$Sheet1.P185]&gt;=[.P$25];[$Sheet1.P185]&lt;=[.P$26]));0;1)" office:value-type="float" office:value="0" calcext:value-type="float">
            <text:p>0</text:p>
          </table:table-cell>
          <table:table-cell table:formula="of:=IF(OR(AND([$Sheet1.Q185]&gt;=[.Q$23];[$Sheet1.Q185]&lt;=[.Q$24]);AND([$Sheet1.Q185]&gt;=[.Q$25];[$Sheet1.Q185]&lt;=[.Q$26]));0;1)" office:value-type="float" office:value="0" calcext:value-type="float">
            <text:p>0</text:p>
          </table:table-cell>
          <table:table-cell table:formula="of:=IF(OR(AND([$Sheet1.R185]&gt;=[.R$23];[$Sheet1.R185]&lt;=[.R$24]);AND([$Sheet1.R185]&gt;=[.R$25];[$Sheet1.R185]&lt;=[.R$26]));0;1)" office:value-type="float" office:value="0" calcext:value-type="float">
            <text:p>0</text:p>
          </table:table-cell>
          <table:table-cell table:formula="of:=IF(OR(AND([$Sheet1.S185]&gt;=[.S$23];[$Sheet1.S185]&lt;=[.S$24]);AND([$Sheet1.S185]&gt;=[.S$25];[$Sheet1.S185]&lt;=[.S$26]));0;1)" office:value-type="float" office:value="0" calcext:value-type="float">
            <text:p>0</text:p>
          </table:table-cell>
          <table:table-cell table:formula="of:=IF(OR(AND([$Sheet1.T185]&gt;=[.T$23];[$Sheet1.T185]&lt;=[.T$24]);AND([$Sheet1.T185]&gt;=[.T$25];[$Sheet1.T185]&lt;=[.T$26]));0;1)" office:value-type="float" office:value="0" calcext:value-type="float">
            <text:p>0</text:p>
          </table:table-cell>
          <table:table-cell table:formula="of:=IF(OR(AND([$Sheet1.U185]&gt;=[.U$23];[$Sheet1.U185]&lt;=[.U$24]);AND([$Sheet1.U185]&gt;=[.U$25];[$Sheet1.U18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6]&gt;=[.B$23];[$Sheet1.B186]&lt;=[.B$24]);AND([$Sheet1.B186]&gt;=[.B$25];[$Sheet1.B186]&lt;=[.B$26]));0;1)" office:value-type="float" office:value="0" calcext:value-type="float">
            <text:p>0</text:p>
          </table:table-cell>
          <table:table-cell table:formula="of:=IF(OR(AND([$Sheet1.C186]&gt;=[.C$23];[$Sheet1.C186]&lt;=[.C$24]);AND([$Sheet1.C186]&gt;=[.C$25];[$Sheet1.C186]&lt;=[.C$26]));0;1)" office:value-type="float" office:value="0" calcext:value-type="float">
            <text:p>0</text:p>
          </table:table-cell>
          <table:table-cell table:formula="of:=IF(OR(AND([$Sheet1.D186]&gt;=[.D$23];[$Sheet1.D186]&lt;=[.D$24]);AND([$Sheet1.D186]&gt;=[.D$25];[$Sheet1.D186]&lt;=[.D$26]));0;1)" office:value-type="float" office:value="0" calcext:value-type="float">
            <text:p>0</text:p>
          </table:table-cell>
          <table:table-cell table:formula="of:=IF(OR(AND([$Sheet1.E186]&gt;=[.E$23];[$Sheet1.E186]&lt;=[.E$24]);AND([$Sheet1.E186]&gt;=[.E$25];[$Sheet1.E186]&lt;=[.E$26]));0;1)" office:value-type="float" office:value="0" calcext:value-type="float">
            <text:p>0</text:p>
          </table:table-cell>
          <table:table-cell table:formula="of:=IF(OR(AND([$Sheet1.F186]&gt;=[.F$23];[$Sheet1.F186]&lt;=[.F$24]);AND([$Sheet1.F186]&gt;=[.F$25];[$Sheet1.F186]&lt;=[.F$26]));0;1)" office:value-type="float" office:value="0" calcext:value-type="float">
            <text:p>0</text:p>
          </table:table-cell>
          <table:table-cell table:formula="of:=IF(OR(AND([$Sheet1.G186]&gt;=[.G$23];[$Sheet1.G186]&lt;=[.G$24]);AND([$Sheet1.G186]&gt;=[.G$25];[$Sheet1.G186]&lt;=[.G$26]));0;1)" office:value-type="float" office:value="0" calcext:value-type="float">
            <text:p>0</text:p>
          </table:table-cell>
          <table:table-cell table:formula="of:=IF(OR(AND([$Sheet1.H186]&gt;=[.H$23];[$Sheet1.H186]&lt;=[.H$24]);AND([$Sheet1.H186]&gt;=[.H$25];[$Sheet1.H186]&lt;=[.H$26]));0;1)" office:value-type="float" office:value="0" calcext:value-type="float">
            <text:p>0</text:p>
          </table:table-cell>
          <table:table-cell table:formula="of:=IF(OR(AND([$Sheet1.I186]&gt;=[.I$23];[$Sheet1.I186]&lt;=[.I$24]);AND([$Sheet1.I186]&gt;=[.I$25];[$Sheet1.I186]&lt;=[.I$26]));0;1)" office:value-type="float" office:value="0" calcext:value-type="float">
            <text:p>0</text:p>
          </table:table-cell>
          <table:table-cell table:formula="of:=IF(OR(AND([$Sheet1.J186]&gt;=[.J$23];[$Sheet1.J186]&lt;=[.J$24]);AND([$Sheet1.J186]&gt;=[.J$25];[$Sheet1.J186]&lt;=[.J$26]));0;1)" office:value-type="float" office:value="0" calcext:value-type="float">
            <text:p>0</text:p>
          </table:table-cell>
          <table:table-cell table:formula="of:=IF(OR(AND([$Sheet1.K186]&gt;=[.K$23];[$Sheet1.K186]&lt;=[.K$24]);AND([$Sheet1.K186]&gt;=[.K$25];[$Sheet1.K186]&lt;=[.K$26]));0;1)" office:value-type="float" office:value="0" calcext:value-type="float">
            <text:p>0</text:p>
          </table:table-cell>
          <table:table-cell table:formula="of:=IF(OR(AND([$Sheet1.L186]&gt;=[.L$23];[$Sheet1.L186]&lt;=[.L$24]);AND([$Sheet1.L186]&gt;=[.L$25];[$Sheet1.L186]&lt;=[.L$26]));0;1)" office:value-type="float" office:value="0" calcext:value-type="float">
            <text:p>0</text:p>
          </table:table-cell>
          <table:table-cell table:formula="of:=IF(OR(AND([$Sheet1.M186]&gt;=[.M$23];[$Sheet1.M186]&lt;=[.M$24]);AND([$Sheet1.M186]&gt;=[.M$25];[$Sheet1.M186]&lt;=[.M$26]));0;1)" office:value-type="float" office:value="0" calcext:value-type="float">
            <text:p>0</text:p>
          </table:table-cell>
          <table:table-cell table:formula="of:=IF(OR(AND([$Sheet1.N186]&gt;=[.N$23];[$Sheet1.N186]&lt;=[.N$24]);AND([$Sheet1.N186]&gt;=[.N$25];[$Sheet1.N186]&lt;=[.N$26]));0;1)" office:value-type="float" office:value="0" calcext:value-type="float">
            <text:p>0</text:p>
          </table:table-cell>
          <table:table-cell table:formula="of:=IF(OR(AND([$Sheet1.O186]&gt;=[.O$23];[$Sheet1.O186]&lt;=[.O$24]);AND([$Sheet1.O186]&gt;=[.O$25];[$Sheet1.O186]&lt;=[.O$26]));0;1)" office:value-type="float" office:value="0" calcext:value-type="float">
            <text:p>0</text:p>
          </table:table-cell>
          <table:table-cell table:formula="of:=IF(OR(AND([$Sheet1.P186]&gt;=[.P$23];[$Sheet1.P186]&lt;=[.P$24]);AND([$Sheet1.P186]&gt;=[.P$25];[$Sheet1.P186]&lt;=[.P$26]));0;1)" office:value-type="float" office:value="0" calcext:value-type="float">
            <text:p>0</text:p>
          </table:table-cell>
          <table:table-cell table:formula="of:=IF(OR(AND([$Sheet1.Q186]&gt;=[.Q$23];[$Sheet1.Q186]&lt;=[.Q$24]);AND([$Sheet1.Q186]&gt;=[.Q$25];[$Sheet1.Q186]&lt;=[.Q$26]));0;1)" office:value-type="float" office:value="0" calcext:value-type="float">
            <text:p>0</text:p>
          </table:table-cell>
          <table:table-cell table:formula="of:=IF(OR(AND([$Sheet1.R186]&gt;=[.R$23];[$Sheet1.R186]&lt;=[.R$24]);AND([$Sheet1.R186]&gt;=[.R$25];[$Sheet1.R186]&lt;=[.R$26]));0;1)" office:value-type="float" office:value="0" calcext:value-type="float">
            <text:p>0</text:p>
          </table:table-cell>
          <table:table-cell table:formula="of:=IF(OR(AND([$Sheet1.S186]&gt;=[.S$23];[$Sheet1.S186]&lt;=[.S$24]);AND([$Sheet1.S186]&gt;=[.S$25];[$Sheet1.S186]&lt;=[.S$26]));0;1)" office:value-type="float" office:value="0" calcext:value-type="float">
            <text:p>0</text:p>
          </table:table-cell>
          <table:table-cell table:formula="of:=IF(OR(AND([$Sheet1.T186]&gt;=[.T$23];[$Sheet1.T186]&lt;=[.T$24]);AND([$Sheet1.T186]&gt;=[.T$25];[$Sheet1.T186]&lt;=[.T$26]));0;1)" office:value-type="float" office:value="0" calcext:value-type="float">
            <text:p>0</text:p>
          </table:table-cell>
          <table:table-cell table:formula="of:=IF(OR(AND([$Sheet1.U186]&gt;=[.U$23];[$Sheet1.U186]&lt;=[.U$24]);AND([$Sheet1.U186]&gt;=[.U$25];[$Sheet1.U18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7]&gt;=[.B$23];[$Sheet1.B187]&lt;=[.B$24]);AND([$Sheet1.B187]&gt;=[.B$25];[$Sheet1.B187]&lt;=[.B$26]));0;1)" office:value-type="float" office:value="0" calcext:value-type="float">
            <text:p>0</text:p>
          </table:table-cell>
          <table:table-cell table:formula="of:=IF(OR(AND([$Sheet1.C187]&gt;=[.C$23];[$Sheet1.C187]&lt;=[.C$24]);AND([$Sheet1.C187]&gt;=[.C$25];[$Sheet1.C187]&lt;=[.C$26]));0;1)" office:value-type="float" office:value="0" calcext:value-type="float">
            <text:p>0</text:p>
          </table:table-cell>
          <table:table-cell table:formula="of:=IF(OR(AND([$Sheet1.D187]&gt;=[.D$23];[$Sheet1.D187]&lt;=[.D$24]);AND([$Sheet1.D187]&gt;=[.D$25];[$Sheet1.D187]&lt;=[.D$26]));0;1)" office:value-type="float" office:value="0" calcext:value-type="float">
            <text:p>0</text:p>
          </table:table-cell>
          <table:table-cell table:formula="of:=IF(OR(AND([$Sheet1.E187]&gt;=[.E$23];[$Sheet1.E187]&lt;=[.E$24]);AND([$Sheet1.E187]&gt;=[.E$25];[$Sheet1.E187]&lt;=[.E$26]));0;1)" office:value-type="float" office:value="0" calcext:value-type="float">
            <text:p>0</text:p>
          </table:table-cell>
          <table:table-cell table:formula="of:=IF(OR(AND([$Sheet1.F187]&gt;=[.F$23];[$Sheet1.F187]&lt;=[.F$24]);AND([$Sheet1.F187]&gt;=[.F$25];[$Sheet1.F187]&lt;=[.F$26]));0;1)" office:value-type="float" office:value="0" calcext:value-type="float">
            <text:p>0</text:p>
          </table:table-cell>
          <table:table-cell table:formula="of:=IF(OR(AND([$Sheet1.G187]&gt;=[.G$23];[$Sheet1.G187]&lt;=[.G$24]);AND([$Sheet1.G187]&gt;=[.G$25];[$Sheet1.G187]&lt;=[.G$26]));0;1)" office:value-type="float" office:value="0" calcext:value-type="float">
            <text:p>0</text:p>
          </table:table-cell>
          <table:table-cell table:formula="of:=IF(OR(AND([$Sheet1.H187]&gt;=[.H$23];[$Sheet1.H187]&lt;=[.H$24]);AND([$Sheet1.H187]&gt;=[.H$25];[$Sheet1.H187]&lt;=[.H$26]));0;1)" office:value-type="float" office:value="0" calcext:value-type="float">
            <text:p>0</text:p>
          </table:table-cell>
          <table:table-cell table:formula="of:=IF(OR(AND([$Sheet1.I187]&gt;=[.I$23];[$Sheet1.I187]&lt;=[.I$24]);AND([$Sheet1.I187]&gt;=[.I$25];[$Sheet1.I187]&lt;=[.I$26]));0;1)" office:value-type="float" office:value="0" calcext:value-type="float">
            <text:p>0</text:p>
          </table:table-cell>
          <table:table-cell table:formula="of:=IF(OR(AND([$Sheet1.J187]&gt;=[.J$23];[$Sheet1.J187]&lt;=[.J$24]);AND([$Sheet1.J187]&gt;=[.J$25];[$Sheet1.J187]&lt;=[.J$26]));0;1)" office:value-type="float" office:value="0" calcext:value-type="float">
            <text:p>0</text:p>
          </table:table-cell>
          <table:table-cell table:formula="of:=IF(OR(AND([$Sheet1.K187]&gt;=[.K$23];[$Sheet1.K187]&lt;=[.K$24]);AND([$Sheet1.K187]&gt;=[.K$25];[$Sheet1.K187]&lt;=[.K$26]));0;1)" office:value-type="float" office:value="0" calcext:value-type="float">
            <text:p>0</text:p>
          </table:table-cell>
          <table:table-cell table:formula="of:=IF(OR(AND([$Sheet1.L187]&gt;=[.L$23];[$Sheet1.L187]&lt;=[.L$24]);AND([$Sheet1.L187]&gt;=[.L$25];[$Sheet1.L187]&lt;=[.L$26]));0;1)" office:value-type="float" office:value="0" calcext:value-type="float">
            <text:p>0</text:p>
          </table:table-cell>
          <table:table-cell table:formula="of:=IF(OR(AND([$Sheet1.M187]&gt;=[.M$23];[$Sheet1.M187]&lt;=[.M$24]);AND([$Sheet1.M187]&gt;=[.M$25];[$Sheet1.M187]&lt;=[.M$26]));0;1)" office:value-type="float" office:value="0" calcext:value-type="float">
            <text:p>0</text:p>
          </table:table-cell>
          <table:table-cell table:formula="of:=IF(OR(AND([$Sheet1.N187]&gt;=[.N$23];[$Sheet1.N187]&lt;=[.N$24]);AND([$Sheet1.N187]&gt;=[.N$25];[$Sheet1.N187]&lt;=[.N$26]));0;1)" office:value-type="float" office:value="0" calcext:value-type="float">
            <text:p>0</text:p>
          </table:table-cell>
          <table:table-cell table:formula="of:=IF(OR(AND([$Sheet1.O187]&gt;=[.O$23];[$Sheet1.O187]&lt;=[.O$24]);AND([$Sheet1.O187]&gt;=[.O$25];[$Sheet1.O187]&lt;=[.O$26]));0;1)" office:value-type="float" office:value="0" calcext:value-type="float">
            <text:p>0</text:p>
          </table:table-cell>
          <table:table-cell table:formula="of:=IF(OR(AND([$Sheet1.P187]&gt;=[.P$23];[$Sheet1.P187]&lt;=[.P$24]);AND([$Sheet1.P187]&gt;=[.P$25];[$Sheet1.P187]&lt;=[.P$26]));0;1)" office:value-type="float" office:value="0" calcext:value-type="float">
            <text:p>0</text:p>
          </table:table-cell>
          <table:table-cell table:formula="of:=IF(OR(AND([$Sheet1.Q187]&gt;=[.Q$23];[$Sheet1.Q187]&lt;=[.Q$24]);AND([$Sheet1.Q187]&gt;=[.Q$25];[$Sheet1.Q187]&lt;=[.Q$26]));0;1)" office:value-type="float" office:value="0" calcext:value-type="float">
            <text:p>0</text:p>
          </table:table-cell>
          <table:table-cell table:formula="of:=IF(OR(AND([$Sheet1.R187]&gt;=[.R$23];[$Sheet1.R187]&lt;=[.R$24]);AND([$Sheet1.R187]&gt;=[.R$25];[$Sheet1.R187]&lt;=[.R$26]));0;1)" office:value-type="float" office:value="0" calcext:value-type="float">
            <text:p>0</text:p>
          </table:table-cell>
          <table:table-cell table:formula="of:=IF(OR(AND([$Sheet1.S187]&gt;=[.S$23];[$Sheet1.S187]&lt;=[.S$24]);AND([$Sheet1.S187]&gt;=[.S$25];[$Sheet1.S187]&lt;=[.S$26]));0;1)" office:value-type="float" office:value="0" calcext:value-type="float">
            <text:p>0</text:p>
          </table:table-cell>
          <table:table-cell table:formula="of:=IF(OR(AND([$Sheet1.T187]&gt;=[.T$23];[$Sheet1.T187]&lt;=[.T$24]);AND([$Sheet1.T187]&gt;=[.T$25];[$Sheet1.T187]&lt;=[.T$26]));0;1)" office:value-type="float" office:value="0" calcext:value-type="float">
            <text:p>0</text:p>
          </table:table-cell>
          <table:table-cell table:formula="of:=IF(OR(AND([$Sheet1.U187]&gt;=[.U$23];[$Sheet1.U187]&lt;=[.U$24]);AND([$Sheet1.U187]&gt;=[.U$25];[$Sheet1.U18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8]&gt;=[.B$23];[$Sheet1.B188]&lt;=[.B$24]);AND([$Sheet1.B188]&gt;=[.B$25];[$Sheet1.B188]&lt;=[.B$26]));0;1)" office:value-type="float" office:value="0" calcext:value-type="float">
            <text:p>0</text:p>
          </table:table-cell>
          <table:table-cell table:formula="of:=IF(OR(AND([$Sheet1.C188]&gt;=[.C$23];[$Sheet1.C188]&lt;=[.C$24]);AND([$Sheet1.C188]&gt;=[.C$25];[$Sheet1.C188]&lt;=[.C$26]));0;1)" office:value-type="float" office:value="0" calcext:value-type="float">
            <text:p>0</text:p>
          </table:table-cell>
          <table:table-cell table:formula="of:=IF(OR(AND([$Sheet1.D188]&gt;=[.D$23];[$Sheet1.D188]&lt;=[.D$24]);AND([$Sheet1.D188]&gt;=[.D$25];[$Sheet1.D188]&lt;=[.D$26]));0;1)" office:value-type="float" office:value="0" calcext:value-type="float">
            <text:p>0</text:p>
          </table:table-cell>
          <table:table-cell table:formula="of:=IF(OR(AND([$Sheet1.E188]&gt;=[.E$23];[$Sheet1.E188]&lt;=[.E$24]);AND([$Sheet1.E188]&gt;=[.E$25];[$Sheet1.E188]&lt;=[.E$26]));0;1)" office:value-type="float" office:value="0" calcext:value-type="float">
            <text:p>0</text:p>
          </table:table-cell>
          <table:table-cell table:formula="of:=IF(OR(AND([$Sheet1.F188]&gt;=[.F$23];[$Sheet1.F188]&lt;=[.F$24]);AND([$Sheet1.F188]&gt;=[.F$25];[$Sheet1.F188]&lt;=[.F$26]));0;1)" office:value-type="float" office:value="0" calcext:value-type="float">
            <text:p>0</text:p>
          </table:table-cell>
          <table:table-cell table:formula="of:=IF(OR(AND([$Sheet1.G188]&gt;=[.G$23];[$Sheet1.G188]&lt;=[.G$24]);AND([$Sheet1.G188]&gt;=[.G$25];[$Sheet1.G188]&lt;=[.G$26]));0;1)" office:value-type="float" office:value="0" calcext:value-type="float">
            <text:p>0</text:p>
          </table:table-cell>
          <table:table-cell table:formula="of:=IF(OR(AND([$Sheet1.H188]&gt;=[.H$23];[$Sheet1.H188]&lt;=[.H$24]);AND([$Sheet1.H188]&gt;=[.H$25];[$Sheet1.H188]&lt;=[.H$26]));0;1)" office:value-type="float" office:value="0" calcext:value-type="float">
            <text:p>0</text:p>
          </table:table-cell>
          <table:table-cell table:formula="of:=IF(OR(AND([$Sheet1.I188]&gt;=[.I$23];[$Sheet1.I188]&lt;=[.I$24]);AND([$Sheet1.I188]&gt;=[.I$25];[$Sheet1.I188]&lt;=[.I$26]));0;1)" office:value-type="float" office:value="0" calcext:value-type="float">
            <text:p>0</text:p>
          </table:table-cell>
          <table:table-cell table:formula="of:=IF(OR(AND([$Sheet1.J188]&gt;=[.J$23];[$Sheet1.J188]&lt;=[.J$24]);AND([$Sheet1.J188]&gt;=[.J$25];[$Sheet1.J188]&lt;=[.J$26]));0;1)" office:value-type="float" office:value="0" calcext:value-type="float">
            <text:p>0</text:p>
          </table:table-cell>
          <table:table-cell table:formula="of:=IF(OR(AND([$Sheet1.K188]&gt;=[.K$23];[$Sheet1.K188]&lt;=[.K$24]);AND([$Sheet1.K188]&gt;=[.K$25];[$Sheet1.K188]&lt;=[.K$26]));0;1)" office:value-type="float" office:value="0" calcext:value-type="float">
            <text:p>0</text:p>
          </table:table-cell>
          <table:table-cell table:formula="of:=IF(OR(AND([$Sheet1.L188]&gt;=[.L$23];[$Sheet1.L188]&lt;=[.L$24]);AND([$Sheet1.L188]&gt;=[.L$25];[$Sheet1.L188]&lt;=[.L$26]));0;1)" office:value-type="float" office:value="0" calcext:value-type="float">
            <text:p>0</text:p>
          </table:table-cell>
          <table:table-cell table:formula="of:=IF(OR(AND([$Sheet1.M188]&gt;=[.M$23];[$Sheet1.M188]&lt;=[.M$24]);AND([$Sheet1.M188]&gt;=[.M$25];[$Sheet1.M188]&lt;=[.M$26]));0;1)" office:value-type="float" office:value="0" calcext:value-type="float">
            <text:p>0</text:p>
          </table:table-cell>
          <table:table-cell table:formula="of:=IF(OR(AND([$Sheet1.N188]&gt;=[.N$23];[$Sheet1.N188]&lt;=[.N$24]);AND([$Sheet1.N188]&gt;=[.N$25];[$Sheet1.N188]&lt;=[.N$26]));0;1)" office:value-type="float" office:value="0" calcext:value-type="float">
            <text:p>0</text:p>
          </table:table-cell>
          <table:table-cell table:formula="of:=IF(OR(AND([$Sheet1.O188]&gt;=[.O$23];[$Sheet1.O188]&lt;=[.O$24]);AND([$Sheet1.O188]&gt;=[.O$25];[$Sheet1.O188]&lt;=[.O$26]));0;1)" office:value-type="float" office:value="0" calcext:value-type="float">
            <text:p>0</text:p>
          </table:table-cell>
          <table:table-cell table:formula="of:=IF(OR(AND([$Sheet1.P188]&gt;=[.P$23];[$Sheet1.P188]&lt;=[.P$24]);AND([$Sheet1.P188]&gt;=[.P$25];[$Sheet1.P188]&lt;=[.P$26]));0;1)" office:value-type="float" office:value="0" calcext:value-type="float">
            <text:p>0</text:p>
          </table:table-cell>
          <table:table-cell table:formula="of:=IF(OR(AND([$Sheet1.Q188]&gt;=[.Q$23];[$Sheet1.Q188]&lt;=[.Q$24]);AND([$Sheet1.Q188]&gt;=[.Q$25];[$Sheet1.Q188]&lt;=[.Q$26]));0;1)" office:value-type="float" office:value="0" calcext:value-type="float">
            <text:p>0</text:p>
          </table:table-cell>
          <table:table-cell table:formula="of:=IF(OR(AND([$Sheet1.R188]&gt;=[.R$23];[$Sheet1.R188]&lt;=[.R$24]);AND([$Sheet1.R188]&gt;=[.R$25];[$Sheet1.R188]&lt;=[.R$26]));0;1)" office:value-type="float" office:value="0" calcext:value-type="float">
            <text:p>0</text:p>
          </table:table-cell>
          <table:table-cell table:formula="of:=IF(OR(AND([$Sheet1.S188]&gt;=[.S$23];[$Sheet1.S188]&lt;=[.S$24]);AND([$Sheet1.S188]&gt;=[.S$25];[$Sheet1.S188]&lt;=[.S$26]));0;1)" office:value-type="float" office:value="0" calcext:value-type="float">
            <text:p>0</text:p>
          </table:table-cell>
          <table:table-cell table:formula="of:=IF(OR(AND([$Sheet1.T188]&gt;=[.T$23];[$Sheet1.T188]&lt;=[.T$24]);AND([$Sheet1.T188]&gt;=[.T$25];[$Sheet1.T188]&lt;=[.T$26]));0;1)" office:value-type="float" office:value="0" calcext:value-type="float">
            <text:p>0</text:p>
          </table:table-cell>
          <table:table-cell table:formula="of:=IF(OR(AND([$Sheet1.U188]&gt;=[.U$23];[$Sheet1.U188]&lt;=[.U$24]);AND([$Sheet1.U188]&gt;=[.U$25];[$Sheet1.U18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89]&gt;=[.B$23];[$Sheet1.B189]&lt;=[.B$24]);AND([$Sheet1.B189]&gt;=[.B$25];[$Sheet1.B189]&lt;=[.B$26]));0;1)" office:value-type="float" office:value="0" calcext:value-type="float">
            <text:p>0</text:p>
          </table:table-cell>
          <table:table-cell table:formula="of:=IF(OR(AND([$Sheet1.C189]&gt;=[.C$23];[$Sheet1.C189]&lt;=[.C$24]);AND([$Sheet1.C189]&gt;=[.C$25];[$Sheet1.C189]&lt;=[.C$26]));0;1)" office:value-type="float" office:value="0" calcext:value-type="float">
            <text:p>0</text:p>
          </table:table-cell>
          <table:table-cell table:formula="of:=IF(OR(AND([$Sheet1.D189]&gt;=[.D$23];[$Sheet1.D189]&lt;=[.D$24]);AND([$Sheet1.D189]&gt;=[.D$25];[$Sheet1.D189]&lt;=[.D$26]));0;1)" office:value-type="float" office:value="0" calcext:value-type="float">
            <text:p>0</text:p>
          </table:table-cell>
          <table:table-cell table:formula="of:=IF(OR(AND([$Sheet1.E189]&gt;=[.E$23];[$Sheet1.E189]&lt;=[.E$24]);AND([$Sheet1.E189]&gt;=[.E$25];[$Sheet1.E189]&lt;=[.E$26]));0;1)" office:value-type="float" office:value="0" calcext:value-type="float">
            <text:p>0</text:p>
          </table:table-cell>
          <table:table-cell table:formula="of:=IF(OR(AND([$Sheet1.F189]&gt;=[.F$23];[$Sheet1.F189]&lt;=[.F$24]);AND([$Sheet1.F189]&gt;=[.F$25];[$Sheet1.F189]&lt;=[.F$26]));0;1)" office:value-type="float" office:value="0" calcext:value-type="float">
            <text:p>0</text:p>
          </table:table-cell>
          <table:table-cell table:formula="of:=IF(OR(AND([$Sheet1.G189]&gt;=[.G$23];[$Sheet1.G189]&lt;=[.G$24]);AND([$Sheet1.G189]&gt;=[.G$25];[$Sheet1.G189]&lt;=[.G$26]));0;1)" office:value-type="float" office:value="0" calcext:value-type="float">
            <text:p>0</text:p>
          </table:table-cell>
          <table:table-cell table:formula="of:=IF(OR(AND([$Sheet1.H189]&gt;=[.H$23];[$Sheet1.H189]&lt;=[.H$24]);AND([$Sheet1.H189]&gt;=[.H$25];[$Sheet1.H189]&lt;=[.H$26]));0;1)" office:value-type="float" office:value="0" calcext:value-type="float">
            <text:p>0</text:p>
          </table:table-cell>
          <table:table-cell table:formula="of:=IF(OR(AND([$Sheet1.I189]&gt;=[.I$23];[$Sheet1.I189]&lt;=[.I$24]);AND([$Sheet1.I189]&gt;=[.I$25];[$Sheet1.I189]&lt;=[.I$26]));0;1)" office:value-type="float" office:value="0" calcext:value-type="float">
            <text:p>0</text:p>
          </table:table-cell>
          <table:table-cell table:formula="of:=IF(OR(AND([$Sheet1.J189]&gt;=[.J$23];[$Sheet1.J189]&lt;=[.J$24]);AND([$Sheet1.J189]&gt;=[.J$25];[$Sheet1.J189]&lt;=[.J$26]));0;1)" office:value-type="float" office:value="0" calcext:value-type="float">
            <text:p>0</text:p>
          </table:table-cell>
          <table:table-cell table:formula="of:=IF(OR(AND([$Sheet1.K189]&gt;=[.K$23];[$Sheet1.K189]&lt;=[.K$24]);AND([$Sheet1.K189]&gt;=[.K$25];[$Sheet1.K189]&lt;=[.K$26]));0;1)" office:value-type="float" office:value="0" calcext:value-type="float">
            <text:p>0</text:p>
          </table:table-cell>
          <table:table-cell table:formula="of:=IF(OR(AND([$Sheet1.L189]&gt;=[.L$23];[$Sheet1.L189]&lt;=[.L$24]);AND([$Sheet1.L189]&gt;=[.L$25];[$Sheet1.L189]&lt;=[.L$26]));0;1)" office:value-type="float" office:value="0" calcext:value-type="float">
            <text:p>0</text:p>
          </table:table-cell>
          <table:table-cell table:formula="of:=IF(OR(AND([$Sheet1.M189]&gt;=[.M$23];[$Sheet1.M189]&lt;=[.M$24]);AND([$Sheet1.M189]&gt;=[.M$25];[$Sheet1.M189]&lt;=[.M$26]));0;1)" office:value-type="float" office:value="0" calcext:value-type="float">
            <text:p>0</text:p>
          </table:table-cell>
          <table:table-cell table:formula="of:=IF(OR(AND([$Sheet1.N189]&gt;=[.N$23];[$Sheet1.N189]&lt;=[.N$24]);AND([$Sheet1.N189]&gt;=[.N$25];[$Sheet1.N189]&lt;=[.N$26]));0;1)" office:value-type="float" office:value="0" calcext:value-type="float">
            <text:p>0</text:p>
          </table:table-cell>
          <table:table-cell table:formula="of:=IF(OR(AND([$Sheet1.O189]&gt;=[.O$23];[$Sheet1.O189]&lt;=[.O$24]);AND([$Sheet1.O189]&gt;=[.O$25];[$Sheet1.O189]&lt;=[.O$26]));0;1)" office:value-type="float" office:value="0" calcext:value-type="float">
            <text:p>0</text:p>
          </table:table-cell>
          <table:table-cell table:formula="of:=IF(OR(AND([$Sheet1.P189]&gt;=[.P$23];[$Sheet1.P189]&lt;=[.P$24]);AND([$Sheet1.P189]&gt;=[.P$25];[$Sheet1.P189]&lt;=[.P$26]));0;1)" office:value-type="float" office:value="0" calcext:value-type="float">
            <text:p>0</text:p>
          </table:table-cell>
          <table:table-cell table:formula="of:=IF(OR(AND([$Sheet1.Q189]&gt;=[.Q$23];[$Sheet1.Q189]&lt;=[.Q$24]);AND([$Sheet1.Q189]&gt;=[.Q$25];[$Sheet1.Q189]&lt;=[.Q$26]));0;1)" office:value-type="float" office:value="0" calcext:value-type="float">
            <text:p>0</text:p>
          </table:table-cell>
          <table:table-cell table:formula="of:=IF(OR(AND([$Sheet1.R189]&gt;=[.R$23];[$Sheet1.R189]&lt;=[.R$24]);AND([$Sheet1.R189]&gt;=[.R$25];[$Sheet1.R189]&lt;=[.R$26]));0;1)" office:value-type="float" office:value="0" calcext:value-type="float">
            <text:p>0</text:p>
          </table:table-cell>
          <table:table-cell table:formula="of:=IF(OR(AND([$Sheet1.S189]&gt;=[.S$23];[$Sheet1.S189]&lt;=[.S$24]);AND([$Sheet1.S189]&gt;=[.S$25];[$Sheet1.S189]&lt;=[.S$26]));0;1)" office:value-type="float" office:value="0" calcext:value-type="float">
            <text:p>0</text:p>
          </table:table-cell>
          <table:table-cell table:formula="of:=IF(OR(AND([$Sheet1.T189]&gt;=[.T$23];[$Sheet1.T189]&lt;=[.T$24]);AND([$Sheet1.T189]&gt;=[.T$25];[$Sheet1.T189]&lt;=[.T$26]));0;1)" office:value-type="float" office:value="0" calcext:value-type="float">
            <text:p>0</text:p>
          </table:table-cell>
          <table:table-cell table:formula="of:=IF(OR(AND([$Sheet1.U189]&gt;=[.U$23];[$Sheet1.U189]&lt;=[.U$24]);AND([$Sheet1.U189]&gt;=[.U$25];[$Sheet1.U189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0]&gt;=[.B$23];[$Sheet1.B190]&lt;=[.B$24]);AND([$Sheet1.B190]&gt;=[.B$25];[$Sheet1.B190]&lt;=[.B$26]));0;1)" office:value-type="float" office:value="0" calcext:value-type="float">
            <text:p>0</text:p>
          </table:table-cell>
          <table:table-cell table:formula="of:=IF(OR(AND([$Sheet1.C190]&gt;=[.C$23];[$Sheet1.C190]&lt;=[.C$24]);AND([$Sheet1.C190]&gt;=[.C$25];[$Sheet1.C190]&lt;=[.C$26]));0;1)" office:value-type="float" office:value="0" calcext:value-type="float">
            <text:p>0</text:p>
          </table:table-cell>
          <table:table-cell table:formula="of:=IF(OR(AND([$Sheet1.D190]&gt;=[.D$23];[$Sheet1.D190]&lt;=[.D$24]);AND([$Sheet1.D190]&gt;=[.D$25];[$Sheet1.D190]&lt;=[.D$26]));0;1)" office:value-type="float" office:value="0" calcext:value-type="float">
            <text:p>0</text:p>
          </table:table-cell>
          <table:table-cell table:formula="of:=IF(OR(AND([$Sheet1.E190]&gt;=[.E$23];[$Sheet1.E190]&lt;=[.E$24]);AND([$Sheet1.E190]&gt;=[.E$25];[$Sheet1.E190]&lt;=[.E$26]));0;1)" office:value-type="float" office:value="0" calcext:value-type="float">
            <text:p>0</text:p>
          </table:table-cell>
          <table:table-cell table:formula="of:=IF(OR(AND([$Sheet1.F190]&gt;=[.F$23];[$Sheet1.F190]&lt;=[.F$24]);AND([$Sheet1.F190]&gt;=[.F$25];[$Sheet1.F190]&lt;=[.F$26]));0;1)" office:value-type="float" office:value="0" calcext:value-type="float">
            <text:p>0</text:p>
          </table:table-cell>
          <table:table-cell table:formula="of:=IF(OR(AND([$Sheet1.G190]&gt;=[.G$23];[$Sheet1.G190]&lt;=[.G$24]);AND([$Sheet1.G190]&gt;=[.G$25];[$Sheet1.G190]&lt;=[.G$26]));0;1)" office:value-type="float" office:value="0" calcext:value-type="float">
            <text:p>0</text:p>
          </table:table-cell>
          <table:table-cell table:formula="of:=IF(OR(AND([$Sheet1.H190]&gt;=[.H$23];[$Sheet1.H190]&lt;=[.H$24]);AND([$Sheet1.H190]&gt;=[.H$25];[$Sheet1.H190]&lt;=[.H$26]));0;1)" office:value-type="float" office:value="0" calcext:value-type="float">
            <text:p>0</text:p>
          </table:table-cell>
          <table:table-cell table:formula="of:=IF(OR(AND([$Sheet1.I190]&gt;=[.I$23];[$Sheet1.I190]&lt;=[.I$24]);AND([$Sheet1.I190]&gt;=[.I$25];[$Sheet1.I190]&lt;=[.I$26]));0;1)" office:value-type="float" office:value="0" calcext:value-type="float">
            <text:p>0</text:p>
          </table:table-cell>
          <table:table-cell table:formula="of:=IF(OR(AND([$Sheet1.J190]&gt;=[.J$23];[$Sheet1.J190]&lt;=[.J$24]);AND([$Sheet1.J190]&gt;=[.J$25];[$Sheet1.J190]&lt;=[.J$26]));0;1)" office:value-type="float" office:value="0" calcext:value-type="float">
            <text:p>0</text:p>
          </table:table-cell>
          <table:table-cell table:formula="of:=IF(OR(AND([$Sheet1.K190]&gt;=[.K$23];[$Sheet1.K190]&lt;=[.K$24]);AND([$Sheet1.K190]&gt;=[.K$25];[$Sheet1.K190]&lt;=[.K$26]));0;1)" office:value-type="float" office:value="0" calcext:value-type="float">
            <text:p>0</text:p>
          </table:table-cell>
          <table:table-cell table:formula="of:=IF(OR(AND([$Sheet1.L190]&gt;=[.L$23];[$Sheet1.L190]&lt;=[.L$24]);AND([$Sheet1.L190]&gt;=[.L$25];[$Sheet1.L190]&lt;=[.L$26]));0;1)" office:value-type="float" office:value="0" calcext:value-type="float">
            <text:p>0</text:p>
          </table:table-cell>
          <table:table-cell table:formula="of:=IF(OR(AND([$Sheet1.M190]&gt;=[.M$23];[$Sheet1.M190]&lt;=[.M$24]);AND([$Sheet1.M190]&gt;=[.M$25];[$Sheet1.M190]&lt;=[.M$26]));0;1)" office:value-type="float" office:value="0" calcext:value-type="float">
            <text:p>0</text:p>
          </table:table-cell>
          <table:table-cell table:formula="of:=IF(OR(AND([$Sheet1.N190]&gt;=[.N$23];[$Sheet1.N190]&lt;=[.N$24]);AND([$Sheet1.N190]&gt;=[.N$25];[$Sheet1.N190]&lt;=[.N$26]));0;1)" office:value-type="float" office:value="0" calcext:value-type="float">
            <text:p>0</text:p>
          </table:table-cell>
          <table:table-cell table:formula="of:=IF(OR(AND([$Sheet1.O190]&gt;=[.O$23];[$Sheet1.O190]&lt;=[.O$24]);AND([$Sheet1.O190]&gt;=[.O$25];[$Sheet1.O190]&lt;=[.O$26]));0;1)" office:value-type="float" office:value="0" calcext:value-type="float">
            <text:p>0</text:p>
          </table:table-cell>
          <table:table-cell table:formula="of:=IF(OR(AND([$Sheet1.P190]&gt;=[.P$23];[$Sheet1.P190]&lt;=[.P$24]);AND([$Sheet1.P190]&gt;=[.P$25];[$Sheet1.P190]&lt;=[.P$26]));0;1)" office:value-type="float" office:value="0" calcext:value-type="float">
            <text:p>0</text:p>
          </table:table-cell>
          <table:table-cell table:formula="of:=IF(OR(AND([$Sheet1.Q190]&gt;=[.Q$23];[$Sheet1.Q190]&lt;=[.Q$24]);AND([$Sheet1.Q190]&gt;=[.Q$25];[$Sheet1.Q190]&lt;=[.Q$26]));0;1)" office:value-type="float" office:value="0" calcext:value-type="float">
            <text:p>0</text:p>
          </table:table-cell>
          <table:table-cell table:formula="of:=IF(OR(AND([$Sheet1.R190]&gt;=[.R$23];[$Sheet1.R190]&lt;=[.R$24]);AND([$Sheet1.R190]&gt;=[.R$25];[$Sheet1.R190]&lt;=[.R$26]));0;1)" office:value-type="float" office:value="0" calcext:value-type="float">
            <text:p>0</text:p>
          </table:table-cell>
          <table:table-cell table:formula="of:=IF(OR(AND([$Sheet1.S190]&gt;=[.S$23];[$Sheet1.S190]&lt;=[.S$24]);AND([$Sheet1.S190]&gt;=[.S$25];[$Sheet1.S190]&lt;=[.S$26]));0;1)" office:value-type="float" office:value="0" calcext:value-type="float">
            <text:p>0</text:p>
          </table:table-cell>
          <table:table-cell table:formula="of:=IF(OR(AND([$Sheet1.T190]&gt;=[.T$23];[$Sheet1.T190]&lt;=[.T$24]);AND([$Sheet1.T190]&gt;=[.T$25];[$Sheet1.T190]&lt;=[.T$26]));0;1)" office:value-type="float" office:value="0" calcext:value-type="float">
            <text:p>0</text:p>
          </table:table-cell>
          <table:table-cell table:formula="of:=IF(OR(AND([$Sheet1.U190]&gt;=[.U$23];[$Sheet1.U190]&lt;=[.U$24]);AND([$Sheet1.U190]&gt;=[.U$25];[$Sheet1.U190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1]&gt;=[.B$23];[$Sheet1.B191]&lt;=[.B$24]);AND([$Sheet1.B191]&gt;=[.B$25];[$Sheet1.B191]&lt;=[.B$26]));0;1)" office:value-type="float" office:value="0" calcext:value-type="float">
            <text:p>0</text:p>
          </table:table-cell>
          <table:table-cell table:formula="of:=IF(OR(AND([$Sheet1.C191]&gt;=[.C$23];[$Sheet1.C191]&lt;=[.C$24]);AND([$Sheet1.C191]&gt;=[.C$25];[$Sheet1.C191]&lt;=[.C$26]));0;1)" office:value-type="float" office:value="0" calcext:value-type="float">
            <text:p>0</text:p>
          </table:table-cell>
          <table:table-cell table:formula="of:=IF(OR(AND([$Sheet1.D191]&gt;=[.D$23];[$Sheet1.D191]&lt;=[.D$24]);AND([$Sheet1.D191]&gt;=[.D$25];[$Sheet1.D191]&lt;=[.D$26]));0;1)" office:value-type="float" office:value="0" calcext:value-type="float">
            <text:p>0</text:p>
          </table:table-cell>
          <table:table-cell table:formula="of:=IF(OR(AND([$Sheet1.E191]&gt;=[.E$23];[$Sheet1.E191]&lt;=[.E$24]);AND([$Sheet1.E191]&gt;=[.E$25];[$Sheet1.E191]&lt;=[.E$26]));0;1)" office:value-type="float" office:value="0" calcext:value-type="float">
            <text:p>0</text:p>
          </table:table-cell>
          <table:table-cell table:formula="of:=IF(OR(AND([$Sheet1.F191]&gt;=[.F$23];[$Sheet1.F191]&lt;=[.F$24]);AND([$Sheet1.F191]&gt;=[.F$25];[$Sheet1.F191]&lt;=[.F$26]));0;1)" office:value-type="float" office:value="0" calcext:value-type="float">
            <text:p>0</text:p>
          </table:table-cell>
          <table:table-cell table:formula="of:=IF(OR(AND([$Sheet1.G191]&gt;=[.G$23];[$Sheet1.G191]&lt;=[.G$24]);AND([$Sheet1.G191]&gt;=[.G$25];[$Sheet1.G191]&lt;=[.G$26]));0;1)" office:value-type="float" office:value="0" calcext:value-type="float">
            <text:p>0</text:p>
          </table:table-cell>
          <table:table-cell table:formula="of:=IF(OR(AND([$Sheet1.H191]&gt;=[.H$23];[$Sheet1.H191]&lt;=[.H$24]);AND([$Sheet1.H191]&gt;=[.H$25];[$Sheet1.H191]&lt;=[.H$26]));0;1)" office:value-type="float" office:value="0" calcext:value-type="float">
            <text:p>0</text:p>
          </table:table-cell>
          <table:table-cell table:formula="of:=IF(OR(AND([$Sheet1.I191]&gt;=[.I$23];[$Sheet1.I191]&lt;=[.I$24]);AND([$Sheet1.I191]&gt;=[.I$25];[$Sheet1.I191]&lt;=[.I$26]));0;1)" office:value-type="float" office:value="0" calcext:value-type="float">
            <text:p>0</text:p>
          </table:table-cell>
          <table:table-cell table:formula="of:=IF(OR(AND([$Sheet1.J191]&gt;=[.J$23];[$Sheet1.J191]&lt;=[.J$24]);AND([$Sheet1.J191]&gt;=[.J$25];[$Sheet1.J191]&lt;=[.J$26]));0;1)" office:value-type="float" office:value="0" calcext:value-type="float">
            <text:p>0</text:p>
          </table:table-cell>
          <table:table-cell table:formula="of:=IF(OR(AND([$Sheet1.K191]&gt;=[.K$23];[$Sheet1.K191]&lt;=[.K$24]);AND([$Sheet1.K191]&gt;=[.K$25];[$Sheet1.K191]&lt;=[.K$26]));0;1)" office:value-type="float" office:value="0" calcext:value-type="float">
            <text:p>0</text:p>
          </table:table-cell>
          <table:table-cell table:formula="of:=IF(OR(AND([$Sheet1.L191]&gt;=[.L$23];[$Sheet1.L191]&lt;=[.L$24]);AND([$Sheet1.L191]&gt;=[.L$25];[$Sheet1.L191]&lt;=[.L$26]));0;1)" office:value-type="float" office:value="0" calcext:value-type="float">
            <text:p>0</text:p>
          </table:table-cell>
          <table:table-cell table:formula="of:=IF(OR(AND([$Sheet1.M191]&gt;=[.M$23];[$Sheet1.M191]&lt;=[.M$24]);AND([$Sheet1.M191]&gt;=[.M$25];[$Sheet1.M191]&lt;=[.M$26]));0;1)" office:value-type="float" office:value="0" calcext:value-type="float">
            <text:p>0</text:p>
          </table:table-cell>
          <table:table-cell table:formula="of:=IF(OR(AND([$Sheet1.N191]&gt;=[.N$23];[$Sheet1.N191]&lt;=[.N$24]);AND([$Sheet1.N191]&gt;=[.N$25];[$Sheet1.N191]&lt;=[.N$26]));0;1)" office:value-type="float" office:value="0" calcext:value-type="float">
            <text:p>0</text:p>
          </table:table-cell>
          <table:table-cell table:formula="of:=IF(OR(AND([$Sheet1.O191]&gt;=[.O$23];[$Sheet1.O191]&lt;=[.O$24]);AND([$Sheet1.O191]&gt;=[.O$25];[$Sheet1.O191]&lt;=[.O$26]));0;1)" office:value-type="float" office:value="0" calcext:value-type="float">
            <text:p>0</text:p>
          </table:table-cell>
          <table:table-cell table:formula="of:=IF(OR(AND([$Sheet1.P191]&gt;=[.P$23];[$Sheet1.P191]&lt;=[.P$24]);AND([$Sheet1.P191]&gt;=[.P$25];[$Sheet1.P191]&lt;=[.P$26]));0;1)" office:value-type="float" office:value="0" calcext:value-type="float">
            <text:p>0</text:p>
          </table:table-cell>
          <table:table-cell table:formula="of:=IF(OR(AND([$Sheet1.Q191]&gt;=[.Q$23];[$Sheet1.Q191]&lt;=[.Q$24]);AND([$Sheet1.Q191]&gt;=[.Q$25];[$Sheet1.Q191]&lt;=[.Q$26]));0;1)" office:value-type="float" office:value="0" calcext:value-type="float">
            <text:p>0</text:p>
          </table:table-cell>
          <table:table-cell table:formula="of:=IF(OR(AND([$Sheet1.R191]&gt;=[.R$23];[$Sheet1.R191]&lt;=[.R$24]);AND([$Sheet1.R191]&gt;=[.R$25];[$Sheet1.R191]&lt;=[.R$26]));0;1)" office:value-type="float" office:value="0" calcext:value-type="float">
            <text:p>0</text:p>
          </table:table-cell>
          <table:table-cell table:formula="of:=IF(OR(AND([$Sheet1.S191]&gt;=[.S$23];[$Sheet1.S191]&lt;=[.S$24]);AND([$Sheet1.S191]&gt;=[.S$25];[$Sheet1.S191]&lt;=[.S$26]));0;1)" office:value-type="float" office:value="0" calcext:value-type="float">
            <text:p>0</text:p>
          </table:table-cell>
          <table:table-cell table:formula="of:=IF(OR(AND([$Sheet1.T191]&gt;=[.T$23];[$Sheet1.T191]&lt;=[.T$24]);AND([$Sheet1.T191]&gt;=[.T$25];[$Sheet1.T191]&lt;=[.T$26]));0;1)" office:value-type="float" office:value="0" calcext:value-type="float">
            <text:p>0</text:p>
          </table:table-cell>
          <table:table-cell table:formula="of:=IF(OR(AND([$Sheet1.U191]&gt;=[.U$23];[$Sheet1.U191]&lt;=[.U$24]);AND([$Sheet1.U191]&gt;=[.U$25];[$Sheet1.U191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2]&gt;=[.B$23];[$Sheet1.B192]&lt;=[.B$24]);AND([$Sheet1.B192]&gt;=[.B$25];[$Sheet1.B192]&lt;=[.B$26]));0;1)" office:value-type="float" office:value="0" calcext:value-type="float">
            <text:p>0</text:p>
          </table:table-cell>
          <table:table-cell table:formula="of:=IF(OR(AND([$Sheet1.C192]&gt;=[.C$23];[$Sheet1.C192]&lt;=[.C$24]);AND([$Sheet1.C192]&gt;=[.C$25];[$Sheet1.C192]&lt;=[.C$26]));0;1)" office:value-type="float" office:value="0" calcext:value-type="float">
            <text:p>0</text:p>
          </table:table-cell>
          <table:table-cell table:formula="of:=IF(OR(AND([$Sheet1.D192]&gt;=[.D$23];[$Sheet1.D192]&lt;=[.D$24]);AND([$Sheet1.D192]&gt;=[.D$25];[$Sheet1.D192]&lt;=[.D$26]));0;1)" office:value-type="float" office:value="0" calcext:value-type="float">
            <text:p>0</text:p>
          </table:table-cell>
          <table:table-cell table:formula="of:=IF(OR(AND([$Sheet1.E192]&gt;=[.E$23];[$Sheet1.E192]&lt;=[.E$24]);AND([$Sheet1.E192]&gt;=[.E$25];[$Sheet1.E192]&lt;=[.E$26]));0;1)" office:value-type="float" office:value="0" calcext:value-type="float">
            <text:p>0</text:p>
          </table:table-cell>
          <table:table-cell table:formula="of:=IF(OR(AND([$Sheet1.F192]&gt;=[.F$23];[$Sheet1.F192]&lt;=[.F$24]);AND([$Sheet1.F192]&gt;=[.F$25];[$Sheet1.F192]&lt;=[.F$26]));0;1)" office:value-type="float" office:value="0" calcext:value-type="float">
            <text:p>0</text:p>
          </table:table-cell>
          <table:table-cell table:formula="of:=IF(OR(AND([$Sheet1.G192]&gt;=[.G$23];[$Sheet1.G192]&lt;=[.G$24]);AND([$Sheet1.G192]&gt;=[.G$25];[$Sheet1.G192]&lt;=[.G$26]));0;1)" office:value-type="float" office:value="0" calcext:value-type="float">
            <text:p>0</text:p>
          </table:table-cell>
          <table:table-cell table:formula="of:=IF(OR(AND([$Sheet1.H192]&gt;=[.H$23];[$Sheet1.H192]&lt;=[.H$24]);AND([$Sheet1.H192]&gt;=[.H$25];[$Sheet1.H192]&lt;=[.H$26]));0;1)" office:value-type="float" office:value="0" calcext:value-type="float">
            <text:p>0</text:p>
          </table:table-cell>
          <table:table-cell table:formula="of:=IF(OR(AND([$Sheet1.I192]&gt;=[.I$23];[$Sheet1.I192]&lt;=[.I$24]);AND([$Sheet1.I192]&gt;=[.I$25];[$Sheet1.I192]&lt;=[.I$26]));0;1)" office:value-type="float" office:value="0" calcext:value-type="float">
            <text:p>0</text:p>
          </table:table-cell>
          <table:table-cell table:formula="of:=IF(OR(AND([$Sheet1.J192]&gt;=[.J$23];[$Sheet1.J192]&lt;=[.J$24]);AND([$Sheet1.J192]&gt;=[.J$25];[$Sheet1.J192]&lt;=[.J$26]));0;1)" office:value-type="float" office:value="0" calcext:value-type="float">
            <text:p>0</text:p>
          </table:table-cell>
          <table:table-cell table:formula="of:=IF(OR(AND([$Sheet1.K192]&gt;=[.K$23];[$Sheet1.K192]&lt;=[.K$24]);AND([$Sheet1.K192]&gt;=[.K$25];[$Sheet1.K192]&lt;=[.K$26]));0;1)" office:value-type="float" office:value="0" calcext:value-type="float">
            <text:p>0</text:p>
          </table:table-cell>
          <table:table-cell table:formula="of:=IF(OR(AND([$Sheet1.L192]&gt;=[.L$23];[$Sheet1.L192]&lt;=[.L$24]);AND([$Sheet1.L192]&gt;=[.L$25];[$Sheet1.L192]&lt;=[.L$26]));0;1)" office:value-type="float" office:value="0" calcext:value-type="float">
            <text:p>0</text:p>
          </table:table-cell>
          <table:table-cell table:formula="of:=IF(OR(AND([$Sheet1.M192]&gt;=[.M$23];[$Sheet1.M192]&lt;=[.M$24]);AND([$Sheet1.M192]&gt;=[.M$25];[$Sheet1.M192]&lt;=[.M$26]));0;1)" office:value-type="float" office:value="0" calcext:value-type="float">
            <text:p>0</text:p>
          </table:table-cell>
          <table:table-cell table:formula="of:=IF(OR(AND([$Sheet1.N192]&gt;=[.N$23];[$Sheet1.N192]&lt;=[.N$24]);AND([$Sheet1.N192]&gt;=[.N$25];[$Sheet1.N192]&lt;=[.N$26]));0;1)" office:value-type="float" office:value="0" calcext:value-type="float">
            <text:p>0</text:p>
          </table:table-cell>
          <table:table-cell table:formula="of:=IF(OR(AND([$Sheet1.O192]&gt;=[.O$23];[$Sheet1.O192]&lt;=[.O$24]);AND([$Sheet1.O192]&gt;=[.O$25];[$Sheet1.O192]&lt;=[.O$26]));0;1)" office:value-type="float" office:value="0" calcext:value-type="float">
            <text:p>0</text:p>
          </table:table-cell>
          <table:table-cell table:formula="of:=IF(OR(AND([$Sheet1.P192]&gt;=[.P$23];[$Sheet1.P192]&lt;=[.P$24]);AND([$Sheet1.P192]&gt;=[.P$25];[$Sheet1.P192]&lt;=[.P$26]));0;1)" office:value-type="float" office:value="0" calcext:value-type="float">
            <text:p>0</text:p>
          </table:table-cell>
          <table:table-cell table:formula="of:=IF(OR(AND([$Sheet1.Q192]&gt;=[.Q$23];[$Sheet1.Q192]&lt;=[.Q$24]);AND([$Sheet1.Q192]&gt;=[.Q$25];[$Sheet1.Q192]&lt;=[.Q$26]));0;1)" office:value-type="float" office:value="0" calcext:value-type="float">
            <text:p>0</text:p>
          </table:table-cell>
          <table:table-cell table:formula="of:=IF(OR(AND([$Sheet1.R192]&gt;=[.R$23];[$Sheet1.R192]&lt;=[.R$24]);AND([$Sheet1.R192]&gt;=[.R$25];[$Sheet1.R192]&lt;=[.R$26]));0;1)" office:value-type="float" office:value="0" calcext:value-type="float">
            <text:p>0</text:p>
          </table:table-cell>
          <table:table-cell table:formula="of:=IF(OR(AND([$Sheet1.S192]&gt;=[.S$23];[$Sheet1.S192]&lt;=[.S$24]);AND([$Sheet1.S192]&gt;=[.S$25];[$Sheet1.S192]&lt;=[.S$26]));0;1)" office:value-type="float" office:value="0" calcext:value-type="float">
            <text:p>0</text:p>
          </table:table-cell>
          <table:table-cell table:formula="of:=IF(OR(AND([$Sheet1.T192]&gt;=[.T$23];[$Sheet1.T192]&lt;=[.T$24]);AND([$Sheet1.T192]&gt;=[.T$25];[$Sheet1.T192]&lt;=[.T$26]));0;1)" office:value-type="float" office:value="0" calcext:value-type="float">
            <text:p>0</text:p>
          </table:table-cell>
          <table:table-cell table:formula="of:=IF(OR(AND([$Sheet1.U192]&gt;=[.U$23];[$Sheet1.U192]&lt;=[.U$24]);AND([$Sheet1.U192]&gt;=[.U$25];[$Sheet1.U192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3]&gt;=[.B$23];[$Sheet1.B193]&lt;=[.B$24]);AND([$Sheet1.B193]&gt;=[.B$25];[$Sheet1.B193]&lt;=[.B$26]));0;1)" office:value-type="float" office:value="0" calcext:value-type="float">
            <text:p>0</text:p>
          </table:table-cell>
          <table:table-cell table:formula="of:=IF(OR(AND([$Sheet1.C193]&gt;=[.C$23];[$Sheet1.C193]&lt;=[.C$24]);AND([$Sheet1.C193]&gt;=[.C$25];[$Sheet1.C193]&lt;=[.C$26]));0;1)" office:value-type="float" office:value="0" calcext:value-type="float">
            <text:p>0</text:p>
          </table:table-cell>
          <table:table-cell table:formula="of:=IF(OR(AND([$Sheet1.D193]&gt;=[.D$23];[$Sheet1.D193]&lt;=[.D$24]);AND([$Sheet1.D193]&gt;=[.D$25];[$Sheet1.D193]&lt;=[.D$26]));0;1)" office:value-type="float" office:value="0" calcext:value-type="float">
            <text:p>0</text:p>
          </table:table-cell>
          <table:table-cell table:formula="of:=IF(OR(AND([$Sheet1.E193]&gt;=[.E$23];[$Sheet1.E193]&lt;=[.E$24]);AND([$Sheet1.E193]&gt;=[.E$25];[$Sheet1.E193]&lt;=[.E$26]));0;1)" office:value-type="float" office:value="0" calcext:value-type="float">
            <text:p>0</text:p>
          </table:table-cell>
          <table:table-cell table:formula="of:=IF(OR(AND([$Sheet1.F193]&gt;=[.F$23];[$Sheet1.F193]&lt;=[.F$24]);AND([$Sheet1.F193]&gt;=[.F$25];[$Sheet1.F193]&lt;=[.F$26]));0;1)" office:value-type="float" office:value="0" calcext:value-type="float">
            <text:p>0</text:p>
          </table:table-cell>
          <table:table-cell table:formula="of:=IF(OR(AND([$Sheet1.G193]&gt;=[.G$23];[$Sheet1.G193]&lt;=[.G$24]);AND([$Sheet1.G193]&gt;=[.G$25];[$Sheet1.G193]&lt;=[.G$26]));0;1)" office:value-type="float" office:value="0" calcext:value-type="float">
            <text:p>0</text:p>
          </table:table-cell>
          <table:table-cell table:formula="of:=IF(OR(AND([$Sheet1.H193]&gt;=[.H$23];[$Sheet1.H193]&lt;=[.H$24]);AND([$Sheet1.H193]&gt;=[.H$25];[$Sheet1.H193]&lt;=[.H$26]));0;1)" office:value-type="float" office:value="0" calcext:value-type="float">
            <text:p>0</text:p>
          </table:table-cell>
          <table:table-cell table:formula="of:=IF(OR(AND([$Sheet1.I193]&gt;=[.I$23];[$Sheet1.I193]&lt;=[.I$24]);AND([$Sheet1.I193]&gt;=[.I$25];[$Sheet1.I193]&lt;=[.I$26]));0;1)" office:value-type="float" office:value="0" calcext:value-type="float">
            <text:p>0</text:p>
          </table:table-cell>
          <table:table-cell table:formula="of:=IF(OR(AND([$Sheet1.J193]&gt;=[.J$23];[$Sheet1.J193]&lt;=[.J$24]);AND([$Sheet1.J193]&gt;=[.J$25];[$Sheet1.J193]&lt;=[.J$26]));0;1)" office:value-type="float" office:value="0" calcext:value-type="float">
            <text:p>0</text:p>
          </table:table-cell>
          <table:table-cell table:formula="of:=IF(OR(AND([$Sheet1.K193]&gt;=[.K$23];[$Sheet1.K193]&lt;=[.K$24]);AND([$Sheet1.K193]&gt;=[.K$25];[$Sheet1.K193]&lt;=[.K$26]));0;1)" office:value-type="float" office:value="0" calcext:value-type="float">
            <text:p>0</text:p>
          </table:table-cell>
          <table:table-cell table:formula="of:=IF(OR(AND([$Sheet1.L193]&gt;=[.L$23];[$Sheet1.L193]&lt;=[.L$24]);AND([$Sheet1.L193]&gt;=[.L$25];[$Sheet1.L193]&lt;=[.L$26]));0;1)" office:value-type="float" office:value="0" calcext:value-type="float">
            <text:p>0</text:p>
          </table:table-cell>
          <table:table-cell table:formula="of:=IF(OR(AND([$Sheet1.M193]&gt;=[.M$23];[$Sheet1.M193]&lt;=[.M$24]);AND([$Sheet1.M193]&gt;=[.M$25];[$Sheet1.M193]&lt;=[.M$26]));0;1)" office:value-type="float" office:value="0" calcext:value-type="float">
            <text:p>0</text:p>
          </table:table-cell>
          <table:table-cell table:formula="of:=IF(OR(AND([$Sheet1.N193]&gt;=[.N$23];[$Sheet1.N193]&lt;=[.N$24]);AND([$Sheet1.N193]&gt;=[.N$25];[$Sheet1.N193]&lt;=[.N$26]));0;1)" office:value-type="float" office:value="0" calcext:value-type="float">
            <text:p>0</text:p>
          </table:table-cell>
          <table:table-cell table:formula="of:=IF(OR(AND([$Sheet1.O193]&gt;=[.O$23];[$Sheet1.O193]&lt;=[.O$24]);AND([$Sheet1.O193]&gt;=[.O$25];[$Sheet1.O193]&lt;=[.O$26]));0;1)" office:value-type="float" office:value="0" calcext:value-type="float">
            <text:p>0</text:p>
          </table:table-cell>
          <table:table-cell table:formula="of:=IF(OR(AND([$Sheet1.P193]&gt;=[.P$23];[$Sheet1.P193]&lt;=[.P$24]);AND([$Sheet1.P193]&gt;=[.P$25];[$Sheet1.P193]&lt;=[.P$26]));0;1)" office:value-type="float" office:value="0" calcext:value-type="float">
            <text:p>0</text:p>
          </table:table-cell>
          <table:table-cell table:formula="of:=IF(OR(AND([$Sheet1.Q193]&gt;=[.Q$23];[$Sheet1.Q193]&lt;=[.Q$24]);AND([$Sheet1.Q193]&gt;=[.Q$25];[$Sheet1.Q193]&lt;=[.Q$26]));0;1)" office:value-type="float" office:value="0" calcext:value-type="float">
            <text:p>0</text:p>
          </table:table-cell>
          <table:table-cell table:formula="of:=IF(OR(AND([$Sheet1.R193]&gt;=[.R$23];[$Sheet1.R193]&lt;=[.R$24]);AND([$Sheet1.R193]&gt;=[.R$25];[$Sheet1.R193]&lt;=[.R$26]));0;1)" office:value-type="float" office:value="0" calcext:value-type="float">
            <text:p>0</text:p>
          </table:table-cell>
          <table:table-cell table:formula="of:=IF(OR(AND([$Sheet1.S193]&gt;=[.S$23];[$Sheet1.S193]&lt;=[.S$24]);AND([$Sheet1.S193]&gt;=[.S$25];[$Sheet1.S193]&lt;=[.S$26]));0;1)" office:value-type="float" office:value="0" calcext:value-type="float">
            <text:p>0</text:p>
          </table:table-cell>
          <table:table-cell table:formula="of:=IF(OR(AND([$Sheet1.T193]&gt;=[.T$23];[$Sheet1.T193]&lt;=[.T$24]);AND([$Sheet1.T193]&gt;=[.T$25];[$Sheet1.T193]&lt;=[.T$26]));0;1)" office:value-type="float" office:value="0" calcext:value-type="float">
            <text:p>0</text:p>
          </table:table-cell>
          <table:table-cell table:formula="of:=IF(OR(AND([$Sheet1.U193]&gt;=[.U$23];[$Sheet1.U193]&lt;=[.U$24]);AND([$Sheet1.U193]&gt;=[.U$25];[$Sheet1.U193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4]&gt;=[.B$23];[$Sheet1.B194]&lt;=[.B$24]);AND([$Sheet1.B194]&gt;=[.B$25];[$Sheet1.B194]&lt;=[.B$26]));0;1)" office:value-type="float" office:value="0" calcext:value-type="float">
            <text:p>0</text:p>
          </table:table-cell>
          <table:table-cell table:formula="of:=IF(OR(AND([$Sheet1.C194]&gt;=[.C$23];[$Sheet1.C194]&lt;=[.C$24]);AND([$Sheet1.C194]&gt;=[.C$25];[$Sheet1.C194]&lt;=[.C$26]));0;1)" office:value-type="float" office:value="0" calcext:value-type="float">
            <text:p>0</text:p>
          </table:table-cell>
          <table:table-cell table:formula="of:=IF(OR(AND([$Sheet1.D194]&gt;=[.D$23];[$Sheet1.D194]&lt;=[.D$24]);AND([$Sheet1.D194]&gt;=[.D$25];[$Sheet1.D194]&lt;=[.D$26]));0;1)" office:value-type="float" office:value="0" calcext:value-type="float">
            <text:p>0</text:p>
          </table:table-cell>
          <table:table-cell table:formula="of:=IF(OR(AND([$Sheet1.E194]&gt;=[.E$23];[$Sheet1.E194]&lt;=[.E$24]);AND([$Sheet1.E194]&gt;=[.E$25];[$Sheet1.E194]&lt;=[.E$26]));0;1)" office:value-type="float" office:value="0" calcext:value-type="float">
            <text:p>0</text:p>
          </table:table-cell>
          <table:table-cell table:formula="of:=IF(OR(AND([$Sheet1.F194]&gt;=[.F$23];[$Sheet1.F194]&lt;=[.F$24]);AND([$Sheet1.F194]&gt;=[.F$25];[$Sheet1.F194]&lt;=[.F$26]));0;1)" office:value-type="float" office:value="0" calcext:value-type="float">
            <text:p>0</text:p>
          </table:table-cell>
          <table:table-cell table:formula="of:=IF(OR(AND([$Sheet1.G194]&gt;=[.G$23];[$Sheet1.G194]&lt;=[.G$24]);AND([$Sheet1.G194]&gt;=[.G$25];[$Sheet1.G194]&lt;=[.G$26]));0;1)" office:value-type="float" office:value="0" calcext:value-type="float">
            <text:p>0</text:p>
          </table:table-cell>
          <table:table-cell table:formula="of:=IF(OR(AND([$Sheet1.H194]&gt;=[.H$23];[$Sheet1.H194]&lt;=[.H$24]);AND([$Sheet1.H194]&gt;=[.H$25];[$Sheet1.H194]&lt;=[.H$26]));0;1)" office:value-type="float" office:value="0" calcext:value-type="float">
            <text:p>0</text:p>
          </table:table-cell>
          <table:table-cell table:formula="of:=IF(OR(AND([$Sheet1.I194]&gt;=[.I$23];[$Sheet1.I194]&lt;=[.I$24]);AND([$Sheet1.I194]&gt;=[.I$25];[$Sheet1.I194]&lt;=[.I$26]));0;1)" office:value-type="float" office:value="0" calcext:value-type="float">
            <text:p>0</text:p>
          </table:table-cell>
          <table:table-cell table:formula="of:=IF(OR(AND([$Sheet1.J194]&gt;=[.J$23];[$Sheet1.J194]&lt;=[.J$24]);AND([$Sheet1.J194]&gt;=[.J$25];[$Sheet1.J194]&lt;=[.J$26]));0;1)" office:value-type="float" office:value="0" calcext:value-type="float">
            <text:p>0</text:p>
          </table:table-cell>
          <table:table-cell table:formula="of:=IF(OR(AND([$Sheet1.K194]&gt;=[.K$23];[$Sheet1.K194]&lt;=[.K$24]);AND([$Sheet1.K194]&gt;=[.K$25];[$Sheet1.K194]&lt;=[.K$26]));0;1)" office:value-type="float" office:value="0" calcext:value-type="float">
            <text:p>0</text:p>
          </table:table-cell>
          <table:table-cell table:formula="of:=IF(OR(AND([$Sheet1.L194]&gt;=[.L$23];[$Sheet1.L194]&lt;=[.L$24]);AND([$Sheet1.L194]&gt;=[.L$25];[$Sheet1.L194]&lt;=[.L$26]));0;1)" office:value-type="float" office:value="0" calcext:value-type="float">
            <text:p>0</text:p>
          </table:table-cell>
          <table:table-cell table:formula="of:=IF(OR(AND([$Sheet1.M194]&gt;=[.M$23];[$Sheet1.M194]&lt;=[.M$24]);AND([$Sheet1.M194]&gt;=[.M$25];[$Sheet1.M194]&lt;=[.M$26]));0;1)" office:value-type="float" office:value="0" calcext:value-type="float">
            <text:p>0</text:p>
          </table:table-cell>
          <table:table-cell table:formula="of:=IF(OR(AND([$Sheet1.N194]&gt;=[.N$23];[$Sheet1.N194]&lt;=[.N$24]);AND([$Sheet1.N194]&gt;=[.N$25];[$Sheet1.N194]&lt;=[.N$26]));0;1)" office:value-type="float" office:value="0" calcext:value-type="float">
            <text:p>0</text:p>
          </table:table-cell>
          <table:table-cell table:formula="of:=IF(OR(AND([$Sheet1.O194]&gt;=[.O$23];[$Sheet1.O194]&lt;=[.O$24]);AND([$Sheet1.O194]&gt;=[.O$25];[$Sheet1.O194]&lt;=[.O$26]));0;1)" office:value-type="float" office:value="0" calcext:value-type="float">
            <text:p>0</text:p>
          </table:table-cell>
          <table:table-cell table:formula="of:=IF(OR(AND([$Sheet1.P194]&gt;=[.P$23];[$Sheet1.P194]&lt;=[.P$24]);AND([$Sheet1.P194]&gt;=[.P$25];[$Sheet1.P194]&lt;=[.P$26]));0;1)" office:value-type="float" office:value="0" calcext:value-type="float">
            <text:p>0</text:p>
          </table:table-cell>
          <table:table-cell table:formula="of:=IF(OR(AND([$Sheet1.Q194]&gt;=[.Q$23];[$Sheet1.Q194]&lt;=[.Q$24]);AND([$Sheet1.Q194]&gt;=[.Q$25];[$Sheet1.Q194]&lt;=[.Q$26]));0;1)" office:value-type="float" office:value="0" calcext:value-type="float">
            <text:p>0</text:p>
          </table:table-cell>
          <table:table-cell table:formula="of:=IF(OR(AND([$Sheet1.R194]&gt;=[.R$23];[$Sheet1.R194]&lt;=[.R$24]);AND([$Sheet1.R194]&gt;=[.R$25];[$Sheet1.R194]&lt;=[.R$26]));0;1)" office:value-type="float" office:value="0" calcext:value-type="float">
            <text:p>0</text:p>
          </table:table-cell>
          <table:table-cell table:formula="of:=IF(OR(AND([$Sheet1.S194]&gt;=[.S$23];[$Sheet1.S194]&lt;=[.S$24]);AND([$Sheet1.S194]&gt;=[.S$25];[$Sheet1.S194]&lt;=[.S$26]));0;1)" office:value-type="float" office:value="0" calcext:value-type="float">
            <text:p>0</text:p>
          </table:table-cell>
          <table:table-cell table:formula="of:=IF(OR(AND([$Sheet1.T194]&gt;=[.T$23];[$Sheet1.T194]&lt;=[.T$24]);AND([$Sheet1.T194]&gt;=[.T$25];[$Sheet1.T194]&lt;=[.T$26]));0;1)" office:value-type="float" office:value="0" calcext:value-type="float">
            <text:p>0</text:p>
          </table:table-cell>
          <table:table-cell table:formula="of:=IF(OR(AND([$Sheet1.U194]&gt;=[.U$23];[$Sheet1.U194]&lt;=[.U$24]);AND([$Sheet1.U194]&gt;=[.U$25];[$Sheet1.U194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5]&gt;=[.B$23];[$Sheet1.B195]&lt;=[.B$24]);AND([$Sheet1.B195]&gt;=[.B$25];[$Sheet1.B195]&lt;=[.B$26]));0;1)" office:value-type="float" office:value="0" calcext:value-type="float">
            <text:p>0</text:p>
          </table:table-cell>
          <table:table-cell table:formula="of:=IF(OR(AND([$Sheet1.C195]&gt;=[.C$23];[$Sheet1.C195]&lt;=[.C$24]);AND([$Sheet1.C195]&gt;=[.C$25];[$Sheet1.C195]&lt;=[.C$26]));0;1)" office:value-type="float" office:value="0" calcext:value-type="float">
            <text:p>0</text:p>
          </table:table-cell>
          <table:table-cell table:formula="of:=IF(OR(AND([$Sheet1.D195]&gt;=[.D$23];[$Sheet1.D195]&lt;=[.D$24]);AND([$Sheet1.D195]&gt;=[.D$25];[$Sheet1.D195]&lt;=[.D$26]));0;1)" office:value-type="float" office:value="0" calcext:value-type="float">
            <text:p>0</text:p>
          </table:table-cell>
          <table:table-cell table:formula="of:=IF(OR(AND([$Sheet1.E195]&gt;=[.E$23];[$Sheet1.E195]&lt;=[.E$24]);AND([$Sheet1.E195]&gt;=[.E$25];[$Sheet1.E195]&lt;=[.E$26]));0;1)" office:value-type="float" office:value="0" calcext:value-type="float">
            <text:p>0</text:p>
          </table:table-cell>
          <table:table-cell table:formula="of:=IF(OR(AND([$Sheet1.F195]&gt;=[.F$23];[$Sheet1.F195]&lt;=[.F$24]);AND([$Sheet1.F195]&gt;=[.F$25];[$Sheet1.F195]&lt;=[.F$26]));0;1)" office:value-type="float" office:value="0" calcext:value-type="float">
            <text:p>0</text:p>
          </table:table-cell>
          <table:table-cell table:formula="of:=IF(OR(AND([$Sheet1.G195]&gt;=[.G$23];[$Sheet1.G195]&lt;=[.G$24]);AND([$Sheet1.G195]&gt;=[.G$25];[$Sheet1.G195]&lt;=[.G$26]));0;1)" office:value-type="float" office:value="0" calcext:value-type="float">
            <text:p>0</text:p>
          </table:table-cell>
          <table:table-cell table:formula="of:=IF(OR(AND([$Sheet1.H195]&gt;=[.H$23];[$Sheet1.H195]&lt;=[.H$24]);AND([$Sheet1.H195]&gt;=[.H$25];[$Sheet1.H195]&lt;=[.H$26]));0;1)" office:value-type="float" office:value="0" calcext:value-type="float">
            <text:p>0</text:p>
          </table:table-cell>
          <table:table-cell table:formula="of:=IF(OR(AND([$Sheet1.I195]&gt;=[.I$23];[$Sheet1.I195]&lt;=[.I$24]);AND([$Sheet1.I195]&gt;=[.I$25];[$Sheet1.I195]&lt;=[.I$26]));0;1)" office:value-type="float" office:value="0" calcext:value-type="float">
            <text:p>0</text:p>
          </table:table-cell>
          <table:table-cell table:formula="of:=IF(OR(AND([$Sheet1.J195]&gt;=[.J$23];[$Sheet1.J195]&lt;=[.J$24]);AND([$Sheet1.J195]&gt;=[.J$25];[$Sheet1.J195]&lt;=[.J$26]));0;1)" office:value-type="float" office:value="0" calcext:value-type="float">
            <text:p>0</text:p>
          </table:table-cell>
          <table:table-cell table:formula="of:=IF(OR(AND([$Sheet1.K195]&gt;=[.K$23];[$Sheet1.K195]&lt;=[.K$24]);AND([$Sheet1.K195]&gt;=[.K$25];[$Sheet1.K195]&lt;=[.K$26]));0;1)" office:value-type="float" office:value="0" calcext:value-type="float">
            <text:p>0</text:p>
          </table:table-cell>
          <table:table-cell table:formula="of:=IF(OR(AND([$Sheet1.L195]&gt;=[.L$23];[$Sheet1.L195]&lt;=[.L$24]);AND([$Sheet1.L195]&gt;=[.L$25];[$Sheet1.L195]&lt;=[.L$26]));0;1)" office:value-type="float" office:value="0" calcext:value-type="float">
            <text:p>0</text:p>
          </table:table-cell>
          <table:table-cell table:formula="of:=IF(OR(AND([$Sheet1.M195]&gt;=[.M$23];[$Sheet1.M195]&lt;=[.M$24]);AND([$Sheet1.M195]&gt;=[.M$25];[$Sheet1.M195]&lt;=[.M$26]));0;1)" office:value-type="float" office:value="0" calcext:value-type="float">
            <text:p>0</text:p>
          </table:table-cell>
          <table:table-cell table:formula="of:=IF(OR(AND([$Sheet1.N195]&gt;=[.N$23];[$Sheet1.N195]&lt;=[.N$24]);AND([$Sheet1.N195]&gt;=[.N$25];[$Sheet1.N195]&lt;=[.N$26]));0;1)" office:value-type="float" office:value="0" calcext:value-type="float">
            <text:p>0</text:p>
          </table:table-cell>
          <table:table-cell table:formula="of:=IF(OR(AND([$Sheet1.O195]&gt;=[.O$23];[$Sheet1.O195]&lt;=[.O$24]);AND([$Sheet1.O195]&gt;=[.O$25];[$Sheet1.O195]&lt;=[.O$26]));0;1)" office:value-type="float" office:value="0" calcext:value-type="float">
            <text:p>0</text:p>
          </table:table-cell>
          <table:table-cell table:formula="of:=IF(OR(AND([$Sheet1.P195]&gt;=[.P$23];[$Sheet1.P195]&lt;=[.P$24]);AND([$Sheet1.P195]&gt;=[.P$25];[$Sheet1.P195]&lt;=[.P$26]));0;1)" office:value-type="float" office:value="0" calcext:value-type="float">
            <text:p>0</text:p>
          </table:table-cell>
          <table:table-cell table:formula="of:=IF(OR(AND([$Sheet1.Q195]&gt;=[.Q$23];[$Sheet1.Q195]&lt;=[.Q$24]);AND([$Sheet1.Q195]&gt;=[.Q$25];[$Sheet1.Q195]&lt;=[.Q$26]));0;1)" office:value-type="float" office:value="0" calcext:value-type="float">
            <text:p>0</text:p>
          </table:table-cell>
          <table:table-cell table:formula="of:=IF(OR(AND([$Sheet1.R195]&gt;=[.R$23];[$Sheet1.R195]&lt;=[.R$24]);AND([$Sheet1.R195]&gt;=[.R$25];[$Sheet1.R195]&lt;=[.R$26]));0;1)" office:value-type="float" office:value="0" calcext:value-type="float">
            <text:p>0</text:p>
          </table:table-cell>
          <table:table-cell table:formula="of:=IF(OR(AND([$Sheet1.S195]&gt;=[.S$23];[$Sheet1.S195]&lt;=[.S$24]);AND([$Sheet1.S195]&gt;=[.S$25];[$Sheet1.S195]&lt;=[.S$26]));0;1)" office:value-type="float" office:value="0" calcext:value-type="float">
            <text:p>0</text:p>
          </table:table-cell>
          <table:table-cell table:formula="of:=IF(OR(AND([$Sheet1.T195]&gt;=[.T$23];[$Sheet1.T195]&lt;=[.T$24]);AND([$Sheet1.T195]&gt;=[.T$25];[$Sheet1.T195]&lt;=[.T$26]));0;1)" office:value-type="float" office:value="0" calcext:value-type="float">
            <text:p>0</text:p>
          </table:table-cell>
          <table:table-cell table:formula="of:=IF(OR(AND([$Sheet1.U195]&gt;=[.U$23];[$Sheet1.U195]&lt;=[.U$24]);AND([$Sheet1.U195]&gt;=[.U$25];[$Sheet1.U195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6]&gt;=[.B$23];[$Sheet1.B196]&lt;=[.B$24]);AND([$Sheet1.B196]&gt;=[.B$25];[$Sheet1.B196]&lt;=[.B$26]));0;1)" office:value-type="float" office:value="0" calcext:value-type="float">
            <text:p>0</text:p>
          </table:table-cell>
          <table:table-cell table:formula="of:=IF(OR(AND([$Sheet1.C196]&gt;=[.C$23];[$Sheet1.C196]&lt;=[.C$24]);AND([$Sheet1.C196]&gt;=[.C$25];[$Sheet1.C196]&lt;=[.C$26]));0;1)" office:value-type="float" office:value="0" calcext:value-type="float">
            <text:p>0</text:p>
          </table:table-cell>
          <table:table-cell table:formula="of:=IF(OR(AND([$Sheet1.D196]&gt;=[.D$23];[$Sheet1.D196]&lt;=[.D$24]);AND([$Sheet1.D196]&gt;=[.D$25];[$Sheet1.D196]&lt;=[.D$26]));0;1)" office:value-type="float" office:value="0" calcext:value-type="float">
            <text:p>0</text:p>
          </table:table-cell>
          <table:table-cell table:formula="of:=IF(OR(AND([$Sheet1.E196]&gt;=[.E$23];[$Sheet1.E196]&lt;=[.E$24]);AND([$Sheet1.E196]&gt;=[.E$25];[$Sheet1.E196]&lt;=[.E$26]));0;1)" office:value-type="float" office:value="0" calcext:value-type="float">
            <text:p>0</text:p>
          </table:table-cell>
          <table:table-cell table:formula="of:=IF(OR(AND([$Sheet1.F196]&gt;=[.F$23];[$Sheet1.F196]&lt;=[.F$24]);AND([$Sheet1.F196]&gt;=[.F$25];[$Sheet1.F196]&lt;=[.F$26]));0;1)" office:value-type="float" office:value="0" calcext:value-type="float">
            <text:p>0</text:p>
          </table:table-cell>
          <table:table-cell table:formula="of:=IF(OR(AND([$Sheet1.G196]&gt;=[.G$23];[$Sheet1.G196]&lt;=[.G$24]);AND([$Sheet1.G196]&gt;=[.G$25];[$Sheet1.G196]&lt;=[.G$26]));0;1)" office:value-type="float" office:value="0" calcext:value-type="float">
            <text:p>0</text:p>
          </table:table-cell>
          <table:table-cell table:formula="of:=IF(OR(AND([$Sheet1.H196]&gt;=[.H$23];[$Sheet1.H196]&lt;=[.H$24]);AND([$Sheet1.H196]&gt;=[.H$25];[$Sheet1.H196]&lt;=[.H$26]));0;1)" office:value-type="float" office:value="0" calcext:value-type="float">
            <text:p>0</text:p>
          </table:table-cell>
          <table:table-cell table:formula="of:=IF(OR(AND([$Sheet1.I196]&gt;=[.I$23];[$Sheet1.I196]&lt;=[.I$24]);AND([$Sheet1.I196]&gt;=[.I$25];[$Sheet1.I196]&lt;=[.I$26]));0;1)" office:value-type="float" office:value="0" calcext:value-type="float">
            <text:p>0</text:p>
          </table:table-cell>
          <table:table-cell table:formula="of:=IF(OR(AND([$Sheet1.J196]&gt;=[.J$23];[$Sheet1.J196]&lt;=[.J$24]);AND([$Sheet1.J196]&gt;=[.J$25];[$Sheet1.J196]&lt;=[.J$26]));0;1)" office:value-type="float" office:value="0" calcext:value-type="float">
            <text:p>0</text:p>
          </table:table-cell>
          <table:table-cell table:formula="of:=IF(OR(AND([$Sheet1.K196]&gt;=[.K$23];[$Sheet1.K196]&lt;=[.K$24]);AND([$Sheet1.K196]&gt;=[.K$25];[$Sheet1.K196]&lt;=[.K$26]));0;1)" office:value-type="float" office:value="0" calcext:value-type="float">
            <text:p>0</text:p>
          </table:table-cell>
          <table:table-cell table:formula="of:=IF(OR(AND([$Sheet1.L196]&gt;=[.L$23];[$Sheet1.L196]&lt;=[.L$24]);AND([$Sheet1.L196]&gt;=[.L$25];[$Sheet1.L196]&lt;=[.L$26]));0;1)" office:value-type="float" office:value="0" calcext:value-type="float">
            <text:p>0</text:p>
          </table:table-cell>
          <table:table-cell table:formula="of:=IF(OR(AND([$Sheet1.M196]&gt;=[.M$23];[$Sheet1.M196]&lt;=[.M$24]);AND([$Sheet1.M196]&gt;=[.M$25];[$Sheet1.M196]&lt;=[.M$26]));0;1)" office:value-type="float" office:value="0" calcext:value-type="float">
            <text:p>0</text:p>
          </table:table-cell>
          <table:table-cell table:formula="of:=IF(OR(AND([$Sheet1.N196]&gt;=[.N$23];[$Sheet1.N196]&lt;=[.N$24]);AND([$Sheet1.N196]&gt;=[.N$25];[$Sheet1.N196]&lt;=[.N$26]));0;1)" office:value-type="float" office:value="0" calcext:value-type="float">
            <text:p>0</text:p>
          </table:table-cell>
          <table:table-cell table:formula="of:=IF(OR(AND([$Sheet1.O196]&gt;=[.O$23];[$Sheet1.O196]&lt;=[.O$24]);AND([$Sheet1.O196]&gt;=[.O$25];[$Sheet1.O196]&lt;=[.O$26]));0;1)" office:value-type="float" office:value="0" calcext:value-type="float">
            <text:p>0</text:p>
          </table:table-cell>
          <table:table-cell table:formula="of:=IF(OR(AND([$Sheet1.P196]&gt;=[.P$23];[$Sheet1.P196]&lt;=[.P$24]);AND([$Sheet1.P196]&gt;=[.P$25];[$Sheet1.P196]&lt;=[.P$26]));0;1)" office:value-type="float" office:value="0" calcext:value-type="float">
            <text:p>0</text:p>
          </table:table-cell>
          <table:table-cell table:formula="of:=IF(OR(AND([$Sheet1.Q196]&gt;=[.Q$23];[$Sheet1.Q196]&lt;=[.Q$24]);AND([$Sheet1.Q196]&gt;=[.Q$25];[$Sheet1.Q196]&lt;=[.Q$26]));0;1)" office:value-type="float" office:value="0" calcext:value-type="float">
            <text:p>0</text:p>
          </table:table-cell>
          <table:table-cell table:formula="of:=IF(OR(AND([$Sheet1.R196]&gt;=[.R$23];[$Sheet1.R196]&lt;=[.R$24]);AND([$Sheet1.R196]&gt;=[.R$25];[$Sheet1.R196]&lt;=[.R$26]));0;1)" office:value-type="float" office:value="0" calcext:value-type="float">
            <text:p>0</text:p>
          </table:table-cell>
          <table:table-cell table:formula="of:=IF(OR(AND([$Sheet1.S196]&gt;=[.S$23];[$Sheet1.S196]&lt;=[.S$24]);AND([$Sheet1.S196]&gt;=[.S$25];[$Sheet1.S196]&lt;=[.S$26]));0;1)" office:value-type="float" office:value="0" calcext:value-type="float">
            <text:p>0</text:p>
          </table:table-cell>
          <table:table-cell table:formula="of:=IF(OR(AND([$Sheet1.T196]&gt;=[.T$23];[$Sheet1.T196]&lt;=[.T$24]);AND([$Sheet1.T196]&gt;=[.T$25];[$Sheet1.T196]&lt;=[.T$26]));0;1)" office:value-type="float" office:value="0" calcext:value-type="float">
            <text:p>0</text:p>
          </table:table-cell>
          <table:table-cell table:formula="of:=IF(OR(AND([$Sheet1.U196]&gt;=[.U$23];[$Sheet1.U196]&lt;=[.U$24]);AND([$Sheet1.U196]&gt;=[.U$25];[$Sheet1.U196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7]&gt;=[.B$23];[$Sheet1.B197]&lt;=[.B$24]);AND([$Sheet1.B197]&gt;=[.B$25];[$Sheet1.B197]&lt;=[.B$26]));0;1)" office:value-type="float" office:value="0" calcext:value-type="float">
            <text:p>0</text:p>
          </table:table-cell>
          <table:table-cell table:formula="of:=IF(OR(AND([$Sheet1.C197]&gt;=[.C$23];[$Sheet1.C197]&lt;=[.C$24]);AND([$Sheet1.C197]&gt;=[.C$25];[$Sheet1.C197]&lt;=[.C$26]));0;1)" office:value-type="float" office:value="0" calcext:value-type="float">
            <text:p>0</text:p>
          </table:table-cell>
          <table:table-cell table:formula="of:=IF(OR(AND([$Sheet1.D197]&gt;=[.D$23];[$Sheet1.D197]&lt;=[.D$24]);AND([$Sheet1.D197]&gt;=[.D$25];[$Sheet1.D197]&lt;=[.D$26]));0;1)" office:value-type="float" office:value="0" calcext:value-type="float">
            <text:p>0</text:p>
          </table:table-cell>
          <table:table-cell table:formula="of:=IF(OR(AND([$Sheet1.E197]&gt;=[.E$23];[$Sheet1.E197]&lt;=[.E$24]);AND([$Sheet1.E197]&gt;=[.E$25];[$Sheet1.E197]&lt;=[.E$26]));0;1)" office:value-type="float" office:value="0" calcext:value-type="float">
            <text:p>0</text:p>
          </table:table-cell>
          <table:table-cell table:formula="of:=IF(OR(AND([$Sheet1.F197]&gt;=[.F$23];[$Sheet1.F197]&lt;=[.F$24]);AND([$Sheet1.F197]&gt;=[.F$25];[$Sheet1.F197]&lt;=[.F$26]));0;1)" office:value-type="float" office:value="0" calcext:value-type="float">
            <text:p>0</text:p>
          </table:table-cell>
          <table:table-cell table:formula="of:=IF(OR(AND([$Sheet1.G197]&gt;=[.G$23];[$Sheet1.G197]&lt;=[.G$24]);AND([$Sheet1.G197]&gt;=[.G$25];[$Sheet1.G197]&lt;=[.G$26]));0;1)" office:value-type="float" office:value="0" calcext:value-type="float">
            <text:p>0</text:p>
          </table:table-cell>
          <table:table-cell table:formula="of:=IF(OR(AND([$Sheet1.H197]&gt;=[.H$23];[$Sheet1.H197]&lt;=[.H$24]);AND([$Sheet1.H197]&gt;=[.H$25];[$Sheet1.H197]&lt;=[.H$26]));0;1)" office:value-type="float" office:value="0" calcext:value-type="float">
            <text:p>0</text:p>
          </table:table-cell>
          <table:table-cell table:formula="of:=IF(OR(AND([$Sheet1.I197]&gt;=[.I$23];[$Sheet1.I197]&lt;=[.I$24]);AND([$Sheet1.I197]&gt;=[.I$25];[$Sheet1.I197]&lt;=[.I$26]));0;1)" office:value-type="float" office:value="0" calcext:value-type="float">
            <text:p>0</text:p>
          </table:table-cell>
          <table:table-cell table:formula="of:=IF(OR(AND([$Sheet1.J197]&gt;=[.J$23];[$Sheet1.J197]&lt;=[.J$24]);AND([$Sheet1.J197]&gt;=[.J$25];[$Sheet1.J197]&lt;=[.J$26]));0;1)" office:value-type="float" office:value="0" calcext:value-type="float">
            <text:p>0</text:p>
          </table:table-cell>
          <table:table-cell table:formula="of:=IF(OR(AND([$Sheet1.K197]&gt;=[.K$23];[$Sheet1.K197]&lt;=[.K$24]);AND([$Sheet1.K197]&gt;=[.K$25];[$Sheet1.K197]&lt;=[.K$26]));0;1)" office:value-type="float" office:value="0" calcext:value-type="float">
            <text:p>0</text:p>
          </table:table-cell>
          <table:table-cell table:formula="of:=IF(OR(AND([$Sheet1.L197]&gt;=[.L$23];[$Sheet1.L197]&lt;=[.L$24]);AND([$Sheet1.L197]&gt;=[.L$25];[$Sheet1.L197]&lt;=[.L$26]));0;1)" office:value-type="float" office:value="0" calcext:value-type="float">
            <text:p>0</text:p>
          </table:table-cell>
          <table:table-cell table:formula="of:=IF(OR(AND([$Sheet1.M197]&gt;=[.M$23];[$Sheet1.M197]&lt;=[.M$24]);AND([$Sheet1.M197]&gt;=[.M$25];[$Sheet1.M197]&lt;=[.M$26]));0;1)" office:value-type="float" office:value="0" calcext:value-type="float">
            <text:p>0</text:p>
          </table:table-cell>
          <table:table-cell table:formula="of:=IF(OR(AND([$Sheet1.N197]&gt;=[.N$23];[$Sheet1.N197]&lt;=[.N$24]);AND([$Sheet1.N197]&gt;=[.N$25];[$Sheet1.N197]&lt;=[.N$26]));0;1)" office:value-type="float" office:value="0" calcext:value-type="float">
            <text:p>0</text:p>
          </table:table-cell>
          <table:table-cell table:formula="of:=IF(OR(AND([$Sheet1.O197]&gt;=[.O$23];[$Sheet1.O197]&lt;=[.O$24]);AND([$Sheet1.O197]&gt;=[.O$25];[$Sheet1.O197]&lt;=[.O$26]));0;1)" office:value-type="float" office:value="0" calcext:value-type="float">
            <text:p>0</text:p>
          </table:table-cell>
          <table:table-cell table:formula="of:=IF(OR(AND([$Sheet1.P197]&gt;=[.P$23];[$Sheet1.P197]&lt;=[.P$24]);AND([$Sheet1.P197]&gt;=[.P$25];[$Sheet1.P197]&lt;=[.P$26]));0;1)" office:value-type="float" office:value="0" calcext:value-type="float">
            <text:p>0</text:p>
          </table:table-cell>
          <table:table-cell table:formula="of:=IF(OR(AND([$Sheet1.Q197]&gt;=[.Q$23];[$Sheet1.Q197]&lt;=[.Q$24]);AND([$Sheet1.Q197]&gt;=[.Q$25];[$Sheet1.Q197]&lt;=[.Q$26]));0;1)" office:value-type="float" office:value="0" calcext:value-type="float">
            <text:p>0</text:p>
          </table:table-cell>
          <table:table-cell table:formula="of:=IF(OR(AND([$Sheet1.R197]&gt;=[.R$23];[$Sheet1.R197]&lt;=[.R$24]);AND([$Sheet1.R197]&gt;=[.R$25];[$Sheet1.R197]&lt;=[.R$26]));0;1)" office:value-type="float" office:value="0" calcext:value-type="float">
            <text:p>0</text:p>
          </table:table-cell>
          <table:table-cell table:formula="of:=IF(OR(AND([$Sheet1.S197]&gt;=[.S$23];[$Sheet1.S197]&lt;=[.S$24]);AND([$Sheet1.S197]&gt;=[.S$25];[$Sheet1.S197]&lt;=[.S$26]));0;1)" office:value-type="float" office:value="0" calcext:value-type="float">
            <text:p>0</text:p>
          </table:table-cell>
          <table:table-cell table:formula="of:=IF(OR(AND([$Sheet1.T197]&gt;=[.T$23];[$Sheet1.T197]&lt;=[.T$24]);AND([$Sheet1.T197]&gt;=[.T$25];[$Sheet1.T197]&lt;=[.T$26]));0;1)" office:value-type="float" office:value="0" calcext:value-type="float">
            <text:p>0</text:p>
          </table:table-cell>
          <table:table-cell table:formula="of:=IF(OR(AND([$Sheet1.U197]&gt;=[.U$23];[$Sheet1.U197]&lt;=[.U$24]);AND([$Sheet1.U197]&gt;=[.U$25];[$Sheet1.U197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IF(OR(AND([$Sheet1.B198]&gt;=[.B$23];[$Sheet1.B198]&lt;=[.B$24]);AND([$Sheet1.B198]&gt;=[.B$25];[$Sheet1.B198]&lt;=[.B$26]));0;1)" office:value-type="float" office:value="0" calcext:value-type="float">
            <text:p>0</text:p>
          </table:table-cell>
          <table:table-cell table:formula="of:=IF(OR(AND([$Sheet1.C198]&gt;=[.C$23];[$Sheet1.C198]&lt;=[.C$24]);AND([$Sheet1.C198]&gt;=[.C$25];[$Sheet1.C198]&lt;=[.C$26]));0;1)" office:value-type="float" office:value="0" calcext:value-type="float">
            <text:p>0</text:p>
          </table:table-cell>
          <table:table-cell table:formula="of:=IF(OR(AND([$Sheet1.D198]&gt;=[.D$23];[$Sheet1.D198]&lt;=[.D$24]);AND([$Sheet1.D198]&gt;=[.D$25];[$Sheet1.D198]&lt;=[.D$26]));0;1)" office:value-type="float" office:value="0" calcext:value-type="float">
            <text:p>0</text:p>
          </table:table-cell>
          <table:table-cell table:formula="of:=IF(OR(AND([$Sheet1.E198]&gt;=[.E$23];[$Sheet1.E198]&lt;=[.E$24]);AND([$Sheet1.E198]&gt;=[.E$25];[$Sheet1.E198]&lt;=[.E$26]));0;1)" office:value-type="float" office:value="0" calcext:value-type="float">
            <text:p>0</text:p>
          </table:table-cell>
          <table:table-cell table:formula="of:=IF(OR(AND([$Sheet1.F198]&gt;=[.F$23];[$Sheet1.F198]&lt;=[.F$24]);AND([$Sheet1.F198]&gt;=[.F$25];[$Sheet1.F198]&lt;=[.F$26]));0;1)" office:value-type="float" office:value="0" calcext:value-type="float">
            <text:p>0</text:p>
          </table:table-cell>
          <table:table-cell table:formula="of:=IF(OR(AND([$Sheet1.G198]&gt;=[.G$23];[$Sheet1.G198]&lt;=[.G$24]);AND([$Sheet1.G198]&gt;=[.G$25];[$Sheet1.G198]&lt;=[.G$26]));0;1)" office:value-type="float" office:value="0" calcext:value-type="float">
            <text:p>0</text:p>
          </table:table-cell>
          <table:table-cell table:formula="of:=IF(OR(AND([$Sheet1.H198]&gt;=[.H$23];[$Sheet1.H198]&lt;=[.H$24]);AND([$Sheet1.H198]&gt;=[.H$25];[$Sheet1.H198]&lt;=[.H$26]));0;1)" office:value-type="float" office:value="0" calcext:value-type="float">
            <text:p>0</text:p>
          </table:table-cell>
          <table:table-cell table:formula="of:=IF(OR(AND([$Sheet1.I198]&gt;=[.I$23];[$Sheet1.I198]&lt;=[.I$24]);AND([$Sheet1.I198]&gt;=[.I$25];[$Sheet1.I198]&lt;=[.I$26]));0;1)" office:value-type="float" office:value="0" calcext:value-type="float">
            <text:p>0</text:p>
          </table:table-cell>
          <table:table-cell table:formula="of:=IF(OR(AND([$Sheet1.J198]&gt;=[.J$23];[$Sheet1.J198]&lt;=[.J$24]);AND([$Sheet1.J198]&gt;=[.J$25];[$Sheet1.J198]&lt;=[.J$26]));0;1)" office:value-type="float" office:value="0" calcext:value-type="float">
            <text:p>0</text:p>
          </table:table-cell>
          <table:table-cell table:formula="of:=IF(OR(AND([$Sheet1.K198]&gt;=[.K$23];[$Sheet1.K198]&lt;=[.K$24]);AND([$Sheet1.K198]&gt;=[.K$25];[$Sheet1.K198]&lt;=[.K$26]));0;1)" office:value-type="float" office:value="0" calcext:value-type="float">
            <text:p>0</text:p>
          </table:table-cell>
          <table:table-cell table:formula="of:=IF(OR(AND([$Sheet1.L198]&gt;=[.L$23];[$Sheet1.L198]&lt;=[.L$24]);AND([$Sheet1.L198]&gt;=[.L$25];[$Sheet1.L198]&lt;=[.L$26]));0;1)" office:value-type="float" office:value="0" calcext:value-type="float">
            <text:p>0</text:p>
          </table:table-cell>
          <table:table-cell table:formula="of:=IF(OR(AND([$Sheet1.M198]&gt;=[.M$23];[$Sheet1.M198]&lt;=[.M$24]);AND([$Sheet1.M198]&gt;=[.M$25];[$Sheet1.M198]&lt;=[.M$26]));0;1)" office:value-type="float" office:value="0" calcext:value-type="float">
            <text:p>0</text:p>
          </table:table-cell>
          <table:table-cell table:formula="of:=IF(OR(AND([$Sheet1.N198]&gt;=[.N$23];[$Sheet1.N198]&lt;=[.N$24]);AND([$Sheet1.N198]&gt;=[.N$25];[$Sheet1.N198]&lt;=[.N$26]));0;1)" office:value-type="float" office:value="0" calcext:value-type="float">
            <text:p>0</text:p>
          </table:table-cell>
          <table:table-cell table:formula="of:=IF(OR(AND([$Sheet1.O198]&gt;=[.O$23];[$Sheet1.O198]&lt;=[.O$24]);AND([$Sheet1.O198]&gt;=[.O$25];[$Sheet1.O198]&lt;=[.O$26]));0;1)" office:value-type="float" office:value="0" calcext:value-type="float">
            <text:p>0</text:p>
          </table:table-cell>
          <table:table-cell table:formula="of:=IF(OR(AND([$Sheet1.P198]&gt;=[.P$23];[$Sheet1.P198]&lt;=[.P$24]);AND([$Sheet1.P198]&gt;=[.P$25];[$Sheet1.P198]&lt;=[.P$26]));0;1)" office:value-type="float" office:value="0" calcext:value-type="float">
            <text:p>0</text:p>
          </table:table-cell>
          <table:table-cell table:formula="of:=IF(OR(AND([$Sheet1.Q198]&gt;=[.Q$23];[$Sheet1.Q198]&lt;=[.Q$24]);AND([$Sheet1.Q198]&gt;=[.Q$25];[$Sheet1.Q198]&lt;=[.Q$26]));0;1)" office:value-type="float" office:value="0" calcext:value-type="float">
            <text:p>0</text:p>
          </table:table-cell>
          <table:table-cell table:formula="of:=IF(OR(AND([$Sheet1.R198]&gt;=[.R$23];[$Sheet1.R198]&lt;=[.R$24]);AND([$Sheet1.R198]&gt;=[.R$25];[$Sheet1.R198]&lt;=[.R$26]));0;1)" office:value-type="float" office:value="0" calcext:value-type="float">
            <text:p>0</text:p>
          </table:table-cell>
          <table:table-cell table:formula="of:=IF(OR(AND([$Sheet1.S198]&gt;=[.S$23];[$Sheet1.S198]&lt;=[.S$24]);AND([$Sheet1.S198]&gt;=[.S$25];[$Sheet1.S198]&lt;=[.S$26]));0;1)" office:value-type="float" office:value="0" calcext:value-type="float">
            <text:p>0</text:p>
          </table:table-cell>
          <table:table-cell table:formula="of:=IF(OR(AND([$Sheet1.T198]&gt;=[.T$23];[$Sheet1.T198]&lt;=[.T$24]);AND([$Sheet1.T198]&gt;=[.T$25];[$Sheet1.T198]&lt;=[.T$26]));0;1)" office:value-type="float" office:value="0" calcext:value-type="float">
            <text:p>0</text:p>
          </table:table-cell>
          <table:table-cell table:formula="of:=IF(OR(AND([$Sheet1.U198]&gt;=[.U$23];[$Sheet1.U198]&lt;=[.U$24]);AND([$Sheet1.U198]&gt;=[.U$25];[$Sheet1.U198]&lt;=[.U$26]));0;1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</table:table>
      <table:named-expressions>
        <table:named-range table:name="TicketRanges" table:base-cell-address="$Sheet3.$G$1" table:cell-range-address="$Sheet3.$G$1:.$J$21"/>
      </table:named-expressions>
      <table:database-ranges>
        <table:database-range table:name="__Anonymous_Sheet_DB__0" table:target-range-address="Sheet1.B8:Sheet1.U244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6T21:57:21.143511929</meta:creation-date>
    <dc:date>2020-12-17T01:27:14.717983188</dc:date>
    <meta:editing-duration>PT5M33S</meta:editing-duration>
    <meta:editing-cycles>1</meta:editing-cycles>
    <meta:document-statistic meta:table-count="4" meta:cell-count="12230" meta:object-count="0"/>
    <meta:generator>LibreOffice/6.4.3.2$MacOSX_X86_64 LibreOffice_project/747b5d0ebf89f41c860ec2a39efd7cb15b54f2d8</meta:generator>
  </office:meta>
</office:document-meta>
</file>